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74cm"/>
    </style:style>
    <style:style style:name="co5" style:family="table-column">
      <style:table-column-properties fo:break-before="auto" style:column-width="10.987cm"/>
    </style:style>
    <style:style style:name="co6" style:family="table-column">
      <style:table-column-properties fo:break-before="auto" style:column-width="2.406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7.89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586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2.318cm"/>
    </style:style>
    <style:style style:name="co15" style:family="table-column">
      <style:table-column-properties fo:break-before="auto" style:column-width="1.48cm"/>
    </style:style>
    <style:style style:name="co16" style:family="table-column">
      <style:table-column-properties fo:break-before="auto" style:column-width="1.595cm"/>
    </style:style>
    <style:style style:name="co17" style:family="table-column">
      <style:table-column-properties fo:break-before="auto" style:column-width="4.734cm"/>
    </style:style>
    <style:style style:name="co18" style:family="table-column">
      <style:table-column-properties fo:break-before="auto" style:column-width="1.296cm"/>
    </style:style>
    <style:style style:name="co19" style:family="table-column">
      <style:table-column-properties fo:break-before="auto" style:column-width="2.145cm"/>
    </style:style>
    <style:style style:name="co20" style:family="table-column">
      <style:table-column-properties fo:break-before="auto" style:column-width="1.323cm"/>
    </style:style>
    <style:style style:name="co21" style:family="table-column">
      <style:table-column-properties fo:break-before="auto" style:column-width="0.512cm"/>
    </style:style>
    <style:style style:name="co22" style:family="table-column">
      <style:table-column-properties fo:break-before="auto" style:column-width="2.291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873cm"/>
    </style:style>
    <style:style style:name="co25" style:family="table-column">
      <style:table-column-properties fo:break-before="auto" style:column-width="1.794cm"/>
    </style:style>
    <style:style style:name="co26" style:family="table-column">
      <style:table-column-properties fo:break-before="auto" style:column-width="2.579cm"/>
    </style:style>
    <style:style style:name="co27" style:family="table-column">
      <style:table-column-properties fo:break-before="auto" style:column-width="2.84cm"/>
    </style:style>
    <style:style style:name="co28" style:family="table-column">
      <style:table-column-properties fo:break-before="auto" style:column-width="3.678cm"/>
    </style:style>
    <style:style style:name="co29" style:family="table-column">
      <style:table-column-properties fo:break-before="auto" style:column-width="0.836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009cm"/>
    </style:style>
    <style:style style:name="co32" style:family="table-column">
      <style:table-column-properties fo:break-before="auto" style:column-width="1.245cm"/>
    </style:style>
    <style:style style:name="co33" style:family="table-column">
      <style:table-column-properties fo:break-before="auto" style:column-width="1.589cm"/>
    </style:style>
    <style:style style:name="co34" style:family="table-column">
      <style:table-column-properties fo:break-before="auto" style:column-width="4.731cm"/>
    </style:style>
    <style:style style:name="co35" style:family="table-column">
      <style:table-column-properties fo:break-before="auto" style:column-width="1.3cm"/>
    </style:style>
    <style:style style:name="co36" style:family="table-column">
      <style:table-column-properties fo:break-before="auto" style:column-width="2.14cm"/>
    </style:style>
    <style:style style:name="co37" style:family="table-column">
      <style:table-column-properties fo:break-before="auto" style:column-width="1.319cm"/>
    </style:style>
    <style:style style:name="co38" style:family="table-column">
      <style:table-column-properties fo:break-before="auto" style:column-width="0.51cm"/>
    </style:style>
    <style:style style:name="co39" style:family="table-column">
      <style:table-column-properties fo:break-before="auto" style:column-width="2.081cm"/>
    </style:style>
    <style:style style:name="co40" style:family="table-column">
      <style:table-column-properties fo:break-before="auto" style:column-width="2.161cm"/>
    </style:style>
    <style:style style:name="co41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1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cell-protect="protected formula-hidden" style:print-content="true" fo:border="0.06pt solid #000000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cell-protect="protected formula-hidden" style:print-content="true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30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1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40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42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43" style:family="table-cell" style:parent-style-name="Default">
      <style:table-cell-properties style:cell-protect="protected formula-hidden" style:print-content="false" fo:wrap-option="no-wrap"/>
      <style:text-properties fo:font-weight="bold" style:font-weight-asian="bold" style:font-weight-complex="bold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a500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68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8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88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2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83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sort-ascending" table:base-cell-address="Calendario.B26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5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6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7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8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row table:style-name="ro1">
          <table:table-cell table:style-name="ce11" office:value-type="string" calcext:value-type="string">
            <text:p>Nome Campionato</text:p>
          </table:table-cell>
          <table:table-cell table:style-name="ce13" office:value-type="string" calcext:value-type="string">
            <text:p>Campionato Italiano Basket</text:p>
          </table:table-cell>
        </table:table-row>
        <table:table-row table:style-name="ro1">
          <table:table-cell table:style-name="ce11" office:value-type="string" calcext:value-type="string">
            <text:p>Nazione/Regione/Sezione</text:p>
          </table:table-cell>
          <table:table-cell table:style-name="ce13" office:value-type="string" calcext:value-type="string">
            <text:p>Serie A1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3" office:value-type="string" calcext:value-type="string">
            <text:p>Stagione 2000/2001</text:p>
          </table:table-cell>
        </table:table-row>
        <table:table-row table:style-name="ro1">
          <table:table-cell table:style-name="ce11" office:value-type="string" calcext:value-type="string">
            <text:p>Punti vittoria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>
            <text:p>Punti sconfitta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unti forfait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B1:Squadre.D1048576">
        <loext:table-protection loext:select-unprotected-cells="true"/>
        <office:forms form:automatic-focus="false" form:apply-design-mode="false"/>
        <table:table-column table:style-name="co4" table:default-cell-style-name="ce10"/>
        <table:table-column table:style-name="co5" table:number-columns-repeated="3" table:default-cell-style-name="ce20"/>
        <table:table-column table:style-name="co6" table:default-cell-style-name="ce54"/>
        <table:table-column table:style-name="co7" table:default-cell-style-name="ce63"/>
        <table:table-column table:style-name="co8" table:default-cell-style-name="ce67"/>
        <table:table-column table:style-name="co9" table:default-cell-style-name="ce54"/>
        <table:table-column table:style-name="co10" table:default-cell-style-name="ce54"/>
        <table:table-column table:style-name="co11" table:number-columns-repeated="3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70"/>
        <table:table-column table:style-name="co15" table:number-columns-repeated="2" table:default-cell-style-name="ce54"/>
        <table:table-column table:style-name="co14" table:default-cell-style-name="ce75"/>
        <table:table-column table:style-name="co3" table:number-columns-repeated="18" table:default-cell-style-name="ce70"/>
        <table:table-column table:style-name="co3" table:number-columns-repeated="10" table:default-cell-style-name="ce54"/>
        <table:table-column table:style-name="co3" table:number-columns-repeated="8" table:default-cell-style-name="ce109"/>
        <table:table-column table:style-name="co3" table:number-columns-repeated="970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#</text:p>
          </table:table-cell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30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30" office:value-type="string" calcext:value-type="string" table:number-columns-spanned="18" table:number-rows-spanned="1">
            <text:p>Differenza Punti Scontri Diretti</text:p>
          </table:table-cell>
          <table:covered-table-cell table:number-columns-repeated="17" table:style-name="ce31"/>
          <table:table-cell table:style-name="ce40" office:value-type="string" calcext:value-type="string" table:number-columns-spanned="18" table:number-rows-spanned="1">
            <text:p>Punti Fatti Scontri Diretti</text:p>
          </table:table-cell>
          <table:covered-table-cell table:number-columns-repeated="9" table:style-name="ce42"/>
          <table:covered-table-cell table:number-columns-repeated="8" table:style-name="ce43"/>
          <table:table-cell table:style-name="ce58" table:number-columns-repeated="970"/>
        </table:table-row>
        <table:table-row table:style-name="ro2">
          <table:covered-table-cell table:style-name="ce8"/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31"/>
          <table:covered-table-cell table:number-columns-repeated="2" table:style-name="ce71"/>
          <table:covered-table-cell table:style-name="ce74"/>
          <table:table-cell table:style-name="ce31" table:formula="of:=[.$F3]" office:value-type="string" office:string-value="Roosters Varese" calcext:value-type="string">
            <text:p>Roosters Varese</text:p>
          </table:table-cell>
          <table:table-cell table:style-name="ce31" table:formula="of:=[.$F4]" office:value-type="string" office:string-value="Benetton Treviso" calcext:value-type="string">
            <text:p>Benetton Treviso</text:p>
          </table:table-cell>
          <table:table-cell table:style-name="ce31" table:formula="of:=[.$F5]" office:value-type="string" office:string-value="Kinder Virtus Bologna" calcext:value-type="string">
            <text:p>Kinder Virtus Bologna</text:p>
          </table:table-cell>
          <table:table-cell table:style-name="ce31" table:formula="of:=[.$F6]" office:value-type="string" office:string-value="Viola Reggio Calabria" calcext:value-type="string">
            <text:p>Viola Reggio Calabria</text:p>
          </table:table-cell>
          <table:table-cell table:style-name="ce31" table:formula="of:=[.$F7]" office:value-type="string" office:string-value="Telit Trieste" calcext:value-type="string">
            <text:p>Telit Trieste</text:p>
          </table:table-cell>
          <table:table-cell table:style-name="ce31" table:formula="of:=[.$F8]" office:value-type="string" office:string-value="BingoSNAI Montecatini" calcext:value-type="string">
            <text:p>BingoSNAI Montecatini</text:p>
          </table:table-cell>
          <table:table-cell table:style-name="ce31" table:formula="of:=[.$F9]" office:value-type="string" office:string-value="Scavolini Pesaro" calcext:value-type="string">
            <text:p>Scavolini Pesaro</text:p>
          </table:table-cell>
          <table:table-cell table:style-name="ce31" table:formula="of:=[.$F10]" office:value-type="string" office:string-value="Cordivari Roseto" calcext:value-type="string">
            <text:p>Cordivari Roseto</text:p>
          </table:table-cell>
          <table:table-cell table:style-name="ce31" table:formula="of:=[.$F11]" office:value-type="string" office:string-value="Snaidero Udine" calcext:value-type="string">
            <text:p>Snaidero Udine</text:p>
          </table:table-cell>
          <table:table-cell table:style-name="ce31" table:formula="of:=[.$F12]" office:value-type="string" office:string-value="Vip Rimini" calcext:value-type="string">
            <text:p>Vip Rimini</text:p>
          </table:table-cell>
          <table:table-cell table:style-name="ce31" table:formula="of:=[.$F13]" office:value-type="string" office:string-value="Paf Fortitudo Bologna" calcext:value-type="string">
            <text:p>Paf Fortitudo Bologna</text:p>
          </table:table-cell>
          <table:table-cell table:style-name="ce31" table:formula="of:=[.$F14]" office:value-type="string" office:string-value="Muller Verona" calcext:value-type="string">
            <text:p>Muller Verona</text:p>
          </table:table-cell>
          <table:table-cell table:style-name="ce31" table:formula="of:=[.$F15]" office:value-type="string" office:string-value="Monte Paschi Siena" calcext:value-type="string">
            <text:p>Monte Paschi Siena</text:p>
          </table:table-cell>
          <table:table-cell table:style-name="ce31" table:formula="of:=[.$F16]" office:value-type="string" office:string-value="Adecco Milano" calcext:value-type="string">
            <text:p>Adecco Milano</text:p>
          </table:table-cell>
          <table:table-cell table:style-name="ce31" table:formula="of:=[.$F17]" office:value-type="string" office:string-value="Adr Roma" calcext:value-type="string">
            <text:p>Adr Roma</text:p>
          </table:table-cell>
          <table:table-cell table:style-name="ce31" table:formula="of:=[.$F18]" office:value-type="string" office:string-value="Lineltex Imola" calcext:value-type="string">
            <text:p>Lineltex Imola</text:p>
          </table:table-cell>
          <table:table-cell table:style-name="ce31" table:formula="of:=[.$F19]" office:value-type="string" office:string-value="Poliform Cantù" calcext:value-type="string">
            <text:p>Poliform Cantù</text:p>
          </table:table-cell>
          <table:table-cell table:style-name="ce31" table:formula="of:=[.$F20]" office:value-type="string" office:string-value="De Vizia Avellino" calcext:value-type="string">
            <text:p>De Vizia Avellino</text:p>
          </table:table-cell>
          <table:table-cell table:style-name="ce31" table:formula="of:=[.$F3]" office:value-type="string" office:string-value="Roosters Varese" calcext:value-type="string">
            <text:p>Roosters Varese</text:p>
          </table:table-cell>
          <table:table-cell table:style-name="ce31" table:formula="of:=[.$F4]" office:value-type="string" office:string-value="Benetton Treviso" calcext:value-type="string">
            <text:p>Benetton Treviso</text:p>
          </table:table-cell>
          <table:table-cell table:style-name="ce31" table:formula="of:=[.$F5]" office:value-type="string" office:string-value="Kinder Virtus Bologna" calcext:value-type="string">
            <text:p>Kinder Virtus Bologna</text:p>
          </table:table-cell>
          <table:table-cell table:style-name="ce31" table:formula="of:=[.$F6]" office:value-type="string" office:string-value="Viola Reggio Calabria" calcext:value-type="string">
            <text:p>Viola Reggio Calabria</text:p>
          </table:table-cell>
          <table:table-cell table:style-name="ce31" table:formula="of:=[.$F7]" office:value-type="string" office:string-value="Telit Trieste" calcext:value-type="string">
            <text:p>Telit Trieste</text:p>
          </table:table-cell>
          <table:table-cell table:style-name="ce31" table:formula="of:=[.$F8]" office:value-type="string" office:string-value="BingoSNAI Montecatini" calcext:value-type="string">
            <text:p>BingoSNAI Montecatini</text:p>
          </table:table-cell>
          <table:table-cell table:style-name="ce31" table:formula="of:=[.$F9]" office:value-type="string" office:string-value="Scavolini Pesaro" calcext:value-type="string">
            <text:p>Scavolini Pesaro</text:p>
          </table:table-cell>
          <table:table-cell table:style-name="ce31" table:formula="of:=[.$F10]" office:value-type="string" office:string-value="Cordivari Roseto" calcext:value-type="string">
            <text:p>Cordivari Roseto</text:p>
          </table:table-cell>
          <table:table-cell table:style-name="ce31" table:formula="of:=[.$F11]" office:value-type="string" office:string-value="Snaidero Udine" calcext:value-type="string">
            <text:p>Snaidero Udine</text:p>
          </table:table-cell>
          <table:table-cell table:style-name="ce31" table:formula="of:=[.$F12]" office:value-type="string" office:string-value="Vip Rimini" calcext:value-type="string">
            <text:p>Vip Rimini</text:p>
          </table:table-cell>
          <table:table-cell table:style-name="ce31" table:formula="of:=[.$F13]" office:value-type="string" office:string-value="Paf Fortitudo Bologna" calcext:value-type="string">
            <text:p>Paf Fortitudo Bologna</text:p>
          </table:table-cell>
          <table:table-cell table:style-name="ce31" table:formula="of:=[.$F14]" office:value-type="string" office:string-value="Muller Verona" calcext:value-type="string">
            <text:p>Muller Verona</text:p>
          </table:table-cell>
          <table:table-cell table:style-name="ce31" table:formula="of:=[.$F15]" office:value-type="string" office:string-value="Monte Paschi Siena" calcext:value-type="string">
            <text:p>Monte Paschi Siena</text:p>
          </table:table-cell>
          <table:table-cell table:style-name="ce31" table:formula="of:=[.$F16]" office:value-type="string" office:string-value="Adecco Milano" calcext:value-type="string">
            <text:p>Adecco Milano</text:p>
          </table:table-cell>
          <table:table-cell table:style-name="ce31" table:formula="of:=[.$F17]" office:value-type="string" office:string-value="Adr Roma" calcext:value-type="string">
            <text:p>Adr Roma</text:p>
          </table:table-cell>
          <table:table-cell table:style-name="ce31" table:formula="of:=[.$F18]" office:value-type="string" office:string-value="Lineltex Imola" calcext:value-type="string">
            <text:p>Lineltex Imola</text:p>
          </table:table-cell>
          <table:table-cell table:style-name="ce31" table:formula="of:=[.$F19]" office:value-type="string" office:string-value="Poliform Cantù" calcext:value-type="string">
            <text:p>Poliform Cantù</text:p>
          </table:table-cell>
          <table:table-cell table:style-name="ce31" table:formula="of:=[.$F20]" office:value-type="string" office:string-value="De Vizia Avellino" calcext:value-type="string">
            <text:p>De Vizia Avellino</text:p>
          </table:table-cell>
          <table:table-cell table:style-name="ce58" table:number-columns-repeated="970"/>
        </table:table-row>
        <table:table-row table:style-name="ro1">
          <table:table-cell table:style-name="ce136" table:formula="of:=ROW()-2" office:value-type="float" office:value="1" calcext:value-type="float">
            <text:p>1</text:p>
          </table:table-cell>
          <table:table-cell table:style-name="ce15" office:value-type="string" calcext:value-type="string">
            <text:p>Roosters Varese</text:p>
          </table:table-cell>
          <table:table-cell table:style-name="ce15" office:value-type="string" calcext:value-type="string">
            <text:p>Enerxenia Arena</text:p>
          </table:table-cell>
          <table:table-cell table:style-name="ce15" table:formula="of:=&quot;https://www.google.it/maps/search/&quot;&amp;SUBSTITUTE([.C3];&quot; &quot;;&quot;+&quot;)" office:value-type="string" office:string-value="https://www.google.it/maps/search/Enerxenia+Arena" calcext:value-type="string">
            <text:p>https://www.google.it/maps/search/Enerxenia+Arena</text:p>
          </table:table-cell>
          <table:table-cell table:formula="of:=COUNTIF(areaCoefficienteSquadre;&quot;&gt;=&quot;&amp;[.$G3])-1" office:value-type="float" office:value="14" calcext:value-type="float">
            <text:p>14</text:p>
          </table:table-cell>
          <table:table-cell table:formula="of:=[.B3]&amp;&quot;&quot;" office:value-type="string" office:string-value="Roosters Varese" calcext:value-type="string">
            <text:p>Roosters Varese</text:p>
          </table:table-cell>
          <table:table-cell table:formula="of:=TEXT([.$H3];&quot;0000&quot;)&amp;TEXT(5000+SUM([.$S3:.$AJ3]);&quot;+0000;-0000&quot;)&amp;TEXT(SUM([.$AK3:.$BB3]);&quot;+0000;-0000&quot;)&amp;TEXT(5000+[.$O3];&quot;+0000;-0000&quot;)&amp;TEXT([.$M3];&quot;+0000;-0000&quot;)&amp;TEXT(ORG.LIBREOFFICE.RANDBETWEEN.NV(0;9999);&quot;+0000;-0000&quot;)" office:value-type="string" office:string-value="0000+5000+0000+4982+0062+6857" calcext:value-type="string">
            <text:p>0000+5000+0000+4982+0062+6857</text:p>
          </table:table-cell>
          <table:table-cell table:formula="of:=[.J3]*constPuntiVittoria+[.K3]*constPuntiSconfitta+[.L3]*constPuntiForfait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IF(areaSquadraACalendario;[.F3];areaVintaACalendario)+SUMIF(areaSquadraBCalendario;[.F3];areaVintaBCalendario)" office:value-type="float" office:value="0" calcext:value-type="float">
            <text:p>0</text:p>
          </table:table-cell>
          <table:table-cell table:formula="of:=SUMIF(areaSquadraACalendario;[.F3];areaPersaACalendario)+SUMIF(areaSquadraBCalendario;[.F3];areaPersaBCalendario)" office:value-type="float" office:value="1" calcext:value-type="float">
            <text:p>1</text:p>
          </table:table-cell>
          <table:table-cell table:formula="of:=SUMIF(areaSquadraACalendario;[.F3];areaForfaitACalendario)+SUMIF(areaSquadraBCalendario;[.F3];areaForfaitBCalendario)" office:value-type="float" office:value="0" calcext:value-type="float">
            <text:p>0</text:p>
          </table:table-cell>
          <table:table-cell table:formula="of:=SUMIF(areaSquadraACalendario;[.F3];areaPuntiFattiACalendario)+SUMIF(areaSquadraBCalendario;[.F3];areaPuntiFattiBCalendario)" office:value-type="float" office:value="62" calcext:value-type="float">
            <text:p>62</text:p>
          </table:table-cell>
          <table:table-cell table:formula="of:=SUMIF(areaSquadraACalendario;[.F3];areaPuntiSubitiACalendario)+SUMIF(areaSquadraBCalendario;[.F3];areaPuntiSubitiBCalendario)" office:value-type="float" office:value="80" calcext:value-type="float">
            <text:p>80</text:p>
          </table:table-cell>
          <table:table-cell table:formula="of:=SUMIF(areaSquadraACalendario;[.F3];areaDifferenzaPuntiACalendario)+SUMIF(areaSquadraBCalendario;[.F3];areaDifferenzaPuntiBCalendario)" office:value-type="float" office:value="-18" calcext:value-type="float">
            <text:p>-18</text:p>
          </table:table-cell>
          <table:table-cell table:formula="of:=IF([.I3]=0;0;ROUND([.M3]/[.I3];2))" office:value-type="float" office:value="62" calcext:value-type="float">
            <text:p>62</text:p>
          </table:table-cell>
          <table:table-cell table:formula="of:=IF([.I3]=0;0;ROUND([.N3]/[.I3];2))" office:value-type="float" office:value="80" calcext:value-type="float">
            <text:p>80</text:p>
          </table:table-cell>
          <table:table-cell table:formula="of:=IF([.I3]=0;0;ROUND([.O3]/[.I3];2))" office:value-type="float" office:value="-18" calcext:value-type="float">
            <text:p>-18,00</text:p>
          </table:table-cell>
          <table:table-cell table:formula="of:=IF(AND([.$F3]&lt;&gt;[.S$2];VLOOKUP([.$F3];areaCercaPuntiClassificaSquadre;3;0)=VLOOKUP([.S$2];areaCercaPuntiClassificaSquadre;3;0));SUMIFS(areaDifferenzaPuntiACalendario;areaSquadraACalendario;[.$F3];areaSquadraBCalendario;[.S$2])+SUMIFS(areaDifferenzaPuntiBCalendario;areaSquadraBCalendario;[.$F3];areaSquadraACalendario;[.S$2]);&quot;-&quot;)" office:value-type="string" office:string-value="-" calcext:value-type="string">
            <text:p>-</text:p>
          </table:table-cell>
          <table:table-cell table:formula="of:=IF(AND([.$F3]&lt;&gt;[.T$2];VLOOKUP([.$F3];areaCercaPuntiClassificaSquadre;3;0)=VLOOKUP([.T$2];areaCercaPuntiClassificaSquadre;3;0));SUMIFS(areaDifferenzaPuntiACalendario;areaSquadraACalendario;[.$F3];areaSquadraBCalendario;[.T$2])+SUMIFS(areaDifferenzaPuntiBCalendario;areaSquadraBCalendario;[.$F3];areaSquadraACalendario;[.T$2]);&quot;-&quot;)" office:value-type="string" office:string-value="-" calcext:value-type="string">
            <text:p>-</text:p>
          </table:table-cell>
          <table:table-cell table:formula="of:=IF(AND([.$F3]&lt;&gt;[.U$2];VLOOKUP([.$F3];areaCercaPuntiClassificaSquadre;3;0)=VLOOKUP([.U$2];areaCercaPuntiClassificaSquadre;3;0));SUMIFS(areaDifferenzaPuntiACalendario;areaSquadraACalendario;[.$F3];areaSquadraBCalendario;[.U$2])+SUMIFS(areaDifferenzaPuntiBCalendario;areaSquadraBCalendario;[.$F3];areaSquadraACalendario;[.U$2]);&quot;-&quot;)" office:value-type="string" office:string-value="-" calcext:value-type="string">
            <text:p>-</text:p>
          </table:table-cell>
          <table:table-cell table:formula="of:=IF(AND([.$F3]&lt;&gt;[.V$2];VLOOKUP([.$F3];areaCercaPuntiClassificaSquadre;3;0)=VLOOKUP([.V$2];areaCercaPuntiClassificaSquadre;3;0));SUMIFS(areaDifferenzaPuntiACalendario;areaSquadraACalendario;[.$F3];areaSquadraBCalendario;[.V$2])+SUMIFS(areaDifferenzaPuntiBCalendario;areaSquadraBCalendario;[.$F3];areaSquadraACalendario;[.V$2]);&quot;-&quot;)" office:value-type="string" office:string-value="-" calcext:value-type="string">
            <text:p>-</text:p>
          </table:table-cell>
          <table:table-cell table:formula="of:=IF(AND([.$F3]&lt;&gt;[.W$2];VLOOKUP([.$F3];areaCercaPuntiClassificaSquadre;3;0)=VLOOKUP([.W$2];areaCercaPuntiClassificaSquadre;3;0));SUMIFS(areaDifferenzaPuntiACalendario;areaSquadraACalendario;[.$F3];areaSquadraBCalendario;[.W$2])+SUMIFS(areaDifferenzaPuntiBCalendario;areaSquadraBCalendario;[.$F3];areaSquadraACalendario;[.W$2]);&quot;-&quot;)" office:value-type="float" office:value="0" calcext:value-type="float">
            <text:p>+0</text:p>
          </table:table-cell>
          <table:table-cell table:formula="of:=IF(AND([.$F3]&lt;&gt;[.X$2];VLOOKUP([.$F3];areaCercaPuntiClassificaSquadre;3;0)=VLOOKUP([.X$2];areaCercaPuntiClassificaSquadre;3;0));SUMIFS(areaDifferenzaPuntiACalendario;areaSquadraACalendario;[.$F3];areaSquadraBCalendario;[.X$2])+SUMIFS(areaDifferenzaPuntiBCalendario;areaSquadraBCalendario;[.$F3];areaSquadraACalendario;[.X$2]);&quot;-&quot;)" office:value-type="string" office:string-value="-" calcext:value-type="string">
            <text:p>-</text:p>
          </table:table-cell>
          <table:table-cell table:formula="of:=IF(AND([.$F3]&lt;&gt;[.Y$2];VLOOKUP([.$F3];areaCercaPuntiClassificaSquadre;3;0)=VLOOKUP([.Y$2];areaCercaPuntiClassificaSquadre;3;0));SUMIFS(areaDifferenzaPuntiACalendario;areaSquadraACalendario;[.$F3];areaSquadraBCalendario;[.Y$2])+SUMIFS(areaDifferenzaPuntiBCalendario;areaSquadraBCalendario;[.$F3];areaSquadraACalendario;[.Y$2]);&quot;-&quot;)" office:value-type="string" office:string-value="-" calcext:value-type="string">
            <text:p>-</text:p>
          </table:table-cell>
          <table:table-cell table:formula="of:=IF(AND([.$F3]&lt;&gt;[.Z$2];VLOOKUP([.$F3];areaCercaPuntiClassificaSquadre;3;0)=VLOOKUP([.Z$2];areaCercaPuntiClassificaSquadre;3;0));SUMIFS(areaDifferenzaPuntiACalendario;areaSquadraACalendario;[.$F3];areaSquadraBCalendario;[.Z$2])+SUMIFS(areaDifferenzaPuntiBCalendario;areaSquadraBCalendario;[.$F3];areaSquadraACalendario;[.Z$2]);&quot;-&quot;)" office:value-type="string" office:string-value="-" calcext:value-type="string">
            <text:p>-</text:p>
          </table:table-cell>
          <table:table-cell table:formula="of:=IF(AND([.$F3]&lt;&gt;[.AA$2];VLOOKUP([.$F3];areaCercaPuntiClassificaSquadre;3;0)=VLOOKUP([.AA$2];areaCercaPuntiClassificaSquadre;3;0));SUMIFS(areaDifferenzaPuntiACalendario;areaSquadraACalendario;[.$F3];areaSquadraBCalendario;[.AA$2])+SUMIFS(areaDifferenzaPuntiBCalendario;areaSquadraBCalendario;[.$F3];areaSquadraACalendario;[.AA$2]);&quot;-&quot;)" office:value-type="float" office:value="0" calcext:value-type="float">
            <text:p>+0</text:p>
          </table:table-cell>
          <table:table-cell table:formula="of:=IF(AND([.$F3]&lt;&gt;[.AB$2];VLOOKUP([.$F3];areaCercaPuntiClassificaSquadre;3;0)=VLOOKUP([.AB$2];areaCercaPuntiClassificaSquadre;3;0));SUMIFS(areaDifferenzaPuntiACalendario;areaSquadraACalendario;[.$F3];areaSquadraBCalendario;[.AB$2])+SUMIFS(areaDifferenzaPuntiBCalendario;areaSquadraBCalendario;[.$F3];areaSquadraACalendario;[.AB$2]);&quot;-&quot;)" office:value-type="string" office:string-value="-" calcext:value-type="string">
            <text:p>-</text:p>
          </table:table-cell>
          <table:table-cell table:formula="of:=IF(AND([.$F3]&lt;&gt;[.AC$2];VLOOKUP([.$F3];areaCercaPuntiClassificaSquadre;3;0)=VLOOKUP([.AC$2];areaCercaPuntiClassificaSquadre;3;0));SUMIFS(areaDifferenzaPuntiACalendario;areaSquadraACalendario;[.$F3];areaSquadraBCalendario;[.AC$2])+SUMIFS(areaDifferenzaPuntiBCalendario;areaSquadraBCalendario;[.$F3];areaSquadraACalendario;[.AC$2]);&quot;-&quot;)" office:value-type="string" office:string-value="-" calcext:value-type="string">
            <text:p>-</text:p>
          </table:table-cell>
          <table:table-cell table:formula="of:=IF(AND([.$F3]&lt;&gt;[.AD$2];VLOOKUP([.$F3];areaCercaPuntiClassificaSquadre;3;0)=VLOOKUP([.AD$2];areaCercaPuntiClassificaSquadre;3;0));SUMIFS(areaDifferenzaPuntiACalendario;areaSquadraACalendario;[.$F3];areaSquadraBCalendario;[.AD$2])+SUMIFS(areaDifferenzaPuntiBCalendario;areaSquadraBCalendario;[.$F3];areaSquadraACalendario;[.AD$2]);&quot;-&quot;)" office:value-type="string" office:string-value="-" calcext:value-type="string">
            <text:p>-</text:p>
          </table:table-cell>
          <table:table-cell table:formula="of:=IF(AND([.$F3]&lt;&gt;[.AE$2];VLOOKUP([.$F3];areaCercaPuntiClassificaSquadre;3;0)=VLOOKUP([.AE$2];areaCercaPuntiClassificaSquadre;3;0));SUMIFS(areaDifferenzaPuntiACalendario;areaSquadraACalendario;[.$F3];areaSquadraBCalendario;[.AE$2])+SUMIFS(areaDifferenzaPuntiBCalendario;areaSquadraBCalendario;[.$F3];areaSquadraACalendario;[.AE$2]);&quot;-&quot;)" office:value-type="float" office:value="0" calcext:value-type="float">
            <text:p>+0</text:p>
          </table:table-cell>
          <table:table-cell table:formula="of:=IF(AND([.$F3]&lt;&gt;[.AF$2];VLOOKUP([.$F3];areaCercaPuntiClassificaSquadre;3;0)=VLOOKUP([.AF$2];areaCercaPuntiClassificaSquadre;3;0));SUMIFS(areaDifferenzaPuntiACalendario;areaSquadraACalendario;[.$F3];areaSquadraBCalendario;[.AF$2])+SUMIFS(areaDifferenzaPuntiBCalendario;areaSquadraBCalendario;[.$F3];areaSquadraACalendario;[.AF$2]);&quot;-&quot;)" office:value-type="float" office:value="0" calcext:value-type="float">
            <text:p>+0</text:p>
          </table:table-cell>
          <table:table-cell table:formula="of:=IF(AND([.$F3]&lt;&gt;[.AG$2];VLOOKUP([.$F3];areaCercaPuntiClassificaSquadre;3;0)=VLOOKUP([.AG$2];areaCercaPuntiClassificaSquadre;3;0));SUMIFS(areaDifferenzaPuntiACalendario;areaSquadraACalendario;[.$F3];areaSquadraBCalendario;[.AG$2])+SUMIFS(areaDifferenzaPuntiBCalendario;areaSquadraBCalendario;[.$F3];areaSquadraACalendario;[.AG$2]);&quot;-&quot;)" office:value-type="float" office:value="0" calcext:value-type="float">
            <text:p>+0</text:p>
          </table:table-cell>
          <table:table-cell table:formula="of:=IF(AND([.$F3]&lt;&gt;[.AH$2];VLOOKUP([.$F3];areaCercaPuntiClassificaSquadre;3;0)=VLOOKUP([.AH$2];areaCercaPuntiClassificaSquadre;3;0));SUMIFS(areaDifferenzaPuntiACalendario;areaSquadraACalendario;[.$F3];areaSquadraBCalendario;[.AH$2])+SUMIFS(areaDifferenzaPuntiBCalendario;areaSquadraBCalendario;[.$F3];areaSquadraACalendario;[.AH$2]);&quot;-&quot;)" office:value-type="float" office:value="0" calcext:value-type="float">
            <text:p>+0</text:p>
          </table:table-cell>
          <table:table-cell table:formula="of:=IF(AND([.$F3]&lt;&gt;[.AI$2];VLOOKUP([.$F3];areaCercaPuntiClassificaSquadre;3;0)=VLOOKUP([.AI$2];areaCercaPuntiClassificaSquadre;3;0));SUMIFS(areaDifferenzaPuntiACalendario;areaSquadraACalendario;[.$F3];areaSquadraBCalendario;[.AI$2])+SUMIFS(areaDifferenzaPuntiBCalendario;areaSquadraBCalendario;[.$F3];areaSquadraACalendario;[.AI$2]);&quot;-&quot;)" office:value-type="float" office:value="0" calcext:value-type="float">
            <text:p>+0</text:p>
          </table:table-cell>
          <table:table-cell table:formula="of:=IF(AND([.$F3]&lt;&gt;[.AJ$2];VLOOKUP([.$F3];areaCercaPuntiClassificaSquadre;3;0)=VLOOKUP([.AJ$2];areaCercaPuntiClassificaSquadre;3;0));SUMIFS(areaDifferenzaPuntiACalendario;areaSquadraACalendario;[.$F3];areaSquadraBCalendario;[.AJ$2])+SUMIFS(areaDifferenzaPuntiBCalendario;areaSquadraBCalendario;[.$F3];areaSquadraACalendario;[.AJ$2]);&quot;-&quot;)" office:value-type="float" office:value="0" calcext:value-type="float">
            <text:p>+0</text:p>
          </table:table-cell>
          <table:table-cell table:style-name="ce77" table:formula="of:=IF(AND([.$F3]&lt;&gt;[.AK$2];VLOOKUP([.$F3];areaCercaPuntiClassificaSquadre;3;0)=VLOOKUP([.AK$2];areaCercaPuntiClassificaSquadre;3;0));SUMIFS(areaPuntiFattiACalendario;areaSquadraACalendario;[.$F3];areaSquadraBCalendario;[.AK$2])+SUMIFS(areaPuntiFattiBCalendario;areaSquadraBCalendario;[.$F3];areaSquadraACalendario;[.AK$2]);&quot;-&quot;)" office:value-type="string" office:string-value="-" calcext:value-type="string">
            <text:p>-</text:p>
          </table:table-cell>
          <table:table-cell table:formula="of:=IF(AND([.$F3]&lt;&gt;[.AL$2];VLOOKUP([.$F3];areaCercaPuntiClassificaSquadre;3;0)=VLOOKUP([.AL$2];areaCercaPuntiClassificaSquadre;3;0));SUMIFS(areaPuntiFattiACalendario;areaSquadraACalendario;[.$F3];areaSquadraBCalendario;[.AL$2])+SUMIFS(areaPuntiFattiBCalendario;areaSquadraBCalendario;[.$F3];areaSquadraACalendario;[.AL$2]);&quot;-&quot;)" office:value-type="string" office:string-value="-" calcext:value-type="string">
            <text:p>-</text:p>
          </table:table-cell>
          <table:table-cell table:formula="of:=IF(AND([.$F3]&lt;&gt;[.AM$2];VLOOKUP([.$F3];areaCercaPuntiClassificaSquadre;3;0)=VLOOKUP([.AM$2];areaCercaPuntiClassificaSquadre;3;0));SUMIFS(areaPuntiFattiACalendario;areaSquadraACalendario;[.$F3];areaSquadraBCalendario;[.AM$2])+SUMIFS(areaPuntiFattiBCalendario;areaSquadraBCalendario;[.$F3];areaSquadraACalendario;[.AM$2]);&quot;-&quot;)" office:value-type="string" office:string-value="-" calcext:value-type="string">
            <text:p>-</text:p>
          </table:table-cell>
          <table:table-cell table:formula="of:=IF(AND([.$F3]&lt;&gt;[.AN$2];VLOOKUP([.$F3];areaCercaPuntiClassificaSquadre;3;0)=VLOOKUP([.AN$2];areaCercaPuntiClassificaSquadre;3;0));SUMIFS(areaPuntiFattiACalendario;areaSquadraACalendario;[.$F3];areaSquadraBCalendario;[.AN$2])+SUMIFS(areaPuntiFattiBCalendario;areaSquadraBCalendario;[.$F3];areaSquadraACalendario;[.AN$2]);&quot;-&quot;)" office:value-type="string" office:string-value="-" calcext:value-type="string">
            <text:p>-</text:p>
          </table:table-cell>
          <table:table-cell table:formula="of:=IF(AND([.$F3]&lt;&gt;[.AO$2];VLOOKUP([.$F3];areaCercaPuntiClassificaSquadre;3;0)=VLOOKUP([.AO$2];areaCercaPuntiClassificaSquadre;3;0));SUMIFS(areaPuntiFattiACalendario;areaSquadraACalendario;[.$F3];areaSquadraBCalendario;[.AO$2])+SUMIFS(areaPuntiFattiBCalendario;areaSquadraBCalendario;[.$F3];areaSquadraACalendario;[.AO$2]);&quot;-&quot;)" office:value-type="float" office:value="0" calcext:value-type="float">
            <text:p>0</text:p>
          </table:table-cell>
          <table:table-cell table:formula="of:=IF(AND([.$F3]&lt;&gt;[.AP$2];VLOOKUP([.$F3];areaCercaPuntiClassificaSquadre;3;0)=VLOOKUP([.AP$2];areaCercaPuntiClassificaSquadre;3;0));SUMIFS(areaPuntiFattiACalendario;areaSquadraACalendario;[.$F3];areaSquadraBCalendario;[.AP$2])+SUMIFS(areaPuntiFattiBCalendario;areaSquadraBCalendario;[.$F3];areaSquadraACalendario;[.AP$2]);&quot;-&quot;)" office:value-type="string" office:string-value="-" calcext:value-type="string">
            <text:p>-</text:p>
          </table:table-cell>
          <table:table-cell table:formula="of:=IF(AND([.$F3]&lt;&gt;[.AQ$2];VLOOKUP([.$F3];areaCercaPuntiClassificaSquadre;3;0)=VLOOKUP([.AQ$2];areaCercaPuntiClassificaSquadre;3;0));SUMIFS(areaPuntiFattiACalendario;areaSquadraACalendario;[.$F3];areaSquadraBCalendario;[.AQ$2])+SUMIFS(areaPuntiFattiBCalendario;areaSquadraBCalendario;[.$F3];areaSquadraACalendario;[.AQ$2]);&quot;-&quot;)" office:value-type="string" office:string-value="-" calcext:value-type="string">
            <text:p>-</text:p>
          </table:table-cell>
          <table:table-cell table:formula="of:=IF(AND([.$F3]&lt;&gt;[.AR$2];VLOOKUP([.$F3];areaCercaPuntiClassificaSquadre;3;0)=VLOOKUP([.AR$2];areaCercaPuntiClassificaSquadre;3;0));SUMIFS(areaPuntiFattiACalendario;areaSquadraACalendario;[.$F3];areaSquadraBCalendario;[.AR$2])+SUMIFS(areaPuntiFattiBCalendario;areaSquadraBCalendario;[.$F3];areaSquadraACalendario;[.AR$2]);&quot;-&quot;)" office:value-type="string" office:string-value="-" calcext:value-type="string">
            <text:p>-</text:p>
          </table:table-cell>
          <table:table-cell table:formula="of:=IF(AND([.$F3]&lt;&gt;[.AS$2];VLOOKUP([.$F3];areaCercaPuntiClassificaSquadre;3;0)=VLOOKUP([.AS$2];areaCercaPuntiClassificaSquadre;3;0));SUMIFS(areaPuntiFattiACalendario;areaSquadraACalendario;[.$F3];areaSquadraBCalendario;[.AS$2])+SUMIFS(areaPuntiFattiBCalendario;areaSquadraBCalendario;[.$F3];areaSquadraACalendario;[.AS$2]);&quot;-&quot;)" office:value-type="float" office:value="0" calcext:value-type="float">
            <text:p>0</text:p>
          </table:table-cell>
          <table:table-cell table:formula="of:=IF(AND([.$F3]&lt;&gt;[.AT$2];VLOOKUP([.$F3];areaCercaPuntiClassificaSquadre;3;0)=VLOOKUP([.AT$2];areaCercaPuntiClassificaSquadre;3;0));SUMIFS(areaPuntiFattiACalendario;areaSquadraACalendario;[.$F3];areaSquadraBCalendario;[.AT$2])+SUMIFS(areaPuntiFattiBCalendario;areaSquadraBCalendario;[.$F3];areaSquadraACalendario;[.AT$2]);&quot;-&quot;)" office:value-type="string" office:string-value="-" calcext:value-type="string">
            <text:p>-</text:p>
          </table:table-cell>
          <table:table-cell table:style-name="ce54" table:formula="of:=IF(AND([.$F3]&lt;&gt;[.AU$2];VLOOKUP([.$F3];areaCercaPuntiClassificaSquadre;3;0)=VLOOKUP([.AU$2];areaCercaPuntiClassificaSquadre;3;0));SUMIFS(areaPuntiFattiACalendario;areaSquadraACalendario;[.$F3];areaSquadraBCalendario;[.AU$2])+SUMIFS(areaPuntiFattiBCalendario;areaSquadraBCalendario;[.$F3];areaSquadraACalendario;[.AU$2]);&quot;-&quot;)" office:value-type="string" office:string-value="-" calcext:value-type="string">
            <text:p>-</text:p>
          </table:table-cell>
          <table:table-cell table:style-name="ce54" table:formula="of:=IF(AND([.$F3]&lt;&gt;[.AV$2];VLOOKUP([.$F3];areaCercaPuntiClassificaSquadre;3;0)=VLOOKUP([.AV$2];areaCercaPuntiClassificaSquadre;3;0));SUMIFS(areaPuntiFattiACalendario;areaSquadraACalendario;[.$F3];areaSquadraBCalendario;[.AV$2])+SUMIFS(areaPuntiFattiBCalendario;areaSquadraBCalendario;[.$F3];areaSquadraACalendario;[.AV$2]);&quot;-&quot;)" office:value-type="string" office:string-value="-" calcext:value-type="string">
            <text:p>-</text:p>
          </table:table-cell>
          <table:table-cell table:style-name="ce54" table:formula="of:=IF(AND([.$F3]&lt;&gt;[.AW$2];VLOOKUP([.$F3];areaCercaPuntiClassificaSquadre;3;0)=VLOOKUP([.AW$2];areaCercaPuntiClassificaSquadre;3;0));SUMIFS(areaPuntiFattiACalendario;areaSquadraACalendario;[.$F3];areaSquadraBCalendario;[.AW$2])+SUMIFS(areaPuntiFattiBCalendario;areaSquadraBCalendario;[.$F3];areaSquadraACalendario;[.AW$2]);&quot;-&quot;)" office:value-type="float" office:value="0" calcext:value-type="float">
            <text:p>0</text:p>
          </table:table-cell>
          <table:table-cell table:style-name="ce54" table:formula="of:=IF(AND([.$F3]&lt;&gt;[.AX$2];VLOOKUP([.$F3];areaCercaPuntiClassificaSquadre;3;0)=VLOOKUP([.AX$2];areaCercaPuntiClassificaSquadre;3;0));SUMIFS(areaPuntiFattiACalendario;areaSquadraACalendario;[.$F3];areaSquadraBCalendario;[.AX$2])+SUMIFS(areaPuntiFattiBCalendario;areaSquadraBCalendario;[.$F3];areaSquadraACalendario;[.AX$2]);&quot;-&quot;)" office:value-type="float" office:value="0" calcext:value-type="float">
            <text:p>0</text:p>
          </table:table-cell>
          <table:table-cell table:style-name="ce54" table:formula="of:=IF(AND([.$F3]&lt;&gt;[.AY$2];VLOOKUP([.$F3];areaCercaPuntiClassificaSquadre;3;0)=VLOOKUP([.AY$2];areaCercaPuntiClassificaSquadre;3;0));SUMIFS(areaPuntiFattiACalendario;areaSquadraACalendario;[.$F3];areaSquadraBCalendario;[.AY$2])+SUMIFS(areaPuntiFattiBCalendario;areaSquadraBCalendario;[.$F3];areaSquadraACalendario;[.AY$2]);&quot;-&quot;)" office:value-type="float" office:value="0" calcext:value-type="float">
            <text:p>0</text:p>
          </table:table-cell>
          <table:table-cell table:style-name="ce54" table:formula="of:=IF(AND([.$F3]&lt;&gt;[.AZ$2];VLOOKUP([.$F3];areaCercaPuntiClassificaSquadre;3;0)=VLOOKUP([.AZ$2];areaCercaPuntiClassificaSquadre;3;0));SUMIFS(areaPuntiFattiACalendario;areaSquadraACalendario;[.$F3];areaSquadraBCalendario;[.AZ$2])+SUMIFS(areaPuntiFattiBCalendario;areaSquadraBCalendario;[.$F3];areaSquadraACalendario;[.AZ$2]);&quot;-&quot;)" office:value-type="float" office:value="0" calcext:value-type="float">
            <text:p>0</text:p>
          </table:table-cell>
          <table:table-cell table:style-name="ce54" table:formula="of:=IF(AND([.$F3]&lt;&gt;[.BA$2];VLOOKUP([.$F3];areaCercaPuntiClassificaSquadre;3;0)=VLOOKUP([.BA$2];areaCercaPuntiClassificaSquadre;3;0));SUMIFS(areaPuntiFattiACalendario;areaSquadraACalendario;[.$F3];areaSquadraBCalendario;[.BA$2])+SUMIFS(areaPuntiFattiBCalendario;areaSquadraBCalendario;[.$F3];areaSquadraACalendario;[.BA$2]);&quot;-&quot;)" office:value-type="float" office:value="0" calcext:value-type="float">
            <text:p>0</text:p>
          </table:table-cell>
          <table:table-cell table:style-name="ce54" table:formula="of:=IF(AND([.$F3]&lt;&gt;[.BB$2];VLOOKUP([.$F3];areaCercaPuntiClassificaSquadre;3;0)=VLOOKUP([.BB$2];areaCercaPuntiClassificaSquadre;3;0));SUMIFS(areaPuntiFattiACalendario;areaSquadraACalendario;[.$F3];areaSquadraBCalendario;[.BB$2])+SUMIFS(areaPuntiFattiBCalendario;areaSquadraBCalendario;[.$F3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2" calcext:value-type="float">
            <text:p>2</text:p>
          </table:table-cell>
          <table:table-cell table:style-name="ce15" office:value-type="string" calcext:value-type="string">
            <text:p>Benetton Treviso</text:p>
          </table:table-cell>
          <table:table-cell table:style-name="ce15" office:value-type="string" calcext:value-type="string">
            <text:p>Palaverde</text:p>
          </table:table-cell>
          <table:table-cell table:style-name="ce15" table:formula="of:=&quot;https://www.google.it/maps/search/&quot;&amp;SUBSTITUTE([.C4];&quot; &quot;;&quot;+&quot;)" office:value-type="string" office:string-value="https://www.google.it/maps/search/Palaverde" calcext:value-type="string">
            <text:p>https://www.google.it/maps/search/Palaverde</text:p>
          </table:table-cell>
          <table:table-cell table:formula="of:=COUNTIF(areaCoefficienteSquadre;&quot;&gt;=&quot;&amp;[.$G4])-1" office:value-type="float" office:value="3" calcext:value-type="float">
            <text:p>3</text:p>
          </table:table-cell>
          <table:table-cell table:formula="of:=[.B4]&amp;&quot;&quot;" office:value-type="string" office:string-value="Benetton Treviso" calcext:value-type="string">
            <text:p>Benetton Treviso</text:p>
          </table:table-cell>
          <table:table-cell table:formula="of:=TEXT([.$H4];&quot;0000&quot;)&amp;TEXT(5000+SUM([.$S4:.$AJ4]);&quot;+0000;-0000&quot;)&amp;TEXT(SUM([.$AK4:.$BB4]);&quot;+0000;-0000&quot;)&amp;TEXT(5000+[.$O4];&quot;+0000;-0000&quot;)&amp;TEXT([.$M4];&quot;+0000;-0000&quot;)&amp;TEXT(ORG.LIBREOFFICE.RANDBETWEEN.NV(0;9999);&quot;+0000;-0000&quot;)" office:value-type="string" office:string-value="0002+5000+0000+5029+0100+2138" calcext:value-type="string">
            <text:p>0002+5000+0000+5029+0100+2138</text:p>
          </table:table-cell>
          <table:table-cell table:formula="of:=[.J4]*constPuntiVittoria+[.K4]*constPuntiSconfitta+[.L4]*constPuntiForfait" office:value-type="float" office:value="2" calcext:value-type="float">
            <text:p>2</text:p>
          </table:table-cell>
          <table:table-cell table:formula="of:=SUM([.J4:.L4])" office:value-type="float" office:value="1" calcext:value-type="float">
            <text:p>1</text:p>
          </table:table-cell>
          <table:table-cell table:formula="of:=SUMIF(areaSquadraACalendario;[.F4];areaVintaACalendario)+SUMIF(areaSquadraBCalendario;[.F4];areaVintaBCalendario)" office:value-type="float" office:value="1" calcext:value-type="float">
            <text:p>1</text:p>
          </table:table-cell>
          <table:table-cell table:formula="of:=SUMIF(areaSquadraACalendario;[.F4];areaPersaACalendario)+SUMIF(areaSquadraBCalendario;[.F4];areaPersaBCalendario)" office:value-type="float" office:value="0" calcext:value-type="float">
            <text:p>0</text:p>
          </table:table-cell>
          <table:table-cell table:formula="of:=SUMIF(areaSquadraACalendario;[.F4];areaForfaitACalendario)+SUMIF(areaSquadraBCalendario;[.F4];areaForfaitBCalendario)" office:value-type="float" office:value="0" calcext:value-type="float">
            <text:p>0</text:p>
          </table:table-cell>
          <table:table-cell table:formula="of:=SUMIF(areaSquadraACalendario;[.F4];areaPuntiFattiACalendario)+SUMIF(areaSquadraBCalendario;[.F4];areaPuntiFattiBCalendario)" office:value-type="float" office:value="100" calcext:value-type="float">
            <text:p>100</text:p>
          </table:table-cell>
          <table:table-cell table:formula="of:=SUMIF(areaSquadraACalendario;[.F4];areaPuntiSubitiACalendario)+SUMIF(areaSquadraBCalendario;[.F4];areaPuntiSubitiBCalendario)" office:value-type="float" office:value="71" calcext:value-type="float">
            <text:p>71</text:p>
          </table:table-cell>
          <table:table-cell table:formula="of:=SUMIF(areaSquadraACalendario;[.F4];areaDifferenzaPuntiACalendario)+SUMIF(areaSquadraBCalendario;[.F4];areaDifferenzaPuntiBCalendario)" office:value-type="float" office:value="29" calcext:value-type="float">
            <text:p>+29</text:p>
          </table:table-cell>
          <table:table-cell table:formula="of:=IF([.I4]=0;0;ROUND([.M4]/[.I4];2))" office:value-type="float" office:value="100" calcext:value-type="float">
            <text:p>100</text:p>
          </table:table-cell>
          <table:table-cell table:formula="of:=IF([.I4]=0;0;ROUND([.N4]/[.I4];2))" office:value-type="float" office:value="71" calcext:value-type="float">
            <text:p>71</text:p>
          </table:table-cell>
          <table:table-cell table:formula="of:=IF([.I4]=0;0;ROUND([.O4]/[.I4];2))" office:value-type="float" office:value="29" calcext:value-type="float">
            <text:p>+29,00</text:p>
          </table:table-cell>
          <table:table-cell table:formula="of:=IF(AND([.$F4]&lt;&gt;[.S$2];VLOOKUP([.$F4];areaCercaPuntiClassificaSquadre;3;0)=VLOOKUP([.S$2];areaCercaPuntiClassificaSquadre;3;0));SUMIFS(areaDifferenzaPuntiACalendario;areaSquadraACalendario;[.$F4];areaSquadraBCalendario;[.S$2])+SUMIFS(areaDifferenzaPuntiBCalendario;areaSquadraBCalendario;[.$F4];areaSquadraACalendario;[.S$2]);&quot;-&quot;)" office:value-type="string" office:string-value="-" calcext:value-type="string">
            <text:p>-</text:p>
          </table:table-cell>
          <table:table-cell table:formula="of:=IF(AND([.$F4]&lt;&gt;[.T$2];VLOOKUP([.$F4];areaCercaPuntiClassificaSquadre;3;0)=VLOOKUP([.T$2];areaCercaPuntiClassificaSquadre;3;0));SUMIFS(areaDifferenzaPuntiACalendario;areaSquadraACalendario;[.$F4];areaSquadraBCalendario;[.T$2])+SUMIFS(areaDifferenzaPuntiBCalendario;areaSquadraBCalendario;[.$F4];areaSquadraACalendario;[.T$2]);&quot;-&quot;)" office:value-type="string" office:string-value="-" calcext:value-type="string">
            <text:p>-</text:p>
          </table:table-cell>
          <table:table-cell table:formula="of:=IF(AND([.$F4]&lt;&gt;[.U$2];VLOOKUP([.$F4];areaCercaPuntiClassificaSquadre;3;0)=VLOOKUP([.U$2];areaCercaPuntiClassificaSquadre;3;0));SUMIFS(areaDifferenzaPuntiACalendario;areaSquadraACalendario;[.$F4];areaSquadraBCalendario;[.U$2])+SUMIFS(areaDifferenzaPuntiBCalendario;areaSquadraBCalendario;[.$F4];areaSquadraACalendario;[.U$2]);&quot;-&quot;)" office:value-type="float" office:value="0" calcext:value-type="float">
            <text:p>+0</text:p>
          </table:table-cell>
          <table:table-cell table:formula="of:=IF(AND([.$F4]&lt;&gt;[.V$2];VLOOKUP([.$F4];areaCercaPuntiClassificaSquadre;3;0)=VLOOKUP([.V$2];areaCercaPuntiClassificaSquadre;3;0));SUMIFS(areaDifferenzaPuntiACalendario;areaSquadraACalendario;[.$F4];areaSquadraBCalendario;[.V$2])+SUMIFS(areaDifferenzaPuntiBCalendario;areaSquadraBCalendario;[.$F4];areaSquadraACalendario;[.V$2]);&quot;-&quot;)" office:value-type="float" office:value="0" calcext:value-type="float">
            <text:p>+0</text:p>
          </table:table-cell>
          <table:table-cell table:formula="of:=IF(AND([.$F4]&lt;&gt;[.W$2];VLOOKUP([.$F4];areaCercaPuntiClassificaSquadre;3;0)=VLOOKUP([.W$2];areaCercaPuntiClassificaSquadre;3;0));SUMIFS(areaDifferenzaPuntiACalendario;areaSquadraACalendario;[.$F4];areaSquadraBCalendario;[.W$2])+SUMIFS(areaDifferenzaPuntiBCalendario;areaSquadraBCalendario;[.$F4];areaSquadraACalendario;[.W$2]);&quot;-&quot;)" office:value-type="string" office:string-value="-" calcext:value-type="string">
            <text:p>-</text:p>
          </table:table-cell>
          <table:table-cell table:formula="of:=IF(AND([.$F4]&lt;&gt;[.X$2];VLOOKUP([.$F4];areaCercaPuntiClassificaSquadre;3;0)=VLOOKUP([.X$2];areaCercaPuntiClassificaSquadre;3;0));SUMIFS(areaDifferenzaPuntiACalendario;areaSquadraACalendario;[.$F4];areaSquadraBCalendario;[.X$2])+SUMIFS(areaDifferenzaPuntiBCalendario;areaSquadraBCalendario;[.$F4];areaSquadraACalendario;[.X$2]);&quot;-&quot;)" office:value-type="float" office:value="0" calcext:value-type="float">
            <text:p>+0</text:p>
          </table:table-cell>
          <table:table-cell table:formula="of:=IF(AND([.$F4]&lt;&gt;[.Y$2];VLOOKUP([.$F4];areaCercaPuntiClassificaSquadre;3;0)=VLOOKUP([.Y$2];areaCercaPuntiClassificaSquadre;3;0));SUMIFS(areaDifferenzaPuntiACalendario;areaSquadraACalendario;[.$F4];areaSquadraBCalendario;[.Y$2])+SUMIFS(areaDifferenzaPuntiBCalendario;areaSquadraBCalendario;[.$F4];areaSquadraACalendario;[.Y$2]);&quot;-&quot;)" office:value-type="float" office:value="0" calcext:value-type="float">
            <text:p>+0</text:p>
          </table:table-cell>
          <table:table-cell table:formula="of:=IF(AND([.$F4]&lt;&gt;[.Z$2];VLOOKUP([.$F4];areaCercaPuntiClassificaSquadre;3;0)=VLOOKUP([.Z$2];areaCercaPuntiClassificaSquadre;3;0));SUMIFS(areaDifferenzaPuntiACalendario;areaSquadraACalendario;[.$F4];areaSquadraBCalendario;[.Z$2])+SUMIFS(areaDifferenzaPuntiBCalendario;areaSquadraBCalendario;[.$F4];areaSquadraACalendario;[.Z$2]);&quot;-&quot;)" office:value-type="float" office:value="0" calcext:value-type="float">
            <text:p>+0</text:p>
          </table:table-cell>
          <table:table-cell table:formula="of:=IF(AND([.$F4]&lt;&gt;[.AA$2];VLOOKUP([.$F4];areaCercaPuntiClassificaSquadre;3;0)=VLOOKUP([.AA$2];areaCercaPuntiClassificaSquadre;3;0));SUMIFS(areaDifferenzaPuntiACalendario;areaSquadraACalendario;[.$F4];areaSquadraBCalendario;[.AA$2])+SUMIFS(areaDifferenzaPuntiBCalendario;areaSquadraBCalendario;[.$F4];areaSquadraACalendario;[.AA$2]);&quot;-&quot;)" office:value-type="string" office:string-value="-" calcext:value-type="string">
            <text:p>-</text:p>
          </table:table-cell>
          <table:table-cell table:formula="of:=IF(AND([.$F4]&lt;&gt;[.AB$2];VLOOKUP([.$F4];areaCercaPuntiClassificaSquadre;3;0)=VLOOKUP([.AB$2];areaCercaPuntiClassificaSquadre;3;0));SUMIFS(areaDifferenzaPuntiACalendario;areaSquadraACalendario;[.$F4];areaSquadraBCalendario;[.AB$2])+SUMIFS(areaDifferenzaPuntiBCalendario;areaSquadraBCalendario;[.$F4];areaSquadraACalendario;[.AB$2]);&quot;-&quot;)" office:value-type="float" office:value="0" calcext:value-type="float">
            <text:p>+0</text:p>
          </table:table-cell>
          <table:table-cell table:formula="of:=IF(AND([.$F4]&lt;&gt;[.AC$2];VLOOKUP([.$F4];areaCercaPuntiClassificaSquadre;3;0)=VLOOKUP([.AC$2];areaCercaPuntiClassificaSquadre;3;0));SUMIFS(areaDifferenzaPuntiACalendario;areaSquadraACalendario;[.$F4];areaSquadraBCalendario;[.AC$2])+SUMIFS(areaDifferenzaPuntiBCalendario;areaSquadraBCalendario;[.$F4];areaSquadraACalendario;[.AC$2]);&quot;-&quot;)" office:value-type="float" office:value="0" calcext:value-type="float">
            <text:p>+0</text:p>
          </table:table-cell>
          <table:table-cell table:formula="of:=IF(AND([.$F4]&lt;&gt;[.AD$2];VLOOKUP([.$F4];areaCercaPuntiClassificaSquadre;3;0)=VLOOKUP([.AD$2];areaCercaPuntiClassificaSquadre;3;0));SUMIFS(areaDifferenzaPuntiACalendario;areaSquadraACalendario;[.$F4];areaSquadraBCalendario;[.AD$2])+SUMIFS(areaDifferenzaPuntiBCalendario;areaSquadraBCalendario;[.$F4];areaSquadraACalendario;[.AD$2]);&quot;-&quot;)" office:value-type="float" office:value="0" calcext:value-type="float">
            <text:p>+0</text:p>
          </table:table-cell>
          <table:table-cell table:formula="of:=IF(AND([.$F4]&lt;&gt;[.AE$2];VLOOKUP([.$F4];areaCercaPuntiClassificaSquadre;3;0)=VLOOKUP([.AE$2];areaCercaPuntiClassificaSquadre;3;0));SUMIFS(areaDifferenzaPuntiACalendario;areaSquadraACalendario;[.$F4];areaSquadraBCalendario;[.AE$2])+SUMIFS(areaDifferenzaPuntiBCalendario;areaSquadraBCalendario;[.$F4];areaSquadraACalendario;[.AE$2]);&quot;-&quot;)" office:value-type="string" office:string-value="-" calcext:value-type="string">
            <text:p>-</text:p>
          </table:table-cell>
          <table:table-cell table:formula="of:=IF(AND([.$F4]&lt;&gt;[.AF$2];VLOOKUP([.$F4];areaCercaPuntiClassificaSquadre;3;0)=VLOOKUP([.AF$2];areaCercaPuntiClassificaSquadre;3;0));SUMIFS(areaDifferenzaPuntiACalendario;areaSquadraACalendario;[.$F4];areaSquadraBCalendario;[.AF$2])+SUMIFS(areaDifferenzaPuntiBCalendario;areaSquadraBCalendario;[.$F4];areaSquadraACalendario;[.AF$2]);&quot;-&quot;)" office:value-type="string" office:string-value="-" calcext:value-type="string">
            <text:p>-</text:p>
          </table:table-cell>
          <table:table-cell table:formula="of:=IF(AND([.$F4]&lt;&gt;[.AG$2];VLOOKUP([.$F4];areaCercaPuntiClassificaSquadre;3;0)=VLOOKUP([.AG$2];areaCercaPuntiClassificaSquadre;3;0));SUMIFS(areaDifferenzaPuntiACalendario;areaSquadraACalendario;[.$F4];areaSquadraBCalendario;[.AG$2])+SUMIFS(areaDifferenzaPuntiBCalendario;areaSquadraBCalendario;[.$F4];areaSquadraACalendario;[.AG$2]);&quot;-&quot;)" office:value-type="string" office:string-value="-" calcext:value-type="string">
            <text:p>-</text:p>
          </table:table-cell>
          <table:table-cell table:formula="of:=IF(AND([.$F4]&lt;&gt;[.AH$2];VLOOKUP([.$F4];areaCercaPuntiClassificaSquadre;3;0)=VLOOKUP([.AH$2];areaCercaPuntiClassificaSquadre;3;0));SUMIFS(areaDifferenzaPuntiACalendario;areaSquadraACalendario;[.$F4];areaSquadraBCalendario;[.AH$2])+SUMIFS(areaDifferenzaPuntiBCalendario;areaSquadraBCalendario;[.$F4];areaSquadraACalendario;[.AH$2]);&quot;-&quot;)" office:value-type="string" office:string-value="-" calcext:value-type="string">
            <text:p>-</text:p>
          </table:table-cell>
          <table:table-cell table:formula="of:=IF(AND([.$F4]&lt;&gt;[.AI$2];VLOOKUP([.$F4];areaCercaPuntiClassificaSquadre;3;0)=VLOOKUP([.AI$2];areaCercaPuntiClassificaSquadre;3;0));SUMIFS(areaDifferenzaPuntiACalendario;areaSquadraACalendario;[.$F4];areaSquadraBCalendario;[.AI$2])+SUMIFS(areaDifferenzaPuntiBCalendario;areaSquadraBCalendario;[.$F4];areaSquadraACalendario;[.AI$2]);&quot;-&quot;)" office:value-type="string" office:string-value="-" calcext:value-type="string">
            <text:p>-</text:p>
          </table:table-cell>
          <table:table-cell table:formula="of:=IF(AND([.$F4]&lt;&gt;[.AJ$2];VLOOKUP([.$F4];areaCercaPuntiClassificaSquadre;3;0)=VLOOKUP([.AJ$2];areaCercaPuntiClassificaSquadre;3;0));SUMIFS(areaDifferenzaPuntiACalendario;areaSquadraACalendario;[.$F4];areaSquadraBCalendario;[.AJ$2])+SUMIFS(areaDifferenzaPuntiBCalendario;areaSquadraBCalendario;[.$F4];areaSquadraACalendario;[.AJ$2]);&quot;-&quot;)" office:value-type="string" office:string-value="-" calcext:value-type="string">
            <text:p>-</text:p>
          </table:table-cell>
          <table:table-cell table:style-name="ce77" table:formula="of:=IF(AND([.$F4]&lt;&gt;[.AK$2];VLOOKUP([.$F4];areaCercaPuntiClassificaSquadre;3;0)=VLOOKUP([.AK$2];areaCercaPuntiClassificaSquadre;3;0));SUMIFS(areaPuntiFattiACalendario;areaSquadraACalendario;[.$F4];areaSquadraBCalendario;[.AK$2])+SUMIFS(areaPuntiFattiBCalendario;areaSquadraBCalendario;[.$F4];areaSquadraACalendario;[.AK$2]);&quot;-&quot;)" office:value-type="string" office:string-value="-" calcext:value-type="string">
            <text:p>-</text:p>
          </table:table-cell>
          <table:table-cell table:formula="of:=IF(AND([.$F4]&lt;&gt;[.AL$2];VLOOKUP([.$F4];areaCercaPuntiClassificaSquadre;3;0)=VLOOKUP([.AL$2];areaCercaPuntiClassificaSquadre;3;0));SUMIFS(areaPuntiFattiACalendario;areaSquadraACalendario;[.$F4];areaSquadraBCalendario;[.AL$2])+SUMIFS(areaPuntiFattiBCalendario;areaSquadraBCalendario;[.$F4];areaSquadraACalendario;[.AL$2]);&quot;-&quot;)" office:value-type="string" office:string-value="-" calcext:value-type="string">
            <text:p>-</text:p>
          </table:table-cell>
          <table:table-cell table:formula="of:=IF(AND([.$F4]&lt;&gt;[.AM$2];VLOOKUP([.$F4];areaCercaPuntiClassificaSquadre;3;0)=VLOOKUP([.AM$2];areaCercaPuntiClassificaSquadre;3;0));SUMIFS(areaPuntiFattiACalendario;areaSquadraACalendario;[.$F4];areaSquadraBCalendario;[.AM$2])+SUMIFS(areaPuntiFattiBCalendario;areaSquadraBCalendario;[.$F4];areaSquadraACalendario;[.AM$2]);&quot;-&quot;)" office:value-type="float" office:value="0" calcext:value-type="float">
            <text:p>0</text:p>
          </table:table-cell>
          <table:table-cell table:formula="of:=IF(AND([.$F4]&lt;&gt;[.AN$2];VLOOKUP([.$F4];areaCercaPuntiClassificaSquadre;3;0)=VLOOKUP([.AN$2];areaCercaPuntiClassificaSquadre;3;0));SUMIFS(areaPuntiFattiACalendario;areaSquadraACalendario;[.$F4];areaSquadraBCalendario;[.AN$2])+SUMIFS(areaPuntiFattiBCalendario;areaSquadraBCalendario;[.$F4];areaSquadraACalendario;[.AN$2]);&quot;-&quot;)" office:value-type="float" office:value="0" calcext:value-type="float">
            <text:p>0</text:p>
          </table:table-cell>
          <table:table-cell table:formula="of:=IF(AND([.$F4]&lt;&gt;[.AO$2];VLOOKUP([.$F4];areaCercaPuntiClassificaSquadre;3;0)=VLOOKUP([.AO$2];areaCercaPuntiClassificaSquadre;3;0));SUMIFS(areaPuntiFattiACalendario;areaSquadraACalendario;[.$F4];areaSquadraBCalendario;[.AO$2])+SUMIFS(areaPuntiFattiBCalendario;areaSquadraBCalendario;[.$F4];areaSquadraACalendario;[.AO$2]);&quot;-&quot;)" office:value-type="string" office:string-value="-" calcext:value-type="string">
            <text:p>-</text:p>
          </table:table-cell>
          <table:table-cell table:formula="of:=IF(AND([.$F4]&lt;&gt;[.AP$2];VLOOKUP([.$F4];areaCercaPuntiClassificaSquadre;3;0)=VLOOKUP([.AP$2];areaCercaPuntiClassificaSquadre;3;0));SUMIFS(areaPuntiFattiACalendario;areaSquadraACalendario;[.$F4];areaSquadraBCalendario;[.AP$2])+SUMIFS(areaPuntiFattiBCalendario;areaSquadraBCalendario;[.$F4];areaSquadraACalendario;[.AP$2]);&quot;-&quot;)" office:value-type="float" office:value="0" calcext:value-type="float">
            <text:p>0</text:p>
          </table:table-cell>
          <table:table-cell table:formula="of:=IF(AND([.$F4]&lt;&gt;[.AQ$2];VLOOKUP([.$F4];areaCercaPuntiClassificaSquadre;3;0)=VLOOKUP([.AQ$2];areaCercaPuntiClassificaSquadre;3;0));SUMIFS(areaPuntiFattiACalendario;areaSquadraACalendario;[.$F4];areaSquadraBCalendario;[.AQ$2])+SUMIFS(areaPuntiFattiBCalendario;areaSquadraBCalendario;[.$F4];areaSquadraACalendario;[.AQ$2]);&quot;-&quot;)" office:value-type="float" office:value="0" calcext:value-type="float">
            <text:p>0</text:p>
          </table:table-cell>
          <table:table-cell table:formula="of:=IF(AND([.$F4]&lt;&gt;[.AR$2];VLOOKUP([.$F4];areaCercaPuntiClassificaSquadre;3;0)=VLOOKUP([.AR$2];areaCercaPuntiClassificaSquadre;3;0));SUMIFS(areaPuntiFattiACalendario;areaSquadraACalendario;[.$F4];areaSquadraBCalendario;[.AR$2])+SUMIFS(areaPuntiFattiBCalendario;areaSquadraBCalendario;[.$F4];areaSquadraACalendario;[.AR$2]);&quot;-&quot;)" office:value-type="float" office:value="0" calcext:value-type="float">
            <text:p>0</text:p>
          </table:table-cell>
          <table:table-cell table:formula="of:=IF(AND([.$F4]&lt;&gt;[.AS$2];VLOOKUP([.$F4];areaCercaPuntiClassificaSquadre;3;0)=VLOOKUP([.AS$2];areaCercaPuntiClassificaSquadre;3;0));SUMIFS(areaPuntiFattiACalendario;areaSquadraACalendario;[.$F4];areaSquadraBCalendario;[.AS$2])+SUMIFS(areaPuntiFattiBCalendario;areaSquadraBCalendario;[.$F4];areaSquadraACalendario;[.AS$2]);&quot;-&quot;)" office:value-type="string" office:string-value="-" calcext:value-type="string">
            <text:p>-</text:p>
          </table:table-cell>
          <table:table-cell table:formula="of:=IF(AND([.$F4]&lt;&gt;[.AT$2];VLOOKUP([.$F4];areaCercaPuntiClassificaSquadre;3;0)=VLOOKUP([.AT$2];areaCercaPuntiClassificaSquadre;3;0));SUMIFS(areaPuntiFattiACalendario;areaSquadraACalendario;[.$F4];areaSquadraBCalendario;[.AT$2])+SUMIFS(areaPuntiFattiBCalendario;areaSquadraBCalendario;[.$F4];areaSquadraACalendario;[.AT$2]);&quot;-&quot;)" office:value-type="float" office:value="0" calcext:value-type="float">
            <text:p>0</text:p>
          </table:table-cell>
          <table:table-cell table:style-name="ce54" table:formula="of:=IF(AND([.$F4]&lt;&gt;[.AU$2];VLOOKUP([.$F4];areaCercaPuntiClassificaSquadre;3;0)=VLOOKUP([.AU$2];areaCercaPuntiClassificaSquadre;3;0));SUMIFS(areaPuntiFattiACalendario;areaSquadraACalendario;[.$F4];areaSquadraBCalendario;[.AU$2])+SUMIFS(areaPuntiFattiBCalendario;areaSquadraBCalendario;[.$F4];areaSquadraACalendario;[.AU$2]);&quot;-&quot;)" office:value-type="float" office:value="0" calcext:value-type="float">
            <text:p>0</text:p>
          </table:table-cell>
          <table:table-cell table:style-name="ce54" table:formula="of:=IF(AND([.$F4]&lt;&gt;[.AV$2];VLOOKUP([.$F4];areaCercaPuntiClassificaSquadre;3;0)=VLOOKUP([.AV$2];areaCercaPuntiClassificaSquadre;3;0));SUMIFS(areaPuntiFattiACalendario;areaSquadraACalendario;[.$F4];areaSquadraBCalendario;[.AV$2])+SUMIFS(areaPuntiFattiBCalendario;areaSquadraBCalendario;[.$F4];areaSquadraACalendario;[.AV$2]);&quot;-&quot;)" office:value-type="float" office:value="0" calcext:value-type="float">
            <text:p>0</text:p>
          </table:table-cell>
          <table:table-cell table:style-name="ce54" table:formula="of:=IF(AND([.$F4]&lt;&gt;[.AW$2];VLOOKUP([.$F4];areaCercaPuntiClassificaSquadre;3;0)=VLOOKUP([.AW$2];areaCercaPuntiClassificaSquadre;3;0));SUMIFS(areaPuntiFattiACalendario;areaSquadraACalendario;[.$F4];areaSquadraBCalendario;[.AW$2])+SUMIFS(areaPuntiFattiBCalendario;areaSquadraBCalendario;[.$F4];areaSquadraACalendario;[.AW$2]);&quot;-&quot;)" office:value-type="string" office:string-value="-" calcext:value-type="string">
            <text:p>-</text:p>
          </table:table-cell>
          <table:table-cell table:style-name="ce54" table:formula="of:=IF(AND([.$F4]&lt;&gt;[.AX$2];VLOOKUP([.$F4];areaCercaPuntiClassificaSquadre;3;0)=VLOOKUP([.AX$2];areaCercaPuntiClassificaSquadre;3;0));SUMIFS(areaPuntiFattiACalendario;areaSquadraACalendario;[.$F4];areaSquadraBCalendario;[.AX$2])+SUMIFS(areaPuntiFattiBCalendario;areaSquadraBCalendario;[.$F4];areaSquadraACalendario;[.AX$2]);&quot;-&quot;)" office:value-type="string" office:string-value="-" calcext:value-type="string">
            <text:p>-</text:p>
          </table:table-cell>
          <table:table-cell table:style-name="ce54" table:formula="of:=IF(AND([.$F4]&lt;&gt;[.AY$2];VLOOKUP([.$F4];areaCercaPuntiClassificaSquadre;3;0)=VLOOKUP([.AY$2];areaCercaPuntiClassificaSquadre;3;0));SUMIFS(areaPuntiFattiACalendario;areaSquadraACalendario;[.$F4];areaSquadraBCalendario;[.AY$2])+SUMIFS(areaPuntiFattiBCalendario;areaSquadraBCalendario;[.$F4];areaSquadraACalendario;[.AY$2]);&quot;-&quot;)" office:value-type="string" office:string-value="-" calcext:value-type="string">
            <text:p>-</text:p>
          </table:table-cell>
          <table:table-cell table:style-name="ce54" table:formula="of:=IF(AND([.$F4]&lt;&gt;[.AZ$2];VLOOKUP([.$F4];areaCercaPuntiClassificaSquadre;3;0)=VLOOKUP([.AZ$2];areaCercaPuntiClassificaSquadre;3;0));SUMIFS(areaPuntiFattiACalendario;areaSquadraACalendario;[.$F4];areaSquadraBCalendario;[.AZ$2])+SUMIFS(areaPuntiFattiBCalendario;areaSquadraBCalendario;[.$F4];areaSquadraACalendario;[.AZ$2]);&quot;-&quot;)" office:value-type="string" office:string-value="-" calcext:value-type="string">
            <text:p>-</text:p>
          </table:table-cell>
          <table:table-cell table:style-name="ce54" table:formula="of:=IF(AND([.$F4]&lt;&gt;[.BA$2];VLOOKUP([.$F4];areaCercaPuntiClassificaSquadre;3;0)=VLOOKUP([.BA$2];areaCercaPuntiClassificaSquadre;3;0));SUMIFS(areaPuntiFattiACalendario;areaSquadraACalendario;[.$F4];areaSquadraBCalendario;[.BA$2])+SUMIFS(areaPuntiFattiBCalendario;areaSquadraBCalendario;[.$F4];areaSquadraACalendario;[.BA$2]);&quot;-&quot;)" office:value-type="string" office:string-value="-" calcext:value-type="string">
            <text:p>-</text:p>
          </table:table-cell>
          <table:table-cell table:style-name="ce54" table:formula="of:=IF(AND([.$F4]&lt;&gt;[.BB$2];VLOOKUP([.$F4];areaCercaPuntiClassificaSquadre;3;0)=VLOOKUP([.BB$2];areaCercaPuntiClassificaSquadre;3;0));SUMIFS(areaPuntiFattiACalendario;areaSquadraACalendario;[.$F4];areaSquadraBCalendario;[.BB$2])+SUMIFS(areaPuntiFattiBCalendario;areaSquadraBCalendario;[.$F4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3" calcext:value-type="float">
            <text:p>3</text:p>
          </table:table-cell>
          <table:table-cell table:style-name="ce15" office:value-type="string" calcext:value-type="string">
            <text:p>Kinder Virtus Bologna</text:p>
          </table:table-cell>
          <table:table-cell table:style-name="ce15" office:value-type="string" calcext:value-type="string">
            <text:p>Unipol Arena</text:p>
          </table:table-cell>
          <table:table-cell table:style-name="ce15" table:formula="of:=&quot;https://www.google.it/maps/search/&quot;&amp;SUBSTITUTE([.C5];&quot; &quot;;&quot;+&quot;)" office:value-type="string" office:string-value="https://www.google.it/maps/search/Unipol+Arena" calcext:value-type="string">
            <text:p>https://www.google.it/maps/search/Unipol+Arena</text:p>
          </table:table-cell>
          <table:table-cell table:formula="of:=COUNTIF(areaCoefficienteSquadre;&quot;&gt;=&quot;&amp;[.$G5])-1" office:value-type="float" office:value="1" calcext:value-type="float">
            <text:p>1</text:p>
          </table:table-cell>
          <table:table-cell table:formula="of:=[.B5]&amp;&quot;&quot;" office:value-type="string" office:string-value="Kinder Virtus Bologna" calcext:value-type="string">
            <text:p>Kinder Virtus Bologna</text:p>
          </table:table-cell>
          <table:table-cell table:formula="of:=TEXT([.$H5];&quot;0000&quot;)&amp;TEXT(5000+SUM([.$S5:.$AJ5]);&quot;+0000;-0000&quot;)&amp;TEXT(SUM([.$AK5:.$BB5]);&quot;+0000;-0000&quot;)&amp;TEXT(5000+[.$O5];&quot;+0000;-0000&quot;)&amp;TEXT([.$M5];&quot;+0000;-0000&quot;)&amp;TEXT(ORG.LIBREOFFICE.RANDBETWEEN.NV(0;9999);&quot;+0000;-0000&quot;)" office:value-type="string" office:string-value="0002+5000+0000+5039+0090+7857" calcext:value-type="string">
            <text:p>0002+5000+0000+5039+0090+7857</text:p>
          </table:table-cell>
          <table:table-cell table:formula="of:=[.J5]*constPuntiVittoria+[.K5]*constPuntiSconfitta+[.L5]*constPuntiForfait" office:value-type="float" office:value="2" calcext:value-type="float">
            <text:p>2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IF(areaSquadraACalendario;[.F5];areaVintaACalendario)+SUMIF(areaSquadraBCalendario;[.F5];areaVintaBCalendario)" office:value-type="float" office:value="1" calcext:value-type="float">
            <text:p>1</text:p>
          </table:table-cell>
          <table:table-cell table:formula="of:=SUMIF(areaSquadraACalendario;[.F5];areaPersaACalendario)+SUMIF(areaSquadraBCalendario;[.F5];areaPersaBCalendario)" office:value-type="float" office:value="0" calcext:value-type="float">
            <text:p>0</text:p>
          </table:table-cell>
          <table:table-cell table:formula="of:=SUMIF(areaSquadraACalendario;[.F5];areaForfaitACalendario)+SUMIF(areaSquadraBCalendario;[.F5];areaForfaitBCalendario)" office:value-type="float" office:value="0" calcext:value-type="float">
            <text:p>0</text:p>
          </table:table-cell>
          <table:table-cell table:formula="of:=SUMIF(areaSquadraACalendario;[.F5];areaPuntiFattiACalendario)+SUMIF(areaSquadraBCalendario;[.F5];areaPuntiFattiBCalendario)" office:value-type="float" office:value="90" calcext:value-type="float">
            <text:p>90</text:p>
          </table:table-cell>
          <table:table-cell table:formula="of:=SUMIF(areaSquadraACalendario;[.F5];areaPuntiSubitiACalendario)+SUMIF(areaSquadraBCalendario;[.F5];areaPuntiSubitiBCalendario)" office:value-type="float" office:value="51" calcext:value-type="float">
            <text:p>51</text:p>
          </table:table-cell>
          <table:table-cell table:formula="of:=SUMIF(areaSquadraACalendario;[.F5];areaDifferenzaPuntiACalendario)+SUMIF(areaSquadraBCalendario;[.F5];areaDifferenzaPuntiBCalendario)" office:value-type="float" office:value="39" calcext:value-type="float">
            <text:p>+39</text:p>
          </table:table-cell>
          <table:table-cell table:formula="of:=IF([.I5]=0;0;ROUND([.M5]/[.I5];2))" office:value-type="float" office:value="90" calcext:value-type="float">
            <text:p>90</text:p>
          </table:table-cell>
          <table:table-cell table:formula="of:=IF([.I5]=0;0;ROUND([.N5]/[.I5];2))" office:value-type="float" office:value="51" calcext:value-type="float">
            <text:p>51</text:p>
          </table:table-cell>
          <table:table-cell table:formula="of:=IF([.I5]=0;0;ROUND([.O5]/[.I5];2))" office:value-type="float" office:value="39" calcext:value-type="float">
            <text:p>+39,00</text:p>
          </table:table-cell>
          <table:table-cell table:formula="of:=IF(AND([.$F5]&lt;&gt;[.S$2];VLOOKUP([.$F5];areaCercaPuntiClassificaSquadre;3;0)=VLOOKUP([.S$2];areaCercaPuntiClassificaSquadre;3;0));SUMIFS(areaDifferenzaPuntiACalendario;areaSquadraACalendario;[.$F5];areaSquadraBCalendario;[.S$2])+SUMIFS(areaDifferenzaPuntiBCalendario;areaSquadraBCalendario;[.$F5];areaSquadraACalendario;[.S$2]);&quot;-&quot;)" office:value-type="string" office:string-value="-" calcext:value-type="string">
            <text:p>-</text:p>
          </table:table-cell>
          <table:table-cell table:formula="of:=IF(AND([.$F5]&lt;&gt;[.T$2];VLOOKUP([.$F5];areaCercaPuntiClassificaSquadre;3;0)=VLOOKUP([.T$2];areaCercaPuntiClassificaSquadre;3;0));SUMIFS(areaDifferenzaPuntiACalendario;areaSquadraACalendario;[.$F5];areaSquadraBCalendario;[.T$2])+SUMIFS(areaDifferenzaPuntiBCalendario;areaSquadraBCalendario;[.$F5];areaSquadraACalendario;[.T$2]);&quot;-&quot;)" office:value-type="float" office:value="0" calcext:value-type="float">
            <text:p>+0</text:p>
          </table:table-cell>
          <table:table-cell table:formula="of:=IF(AND([.$F5]&lt;&gt;[.U$2];VLOOKUP([.$F5];areaCercaPuntiClassificaSquadre;3;0)=VLOOKUP([.U$2];areaCercaPuntiClassificaSquadre;3;0));SUMIFS(areaDifferenzaPuntiACalendario;areaSquadraACalendario;[.$F5];areaSquadraBCalendario;[.U$2])+SUMIFS(areaDifferenzaPuntiBCalendario;areaSquadraBCalendario;[.$F5];areaSquadraACalendario;[.U$2]);&quot;-&quot;)" office:value-type="string" office:string-value="-" calcext:value-type="string">
            <text:p>-</text:p>
          </table:table-cell>
          <table:table-cell table:formula="of:=IF(AND([.$F5]&lt;&gt;[.V$2];VLOOKUP([.$F5];areaCercaPuntiClassificaSquadre;3;0)=VLOOKUP([.V$2];areaCercaPuntiClassificaSquadre;3;0));SUMIFS(areaDifferenzaPuntiACalendario;areaSquadraACalendario;[.$F5];areaSquadraBCalendario;[.V$2])+SUMIFS(areaDifferenzaPuntiBCalendario;areaSquadraBCalendario;[.$F5];areaSquadraACalendario;[.V$2]);&quot;-&quot;)" office:value-type="float" office:value="0" calcext:value-type="float">
            <text:p>+0</text:p>
          </table:table-cell>
          <table:table-cell table:formula="of:=IF(AND([.$F5]&lt;&gt;[.W$2];VLOOKUP([.$F5];areaCercaPuntiClassificaSquadre;3;0)=VLOOKUP([.W$2];areaCercaPuntiClassificaSquadre;3;0));SUMIFS(areaDifferenzaPuntiACalendario;areaSquadraACalendario;[.$F5];areaSquadraBCalendario;[.W$2])+SUMIFS(areaDifferenzaPuntiBCalendario;areaSquadraBCalendario;[.$F5];areaSquadraACalendario;[.W$2]);&quot;-&quot;)" office:value-type="string" office:string-value="-" calcext:value-type="string">
            <text:p>-</text:p>
          </table:table-cell>
          <table:table-cell table:formula="of:=IF(AND([.$F5]&lt;&gt;[.X$2];VLOOKUP([.$F5];areaCercaPuntiClassificaSquadre;3;0)=VLOOKUP([.X$2];areaCercaPuntiClassificaSquadre;3;0));SUMIFS(areaDifferenzaPuntiACalendario;areaSquadraACalendario;[.$F5];areaSquadraBCalendario;[.X$2])+SUMIFS(areaDifferenzaPuntiBCalendario;areaSquadraBCalendario;[.$F5];areaSquadraACalendario;[.X$2]);&quot;-&quot;)" office:value-type="float" office:value="0" calcext:value-type="float">
            <text:p>+0</text:p>
          </table:table-cell>
          <table:table-cell table:formula="of:=IF(AND([.$F5]&lt;&gt;[.Y$2];VLOOKUP([.$F5];areaCercaPuntiClassificaSquadre;3;0)=VLOOKUP([.Y$2];areaCercaPuntiClassificaSquadre;3;0));SUMIFS(areaDifferenzaPuntiACalendario;areaSquadraACalendario;[.$F5];areaSquadraBCalendario;[.Y$2])+SUMIFS(areaDifferenzaPuntiBCalendario;areaSquadraBCalendario;[.$F5];areaSquadraACalendario;[.Y$2]);&quot;-&quot;)" office:value-type="float" office:value="0" calcext:value-type="float">
            <text:p>+0</text:p>
          </table:table-cell>
          <table:table-cell table:formula="of:=IF(AND([.$F5]&lt;&gt;[.Z$2];VLOOKUP([.$F5];areaCercaPuntiClassificaSquadre;3;0)=VLOOKUP([.Z$2];areaCercaPuntiClassificaSquadre;3;0));SUMIFS(areaDifferenzaPuntiACalendario;areaSquadraACalendario;[.$F5];areaSquadraBCalendario;[.Z$2])+SUMIFS(areaDifferenzaPuntiBCalendario;areaSquadraBCalendario;[.$F5];areaSquadraACalendario;[.Z$2]);&quot;-&quot;)" office:value-type="float" office:value="0" calcext:value-type="float">
            <text:p>+0</text:p>
          </table:table-cell>
          <table:table-cell table:formula="of:=IF(AND([.$F5]&lt;&gt;[.AA$2];VLOOKUP([.$F5];areaCercaPuntiClassificaSquadre;3;0)=VLOOKUP([.AA$2];areaCercaPuntiClassificaSquadre;3;0));SUMIFS(areaDifferenzaPuntiACalendario;areaSquadraACalendario;[.$F5];areaSquadraBCalendario;[.AA$2])+SUMIFS(areaDifferenzaPuntiBCalendario;areaSquadraBCalendario;[.$F5];areaSquadraACalendario;[.AA$2]);&quot;-&quot;)" office:value-type="string" office:string-value="-" calcext:value-type="string">
            <text:p>-</text:p>
          </table:table-cell>
          <table:table-cell table:formula="of:=IF(AND([.$F5]&lt;&gt;[.AB$2];VLOOKUP([.$F5];areaCercaPuntiClassificaSquadre;3;0)=VLOOKUP([.AB$2];areaCercaPuntiClassificaSquadre;3;0));SUMIFS(areaDifferenzaPuntiACalendario;areaSquadraACalendario;[.$F5];areaSquadraBCalendario;[.AB$2])+SUMIFS(areaDifferenzaPuntiBCalendario;areaSquadraBCalendario;[.$F5];areaSquadraACalendario;[.AB$2]);&quot;-&quot;)" office:value-type="float" office:value="0" calcext:value-type="float">
            <text:p>+0</text:p>
          </table:table-cell>
          <table:table-cell table:formula="of:=IF(AND([.$F5]&lt;&gt;[.AC$2];VLOOKUP([.$F5];areaCercaPuntiClassificaSquadre;3;0)=VLOOKUP([.AC$2];areaCercaPuntiClassificaSquadre;3;0));SUMIFS(areaDifferenzaPuntiACalendario;areaSquadraACalendario;[.$F5];areaSquadraBCalendario;[.AC$2])+SUMIFS(areaDifferenzaPuntiBCalendario;areaSquadraBCalendario;[.$F5];areaSquadraACalendario;[.AC$2]);&quot;-&quot;)" office:value-type="float" office:value="0" calcext:value-type="float">
            <text:p>+0</text:p>
          </table:table-cell>
          <table:table-cell table:formula="of:=IF(AND([.$F5]&lt;&gt;[.AD$2];VLOOKUP([.$F5];areaCercaPuntiClassificaSquadre;3;0)=VLOOKUP([.AD$2];areaCercaPuntiClassificaSquadre;3;0));SUMIFS(areaDifferenzaPuntiACalendario;areaSquadraACalendario;[.$F5];areaSquadraBCalendario;[.AD$2])+SUMIFS(areaDifferenzaPuntiBCalendario;areaSquadraBCalendario;[.$F5];areaSquadraACalendario;[.AD$2]);&quot;-&quot;)" office:value-type="float" office:value="0" calcext:value-type="float">
            <text:p>+0</text:p>
          </table:table-cell>
          <table:table-cell table:formula="of:=IF(AND([.$F5]&lt;&gt;[.AE$2];VLOOKUP([.$F5];areaCercaPuntiClassificaSquadre;3;0)=VLOOKUP([.AE$2];areaCercaPuntiClassificaSquadre;3;0));SUMIFS(areaDifferenzaPuntiACalendario;areaSquadraACalendario;[.$F5];areaSquadraBCalendario;[.AE$2])+SUMIFS(areaDifferenzaPuntiBCalendario;areaSquadraBCalendario;[.$F5];areaSquadraACalendario;[.AE$2]);&quot;-&quot;)" office:value-type="string" office:string-value="-" calcext:value-type="string">
            <text:p>-</text:p>
          </table:table-cell>
          <table:table-cell table:formula="of:=IF(AND([.$F5]&lt;&gt;[.AF$2];VLOOKUP([.$F5];areaCercaPuntiClassificaSquadre;3;0)=VLOOKUP([.AF$2];areaCercaPuntiClassificaSquadre;3;0));SUMIFS(areaDifferenzaPuntiACalendario;areaSquadraACalendario;[.$F5];areaSquadraBCalendario;[.AF$2])+SUMIFS(areaDifferenzaPuntiBCalendario;areaSquadraBCalendario;[.$F5];areaSquadraACalendario;[.AF$2]);&quot;-&quot;)" office:value-type="string" office:string-value="-" calcext:value-type="string">
            <text:p>-</text:p>
          </table:table-cell>
          <table:table-cell table:formula="of:=IF(AND([.$F5]&lt;&gt;[.AG$2];VLOOKUP([.$F5];areaCercaPuntiClassificaSquadre;3;0)=VLOOKUP([.AG$2];areaCercaPuntiClassificaSquadre;3;0));SUMIFS(areaDifferenzaPuntiACalendario;areaSquadraACalendario;[.$F5];areaSquadraBCalendario;[.AG$2])+SUMIFS(areaDifferenzaPuntiBCalendario;areaSquadraBCalendario;[.$F5];areaSquadraACalendario;[.AG$2]);&quot;-&quot;)" office:value-type="string" office:string-value="-" calcext:value-type="string">
            <text:p>-</text:p>
          </table:table-cell>
          <table:table-cell table:formula="of:=IF(AND([.$F5]&lt;&gt;[.AH$2];VLOOKUP([.$F5];areaCercaPuntiClassificaSquadre;3;0)=VLOOKUP([.AH$2];areaCercaPuntiClassificaSquadre;3;0));SUMIFS(areaDifferenzaPuntiACalendario;areaSquadraACalendario;[.$F5];areaSquadraBCalendario;[.AH$2])+SUMIFS(areaDifferenzaPuntiBCalendario;areaSquadraBCalendario;[.$F5];areaSquadraACalendario;[.AH$2]);&quot;-&quot;)" office:value-type="string" office:string-value="-" calcext:value-type="string">
            <text:p>-</text:p>
          </table:table-cell>
          <table:table-cell table:formula="of:=IF(AND([.$F5]&lt;&gt;[.AI$2];VLOOKUP([.$F5];areaCercaPuntiClassificaSquadre;3;0)=VLOOKUP([.AI$2];areaCercaPuntiClassificaSquadre;3;0));SUMIFS(areaDifferenzaPuntiACalendario;areaSquadraACalendario;[.$F5];areaSquadraBCalendario;[.AI$2])+SUMIFS(areaDifferenzaPuntiBCalendario;areaSquadraBCalendario;[.$F5];areaSquadraACalendario;[.AI$2]);&quot;-&quot;)" office:value-type="string" office:string-value="-" calcext:value-type="string">
            <text:p>-</text:p>
          </table:table-cell>
          <table:table-cell table:formula="of:=IF(AND([.$F5]&lt;&gt;[.AJ$2];VLOOKUP([.$F5];areaCercaPuntiClassificaSquadre;3;0)=VLOOKUP([.AJ$2];areaCercaPuntiClassificaSquadre;3;0));SUMIFS(areaDifferenzaPuntiACalendario;areaSquadraACalendario;[.$F5];areaSquadraBCalendario;[.AJ$2])+SUMIFS(areaDifferenzaPuntiBCalendario;areaSquadraBCalendario;[.$F5];areaSquadraACalendario;[.AJ$2]);&quot;-&quot;)" office:value-type="string" office:string-value="-" calcext:value-type="string">
            <text:p>-</text:p>
          </table:table-cell>
          <table:table-cell table:style-name="ce77" table:formula="of:=IF(AND([.$F5]&lt;&gt;[.AK$2];VLOOKUP([.$F5];areaCercaPuntiClassificaSquadre;3;0)=VLOOKUP([.AK$2];areaCercaPuntiClassificaSquadre;3;0));SUMIFS(areaPuntiFattiACalendario;areaSquadraACalendario;[.$F5];areaSquadraBCalendario;[.AK$2])+SUMIFS(areaPuntiFattiBCalendario;areaSquadraBCalendario;[.$F5];areaSquadraACalendario;[.AK$2]);&quot;-&quot;)" office:value-type="string" office:string-value="-" calcext:value-type="string">
            <text:p>-</text:p>
          </table:table-cell>
          <table:table-cell table:formula="of:=IF(AND([.$F5]&lt;&gt;[.AL$2];VLOOKUP([.$F5];areaCercaPuntiClassificaSquadre;3;0)=VLOOKUP([.AL$2];areaCercaPuntiClassificaSquadre;3;0));SUMIFS(areaPuntiFattiACalendario;areaSquadraACalendario;[.$F5];areaSquadraBCalendario;[.AL$2])+SUMIFS(areaPuntiFattiBCalendario;areaSquadraBCalendario;[.$F5];areaSquadraACalendario;[.AL$2]);&quot;-&quot;)" office:value-type="float" office:value="0" calcext:value-type="float">
            <text:p>0</text:p>
          </table:table-cell>
          <table:table-cell table:formula="of:=IF(AND([.$F5]&lt;&gt;[.AM$2];VLOOKUP([.$F5];areaCercaPuntiClassificaSquadre;3;0)=VLOOKUP([.AM$2];areaCercaPuntiClassificaSquadre;3;0));SUMIFS(areaPuntiFattiACalendario;areaSquadraACalendario;[.$F5];areaSquadraBCalendario;[.AM$2])+SUMIFS(areaPuntiFattiBCalendario;areaSquadraBCalendario;[.$F5];areaSquadraACalendario;[.AM$2]);&quot;-&quot;)" office:value-type="string" office:string-value="-" calcext:value-type="string">
            <text:p>-</text:p>
          </table:table-cell>
          <table:table-cell table:formula="of:=IF(AND([.$F5]&lt;&gt;[.AN$2];VLOOKUP([.$F5];areaCercaPuntiClassificaSquadre;3;0)=VLOOKUP([.AN$2];areaCercaPuntiClassificaSquadre;3;0));SUMIFS(areaPuntiFattiACalendario;areaSquadraACalendario;[.$F5];areaSquadraBCalendario;[.AN$2])+SUMIFS(areaPuntiFattiBCalendario;areaSquadraBCalendario;[.$F5];areaSquadraACalendario;[.AN$2]);&quot;-&quot;)" office:value-type="float" office:value="0" calcext:value-type="float">
            <text:p>0</text:p>
          </table:table-cell>
          <table:table-cell table:formula="of:=IF(AND([.$F5]&lt;&gt;[.AO$2];VLOOKUP([.$F5];areaCercaPuntiClassificaSquadre;3;0)=VLOOKUP([.AO$2];areaCercaPuntiClassificaSquadre;3;0));SUMIFS(areaPuntiFattiACalendario;areaSquadraACalendario;[.$F5];areaSquadraBCalendario;[.AO$2])+SUMIFS(areaPuntiFattiBCalendario;areaSquadraBCalendario;[.$F5];areaSquadraACalendario;[.AO$2]);&quot;-&quot;)" office:value-type="string" office:string-value="-" calcext:value-type="string">
            <text:p>-</text:p>
          </table:table-cell>
          <table:table-cell table:formula="of:=IF(AND([.$F5]&lt;&gt;[.AP$2];VLOOKUP([.$F5];areaCercaPuntiClassificaSquadre;3;0)=VLOOKUP([.AP$2];areaCercaPuntiClassificaSquadre;3;0));SUMIFS(areaPuntiFattiACalendario;areaSquadraACalendario;[.$F5];areaSquadraBCalendario;[.AP$2])+SUMIFS(areaPuntiFattiBCalendario;areaSquadraBCalendario;[.$F5];areaSquadraACalendario;[.AP$2]);&quot;-&quot;)" office:value-type="float" office:value="0" calcext:value-type="float">
            <text:p>0</text:p>
          </table:table-cell>
          <table:table-cell table:formula="of:=IF(AND([.$F5]&lt;&gt;[.AQ$2];VLOOKUP([.$F5];areaCercaPuntiClassificaSquadre;3;0)=VLOOKUP([.AQ$2];areaCercaPuntiClassificaSquadre;3;0));SUMIFS(areaPuntiFattiACalendario;areaSquadraACalendario;[.$F5];areaSquadraBCalendario;[.AQ$2])+SUMIFS(areaPuntiFattiBCalendario;areaSquadraBCalendario;[.$F5];areaSquadraACalendario;[.AQ$2]);&quot;-&quot;)" office:value-type="float" office:value="0" calcext:value-type="float">
            <text:p>0</text:p>
          </table:table-cell>
          <table:table-cell table:formula="of:=IF(AND([.$F5]&lt;&gt;[.AR$2];VLOOKUP([.$F5];areaCercaPuntiClassificaSquadre;3;0)=VLOOKUP([.AR$2];areaCercaPuntiClassificaSquadre;3;0));SUMIFS(areaPuntiFattiACalendario;areaSquadraACalendario;[.$F5];areaSquadraBCalendario;[.AR$2])+SUMIFS(areaPuntiFattiBCalendario;areaSquadraBCalendario;[.$F5];areaSquadraACalendario;[.AR$2]);&quot;-&quot;)" office:value-type="float" office:value="0" calcext:value-type="float">
            <text:p>0</text:p>
          </table:table-cell>
          <table:table-cell table:formula="of:=IF(AND([.$F5]&lt;&gt;[.AS$2];VLOOKUP([.$F5];areaCercaPuntiClassificaSquadre;3;0)=VLOOKUP([.AS$2];areaCercaPuntiClassificaSquadre;3;0));SUMIFS(areaPuntiFattiACalendario;areaSquadraACalendario;[.$F5];areaSquadraBCalendario;[.AS$2])+SUMIFS(areaPuntiFattiBCalendario;areaSquadraBCalendario;[.$F5];areaSquadraACalendario;[.AS$2]);&quot;-&quot;)" office:value-type="string" office:string-value="-" calcext:value-type="string">
            <text:p>-</text:p>
          </table:table-cell>
          <table:table-cell table:formula="of:=IF(AND([.$F5]&lt;&gt;[.AT$2];VLOOKUP([.$F5];areaCercaPuntiClassificaSquadre;3;0)=VLOOKUP([.AT$2];areaCercaPuntiClassificaSquadre;3;0));SUMIFS(areaPuntiFattiACalendario;areaSquadraACalendario;[.$F5];areaSquadraBCalendario;[.AT$2])+SUMIFS(areaPuntiFattiBCalendario;areaSquadraBCalendario;[.$F5];areaSquadraACalendario;[.AT$2]);&quot;-&quot;)" office:value-type="float" office:value="0" calcext:value-type="float">
            <text:p>0</text:p>
          </table:table-cell>
          <table:table-cell table:style-name="ce54" table:formula="of:=IF(AND([.$F5]&lt;&gt;[.AU$2];VLOOKUP([.$F5];areaCercaPuntiClassificaSquadre;3;0)=VLOOKUP([.AU$2];areaCercaPuntiClassificaSquadre;3;0));SUMIFS(areaPuntiFattiACalendario;areaSquadraACalendario;[.$F5];areaSquadraBCalendario;[.AU$2])+SUMIFS(areaPuntiFattiBCalendario;areaSquadraBCalendario;[.$F5];areaSquadraACalendario;[.AU$2]);&quot;-&quot;)" office:value-type="float" office:value="0" calcext:value-type="float">
            <text:p>0</text:p>
          </table:table-cell>
          <table:table-cell table:style-name="ce54" table:formula="of:=IF(AND([.$F5]&lt;&gt;[.AV$2];VLOOKUP([.$F5];areaCercaPuntiClassificaSquadre;3;0)=VLOOKUP([.AV$2];areaCercaPuntiClassificaSquadre;3;0));SUMIFS(areaPuntiFattiACalendario;areaSquadraACalendario;[.$F5];areaSquadraBCalendario;[.AV$2])+SUMIFS(areaPuntiFattiBCalendario;areaSquadraBCalendario;[.$F5];areaSquadraACalendario;[.AV$2]);&quot;-&quot;)" office:value-type="float" office:value="0" calcext:value-type="float">
            <text:p>0</text:p>
          </table:table-cell>
          <table:table-cell table:style-name="ce54" table:formula="of:=IF(AND([.$F5]&lt;&gt;[.AW$2];VLOOKUP([.$F5];areaCercaPuntiClassificaSquadre;3;0)=VLOOKUP([.AW$2];areaCercaPuntiClassificaSquadre;3;0));SUMIFS(areaPuntiFattiACalendario;areaSquadraACalendario;[.$F5];areaSquadraBCalendario;[.AW$2])+SUMIFS(areaPuntiFattiBCalendario;areaSquadraBCalendario;[.$F5];areaSquadraACalendario;[.AW$2]);&quot;-&quot;)" office:value-type="string" office:string-value="-" calcext:value-type="string">
            <text:p>-</text:p>
          </table:table-cell>
          <table:table-cell table:style-name="ce54" table:formula="of:=IF(AND([.$F5]&lt;&gt;[.AX$2];VLOOKUP([.$F5];areaCercaPuntiClassificaSquadre;3;0)=VLOOKUP([.AX$2];areaCercaPuntiClassificaSquadre;3;0));SUMIFS(areaPuntiFattiACalendario;areaSquadraACalendario;[.$F5];areaSquadraBCalendario;[.AX$2])+SUMIFS(areaPuntiFattiBCalendario;areaSquadraBCalendario;[.$F5];areaSquadraACalendario;[.AX$2]);&quot;-&quot;)" office:value-type="string" office:string-value="-" calcext:value-type="string">
            <text:p>-</text:p>
          </table:table-cell>
          <table:table-cell table:style-name="ce54" table:formula="of:=IF(AND([.$F5]&lt;&gt;[.AY$2];VLOOKUP([.$F5];areaCercaPuntiClassificaSquadre;3;0)=VLOOKUP([.AY$2];areaCercaPuntiClassificaSquadre;3;0));SUMIFS(areaPuntiFattiACalendario;areaSquadraACalendario;[.$F5];areaSquadraBCalendario;[.AY$2])+SUMIFS(areaPuntiFattiBCalendario;areaSquadraBCalendario;[.$F5];areaSquadraACalendario;[.AY$2]);&quot;-&quot;)" office:value-type="string" office:string-value="-" calcext:value-type="string">
            <text:p>-</text:p>
          </table:table-cell>
          <table:table-cell table:style-name="ce54" table:formula="of:=IF(AND([.$F5]&lt;&gt;[.AZ$2];VLOOKUP([.$F5];areaCercaPuntiClassificaSquadre;3;0)=VLOOKUP([.AZ$2];areaCercaPuntiClassificaSquadre;3;0));SUMIFS(areaPuntiFattiACalendario;areaSquadraACalendario;[.$F5];areaSquadraBCalendario;[.AZ$2])+SUMIFS(areaPuntiFattiBCalendario;areaSquadraBCalendario;[.$F5];areaSquadraACalendario;[.AZ$2]);&quot;-&quot;)" office:value-type="string" office:string-value="-" calcext:value-type="string">
            <text:p>-</text:p>
          </table:table-cell>
          <table:table-cell table:style-name="ce54" table:formula="of:=IF(AND([.$F5]&lt;&gt;[.BA$2];VLOOKUP([.$F5];areaCercaPuntiClassificaSquadre;3;0)=VLOOKUP([.BA$2];areaCercaPuntiClassificaSquadre;3;0));SUMIFS(areaPuntiFattiACalendario;areaSquadraACalendario;[.$F5];areaSquadraBCalendario;[.BA$2])+SUMIFS(areaPuntiFattiBCalendario;areaSquadraBCalendario;[.$F5];areaSquadraACalendario;[.BA$2]);&quot;-&quot;)" office:value-type="string" office:string-value="-" calcext:value-type="string">
            <text:p>-</text:p>
          </table:table-cell>
          <table:table-cell table:style-name="ce54" table:formula="of:=IF(AND([.$F5]&lt;&gt;[.BB$2];VLOOKUP([.$F5];areaCercaPuntiClassificaSquadre;3;0)=VLOOKUP([.BB$2];areaCercaPuntiClassificaSquadre;3;0));SUMIFS(areaPuntiFattiACalendario;areaSquadraACalendario;[.$F5];areaSquadraBCalendario;[.BB$2])+SUMIFS(areaPuntiFattiBCalendario;areaSquadraBCalendario;[.$F5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4" calcext:value-type="float">
            <text:p>4</text:p>
          </table:table-cell>
          <table:table-cell table:style-name="ce15" office:value-type="string" calcext:value-type="string">
            <text:p>Viola Reggio Calabria</text:p>
          </table:table-cell>
          <table:table-cell table:style-name="ce15" office:value-type="string" calcext:value-type="string">
            <text:p>PalaCalafiore</text:p>
          </table:table-cell>
          <table:table-cell table:style-name="ce15" table:formula="of:=&quot;https://www.google.it/maps/search/&quot;&amp;SUBSTITUTE([.C6];&quot; &quot;;&quot;+&quot;)" office:value-type="string" office:string-value="https://www.google.it/maps/search/PalaCalafiore" calcext:value-type="string">
            <text:p>https://www.google.it/maps/search/PalaCalafiore</text:p>
          </table:table-cell>
          <table:table-cell table:formula="of:=COUNTIF(areaCoefficienteSquadre;&quot;&gt;=&quot;&amp;[.$G6])-1" office:value-type="float" office:value="8" calcext:value-type="float">
            <text:p>8</text:p>
          </table:table-cell>
          <table:table-cell table:formula="of:=[.B6]&amp;&quot;&quot;" office:value-type="string" office:string-value="Viola Reggio Calabria" calcext:value-type="string">
            <text:p>Viola Reggio Calabria</text:p>
          </table:table-cell>
          <table:table-cell table:formula="of:=TEXT([.$H6];&quot;0000&quot;)&amp;TEXT(5000+SUM([.$S6:.$AJ6]);&quot;+0000;-0000&quot;)&amp;TEXT(SUM([.$AK6:.$BB6]);&quot;+0000;-0000&quot;)&amp;TEXT(5000+[.$O6];&quot;+0000;-0000&quot;)&amp;TEXT([.$M6];&quot;+0000;-0000&quot;)&amp;TEXT(ORG.LIBREOFFICE.RANDBETWEEN.NV(0;9999);&quot;+0000;-0000&quot;)" office:value-type="string" office:string-value="0002+5000+0000+5005+0101+0595" calcext:value-type="string">
            <text:p>0002+5000+0000+5005+0101+0595</text:p>
          </table:table-cell>
          <table:table-cell table:formula="of:=[.J6]*constPuntiVittoria+[.K6]*constPuntiSconfitta+[.L6]*constPuntiForfait" office:value-type="float" office:value="2" calcext:value-type="float">
            <text:p>2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IF(areaSquadraACalendario;[.F6];areaVintaACalendario)+SUMIF(areaSquadraBCalendario;[.F6];areaVintaBCalendario)" office:value-type="float" office:value="1" calcext:value-type="float">
            <text:p>1</text:p>
          </table:table-cell>
          <table:table-cell table:formula="of:=SUMIF(areaSquadraACalendario;[.F6];areaPersaACalendario)+SUMIF(areaSquadraBCalendario;[.F6];areaPersaBCalendario)" office:value-type="float" office:value="0" calcext:value-type="float">
            <text:p>0</text:p>
          </table:table-cell>
          <table:table-cell table:formula="of:=SUMIF(areaSquadraACalendario;[.F6];areaForfaitACalendario)+SUMIF(areaSquadraBCalendario;[.F6];areaForfaitBCalendario)" office:value-type="float" office:value="0" calcext:value-type="float">
            <text:p>0</text:p>
          </table:table-cell>
          <table:table-cell table:formula="of:=SUMIF(areaSquadraACalendario;[.F6];areaPuntiFattiACalendario)+SUMIF(areaSquadraBCalendario;[.F6];areaPuntiFattiBCalendario)" office:value-type="float" office:value="101" calcext:value-type="float">
            <text:p>101</text:p>
          </table:table-cell>
          <table:table-cell table:formula="of:=SUMIF(areaSquadraACalendario;[.F6];areaPuntiSubitiACalendario)+SUMIF(areaSquadraBCalendario;[.F6];areaPuntiSubitiBCalendario)" office:value-type="float" office:value="96" calcext:value-type="float">
            <text:p>96</text:p>
          </table:table-cell>
          <table:table-cell table:formula="of:=SUMIF(areaSquadraACalendario;[.F6];areaDifferenzaPuntiACalendario)+SUMIF(areaSquadraBCalendario;[.F6];areaDifferenzaPuntiBCalendario)" office:value-type="float" office:value="5" calcext:value-type="float">
            <text:p>+5</text:p>
          </table:table-cell>
          <table:table-cell table:formula="of:=IF([.I6]=0;0;ROUND([.M6]/[.I6];2))" office:value-type="float" office:value="101" calcext:value-type="float">
            <text:p>101</text:p>
          </table:table-cell>
          <table:table-cell table:formula="of:=IF([.I6]=0;0;ROUND([.N6]/[.I6];2))" office:value-type="float" office:value="96" calcext:value-type="float">
            <text:p>96</text:p>
          </table:table-cell>
          <table:table-cell table:formula="of:=IF([.I6]=0;0;ROUND([.O6]/[.I6];2))" office:value-type="float" office:value="5" calcext:value-type="float">
            <text:p>+5,00</text:p>
          </table:table-cell>
          <table:table-cell table:formula="of:=IF(AND([.$F6]&lt;&gt;[.S$2];VLOOKUP([.$F6];areaCercaPuntiClassificaSquadre;3;0)=VLOOKUP([.S$2];areaCercaPuntiClassificaSquadre;3;0));SUMIFS(areaDifferenzaPuntiACalendario;areaSquadraACalendario;[.$F6];areaSquadraBCalendario;[.S$2])+SUMIFS(areaDifferenzaPuntiBCalendario;areaSquadraBCalendario;[.$F6];areaSquadraACalendario;[.S$2]);&quot;-&quot;)" office:value-type="string" office:string-value="-" calcext:value-type="string">
            <text:p>-</text:p>
          </table:table-cell>
          <table:table-cell table:formula="of:=IF(AND([.$F6]&lt;&gt;[.T$2];VLOOKUP([.$F6];areaCercaPuntiClassificaSquadre;3;0)=VLOOKUP([.T$2];areaCercaPuntiClassificaSquadre;3;0));SUMIFS(areaDifferenzaPuntiACalendario;areaSquadraACalendario;[.$F6];areaSquadraBCalendario;[.T$2])+SUMIFS(areaDifferenzaPuntiBCalendario;areaSquadraBCalendario;[.$F6];areaSquadraACalendario;[.T$2]);&quot;-&quot;)" office:value-type="float" office:value="0" calcext:value-type="float">
            <text:p>+0</text:p>
          </table:table-cell>
          <table:table-cell table:formula="of:=IF(AND([.$F6]&lt;&gt;[.U$2];VLOOKUP([.$F6];areaCercaPuntiClassificaSquadre;3;0)=VLOOKUP([.U$2];areaCercaPuntiClassificaSquadre;3;0));SUMIFS(areaDifferenzaPuntiACalendario;areaSquadraACalendario;[.$F6];areaSquadraBCalendario;[.U$2])+SUMIFS(areaDifferenzaPuntiBCalendario;areaSquadraBCalendario;[.$F6];areaSquadraACalendario;[.U$2]);&quot;-&quot;)" office:value-type="float" office:value="0" calcext:value-type="float">
            <text:p>+0</text:p>
          </table:table-cell>
          <table:table-cell table:formula="of:=IF(AND([.$F6]&lt;&gt;[.V$2];VLOOKUP([.$F6];areaCercaPuntiClassificaSquadre;3;0)=VLOOKUP([.V$2];areaCercaPuntiClassificaSquadre;3;0));SUMIFS(areaDifferenzaPuntiACalendario;areaSquadraACalendario;[.$F6];areaSquadraBCalendario;[.V$2])+SUMIFS(areaDifferenzaPuntiBCalendario;areaSquadraBCalendario;[.$F6];areaSquadraACalendario;[.V$2]);&quot;-&quot;)" office:value-type="string" office:string-value="-" calcext:value-type="string">
            <text:p>-</text:p>
          </table:table-cell>
          <table:table-cell table:formula="of:=IF(AND([.$F6]&lt;&gt;[.W$2];VLOOKUP([.$F6];areaCercaPuntiClassificaSquadre;3;0)=VLOOKUP([.W$2];areaCercaPuntiClassificaSquadre;3;0));SUMIFS(areaDifferenzaPuntiACalendario;areaSquadraACalendario;[.$F6];areaSquadraBCalendario;[.W$2])+SUMIFS(areaDifferenzaPuntiBCalendario;areaSquadraBCalendario;[.$F6];areaSquadraACalendario;[.W$2]);&quot;-&quot;)" office:value-type="string" office:string-value="-" calcext:value-type="string">
            <text:p>-</text:p>
          </table:table-cell>
          <table:table-cell table:formula="of:=IF(AND([.$F6]&lt;&gt;[.X$2];VLOOKUP([.$F6];areaCercaPuntiClassificaSquadre;3;0)=VLOOKUP([.X$2];areaCercaPuntiClassificaSquadre;3;0));SUMIFS(areaDifferenzaPuntiACalendario;areaSquadraACalendario;[.$F6];areaSquadraBCalendario;[.X$2])+SUMIFS(areaDifferenzaPuntiBCalendario;areaSquadraBCalendario;[.$F6];areaSquadraACalendario;[.X$2]);&quot;-&quot;)" office:value-type="float" office:value="0" calcext:value-type="float">
            <text:p>+0</text:p>
          </table:table-cell>
          <table:table-cell table:formula="of:=IF(AND([.$F6]&lt;&gt;[.Y$2];VLOOKUP([.$F6];areaCercaPuntiClassificaSquadre;3;0)=VLOOKUP([.Y$2];areaCercaPuntiClassificaSquadre;3;0));SUMIFS(areaDifferenzaPuntiACalendario;areaSquadraACalendario;[.$F6];areaSquadraBCalendario;[.Y$2])+SUMIFS(areaDifferenzaPuntiBCalendario;areaSquadraBCalendario;[.$F6];areaSquadraACalendario;[.Y$2]);&quot;-&quot;)" office:value-type="float" office:value="0" calcext:value-type="float">
            <text:p>+0</text:p>
          </table:table-cell>
          <table:table-cell table:formula="of:=IF(AND([.$F6]&lt;&gt;[.Z$2];VLOOKUP([.$F6];areaCercaPuntiClassificaSquadre;3;0)=VLOOKUP([.Z$2];areaCercaPuntiClassificaSquadre;3;0));SUMIFS(areaDifferenzaPuntiACalendario;areaSquadraACalendario;[.$F6];areaSquadraBCalendario;[.Z$2])+SUMIFS(areaDifferenzaPuntiBCalendario;areaSquadraBCalendario;[.$F6];areaSquadraACalendario;[.Z$2]);&quot;-&quot;)" office:value-type="float" office:value="0" calcext:value-type="float">
            <text:p>+0</text:p>
          </table:table-cell>
          <table:table-cell table:formula="of:=IF(AND([.$F6]&lt;&gt;[.AA$2];VLOOKUP([.$F6];areaCercaPuntiClassificaSquadre;3;0)=VLOOKUP([.AA$2];areaCercaPuntiClassificaSquadre;3;0));SUMIFS(areaDifferenzaPuntiACalendario;areaSquadraACalendario;[.$F6];areaSquadraBCalendario;[.AA$2])+SUMIFS(areaDifferenzaPuntiBCalendario;areaSquadraBCalendario;[.$F6];areaSquadraACalendario;[.AA$2]);&quot;-&quot;)" office:value-type="string" office:string-value="-" calcext:value-type="string">
            <text:p>-</text:p>
          </table:table-cell>
          <table:table-cell table:formula="of:=IF(AND([.$F6]&lt;&gt;[.AB$2];VLOOKUP([.$F6];areaCercaPuntiClassificaSquadre;3;0)=VLOOKUP([.AB$2];areaCercaPuntiClassificaSquadre;3;0));SUMIFS(areaDifferenzaPuntiACalendario;areaSquadraACalendario;[.$F6];areaSquadraBCalendario;[.AB$2])+SUMIFS(areaDifferenzaPuntiBCalendario;areaSquadraBCalendario;[.$F6];areaSquadraACalendario;[.AB$2]);&quot;-&quot;)" office:value-type="float" office:value="0" calcext:value-type="float">
            <text:p>+0</text:p>
          </table:table-cell>
          <table:table-cell table:formula="of:=IF(AND([.$F6]&lt;&gt;[.AC$2];VLOOKUP([.$F6];areaCercaPuntiClassificaSquadre;3;0)=VLOOKUP([.AC$2];areaCercaPuntiClassificaSquadre;3;0));SUMIFS(areaDifferenzaPuntiACalendario;areaSquadraACalendario;[.$F6];areaSquadraBCalendario;[.AC$2])+SUMIFS(areaDifferenzaPuntiBCalendario;areaSquadraBCalendario;[.$F6];areaSquadraACalendario;[.AC$2]);&quot;-&quot;)" office:value-type="float" office:value="0" calcext:value-type="float">
            <text:p>+0</text:p>
          </table:table-cell>
          <table:table-cell table:formula="of:=IF(AND([.$F6]&lt;&gt;[.AD$2];VLOOKUP([.$F6];areaCercaPuntiClassificaSquadre;3;0)=VLOOKUP([.AD$2];areaCercaPuntiClassificaSquadre;3;0));SUMIFS(areaDifferenzaPuntiACalendario;areaSquadraACalendario;[.$F6];areaSquadraBCalendario;[.AD$2])+SUMIFS(areaDifferenzaPuntiBCalendario;areaSquadraBCalendario;[.$F6];areaSquadraACalendario;[.AD$2]);&quot;-&quot;)" office:value-type="float" office:value="0" calcext:value-type="float">
            <text:p>+0</text:p>
          </table:table-cell>
          <table:table-cell table:formula="of:=IF(AND([.$F6]&lt;&gt;[.AE$2];VLOOKUP([.$F6];areaCercaPuntiClassificaSquadre;3;0)=VLOOKUP([.AE$2];areaCercaPuntiClassificaSquadre;3;0));SUMIFS(areaDifferenzaPuntiACalendario;areaSquadraACalendario;[.$F6];areaSquadraBCalendario;[.AE$2])+SUMIFS(areaDifferenzaPuntiBCalendario;areaSquadraBCalendario;[.$F6];areaSquadraACalendario;[.AE$2]);&quot;-&quot;)" office:value-type="string" office:string-value="-" calcext:value-type="string">
            <text:p>-</text:p>
          </table:table-cell>
          <table:table-cell table:formula="of:=IF(AND([.$F6]&lt;&gt;[.AF$2];VLOOKUP([.$F6];areaCercaPuntiClassificaSquadre;3;0)=VLOOKUP([.AF$2];areaCercaPuntiClassificaSquadre;3;0));SUMIFS(areaDifferenzaPuntiACalendario;areaSquadraACalendario;[.$F6];areaSquadraBCalendario;[.AF$2])+SUMIFS(areaDifferenzaPuntiBCalendario;areaSquadraBCalendario;[.$F6];areaSquadraACalendario;[.AF$2]);&quot;-&quot;)" office:value-type="string" office:string-value="-" calcext:value-type="string">
            <text:p>-</text:p>
          </table:table-cell>
          <table:table-cell table:formula="of:=IF(AND([.$F6]&lt;&gt;[.AG$2];VLOOKUP([.$F6];areaCercaPuntiClassificaSquadre;3;0)=VLOOKUP([.AG$2];areaCercaPuntiClassificaSquadre;3;0));SUMIFS(areaDifferenzaPuntiACalendario;areaSquadraACalendario;[.$F6];areaSquadraBCalendario;[.AG$2])+SUMIFS(areaDifferenzaPuntiBCalendario;areaSquadraBCalendario;[.$F6];areaSquadraACalendario;[.AG$2]);&quot;-&quot;)" office:value-type="string" office:string-value="-" calcext:value-type="string">
            <text:p>-</text:p>
          </table:table-cell>
          <table:table-cell table:formula="of:=IF(AND([.$F6]&lt;&gt;[.AH$2];VLOOKUP([.$F6];areaCercaPuntiClassificaSquadre;3;0)=VLOOKUP([.AH$2];areaCercaPuntiClassificaSquadre;3;0));SUMIFS(areaDifferenzaPuntiACalendario;areaSquadraACalendario;[.$F6];areaSquadraBCalendario;[.AH$2])+SUMIFS(areaDifferenzaPuntiBCalendario;areaSquadraBCalendario;[.$F6];areaSquadraACalendario;[.AH$2]);&quot;-&quot;)" office:value-type="string" office:string-value="-" calcext:value-type="string">
            <text:p>-</text:p>
          </table:table-cell>
          <table:table-cell table:formula="of:=IF(AND([.$F6]&lt;&gt;[.AI$2];VLOOKUP([.$F6];areaCercaPuntiClassificaSquadre;3;0)=VLOOKUP([.AI$2];areaCercaPuntiClassificaSquadre;3;0));SUMIFS(areaDifferenzaPuntiACalendario;areaSquadraACalendario;[.$F6];areaSquadraBCalendario;[.AI$2])+SUMIFS(areaDifferenzaPuntiBCalendario;areaSquadraBCalendario;[.$F6];areaSquadraACalendario;[.AI$2]);&quot;-&quot;)" office:value-type="string" office:string-value="-" calcext:value-type="string">
            <text:p>-</text:p>
          </table:table-cell>
          <table:table-cell table:formula="of:=IF(AND([.$F6]&lt;&gt;[.AJ$2];VLOOKUP([.$F6];areaCercaPuntiClassificaSquadre;3;0)=VLOOKUP([.AJ$2];areaCercaPuntiClassificaSquadre;3;0));SUMIFS(areaDifferenzaPuntiACalendario;areaSquadraACalendario;[.$F6];areaSquadraBCalendario;[.AJ$2])+SUMIFS(areaDifferenzaPuntiBCalendario;areaSquadraBCalendario;[.$F6];areaSquadraACalendario;[.AJ$2]);&quot;-&quot;)" office:value-type="string" office:string-value="-" calcext:value-type="string">
            <text:p>-</text:p>
          </table:table-cell>
          <table:table-cell table:style-name="ce77" table:formula="of:=IF(AND([.$F6]&lt;&gt;[.AK$2];VLOOKUP([.$F6];areaCercaPuntiClassificaSquadre;3;0)=VLOOKUP([.AK$2];areaCercaPuntiClassificaSquadre;3;0));SUMIFS(areaPuntiFattiACalendario;areaSquadraACalendario;[.$F6];areaSquadraBCalendario;[.AK$2])+SUMIFS(areaPuntiFattiBCalendario;areaSquadraBCalendario;[.$F6];areaSquadraACalendario;[.AK$2]);&quot;-&quot;)" office:value-type="string" office:string-value="-" calcext:value-type="string">
            <text:p>-</text:p>
          </table:table-cell>
          <table:table-cell table:formula="of:=IF(AND([.$F6]&lt;&gt;[.AL$2];VLOOKUP([.$F6];areaCercaPuntiClassificaSquadre;3;0)=VLOOKUP([.AL$2];areaCercaPuntiClassificaSquadre;3;0));SUMIFS(areaPuntiFattiACalendario;areaSquadraACalendario;[.$F6];areaSquadraBCalendario;[.AL$2])+SUMIFS(areaPuntiFattiBCalendario;areaSquadraBCalendario;[.$F6];areaSquadraACalendario;[.AL$2]);&quot;-&quot;)" office:value-type="float" office:value="0" calcext:value-type="float">
            <text:p>0</text:p>
          </table:table-cell>
          <table:table-cell table:formula="of:=IF(AND([.$F6]&lt;&gt;[.AM$2];VLOOKUP([.$F6];areaCercaPuntiClassificaSquadre;3;0)=VLOOKUP([.AM$2];areaCercaPuntiClassificaSquadre;3;0));SUMIFS(areaPuntiFattiACalendario;areaSquadraACalendario;[.$F6];areaSquadraBCalendario;[.AM$2])+SUMIFS(areaPuntiFattiBCalendario;areaSquadraBCalendario;[.$F6];areaSquadraACalendario;[.AM$2]);&quot;-&quot;)" office:value-type="float" office:value="0" calcext:value-type="float">
            <text:p>0</text:p>
          </table:table-cell>
          <table:table-cell table:formula="of:=IF(AND([.$F6]&lt;&gt;[.AN$2];VLOOKUP([.$F6];areaCercaPuntiClassificaSquadre;3;0)=VLOOKUP([.AN$2];areaCercaPuntiClassificaSquadre;3;0));SUMIFS(areaPuntiFattiACalendario;areaSquadraACalendario;[.$F6];areaSquadraBCalendario;[.AN$2])+SUMIFS(areaPuntiFattiBCalendario;areaSquadraBCalendario;[.$F6];areaSquadraACalendario;[.AN$2]);&quot;-&quot;)" office:value-type="string" office:string-value="-" calcext:value-type="string">
            <text:p>-</text:p>
          </table:table-cell>
          <table:table-cell table:formula="of:=IF(AND([.$F6]&lt;&gt;[.AO$2];VLOOKUP([.$F6];areaCercaPuntiClassificaSquadre;3;0)=VLOOKUP([.AO$2];areaCercaPuntiClassificaSquadre;3;0));SUMIFS(areaPuntiFattiACalendario;areaSquadraACalendario;[.$F6];areaSquadraBCalendario;[.AO$2])+SUMIFS(areaPuntiFattiBCalendario;areaSquadraBCalendario;[.$F6];areaSquadraACalendario;[.AO$2]);&quot;-&quot;)" office:value-type="string" office:string-value="-" calcext:value-type="string">
            <text:p>-</text:p>
          </table:table-cell>
          <table:table-cell table:formula="of:=IF(AND([.$F6]&lt;&gt;[.AP$2];VLOOKUP([.$F6];areaCercaPuntiClassificaSquadre;3;0)=VLOOKUP([.AP$2];areaCercaPuntiClassificaSquadre;3;0));SUMIFS(areaPuntiFattiACalendario;areaSquadraACalendario;[.$F6];areaSquadraBCalendario;[.AP$2])+SUMIFS(areaPuntiFattiBCalendario;areaSquadraBCalendario;[.$F6];areaSquadraACalendario;[.AP$2]);&quot;-&quot;)" office:value-type="float" office:value="0" calcext:value-type="float">
            <text:p>0</text:p>
          </table:table-cell>
          <table:table-cell table:formula="of:=IF(AND([.$F6]&lt;&gt;[.AQ$2];VLOOKUP([.$F6];areaCercaPuntiClassificaSquadre;3;0)=VLOOKUP([.AQ$2];areaCercaPuntiClassificaSquadre;3;0));SUMIFS(areaPuntiFattiACalendario;areaSquadraACalendario;[.$F6];areaSquadraBCalendario;[.AQ$2])+SUMIFS(areaPuntiFattiBCalendario;areaSquadraBCalendario;[.$F6];areaSquadraACalendario;[.AQ$2]);&quot;-&quot;)" office:value-type="float" office:value="0" calcext:value-type="float">
            <text:p>0</text:p>
          </table:table-cell>
          <table:table-cell table:formula="of:=IF(AND([.$F6]&lt;&gt;[.AR$2];VLOOKUP([.$F6];areaCercaPuntiClassificaSquadre;3;0)=VLOOKUP([.AR$2];areaCercaPuntiClassificaSquadre;3;0));SUMIFS(areaPuntiFattiACalendario;areaSquadraACalendario;[.$F6];areaSquadraBCalendario;[.AR$2])+SUMIFS(areaPuntiFattiBCalendario;areaSquadraBCalendario;[.$F6];areaSquadraACalendario;[.AR$2]);&quot;-&quot;)" office:value-type="float" office:value="0" calcext:value-type="float">
            <text:p>0</text:p>
          </table:table-cell>
          <table:table-cell table:formula="of:=IF(AND([.$F6]&lt;&gt;[.AS$2];VLOOKUP([.$F6];areaCercaPuntiClassificaSquadre;3;0)=VLOOKUP([.AS$2];areaCercaPuntiClassificaSquadre;3;0));SUMIFS(areaPuntiFattiACalendario;areaSquadraACalendario;[.$F6];areaSquadraBCalendario;[.AS$2])+SUMIFS(areaPuntiFattiBCalendario;areaSquadraBCalendario;[.$F6];areaSquadraACalendario;[.AS$2]);&quot;-&quot;)" office:value-type="string" office:string-value="-" calcext:value-type="string">
            <text:p>-</text:p>
          </table:table-cell>
          <table:table-cell table:formula="of:=IF(AND([.$F6]&lt;&gt;[.AT$2];VLOOKUP([.$F6];areaCercaPuntiClassificaSquadre;3;0)=VLOOKUP([.AT$2];areaCercaPuntiClassificaSquadre;3;0));SUMIFS(areaPuntiFattiACalendario;areaSquadraACalendario;[.$F6];areaSquadraBCalendario;[.AT$2])+SUMIFS(areaPuntiFattiBCalendario;areaSquadraBCalendario;[.$F6];areaSquadraACalendario;[.AT$2]);&quot;-&quot;)" office:value-type="float" office:value="0" calcext:value-type="float">
            <text:p>0</text:p>
          </table:table-cell>
          <table:table-cell table:style-name="ce54" table:formula="of:=IF(AND([.$F6]&lt;&gt;[.AU$2];VLOOKUP([.$F6];areaCercaPuntiClassificaSquadre;3;0)=VLOOKUP([.AU$2];areaCercaPuntiClassificaSquadre;3;0));SUMIFS(areaPuntiFattiACalendario;areaSquadraACalendario;[.$F6];areaSquadraBCalendario;[.AU$2])+SUMIFS(areaPuntiFattiBCalendario;areaSquadraBCalendario;[.$F6];areaSquadraACalendario;[.AU$2]);&quot;-&quot;)" office:value-type="float" office:value="0" calcext:value-type="float">
            <text:p>0</text:p>
          </table:table-cell>
          <table:table-cell table:style-name="ce54" table:formula="of:=IF(AND([.$F6]&lt;&gt;[.AV$2];VLOOKUP([.$F6];areaCercaPuntiClassificaSquadre;3;0)=VLOOKUP([.AV$2];areaCercaPuntiClassificaSquadre;3;0));SUMIFS(areaPuntiFattiACalendario;areaSquadraACalendario;[.$F6];areaSquadraBCalendario;[.AV$2])+SUMIFS(areaPuntiFattiBCalendario;areaSquadraBCalendario;[.$F6];areaSquadraACalendario;[.AV$2]);&quot;-&quot;)" office:value-type="float" office:value="0" calcext:value-type="float">
            <text:p>0</text:p>
          </table:table-cell>
          <table:table-cell table:style-name="ce54" table:formula="of:=IF(AND([.$F6]&lt;&gt;[.AW$2];VLOOKUP([.$F6];areaCercaPuntiClassificaSquadre;3;0)=VLOOKUP([.AW$2];areaCercaPuntiClassificaSquadre;3;0));SUMIFS(areaPuntiFattiACalendario;areaSquadraACalendario;[.$F6];areaSquadraBCalendario;[.AW$2])+SUMIFS(areaPuntiFattiBCalendario;areaSquadraBCalendario;[.$F6];areaSquadraACalendario;[.AW$2]);&quot;-&quot;)" office:value-type="string" office:string-value="-" calcext:value-type="string">
            <text:p>-</text:p>
          </table:table-cell>
          <table:table-cell table:style-name="ce54" table:formula="of:=IF(AND([.$F6]&lt;&gt;[.AX$2];VLOOKUP([.$F6];areaCercaPuntiClassificaSquadre;3;0)=VLOOKUP([.AX$2];areaCercaPuntiClassificaSquadre;3;0));SUMIFS(areaPuntiFattiACalendario;areaSquadraACalendario;[.$F6];areaSquadraBCalendario;[.AX$2])+SUMIFS(areaPuntiFattiBCalendario;areaSquadraBCalendario;[.$F6];areaSquadraACalendario;[.AX$2]);&quot;-&quot;)" office:value-type="string" office:string-value="-" calcext:value-type="string">
            <text:p>-</text:p>
          </table:table-cell>
          <table:table-cell table:style-name="ce54" table:formula="of:=IF(AND([.$F6]&lt;&gt;[.AY$2];VLOOKUP([.$F6];areaCercaPuntiClassificaSquadre;3;0)=VLOOKUP([.AY$2];areaCercaPuntiClassificaSquadre;3;0));SUMIFS(areaPuntiFattiACalendario;areaSquadraACalendario;[.$F6];areaSquadraBCalendario;[.AY$2])+SUMIFS(areaPuntiFattiBCalendario;areaSquadraBCalendario;[.$F6];areaSquadraACalendario;[.AY$2]);&quot;-&quot;)" office:value-type="string" office:string-value="-" calcext:value-type="string">
            <text:p>-</text:p>
          </table:table-cell>
          <table:table-cell table:style-name="ce54" table:formula="of:=IF(AND([.$F6]&lt;&gt;[.AZ$2];VLOOKUP([.$F6];areaCercaPuntiClassificaSquadre;3;0)=VLOOKUP([.AZ$2];areaCercaPuntiClassificaSquadre;3;0));SUMIFS(areaPuntiFattiACalendario;areaSquadraACalendario;[.$F6];areaSquadraBCalendario;[.AZ$2])+SUMIFS(areaPuntiFattiBCalendario;areaSquadraBCalendario;[.$F6];areaSquadraACalendario;[.AZ$2]);&quot;-&quot;)" office:value-type="string" office:string-value="-" calcext:value-type="string">
            <text:p>-</text:p>
          </table:table-cell>
          <table:table-cell table:style-name="ce54" table:formula="of:=IF(AND([.$F6]&lt;&gt;[.BA$2];VLOOKUP([.$F6];areaCercaPuntiClassificaSquadre;3;0)=VLOOKUP([.BA$2];areaCercaPuntiClassificaSquadre;3;0));SUMIFS(areaPuntiFattiACalendario;areaSquadraACalendario;[.$F6];areaSquadraBCalendario;[.BA$2])+SUMIFS(areaPuntiFattiBCalendario;areaSquadraBCalendario;[.$F6];areaSquadraACalendario;[.BA$2]);&quot;-&quot;)" office:value-type="string" office:string-value="-" calcext:value-type="string">
            <text:p>-</text:p>
          </table:table-cell>
          <table:table-cell table:style-name="ce54" table:formula="of:=IF(AND([.$F6]&lt;&gt;[.BB$2];VLOOKUP([.$F6];areaCercaPuntiClassificaSquadre;3;0)=VLOOKUP([.BB$2];areaCercaPuntiClassificaSquadre;3;0));SUMIFS(areaPuntiFattiACalendario;areaSquadraACalendario;[.$F6];areaSquadraBCalendario;[.BB$2])+SUMIFS(areaPuntiFattiBCalendario;areaSquadraBCalendario;[.$F6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5" calcext:value-type="float">
            <text:p>5</text:p>
          </table:table-cell>
          <table:table-cell table:style-name="ce15" office:value-type="string" calcext:value-type="string">
            <text:p>Telit Trieste</text:p>
          </table:table-cell>
          <table:table-cell table:style-name="ce15" office:value-type="string" calcext:value-type="string">
            <text:p>Allianz Dome</text:p>
          </table:table-cell>
          <table:table-cell table:style-name="ce15" table:formula="of:=&quot;https://www.google.it/maps/search/&quot;&amp;SUBSTITUTE([.C7];&quot; &quot;;&quot;+&quot;)" office:value-type="string" office:string-value="https://www.google.it/maps/search/Allianz+Dome" calcext:value-type="string">
            <text:p>https://www.google.it/maps/search/Allianz+Dome</text:p>
          </table:table-cell>
          <table:table-cell table:formula="of:=COUNTIF(areaCoefficienteSquadre;&quot;&gt;=&quot;&amp;[.$G7])-1" office:value-type="float" office:value="12" calcext:value-type="float">
            <text:p>12</text:p>
          </table:table-cell>
          <table:table-cell table:formula="of:=[.B7]&amp;&quot;&quot;" office:value-type="string" office:string-value="Telit Trieste" calcext:value-type="string">
            <text:p>Telit Trieste</text:p>
          </table:table-cell>
          <table:table-cell table:formula="of:=TEXT([.$H7];&quot;0000&quot;)&amp;TEXT(5000+SUM([.$S7:.$AJ7]);&quot;+0000;-0000&quot;)&amp;TEXT(SUM([.$AK7:.$BB7]);&quot;+0000;-0000&quot;)&amp;TEXT(5000+[.$O7];&quot;+0000;-0000&quot;)&amp;TEXT([.$M7];&quot;+0000;-0000&quot;)&amp;TEXT(ORG.LIBREOFFICE.RANDBETWEEN.NV(0;9999);&quot;+0000;-0000&quot;)" office:value-type="string" office:string-value="0000+5000+0000+4989+0079+8949" calcext:value-type="string">
            <text:p>0000+5000+0000+4989+0079+8949</text:p>
          </table:table-cell>
          <table:table-cell table:formula="of:=[.J7]*constPuntiVittoria+[.K7]*constPuntiSconfitta+[.L7]*constPuntiForfait" office:value-type="float" office:value="0" calcext:value-type="float">
            <text:p>0</text:p>
          </table:table-cell>
          <table:table-cell table:formula="of:=SUM([.J7:.L7])" office:value-type="float" office:value="1" calcext:value-type="float">
            <text:p>1</text:p>
          </table:table-cell>
          <table:table-cell table:formula="of:=SUMIF(areaSquadraACalendario;[.F7];areaVintaACalendario)+SUMIF(areaSquadraBCalendario;[.F7];areaVintaBCalendario)" office:value-type="float" office:value="0" calcext:value-type="float">
            <text:p>0</text:p>
          </table:table-cell>
          <table:table-cell table:formula="of:=SUMIF(areaSquadraACalendario;[.F7];areaPersaACalendario)+SUMIF(areaSquadraBCalendario;[.F7];areaPersaBCalendario)" office:value-type="float" office:value="1" calcext:value-type="float">
            <text:p>1</text:p>
          </table:table-cell>
          <table:table-cell table:formula="of:=SUMIF(areaSquadraACalendario;[.F7];areaForfaitACalendario)+SUMIF(areaSquadraBCalendario;[.F7];areaForfaitBCalendario)" office:value-type="float" office:value="0" calcext:value-type="float">
            <text:p>0</text:p>
          </table:table-cell>
          <table:table-cell table:formula="of:=SUMIF(areaSquadraACalendario;[.F7];areaPuntiFattiACalendario)+SUMIF(areaSquadraBCalendario;[.F7];areaPuntiFattiBCalendario)" office:value-type="float" office:value="79" calcext:value-type="float">
            <text:p>79</text:p>
          </table:table-cell>
          <table:table-cell table:formula="of:=SUMIF(areaSquadraACalendario;[.F7];areaPuntiSubitiACalendario)+SUMIF(areaSquadraBCalendario;[.F7];areaPuntiSubitiBCalendario)" office:value-type="float" office:value="90" calcext:value-type="float">
            <text:p>90</text:p>
          </table:table-cell>
          <table:table-cell table:formula="of:=SUMIF(areaSquadraACalendario;[.F7];areaDifferenzaPuntiACalendario)+SUMIF(areaSquadraBCalendario;[.F7];areaDifferenzaPuntiBCalendario)" office:value-type="float" office:value="-11" calcext:value-type="float">
            <text:p>-11</text:p>
          </table:table-cell>
          <table:table-cell table:formula="of:=IF([.I7]=0;0;ROUND([.M7]/[.I7];2))" office:value-type="float" office:value="79" calcext:value-type="float">
            <text:p>79</text:p>
          </table:table-cell>
          <table:table-cell table:formula="of:=IF([.I7]=0;0;ROUND([.N7]/[.I7];2))" office:value-type="float" office:value="90" calcext:value-type="float">
            <text:p>90</text:p>
          </table:table-cell>
          <table:table-cell table:formula="of:=IF([.I7]=0;0;ROUND([.O7]/[.I7];2))" office:value-type="float" office:value="-11" calcext:value-type="float">
            <text:p>-11,00</text:p>
          </table:table-cell>
          <table:table-cell table:formula="of:=IF(AND([.$F7]&lt;&gt;[.S$2];VLOOKUP([.$F7];areaCercaPuntiClassificaSquadre;3;0)=VLOOKUP([.S$2];areaCercaPuntiClassificaSquadre;3;0));SUMIFS(areaDifferenzaPuntiACalendario;areaSquadraACalendario;[.$F7];areaSquadraBCalendario;[.S$2])+SUMIFS(areaDifferenzaPuntiBCalendario;areaSquadraBCalendario;[.$F7];areaSquadraACalendario;[.S$2]);&quot;-&quot;)" office:value-type="float" office:value="0" calcext:value-type="float">
            <text:p>+0</text:p>
          </table:table-cell>
          <table:table-cell table:formula="of:=IF(AND([.$F7]&lt;&gt;[.T$2];VLOOKUP([.$F7];areaCercaPuntiClassificaSquadre;3;0)=VLOOKUP([.T$2];areaCercaPuntiClassificaSquadre;3;0));SUMIFS(areaDifferenzaPuntiACalendario;areaSquadraACalendario;[.$F7];areaSquadraBCalendario;[.T$2])+SUMIFS(areaDifferenzaPuntiBCalendario;areaSquadraBCalendario;[.$F7];areaSquadraACalendario;[.T$2]);&quot;-&quot;)" office:value-type="string" office:string-value="-" calcext:value-type="string">
            <text:p>-</text:p>
          </table:table-cell>
          <table:table-cell table:formula="of:=IF(AND([.$F7]&lt;&gt;[.U$2];VLOOKUP([.$F7];areaCercaPuntiClassificaSquadre;3;0)=VLOOKUP([.U$2];areaCercaPuntiClassificaSquadre;3;0));SUMIFS(areaDifferenzaPuntiACalendario;areaSquadraACalendario;[.$F7];areaSquadraBCalendario;[.U$2])+SUMIFS(areaDifferenzaPuntiBCalendario;areaSquadraBCalendario;[.$F7];areaSquadraACalendario;[.U$2]);&quot;-&quot;)" office:value-type="string" office:string-value="-" calcext:value-type="string">
            <text:p>-</text:p>
          </table:table-cell>
          <table:table-cell table:formula="of:=IF(AND([.$F7]&lt;&gt;[.V$2];VLOOKUP([.$F7];areaCercaPuntiClassificaSquadre;3;0)=VLOOKUP([.V$2];areaCercaPuntiClassificaSquadre;3;0));SUMIFS(areaDifferenzaPuntiACalendario;areaSquadraACalendario;[.$F7];areaSquadraBCalendario;[.V$2])+SUMIFS(areaDifferenzaPuntiBCalendario;areaSquadraBCalendario;[.$F7];areaSquadraACalendario;[.V$2]);&quot;-&quot;)" office:value-type="string" office:string-value="-" calcext:value-type="string">
            <text:p>-</text:p>
          </table:table-cell>
          <table:table-cell table:formula="of:=IF(AND([.$F7]&lt;&gt;[.W$2];VLOOKUP([.$F7];areaCercaPuntiClassificaSquadre;3;0)=VLOOKUP([.W$2];areaCercaPuntiClassificaSquadre;3;0));SUMIFS(areaDifferenzaPuntiACalendario;areaSquadraACalendario;[.$F7];areaSquadraBCalendario;[.W$2])+SUMIFS(areaDifferenzaPuntiBCalendario;areaSquadraBCalendario;[.$F7];areaSquadraACalendario;[.W$2]);&quot;-&quot;)" office:value-type="string" office:string-value="-" calcext:value-type="string">
            <text:p>-</text:p>
          </table:table-cell>
          <table:table-cell table:formula="of:=IF(AND([.$F7]&lt;&gt;[.X$2];VLOOKUP([.$F7];areaCercaPuntiClassificaSquadre;3;0)=VLOOKUP([.X$2];areaCercaPuntiClassificaSquadre;3;0));SUMIFS(areaDifferenzaPuntiACalendario;areaSquadraACalendario;[.$F7];areaSquadraBCalendario;[.X$2])+SUMIFS(areaDifferenzaPuntiBCalendario;areaSquadraBCalendario;[.$F7];areaSquadraACalendario;[.X$2]);&quot;-&quot;)" office:value-type="string" office:string-value="-" calcext:value-type="string">
            <text:p>-</text:p>
          </table:table-cell>
          <table:table-cell table:formula="of:=IF(AND([.$F7]&lt;&gt;[.Y$2];VLOOKUP([.$F7];areaCercaPuntiClassificaSquadre;3;0)=VLOOKUP([.Y$2];areaCercaPuntiClassificaSquadre;3;0));SUMIFS(areaDifferenzaPuntiACalendario;areaSquadraACalendario;[.$F7];areaSquadraBCalendario;[.Y$2])+SUMIFS(areaDifferenzaPuntiBCalendario;areaSquadraBCalendario;[.$F7];areaSquadraACalendario;[.Y$2]);&quot;-&quot;)" office:value-type="string" office:string-value="-" calcext:value-type="string">
            <text:p>-</text:p>
          </table:table-cell>
          <table:table-cell table:formula="of:=IF(AND([.$F7]&lt;&gt;[.Z$2];VLOOKUP([.$F7];areaCercaPuntiClassificaSquadre;3;0)=VLOOKUP([.Z$2];areaCercaPuntiClassificaSquadre;3;0));SUMIFS(areaDifferenzaPuntiACalendario;areaSquadraACalendario;[.$F7];areaSquadraBCalendario;[.Z$2])+SUMIFS(areaDifferenzaPuntiBCalendario;areaSquadraBCalendario;[.$F7];areaSquadraACalendario;[.Z$2]);&quot;-&quot;)" office:value-type="string" office:string-value="-" calcext:value-type="string">
            <text:p>-</text:p>
          </table:table-cell>
          <table:table-cell table:formula="of:=IF(AND([.$F7]&lt;&gt;[.AA$2];VLOOKUP([.$F7];areaCercaPuntiClassificaSquadre;3;0)=VLOOKUP([.AA$2];areaCercaPuntiClassificaSquadre;3;0));SUMIFS(areaDifferenzaPuntiACalendario;areaSquadraACalendario;[.$F7];areaSquadraBCalendario;[.AA$2])+SUMIFS(areaDifferenzaPuntiBCalendario;areaSquadraBCalendario;[.$F7];areaSquadraACalendario;[.AA$2]);&quot;-&quot;)" office:value-type="float" office:value="0" calcext:value-type="float">
            <text:p>+0</text:p>
          </table:table-cell>
          <table:table-cell table:formula="of:=IF(AND([.$F7]&lt;&gt;[.AB$2];VLOOKUP([.$F7];areaCercaPuntiClassificaSquadre;3;0)=VLOOKUP([.AB$2];areaCercaPuntiClassificaSquadre;3;0));SUMIFS(areaDifferenzaPuntiACalendario;areaSquadraACalendario;[.$F7];areaSquadraBCalendario;[.AB$2])+SUMIFS(areaDifferenzaPuntiBCalendario;areaSquadraBCalendario;[.$F7];areaSquadraACalendario;[.AB$2]);&quot;-&quot;)" office:value-type="string" office:string-value="-" calcext:value-type="string">
            <text:p>-</text:p>
          </table:table-cell>
          <table:table-cell table:formula="of:=IF(AND([.$F7]&lt;&gt;[.AC$2];VLOOKUP([.$F7];areaCercaPuntiClassificaSquadre;3;0)=VLOOKUP([.AC$2];areaCercaPuntiClassificaSquadre;3;0));SUMIFS(areaDifferenzaPuntiACalendario;areaSquadraACalendario;[.$F7];areaSquadraBCalendario;[.AC$2])+SUMIFS(areaDifferenzaPuntiBCalendario;areaSquadraBCalendario;[.$F7];areaSquadraACalendario;[.AC$2]);&quot;-&quot;)" office:value-type="string" office:string-value="-" calcext:value-type="string">
            <text:p>-</text:p>
          </table:table-cell>
          <table:table-cell table:formula="of:=IF(AND([.$F7]&lt;&gt;[.AD$2];VLOOKUP([.$F7];areaCercaPuntiClassificaSquadre;3;0)=VLOOKUP([.AD$2];areaCercaPuntiClassificaSquadre;3;0));SUMIFS(areaDifferenzaPuntiACalendario;areaSquadraACalendario;[.$F7];areaSquadraBCalendario;[.AD$2])+SUMIFS(areaDifferenzaPuntiBCalendario;areaSquadraBCalendario;[.$F7];areaSquadraACalendario;[.AD$2]);&quot;-&quot;)" office:value-type="string" office:string-value="-" calcext:value-type="string">
            <text:p>-</text:p>
          </table:table-cell>
          <table:table-cell table:formula="of:=IF(AND([.$F7]&lt;&gt;[.AE$2];VLOOKUP([.$F7];areaCercaPuntiClassificaSquadre;3;0)=VLOOKUP([.AE$2];areaCercaPuntiClassificaSquadre;3;0));SUMIFS(areaDifferenzaPuntiACalendario;areaSquadraACalendario;[.$F7];areaSquadraBCalendario;[.AE$2])+SUMIFS(areaDifferenzaPuntiBCalendario;areaSquadraBCalendario;[.$F7];areaSquadraACalendario;[.AE$2]);&quot;-&quot;)" office:value-type="float" office:value="0" calcext:value-type="float">
            <text:p>+0</text:p>
          </table:table-cell>
          <table:table-cell table:formula="of:=IF(AND([.$F7]&lt;&gt;[.AF$2];VLOOKUP([.$F7];areaCercaPuntiClassificaSquadre;3;0)=VLOOKUP([.AF$2];areaCercaPuntiClassificaSquadre;3;0));SUMIFS(areaDifferenzaPuntiACalendario;areaSquadraACalendario;[.$F7];areaSquadraBCalendario;[.AF$2])+SUMIFS(areaDifferenzaPuntiBCalendario;areaSquadraBCalendario;[.$F7];areaSquadraACalendario;[.AF$2]);&quot;-&quot;)" office:value-type="float" office:value="0" calcext:value-type="float">
            <text:p>+0</text:p>
          </table:table-cell>
          <table:table-cell table:formula="of:=IF(AND([.$F7]&lt;&gt;[.AG$2];VLOOKUP([.$F7];areaCercaPuntiClassificaSquadre;3;0)=VLOOKUP([.AG$2];areaCercaPuntiClassificaSquadre;3;0));SUMIFS(areaDifferenzaPuntiACalendario;areaSquadraACalendario;[.$F7];areaSquadraBCalendario;[.AG$2])+SUMIFS(areaDifferenzaPuntiBCalendario;areaSquadraBCalendario;[.$F7];areaSquadraACalendario;[.AG$2]);&quot;-&quot;)" office:value-type="float" office:value="0" calcext:value-type="float">
            <text:p>+0</text:p>
          </table:table-cell>
          <table:table-cell table:formula="of:=IF(AND([.$F7]&lt;&gt;[.AH$2];VLOOKUP([.$F7];areaCercaPuntiClassificaSquadre;3;0)=VLOOKUP([.AH$2];areaCercaPuntiClassificaSquadre;3;0));SUMIFS(areaDifferenzaPuntiACalendario;areaSquadraACalendario;[.$F7];areaSquadraBCalendario;[.AH$2])+SUMIFS(areaDifferenzaPuntiBCalendario;areaSquadraBCalendario;[.$F7];areaSquadraACalendario;[.AH$2]);&quot;-&quot;)" office:value-type="float" office:value="0" calcext:value-type="float">
            <text:p>+0</text:p>
          </table:table-cell>
          <table:table-cell table:formula="of:=IF(AND([.$F7]&lt;&gt;[.AI$2];VLOOKUP([.$F7];areaCercaPuntiClassificaSquadre;3;0)=VLOOKUP([.AI$2];areaCercaPuntiClassificaSquadre;3;0));SUMIFS(areaDifferenzaPuntiACalendario;areaSquadraACalendario;[.$F7];areaSquadraBCalendario;[.AI$2])+SUMIFS(areaDifferenzaPuntiBCalendario;areaSquadraBCalendario;[.$F7];areaSquadraACalendario;[.AI$2]);&quot;-&quot;)" office:value-type="float" office:value="0" calcext:value-type="float">
            <text:p>+0</text:p>
          </table:table-cell>
          <table:table-cell table:formula="of:=IF(AND([.$F7]&lt;&gt;[.AJ$2];VLOOKUP([.$F7];areaCercaPuntiClassificaSquadre;3;0)=VLOOKUP([.AJ$2];areaCercaPuntiClassificaSquadre;3;0));SUMIFS(areaDifferenzaPuntiACalendario;areaSquadraACalendario;[.$F7];areaSquadraBCalendario;[.AJ$2])+SUMIFS(areaDifferenzaPuntiBCalendario;areaSquadraBCalendario;[.$F7];areaSquadraACalendario;[.AJ$2]);&quot;-&quot;)" office:value-type="float" office:value="0" calcext:value-type="float">
            <text:p>+0</text:p>
          </table:table-cell>
          <table:table-cell table:style-name="ce77" table:formula="of:=IF(AND([.$F7]&lt;&gt;[.AK$2];VLOOKUP([.$F7];areaCercaPuntiClassificaSquadre;3;0)=VLOOKUP([.AK$2];areaCercaPuntiClassificaSquadre;3;0));SUMIFS(areaPuntiFattiACalendario;areaSquadraACalendario;[.$F7];areaSquadraBCalendario;[.AK$2])+SUMIFS(areaPuntiFattiBCalendario;areaSquadraBCalendario;[.$F7];areaSquadraACalendario;[.AK$2]);&quot;-&quot;)" office:value-type="float" office:value="0" calcext:value-type="float">
            <text:p>0</text:p>
          </table:table-cell>
          <table:table-cell table:formula="of:=IF(AND([.$F7]&lt;&gt;[.AL$2];VLOOKUP([.$F7];areaCercaPuntiClassificaSquadre;3;0)=VLOOKUP([.AL$2];areaCercaPuntiClassificaSquadre;3;0));SUMIFS(areaPuntiFattiACalendario;areaSquadraACalendario;[.$F7];areaSquadraBCalendario;[.AL$2])+SUMIFS(areaPuntiFattiBCalendario;areaSquadraBCalendario;[.$F7];areaSquadraACalendario;[.AL$2]);&quot;-&quot;)" office:value-type="string" office:string-value="-" calcext:value-type="string">
            <text:p>-</text:p>
          </table:table-cell>
          <table:table-cell table:formula="of:=IF(AND([.$F7]&lt;&gt;[.AM$2];VLOOKUP([.$F7];areaCercaPuntiClassificaSquadre;3;0)=VLOOKUP([.AM$2];areaCercaPuntiClassificaSquadre;3;0));SUMIFS(areaPuntiFattiACalendario;areaSquadraACalendario;[.$F7];areaSquadraBCalendario;[.AM$2])+SUMIFS(areaPuntiFattiBCalendario;areaSquadraBCalendario;[.$F7];areaSquadraACalendario;[.AM$2]);&quot;-&quot;)" office:value-type="string" office:string-value="-" calcext:value-type="string">
            <text:p>-</text:p>
          </table:table-cell>
          <table:table-cell table:formula="of:=IF(AND([.$F7]&lt;&gt;[.AN$2];VLOOKUP([.$F7];areaCercaPuntiClassificaSquadre;3;0)=VLOOKUP([.AN$2];areaCercaPuntiClassificaSquadre;3;0));SUMIFS(areaPuntiFattiACalendario;areaSquadraACalendario;[.$F7];areaSquadraBCalendario;[.AN$2])+SUMIFS(areaPuntiFattiBCalendario;areaSquadraBCalendario;[.$F7];areaSquadraACalendario;[.AN$2]);&quot;-&quot;)" office:value-type="string" office:string-value="-" calcext:value-type="string">
            <text:p>-</text:p>
          </table:table-cell>
          <table:table-cell table:formula="of:=IF(AND([.$F7]&lt;&gt;[.AO$2];VLOOKUP([.$F7];areaCercaPuntiClassificaSquadre;3;0)=VLOOKUP([.AO$2];areaCercaPuntiClassificaSquadre;3;0));SUMIFS(areaPuntiFattiACalendario;areaSquadraACalendario;[.$F7];areaSquadraBCalendario;[.AO$2])+SUMIFS(areaPuntiFattiBCalendario;areaSquadraBCalendario;[.$F7];areaSquadraACalendario;[.AO$2]);&quot;-&quot;)" office:value-type="string" office:string-value="-" calcext:value-type="string">
            <text:p>-</text:p>
          </table:table-cell>
          <table:table-cell table:formula="of:=IF(AND([.$F7]&lt;&gt;[.AP$2];VLOOKUP([.$F7];areaCercaPuntiClassificaSquadre;3;0)=VLOOKUP([.AP$2];areaCercaPuntiClassificaSquadre;3;0));SUMIFS(areaPuntiFattiACalendario;areaSquadraACalendario;[.$F7];areaSquadraBCalendario;[.AP$2])+SUMIFS(areaPuntiFattiBCalendario;areaSquadraBCalendario;[.$F7];areaSquadraACalendario;[.AP$2]);&quot;-&quot;)" office:value-type="string" office:string-value="-" calcext:value-type="string">
            <text:p>-</text:p>
          </table:table-cell>
          <table:table-cell table:formula="of:=IF(AND([.$F7]&lt;&gt;[.AQ$2];VLOOKUP([.$F7];areaCercaPuntiClassificaSquadre;3;0)=VLOOKUP([.AQ$2];areaCercaPuntiClassificaSquadre;3;0));SUMIFS(areaPuntiFattiACalendario;areaSquadraACalendario;[.$F7];areaSquadraBCalendario;[.AQ$2])+SUMIFS(areaPuntiFattiBCalendario;areaSquadraBCalendario;[.$F7];areaSquadraACalendario;[.AQ$2]);&quot;-&quot;)" office:value-type="string" office:string-value="-" calcext:value-type="string">
            <text:p>-</text:p>
          </table:table-cell>
          <table:table-cell table:formula="of:=IF(AND([.$F7]&lt;&gt;[.AR$2];VLOOKUP([.$F7];areaCercaPuntiClassificaSquadre;3;0)=VLOOKUP([.AR$2];areaCercaPuntiClassificaSquadre;3;0));SUMIFS(areaPuntiFattiACalendario;areaSquadraACalendario;[.$F7];areaSquadraBCalendario;[.AR$2])+SUMIFS(areaPuntiFattiBCalendario;areaSquadraBCalendario;[.$F7];areaSquadraACalendario;[.AR$2]);&quot;-&quot;)" office:value-type="string" office:string-value="-" calcext:value-type="string">
            <text:p>-</text:p>
          </table:table-cell>
          <table:table-cell table:formula="of:=IF(AND([.$F7]&lt;&gt;[.AS$2];VLOOKUP([.$F7];areaCercaPuntiClassificaSquadre;3;0)=VLOOKUP([.AS$2];areaCercaPuntiClassificaSquadre;3;0));SUMIFS(areaPuntiFattiACalendario;areaSquadraACalendario;[.$F7];areaSquadraBCalendario;[.AS$2])+SUMIFS(areaPuntiFattiBCalendario;areaSquadraBCalendario;[.$F7];areaSquadraACalendario;[.AS$2]);&quot;-&quot;)" office:value-type="float" office:value="0" calcext:value-type="float">
            <text:p>0</text:p>
          </table:table-cell>
          <table:table-cell table:formula="of:=IF(AND([.$F7]&lt;&gt;[.AT$2];VLOOKUP([.$F7];areaCercaPuntiClassificaSquadre;3;0)=VLOOKUP([.AT$2];areaCercaPuntiClassificaSquadre;3;0));SUMIFS(areaPuntiFattiACalendario;areaSquadraACalendario;[.$F7];areaSquadraBCalendario;[.AT$2])+SUMIFS(areaPuntiFattiBCalendario;areaSquadraBCalendario;[.$F7];areaSquadraACalendario;[.AT$2]);&quot;-&quot;)" office:value-type="string" office:string-value="-" calcext:value-type="string">
            <text:p>-</text:p>
          </table:table-cell>
          <table:table-cell table:style-name="ce54" table:formula="of:=IF(AND([.$F7]&lt;&gt;[.AU$2];VLOOKUP([.$F7];areaCercaPuntiClassificaSquadre;3;0)=VLOOKUP([.AU$2];areaCercaPuntiClassificaSquadre;3;0));SUMIFS(areaPuntiFattiACalendario;areaSquadraACalendario;[.$F7];areaSquadraBCalendario;[.AU$2])+SUMIFS(areaPuntiFattiBCalendario;areaSquadraBCalendario;[.$F7];areaSquadraACalendario;[.AU$2]);&quot;-&quot;)" office:value-type="string" office:string-value="-" calcext:value-type="string">
            <text:p>-</text:p>
          </table:table-cell>
          <table:table-cell table:style-name="ce54" table:formula="of:=IF(AND([.$F7]&lt;&gt;[.AV$2];VLOOKUP([.$F7];areaCercaPuntiClassificaSquadre;3;0)=VLOOKUP([.AV$2];areaCercaPuntiClassificaSquadre;3;0));SUMIFS(areaPuntiFattiACalendario;areaSquadraACalendario;[.$F7];areaSquadraBCalendario;[.AV$2])+SUMIFS(areaPuntiFattiBCalendario;areaSquadraBCalendario;[.$F7];areaSquadraACalendario;[.AV$2]);&quot;-&quot;)" office:value-type="string" office:string-value="-" calcext:value-type="string">
            <text:p>-</text:p>
          </table:table-cell>
          <table:table-cell table:style-name="ce54" table:formula="of:=IF(AND([.$F7]&lt;&gt;[.AW$2];VLOOKUP([.$F7];areaCercaPuntiClassificaSquadre;3;0)=VLOOKUP([.AW$2];areaCercaPuntiClassificaSquadre;3;0));SUMIFS(areaPuntiFattiACalendario;areaSquadraACalendario;[.$F7];areaSquadraBCalendario;[.AW$2])+SUMIFS(areaPuntiFattiBCalendario;areaSquadraBCalendario;[.$F7];areaSquadraACalendario;[.AW$2]);&quot;-&quot;)" office:value-type="float" office:value="0" calcext:value-type="float">
            <text:p>0</text:p>
          </table:table-cell>
          <table:table-cell table:style-name="ce54" table:formula="of:=IF(AND([.$F7]&lt;&gt;[.AX$2];VLOOKUP([.$F7];areaCercaPuntiClassificaSquadre;3;0)=VLOOKUP([.AX$2];areaCercaPuntiClassificaSquadre;3;0));SUMIFS(areaPuntiFattiACalendario;areaSquadraACalendario;[.$F7];areaSquadraBCalendario;[.AX$2])+SUMIFS(areaPuntiFattiBCalendario;areaSquadraBCalendario;[.$F7];areaSquadraACalendario;[.AX$2]);&quot;-&quot;)" office:value-type="float" office:value="0" calcext:value-type="float">
            <text:p>0</text:p>
          </table:table-cell>
          <table:table-cell table:style-name="ce54" table:formula="of:=IF(AND([.$F7]&lt;&gt;[.AY$2];VLOOKUP([.$F7];areaCercaPuntiClassificaSquadre;3;0)=VLOOKUP([.AY$2];areaCercaPuntiClassificaSquadre;3;0));SUMIFS(areaPuntiFattiACalendario;areaSquadraACalendario;[.$F7];areaSquadraBCalendario;[.AY$2])+SUMIFS(areaPuntiFattiBCalendario;areaSquadraBCalendario;[.$F7];areaSquadraACalendario;[.AY$2]);&quot;-&quot;)" office:value-type="float" office:value="0" calcext:value-type="float">
            <text:p>0</text:p>
          </table:table-cell>
          <table:table-cell table:style-name="ce54" table:formula="of:=IF(AND([.$F7]&lt;&gt;[.AZ$2];VLOOKUP([.$F7];areaCercaPuntiClassificaSquadre;3;0)=VLOOKUP([.AZ$2];areaCercaPuntiClassificaSquadre;3;0));SUMIFS(areaPuntiFattiACalendario;areaSquadraACalendario;[.$F7];areaSquadraBCalendario;[.AZ$2])+SUMIFS(areaPuntiFattiBCalendario;areaSquadraBCalendario;[.$F7];areaSquadraACalendario;[.AZ$2]);&quot;-&quot;)" office:value-type="float" office:value="0" calcext:value-type="float">
            <text:p>0</text:p>
          </table:table-cell>
          <table:table-cell table:style-name="ce54" table:formula="of:=IF(AND([.$F7]&lt;&gt;[.BA$2];VLOOKUP([.$F7];areaCercaPuntiClassificaSquadre;3;0)=VLOOKUP([.BA$2];areaCercaPuntiClassificaSquadre;3;0));SUMIFS(areaPuntiFattiACalendario;areaSquadraACalendario;[.$F7];areaSquadraBCalendario;[.BA$2])+SUMIFS(areaPuntiFattiBCalendario;areaSquadraBCalendario;[.$F7];areaSquadraACalendario;[.BA$2]);&quot;-&quot;)" office:value-type="float" office:value="0" calcext:value-type="float">
            <text:p>0</text:p>
          </table:table-cell>
          <table:table-cell table:style-name="ce54" table:formula="of:=IF(AND([.$F7]&lt;&gt;[.BB$2];VLOOKUP([.$F7];areaCercaPuntiClassificaSquadre;3;0)=VLOOKUP([.BB$2];areaCercaPuntiClassificaSquadre;3;0));SUMIFS(areaPuntiFattiACalendario;areaSquadraACalendario;[.$F7];areaSquadraBCalendario;[.BB$2])+SUMIFS(areaPuntiFattiBCalendario;areaSquadraBCalendario;[.$F7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6" calcext:value-type="float">
            <text:p>6</text:p>
          </table:table-cell>
          <table:table-cell table:style-name="ce15" office:value-type="string" calcext:value-type="string">
            <text:p>BingoSNAI Montecatini</text:p>
          </table:table-cell>
          <table:table-cell table:style-name="ce15" office:value-type="string" calcext:value-type="string">
            <text:p>Campo Montecatini</text:p>
          </table:table-cell>
          <table:table-cell table:style-name="ce15" table:formula="of:=&quot;https://www.google.it/maps/search/&quot;&amp;SUBSTITUTE([.C8];&quot; &quot;;&quot;+&quot;)" office:value-type="string" office:string-value="https://www.google.it/maps/search/Campo+Montecatini" calcext:value-type="string">
            <text:p>https://www.google.it/maps/search/Campo+Montecatini</text:p>
          </table:table-cell>
          <table:table-cell table:formula="of:=COUNTIF(areaCoefficienteSquadre;&quot;&gt;=&quot;&amp;[.$G8])-1" office:value-type="float" office:value="6" calcext:value-type="float">
            <text:p>6</text:p>
          </table:table-cell>
          <table:table-cell table:formula="of:=[.B8]&amp;&quot;&quot;" office:value-type="string" office:string-value="BingoSNAI Montecatini" calcext:value-type="string">
            <text:p>BingoSNAI Montecatini</text:p>
          </table:table-cell>
          <table:table-cell table:formula="of:=TEXT([.$H8];&quot;0000&quot;)&amp;TEXT(5000+SUM([.$S8:.$AJ8]);&quot;+0000;-0000&quot;)&amp;TEXT(SUM([.$AK8:.$BB8]);&quot;+0000;-0000&quot;)&amp;TEXT(5000+[.$O8];&quot;+0000;-0000&quot;)&amp;TEXT([.$M8];&quot;+0000;-0000&quot;)&amp;TEXT(ORG.LIBREOFFICE.RANDBETWEEN.NV(0;9999);&quot;+0000;-0000&quot;)" office:value-type="string" office:string-value="0002+5000+0000+5014+0100+0161" calcext:value-type="string">
            <text:p>0002+5000+0000+5014+0100+0161</text:p>
          </table:table-cell>
          <table:table-cell table:formula="of:=[.J8]*constPuntiVittoria+[.K8]*constPuntiSconfitta+[.L8]*constPuntiForfait" office:value-type="float" office:value="2" calcext:value-type="float">
            <text:p>2</text:p>
          </table:table-cell>
          <table:table-cell table:formula="of:=SUM([.J8:.L8])" office:value-type="float" office:value="1" calcext:value-type="float">
            <text:p>1</text:p>
          </table:table-cell>
          <table:table-cell table:formula="of:=SUMIF(areaSquadraACalendario;[.F8];areaVintaACalendario)+SUMIF(areaSquadraBCalendario;[.F8];areaVintaBCalendario)" office:value-type="float" office:value="1" calcext:value-type="float">
            <text:p>1</text:p>
          </table:table-cell>
          <table:table-cell table:formula="of:=SUMIF(areaSquadraACalendario;[.F8];areaPersaACalendario)+SUMIF(areaSquadraBCalendario;[.F8];areaPersaBCalendario)" office:value-type="float" office:value="0" calcext:value-type="float">
            <text:p>0</text:p>
          </table:table-cell>
          <table:table-cell table:formula="of:=SUMIF(areaSquadraACalendario;[.F8];areaForfaitACalendario)+SUMIF(areaSquadraBCalendario;[.F8];areaForfaitBCalendario)" office:value-type="float" office:value="0" calcext:value-type="float">
            <text:p>0</text:p>
          </table:table-cell>
          <table:table-cell table:formula="of:=SUMIF(areaSquadraACalendario;[.F8];areaPuntiFattiACalendario)+SUMIF(areaSquadraBCalendario;[.F8];areaPuntiFattiBCalendario)" office:value-type="float" office:value="100" calcext:value-type="float">
            <text:p>100</text:p>
          </table:table-cell>
          <table:table-cell table:formula="of:=SUMIF(areaSquadraACalendario;[.F8];areaPuntiSubitiACalendario)+SUMIF(areaSquadraBCalendario;[.F8];areaPuntiSubitiBCalendario)" office:value-type="float" office:value="86" calcext:value-type="float">
            <text:p>86</text:p>
          </table:table-cell>
          <table:table-cell table:formula="of:=SUMIF(areaSquadraACalendario;[.F8];areaDifferenzaPuntiACalendario)+SUMIF(areaSquadraBCalendario;[.F8];areaDifferenzaPuntiBCalendario)" office:value-type="float" office:value="14" calcext:value-type="float">
            <text:p>+14</text:p>
          </table:table-cell>
          <table:table-cell table:formula="of:=IF([.I8]=0;0;ROUND([.M8]/[.I8];2))" office:value-type="float" office:value="100" calcext:value-type="float">
            <text:p>100</text:p>
          </table:table-cell>
          <table:table-cell table:formula="of:=IF([.I8]=0;0;ROUND([.N8]/[.I8];2))" office:value-type="float" office:value="86" calcext:value-type="float">
            <text:p>86</text:p>
          </table:table-cell>
          <table:table-cell table:formula="of:=IF([.I8]=0;0;ROUND([.O8]/[.I8];2))" office:value-type="float" office:value="14" calcext:value-type="float">
            <text:p>+14,00</text:p>
          </table:table-cell>
          <table:table-cell table:formula="of:=IF(AND([.$F8]&lt;&gt;[.S$2];VLOOKUP([.$F8];areaCercaPuntiClassificaSquadre;3;0)=VLOOKUP([.S$2];areaCercaPuntiClassificaSquadre;3;0));SUMIFS(areaDifferenzaPuntiACalendario;areaSquadraACalendario;[.$F8];areaSquadraBCalendario;[.S$2])+SUMIFS(areaDifferenzaPuntiBCalendario;areaSquadraBCalendario;[.$F8];areaSquadraACalendario;[.S$2]);&quot;-&quot;)" office:value-type="string" office:string-value="-" calcext:value-type="string">
            <text:p>-</text:p>
          </table:table-cell>
          <table:table-cell table:formula="of:=IF(AND([.$F8]&lt;&gt;[.T$2];VLOOKUP([.$F8];areaCercaPuntiClassificaSquadre;3;0)=VLOOKUP([.T$2];areaCercaPuntiClassificaSquadre;3;0));SUMIFS(areaDifferenzaPuntiACalendario;areaSquadraACalendario;[.$F8];areaSquadraBCalendario;[.T$2])+SUMIFS(areaDifferenzaPuntiBCalendario;areaSquadraBCalendario;[.$F8];areaSquadraACalendario;[.T$2]);&quot;-&quot;)" office:value-type="float" office:value="0" calcext:value-type="float">
            <text:p>+0</text:p>
          </table:table-cell>
          <table:table-cell table:formula="of:=IF(AND([.$F8]&lt;&gt;[.U$2];VLOOKUP([.$F8];areaCercaPuntiClassificaSquadre;3;0)=VLOOKUP([.U$2];areaCercaPuntiClassificaSquadre;3;0));SUMIFS(areaDifferenzaPuntiACalendario;areaSquadraACalendario;[.$F8];areaSquadraBCalendario;[.U$2])+SUMIFS(areaDifferenzaPuntiBCalendario;areaSquadraBCalendario;[.$F8];areaSquadraACalendario;[.U$2]);&quot;-&quot;)" office:value-type="float" office:value="0" calcext:value-type="float">
            <text:p>+0</text:p>
          </table:table-cell>
          <table:table-cell table:formula="of:=IF(AND([.$F8]&lt;&gt;[.V$2];VLOOKUP([.$F8];areaCercaPuntiClassificaSquadre;3;0)=VLOOKUP([.V$2];areaCercaPuntiClassificaSquadre;3;0));SUMIFS(areaDifferenzaPuntiACalendario;areaSquadraACalendario;[.$F8];areaSquadraBCalendario;[.V$2])+SUMIFS(areaDifferenzaPuntiBCalendario;areaSquadraBCalendario;[.$F8];areaSquadraACalendario;[.V$2]);&quot;-&quot;)" office:value-type="float" office:value="0" calcext:value-type="float">
            <text:p>+0</text:p>
          </table:table-cell>
          <table:table-cell table:formula="of:=IF(AND([.$F8]&lt;&gt;[.W$2];VLOOKUP([.$F8];areaCercaPuntiClassificaSquadre;3;0)=VLOOKUP([.W$2];areaCercaPuntiClassificaSquadre;3;0));SUMIFS(areaDifferenzaPuntiACalendario;areaSquadraACalendario;[.$F8];areaSquadraBCalendario;[.W$2])+SUMIFS(areaDifferenzaPuntiBCalendario;areaSquadraBCalendario;[.$F8];areaSquadraACalendario;[.W$2]);&quot;-&quot;)" office:value-type="string" office:string-value="-" calcext:value-type="string">
            <text:p>-</text:p>
          </table:table-cell>
          <table:table-cell table:formula="of:=IF(AND([.$F8]&lt;&gt;[.X$2];VLOOKUP([.$F8];areaCercaPuntiClassificaSquadre;3;0)=VLOOKUP([.X$2];areaCercaPuntiClassificaSquadre;3;0));SUMIFS(areaDifferenzaPuntiACalendario;areaSquadraACalendario;[.$F8];areaSquadraBCalendario;[.X$2])+SUMIFS(areaDifferenzaPuntiBCalendario;areaSquadraBCalendario;[.$F8];areaSquadraACalendario;[.X$2]);&quot;-&quot;)" office:value-type="string" office:string-value="-" calcext:value-type="string">
            <text:p>-</text:p>
          </table:table-cell>
          <table:table-cell table:formula="of:=IF(AND([.$F8]&lt;&gt;[.Y$2];VLOOKUP([.$F8];areaCercaPuntiClassificaSquadre;3;0)=VLOOKUP([.Y$2];areaCercaPuntiClassificaSquadre;3;0));SUMIFS(areaDifferenzaPuntiACalendario;areaSquadraACalendario;[.$F8];areaSquadraBCalendario;[.Y$2])+SUMIFS(areaDifferenzaPuntiBCalendario;areaSquadraBCalendario;[.$F8];areaSquadraACalendario;[.Y$2]);&quot;-&quot;)" office:value-type="float" office:value="0" calcext:value-type="float">
            <text:p>+0</text:p>
          </table:table-cell>
          <table:table-cell table:formula="of:=IF(AND([.$F8]&lt;&gt;[.Z$2];VLOOKUP([.$F8];areaCercaPuntiClassificaSquadre;3;0)=VLOOKUP([.Z$2];areaCercaPuntiClassificaSquadre;3;0));SUMIFS(areaDifferenzaPuntiACalendario;areaSquadraACalendario;[.$F8];areaSquadraBCalendario;[.Z$2])+SUMIFS(areaDifferenzaPuntiBCalendario;areaSquadraBCalendario;[.$F8];areaSquadraACalendario;[.Z$2]);&quot;-&quot;)" office:value-type="float" office:value="0" calcext:value-type="float">
            <text:p>+0</text:p>
          </table:table-cell>
          <table:table-cell table:formula="of:=IF(AND([.$F8]&lt;&gt;[.AA$2];VLOOKUP([.$F8];areaCercaPuntiClassificaSquadre;3;0)=VLOOKUP([.AA$2];areaCercaPuntiClassificaSquadre;3;0));SUMIFS(areaDifferenzaPuntiACalendario;areaSquadraACalendario;[.$F8];areaSquadraBCalendario;[.AA$2])+SUMIFS(areaDifferenzaPuntiBCalendario;areaSquadraBCalendario;[.$F8];areaSquadraACalendario;[.AA$2]);&quot;-&quot;)" office:value-type="string" office:string-value="-" calcext:value-type="string">
            <text:p>-</text:p>
          </table:table-cell>
          <table:table-cell table:formula="of:=IF(AND([.$F8]&lt;&gt;[.AB$2];VLOOKUP([.$F8];areaCercaPuntiClassificaSquadre;3;0)=VLOOKUP([.AB$2];areaCercaPuntiClassificaSquadre;3;0));SUMIFS(areaDifferenzaPuntiACalendario;areaSquadraACalendario;[.$F8];areaSquadraBCalendario;[.AB$2])+SUMIFS(areaDifferenzaPuntiBCalendario;areaSquadraBCalendario;[.$F8];areaSquadraACalendario;[.AB$2]);&quot;-&quot;)" office:value-type="float" office:value="0" calcext:value-type="float">
            <text:p>+0</text:p>
          </table:table-cell>
          <table:table-cell table:formula="of:=IF(AND([.$F8]&lt;&gt;[.AC$2];VLOOKUP([.$F8];areaCercaPuntiClassificaSquadre;3;0)=VLOOKUP([.AC$2];areaCercaPuntiClassificaSquadre;3;0));SUMIFS(areaDifferenzaPuntiACalendario;areaSquadraACalendario;[.$F8];areaSquadraBCalendario;[.AC$2])+SUMIFS(areaDifferenzaPuntiBCalendario;areaSquadraBCalendario;[.$F8];areaSquadraACalendario;[.AC$2]);&quot;-&quot;)" office:value-type="float" office:value="0" calcext:value-type="float">
            <text:p>+0</text:p>
          </table:table-cell>
          <table:table-cell table:formula="of:=IF(AND([.$F8]&lt;&gt;[.AD$2];VLOOKUP([.$F8];areaCercaPuntiClassificaSquadre;3;0)=VLOOKUP([.AD$2];areaCercaPuntiClassificaSquadre;3;0));SUMIFS(areaDifferenzaPuntiACalendario;areaSquadraACalendario;[.$F8];areaSquadraBCalendario;[.AD$2])+SUMIFS(areaDifferenzaPuntiBCalendario;areaSquadraBCalendario;[.$F8];areaSquadraACalendario;[.AD$2]);&quot;-&quot;)" office:value-type="float" office:value="0" calcext:value-type="float">
            <text:p>+0</text:p>
          </table:table-cell>
          <table:table-cell table:formula="of:=IF(AND([.$F8]&lt;&gt;[.AE$2];VLOOKUP([.$F8];areaCercaPuntiClassificaSquadre;3;0)=VLOOKUP([.AE$2];areaCercaPuntiClassificaSquadre;3;0));SUMIFS(areaDifferenzaPuntiACalendario;areaSquadraACalendario;[.$F8];areaSquadraBCalendario;[.AE$2])+SUMIFS(areaDifferenzaPuntiBCalendario;areaSquadraBCalendario;[.$F8];areaSquadraACalendario;[.AE$2]);&quot;-&quot;)" office:value-type="string" office:string-value="-" calcext:value-type="string">
            <text:p>-</text:p>
          </table:table-cell>
          <table:table-cell table:formula="of:=IF(AND([.$F8]&lt;&gt;[.AF$2];VLOOKUP([.$F8];areaCercaPuntiClassificaSquadre;3;0)=VLOOKUP([.AF$2];areaCercaPuntiClassificaSquadre;3;0));SUMIFS(areaDifferenzaPuntiACalendario;areaSquadraACalendario;[.$F8];areaSquadraBCalendario;[.AF$2])+SUMIFS(areaDifferenzaPuntiBCalendario;areaSquadraBCalendario;[.$F8];areaSquadraACalendario;[.AF$2]);&quot;-&quot;)" office:value-type="string" office:string-value="-" calcext:value-type="string">
            <text:p>-</text:p>
          </table:table-cell>
          <table:table-cell table:formula="of:=IF(AND([.$F8]&lt;&gt;[.AG$2];VLOOKUP([.$F8];areaCercaPuntiClassificaSquadre;3;0)=VLOOKUP([.AG$2];areaCercaPuntiClassificaSquadre;3;0));SUMIFS(areaDifferenzaPuntiACalendario;areaSquadraACalendario;[.$F8];areaSquadraBCalendario;[.AG$2])+SUMIFS(areaDifferenzaPuntiBCalendario;areaSquadraBCalendario;[.$F8];areaSquadraACalendario;[.AG$2]);&quot;-&quot;)" office:value-type="string" office:string-value="-" calcext:value-type="string">
            <text:p>-</text:p>
          </table:table-cell>
          <table:table-cell table:formula="of:=IF(AND([.$F8]&lt;&gt;[.AH$2];VLOOKUP([.$F8];areaCercaPuntiClassificaSquadre;3;0)=VLOOKUP([.AH$2];areaCercaPuntiClassificaSquadre;3;0));SUMIFS(areaDifferenzaPuntiACalendario;areaSquadraACalendario;[.$F8];areaSquadraBCalendario;[.AH$2])+SUMIFS(areaDifferenzaPuntiBCalendario;areaSquadraBCalendario;[.$F8];areaSquadraACalendario;[.AH$2]);&quot;-&quot;)" office:value-type="string" office:string-value="-" calcext:value-type="string">
            <text:p>-</text:p>
          </table:table-cell>
          <table:table-cell table:formula="of:=IF(AND([.$F8]&lt;&gt;[.AI$2];VLOOKUP([.$F8];areaCercaPuntiClassificaSquadre;3;0)=VLOOKUP([.AI$2];areaCercaPuntiClassificaSquadre;3;0));SUMIFS(areaDifferenzaPuntiACalendario;areaSquadraACalendario;[.$F8];areaSquadraBCalendario;[.AI$2])+SUMIFS(areaDifferenzaPuntiBCalendario;areaSquadraBCalendario;[.$F8];areaSquadraACalendario;[.AI$2]);&quot;-&quot;)" office:value-type="string" office:string-value="-" calcext:value-type="string">
            <text:p>-</text:p>
          </table:table-cell>
          <table:table-cell table:formula="of:=IF(AND([.$F8]&lt;&gt;[.AJ$2];VLOOKUP([.$F8];areaCercaPuntiClassificaSquadre;3;0)=VLOOKUP([.AJ$2];areaCercaPuntiClassificaSquadre;3;0));SUMIFS(areaDifferenzaPuntiACalendario;areaSquadraACalendario;[.$F8];areaSquadraBCalendario;[.AJ$2])+SUMIFS(areaDifferenzaPuntiBCalendario;areaSquadraBCalendario;[.$F8];areaSquadraACalendario;[.AJ$2]);&quot;-&quot;)" office:value-type="string" office:string-value="-" calcext:value-type="string">
            <text:p>-</text:p>
          </table:table-cell>
          <table:table-cell table:style-name="ce77" table:formula="of:=IF(AND([.$F8]&lt;&gt;[.AK$2];VLOOKUP([.$F8];areaCercaPuntiClassificaSquadre;3;0)=VLOOKUP([.AK$2];areaCercaPuntiClassificaSquadre;3;0));SUMIFS(areaPuntiFattiACalendario;areaSquadraACalendario;[.$F8];areaSquadraBCalendario;[.AK$2])+SUMIFS(areaPuntiFattiBCalendario;areaSquadraBCalendario;[.$F8];areaSquadraACalendario;[.AK$2]);&quot;-&quot;)" office:value-type="string" office:string-value="-" calcext:value-type="string">
            <text:p>-</text:p>
          </table:table-cell>
          <table:table-cell table:formula="of:=IF(AND([.$F8]&lt;&gt;[.AL$2];VLOOKUP([.$F8];areaCercaPuntiClassificaSquadre;3;0)=VLOOKUP([.AL$2];areaCercaPuntiClassificaSquadre;3;0));SUMIFS(areaPuntiFattiACalendario;areaSquadraACalendario;[.$F8];areaSquadraBCalendario;[.AL$2])+SUMIFS(areaPuntiFattiBCalendario;areaSquadraBCalendario;[.$F8];areaSquadraACalendario;[.AL$2]);&quot;-&quot;)" office:value-type="float" office:value="0" calcext:value-type="float">
            <text:p>0</text:p>
          </table:table-cell>
          <table:table-cell table:formula="of:=IF(AND([.$F8]&lt;&gt;[.AM$2];VLOOKUP([.$F8];areaCercaPuntiClassificaSquadre;3;0)=VLOOKUP([.AM$2];areaCercaPuntiClassificaSquadre;3;0));SUMIFS(areaPuntiFattiACalendario;areaSquadraACalendario;[.$F8];areaSquadraBCalendario;[.AM$2])+SUMIFS(areaPuntiFattiBCalendario;areaSquadraBCalendario;[.$F8];areaSquadraACalendario;[.AM$2]);&quot;-&quot;)" office:value-type="float" office:value="0" calcext:value-type="float">
            <text:p>0</text:p>
          </table:table-cell>
          <table:table-cell table:formula="of:=IF(AND([.$F8]&lt;&gt;[.AN$2];VLOOKUP([.$F8];areaCercaPuntiClassificaSquadre;3;0)=VLOOKUP([.AN$2];areaCercaPuntiClassificaSquadre;3;0));SUMIFS(areaPuntiFattiACalendario;areaSquadraACalendario;[.$F8];areaSquadraBCalendario;[.AN$2])+SUMIFS(areaPuntiFattiBCalendario;areaSquadraBCalendario;[.$F8];areaSquadraACalendario;[.AN$2]);&quot;-&quot;)" office:value-type="float" office:value="0" calcext:value-type="float">
            <text:p>0</text:p>
          </table:table-cell>
          <table:table-cell table:formula="of:=IF(AND([.$F8]&lt;&gt;[.AO$2];VLOOKUP([.$F8];areaCercaPuntiClassificaSquadre;3;0)=VLOOKUP([.AO$2];areaCercaPuntiClassificaSquadre;3;0));SUMIFS(areaPuntiFattiACalendario;areaSquadraACalendario;[.$F8];areaSquadraBCalendario;[.AO$2])+SUMIFS(areaPuntiFattiBCalendario;areaSquadraBCalendario;[.$F8];areaSquadraACalendario;[.AO$2]);&quot;-&quot;)" office:value-type="string" office:string-value="-" calcext:value-type="string">
            <text:p>-</text:p>
          </table:table-cell>
          <table:table-cell table:formula="of:=IF(AND([.$F8]&lt;&gt;[.AP$2];VLOOKUP([.$F8];areaCercaPuntiClassificaSquadre;3;0)=VLOOKUP([.AP$2];areaCercaPuntiClassificaSquadre;3;0));SUMIFS(areaPuntiFattiACalendario;areaSquadraACalendario;[.$F8];areaSquadraBCalendario;[.AP$2])+SUMIFS(areaPuntiFattiBCalendario;areaSquadraBCalendario;[.$F8];areaSquadraACalendario;[.AP$2]);&quot;-&quot;)" office:value-type="string" office:string-value="-" calcext:value-type="string">
            <text:p>-</text:p>
          </table:table-cell>
          <table:table-cell table:formula="of:=IF(AND([.$F8]&lt;&gt;[.AQ$2];VLOOKUP([.$F8];areaCercaPuntiClassificaSquadre;3;0)=VLOOKUP([.AQ$2];areaCercaPuntiClassificaSquadre;3;0));SUMIFS(areaPuntiFattiACalendario;areaSquadraACalendario;[.$F8];areaSquadraBCalendario;[.AQ$2])+SUMIFS(areaPuntiFattiBCalendario;areaSquadraBCalendario;[.$F8];areaSquadraACalendario;[.AQ$2]);&quot;-&quot;)" office:value-type="float" office:value="0" calcext:value-type="float">
            <text:p>0</text:p>
          </table:table-cell>
          <table:table-cell table:formula="of:=IF(AND([.$F8]&lt;&gt;[.AR$2];VLOOKUP([.$F8];areaCercaPuntiClassificaSquadre;3;0)=VLOOKUP([.AR$2];areaCercaPuntiClassificaSquadre;3;0));SUMIFS(areaPuntiFattiACalendario;areaSquadraACalendario;[.$F8];areaSquadraBCalendario;[.AR$2])+SUMIFS(areaPuntiFattiBCalendario;areaSquadraBCalendario;[.$F8];areaSquadraACalendario;[.AR$2]);&quot;-&quot;)" office:value-type="float" office:value="0" calcext:value-type="float">
            <text:p>0</text:p>
          </table:table-cell>
          <table:table-cell table:formula="of:=IF(AND([.$F8]&lt;&gt;[.AS$2];VLOOKUP([.$F8];areaCercaPuntiClassificaSquadre;3;0)=VLOOKUP([.AS$2];areaCercaPuntiClassificaSquadre;3;0));SUMIFS(areaPuntiFattiACalendario;areaSquadraACalendario;[.$F8];areaSquadraBCalendario;[.AS$2])+SUMIFS(areaPuntiFattiBCalendario;areaSquadraBCalendario;[.$F8];areaSquadraACalendario;[.AS$2]);&quot;-&quot;)" office:value-type="string" office:string-value="-" calcext:value-type="string">
            <text:p>-</text:p>
          </table:table-cell>
          <table:table-cell table:formula="of:=IF(AND([.$F8]&lt;&gt;[.AT$2];VLOOKUP([.$F8];areaCercaPuntiClassificaSquadre;3;0)=VLOOKUP([.AT$2];areaCercaPuntiClassificaSquadre;3;0));SUMIFS(areaPuntiFattiACalendario;areaSquadraACalendario;[.$F8];areaSquadraBCalendario;[.AT$2])+SUMIFS(areaPuntiFattiBCalendario;areaSquadraBCalendario;[.$F8];areaSquadraACalendario;[.AT$2]);&quot;-&quot;)" office:value-type="float" office:value="0" calcext:value-type="float">
            <text:p>0</text:p>
          </table:table-cell>
          <table:table-cell table:style-name="ce54" table:formula="of:=IF(AND([.$F8]&lt;&gt;[.AU$2];VLOOKUP([.$F8];areaCercaPuntiClassificaSquadre;3;0)=VLOOKUP([.AU$2];areaCercaPuntiClassificaSquadre;3;0));SUMIFS(areaPuntiFattiACalendario;areaSquadraACalendario;[.$F8];areaSquadraBCalendario;[.AU$2])+SUMIFS(areaPuntiFattiBCalendario;areaSquadraBCalendario;[.$F8];areaSquadraACalendario;[.AU$2]);&quot;-&quot;)" office:value-type="float" office:value="0" calcext:value-type="float">
            <text:p>0</text:p>
          </table:table-cell>
          <table:table-cell table:style-name="ce54" table:formula="of:=IF(AND([.$F8]&lt;&gt;[.AV$2];VLOOKUP([.$F8];areaCercaPuntiClassificaSquadre;3;0)=VLOOKUP([.AV$2];areaCercaPuntiClassificaSquadre;3;0));SUMIFS(areaPuntiFattiACalendario;areaSquadraACalendario;[.$F8];areaSquadraBCalendario;[.AV$2])+SUMIFS(areaPuntiFattiBCalendario;areaSquadraBCalendario;[.$F8];areaSquadraACalendario;[.AV$2]);&quot;-&quot;)" office:value-type="float" office:value="0" calcext:value-type="float">
            <text:p>0</text:p>
          </table:table-cell>
          <table:table-cell table:style-name="ce54" table:formula="of:=IF(AND([.$F8]&lt;&gt;[.AW$2];VLOOKUP([.$F8];areaCercaPuntiClassificaSquadre;3;0)=VLOOKUP([.AW$2];areaCercaPuntiClassificaSquadre;3;0));SUMIFS(areaPuntiFattiACalendario;areaSquadraACalendario;[.$F8];areaSquadraBCalendario;[.AW$2])+SUMIFS(areaPuntiFattiBCalendario;areaSquadraBCalendario;[.$F8];areaSquadraACalendario;[.AW$2]);&quot;-&quot;)" office:value-type="string" office:string-value="-" calcext:value-type="string">
            <text:p>-</text:p>
          </table:table-cell>
          <table:table-cell table:style-name="ce54" table:formula="of:=IF(AND([.$F8]&lt;&gt;[.AX$2];VLOOKUP([.$F8];areaCercaPuntiClassificaSquadre;3;0)=VLOOKUP([.AX$2];areaCercaPuntiClassificaSquadre;3;0));SUMIFS(areaPuntiFattiACalendario;areaSquadraACalendario;[.$F8];areaSquadraBCalendario;[.AX$2])+SUMIFS(areaPuntiFattiBCalendario;areaSquadraBCalendario;[.$F8];areaSquadraACalendario;[.AX$2]);&quot;-&quot;)" office:value-type="string" office:string-value="-" calcext:value-type="string">
            <text:p>-</text:p>
          </table:table-cell>
          <table:table-cell table:style-name="ce54" table:formula="of:=IF(AND([.$F8]&lt;&gt;[.AY$2];VLOOKUP([.$F8];areaCercaPuntiClassificaSquadre;3;0)=VLOOKUP([.AY$2];areaCercaPuntiClassificaSquadre;3;0));SUMIFS(areaPuntiFattiACalendario;areaSquadraACalendario;[.$F8];areaSquadraBCalendario;[.AY$2])+SUMIFS(areaPuntiFattiBCalendario;areaSquadraBCalendario;[.$F8];areaSquadraACalendario;[.AY$2]);&quot;-&quot;)" office:value-type="string" office:string-value="-" calcext:value-type="string">
            <text:p>-</text:p>
          </table:table-cell>
          <table:table-cell table:style-name="ce54" table:formula="of:=IF(AND([.$F8]&lt;&gt;[.AZ$2];VLOOKUP([.$F8];areaCercaPuntiClassificaSquadre;3;0)=VLOOKUP([.AZ$2];areaCercaPuntiClassificaSquadre;3;0));SUMIFS(areaPuntiFattiACalendario;areaSquadraACalendario;[.$F8];areaSquadraBCalendario;[.AZ$2])+SUMIFS(areaPuntiFattiBCalendario;areaSquadraBCalendario;[.$F8];areaSquadraACalendario;[.AZ$2]);&quot;-&quot;)" office:value-type="string" office:string-value="-" calcext:value-type="string">
            <text:p>-</text:p>
          </table:table-cell>
          <table:table-cell table:style-name="ce54" table:formula="of:=IF(AND([.$F8]&lt;&gt;[.BA$2];VLOOKUP([.$F8];areaCercaPuntiClassificaSquadre;3;0)=VLOOKUP([.BA$2];areaCercaPuntiClassificaSquadre;3;0));SUMIFS(areaPuntiFattiACalendario;areaSquadraACalendario;[.$F8];areaSquadraBCalendario;[.BA$2])+SUMIFS(areaPuntiFattiBCalendario;areaSquadraBCalendario;[.$F8];areaSquadraACalendario;[.BA$2]);&quot;-&quot;)" office:value-type="string" office:string-value="-" calcext:value-type="string">
            <text:p>-</text:p>
          </table:table-cell>
          <table:table-cell table:style-name="ce54" table:formula="of:=IF(AND([.$F8]&lt;&gt;[.BB$2];VLOOKUP([.$F8];areaCercaPuntiClassificaSquadre;3;0)=VLOOKUP([.BB$2];areaCercaPuntiClassificaSquadre;3;0));SUMIFS(areaPuntiFattiACalendario;areaSquadraACalendario;[.$F8];areaSquadraBCalendario;[.BB$2])+SUMIFS(areaPuntiFattiBCalendario;areaSquadraBCalendario;[.$F8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7" calcext:value-type="float">
            <text:p>7</text:p>
          </table:table-cell>
          <table:table-cell table:style-name="ce15" office:value-type="string" calcext:value-type="string">
            <text:p>Scavolini Pesaro</text:p>
          </table:table-cell>
          <table:table-cell table:style-name="ce15" office:value-type="string" calcext:value-type="string">
            <text:p>Vitrifrigo Arena</text:p>
          </table:table-cell>
          <table:table-cell table:style-name="ce15" table:formula="of:=&quot;https://www.google.it/maps/search/&quot;&amp;SUBSTITUTE([.C9];&quot; &quot;;&quot;+&quot;)" office:value-type="string" office:string-value="https://www.google.it/maps/search/Vitrifrigo+Arena" calcext:value-type="string">
            <text:p>https://www.google.it/maps/search/Vitrifrigo+Arena</text:p>
          </table:table-cell>
          <table:table-cell table:formula="of:=COUNTIF(areaCoefficienteSquadre;&quot;&gt;=&quot;&amp;[.$G9])-1" office:value-type="float" office:value="2" calcext:value-type="float">
            <text:p>2</text:p>
          </table:table-cell>
          <table:table-cell table:formula="of:=[.B9]&amp;&quot;&quot;" office:value-type="string" office:string-value="Scavolini Pesaro" calcext:value-type="string">
            <text:p>Scavolini Pesaro</text:p>
          </table:table-cell>
          <table:table-cell table:formula="of:=TEXT([.$H9];&quot;0000&quot;)&amp;TEXT(5000+SUM([.$S9:.$AJ9]);&quot;+0000;-0000&quot;)&amp;TEXT(SUM([.$AK9:.$BB9]);&quot;+0000;-0000&quot;)&amp;TEXT(5000+[.$O9];&quot;+0000;-0000&quot;)&amp;TEXT([.$M9];&quot;+0000;-0000&quot;)&amp;TEXT(ORG.LIBREOFFICE.RANDBETWEEN.NV(0;9999);&quot;+0000;-0000&quot;)" office:value-type="string" office:string-value="0002+5000+0000+5035+0097+2947" calcext:value-type="string">
            <text:p>0002+5000+0000+5035+0097+2947</text:p>
          </table:table-cell>
          <table:table-cell table:formula="of:=[.J9]*constPuntiVittoria+[.K9]*constPuntiSconfitta+[.L9]*constPuntiForfait" office:value-type="float" office:value="2" calcext:value-type="float">
            <text:p>2</text:p>
          </table:table-cell>
          <table:table-cell table:formula="of:=SUM([.J9:.L9])" office:value-type="float" office:value="1" calcext:value-type="float">
            <text:p>1</text:p>
          </table:table-cell>
          <table:table-cell table:formula="of:=SUMIF(areaSquadraACalendario;[.F9];areaVintaACalendario)+SUMIF(areaSquadraBCalendario;[.F9];areaVintaBCalendario)" office:value-type="float" office:value="1" calcext:value-type="float">
            <text:p>1</text:p>
          </table:table-cell>
          <table:table-cell table:formula="of:=SUMIF(areaSquadraACalendario;[.F9];areaPersaACalendario)+SUMIF(areaSquadraBCalendario;[.F9];areaPersaBCalendario)" office:value-type="float" office:value="0" calcext:value-type="float">
            <text:p>0</text:p>
          </table:table-cell>
          <table:table-cell table:formula="of:=SUMIF(areaSquadraACalendario;[.F9];areaForfaitACalendario)+SUMIF(areaSquadraBCalendario;[.F9];areaForfaitBCalendario)" office:value-type="float" office:value="0" calcext:value-type="float">
            <text:p>0</text:p>
          </table:table-cell>
          <table:table-cell table:formula="of:=SUMIF(areaSquadraACalendario;[.F9];areaPuntiFattiACalendario)+SUMIF(areaSquadraBCalendario;[.F9];areaPuntiFattiBCalendario)" office:value-type="float" office:value="97" calcext:value-type="float">
            <text:p>97</text:p>
          </table:table-cell>
          <table:table-cell table:formula="of:=SUMIF(areaSquadraACalendario;[.F9];areaPuntiSubitiACalendario)+SUMIF(areaSquadraBCalendario;[.F9];areaPuntiSubitiBCalendario)" office:value-type="float" office:value="62" calcext:value-type="float">
            <text:p>62</text:p>
          </table:table-cell>
          <table:table-cell table:formula="of:=SUMIF(areaSquadraACalendario;[.F9];areaDifferenzaPuntiACalendario)+SUMIF(areaSquadraBCalendario;[.F9];areaDifferenzaPuntiBCalendario)" office:value-type="float" office:value="35" calcext:value-type="float">
            <text:p>+35</text:p>
          </table:table-cell>
          <table:table-cell table:formula="of:=IF([.I9]=0;0;ROUND([.M9]/[.I9];2))" office:value-type="float" office:value="97" calcext:value-type="float">
            <text:p>97</text:p>
          </table:table-cell>
          <table:table-cell table:formula="of:=IF([.I9]=0;0;ROUND([.N9]/[.I9];2))" office:value-type="float" office:value="62" calcext:value-type="float">
            <text:p>62</text:p>
          </table:table-cell>
          <table:table-cell table:formula="of:=IF([.I9]=0;0;ROUND([.O9]/[.I9];2))" office:value-type="float" office:value="35" calcext:value-type="float">
            <text:p>+35,00</text:p>
          </table:table-cell>
          <table:table-cell table:formula="of:=IF(AND([.$F9]&lt;&gt;[.S$2];VLOOKUP([.$F9];areaCercaPuntiClassificaSquadre;3;0)=VLOOKUP([.S$2];areaCercaPuntiClassificaSquadre;3;0));SUMIFS(areaDifferenzaPuntiACalendario;areaSquadraACalendario;[.$F9];areaSquadraBCalendario;[.S$2])+SUMIFS(areaDifferenzaPuntiBCalendario;areaSquadraBCalendario;[.$F9];areaSquadraACalendario;[.S$2]);&quot;-&quot;)" office:value-type="string" office:string-value="-" calcext:value-type="string">
            <text:p>-</text:p>
          </table:table-cell>
          <table:table-cell table:formula="of:=IF(AND([.$F9]&lt;&gt;[.T$2];VLOOKUP([.$F9];areaCercaPuntiClassificaSquadre;3;0)=VLOOKUP([.T$2];areaCercaPuntiClassificaSquadre;3;0));SUMIFS(areaDifferenzaPuntiACalendario;areaSquadraACalendario;[.$F9];areaSquadraBCalendario;[.T$2])+SUMIFS(areaDifferenzaPuntiBCalendario;areaSquadraBCalendario;[.$F9];areaSquadraACalendario;[.T$2]);&quot;-&quot;)" office:value-type="float" office:value="0" calcext:value-type="float">
            <text:p>+0</text:p>
          </table:table-cell>
          <table:table-cell table:formula="of:=IF(AND([.$F9]&lt;&gt;[.U$2];VLOOKUP([.$F9];areaCercaPuntiClassificaSquadre;3;0)=VLOOKUP([.U$2];areaCercaPuntiClassificaSquadre;3;0));SUMIFS(areaDifferenzaPuntiACalendario;areaSquadraACalendario;[.$F9];areaSquadraBCalendario;[.U$2])+SUMIFS(areaDifferenzaPuntiBCalendario;areaSquadraBCalendario;[.$F9];areaSquadraACalendario;[.U$2]);&quot;-&quot;)" office:value-type="float" office:value="0" calcext:value-type="float">
            <text:p>+0</text:p>
          </table:table-cell>
          <table:table-cell table:formula="of:=IF(AND([.$F9]&lt;&gt;[.V$2];VLOOKUP([.$F9];areaCercaPuntiClassificaSquadre;3;0)=VLOOKUP([.V$2];areaCercaPuntiClassificaSquadre;3;0));SUMIFS(areaDifferenzaPuntiACalendario;areaSquadraACalendario;[.$F9];areaSquadraBCalendario;[.V$2])+SUMIFS(areaDifferenzaPuntiBCalendario;areaSquadraBCalendario;[.$F9];areaSquadraACalendario;[.V$2]);&quot;-&quot;)" office:value-type="float" office:value="0" calcext:value-type="float">
            <text:p>+0</text:p>
          </table:table-cell>
          <table:table-cell table:formula="of:=IF(AND([.$F9]&lt;&gt;[.W$2];VLOOKUP([.$F9];areaCercaPuntiClassificaSquadre;3;0)=VLOOKUP([.W$2];areaCercaPuntiClassificaSquadre;3;0));SUMIFS(areaDifferenzaPuntiACalendario;areaSquadraACalendario;[.$F9];areaSquadraBCalendario;[.W$2])+SUMIFS(areaDifferenzaPuntiBCalendario;areaSquadraBCalendario;[.$F9];areaSquadraACalendario;[.W$2]);&quot;-&quot;)" office:value-type="string" office:string-value="-" calcext:value-type="string">
            <text:p>-</text:p>
          </table:table-cell>
          <table:table-cell table:formula="of:=IF(AND([.$F9]&lt;&gt;[.X$2];VLOOKUP([.$F9];areaCercaPuntiClassificaSquadre;3;0)=VLOOKUP([.X$2];areaCercaPuntiClassificaSquadre;3;0));SUMIFS(areaDifferenzaPuntiACalendario;areaSquadraACalendario;[.$F9];areaSquadraBCalendario;[.X$2])+SUMIFS(areaDifferenzaPuntiBCalendario;areaSquadraBCalendario;[.$F9];areaSquadraACalendario;[.X$2]);&quot;-&quot;)" office:value-type="float" office:value="0" calcext:value-type="float">
            <text:p>+0</text:p>
          </table:table-cell>
          <table:table-cell table:formula="of:=IF(AND([.$F9]&lt;&gt;[.Y$2];VLOOKUP([.$F9];areaCercaPuntiClassificaSquadre;3;0)=VLOOKUP([.Y$2];areaCercaPuntiClassificaSquadre;3;0));SUMIFS(areaDifferenzaPuntiACalendario;areaSquadraACalendario;[.$F9];areaSquadraBCalendario;[.Y$2])+SUMIFS(areaDifferenzaPuntiBCalendario;areaSquadraBCalendario;[.$F9];areaSquadraACalendario;[.Y$2]);&quot;-&quot;)" office:value-type="string" office:string-value="-" calcext:value-type="string">
            <text:p>-</text:p>
          </table:table-cell>
          <table:table-cell table:formula="of:=IF(AND([.$F9]&lt;&gt;[.Z$2];VLOOKUP([.$F9];areaCercaPuntiClassificaSquadre;3;0)=VLOOKUP([.Z$2];areaCercaPuntiClassificaSquadre;3;0));SUMIFS(areaDifferenzaPuntiACalendario;areaSquadraACalendario;[.$F9];areaSquadraBCalendario;[.Z$2])+SUMIFS(areaDifferenzaPuntiBCalendario;areaSquadraBCalendario;[.$F9];areaSquadraACalendario;[.Z$2]);&quot;-&quot;)" office:value-type="float" office:value="0" calcext:value-type="float">
            <text:p>+0</text:p>
          </table:table-cell>
          <table:table-cell table:formula="of:=IF(AND([.$F9]&lt;&gt;[.AA$2];VLOOKUP([.$F9];areaCercaPuntiClassificaSquadre;3;0)=VLOOKUP([.AA$2];areaCercaPuntiClassificaSquadre;3;0));SUMIFS(areaDifferenzaPuntiACalendario;areaSquadraACalendario;[.$F9];areaSquadraBCalendario;[.AA$2])+SUMIFS(areaDifferenzaPuntiBCalendario;areaSquadraBCalendario;[.$F9];areaSquadraACalendario;[.AA$2]);&quot;-&quot;)" office:value-type="string" office:string-value="-" calcext:value-type="string">
            <text:p>-</text:p>
          </table:table-cell>
          <table:table-cell table:formula="of:=IF(AND([.$F9]&lt;&gt;[.AB$2];VLOOKUP([.$F9];areaCercaPuntiClassificaSquadre;3;0)=VLOOKUP([.AB$2];areaCercaPuntiClassificaSquadre;3;0));SUMIFS(areaDifferenzaPuntiACalendario;areaSquadraACalendario;[.$F9];areaSquadraBCalendario;[.AB$2])+SUMIFS(areaDifferenzaPuntiBCalendario;areaSquadraBCalendario;[.$F9];areaSquadraACalendario;[.AB$2]);&quot;-&quot;)" office:value-type="float" office:value="0" calcext:value-type="float">
            <text:p>+0</text:p>
          </table:table-cell>
          <table:table-cell table:formula="of:=IF(AND([.$F9]&lt;&gt;[.AC$2];VLOOKUP([.$F9];areaCercaPuntiClassificaSquadre;3;0)=VLOOKUP([.AC$2];areaCercaPuntiClassificaSquadre;3;0));SUMIFS(areaDifferenzaPuntiACalendario;areaSquadraACalendario;[.$F9];areaSquadraBCalendario;[.AC$2])+SUMIFS(areaDifferenzaPuntiBCalendario;areaSquadraBCalendario;[.$F9];areaSquadraACalendario;[.AC$2]);&quot;-&quot;)" office:value-type="float" office:value="0" calcext:value-type="float">
            <text:p>+0</text:p>
          </table:table-cell>
          <table:table-cell table:formula="of:=IF(AND([.$F9]&lt;&gt;[.AD$2];VLOOKUP([.$F9];areaCercaPuntiClassificaSquadre;3;0)=VLOOKUP([.AD$2];areaCercaPuntiClassificaSquadre;3;0));SUMIFS(areaDifferenzaPuntiACalendario;areaSquadraACalendario;[.$F9];areaSquadraBCalendario;[.AD$2])+SUMIFS(areaDifferenzaPuntiBCalendario;areaSquadraBCalendario;[.$F9];areaSquadraACalendario;[.AD$2]);&quot;-&quot;)" office:value-type="float" office:value="0" calcext:value-type="float">
            <text:p>+0</text:p>
          </table:table-cell>
          <table:table-cell table:formula="of:=IF(AND([.$F9]&lt;&gt;[.AE$2];VLOOKUP([.$F9];areaCercaPuntiClassificaSquadre;3;0)=VLOOKUP([.AE$2];areaCercaPuntiClassificaSquadre;3;0));SUMIFS(areaDifferenzaPuntiACalendario;areaSquadraACalendario;[.$F9];areaSquadraBCalendario;[.AE$2])+SUMIFS(areaDifferenzaPuntiBCalendario;areaSquadraBCalendario;[.$F9];areaSquadraACalendario;[.AE$2]);&quot;-&quot;)" office:value-type="string" office:string-value="-" calcext:value-type="string">
            <text:p>-</text:p>
          </table:table-cell>
          <table:table-cell table:formula="of:=IF(AND([.$F9]&lt;&gt;[.AF$2];VLOOKUP([.$F9];areaCercaPuntiClassificaSquadre;3;0)=VLOOKUP([.AF$2];areaCercaPuntiClassificaSquadre;3;0));SUMIFS(areaDifferenzaPuntiACalendario;areaSquadraACalendario;[.$F9];areaSquadraBCalendario;[.AF$2])+SUMIFS(areaDifferenzaPuntiBCalendario;areaSquadraBCalendario;[.$F9];areaSquadraACalendario;[.AF$2]);&quot;-&quot;)" office:value-type="string" office:string-value="-" calcext:value-type="string">
            <text:p>-</text:p>
          </table:table-cell>
          <table:table-cell table:formula="of:=IF(AND([.$F9]&lt;&gt;[.AG$2];VLOOKUP([.$F9];areaCercaPuntiClassificaSquadre;3;0)=VLOOKUP([.AG$2];areaCercaPuntiClassificaSquadre;3;0));SUMIFS(areaDifferenzaPuntiACalendario;areaSquadraACalendario;[.$F9];areaSquadraBCalendario;[.AG$2])+SUMIFS(areaDifferenzaPuntiBCalendario;areaSquadraBCalendario;[.$F9];areaSquadraACalendario;[.AG$2]);&quot;-&quot;)" office:value-type="string" office:string-value="-" calcext:value-type="string">
            <text:p>-</text:p>
          </table:table-cell>
          <table:table-cell table:formula="of:=IF(AND([.$F9]&lt;&gt;[.AH$2];VLOOKUP([.$F9];areaCercaPuntiClassificaSquadre;3;0)=VLOOKUP([.AH$2];areaCercaPuntiClassificaSquadre;3;0));SUMIFS(areaDifferenzaPuntiACalendario;areaSquadraACalendario;[.$F9];areaSquadraBCalendario;[.AH$2])+SUMIFS(areaDifferenzaPuntiBCalendario;areaSquadraBCalendario;[.$F9];areaSquadraACalendario;[.AH$2]);&quot;-&quot;)" office:value-type="string" office:string-value="-" calcext:value-type="string">
            <text:p>-</text:p>
          </table:table-cell>
          <table:table-cell table:formula="of:=IF(AND([.$F9]&lt;&gt;[.AI$2];VLOOKUP([.$F9];areaCercaPuntiClassificaSquadre;3;0)=VLOOKUP([.AI$2];areaCercaPuntiClassificaSquadre;3;0));SUMIFS(areaDifferenzaPuntiACalendario;areaSquadraACalendario;[.$F9];areaSquadraBCalendario;[.AI$2])+SUMIFS(areaDifferenzaPuntiBCalendario;areaSquadraBCalendario;[.$F9];areaSquadraACalendario;[.AI$2]);&quot;-&quot;)" office:value-type="string" office:string-value="-" calcext:value-type="string">
            <text:p>-</text:p>
          </table:table-cell>
          <table:table-cell table:formula="of:=IF(AND([.$F9]&lt;&gt;[.AJ$2];VLOOKUP([.$F9];areaCercaPuntiClassificaSquadre;3;0)=VLOOKUP([.AJ$2];areaCercaPuntiClassificaSquadre;3;0));SUMIFS(areaDifferenzaPuntiACalendario;areaSquadraACalendario;[.$F9];areaSquadraBCalendario;[.AJ$2])+SUMIFS(areaDifferenzaPuntiBCalendario;areaSquadraBCalendario;[.$F9];areaSquadraACalendario;[.AJ$2]);&quot;-&quot;)" office:value-type="string" office:string-value="-" calcext:value-type="string">
            <text:p>-</text:p>
          </table:table-cell>
          <table:table-cell table:style-name="ce77" table:formula="of:=IF(AND([.$F9]&lt;&gt;[.AK$2];VLOOKUP([.$F9];areaCercaPuntiClassificaSquadre;3;0)=VLOOKUP([.AK$2];areaCercaPuntiClassificaSquadre;3;0));SUMIFS(areaPuntiFattiACalendario;areaSquadraACalendario;[.$F9];areaSquadraBCalendario;[.AK$2])+SUMIFS(areaPuntiFattiBCalendario;areaSquadraBCalendario;[.$F9];areaSquadraACalendario;[.AK$2]);&quot;-&quot;)" office:value-type="string" office:string-value="-" calcext:value-type="string">
            <text:p>-</text:p>
          </table:table-cell>
          <table:table-cell table:formula="of:=IF(AND([.$F9]&lt;&gt;[.AL$2];VLOOKUP([.$F9];areaCercaPuntiClassificaSquadre;3;0)=VLOOKUP([.AL$2];areaCercaPuntiClassificaSquadre;3;0));SUMIFS(areaPuntiFattiACalendario;areaSquadraACalendario;[.$F9];areaSquadraBCalendario;[.AL$2])+SUMIFS(areaPuntiFattiBCalendario;areaSquadraBCalendario;[.$F9];areaSquadraACalendario;[.AL$2]);&quot;-&quot;)" office:value-type="float" office:value="0" calcext:value-type="float">
            <text:p>0</text:p>
          </table:table-cell>
          <table:table-cell table:formula="of:=IF(AND([.$F9]&lt;&gt;[.AM$2];VLOOKUP([.$F9];areaCercaPuntiClassificaSquadre;3;0)=VLOOKUP([.AM$2];areaCercaPuntiClassificaSquadre;3;0));SUMIFS(areaPuntiFattiACalendario;areaSquadraACalendario;[.$F9];areaSquadraBCalendario;[.AM$2])+SUMIFS(areaPuntiFattiBCalendario;areaSquadraBCalendario;[.$F9];areaSquadraACalendario;[.AM$2]);&quot;-&quot;)" office:value-type="float" office:value="0" calcext:value-type="float">
            <text:p>0</text:p>
          </table:table-cell>
          <table:table-cell table:formula="of:=IF(AND([.$F9]&lt;&gt;[.AN$2];VLOOKUP([.$F9];areaCercaPuntiClassificaSquadre;3;0)=VLOOKUP([.AN$2];areaCercaPuntiClassificaSquadre;3;0));SUMIFS(areaPuntiFattiACalendario;areaSquadraACalendario;[.$F9];areaSquadraBCalendario;[.AN$2])+SUMIFS(areaPuntiFattiBCalendario;areaSquadraBCalendario;[.$F9];areaSquadraACalendario;[.AN$2]);&quot;-&quot;)" office:value-type="float" office:value="0" calcext:value-type="float">
            <text:p>0</text:p>
          </table:table-cell>
          <table:table-cell table:formula="of:=IF(AND([.$F9]&lt;&gt;[.AO$2];VLOOKUP([.$F9];areaCercaPuntiClassificaSquadre;3;0)=VLOOKUP([.AO$2];areaCercaPuntiClassificaSquadre;3;0));SUMIFS(areaPuntiFattiACalendario;areaSquadraACalendario;[.$F9];areaSquadraBCalendario;[.AO$2])+SUMIFS(areaPuntiFattiBCalendario;areaSquadraBCalendario;[.$F9];areaSquadraACalendario;[.AO$2]);&quot;-&quot;)" office:value-type="string" office:string-value="-" calcext:value-type="string">
            <text:p>-</text:p>
          </table:table-cell>
          <table:table-cell table:formula="of:=IF(AND([.$F9]&lt;&gt;[.AP$2];VLOOKUP([.$F9];areaCercaPuntiClassificaSquadre;3;0)=VLOOKUP([.AP$2];areaCercaPuntiClassificaSquadre;3;0));SUMIFS(areaPuntiFattiACalendario;areaSquadraACalendario;[.$F9];areaSquadraBCalendario;[.AP$2])+SUMIFS(areaPuntiFattiBCalendario;areaSquadraBCalendario;[.$F9];areaSquadraACalendario;[.AP$2]);&quot;-&quot;)" office:value-type="float" office:value="0" calcext:value-type="float">
            <text:p>0</text:p>
          </table:table-cell>
          <table:table-cell table:formula="of:=IF(AND([.$F9]&lt;&gt;[.AQ$2];VLOOKUP([.$F9];areaCercaPuntiClassificaSquadre;3;0)=VLOOKUP([.AQ$2];areaCercaPuntiClassificaSquadre;3;0));SUMIFS(areaPuntiFattiACalendario;areaSquadraACalendario;[.$F9];areaSquadraBCalendario;[.AQ$2])+SUMIFS(areaPuntiFattiBCalendario;areaSquadraBCalendario;[.$F9];areaSquadraACalendario;[.AQ$2]);&quot;-&quot;)" office:value-type="string" office:string-value="-" calcext:value-type="string">
            <text:p>-</text:p>
          </table:table-cell>
          <table:table-cell table:formula="of:=IF(AND([.$F9]&lt;&gt;[.AR$2];VLOOKUP([.$F9];areaCercaPuntiClassificaSquadre;3;0)=VLOOKUP([.AR$2];areaCercaPuntiClassificaSquadre;3;0));SUMIFS(areaPuntiFattiACalendario;areaSquadraACalendario;[.$F9];areaSquadraBCalendario;[.AR$2])+SUMIFS(areaPuntiFattiBCalendario;areaSquadraBCalendario;[.$F9];areaSquadraACalendario;[.AR$2]);&quot;-&quot;)" office:value-type="float" office:value="0" calcext:value-type="float">
            <text:p>0</text:p>
          </table:table-cell>
          <table:table-cell table:formula="of:=IF(AND([.$F9]&lt;&gt;[.AS$2];VLOOKUP([.$F9];areaCercaPuntiClassificaSquadre;3;0)=VLOOKUP([.AS$2];areaCercaPuntiClassificaSquadre;3;0));SUMIFS(areaPuntiFattiACalendario;areaSquadraACalendario;[.$F9];areaSquadraBCalendario;[.AS$2])+SUMIFS(areaPuntiFattiBCalendario;areaSquadraBCalendario;[.$F9];areaSquadraACalendario;[.AS$2]);&quot;-&quot;)" office:value-type="string" office:string-value="-" calcext:value-type="string">
            <text:p>-</text:p>
          </table:table-cell>
          <table:table-cell table:formula="of:=IF(AND([.$F9]&lt;&gt;[.AT$2];VLOOKUP([.$F9];areaCercaPuntiClassificaSquadre;3;0)=VLOOKUP([.AT$2];areaCercaPuntiClassificaSquadre;3;0));SUMIFS(areaPuntiFattiACalendario;areaSquadraACalendario;[.$F9];areaSquadraBCalendario;[.AT$2])+SUMIFS(areaPuntiFattiBCalendario;areaSquadraBCalendario;[.$F9];areaSquadraACalendario;[.AT$2]);&quot;-&quot;)" office:value-type="float" office:value="0" calcext:value-type="float">
            <text:p>0</text:p>
          </table:table-cell>
          <table:table-cell table:style-name="ce54" table:formula="of:=IF(AND([.$F9]&lt;&gt;[.AU$2];VLOOKUP([.$F9];areaCercaPuntiClassificaSquadre;3;0)=VLOOKUP([.AU$2];areaCercaPuntiClassificaSquadre;3;0));SUMIFS(areaPuntiFattiACalendario;areaSquadraACalendario;[.$F9];areaSquadraBCalendario;[.AU$2])+SUMIFS(areaPuntiFattiBCalendario;areaSquadraBCalendario;[.$F9];areaSquadraACalendario;[.AU$2]);&quot;-&quot;)" office:value-type="float" office:value="0" calcext:value-type="float">
            <text:p>0</text:p>
          </table:table-cell>
          <table:table-cell table:style-name="ce54" table:formula="of:=IF(AND([.$F9]&lt;&gt;[.AV$2];VLOOKUP([.$F9];areaCercaPuntiClassificaSquadre;3;0)=VLOOKUP([.AV$2];areaCercaPuntiClassificaSquadre;3;0));SUMIFS(areaPuntiFattiACalendario;areaSquadraACalendario;[.$F9];areaSquadraBCalendario;[.AV$2])+SUMIFS(areaPuntiFattiBCalendario;areaSquadraBCalendario;[.$F9];areaSquadraACalendario;[.AV$2]);&quot;-&quot;)" office:value-type="float" office:value="0" calcext:value-type="float">
            <text:p>0</text:p>
          </table:table-cell>
          <table:table-cell table:style-name="ce54" table:formula="of:=IF(AND([.$F9]&lt;&gt;[.AW$2];VLOOKUP([.$F9];areaCercaPuntiClassificaSquadre;3;0)=VLOOKUP([.AW$2];areaCercaPuntiClassificaSquadre;3;0));SUMIFS(areaPuntiFattiACalendario;areaSquadraACalendario;[.$F9];areaSquadraBCalendario;[.AW$2])+SUMIFS(areaPuntiFattiBCalendario;areaSquadraBCalendario;[.$F9];areaSquadraACalendario;[.AW$2]);&quot;-&quot;)" office:value-type="string" office:string-value="-" calcext:value-type="string">
            <text:p>-</text:p>
          </table:table-cell>
          <table:table-cell table:style-name="ce54" table:formula="of:=IF(AND([.$F9]&lt;&gt;[.AX$2];VLOOKUP([.$F9];areaCercaPuntiClassificaSquadre;3;0)=VLOOKUP([.AX$2];areaCercaPuntiClassificaSquadre;3;0));SUMIFS(areaPuntiFattiACalendario;areaSquadraACalendario;[.$F9];areaSquadraBCalendario;[.AX$2])+SUMIFS(areaPuntiFattiBCalendario;areaSquadraBCalendario;[.$F9];areaSquadraACalendario;[.AX$2]);&quot;-&quot;)" office:value-type="string" office:string-value="-" calcext:value-type="string">
            <text:p>-</text:p>
          </table:table-cell>
          <table:table-cell table:style-name="ce54" table:formula="of:=IF(AND([.$F9]&lt;&gt;[.AY$2];VLOOKUP([.$F9];areaCercaPuntiClassificaSquadre;3;0)=VLOOKUP([.AY$2];areaCercaPuntiClassificaSquadre;3;0));SUMIFS(areaPuntiFattiACalendario;areaSquadraACalendario;[.$F9];areaSquadraBCalendario;[.AY$2])+SUMIFS(areaPuntiFattiBCalendario;areaSquadraBCalendario;[.$F9];areaSquadraACalendario;[.AY$2]);&quot;-&quot;)" office:value-type="string" office:string-value="-" calcext:value-type="string">
            <text:p>-</text:p>
          </table:table-cell>
          <table:table-cell table:style-name="ce54" table:formula="of:=IF(AND([.$F9]&lt;&gt;[.AZ$2];VLOOKUP([.$F9];areaCercaPuntiClassificaSquadre;3;0)=VLOOKUP([.AZ$2];areaCercaPuntiClassificaSquadre;3;0));SUMIFS(areaPuntiFattiACalendario;areaSquadraACalendario;[.$F9];areaSquadraBCalendario;[.AZ$2])+SUMIFS(areaPuntiFattiBCalendario;areaSquadraBCalendario;[.$F9];areaSquadraACalendario;[.AZ$2]);&quot;-&quot;)" office:value-type="string" office:string-value="-" calcext:value-type="string">
            <text:p>-</text:p>
          </table:table-cell>
          <table:table-cell table:style-name="ce54" table:formula="of:=IF(AND([.$F9]&lt;&gt;[.BA$2];VLOOKUP([.$F9];areaCercaPuntiClassificaSquadre;3;0)=VLOOKUP([.BA$2];areaCercaPuntiClassificaSquadre;3;0));SUMIFS(areaPuntiFattiACalendario;areaSquadraACalendario;[.$F9];areaSquadraBCalendario;[.BA$2])+SUMIFS(areaPuntiFattiBCalendario;areaSquadraBCalendario;[.$F9];areaSquadraACalendario;[.BA$2]);&quot;-&quot;)" office:value-type="string" office:string-value="-" calcext:value-type="string">
            <text:p>-</text:p>
          </table:table-cell>
          <table:table-cell table:style-name="ce54" table:formula="of:=IF(AND([.$F9]&lt;&gt;[.BB$2];VLOOKUP([.$F9];areaCercaPuntiClassificaSquadre;3;0)=VLOOKUP([.BB$2];areaCercaPuntiClassificaSquadre;3;0));SUMIFS(areaPuntiFattiACalendario;areaSquadraACalendario;[.$F9];areaSquadraBCalendario;[.BB$2])+SUMIFS(areaPuntiFattiBCalendario;areaSquadraBCalendario;[.$F9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8" calcext:value-type="float">
            <text:p>8</text:p>
          </table:table-cell>
          <table:table-cell table:style-name="ce15" office:value-type="string" calcext:value-type="string">
            <text:p>Cordivari Roseto</text:p>
          </table:table-cell>
          <table:table-cell table:style-name="ce15" office:value-type="string" calcext:value-type="string">
            <text:p>Campo Roseto</text:p>
          </table:table-cell>
          <table:table-cell table:style-name="ce15" table:formula="of:=&quot;https://www.google.it/maps/search/&quot;&amp;SUBSTITUTE([.C10];&quot; &quot;;&quot;+&quot;)" office:value-type="string" office:string-value="https://www.google.it/maps/search/Campo+Roseto" calcext:value-type="string">
            <text:p>https://www.google.it/maps/search/Campo+Roseto</text:p>
          </table:table-cell>
          <table:table-cell table:formula="of:=COUNTIF(areaCoefficienteSquadre;&quot;&gt;=&quot;&amp;[.$G10])-1" office:value-type="float" office:value="4" calcext:value-type="float">
            <text:p>4</text:p>
          </table:table-cell>
          <table:table-cell table:formula="of:=[.B10]&amp;&quot;&quot;" office:value-type="string" office:string-value="Cordivari Roseto" calcext:value-type="string">
            <text:p>Cordivari Roseto</text:p>
          </table:table-cell>
          <table:table-cell table:formula="of:=TEXT([.$H10];&quot;0000&quot;)&amp;TEXT(5000+SUM([.$S10:.$AJ10]);&quot;+0000;-0000&quot;)&amp;TEXT(SUM([.$AK10:.$BB10]);&quot;+0000;-0000&quot;)&amp;TEXT(5000+[.$O10];&quot;+0000;-0000&quot;)&amp;TEXT([.$M10];&quot;+0000;-0000&quot;)&amp;TEXT(ORG.LIBREOFFICE.RANDBETWEEN.NV(0;9999);&quot;+0000;-0000&quot;)" office:value-type="string" office:string-value="0002+5000+0000+5023+0084+0629" calcext:value-type="string">
            <text:p>0002+5000+0000+5023+0084+0629</text:p>
          </table:table-cell>
          <table:table-cell table:formula="of:=[.J10]*constPuntiVittoria+[.K10]*constPuntiSconfitta+[.L10]*constPuntiForfait" office:value-type="float" office:value="2" calcext:value-type="float">
            <text:p>2</text:p>
          </table:table-cell>
          <table:table-cell table:formula="of:=SUM([.J10:.L10])" office:value-type="float" office:value="1" calcext:value-type="float">
            <text:p>1</text:p>
          </table:table-cell>
          <table:table-cell table:formula="of:=SUMIF(areaSquadraACalendario;[.F10];areaVintaACalendario)+SUMIF(areaSquadraBCalendario;[.F10];areaVintaBCalendario)" office:value-type="float" office:value="1" calcext:value-type="float">
            <text:p>1</text:p>
          </table:table-cell>
          <table:table-cell table:formula="of:=SUMIF(areaSquadraACalendario;[.F10];areaPersaACalendario)+SUMIF(areaSquadraBCalendario;[.F10];areaPersaBCalendario)" office:value-type="float" office:value="0" calcext:value-type="float">
            <text:p>0</text:p>
          </table:table-cell>
          <table:table-cell table:formula="of:=SUMIF(areaSquadraACalendario;[.F10];areaForfaitACalendario)+SUMIF(areaSquadraBCalendario;[.F10];areaForfaitBCalendario)" office:value-type="float" office:value="0" calcext:value-type="float">
            <text:p>0</text:p>
          </table:table-cell>
          <table:table-cell table:formula="of:=SUMIF(areaSquadraACalendario;[.F10];areaPuntiFattiACalendario)+SUMIF(areaSquadraBCalendario;[.F10];areaPuntiFattiBCalendario)" office:value-type="float" office:value="84" calcext:value-type="float">
            <text:p>84</text:p>
          </table:table-cell>
          <table:table-cell table:formula="of:=SUMIF(areaSquadraACalendario;[.F10];areaPuntiSubitiACalendario)+SUMIF(areaSquadraBCalendario;[.F10];areaPuntiSubitiBCalendario)" office:value-type="float" office:value="61" calcext:value-type="float">
            <text:p>61</text:p>
          </table:table-cell>
          <table:table-cell table:formula="of:=SUMIF(areaSquadraACalendario;[.F10];areaDifferenzaPuntiACalendario)+SUMIF(areaSquadraBCalendario;[.F10];areaDifferenzaPuntiBCalendario)" office:value-type="float" office:value="23" calcext:value-type="float">
            <text:p>+23</text:p>
          </table:table-cell>
          <table:table-cell table:formula="of:=IF([.I10]=0;0;ROUND([.M10]/[.I10];2))" office:value-type="float" office:value="84" calcext:value-type="float">
            <text:p>84</text:p>
          </table:table-cell>
          <table:table-cell table:formula="of:=IF([.I10]=0;0;ROUND([.N10]/[.I10];2))" office:value-type="float" office:value="61" calcext:value-type="float">
            <text:p>61</text:p>
          </table:table-cell>
          <table:table-cell table:formula="of:=IF([.I10]=0;0;ROUND([.O10]/[.I10];2))" office:value-type="float" office:value="23" calcext:value-type="float">
            <text:p>+23,00</text:p>
          </table:table-cell>
          <table:table-cell table:formula="of:=IF(AND([.$F10]&lt;&gt;[.S$2];VLOOKUP([.$F10];areaCercaPuntiClassificaSquadre;3;0)=VLOOKUP([.S$2];areaCercaPuntiClassificaSquadre;3;0));SUMIFS(areaDifferenzaPuntiACalendario;areaSquadraACalendario;[.$F10];areaSquadraBCalendario;[.S$2])+SUMIFS(areaDifferenzaPuntiBCalendario;areaSquadraBCalendario;[.$F10];areaSquadraACalendario;[.S$2]);&quot;-&quot;)" office:value-type="string" office:string-value="-" calcext:value-type="string">
            <text:p>-</text:p>
          </table:table-cell>
          <table:table-cell table:formula="of:=IF(AND([.$F10]&lt;&gt;[.T$2];VLOOKUP([.$F10];areaCercaPuntiClassificaSquadre;3;0)=VLOOKUP([.T$2];areaCercaPuntiClassificaSquadre;3;0));SUMIFS(areaDifferenzaPuntiACalendario;areaSquadraACalendario;[.$F10];areaSquadraBCalendario;[.T$2])+SUMIFS(areaDifferenzaPuntiBCalendario;areaSquadraBCalendario;[.$F10];areaSquadraACalendario;[.T$2]);&quot;-&quot;)" office:value-type="float" office:value="0" calcext:value-type="float">
            <text:p>+0</text:p>
          </table:table-cell>
          <table:table-cell table:formula="of:=IF(AND([.$F10]&lt;&gt;[.U$2];VLOOKUP([.$F10];areaCercaPuntiClassificaSquadre;3;0)=VLOOKUP([.U$2];areaCercaPuntiClassificaSquadre;3;0));SUMIFS(areaDifferenzaPuntiACalendario;areaSquadraACalendario;[.$F10];areaSquadraBCalendario;[.U$2])+SUMIFS(areaDifferenzaPuntiBCalendario;areaSquadraBCalendario;[.$F10];areaSquadraACalendario;[.U$2]);&quot;-&quot;)" office:value-type="float" office:value="0" calcext:value-type="float">
            <text:p>+0</text:p>
          </table:table-cell>
          <table:table-cell table:formula="of:=IF(AND([.$F10]&lt;&gt;[.V$2];VLOOKUP([.$F10];areaCercaPuntiClassificaSquadre;3;0)=VLOOKUP([.V$2];areaCercaPuntiClassificaSquadre;3;0));SUMIFS(areaDifferenzaPuntiACalendario;areaSquadraACalendario;[.$F10];areaSquadraBCalendario;[.V$2])+SUMIFS(areaDifferenzaPuntiBCalendario;areaSquadraBCalendario;[.$F10];areaSquadraACalendario;[.V$2]);&quot;-&quot;)" office:value-type="float" office:value="0" calcext:value-type="float">
            <text:p>+0</text:p>
          </table:table-cell>
          <table:table-cell table:formula="of:=IF(AND([.$F10]&lt;&gt;[.W$2];VLOOKUP([.$F10];areaCercaPuntiClassificaSquadre;3;0)=VLOOKUP([.W$2];areaCercaPuntiClassificaSquadre;3;0));SUMIFS(areaDifferenzaPuntiACalendario;areaSquadraACalendario;[.$F10];areaSquadraBCalendario;[.W$2])+SUMIFS(areaDifferenzaPuntiBCalendario;areaSquadraBCalendario;[.$F10];areaSquadraACalendario;[.W$2]);&quot;-&quot;)" office:value-type="string" office:string-value="-" calcext:value-type="string">
            <text:p>-</text:p>
          </table:table-cell>
          <table:table-cell table:formula="of:=IF(AND([.$F10]&lt;&gt;[.X$2];VLOOKUP([.$F10];areaCercaPuntiClassificaSquadre;3;0)=VLOOKUP([.X$2];areaCercaPuntiClassificaSquadre;3;0));SUMIFS(areaDifferenzaPuntiACalendario;areaSquadraACalendario;[.$F10];areaSquadraBCalendario;[.X$2])+SUMIFS(areaDifferenzaPuntiBCalendario;areaSquadraBCalendario;[.$F10];areaSquadraACalendario;[.X$2]);&quot;-&quot;)" office:value-type="float" office:value="0" calcext:value-type="float">
            <text:p>+0</text:p>
          </table:table-cell>
          <table:table-cell table:formula="of:=IF(AND([.$F10]&lt;&gt;[.Y$2];VLOOKUP([.$F10];areaCercaPuntiClassificaSquadre;3;0)=VLOOKUP([.Y$2];areaCercaPuntiClassificaSquadre;3;0));SUMIFS(areaDifferenzaPuntiACalendario;areaSquadraACalendario;[.$F10];areaSquadraBCalendario;[.Y$2])+SUMIFS(areaDifferenzaPuntiBCalendario;areaSquadraBCalendario;[.$F10];areaSquadraACalendario;[.Y$2]);&quot;-&quot;)" office:value-type="float" office:value="0" calcext:value-type="float">
            <text:p>+0</text:p>
          </table:table-cell>
          <table:table-cell table:formula="of:=IF(AND([.$F10]&lt;&gt;[.Z$2];VLOOKUP([.$F10];areaCercaPuntiClassificaSquadre;3;0)=VLOOKUP([.Z$2];areaCercaPuntiClassificaSquadre;3;0));SUMIFS(areaDifferenzaPuntiACalendario;areaSquadraACalendario;[.$F10];areaSquadraBCalendario;[.Z$2])+SUMIFS(areaDifferenzaPuntiBCalendario;areaSquadraBCalendario;[.$F10];areaSquadraACalendario;[.Z$2]);&quot;-&quot;)" office:value-type="string" office:string-value="-" calcext:value-type="string">
            <text:p>-</text:p>
          </table:table-cell>
          <table:table-cell table:formula="of:=IF(AND([.$F10]&lt;&gt;[.AA$2];VLOOKUP([.$F10];areaCercaPuntiClassificaSquadre;3;0)=VLOOKUP([.AA$2];areaCercaPuntiClassificaSquadre;3;0));SUMIFS(areaDifferenzaPuntiACalendario;areaSquadraACalendario;[.$F10];areaSquadraBCalendario;[.AA$2])+SUMIFS(areaDifferenzaPuntiBCalendario;areaSquadraBCalendario;[.$F10];areaSquadraACalendario;[.AA$2]);&quot;-&quot;)" office:value-type="string" office:string-value="-" calcext:value-type="string">
            <text:p>-</text:p>
          </table:table-cell>
          <table:table-cell table:formula="of:=IF(AND([.$F10]&lt;&gt;[.AB$2];VLOOKUP([.$F10];areaCercaPuntiClassificaSquadre;3;0)=VLOOKUP([.AB$2];areaCercaPuntiClassificaSquadre;3;0));SUMIFS(areaDifferenzaPuntiACalendario;areaSquadraACalendario;[.$F10];areaSquadraBCalendario;[.AB$2])+SUMIFS(areaDifferenzaPuntiBCalendario;areaSquadraBCalendario;[.$F10];areaSquadraACalendario;[.AB$2]);&quot;-&quot;)" office:value-type="float" office:value="0" calcext:value-type="float">
            <text:p>+0</text:p>
          </table:table-cell>
          <table:table-cell table:formula="of:=IF(AND([.$F10]&lt;&gt;[.AC$2];VLOOKUP([.$F10];areaCercaPuntiClassificaSquadre;3;0)=VLOOKUP([.AC$2];areaCercaPuntiClassificaSquadre;3;0));SUMIFS(areaDifferenzaPuntiACalendario;areaSquadraACalendario;[.$F10];areaSquadraBCalendario;[.AC$2])+SUMIFS(areaDifferenzaPuntiBCalendario;areaSquadraBCalendario;[.$F10];areaSquadraACalendario;[.AC$2]);&quot;-&quot;)" office:value-type="float" office:value="0" calcext:value-type="float">
            <text:p>+0</text:p>
          </table:table-cell>
          <table:table-cell table:formula="of:=IF(AND([.$F10]&lt;&gt;[.AD$2];VLOOKUP([.$F10];areaCercaPuntiClassificaSquadre;3;0)=VLOOKUP([.AD$2];areaCercaPuntiClassificaSquadre;3;0));SUMIFS(areaDifferenzaPuntiACalendario;areaSquadraACalendario;[.$F10];areaSquadraBCalendario;[.AD$2])+SUMIFS(areaDifferenzaPuntiBCalendario;areaSquadraBCalendario;[.$F10];areaSquadraACalendario;[.AD$2]);&quot;-&quot;)" office:value-type="float" office:value="0" calcext:value-type="float">
            <text:p>+0</text:p>
          </table:table-cell>
          <table:table-cell table:formula="of:=IF(AND([.$F10]&lt;&gt;[.AE$2];VLOOKUP([.$F10];areaCercaPuntiClassificaSquadre;3;0)=VLOOKUP([.AE$2];areaCercaPuntiClassificaSquadre;3;0));SUMIFS(areaDifferenzaPuntiACalendario;areaSquadraACalendario;[.$F10];areaSquadraBCalendario;[.AE$2])+SUMIFS(areaDifferenzaPuntiBCalendario;areaSquadraBCalendario;[.$F10];areaSquadraACalendario;[.AE$2]);&quot;-&quot;)" office:value-type="string" office:string-value="-" calcext:value-type="string">
            <text:p>-</text:p>
          </table:table-cell>
          <table:table-cell table:formula="of:=IF(AND([.$F10]&lt;&gt;[.AF$2];VLOOKUP([.$F10];areaCercaPuntiClassificaSquadre;3;0)=VLOOKUP([.AF$2];areaCercaPuntiClassificaSquadre;3;0));SUMIFS(areaDifferenzaPuntiACalendario;areaSquadraACalendario;[.$F10];areaSquadraBCalendario;[.AF$2])+SUMIFS(areaDifferenzaPuntiBCalendario;areaSquadraBCalendario;[.$F10];areaSquadraACalendario;[.AF$2]);&quot;-&quot;)" office:value-type="string" office:string-value="-" calcext:value-type="string">
            <text:p>-</text:p>
          </table:table-cell>
          <table:table-cell table:formula="of:=IF(AND([.$F10]&lt;&gt;[.AG$2];VLOOKUP([.$F10];areaCercaPuntiClassificaSquadre;3;0)=VLOOKUP([.AG$2];areaCercaPuntiClassificaSquadre;3;0));SUMIFS(areaDifferenzaPuntiACalendario;areaSquadraACalendario;[.$F10];areaSquadraBCalendario;[.AG$2])+SUMIFS(areaDifferenzaPuntiBCalendario;areaSquadraBCalendario;[.$F10];areaSquadraACalendario;[.AG$2]);&quot;-&quot;)" office:value-type="string" office:string-value="-" calcext:value-type="string">
            <text:p>-</text:p>
          </table:table-cell>
          <table:table-cell table:formula="of:=IF(AND([.$F10]&lt;&gt;[.AH$2];VLOOKUP([.$F10];areaCercaPuntiClassificaSquadre;3;0)=VLOOKUP([.AH$2];areaCercaPuntiClassificaSquadre;3;0));SUMIFS(areaDifferenzaPuntiACalendario;areaSquadraACalendario;[.$F10];areaSquadraBCalendario;[.AH$2])+SUMIFS(areaDifferenzaPuntiBCalendario;areaSquadraBCalendario;[.$F10];areaSquadraACalendario;[.AH$2]);&quot;-&quot;)" office:value-type="string" office:string-value="-" calcext:value-type="string">
            <text:p>-</text:p>
          </table:table-cell>
          <table:table-cell table:formula="of:=IF(AND([.$F10]&lt;&gt;[.AI$2];VLOOKUP([.$F10];areaCercaPuntiClassificaSquadre;3;0)=VLOOKUP([.AI$2];areaCercaPuntiClassificaSquadre;3;0));SUMIFS(areaDifferenzaPuntiACalendario;areaSquadraACalendario;[.$F10];areaSquadraBCalendario;[.AI$2])+SUMIFS(areaDifferenzaPuntiBCalendario;areaSquadraBCalendario;[.$F10];areaSquadraACalendario;[.AI$2]);&quot;-&quot;)" office:value-type="string" office:string-value="-" calcext:value-type="string">
            <text:p>-</text:p>
          </table:table-cell>
          <table:table-cell table:formula="of:=IF(AND([.$F10]&lt;&gt;[.AJ$2];VLOOKUP([.$F10];areaCercaPuntiClassificaSquadre;3;0)=VLOOKUP([.AJ$2];areaCercaPuntiClassificaSquadre;3;0));SUMIFS(areaDifferenzaPuntiACalendario;areaSquadraACalendario;[.$F10];areaSquadraBCalendario;[.AJ$2])+SUMIFS(areaDifferenzaPuntiBCalendario;areaSquadraBCalendario;[.$F10];areaSquadraACalendario;[.AJ$2]);&quot;-&quot;)" office:value-type="string" office:string-value="-" calcext:value-type="string">
            <text:p>-</text:p>
          </table:table-cell>
          <table:table-cell table:style-name="ce77" table:formula="of:=IF(AND([.$F10]&lt;&gt;[.AK$2];VLOOKUP([.$F10];areaCercaPuntiClassificaSquadre;3;0)=VLOOKUP([.AK$2];areaCercaPuntiClassificaSquadre;3;0));SUMIFS(areaPuntiFattiACalendario;areaSquadraACalendario;[.$F10];areaSquadraBCalendario;[.AK$2])+SUMIFS(areaPuntiFattiBCalendario;areaSquadraBCalendario;[.$F10];areaSquadraACalendario;[.AK$2]);&quot;-&quot;)" office:value-type="string" office:string-value="-" calcext:value-type="string">
            <text:p>-</text:p>
          </table:table-cell>
          <table:table-cell table:formula="of:=IF(AND([.$F10]&lt;&gt;[.AL$2];VLOOKUP([.$F10];areaCercaPuntiClassificaSquadre;3;0)=VLOOKUP([.AL$2];areaCercaPuntiClassificaSquadre;3;0));SUMIFS(areaPuntiFattiACalendario;areaSquadraACalendario;[.$F10];areaSquadraBCalendario;[.AL$2])+SUMIFS(areaPuntiFattiBCalendario;areaSquadraBCalendario;[.$F10];areaSquadraACalendario;[.AL$2]);&quot;-&quot;)" office:value-type="float" office:value="0" calcext:value-type="float">
            <text:p>0</text:p>
          </table:table-cell>
          <table:table-cell table:formula="of:=IF(AND([.$F10]&lt;&gt;[.AM$2];VLOOKUP([.$F10];areaCercaPuntiClassificaSquadre;3;0)=VLOOKUP([.AM$2];areaCercaPuntiClassificaSquadre;3;0));SUMIFS(areaPuntiFattiACalendario;areaSquadraACalendario;[.$F10];areaSquadraBCalendario;[.AM$2])+SUMIFS(areaPuntiFattiBCalendario;areaSquadraBCalendario;[.$F10];areaSquadraACalendario;[.AM$2]);&quot;-&quot;)" office:value-type="float" office:value="0" calcext:value-type="float">
            <text:p>0</text:p>
          </table:table-cell>
          <table:table-cell table:formula="of:=IF(AND([.$F10]&lt;&gt;[.AN$2];VLOOKUP([.$F10];areaCercaPuntiClassificaSquadre;3;0)=VLOOKUP([.AN$2];areaCercaPuntiClassificaSquadre;3;0));SUMIFS(areaPuntiFattiACalendario;areaSquadraACalendario;[.$F10];areaSquadraBCalendario;[.AN$2])+SUMIFS(areaPuntiFattiBCalendario;areaSquadraBCalendario;[.$F10];areaSquadraACalendario;[.AN$2]);&quot;-&quot;)" office:value-type="float" office:value="0" calcext:value-type="float">
            <text:p>0</text:p>
          </table:table-cell>
          <table:table-cell table:formula="of:=IF(AND([.$F10]&lt;&gt;[.AO$2];VLOOKUP([.$F10];areaCercaPuntiClassificaSquadre;3;0)=VLOOKUP([.AO$2];areaCercaPuntiClassificaSquadre;3;0));SUMIFS(areaPuntiFattiACalendario;areaSquadraACalendario;[.$F10];areaSquadraBCalendario;[.AO$2])+SUMIFS(areaPuntiFattiBCalendario;areaSquadraBCalendario;[.$F10];areaSquadraACalendario;[.AO$2]);&quot;-&quot;)" office:value-type="string" office:string-value="-" calcext:value-type="string">
            <text:p>-</text:p>
          </table:table-cell>
          <table:table-cell table:formula="of:=IF(AND([.$F10]&lt;&gt;[.AP$2];VLOOKUP([.$F10];areaCercaPuntiClassificaSquadre;3;0)=VLOOKUP([.AP$2];areaCercaPuntiClassificaSquadre;3;0));SUMIFS(areaPuntiFattiACalendario;areaSquadraACalendario;[.$F10];areaSquadraBCalendario;[.AP$2])+SUMIFS(areaPuntiFattiBCalendario;areaSquadraBCalendario;[.$F10];areaSquadraACalendario;[.AP$2]);&quot;-&quot;)" office:value-type="float" office:value="0" calcext:value-type="float">
            <text:p>0</text:p>
          </table:table-cell>
          <table:table-cell table:formula="of:=IF(AND([.$F10]&lt;&gt;[.AQ$2];VLOOKUP([.$F10];areaCercaPuntiClassificaSquadre;3;0)=VLOOKUP([.AQ$2];areaCercaPuntiClassificaSquadre;3;0));SUMIFS(areaPuntiFattiACalendario;areaSquadraACalendario;[.$F10];areaSquadraBCalendario;[.AQ$2])+SUMIFS(areaPuntiFattiBCalendario;areaSquadraBCalendario;[.$F10];areaSquadraACalendario;[.AQ$2]);&quot;-&quot;)" office:value-type="float" office:value="0" calcext:value-type="float">
            <text:p>0</text:p>
          </table:table-cell>
          <table:table-cell table:formula="of:=IF(AND([.$F10]&lt;&gt;[.AR$2];VLOOKUP([.$F10];areaCercaPuntiClassificaSquadre;3;0)=VLOOKUP([.AR$2];areaCercaPuntiClassificaSquadre;3;0));SUMIFS(areaPuntiFattiACalendario;areaSquadraACalendario;[.$F10];areaSquadraBCalendario;[.AR$2])+SUMIFS(areaPuntiFattiBCalendario;areaSquadraBCalendario;[.$F10];areaSquadraACalendario;[.AR$2]);&quot;-&quot;)" office:value-type="string" office:string-value="-" calcext:value-type="string">
            <text:p>-</text:p>
          </table:table-cell>
          <table:table-cell table:formula="of:=IF(AND([.$F10]&lt;&gt;[.AS$2];VLOOKUP([.$F10];areaCercaPuntiClassificaSquadre;3;0)=VLOOKUP([.AS$2];areaCercaPuntiClassificaSquadre;3;0));SUMIFS(areaPuntiFattiACalendario;areaSquadraACalendario;[.$F10];areaSquadraBCalendario;[.AS$2])+SUMIFS(areaPuntiFattiBCalendario;areaSquadraBCalendario;[.$F10];areaSquadraACalendario;[.AS$2]);&quot;-&quot;)" office:value-type="string" office:string-value="-" calcext:value-type="string">
            <text:p>-</text:p>
          </table:table-cell>
          <table:table-cell table:formula="of:=IF(AND([.$F10]&lt;&gt;[.AT$2];VLOOKUP([.$F10];areaCercaPuntiClassificaSquadre;3;0)=VLOOKUP([.AT$2];areaCercaPuntiClassificaSquadre;3;0));SUMIFS(areaPuntiFattiACalendario;areaSquadraACalendario;[.$F10];areaSquadraBCalendario;[.AT$2])+SUMIFS(areaPuntiFattiBCalendario;areaSquadraBCalendario;[.$F10];areaSquadraACalendario;[.AT$2]);&quot;-&quot;)" office:value-type="float" office:value="0" calcext:value-type="float">
            <text:p>0</text:p>
          </table:table-cell>
          <table:table-cell table:style-name="ce54" table:formula="of:=IF(AND([.$F10]&lt;&gt;[.AU$2];VLOOKUP([.$F10];areaCercaPuntiClassificaSquadre;3;0)=VLOOKUP([.AU$2];areaCercaPuntiClassificaSquadre;3;0));SUMIFS(areaPuntiFattiACalendario;areaSquadraACalendario;[.$F10];areaSquadraBCalendario;[.AU$2])+SUMIFS(areaPuntiFattiBCalendario;areaSquadraBCalendario;[.$F10];areaSquadraACalendario;[.AU$2]);&quot;-&quot;)" office:value-type="float" office:value="0" calcext:value-type="float">
            <text:p>0</text:p>
          </table:table-cell>
          <table:table-cell table:style-name="ce54" table:formula="of:=IF(AND([.$F10]&lt;&gt;[.AV$2];VLOOKUP([.$F10];areaCercaPuntiClassificaSquadre;3;0)=VLOOKUP([.AV$2];areaCercaPuntiClassificaSquadre;3;0));SUMIFS(areaPuntiFattiACalendario;areaSquadraACalendario;[.$F10];areaSquadraBCalendario;[.AV$2])+SUMIFS(areaPuntiFattiBCalendario;areaSquadraBCalendario;[.$F10];areaSquadraACalendario;[.AV$2]);&quot;-&quot;)" office:value-type="float" office:value="0" calcext:value-type="float">
            <text:p>0</text:p>
          </table:table-cell>
          <table:table-cell table:style-name="ce54" table:formula="of:=IF(AND([.$F10]&lt;&gt;[.AW$2];VLOOKUP([.$F10];areaCercaPuntiClassificaSquadre;3;0)=VLOOKUP([.AW$2];areaCercaPuntiClassificaSquadre;3;0));SUMIFS(areaPuntiFattiACalendario;areaSquadraACalendario;[.$F10];areaSquadraBCalendario;[.AW$2])+SUMIFS(areaPuntiFattiBCalendario;areaSquadraBCalendario;[.$F10];areaSquadraACalendario;[.AW$2]);&quot;-&quot;)" office:value-type="string" office:string-value="-" calcext:value-type="string">
            <text:p>-</text:p>
          </table:table-cell>
          <table:table-cell table:style-name="ce54" table:formula="of:=IF(AND([.$F10]&lt;&gt;[.AX$2];VLOOKUP([.$F10];areaCercaPuntiClassificaSquadre;3;0)=VLOOKUP([.AX$2];areaCercaPuntiClassificaSquadre;3;0));SUMIFS(areaPuntiFattiACalendario;areaSquadraACalendario;[.$F10];areaSquadraBCalendario;[.AX$2])+SUMIFS(areaPuntiFattiBCalendario;areaSquadraBCalendario;[.$F10];areaSquadraACalendario;[.AX$2]);&quot;-&quot;)" office:value-type="string" office:string-value="-" calcext:value-type="string">
            <text:p>-</text:p>
          </table:table-cell>
          <table:table-cell table:style-name="ce54" table:formula="of:=IF(AND([.$F10]&lt;&gt;[.AY$2];VLOOKUP([.$F10];areaCercaPuntiClassificaSquadre;3;0)=VLOOKUP([.AY$2];areaCercaPuntiClassificaSquadre;3;0));SUMIFS(areaPuntiFattiACalendario;areaSquadraACalendario;[.$F10];areaSquadraBCalendario;[.AY$2])+SUMIFS(areaPuntiFattiBCalendario;areaSquadraBCalendario;[.$F10];areaSquadraACalendario;[.AY$2]);&quot;-&quot;)" office:value-type="string" office:string-value="-" calcext:value-type="string">
            <text:p>-</text:p>
          </table:table-cell>
          <table:table-cell table:style-name="ce54" table:formula="of:=IF(AND([.$F10]&lt;&gt;[.AZ$2];VLOOKUP([.$F10];areaCercaPuntiClassificaSquadre;3;0)=VLOOKUP([.AZ$2];areaCercaPuntiClassificaSquadre;3;0));SUMIFS(areaPuntiFattiACalendario;areaSquadraACalendario;[.$F10];areaSquadraBCalendario;[.AZ$2])+SUMIFS(areaPuntiFattiBCalendario;areaSquadraBCalendario;[.$F10];areaSquadraACalendario;[.AZ$2]);&quot;-&quot;)" office:value-type="string" office:string-value="-" calcext:value-type="string">
            <text:p>-</text:p>
          </table:table-cell>
          <table:table-cell table:style-name="ce54" table:formula="of:=IF(AND([.$F10]&lt;&gt;[.BA$2];VLOOKUP([.$F10];areaCercaPuntiClassificaSquadre;3;0)=VLOOKUP([.BA$2];areaCercaPuntiClassificaSquadre;3;0));SUMIFS(areaPuntiFattiACalendario;areaSquadraACalendario;[.$F10];areaSquadraBCalendario;[.BA$2])+SUMIFS(areaPuntiFattiBCalendario;areaSquadraBCalendario;[.$F10];areaSquadraACalendario;[.BA$2]);&quot;-&quot;)" office:value-type="string" office:string-value="-" calcext:value-type="string">
            <text:p>-</text:p>
          </table:table-cell>
          <table:table-cell table:style-name="ce54" table:formula="of:=IF(AND([.$F10]&lt;&gt;[.BB$2];VLOOKUP([.$F10];areaCercaPuntiClassificaSquadre;3;0)=VLOOKUP([.BB$2];areaCercaPuntiClassificaSquadre;3;0));SUMIFS(areaPuntiFattiACalendario;areaSquadraACalendario;[.$F10];areaSquadraBCalendario;[.BB$2])+SUMIFS(areaPuntiFattiBCalendario;areaSquadraBCalendario;[.$F10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9" calcext:value-type="float">
            <text:p>9</text:p>
          </table:table-cell>
          <table:table-cell table:style-name="ce15" office:value-type="string" calcext:value-type="string">
            <text:p>Snaidero Udine</text:p>
          </table:table-cell>
          <table:table-cell table:style-name="ce15" office:value-type="string" calcext:value-type="string">
            <text:p>PalaCarnera</text:p>
          </table:table-cell>
          <table:table-cell table:style-name="ce15" table:formula="of:=&quot;https://www.google.it/maps/search/&quot;&amp;SUBSTITUTE([.C11];&quot; &quot;;&quot;+&quot;)" office:value-type="string" office:string-value="https://www.google.it/maps/search/PalaCarnera" calcext:value-type="string">
            <text:p>https://www.google.it/maps/search/PalaCarnera</text:p>
          </table:table-cell>
          <table:table-cell table:formula="of:=COUNTIF(areaCoefficienteSquadre;&quot;&gt;=&quot;&amp;[.$G11])-1" office:value-type="float" office:value="10" calcext:value-type="float">
            <text:p>10</text:p>
          </table:table-cell>
          <table:table-cell table:formula="of:=[.B11]&amp;&quot;&quot;" office:value-type="string" office:string-value="Snaidero Udine" calcext:value-type="string">
            <text:p>Snaidero Udine</text:p>
          </table:table-cell>
          <table:table-cell table:formula="of:=TEXT([.$H11];&quot;0000&quot;)&amp;TEXT(5000+SUM([.$S11:.$AJ11]);&quot;+0000;-0000&quot;)&amp;TEXT(SUM([.$AK11:.$BB11]);&quot;+0000;-0000&quot;)&amp;TEXT(5000+[.$O11];&quot;+0000;-0000&quot;)&amp;TEXT([.$M11];&quot;+0000;-0000&quot;)&amp;TEXT(ORG.LIBREOFFICE.RANDBETWEEN.NV(0;9999);&quot;+0000;-0000&quot;)" office:value-type="string" office:string-value="0000+5000+0000+4997+0086+3222" calcext:value-type="string">
            <text:p>0000+5000+0000+4997+0086+3222</text:p>
          </table:table-cell>
          <table:table-cell table:formula="of:=[.J11]*constPuntiVittoria+[.K11]*constPuntiSconfitta+[.L11]*constPuntiForfait" office:value-type="float" office:value="0" calcext:value-type="float">
            <text:p>0</text:p>
          </table:table-cell>
          <table:table-cell table:formula="of:=SUM([.J11:.L11])" office:value-type="float" office:value="1" calcext:value-type="float">
            <text:p>1</text:p>
          </table:table-cell>
          <table:table-cell table:formula="of:=SUMIF(areaSquadraACalendario;[.F11];areaVintaACalendario)+SUMIF(areaSquadraBCalendario;[.F11];areaVintaBCalendario)" office:value-type="float" office:value="0" calcext:value-type="float">
            <text:p>0</text:p>
          </table:table-cell>
          <table:table-cell table:formula="of:=SUMIF(areaSquadraACalendario;[.F11];areaPersaACalendario)+SUMIF(areaSquadraBCalendario;[.F11];areaPersaBCalendario)" office:value-type="float" office:value="1" calcext:value-type="float">
            <text:p>1</text:p>
          </table:table-cell>
          <table:table-cell table:formula="of:=SUMIF(areaSquadraACalendario;[.F11];areaForfaitACalendario)+SUMIF(areaSquadraBCalendario;[.F11];areaForfaitBCalendario)" office:value-type="float" office:value="0" calcext:value-type="float">
            <text:p>0</text:p>
          </table:table-cell>
          <table:table-cell table:formula="of:=SUMIF(areaSquadraACalendario;[.F11];areaPuntiFattiACalendario)+SUMIF(areaSquadraBCalendario;[.F11];areaPuntiFattiBCalendario)" office:value-type="float" office:value="86" calcext:value-type="float">
            <text:p>86</text:p>
          </table:table-cell>
          <table:table-cell table:formula="of:=SUMIF(areaSquadraACalendario;[.F11];areaPuntiSubitiACalendario)+SUMIF(areaSquadraBCalendario;[.F11];areaPuntiSubitiBCalendario)" office:value-type="float" office:value="89" calcext:value-type="float">
            <text:p>89</text:p>
          </table:table-cell>
          <table:table-cell table:formula="of:=SUMIF(areaSquadraACalendario;[.F11];areaDifferenzaPuntiACalendario)+SUMIF(areaSquadraBCalendario;[.F11];areaDifferenzaPuntiBCalendario)" office:value-type="float" office:value="-3" calcext:value-type="float">
            <text:p>-3</text:p>
          </table:table-cell>
          <table:table-cell table:formula="of:=IF([.I11]=0;0;ROUND([.M11]/[.I11];2))" office:value-type="float" office:value="86" calcext:value-type="float">
            <text:p>86</text:p>
          </table:table-cell>
          <table:table-cell table:formula="of:=IF([.I11]=0;0;ROUND([.N11]/[.I11];2))" office:value-type="float" office:value="89" calcext:value-type="float">
            <text:p>89</text:p>
          </table:table-cell>
          <table:table-cell table:formula="of:=IF([.I11]=0;0;ROUND([.O11]/[.I11];2))" office:value-type="float" office:value="-3" calcext:value-type="float">
            <text:p>-3,00</text:p>
          </table:table-cell>
          <table:table-cell table:formula="of:=IF(AND([.$F11]&lt;&gt;[.S$2];VLOOKUP([.$F11];areaCercaPuntiClassificaSquadre;3;0)=VLOOKUP([.S$2];areaCercaPuntiClassificaSquadre;3;0));SUMIFS(areaDifferenzaPuntiACalendario;areaSquadraACalendario;[.$F11];areaSquadraBCalendario;[.S$2])+SUMIFS(areaDifferenzaPuntiBCalendario;areaSquadraBCalendario;[.$F11];areaSquadraACalendario;[.S$2]);&quot;-&quot;)" office:value-type="float" office:value="0" calcext:value-type="float">
            <text:p>+0</text:p>
          </table:table-cell>
          <table:table-cell table:formula="of:=IF(AND([.$F11]&lt;&gt;[.T$2];VLOOKUP([.$F11];areaCercaPuntiClassificaSquadre;3;0)=VLOOKUP([.T$2];areaCercaPuntiClassificaSquadre;3;0));SUMIFS(areaDifferenzaPuntiACalendario;areaSquadraACalendario;[.$F11];areaSquadraBCalendario;[.T$2])+SUMIFS(areaDifferenzaPuntiBCalendario;areaSquadraBCalendario;[.$F11];areaSquadraACalendario;[.T$2]);&quot;-&quot;)" office:value-type="string" office:string-value="-" calcext:value-type="string">
            <text:p>-</text:p>
          </table:table-cell>
          <table:table-cell table:formula="of:=IF(AND([.$F11]&lt;&gt;[.U$2];VLOOKUP([.$F11];areaCercaPuntiClassificaSquadre;3;0)=VLOOKUP([.U$2];areaCercaPuntiClassificaSquadre;3;0));SUMIFS(areaDifferenzaPuntiACalendario;areaSquadraACalendario;[.$F11];areaSquadraBCalendario;[.U$2])+SUMIFS(areaDifferenzaPuntiBCalendario;areaSquadraBCalendario;[.$F11];areaSquadraACalendario;[.U$2]);&quot;-&quot;)" office:value-type="string" office:string-value="-" calcext:value-type="string">
            <text:p>-</text:p>
          </table:table-cell>
          <table:table-cell table:formula="of:=IF(AND([.$F11]&lt;&gt;[.V$2];VLOOKUP([.$F11];areaCercaPuntiClassificaSquadre;3;0)=VLOOKUP([.V$2];areaCercaPuntiClassificaSquadre;3;0));SUMIFS(areaDifferenzaPuntiACalendario;areaSquadraACalendario;[.$F11];areaSquadraBCalendario;[.V$2])+SUMIFS(areaDifferenzaPuntiBCalendario;areaSquadraBCalendario;[.$F11];areaSquadraACalendario;[.V$2]);&quot;-&quot;)" office:value-type="string" office:string-value="-" calcext:value-type="string">
            <text:p>-</text:p>
          </table:table-cell>
          <table:table-cell table:formula="of:=IF(AND([.$F11]&lt;&gt;[.W$2];VLOOKUP([.$F11];areaCercaPuntiClassificaSquadre;3;0)=VLOOKUP([.W$2];areaCercaPuntiClassificaSquadre;3;0));SUMIFS(areaDifferenzaPuntiACalendario;areaSquadraACalendario;[.$F11];areaSquadraBCalendario;[.W$2])+SUMIFS(areaDifferenzaPuntiBCalendario;areaSquadraBCalendario;[.$F11];areaSquadraACalendario;[.W$2]);&quot;-&quot;)" office:value-type="float" office:value="0" calcext:value-type="float">
            <text:p>+0</text:p>
          </table:table-cell>
          <table:table-cell table:formula="of:=IF(AND([.$F11]&lt;&gt;[.X$2];VLOOKUP([.$F11];areaCercaPuntiClassificaSquadre;3;0)=VLOOKUP([.X$2];areaCercaPuntiClassificaSquadre;3;0));SUMIFS(areaDifferenzaPuntiACalendario;areaSquadraACalendario;[.$F11];areaSquadraBCalendario;[.X$2])+SUMIFS(areaDifferenzaPuntiBCalendario;areaSquadraBCalendario;[.$F11];areaSquadraACalendario;[.X$2]);&quot;-&quot;)" office:value-type="string" office:string-value="-" calcext:value-type="string">
            <text:p>-</text:p>
          </table:table-cell>
          <table:table-cell table:formula="of:=IF(AND([.$F11]&lt;&gt;[.Y$2];VLOOKUP([.$F11];areaCercaPuntiClassificaSquadre;3;0)=VLOOKUP([.Y$2];areaCercaPuntiClassificaSquadre;3;0));SUMIFS(areaDifferenzaPuntiACalendario;areaSquadraACalendario;[.$F11];areaSquadraBCalendario;[.Y$2])+SUMIFS(areaDifferenzaPuntiBCalendario;areaSquadraBCalendario;[.$F11];areaSquadraACalendario;[.Y$2]);&quot;-&quot;)" office:value-type="string" office:string-value="-" calcext:value-type="string">
            <text:p>-</text:p>
          </table:table-cell>
          <table:table-cell table:formula="of:=IF(AND([.$F11]&lt;&gt;[.Z$2];VLOOKUP([.$F11];areaCercaPuntiClassificaSquadre;3;0)=VLOOKUP([.Z$2];areaCercaPuntiClassificaSquadre;3;0));SUMIFS(areaDifferenzaPuntiACalendario;areaSquadraACalendario;[.$F11];areaSquadraBCalendario;[.Z$2])+SUMIFS(areaDifferenzaPuntiBCalendario;areaSquadraBCalendario;[.$F11];areaSquadraACalendario;[.Z$2]);&quot;-&quot;)" office:value-type="string" office:string-value="-" calcext:value-type="string">
            <text:p>-</text:p>
          </table:table-cell>
          <table:table-cell table:formula="of:=IF(AND([.$F11]&lt;&gt;[.AA$2];VLOOKUP([.$F11];areaCercaPuntiClassificaSquadre;3;0)=VLOOKUP([.AA$2];areaCercaPuntiClassificaSquadre;3;0));SUMIFS(areaDifferenzaPuntiACalendario;areaSquadraACalendario;[.$F11];areaSquadraBCalendario;[.AA$2])+SUMIFS(areaDifferenzaPuntiBCalendario;areaSquadraBCalendario;[.$F11];areaSquadraACalendario;[.AA$2]);&quot;-&quot;)" office:value-type="string" office:string-value="-" calcext:value-type="string">
            <text:p>-</text:p>
          </table:table-cell>
          <table:table-cell table:formula="of:=IF(AND([.$F11]&lt;&gt;[.AB$2];VLOOKUP([.$F11];areaCercaPuntiClassificaSquadre;3;0)=VLOOKUP([.AB$2];areaCercaPuntiClassificaSquadre;3;0));SUMIFS(areaDifferenzaPuntiACalendario;areaSquadraACalendario;[.$F11];areaSquadraBCalendario;[.AB$2])+SUMIFS(areaDifferenzaPuntiBCalendario;areaSquadraBCalendario;[.$F11];areaSquadraACalendario;[.AB$2]);&quot;-&quot;)" office:value-type="string" office:string-value="-" calcext:value-type="string">
            <text:p>-</text:p>
          </table:table-cell>
          <table:table-cell table:formula="of:=IF(AND([.$F11]&lt;&gt;[.AC$2];VLOOKUP([.$F11];areaCercaPuntiClassificaSquadre;3;0)=VLOOKUP([.AC$2];areaCercaPuntiClassificaSquadre;3;0));SUMIFS(areaDifferenzaPuntiACalendario;areaSquadraACalendario;[.$F11];areaSquadraBCalendario;[.AC$2])+SUMIFS(areaDifferenzaPuntiBCalendario;areaSquadraBCalendario;[.$F11];areaSquadraACalendario;[.AC$2]);&quot;-&quot;)" office:value-type="string" office:string-value="-" calcext:value-type="string">
            <text:p>-</text:p>
          </table:table-cell>
          <table:table-cell table:formula="of:=IF(AND([.$F11]&lt;&gt;[.AD$2];VLOOKUP([.$F11];areaCercaPuntiClassificaSquadre;3;0)=VLOOKUP([.AD$2];areaCercaPuntiClassificaSquadre;3;0));SUMIFS(areaDifferenzaPuntiACalendario;areaSquadraACalendario;[.$F11];areaSquadraBCalendario;[.AD$2])+SUMIFS(areaDifferenzaPuntiBCalendario;areaSquadraBCalendario;[.$F11];areaSquadraACalendario;[.AD$2]);&quot;-&quot;)" office:value-type="string" office:string-value="-" calcext:value-type="string">
            <text:p>-</text:p>
          </table:table-cell>
          <table:table-cell table:formula="of:=IF(AND([.$F11]&lt;&gt;[.AE$2];VLOOKUP([.$F11];areaCercaPuntiClassificaSquadre;3;0)=VLOOKUP([.AE$2];areaCercaPuntiClassificaSquadre;3;0));SUMIFS(areaDifferenzaPuntiACalendario;areaSquadraACalendario;[.$F11];areaSquadraBCalendario;[.AE$2])+SUMIFS(areaDifferenzaPuntiBCalendario;areaSquadraBCalendario;[.$F11];areaSquadraACalendario;[.AE$2]);&quot;-&quot;)" office:value-type="float" office:value="0" calcext:value-type="float">
            <text:p>+0</text:p>
          </table:table-cell>
          <table:table-cell table:formula="of:=IF(AND([.$F11]&lt;&gt;[.AF$2];VLOOKUP([.$F11];areaCercaPuntiClassificaSquadre;3;0)=VLOOKUP([.AF$2];areaCercaPuntiClassificaSquadre;3;0));SUMIFS(areaDifferenzaPuntiACalendario;areaSquadraACalendario;[.$F11];areaSquadraBCalendario;[.AF$2])+SUMIFS(areaDifferenzaPuntiBCalendario;areaSquadraBCalendario;[.$F11];areaSquadraACalendario;[.AF$2]);&quot;-&quot;)" office:value-type="float" office:value="0" calcext:value-type="float">
            <text:p>+0</text:p>
          </table:table-cell>
          <table:table-cell table:formula="of:=IF(AND([.$F11]&lt;&gt;[.AG$2];VLOOKUP([.$F11];areaCercaPuntiClassificaSquadre;3;0)=VLOOKUP([.AG$2];areaCercaPuntiClassificaSquadre;3;0));SUMIFS(areaDifferenzaPuntiACalendario;areaSquadraACalendario;[.$F11];areaSquadraBCalendario;[.AG$2])+SUMIFS(areaDifferenzaPuntiBCalendario;areaSquadraBCalendario;[.$F11];areaSquadraACalendario;[.AG$2]);&quot;-&quot;)" office:value-type="float" office:value="0" calcext:value-type="float">
            <text:p>+0</text:p>
          </table:table-cell>
          <table:table-cell table:formula="of:=IF(AND([.$F11]&lt;&gt;[.AH$2];VLOOKUP([.$F11];areaCercaPuntiClassificaSquadre;3;0)=VLOOKUP([.AH$2];areaCercaPuntiClassificaSquadre;3;0));SUMIFS(areaDifferenzaPuntiACalendario;areaSquadraACalendario;[.$F11];areaSquadraBCalendario;[.AH$2])+SUMIFS(areaDifferenzaPuntiBCalendario;areaSquadraBCalendario;[.$F11];areaSquadraACalendario;[.AH$2]);&quot;-&quot;)" office:value-type="float" office:value="0" calcext:value-type="float">
            <text:p>+0</text:p>
          </table:table-cell>
          <table:table-cell table:formula="of:=IF(AND([.$F11]&lt;&gt;[.AI$2];VLOOKUP([.$F11];areaCercaPuntiClassificaSquadre;3;0)=VLOOKUP([.AI$2];areaCercaPuntiClassificaSquadre;3;0));SUMIFS(areaDifferenzaPuntiACalendario;areaSquadraACalendario;[.$F11];areaSquadraBCalendario;[.AI$2])+SUMIFS(areaDifferenzaPuntiBCalendario;areaSquadraBCalendario;[.$F11];areaSquadraACalendario;[.AI$2]);&quot;-&quot;)" office:value-type="float" office:value="0" calcext:value-type="float">
            <text:p>+0</text:p>
          </table:table-cell>
          <table:table-cell table:formula="of:=IF(AND([.$F11]&lt;&gt;[.AJ$2];VLOOKUP([.$F11];areaCercaPuntiClassificaSquadre;3;0)=VLOOKUP([.AJ$2];areaCercaPuntiClassificaSquadre;3;0));SUMIFS(areaDifferenzaPuntiACalendario;areaSquadraACalendario;[.$F11];areaSquadraBCalendario;[.AJ$2])+SUMIFS(areaDifferenzaPuntiBCalendario;areaSquadraBCalendario;[.$F11];areaSquadraACalendario;[.AJ$2]);&quot;-&quot;)" office:value-type="float" office:value="0" calcext:value-type="float">
            <text:p>+0</text:p>
          </table:table-cell>
          <table:table-cell table:style-name="ce77" table:formula="of:=IF(AND([.$F11]&lt;&gt;[.AK$2];VLOOKUP([.$F11];areaCercaPuntiClassificaSquadre;3;0)=VLOOKUP([.AK$2];areaCercaPuntiClassificaSquadre;3;0));SUMIFS(areaPuntiFattiACalendario;areaSquadraACalendario;[.$F11];areaSquadraBCalendario;[.AK$2])+SUMIFS(areaPuntiFattiBCalendario;areaSquadraBCalendario;[.$F11];areaSquadraACalendario;[.AK$2]);&quot;-&quot;)" office:value-type="float" office:value="0" calcext:value-type="float">
            <text:p>0</text:p>
          </table:table-cell>
          <table:table-cell table:formula="of:=IF(AND([.$F11]&lt;&gt;[.AL$2];VLOOKUP([.$F11];areaCercaPuntiClassificaSquadre;3;0)=VLOOKUP([.AL$2];areaCercaPuntiClassificaSquadre;3;0));SUMIFS(areaPuntiFattiACalendario;areaSquadraACalendario;[.$F11];areaSquadraBCalendario;[.AL$2])+SUMIFS(areaPuntiFattiBCalendario;areaSquadraBCalendario;[.$F11];areaSquadraACalendario;[.AL$2]);&quot;-&quot;)" office:value-type="string" office:string-value="-" calcext:value-type="string">
            <text:p>-</text:p>
          </table:table-cell>
          <table:table-cell table:formula="of:=IF(AND([.$F11]&lt;&gt;[.AM$2];VLOOKUP([.$F11];areaCercaPuntiClassificaSquadre;3;0)=VLOOKUP([.AM$2];areaCercaPuntiClassificaSquadre;3;0));SUMIFS(areaPuntiFattiACalendario;areaSquadraACalendario;[.$F11];areaSquadraBCalendario;[.AM$2])+SUMIFS(areaPuntiFattiBCalendario;areaSquadraBCalendario;[.$F11];areaSquadraACalendario;[.AM$2]);&quot;-&quot;)" office:value-type="string" office:string-value="-" calcext:value-type="string">
            <text:p>-</text:p>
          </table:table-cell>
          <table:table-cell table:formula="of:=IF(AND([.$F11]&lt;&gt;[.AN$2];VLOOKUP([.$F11];areaCercaPuntiClassificaSquadre;3;0)=VLOOKUP([.AN$2];areaCercaPuntiClassificaSquadre;3;0));SUMIFS(areaPuntiFattiACalendario;areaSquadraACalendario;[.$F11];areaSquadraBCalendario;[.AN$2])+SUMIFS(areaPuntiFattiBCalendario;areaSquadraBCalendario;[.$F11];areaSquadraACalendario;[.AN$2]);&quot;-&quot;)" office:value-type="string" office:string-value="-" calcext:value-type="string">
            <text:p>-</text:p>
          </table:table-cell>
          <table:table-cell table:formula="of:=IF(AND([.$F11]&lt;&gt;[.AO$2];VLOOKUP([.$F11];areaCercaPuntiClassificaSquadre;3;0)=VLOOKUP([.AO$2];areaCercaPuntiClassificaSquadre;3;0));SUMIFS(areaPuntiFattiACalendario;areaSquadraACalendario;[.$F11];areaSquadraBCalendario;[.AO$2])+SUMIFS(areaPuntiFattiBCalendario;areaSquadraBCalendario;[.$F11];areaSquadraACalendario;[.AO$2]);&quot;-&quot;)" office:value-type="float" office:value="0" calcext:value-type="float">
            <text:p>0</text:p>
          </table:table-cell>
          <table:table-cell table:formula="of:=IF(AND([.$F11]&lt;&gt;[.AP$2];VLOOKUP([.$F11];areaCercaPuntiClassificaSquadre;3;0)=VLOOKUP([.AP$2];areaCercaPuntiClassificaSquadre;3;0));SUMIFS(areaPuntiFattiACalendario;areaSquadraACalendario;[.$F11];areaSquadraBCalendario;[.AP$2])+SUMIFS(areaPuntiFattiBCalendario;areaSquadraBCalendario;[.$F11];areaSquadraACalendario;[.AP$2]);&quot;-&quot;)" office:value-type="string" office:string-value="-" calcext:value-type="string">
            <text:p>-</text:p>
          </table:table-cell>
          <table:table-cell table:formula="of:=IF(AND([.$F11]&lt;&gt;[.AQ$2];VLOOKUP([.$F11];areaCercaPuntiClassificaSquadre;3;0)=VLOOKUP([.AQ$2];areaCercaPuntiClassificaSquadre;3;0));SUMIFS(areaPuntiFattiACalendario;areaSquadraACalendario;[.$F11];areaSquadraBCalendario;[.AQ$2])+SUMIFS(areaPuntiFattiBCalendario;areaSquadraBCalendario;[.$F11];areaSquadraACalendario;[.AQ$2]);&quot;-&quot;)" office:value-type="string" office:string-value="-" calcext:value-type="string">
            <text:p>-</text:p>
          </table:table-cell>
          <table:table-cell table:formula="of:=IF(AND([.$F11]&lt;&gt;[.AR$2];VLOOKUP([.$F11];areaCercaPuntiClassificaSquadre;3;0)=VLOOKUP([.AR$2];areaCercaPuntiClassificaSquadre;3;0));SUMIFS(areaPuntiFattiACalendario;areaSquadraACalendario;[.$F11];areaSquadraBCalendario;[.AR$2])+SUMIFS(areaPuntiFattiBCalendario;areaSquadraBCalendario;[.$F11];areaSquadraACalendario;[.AR$2]);&quot;-&quot;)" office:value-type="string" office:string-value="-" calcext:value-type="string">
            <text:p>-</text:p>
          </table:table-cell>
          <table:table-cell table:formula="of:=IF(AND([.$F11]&lt;&gt;[.AS$2];VLOOKUP([.$F11];areaCercaPuntiClassificaSquadre;3;0)=VLOOKUP([.AS$2];areaCercaPuntiClassificaSquadre;3;0));SUMIFS(areaPuntiFattiACalendario;areaSquadraACalendario;[.$F11];areaSquadraBCalendario;[.AS$2])+SUMIFS(areaPuntiFattiBCalendario;areaSquadraBCalendario;[.$F11];areaSquadraACalendario;[.AS$2]);&quot;-&quot;)" office:value-type="string" office:string-value="-" calcext:value-type="string">
            <text:p>-</text:p>
          </table:table-cell>
          <table:table-cell table:formula="of:=IF(AND([.$F11]&lt;&gt;[.AT$2];VLOOKUP([.$F11];areaCercaPuntiClassificaSquadre;3;0)=VLOOKUP([.AT$2];areaCercaPuntiClassificaSquadre;3;0));SUMIFS(areaPuntiFattiACalendario;areaSquadraACalendario;[.$F11];areaSquadraBCalendario;[.AT$2])+SUMIFS(areaPuntiFattiBCalendario;areaSquadraBCalendario;[.$F11];areaSquadraACalendario;[.AT$2]);&quot;-&quot;)" office:value-type="string" office:string-value="-" calcext:value-type="string">
            <text:p>-</text:p>
          </table:table-cell>
          <table:table-cell table:style-name="ce54" table:formula="of:=IF(AND([.$F11]&lt;&gt;[.AU$2];VLOOKUP([.$F11];areaCercaPuntiClassificaSquadre;3;0)=VLOOKUP([.AU$2];areaCercaPuntiClassificaSquadre;3;0));SUMIFS(areaPuntiFattiACalendario;areaSquadraACalendario;[.$F11];areaSquadraBCalendario;[.AU$2])+SUMIFS(areaPuntiFattiBCalendario;areaSquadraBCalendario;[.$F11];areaSquadraACalendario;[.AU$2]);&quot;-&quot;)" office:value-type="string" office:string-value="-" calcext:value-type="string">
            <text:p>-</text:p>
          </table:table-cell>
          <table:table-cell table:style-name="ce54" table:formula="of:=IF(AND([.$F11]&lt;&gt;[.AV$2];VLOOKUP([.$F11];areaCercaPuntiClassificaSquadre;3;0)=VLOOKUP([.AV$2];areaCercaPuntiClassificaSquadre;3;0));SUMIFS(areaPuntiFattiACalendario;areaSquadraACalendario;[.$F11];areaSquadraBCalendario;[.AV$2])+SUMIFS(areaPuntiFattiBCalendario;areaSquadraBCalendario;[.$F11];areaSquadraACalendario;[.AV$2]);&quot;-&quot;)" office:value-type="string" office:string-value="-" calcext:value-type="string">
            <text:p>-</text:p>
          </table:table-cell>
          <table:table-cell table:style-name="ce54" table:formula="of:=IF(AND([.$F11]&lt;&gt;[.AW$2];VLOOKUP([.$F11];areaCercaPuntiClassificaSquadre;3;0)=VLOOKUP([.AW$2];areaCercaPuntiClassificaSquadre;3;0));SUMIFS(areaPuntiFattiACalendario;areaSquadraACalendario;[.$F11];areaSquadraBCalendario;[.AW$2])+SUMIFS(areaPuntiFattiBCalendario;areaSquadraBCalendario;[.$F11];areaSquadraACalendario;[.AW$2]);&quot;-&quot;)" office:value-type="float" office:value="0" calcext:value-type="float">
            <text:p>0</text:p>
          </table:table-cell>
          <table:table-cell table:style-name="ce54" table:formula="of:=IF(AND([.$F11]&lt;&gt;[.AX$2];VLOOKUP([.$F11];areaCercaPuntiClassificaSquadre;3;0)=VLOOKUP([.AX$2];areaCercaPuntiClassificaSquadre;3;0));SUMIFS(areaPuntiFattiACalendario;areaSquadraACalendario;[.$F11];areaSquadraBCalendario;[.AX$2])+SUMIFS(areaPuntiFattiBCalendario;areaSquadraBCalendario;[.$F11];areaSquadraACalendario;[.AX$2]);&quot;-&quot;)" office:value-type="float" office:value="0" calcext:value-type="float">
            <text:p>0</text:p>
          </table:table-cell>
          <table:table-cell table:style-name="ce54" table:formula="of:=IF(AND([.$F11]&lt;&gt;[.AY$2];VLOOKUP([.$F11];areaCercaPuntiClassificaSquadre;3;0)=VLOOKUP([.AY$2];areaCercaPuntiClassificaSquadre;3;0));SUMIFS(areaPuntiFattiACalendario;areaSquadraACalendario;[.$F11];areaSquadraBCalendario;[.AY$2])+SUMIFS(areaPuntiFattiBCalendario;areaSquadraBCalendario;[.$F11];areaSquadraACalendario;[.AY$2]);&quot;-&quot;)" office:value-type="float" office:value="0" calcext:value-type="float">
            <text:p>0</text:p>
          </table:table-cell>
          <table:table-cell table:style-name="ce54" table:formula="of:=IF(AND([.$F11]&lt;&gt;[.AZ$2];VLOOKUP([.$F11];areaCercaPuntiClassificaSquadre;3;0)=VLOOKUP([.AZ$2];areaCercaPuntiClassificaSquadre;3;0));SUMIFS(areaPuntiFattiACalendario;areaSquadraACalendario;[.$F11];areaSquadraBCalendario;[.AZ$2])+SUMIFS(areaPuntiFattiBCalendario;areaSquadraBCalendario;[.$F11];areaSquadraACalendario;[.AZ$2]);&quot;-&quot;)" office:value-type="float" office:value="0" calcext:value-type="float">
            <text:p>0</text:p>
          </table:table-cell>
          <table:table-cell table:style-name="ce54" table:formula="of:=IF(AND([.$F11]&lt;&gt;[.BA$2];VLOOKUP([.$F11];areaCercaPuntiClassificaSquadre;3;0)=VLOOKUP([.BA$2];areaCercaPuntiClassificaSquadre;3;0));SUMIFS(areaPuntiFattiACalendario;areaSquadraACalendario;[.$F11];areaSquadraBCalendario;[.BA$2])+SUMIFS(areaPuntiFattiBCalendario;areaSquadraBCalendario;[.$F11];areaSquadraACalendario;[.BA$2]);&quot;-&quot;)" office:value-type="float" office:value="0" calcext:value-type="float">
            <text:p>0</text:p>
          </table:table-cell>
          <table:table-cell table:style-name="ce54" table:formula="of:=IF(AND([.$F11]&lt;&gt;[.BB$2];VLOOKUP([.$F11];areaCercaPuntiClassificaSquadre;3;0)=VLOOKUP([.BB$2];areaCercaPuntiClassificaSquadre;3;0));SUMIFS(areaPuntiFattiACalendario;areaSquadraACalendario;[.$F11];areaSquadraBCalendario;[.BB$2])+SUMIFS(areaPuntiFattiBCalendario;areaSquadraBCalendario;[.$F11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0" calcext:value-type="float">
            <text:p>10</text:p>
          </table:table-cell>
          <table:table-cell table:style-name="ce15" office:value-type="string" calcext:value-type="string">
            <text:p>Vip Rimini</text:p>
          </table:table-cell>
          <table:table-cell table:style-name="ce15" office:value-type="string" calcext:value-type="string">
            <text:p>Palasport Flaminio</text:p>
          </table:table-cell>
          <table:table-cell table:style-name="ce15" table:formula="of:=&quot;https://www.google.it/maps/search/&quot;&amp;SUBSTITUTE([.C12];&quot; &quot;;&quot;+&quot;)" office:value-type="string" office:string-value="https://www.google.it/maps/search/Palasport+Flaminio" calcext:value-type="string">
            <text:p>https://www.google.it/maps/search/Palasport+Flaminio</text:p>
          </table:table-cell>
          <table:table-cell table:formula="of:=COUNTIF(areaCoefficienteSquadre;&quot;&gt;=&quot;&amp;[.$G12])-1" office:value-type="float" office:value="9" calcext:value-type="float">
            <text:p>9</text:p>
          </table:table-cell>
          <table:table-cell table:formula="of:=[.B12]&amp;&quot;&quot;" office:value-type="string" office:string-value="Vip Rimini" calcext:value-type="string">
            <text:p>Vip Rimini</text:p>
          </table:table-cell>
          <table:table-cell table:formula="of:=TEXT([.$H12];&quot;0000&quot;)&amp;TEXT(5000+SUM([.$S12:.$AJ12]);&quot;+0000;-0000&quot;)&amp;TEXT(SUM([.$AK12:.$BB12]);&quot;+0000;-0000&quot;)&amp;TEXT(5000+[.$O12];&quot;+0000;-0000&quot;)&amp;TEXT([.$M12];&quot;+0000;-0000&quot;)&amp;TEXT(ORG.LIBREOFFICE.RANDBETWEEN.NV(0;9999);&quot;+0000;-0000&quot;)" office:value-type="string" office:string-value="0002+5000+0000+5003+0089+1729" calcext:value-type="string">
            <text:p>0002+5000+0000+5003+0089+1729</text:p>
          </table:table-cell>
          <table:table-cell table:formula="of:=[.J12]*constPuntiVittoria+[.K12]*constPuntiSconfitta+[.L12]*constPuntiForfait" office:value-type="float" office:value="2" calcext:value-type="float">
            <text:p>2</text:p>
          </table:table-cell>
          <table:table-cell table:formula="of:=SUM([.J12:.L12])" office:value-type="float" office:value="1" calcext:value-type="float">
            <text:p>1</text:p>
          </table:table-cell>
          <table:table-cell table:formula="of:=SUMIF(areaSquadraACalendario;[.F12];areaVintaACalendario)+SUMIF(areaSquadraBCalendario;[.F12];areaVintaBCalendario)" office:value-type="float" office:value="1" calcext:value-type="float">
            <text:p>1</text:p>
          </table:table-cell>
          <table:table-cell table:formula="of:=SUMIF(areaSquadraACalendario;[.F12];areaPersaACalendario)+SUMIF(areaSquadraBCalendario;[.F12];areaPersaBCalendario)" office:value-type="float" office:value="0" calcext:value-type="float">
            <text:p>0</text:p>
          </table:table-cell>
          <table:table-cell table:formula="of:=SUMIF(areaSquadraACalendario;[.F12];areaForfaitACalendario)+SUMIF(areaSquadraBCalendario;[.F12];areaForfaitBCalendario)" office:value-type="float" office:value="0" calcext:value-type="float">
            <text:p>0</text:p>
          </table:table-cell>
          <table:table-cell table:formula="of:=SUMIF(areaSquadraACalendario;[.F12];areaPuntiFattiACalendario)+SUMIF(areaSquadraBCalendario;[.F12];areaPuntiFattiBCalendario)" office:value-type="float" office:value="89" calcext:value-type="float">
            <text:p>89</text:p>
          </table:table-cell>
          <table:table-cell table:formula="of:=SUMIF(areaSquadraACalendario;[.F12];areaPuntiSubitiACalendario)+SUMIF(areaSquadraBCalendario;[.F12];areaPuntiSubitiBCalendario)" office:value-type="float" office:value="86" calcext:value-type="float">
            <text:p>86</text:p>
          </table:table-cell>
          <table:table-cell table:formula="of:=SUMIF(areaSquadraACalendario;[.F12];areaDifferenzaPuntiACalendario)+SUMIF(areaSquadraBCalendario;[.F12];areaDifferenzaPuntiBCalendario)" office:value-type="float" office:value="3" calcext:value-type="float">
            <text:p>+3</text:p>
          </table:table-cell>
          <table:table-cell table:formula="of:=IF([.I12]=0;0;ROUND([.M12]/[.I12];2))" office:value-type="float" office:value="89" calcext:value-type="float">
            <text:p>89</text:p>
          </table:table-cell>
          <table:table-cell table:formula="of:=IF([.I12]=0;0;ROUND([.N12]/[.I12];2))" office:value-type="float" office:value="86" calcext:value-type="float">
            <text:p>86</text:p>
          </table:table-cell>
          <table:table-cell table:formula="of:=IF([.I12]=0;0;ROUND([.O12]/[.I12];2))" office:value-type="float" office:value="3" calcext:value-type="float">
            <text:p>+3,00</text:p>
          </table:table-cell>
          <table:table-cell table:formula="of:=IF(AND([.$F12]&lt;&gt;[.S$2];VLOOKUP([.$F12];areaCercaPuntiClassificaSquadre;3;0)=VLOOKUP([.S$2];areaCercaPuntiClassificaSquadre;3;0));SUMIFS(areaDifferenzaPuntiACalendario;areaSquadraACalendario;[.$F12];areaSquadraBCalendario;[.S$2])+SUMIFS(areaDifferenzaPuntiBCalendario;areaSquadraBCalendario;[.$F12];areaSquadraACalendario;[.S$2]);&quot;-&quot;)" office:value-type="string" office:string-value="-" calcext:value-type="string">
            <text:p>-</text:p>
          </table:table-cell>
          <table:table-cell table:formula="of:=IF(AND([.$F12]&lt;&gt;[.T$2];VLOOKUP([.$F12];areaCercaPuntiClassificaSquadre;3;0)=VLOOKUP([.T$2];areaCercaPuntiClassificaSquadre;3;0));SUMIFS(areaDifferenzaPuntiACalendario;areaSquadraACalendario;[.$F12];areaSquadraBCalendario;[.T$2])+SUMIFS(areaDifferenzaPuntiBCalendario;areaSquadraBCalendario;[.$F12];areaSquadraACalendario;[.T$2]);&quot;-&quot;)" office:value-type="float" office:value="0" calcext:value-type="float">
            <text:p>+0</text:p>
          </table:table-cell>
          <table:table-cell table:formula="of:=IF(AND([.$F12]&lt;&gt;[.U$2];VLOOKUP([.$F12];areaCercaPuntiClassificaSquadre;3;0)=VLOOKUP([.U$2];areaCercaPuntiClassificaSquadre;3;0));SUMIFS(areaDifferenzaPuntiACalendario;areaSquadraACalendario;[.$F12];areaSquadraBCalendario;[.U$2])+SUMIFS(areaDifferenzaPuntiBCalendario;areaSquadraBCalendario;[.$F12];areaSquadraACalendario;[.U$2]);&quot;-&quot;)" office:value-type="float" office:value="0" calcext:value-type="float">
            <text:p>+0</text:p>
          </table:table-cell>
          <table:table-cell table:formula="of:=IF(AND([.$F12]&lt;&gt;[.V$2];VLOOKUP([.$F12];areaCercaPuntiClassificaSquadre;3;0)=VLOOKUP([.V$2];areaCercaPuntiClassificaSquadre;3;0));SUMIFS(areaDifferenzaPuntiACalendario;areaSquadraACalendario;[.$F12];areaSquadraBCalendario;[.V$2])+SUMIFS(areaDifferenzaPuntiBCalendario;areaSquadraBCalendario;[.$F12];areaSquadraACalendario;[.V$2]);&quot;-&quot;)" office:value-type="float" office:value="0" calcext:value-type="float">
            <text:p>+0</text:p>
          </table:table-cell>
          <table:table-cell table:formula="of:=IF(AND([.$F12]&lt;&gt;[.W$2];VLOOKUP([.$F12];areaCercaPuntiClassificaSquadre;3;0)=VLOOKUP([.W$2];areaCercaPuntiClassificaSquadre;3;0));SUMIFS(areaDifferenzaPuntiACalendario;areaSquadraACalendario;[.$F12];areaSquadraBCalendario;[.W$2])+SUMIFS(areaDifferenzaPuntiBCalendario;areaSquadraBCalendario;[.$F12];areaSquadraACalendario;[.W$2]);&quot;-&quot;)" office:value-type="string" office:string-value="-" calcext:value-type="string">
            <text:p>-</text:p>
          </table:table-cell>
          <table:table-cell table:formula="of:=IF(AND([.$F12]&lt;&gt;[.X$2];VLOOKUP([.$F12];areaCercaPuntiClassificaSquadre;3;0)=VLOOKUP([.X$2];areaCercaPuntiClassificaSquadre;3;0));SUMIFS(areaDifferenzaPuntiACalendario;areaSquadraACalendario;[.$F12];areaSquadraBCalendario;[.X$2])+SUMIFS(areaDifferenzaPuntiBCalendario;areaSquadraBCalendario;[.$F12];areaSquadraACalendario;[.X$2]);&quot;-&quot;)" office:value-type="float" office:value="0" calcext:value-type="float">
            <text:p>+0</text:p>
          </table:table-cell>
          <table:table-cell table:formula="of:=IF(AND([.$F12]&lt;&gt;[.Y$2];VLOOKUP([.$F12];areaCercaPuntiClassificaSquadre;3;0)=VLOOKUP([.Y$2];areaCercaPuntiClassificaSquadre;3;0));SUMIFS(areaDifferenzaPuntiACalendario;areaSquadraACalendario;[.$F12];areaSquadraBCalendario;[.Y$2])+SUMIFS(areaDifferenzaPuntiBCalendario;areaSquadraBCalendario;[.$F12];areaSquadraACalendario;[.Y$2]);&quot;-&quot;)" office:value-type="float" office:value="0" calcext:value-type="float">
            <text:p>+0</text:p>
          </table:table-cell>
          <table:table-cell table:formula="of:=IF(AND([.$F12]&lt;&gt;[.Z$2];VLOOKUP([.$F12];areaCercaPuntiClassificaSquadre;3;0)=VLOOKUP([.Z$2];areaCercaPuntiClassificaSquadre;3;0));SUMIFS(areaDifferenzaPuntiACalendario;areaSquadraACalendario;[.$F12];areaSquadraBCalendario;[.Z$2])+SUMIFS(areaDifferenzaPuntiBCalendario;areaSquadraBCalendario;[.$F12];areaSquadraACalendario;[.Z$2]);&quot;-&quot;)" office:value-type="float" office:value="0" calcext:value-type="float">
            <text:p>+0</text:p>
          </table:table-cell>
          <table:table-cell table:formula="of:=IF(AND([.$F12]&lt;&gt;[.AA$2];VLOOKUP([.$F12];areaCercaPuntiClassificaSquadre;3;0)=VLOOKUP([.AA$2];areaCercaPuntiClassificaSquadre;3;0));SUMIFS(areaDifferenzaPuntiACalendario;areaSquadraACalendario;[.$F12];areaSquadraBCalendario;[.AA$2])+SUMIFS(areaDifferenzaPuntiBCalendario;areaSquadraBCalendario;[.$F12];areaSquadraACalendario;[.AA$2]);&quot;-&quot;)" office:value-type="string" office:string-value="-" calcext:value-type="string">
            <text:p>-</text:p>
          </table:table-cell>
          <table:table-cell table:formula="of:=IF(AND([.$F12]&lt;&gt;[.AB$2];VLOOKUP([.$F12];areaCercaPuntiClassificaSquadre;3;0)=VLOOKUP([.AB$2];areaCercaPuntiClassificaSquadre;3;0));SUMIFS(areaDifferenzaPuntiACalendario;areaSquadraACalendario;[.$F12];areaSquadraBCalendario;[.AB$2])+SUMIFS(areaDifferenzaPuntiBCalendario;areaSquadraBCalendario;[.$F12];areaSquadraACalendario;[.AB$2]);&quot;-&quot;)" office:value-type="string" office:string-value="-" calcext:value-type="string">
            <text:p>-</text:p>
          </table:table-cell>
          <table:table-cell table:formula="of:=IF(AND([.$F12]&lt;&gt;[.AC$2];VLOOKUP([.$F12];areaCercaPuntiClassificaSquadre;3;0)=VLOOKUP([.AC$2];areaCercaPuntiClassificaSquadre;3;0));SUMIFS(areaDifferenzaPuntiACalendario;areaSquadraACalendario;[.$F12];areaSquadraBCalendario;[.AC$2])+SUMIFS(areaDifferenzaPuntiBCalendario;areaSquadraBCalendario;[.$F12];areaSquadraACalendario;[.AC$2]);&quot;-&quot;)" office:value-type="float" office:value="0" calcext:value-type="float">
            <text:p>+0</text:p>
          </table:table-cell>
          <table:table-cell table:formula="of:=IF(AND([.$F12]&lt;&gt;[.AD$2];VLOOKUP([.$F12];areaCercaPuntiClassificaSquadre;3;0)=VLOOKUP([.AD$2];areaCercaPuntiClassificaSquadre;3;0));SUMIFS(areaDifferenzaPuntiACalendario;areaSquadraACalendario;[.$F12];areaSquadraBCalendario;[.AD$2])+SUMIFS(areaDifferenzaPuntiBCalendario;areaSquadraBCalendario;[.$F12];areaSquadraACalendario;[.AD$2]);&quot;-&quot;)" office:value-type="float" office:value="0" calcext:value-type="float">
            <text:p>+0</text:p>
          </table:table-cell>
          <table:table-cell table:formula="of:=IF(AND([.$F12]&lt;&gt;[.AE$2];VLOOKUP([.$F12];areaCercaPuntiClassificaSquadre;3;0)=VLOOKUP([.AE$2];areaCercaPuntiClassificaSquadre;3;0));SUMIFS(areaDifferenzaPuntiACalendario;areaSquadraACalendario;[.$F12];areaSquadraBCalendario;[.AE$2])+SUMIFS(areaDifferenzaPuntiBCalendario;areaSquadraBCalendario;[.$F12];areaSquadraACalendario;[.AE$2]);&quot;-&quot;)" office:value-type="string" office:string-value="-" calcext:value-type="string">
            <text:p>-</text:p>
          </table:table-cell>
          <table:table-cell table:formula="of:=IF(AND([.$F12]&lt;&gt;[.AF$2];VLOOKUP([.$F12];areaCercaPuntiClassificaSquadre;3;0)=VLOOKUP([.AF$2];areaCercaPuntiClassificaSquadre;3;0));SUMIFS(areaDifferenzaPuntiACalendario;areaSquadraACalendario;[.$F12];areaSquadraBCalendario;[.AF$2])+SUMIFS(areaDifferenzaPuntiBCalendario;areaSquadraBCalendario;[.$F12];areaSquadraACalendario;[.AF$2]);&quot;-&quot;)" office:value-type="string" office:string-value="-" calcext:value-type="string">
            <text:p>-</text:p>
          </table:table-cell>
          <table:table-cell table:formula="of:=IF(AND([.$F12]&lt;&gt;[.AG$2];VLOOKUP([.$F12];areaCercaPuntiClassificaSquadre;3;0)=VLOOKUP([.AG$2];areaCercaPuntiClassificaSquadre;3;0));SUMIFS(areaDifferenzaPuntiACalendario;areaSquadraACalendario;[.$F12];areaSquadraBCalendario;[.AG$2])+SUMIFS(areaDifferenzaPuntiBCalendario;areaSquadraBCalendario;[.$F12];areaSquadraACalendario;[.AG$2]);&quot;-&quot;)" office:value-type="string" office:string-value="-" calcext:value-type="string">
            <text:p>-</text:p>
          </table:table-cell>
          <table:table-cell table:formula="of:=IF(AND([.$F12]&lt;&gt;[.AH$2];VLOOKUP([.$F12];areaCercaPuntiClassificaSquadre;3;0)=VLOOKUP([.AH$2];areaCercaPuntiClassificaSquadre;3;0));SUMIFS(areaDifferenzaPuntiACalendario;areaSquadraACalendario;[.$F12];areaSquadraBCalendario;[.AH$2])+SUMIFS(areaDifferenzaPuntiBCalendario;areaSquadraBCalendario;[.$F12];areaSquadraACalendario;[.AH$2]);&quot;-&quot;)" office:value-type="string" office:string-value="-" calcext:value-type="string">
            <text:p>-</text:p>
          </table:table-cell>
          <table:table-cell table:formula="of:=IF(AND([.$F12]&lt;&gt;[.AI$2];VLOOKUP([.$F12];areaCercaPuntiClassificaSquadre;3;0)=VLOOKUP([.AI$2];areaCercaPuntiClassificaSquadre;3;0));SUMIFS(areaDifferenzaPuntiACalendario;areaSquadraACalendario;[.$F12];areaSquadraBCalendario;[.AI$2])+SUMIFS(areaDifferenzaPuntiBCalendario;areaSquadraBCalendario;[.$F12];areaSquadraACalendario;[.AI$2]);&quot;-&quot;)" office:value-type="string" office:string-value="-" calcext:value-type="string">
            <text:p>-</text:p>
          </table:table-cell>
          <table:table-cell table:formula="of:=IF(AND([.$F12]&lt;&gt;[.AJ$2];VLOOKUP([.$F12];areaCercaPuntiClassificaSquadre;3;0)=VLOOKUP([.AJ$2];areaCercaPuntiClassificaSquadre;3;0));SUMIFS(areaDifferenzaPuntiACalendario;areaSquadraACalendario;[.$F12];areaSquadraBCalendario;[.AJ$2])+SUMIFS(areaDifferenzaPuntiBCalendario;areaSquadraBCalendario;[.$F12];areaSquadraACalendario;[.AJ$2]);&quot;-&quot;)" office:value-type="string" office:string-value="-" calcext:value-type="string">
            <text:p>-</text:p>
          </table:table-cell>
          <table:table-cell table:style-name="ce77" table:formula="of:=IF(AND([.$F12]&lt;&gt;[.AK$2];VLOOKUP([.$F12];areaCercaPuntiClassificaSquadre;3;0)=VLOOKUP([.AK$2];areaCercaPuntiClassificaSquadre;3;0));SUMIFS(areaPuntiFattiACalendario;areaSquadraACalendario;[.$F12];areaSquadraBCalendario;[.AK$2])+SUMIFS(areaPuntiFattiBCalendario;areaSquadraBCalendario;[.$F12];areaSquadraACalendario;[.AK$2]);&quot;-&quot;)" office:value-type="string" office:string-value="-" calcext:value-type="string">
            <text:p>-</text:p>
          </table:table-cell>
          <table:table-cell table:formula="of:=IF(AND([.$F12]&lt;&gt;[.AL$2];VLOOKUP([.$F12];areaCercaPuntiClassificaSquadre;3;0)=VLOOKUP([.AL$2];areaCercaPuntiClassificaSquadre;3;0));SUMIFS(areaPuntiFattiACalendario;areaSquadraACalendario;[.$F12];areaSquadraBCalendario;[.AL$2])+SUMIFS(areaPuntiFattiBCalendario;areaSquadraBCalendario;[.$F12];areaSquadraACalendario;[.AL$2]);&quot;-&quot;)" office:value-type="float" office:value="0" calcext:value-type="float">
            <text:p>0</text:p>
          </table:table-cell>
          <table:table-cell table:formula="of:=IF(AND([.$F12]&lt;&gt;[.AM$2];VLOOKUP([.$F12];areaCercaPuntiClassificaSquadre;3;0)=VLOOKUP([.AM$2];areaCercaPuntiClassificaSquadre;3;0));SUMIFS(areaPuntiFattiACalendario;areaSquadraACalendario;[.$F12];areaSquadraBCalendario;[.AM$2])+SUMIFS(areaPuntiFattiBCalendario;areaSquadraBCalendario;[.$F12];areaSquadraACalendario;[.AM$2]);&quot;-&quot;)" office:value-type="float" office:value="0" calcext:value-type="float">
            <text:p>0</text:p>
          </table:table-cell>
          <table:table-cell table:formula="of:=IF(AND([.$F12]&lt;&gt;[.AN$2];VLOOKUP([.$F12];areaCercaPuntiClassificaSquadre;3;0)=VLOOKUP([.AN$2];areaCercaPuntiClassificaSquadre;3;0));SUMIFS(areaPuntiFattiACalendario;areaSquadraACalendario;[.$F12];areaSquadraBCalendario;[.AN$2])+SUMIFS(areaPuntiFattiBCalendario;areaSquadraBCalendario;[.$F12];areaSquadraACalendario;[.AN$2]);&quot;-&quot;)" office:value-type="float" office:value="0" calcext:value-type="float">
            <text:p>0</text:p>
          </table:table-cell>
          <table:table-cell table:formula="of:=IF(AND([.$F12]&lt;&gt;[.AO$2];VLOOKUP([.$F12];areaCercaPuntiClassificaSquadre;3;0)=VLOOKUP([.AO$2];areaCercaPuntiClassificaSquadre;3;0));SUMIFS(areaPuntiFattiACalendario;areaSquadraACalendario;[.$F12];areaSquadraBCalendario;[.AO$2])+SUMIFS(areaPuntiFattiBCalendario;areaSquadraBCalendario;[.$F12];areaSquadraACalendario;[.AO$2]);&quot;-&quot;)" office:value-type="string" office:string-value="-" calcext:value-type="string">
            <text:p>-</text:p>
          </table:table-cell>
          <table:table-cell table:formula="of:=IF(AND([.$F12]&lt;&gt;[.AP$2];VLOOKUP([.$F12];areaCercaPuntiClassificaSquadre;3;0)=VLOOKUP([.AP$2];areaCercaPuntiClassificaSquadre;3;0));SUMIFS(areaPuntiFattiACalendario;areaSquadraACalendario;[.$F12];areaSquadraBCalendario;[.AP$2])+SUMIFS(areaPuntiFattiBCalendario;areaSquadraBCalendario;[.$F12];areaSquadraACalendario;[.AP$2]);&quot;-&quot;)" office:value-type="float" office:value="0" calcext:value-type="float">
            <text:p>0</text:p>
          </table:table-cell>
          <table:table-cell table:formula="of:=IF(AND([.$F12]&lt;&gt;[.AQ$2];VLOOKUP([.$F12];areaCercaPuntiClassificaSquadre;3;0)=VLOOKUP([.AQ$2];areaCercaPuntiClassificaSquadre;3;0));SUMIFS(areaPuntiFattiACalendario;areaSquadraACalendario;[.$F12];areaSquadraBCalendario;[.AQ$2])+SUMIFS(areaPuntiFattiBCalendario;areaSquadraBCalendario;[.$F12];areaSquadraACalendario;[.AQ$2]);&quot;-&quot;)" office:value-type="float" office:value="0" calcext:value-type="float">
            <text:p>0</text:p>
          </table:table-cell>
          <table:table-cell table:formula="of:=IF(AND([.$F12]&lt;&gt;[.AR$2];VLOOKUP([.$F12];areaCercaPuntiClassificaSquadre;3;0)=VLOOKUP([.AR$2];areaCercaPuntiClassificaSquadre;3;0));SUMIFS(areaPuntiFattiACalendario;areaSquadraACalendario;[.$F12];areaSquadraBCalendario;[.AR$2])+SUMIFS(areaPuntiFattiBCalendario;areaSquadraBCalendario;[.$F12];areaSquadraACalendario;[.AR$2]);&quot;-&quot;)" office:value-type="float" office:value="0" calcext:value-type="float">
            <text:p>0</text:p>
          </table:table-cell>
          <table:table-cell table:formula="of:=IF(AND([.$F12]&lt;&gt;[.AS$2];VLOOKUP([.$F12];areaCercaPuntiClassificaSquadre;3;0)=VLOOKUP([.AS$2];areaCercaPuntiClassificaSquadre;3;0));SUMIFS(areaPuntiFattiACalendario;areaSquadraACalendario;[.$F12];areaSquadraBCalendario;[.AS$2])+SUMIFS(areaPuntiFattiBCalendario;areaSquadraBCalendario;[.$F12];areaSquadraACalendario;[.AS$2]);&quot;-&quot;)" office:value-type="string" office:string-value="-" calcext:value-type="string">
            <text:p>-</text:p>
          </table:table-cell>
          <table:table-cell table:formula="of:=IF(AND([.$F12]&lt;&gt;[.AT$2];VLOOKUP([.$F12];areaCercaPuntiClassificaSquadre;3;0)=VLOOKUP([.AT$2];areaCercaPuntiClassificaSquadre;3;0));SUMIFS(areaPuntiFattiACalendario;areaSquadraACalendario;[.$F12];areaSquadraBCalendario;[.AT$2])+SUMIFS(areaPuntiFattiBCalendario;areaSquadraBCalendario;[.$F12];areaSquadraACalendario;[.AT$2]);&quot;-&quot;)" office:value-type="string" office:string-value="-" calcext:value-type="string">
            <text:p>-</text:p>
          </table:table-cell>
          <table:table-cell table:style-name="ce54" table:formula="of:=IF(AND([.$F12]&lt;&gt;[.AU$2];VLOOKUP([.$F12];areaCercaPuntiClassificaSquadre;3;0)=VLOOKUP([.AU$2];areaCercaPuntiClassificaSquadre;3;0));SUMIFS(areaPuntiFattiACalendario;areaSquadraACalendario;[.$F12];areaSquadraBCalendario;[.AU$2])+SUMIFS(areaPuntiFattiBCalendario;areaSquadraBCalendario;[.$F12];areaSquadraACalendario;[.AU$2]);&quot;-&quot;)" office:value-type="float" office:value="0" calcext:value-type="float">
            <text:p>0</text:p>
          </table:table-cell>
          <table:table-cell table:style-name="ce54" table:formula="of:=IF(AND([.$F12]&lt;&gt;[.AV$2];VLOOKUP([.$F12];areaCercaPuntiClassificaSquadre;3;0)=VLOOKUP([.AV$2];areaCercaPuntiClassificaSquadre;3;0));SUMIFS(areaPuntiFattiACalendario;areaSquadraACalendario;[.$F12];areaSquadraBCalendario;[.AV$2])+SUMIFS(areaPuntiFattiBCalendario;areaSquadraBCalendario;[.$F12];areaSquadraACalendario;[.AV$2]);&quot;-&quot;)" office:value-type="float" office:value="0" calcext:value-type="float">
            <text:p>0</text:p>
          </table:table-cell>
          <table:table-cell table:style-name="ce54" table:formula="of:=IF(AND([.$F12]&lt;&gt;[.AW$2];VLOOKUP([.$F12];areaCercaPuntiClassificaSquadre;3;0)=VLOOKUP([.AW$2];areaCercaPuntiClassificaSquadre;3;0));SUMIFS(areaPuntiFattiACalendario;areaSquadraACalendario;[.$F12];areaSquadraBCalendario;[.AW$2])+SUMIFS(areaPuntiFattiBCalendario;areaSquadraBCalendario;[.$F12];areaSquadraACalendario;[.AW$2]);&quot;-&quot;)" office:value-type="string" office:string-value="-" calcext:value-type="string">
            <text:p>-</text:p>
          </table:table-cell>
          <table:table-cell table:style-name="ce54" table:formula="of:=IF(AND([.$F12]&lt;&gt;[.AX$2];VLOOKUP([.$F12];areaCercaPuntiClassificaSquadre;3;0)=VLOOKUP([.AX$2];areaCercaPuntiClassificaSquadre;3;0));SUMIFS(areaPuntiFattiACalendario;areaSquadraACalendario;[.$F12];areaSquadraBCalendario;[.AX$2])+SUMIFS(areaPuntiFattiBCalendario;areaSquadraBCalendario;[.$F12];areaSquadraACalendario;[.AX$2]);&quot;-&quot;)" office:value-type="string" office:string-value="-" calcext:value-type="string">
            <text:p>-</text:p>
          </table:table-cell>
          <table:table-cell table:style-name="ce54" table:formula="of:=IF(AND([.$F12]&lt;&gt;[.AY$2];VLOOKUP([.$F12];areaCercaPuntiClassificaSquadre;3;0)=VLOOKUP([.AY$2];areaCercaPuntiClassificaSquadre;3;0));SUMIFS(areaPuntiFattiACalendario;areaSquadraACalendario;[.$F12];areaSquadraBCalendario;[.AY$2])+SUMIFS(areaPuntiFattiBCalendario;areaSquadraBCalendario;[.$F12];areaSquadraACalendario;[.AY$2]);&quot;-&quot;)" office:value-type="string" office:string-value="-" calcext:value-type="string">
            <text:p>-</text:p>
          </table:table-cell>
          <table:table-cell table:style-name="ce54" table:formula="of:=IF(AND([.$F12]&lt;&gt;[.AZ$2];VLOOKUP([.$F12];areaCercaPuntiClassificaSquadre;3;0)=VLOOKUP([.AZ$2];areaCercaPuntiClassificaSquadre;3;0));SUMIFS(areaPuntiFattiACalendario;areaSquadraACalendario;[.$F12];areaSquadraBCalendario;[.AZ$2])+SUMIFS(areaPuntiFattiBCalendario;areaSquadraBCalendario;[.$F12];areaSquadraACalendario;[.AZ$2]);&quot;-&quot;)" office:value-type="string" office:string-value="-" calcext:value-type="string">
            <text:p>-</text:p>
          </table:table-cell>
          <table:table-cell table:style-name="ce54" table:formula="of:=IF(AND([.$F12]&lt;&gt;[.BA$2];VLOOKUP([.$F12];areaCercaPuntiClassificaSquadre;3;0)=VLOOKUP([.BA$2];areaCercaPuntiClassificaSquadre;3;0));SUMIFS(areaPuntiFattiACalendario;areaSquadraACalendario;[.$F12];areaSquadraBCalendario;[.BA$2])+SUMIFS(areaPuntiFattiBCalendario;areaSquadraBCalendario;[.$F12];areaSquadraACalendario;[.BA$2]);&quot;-&quot;)" office:value-type="string" office:string-value="-" calcext:value-type="string">
            <text:p>-</text:p>
          </table:table-cell>
          <table:table-cell table:style-name="ce54" table:formula="of:=IF(AND([.$F12]&lt;&gt;[.BB$2];VLOOKUP([.$F12];areaCercaPuntiClassificaSquadre;3;0)=VLOOKUP([.BB$2];areaCercaPuntiClassificaSquadre;3;0));SUMIFS(areaPuntiFattiACalendario;areaSquadraACalendario;[.$F12];areaSquadraBCalendario;[.BB$2])+SUMIFS(areaPuntiFattiBCalendario;areaSquadraBCalendario;[.$F12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1" calcext:value-type="float">
            <text:p>11</text:p>
          </table:table-cell>
          <table:table-cell table:style-name="ce15" office:value-type="string" calcext:value-type="string">
            <text:p>Paf Fortitudo Bologna</text:p>
          </table:table-cell>
          <table:table-cell table:style-name="ce15" office:value-type="string" calcext:value-type="string">
            <text:p>PalaDozza</text:p>
          </table:table-cell>
          <table:table-cell table:style-name="ce15" table:formula="of:=&quot;https://www.google.it/maps/search/&quot;&amp;SUBSTITUTE([.C13];&quot; &quot;;&quot;+&quot;)" office:value-type="string" office:string-value="https://www.google.it/maps/search/PalaDozza" calcext:value-type="string">
            <text:p>https://www.google.it/maps/search/PalaDozza</text:p>
          </table:table-cell>
          <table:table-cell table:formula="of:=COUNTIF(areaCoefficienteSquadre;&quot;&gt;=&quot;&amp;[.$G13])-1" office:value-type="float" office:value="5" calcext:value-type="float">
            <text:p>5</text:p>
          </table:table-cell>
          <table:table-cell table:formula="of:=[.B13]&amp;&quot;&quot;" office:value-type="string" office:string-value="Paf Fortitudo Bologna" calcext:value-type="string">
            <text:p>Paf Fortitudo Bologna</text:p>
          </table:table-cell>
          <table:table-cell table:formula="of:=TEXT([.$H13];&quot;0000&quot;)&amp;TEXT(5000+SUM([.$S13:.$AJ13]);&quot;+0000;-0000&quot;)&amp;TEXT(SUM([.$AK13:.$BB13]);&quot;+0000;-0000&quot;)&amp;TEXT(5000+[.$O13];&quot;+0000;-0000&quot;)&amp;TEXT([.$M13];&quot;+0000;-0000&quot;)&amp;TEXT(ORG.LIBREOFFICE.RANDBETWEEN.NV(0;9999);&quot;+0000;-0000&quot;)" office:value-type="string" office:string-value="0002+5000+0000+5018+0080+1769" calcext:value-type="string">
            <text:p>0002+5000+0000+5018+0080+1769</text:p>
          </table:table-cell>
          <table:table-cell table:formula="of:=[.J13]*constPuntiVittoria+[.K13]*constPuntiSconfitta+[.L13]*constPuntiForfait" office:value-type="float" office:value="2" calcext:value-type="float">
            <text:p>2</text:p>
          </table:table-cell>
          <table:table-cell table:formula="of:=SUM([.J13:.L13])" office:value-type="float" office:value="1" calcext:value-type="float">
            <text:p>1</text:p>
          </table:table-cell>
          <table:table-cell table:formula="of:=SUMIF(areaSquadraACalendario;[.F13];areaVintaACalendario)+SUMIF(areaSquadraBCalendario;[.F13];areaVintaBCalendario)" office:value-type="float" office:value="1" calcext:value-type="float">
            <text:p>1</text:p>
          </table:table-cell>
          <table:table-cell table:formula="of:=SUMIF(areaSquadraACalendario;[.F13];areaPersaACalendario)+SUMIF(areaSquadraBCalendario;[.F13];areaPersaBCalendario)" office:value-type="float" office:value="0" calcext:value-type="float">
            <text:p>0</text:p>
          </table:table-cell>
          <table:table-cell table:formula="of:=SUMIF(areaSquadraACalendario;[.F13];areaForfaitACalendario)+SUMIF(areaSquadraBCalendario;[.F13];areaForfaitBCalendario)" office:value-type="float" office:value="0" calcext:value-type="float">
            <text:p>0</text:p>
          </table:table-cell>
          <table:table-cell table:formula="of:=SUMIF(areaSquadraACalendario;[.F13];areaPuntiFattiACalendario)+SUMIF(areaSquadraBCalendario;[.F13];areaPuntiFattiBCalendario)" office:value-type="float" office:value="80" calcext:value-type="float">
            <text:p>80</text:p>
          </table:table-cell>
          <table:table-cell table:formula="of:=SUMIF(areaSquadraACalendario;[.F13];areaPuntiSubitiACalendario)+SUMIF(areaSquadraBCalendario;[.F13];areaPuntiSubitiBCalendario)" office:value-type="float" office:value="62" calcext:value-type="float">
            <text:p>62</text:p>
          </table:table-cell>
          <table:table-cell table:formula="of:=SUMIF(areaSquadraACalendario;[.F13];areaDifferenzaPuntiACalendario)+SUMIF(areaSquadraBCalendario;[.F13];areaDifferenzaPuntiBCalendario)" office:value-type="float" office:value="18" calcext:value-type="float">
            <text:p>+18</text:p>
          </table:table-cell>
          <table:table-cell table:formula="of:=IF([.I13]=0;0;ROUND([.M13]/[.I13];2))" office:value-type="float" office:value="80" calcext:value-type="float">
            <text:p>80</text:p>
          </table:table-cell>
          <table:table-cell table:formula="of:=IF([.I13]=0;0;ROUND([.N13]/[.I13];2))" office:value-type="float" office:value="62" calcext:value-type="float">
            <text:p>62</text:p>
          </table:table-cell>
          <table:table-cell table:formula="of:=IF([.I13]=0;0;ROUND([.O13]/[.I13];2))" office:value-type="float" office:value="18" calcext:value-type="float">
            <text:p>+18,00</text:p>
          </table:table-cell>
          <table:table-cell table:formula="of:=IF(AND([.$F13]&lt;&gt;[.S$2];VLOOKUP([.$F13];areaCercaPuntiClassificaSquadre;3;0)=VLOOKUP([.S$2];areaCercaPuntiClassificaSquadre;3;0));SUMIFS(areaDifferenzaPuntiACalendario;areaSquadraACalendario;[.$F13];areaSquadraBCalendario;[.S$2])+SUMIFS(areaDifferenzaPuntiBCalendario;areaSquadraBCalendario;[.$F13];areaSquadraACalendario;[.S$2]);&quot;-&quot;)" office:value-type="string" office:string-value="-" calcext:value-type="string">
            <text:p>-</text:p>
          </table:table-cell>
          <table:table-cell table:formula="of:=IF(AND([.$F13]&lt;&gt;[.T$2];VLOOKUP([.$F13];areaCercaPuntiClassificaSquadre;3;0)=VLOOKUP([.T$2];areaCercaPuntiClassificaSquadre;3;0));SUMIFS(areaDifferenzaPuntiACalendario;areaSquadraACalendario;[.$F13];areaSquadraBCalendario;[.T$2])+SUMIFS(areaDifferenzaPuntiBCalendario;areaSquadraBCalendario;[.$F13];areaSquadraACalendario;[.T$2]);&quot;-&quot;)" office:value-type="float" office:value="0" calcext:value-type="float">
            <text:p>+0</text:p>
          </table:table-cell>
          <table:table-cell table:formula="of:=IF(AND([.$F13]&lt;&gt;[.U$2];VLOOKUP([.$F13];areaCercaPuntiClassificaSquadre;3;0)=VLOOKUP([.U$2];areaCercaPuntiClassificaSquadre;3;0));SUMIFS(areaDifferenzaPuntiACalendario;areaSquadraACalendario;[.$F13];areaSquadraBCalendario;[.U$2])+SUMIFS(areaDifferenzaPuntiBCalendario;areaSquadraBCalendario;[.$F13];areaSquadraACalendario;[.U$2]);&quot;-&quot;)" office:value-type="float" office:value="0" calcext:value-type="float">
            <text:p>+0</text:p>
          </table:table-cell>
          <table:table-cell table:formula="of:=IF(AND([.$F13]&lt;&gt;[.V$2];VLOOKUP([.$F13];areaCercaPuntiClassificaSquadre;3;0)=VLOOKUP([.V$2];areaCercaPuntiClassificaSquadre;3;0));SUMIFS(areaDifferenzaPuntiACalendario;areaSquadraACalendario;[.$F13];areaSquadraBCalendario;[.V$2])+SUMIFS(areaDifferenzaPuntiBCalendario;areaSquadraBCalendario;[.$F13];areaSquadraACalendario;[.V$2]);&quot;-&quot;)" office:value-type="float" office:value="0" calcext:value-type="float">
            <text:p>+0</text:p>
          </table:table-cell>
          <table:table-cell table:formula="of:=IF(AND([.$F13]&lt;&gt;[.W$2];VLOOKUP([.$F13];areaCercaPuntiClassificaSquadre;3;0)=VLOOKUP([.W$2];areaCercaPuntiClassificaSquadre;3;0));SUMIFS(areaDifferenzaPuntiACalendario;areaSquadraACalendario;[.$F13];areaSquadraBCalendario;[.W$2])+SUMIFS(areaDifferenzaPuntiBCalendario;areaSquadraBCalendario;[.$F13];areaSquadraACalendario;[.W$2]);&quot;-&quot;)" office:value-type="string" office:string-value="-" calcext:value-type="string">
            <text:p>-</text:p>
          </table:table-cell>
          <table:table-cell table:formula="of:=IF(AND([.$F13]&lt;&gt;[.X$2];VLOOKUP([.$F13];areaCercaPuntiClassificaSquadre;3;0)=VLOOKUP([.X$2];areaCercaPuntiClassificaSquadre;3;0));SUMIFS(areaDifferenzaPuntiACalendario;areaSquadraACalendario;[.$F13];areaSquadraBCalendario;[.X$2])+SUMIFS(areaDifferenzaPuntiBCalendario;areaSquadraBCalendario;[.$F13];areaSquadraACalendario;[.X$2]);&quot;-&quot;)" office:value-type="float" office:value="0" calcext:value-type="float">
            <text:p>+0</text:p>
          </table:table-cell>
          <table:table-cell table:formula="of:=IF(AND([.$F13]&lt;&gt;[.Y$2];VLOOKUP([.$F13];areaCercaPuntiClassificaSquadre;3;0)=VLOOKUP([.Y$2];areaCercaPuntiClassificaSquadre;3;0));SUMIFS(areaDifferenzaPuntiACalendario;areaSquadraACalendario;[.$F13];areaSquadraBCalendario;[.Y$2])+SUMIFS(areaDifferenzaPuntiBCalendario;areaSquadraBCalendario;[.$F13];areaSquadraACalendario;[.Y$2]);&quot;-&quot;)" office:value-type="float" office:value="0" calcext:value-type="float">
            <text:p>+0</text:p>
          </table:table-cell>
          <table:table-cell table:formula="of:=IF(AND([.$F13]&lt;&gt;[.Z$2];VLOOKUP([.$F13];areaCercaPuntiClassificaSquadre;3;0)=VLOOKUP([.Z$2];areaCercaPuntiClassificaSquadre;3;0));SUMIFS(areaDifferenzaPuntiACalendario;areaSquadraACalendario;[.$F13];areaSquadraBCalendario;[.Z$2])+SUMIFS(areaDifferenzaPuntiBCalendario;areaSquadraBCalendario;[.$F13];areaSquadraACalendario;[.Z$2]);&quot;-&quot;)" office:value-type="float" office:value="0" calcext:value-type="float">
            <text:p>+0</text:p>
          </table:table-cell>
          <table:table-cell table:formula="of:=IF(AND([.$F13]&lt;&gt;[.AA$2];VLOOKUP([.$F13];areaCercaPuntiClassificaSquadre;3;0)=VLOOKUP([.AA$2];areaCercaPuntiClassificaSquadre;3;0));SUMIFS(areaDifferenzaPuntiACalendario;areaSquadraACalendario;[.$F13];areaSquadraBCalendario;[.AA$2])+SUMIFS(areaDifferenzaPuntiBCalendario;areaSquadraBCalendario;[.$F13];areaSquadraACalendario;[.AA$2]);&quot;-&quot;)" office:value-type="string" office:string-value="-" calcext:value-type="string">
            <text:p>-</text:p>
          </table:table-cell>
          <table:table-cell table:formula="of:=IF(AND([.$F13]&lt;&gt;[.AB$2];VLOOKUP([.$F13];areaCercaPuntiClassificaSquadre;3;0)=VLOOKUP([.AB$2];areaCercaPuntiClassificaSquadre;3;0));SUMIFS(areaDifferenzaPuntiACalendario;areaSquadraACalendario;[.$F13];areaSquadraBCalendario;[.AB$2])+SUMIFS(areaDifferenzaPuntiBCalendario;areaSquadraBCalendario;[.$F13];areaSquadraACalendario;[.AB$2]);&quot;-&quot;)" office:value-type="float" office:value="0" calcext:value-type="float">
            <text:p>+0</text:p>
          </table:table-cell>
          <table:table-cell table:formula="of:=IF(AND([.$F13]&lt;&gt;[.AC$2];VLOOKUP([.$F13];areaCercaPuntiClassificaSquadre;3;0)=VLOOKUP([.AC$2];areaCercaPuntiClassificaSquadre;3;0));SUMIFS(areaDifferenzaPuntiACalendario;areaSquadraACalendario;[.$F13];areaSquadraBCalendario;[.AC$2])+SUMIFS(areaDifferenzaPuntiBCalendario;areaSquadraBCalendario;[.$F13];areaSquadraACalendario;[.AC$2]);&quot;-&quot;)" office:value-type="string" office:string-value="-" calcext:value-type="string">
            <text:p>-</text:p>
          </table:table-cell>
          <table:table-cell table:formula="of:=IF(AND([.$F13]&lt;&gt;[.AD$2];VLOOKUP([.$F13];areaCercaPuntiClassificaSquadre;3;0)=VLOOKUP([.AD$2];areaCercaPuntiClassificaSquadre;3;0));SUMIFS(areaDifferenzaPuntiACalendario;areaSquadraACalendario;[.$F13];areaSquadraBCalendario;[.AD$2])+SUMIFS(areaDifferenzaPuntiBCalendario;areaSquadraBCalendario;[.$F13];areaSquadraACalendario;[.AD$2]);&quot;-&quot;)" office:value-type="float" office:value="0" calcext:value-type="float">
            <text:p>+0</text:p>
          </table:table-cell>
          <table:table-cell table:formula="of:=IF(AND([.$F13]&lt;&gt;[.AE$2];VLOOKUP([.$F13];areaCercaPuntiClassificaSquadre;3;0)=VLOOKUP([.AE$2];areaCercaPuntiClassificaSquadre;3;0));SUMIFS(areaDifferenzaPuntiACalendario;areaSquadraACalendario;[.$F13];areaSquadraBCalendario;[.AE$2])+SUMIFS(areaDifferenzaPuntiBCalendario;areaSquadraBCalendario;[.$F13];areaSquadraACalendario;[.AE$2]);&quot;-&quot;)" office:value-type="string" office:string-value="-" calcext:value-type="string">
            <text:p>-</text:p>
          </table:table-cell>
          <table:table-cell table:formula="of:=IF(AND([.$F13]&lt;&gt;[.AF$2];VLOOKUP([.$F13];areaCercaPuntiClassificaSquadre;3;0)=VLOOKUP([.AF$2];areaCercaPuntiClassificaSquadre;3;0));SUMIFS(areaDifferenzaPuntiACalendario;areaSquadraACalendario;[.$F13];areaSquadraBCalendario;[.AF$2])+SUMIFS(areaDifferenzaPuntiBCalendario;areaSquadraBCalendario;[.$F13];areaSquadraACalendario;[.AF$2]);&quot;-&quot;)" office:value-type="string" office:string-value="-" calcext:value-type="string">
            <text:p>-</text:p>
          </table:table-cell>
          <table:table-cell table:formula="of:=IF(AND([.$F13]&lt;&gt;[.AG$2];VLOOKUP([.$F13];areaCercaPuntiClassificaSquadre;3;0)=VLOOKUP([.AG$2];areaCercaPuntiClassificaSquadre;3;0));SUMIFS(areaDifferenzaPuntiACalendario;areaSquadraACalendario;[.$F13];areaSquadraBCalendario;[.AG$2])+SUMIFS(areaDifferenzaPuntiBCalendario;areaSquadraBCalendario;[.$F13];areaSquadraACalendario;[.AG$2]);&quot;-&quot;)" office:value-type="string" office:string-value="-" calcext:value-type="string">
            <text:p>-</text:p>
          </table:table-cell>
          <table:table-cell table:formula="of:=IF(AND([.$F13]&lt;&gt;[.AH$2];VLOOKUP([.$F13];areaCercaPuntiClassificaSquadre;3;0)=VLOOKUP([.AH$2];areaCercaPuntiClassificaSquadre;3;0));SUMIFS(areaDifferenzaPuntiACalendario;areaSquadraACalendario;[.$F13];areaSquadraBCalendario;[.AH$2])+SUMIFS(areaDifferenzaPuntiBCalendario;areaSquadraBCalendario;[.$F13];areaSquadraACalendario;[.AH$2]);&quot;-&quot;)" office:value-type="string" office:string-value="-" calcext:value-type="string">
            <text:p>-</text:p>
          </table:table-cell>
          <table:table-cell table:formula="of:=IF(AND([.$F13]&lt;&gt;[.AI$2];VLOOKUP([.$F13];areaCercaPuntiClassificaSquadre;3;0)=VLOOKUP([.AI$2];areaCercaPuntiClassificaSquadre;3;0));SUMIFS(areaDifferenzaPuntiACalendario;areaSquadraACalendario;[.$F13];areaSquadraBCalendario;[.AI$2])+SUMIFS(areaDifferenzaPuntiBCalendario;areaSquadraBCalendario;[.$F13];areaSquadraACalendario;[.AI$2]);&quot;-&quot;)" office:value-type="string" office:string-value="-" calcext:value-type="string">
            <text:p>-</text:p>
          </table:table-cell>
          <table:table-cell table:formula="of:=IF(AND([.$F13]&lt;&gt;[.AJ$2];VLOOKUP([.$F13];areaCercaPuntiClassificaSquadre;3;0)=VLOOKUP([.AJ$2];areaCercaPuntiClassificaSquadre;3;0));SUMIFS(areaDifferenzaPuntiACalendario;areaSquadraACalendario;[.$F13];areaSquadraBCalendario;[.AJ$2])+SUMIFS(areaDifferenzaPuntiBCalendario;areaSquadraBCalendario;[.$F13];areaSquadraACalendario;[.AJ$2]);&quot;-&quot;)" office:value-type="string" office:string-value="-" calcext:value-type="string">
            <text:p>-</text:p>
          </table:table-cell>
          <table:table-cell table:style-name="ce77" table:formula="of:=IF(AND([.$F13]&lt;&gt;[.AK$2];VLOOKUP([.$F13];areaCercaPuntiClassificaSquadre;3;0)=VLOOKUP([.AK$2];areaCercaPuntiClassificaSquadre;3;0));SUMIFS(areaPuntiFattiACalendario;areaSquadraACalendario;[.$F13];areaSquadraBCalendario;[.AK$2])+SUMIFS(areaPuntiFattiBCalendario;areaSquadraBCalendario;[.$F13];areaSquadraACalendario;[.AK$2]);&quot;-&quot;)" office:value-type="string" office:string-value="-" calcext:value-type="string">
            <text:p>-</text:p>
          </table:table-cell>
          <table:table-cell table:formula="of:=IF(AND([.$F13]&lt;&gt;[.AL$2];VLOOKUP([.$F13];areaCercaPuntiClassificaSquadre;3;0)=VLOOKUP([.AL$2];areaCercaPuntiClassificaSquadre;3;0));SUMIFS(areaPuntiFattiACalendario;areaSquadraACalendario;[.$F13];areaSquadraBCalendario;[.AL$2])+SUMIFS(areaPuntiFattiBCalendario;areaSquadraBCalendario;[.$F13];areaSquadraACalendario;[.AL$2]);&quot;-&quot;)" office:value-type="float" office:value="0" calcext:value-type="float">
            <text:p>0</text:p>
          </table:table-cell>
          <table:table-cell table:formula="of:=IF(AND([.$F13]&lt;&gt;[.AM$2];VLOOKUP([.$F13];areaCercaPuntiClassificaSquadre;3;0)=VLOOKUP([.AM$2];areaCercaPuntiClassificaSquadre;3;0));SUMIFS(areaPuntiFattiACalendario;areaSquadraACalendario;[.$F13];areaSquadraBCalendario;[.AM$2])+SUMIFS(areaPuntiFattiBCalendario;areaSquadraBCalendario;[.$F13];areaSquadraACalendario;[.AM$2]);&quot;-&quot;)" office:value-type="float" office:value="0" calcext:value-type="float">
            <text:p>0</text:p>
          </table:table-cell>
          <table:table-cell table:formula="of:=IF(AND([.$F13]&lt;&gt;[.AN$2];VLOOKUP([.$F13];areaCercaPuntiClassificaSquadre;3;0)=VLOOKUP([.AN$2];areaCercaPuntiClassificaSquadre;3;0));SUMIFS(areaPuntiFattiACalendario;areaSquadraACalendario;[.$F13];areaSquadraBCalendario;[.AN$2])+SUMIFS(areaPuntiFattiBCalendario;areaSquadraBCalendario;[.$F13];areaSquadraACalendario;[.AN$2]);&quot;-&quot;)" office:value-type="float" office:value="0" calcext:value-type="float">
            <text:p>0</text:p>
          </table:table-cell>
          <table:table-cell table:formula="of:=IF(AND([.$F13]&lt;&gt;[.AO$2];VLOOKUP([.$F13];areaCercaPuntiClassificaSquadre;3;0)=VLOOKUP([.AO$2];areaCercaPuntiClassificaSquadre;3;0));SUMIFS(areaPuntiFattiACalendario;areaSquadraACalendario;[.$F13];areaSquadraBCalendario;[.AO$2])+SUMIFS(areaPuntiFattiBCalendario;areaSquadraBCalendario;[.$F13];areaSquadraACalendario;[.AO$2]);&quot;-&quot;)" office:value-type="string" office:string-value="-" calcext:value-type="string">
            <text:p>-</text:p>
          </table:table-cell>
          <table:table-cell table:formula="of:=IF(AND([.$F13]&lt;&gt;[.AP$2];VLOOKUP([.$F13];areaCercaPuntiClassificaSquadre;3;0)=VLOOKUP([.AP$2];areaCercaPuntiClassificaSquadre;3;0));SUMIFS(areaPuntiFattiACalendario;areaSquadraACalendario;[.$F13];areaSquadraBCalendario;[.AP$2])+SUMIFS(areaPuntiFattiBCalendario;areaSquadraBCalendario;[.$F13];areaSquadraACalendario;[.AP$2]);&quot;-&quot;)" office:value-type="float" office:value="0" calcext:value-type="float">
            <text:p>0</text:p>
          </table:table-cell>
          <table:table-cell table:formula="of:=IF(AND([.$F13]&lt;&gt;[.AQ$2];VLOOKUP([.$F13];areaCercaPuntiClassificaSquadre;3;0)=VLOOKUP([.AQ$2];areaCercaPuntiClassificaSquadre;3;0));SUMIFS(areaPuntiFattiACalendario;areaSquadraACalendario;[.$F13];areaSquadraBCalendario;[.AQ$2])+SUMIFS(areaPuntiFattiBCalendario;areaSquadraBCalendario;[.$F13];areaSquadraACalendario;[.AQ$2]);&quot;-&quot;)" office:value-type="float" office:value="0" calcext:value-type="float">
            <text:p>0</text:p>
          </table:table-cell>
          <table:table-cell table:formula="of:=IF(AND([.$F13]&lt;&gt;[.AR$2];VLOOKUP([.$F13];areaCercaPuntiClassificaSquadre;3;0)=VLOOKUP([.AR$2];areaCercaPuntiClassificaSquadre;3;0));SUMIFS(areaPuntiFattiACalendario;areaSquadraACalendario;[.$F13];areaSquadraBCalendario;[.AR$2])+SUMIFS(areaPuntiFattiBCalendario;areaSquadraBCalendario;[.$F13];areaSquadraACalendario;[.AR$2]);&quot;-&quot;)" office:value-type="float" office:value="0" calcext:value-type="float">
            <text:p>0</text:p>
          </table:table-cell>
          <table:table-cell table:formula="of:=IF(AND([.$F13]&lt;&gt;[.AS$2];VLOOKUP([.$F13];areaCercaPuntiClassificaSquadre;3;0)=VLOOKUP([.AS$2];areaCercaPuntiClassificaSquadre;3;0));SUMIFS(areaPuntiFattiACalendario;areaSquadraACalendario;[.$F13];areaSquadraBCalendario;[.AS$2])+SUMIFS(areaPuntiFattiBCalendario;areaSquadraBCalendario;[.$F13];areaSquadraACalendario;[.AS$2]);&quot;-&quot;)" office:value-type="string" office:string-value="-" calcext:value-type="string">
            <text:p>-</text:p>
          </table:table-cell>
          <table:table-cell table:formula="of:=IF(AND([.$F13]&lt;&gt;[.AT$2];VLOOKUP([.$F13];areaCercaPuntiClassificaSquadre;3;0)=VLOOKUP([.AT$2];areaCercaPuntiClassificaSquadre;3;0));SUMIFS(areaPuntiFattiACalendario;areaSquadraACalendario;[.$F13];areaSquadraBCalendario;[.AT$2])+SUMIFS(areaPuntiFattiBCalendario;areaSquadraBCalendario;[.$F13];areaSquadraACalendario;[.AT$2]);&quot;-&quot;)" office:value-type="float" office:value="0" calcext:value-type="float">
            <text:p>0</text:p>
          </table:table-cell>
          <table:table-cell table:style-name="ce54" table:formula="of:=IF(AND([.$F13]&lt;&gt;[.AU$2];VLOOKUP([.$F13];areaCercaPuntiClassificaSquadre;3;0)=VLOOKUP([.AU$2];areaCercaPuntiClassificaSquadre;3;0));SUMIFS(areaPuntiFattiACalendario;areaSquadraACalendario;[.$F13];areaSquadraBCalendario;[.AU$2])+SUMIFS(areaPuntiFattiBCalendario;areaSquadraBCalendario;[.$F13];areaSquadraACalendario;[.AU$2]);&quot;-&quot;)" office:value-type="string" office:string-value="-" calcext:value-type="string">
            <text:p>-</text:p>
          </table:table-cell>
          <table:table-cell table:style-name="ce54" table:formula="of:=IF(AND([.$F13]&lt;&gt;[.AV$2];VLOOKUP([.$F13];areaCercaPuntiClassificaSquadre;3;0)=VLOOKUP([.AV$2];areaCercaPuntiClassificaSquadre;3;0));SUMIFS(areaPuntiFattiACalendario;areaSquadraACalendario;[.$F13];areaSquadraBCalendario;[.AV$2])+SUMIFS(areaPuntiFattiBCalendario;areaSquadraBCalendario;[.$F13];areaSquadraACalendario;[.AV$2]);&quot;-&quot;)" office:value-type="float" office:value="0" calcext:value-type="float">
            <text:p>0</text:p>
          </table:table-cell>
          <table:table-cell table:style-name="ce54" table:formula="of:=IF(AND([.$F13]&lt;&gt;[.AW$2];VLOOKUP([.$F13];areaCercaPuntiClassificaSquadre;3;0)=VLOOKUP([.AW$2];areaCercaPuntiClassificaSquadre;3;0));SUMIFS(areaPuntiFattiACalendario;areaSquadraACalendario;[.$F13];areaSquadraBCalendario;[.AW$2])+SUMIFS(areaPuntiFattiBCalendario;areaSquadraBCalendario;[.$F13];areaSquadraACalendario;[.AW$2]);&quot;-&quot;)" office:value-type="string" office:string-value="-" calcext:value-type="string">
            <text:p>-</text:p>
          </table:table-cell>
          <table:table-cell table:style-name="ce54" table:formula="of:=IF(AND([.$F13]&lt;&gt;[.AX$2];VLOOKUP([.$F13];areaCercaPuntiClassificaSquadre;3;0)=VLOOKUP([.AX$2];areaCercaPuntiClassificaSquadre;3;0));SUMIFS(areaPuntiFattiACalendario;areaSquadraACalendario;[.$F13];areaSquadraBCalendario;[.AX$2])+SUMIFS(areaPuntiFattiBCalendario;areaSquadraBCalendario;[.$F13];areaSquadraACalendario;[.AX$2]);&quot;-&quot;)" office:value-type="string" office:string-value="-" calcext:value-type="string">
            <text:p>-</text:p>
          </table:table-cell>
          <table:table-cell table:style-name="ce54" table:formula="of:=IF(AND([.$F13]&lt;&gt;[.AY$2];VLOOKUP([.$F13];areaCercaPuntiClassificaSquadre;3;0)=VLOOKUP([.AY$2];areaCercaPuntiClassificaSquadre;3;0));SUMIFS(areaPuntiFattiACalendario;areaSquadraACalendario;[.$F13];areaSquadraBCalendario;[.AY$2])+SUMIFS(areaPuntiFattiBCalendario;areaSquadraBCalendario;[.$F13];areaSquadraACalendario;[.AY$2]);&quot;-&quot;)" office:value-type="string" office:string-value="-" calcext:value-type="string">
            <text:p>-</text:p>
          </table:table-cell>
          <table:table-cell table:style-name="ce54" table:formula="of:=IF(AND([.$F13]&lt;&gt;[.AZ$2];VLOOKUP([.$F13];areaCercaPuntiClassificaSquadre;3;0)=VLOOKUP([.AZ$2];areaCercaPuntiClassificaSquadre;3;0));SUMIFS(areaPuntiFattiACalendario;areaSquadraACalendario;[.$F13];areaSquadraBCalendario;[.AZ$2])+SUMIFS(areaPuntiFattiBCalendario;areaSquadraBCalendario;[.$F13];areaSquadraACalendario;[.AZ$2]);&quot;-&quot;)" office:value-type="string" office:string-value="-" calcext:value-type="string">
            <text:p>-</text:p>
          </table:table-cell>
          <table:table-cell table:style-name="ce54" table:formula="of:=IF(AND([.$F13]&lt;&gt;[.BA$2];VLOOKUP([.$F13];areaCercaPuntiClassificaSquadre;3;0)=VLOOKUP([.BA$2];areaCercaPuntiClassificaSquadre;3;0));SUMIFS(areaPuntiFattiACalendario;areaSquadraACalendario;[.$F13];areaSquadraBCalendario;[.BA$2])+SUMIFS(areaPuntiFattiBCalendario;areaSquadraBCalendario;[.$F13];areaSquadraACalendario;[.BA$2]);&quot;-&quot;)" office:value-type="string" office:string-value="-" calcext:value-type="string">
            <text:p>-</text:p>
          </table:table-cell>
          <table:table-cell table:style-name="ce54" table:formula="of:=IF(AND([.$F13]&lt;&gt;[.BB$2];VLOOKUP([.$F13];areaCercaPuntiClassificaSquadre;3;0)=VLOOKUP([.BB$2];areaCercaPuntiClassificaSquadre;3;0));SUMIFS(areaPuntiFattiACalendario;areaSquadraACalendario;[.$F13];areaSquadraBCalendario;[.BB$2])+SUMIFS(areaPuntiFattiBCalendario;areaSquadraBCalendario;[.$F13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2" calcext:value-type="float">
            <text:p>12</text:p>
          </table:table-cell>
          <table:table-cell table:style-name="ce15" office:value-type="string" calcext:value-type="string">
            <text:p>Muller Verona</text:p>
          </table:table-cell>
          <table:table-cell table:style-name="ce15" office:value-type="string" calcext:value-type="string">
            <text:p>AGSM Forum Verona</text:p>
          </table:table-cell>
          <table:table-cell table:style-name="ce15" table:formula="of:=&quot;https://www.google.it/maps/search/&quot;&amp;SUBSTITUTE([.C14];&quot; &quot;;&quot;+&quot;)" office:value-type="string" office:string-value="https://www.google.it/maps/search/AGSM+Forum+Verona" calcext:value-type="string">
            <text:p>https://www.google.it/maps/search/AGSM+Forum+Verona</text:p>
          </table:table-cell>
          <table:table-cell table:formula="of:=COUNTIF(areaCoefficienteSquadre;&quot;&gt;=&quot;&amp;[.$G14])-1" office:value-type="float" office:value="7" calcext:value-type="float">
            <text:p>7</text:p>
          </table:table-cell>
          <table:table-cell table:formula="of:=[.B14]&amp;&quot;&quot;" office:value-type="string" office:string-value="Muller Verona" calcext:value-type="string">
            <text:p>Muller Verona</text:p>
          </table:table-cell>
          <table:table-cell table:formula="of:=TEXT([.$H14];&quot;0000&quot;)&amp;TEXT(5000+SUM([.$S14:.$AJ14]);&quot;+0000;-0000&quot;)&amp;TEXT(SUM([.$AK14:.$BB14]);&quot;+0000;-0000&quot;)&amp;TEXT(5000+[.$O14];&quot;+0000;-0000&quot;)&amp;TEXT([.$M14];&quot;+0000;-0000&quot;)&amp;TEXT(ORG.LIBREOFFICE.RANDBETWEEN.NV(0;9999);&quot;+0000;-0000&quot;)" office:value-type="string" office:string-value="0002+5000+0000+5011+0090+1813" calcext:value-type="string">
            <text:p>0002+5000+0000+5011+0090+1813</text:p>
          </table:table-cell>
          <table:table-cell table:formula="of:=[.J14]*constPuntiVittoria+[.K14]*constPuntiSconfitta+[.L14]*constPuntiForfait" office:value-type="float" office:value="2" calcext:value-type="float">
            <text:p>2</text:p>
          </table:table-cell>
          <table:table-cell table:formula="of:=SUM([.J14:.L14])" office:value-type="float" office:value="1" calcext:value-type="float">
            <text:p>1</text:p>
          </table:table-cell>
          <table:table-cell table:formula="of:=SUMIF(areaSquadraACalendario;[.F14];areaVintaACalendario)+SUMIF(areaSquadraBCalendario;[.F14];areaVintaBCalendario)" office:value-type="float" office:value="1" calcext:value-type="float">
            <text:p>1</text:p>
          </table:table-cell>
          <table:table-cell table:formula="of:=SUMIF(areaSquadraACalendario;[.F14];areaPersaACalendario)+SUMIF(areaSquadraBCalendario;[.F14];areaPersaBCalendario)" office:value-type="float" office:value="0" calcext:value-type="float">
            <text:p>0</text:p>
          </table:table-cell>
          <table:table-cell table:formula="of:=SUMIF(areaSquadraACalendario;[.F14];areaForfaitACalendario)+SUMIF(areaSquadraBCalendario;[.F14];areaForfaitBCalendario)" office:value-type="float" office:value="0" calcext:value-type="float">
            <text:p>0</text:p>
          </table:table-cell>
          <table:table-cell table:formula="of:=SUMIF(areaSquadraACalendario;[.F14];areaPuntiFattiACalendario)+SUMIF(areaSquadraBCalendario;[.F14];areaPuntiFattiBCalendario)" office:value-type="float" office:value="90" calcext:value-type="float">
            <text:p>90</text:p>
          </table:table-cell>
          <table:table-cell table:formula="of:=SUMIF(areaSquadraACalendario;[.F14];areaPuntiSubitiACalendario)+SUMIF(areaSquadraBCalendario;[.F14];areaPuntiSubitiBCalendario)" office:value-type="float" office:value="79" calcext:value-type="float">
            <text:p>79</text:p>
          </table:table-cell>
          <table:table-cell table:formula="of:=SUMIF(areaSquadraACalendario;[.F14];areaDifferenzaPuntiACalendario)+SUMIF(areaSquadraBCalendario;[.F14];areaDifferenzaPuntiBCalendario)" office:value-type="float" office:value="11" calcext:value-type="float">
            <text:p>+11</text:p>
          </table:table-cell>
          <table:table-cell table:formula="of:=IF([.I14]=0;0;ROUND([.M14]/[.I14];2))" office:value-type="float" office:value="90" calcext:value-type="float">
            <text:p>90</text:p>
          </table:table-cell>
          <table:table-cell table:formula="of:=IF([.I14]=0;0;ROUND([.N14]/[.I14];2))" office:value-type="float" office:value="79" calcext:value-type="float">
            <text:p>79</text:p>
          </table:table-cell>
          <table:table-cell table:formula="of:=IF([.I14]=0;0;ROUND([.O14]/[.I14];2))" office:value-type="float" office:value="11" calcext:value-type="float">
            <text:p>+11,00</text:p>
          </table:table-cell>
          <table:table-cell table:formula="of:=IF(AND([.$F14]&lt;&gt;[.S$2];VLOOKUP([.$F14];areaCercaPuntiClassificaSquadre;3;0)=VLOOKUP([.S$2];areaCercaPuntiClassificaSquadre;3;0));SUMIFS(areaDifferenzaPuntiACalendario;areaSquadraACalendario;[.$F14];areaSquadraBCalendario;[.S$2])+SUMIFS(areaDifferenzaPuntiBCalendario;areaSquadraBCalendario;[.$F14];areaSquadraACalendario;[.S$2]);&quot;-&quot;)" office:value-type="string" office:string-value="-" calcext:value-type="string">
            <text:p>-</text:p>
          </table:table-cell>
          <table:table-cell table:formula="of:=IF(AND([.$F14]&lt;&gt;[.T$2];VLOOKUP([.$F14];areaCercaPuntiClassificaSquadre;3;0)=VLOOKUP([.T$2];areaCercaPuntiClassificaSquadre;3;0));SUMIFS(areaDifferenzaPuntiACalendario;areaSquadraACalendario;[.$F14];areaSquadraBCalendario;[.T$2])+SUMIFS(areaDifferenzaPuntiBCalendario;areaSquadraBCalendario;[.$F14];areaSquadraACalendario;[.T$2]);&quot;-&quot;)" office:value-type="float" office:value="0" calcext:value-type="float">
            <text:p>+0</text:p>
          </table:table-cell>
          <table:table-cell table:formula="of:=IF(AND([.$F14]&lt;&gt;[.U$2];VLOOKUP([.$F14];areaCercaPuntiClassificaSquadre;3;0)=VLOOKUP([.U$2];areaCercaPuntiClassificaSquadre;3;0));SUMIFS(areaDifferenzaPuntiACalendario;areaSquadraACalendario;[.$F14];areaSquadraBCalendario;[.U$2])+SUMIFS(areaDifferenzaPuntiBCalendario;areaSquadraBCalendario;[.$F14];areaSquadraACalendario;[.U$2]);&quot;-&quot;)" office:value-type="float" office:value="0" calcext:value-type="float">
            <text:p>+0</text:p>
          </table:table-cell>
          <table:table-cell table:formula="of:=IF(AND([.$F14]&lt;&gt;[.V$2];VLOOKUP([.$F14];areaCercaPuntiClassificaSquadre;3;0)=VLOOKUP([.V$2];areaCercaPuntiClassificaSquadre;3;0));SUMIFS(areaDifferenzaPuntiACalendario;areaSquadraACalendario;[.$F14];areaSquadraBCalendario;[.V$2])+SUMIFS(areaDifferenzaPuntiBCalendario;areaSquadraBCalendario;[.$F14];areaSquadraACalendario;[.V$2]);&quot;-&quot;)" office:value-type="float" office:value="0" calcext:value-type="float">
            <text:p>+0</text:p>
          </table:table-cell>
          <table:table-cell table:formula="of:=IF(AND([.$F14]&lt;&gt;[.W$2];VLOOKUP([.$F14];areaCercaPuntiClassificaSquadre;3;0)=VLOOKUP([.W$2];areaCercaPuntiClassificaSquadre;3;0));SUMIFS(areaDifferenzaPuntiACalendario;areaSquadraACalendario;[.$F14];areaSquadraBCalendario;[.W$2])+SUMIFS(areaDifferenzaPuntiBCalendario;areaSquadraBCalendario;[.$F14];areaSquadraACalendario;[.W$2]);&quot;-&quot;)" office:value-type="string" office:string-value="-" calcext:value-type="string">
            <text:p>-</text:p>
          </table:table-cell>
          <table:table-cell table:formula="of:=IF(AND([.$F14]&lt;&gt;[.X$2];VLOOKUP([.$F14];areaCercaPuntiClassificaSquadre;3;0)=VLOOKUP([.X$2];areaCercaPuntiClassificaSquadre;3;0));SUMIFS(areaDifferenzaPuntiACalendario;areaSquadraACalendario;[.$F14];areaSquadraBCalendario;[.X$2])+SUMIFS(areaDifferenzaPuntiBCalendario;areaSquadraBCalendario;[.$F14];areaSquadraACalendario;[.X$2]);&quot;-&quot;)" office:value-type="float" office:value="0" calcext:value-type="float">
            <text:p>+0</text:p>
          </table:table-cell>
          <table:table-cell table:formula="of:=IF(AND([.$F14]&lt;&gt;[.Y$2];VLOOKUP([.$F14];areaCercaPuntiClassificaSquadre;3;0)=VLOOKUP([.Y$2];areaCercaPuntiClassificaSquadre;3;0));SUMIFS(areaDifferenzaPuntiACalendario;areaSquadraACalendario;[.$F14];areaSquadraBCalendario;[.Y$2])+SUMIFS(areaDifferenzaPuntiBCalendario;areaSquadraBCalendario;[.$F14];areaSquadraACalendario;[.Y$2]);&quot;-&quot;)" office:value-type="float" office:value="0" calcext:value-type="float">
            <text:p>+0</text:p>
          </table:table-cell>
          <table:table-cell table:formula="of:=IF(AND([.$F14]&lt;&gt;[.Z$2];VLOOKUP([.$F14];areaCercaPuntiClassificaSquadre;3;0)=VLOOKUP([.Z$2];areaCercaPuntiClassificaSquadre;3;0));SUMIFS(areaDifferenzaPuntiACalendario;areaSquadraACalendario;[.$F14];areaSquadraBCalendario;[.Z$2])+SUMIFS(areaDifferenzaPuntiBCalendario;areaSquadraBCalendario;[.$F14];areaSquadraACalendario;[.Z$2]);&quot;-&quot;)" office:value-type="float" office:value="0" calcext:value-type="float">
            <text:p>+0</text:p>
          </table:table-cell>
          <table:table-cell table:formula="of:=IF(AND([.$F14]&lt;&gt;[.AA$2];VLOOKUP([.$F14];areaCercaPuntiClassificaSquadre;3;0)=VLOOKUP([.AA$2];areaCercaPuntiClassificaSquadre;3;0));SUMIFS(areaDifferenzaPuntiACalendario;areaSquadraACalendario;[.$F14];areaSquadraBCalendario;[.AA$2])+SUMIFS(areaDifferenzaPuntiBCalendario;areaSquadraBCalendario;[.$F14];areaSquadraACalendario;[.AA$2]);&quot;-&quot;)" office:value-type="string" office:string-value="-" calcext:value-type="string">
            <text:p>-</text:p>
          </table:table-cell>
          <table:table-cell table:formula="of:=IF(AND([.$F14]&lt;&gt;[.AB$2];VLOOKUP([.$F14];areaCercaPuntiClassificaSquadre;3;0)=VLOOKUP([.AB$2];areaCercaPuntiClassificaSquadre;3;0));SUMIFS(areaDifferenzaPuntiACalendario;areaSquadraACalendario;[.$F14];areaSquadraBCalendario;[.AB$2])+SUMIFS(areaDifferenzaPuntiBCalendario;areaSquadraBCalendario;[.$F14];areaSquadraACalendario;[.AB$2]);&quot;-&quot;)" office:value-type="float" office:value="0" calcext:value-type="float">
            <text:p>+0</text:p>
          </table:table-cell>
          <table:table-cell table:formula="of:=IF(AND([.$F14]&lt;&gt;[.AC$2];VLOOKUP([.$F14];areaCercaPuntiClassificaSquadre;3;0)=VLOOKUP([.AC$2];areaCercaPuntiClassificaSquadre;3;0));SUMIFS(areaDifferenzaPuntiACalendario;areaSquadraACalendario;[.$F14];areaSquadraBCalendario;[.AC$2])+SUMIFS(areaDifferenzaPuntiBCalendario;areaSquadraBCalendario;[.$F14];areaSquadraACalendario;[.AC$2]);&quot;-&quot;)" office:value-type="float" office:value="0" calcext:value-type="float">
            <text:p>+0</text:p>
          </table:table-cell>
          <table:table-cell table:formula="of:=IF(AND([.$F14]&lt;&gt;[.AD$2];VLOOKUP([.$F14];areaCercaPuntiClassificaSquadre;3;0)=VLOOKUP([.AD$2];areaCercaPuntiClassificaSquadre;3;0));SUMIFS(areaDifferenzaPuntiACalendario;areaSquadraACalendario;[.$F14];areaSquadraBCalendario;[.AD$2])+SUMIFS(areaDifferenzaPuntiBCalendario;areaSquadraBCalendario;[.$F14];areaSquadraACalendario;[.AD$2]);&quot;-&quot;)" office:value-type="string" office:string-value="-" calcext:value-type="string">
            <text:p>-</text:p>
          </table:table-cell>
          <table:table-cell table:formula="of:=IF(AND([.$F14]&lt;&gt;[.AE$2];VLOOKUP([.$F14];areaCercaPuntiClassificaSquadre;3;0)=VLOOKUP([.AE$2];areaCercaPuntiClassificaSquadre;3;0));SUMIFS(areaDifferenzaPuntiACalendario;areaSquadraACalendario;[.$F14];areaSquadraBCalendario;[.AE$2])+SUMIFS(areaDifferenzaPuntiBCalendario;areaSquadraBCalendario;[.$F14];areaSquadraACalendario;[.AE$2]);&quot;-&quot;)" office:value-type="string" office:string-value="-" calcext:value-type="string">
            <text:p>-</text:p>
          </table:table-cell>
          <table:table-cell table:formula="of:=IF(AND([.$F14]&lt;&gt;[.AF$2];VLOOKUP([.$F14];areaCercaPuntiClassificaSquadre;3;0)=VLOOKUP([.AF$2];areaCercaPuntiClassificaSquadre;3;0));SUMIFS(areaDifferenzaPuntiACalendario;areaSquadraACalendario;[.$F14];areaSquadraBCalendario;[.AF$2])+SUMIFS(areaDifferenzaPuntiBCalendario;areaSquadraBCalendario;[.$F14];areaSquadraACalendario;[.AF$2]);&quot;-&quot;)" office:value-type="string" office:string-value="-" calcext:value-type="string">
            <text:p>-</text:p>
          </table:table-cell>
          <table:table-cell table:formula="of:=IF(AND([.$F14]&lt;&gt;[.AG$2];VLOOKUP([.$F14];areaCercaPuntiClassificaSquadre;3;0)=VLOOKUP([.AG$2];areaCercaPuntiClassificaSquadre;3;0));SUMIFS(areaDifferenzaPuntiACalendario;areaSquadraACalendario;[.$F14];areaSquadraBCalendario;[.AG$2])+SUMIFS(areaDifferenzaPuntiBCalendario;areaSquadraBCalendario;[.$F14];areaSquadraACalendario;[.AG$2]);&quot;-&quot;)" office:value-type="string" office:string-value="-" calcext:value-type="string">
            <text:p>-</text:p>
          </table:table-cell>
          <table:table-cell table:formula="of:=IF(AND([.$F14]&lt;&gt;[.AH$2];VLOOKUP([.$F14];areaCercaPuntiClassificaSquadre;3;0)=VLOOKUP([.AH$2];areaCercaPuntiClassificaSquadre;3;0));SUMIFS(areaDifferenzaPuntiACalendario;areaSquadraACalendario;[.$F14];areaSquadraBCalendario;[.AH$2])+SUMIFS(areaDifferenzaPuntiBCalendario;areaSquadraBCalendario;[.$F14];areaSquadraACalendario;[.AH$2]);&quot;-&quot;)" office:value-type="string" office:string-value="-" calcext:value-type="string">
            <text:p>-</text:p>
          </table:table-cell>
          <table:table-cell table:formula="of:=IF(AND([.$F14]&lt;&gt;[.AI$2];VLOOKUP([.$F14];areaCercaPuntiClassificaSquadre;3;0)=VLOOKUP([.AI$2];areaCercaPuntiClassificaSquadre;3;0));SUMIFS(areaDifferenzaPuntiACalendario;areaSquadraACalendario;[.$F14];areaSquadraBCalendario;[.AI$2])+SUMIFS(areaDifferenzaPuntiBCalendario;areaSquadraBCalendario;[.$F14];areaSquadraACalendario;[.AI$2]);&quot;-&quot;)" office:value-type="string" office:string-value="-" calcext:value-type="string">
            <text:p>-</text:p>
          </table:table-cell>
          <table:table-cell table:formula="of:=IF(AND([.$F14]&lt;&gt;[.AJ$2];VLOOKUP([.$F14];areaCercaPuntiClassificaSquadre;3;0)=VLOOKUP([.AJ$2];areaCercaPuntiClassificaSquadre;3;0));SUMIFS(areaDifferenzaPuntiACalendario;areaSquadraACalendario;[.$F14];areaSquadraBCalendario;[.AJ$2])+SUMIFS(areaDifferenzaPuntiBCalendario;areaSquadraBCalendario;[.$F14];areaSquadraACalendario;[.AJ$2]);&quot;-&quot;)" office:value-type="string" office:string-value="-" calcext:value-type="string">
            <text:p>-</text:p>
          </table:table-cell>
          <table:table-cell table:style-name="ce77" table:formula="of:=IF(AND([.$F14]&lt;&gt;[.AK$2];VLOOKUP([.$F14];areaCercaPuntiClassificaSquadre;3;0)=VLOOKUP([.AK$2];areaCercaPuntiClassificaSquadre;3;0));SUMIFS(areaPuntiFattiACalendario;areaSquadraACalendario;[.$F14];areaSquadraBCalendario;[.AK$2])+SUMIFS(areaPuntiFattiBCalendario;areaSquadraBCalendario;[.$F14];areaSquadraACalendario;[.AK$2]);&quot;-&quot;)" office:value-type="string" office:string-value="-" calcext:value-type="string">
            <text:p>-</text:p>
          </table:table-cell>
          <table:table-cell table:formula="of:=IF(AND([.$F14]&lt;&gt;[.AL$2];VLOOKUP([.$F14];areaCercaPuntiClassificaSquadre;3;0)=VLOOKUP([.AL$2];areaCercaPuntiClassificaSquadre;3;0));SUMIFS(areaPuntiFattiACalendario;areaSquadraACalendario;[.$F14];areaSquadraBCalendario;[.AL$2])+SUMIFS(areaPuntiFattiBCalendario;areaSquadraBCalendario;[.$F14];areaSquadraACalendario;[.AL$2]);&quot;-&quot;)" office:value-type="float" office:value="0" calcext:value-type="float">
            <text:p>0</text:p>
          </table:table-cell>
          <table:table-cell table:formula="of:=IF(AND([.$F14]&lt;&gt;[.AM$2];VLOOKUP([.$F14];areaCercaPuntiClassificaSquadre;3;0)=VLOOKUP([.AM$2];areaCercaPuntiClassificaSquadre;3;0));SUMIFS(areaPuntiFattiACalendario;areaSquadraACalendario;[.$F14];areaSquadraBCalendario;[.AM$2])+SUMIFS(areaPuntiFattiBCalendario;areaSquadraBCalendario;[.$F14];areaSquadraACalendario;[.AM$2]);&quot;-&quot;)" office:value-type="float" office:value="0" calcext:value-type="float">
            <text:p>0</text:p>
          </table:table-cell>
          <table:table-cell table:formula="of:=IF(AND([.$F14]&lt;&gt;[.AN$2];VLOOKUP([.$F14];areaCercaPuntiClassificaSquadre;3;0)=VLOOKUP([.AN$2];areaCercaPuntiClassificaSquadre;3;0));SUMIFS(areaPuntiFattiACalendario;areaSquadraACalendario;[.$F14];areaSquadraBCalendario;[.AN$2])+SUMIFS(areaPuntiFattiBCalendario;areaSquadraBCalendario;[.$F14];areaSquadraACalendario;[.AN$2]);&quot;-&quot;)" office:value-type="float" office:value="0" calcext:value-type="float">
            <text:p>0</text:p>
          </table:table-cell>
          <table:table-cell table:formula="of:=IF(AND([.$F14]&lt;&gt;[.AO$2];VLOOKUP([.$F14];areaCercaPuntiClassificaSquadre;3;0)=VLOOKUP([.AO$2];areaCercaPuntiClassificaSquadre;3;0));SUMIFS(areaPuntiFattiACalendario;areaSquadraACalendario;[.$F14];areaSquadraBCalendario;[.AO$2])+SUMIFS(areaPuntiFattiBCalendario;areaSquadraBCalendario;[.$F14];areaSquadraACalendario;[.AO$2]);&quot;-&quot;)" office:value-type="string" office:string-value="-" calcext:value-type="string">
            <text:p>-</text:p>
          </table:table-cell>
          <table:table-cell table:formula="of:=IF(AND([.$F14]&lt;&gt;[.AP$2];VLOOKUP([.$F14];areaCercaPuntiClassificaSquadre;3;0)=VLOOKUP([.AP$2];areaCercaPuntiClassificaSquadre;3;0));SUMIFS(areaPuntiFattiACalendario;areaSquadraACalendario;[.$F14];areaSquadraBCalendario;[.AP$2])+SUMIFS(areaPuntiFattiBCalendario;areaSquadraBCalendario;[.$F14];areaSquadraACalendario;[.AP$2]);&quot;-&quot;)" office:value-type="float" office:value="0" calcext:value-type="float">
            <text:p>0</text:p>
          </table:table-cell>
          <table:table-cell table:formula="of:=IF(AND([.$F14]&lt;&gt;[.AQ$2];VLOOKUP([.$F14];areaCercaPuntiClassificaSquadre;3;0)=VLOOKUP([.AQ$2];areaCercaPuntiClassificaSquadre;3;0));SUMIFS(areaPuntiFattiACalendario;areaSquadraACalendario;[.$F14];areaSquadraBCalendario;[.AQ$2])+SUMIFS(areaPuntiFattiBCalendario;areaSquadraBCalendario;[.$F14];areaSquadraACalendario;[.AQ$2]);&quot;-&quot;)" office:value-type="float" office:value="0" calcext:value-type="float">
            <text:p>0</text:p>
          </table:table-cell>
          <table:table-cell table:formula="of:=IF(AND([.$F14]&lt;&gt;[.AR$2];VLOOKUP([.$F14];areaCercaPuntiClassificaSquadre;3;0)=VLOOKUP([.AR$2];areaCercaPuntiClassificaSquadre;3;0));SUMIFS(areaPuntiFattiACalendario;areaSquadraACalendario;[.$F14];areaSquadraBCalendario;[.AR$2])+SUMIFS(areaPuntiFattiBCalendario;areaSquadraBCalendario;[.$F14];areaSquadraACalendario;[.AR$2]);&quot;-&quot;)" office:value-type="float" office:value="0" calcext:value-type="float">
            <text:p>0</text:p>
          </table:table-cell>
          <table:table-cell table:formula="of:=IF(AND([.$F14]&lt;&gt;[.AS$2];VLOOKUP([.$F14];areaCercaPuntiClassificaSquadre;3;0)=VLOOKUP([.AS$2];areaCercaPuntiClassificaSquadre;3;0));SUMIFS(areaPuntiFattiACalendario;areaSquadraACalendario;[.$F14];areaSquadraBCalendario;[.AS$2])+SUMIFS(areaPuntiFattiBCalendario;areaSquadraBCalendario;[.$F14];areaSquadraACalendario;[.AS$2]);&quot;-&quot;)" office:value-type="string" office:string-value="-" calcext:value-type="string">
            <text:p>-</text:p>
          </table:table-cell>
          <table:table-cell table:formula="of:=IF(AND([.$F14]&lt;&gt;[.AT$2];VLOOKUP([.$F14];areaCercaPuntiClassificaSquadre;3;0)=VLOOKUP([.AT$2];areaCercaPuntiClassificaSquadre;3;0));SUMIFS(areaPuntiFattiACalendario;areaSquadraACalendario;[.$F14];areaSquadraBCalendario;[.AT$2])+SUMIFS(areaPuntiFattiBCalendario;areaSquadraBCalendario;[.$F14];areaSquadraACalendario;[.AT$2]);&quot;-&quot;)" office:value-type="float" office:value="0" calcext:value-type="float">
            <text:p>0</text:p>
          </table:table-cell>
          <table:table-cell table:style-name="ce54" table:formula="of:=IF(AND([.$F14]&lt;&gt;[.AU$2];VLOOKUP([.$F14];areaCercaPuntiClassificaSquadre;3;0)=VLOOKUP([.AU$2];areaCercaPuntiClassificaSquadre;3;0));SUMIFS(areaPuntiFattiACalendario;areaSquadraACalendario;[.$F14];areaSquadraBCalendario;[.AU$2])+SUMIFS(areaPuntiFattiBCalendario;areaSquadraBCalendario;[.$F14];areaSquadraACalendario;[.AU$2]);&quot;-&quot;)" office:value-type="float" office:value="0" calcext:value-type="float">
            <text:p>0</text:p>
          </table:table-cell>
          <table:table-cell table:style-name="ce54" table:formula="of:=IF(AND([.$F14]&lt;&gt;[.AV$2];VLOOKUP([.$F14];areaCercaPuntiClassificaSquadre;3;0)=VLOOKUP([.AV$2];areaCercaPuntiClassificaSquadre;3;0));SUMIFS(areaPuntiFattiACalendario;areaSquadraACalendario;[.$F14];areaSquadraBCalendario;[.AV$2])+SUMIFS(areaPuntiFattiBCalendario;areaSquadraBCalendario;[.$F14];areaSquadraACalendario;[.AV$2]);&quot;-&quot;)" office:value-type="string" office:string-value="-" calcext:value-type="string">
            <text:p>-</text:p>
          </table:table-cell>
          <table:table-cell table:style-name="ce54" table:formula="of:=IF(AND([.$F14]&lt;&gt;[.AW$2];VLOOKUP([.$F14];areaCercaPuntiClassificaSquadre;3;0)=VLOOKUP([.AW$2];areaCercaPuntiClassificaSquadre;3;0));SUMIFS(areaPuntiFattiACalendario;areaSquadraACalendario;[.$F14];areaSquadraBCalendario;[.AW$2])+SUMIFS(areaPuntiFattiBCalendario;areaSquadraBCalendario;[.$F14];areaSquadraACalendario;[.AW$2]);&quot;-&quot;)" office:value-type="string" office:string-value="-" calcext:value-type="string">
            <text:p>-</text:p>
          </table:table-cell>
          <table:table-cell table:style-name="ce54" table:formula="of:=IF(AND([.$F14]&lt;&gt;[.AX$2];VLOOKUP([.$F14];areaCercaPuntiClassificaSquadre;3;0)=VLOOKUP([.AX$2];areaCercaPuntiClassificaSquadre;3;0));SUMIFS(areaPuntiFattiACalendario;areaSquadraACalendario;[.$F14];areaSquadraBCalendario;[.AX$2])+SUMIFS(areaPuntiFattiBCalendario;areaSquadraBCalendario;[.$F14];areaSquadraACalendario;[.AX$2]);&quot;-&quot;)" office:value-type="string" office:string-value="-" calcext:value-type="string">
            <text:p>-</text:p>
          </table:table-cell>
          <table:table-cell table:style-name="ce54" table:formula="of:=IF(AND([.$F14]&lt;&gt;[.AY$2];VLOOKUP([.$F14];areaCercaPuntiClassificaSquadre;3;0)=VLOOKUP([.AY$2];areaCercaPuntiClassificaSquadre;3;0));SUMIFS(areaPuntiFattiACalendario;areaSquadraACalendario;[.$F14];areaSquadraBCalendario;[.AY$2])+SUMIFS(areaPuntiFattiBCalendario;areaSquadraBCalendario;[.$F14];areaSquadraACalendario;[.AY$2]);&quot;-&quot;)" office:value-type="string" office:string-value="-" calcext:value-type="string">
            <text:p>-</text:p>
          </table:table-cell>
          <table:table-cell table:style-name="ce54" table:formula="of:=IF(AND([.$F14]&lt;&gt;[.AZ$2];VLOOKUP([.$F14];areaCercaPuntiClassificaSquadre;3;0)=VLOOKUP([.AZ$2];areaCercaPuntiClassificaSquadre;3;0));SUMIFS(areaPuntiFattiACalendario;areaSquadraACalendario;[.$F14];areaSquadraBCalendario;[.AZ$2])+SUMIFS(areaPuntiFattiBCalendario;areaSquadraBCalendario;[.$F14];areaSquadraACalendario;[.AZ$2]);&quot;-&quot;)" office:value-type="string" office:string-value="-" calcext:value-type="string">
            <text:p>-</text:p>
          </table:table-cell>
          <table:table-cell table:style-name="ce54" table:formula="of:=IF(AND([.$F14]&lt;&gt;[.BA$2];VLOOKUP([.$F14];areaCercaPuntiClassificaSquadre;3;0)=VLOOKUP([.BA$2];areaCercaPuntiClassificaSquadre;3;0));SUMIFS(areaPuntiFattiACalendario;areaSquadraACalendario;[.$F14];areaSquadraBCalendario;[.BA$2])+SUMIFS(areaPuntiFattiBCalendario;areaSquadraBCalendario;[.$F14];areaSquadraACalendario;[.BA$2]);&quot;-&quot;)" office:value-type="string" office:string-value="-" calcext:value-type="string">
            <text:p>-</text:p>
          </table:table-cell>
          <table:table-cell table:style-name="ce54" table:formula="of:=IF(AND([.$F14]&lt;&gt;[.BB$2];VLOOKUP([.$F14];areaCercaPuntiClassificaSquadre;3;0)=VLOOKUP([.BB$2];areaCercaPuntiClassificaSquadre;3;0));SUMIFS(areaPuntiFattiACalendario;areaSquadraACalendario;[.$F14];areaSquadraBCalendario;[.BB$2])+SUMIFS(areaPuntiFattiBCalendario;areaSquadraBCalendario;[.$F14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3" calcext:value-type="float">
            <text:p>13</text:p>
          </table:table-cell>
          <table:table-cell table:style-name="ce15" office:value-type="string" calcext:value-type="string">
            <text:p>Monte Paschi Siena</text:p>
          </table:table-cell>
          <table:table-cell table:style-name="ce15" office:value-type="string" calcext:value-type="string">
            <text:p>PalaEstra</text:p>
          </table:table-cell>
          <table:table-cell table:style-name="ce15" table:formula="of:=&quot;https://www.google.it/maps/search/&quot;&amp;SUBSTITUTE([.C15];&quot; &quot;;&quot;+&quot;)" office:value-type="string" office:string-value="https://www.google.it/maps/search/PalaEstra" calcext:value-type="string">
            <text:p>https://www.google.it/maps/search/PalaEstra</text:p>
          </table:table-cell>
          <table:table-cell table:formula="of:=COUNTIF(areaCoefficienteSquadre;&quot;&gt;=&quot;&amp;[.$G15])-1" office:value-type="float" office:value="18" calcext:value-type="float">
            <text:p>18</text:p>
          </table:table-cell>
          <table:table-cell table:formula="of:=[.B15]&amp;&quot;&quot;" office:value-type="string" office:string-value="Monte Paschi Siena" calcext:value-type="string">
            <text:p>Monte Paschi Siena</text:p>
          </table:table-cell>
          <table:table-cell table:formula="of:=TEXT([.$H15];&quot;0000&quot;)&amp;TEXT(5000+SUM([.$S15:.$AJ15]);&quot;+0000;-0000&quot;)&amp;TEXT(SUM([.$AK15:.$BB15]);&quot;+0000;-0000&quot;)&amp;TEXT(5000+[.$O15];&quot;+0000;-0000&quot;)&amp;TEXT([.$M15];&quot;+0000;-0000&quot;)&amp;TEXT(ORG.LIBREOFFICE.RANDBETWEEN.NV(0;9999);&quot;+0000;-0000&quot;)" office:value-type="string" office:string-value="0000+5000+0000+4961+0051+2758" calcext:value-type="string">
            <text:p>0000+5000+0000+4961+0051+2758</text:p>
          </table:table-cell>
          <table:table-cell table:formula="of:=[.J15]*constPuntiVittoria+[.K15]*constPuntiSconfitta+[.L15]*constPuntiForfait" office:value-type="float" office:value="0" calcext:value-type="float">
            <text:p>0</text:p>
          </table:table-cell>
          <table:table-cell table:formula="of:=SUM([.J15:.L15])" office:value-type="float" office:value="1" calcext:value-type="float">
            <text:p>1</text:p>
          </table:table-cell>
          <table:table-cell table:formula="of:=SUMIF(areaSquadraACalendario;[.F15];areaVintaACalendario)+SUMIF(areaSquadraBCalendario;[.F15];areaVintaBCalendario)" office:value-type="float" office:value="0" calcext:value-type="float">
            <text:p>0</text:p>
          </table:table-cell>
          <table:table-cell table:formula="of:=SUMIF(areaSquadraACalendario;[.F15];areaPersaACalendario)+SUMIF(areaSquadraBCalendario;[.F15];areaPersaBCalendario)" office:value-type="float" office:value="1" calcext:value-type="float">
            <text:p>1</text:p>
          </table:table-cell>
          <table:table-cell table:formula="of:=SUMIF(areaSquadraACalendario;[.F15];areaForfaitACalendario)+SUMIF(areaSquadraBCalendario;[.F15];areaForfaitBCalendario)" office:value-type="float" office:value="0" calcext:value-type="float">
            <text:p>0</text:p>
          </table:table-cell>
          <table:table-cell table:formula="of:=SUMIF(areaSquadraACalendario;[.F15];areaPuntiFattiACalendario)+SUMIF(areaSquadraBCalendario;[.F15];areaPuntiFattiBCalendario)" office:value-type="float" office:value="51" calcext:value-type="float">
            <text:p>51</text:p>
          </table:table-cell>
          <table:table-cell table:formula="of:=SUMIF(areaSquadraACalendario;[.F15];areaPuntiSubitiACalendario)+SUMIF(areaSquadraBCalendario;[.F15];areaPuntiSubitiBCalendario)" office:value-type="float" office:value="90" calcext:value-type="float">
            <text:p>90</text:p>
          </table:table-cell>
          <table:table-cell table:formula="of:=SUMIF(areaSquadraACalendario;[.F15];areaDifferenzaPuntiACalendario)+SUMIF(areaSquadraBCalendario;[.F15];areaDifferenzaPuntiBCalendario)" office:value-type="float" office:value="-39" calcext:value-type="float">
            <text:p>-39</text:p>
          </table:table-cell>
          <table:table-cell table:formula="of:=IF([.I15]=0;0;ROUND([.M15]/[.I15];2))" office:value-type="float" office:value="51" calcext:value-type="float">
            <text:p>51</text:p>
          </table:table-cell>
          <table:table-cell table:formula="of:=IF([.I15]=0;0;ROUND([.N15]/[.I15];2))" office:value-type="float" office:value="90" calcext:value-type="float">
            <text:p>90</text:p>
          </table:table-cell>
          <table:table-cell table:formula="of:=IF([.I15]=0;0;ROUND([.O15]/[.I15];2))" office:value-type="float" office:value="-39" calcext:value-type="float">
            <text:p>-39,00</text:p>
          </table:table-cell>
          <table:table-cell table:formula="of:=IF(AND([.$F15]&lt;&gt;[.S$2];VLOOKUP([.$F15];areaCercaPuntiClassificaSquadre;3;0)=VLOOKUP([.S$2];areaCercaPuntiClassificaSquadre;3;0));SUMIFS(areaDifferenzaPuntiACalendario;areaSquadraACalendario;[.$F15];areaSquadraBCalendario;[.S$2])+SUMIFS(areaDifferenzaPuntiBCalendario;areaSquadraBCalendario;[.$F15];areaSquadraACalendario;[.S$2]);&quot;-&quot;)" office:value-type="float" office:value="0" calcext:value-type="float">
            <text:p>+0</text:p>
          </table:table-cell>
          <table:table-cell table:formula="of:=IF(AND([.$F15]&lt;&gt;[.T$2];VLOOKUP([.$F15];areaCercaPuntiClassificaSquadre;3;0)=VLOOKUP([.T$2];areaCercaPuntiClassificaSquadre;3;0));SUMIFS(areaDifferenzaPuntiACalendario;areaSquadraACalendario;[.$F15];areaSquadraBCalendario;[.T$2])+SUMIFS(areaDifferenzaPuntiBCalendario;areaSquadraBCalendario;[.$F15];areaSquadraACalendario;[.T$2]);&quot;-&quot;)" office:value-type="string" office:string-value="-" calcext:value-type="string">
            <text:p>-</text:p>
          </table:table-cell>
          <table:table-cell table:formula="of:=IF(AND([.$F15]&lt;&gt;[.U$2];VLOOKUP([.$F15];areaCercaPuntiClassificaSquadre;3;0)=VLOOKUP([.U$2];areaCercaPuntiClassificaSquadre;3;0));SUMIFS(areaDifferenzaPuntiACalendario;areaSquadraACalendario;[.$F15];areaSquadraBCalendario;[.U$2])+SUMIFS(areaDifferenzaPuntiBCalendario;areaSquadraBCalendario;[.$F15];areaSquadraACalendario;[.U$2]);&quot;-&quot;)" office:value-type="string" office:string-value="-" calcext:value-type="string">
            <text:p>-</text:p>
          </table:table-cell>
          <table:table-cell table:formula="of:=IF(AND([.$F15]&lt;&gt;[.V$2];VLOOKUP([.$F15];areaCercaPuntiClassificaSquadre;3;0)=VLOOKUP([.V$2];areaCercaPuntiClassificaSquadre;3;0));SUMIFS(areaDifferenzaPuntiACalendario;areaSquadraACalendario;[.$F15];areaSquadraBCalendario;[.V$2])+SUMIFS(areaDifferenzaPuntiBCalendario;areaSquadraBCalendario;[.$F15];areaSquadraACalendario;[.V$2]);&quot;-&quot;)" office:value-type="string" office:string-value="-" calcext:value-type="string">
            <text:p>-</text:p>
          </table:table-cell>
          <table:table-cell table:formula="of:=IF(AND([.$F15]&lt;&gt;[.W$2];VLOOKUP([.$F15];areaCercaPuntiClassificaSquadre;3;0)=VLOOKUP([.W$2];areaCercaPuntiClassificaSquadre;3;0));SUMIFS(areaDifferenzaPuntiACalendario;areaSquadraACalendario;[.$F15];areaSquadraBCalendario;[.W$2])+SUMIFS(areaDifferenzaPuntiBCalendario;areaSquadraBCalendario;[.$F15];areaSquadraACalendario;[.W$2]);&quot;-&quot;)" office:value-type="float" office:value="0" calcext:value-type="float">
            <text:p>+0</text:p>
          </table:table-cell>
          <table:table-cell table:formula="of:=IF(AND([.$F15]&lt;&gt;[.X$2];VLOOKUP([.$F15];areaCercaPuntiClassificaSquadre;3;0)=VLOOKUP([.X$2];areaCercaPuntiClassificaSquadre;3;0));SUMIFS(areaDifferenzaPuntiACalendario;areaSquadraACalendario;[.$F15];areaSquadraBCalendario;[.X$2])+SUMIFS(areaDifferenzaPuntiBCalendario;areaSquadraBCalendario;[.$F15];areaSquadraACalendario;[.X$2]);&quot;-&quot;)" office:value-type="string" office:string-value="-" calcext:value-type="string">
            <text:p>-</text:p>
          </table:table-cell>
          <table:table-cell table:formula="of:=IF(AND([.$F15]&lt;&gt;[.Y$2];VLOOKUP([.$F15];areaCercaPuntiClassificaSquadre;3;0)=VLOOKUP([.Y$2];areaCercaPuntiClassificaSquadre;3;0));SUMIFS(areaDifferenzaPuntiACalendario;areaSquadraACalendario;[.$F15];areaSquadraBCalendario;[.Y$2])+SUMIFS(areaDifferenzaPuntiBCalendario;areaSquadraBCalendario;[.$F15];areaSquadraACalendario;[.Y$2]);&quot;-&quot;)" office:value-type="string" office:string-value="-" calcext:value-type="string">
            <text:p>-</text:p>
          </table:table-cell>
          <table:table-cell table:formula="of:=IF(AND([.$F15]&lt;&gt;[.Z$2];VLOOKUP([.$F15];areaCercaPuntiClassificaSquadre;3;0)=VLOOKUP([.Z$2];areaCercaPuntiClassificaSquadre;3;0));SUMIFS(areaDifferenzaPuntiACalendario;areaSquadraACalendario;[.$F15];areaSquadraBCalendario;[.Z$2])+SUMIFS(areaDifferenzaPuntiBCalendario;areaSquadraBCalendario;[.$F15];areaSquadraACalendario;[.Z$2]);&quot;-&quot;)" office:value-type="string" office:string-value="-" calcext:value-type="string">
            <text:p>-</text:p>
          </table:table-cell>
          <table:table-cell table:formula="of:=IF(AND([.$F15]&lt;&gt;[.AA$2];VLOOKUP([.$F15];areaCercaPuntiClassificaSquadre;3;0)=VLOOKUP([.AA$2];areaCercaPuntiClassificaSquadre;3;0));SUMIFS(areaDifferenzaPuntiACalendario;areaSquadraACalendario;[.$F15];areaSquadraBCalendario;[.AA$2])+SUMIFS(areaDifferenzaPuntiBCalendario;areaSquadraBCalendario;[.$F15];areaSquadraACalendario;[.AA$2]);&quot;-&quot;)" office:value-type="float" office:value="0" calcext:value-type="float">
            <text:p>+0</text:p>
          </table:table-cell>
          <table:table-cell table:formula="of:=IF(AND([.$F15]&lt;&gt;[.AB$2];VLOOKUP([.$F15];areaCercaPuntiClassificaSquadre;3;0)=VLOOKUP([.AB$2];areaCercaPuntiClassificaSquadre;3;0));SUMIFS(areaDifferenzaPuntiACalendario;areaSquadraACalendario;[.$F15];areaSquadraBCalendario;[.AB$2])+SUMIFS(areaDifferenzaPuntiBCalendario;areaSquadraBCalendario;[.$F15];areaSquadraACalendario;[.AB$2]);&quot;-&quot;)" office:value-type="string" office:string-value="-" calcext:value-type="string">
            <text:p>-</text:p>
          </table:table-cell>
          <table:table-cell table:formula="of:=IF(AND([.$F15]&lt;&gt;[.AC$2];VLOOKUP([.$F15];areaCercaPuntiClassificaSquadre;3;0)=VLOOKUP([.AC$2];areaCercaPuntiClassificaSquadre;3;0));SUMIFS(areaDifferenzaPuntiACalendario;areaSquadraACalendario;[.$F15];areaSquadraBCalendario;[.AC$2])+SUMIFS(areaDifferenzaPuntiBCalendario;areaSquadraBCalendario;[.$F15];areaSquadraACalendario;[.AC$2]);&quot;-&quot;)" office:value-type="string" office:string-value="-" calcext:value-type="string">
            <text:p>-</text:p>
          </table:table-cell>
          <table:table-cell table:formula="of:=IF(AND([.$F15]&lt;&gt;[.AD$2];VLOOKUP([.$F15];areaCercaPuntiClassificaSquadre;3;0)=VLOOKUP([.AD$2];areaCercaPuntiClassificaSquadre;3;0));SUMIFS(areaDifferenzaPuntiACalendario;areaSquadraACalendario;[.$F15];areaSquadraBCalendario;[.AD$2])+SUMIFS(areaDifferenzaPuntiBCalendario;areaSquadraBCalendario;[.$F15];areaSquadraACalendario;[.AD$2]);&quot;-&quot;)" office:value-type="string" office:string-value="-" calcext:value-type="string">
            <text:p>-</text:p>
          </table:table-cell>
          <table:table-cell table:formula="of:=IF(AND([.$F15]&lt;&gt;[.AE$2];VLOOKUP([.$F15];areaCercaPuntiClassificaSquadre;3;0)=VLOOKUP([.AE$2];areaCercaPuntiClassificaSquadre;3;0));SUMIFS(areaDifferenzaPuntiACalendario;areaSquadraACalendario;[.$F15];areaSquadraBCalendario;[.AE$2])+SUMIFS(areaDifferenzaPuntiBCalendario;areaSquadraBCalendario;[.$F15];areaSquadraACalendario;[.AE$2]);&quot;-&quot;)" office:value-type="string" office:string-value="-" calcext:value-type="string">
            <text:p>-</text:p>
          </table:table-cell>
          <table:table-cell table:formula="of:=IF(AND([.$F15]&lt;&gt;[.AF$2];VLOOKUP([.$F15];areaCercaPuntiClassificaSquadre;3;0)=VLOOKUP([.AF$2];areaCercaPuntiClassificaSquadre;3;0));SUMIFS(areaDifferenzaPuntiACalendario;areaSquadraACalendario;[.$F15];areaSquadraBCalendario;[.AF$2])+SUMIFS(areaDifferenzaPuntiBCalendario;areaSquadraBCalendario;[.$F15];areaSquadraACalendario;[.AF$2]);&quot;-&quot;)" office:value-type="float" office:value="0" calcext:value-type="float">
            <text:p>+0</text:p>
          </table:table-cell>
          <table:table-cell table:formula="of:=IF(AND([.$F15]&lt;&gt;[.AG$2];VLOOKUP([.$F15];areaCercaPuntiClassificaSquadre;3;0)=VLOOKUP([.AG$2];areaCercaPuntiClassificaSquadre;3;0));SUMIFS(areaDifferenzaPuntiACalendario;areaSquadraACalendario;[.$F15];areaSquadraBCalendario;[.AG$2])+SUMIFS(areaDifferenzaPuntiBCalendario;areaSquadraBCalendario;[.$F15];areaSquadraACalendario;[.AG$2]);&quot;-&quot;)" office:value-type="float" office:value="0" calcext:value-type="float">
            <text:p>+0</text:p>
          </table:table-cell>
          <table:table-cell table:formula="of:=IF(AND([.$F15]&lt;&gt;[.AH$2];VLOOKUP([.$F15];areaCercaPuntiClassificaSquadre;3;0)=VLOOKUP([.AH$2];areaCercaPuntiClassificaSquadre;3;0));SUMIFS(areaDifferenzaPuntiACalendario;areaSquadraACalendario;[.$F15];areaSquadraBCalendario;[.AH$2])+SUMIFS(areaDifferenzaPuntiBCalendario;areaSquadraBCalendario;[.$F15];areaSquadraACalendario;[.AH$2]);&quot;-&quot;)" office:value-type="float" office:value="0" calcext:value-type="float">
            <text:p>+0</text:p>
          </table:table-cell>
          <table:table-cell table:formula="of:=IF(AND([.$F15]&lt;&gt;[.AI$2];VLOOKUP([.$F15];areaCercaPuntiClassificaSquadre;3;0)=VLOOKUP([.AI$2];areaCercaPuntiClassificaSquadre;3;0));SUMIFS(areaDifferenzaPuntiACalendario;areaSquadraACalendario;[.$F15];areaSquadraBCalendario;[.AI$2])+SUMIFS(areaDifferenzaPuntiBCalendario;areaSquadraBCalendario;[.$F15];areaSquadraACalendario;[.AI$2]);&quot;-&quot;)" office:value-type="float" office:value="0" calcext:value-type="float">
            <text:p>+0</text:p>
          </table:table-cell>
          <table:table-cell table:formula="of:=IF(AND([.$F15]&lt;&gt;[.AJ$2];VLOOKUP([.$F15];areaCercaPuntiClassificaSquadre;3;0)=VLOOKUP([.AJ$2];areaCercaPuntiClassificaSquadre;3;0));SUMIFS(areaDifferenzaPuntiACalendario;areaSquadraACalendario;[.$F15];areaSquadraBCalendario;[.AJ$2])+SUMIFS(areaDifferenzaPuntiBCalendario;areaSquadraBCalendario;[.$F15];areaSquadraACalendario;[.AJ$2]);&quot;-&quot;)" office:value-type="float" office:value="0" calcext:value-type="float">
            <text:p>+0</text:p>
          </table:table-cell>
          <table:table-cell table:style-name="ce77" table:formula="of:=IF(AND([.$F15]&lt;&gt;[.AK$2];VLOOKUP([.$F15];areaCercaPuntiClassificaSquadre;3;0)=VLOOKUP([.AK$2];areaCercaPuntiClassificaSquadre;3;0));SUMIFS(areaPuntiFattiACalendario;areaSquadraACalendario;[.$F15];areaSquadraBCalendario;[.AK$2])+SUMIFS(areaPuntiFattiBCalendario;areaSquadraBCalendario;[.$F15];areaSquadraACalendario;[.AK$2]);&quot;-&quot;)" office:value-type="float" office:value="0" calcext:value-type="float">
            <text:p>0</text:p>
          </table:table-cell>
          <table:table-cell table:formula="of:=IF(AND([.$F15]&lt;&gt;[.AL$2];VLOOKUP([.$F15];areaCercaPuntiClassificaSquadre;3;0)=VLOOKUP([.AL$2];areaCercaPuntiClassificaSquadre;3;0));SUMIFS(areaPuntiFattiACalendario;areaSquadraACalendario;[.$F15];areaSquadraBCalendario;[.AL$2])+SUMIFS(areaPuntiFattiBCalendario;areaSquadraBCalendario;[.$F15];areaSquadraACalendario;[.AL$2]);&quot;-&quot;)" office:value-type="string" office:string-value="-" calcext:value-type="string">
            <text:p>-</text:p>
          </table:table-cell>
          <table:table-cell table:formula="of:=IF(AND([.$F15]&lt;&gt;[.AM$2];VLOOKUP([.$F15];areaCercaPuntiClassificaSquadre;3;0)=VLOOKUP([.AM$2];areaCercaPuntiClassificaSquadre;3;0));SUMIFS(areaPuntiFattiACalendario;areaSquadraACalendario;[.$F15];areaSquadraBCalendario;[.AM$2])+SUMIFS(areaPuntiFattiBCalendario;areaSquadraBCalendario;[.$F15];areaSquadraACalendario;[.AM$2]);&quot;-&quot;)" office:value-type="string" office:string-value="-" calcext:value-type="string">
            <text:p>-</text:p>
          </table:table-cell>
          <table:table-cell table:formula="of:=IF(AND([.$F15]&lt;&gt;[.AN$2];VLOOKUP([.$F15];areaCercaPuntiClassificaSquadre;3;0)=VLOOKUP([.AN$2];areaCercaPuntiClassificaSquadre;3;0));SUMIFS(areaPuntiFattiACalendario;areaSquadraACalendario;[.$F15];areaSquadraBCalendario;[.AN$2])+SUMIFS(areaPuntiFattiBCalendario;areaSquadraBCalendario;[.$F15];areaSquadraACalendario;[.AN$2]);&quot;-&quot;)" office:value-type="string" office:string-value="-" calcext:value-type="string">
            <text:p>-</text:p>
          </table:table-cell>
          <table:table-cell table:formula="of:=IF(AND([.$F15]&lt;&gt;[.AO$2];VLOOKUP([.$F15];areaCercaPuntiClassificaSquadre;3;0)=VLOOKUP([.AO$2];areaCercaPuntiClassificaSquadre;3;0));SUMIFS(areaPuntiFattiACalendario;areaSquadraACalendario;[.$F15];areaSquadraBCalendario;[.AO$2])+SUMIFS(areaPuntiFattiBCalendario;areaSquadraBCalendario;[.$F15];areaSquadraACalendario;[.AO$2]);&quot;-&quot;)" office:value-type="float" office:value="0" calcext:value-type="float">
            <text:p>0</text:p>
          </table:table-cell>
          <table:table-cell table:formula="of:=IF(AND([.$F15]&lt;&gt;[.AP$2];VLOOKUP([.$F15];areaCercaPuntiClassificaSquadre;3;0)=VLOOKUP([.AP$2];areaCercaPuntiClassificaSquadre;3;0));SUMIFS(areaPuntiFattiACalendario;areaSquadraACalendario;[.$F15];areaSquadraBCalendario;[.AP$2])+SUMIFS(areaPuntiFattiBCalendario;areaSquadraBCalendario;[.$F15];areaSquadraACalendario;[.AP$2]);&quot;-&quot;)" office:value-type="string" office:string-value="-" calcext:value-type="string">
            <text:p>-</text:p>
          </table:table-cell>
          <table:table-cell table:formula="of:=IF(AND([.$F15]&lt;&gt;[.AQ$2];VLOOKUP([.$F15];areaCercaPuntiClassificaSquadre;3;0)=VLOOKUP([.AQ$2];areaCercaPuntiClassificaSquadre;3;0));SUMIFS(areaPuntiFattiACalendario;areaSquadraACalendario;[.$F15];areaSquadraBCalendario;[.AQ$2])+SUMIFS(areaPuntiFattiBCalendario;areaSquadraBCalendario;[.$F15];areaSquadraACalendario;[.AQ$2]);&quot;-&quot;)" office:value-type="string" office:string-value="-" calcext:value-type="string">
            <text:p>-</text:p>
          </table:table-cell>
          <table:table-cell table:formula="of:=IF(AND([.$F15]&lt;&gt;[.AR$2];VLOOKUP([.$F15];areaCercaPuntiClassificaSquadre;3;0)=VLOOKUP([.AR$2];areaCercaPuntiClassificaSquadre;3;0));SUMIFS(areaPuntiFattiACalendario;areaSquadraACalendario;[.$F15];areaSquadraBCalendario;[.AR$2])+SUMIFS(areaPuntiFattiBCalendario;areaSquadraBCalendario;[.$F15];areaSquadraACalendario;[.AR$2]);&quot;-&quot;)" office:value-type="string" office:string-value="-" calcext:value-type="string">
            <text:p>-</text:p>
          </table:table-cell>
          <table:table-cell table:formula="of:=IF(AND([.$F15]&lt;&gt;[.AS$2];VLOOKUP([.$F15];areaCercaPuntiClassificaSquadre;3;0)=VLOOKUP([.AS$2];areaCercaPuntiClassificaSquadre;3;0));SUMIFS(areaPuntiFattiACalendario;areaSquadraACalendario;[.$F15];areaSquadraBCalendario;[.AS$2])+SUMIFS(areaPuntiFattiBCalendario;areaSquadraBCalendario;[.$F15];areaSquadraACalendario;[.AS$2]);&quot;-&quot;)" office:value-type="float" office:value="0" calcext:value-type="float">
            <text:p>0</text:p>
          </table:table-cell>
          <table:table-cell table:formula="of:=IF(AND([.$F15]&lt;&gt;[.AT$2];VLOOKUP([.$F15];areaCercaPuntiClassificaSquadre;3;0)=VLOOKUP([.AT$2];areaCercaPuntiClassificaSquadre;3;0));SUMIFS(areaPuntiFattiACalendario;areaSquadraACalendario;[.$F15];areaSquadraBCalendario;[.AT$2])+SUMIFS(areaPuntiFattiBCalendario;areaSquadraBCalendario;[.$F15];areaSquadraACalendario;[.AT$2]);&quot;-&quot;)" office:value-type="string" office:string-value="-" calcext:value-type="string">
            <text:p>-</text:p>
          </table:table-cell>
          <table:table-cell table:style-name="ce54" table:formula="of:=IF(AND([.$F15]&lt;&gt;[.AU$2];VLOOKUP([.$F15];areaCercaPuntiClassificaSquadre;3;0)=VLOOKUP([.AU$2];areaCercaPuntiClassificaSquadre;3;0));SUMIFS(areaPuntiFattiACalendario;areaSquadraACalendario;[.$F15];areaSquadraBCalendario;[.AU$2])+SUMIFS(areaPuntiFattiBCalendario;areaSquadraBCalendario;[.$F15];areaSquadraACalendario;[.AU$2]);&quot;-&quot;)" office:value-type="string" office:string-value="-" calcext:value-type="string">
            <text:p>-</text:p>
          </table:table-cell>
          <table:table-cell table:style-name="ce54" table:formula="of:=IF(AND([.$F15]&lt;&gt;[.AV$2];VLOOKUP([.$F15];areaCercaPuntiClassificaSquadre;3;0)=VLOOKUP([.AV$2];areaCercaPuntiClassificaSquadre;3;0));SUMIFS(areaPuntiFattiACalendario;areaSquadraACalendario;[.$F15];areaSquadraBCalendario;[.AV$2])+SUMIFS(areaPuntiFattiBCalendario;areaSquadraBCalendario;[.$F15];areaSquadraACalendario;[.AV$2]);&quot;-&quot;)" office:value-type="string" office:string-value="-" calcext:value-type="string">
            <text:p>-</text:p>
          </table:table-cell>
          <table:table-cell table:style-name="ce54" table:formula="of:=IF(AND([.$F15]&lt;&gt;[.AW$2];VLOOKUP([.$F15];areaCercaPuntiClassificaSquadre;3;0)=VLOOKUP([.AW$2];areaCercaPuntiClassificaSquadre;3;0));SUMIFS(areaPuntiFattiACalendario;areaSquadraACalendario;[.$F15];areaSquadraBCalendario;[.AW$2])+SUMIFS(areaPuntiFattiBCalendario;areaSquadraBCalendario;[.$F15];areaSquadraACalendario;[.AW$2]);&quot;-&quot;)" office:value-type="string" office:string-value="-" calcext:value-type="string">
            <text:p>-</text:p>
          </table:table-cell>
          <table:table-cell table:style-name="ce54" table:formula="of:=IF(AND([.$F15]&lt;&gt;[.AX$2];VLOOKUP([.$F15];areaCercaPuntiClassificaSquadre;3;0)=VLOOKUP([.AX$2];areaCercaPuntiClassificaSquadre;3;0));SUMIFS(areaPuntiFattiACalendario;areaSquadraACalendario;[.$F15];areaSquadraBCalendario;[.AX$2])+SUMIFS(areaPuntiFattiBCalendario;areaSquadraBCalendario;[.$F15];areaSquadraACalendario;[.AX$2]);&quot;-&quot;)" office:value-type="float" office:value="0" calcext:value-type="float">
            <text:p>0</text:p>
          </table:table-cell>
          <table:table-cell table:style-name="ce54" table:formula="of:=IF(AND([.$F15]&lt;&gt;[.AY$2];VLOOKUP([.$F15];areaCercaPuntiClassificaSquadre;3;0)=VLOOKUP([.AY$2];areaCercaPuntiClassificaSquadre;3;0));SUMIFS(areaPuntiFattiACalendario;areaSquadraACalendario;[.$F15];areaSquadraBCalendario;[.AY$2])+SUMIFS(areaPuntiFattiBCalendario;areaSquadraBCalendario;[.$F15];areaSquadraACalendario;[.AY$2]);&quot;-&quot;)" office:value-type="float" office:value="0" calcext:value-type="float">
            <text:p>0</text:p>
          </table:table-cell>
          <table:table-cell table:style-name="ce54" table:formula="of:=IF(AND([.$F15]&lt;&gt;[.AZ$2];VLOOKUP([.$F15];areaCercaPuntiClassificaSquadre;3;0)=VLOOKUP([.AZ$2];areaCercaPuntiClassificaSquadre;3;0));SUMIFS(areaPuntiFattiACalendario;areaSquadraACalendario;[.$F15];areaSquadraBCalendario;[.AZ$2])+SUMIFS(areaPuntiFattiBCalendario;areaSquadraBCalendario;[.$F15];areaSquadraACalendario;[.AZ$2]);&quot;-&quot;)" office:value-type="float" office:value="0" calcext:value-type="float">
            <text:p>0</text:p>
          </table:table-cell>
          <table:table-cell table:style-name="ce54" table:formula="of:=IF(AND([.$F15]&lt;&gt;[.BA$2];VLOOKUP([.$F15];areaCercaPuntiClassificaSquadre;3;0)=VLOOKUP([.BA$2];areaCercaPuntiClassificaSquadre;3;0));SUMIFS(areaPuntiFattiACalendario;areaSquadraACalendario;[.$F15];areaSquadraBCalendario;[.BA$2])+SUMIFS(areaPuntiFattiBCalendario;areaSquadraBCalendario;[.$F15];areaSquadraACalendario;[.BA$2]);&quot;-&quot;)" office:value-type="float" office:value="0" calcext:value-type="float">
            <text:p>0</text:p>
          </table:table-cell>
          <table:table-cell table:style-name="ce54" table:formula="of:=IF(AND([.$F15]&lt;&gt;[.BB$2];VLOOKUP([.$F15];areaCercaPuntiClassificaSquadre;3;0)=VLOOKUP([.BB$2];areaCercaPuntiClassificaSquadre;3;0));SUMIFS(areaPuntiFattiACalendario;areaSquadraACalendario;[.$F15];areaSquadraBCalendario;[.BB$2])+SUMIFS(areaPuntiFattiBCalendario;areaSquadraBCalendario;[.$F15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4" calcext:value-type="float">
            <text:p>14</text:p>
          </table:table-cell>
          <table:table-cell table:style-name="ce15" office:value-type="string" calcext:value-type="string">
            <text:p>Adecco Milano</text:p>
          </table:table-cell>
          <table:table-cell table:style-name="ce15" office:value-type="string" calcext:value-type="string">
            <text:p>PalaSharp</text:p>
          </table:table-cell>
          <table:table-cell table:style-name="ce15" table:formula="of:=&quot;https://www.google.it/maps/search/&quot;&amp;SUBSTITUTE([.C16];&quot; &quot;;&quot;+&quot;)" office:value-type="string" office:string-value="https://www.google.it/maps/search/PalaSharp" calcext:value-type="string">
            <text:p>https://www.google.it/maps/search/PalaSharp</text:p>
          </table:table-cell>
          <table:table-cell table:formula="of:=COUNTIF(areaCoefficienteSquadre;&quot;&gt;=&quot;&amp;[.$G16])-1" office:value-type="float" office:value="15" calcext:value-type="float">
            <text:p>15</text:p>
          </table:table-cell>
          <table:table-cell table:formula="of:=[.B16]&amp;&quot;&quot;" office:value-type="string" office:string-value="Adecco Milano" calcext:value-type="string">
            <text:p>Adecco Milano</text:p>
          </table:table-cell>
          <table:table-cell table:formula="of:=TEXT([.$H16];&quot;0000&quot;)&amp;TEXT(5000+SUM([.$S16:.$AJ16]);&quot;+0000;-0000&quot;)&amp;TEXT(SUM([.$AK16:.$BB16]);&quot;+0000;-0000&quot;)&amp;TEXT(5000+[.$O16];&quot;+0000;-0000&quot;)&amp;TEXT([.$M16];&quot;+0000;-0000&quot;)&amp;TEXT(ORG.LIBREOFFICE.RANDBETWEEN.NV(0;9999);&quot;+0000;-0000&quot;)" office:value-type="string" office:string-value="0000+5000+0000+4977+0061+2837" calcext:value-type="string">
            <text:p>0000+5000+0000+4977+0061+2837</text:p>
          </table:table-cell>
          <table:table-cell table:formula="of:=[.J16]*constPuntiVittoria+[.K16]*constPuntiSconfitta+[.L16]*constPuntiForfait" office:value-type="float" office:value="0" calcext:value-type="float">
            <text:p>0</text:p>
          </table:table-cell>
          <table:table-cell table:formula="of:=SUM([.J16:.L16])" office:value-type="float" office:value="1" calcext:value-type="float">
            <text:p>1</text:p>
          </table:table-cell>
          <table:table-cell table:formula="of:=SUMIF(areaSquadraACalendario;[.F16];areaVintaACalendario)+SUMIF(areaSquadraBCalendario;[.F16];areaVintaBCalendario)" office:value-type="float" office:value="0" calcext:value-type="float">
            <text:p>0</text:p>
          </table:table-cell>
          <table:table-cell table:formula="of:=SUMIF(areaSquadraACalendario;[.F16];areaPersaACalendario)+SUMIF(areaSquadraBCalendario;[.F16];areaPersaBCalendario)" office:value-type="float" office:value="1" calcext:value-type="float">
            <text:p>1</text:p>
          </table:table-cell>
          <table:table-cell table:formula="of:=SUMIF(areaSquadraACalendario;[.F16];areaForfaitACalendario)+SUMIF(areaSquadraBCalendario;[.F16];areaForfaitBCalendario)" office:value-type="float" office:value="0" calcext:value-type="float">
            <text:p>0</text:p>
          </table:table-cell>
          <table:table-cell table:formula="of:=SUMIF(areaSquadraACalendario;[.F16];areaPuntiFattiACalendario)+SUMIF(areaSquadraBCalendario;[.F16];areaPuntiFattiBCalendario)" office:value-type="float" office:value="61" calcext:value-type="float">
            <text:p>61</text:p>
          </table:table-cell>
          <table:table-cell table:formula="of:=SUMIF(areaSquadraACalendario;[.F16];areaPuntiSubitiACalendario)+SUMIF(areaSquadraBCalendario;[.F16];areaPuntiSubitiBCalendario)" office:value-type="float" office:value="84" calcext:value-type="float">
            <text:p>84</text:p>
          </table:table-cell>
          <table:table-cell table:formula="of:=SUMIF(areaSquadraACalendario;[.F16];areaDifferenzaPuntiACalendario)+SUMIF(areaSquadraBCalendario;[.F16];areaDifferenzaPuntiBCalendario)" office:value-type="float" office:value="-23" calcext:value-type="float">
            <text:p>-23</text:p>
          </table:table-cell>
          <table:table-cell table:formula="of:=IF([.I16]=0;0;ROUND([.M16]/[.I16];2))" office:value-type="float" office:value="61" calcext:value-type="float">
            <text:p>61</text:p>
          </table:table-cell>
          <table:table-cell table:formula="of:=IF([.I16]=0;0;ROUND([.N16]/[.I16];2))" office:value-type="float" office:value="84" calcext:value-type="float">
            <text:p>84</text:p>
          </table:table-cell>
          <table:table-cell table:formula="of:=IF([.I16]=0;0;ROUND([.O16]/[.I16];2))" office:value-type="float" office:value="-23" calcext:value-type="float">
            <text:p>-23,00</text:p>
          </table:table-cell>
          <table:table-cell table:formula="of:=IF(AND([.$F16]&lt;&gt;[.S$2];VLOOKUP([.$F16];areaCercaPuntiClassificaSquadre;3;0)=VLOOKUP([.S$2];areaCercaPuntiClassificaSquadre;3;0));SUMIFS(areaDifferenzaPuntiACalendario;areaSquadraACalendario;[.$F16];areaSquadraBCalendario;[.S$2])+SUMIFS(areaDifferenzaPuntiBCalendario;areaSquadraBCalendario;[.$F16];areaSquadraACalendario;[.S$2]);&quot;-&quot;)" office:value-type="float" office:value="0" calcext:value-type="float">
            <text:p>+0</text:p>
          </table:table-cell>
          <table:table-cell table:formula="of:=IF(AND([.$F16]&lt;&gt;[.T$2];VLOOKUP([.$F16];areaCercaPuntiClassificaSquadre;3;0)=VLOOKUP([.T$2];areaCercaPuntiClassificaSquadre;3;0));SUMIFS(areaDifferenzaPuntiACalendario;areaSquadraACalendario;[.$F16];areaSquadraBCalendario;[.T$2])+SUMIFS(areaDifferenzaPuntiBCalendario;areaSquadraBCalendario;[.$F16];areaSquadraACalendario;[.T$2]);&quot;-&quot;)" office:value-type="string" office:string-value="-" calcext:value-type="string">
            <text:p>-</text:p>
          </table:table-cell>
          <table:table-cell table:formula="of:=IF(AND([.$F16]&lt;&gt;[.U$2];VLOOKUP([.$F16];areaCercaPuntiClassificaSquadre;3;0)=VLOOKUP([.U$2];areaCercaPuntiClassificaSquadre;3;0));SUMIFS(areaDifferenzaPuntiACalendario;areaSquadraACalendario;[.$F16];areaSquadraBCalendario;[.U$2])+SUMIFS(areaDifferenzaPuntiBCalendario;areaSquadraBCalendario;[.$F16];areaSquadraACalendario;[.U$2]);&quot;-&quot;)" office:value-type="string" office:string-value="-" calcext:value-type="string">
            <text:p>-</text:p>
          </table:table-cell>
          <table:table-cell table:formula="of:=IF(AND([.$F16]&lt;&gt;[.V$2];VLOOKUP([.$F16];areaCercaPuntiClassificaSquadre;3;0)=VLOOKUP([.V$2];areaCercaPuntiClassificaSquadre;3;0));SUMIFS(areaDifferenzaPuntiACalendario;areaSquadraACalendario;[.$F16];areaSquadraBCalendario;[.V$2])+SUMIFS(areaDifferenzaPuntiBCalendario;areaSquadraBCalendario;[.$F16];areaSquadraACalendario;[.V$2]);&quot;-&quot;)" office:value-type="string" office:string-value="-" calcext:value-type="string">
            <text:p>-</text:p>
          </table:table-cell>
          <table:table-cell table:formula="of:=IF(AND([.$F16]&lt;&gt;[.W$2];VLOOKUP([.$F16];areaCercaPuntiClassificaSquadre;3;0)=VLOOKUP([.W$2];areaCercaPuntiClassificaSquadre;3;0));SUMIFS(areaDifferenzaPuntiACalendario;areaSquadraACalendario;[.$F16];areaSquadraBCalendario;[.W$2])+SUMIFS(areaDifferenzaPuntiBCalendario;areaSquadraBCalendario;[.$F16];areaSquadraACalendario;[.W$2]);&quot;-&quot;)" office:value-type="float" office:value="0" calcext:value-type="float">
            <text:p>+0</text:p>
          </table:table-cell>
          <table:table-cell table:formula="of:=IF(AND([.$F16]&lt;&gt;[.X$2];VLOOKUP([.$F16];areaCercaPuntiClassificaSquadre;3;0)=VLOOKUP([.X$2];areaCercaPuntiClassificaSquadre;3;0));SUMIFS(areaDifferenzaPuntiACalendario;areaSquadraACalendario;[.$F16];areaSquadraBCalendario;[.X$2])+SUMIFS(areaDifferenzaPuntiBCalendario;areaSquadraBCalendario;[.$F16];areaSquadraACalendario;[.X$2]);&quot;-&quot;)" office:value-type="string" office:string-value="-" calcext:value-type="string">
            <text:p>-</text:p>
          </table:table-cell>
          <table:table-cell table:formula="of:=IF(AND([.$F16]&lt;&gt;[.Y$2];VLOOKUP([.$F16];areaCercaPuntiClassificaSquadre;3;0)=VLOOKUP([.Y$2];areaCercaPuntiClassificaSquadre;3;0));SUMIFS(areaDifferenzaPuntiACalendario;areaSquadraACalendario;[.$F16];areaSquadraBCalendario;[.Y$2])+SUMIFS(areaDifferenzaPuntiBCalendario;areaSquadraBCalendario;[.$F16];areaSquadraACalendario;[.Y$2]);&quot;-&quot;)" office:value-type="string" office:string-value="-" calcext:value-type="string">
            <text:p>-</text:p>
          </table:table-cell>
          <table:table-cell table:formula="of:=IF(AND([.$F16]&lt;&gt;[.Z$2];VLOOKUP([.$F16];areaCercaPuntiClassificaSquadre;3;0)=VLOOKUP([.Z$2];areaCercaPuntiClassificaSquadre;3;0));SUMIFS(areaDifferenzaPuntiACalendario;areaSquadraACalendario;[.$F16];areaSquadraBCalendario;[.Z$2])+SUMIFS(areaDifferenzaPuntiBCalendario;areaSquadraBCalendario;[.$F16];areaSquadraACalendario;[.Z$2]);&quot;-&quot;)" office:value-type="string" office:string-value="-" calcext:value-type="string">
            <text:p>-</text:p>
          </table:table-cell>
          <table:table-cell table:formula="of:=IF(AND([.$F16]&lt;&gt;[.AA$2];VLOOKUP([.$F16];areaCercaPuntiClassificaSquadre;3;0)=VLOOKUP([.AA$2];areaCercaPuntiClassificaSquadre;3;0));SUMIFS(areaDifferenzaPuntiACalendario;areaSquadraACalendario;[.$F16];areaSquadraBCalendario;[.AA$2])+SUMIFS(areaDifferenzaPuntiBCalendario;areaSquadraBCalendario;[.$F16];areaSquadraACalendario;[.AA$2]);&quot;-&quot;)" office:value-type="float" office:value="0" calcext:value-type="float">
            <text:p>+0</text:p>
          </table:table-cell>
          <table:table-cell table:formula="of:=IF(AND([.$F16]&lt;&gt;[.AB$2];VLOOKUP([.$F16];areaCercaPuntiClassificaSquadre;3;0)=VLOOKUP([.AB$2];areaCercaPuntiClassificaSquadre;3;0));SUMIFS(areaDifferenzaPuntiACalendario;areaSquadraACalendario;[.$F16];areaSquadraBCalendario;[.AB$2])+SUMIFS(areaDifferenzaPuntiBCalendario;areaSquadraBCalendario;[.$F16];areaSquadraACalendario;[.AB$2]);&quot;-&quot;)" office:value-type="string" office:string-value="-" calcext:value-type="string">
            <text:p>-</text:p>
          </table:table-cell>
          <table:table-cell table:formula="of:=IF(AND([.$F16]&lt;&gt;[.AC$2];VLOOKUP([.$F16];areaCercaPuntiClassificaSquadre;3;0)=VLOOKUP([.AC$2];areaCercaPuntiClassificaSquadre;3;0));SUMIFS(areaDifferenzaPuntiACalendario;areaSquadraACalendario;[.$F16];areaSquadraBCalendario;[.AC$2])+SUMIFS(areaDifferenzaPuntiBCalendario;areaSquadraBCalendario;[.$F16];areaSquadraACalendario;[.AC$2]);&quot;-&quot;)" office:value-type="string" office:string-value="-" calcext:value-type="string">
            <text:p>-</text:p>
          </table:table-cell>
          <table:table-cell table:formula="of:=IF(AND([.$F16]&lt;&gt;[.AD$2];VLOOKUP([.$F16];areaCercaPuntiClassificaSquadre;3;0)=VLOOKUP([.AD$2];areaCercaPuntiClassificaSquadre;3;0));SUMIFS(areaDifferenzaPuntiACalendario;areaSquadraACalendario;[.$F16];areaSquadraBCalendario;[.AD$2])+SUMIFS(areaDifferenzaPuntiBCalendario;areaSquadraBCalendario;[.$F16];areaSquadraACalendario;[.AD$2]);&quot;-&quot;)" office:value-type="string" office:string-value="-" calcext:value-type="string">
            <text:p>-</text:p>
          </table:table-cell>
          <table:table-cell table:formula="of:=IF(AND([.$F16]&lt;&gt;[.AE$2];VLOOKUP([.$F16];areaCercaPuntiClassificaSquadre;3;0)=VLOOKUP([.AE$2];areaCercaPuntiClassificaSquadre;3;0));SUMIFS(areaDifferenzaPuntiACalendario;areaSquadraACalendario;[.$F16];areaSquadraBCalendario;[.AE$2])+SUMIFS(areaDifferenzaPuntiBCalendario;areaSquadraBCalendario;[.$F16];areaSquadraACalendario;[.AE$2]);&quot;-&quot;)" office:value-type="float" office:value="0" calcext:value-type="float">
            <text:p>+0</text:p>
          </table:table-cell>
          <table:table-cell table:formula="of:=IF(AND([.$F16]&lt;&gt;[.AF$2];VLOOKUP([.$F16];areaCercaPuntiClassificaSquadre;3;0)=VLOOKUP([.AF$2];areaCercaPuntiClassificaSquadre;3;0));SUMIFS(areaDifferenzaPuntiACalendario;areaSquadraACalendario;[.$F16];areaSquadraBCalendario;[.AF$2])+SUMIFS(areaDifferenzaPuntiBCalendario;areaSquadraBCalendario;[.$F16];areaSquadraACalendario;[.AF$2]);&quot;-&quot;)" office:value-type="string" office:string-value="-" calcext:value-type="string">
            <text:p>-</text:p>
          </table:table-cell>
          <table:table-cell table:formula="of:=IF(AND([.$F16]&lt;&gt;[.AG$2];VLOOKUP([.$F16];areaCercaPuntiClassificaSquadre;3;0)=VLOOKUP([.AG$2];areaCercaPuntiClassificaSquadre;3;0));SUMIFS(areaDifferenzaPuntiACalendario;areaSquadraACalendario;[.$F16];areaSquadraBCalendario;[.AG$2])+SUMIFS(areaDifferenzaPuntiBCalendario;areaSquadraBCalendario;[.$F16];areaSquadraACalendario;[.AG$2]);&quot;-&quot;)" office:value-type="float" office:value="0" calcext:value-type="float">
            <text:p>+0</text:p>
          </table:table-cell>
          <table:table-cell table:formula="of:=IF(AND([.$F16]&lt;&gt;[.AH$2];VLOOKUP([.$F16];areaCercaPuntiClassificaSquadre;3;0)=VLOOKUP([.AH$2];areaCercaPuntiClassificaSquadre;3;0));SUMIFS(areaDifferenzaPuntiACalendario;areaSquadraACalendario;[.$F16];areaSquadraBCalendario;[.AH$2])+SUMIFS(areaDifferenzaPuntiBCalendario;areaSquadraBCalendario;[.$F16];areaSquadraACalendario;[.AH$2]);&quot;-&quot;)" office:value-type="float" office:value="0" calcext:value-type="float">
            <text:p>+0</text:p>
          </table:table-cell>
          <table:table-cell table:formula="of:=IF(AND([.$F16]&lt;&gt;[.AI$2];VLOOKUP([.$F16];areaCercaPuntiClassificaSquadre;3;0)=VLOOKUP([.AI$2];areaCercaPuntiClassificaSquadre;3;0));SUMIFS(areaDifferenzaPuntiACalendario;areaSquadraACalendario;[.$F16];areaSquadraBCalendario;[.AI$2])+SUMIFS(areaDifferenzaPuntiBCalendario;areaSquadraBCalendario;[.$F16];areaSquadraACalendario;[.AI$2]);&quot;-&quot;)" office:value-type="float" office:value="0" calcext:value-type="float">
            <text:p>+0</text:p>
          </table:table-cell>
          <table:table-cell table:formula="of:=IF(AND([.$F16]&lt;&gt;[.AJ$2];VLOOKUP([.$F16];areaCercaPuntiClassificaSquadre;3;0)=VLOOKUP([.AJ$2];areaCercaPuntiClassificaSquadre;3;0));SUMIFS(areaDifferenzaPuntiACalendario;areaSquadraACalendario;[.$F16];areaSquadraBCalendario;[.AJ$2])+SUMIFS(areaDifferenzaPuntiBCalendario;areaSquadraBCalendario;[.$F16];areaSquadraACalendario;[.AJ$2]);&quot;-&quot;)" office:value-type="float" office:value="0" calcext:value-type="float">
            <text:p>+0</text:p>
          </table:table-cell>
          <table:table-cell table:style-name="ce77" table:formula="of:=IF(AND([.$F16]&lt;&gt;[.AK$2];VLOOKUP([.$F16];areaCercaPuntiClassificaSquadre;3;0)=VLOOKUP([.AK$2];areaCercaPuntiClassificaSquadre;3;0));SUMIFS(areaPuntiFattiACalendario;areaSquadraACalendario;[.$F16];areaSquadraBCalendario;[.AK$2])+SUMIFS(areaPuntiFattiBCalendario;areaSquadraBCalendario;[.$F16];areaSquadraACalendario;[.AK$2]);&quot;-&quot;)" office:value-type="float" office:value="0" calcext:value-type="float">
            <text:p>0</text:p>
          </table:table-cell>
          <table:table-cell table:formula="of:=IF(AND([.$F16]&lt;&gt;[.AL$2];VLOOKUP([.$F16];areaCercaPuntiClassificaSquadre;3;0)=VLOOKUP([.AL$2];areaCercaPuntiClassificaSquadre;3;0));SUMIFS(areaPuntiFattiACalendario;areaSquadraACalendario;[.$F16];areaSquadraBCalendario;[.AL$2])+SUMIFS(areaPuntiFattiBCalendario;areaSquadraBCalendario;[.$F16];areaSquadraACalendario;[.AL$2]);&quot;-&quot;)" office:value-type="string" office:string-value="-" calcext:value-type="string">
            <text:p>-</text:p>
          </table:table-cell>
          <table:table-cell table:formula="of:=IF(AND([.$F16]&lt;&gt;[.AM$2];VLOOKUP([.$F16];areaCercaPuntiClassificaSquadre;3;0)=VLOOKUP([.AM$2];areaCercaPuntiClassificaSquadre;3;0));SUMIFS(areaPuntiFattiACalendario;areaSquadraACalendario;[.$F16];areaSquadraBCalendario;[.AM$2])+SUMIFS(areaPuntiFattiBCalendario;areaSquadraBCalendario;[.$F16];areaSquadraACalendario;[.AM$2]);&quot;-&quot;)" office:value-type="string" office:string-value="-" calcext:value-type="string">
            <text:p>-</text:p>
          </table:table-cell>
          <table:table-cell table:formula="of:=IF(AND([.$F16]&lt;&gt;[.AN$2];VLOOKUP([.$F16];areaCercaPuntiClassificaSquadre;3;0)=VLOOKUP([.AN$2];areaCercaPuntiClassificaSquadre;3;0));SUMIFS(areaPuntiFattiACalendario;areaSquadraACalendario;[.$F16];areaSquadraBCalendario;[.AN$2])+SUMIFS(areaPuntiFattiBCalendario;areaSquadraBCalendario;[.$F16];areaSquadraACalendario;[.AN$2]);&quot;-&quot;)" office:value-type="string" office:string-value="-" calcext:value-type="string">
            <text:p>-</text:p>
          </table:table-cell>
          <table:table-cell table:formula="of:=IF(AND([.$F16]&lt;&gt;[.AO$2];VLOOKUP([.$F16];areaCercaPuntiClassificaSquadre;3;0)=VLOOKUP([.AO$2];areaCercaPuntiClassificaSquadre;3;0));SUMIFS(areaPuntiFattiACalendario;areaSquadraACalendario;[.$F16];areaSquadraBCalendario;[.AO$2])+SUMIFS(areaPuntiFattiBCalendario;areaSquadraBCalendario;[.$F16];areaSquadraACalendario;[.AO$2]);&quot;-&quot;)" office:value-type="float" office:value="0" calcext:value-type="float">
            <text:p>0</text:p>
          </table:table-cell>
          <table:table-cell table:formula="of:=IF(AND([.$F16]&lt;&gt;[.AP$2];VLOOKUP([.$F16];areaCercaPuntiClassificaSquadre;3;0)=VLOOKUP([.AP$2];areaCercaPuntiClassificaSquadre;3;0));SUMIFS(areaPuntiFattiACalendario;areaSquadraACalendario;[.$F16];areaSquadraBCalendario;[.AP$2])+SUMIFS(areaPuntiFattiBCalendario;areaSquadraBCalendario;[.$F16];areaSquadraACalendario;[.AP$2]);&quot;-&quot;)" office:value-type="string" office:string-value="-" calcext:value-type="string">
            <text:p>-</text:p>
          </table:table-cell>
          <table:table-cell table:formula="of:=IF(AND([.$F16]&lt;&gt;[.AQ$2];VLOOKUP([.$F16];areaCercaPuntiClassificaSquadre;3;0)=VLOOKUP([.AQ$2];areaCercaPuntiClassificaSquadre;3;0));SUMIFS(areaPuntiFattiACalendario;areaSquadraACalendario;[.$F16];areaSquadraBCalendario;[.AQ$2])+SUMIFS(areaPuntiFattiBCalendario;areaSquadraBCalendario;[.$F16];areaSquadraACalendario;[.AQ$2]);&quot;-&quot;)" office:value-type="string" office:string-value="-" calcext:value-type="string">
            <text:p>-</text:p>
          </table:table-cell>
          <table:table-cell table:formula="of:=IF(AND([.$F16]&lt;&gt;[.AR$2];VLOOKUP([.$F16];areaCercaPuntiClassificaSquadre;3;0)=VLOOKUP([.AR$2];areaCercaPuntiClassificaSquadre;3;0));SUMIFS(areaPuntiFattiACalendario;areaSquadraACalendario;[.$F16];areaSquadraBCalendario;[.AR$2])+SUMIFS(areaPuntiFattiBCalendario;areaSquadraBCalendario;[.$F16];areaSquadraACalendario;[.AR$2]);&quot;-&quot;)" office:value-type="string" office:string-value="-" calcext:value-type="string">
            <text:p>-</text:p>
          </table:table-cell>
          <table:table-cell table:formula="of:=IF(AND([.$F16]&lt;&gt;[.AS$2];VLOOKUP([.$F16];areaCercaPuntiClassificaSquadre;3;0)=VLOOKUP([.AS$2];areaCercaPuntiClassificaSquadre;3;0));SUMIFS(areaPuntiFattiACalendario;areaSquadraACalendario;[.$F16];areaSquadraBCalendario;[.AS$2])+SUMIFS(areaPuntiFattiBCalendario;areaSquadraBCalendario;[.$F16];areaSquadraACalendario;[.AS$2]);&quot;-&quot;)" office:value-type="float" office:value="0" calcext:value-type="float">
            <text:p>0</text:p>
          </table:table-cell>
          <table:table-cell table:formula="of:=IF(AND([.$F16]&lt;&gt;[.AT$2];VLOOKUP([.$F16];areaCercaPuntiClassificaSquadre;3;0)=VLOOKUP([.AT$2];areaCercaPuntiClassificaSquadre;3;0));SUMIFS(areaPuntiFattiACalendario;areaSquadraACalendario;[.$F16];areaSquadraBCalendario;[.AT$2])+SUMIFS(areaPuntiFattiBCalendario;areaSquadraBCalendario;[.$F16];areaSquadraACalendario;[.AT$2]);&quot;-&quot;)" office:value-type="string" office:string-value="-" calcext:value-type="string">
            <text:p>-</text:p>
          </table:table-cell>
          <table:table-cell table:style-name="ce54" table:formula="of:=IF(AND([.$F16]&lt;&gt;[.AU$2];VLOOKUP([.$F16];areaCercaPuntiClassificaSquadre;3;0)=VLOOKUP([.AU$2];areaCercaPuntiClassificaSquadre;3;0));SUMIFS(areaPuntiFattiACalendario;areaSquadraACalendario;[.$F16];areaSquadraBCalendario;[.AU$2])+SUMIFS(areaPuntiFattiBCalendario;areaSquadraBCalendario;[.$F16];areaSquadraACalendario;[.AU$2]);&quot;-&quot;)" office:value-type="string" office:string-value="-" calcext:value-type="string">
            <text:p>-</text:p>
          </table:table-cell>
          <table:table-cell table:style-name="ce54" table:formula="of:=IF(AND([.$F16]&lt;&gt;[.AV$2];VLOOKUP([.$F16];areaCercaPuntiClassificaSquadre;3;0)=VLOOKUP([.AV$2];areaCercaPuntiClassificaSquadre;3;0));SUMIFS(areaPuntiFattiACalendario;areaSquadraACalendario;[.$F16];areaSquadraBCalendario;[.AV$2])+SUMIFS(areaPuntiFattiBCalendario;areaSquadraBCalendario;[.$F16];areaSquadraACalendario;[.AV$2]);&quot;-&quot;)" office:value-type="string" office:string-value="-" calcext:value-type="string">
            <text:p>-</text:p>
          </table:table-cell>
          <table:table-cell table:style-name="ce54" table:formula="of:=IF(AND([.$F16]&lt;&gt;[.AW$2];VLOOKUP([.$F16];areaCercaPuntiClassificaSquadre;3;0)=VLOOKUP([.AW$2];areaCercaPuntiClassificaSquadre;3;0));SUMIFS(areaPuntiFattiACalendario;areaSquadraACalendario;[.$F16];areaSquadraBCalendario;[.AW$2])+SUMIFS(areaPuntiFattiBCalendario;areaSquadraBCalendario;[.$F16];areaSquadraACalendario;[.AW$2]);&quot;-&quot;)" office:value-type="float" office:value="0" calcext:value-type="float">
            <text:p>0</text:p>
          </table:table-cell>
          <table:table-cell table:style-name="ce54" table:formula="of:=IF(AND([.$F16]&lt;&gt;[.AX$2];VLOOKUP([.$F16];areaCercaPuntiClassificaSquadre;3;0)=VLOOKUP([.AX$2];areaCercaPuntiClassificaSquadre;3;0));SUMIFS(areaPuntiFattiACalendario;areaSquadraACalendario;[.$F16];areaSquadraBCalendario;[.AX$2])+SUMIFS(areaPuntiFattiBCalendario;areaSquadraBCalendario;[.$F16];areaSquadraACalendario;[.AX$2]);&quot;-&quot;)" office:value-type="string" office:string-value="-" calcext:value-type="string">
            <text:p>-</text:p>
          </table:table-cell>
          <table:table-cell table:style-name="ce54" table:formula="of:=IF(AND([.$F16]&lt;&gt;[.AY$2];VLOOKUP([.$F16];areaCercaPuntiClassificaSquadre;3;0)=VLOOKUP([.AY$2];areaCercaPuntiClassificaSquadre;3;0));SUMIFS(areaPuntiFattiACalendario;areaSquadraACalendario;[.$F16];areaSquadraBCalendario;[.AY$2])+SUMIFS(areaPuntiFattiBCalendario;areaSquadraBCalendario;[.$F16];areaSquadraACalendario;[.AY$2]);&quot;-&quot;)" office:value-type="float" office:value="0" calcext:value-type="float">
            <text:p>0</text:p>
          </table:table-cell>
          <table:table-cell table:style-name="ce54" table:formula="of:=IF(AND([.$F16]&lt;&gt;[.AZ$2];VLOOKUP([.$F16];areaCercaPuntiClassificaSquadre;3;0)=VLOOKUP([.AZ$2];areaCercaPuntiClassificaSquadre;3;0));SUMIFS(areaPuntiFattiACalendario;areaSquadraACalendario;[.$F16];areaSquadraBCalendario;[.AZ$2])+SUMIFS(areaPuntiFattiBCalendario;areaSquadraBCalendario;[.$F16];areaSquadraACalendario;[.AZ$2]);&quot;-&quot;)" office:value-type="float" office:value="0" calcext:value-type="float">
            <text:p>0</text:p>
          </table:table-cell>
          <table:table-cell table:style-name="ce54" table:formula="of:=IF(AND([.$F16]&lt;&gt;[.BA$2];VLOOKUP([.$F16];areaCercaPuntiClassificaSquadre;3;0)=VLOOKUP([.BA$2];areaCercaPuntiClassificaSquadre;3;0));SUMIFS(areaPuntiFattiACalendario;areaSquadraACalendario;[.$F16];areaSquadraBCalendario;[.BA$2])+SUMIFS(areaPuntiFattiBCalendario;areaSquadraBCalendario;[.$F16];areaSquadraACalendario;[.BA$2]);&quot;-&quot;)" office:value-type="float" office:value="0" calcext:value-type="float">
            <text:p>0</text:p>
          </table:table-cell>
          <table:table-cell table:style-name="ce54" table:formula="of:=IF(AND([.$F16]&lt;&gt;[.BB$2];VLOOKUP([.$F16];areaCercaPuntiClassificaSquadre;3;0)=VLOOKUP([.BB$2];areaCercaPuntiClassificaSquadre;3;0));SUMIFS(areaPuntiFattiACalendario;areaSquadraACalendario;[.$F16];areaSquadraBCalendario;[.BB$2])+SUMIFS(areaPuntiFattiBCalendario;areaSquadraBCalendario;[.$F16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5" calcext:value-type="float">
            <text:p>15</text:p>
          </table:table-cell>
          <table:table-cell table:style-name="ce15" office:value-type="string" calcext:value-type="string">
            <text:p>Adr Roma</text:p>
          </table:table-cell>
          <table:table-cell table:style-name="ce15" office:value-type="string" calcext:value-type="string">
            <text:p>Palazzo dello Sport</text:p>
          </table:table-cell>
          <table:table-cell table:style-name="ce15" table:formula="of:=&quot;https://www.google.it/maps/search/&quot;&amp;SUBSTITUTE([.C17];&quot; &quot;;&quot;+&quot;)" office:value-type="string" office:string-value="https://www.google.it/maps/search/Palazzo+dello+Sport" calcext:value-type="string">
            <text:p>https://www.google.it/maps/search/Palazzo+dello+Sport</text:p>
          </table:table-cell>
          <table:table-cell table:formula="of:=COUNTIF(areaCoefficienteSquadre;&quot;&gt;=&quot;&amp;[.$G17])-1" office:value-type="float" office:value="17" calcext:value-type="float">
            <text:p>17</text:p>
          </table:table-cell>
          <table:table-cell table:formula="of:=[.B17]&amp;&quot;&quot;" office:value-type="string" office:string-value="Adr Roma" calcext:value-type="string">
            <text:p>Adr Roma</text:p>
          </table:table-cell>
          <table:table-cell table:formula="of:=TEXT([.$H17];&quot;0000&quot;)&amp;TEXT(5000+SUM([.$S17:.$AJ17]);&quot;+0000;-0000&quot;)&amp;TEXT(SUM([.$AK17:.$BB17]);&quot;+0000;-0000&quot;)&amp;TEXT(5000+[.$O17];&quot;+0000;-0000&quot;)&amp;TEXT([.$M17];&quot;+0000;-0000&quot;)&amp;TEXT(ORG.LIBREOFFICE.RANDBETWEEN.NV(0;9999);&quot;+0000;-0000&quot;)" office:value-type="string" office:string-value="0000+5000+0000+4965+0062+6521" calcext:value-type="string">
            <text:p>0000+5000+0000+4965+0062+6521</text:p>
          </table:table-cell>
          <table:table-cell table:formula="of:=[.J17]*constPuntiVittoria+[.K17]*constPuntiSconfitta+[.L17]*constPuntiForfait" office:value-type="float" office:value="0" calcext:value-type="float">
            <text:p>0</text:p>
          </table:table-cell>
          <table:table-cell table:formula="of:=SUM([.J17:.L17])" office:value-type="float" office:value="1" calcext:value-type="float">
            <text:p>1</text:p>
          </table:table-cell>
          <table:table-cell table:formula="of:=SUMIF(areaSquadraACalendario;[.F17];areaVintaACalendario)+SUMIF(areaSquadraBCalendario;[.F17];areaVintaBCalendario)" office:value-type="float" office:value="0" calcext:value-type="float">
            <text:p>0</text:p>
          </table:table-cell>
          <table:table-cell table:formula="of:=SUMIF(areaSquadraACalendario;[.F17];areaPersaACalendario)+SUMIF(areaSquadraBCalendario;[.F17];areaPersaBCalendario)" office:value-type="float" office:value="1" calcext:value-type="float">
            <text:p>1</text:p>
          </table:table-cell>
          <table:table-cell table:formula="of:=SUMIF(areaSquadraACalendario;[.F17];areaForfaitACalendario)+SUMIF(areaSquadraBCalendario;[.F17];areaForfaitBCalendario)" office:value-type="float" office:value="0" calcext:value-type="float">
            <text:p>0</text:p>
          </table:table-cell>
          <table:table-cell table:formula="of:=SUMIF(areaSquadraACalendario;[.F17];areaPuntiFattiACalendario)+SUMIF(areaSquadraBCalendario;[.F17];areaPuntiFattiBCalendario)" office:value-type="float" office:value="62" calcext:value-type="float">
            <text:p>62</text:p>
          </table:table-cell>
          <table:table-cell table:formula="of:=SUMIF(areaSquadraACalendario;[.F17];areaPuntiSubitiACalendario)+SUMIF(areaSquadraBCalendario;[.F17];areaPuntiSubitiBCalendario)" office:value-type="float" office:value="97" calcext:value-type="float">
            <text:p>97</text:p>
          </table:table-cell>
          <table:table-cell table:formula="of:=SUMIF(areaSquadraACalendario;[.F17];areaDifferenzaPuntiACalendario)+SUMIF(areaSquadraBCalendario;[.F17];areaDifferenzaPuntiBCalendario)" office:value-type="float" office:value="-35" calcext:value-type="float">
            <text:p>-35</text:p>
          </table:table-cell>
          <table:table-cell table:formula="of:=IF([.I17]=0;0;ROUND([.M17]/[.I17];2))" office:value-type="float" office:value="62" calcext:value-type="float">
            <text:p>62</text:p>
          </table:table-cell>
          <table:table-cell table:formula="of:=IF([.I17]=0;0;ROUND([.N17]/[.I17];2))" office:value-type="float" office:value="97" calcext:value-type="float">
            <text:p>97</text:p>
          </table:table-cell>
          <table:table-cell table:formula="of:=IF([.I17]=0;0;ROUND([.O17]/[.I17];2))" office:value-type="float" office:value="-35" calcext:value-type="float">
            <text:p>-35,00</text:p>
          </table:table-cell>
          <table:table-cell table:formula="of:=IF(AND([.$F17]&lt;&gt;[.S$2];VLOOKUP([.$F17];areaCercaPuntiClassificaSquadre;3;0)=VLOOKUP([.S$2];areaCercaPuntiClassificaSquadre;3;0));SUMIFS(areaDifferenzaPuntiACalendario;areaSquadraACalendario;[.$F17];areaSquadraBCalendario;[.S$2])+SUMIFS(areaDifferenzaPuntiBCalendario;areaSquadraBCalendario;[.$F17];areaSquadraACalendario;[.S$2]);&quot;-&quot;)" office:value-type="float" office:value="0" calcext:value-type="float">
            <text:p>+0</text:p>
          </table:table-cell>
          <table:table-cell table:formula="of:=IF(AND([.$F17]&lt;&gt;[.T$2];VLOOKUP([.$F17];areaCercaPuntiClassificaSquadre;3;0)=VLOOKUP([.T$2];areaCercaPuntiClassificaSquadre;3;0));SUMIFS(areaDifferenzaPuntiACalendario;areaSquadraACalendario;[.$F17];areaSquadraBCalendario;[.T$2])+SUMIFS(areaDifferenzaPuntiBCalendario;areaSquadraBCalendario;[.$F17];areaSquadraACalendario;[.T$2]);&quot;-&quot;)" office:value-type="string" office:string-value="-" calcext:value-type="string">
            <text:p>-</text:p>
          </table:table-cell>
          <table:table-cell table:formula="of:=IF(AND([.$F17]&lt;&gt;[.U$2];VLOOKUP([.$F17];areaCercaPuntiClassificaSquadre;3;0)=VLOOKUP([.U$2];areaCercaPuntiClassificaSquadre;3;0));SUMIFS(areaDifferenzaPuntiACalendario;areaSquadraACalendario;[.$F17];areaSquadraBCalendario;[.U$2])+SUMIFS(areaDifferenzaPuntiBCalendario;areaSquadraBCalendario;[.$F17];areaSquadraACalendario;[.U$2]);&quot;-&quot;)" office:value-type="string" office:string-value="-" calcext:value-type="string">
            <text:p>-</text:p>
          </table:table-cell>
          <table:table-cell table:formula="of:=IF(AND([.$F17]&lt;&gt;[.V$2];VLOOKUP([.$F17];areaCercaPuntiClassificaSquadre;3;0)=VLOOKUP([.V$2];areaCercaPuntiClassificaSquadre;3;0));SUMIFS(areaDifferenzaPuntiACalendario;areaSquadraACalendario;[.$F17];areaSquadraBCalendario;[.V$2])+SUMIFS(areaDifferenzaPuntiBCalendario;areaSquadraBCalendario;[.$F17];areaSquadraACalendario;[.V$2]);&quot;-&quot;)" office:value-type="string" office:string-value="-" calcext:value-type="string">
            <text:p>-</text:p>
          </table:table-cell>
          <table:table-cell table:formula="of:=IF(AND([.$F17]&lt;&gt;[.W$2];VLOOKUP([.$F17];areaCercaPuntiClassificaSquadre;3;0)=VLOOKUP([.W$2];areaCercaPuntiClassificaSquadre;3;0));SUMIFS(areaDifferenzaPuntiACalendario;areaSquadraACalendario;[.$F17];areaSquadraBCalendario;[.W$2])+SUMIFS(areaDifferenzaPuntiBCalendario;areaSquadraBCalendario;[.$F17];areaSquadraACalendario;[.W$2]);&quot;-&quot;)" office:value-type="float" office:value="0" calcext:value-type="float">
            <text:p>+0</text:p>
          </table:table-cell>
          <table:table-cell table:formula="of:=IF(AND([.$F17]&lt;&gt;[.X$2];VLOOKUP([.$F17];areaCercaPuntiClassificaSquadre;3;0)=VLOOKUP([.X$2];areaCercaPuntiClassificaSquadre;3;0));SUMIFS(areaDifferenzaPuntiACalendario;areaSquadraACalendario;[.$F17];areaSquadraBCalendario;[.X$2])+SUMIFS(areaDifferenzaPuntiBCalendario;areaSquadraBCalendario;[.$F17];areaSquadraACalendario;[.X$2]);&quot;-&quot;)" office:value-type="string" office:string-value="-" calcext:value-type="string">
            <text:p>-</text:p>
          </table:table-cell>
          <table:table-cell table:formula="of:=IF(AND([.$F17]&lt;&gt;[.Y$2];VLOOKUP([.$F17];areaCercaPuntiClassificaSquadre;3;0)=VLOOKUP([.Y$2];areaCercaPuntiClassificaSquadre;3;0));SUMIFS(areaDifferenzaPuntiACalendario;areaSquadraACalendario;[.$F17];areaSquadraBCalendario;[.Y$2])+SUMIFS(areaDifferenzaPuntiBCalendario;areaSquadraBCalendario;[.$F17];areaSquadraACalendario;[.Y$2]);&quot;-&quot;)" office:value-type="string" office:string-value="-" calcext:value-type="string">
            <text:p>-</text:p>
          </table:table-cell>
          <table:table-cell table:formula="of:=IF(AND([.$F17]&lt;&gt;[.Z$2];VLOOKUP([.$F17];areaCercaPuntiClassificaSquadre;3;0)=VLOOKUP([.Z$2];areaCercaPuntiClassificaSquadre;3;0));SUMIFS(areaDifferenzaPuntiACalendario;areaSquadraACalendario;[.$F17];areaSquadraBCalendario;[.Z$2])+SUMIFS(areaDifferenzaPuntiBCalendario;areaSquadraBCalendario;[.$F17];areaSquadraACalendario;[.Z$2]);&quot;-&quot;)" office:value-type="string" office:string-value="-" calcext:value-type="string">
            <text:p>-</text:p>
          </table:table-cell>
          <table:table-cell table:formula="of:=IF(AND([.$F17]&lt;&gt;[.AA$2];VLOOKUP([.$F17];areaCercaPuntiClassificaSquadre;3;0)=VLOOKUP([.AA$2];areaCercaPuntiClassificaSquadre;3;0));SUMIFS(areaDifferenzaPuntiACalendario;areaSquadraACalendario;[.$F17];areaSquadraBCalendario;[.AA$2])+SUMIFS(areaDifferenzaPuntiBCalendario;areaSquadraBCalendario;[.$F17];areaSquadraACalendario;[.AA$2]);&quot;-&quot;)" office:value-type="float" office:value="0" calcext:value-type="float">
            <text:p>+0</text:p>
          </table:table-cell>
          <table:table-cell table:formula="of:=IF(AND([.$F17]&lt;&gt;[.AB$2];VLOOKUP([.$F17];areaCercaPuntiClassificaSquadre;3;0)=VLOOKUP([.AB$2];areaCercaPuntiClassificaSquadre;3;0));SUMIFS(areaDifferenzaPuntiACalendario;areaSquadraACalendario;[.$F17];areaSquadraBCalendario;[.AB$2])+SUMIFS(areaDifferenzaPuntiBCalendario;areaSquadraBCalendario;[.$F17];areaSquadraACalendario;[.AB$2]);&quot;-&quot;)" office:value-type="string" office:string-value="-" calcext:value-type="string">
            <text:p>-</text:p>
          </table:table-cell>
          <table:table-cell table:formula="of:=IF(AND([.$F17]&lt;&gt;[.AC$2];VLOOKUP([.$F17];areaCercaPuntiClassificaSquadre;3;0)=VLOOKUP([.AC$2];areaCercaPuntiClassificaSquadre;3;0));SUMIFS(areaDifferenzaPuntiACalendario;areaSquadraACalendario;[.$F17];areaSquadraBCalendario;[.AC$2])+SUMIFS(areaDifferenzaPuntiBCalendario;areaSquadraBCalendario;[.$F17];areaSquadraACalendario;[.AC$2]);&quot;-&quot;)" office:value-type="string" office:string-value="-" calcext:value-type="string">
            <text:p>-</text:p>
          </table:table-cell>
          <table:table-cell table:formula="of:=IF(AND([.$F17]&lt;&gt;[.AD$2];VLOOKUP([.$F17];areaCercaPuntiClassificaSquadre;3;0)=VLOOKUP([.AD$2];areaCercaPuntiClassificaSquadre;3;0));SUMIFS(areaDifferenzaPuntiACalendario;areaSquadraACalendario;[.$F17];areaSquadraBCalendario;[.AD$2])+SUMIFS(areaDifferenzaPuntiBCalendario;areaSquadraBCalendario;[.$F17];areaSquadraACalendario;[.AD$2]);&quot;-&quot;)" office:value-type="string" office:string-value="-" calcext:value-type="string">
            <text:p>-</text:p>
          </table:table-cell>
          <table:table-cell table:formula="of:=IF(AND([.$F17]&lt;&gt;[.AE$2];VLOOKUP([.$F17];areaCercaPuntiClassificaSquadre;3;0)=VLOOKUP([.AE$2];areaCercaPuntiClassificaSquadre;3;0));SUMIFS(areaDifferenzaPuntiACalendario;areaSquadraACalendario;[.$F17];areaSquadraBCalendario;[.AE$2])+SUMIFS(areaDifferenzaPuntiBCalendario;areaSquadraBCalendario;[.$F17];areaSquadraACalendario;[.AE$2]);&quot;-&quot;)" office:value-type="float" office:value="0" calcext:value-type="float">
            <text:p>+0</text:p>
          </table:table-cell>
          <table:table-cell table:formula="of:=IF(AND([.$F17]&lt;&gt;[.AF$2];VLOOKUP([.$F17];areaCercaPuntiClassificaSquadre;3;0)=VLOOKUP([.AF$2];areaCercaPuntiClassificaSquadre;3;0));SUMIFS(areaDifferenzaPuntiACalendario;areaSquadraACalendario;[.$F17];areaSquadraBCalendario;[.AF$2])+SUMIFS(areaDifferenzaPuntiBCalendario;areaSquadraBCalendario;[.$F17];areaSquadraACalendario;[.AF$2]);&quot;-&quot;)" office:value-type="float" office:value="0" calcext:value-type="float">
            <text:p>+0</text:p>
          </table:table-cell>
          <table:table-cell table:formula="of:=IF(AND([.$F17]&lt;&gt;[.AG$2];VLOOKUP([.$F17];areaCercaPuntiClassificaSquadre;3;0)=VLOOKUP([.AG$2];areaCercaPuntiClassificaSquadre;3;0));SUMIFS(areaDifferenzaPuntiACalendario;areaSquadraACalendario;[.$F17];areaSquadraBCalendario;[.AG$2])+SUMIFS(areaDifferenzaPuntiBCalendario;areaSquadraBCalendario;[.$F17];areaSquadraACalendario;[.AG$2]);&quot;-&quot;)" office:value-type="string" office:string-value="-" calcext:value-type="string">
            <text:p>-</text:p>
          </table:table-cell>
          <table:table-cell table:formula="of:=IF(AND([.$F17]&lt;&gt;[.AH$2];VLOOKUP([.$F17];areaCercaPuntiClassificaSquadre;3;0)=VLOOKUP([.AH$2];areaCercaPuntiClassificaSquadre;3;0));SUMIFS(areaDifferenzaPuntiACalendario;areaSquadraACalendario;[.$F17];areaSquadraBCalendario;[.AH$2])+SUMIFS(areaDifferenzaPuntiBCalendario;areaSquadraBCalendario;[.$F17];areaSquadraACalendario;[.AH$2]);&quot;-&quot;)" office:value-type="float" office:value="0" calcext:value-type="float">
            <text:p>+0</text:p>
          </table:table-cell>
          <table:table-cell table:formula="of:=IF(AND([.$F17]&lt;&gt;[.AI$2];VLOOKUP([.$F17];areaCercaPuntiClassificaSquadre;3;0)=VLOOKUP([.AI$2];areaCercaPuntiClassificaSquadre;3;0));SUMIFS(areaDifferenzaPuntiACalendario;areaSquadraACalendario;[.$F17];areaSquadraBCalendario;[.AI$2])+SUMIFS(areaDifferenzaPuntiBCalendario;areaSquadraBCalendario;[.$F17];areaSquadraACalendario;[.AI$2]);&quot;-&quot;)" office:value-type="float" office:value="0" calcext:value-type="float">
            <text:p>+0</text:p>
          </table:table-cell>
          <table:table-cell table:formula="of:=IF(AND([.$F17]&lt;&gt;[.AJ$2];VLOOKUP([.$F17];areaCercaPuntiClassificaSquadre;3;0)=VLOOKUP([.AJ$2];areaCercaPuntiClassificaSquadre;3;0));SUMIFS(areaDifferenzaPuntiACalendario;areaSquadraACalendario;[.$F17];areaSquadraBCalendario;[.AJ$2])+SUMIFS(areaDifferenzaPuntiBCalendario;areaSquadraBCalendario;[.$F17];areaSquadraACalendario;[.AJ$2]);&quot;-&quot;)" office:value-type="float" office:value="0" calcext:value-type="float">
            <text:p>+0</text:p>
          </table:table-cell>
          <table:table-cell table:style-name="ce77" table:formula="of:=IF(AND([.$F17]&lt;&gt;[.AK$2];VLOOKUP([.$F17];areaCercaPuntiClassificaSquadre;3;0)=VLOOKUP([.AK$2];areaCercaPuntiClassificaSquadre;3;0));SUMIFS(areaPuntiFattiACalendario;areaSquadraACalendario;[.$F17];areaSquadraBCalendario;[.AK$2])+SUMIFS(areaPuntiFattiBCalendario;areaSquadraBCalendario;[.$F17];areaSquadraACalendario;[.AK$2]);&quot;-&quot;)" office:value-type="float" office:value="0" calcext:value-type="float">
            <text:p>0</text:p>
          </table:table-cell>
          <table:table-cell table:formula="of:=IF(AND([.$F17]&lt;&gt;[.AL$2];VLOOKUP([.$F17];areaCercaPuntiClassificaSquadre;3;0)=VLOOKUP([.AL$2];areaCercaPuntiClassificaSquadre;3;0));SUMIFS(areaPuntiFattiACalendario;areaSquadraACalendario;[.$F17];areaSquadraBCalendario;[.AL$2])+SUMIFS(areaPuntiFattiBCalendario;areaSquadraBCalendario;[.$F17];areaSquadraACalendario;[.AL$2]);&quot;-&quot;)" office:value-type="string" office:string-value="-" calcext:value-type="string">
            <text:p>-</text:p>
          </table:table-cell>
          <table:table-cell table:formula="of:=IF(AND([.$F17]&lt;&gt;[.AM$2];VLOOKUP([.$F17];areaCercaPuntiClassificaSquadre;3;0)=VLOOKUP([.AM$2];areaCercaPuntiClassificaSquadre;3;0));SUMIFS(areaPuntiFattiACalendario;areaSquadraACalendario;[.$F17];areaSquadraBCalendario;[.AM$2])+SUMIFS(areaPuntiFattiBCalendario;areaSquadraBCalendario;[.$F17];areaSquadraACalendario;[.AM$2]);&quot;-&quot;)" office:value-type="string" office:string-value="-" calcext:value-type="string">
            <text:p>-</text:p>
          </table:table-cell>
          <table:table-cell table:formula="of:=IF(AND([.$F17]&lt;&gt;[.AN$2];VLOOKUP([.$F17];areaCercaPuntiClassificaSquadre;3;0)=VLOOKUP([.AN$2];areaCercaPuntiClassificaSquadre;3;0));SUMIFS(areaPuntiFattiACalendario;areaSquadraACalendario;[.$F17];areaSquadraBCalendario;[.AN$2])+SUMIFS(areaPuntiFattiBCalendario;areaSquadraBCalendario;[.$F17];areaSquadraACalendario;[.AN$2]);&quot;-&quot;)" office:value-type="string" office:string-value="-" calcext:value-type="string">
            <text:p>-</text:p>
          </table:table-cell>
          <table:table-cell table:formula="of:=IF(AND([.$F17]&lt;&gt;[.AO$2];VLOOKUP([.$F17];areaCercaPuntiClassificaSquadre;3;0)=VLOOKUP([.AO$2];areaCercaPuntiClassificaSquadre;3;0));SUMIFS(areaPuntiFattiACalendario;areaSquadraACalendario;[.$F17];areaSquadraBCalendario;[.AO$2])+SUMIFS(areaPuntiFattiBCalendario;areaSquadraBCalendario;[.$F17];areaSquadraACalendario;[.AO$2]);&quot;-&quot;)" office:value-type="float" office:value="0" calcext:value-type="float">
            <text:p>0</text:p>
          </table:table-cell>
          <table:table-cell table:formula="of:=IF(AND([.$F17]&lt;&gt;[.AP$2];VLOOKUP([.$F17];areaCercaPuntiClassificaSquadre;3;0)=VLOOKUP([.AP$2];areaCercaPuntiClassificaSquadre;3;0));SUMIFS(areaPuntiFattiACalendario;areaSquadraACalendario;[.$F17];areaSquadraBCalendario;[.AP$2])+SUMIFS(areaPuntiFattiBCalendario;areaSquadraBCalendario;[.$F17];areaSquadraACalendario;[.AP$2]);&quot;-&quot;)" office:value-type="string" office:string-value="-" calcext:value-type="string">
            <text:p>-</text:p>
          </table:table-cell>
          <table:table-cell table:formula="of:=IF(AND([.$F17]&lt;&gt;[.AQ$2];VLOOKUP([.$F17];areaCercaPuntiClassificaSquadre;3;0)=VLOOKUP([.AQ$2];areaCercaPuntiClassificaSquadre;3;0));SUMIFS(areaPuntiFattiACalendario;areaSquadraACalendario;[.$F17];areaSquadraBCalendario;[.AQ$2])+SUMIFS(areaPuntiFattiBCalendario;areaSquadraBCalendario;[.$F17];areaSquadraACalendario;[.AQ$2]);&quot;-&quot;)" office:value-type="string" office:string-value="-" calcext:value-type="string">
            <text:p>-</text:p>
          </table:table-cell>
          <table:table-cell table:formula="of:=IF(AND([.$F17]&lt;&gt;[.AR$2];VLOOKUP([.$F17];areaCercaPuntiClassificaSquadre;3;0)=VLOOKUP([.AR$2];areaCercaPuntiClassificaSquadre;3;0));SUMIFS(areaPuntiFattiACalendario;areaSquadraACalendario;[.$F17];areaSquadraBCalendario;[.AR$2])+SUMIFS(areaPuntiFattiBCalendario;areaSquadraBCalendario;[.$F17];areaSquadraACalendario;[.AR$2]);&quot;-&quot;)" office:value-type="string" office:string-value="-" calcext:value-type="string">
            <text:p>-</text:p>
          </table:table-cell>
          <table:table-cell table:formula="of:=IF(AND([.$F17]&lt;&gt;[.AS$2];VLOOKUP([.$F17];areaCercaPuntiClassificaSquadre;3;0)=VLOOKUP([.AS$2];areaCercaPuntiClassificaSquadre;3;0));SUMIFS(areaPuntiFattiACalendario;areaSquadraACalendario;[.$F17];areaSquadraBCalendario;[.AS$2])+SUMIFS(areaPuntiFattiBCalendario;areaSquadraBCalendario;[.$F17];areaSquadraACalendario;[.AS$2]);&quot;-&quot;)" office:value-type="float" office:value="0" calcext:value-type="float">
            <text:p>0</text:p>
          </table:table-cell>
          <table:table-cell table:formula="of:=IF(AND([.$F17]&lt;&gt;[.AT$2];VLOOKUP([.$F17];areaCercaPuntiClassificaSquadre;3;0)=VLOOKUP([.AT$2];areaCercaPuntiClassificaSquadre;3;0));SUMIFS(areaPuntiFattiACalendario;areaSquadraACalendario;[.$F17];areaSquadraBCalendario;[.AT$2])+SUMIFS(areaPuntiFattiBCalendario;areaSquadraBCalendario;[.$F17];areaSquadraACalendario;[.AT$2]);&quot;-&quot;)" office:value-type="string" office:string-value="-" calcext:value-type="string">
            <text:p>-</text:p>
          </table:table-cell>
          <table:table-cell table:style-name="ce54" table:formula="of:=IF(AND([.$F17]&lt;&gt;[.AU$2];VLOOKUP([.$F17];areaCercaPuntiClassificaSquadre;3;0)=VLOOKUP([.AU$2];areaCercaPuntiClassificaSquadre;3;0));SUMIFS(areaPuntiFattiACalendario;areaSquadraACalendario;[.$F17];areaSquadraBCalendario;[.AU$2])+SUMIFS(areaPuntiFattiBCalendario;areaSquadraBCalendario;[.$F17];areaSquadraACalendario;[.AU$2]);&quot;-&quot;)" office:value-type="string" office:string-value="-" calcext:value-type="string">
            <text:p>-</text:p>
          </table:table-cell>
          <table:table-cell table:style-name="ce54" table:formula="of:=IF(AND([.$F17]&lt;&gt;[.AV$2];VLOOKUP([.$F17];areaCercaPuntiClassificaSquadre;3;0)=VLOOKUP([.AV$2];areaCercaPuntiClassificaSquadre;3;0));SUMIFS(areaPuntiFattiACalendario;areaSquadraACalendario;[.$F17];areaSquadraBCalendario;[.AV$2])+SUMIFS(areaPuntiFattiBCalendario;areaSquadraBCalendario;[.$F17];areaSquadraACalendario;[.AV$2]);&quot;-&quot;)" office:value-type="string" office:string-value="-" calcext:value-type="string">
            <text:p>-</text:p>
          </table:table-cell>
          <table:table-cell table:style-name="ce54" table:formula="of:=IF(AND([.$F17]&lt;&gt;[.AW$2];VLOOKUP([.$F17];areaCercaPuntiClassificaSquadre;3;0)=VLOOKUP([.AW$2];areaCercaPuntiClassificaSquadre;3;0));SUMIFS(areaPuntiFattiACalendario;areaSquadraACalendario;[.$F17];areaSquadraBCalendario;[.AW$2])+SUMIFS(areaPuntiFattiBCalendario;areaSquadraBCalendario;[.$F17];areaSquadraACalendario;[.AW$2]);&quot;-&quot;)" office:value-type="float" office:value="0" calcext:value-type="float">
            <text:p>0</text:p>
          </table:table-cell>
          <table:table-cell table:style-name="ce54" table:formula="of:=IF(AND([.$F17]&lt;&gt;[.AX$2];VLOOKUP([.$F17];areaCercaPuntiClassificaSquadre;3;0)=VLOOKUP([.AX$2];areaCercaPuntiClassificaSquadre;3;0));SUMIFS(areaPuntiFattiACalendario;areaSquadraACalendario;[.$F17];areaSquadraBCalendario;[.AX$2])+SUMIFS(areaPuntiFattiBCalendario;areaSquadraBCalendario;[.$F17];areaSquadraACalendario;[.AX$2]);&quot;-&quot;)" office:value-type="float" office:value="0" calcext:value-type="float">
            <text:p>0</text:p>
          </table:table-cell>
          <table:table-cell table:style-name="ce54" table:formula="of:=IF(AND([.$F17]&lt;&gt;[.AY$2];VLOOKUP([.$F17];areaCercaPuntiClassificaSquadre;3;0)=VLOOKUP([.AY$2];areaCercaPuntiClassificaSquadre;3;0));SUMIFS(areaPuntiFattiACalendario;areaSquadraACalendario;[.$F17];areaSquadraBCalendario;[.AY$2])+SUMIFS(areaPuntiFattiBCalendario;areaSquadraBCalendario;[.$F17];areaSquadraACalendario;[.AY$2]);&quot;-&quot;)" office:value-type="string" office:string-value="-" calcext:value-type="string">
            <text:p>-</text:p>
          </table:table-cell>
          <table:table-cell table:style-name="ce54" table:formula="of:=IF(AND([.$F17]&lt;&gt;[.AZ$2];VLOOKUP([.$F17];areaCercaPuntiClassificaSquadre;3;0)=VLOOKUP([.AZ$2];areaCercaPuntiClassificaSquadre;3;0));SUMIFS(areaPuntiFattiACalendario;areaSquadraACalendario;[.$F17];areaSquadraBCalendario;[.AZ$2])+SUMIFS(areaPuntiFattiBCalendario;areaSquadraBCalendario;[.$F17];areaSquadraACalendario;[.AZ$2]);&quot;-&quot;)" office:value-type="float" office:value="0" calcext:value-type="float">
            <text:p>0</text:p>
          </table:table-cell>
          <table:table-cell table:style-name="ce54" table:formula="of:=IF(AND([.$F17]&lt;&gt;[.BA$2];VLOOKUP([.$F17];areaCercaPuntiClassificaSquadre;3;0)=VLOOKUP([.BA$2];areaCercaPuntiClassificaSquadre;3;0));SUMIFS(areaPuntiFattiACalendario;areaSquadraACalendario;[.$F17];areaSquadraBCalendario;[.BA$2])+SUMIFS(areaPuntiFattiBCalendario;areaSquadraBCalendario;[.$F17];areaSquadraACalendario;[.BA$2]);&quot;-&quot;)" office:value-type="float" office:value="0" calcext:value-type="float">
            <text:p>0</text:p>
          </table:table-cell>
          <table:table-cell table:style-name="ce54" table:formula="of:=IF(AND([.$F17]&lt;&gt;[.BB$2];VLOOKUP([.$F17];areaCercaPuntiClassificaSquadre;3;0)=VLOOKUP([.BB$2];areaCercaPuntiClassificaSquadre;3;0));SUMIFS(areaPuntiFattiACalendario;areaSquadraACalendario;[.$F17];areaSquadraBCalendario;[.BB$2])+SUMIFS(areaPuntiFattiBCalendario;areaSquadraBCalendario;[.$F17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6" calcext:value-type="float">
            <text:p>16</text:p>
          </table:table-cell>
          <table:table-cell table:style-name="ce15" office:value-type="string" calcext:value-type="string">
            <text:p>Lineltex Imola</text:p>
          </table:table-cell>
          <table:table-cell table:style-name="ce15" office:value-type="string" calcext:value-type="string">
            <text:p>PalaCattani</text:p>
          </table:table-cell>
          <table:table-cell table:style-name="ce15" table:formula="of:=&quot;https://www.google.it/maps/search/&quot;&amp;SUBSTITUTE([.C18];&quot; &quot;;&quot;+&quot;)" office:value-type="string" office:string-value="https://www.google.it/maps/search/PalaCattani" calcext:value-type="string">
            <text:p>https://www.google.it/maps/search/PalaCattani</text:p>
          </table:table-cell>
          <table:table-cell table:formula="of:=COUNTIF(areaCoefficienteSquadre;&quot;&gt;=&quot;&amp;[.$G18])-1" office:value-type="float" office:value="13" calcext:value-type="float">
            <text:p>13</text:p>
          </table:table-cell>
          <table:table-cell table:formula="of:=[.B18]&amp;&quot;&quot;" office:value-type="string" office:string-value="Lineltex Imola" calcext:value-type="string">
            <text:p>Lineltex Imola</text:p>
          </table:table-cell>
          <table:table-cell table:formula="of:=TEXT([.$H18];&quot;0000&quot;)&amp;TEXT(5000+SUM([.$S18:.$AJ18]);&quot;+0000;-0000&quot;)&amp;TEXT(SUM([.$AK18:.$BB18]);&quot;+0000;-0000&quot;)&amp;TEXT(5000+[.$O18];&quot;+0000;-0000&quot;)&amp;TEXT([.$M18];&quot;+0000;-0000&quot;)&amp;TEXT(ORG.LIBREOFFICE.RANDBETWEEN.NV(0;9999);&quot;+0000;-0000&quot;)" office:value-type="string" office:string-value="0000+5000+0000+4986+0086+5203" calcext:value-type="string">
            <text:p>0000+5000+0000+4986+0086+5203</text:p>
          </table:table-cell>
          <table:table-cell table:formula="of:=[.J18]*constPuntiVittoria+[.K18]*constPuntiSconfitta+[.L18]*constPuntiForfait" office:value-type="float" office:value="0" calcext:value-type="float">
            <text:p>0</text:p>
          </table:table-cell>
          <table:table-cell table:formula="of:=SUM([.J18:.L18])" office:value-type="float" office:value="1" calcext:value-type="float">
            <text:p>1</text:p>
          </table:table-cell>
          <table:table-cell table:formula="of:=SUMIF(areaSquadraACalendario;[.F18];areaVintaACalendario)+SUMIF(areaSquadraBCalendario;[.F18];areaVintaBCalendario)" office:value-type="float" office:value="0" calcext:value-type="float">
            <text:p>0</text:p>
          </table:table-cell>
          <table:table-cell table:formula="of:=SUMIF(areaSquadraACalendario;[.F18];areaPersaACalendario)+SUMIF(areaSquadraBCalendario;[.F18];areaPersaBCalendario)" office:value-type="float" office:value="1" calcext:value-type="float">
            <text:p>1</text:p>
          </table:table-cell>
          <table:table-cell table:formula="of:=SUMIF(areaSquadraACalendario;[.F18];areaForfaitACalendario)+SUMIF(areaSquadraBCalendario;[.F18];areaForfaitBCalendario)" office:value-type="float" office:value="0" calcext:value-type="float">
            <text:p>0</text:p>
          </table:table-cell>
          <table:table-cell table:formula="of:=SUMIF(areaSquadraACalendario;[.F18];areaPuntiFattiACalendario)+SUMIF(areaSquadraBCalendario;[.F18];areaPuntiFattiBCalendario)" office:value-type="float" office:value="86" calcext:value-type="float">
            <text:p>86</text:p>
          </table:table-cell>
          <table:table-cell table:formula="of:=SUMIF(areaSquadraACalendario;[.F18];areaPuntiSubitiACalendario)+SUMIF(areaSquadraBCalendario;[.F18];areaPuntiSubitiBCalendario)" office:value-type="float" office:value="100" calcext:value-type="float">
            <text:p>100</text:p>
          </table:table-cell>
          <table:table-cell table:formula="of:=SUMIF(areaSquadraACalendario;[.F18];areaDifferenzaPuntiACalendario)+SUMIF(areaSquadraBCalendario;[.F18];areaDifferenzaPuntiBCalendario)" office:value-type="float" office:value="-14" calcext:value-type="float">
            <text:p>-14</text:p>
          </table:table-cell>
          <table:table-cell table:formula="of:=IF([.I18]=0;0;ROUND([.M18]/[.I18];2))" office:value-type="float" office:value="86" calcext:value-type="float">
            <text:p>86</text:p>
          </table:table-cell>
          <table:table-cell table:formula="of:=IF([.I18]=0;0;ROUND([.N18]/[.I18];2))" office:value-type="float" office:value="100" calcext:value-type="float">
            <text:p>100</text:p>
          </table:table-cell>
          <table:table-cell table:formula="of:=IF([.I18]=0;0;ROUND([.O18]/[.I18];2))" office:value-type="float" office:value="-14" calcext:value-type="float">
            <text:p>-14,00</text:p>
          </table:table-cell>
          <table:table-cell table:formula="of:=IF(AND([.$F18]&lt;&gt;[.S$2];VLOOKUP([.$F18];areaCercaPuntiClassificaSquadre;3;0)=VLOOKUP([.S$2];areaCercaPuntiClassificaSquadre;3;0));SUMIFS(areaDifferenzaPuntiACalendario;areaSquadraACalendario;[.$F18];areaSquadraBCalendario;[.S$2])+SUMIFS(areaDifferenzaPuntiBCalendario;areaSquadraBCalendario;[.$F18];areaSquadraACalendario;[.S$2]);&quot;-&quot;)" office:value-type="float" office:value="0" calcext:value-type="float">
            <text:p>+0</text:p>
          </table:table-cell>
          <table:table-cell table:formula="of:=IF(AND([.$F18]&lt;&gt;[.T$2];VLOOKUP([.$F18];areaCercaPuntiClassificaSquadre;3;0)=VLOOKUP([.T$2];areaCercaPuntiClassificaSquadre;3;0));SUMIFS(areaDifferenzaPuntiACalendario;areaSquadraACalendario;[.$F18];areaSquadraBCalendario;[.T$2])+SUMIFS(areaDifferenzaPuntiBCalendario;areaSquadraBCalendario;[.$F18];areaSquadraACalendario;[.T$2]);&quot;-&quot;)" office:value-type="string" office:string-value="-" calcext:value-type="string">
            <text:p>-</text:p>
          </table:table-cell>
          <table:table-cell table:formula="of:=IF(AND([.$F18]&lt;&gt;[.U$2];VLOOKUP([.$F18];areaCercaPuntiClassificaSquadre;3;0)=VLOOKUP([.U$2];areaCercaPuntiClassificaSquadre;3;0));SUMIFS(areaDifferenzaPuntiACalendario;areaSquadraACalendario;[.$F18];areaSquadraBCalendario;[.U$2])+SUMIFS(areaDifferenzaPuntiBCalendario;areaSquadraBCalendario;[.$F18];areaSquadraACalendario;[.U$2]);&quot;-&quot;)" office:value-type="string" office:string-value="-" calcext:value-type="string">
            <text:p>-</text:p>
          </table:table-cell>
          <table:table-cell table:formula="of:=IF(AND([.$F18]&lt;&gt;[.V$2];VLOOKUP([.$F18];areaCercaPuntiClassificaSquadre;3;0)=VLOOKUP([.V$2];areaCercaPuntiClassificaSquadre;3;0));SUMIFS(areaDifferenzaPuntiACalendario;areaSquadraACalendario;[.$F18];areaSquadraBCalendario;[.V$2])+SUMIFS(areaDifferenzaPuntiBCalendario;areaSquadraBCalendario;[.$F18];areaSquadraACalendario;[.V$2]);&quot;-&quot;)" office:value-type="string" office:string-value="-" calcext:value-type="string">
            <text:p>-</text:p>
          </table:table-cell>
          <table:table-cell table:formula="of:=IF(AND([.$F18]&lt;&gt;[.W$2];VLOOKUP([.$F18];areaCercaPuntiClassificaSquadre;3;0)=VLOOKUP([.W$2];areaCercaPuntiClassificaSquadre;3;0));SUMIFS(areaDifferenzaPuntiACalendario;areaSquadraACalendario;[.$F18];areaSquadraBCalendario;[.W$2])+SUMIFS(areaDifferenzaPuntiBCalendario;areaSquadraBCalendario;[.$F18];areaSquadraACalendario;[.W$2]);&quot;-&quot;)" office:value-type="float" office:value="0" calcext:value-type="float">
            <text:p>+0</text:p>
          </table:table-cell>
          <table:table-cell table:formula="of:=IF(AND([.$F18]&lt;&gt;[.X$2];VLOOKUP([.$F18];areaCercaPuntiClassificaSquadre;3;0)=VLOOKUP([.X$2];areaCercaPuntiClassificaSquadre;3;0));SUMIFS(areaDifferenzaPuntiACalendario;areaSquadraACalendario;[.$F18];areaSquadraBCalendario;[.X$2])+SUMIFS(areaDifferenzaPuntiBCalendario;areaSquadraBCalendario;[.$F18];areaSquadraACalendario;[.X$2]);&quot;-&quot;)" office:value-type="string" office:string-value="-" calcext:value-type="string">
            <text:p>-</text:p>
          </table:table-cell>
          <table:table-cell table:formula="of:=IF(AND([.$F18]&lt;&gt;[.Y$2];VLOOKUP([.$F18];areaCercaPuntiClassificaSquadre;3;0)=VLOOKUP([.Y$2];areaCercaPuntiClassificaSquadre;3;0));SUMIFS(areaDifferenzaPuntiACalendario;areaSquadraACalendario;[.$F18];areaSquadraBCalendario;[.Y$2])+SUMIFS(areaDifferenzaPuntiBCalendario;areaSquadraBCalendario;[.$F18];areaSquadraACalendario;[.Y$2]);&quot;-&quot;)" office:value-type="string" office:string-value="-" calcext:value-type="string">
            <text:p>-</text:p>
          </table:table-cell>
          <table:table-cell table:formula="of:=IF(AND([.$F18]&lt;&gt;[.Z$2];VLOOKUP([.$F18];areaCercaPuntiClassificaSquadre;3;0)=VLOOKUP([.Z$2];areaCercaPuntiClassificaSquadre;3;0));SUMIFS(areaDifferenzaPuntiACalendario;areaSquadraACalendario;[.$F18];areaSquadraBCalendario;[.Z$2])+SUMIFS(areaDifferenzaPuntiBCalendario;areaSquadraBCalendario;[.$F18];areaSquadraACalendario;[.Z$2]);&quot;-&quot;)" office:value-type="string" office:string-value="-" calcext:value-type="string">
            <text:p>-</text:p>
          </table:table-cell>
          <table:table-cell table:formula="of:=IF(AND([.$F18]&lt;&gt;[.AA$2];VLOOKUP([.$F18];areaCercaPuntiClassificaSquadre;3;0)=VLOOKUP([.AA$2];areaCercaPuntiClassificaSquadre;3;0));SUMIFS(areaDifferenzaPuntiACalendario;areaSquadraACalendario;[.$F18];areaSquadraBCalendario;[.AA$2])+SUMIFS(areaDifferenzaPuntiBCalendario;areaSquadraBCalendario;[.$F18];areaSquadraACalendario;[.AA$2]);&quot;-&quot;)" office:value-type="float" office:value="0" calcext:value-type="float">
            <text:p>+0</text:p>
          </table:table-cell>
          <table:table-cell table:formula="of:=IF(AND([.$F18]&lt;&gt;[.AB$2];VLOOKUP([.$F18];areaCercaPuntiClassificaSquadre;3;0)=VLOOKUP([.AB$2];areaCercaPuntiClassificaSquadre;3;0));SUMIFS(areaDifferenzaPuntiACalendario;areaSquadraACalendario;[.$F18];areaSquadraBCalendario;[.AB$2])+SUMIFS(areaDifferenzaPuntiBCalendario;areaSquadraBCalendario;[.$F18];areaSquadraACalendario;[.AB$2]);&quot;-&quot;)" office:value-type="string" office:string-value="-" calcext:value-type="string">
            <text:p>-</text:p>
          </table:table-cell>
          <table:table-cell table:formula="of:=IF(AND([.$F18]&lt;&gt;[.AC$2];VLOOKUP([.$F18];areaCercaPuntiClassificaSquadre;3;0)=VLOOKUP([.AC$2];areaCercaPuntiClassificaSquadre;3;0));SUMIFS(areaDifferenzaPuntiACalendario;areaSquadraACalendario;[.$F18];areaSquadraBCalendario;[.AC$2])+SUMIFS(areaDifferenzaPuntiBCalendario;areaSquadraBCalendario;[.$F18];areaSquadraACalendario;[.AC$2]);&quot;-&quot;)" office:value-type="string" office:string-value="-" calcext:value-type="string">
            <text:p>-</text:p>
          </table:table-cell>
          <table:table-cell table:formula="of:=IF(AND([.$F18]&lt;&gt;[.AD$2];VLOOKUP([.$F18];areaCercaPuntiClassificaSquadre;3;0)=VLOOKUP([.AD$2];areaCercaPuntiClassificaSquadre;3;0));SUMIFS(areaDifferenzaPuntiACalendario;areaSquadraACalendario;[.$F18];areaSquadraBCalendario;[.AD$2])+SUMIFS(areaDifferenzaPuntiBCalendario;areaSquadraBCalendario;[.$F18];areaSquadraACalendario;[.AD$2]);&quot;-&quot;)" office:value-type="string" office:string-value="-" calcext:value-type="string">
            <text:p>-</text:p>
          </table:table-cell>
          <table:table-cell table:formula="of:=IF(AND([.$F18]&lt;&gt;[.AE$2];VLOOKUP([.$F18];areaCercaPuntiClassificaSquadre;3;0)=VLOOKUP([.AE$2];areaCercaPuntiClassificaSquadre;3;0));SUMIFS(areaDifferenzaPuntiACalendario;areaSquadraACalendario;[.$F18];areaSquadraBCalendario;[.AE$2])+SUMIFS(areaDifferenzaPuntiBCalendario;areaSquadraBCalendario;[.$F18];areaSquadraACalendario;[.AE$2]);&quot;-&quot;)" office:value-type="float" office:value="0" calcext:value-type="float">
            <text:p>+0</text:p>
          </table:table-cell>
          <table:table-cell table:formula="of:=IF(AND([.$F18]&lt;&gt;[.AF$2];VLOOKUP([.$F18];areaCercaPuntiClassificaSquadre;3;0)=VLOOKUP([.AF$2];areaCercaPuntiClassificaSquadre;3;0));SUMIFS(areaDifferenzaPuntiACalendario;areaSquadraACalendario;[.$F18];areaSquadraBCalendario;[.AF$2])+SUMIFS(areaDifferenzaPuntiBCalendario;areaSquadraBCalendario;[.$F18];areaSquadraACalendario;[.AF$2]);&quot;-&quot;)" office:value-type="float" office:value="0" calcext:value-type="float">
            <text:p>+0</text:p>
          </table:table-cell>
          <table:table-cell table:formula="of:=IF(AND([.$F18]&lt;&gt;[.AG$2];VLOOKUP([.$F18];areaCercaPuntiClassificaSquadre;3;0)=VLOOKUP([.AG$2];areaCercaPuntiClassificaSquadre;3;0));SUMIFS(areaDifferenzaPuntiACalendario;areaSquadraACalendario;[.$F18];areaSquadraBCalendario;[.AG$2])+SUMIFS(areaDifferenzaPuntiBCalendario;areaSquadraBCalendario;[.$F18];areaSquadraACalendario;[.AG$2]);&quot;-&quot;)" office:value-type="float" office:value="0" calcext:value-type="float">
            <text:p>+0</text:p>
          </table:table-cell>
          <table:table-cell table:formula="of:=IF(AND([.$F18]&lt;&gt;[.AH$2];VLOOKUP([.$F18];areaCercaPuntiClassificaSquadre;3;0)=VLOOKUP([.AH$2];areaCercaPuntiClassificaSquadre;3;0));SUMIFS(areaDifferenzaPuntiACalendario;areaSquadraACalendario;[.$F18];areaSquadraBCalendario;[.AH$2])+SUMIFS(areaDifferenzaPuntiBCalendario;areaSquadraBCalendario;[.$F18];areaSquadraACalendario;[.AH$2]);&quot;-&quot;)" office:value-type="string" office:string-value="-" calcext:value-type="string">
            <text:p>-</text:p>
          </table:table-cell>
          <table:table-cell table:formula="of:=IF(AND([.$F18]&lt;&gt;[.AI$2];VLOOKUP([.$F18];areaCercaPuntiClassificaSquadre;3;0)=VLOOKUP([.AI$2];areaCercaPuntiClassificaSquadre;3;0));SUMIFS(areaDifferenzaPuntiACalendario;areaSquadraACalendario;[.$F18];areaSquadraBCalendario;[.AI$2])+SUMIFS(areaDifferenzaPuntiBCalendario;areaSquadraBCalendario;[.$F18];areaSquadraACalendario;[.AI$2]);&quot;-&quot;)" office:value-type="float" office:value="0" calcext:value-type="float">
            <text:p>+0</text:p>
          </table:table-cell>
          <table:table-cell table:formula="of:=IF(AND([.$F18]&lt;&gt;[.AJ$2];VLOOKUP([.$F18];areaCercaPuntiClassificaSquadre;3;0)=VLOOKUP([.AJ$2];areaCercaPuntiClassificaSquadre;3;0));SUMIFS(areaDifferenzaPuntiACalendario;areaSquadraACalendario;[.$F18];areaSquadraBCalendario;[.AJ$2])+SUMIFS(areaDifferenzaPuntiBCalendario;areaSquadraBCalendario;[.$F18];areaSquadraACalendario;[.AJ$2]);&quot;-&quot;)" office:value-type="float" office:value="0" calcext:value-type="float">
            <text:p>+0</text:p>
          </table:table-cell>
          <table:table-cell table:style-name="ce77" table:formula="of:=IF(AND([.$F18]&lt;&gt;[.AK$2];VLOOKUP([.$F18];areaCercaPuntiClassificaSquadre;3;0)=VLOOKUP([.AK$2];areaCercaPuntiClassificaSquadre;3;0));SUMIFS(areaPuntiFattiACalendario;areaSquadraACalendario;[.$F18];areaSquadraBCalendario;[.AK$2])+SUMIFS(areaPuntiFattiBCalendario;areaSquadraBCalendario;[.$F18];areaSquadraACalendario;[.AK$2]);&quot;-&quot;)" office:value-type="float" office:value="0" calcext:value-type="float">
            <text:p>0</text:p>
          </table:table-cell>
          <table:table-cell table:formula="of:=IF(AND([.$F18]&lt;&gt;[.AL$2];VLOOKUP([.$F18];areaCercaPuntiClassificaSquadre;3;0)=VLOOKUP([.AL$2];areaCercaPuntiClassificaSquadre;3;0));SUMIFS(areaPuntiFattiACalendario;areaSquadraACalendario;[.$F18];areaSquadraBCalendario;[.AL$2])+SUMIFS(areaPuntiFattiBCalendario;areaSquadraBCalendario;[.$F18];areaSquadraACalendario;[.AL$2]);&quot;-&quot;)" office:value-type="string" office:string-value="-" calcext:value-type="string">
            <text:p>-</text:p>
          </table:table-cell>
          <table:table-cell table:formula="of:=IF(AND([.$F18]&lt;&gt;[.AM$2];VLOOKUP([.$F18];areaCercaPuntiClassificaSquadre;3;0)=VLOOKUP([.AM$2];areaCercaPuntiClassificaSquadre;3;0));SUMIFS(areaPuntiFattiACalendario;areaSquadraACalendario;[.$F18];areaSquadraBCalendario;[.AM$2])+SUMIFS(areaPuntiFattiBCalendario;areaSquadraBCalendario;[.$F18];areaSquadraACalendario;[.AM$2]);&quot;-&quot;)" office:value-type="string" office:string-value="-" calcext:value-type="string">
            <text:p>-</text:p>
          </table:table-cell>
          <table:table-cell table:formula="of:=IF(AND([.$F18]&lt;&gt;[.AN$2];VLOOKUP([.$F18];areaCercaPuntiClassificaSquadre;3;0)=VLOOKUP([.AN$2];areaCercaPuntiClassificaSquadre;3;0));SUMIFS(areaPuntiFattiACalendario;areaSquadraACalendario;[.$F18];areaSquadraBCalendario;[.AN$2])+SUMIFS(areaPuntiFattiBCalendario;areaSquadraBCalendario;[.$F18];areaSquadraACalendario;[.AN$2]);&quot;-&quot;)" office:value-type="string" office:string-value="-" calcext:value-type="string">
            <text:p>-</text:p>
          </table:table-cell>
          <table:table-cell table:formula="of:=IF(AND([.$F18]&lt;&gt;[.AO$2];VLOOKUP([.$F18];areaCercaPuntiClassificaSquadre;3;0)=VLOOKUP([.AO$2];areaCercaPuntiClassificaSquadre;3;0));SUMIFS(areaPuntiFattiACalendario;areaSquadraACalendario;[.$F18];areaSquadraBCalendario;[.AO$2])+SUMIFS(areaPuntiFattiBCalendario;areaSquadraBCalendario;[.$F18];areaSquadraACalendario;[.AO$2]);&quot;-&quot;)" office:value-type="float" office:value="0" calcext:value-type="float">
            <text:p>0</text:p>
          </table:table-cell>
          <table:table-cell table:formula="of:=IF(AND([.$F18]&lt;&gt;[.AP$2];VLOOKUP([.$F18];areaCercaPuntiClassificaSquadre;3;0)=VLOOKUP([.AP$2];areaCercaPuntiClassificaSquadre;3;0));SUMIFS(areaPuntiFattiACalendario;areaSquadraACalendario;[.$F18];areaSquadraBCalendario;[.AP$2])+SUMIFS(areaPuntiFattiBCalendario;areaSquadraBCalendario;[.$F18];areaSquadraACalendario;[.AP$2]);&quot;-&quot;)" office:value-type="string" office:string-value="-" calcext:value-type="string">
            <text:p>-</text:p>
          </table:table-cell>
          <table:table-cell table:formula="of:=IF(AND([.$F18]&lt;&gt;[.AQ$2];VLOOKUP([.$F18];areaCercaPuntiClassificaSquadre;3;0)=VLOOKUP([.AQ$2];areaCercaPuntiClassificaSquadre;3;0));SUMIFS(areaPuntiFattiACalendario;areaSquadraACalendario;[.$F18];areaSquadraBCalendario;[.AQ$2])+SUMIFS(areaPuntiFattiBCalendario;areaSquadraBCalendario;[.$F18];areaSquadraACalendario;[.AQ$2]);&quot;-&quot;)" office:value-type="string" office:string-value="-" calcext:value-type="string">
            <text:p>-</text:p>
          </table:table-cell>
          <table:table-cell table:formula="of:=IF(AND([.$F18]&lt;&gt;[.AR$2];VLOOKUP([.$F18];areaCercaPuntiClassificaSquadre;3;0)=VLOOKUP([.AR$2];areaCercaPuntiClassificaSquadre;3;0));SUMIFS(areaPuntiFattiACalendario;areaSquadraACalendario;[.$F18];areaSquadraBCalendario;[.AR$2])+SUMIFS(areaPuntiFattiBCalendario;areaSquadraBCalendario;[.$F18];areaSquadraACalendario;[.AR$2]);&quot;-&quot;)" office:value-type="string" office:string-value="-" calcext:value-type="string">
            <text:p>-</text:p>
          </table:table-cell>
          <table:table-cell table:formula="of:=IF(AND([.$F18]&lt;&gt;[.AS$2];VLOOKUP([.$F18];areaCercaPuntiClassificaSquadre;3;0)=VLOOKUP([.AS$2];areaCercaPuntiClassificaSquadre;3;0));SUMIFS(areaPuntiFattiACalendario;areaSquadraACalendario;[.$F18];areaSquadraBCalendario;[.AS$2])+SUMIFS(areaPuntiFattiBCalendario;areaSquadraBCalendario;[.$F18];areaSquadraACalendario;[.AS$2]);&quot;-&quot;)" office:value-type="float" office:value="0" calcext:value-type="float">
            <text:p>0</text:p>
          </table:table-cell>
          <table:table-cell table:formula="of:=IF(AND([.$F18]&lt;&gt;[.AT$2];VLOOKUP([.$F18];areaCercaPuntiClassificaSquadre;3;0)=VLOOKUP([.AT$2];areaCercaPuntiClassificaSquadre;3;0));SUMIFS(areaPuntiFattiACalendario;areaSquadraACalendario;[.$F18];areaSquadraBCalendario;[.AT$2])+SUMIFS(areaPuntiFattiBCalendario;areaSquadraBCalendario;[.$F18];areaSquadraACalendario;[.AT$2]);&quot;-&quot;)" office:value-type="string" office:string-value="-" calcext:value-type="string">
            <text:p>-</text:p>
          </table:table-cell>
          <table:table-cell table:style-name="ce54" table:formula="of:=IF(AND([.$F18]&lt;&gt;[.AU$2];VLOOKUP([.$F18];areaCercaPuntiClassificaSquadre;3;0)=VLOOKUP([.AU$2];areaCercaPuntiClassificaSquadre;3;0));SUMIFS(areaPuntiFattiACalendario;areaSquadraACalendario;[.$F18];areaSquadraBCalendario;[.AU$2])+SUMIFS(areaPuntiFattiBCalendario;areaSquadraBCalendario;[.$F18];areaSquadraACalendario;[.AU$2]);&quot;-&quot;)" office:value-type="string" office:string-value="-" calcext:value-type="string">
            <text:p>-</text:p>
          </table:table-cell>
          <table:table-cell table:style-name="ce54" table:formula="of:=IF(AND([.$F18]&lt;&gt;[.AV$2];VLOOKUP([.$F18];areaCercaPuntiClassificaSquadre;3;0)=VLOOKUP([.AV$2];areaCercaPuntiClassificaSquadre;3;0));SUMIFS(areaPuntiFattiACalendario;areaSquadraACalendario;[.$F18];areaSquadraBCalendario;[.AV$2])+SUMIFS(areaPuntiFattiBCalendario;areaSquadraBCalendario;[.$F18];areaSquadraACalendario;[.AV$2]);&quot;-&quot;)" office:value-type="string" office:string-value="-" calcext:value-type="string">
            <text:p>-</text:p>
          </table:table-cell>
          <table:table-cell table:style-name="ce54" table:formula="of:=IF(AND([.$F18]&lt;&gt;[.AW$2];VLOOKUP([.$F18];areaCercaPuntiClassificaSquadre;3;0)=VLOOKUP([.AW$2];areaCercaPuntiClassificaSquadre;3;0));SUMIFS(areaPuntiFattiACalendario;areaSquadraACalendario;[.$F18];areaSquadraBCalendario;[.AW$2])+SUMIFS(areaPuntiFattiBCalendario;areaSquadraBCalendario;[.$F18];areaSquadraACalendario;[.AW$2]);&quot;-&quot;)" office:value-type="float" office:value="0" calcext:value-type="float">
            <text:p>0</text:p>
          </table:table-cell>
          <table:table-cell table:style-name="ce54" table:formula="of:=IF(AND([.$F18]&lt;&gt;[.AX$2];VLOOKUP([.$F18];areaCercaPuntiClassificaSquadre;3;0)=VLOOKUP([.AX$2];areaCercaPuntiClassificaSquadre;3;0));SUMIFS(areaPuntiFattiACalendario;areaSquadraACalendario;[.$F18];areaSquadraBCalendario;[.AX$2])+SUMIFS(areaPuntiFattiBCalendario;areaSquadraBCalendario;[.$F18];areaSquadraACalendario;[.AX$2]);&quot;-&quot;)" office:value-type="float" office:value="0" calcext:value-type="float">
            <text:p>0</text:p>
          </table:table-cell>
          <table:table-cell table:style-name="ce54" table:formula="of:=IF(AND([.$F18]&lt;&gt;[.AY$2];VLOOKUP([.$F18];areaCercaPuntiClassificaSquadre;3;0)=VLOOKUP([.AY$2];areaCercaPuntiClassificaSquadre;3;0));SUMIFS(areaPuntiFattiACalendario;areaSquadraACalendario;[.$F18];areaSquadraBCalendario;[.AY$2])+SUMIFS(areaPuntiFattiBCalendario;areaSquadraBCalendario;[.$F18];areaSquadraACalendario;[.AY$2]);&quot;-&quot;)" office:value-type="float" office:value="0" calcext:value-type="float">
            <text:p>0</text:p>
          </table:table-cell>
          <table:table-cell table:style-name="ce54" table:formula="of:=IF(AND([.$F18]&lt;&gt;[.AZ$2];VLOOKUP([.$F18];areaCercaPuntiClassificaSquadre;3;0)=VLOOKUP([.AZ$2];areaCercaPuntiClassificaSquadre;3;0));SUMIFS(areaPuntiFattiACalendario;areaSquadraACalendario;[.$F18];areaSquadraBCalendario;[.AZ$2])+SUMIFS(areaPuntiFattiBCalendario;areaSquadraBCalendario;[.$F18];areaSquadraACalendario;[.AZ$2]);&quot;-&quot;)" office:value-type="string" office:string-value="-" calcext:value-type="string">
            <text:p>-</text:p>
          </table:table-cell>
          <table:table-cell table:style-name="ce54" table:formula="of:=IF(AND([.$F18]&lt;&gt;[.BA$2];VLOOKUP([.$F18];areaCercaPuntiClassificaSquadre;3;0)=VLOOKUP([.BA$2];areaCercaPuntiClassificaSquadre;3;0));SUMIFS(areaPuntiFattiACalendario;areaSquadraACalendario;[.$F18];areaSquadraBCalendario;[.BA$2])+SUMIFS(areaPuntiFattiBCalendario;areaSquadraBCalendario;[.$F18];areaSquadraACalendario;[.BA$2]);&quot;-&quot;)" office:value-type="float" office:value="0" calcext:value-type="float">
            <text:p>0</text:p>
          </table:table-cell>
          <table:table-cell table:style-name="ce54" table:formula="of:=IF(AND([.$F18]&lt;&gt;[.BB$2];VLOOKUP([.$F18];areaCercaPuntiClassificaSquadre;3;0)=VLOOKUP([.BB$2];areaCercaPuntiClassificaSquadre;3;0));SUMIFS(areaPuntiFattiACalendario;areaSquadraACalendario;[.$F18];areaSquadraBCalendario;[.BB$2])+SUMIFS(areaPuntiFattiBCalendario;areaSquadraBCalendario;[.$F18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7" calcext:value-type="float">
            <text:p>17</text:p>
          </table:table-cell>
          <table:table-cell table:style-name="ce15" office:value-type="string" calcext:value-type="string">
            <text:p>Poliform Cantù</text:p>
          </table:table-cell>
          <table:table-cell table:style-name="ce15" office:value-type="string" calcext:value-type="string">
            <text:p>Mapooro Arena</text:p>
          </table:table-cell>
          <table:table-cell table:style-name="ce15" table:formula="of:=&quot;https://www.google.it/maps/search/&quot;&amp;SUBSTITUTE([.C19];&quot; &quot;;&quot;+&quot;)" office:value-type="string" office:string-value="https://www.google.it/maps/search/Mapooro+Arena" calcext:value-type="string">
            <text:p>https://www.google.it/maps/search/Mapooro+Arena</text:p>
          </table:table-cell>
          <table:table-cell table:formula="of:=COUNTIF(areaCoefficienteSquadre;&quot;&gt;=&quot;&amp;[.$G19])-1" office:value-type="float" office:value="16" calcext:value-type="float">
            <text:p>16</text:p>
          </table:table-cell>
          <table:table-cell table:formula="of:=[.B19]&amp;&quot;&quot;" office:value-type="string" office:string-value="Poliform Cantù" calcext:value-type="string">
            <text:p>Poliform Cantù</text:p>
          </table:table-cell>
          <table:table-cell table:formula="of:=TEXT([.$H19];&quot;0000&quot;)&amp;TEXT(5000+SUM([.$S19:.$AJ19]);&quot;+0000;-0000&quot;)&amp;TEXT(SUM([.$AK19:.$BB19]);&quot;+0000;-0000&quot;)&amp;TEXT(5000+[.$O19];&quot;+0000;-0000&quot;)&amp;TEXT([.$M19];&quot;+0000;-0000&quot;)&amp;TEXT(ORG.LIBREOFFICE.RANDBETWEEN.NV(0;9999);&quot;+0000;-0000&quot;)" office:value-type="string" office:string-value="0000+5000+0000+4971+0071+2201" calcext:value-type="string">
            <text:p>0000+5000+0000+4971+0071+2201</text:p>
          </table:table-cell>
          <table:table-cell table:formula="of:=[.J19]*constPuntiVittoria+[.K19]*constPuntiSconfitta+[.L19]*constPuntiForfait" office:value-type="float" office:value="0" calcext:value-type="float">
            <text:p>0</text:p>
          </table:table-cell>
          <table:table-cell table:formula="of:=SUM([.J19:.L19])" office:value-type="float" office:value="1" calcext:value-type="float">
            <text:p>1</text:p>
          </table:table-cell>
          <table:table-cell table:formula="of:=SUMIF(areaSquadraACalendario;[.F19];areaVintaACalendario)+SUMIF(areaSquadraBCalendario;[.F19];areaVintaBCalendario)" office:value-type="float" office:value="0" calcext:value-type="float">
            <text:p>0</text:p>
          </table:table-cell>
          <table:table-cell table:formula="of:=SUMIF(areaSquadraACalendario;[.F19];areaPersaACalendario)+SUMIF(areaSquadraBCalendario;[.F19];areaPersaBCalendario)" office:value-type="float" office:value="1" calcext:value-type="float">
            <text:p>1</text:p>
          </table:table-cell>
          <table:table-cell table:formula="of:=SUMIF(areaSquadraACalendario;[.F19];areaForfaitACalendario)+SUMIF(areaSquadraBCalendario;[.F19];areaForfaitBCalendario)" office:value-type="float" office:value="0" calcext:value-type="float">
            <text:p>0</text:p>
          </table:table-cell>
          <table:table-cell table:formula="of:=SUMIF(areaSquadraACalendario;[.F19];areaPuntiFattiACalendario)+SUMIF(areaSquadraBCalendario;[.F19];areaPuntiFattiBCalendario)" office:value-type="float" office:value="71" calcext:value-type="float">
            <text:p>71</text:p>
          </table:table-cell>
          <table:table-cell table:formula="of:=SUMIF(areaSquadraACalendario;[.F19];areaPuntiSubitiACalendario)+SUMIF(areaSquadraBCalendario;[.F19];areaPuntiSubitiBCalendario)" office:value-type="float" office:value="100" calcext:value-type="float">
            <text:p>100</text:p>
          </table:table-cell>
          <table:table-cell table:formula="of:=SUMIF(areaSquadraACalendario;[.F19];areaDifferenzaPuntiACalendario)+SUMIF(areaSquadraBCalendario;[.F19];areaDifferenzaPuntiBCalendario)" office:value-type="float" office:value="-29" calcext:value-type="float">
            <text:p>-29</text:p>
          </table:table-cell>
          <table:table-cell table:formula="of:=IF([.I19]=0;0;ROUND([.M19]/[.I19];2))" office:value-type="float" office:value="71" calcext:value-type="float">
            <text:p>71</text:p>
          </table:table-cell>
          <table:table-cell table:formula="of:=IF([.I19]=0;0;ROUND([.N19]/[.I19];2))" office:value-type="float" office:value="100" calcext:value-type="float">
            <text:p>100</text:p>
          </table:table-cell>
          <table:table-cell table:formula="of:=IF([.I19]=0;0;ROUND([.O19]/[.I19];2))" office:value-type="float" office:value="-29" calcext:value-type="float">
            <text:p>-29,00</text:p>
          </table:table-cell>
          <table:table-cell table:formula="of:=IF(AND([.$F19]&lt;&gt;[.S$2];VLOOKUP([.$F19];areaCercaPuntiClassificaSquadre;3;0)=VLOOKUP([.S$2];areaCercaPuntiClassificaSquadre;3;0));SUMIFS(areaDifferenzaPuntiACalendario;areaSquadraACalendario;[.$F19];areaSquadraBCalendario;[.S$2])+SUMIFS(areaDifferenzaPuntiBCalendario;areaSquadraBCalendario;[.$F19];areaSquadraACalendario;[.S$2]);&quot;-&quot;)" office:value-type="float" office:value="0" calcext:value-type="float">
            <text:p>+0</text:p>
          </table:table-cell>
          <table:table-cell table:formula="of:=IF(AND([.$F19]&lt;&gt;[.T$2];VLOOKUP([.$F19];areaCercaPuntiClassificaSquadre;3;0)=VLOOKUP([.T$2];areaCercaPuntiClassificaSquadre;3;0));SUMIFS(areaDifferenzaPuntiACalendario;areaSquadraACalendario;[.$F19];areaSquadraBCalendario;[.T$2])+SUMIFS(areaDifferenzaPuntiBCalendario;areaSquadraBCalendario;[.$F19];areaSquadraACalendario;[.T$2]);&quot;-&quot;)" office:value-type="string" office:string-value="-" calcext:value-type="string">
            <text:p>-</text:p>
          </table:table-cell>
          <table:table-cell table:formula="of:=IF(AND([.$F19]&lt;&gt;[.U$2];VLOOKUP([.$F19];areaCercaPuntiClassificaSquadre;3;0)=VLOOKUP([.U$2];areaCercaPuntiClassificaSquadre;3;0));SUMIFS(areaDifferenzaPuntiACalendario;areaSquadraACalendario;[.$F19];areaSquadraBCalendario;[.U$2])+SUMIFS(areaDifferenzaPuntiBCalendario;areaSquadraBCalendario;[.$F19];areaSquadraACalendario;[.U$2]);&quot;-&quot;)" office:value-type="string" office:string-value="-" calcext:value-type="string">
            <text:p>-</text:p>
          </table:table-cell>
          <table:table-cell table:formula="of:=IF(AND([.$F19]&lt;&gt;[.V$2];VLOOKUP([.$F19];areaCercaPuntiClassificaSquadre;3;0)=VLOOKUP([.V$2];areaCercaPuntiClassificaSquadre;3;0));SUMIFS(areaDifferenzaPuntiACalendario;areaSquadraACalendario;[.$F19];areaSquadraBCalendario;[.V$2])+SUMIFS(areaDifferenzaPuntiBCalendario;areaSquadraBCalendario;[.$F19];areaSquadraACalendario;[.V$2]);&quot;-&quot;)" office:value-type="string" office:string-value="-" calcext:value-type="string">
            <text:p>-</text:p>
          </table:table-cell>
          <table:table-cell table:formula="of:=IF(AND([.$F19]&lt;&gt;[.W$2];VLOOKUP([.$F19];areaCercaPuntiClassificaSquadre;3;0)=VLOOKUP([.W$2];areaCercaPuntiClassificaSquadre;3;0));SUMIFS(areaDifferenzaPuntiACalendario;areaSquadraACalendario;[.$F19];areaSquadraBCalendario;[.W$2])+SUMIFS(areaDifferenzaPuntiBCalendario;areaSquadraBCalendario;[.$F19];areaSquadraACalendario;[.W$2]);&quot;-&quot;)" office:value-type="float" office:value="0" calcext:value-type="float">
            <text:p>+0</text:p>
          </table:table-cell>
          <table:table-cell table:formula="of:=IF(AND([.$F19]&lt;&gt;[.X$2];VLOOKUP([.$F19];areaCercaPuntiClassificaSquadre;3;0)=VLOOKUP([.X$2];areaCercaPuntiClassificaSquadre;3;0));SUMIFS(areaDifferenzaPuntiACalendario;areaSquadraACalendario;[.$F19];areaSquadraBCalendario;[.X$2])+SUMIFS(areaDifferenzaPuntiBCalendario;areaSquadraBCalendario;[.$F19];areaSquadraACalendario;[.X$2]);&quot;-&quot;)" office:value-type="string" office:string-value="-" calcext:value-type="string">
            <text:p>-</text:p>
          </table:table-cell>
          <table:table-cell table:formula="of:=IF(AND([.$F19]&lt;&gt;[.Y$2];VLOOKUP([.$F19];areaCercaPuntiClassificaSquadre;3;0)=VLOOKUP([.Y$2];areaCercaPuntiClassificaSquadre;3;0));SUMIFS(areaDifferenzaPuntiACalendario;areaSquadraACalendario;[.$F19];areaSquadraBCalendario;[.Y$2])+SUMIFS(areaDifferenzaPuntiBCalendario;areaSquadraBCalendario;[.$F19];areaSquadraACalendario;[.Y$2]);&quot;-&quot;)" office:value-type="string" office:string-value="-" calcext:value-type="string">
            <text:p>-</text:p>
          </table:table-cell>
          <table:table-cell table:formula="of:=IF(AND([.$F19]&lt;&gt;[.Z$2];VLOOKUP([.$F19];areaCercaPuntiClassificaSquadre;3;0)=VLOOKUP([.Z$2];areaCercaPuntiClassificaSquadre;3;0));SUMIFS(areaDifferenzaPuntiACalendario;areaSquadraACalendario;[.$F19];areaSquadraBCalendario;[.Z$2])+SUMIFS(areaDifferenzaPuntiBCalendario;areaSquadraBCalendario;[.$F19];areaSquadraACalendario;[.Z$2]);&quot;-&quot;)" office:value-type="string" office:string-value="-" calcext:value-type="string">
            <text:p>-</text:p>
          </table:table-cell>
          <table:table-cell table:formula="of:=IF(AND([.$F19]&lt;&gt;[.AA$2];VLOOKUP([.$F19];areaCercaPuntiClassificaSquadre;3;0)=VLOOKUP([.AA$2];areaCercaPuntiClassificaSquadre;3;0));SUMIFS(areaDifferenzaPuntiACalendario;areaSquadraACalendario;[.$F19];areaSquadraBCalendario;[.AA$2])+SUMIFS(areaDifferenzaPuntiBCalendario;areaSquadraBCalendario;[.$F19];areaSquadraACalendario;[.AA$2]);&quot;-&quot;)" office:value-type="float" office:value="0" calcext:value-type="float">
            <text:p>+0</text:p>
          </table:table-cell>
          <table:table-cell table:formula="of:=IF(AND([.$F19]&lt;&gt;[.AB$2];VLOOKUP([.$F19];areaCercaPuntiClassificaSquadre;3;0)=VLOOKUP([.AB$2];areaCercaPuntiClassificaSquadre;3;0));SUMIFS(areaDifferenzaPuntiACalendario;areaSquadraACalendario;[.$F19];areaSquadraBCalendario;[.AB$2])+SUMIFS(areaDifferenzaPuntiBCalendario;areaSquadraBCalendario;[.$F19];areaSquadraACalendario;[.AB$2]);&quot;-&quot;)" office:value-type="string" office:string-value="-" calcext:value-type="string">
            <text:p>-</text:p>
          </table:table-cell>
          <table:table-cell table:formula="of:=IF(AND([.$F19]&lt;&gt;[.AC$2];VLOOKUP([.$F19];areaCercaPuntiClassificaSquadre;3;0)=VLOOKUP([.AC$2];areaCercaPuntiClassificaSquadre;3;0));SUMIFS(areaDifferenzaPuntiACalendario;areaSquadraACalendario;[.$F19];areaSquadraBCalendario;[.AC$2])+SUMIFS(areaDifferenzaPuntiBCalendario;areaSquadraBCalendario;[.$F19];areaSquadraACalendario;[.AC$2]);&quot;-&quot;)" office:value-type="string" office:string-value="-" calcext:value-type="string">
            <text:p>-</text:p>
          </table:table-cell>
          <table:table-cell table:formula="of:=IF(AND([.$F19]&lt;&gt;[.AD$2];VLOOKUP([.$F19];areaCercaPuntiClassificaSquadre;3;0)=VLOOKUP([.AD$2];areaCercaPuntiClassificaSquadre;3;0));SUMIFS(areaDifferenzaPuntiACalendario;areaSquadraACalendario;[.$F19];areaSquadraBCalendario;[.AD$2])+SUMIFS(areaDifferenzaPuntiBCalendario;areaSquadraBCalendario;[.$F19];areaSquadraACalendario;[.AD$2]);&quot;-&quot;)" office:value-type="string" office:string-value="-" calcext:value-type="string">
            <text:p>-</text:p>
          </table:table-cell>
          <table:table-cell table:formula="of:=IF(AND([.$F19]&lt;&gt;[.AE$2];VLOOKUP([.$F19];areaCercaPuntiClassificaSquadre;3;0)=VLOOKUP([.AE$2];areaCercaPuntiClassificaSquadre;3;0));SUMIFS(areaDifferenzaPuntiACalendario;areaSquadraACalendario;[.$F19];areaSquadraBCalendario;[.AE$2])+SUMIFS(areaDifferenzaPuntiBCalendario;areaSquadraBCalendario;[.$F19];areaSquadraACalendario;[.AE$2]);&quot;-&quot;)" office:value-type="float" office:value="0" calcext:value-type="float">
            <text:p>+0</text:p>
          </table:table-cell>
          <table:table-cell table:formula="of:=IF(AND([.$F19]&lt;&gt;[.AF$2];VLOOKUP([.$F19];areaCercaPuntiClassificaSquadre;3;0)=VLOOKUP([.AF$2];areaCercaPuntiClassificaSquadre;3;0));SUMIFS(areaDifferenzaPuntiACalendario;areaSquadraACalendario;[.$F19];areaSquadraBCalendario;[.AF$2])+SUMIFS(areaDifferenzaPuntiBCalendario;areaSquadraBCalendario;[.$F19];areaSquadraACalendario;[.AF$2]);&quot;-&quot;)" office:value-type="float" office:value="0" calcext:value-type="float">
            <text:p>+0</text:p>
          </table:table-cell>
          <table:table-cell table:formula="of:=IF(AND([.$F19]&lt;&gt;[.AG$2];VLOOKUP([.$F19];areaCercaPuntiClassificaSquadre;3;0)=VLOOKUP([.AG$2];areaCercaPuntiClassificaSquadre;3;0));SUMIFS(areaDifferenzaPuntiACalendario;areaSquadraACalendario;[.$F19];areaSquadraBCalendario;[.AG$2])+SUMIFS(areaDifferenzaPuntiBCalendario;areaSquadraBCalendario;[.$F19];areaSquadraACalendario;[.AG$2]);&quot;-&quot;)" office:value-type="float" office:value="0" calcext:value-type="float">
            <text:p>+0</text:p>
          </table:table-cell>
          <table:table-cell table:formula="of:=IF(AND([.$F19]&lt;&gt;[.AH$2];VLOOKUP([.$F19];areaCercaPuntiClassificaSquadre;3;0)=VLOOKUP([.AH$2];areaCercaPuntiClassificaSquadre;3;0));SUMIFS(areaDifferenzaPuntiACalendario;areaSquadraACalendario;[.$F19];areaSquadraBCalendario;[.AH$2])+SUMIFS(areaDifferenzaPuntiBCalendario;areaSquadraBCalendario;[.$F19];areaSquadraACalendario;[.AH$2]);&quot;-&quot;)" office:value-type="float" office:value="0" calcext:value-type="float">
            <text:p>+0</text:p>
          </table:table-cell>
          <table:table-cell table:formula="of:=IF(AND([.$F19]&lt;&gt;[.AI$2];VLOOKUP([.$F19];areaCercaPuntiClassificaSquadre;3;0)=VLOOKUP([.AI$2];areaCercaPuntiClassificaSquadre;3;0));SUMIFS(areaDifferenzaPuntiACalendario;areaSquadraACalendario;[.$F19];areaSquadraBCalendario;[.AI$2])+SUMIFS(areaDifferenzaPuntiBCalendario;areaSquadraBCalendario;[.$F19];areaSquadraACalendario;[.AI$2]);&quot;-&quot;)" office:value-type="string" office:string-value="-" calcext:value-type="string">
            <text:p>-</text:p>
          </table:table-cell>
          <table:table-cell table:formula="of:=IF(AND([.$F19]&lt;&gt;[.AJ$2];VLOOKUP([.$F19];areaCercaPuntiClassificaSquadre;3;0)=VLOOKUP([.AJ$2];areaCercaPuntiClassificaSquadre;3;0));SUMIFS(areaDifferenzaPuntiACalendario;areaSquadraACalendario;[.$F19];areaSquadraBCalendario;[.AJ$2])+SUMIFS(areaDifferenzaPuntiBCalendario;areaSquadraBCalendario;[.$F19];areaSquadraACalendario;[.AJ$2]);&quot;-&quot;)" office:value-type="float" office:value="0" calcext:value-type="float">
            <text:p>+0</text:p>
          </table:table-cell>
          <table:table-cell table:style-name="ce77" table:formula="of:=IF(AND([.$F19]&lt;&gt;[.AK$2];VLOOKUP([.$F19];areaCercaPuntiClassificaSquadre;3;0)=VLOOKUP([.AK$2];areaCercaPuntiClassificaSquadre;3;0));SUMIFS(areaPuntiFattiACalendario;areaSquadraACalendario;[.$F19];areaSquadraBCalendario;[.AK$2])+SUMIFS(areaPuntiFattiBCalendario;areaSquadraBCalendario;[.$F19];areaSquadraACalendario;[.AK$2]);&quot;-&quot;)" office:value-type="float" office:value="0" calcext:value-type="float">
            <text:p>0</text:p>
          </table:table-cell>
          <table:table-cell table:formula="of:=IF(AND([.$F19]&lt;&gt;[.AL$2];VLOOKUP([.$F19];areaCercaPuntiClassificaSquadre;3;0)=VLOOKUP([.AL$2];areaCercaPuntiClassificaSquadre;3;0));SUMIFS(areaPuntiFattiACalendario;areaSquadraACalendario;[.$F19];areaSquadraBCalendario;[.AL$2])+SUMIFS(areaPuntiFattiBCalendario;areaSquadraBCalendario;[.$F19];areaSquadraACalendario;[.AL$2]);&quot;-&quot;)" office:value-type="string" office:string-value="-" calcext:value-type="string">
            <text:p>-</text:p>
          </table:table-cell>
          <table:table-cell table:formula="of:=IF(AND([.$F19]&lt;&gt;[.AM$2];VLOOKUP([.$F19];areaCercaPuntiClassificaSquadre;3;0)=VLOOKUP([.AM$2];areaCercaPuntiClassificaSquadre;3;0));SUMIFS(areaPuntiFattiACalendario;areaSquadraACalendario;[.$F19];areaSquadraBCalendario;[.AM$2])+SUMIFS(areaPuntiFattiBCalendario;areaSquadraBCalendario;[.$F19];areaSquadraACalendario;[.AM$2]);&quot;-&quot;)" office:value-type="string" office:string-value="-" calcext:value-type="string">
            <text:p>-</text:p>
          </table:table-cell>
          <table:table-cell table:formula="of:=IF(AND([.$F19]&lt;&gt;[.AN$2];VLOOKUP([.$F19];areaCercaPuntiClassificaSquadre;3;0)=VLOOKUP([.AN$2];areaCercaPuntiClassificaSquadre;3;0));SUMIFS(areaPuntiFattiACalendario;areaSquadraACalendario;[.$F19];areaSquadraBCalendario;[.AN$2])+SUMIFS(areaPuntiFattiBCalendario;areaSquadraBCalendario;[.$F19];areaSquadraACalendario;[.AN$2]);&quot;-&quot;)" office:value-type="string" office:string-value="-" calcext:value-type="string">
            <text:p>-</text:p>
          </table:table-cell>
          <table:table-cell table:formula="of:=IF(AND([.$F19]&lt;&gt;[.AO$2];VLOOKUP([.$F19];areaCercaPuntiClassificaSquadre;3;0)=VLOOKUP([.AO$2];areaCercaPuntiClassificaSquadre;3;0));SUMIFS(areaPuntiFattiACalendario;areaSquadraACalendario;[.$F19];areaSquadraBCalendario;[.AO$2])+SUMIFS(areaPuntiFattiBCalendario;areaSquadraBCalendario;[.$F19];areaSquadraACalendario;[.AO$2]);&quot;-&quot;)" office:value-type="float" office:value="0" calcext:value-type="float">
            <text:p>0</text:p>
          </table:table-cell>
          <table:table-cell table:formula="of:=IF(AND([.$F19]&lt;&gt;[.AP$2];VLOOKUP([.$F19];areaCercaPuntiClassificaSquadre;3;0)=VLOOKUP([.AP$2];areaCercaPuntiClassificaSquadre;3;0));SUMIFS(areaPuntiFattiACalendario;areaSquadraACalendario;[.$F19];areaSquadraBCalendario;[.AP$2])+SUMIFS(areaPuntiFattiBCalendario;areaSquadraBCalendario;[.$F19];areaSquadraACalendario;[.AP$2]);&quot;-&quot;)" office:value-type="string" office:string-value="-" calcext:value-type="string">
            <text:p>-</text:p>
          </table:table-cell>
          <table:table-cell table:formula="of:=IF(AND([.$F19]&lt;&gt;[.AQ$2];VLOOKUP([.$F19];areaCercaPuntiClassificaSquadre;3;0)=VLOOKUP([.AQ$2];areaCercaPuntiClassificaSquadre;3;0));SUMIFS(areaPuntiFattiACalendario;areaSquadraACalendario;[.$F19];areaSquadraBCalendario;[.AQ$2])+SUMIFS(areaPuntiFattiBCalendario;areaSquadraBCalendario;[.$F19];areaSquadraACalendario;[.AQ$2]);&quot;-&quot;)" office:value-type="string" office:string-value="-" calcext:value-type="string">
            <text:p>-</text:p>
          </table:table-cell>
          <table:table-cell table:formula="of:=IF(AND([.$F19]&lt;&gt;[.AR$2];VLOOKUP([.$F19];areaCercaPuntiClassificaSquadre;3;0)=VLOOKUP([.AR$2];areaCercaPuntiClassificaSquadre;3;0));SUMIFS(areaPuntiFattiACalendario;areaSquadraACalendario;[.$F19];areaSquadraBCalendario;[.AR$2])+SUMIFS(areaPuntiFattiBCalendario;areaSquadraBCalendario;[.$F19];areaSquadraACalendario;[.AR$2]);&quot;-&quot;)" office:value-type="string" office:string-value="-" calcext:value-type="string">
            <text:p>-</text:p>
          </table:table-cell>
          <table:table-cell table:formula="of:=IF(AND([.$F19]&lt;&gt;[.AS$2];VLOOKUP([.$F19];areaCercaPuntiClassificaSquadre;3;0)=VLOOKUP([.AS$2];areaCercaPuntiClassificaSquadre;3;0));SUMIFS(areaPuntiFattiACalendario;areaSquadraACalendario;[.$F19];areaSquadraBCalendario;[.AS$2])+SUMIFS(areaPuntiFattiBCalendario;areaSquadraBCalendario;[.$F19];areaSquadraACalendario;[.AS$2]);&quot;-&quot;)" office:value-type="float" office:value="0" calcext:value-type="float">
            <text:p>0</text:p>
          </table:table-cell>
          <table:table-cell table:formula="of:=IF(AND([.$F19]&lt;&gt;[.AT$2];VLOOKUP([.$F19];areaCercaPuntiClassificaSquadre;3;0)=VLOOKUP([.AT$2];areaCercaPuntiClassificaSquadre;3;0));SUMIFS(areaPuntiFattiACalendario;areaSquadraACalendario;[.$F19];areaSquadraBCalendario;[.AT$2])+SUMIFS(areaPuntiFattiBCalendario;areaSquadraBCalendario;[.$F19];areaSquadraACalendario;[.AT$2]);&quot;-&quot;)" office:value-type="string" office:string-value="-" calcext:value-type="string">
            <text:p>-</text:p>
          </table:table-cell>
          <table:table-cell table:style-name="ce54" table:formula="of:=IF(AND([.$F19]&lt;&gt;[.AU$2];VLOOKUP([.$F19];areaCercaPuntiClassificaSquadre;3;0)=VLOOKUP([.AU$2];areaCercaPuntiClassificaSquadre;3;0));SUMIFS(areaPuntiFattiACalendario;areaSquadraACalendario;[.$F19];areaSquadraBCalendario;[.AU$2])+SUMIFS(areaPuntiFattiBCalendario;areaSquadraBCalendario;[.$F19];areaSquadraACalendario;[.AU$2]);&quot;-&quot;)" office:value-type="string" office:string-value="-" calcext:value-type="string">
            <text:p>-</text:p>
          </table:table-cell>
          <table:table-cell table:style-name="ce54" table:formula="of:=IF(AND([.$F19]&lt;&gt;[.AV$2];VLOOKUP([.$F19];areaCercaPuntiClassificaSquadre;3;0)=VLOOKUP([.AV$2];areaCercaPuntiClassificaSquadre;3;0));SUMIFS(areaPuntiFattiACalendario;areaSquadraACalendario;[.$F19];areaSquadraBCalendario;[.AV$2])+SUMIFS(areaPuntiFattiBCalendario;areaSquadraBCalendario;[.$F19];areaSquadraACalendario;[.AV$2]);&quot;-&quot;)" office:value-type="string" office:string-value="-" calcext:value-type="string">
            <text:p>-</text:p>
          </table:table-cell>
          <table:table-cell table:style-name="ce54" table:formula="of:=IF(AND([.$F19]&lt;&gt;[.AW$2];VLOOKUP([.$F19];areaCercaPuntiClassificaSquadre;3;0)=VLOOKUP([.AW$2];areaCercaPuntiClassificaSquadre;3;0));SUMIFS(areaPuntiFattiACalendario;areaSquadraACalendario;[.$F19];areaSquadraBCalendario;[.AW$2])+SUMIFS(areaPuntiFattiBCalendario;areaSquadraBCalendario;[.$F19];areaSquadraACalendario;[.AW$2]);&quot;-&quot;)" office:value-type="float" office:value="0" calcext:value-type="float">
            <text:p>0</text:p>
          </table:table-cell>
          <table:table-cell table:style-name="ce54" table:formula="of:=IF(AND([.$F19]&lt;&gt;[.AX$2];VLOOKUP([.$F19];areaCercaPuntiClassificaSquadre;3;0)=VLOOKUP([.AX$2];areaCercaPuntiClassificaSquadre;3;0));SUMIFS(areaPuntiFattiACalendario;areaSquadraACalendario;[.$F19];areaSquadraBCalendario;[.AX$2])+SUMIFS(areaPuntiFattiBCalendario;areaSquadraBCalendario;[.$F19];areaSquadraACalendario;[.AX$2]);&quot;-&quot;)" office:value-type="float" office:value="0" calcext:value-type="float">
            <text:p>0</text:p>
          </table:table-cell>
          <table:table-cell table:style-name="ce54" table:formula="of:=IF(AND([.$F19]&lt;&gt;[.AY$2];VLOOKUP([.$F19];areaCercaPuntiClassificaSquadre;3;0)=VLOOKUP([.AY$2];areaCercaPuntiClassificaSquadre;3;0));SUMIFS(areaPuntiFattiACalendario;areaSquadraACalendario;[.$F19];areaSquadraBCalendario;[.AY$2])+SUMIFS(areaPuntiFattiBCalendario;areaSquadraBCalendario;[.$F19];areaSquadraACalendario;[.AY$2]);&quot;-&quot;)" office:value-type="float" office:value="0" calcext:value-type="float">
            <text:p>0</text:p>
          </table:table-cell>
          <table:table-cell table:style-name="ce54" table:formula="of:=IF(AND([.$F19]&lt;&gt;[.AZ$2];VLOOKUP([.$F19];areaCercaPuntiClassificaSquadre;3;0)=VLOOKUP([.AZ$2];areaCercaPuntiClassificaSquadre;3;0));SUMIFS(areaPuntiFattiACalendario;areaSquadraACalendario;[.$F19];areaSquadraBCalendario;[.AZ$2])+SUMIFS(areaPuntiFattiBCalendario;areaSquadraBCalendario;[.$F19];areaSquadraACalendario;[.AZ$2]);&quot;-&quot;)" office:value-type="float" office:value="0" calcext:value-type="float">
            <text:p>0</text:p>
          </table:table-cell>
          <table:table-cell table:style-name="ce54" table:formula="of:=IF(AND([.$F19]&lt;&gt;[.BA$2];VLOOKUP([.$F19];areaCercaPuntiClassificaSquadre;3;0)=VLOOKUP([.BA$2];areaCercaPuntiClassificaSquadre;3;0));SUMIFS(areaPuntiFattiACalendario;areaSquadraACalendario;[.$F19];areaSquadraBCalendario;[.BA$2])+SUMIFS(areaPuntiFattiBCalendario;areaSquadraBCalendario;[.$F19];areaSquadraACalendario;[.BA$2]);&quot;-&quot;)" office:value-type="string" office:string-value="-" calcext:value-type="string">
            <text:p>-</text:p>
          </table:table-cell>
          <table:table-cell table:style-name="ce54" table:formula="of:=IF(AND([.$F19]&lt;&gt;[.BB$2];VLOOKUP([.$F19];areaCercaPuntiClassificaSquadre;3;0)=VLOOKUP([.BB$2];areaCercaPuntiClassificaSquadre;3;0));SUMIFS(areaPuntiFattiACalendario;areaSquadraACalendario;[.$F19];areaSquadraBCalendario;[.BB$2])+SUMIFS(areaPuntiFattiBCalendario;areaSquadraBCalendario;[.$F19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8" calcext:value-type="float">
            <text:p>18</text:p>
          </table:table-cell>
          <table:table-cell table:style-name="ce15" office:value-type="string" calcext:value-type="string">
            <text:p>De Vizia Avellino</text:p>
          </table:table-cell>
          <table:table-cell table:style-name="ce15" office:value-type="string" calcext:value-type="string">
            <text:p>PalaDelMauro</text:p>
          </table:table-cell>
          <table:table-cell table:style-name="ce15" table:formula="of:=&quot;https://www.google.it/maps/search/&quot;&amp;SUBSTITUTE([.C20];&quot; &quot;;&quot;+&quot;)" office:value-type="string" office:string-value="https://www.google.it/maps/search/PalaDelMauro" calcext:value-type="string">
            <text:p>https://www.google.it/maps/search/PalaDelMauro</text:p>
          </table:table-cell>
          <table:table-cell table:formula="of:=COUNTIF(areaCoefficienteSquadre;&quot;&gt;=&quot;&amp;[.$G20])-1" office:value-type="float" office:value="11" calcext:value-type="float">
            <text:p>11</text:p>
          </table:table-cell>
          <table:table-cell table:formula="of:=[.B20]&amp;&quot;&quot;" office:value-type="string" office:string-value="De Vizia Avellino" calcext:value-type="string">
            <text:p>De Vizia Avellino</text:p>
          </table:table-cell>
          <table:table-cell table:formula="of:=TEXT([.$H20];&quot;0000&quot;)&amp;TEXT(5000+SUM([.$S20:.$AJ20]);&quot;+0000;-0000&quot;)&amp;TEXT(SUM([.$AK20:.$BB20]);&quot;+0000;-0000&quot;)&amp;TEXT(5000+[.$O20];&quot;+0000;-0000&quot;)&amp;TEXT([.$M20];&quot;+0000;-0000&quot;)&amp;TEXT(ORG.LIBREOFFICE.RANDBETWEEN.NV(0;9999);&quot;+0000;-0000&quot;)" office:value-type="string" office:string-value="0000+5000+0000+4995+0096+3571" calcext:value-type="string">
            <text:p>0000+5000+0000+4995+0096+3571</text:p>
          </table:table-cell>
          <table:table-cell table:formula="of:=[.J20]*constPuntiVittoria+[.K20]*constPuntiSconfitta+[.L20]*constPuntiForfait" office:value-type="float" office:value="0" calcext:value-type="float">
            <text:p>0</text:p>
          </table:table-cell>
          <table:table-cell table:formula="of:=SUM([.J20:.L20])" office:value-type="float" office:value="1" calcext:value-type="float">
            <text:p>1</text:p>
          </table:table-cell>
          <table:table-cell table:formula="of:=SUMIF(areaSquadraACalendario;[.F20];areaVintaACalendario)+SUMIF(areaSquadraBCalendario;[.F20];areaVintaBCalendario)" office:value-type="float" office:value="0" calcext:value-type="float">
            <text:p>0</text:p>
          </table:table-cell>
          <table:table-cell table:formula="of:=SUMIF(areaSquadraACalendario;[.F20];areaPersaACalendario)+SUMIF(areaSquadraBCalendario;[.F20];areaPersaBCalendario)" office:value-type="float" office:value="1" calcext:value-type="float">
            <text:p>1</text:p>
          </table:table-cell>
          <table:table-cell table:formula="of:=SUMIF(areaSquadraACalendario;[.F20];areaForfaitACalendario)+SUMIF(areaSquadraBCalendario;[.F20];areaForfaitBCalendario)" office:value-type="float" office:value="0" calcext:value-type="float">
            <text:p>0</text:p>
          </table:table-cell>
          <table:table-cell table:formula="of:=SUMIF(areaSquadraACalendario;[.F20];areaPuntiFattiACalendario)+SUMIF(areaSquadraBCalendario;[.F20];areaPuntiFattiBCalendario)" office:value-type="float" office:value="96" calcext:value-type="float">
            <text:p>96</text:p>
          </table:table-cell>
          <table:table-cell table:formula="of:=SUMIF(areaSquadraACalendario;[.F20];areaPuntiSubitiACalendario)+SUMIF(areaSquadraBCalendario;[.F20];areaPuntiSubitiBCalendario)" office:value-type="float" office:value="101" calcext:value-type="float">
            <text:p>101</text:p>
          </table:table-cell>
          <table:table-cell table:formula="of:=SUMIF(areaSquadraACalendario;[.F20];areaDifferenzaPuntiACalendario)+SUMIF(areaSquadraBCalendario;[.F20];areaDifferenzaPuntiBCalendario)" office:value-type="float" office:value="-5" calcext:value-type="float">
            <text:p>-5</text:p>
          </table:table-cell>
          <table:table-cell table:formula="of:=IF([.I20]=0;0;ROUND([.M20]/[.I20];2))" office:value-type="float" office:value="96" calcext:value-type="float">
            <text:p>96</text:p>
          </table:table-cell>
          <table:table-cell table:formula="of:=IF([.I20]=0;0;ROUND([.N20]/[.I20];2))" office:value-type="float" office:value="101" calcext:value-type="float">
            <text:p>101</text:p>
          </table:table-cell>
          <table:table-cell table:formula="of:=IF([.I20]=0;0;ROUND([.O20]/[.I20];2))" office:value-type="float" office:value="-5" calcext:value-type="float">
            <text:p>-5,00</text:p>
          </table:table-cell>
          <table:table-cell table:formula="of:=IF(AND([.$F20]&lt;&gt;[.S$2];VLOOKUP([.$F20];areaCercaPuntiClassificaSquadre;3;0)=VLOOKUP([.S$2];areaCercaPuntiClassificaSquadre;3;0));SUMIFS(areaDifferenzaPuntiACalendario;areaSquadraACalendario;[.$F20];areaSquadraBCalendario;[.S$2])+SUMIFS(areaDifferenzaPuntiBCalendario;areaSquadraBCalendario;[.$F20];areaSquadraACalendario;[.S$2]);&quot;-&quot;)" office:value-type="float" office:value="0" calcext:value-type="float">
            <text:p>+0</text:p>
          </table:table-cell>
          <table:table-cell table:formula="of:=IF(AND([.$F20]&lt;&gt;[.T$2];VLOOKUP([.$F20];areaCercaPuntiClassificaSquadre;3;0)=VLOOKUP([.T$2];areaCercaPuntiClassificaSquadre;3;0));SUMIFS(areaDifferenzaPuntiACalendario;areaSquadraACalendario;[.$F20];areaSquadraBCalendario;[.T$2])+SUMIFS(areaDifferenzaPuntiBCalendario;areaSquadraBCalendario;[.$F20];areaSquadraACalendario;[.T$2]);&quot;-&quot;)" office:value-type="string" office:string-value="-" calcext:value-type="string">
            <text:p>-</text:p>
          </table:table-cell>
          <table:table-cell table:formula="of:=IF(AND([.$F20]&lt;&gt;[.U$2];VLOOKUP([.$F20];areaCercaPuntiClassificaSquadre;3;0)=VLOOKUP([.U$2];areaCercaPuntiClassificaSquadre;3;0));SUMIFS(areaDifferenzaPuntiACalendario;areaSquadraACalendario;[.$F20];areaSquadraBCalendario;[.U$2])+SUMIFS(areaDifferenzaPuntiBCalendario;areaSquadraBCalendario;[.$F20];areaSquadraACalendario;[.U$2]);&quot;-&quot;)" office:value-type="string" office:string-value="-" calcext:value-type="string">
            <text:p>-</text:p>
          </table:table-cell>
          <table:table-cell table:formula="of:=IF(AND([.$F20]&lt;&gt;[.V$2];VLOOKUP([.$F20];areaCercaPuntiClassificaSquadre;3;0)=VLOOKUP([.V$2];areaCercaPuntiClassificaSquadre;3;0));SUMIFS(areaDifferenzaPuntiACalendario;areaSquadraACalendario;[.$F20];areaSquadraBCalendario;[.V$2])+SUMIFS(areaDifferenzaPuntiBCalendario;areaSquadraBCalendario;[.$F20];areaSquadraACalendario;[.V$2]);&quot;-&quot;)" office:value-type="string" office:string-value="-" calcext:value-type="string">
            <text:p>-</text:p>
          </table:table-cell>
          <table:table-cell table:formula="of:=IF(AND([.$F20]&lt;&gt;[.W$2];VLOOKUP([.$F20];areaCercaPuntiClassificaSquadre;3;0)=VLOOKUP([.W$2];areaCercaPuntiClassificaSquadre;3;0));SUMIFS(areaDifferenzaPuntiACalendario;areaSquadraACalendario;[.$F20];areaSquadraBCalendario;[.W$2])+SUMIFS(areaDifferenzaPuntiBCalendario;areaSquadraBCalendario;[.$F20];areaSquadraACalendario;[.W$2]);&quot;-&quot;)" office:value-type="float" office:value="0" calcext:value-type="float">
            <text:p>+0</text:p>
          </table:table-cell>
          <table:table-cell table:formula="of:=IF(AND([.$F20]&lt;&gt;[.X$2];VLOOKUP([.$F20];areaCercaPuntiClassificaSquadre;3;0)=VLOOKUP([.X$2];areaCercaPuntiClassificaSquadre;3;0));SUMIFS(areaDifferenzaPuntiACalendario;areaSquadraACalendario;[.$F20];areaSquadraBCalendario;[.X$2])+SUMIFS(areaDifferenzaPuntiBCalendario;areaSquadraBCalendario;[.$F20];areaSquadraACalendario;[.X$2]);&quot;-&quot;)" office:value-type="string" office:string-value="-" calcext:value-type="string">
            <text:p>-</text:p>
          </table:table-cell>
          <table:table-cell table:formula="of:=IF(AND([.$F20]&lt;&gt;[.Y$2];VLOOKUP([.$F20];areaCercaPuntiClassificaSquadre;3;0)=VLOOKUP([.Y$2];areaCercaPuntiClassificaSquadre;3;0));SUMIFS(areaDifferenzaPuntiACalendario;areaSquadraACalendario;[.$F20];areaSquadraBCalendario;[.Y$2])+SUMIFS(areaDifferenzaPuntiBCalendario;areaSquadraBCalendario;[.$F20];areaSquadraACalendario;[.Y$2]);&quot;-&quot;)" office:value-type="string" office:string-value="-" calcext:value-type="string">
            <text:p>-</text:p>
          </table:table-cell>
          <table:table-cell table:formula="of:=IF(AND([.$F20]&lt;&gt;[.Z$2];VLOOKUP([.$F20];areaCercaPuntiClassificaSquadre;3;0)=VLOOKUP([.Z$2];areaCercaPuntiClassificaSquadre;3;0));SUMIFS(areaDifferenzaPuntiACalendario;areaSquadraACalendario;[.$F20];areaSquadraBCalendario;[.Z$2])+SUMIFS(areaDifferenzaPuntiBCalendario;areaSquadraBCalendario;[.$F20];areaSquadraACalendario;[.Z$2]);&quot;-&quot;)" office:value-type="string" office:string-value="-" calcext:value-type="string">
            <text:p>-</text:p>
          </table:table-cell>
          <table:table-cell table:formula="of:=IF(AND([.$F20]&lt;&gt;[.AA$2];VLOOKUP([.$F20];areaCercaPuntiClassificaSquadre;3;0)=VLOOKUP([.AA$2];areaCercaPuntiClassificaSquadre;3;0));SUMIFS(areaDifferenzaPuntiACalendario;areaSquadraACalendario;[.$F20];areaSquadraBCalendario;[.AA$2])+SUMIFS(areaDifferenzaPuntiBCalendario;areaSquadraBCalendario;[.$F20];areaSquadraACalendario;[.AA$2]);&quot;-&quot;)" office:value-type="float" office:value="0" calcext:value-type="float">
            <text:p>+0</text:p>
          </table:table-cell>
          <table:table-cell table:formula="of:=IF(AND([.$F20]&lt;&gt;[.AB$2];VLOOKUP([.$F20];areaCercaPuntiClassificaSquadre;3;0)=VLOOKUP([.AB$2];areaCercaPuntiClassificaSquadre;3;0));SUMIFS(areaDifferenzaPuntiACalendario;areaSquadraACalendario;[.$F20];areaSquadraBCalendario;[.AB$2])+SUMIFS(areaDifferenzaPuntiBCalendario;areaSquadraBCalendario;[.$F20];areaSquadraACalendario;[.AB$2]);&quot;-&quot;)" office:value-type="string" office:string-value="-" calcext:value-type="string">
            <text:p>-</text:p>
          </table:table-cell>
          <table:table-cell table:formula="of:=IF(AND([.$F20]&lt;&gt;[.AC$2];VLOOKUP([.$F20];areaCercaPuntiClassificaSquadre;3;0)=VLOOKUP([.AC$2];areaCercaPuntiClassificaSquadre;3;0));SUMIFS(areaDifferenzaPuntiACalendario;areaSquadraACalendario;[.$F20];areaSquadraBCalendario;[.AC$2])+SUMIFS(areaDifferenzaPuntiBCalendario;areaSquadraBCalendario;[.$F20];areaSquadraACalendario;[.AC$2]);&quot;-&quot;)" office:value-type="string" office:string-value="-" calcext:value-type="string">
            <text:p>-</text:p>
          </table:table-cell>
          <table:table-cell table:formula="of:=IF(AND([.$F20]&lt;&gt;[.AD$2];VLOOKUP([.$F20];areaCercaPuntiClassificaSquadre;3;0)=VLOOKUP([.AD$2];areaCercaPuntiClassificaSquadre;3;0));SUMIFS(areaDifferenzaPuntiACalendario;areaSquadraACalendario;[.$F20];areaSquadraBCalendario;[.AD$2])+SUMIFS(areaDifferenzaPuntiBCalendario;areaSquadraBCalendario;[.$F20];areaSquadraACalendario;[.AD$2]);&quot;-&quot;)" office:value-type="string" office:string-value="-" calcext:value-type="string">
            <text:p>-</text:p>
          </table:table-cell>
          <table:table-cell table:formula="of:=IF(AND([.$F20]&lt;&gt;[.AE$2];VLOOKUP([.$F20];areaCercaPuntiClassificaSquadre;3;0)=VLOOKUP([.AE$2];areaCercaPuntiClassificaSquadre;3;0));SUMIFS(areaDifferenzaPuntiACalendario;areaSquadraACalendario;[.$F20];areaSquadraBCalendario;[.AE$2])+SUMIFS(areaDifferenzaPuntiBCalendario;areaSquadraBCalendario;[.$F20];areaSquadraACalendario;[.AE$2]);&quot;-&quot;)" office:value-type="float" office:value="0" calcext:value-type="float">
            <text:p>+0</text:p>
          </table:table-cell>
          <table:table-cell table:formula="of:=IF(AND([.$F20]&lt;&gt;[.AF$2];VLOOKUP([.$F20];areaCercaPuntiClassificaSquadre;3;0)=VLOOKUP([.AF$2];areaCercaPuntiClassificaSquadre;3;0));SUMIFS(areaDifferenzaPuntiACalendario;areaSquadraACalendario;[.$F20];areaSquadraBCalendario;[.AF$2])+SUMIFS(areaDifferenzaPuntiBCalendario;areaSquadraBCalendario;[.$F20];areaSquadraACalendario;[.AF$2]);&quot;-&quot;)" office:value-type="float" office:value="0" calcext:value-type="float">
            <text:p>+0</text:p>
          </table:table-cell>
          <table:table-cell table:formula="of:=IF(AND([.$F20]&lt;&gt;[.AG$2];VLOOKUP([.$F20];areaCercaPuntiClassificaSquadre;3;0)=VLOOKUP([.AG$2];areaCercaPuntiClassificaSquadre;3;0));SUMIFS(areaDifferenzaPuntiACalendario;areaSquadraACalendario;[.$F20];areaSquadraBCalendario;[.AG$2])+SUMIFS(areaDifferenzaPuntiBCalendario;areaSquadraBCalendario;[.$F20];areaSquadraACalendario;[.AG$2]);&quot;-&quot;)" office:value-type="float" office:value="0" calcext:value-type="float">
            <text:p>+0</text:p>
          </table:table-cell>
          <table:table-cell table:formula="of:=IF(AND([.$F20]&lt;&gt;[.AH$2];VLOOKUP([.$F20];areaCercaPuntiClassificaSquadre;3;0)=VLOOKUP([.AH$2];areaCercaPuntiClassificaSquadre;3;0));SUMIFS(areaDifferenzaPuntiACalendario;areaSquadraACalendario;[.$F20];areaSquadraBCalendario;[.AH$2])+SUMIFS(areaDifferenzaPuntiBCalendario;areaSquadraBCalendario;[.$F20];areaSquadraACalendario;[.AH$2]);&quot;-&quot;)" office:value-type="float" office:value="0" calcext:value-type="float">
            <text:p>+0</text:p>
          </table:table-cell>
          <table:table-cell table:formula="of:=IF(AND([.$F20]&lt;&gt;[.AI$2];VLOOKUP([.$F20];areaCercaPuntiClassificaSquadre;3;0)=VLOOKUP([.AI$2];areaCercaPuntiClassificaSquadre;3;0));SUMIFS(areaDifferenzaPuntiACalendario;areaSquadraACalendario;[.$F20];areaSquadraBCalendario;[.AI$2])+SUMIFS(areaDifferenzaPuntiBCalendario;areaSquadraBCalendario;[.$F20];areaSquadraACalendario;[.AI$2]);&quot;-&quot;)" office:value-type="float" office:value="0" calcext:value-type="float">
            <text:p>+0</text:p>
          </table:table-cell>
          <table:table-cell table:formula="of:=IF(AND([.$F20]&lt;&gt;[.AJ$2];VLOOKUP([.$F20];areaCercaPuntiClassificaSquadre;3;0)=VLOOKUP([.AJ$2];areaCercaPuntiClassificaSquadre;3;0));SUMIFS(areaDifferenzaPuntiACalendario;areaSquadraACalendario;[.$F20];areaSquadraBCalendario;[.AJ$2])+SUMIFS(areaDifferenzaPuntiBCalendario;areaSquadraBCalendario;[.$F20];areaSquadraACalendario;[.AJ$2]);&quot;-&quot;)" office:value-type="string" office:string-value="-" calcext:value-type="string">
            <text:p>-</text:p>
          </table:table-cell>
          <table:table-cell table:style-name="ce77" table:formula="of:=IF(AND([.$F20]&lt;&gt;[.AK$2];VLOOKUP([.$F20];areaCercaPuntiClassificaSquadre;3;0)=VLOOKUP([.AK$2];areaCercaPuntiClassificaSquadre;3;0));SUMIFS(areaPuntiFattiACalendario;areaSquadraACalendario;[.$F20];areaSquadraBCalendario;[.AK$2])+SUMIFS(areaPuntiFattiBCalendario;areaSquadraBCalendario;[.$F20];areaSquadraACalendario;[.AK$2]);&quot;-&quot;)" office:value-type="float" office:value="0" calcext:value-type="float">
            <text:p>0</text:p>
          </table:table-cell>
          <table:table-cell table:formula="of:=IF(AND([.$F20]&lt;&gt;[.AL$2];VLOOKUP([.$F20];areaCercaPuntiClassificaSquadre;3;0)=VLOOKUP([.AL$2];areaCercaPuntiClassificaSquadre;3;0));SUMIFS(areaPuntiFattiACalendario;areaSquadraACalendario;[.$F20];areaSquadraBCalendario;[.AL$2])+SUMIFS(areaPuntiFattiBCalendario;areaSquadraBCalendario;[.$F20];areaSquadraACalendario;[.AL$2]);&quot;-&quot;)" office:value-type="string" office:string-value="-" calcext:value-type="string">
            <text:p>-</text:p>
          </table:table-cell>
          <table:table-cell table:formula="of:=IF(AND([.$F20]&lt;&gt;[.AM$2];VLOOKUP([.$F20];areaCercaPuntiClassificaSquadre;3;0)=VLOOKUP([.AM$2];areaCercaPuntiClassificaSquadre;3;0));SUMIFS(areaPuntiFattiACalendario;areaSquadraACalendario;[.$F20];areaSquadraBCalendario;[.AM$2])+SUMIFS(areaPuntiFattiBCalendario;areaSquadraBCalendario;[.$F20];areaSquadraACalendario;[.AM$2]);&quot;-&quot;)" office:value-type="string" office:string-value="-" calcext:value-type="string">
            <text:p>-</text:p>
          </table:table-cell>
          <table:table-cell table:formula="of:=IF(AND([.$F20]&lt;&gt;[.AN$2];VLOOKUP([.$F20];areaCercaPuntiClassificaSquadre;3;0)=VLOOKUP([.AN$2];areaCercaPuntiClassificaSquadre;3;0));SUMIFS(areaPuntiFattiACalendario;areaSquadraACalendario;[.$F20];areaSquadraBCalendario;[.AN$2])+SUMIFS(areaPuntiFattiBCalendario;areaSquadraBCalendario;[.$F20];areaSquadraACalendario;[.AN$2]);&quot;-&quot;)" office:value-type="string" office:string-value="-" calcext:value-type="string">
            <text:p>-</text:p>
          </table:table-cell>
          <table:table-cell table:formula="of:=IF(AND([.$F20]&lt;&gt;[.AO$2];VLOOKUP([.$F20];areaCercaPuntiClassificaSquadre;3;0)=VLOOKUP([.AO$2];areaCercaPuntiClassificaSquadre;3;0));SUMIFS(areaPuntiFattiACalendario;areaSquadraACalendario;[.$F20];areaSquadraBCalendario;[.AO$2])+SUMIFS(areaPuntiFattiBCalendario;areaSquadraBCalendario;[.$F20];areaSquadraACalendario;[.AO$2]);&quot;-&quot;)" office:value-type="float" office:value="0" calcext:value-type="float">
            <text:p>0</text:p>
          </table:table-cell>
          <table:table-cell table:formula="of:=IF(AND([.$F20]&lt;&gt;[.AP$2];VLOOKUP([.$F20];areaCercaPuntiClassificaSquadre;3;0)=VLOOKUP([.AP$2];areaCercaPuntiClassificaSquadre;3;0));SUMIFS(areaPuntiFattiACalendario;areaSquadraACalendario;[.$F20];areaSquadraBCalendario;[.AP$2])+SUMIFS(areaPuntiFattiBCalendario;areaSquadraBCalendario;[.$F20];areaSquadraACalendario;[.AP$2]);&quot;-&quot;)" office:value-type="string" office:string-value="-" calcext:value-type="string">
            <text:p>-</text:p>
          </table:table-cell>
          <table:table-cell table:formula="of:=IF(AND([.$F20]&lt;&gt;[.AQ$2];VLOOKUP([.$F20];areaCercaPuntiClassificaSquadre;3;0)=VLOOKUP([.AQ$2];areaCercaPuntiClassificaSquadre;3;0));SUMIFS(areaPuntiFattiACalendario;areaSquadraACalendario;[.$F20];areaSquadraBCalendario;[.AQ$2])+SUMIFS(areaPuntiFattiBCalendario;areaSquadraBCalendario;[.$F20];areaSquadraACalendario;[.AQ$2]);&quot;-&quot;)" office:value-type="string" office:string-value="-" calcext:value-type="string">
            <text:p>-</text:p>
          </table:table-cell>
          <table:table-cell table:formula="of:=IF(AND([.$F20]&lt;&gt;[.AR$2];VLOOKUP([.$F20];areaCercaPuntiClassificaSquadre;3;0)=VLOOKUP([.AR$2];areaCercaPuntiClassificaSquadre;3;0));SUMIFS(areaPuntiFattiACalendario;areaSquadraACalendario;[.$F20];areaSquadraBCalendario;[.AR$2])+SUMIFS(areaPuntiFattiBCalendario;areaSquadraBCalendario;[.$F20];areaSquadraACalendario;[.AR$2]);&quot;-&quot;)" office:value-type="string" office:string-value="-" calcext:value-type="string">
            <text:p>-</text:p>
          </table:table-cell>
          <table:table-cell table:formula="of:=IF(AND([.$F20]&lt;&gt;[.AS$2];VLOOKUP([.$F20];areaCercaPuntiClassificaSquadre;3;0)=VLOOKUP([.AS$2];areaCercaPuntiClassificaSquadre;3;0));SUMIFS(areaPuntiFattiACalendario;areaSquadraACalendario;[.$F20];areaSquadraBCalendario;[.AS$2])+SUMIFS(areaPuntiFattiBCalendario;areaSquadraBCalendario;[.$F20];areaSquadraACalendario;[.AS$2]);&quot;-&quot;)" office:value-type="float" office:value="0" calcext:value-type="float">
            <text:p>0</text:p>
          </table:table-cell>
          <table:table-cell table:formula="of:=IF(AND([.$F20]&lt;&gt;[.AT$2];VLOOKUP([.$F20];areaCercaPuntiClassificaSquadre;3;0)=VLOOKUP([.AT$2];areaCercaPuntiClassificaSquadre;3;0));SUMIFS(areaPuntiFattiACalendario;areaSquadraACalendario;[.$F20];areaSquadraBCalendario;[.AT$2])+SUMIFS(areaPuntiFattiBCalendario;areaSquadraBCalendario;[.$F20];areaSquadraACalendario;[.AT$2]);&quot;-&quot;)" office:value-type="string" office:string-value="-" calcext:value-type="string">
            <text:p>-</text:p>
          </table:table-cell>
          <table:table-cell table:style-name="ce54" table:formula="of:=IF(AND([.$F20]&lt;&gt;[.AU$2];VLOOKUP([.$F20];areaCercaPuntiClassificaSquadre;3;0)=VLOOKUP([.AU$2];areaCercaPuntiClassificaSquadre;3;0));SUMIFS(areaPuntiFattiACalendario;areaSquadraACalendario;[.$F20];areaSquadraBCalendario;[.AU$2])+SUMIFS(areaPuntiFattiBCalendario;areaSquadraBCalendario;[.$F20];areaSquadraACalendario;[.AU$2]);&quot;-&quot;)" office:value-type="string" office:string-value="-" calcext:value-type="string">
            <text:p>-</text:p>
          </table:table-cell>
          <table:table-cell table:style-name="ce54" table:formula="of:=IF(AND([.$F20]&lt;&gt;[.AV$2];VLOOKUP([.$F20];areaCercaPuntiClassificaSquadre;3;0)=VLOOKUP([.AV$2];areaCercaPuntiClassificaSquadre;3;0));SUMIFS(areaPuntiFattiACalendario;areaSquadraACalendario;[.$F20];areaSquadraBCalendario;[.AV$2])+SUMIFS(areaPuntiFattiBCalendario;areaSquadraBCalendario;[.$F20];areaSquadraACalendario;[.AV$2]);&quot;-&quot;)" office:value-type="string" office:string-value="-" calcext:value-type="string">
            <text:p>-</text:p>
          </table:table-cell>
          <table:table-cell table:style-name="ce54" table:formula="of:=IF(AND([.$F20]&lt;&gt;[.AW$2];VLOOKUP([.$F20];areaCercaPuntiClassificaSquadre;3;0)=VLOOKUP([.AW$2];areaCercaPuntiClassificaSquadre;3;0));SUMIFS(areaPuntiFattiACalendario;areaSquadraACalendario;[.$F20];areaSquadraBCalendario;[.AW$2])+SUMIFS(areaPuntiFattiBCalendario;areaSquadraBCalendario;[.$F20];areaSquadraACalendario;[.AW$2]);&quot;-&quot;)" office:value-type="float" office:value="0" calcext:value-type="float">
            <text:p>0</text:p>
          </table:table-cell>
          <table:table-cell table:style-name="ce54" table:formula="of:=IF(AND([.$F20]&lt;&gt;[.AX$2];VLOOKUP([.$F20];areaCercaPuntiClassificaSquadre;3;0)=VLOOKUP([.AX$2];areaCercaPuntiClassificaSquadre;3;0));SUMIFS(areaPuntiFattiACalendario;areaSquadraACalendario;[.$F20];areaSquadraBCalendario;[.AX$2])+SUMIFS(areaPuntiFattiBCalendario;areaSquadraBCalendario;[.$F20];areaSquadraACalendario;[.AX$2]);&quot;-&quot;)" office:value-type="float" office:value="0" calcext:value-type="float">
            <text:p>0</text:p>
          </table:table-cell>
          <table:table-cell table:style-name="ce54" table:formula="of:=IF(AND([.$F20]&lt;&gt;[.AY$2];VLOOKUP([.$F20];areaCercaPuntiClassificaSquadre;3;0)=VLOOKUP([.AY$2];areaCercaPuntiClassificaSquadre;3;0));SUMIFS(areaPuntiFattiACalendario;areaSquadraACalendario;[.$F20];areaSquadraBCalendario;[.AY$2])+SUMIFS(areaPuntiFattiBCalendario;areaSquadraBCalendario;[.$F20];areaSquadraACalendario;[.AY$2]);&quot;-&quot;)" office:value-type="float" office:value="0" calcext:value-type="float">
            <text:p>0</text:p>
          </table:table-cell>
          <table:table-cell table:style-name="ce54" table:formula="of:=IF(AND([.$F20]&lt;&gt;[.AZ$2];VLOOKUP([.$F20];areaCercaPuntiClassificaSquadre;3;0)=VLOOKUP([.AZ$2];areaCercaPuntiClassificaSquadre;3;0));SUMIFS(areaPuntiFattiACalendario;areaSquadraACalendario;[.$F20];areaSquadraBCalendario;[.AZ$2])+SUMIFS(areaPuntiFattiBCalendario;areaSquadraBCalendario;[.$F20];areaSquadraACalendario;[.AZ$2]);&quot;-&quot;)" office:value-type="float" office:value="0" calcext:value-type="float">
            <text:p>0</text:p>
          </table:table-cell>
          <table:table-cell table:style-name="ce54" table:formula="of:=IF(AND([.$F20]&lt;&gt;[.BA$2];VLOOKUP([.$F20];areaCercaPuntiClassificaSquadre;3;0)=VLOOKUP([.BA$2];areaCercaPuntiClassificaSquadre;3;0));SUMIFS(areaPuntiFattiACalendario;areaSquadraACalendario;[.$F20];areaSquadraBCalendario;[.BA$2])+SUMIFS(areaPuntiFattiBCalendario;areaSquadraBCalendario;[.$F20];areaSquadraACalendario;[.BA$2]);&quot;-&quot;)" office:value-type="float" office:value="0" calcext:value-type="float">
            <text:p>0</text:p>
          </table:table-cell>
          <table:table-cell table:style-name="ce54" table:formula="of:=IF(AND([.$F20]&lt;&gt;[.BB$2];VLOOKUP([.$F20];areaCercaPuntiClassificaSquadre;3;0)=VLOOKUP([.BB$2];areaCercaPuntiClassificaSquadre;3;0));SUMIFS(areaPuntiFattiACalendario;areaSquadraACalendario;[.$F20];areaSquadraBCalendario;[.BB$2])+SUMIFS(areaPuntiFattiBCalendario;areaSquadraBCalendario;[.$F20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io" table:style-name="ta1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16" table:default-cell-style-name="ce10"/>
        <table:table-column table:style-name="co17" table:number-columns-repeated="2" table:default-cell-style-name="ce10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0" table:default-cell-style-name="ce10"/>
        <table:table-column table:style-name="co21" table:default-cell-style-name="ce10"/>
        <table:table-column table:style-name="co20" table:default-cell-style-name="ce10"/>
        <table:table-column table:style-name="co22" table:default-cell-style-name="ce109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8" table:default-cell-style-name="ce110"/>
        <table:table-column table:style-name="co22" table:default-cell-style-name="ce109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8" table:default-cell-style-name="ce110"/>
        <table:table-column table:style-name="co7" table:number-columns-repeated="2" table:default-cell-style-name="ce110"/>
        <table:table-row table:style-name="ro3">
          <table:table-cell table:style-name="ce107" table:formula="of:=constNomeCampionato&amp;&quot;&quot;" office:value-type="string" office:string-value="Campionato Italiano Basket" calcext:value-type="string" table:number-columns-spanned="9" table:number-rows-spanned="1">
            <text:p>Campionato Italiano Basket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rie A1" calcext:value-type="string" table:number-columns-spanned="9" table:number-rows-spanned="1">
            <text:p>Serie A1</text:p>
          </table:table-cell>
          <table:covered-table-cell table:number-columns-repeated="8" table:style-name="ce127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00/2001" calcext:value-type="string" table:number-columns-spanned="9" table:number-rows-spanned="1">
            <text:p>Stagione 2000/2001</text:p>
          </table:table-cell>
          <table:covered-table-cell table:number-columns-repeated="8" table:style-name="ce127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1-4&quot;;&quot;SEMIFINALI 1°-4° POSTO&quot;;&quot;1-8&quot;;&quot;QUARTI DI FINALE 1°-8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office:value-type="string" calcext:value-type="string">
            <text:p>Roosters Varese</text:p>
          </table:table-cell>
          <table:table-cell table:style-name="ce55" table:content-validation-name="val2" office:value-type="string" calcext:value-type="string">
            <text:p>Paf Fortitudo Bologna</text:p>
          </table:table-cell>
          <table:table-cell table:style-name="ce92" table:formula="of:=IF([.E9]=&quot;&quot;;&quot;&quot;;TEXT([.E9];&quot;ggg&quot;))" office:value-type="string" office:string-value="sab" calcext:value-type="string">
            <text:p>sab</text:p>
          </table:table-cell>
          <table:table-cell table:style-name="ce79" table:content-validation-name="val5" office:value-type="date" office:date-value="2000-10-14" calcext:value-type="date">
            <text:p>14 ott 2000</text:p>
          </table:table-cell>
          <table:table-cell table:style-name="ce80" table:content-validation-name="val6"/>
          <table:table-cell table:style-name="ce91" table:content-validation-name="val7" office:value-type="float" office:value="62" calcext:value-type="float" table:number-columns-spanned="1" table:number-rows-spanned="2">
            <text:p>6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80" calcext:value-type="float" table:number-columns-spanned="1" table:number-rows-spanned="2">
            <text:p>80</text:p>
          </table:table-cell>
          <table:table-cell table:style-name="ce63" table:formula="of:=IF([.$B9]=&quot;&quot;;&quot;(Squadra A)&quot;;[.$B9])" office:value-type="string" office:string-value="Roosters Varese" calcext:value-type="string">
            <text:p>Roosters Varese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62" calcext:value-type="float">
            <text:p>62</text:p>
          </table:table-cell>
          <table:table-cell table:style-name="ce54" table:formula="of:=IF([.$G9]+[.$I9]=0;;[.$I9])" office:value-type="float" office:value="80" calcext:value-type="float">
            <text:p>80</text:p>
          </table:table-cell>
          <table:table-cell table:style-name="ce70" table:formula="of:=IF([.$G9]+[.$I9]=0;;[.$G9]-[.$I9])" office:value-type="float" office:value="-18" calcext:value-type="float">
            <text:p>-18</text:p>
          </table:table-cell>
          <table:table-cell table:style-name="ce63" table:formula="of:=IF([.$C9]=&quot;&quot;;&quot;(Squadra B)&quot;;[.$C9])" office:value-type="string" office:string-value="Paf Fortitudo Bologna" calcext:value-type="string">
            <text:p>Paf Fortitudo Bologna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80" calcext:value-type="float">
            <text:p>80</text:p>
          </table:table-cell>
          <table:table-cell table:style-name="ce54" table:formula="of:=IF([.$G9]+[.$I9]=0;;[.$G9])" office:value-type="float" office:value="62" calcext:value-type="float">
            <text:p>62</text:p>
          </table:table-cell>
          <table:table-cell table:style-name="ce70" table:formula="of:=IF([.$G9]+[.$I9]=0;;[.$I9]-[.$G9])" office:value-type="float" office:value="18" calcext:value-type="float">
            <text:p>+18</text:p>
          </table:table-cell>
          <table:table-cell table:style-name="ce77" table:formula="of:=IF([.$G9]+[.$I9]=0;&quot;(Vincente)&quot;;IF([.$G9]&gt;[.$I9];[.$B9];[.$C9]))" office:value-type="string" office:string-value="Paf Fortitudo Bologna" calcext:value-type="string">
            <text:p>Paf Fortitudo Bologna</text:p>
          </table:table-cell>
          <table:table-cell table:style-name="ce77" table:formula="of:=IF([.$G9]+[.$I9]=0;&quot;(Perdente)&quot;;IF([.$G9]&lt;[.$I9];[.$B9];[.$C9]))" office:value-type="string" office:string-value="Roosters Varese" calcext:value-type="string">
            <text:p>Roosters Varese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Enerxenia Aren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office:value-type="string" calcext:value-type="string">
            <text:p>Benetton Treviso</text:p>
          </table:table-cell>
          <table:table-cell table:style-name="ce55" table:content-validation-name="val2" office:value-type="string" calcext:value-type="string">
            <text:p>Poliform Cantù</text:p>
          </table:table-cell>
          <table:table-cell table:style-name="ce92" table:formula="of:=IF([.E11]=&quot;&quot;;&quot;&quot;;TEXT([.E11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00-10-15" calcext:value-type="date">
            <text:p>15 ott 2000</text:p>
          </table:table-cell>
          <table:table-cell table:style-name="ce80" table:content-validation-name="val6"/>
          <table:table-cell table:style-name="ce91" table:content-validation-name="val7" office:value-type="float" office:value="100" calcext:value-type="float" table:number-columns-spanned="1" table:number-rows-spanned="2">
            <text:p>10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71" calcext:value-type="float" table:number-columns-spanned="1" table:number-rows-spanned="2">
            <text:p>71</text:p>
          </table:table-cell>
          <table:table-cell table:style-name="ce63" table:formula="of:=IF([.$B11]=&quot;&quot;;&quot;(Squadra A)&quot;;[.$B11])" office:value-type="string" office:string-value="Benetton Treviso" calcext:value-type="string">
            <text:p>Benetton Treviso</text:p>
          </table:table-cell>
          <table:table-cell table:style-name="ce54" table:formula="of:=IF([.$G11]+[.$I11]=0;;IF([.$G11]&gt;[.$I11];1;0))" office:value-type="float" office:value="1" calcext:value-type="float">
            <text:p>1</text:p>
          </table:table-cell>
          <table:table-cell table:style-name="ce77" table:formula="of:=IF([.$G11]+[.$I11]=0;;IF([.$G11]&lt;[.$I11];IF([.$G11]&amp;&quot;-&quot;&amp;[.$I11]=&quot;0-20&quot;;1;0);0))" office:value-type="float" office:value="0" calcext:value-type="float">
            <text:p>0</text:p>
          </table:table-cell>
          <table:table-cell table:style-name="ce77" table:formula="of:=IF([.$G11]+[.$I11]=0;;IF([.$G11]&lt;[.$I11];IF([.$G11]&amp;&quot;-&quot;&amp;[.$I11]&lt;&gt;&quot;0-20&quot;;1;0);0))" office:value-type="float" office:value="0" calcext:value-type="float">
            <text:p>0</text:p>
          </table:table-cell>
          <table:table-cell table:style-name="ce54" table:formula="of:=IF([.$G11]+[.$I11]=0;;[.$G11])" office:value-type="float" office:value="100" calcext:value-type="float">
            <text:p>100</text:p>
          </table:table-cell>
          <table:table-cell table:style-name="ce54" table:formula="of:=IF([.$G11]+[.$I11]=0;;[.$I11])" office:value-type="float" office:value="71" calcext:value-type="float">
            <text:p>71</text:p>
          </table:table-cell>
          <table:table-cell table:style-name="ce70" table:formula="of:=IF([.$G11]+[.$I11]=0;;[.$G11]-[.$I11])" office:value-type="float" office:value="29" calcext:value-type="float">
            <text:p>+29</text:p>
          </table:table-cell>
          <table:table-cell table:style-name="ce63" table:formula="of:=IF([.$C11]=&quot;&quot;;&quot;(Squadra B)&quot;;[.$C11])" office:value-type="string" office:string-value="Poliform Cantù" calcext:value-type="string">
            <text:p>Poliform Cantù</text:p>
          </table:table-cell>
          <table:table-cell table:style-name="ce54" table:formula="of:=IF([.$G11]+[.$I11]=0;;IF([.$I11]&gt;[.$G11];1;0))" office:value-type="float" office:value="0" calcext:value-type="float">
            <text:p>0</text:p>
          </table:table-cell>
          <table:table-cell table:style-name="ce77" table:formula="of:=IF([.$G11]+[.$I11]=0;;IF([.$I11]&lt;[.$G11];IF([.$G11]&amp;&quot;-&quot;&amp;[.$I11]=&quot;20-0&quot;;1;0);0))" office:value-type="float" office:value="0" calcext:value-type="float">
            <text:p>0</text:p>
          </table:table-cell>
          <table:table-cell table:style-name="ce77" table:formula="of:=IF([.$G11]+[.$I11]=0;;IF([.$I11]&lt;[.$G11];IF([.$G11]&amp;&quot;-&quot;&amp;[.$I11]&lt;&gt;&quot;20-0&quot;;1;0);0))" office:value-type="float" office:value="1" calcext:value-type="float">
            <text:p>1</text:p>
          </table:table-cell>
          <table:table-cell table:style-name="ce54" table:formula="of:=IF([.$G11]+[.$I11]=0;;[.$I11])" office:value-type="float" office:value="71" calcext:value-type="float">
            <text:p>71</text:p>
          </table:table-cell>
          <table:table-cell table:style-name="ce54" table:formula="of:=IF([.$G11]+[.$I11]=0;;[.$G11])" office:value-type="float" office:value="100" calcext:value-type="float">
            <text:p>100</text:p>
          </table:table-cell>
          <table:table-cell table:style-name="ce70" table:formula="of:=IF([.$G11]+[.$I11]=0;;[.$I11]-[.$G11])" office:value-type="float" office:value="-29" calcext:value-type="float">
            <text:p>-29</text:p>
          </table:table-cell>
          <table:table-cell table:style-name="ce77" table:formula="of:=IF([.$G11]+[.$I11]=0;&quot;(Vincente)&quot;;IF([.$G11]&gt;[.$I11];[.$B11];[.$C11]))" office:value-type="string" office:string-value="Benetton Treviso" calcext:value-type="string">
            <text:p>Benetton Treviso</text:p>
          </table:table-cell>
          <table:table-cell table:style-name="ce77" table:formula="of:=IF([.$G11]+[.$I11]=0;&quot;(Perdente)&quot;;IF([.$G11]&lt;[.$I11];[.$B11];[.$C11]))" office:value-type="string" office:string-value="Poliform Cantù" calcext:value-type="string">
            <text:p>Poliform Cantù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Palaverde</text:p>
          </table:table-cell>
          <table:covered-table-cell table:style-name="ce90"/>
          <table:covered-table-cell table:number-columns-repeated="2" table:style-name="ce93"/>
          <table:table-cell table:style-name="ce96" table:formula="of:=IF([.B12]=&quot;&quot;;&quot;&quot;;HYPERLINK(VLOOKUP([.B1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office:value-type="string" calcext:value-type="string">
            <text:p>Kinder Virtus Bologna</text:p>
          </table:table-cell>
          <table:table-cell table:style-name="ce55" table:content-validation-name="val2" office:value-type="string" calcext:value-type="string">
            <text:p>Monte Paschi Siena</text:p>
          </table:table-cell>
          <table:table-cell table:style-name="ce92" table:formula="of:=IF([.E13]=&quot;&quot;;&quot;&quot;;TEXT([.E13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00-10-15" calcext:value-type="date">
            <text:p>15 ott 2000</text:p>
          </table:table-cell>
          <table:table-cell table:style-name="ce80" table:content-validation-name="val6"/>
          <table:table-cell table:style-name="ce91" table:content-validation-name="val7" office:value-type="float" office:value="90" calcext:value-type="float" table:number-columns-spanned="1" table:number-rows-spanned="2">
            <text:p>9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51" calcext:value-type="float" table:number-columns-spanned="1" table:number-rows-spanned="2">
            <text:p>51</text:p>
          </table:table-cell>
          <table:table-cell table:style-name="ce63" table:formula="of:=IF([.$B13]=&quot;&quot;;&quot;(Squadra A)&quot;;[.$B13])" office:value-type="string" office:string-value="Kinder Virtus Bologna" calcext:value-type="string">
            <text:p>Kinder Virtus Bologna</text:p>
          </table:table-cell>
          <table:table-cell table:style-name="ce54" table:formula="of:=IF([.$G13]+[.$I13]=0;;IF([.$G13]&gt;[.$I13];1;0))" office:value-type="float" office:value="1" calcext:value-type="float">
            <text:p>1</text:p>
          </table:table-cell>
          <table:table-cell table:style-name="ce77" table:formula="of:=IF([.$G13]+[.$I13]=0;;IF([.$G13]&lt;[.$I13];IF([.$G13]&amp;&quot;-&quot;&amp;[.$I13]=&quot;0-20&quot;;1;0);0))" office:value-type="float" office:value="0" calcext:value-type="float">
            <text:p>0</text:p>
          </table:table-cell>
          <table:table-cell table:style-name="ce77" table:formula="of:=IF([.$G13]+[.$I13]=0;;IF([.$G13]&lt;[.$I13];IF([.$G13]&amp;&quot;-&quot;&amp;[.$I13]&lt;&gt;&quot;0-20&quot;;1;0);0))" office:value-type="float" office:value="0" calcext:value-type="float">
            <text:p>0</text:p>
          </table:table-cell>
          <table:table-cell table:style-name="ce54" table:formula="of:=IF([.$G13]+[.$I13]=0;;[.$G13])" office:value-type="float" office:value="90" calcext:value-type="float">
            <text:p>90</text:p>
          </table:table-cell>
          <table:table-cell table:style-name="ce54" table:formula="of:=IF([.$G13]+[.$I13]=0;;[.$I13])" office:value-type="float" office:value="51" calcext:value-type="float">
            <text:p>51</text:p>
          </table:table-cell>
          <table:table-cell table:style-name="ce70" table:formula="of:=IF([.$G13]+[.$I13]=0;;[.$G13]-[.$I13])" office:value-type="float" office:value="39" calcext:value-type="float">
            <text:p>+39</text:p>
          </table:table-cell>
          <table:table-cell table:style-name="ce63" table:formula="of:=IF([.$C13]=&quot;&quot;;&quot;(Squadra B)&quot;;[.$C13])" office:value-type="string" office:string-value="Monte Paschi Siena" calcext:value-type="string">
            <text:p>Monte Paschi Siena</text:p>
          </table:table-cell>
          <table:table-cell table:style-name="ce54" table:formula="of:=IF([.$G13]+[.$I13]=0;;IF([.$I13]&gt;[.$G13];1;0))" office:value-type="float" office:value="0" calcext:value-type="float">
            <text:p>0</text:p>
          </table:table-cell>
          <table:table-cell table:style-name="ce77" table:formula="of:=IF([.$G13]+[.$I13]=0;;IF([.$I13]&lt;[.$G13];IF([.$G13]&amp;&quot;-&quot;&amp;[.$I13]=&quot;20-0&quot;;1;0);0))" office:value-type="float" office:value="0" calcext:value-type="float">
            <text:p>0</text:p>
          </table:table-cell>
          <table:table-cell table:style-name="ce77" table:formula="of:=IF([.$G13]+[.$I13]=0;;IF([.$I13]&lt;[.$G13];IF([.$G13]&amp;&quot;-&quot;&amp;[.$I13]&lt;&gt;&quot;20-0&quot;;1;0);0))" office:value-type="float" office:value="1" calcext:value-type="float">
            <text:p>1</text:p>
          </table:table-cell>
          <table:table-cell table:style-name="ce54" table:formula="of:=IF([.$G13]+[.$I13]=0;;[.$I13])" office:value-type="float" office:value="51" calcext:value-type="float">
            <text:p>51</text:p>
          </table:table-cell>
          <table:table-cell table:style-name="ce54" table:formula="of:=IF([.$G13]+[.$I13]=0;;[.$G13])" office:value-type="float" office:value="90" calcext:value-type="float">
            <text:p>90</text:p>
          </table:table-cell>
          <table:table-cell table:style-name="ce70" table:formula="of:=IF([.$G13]+[.$I13]=0;;[.$I13]-[.$G13])" office:value-type="float" office:value="-39" calcext:value-type="float">
            <text:p>-39</text:p>
          </table:table-cell>
          <table:table-cell table:style-name="ce77" table:formula="of:=IF([.$G13]+[.$I13]=0;&quot;(Vincente)&quot;;IF([.$G13]&gt;[.$I13];[.$B13];[.$C13]))" office:value-type="string" office:string-value="Kinder Virtus Bologna" calcext:value-type="string">
            <text:p>Kinder Virtus Bologna</text:p>
          </table:table-cell>
          <table:table-cell table:style-name="ce77" table:formula="of:=IF([.$G13]+[.$I13]=0;&quot;(Perdente)&quot;;IF([.$G13]&lt;[.$I13];[.$B13];[.$C13]))" office:value-type="string" office:string-value="Monte Paschi Siena" calcext:value-type="string">
            <text:p>Monte Paschi Siena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Unipol Arena</text:p>
          </table:table-cell>
          <table:covered-table-cell table:style-name="ce90"/>
          <table:covered-table-cell table:number-columns-repeated="2" table:style-name="ce93"/>
          <table:table-cell table:style-name="ce96" table:formula="of:=IF([.B14]=&quot;&quot;;&quot;&quot;;HYPERLINK(VLOOKUP([.B1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office:value-type="string" calcext:value-type="string">
            <text:p>Viola Reggio Calabria</text:p>
          </table:table-cell>
          <table:table-cell table:style-name="ce55" table:content-validation-name="val2" office:value-type="string" calcext:value-type="string">
            <text:p>De Vizia Avellino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00-10-15" calcext:value-type="date">
            <text:p>15 ott 2000</text:p>
          </table:table-cell>
          <table:table-cell table:style-name="ce80" table:content-validation-name="val6"/>
          <table:table-cell table:style-name="ce91" table:content-validation-name="val7" office:value-type="float" office:value="101" calcext:value-type="float" table:number-columns-spanned="1" table:number-rows-spanned="2">
            <text:p>10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96" calcext:value-type="float" table:number-columns-spanned="1" table:number-rows-spanned="2">
            <text:p>96</text:p>
          </table:table-cell>
          <table:table-cell table:style-name="ce63" table:formula="of:=IF([.$B15]=&quot;&quot;;&quot;(Squadra A)&quot;;[.$B15])" office:value-type="string" office:string-value="Viola Reggio Calabria" calcext:value-type="string">
            <text:p>Viola Reggio Calabria</text:p>
          </table:table-cell>
          <table:table-cell table:style-name="ce54" table:formula="of:=IF([.$G15]+[.$I15]=0;;IF([.$G15]&gt;[.$I15];1;0))" office:value-type="float" office:value="1" calcext:value-type="float">
            <text:p>1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0" calcext:value-type="float">
            <text:p>0</text:p>
          </table:table-cell>
          <table:table-cell table:style-name="ce54" table:formula="of:=IF([.$G15]+[.$I15]=0;;[.$G15])" office:value-type="float" office:value="101" calcext:value-type="float">
            <text:p>101</text:p>
          </table:table-cell>
          <table:table-cell table:style-name="ce54" table:formula="of:=IF([.$G15]+[.$I15]=0;;[.$I15])" office:value-type="float" office:value="96" calcext:value-type="float">
            <text:p>96</text:p>
          </table:table-cell>
          <table:table-cell table:style-name="ce70" table:formula="of:=IF([.$G15]+[.$I15]=0;;[.$G15]-[.$I15])" office:value-type="float" office:value="5" calcext:value-type="float">
            <text:p>+5</text:p>
          </table:table-cell>
          <table:table-cell table:style-name="ce63" table:formula="of:=IF([.$C15]=&quot;&quot;;&quot;(Squadra B)&quot;;[.$C15])" office:value-type="string" office:string-value="De Vizia Avellino" calcext:value-type="string">
            <text:p>De Vizia Avellino</text:p>
          </table:table-cell>
          <table:table-cell table:style-name="ce54" table:formula="of:=IF([.$G15]+[.$I15]=0;;IF([.$I15]&gt;[.$G15];1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1" calcext:value-type="float">
            <text:p>1</text:p>
          </table:table-cell>
          <table:table-cell table:style-name="ce54" table:formula="of:=IF([.$G15]+[.$I15]=0;;[.$I15])" office:value-type="float" office:value="96" calcext:value-type="float">
            <text:p>96</text:p>
          </table:table-cell>
          <table:table-cell table:style-name="ce54" table:formula="of:=IF([.$G15]+[.$I15]=0;;[.$G15])" office:value-type="float" office:value="101" calcext:value-type="float">
            <text:p>101</text:p>
          </table:table-cell>
          <table:table-cell table:style-name="ce70" table:formula="of:=IF([.$G15]+[.$I15]=0;;[.$I15]-[.$G15])" office:value-type="float" office:value="-5" calcext:value-type="float">
            <text:p>-5</text:p>
          </table:table-cell>
          <table:table-cell table:style-name="ce77" table:formula="of:=IF([.$G15]+[.$I15]=0;&quot;(Vincente)&quot;;IF([.$G15]&gt;[.$I15];[.$B15];[.$C15]))" office:value-type="string" office:string-value="Viola Reggio Calabria" calcext:value-type="string">
            <text:p>Viola Reggio Calabria</text:p>
          </table:table-cell>
          <table:table-cell table:style-name="ce77" table:formula="of:=IF([.$G15]+[.$I15]=0;&quot;(Perdente)&quot;;IF([.$G15]&lt;[.$I15];[.$B15];[.$C15]))" office:value-type="string" office:string-value="De Vizia Avellino" calcext:value-type="string">
            <text:p>De Vizia Avellino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PalaCalafiore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office:value-type="string" calcext:value-type="string">
            <text:p>Telit Trieste</text:p>
          </table:table-cell>
          <table:table-cell table:style-name="ce55" table:content-validation-name="val2" office:value-type="string" calcext:value-type="string">
            <text:p>Muller Verona</text:p>
          </table:table-cell>
          <table:table-cell table:style-name="ce92" table:formula="of:=IF([.E17]=&quot;&quot;;&quot;&quot;;TEXT([.E17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00-10-15" calcext:value-type="date">
            <text:p>15 ott 2000</text:p>
          </table:table-cell>
          <table:table-cell table:style-name="ce80" table:content-validation-name="val6"/>
          <table:table-cell table:style-name="ce91" table:content-validation-name="val7" office:value-type="float" office:value="79" calcext:value-type="float" table:number-columns-spanned="1" table:number-rows-spanned="2">
            <text:p>7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90" calcext:value-type="float" table:number-columns-spanned="1" table:number-rows-spanned="2">
            <text:p>90</text:p>
          </table:table-cell>
          <table:table-cell table:style-name="ce63" table:formula="of:=IF([.$B17]=&quot;&quot;;&quot;(Squadra A)&quot;;[.$B17])" office:value-type="string" office:string-value="Telit Trieste" calcext:value-type="string">
            <text:p>Telit Trieste</text:p>
          </table:table-cell>
          <table:table-cell table:style-name="ce54" table:formula="of:=IF([.$G17]+[.$I17]=0;;IF([.$G17]&gt;[.$I17];1;0))" office:value-type="float" office:value="0" calcext:value-type="float">
            <text:p>0</text:p>
          </table:table-cell>
          <table:table-cell table:style-name="ce77" table:formula="of:=IF([.$G17]+[.$I17]=0;;IF([.$G17]&lt;[.$I17];IF([.$G17]&amp;&quot;-&quot;&amp;[.$I17]=&quot;0-20&quot;;1;0);0))" office:value-type="float" office:value="0" calcext:value-type="float">
            <text:p>0</text:p>
          </table:table-cell>
          <table:table-cell table:style-name="ce77" table:formula="of:=IF([.$G17]+[.$I17]=0;;IF([.$G17]&lt;[.$I17];IF([.$G17]&amp;&quot;-&quot;&amp;[.$I17]&lt;&gt;&quot;0-20&quot;;1;0);0))" office:value-type="float" office:value="1" calcext:value-type="float">
            <text:p>1</text:p>
          </table:table-cell>
          <table:table-cell table:style-name="ce54" table:formula="of:=IF([.$G17]+[.$I17]=0;;[.$G17])" office:value-type="float" office:value="79" calcext:value-type="float">
            <text:p>79</text:p>
          </table:table-cell>
          <table:table-cell table:style-name="ce54" table:formula="of:=IF([.$G17]+[.$I17]=0;;[.$I17])" office:value-type="float" office:value="90" calcext:value-type="float">
            <text:p>90</text:p>
          </table:table-cell>
          <table:table-cell table:style-name="ce70" table:formula="of:=IF([.$G17]+[.$I17]=0;;[.$G17]-[.$I17])" office:value-type="float" office:value="-11" calcext:value-type="float">
            <text:p>-11</text:p>
          </table:table-cell>
          <table:table-cell table:style-name="ce63" table:formula="of:=IF([.$C17]=&quot;&quot;;&quot;(Squadra B)&quot;;[.$C17])" office:value-type="string" office:string-value="Muller Verona" calcext:value-type="string">
            <text:p>Muller Verona</text:p>
          </table:table-cell>
          <table:table-cell table:style-name="ce54" table:formula="of:=IF([.$G17]+[.$I17]=0;;IF([.$I17]&gt;[.$G17];1;0))" office:value-type="float" office:value="1" calcext:value-type="float">
            <text:p>1</text:p>
          </table:table-cell>
          <table:table-cell table:style-name="ce77" table:formula="of:=IF([.$G17]+[.$I17]=0;;IF([.$I17]&lt;[.$G17];IF([.$G17]&amp;&quot;-&quot;&amp;[.$I17]=&quot;20-0&quot;;1;0);0))" office:value-type="float" office:value="0" calcext:value-type="float">
            <text:p>0</text:p>
          </table:table-cell>
          <table:table-cell table:style-name="ce77" table:formula="of:=IF([.$G17]+[.$I17]=0;;IF([.$I17]&lt;[.$G17];IF([.$G17]&amp;&quot;-&quot;&amp;[.$I17]&lt;&gt;&quot;20-0&quot;;1;0);0))" office:value-type="float" office:value="0" calcext:value-type="float">
            <text:p>0</text:p>
          </table:table-cell>
          <table:table-cell table:style-name="ce54" table:formula="of:=IF([.$G17]+[.$I17]=0;;[.$I17])" office:value-type="float" office:value="90" calcext:value-type="float">
            <text:p>90</text:p>
          </table:table-cell>
          <table:table-cell table:style-name="ce54" table:formula="of:=IF([.$G17]+[.$I17]=0;;[.$G17])" office:value-type="float" office:value="79" calcext:value-type="float">
            <text:p>79</text:p>
          </table:table-cell>
          <table:table-cell table:style-name="ce70" table:formula="of:=IF([.$G17]+[.$I17]=0;;[.$I17]-[.$G17])" office:value-type="float" office:value="11" calcext:value-type="float">
            <text:p>+11</text:p>
          </table:table-cell>
          <table:table-cell table:style-name="ce77" table:formula="of:=IF([.$G17]+[.$I17]=0;&quot;(Vincente)&quot;;IF([.$G17]&gt;[.$I17];[.$B17];[.$C17]))" office:value-type="string" office:string-value="Muller Verona" calcext:value-type="string">
            <text:p>Muller Verona</text:p>
          </table:table-cell>
          <table:table-cell table:style-name="ce77" table:formula="of:=IF([.$G17]+[.$I17]=0;&quot;(Perdente)&quot;;IF([.$G17]&lt;[.$I17];[.$B17];[.$C17]))" office:value-type="string" office:string-value="Telit Trieste" calcext:value-type="string">
            <text:p>Telit Trieste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Allianz Dome</text:p>
          </table:table-cell>
          <table:covered-table-cell table:style-name="ce90"/>
          <table:covered-table-cell table:number-columns-repeated="2" table:style-name="ce93"/>
          <table:table-cell table:style-name="ce96" table:formula="of:=IF([.B18]=&quot;&quot;;&quot;&quot;;HYPERLINK(VLOOKUP([.B1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office:value-type="string" calcext:value-type="string">
            <text:p>BingoSNAI Montecatini</text:p>
          </table:table-cell>
          <table:table-cell table:style-name="ce55" table:content-validation-name="val2" office:value-type="string" calcext:value-type="string">
            <text:p>Lineltex Imola</text:p>
          </table:table-cell>
          <table:table-cell table:style-name="ce92" table:formula="of:=IF([.E19]=&quot;&quot;;&quot;&quot;;TEXT([.E19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00-10-15" calcext:value-type="date">
            <text:p>15 ott 2000</text:p>
          </table:table-cell>
          <table:table-cell table:style-name="ce80" table:content-validation-name="val6"/>
          <table:table-cell table:style-name="ce91" table:content-validation-name="val7" office:value-type="float" office:value="100" calcext:value-type="float" table:number-columns-spanned="1" table:number-rows-spanned="2">
            <text:p>10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86" calcext:value-type="float" table:number-columns-spanned="1" table:number-rows-spanned="2">
            <text:p>86</text:p>
          </table:table-cell>
          <table:table-cell table:style-name="ce63" table:formula="of:=IF([.$B19]=&quot;&quot;;&quot;(Squadra A)&quot;;[.$B19])" office:value-type="string" office:string-value="BingoSNAI Montecatini" calcext:value-type="string">
            <text:p>BingoSNAI Montecatini</text:p>
          </table:table-cell>
          <table:table-cell table:style-name="ce54" table:formula="of:=IF([.$G19]+[.$I19]=0;;IF([.$G19]&gt;[.$I19];1;0))" office:value-type="float" office:value="1" calcext:value-type="float">
            <text:p>1</text:p>
          </table:table-cell>
          <table:table-cell table:style-name="ce77" table:formula="of:=IF([.$G19]+[.$I19]=0;;IF([.$G19]&lt;[.$I19];IF([.$G19]&amp;&quot;-&quot;&amp;[.$I19]=&quot;0-20&quot;;1;0);0))" office:value-type="float" office:value="0" calcext:value-type="float">
            <text:p>0</text:p>
          </table:table-cell>
          <table:table-cell table:style-name="ce77" table:formula="of:=IF([.$G19]+[.$I19]=0;;IF([.$G19]&lt;[.$I19];IF([.$G19]&amp;&quot;-&quot;&amp;[.$I19]&lt;&gt;&quot;0-20&quot;;1;0);0))" office:value-type="float" office:value="0" calcext:value-type="float">
            <text:p>0</text:p>
          </table:table-cell>
          <table:table-cell table:style-name="ce54" table:formula="of:=IF([.$G19]+[.$I19]=0;;[.$G19])" office:value-type="float" office:value="100" calcext:value-type="float">
            <text:p>100</text:p>
          </table:table-cell>
          <table:table-cell table:style-name="ce54" table:formula="of:=IF([.$G19]+[.$I19]=0;;[.$I19])" office:value-type="float" office:value="86" calcext:value-type="float">
            <text:p>86</text:p>
          </table:table-cell>
          <table:table-cell table:style-name="ce70" table:formula="of:=IF([.$G19]+[.$I19]=0;;[.$G19]-[.$I19])" office:value-type="float" office:value="14" calcext:value-type="float">
            <text:p>+14</text:p>
          </table:table-cell>
          <table:table-cell table:style-name="ce63" table:formula="of:=IF([.$C19]=&quot;&quot;;&quot;(Squadra B)&quot;;[.$C19])" office:value-type="string" office:string-value="Lineltex Imola" calcext:value-type="string">
            <text:p>Lineltex Imola</text:p>
          </table:table-cell>
          <table:table-cell table:style-name="ce54" table:formula="of:=IF([.$G19]+[.$I19]=0;;IF([.$I19]&gt;[.$G19];1;0))" office:value-type="float" office:value="0" calcext:value-type="float">
            <text:p>0</text:p>
          </table:table-cell>
          <table:table-cell table:style-name="ce77" table:formula="of:=IF([.$G19]+[.$I19]=0;;IF([.$I19]&lt;[.$G19];IF([.$G19]&amp;&quot;-&quot;&amp;[.$I19]=&quot;20-0&quot;;1;0);0))" office:value-type="float" office:value="0" calcext:value-type="float">
            <text:p>0</text:p>
          </table:table-cell>
          <table:table-cell table:style-name="ce77" table:formula="of:=IF([.$G19]+[.$I19]=0;;IF([.$I19]&lt;[.$G19];IF([.$G19]&amp;&quot;-&quot;&amp;[.$I19]&lt;&gt;&quot;20-0&quot;;1;0);0))" office:value-type="float" office:value="1" calcext:value-type="float">
            <text:p>1</text:p>
          </table:table-cell>
          <table:table-cell table:style-name="ce54" table:formula="of:=IF([.$G19]+[.$I19]=0;;[.$I19])" office:value-type="float" office:value="86" calcext:value-type="float">
            <text:p>86</text:p>
          </table:table-cell>
          <table:table-cell table:style-name="ce54" table:formula="of:=IF([.$G19]+[.$I19]=0;;[.$G19])" office:value-type="float" office:value="100" calcext:value-type="float">
            <text:p>100</text:p>
          </table:table-cell>
          <table:table-cell table:style-name="ce70" table:formula="of:=IF([.$G19]+[.$I19]=0;;[.$I19]-[.$G19])" office:value-type="float" office:value="-14" calcext:value-type="float">
            <text:p>-14</text:p>
          </table:table-cell>
          <table:table-cell table:style-name="ce77" table:formula="of:=IF([.$G19]+[.$I19]=0;&quot;(Vincente)&quot;;IF([.$G19]&gt;[.$I19];[.$B19];[.$C19]))" office:value-type="string" office:string-value="BingoSNAI Montecatini" calcext:value-type="string">
            <text:p>BingoSNAI Montecatini</text:p>
          </table:table-cell>
          <table:table-cell table:style-name="ce77" table:formula="of:=IF([.$G19]+[.$I19]=0;&quot;(Perdente)&quot;;IF([.$G19]&lt;[.$I19];[.$B19];[.$C19]))" office:value-type="string" office:string-value="Lineltex Imola" calcext:value-type="string">
            <text:p>Lineltex Imola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Campo Montecatini</text:p>
          </table:table-cell>
          <table:covered-table-cell table:style-name="ce90"/>
          <table:covered-table-cell table:number-columns-repeated="2" table:style-name="ce93"/>
          <table:table-cell table:style-name="ce96" table:formula="of:=IF([.B20]=&quot;&quot;;&quot;&quot;;HYPERLINK(VLOOKUP([.B2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office:value-type="string" calcext:value-type="string">
            <text:p>Scavolini Pesaro</text:p>
          </table:table-cell>
          <table:table-cell table:style-name="ce55" table:content-validation-name="val2" office:value-type="string" calcext:value-type="string">
            <text:p>Adr Roma</text:p>
          </table:table-cell>
          <table:table-cell table:style-name="ce92" table:formula="of:=IF([.E21]=&quot;&quot;;&quot;&quot;;TEXT([.E21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00-10-15" calcext:value-type="date">
            <text:p>15 ott 2000</text:p>
          </table:table-cell>
          <table:table-cell table:style-name="ce80" table:content-validation-name="val6"/>
          <table:table-cell table:style-name="ce91" table:content-validation-name="val7" office:value-type="float" office:value="97" calcext:value-type="float" table:number-columns-spanned="1" table:number-rows-spanned="2">
            <text:p>9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62" calcext:value-type="float" table:number-columns-spanned="1" table:number-rows-spanned="2">
            <text:p>62</text:p>
          </table:table-cell>
          <table:table-cell table:style-name="ce63" table:formula="of:=IF([.$B21]=&quot;&quot;;&quot;(Squadra A)&quot;;[.$B21])" office:value-type="string" office:string-value="Scavolini Pesaro" calcext:value-type="string">
            <text:p>Scavolini Pesaro</text:p>
          </table:table-cell>
          <table:table-cell table:style-name="ce54" table:formula="of:=IF([.$G21]+[.$I21]=0;;IF([.$G21]&gt;[.$I21];1;0))" office:value-type="float" office:value="1" calcext:value-type="float">
            <text:p>1</text:p>
          </table:table-cell>
          <table:table-cell table:style-name="ce77" table:formula="of:=IF([.$G21]+[.$I21]=0;;IF([.$G21]&lt;[.$I21];IF([.$G21]&amp;&quot;-&quot;&amp;[.$I21]=&quot;0-20&quot;;1;0);0))" office:value-type="float" office:value="0" calcext:value-type="float">
            <text:p>0</text:p>
          </table:table-cell>
          <table:table-cell table:style-name="ce77" table:formula="of:=IF([.$G21]+[.$I21]=0;;IF([.$G21]&lt;[.$I21];IF([.$G21]&amp;&quot;-&quot;&amp;[.$I21]&lt;&gt;&quot;0-20&quot;;1;0);0))" office:value-type="float" office:value="0" calcext:value-type="float">
            <text:p>0</text:p>
          </table:table-cell>
          <table:table-cell table:style-name="ce54" table:formula="of:=IF([.$G21]+[.$I21]=0;;[.$G21])" office:value-type="float" office:value="97" calcext:value-type="float">
            <text:p>97</text:p>
          </table:table-cell>
          <table:table-cell table:style-name="ce54" table:formula="of:=IF([.$G21]+[.$I21]=0;;[.$I21])" office:value-type="float" office:value="62" calcext:value-type="float">
            <text:p>62</text:p>
          </table:table-cell>
          <table:table-cell table:style-name="ce70" table:formula="of:=IF([.$G21]+[.$I21]=0;;[.$G21]-[.$I21])" office:value-type="float" office:value="35" calcext:value-type="float">
            <text:p>+35</text:p>
          </table:table-cell>
          <table:table-cell table:style-name="ce63" table:formula="of:=IF([.$C21]=&quot;&quot;;&quot;(Squadra B)&quot;;[.$C21])" office:value-type="string" office:string-value="Adr Roma" calcext:value-type="string">
            <text:p>Adr Roma</text:p>
          </table:table-cell>
          <table:table-cell table:style-name="ce54" table:formula="of:=IF([.$G21]+[.$I21]=0;;IF([.$I21]&gt;[.$G21];1;0))" office:value-type="float" office:value="0" calcext:value-type="float">
            <text:p>0</text:p>
          </table:table-cell>
          <table:table-cell table:style-name="ce77" table:formula="of:=IF([.$G21]+[.$I21]=0;;IF([.$I21]&lt;[.$G21];IF([.$G21]&amp;&quot;-&quot;&amp;[.$I21]=&quot;20-0&quot;;1;0);0))" office:value-type="float" office:value="0" calcext:value-type="float">
            <text:p>0</text:p>
          </table:table-cell>
          <table:table-cell table:style-name="ce77" table:formula="of:=IF([.$G21]+[.$I21]=0;;IF([.$I21]&lt;[.$G21];IF([.$G21]&amp;&quot;-&quot;&amp;[.$I21]&lt;&gt;&quot;20-0&quot;;1;0);0))" office:value-type="float" office:value="1" calcext:value-type="float">
            <text:p>1</text:p>
          </table:table-cell>
          <table:table-cell table:style-name="ce54" table:formula="of:=IF([.$G21]+[.$I21]=0;;[.$I21])" office:value-type="float" office:value="62" calcext:value-type="float">
            <text:p>62</text:p>
          </table:table-cell>
          <table:table-cell table:style-name="ce54" table:formula="of:=IF([.$G21]+[.$I21]=0;;[.$G21])" office:value-type="float" office:value="97" calcext:value-type="float">
            <text:p>97</text:p>
          </table:table-cell>
          <table:table-cell table:style-name="ce70" table:formula="of:=IF([.$G21]+[.$I21]=0;;[.$I21]-[.$G21])" office:value-type="float" office:value="-35" calcext:value-type="float">
            <text:p>-35</text:p>
          </table:table-cell>
          <table:table-cell table:style-name="ce77" table:formula="of:=IF([.$G21]+[.$I21]=0;&quot;(Vincente)&quot;;IF([.$G21]&gt;[.$I21];[.$B21];[.$C21]))" office:value-type="string" office:string-value="Scavolini Pesaro" calcext:value-type="string">
            <text:p>Scavolini Pesaro</text:p>
          </table:table-cell>
          <table:table-cell table:style-name="ce77" table:formula="of:=IF([.$G21]+[.$I21]=0;&quot;(Perdente)&quot;;IF([.$G21]&lt;[.$I21];[.$B21];[.$C21]))" office:value-type="string" office:string-value="Adr Roma" calcext:value-type="string">
            <text:p>Adr Roma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Vitrifrigo Arena</text:p>
          </table:table-cell>
          <table:covered-table-cell table:style-name="ce90"/>
          <table:covered-table-cell table:number-columns-repeated="2" table:style-name="ce93"/>
          <table:table-cell table:style-name="ce96" table:formula="of:=IF([.B22]=&quot;&quot;;&quot;&quot;;HYPERLINK(VLOOKUP([.B2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Cordivari Roseto</text:p>
          </table:table-cell>
          <table:table-cell table:style-name="ce55" table:content-validation-name="val2" office:value-type="string" calcext:value-type="string">
            <text:p>Adecco Milano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00-10-15" calcext:value-type="date">
            <text:p>15 ott 2000</text:p>
          </table:table-cell>
          <table:table-cell table:style-name="ce80" table:content-validation-name="val6"/>
          <table:table-cell table:style-name="ce91" table:content-validation-name="val7" office:value-type="float" office:value="84" calcext:value-type="float" table:number-columns-spanned="1" table:number-rows-spanned="2">
            <text:p>8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61" calcext:value-type="float" table:number-columns-spanned="1" table:number-rows-spanned="2">
            <text:p>61</text:p>
          </table:table-cell>
          <table:table-cell table:style-name="ce63" table:formula="of:=IF([.$B23]=&quot;&quot;;&quot;(Squadra A)&quot;;[.$B23])" office:value-type="string" office:string-value="Cordivari Roseto" calcext:value-type="string">
            <text:p>Cordivari Roseto</text:p>
          </table:table-cell>
          <table:table-cell table:style-name="ce54" table:formula="of:=IF([.$G23]+[.$I23]=0;;IF([.$G23]&gt;[.$I23];1;0))" office:value-type="float" office:value="1" calcext:value-type="float">
            <text:p>1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0" calcext:value-type="float">
            <text:p>0</text:p>
          </table:table-cell>
          <table:table-cell table:style-name="ce54" table:formula="of:=IF([.$G23]+[.$I23]=0;;[.$G23])" office:value-type="float" office:value="84" calcext:value-type="float">
            <text:p>84</text:p>
          </table:table-cell>
          <table:table-cell table:style-name="ce54" table:formula="of:=IF([.$G23]+[.$I23]=0;;[.$I23])" office:value-type="float" office:value="61" calcext:value-type="float">
            <text:p>61</text:p>
          </table:table-cell>
          <table:table-cell table:style-name="ce70" table:formula="of:=IF([.$G23]+[.$I23]=0;;[.$G23]-[.$I23])" office:value-type="float" office:value="23" calcext:value-type="float">
            <text:p>+23</text:p>
          </table:table-cell>
          <table:table-cell table:style-name="ce63" table:formula="of:=IF([.$C23]=&quot;&quot;;&quot;(Squadra B)&quot;;[.$C23])" office:value-type="string" office:string-value="Adecco Milano" calcext:value-type="string">
            <text:p>Adecco Milano</text:p>
          </table:table-cell>
          <table:table-cell table:style-name="ce54" table:formula="of:=IF([.$G23]+[.$I23]=0;;IF([.$I23]&gt;[.$G23];1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1" calcext:value-type="float">
            <text:p>1</text:p>
          </table:table-cell>
          <table:table-cell table:style-name="ce54" table:formula="of:=IF([.$G23]+[.$I23]=0;;[.$I23])" office:value-type="float" office:value="61" calcext:value-type="float">
            <text:p>61</text:p>
          </table:table-cell>
          <table:table-cell table:style-name="ce54" table:formula="of:=IF([.$G23]+[.$I23]=0;;[.$G23])" office:value-type="float" office:value="84" calcext:value-type="float">
            <text:p>84</text:p>
          </table:table-cell>
          <table:table-cell table:style-name="ce70" table:formula="of:=IF([.$G23]+[.$I23]=0;;[.$I23]-[.$G23])" office:value-type="float" office:value="-23" calcext:value-type="float">
            <text:p>-23</text:p>
          </table:table-cell>
          <table:table-cell table:style-name="ce77" table:formula="of:=IF([.$G23]+[.$I23]=0;&quot;(Vincente)&quot;;IF([.$G23]&gt;[.$I23];[.$B23];[.$C23]))" office:value-type="string" office:string-value="Cordivari Roseto" calcext:value-type="string">
            <text:p>Cordivari Roseto</text:p>
          </table:table-cell>
          <table:table-cell table:style-name="ce77" table:formula="of:=IF([.$G23]+[.$I23]=0;&quot;(Perdente)&quot;;IF([.$G23]&lt;[.$I23];[.$B23];[.$C23]))" office:value-type="string" office:string-value="Adecco Milano" calcext:value-type="string">
            <text:p>Adecco Milano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Campo Roseto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office:value-type="string" calcext:value-type="string">
            <text:p>Snaidero Udine</text:p>
          </table:table-cell>
          <table:table-cell table:style-name="ce55" table:content-validation-name="val2" office:value-type="string" calcext:value-type="string">
            <text:p>Vip Rimini</text:p>
          </table:table-cell>
          <table:table-cell table:style-name="ce92" table:formula="of:=IF([.E25]=&quot;&quot;;&quot;&quot;;TEXT([.E25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00-10-15" calcext:value-type="date">
            <text:p>15 ott 2000</text:p>
          </table:table-cell>
          <table:table-cell table:style-name="ce80" table:content-validation-name="val6"/>
          <table:table-cell table:style-name="ce91" table:content-validation-name="val7" office:value-type="float" office:value="86" calcext:value-type="float" table:number-columns-spanned="1" table:number-rows-spanned="2">
            <text:p>8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89" calcext:value-type="float" table:number-columns-spanned="1" table:number-rows-spanned="2">
            <text:p>89</text:p>
          </table:table-cell>
          <table:table-cell table:style-name="ce63" table:formula="of:=IF([.$B25]=&quot;&quot;;&quot;(Squadra A)&quot;;[.$B25])" office:value-type="string" office:string-value="Snaidero Udine" calcext:value-type="string">
            <text:p>Snaidero Udine</text:p>
          </table:table-cell>
          <table:table-cell table:style-name="ce54" table:formula="of:=IF([.$G25]+[.$I25]=0;;IF([.$G25]&gt;[.$I25];1;0))" office:value-type="float" office:value="0" calcext:value-type="float">
            <text:p>0</text:p>
          </table:table-cell>
          <table:table-cell table:style-name="ce77" table:formula="of:=IF([.$G25]+[.$I25]=0;;IF([.$G25]&lt;[.$I25];IF([.$G25]&amp;&quot;-&quot;&amp;[.$I25]=&quot;0-20&quot;;1;0);0))" office:value-type="float" office:value="0" calcext:value-type="float">
            <text:p>0</text:p>
          </table:table-cell>
          <table:table-cell table:style-name="ce77" table:formula="of:=IF([.$G25]+[.$I25]=0;;IF([.$G25]&lt;[.$I25];IF([.$G25]&amp;&quot;-&quot;&amp;[.$I25]&lt;&gt;&quot;0-20&quot;;1;0);0))" office:value-type="float" office:value="1" calcext:value-type="float">
            <text:p>1</text:p>
          </table:table-cell>
          <table:table-cell table:style-name="ce54" table:formula="of:=IF([.$G25]+[.$I25]=0;;[.$G25])" office:value-type="float" office:value="86" calcext:value-type="float">
            <text:p>86</text:p>
          </table:table-cell>
          <table:table-cell table:style-name="ce54" table:formula="of:=IF([.$G25]+[.$I25]=0;;[.$I25])" office:value-type="float" office:value="89" calcext:value-type="float">
            <text:p>89</text:p>
          </table:table-cell>
          <table:table-cell table:style-name="ce70" table:formula="of:=IF([.$G25]+[.$I25]=0;;[.$G25]-[.$I25])" office:value-type="float" office:value="-3" calcext:value-type="float">
            <text:p>-3</text:p>
          </table:table-cell>
          <table:table-cell table:style-name="ce63" table:formula="of:=IF([.$C25]=&quot;&quot;;&quot;(Squadra B)&quot;;[.$C25])" office:value-type="string" office:string-value="Vip Rimini" calcext:value-type="string">
            <text:p>Vip Rimini</text:p>
          </table:table-cell>
          <table:table-cell table:style-name="ce54" table:formula="of:=IF([.$G25]+[.$I25]=0;;IF([.$I25]&gt;[.$G25];1;0))" office:value-type="float" office:value="1" calcext:value-type="float">
            <text:p>1</text:p>
          </table:table-cell>
          <table:table-cell table:style-name="ce77" table:formula="of:=IF([.$G25]+[.$I25]=0;;IF([.$I25]&lt;[.$G25];IF([.$G25]&amp;&quot;-&quot;&amp;[.$I25]=&quot;20-0&quot;;1;0);0))" office:value-type="float" office:value="0" calcext:value-type="float">
            <text:p>0</text:p>
          </table:table-cell>
          <table:table-cell table:style-name="ce77" table:formula="of:=IF([.$G25]+[.$I25]=0;;IF([.$I25]&lt;[.$G25];IF([.$G25]&amp;&quot;-&quot;&amp;[.$I25]&lt;&gt;&quot;20-0&quot;;1;0);0))" office:value-type="float" office:value="0" calcext:value-type="float">
            <text:p>0</text:p>
          </table:table-cell>
          <table:table-cell table:style-name="ce54" table:formula="of:=IF([.$G25]+[.$I25]=0;;[.$I25])" office:value-type="float" office:value="89" calcext:value-type="float">
            <text:p>89</text:p>
          </table:table-cell>
          <table:table-cell table:style-name="ce54" table:formula="of:=IF([.$G25]+[.$I25]=0;;[.$G25])" office:value-type="float" office:value="86" calcext:value-type="float">
            <text:p>86</text:p>
          </table:table-cell>
          <table:table-cell table:style-name="ce70" table:formula="of:=IF([.$G25]+[.$I25]=0;;[.$I25]-[.$G25])" office:value-type="float" office:value="3" calcext:value-type="float">
            <text:p>+3</text:p>
          </table:table-cell>
          <table:table-cell table:style-name="ce77" table:formula="of:=IF([.$G25]+[.$I25]=0;&quot;(Vincente)&quot;;IF([.$G25]&gt;[.$I25];[.$B25];[.$C25]))" office:value-type="string" office:string-value="Vip Rimini" calcext:value-type="string">
            <text:p>Vip Rimini</text:p>
          </table:table-cell>
          <table:table-cell table:style-name="ce77" table:formula="of:=IF([.$G25]+[.$I25]=0;&quot;(Perdente)&quot;;IF([.$G25]&lt;[.$I25];[.$B25];[.$C25]))" office:value-type="string" office:string-value="Snaidero Udine" calcext:value-type="string">
            <text:p>Snaidero Udine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PalaCarnera</text:p>
          </table:table-cell>
          <table:covered-table-cell table:style-name="ce90"/>
          <table:covered-table-cell table:number-columns-repeated="2" table:style-name="ce93"/>
          <table:table-cell table:style-name="ce96" table:formula="of:=IF([.B26]=&quot;&quot;;&quot;&quot;;HYPERLINK(VLOOKUP([.B2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87" table:formula="of:=IF(ISNUMBER([.A28]);ROMAN([.A28])&amp;&quot; GIORNATA&quot;;COM.MICROSOFT.SWITCH([.A28];&quot;1-2&quot;;&quot;FINALE 1°-2° POSTO&quot;;&quot;3-4&quot;;&quot;FINALE 3°-4° POSTO&quot;;&quot;1-4&quot;;&quot;SEMIFINALI 1°-4° POSTO&quot;;&quot;1-8&quot;;&quot;QUARTI DI FINALE 1°-8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0]=&quot;&quot;;&quot;&quot;;TEXT([.E3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0]=&quot;&quot;;&quot;(Squadra A)&quot;;[.$B30])" office:value-type="string" office:string-value="(Squadra A)" calcext:value-type="string">
            <text:p>(Squadra A)</text:p>
          </table:table-cell>
          <table:table-cell table:style-name="ce54" table:formula="of:=IF([.$G30]+[.$I30]=0;;IF([.$G30]&gt;[.$I30];1;0))" office:value-type="float" office:value="0" calcext:value-type="float">
            <text:p>0</text:p>
          </table:table-cell>
          <table:table-cell table:style-name="ce77" table:formula="of:=IF([.$G30]+[.$I30]=0;;IF([.$G30]&lt;[.$I30];IF([.$G30]&amp;&quot;-&quot;&amp;[.$I30]=&quot;0-20&quot;;1;0);0))" office:value-type="float" office:value="0" calcext:value-type="float">
            <text:p>0</text:p>
          </table:table-cell>
          <table:table-cell table:style-name="ce77" table:formula="of:=IF([.$G30]+[.$I30]=0;;IF([.$G30]&lt;[.$I30];IF([.$G30]&amp;&quot;-&quot;&amp;[.$I30]&lt;&gt;&quot;0-20&quot;;1;0);0))" office:value-type="float" office:value="0" calcext:value-type="float">
            <text:p>0</text:p>
          </table:table-cell>
          <table:table-cell table:style-name="ce54" table:formula="of:=IF([.$G30]+[.$I30]=0;;[.$G30])" office:value-type="float" office:value="0" calcext:value-type="float">
            <text:p>0</text:p>
          </table:table-cell>
          <table:table-cell table:style-name="ce54" table:formula="of:=IF([.$G30]+[.$I30]=0;;[.$I30])" office:value-type="float" office:value="0" calcext:value-type="float">
            <text:p>0</text:p>
          </table:table-cell>
          <table:table-cell table:style-name="ce70" table:formula="of:=IF([.$G30]+[.$I30]=0;;[.$G30]-[.$I30])" office:value-type="float" office:value="0" calcext:value-type="float">
            <text:p>+0</text:p>
          </table:table-cell>
          <table:table-cell table:style-name="ce63" table:formula="of:=IF([.$C30]=&quot;&quot;;&quot;(Squadra B)&quot;;[.$C30])" office:value-type="string" office:string-value="(Squadra B)" calcext:value-type="string">
            <text:p>(Squadra B)</text:p>
          </table:table-cell>
          <table:table-cell table:style-name="ce54" table:formula="of:=IF([.$G30]+[.$I30]=0;;IF([.$I30]&gt;[.$G30];1;0))" office:value-type="float" office:value="0" calcext:value-type="float">
            <text:p>0</text:p>
          </table:table-cell>
          <table:table-cell table:style-name="ce77" table:formula="of:=IF([.$G30]+[.$I30]=0;;IF([.$I30]&lt;[.$G30];IF([.$G30]&amp;&quot;-&quot;&amp;[.$I30]=&quot;20-0&quot;;1;0);0))" office:value-type="float" office:value="0" calcext:value-type="float">
            <text:p>0</text:p>
          </table:table-cell>
          <table:table-cell table:style-name="ce77" table:formula="of:=IF([.$G30]+[.$I30]=0;;IF([.$I30]&lt;[.$G30];IF([.$G30]&amp;&quot;-&quot;&amp;[.$I30]&lt;&gt;&quot;20-0&quot;;1;0);0))" office:value-type="float" office:value="0" calcext:value-type="float">
            <text:p>0</text:p>
          </table:table-cell>
          <table:table-cell table:style-name="ce54" table:formula="of:=IF([.$G30]+[.$I30]=0;;[.$I30])" office:value-type="float" office:value="0" calcext:value-type="float">
            <text:p>0</text:p>
          </table:table-cell>
          <table:table-cell table:style-name="ce54" table:formula="of:=IF([.$G30]+[.$I30]=0;;[.$G30])" office:value-type="float" office:value="0" calcext:value-type="float">
            <text:p>0</text:p>
          </table:table-cell>
          <table:table-cell table:style-name="ce70" table:formula="of:=IF([.$G30]+[.$I30]=0;;[.$I30]-[.$G30])" office:value-type="float" office:value="0" calcext:value-type="float">
            <text:p>+0</text:p>
          </table:table-cell>
          <table:table-cell table:style-name="ce77" table:formula="of:=IF([.$G30]+[.$I30]=0;&quot;(Vincente)&quot;;IF([.$G30]&gt;[.$I30];[.$B30];[.$C30]))" office:value-type="string" office:string-value="(Vincente)" calcext:value-type="string">
            <text:p>(Vincente)</text:p>
          </table:table-cell>
          <table:table-cell table:style-name="ce77" table:formula="of:=IF([.$G30]+[.$I30]=0;&quot;(Perdente)&quot;;IF([.$G30]&lt;[.$I30];[.$B30];[.$C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]=&quot;&quot;;&quot;&quot;;HYPERLINK(VLOOKUP([.B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2]=&quot;&quot;;&quot;&quot;;TEXT([.E3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2]=&quot;&quot;;&quot;(Squadra A)&quot;;[.$B32])" office:value-type="string" office:string-value="(Squadra A)" calcext:value-type="string">
            <text:p>(Squadra A)</text:p>
          </table:table-cell>
          <table:table-cell table:style-name="ce54" table:formula="of:=IF([.$G32]+[.$I32]=0;;IF([.$G32]&gt;[.$I32];1;0))" office:value-type="float" office:value="0" calcext:value-type="float">
            <text:p>0</text:p>
          </table:table-cell>
          <table:table-cell table:style-name="ce77" table:formula="of:=IF([.$G32]+[.$I32]=0;;IF([.$G32]&lt;[.$I32];IF([.$G32]&amp;&quot;-&quot;&amp;[.$I32]=&quot;0-20&quot;;1;0);0))" office:value-type="float" office:value="0" calcext:value-type="float">
            <text:p>0</text:p>
          </table:table-cell>
          <table:table-cell table:style-name="ce77" table:formula="of:=IF([.$G32]+[.$I32]=0;;IF([.$G32]&lt;[.$I32];IF([.$G32]&amp;&quot;-&quot;&amp;[.$I32]&lt;&gt;&quot;0-20&quot;;1;0);0))" office:value-type="float" office:value="0" calcext:value-type="float">
            <text:p>0</text:p>
          </table:table-cell>
          <table:table-cell table:style-name="ce54" table:formula="of:=IF([.$G32]+[.$I32]=0;;[.$G32])" office:value-type="float" office:value="0" calcext:value-type="float">
            <text:p>0</text:p>
          </table:table-cell>
          <table:table-cell table:style-name="ce54" table:formula="of:=IF([.$G32]+[.$I32]=0;;[.$I32])" office:value-type="float" office:value="0" calcext:value-type="float">
            <text:p>0</text:p>
          </table:table-cell>
          <table:table-cell table:style-name="ce70" table:formula="of:=IF([.$G32]+[.$I32]=0;;[.$G32]-[.$I32])" office:value-type="float" office:value="0" calcext:value-type="float">
            <text:p>+0</text:p>
          </table:table-cell>
          <table:table-cell table:style-name="ce63" table:formula="of:=IF([.$C32]=&quot;&quot;;&quot;(Squadra B)&quot;;[.$C32])" office:value-type="string" office:string-value="(Squadra B)" calcext:value-type="string">
            <text:p>(Squadra B)</text:p>
          </table:table-cell>
          <table:table-cell table:style-name="ce54" table:formula="of:=IF([.$G32]+[.$I32]=0;;IF([.$I32]&gt;[.$G32];1;0))" office:value-type="float" office:value="0" calcext:value-type="float">
            <text:p>0</text:p>
          </table:table-cell>
          <table:table-cell table:style-name="ce77" table:formula="of:=IF([.$G32]+[.$I32]=0;;IF([.$I32]&lt;[.$G32];IF([.$G32]&amp;&quot;-&quot;&amp;[.$I32]=&quot;20-0&quot;;1;0);0))" office:value-type="float" office:value="0" calcext:value-type="float">
            <text:p>0</text:p>
          </table:table-cell>
          <table:table-cell table:style-name="ce77" table:formula="of:=IF([.$G32]+[.$I32]=0;;IF([.$I32]&lt;[.$G32];IF([.$G32]&amp;&quot;-&quot;&amp;[.$I32]&lt;&gt;&quot;20-0&quot;;1;0);0))" office:value-type="float" office:value="0" calcext:value-type="float">
            <text:p>0</text:p>
          </table:table-cell>
          <table:table-cell table:style-name="ce54" table:formula="of:=IF([.$G32]+[.$I32]=0;;[.$I32])" office:value-type="float" office:value="0" calcext:value-type="float">
            <text:p>0</text:p>
          </table:table-cell>
          <table:table-cell table:style-name="ce54" table:formula="of:=IF([.$G32]+[.$I32]=0;;[.$G32])" office:value-type="float" office:value="0" calcext:value-type="float">
            <text:p>0</text:p>
          </table:table-cell>
          <table:table-cell table:style-name="ce70" table:formula="of:=IF([.$G32]+[.$I32]=0;;[.$I32]-[.$G32])" office:value-type="float" office:value="0" calcext:value-type="float">
            <text:p>+0</text:p>
          </table:table-cell>
          <table:table-cell table:style-name="ce77" table:formula="of:=IF([.$G32]+[.$I32]=0;&quot;(Vincente)&quot;;IF([.$G32]&gt;[.$I32];[.$B32];[.$C32]))" office:value-type="string" office:string-value="(Vincente)" calcext:value-type="string">
            <text:p>(Vincente)</text:p>
          </table:table-cell>
          <table:table-cell table:style-name="ce77" table:formula="of:=IF([.$G32]+[.$I32]=0;&quot;(Perdente)&quot;;IF([.$G32]&lt;[.$I32];[.$B32];[.$C3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]=&quot;&quot;;&quot;&quot;;HYPERLINK(VLOOKUP([.B3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4]=&quot;&quot;;&quot;&quot;;TEXT([.E3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4]=&quot;&quot;;&quot;(Squadra A)&quot;;[.$B34])" office:value-type="string" office:string-value="(Squadra A)" calcext:value-type="string">
            <text:p>(Squadra A)</text:p>
          </table:table-cell>
          <table:table-cell table:style-name="ce54" table:formula="of:=IF([.$G34]+[.$I34]=0;;IF([.$G34]&gt;[.$I34];1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70" table:formula="of:=IF([.$G34]+[.$I34]=0;;[.$G34]-[.$I34])" office:value-type="float" office:value="0" calcext:value-type="float">
            <text:p>+0</text:p>
          </table:table-cell>
          <table:table-cell table:style-name="ce63" table:formula="of:=IF([.$C34]=&quot;&quot;;&quot;(Squadra B)&quot;;[.$C34])" office:value-type="string" office:string-value="(Squadra B)" calcext:value-type="string">
            <text:p>(Squadra B)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70" table:formula="of:=IF([.$G34]+[.$I34]=0;;[.$I34]-[.$G34])" office:value-type="float" office:value="0" calcext:value-type="float">
            <text:p>+0</text:p>
          </table:table-cell>
          <table:table-cell table:style-name="ce77" table:formula="of:=IF([.$G34]+[.$I34]=0;&quot;(Vincente)&quot;;IF([.$G34]&gt;[.$I34];[.$B34];[.$C34]))" office:value-type="string" office:string-value="(Vincente)" calcext:value-type="string">
            <text:p>(Vincente)</text:p>
          </table:table-cell>
          <table:table-cell table:style-name="ce77" table:formula="of:=IF([.$G34]+[.$I34]=0;&quot;(Perdente)&quot;;IF([.$G34]&lt;[.$I34];[.$B34];[.$C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6]=&quot;&quot;;&quot;&quot;;TEXT([.E3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6]=&quot;&quot;;&quot;(Squadra A)&quot;;[.$B36])" office:value-type="string" office:string-value="(Squadra A)" calcext:value-type="string">
            <text:p>(Squadra A)</text:p>
          </table:table-cell>
          <table:table-cell table:style-name="ce54" table:formula="of:=IF([.$G36]+[.$I36]=0;;IF([.$G36]&gt;[.$I36];1;0))" office:value-type="float" office:value="0" calcext:value-type="float">
            <text:p>0</text:p>
          </table:table-cell>
          <table:table-cell table:style-name="ce77" table:formula="of:=IF([.$G36]+[.$I36]=0;;IF([.$G36]&lt;[.$I36];IF([.$G36]&amp;&quot;-&quot;&amp;[.$I36]=&quot;0-20&quot;;1;0);0))" office:value-type="float" office:value="0" calcext:value-type="float">
            <text:p>0</text:p>
          </table:table-cell>
          <table:table-cell table:style-name="ce77" table:formula="of:=IF([.$G36]+[.$I36]=0;;IF([.$G36]&lt;[.$I36];IF([.$G36]&amp;&quot;-&quot;&amp;[.$I36]&lt;&gt;&quot;0-20&quot;;1;0);0))" office:value-type="float" office:value="0" calcext:value-type="float">
            <text:p>0</text:p>
          </table:table-cell>
          <table:table-cell table:style-name="ce54" table:formula="of:=IF([.$G36]+[.$I36]=0;;[.$G36])" office:value-type="float" office:value="0" calcext:value-type="float">
            <text:p>0</text:p>
          </table:table-cell>
          <table:table-cell table:style-name="ce54" table:formula="of:=IF([.$G36]+[.$I36]=0;;[.$I36])" office:value-type="float" office:value="0" calcext:value-type="float">
            <text:p>0</text:p>
          </table:table-cell>
          <table:table-cell table:style-name="ce70" table:formula="of:=IF([.$G36]+[.$I36]=0;;[.$G36]-[.$I36])" office:value-type="float" office:value="0" calcext:value-type="float">
            <text:p>+0</text:p>
          </table:table-cell>
          <table:table-cell table:style-name="ce63" table:formula="of:=IF([.$C36]=&quot;&quot;;&quot;(Squadra B)&quot;;[.$C36])" office:value-type="string" office:string-value="(Squadra B)" calcext:value-type="string">
            <text:p>(Squadra B)</text:p>
          </table:table-cell>
          <table:table-cell table:style-name="ce54" table:formula="of:=IF([.$G36]+[.$I36]=0;;IF([.$I36]&gt;[.$G36];1;0))" office:value-type="float" office:value="0" calcext:value-type="float">
            <text:p>0</text:p>
          </table:table-cell>
          <table:table-cell table:style-name="ce77" table:formula="of:=IF([.$G36]+[.$I36]=0;;IF([.$I36]&lt;[.$G36];IF([.$G36]&amp;&quot;-&quot;&amp;[.$I36]=&quot;20-0&quot;;1;0);0))" office:value-type="float" office:value="0" calcext:value-type="float">
            <text:p>0</text:p>
          </table:table-cell>
          <table:table-cell table:style-name="ce77" table:formula="of:=IF([.$G36]+[.$I36]=0;;IF([.$I36]&lt;[.$G36];IF([.$G36]&amp;&quot;-&quot;&amp;[.$I36]&lt;&gt;&quot;20-0&quot;;1;0);0))" office:value-type="float" office:value="0" calcext:value-type="float">
            <text:p>0</text:p>
          </table:table-cell>
          <table:table-cell table:style-name="ce54" table:formula="of:=IF([.$G36]+[.$I36]=0;;[.$I36])" office:value-type="float" office:value="0" calcext:value-type="float">
            <text:p>0</text:p>
          </table:table-cell>
          <table:table-cell table:style-name="ce54" table:formula="of:=IF([.$G36]+[.$I36]=0;;[.$G36])" office:value-type="float" office:value="0" calcext:value-type="float">
            <text:p>0</text:p>
          </table:table-cell>
          <table:table-cell table:style-name="ce70" table:formula="of:=IF([.$G36]+[.$I36]=0;;[.$I36]-[.$G36])" office:value-type="float" office:value="0" calcext:value-type="float">
            <text:p>+0</text:p>
          </table:table-cell>
          <table:table-cell table:style-name="ce77" table:formula="of:=IF([.$G36]+[.$I36]=0;&quot;(Vincente)&quot;;IF([.$G36]&gt;[.$I36];[.$B36];[.$C36]))" office:value-type="string" office:string-value="(Vincente)" calcext:value-type="string">
            <text:p>(Vincente)</text:p>
          </table:table-cell>
          <table:table-cell table:style-name="ce77" table:formula="of:=IF([.$G36]+[.$I36]=0;&quot;(Perdente)&quot;;IF([.$G36]&lt;[.$I36];[.$B36];[.$C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]=&quot;&quot;;&quot;&quot;;HYPERLINK(VLOOKUP([.B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8]=&quot;&quot;;&quot;&quot;;TEXT([.E3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8]=&quot;&quot;;&quot;(Squadra A)&quot;;[.$B38])" office:value-type="string" office:string-value="(Squadra A)" calcext:value-type="string">
            <text:p>(Squadra A)</text:p>
          </table:table-cell>
          <table:table-cell table:style-name="ce54" table:formula="of:=IF([.$G38]+[.$I38]=0;;IF([.$G38]&gt;[.$I38];1;0))" office:value-type="float" office:value="0" calcext:value-type="float">
            <text:p>0</text:p>
          </table:table-cell>
          <table:table-cell table:style-name="ce77" table:formula="of:=IF([.$G38]+[.$I38]=0;;IF([.$G38]&lt;[.$I38];IF([.$G38]&amp;&quot;-&quot;&amp;[.$I38]=&quot;0-20&quot;;1;0);0))" office:value-type="float" office:value="0" calcext:value-type="float">
            <text:p>0</text:p>
          </table:table-cell>
          <table:table-cell table:style-name="ce77" table:formula="of:=IF([.$G38]+[.$I38]=0;;IF([.$G38]&lt;[.$I38];IF([.$G38]&amp;&quot;-&quot;&amp;[.$I38]&lt;&gt;&quot;0-20&quot;;1;0);0))" office:value-type="float" office:value="0" calcext:value-type="float">
            <text:p>0</text:p>
          </table:table-cell>
          <table:table-cell table:style-name="ce54" table:formula="of:=IF([.$G38]+[.$I38]=0;;[.$G38])" office:value-type="float" office:value="0" calcext:value-type="float">
            <text:p>0</text:p>
          </table:table-cell>
          <table:table-cell table:style-name="ce54" table:formula="of:=IF([.$G38]+[.$I38]=0;;[.$I38])" office:value-type="float" office:value="0" calcext:value-type="float">
            <text:p>0</text:p>
          </table:table-cell>
          <table:table-cell table:style-name="ce70" table:formula="of:=IF([.$G38]+[.$I38]=0;;[.$G38]-[.$I38])" office:value-type="float" office:value="0" calcext:value-type="float">
            <text:p>+0</text:p>
          </table:table-cell>
          <table:table-cell table:style-name="ce63" table:formula="of:=IF([.$C38]=&quot;&quot;;&quot;(Squadra B)&quot;;[.$C38])" office:value-type="string" office:string-value="(Squadra B)" calcext:value-type="string">
            <text:p>(Squadra B)</text:p>
          </table:table-cell>
          <table:table-cell table:style-name="ce54" table:formula="of:=IF([.$G38]+[.$I38]=0;;IF([.$I38]&gt;[.$G38];1;0))" office:value-type="float" office:value="0" calcext:value-type="float">
            <text:p>0</text:p>
          </table:table-cell>
          <table:table-cell table:style-name="ce77" table:formula="of:=IF([.$G38]+[.$I38]=0;;IF([.$I38]&lt;[.$G38];IF([.$G38]&amp;&quot;-&quot;&amp;[.$I38]=&quot;20-0&quot;;1;0);0))" office:value-type="float" office:value="0" calcext:value-type="float">
            <text:p>0</text:p>
          </table:table-cell>
          <table:table-cell table:style-name="ce77" table:formula="of:=IF([.$G38]+[.$I38]=0;;IF([.$I38]&lt;[.$G38];IF([.$G38]&amp;&quot;-&quot;&amp;[.$I38]&lt;&gt;&quot;20-0&quot;;1;0);0))" office:value-type="float" office:value="0" calcext:value-type="float">
            <text:p>0</text:p>
          </table:table-cell>
          <table:table-cell table:style-name="ce54" table:formula="of:=IF([.$G38]+[.$I38]=0;;[.$I38])" office:value-type="float" office:value="0" calcext:value-type="float">
            <text:p>0</text:p>
          </table:table-cell>
          <table:table-cell table:style-name="ce54" table:formula="of:=IF([.$G38]+[.$I38]=0;;[.$G38])" office:value-type="float" office:value="0" calcext:value-type="float">
            <text:p>0</text:p>
          </table:table-cell>
          <table:table-cell table:style-name="ce70" table:formula="of:=IF([.$G38]+[.$I38]=0;;[.$I38]-[.$G38])" office:value-type="float" office:value="0" calcext:value-type="float">
            <text:p>+0</text:p>
          </table:table-cell>
          <table:table-cell table:style-name="ce77" table:formula="of:=IF([.$G38]+[.$I38]=0;&quot;(Vincente)&quot;;IF([.$G38]&gt;[.$I38];[.$B38];[.$C38]))" office:value-type="string" office:string-value="(Vincente)" calcext:value-type="string">
            <text:p>(Vincente)</text:p>
          </table:table-cell>
          <table:table-cell table:style-name="ce77" table:formula="of:=IF([.$G38]+[.$I38]=0;&quot;(Perdente)&quot;;IF([.$G38]&lt;[.$I38];[.$B38];[.$C3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]=&quot;&quot;;&quot;&quot;;HYPERLINK(VLOOKUP([.B3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0]=&quot;&quot;;&quot;&quot;;TEXT([.E4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0]=&quot;&quot;;&quot;(Squadra A)&quot;;[.$B40])" office:value-type="string" office:string-value="(Squadra A)" calcext:value-type="string">
            <text:p>(Squadra A)</text:p>
          </table:table-cell>
          <table:table-cell table:style-name="ce54" table:formula="of:=IF([.$G40]+[.$I40]=0;;IF([.$G40]&gt;[.$I40];1;0))" office:value-type="float" office:value="0" calcext:value-type="float">
            <text:p>0</text:p>
          </table:table-cell>
          <table:table-cell table:style-name="ce77" table:formula="of:=IF([.$G40]+[.$I40]=0;;IF([.$G40]&lt;[.$I40];IF([.$G40]&amp;&quot;-&quot;&amp;[.$I40]=&quot;0-20&quot;;1;0);0))" office:value-type="float" office:value="0" calcext:value-type="float">
            <text:p>0</text:p>
          </table:table-cell>
          <table:table-cell table:style-name="ce77" table:formula="of:=IF([.$G40]+[.$I40]=0;;IF([.$G40]&lt;[.$I40];IF([.$G40]&amp;&quot;-&quot;&amp;[.$I40]&lt;&gt;&quot;0-20&quot;;1;0);0))" office:value-type="float" office:value="0" calcext:value-type="float">
            <text:p>0</text:p>
          </table:table-cell>
          <table:table-cell table:style-name="ce54" table:formula="of:=IF([.$G40]+[.$I40]=0;;[.$G40])" office:value-type="float" office:value="0" calcext:value-type="float">
            <text:p>0</text:p>
          </table:table-cell>
          <table:table-cell table:style-name="ce54" table:formula="of:=IF([.$G40]+[.$I40]=0;;[.$I40])" office:value-type="float" office:value="0" calcext:value-type="float">
            <text:p>0</text:p>
          </table:table-cell>
          <table:table-cell table:style-name="ce70" table:formula="of:=IF([.$G40]+[.$I40]=0;;[.$G40]-[.$I40])" office:value-type="float" office:value="0" calcext:value-type="float">
            <text:p>+0</text:p>
          </table:table-cell>
          <table:table-cell table:style-name="ce63" table:formula="of:=IF([.$C40]=&quot;&quot;;&quot;(Squadra B)&quot;;[.$C40])" office:value-type="string" office:string-value="(Squadra B)" calcext:value-type="string">
            <text:p>(Squadra B)</text:p>
          </table:table-cell>
          <table:table-cell table:style-name="ce54" table:formula="of:=IF([.$G40]+[.$I40]=0;;IF([.$I40]&gt;[.$G40];1;0))" office:value-type="float" office:value="0" calcext:value-type="float">
            <text:p>0</text:p>
          </table:table-cell>
          <table:table-cell table:style-name="ce77" table:formula="of:=IF([.$G40]+[.$I40]=0;;IF([.$I40]&lt;[.$G40];IF([.$G40]&amp;&quot;-&quot;&amp;[.$I40]=&quot;20-0&quot;;1;0);0))" office:value-type="float" office:value="0" calcext:value-type="float">
            <text:p>0</text:p>
          </table:table-cell>
          <table:table-cell table:style-name="ce77" table:formula="of:=IF([.$G40]+[.$I40]=0;;IF([.$I40]&lt;[.$G40];IF([.$G40]&amp;&quot;-&quot;&amp;[.$I40]&lt;&gt;&quot;20-0&quot;;1;0);0))" office:value-type="float" office:value="0" calcext:value-type="float">
            <text:p>0</text:p>
          </table:table-cell>
          <table:table-cell table:style-name="ce54" table:formula="of:=IF([.$G40]+[.$I40]=0;;[.$I40])" office:value-type="float" office:value="0" calcext:value-type="float">
            <text:p>0</text:p>
          </table:table-cell>
          <table:table-cell table:style-name="ce54" table:formula="of:=IF([.$G40]+[.$I40]=0;;[.$G40])" office:value-type="float" office:value="0" calcext:value-type="float">
            <text:p>0</text:p>
          </table:table-cell>
          <table:table-cell table:style-name="ce70" table:formula="of:=IF([.$G40]+[.$I40]=0;;[.$I40]-[.$G40])" office:value-type="float" office:value="0" calcext:value-type="float">
            <text:p>+0</text:p>
          </table:table-cell>
          <table:table-cell table:style-name="ce77" table:formula="of:=IF([.$G40]+[.$I40]=0;&quot;(Vincente)&quot;;IF([.$G40]&gt;[.$I40];[.$B40];[.$C40]))" office:value-type="string" office:string-value="(Vincente)" calcext:value-type="string">
            <text:p>(Vincente)</text:p>
          </table:table-cell>
          <table:table-cell table:style-name="ce77" table:formula="of:=IF([.$G40]+[.$I40]=0;&quot;(Perdente)&quot;;IF([.$G40]&lt;[.$I40];[.$B40];[.$C4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]=&quot;&quot;;&quot;&quot;;HYPERLINK(VLOOKUP([.B4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2]=&quot;&quot;;&quot;&quot;;TEXT([.E4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2]=&quot;&quot;;&quot;(Squadra A)&quot;;[.$B42])" office:value-type="string" office:string-value="(Squadra A)" calcext:value-type="string">
            <text:p>(Squadra A)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70" table:formula="of:=IF([.$G42]+[.$I42]=0;;[.$G42]-[.$I42])" office:value-type="float" office:value="0" calcext:value-type="float">
            <text:p>+0</text:p>
          </table:table-cell>
          <table:table-cell table:style-name="ce63" table:formula="of:=IF([.$C42]=&quot;&quot;;&quot;(Squadra B)&quot;;[.$C42])" office:value-type="string" office:string-value="(Squadra B)" calcext:value-type="string">
            <text:p>(Squadra B)</text:p>
          </table:table-cell>
          <table:table-cell table:style-name="ce54" table:formula="of:=IF([.$G42]+[.$I42]=0;;IF([.$I42]&gt;[.$G42];1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70" table:formula="of:=IF([.$G42]+[.$I42]=0;;[.$I42]-[.$G42])" office:value-type="float" office:value="0" calcext:value-type="float">
            <text:p>+0</text:p>
          </table:table-cell>
          <table:table-cell table:style-name="ce77" table:formula="of:=IF([.$G42]+[.$I42]=0;&quot;(Vincente)&quot;;IF([.$G42]&gt;[.$I42];[.$B42];[.$C42]))" office:value-type="string" office:string-value="(Vincente)" calcext:value-type="string">
            <text:p>(Vincente)</text:p>
          </table:table-cell>
          <table:table-cell table:style-name="ce77" table:formula="of:=IF([.$G42]+[.$I42]=0;&quot;(Perdente)&quot;;IF([.$G42]&lt;[.$I42];[.$B42];[.$C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4]=&quot;&quot;;&quot;&quot;;TEXT([.E4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4]=&quot;&quot;;&quot;(Squadra A)&quot;;[.$B44])" office:value-type="string" office:string-value="(Squadra A)" calcext:value-type="string">
            <text:p>(Squadra A)</text:p>
          </table:table-cell>
          <table:table-cell table:style-name="ce54" table:formula="of:=IF([.$G44]+[.$I44]=0;;IF([.$G44]&gt;[.$I44];1;0))" office:value-type="float" office:value="0" calcext:value-type="float">
            <text:p>0</text:p>
          </table:table-cell>
          <table:table-cell table:style-name="ce77" table:formula="of:=IF([.$G44]+[.$I44]=0;;IF([.$G44]&lt;[.$I44];IF([.$G44]&amp;&quot;-&quot;&amp;[.$I44]=&quot;0-20&quot;;1;0);0))" office:value-type="float" office:value="0" calcext:value-type="float">
            <text:p>0</text:p>
          </table:table-cell>
          <table:table-cell table:style-name="ce77" table:formula="of:=IF([.$G44]+[.$I44]=0;;IF([.$G44]&lt;[.$I44];IF([.$G44]&amp;&quot;-&quot;&amp;[.$I44]&lt;&gt;&quot;0-20&quot;;1;0);0))" office:value-type="float" office:value="0" calcext:value-type="float">
            <text:p>0</text:p>
          </table:table-cell>
          <table:table-cell table:style-name="ce54" table:formula="of:=IF([.$G44]+[.$I44]=0;;[.$G44])" office:value-type="float" office:value="0" calcext:value-type="float">
            <text:p>0</text:p>
          </table:table-cell>
          <table:table-cell table:style-name="ce54" table:formula="of:=IF([.$G44]+[.$I44]=0;;[.$I44])" office:value-type="float" office:value="0" calcext:value-type="float">
            <text:p>0</text:p>
          </table:table-cell>
          <table:table-cell table:style-name="ce70" table:formula="of:=IF([.$G44]+[.$I44]=0;;[.$G44]-[.$I44])" office:value-type="float" office:value="0" calcext:value-type="float">
            <text:p>+0</text:p>
          </table:table-cell>
          <table:table-cell table:style-name="ce63" table:formula="of:=IF([.$C44]=&quot;&quot;;&quot;(Squadra B)&quot;;[.$C44])" office:value-type="string" office:string-value="(Squadra B)" calcext:value-type="string">
            <text:p>(Squadra B)</text:p>
          </table:table-cell>
          <table:table-cell table:style-name="ce54" table:formula="of:=IF([.$G44]+[.$I44]=0;;IF([.$I44]&gt;[.$G44];1;0))" office:value-type="float" office:value="0" calcext:value-type="float">
            <text:p>0</text:p>
          </table:table-cell>
          <table:table-cell table:style-name="ce77" table:formula="of:=IF([.$G44]+[.$I44]=0;;IF([.$I44]&lt;[.$G44];IF([.$G44]&amp;&quot;-&quot;&amp;[.$I44]=&quot;20-0&quot;;1;0);0))" office:value-type="float" office:value="0" calcext:value-type="float">
            <text:p>0</text:p>
          </table:table-cell>
          <table:table-cell table:style-name="ce77" table:formula="of:=IF([.$G44]+[.$I44]=0;;IF([.$I44]&lt;[.$G44];IF([.$G44]&amp;&quot;-&quot;&amp;[.$I44]&lt;&gt;&quot;20-0&quot;;1;0);0))" office:value-type="float" office:value="0" calcext:value-type="float">
            <text:p>0</text:p>
          </table:table-cell>
          <table:table-cell table:style-name="ce54" table:formula="of:=IF([.$G44]+[.$I44]=0;;[.$I44])" office:value-type="float" office:value="0" calcext:value-type="float">
            <text:p>0</text:p>
          </table:table-cell>
          <table:table-cell table:style-name="ce54" table:formula="of:=IF([.$G44]+[.$I44]=0;;[.$G44])" office:value-type="float" office:value="0" calcext:value-type="float">
            <text:p>0</text:p>
          </table:table-cell>
          <table:table-cell table:style-name="ce70" table:formula="of:=IF([.$G44]+[.$I44]=0;;[.$I44]-[.$G44])" office:value-type="float" office:value="0" calcext:value-type="float">
            <text:p>+0</text:p>
          </table:table-cell>
          <table:table-cell table:style-name="ce77" table:formula="of:=IF([.$G44]+[.$I44]=0;&quot;(Vincente)&quot;;IF([.$G44]&gt;[.$I44];[.$B44];[.$C44]))" office:value-type="string" office:string-value="(Vincente)" calcext:value-type="string">
            <text:p>(Vincente)</text:p>
          </table:table-cell>
          <table:table-cell table:style-name="ce77" table:formula="of:=IF([.$G44]+[.$I44]=0;&quot;(Perdente)&quot;;IF([.$G44]&lt;[.$I44];[.$B44];[.$C4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]=&quot;&quot;;&quot;&quot;;HYPERLINK(VLOOKUP([.B4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]=&quot;&quot;;&quot;&quot;;TEXT([.E4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6]=&quot;&quot;;&quot;(Squadra A)&quot;;[.$B46])" office:value-type="string" office:string-value="(Squadra A)" calcext:value-type="string">
            <text:p>(Squadra A)</text:p>
          </table:table-cell>
          <table:table-cell table:style-name="ce54" table:formula="of:=IF([.$G46]+[.$I46]=0;;IF([.$G46]&gt;[.$I46];1;0))" office:value-type="float" office:value="0" calcext:value-type="float">
            <text:p>0</text:p>
          </table:table-cell>
          <table:table-cell table:style-name="ce77" table:formula="of:=IF([.$G46]+[.$I46]=0;;IF([.$G46]&lt;[.$I46];IF([.$G46]&amp;&quot;-&quot;&amp;[.$I46]=&quot;0-20&quot;;1;0);0))" office:value-type="float" office:value="0" calcext:value-type="float">
            <text:p>0</text:p>
          </table:table-cell>
          <table:table-cell table:style-name="ce77" table:formula="of:=IF([.$G46]+[.$I46]=0;;IF([.$G46]&lt;[.$I46];IF([.$G46]&amp;&quot;-&quot;&amp;[.$I46]&lt;&gt;&quot;0-20&quot;;1;0);0))" office:value-type="float" office:value="0" calcext:value-type="float">
            <text:p>0</text:p>
          </table:table-cell>
          <table:table-cell table:style-name="ce54" table:formula="of:=IF([.$G46]+[.$I46]=0;;[.$G46])" office:value-type="float" office:value="0" calcext:value-type="float">
            <text:p>0</text:p>
          </table:table-cell>
          <table:table-cell table:style-name="ce54" table:formula="of:=IF([.$G46]+[.$I46]=0;;[.$I46])" office:value-type="float" office:value="0" calcext:value-type="float">
            <text:p>0</text:p>
          </table:table-cell>
          <table:table-cell table:style-name="ce70" table:formula="of:=IF([.$G46]+[.$I46]=0;;[.$G46]-[.$I46])" office:value-type="float" office:value="0" calcext:value-type="float">
            <text:p>+0</text:p>
          </table:table-cell>
          <table:table-cell table:style-name="ce63" table:formula="of:=IF([.$C46]=&quot;&quot;;&quot;(Squadra B)&quot;;[.$C46])" office:value-type="string" office:string-value="(Squadra B)" calcext:value-type="string">
            <text:p>(Squadra B)</text:p>
          </table:table-cell>
          <table:table-cell table:style-name="ce54" table:formula="of:=IF([.$G46]+[.$I46]=0;;IF([.$I46]&gt;[.$G46];1;0))" office:value-type="float" office:value="0" calcext:value-type="float">
            <text:p>0</text:p>
          </table:table-cell>
          <table:table-cell table:style-name="ce77" table:formula="of:=IF([.$G46]+[.$I46]=0;;IF([.$I46]&lt;[.$G46];IF([.$G46]&amp;&quot;-&quot;&amp;[.$I46]=&quot;20-0&quot;;1;0);0))" office:value-type="float" office:value="0" calcext:value-type="float">
            <text:p>0</text:p>
          </table:table-cell>
          <table:table-cell table:style-name="ce77" table:formula="of:=IF([.$G46]+[.$I46]=0;;IF([.$I46]&lt;[.$G46];IF([.$G46]&amp;&quot;-&quot;&amp;[.$I46]&lt;&gt;&quot;20-0&quot;;1;0);0))" office:value-type="float" office:value="0" calcext:value-type="float">
            <text:p>0</text:p>
          </table:table-cell>
          <table:table-cell table:style-name="ce54" table:formula="of:=IF([.$G46]+[.$I46]=0;;[.$I46])" office:value-type="float" office:value="0" calcext:value-type="float">
            <text:p>0</text:p>
          </table:table-cell>
          <table:table-cell table:style-name="ce54" table:formula="of:=IF([.$G46]+[.$I46]=0;;[.$G46])" office:value-type="float" office:value="0" calcext:value-type="float">
            <text:p>0</text:p>
          </table:table-cell>
          <table:table-cell table:style-name="ce70" table:formula="of:=IF([.$G46]+[.$I46]=0;;[.$I46]-[.$G46])" office:value-type="float" office:value="0" calcext:value-type="float">
            <text:p>+0</text:p>
          </table:table-cell>
          <table:table-cell table:style-name="ce77" table:formula="of:=IF([.$G46]+[.$I46]=0;&quot;(Vincente)&quot;;IF([.$G46]&gt;[.$I46];[.$B46];[.$C46]))" office:value-type="string" office:string-value="(Vincente)" calcext:value-type="string">
            <text:p>(Vincente)</text:p>
          </table:table-cell>
          <table:table-cell table:style-name="ce77" table:formula="of:=IF([.$G46]+[.$I46]=0;&quot;(Perdente)&quot;;IF([.$G46]&lt;[.$I46];[.$B46];[.$C4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7]=&quot;&quot;;&quot;&quot;;HYPERLINK(VLOOKUP([.B4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3" calcext:value-type="float">
            <text:p>3</text:p>
          </table:table-cell>
          <table:table-cell table:style-name="ce87" table:formula="of:=IF(ISNUMBER([.A49]);ROMAN([.A49])&amp;&quot; GIORNATA&quot;;COM.MICROSOFT.SWITCH([.A49];&quot;1-2&quot;;&quot;FINALE 1°-2° POSTO&quot;;&quot;3-4&quot;;&quot;FINALE 3°-4° POSTO&quot;;&quot;1-4&quot;;&quot;SEMIFINALI 1°-4° POSTO&quot;;&quot;1-8&quot;;&quot;QUARTI DI FINALE 1°-8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1]=&quot;&quot;;&quot;&quot;;TEXT([.E5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1]=&quot;&quot;;&quot;(Squadra A)&quot;;[.$B51])" office:value-type="string" office:string-value="(Squadra A)" calcext:value-type="string">
            <text:p>(Squadra A)</text:p>
          </table:table-cell>
          <table:table-cell table:style-name="ce54" table:formula="of:=IF([.$G51]+[.$I51]=0;;IF([.$G51]&gt;[.$I51];1;0))" office:value-type="float" office:value="0" calcext:value-type="float">
            <text:p>0</text:p>
          </table:table-cell>
          <table:table-cell table:style-name="ce77" table:formula="of:=IF([.$G51]+[.$I51]=0;;IF([.$G51]&lt;[.$I51];IF([.$G51]&amp;&quot;-&quot;&amp;[.$I51]=&quot;0-20&quot;;1;0);0))" office:value-type="float" office:value="0" calcext:value-type="float">
            <text:p>0</text:p>
          </table:table-cell>
          <table:table-cell table:style-name="ce77" table:formula="of:=IF([.$G51]+[.$I51]=0;;IF([.$G51]&lt;[.$I51];IF([.$G51]&amp;&quot;-&quot;&amp;[.$I51]&lt;&gt;&quot;0-20&quot;;1;0);0))" office:value-type="float" office:value="0" calcext:value-type="float">
            <text:p>0</text:p>
          </table:table-cell>
          <table:table-cell table:style-name="ce54" table:formula="of:=IF([.$G51]+[.$I51]=0;;[.$G51])" office:value-type="float" office:value="0" calcext:value-type="float">
            <text:p>0</text:p>
          </table:table-cell>
          <table:table-cell table:style-name="ce54" table:formula="of:=IF([.$G51]+[.$I51]=0;;[.$I51])" office:value-type="float" office:value="0" calcext:value-type="float">
            <text:p>0</text:p>
          </table:table-cell>
          <table:table-cell table:style-name="ce70" table:formula="of:=IF([.$G51]+[.$I51]=0;;[.$G51]-[.$I51])" office:value-type="float" office:value="0" calcext:value-type="float">
            <text:p>+0</text:p>
          </table:table-cell>
          <table:table-cell table:style-name="ce63" table:formula="of:=IF([.$C51]=&quot;&quot;;&quot;(Squadra B)&quot;;[.$C51])" office:value-type="string" office:string-value="(Squadra B)" calcext:value-type="string">
            <text:p>(Squadra B)</text:p>
          </table:table-cell>
          <table:table-cell table:style-name="ce54" table:formula="of:=IF([.$G51]+[.$I51]=0;;IF([.$I51]&gt;[.$G51];1;0))" office:value-type="float" office:value="0" calcext:value-type="float">
            <text:p>0</text:p>
          </table:table-cell>
          <table:table-cell table:style-name="ce77" table:formula="of:=IF([.$G51]+[.$I51]=0;;IF([.$I51]&lt;[.$G51];IF([.$G51]&amp;&quot;-&quot;&amp;[.$I51]=&quot;20-0&quot;;1;0);0))" office:value-type="float" office:value="0" calcext:value-type="float">
            <text:p>0</text:p>
          </table:table-cell>
          <table:table-cell table:style-name="ce77" table:formula="of:=IF([.$G51]+[.$I51]=0;;IF([.$I51]&lt;[.$G51];IF([.$G51]&amp;&quot;-&quot;&amp;[.$I51]&lt;&gt;&quot;20-0&quot;;1;0);0))" office:value-type="float" office:value="0" calcext:value-type="float">
            <text:p>0</text:p>
          </table:table-cell>
          <table:table-cell table:style-name="ce54" table:formula="of:=IF([.$G51]+[.$I51]=0;;[.$I51])" office:value-type="float" office:value="0" calcext:value-type="float">
            <text:p>0</text:p>
          </table:table-cell>
          <table:table-cell table:style-name="ce54" table:formula="of:=IF([.$G51]+[.$I51]=0;;[.$G51])" office:value-type="float" office:value="0" calcext:value-type="float">
            <text:p>0</text:p>
          </table:table-cell>
          <table:table-cell table:style-name="ce70" table:formula="of:=IF([.$G51]+[.$I51]=0;;[.$I51]-[.$G51])" office:value-type="float" office:value="0" calcext:value-type="float">
            <text:p>+0</text:p>
          </table:table-cell>
          <table:table-cell table:style-name="ce77" table:formula="of:=IF([.$G51]+[.$I51]=0;&quot;(Vincente)&quot;;IF([.$G51]&gt;[.$I51];[.$B51];[.$C51]))" office:value-type="string" office:string-value="(Vincente)" calcext:value-type="string">
            <text:p>(Vincente)</text:p>
          </table:table-cell>
          <table:table-cell table:style-name="ce77" table:formula="of:=IF([.$G51]+[.$I51]=0;&quot;(Perdente)&quot;;IF([.$G51]&lt;[.$I51];[.$B51];[.$C5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]=&quot;&quot;;&quot;&quot;;HYPERLINK(VLOOKUP([.B5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3]=&quot;&quot;;&quot;&quot;;TEXT([.E5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3]=&quot;&quot;;&quot;(Squadra A)&quot;;[.$B53])" office:value-type="string" office:string-value="(Squadra A)" calcext:value-type="string">
            <text:p>(Squadra A)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70" table:formula="of:=IF([.$G53]+[.$I53]=0;;[.$G53]-[.$I53])" office:value-type="float" office:value="0" calcext:value-type="float">
            <text:p>+0</text:p>
          </table:table-cell>
          <table:table-cell table:style-name="ce63" table:formula="of:=IF([.$C53]=&quot;&quot;;&quot;(Squadra B)&quot;;[.$C53])" office:value-type="string" office:string-value="(Squadra B)" calcext:value-type="string">
            <text:p>(Squadra B)</text:p>
          </table:table-cell>
          <table:table-cell table:style-name="ce54" table:formula="of:=IF([.$G53]+[.$I53]=0;;IF([.$I53]&gt;[.$G53];1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70" table:formula="of:=IF([.$G53]+[.$I53]=0;;[.$I53]-[.$G53])" office:value-type="float" office:value="0" calcext:value-type="float">
            <text:p>+0</text:p>
          </table:table-cell>
          <table:table-cell table:style-name="ce77" table:formula="of:=IF([.$G53]+[.$I53]=0;&quot;(Vincente)&quot;;IF([.$G53]&gt;[.$I53];[.$B53];[.$C53]))" office:value-type="string" office:string-value="(Vincente)" calcext:value-type="string">
            <text:p>(Vincente)</text:p>
          </table:table-cell>
          <table:table-cell table:style-name="ce77" table:formula="of:=IF([.$G53]+[.$I53]=0;&quot;(Perdente)&quot;;IF([.$G53]&lt;[.$I53];[.$B53];[.$C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5]=&quot;&quot;;&quot;&quot;;TEXT([.E5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5]=&quot;&quot;;&quot;(Squadra A)&quot;;[.$B55])" office:value-type="string" office:string-value="(Squadra A)" calcext:value-type="string">
            <text:p>(Squadra A)</text:p>
          </table:table-cell>
          <table:table-cell table:style-name="ce54" table:formula="of:=IF([.$G55]+[.$I55]=0;;IF([.$G55]&gt;[.$I55];1;0))" office:value-type="float" office:value="0" calcext:value-type="float">
            <text:p>0</text:p>
          </table:table-cell>
          <table:table-cell table:style-name="ce77" table:formula="of:=IF([.$G55]+[.$I55]=0;;IF([.$G55]&lt;[.$I55];IF([.$G55]&amp;&quot;-&quot;&amp;[.$I55]=&quot;0-20&quot;;1;0);0))" office:value-type="float" office:value="0" calcext:value-type="float">
            <text:p>0</text:p>
          </table:table-cell>
          <table:table-cell table:style-name="ce77" table:formula="of:=IF([.$G55]+[.$I55]=0;;IF([.$G55]&lt;[.$I55];IF([.$G55]&amp;&quot;-&quot;&amp;[.$I55]&lt;&gt;&quot;0-20&quot;;1;0);0))" office:value-type="float" office:value="0" calcext:value-type="float">
            <text:p>0</text:p>
          </table:table-cell>
          <table:table-cell table:style-name="ce54" table:formula="of:=IF([.$G55]+[.$I55]=0;;[.$G55])" office:value-type="float" office:value="0" calcext:value-type="float">
            <text:p>0</text:p>
          </table:table-cell>
          <table:table-cell table:style-name="ce54" table:formula="of:=IF([.$G55]+[.$I55]=0;;[.$I55])" office:value-type="float" office:value="0" calcext:value-type="float">
            <text:p>0</text:p>
          </table:table-cell>
          <table:table-cell table:style-name="ce70" table:formula="of:=IF([.$G55]+[.$I55]=0;;[.$G55]-[.$I55])" office:value-type="float" office:value="0" calcext:value-type="float">
            <text:p>+0</text:p>
          </table:table-cell>
          <table:table-cell table:style-name="ce63" table:formula="of:=IF([.$C55]=&quot;&quot;;&quot;(Squadra B)&quot;;[.$C55])" office:value-type="string" office:string-value="(Squadra B)" calcext:value-type="string">
            <text:p>(Squadra B)</text:p>
          </table:table-cell>
          <table:table-cell table:style-name="ce54" table:formula="of:=IF([.$G55]+[.$I55]=0;;IF([.$I55]&gt;[.$G55];1;0))" office:value-type="float" office:value="0" calcext:value-type="float">
            <text:p>0</text:p>
          </table:table-cell>
          <table:table-cell table:style-name="ce77" table:formula="of:=IF([.$G55]+[.$I55]=0;;IF([.$I55]&lt;[.$G55];IF([.$G55]&amp;&quot;-&quot;&amp;[.$I55]=&quot;20-0&quot;;1;0);0))" office:value-type="float" office:value="0" calcext:value-type="float">
            <text:p>0</text:p>
          </table:table-cell>
          <table:table-cell table:style-name="ce77" table:formula="of:=IF([.$G55]+[.$I55]=0;;IF([.$I55]&lt;[.$G55];IF([.$G55]&amp;&quot;-&quot;&amp;[.$I55]&lt;&gt;&quot;20-0&quot;;1;0);0))" office:value-type="float" office:value="0" calcext:value-type="float">
            <text:p>0</text:p>
          </table:table-cell>
          <table:table-cell table:style-name="ce54" table:formula="of:=IF([.$G55]+[.$I55]=0;;[.$I55])" office:value-type="float" office:value="0" calcext:value-type="float">
            <text:p>0</text:p>
          </table:table-cell>
          <table:table-cell table:style-name="ce54" table:formula="of:=IF([.$G55]+[.$I55]=0;;[.$G55])" office:value-type="float" office:value="0" calcext:value-type="float">
            <text:p>0</text:p>
          </table:table-cell>
          <table:table-cell table:style-name="ce70" table:formula="of:=IF([.$G55]+[.$I55]=0;;[.$I55]-[.$G55])" office:value-type="float" office:value="0" calcext:value-type="float">
            <text:p>+0</text:p>
          </table:table-cell>
          <table:table-cell table:style-name="ce77" table:formula="of:=IF([.$G55]+[.$I55]=0;&quot;(Vincente)&quot;;IF([.$G55]&gt;[.$I55];[.$B55];[.$C55]))" office:value-type="string" office:string-value="(Vincente)" calcext:value-type="string">
            <text:p>(Vincente)</text:p>
          </table:table-cell>
          <table:table-cell table:style-name="ce77" table:formula="of:=IF([.$G55]+[.$I55]=0;&quot;(Perdente)&quot;;IF([.$G55]&lt;[.$I55];[.$B55];[.$C5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]=&quot;&quot;;&quot;&quot;;HYPERLINK(VLOOKUP([.B5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7]=&quot;&quot;;&quot;&quot;;TEXT([.E5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7]=&quot;&quot;;&quot;(Squadra A)&quot;;[.$B57])" office:value-type="string" office:string-value="(Squadra A)" calcext:value-type="string">
            <text:p>(Squadra A)</text:p>
          </table:table-cell>
          <table:table-cell table:style-name="ce54" table:formula="of:=IF([.$G57]+[.$I57]=0;;IF([.$G57]&gt;[.$I57];1;0))" office:value-type="float" office:value="0" calcext:value-type="float">
            <text:p>0</text:p>
          </table:table-cell>
          <table:table-cell table:style-name="ce77" table:formula="of:=IF([.$G57]+[.$I57]=0;;IF([.$G57]&lt;[.$I57];IF([.$G57]&amp;&quot;-&quot;&amp;[.$I57]=&quot;0-20&quot;;1;0);0))" office:value-type="float" office:value="0" calcext:value-type="float">
            <text:p>0</text:p>
          </table:table-cell>
          <table:table-cell table:style-name="ce77" table:formula="of:=IF([.$G57]+[.$I57]=0;;IF([.$G57]&lt;[.$I57];IF([.$G57]&amp;&quot;-&quot;&amp;[.$I57]&lt;&gt;&quot;0-20&quot;;1;0);0))" office:value-type="float" office:value="0" calcext:value-type="float">
            <text:p>0</text:p>
          </table:table-cell>
          <table:table-cell table:style-name="ce54" table:formula="of:=IF([.$G57]+[.$I57]=0;;[.$G57])" office:value-type="float" office:value="0" calcext:value-type="float">
            <text:p>0</text:p>
          </table:table-cell>
          <table:table-cell table:style-name="ce54" table:formula="of:=IF([.$G57]+[.$I57]=0;;[.$I57])" office:value-type="float" office:value="0" calcext:value-type="float">
            <text:p>0</text:p>
          </table:table-cell>
          <table:table-cell table:style-name="ce70" table:formula="of:=IF([.$G57]+[.$I57]=0;;[.$G57]-[.$I57])" office:value-type="float" office:value="0" calcext:value-type="float">
            <text:p>+0</text:p>
          </table:table-cell>
          <table:table-cell table:style-name="ce63" table:formula="of:=IF([.$C57]=&quot;&quot;;&quot;(Squadra B)&quot;;[.$C57])" office:value-type="string" office:string-value="(Squadra B)" calcext:value-type="string">
            <text:p>(Squadra B)</text:p>
          </table:table-cell>
          <table:table-cell table:style-name="ce54" table:formula="of:=IF([.$G57]+[.$I57]=0;;IF([.$I57]&gt;[.$G57];1;0))" office:value-type="float" office:value="0" calcext:value-type="float">
            <text:p>0</text:p>
          </table:table-cell>
          <table:table-cell table:style-name="ce77" table:formula="of:=IF([.$G57]+[.$I57]=0;;IF([.$I57]&lt;[.$G57];IF([.$G57]&amp;&quot;-&quot;&amp;[.$I57]=&quot;20-0&quot;;1;0);0))" office:value-type="float" office:value="0" calcext:value-type="float">
            <text:p>0</text:p>
          </table:table-cell>
          <table:table-cell table:style-name="ce77" table:formula="of:=IF([.$G57]+[.$I57]=0;;IF([.$I57]&lt;[.$G57];IF([.$G57]&amp;&quot;-&quot;&amp;[.$I57]&lt;&gt;&quot;20-0&quot;;1;0);0))" office:value-type="float" office:value="0" calcext:value-type="float">
            <text:p>0</text:p>
          </table:table-cell>
          <table:table-cell table:style-name="ce54" table:formula="of:=IF([.$G57]+[.$I57]=0;;[.$I57])" office:value-type="float" office:value="0" calcext:value-type="float">
            <text:p>0</text:p>
          </table:table-cell>
          <table:table-cell table:style-name="ce54" table:formula="of:=IF([.$G57]+[.$I57]=0;;[.$G57])" office:value-type="float" office:value="0" calcext:value-type="float">
            <text:p>0</text:p>
          </table:table-cell>
          <table:table-cell table:style-name="ce70" table:formula="of:=IF([.$G57]+[.$I57]=0;;[.$I57]-[.$G57])" office:value-type="float" office:value="0" calcext:value-type="float">
            <text:p>+0</text:p>
          </table:table-cell>
          <table:table-cell table:style-name="ce77" table:formula="of:=IF([.$G57]+[.$I57]=0;&quot;(Vincente)&quot;;IF([.$G57]&gt;[.$I57];[.$B57];[.$C57]))" office:value-type="string" office:string-value="(Vincente)" calcext:value-type="string">
            <text:p>(Vincente)</text:p>
          </table:table-cell>
          <table:table-cell table:style-name="ce77" table:formula="of:=IF([.$G57]+[.$I57]=0;&quot;(Perdente)&quot;;IF([.$G57]&lt;[.$I57];[.$B57];[.$C5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]=&quot;&quot;;&quot;&quot;;HYPERLINK(VLOOKUP([.B5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9]=&quot;&quot;;&quot;&quot;;TEXT([.E5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9]=&quot;&quot;;&quot;(Squadra A)&quot;;[.$B59])" office:value-type="string" office:string-value="(Squadra A)" calcext:value-type="string">
            <text:p>(Squadra A)</text:p>
          </table:table-cell>
          <table:table-cell table:style-name="ce54" table:formula="of:=IF([.$G59]+[.$I59]=0;;IF([.$G59]&gt;[.$I59];1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70" table:formula="of:=IF([.$G59]+[.$I59]=0;;[.$G59]-[.$I59])" office:value-type="float" office:value="0" calcext:value-type="float">
            <text:p>+0</text:p>
          </table:table-cell>
          <table:table-cell table:style-name="ce63" table:formula="of:=IF([.$C59]=&quot;&quot;;&quot;(Squadra B)&quot;;[.$C59])" office:value-type="string" office:string-value="(Squadra B)" calcext:value-type="string">
            <text:p>(Squadra B)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70" table:formula="of:=IF([.$G59]+[.$I59]=0;;[.$I59]-[.$G59])" office:value-type="float" office:value="0" calcext:value-type="float">
            <text:p>+0</text:p>
          </table:table-cell>
          <table:table-cell table:style-name="ce77" table:formula="of:=IF([.$G59]+[.$I59]=0;&quot;(Vincente)&quot;;IF([.$G59]&gt;[.$I59];[.$B59];[.$C59]))" office:value-type="string" office:string-value="(Vincente)" calcext:value-type="string">
            <text:p>(Vincente)</text:p>
          </table:table-cell>
          <table:table-cell table:style-name="ce77" table:formula="of:=IF([.$G59]+[.$I59]=0;&quot;(Perdente)&quot;;IF([.$G59]&lt;[.$I59];[.$B59];[.$C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" calcext:value-type="float" table:number-columns-spanned="1" table:number-rows-spanned="2">
            <text:p>2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1]=&quot;&quot;;&quot;&quot;;TEXT([.E6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1]=&quot;&quot;;&quot;(Squadra A)&quot;;[.$B61])" office:value-type="string" office:string-value="(Squadra A)" calcext:value-type="string">
            <text:p>(Squadra A)</text:p>
          </table:table-cell>
          <table:table-cell table:style-name="ce54" table:formula="of:=IF([.$G61]+[.$I61]=0;;IF([.$G61]&gt;[.$I61];1;0))" office:value-type="float" office:value="0" calcext:value-type="float">
            <text:p>0</text:p>
          </table:table-cell>
          <table:table-cell table:style-name="ce77" table:formula="of:=IF([.$G61]+[.$I61]=0;;IF([.$G61]&lt;[.$I61];IF([.$G61]&amp;&quot;-&quot;&amp;[.$I61]=&quot;0-20&quot;;1;0);0))" office:value-type="float" office:value="0" calcext:value-type="float">
            <text:p>0</text:p>
          </table:table-cell>
          <table:table-cell table:style-name="ce77" table:formula="of:=IF([.$G61]+[.$I61]=0;;IF([.$G61]&lt;[.$I61];IF([.$G61]&amp;&quot;-&quot;&amp;[.$I61]&lt;&gt;&quot;0-20&quot;;1;0);0))" office:value-type="float" office:value="0" calcext:value-type="float">
            <text:p>0</text:p>
          </table:table-cell>
          <table:table-cell table:style-name="ce54" table:formula="of:=IF([.$G61]+[.$I61]=0;;[.$G61])" office:value-type="float" office:value="0" calcext:value-type="float">
            <text:p>0</text:p>
          </table:table-cell>
          <table:table-cell table:style-name="ce54" table:formula="of:=IF([.$G61]+[.$I61]=0;;[.$I61])" office:value-type="float" office:value="0" calcext:value-type="float">
            <text:p>0</text:p>
          </table:table-cell>
          <table:table-cell table:style-name="ce70" table:formula="of:=IF([.$G61]+[.$I61]=0;;[.$G61]-[.$I61])" office:value-type="float" office:value="0" calcext:value-type="float">
            <text:p>+0</text:p>
          </table:table-cell>
          <table:table-cell table:style-name="ce63" table:formula="of:=IF([.$C61]=&quot;&quot;;&quot;(Squadra B)&quot;;[.$C61])" office:value-type="string" office:string-value="(Squadra B)" calcext:value-type="string">
            <text:p>(Squadra B)</text:p>
          </table:table-cell>
          <table:table-cell table:style-name="ce54" table:formula="of:=IF([.$G61]+[.$I61]=0;;IF([.$I61]&gt;[.$G61];1;0))" office:value-type="float" office:value="0" calcext:value-type="float">
            <text:p>0</text:p>
          </table:table-cell>
          <table:table-cell table:style-name="ce77" table:formula="of:=IF([.$G61]+[.$I61]=0;;IF([.$I61]&lt;[.$G61];IF([.$G61]&amp;&quot;-&quot;&amp;[.$I61]=&quot;20-0&quot;;1;0);0))" office:value-type="float" office:value="0" calcext:value-type="float">
            <text:p>0</text:p>
          </table:table-cell>
          <table:table-cell table:style-name="ce77" table:formula="of:=IF([.$G61]+[.$I61]=0;;IF([.$I61]&lt;[.$G61];IF([.$G61]&amp;&quot;-&quot;&amp;[.$I61]&lt;&gt;&quot;20-0&quot;;1;0);0))" office:value-type="float" office:value="0" calcext:value-type="float">
            <text:p>0</text:p>
          </table:table-cell>
          <table:table-cell table:style-name="ce54" table:formula="of:=IF([.$G61]+[.$I61]=0;;[.$I61])" office:value-type="float" office:value="0" calcext:value-type="float">
            <text:p>0</text:p>
          </table:table-cell>
          <table:table-cell table:style-name="ce54" table:formula="of:=IF([.$G61]+[.$I61]=0;;[.$G61])" office:value-type="float" office:value="0" calcext:value-type="float">
            <text:p>0</text:p>
          </table:table-cell>
          <table:table-cell table:style-name="ce70" table:formula="of:=IF([.$G61]+[.$I61]=0;;[.$I61]-[.$G61])" office:value-type="float" office:value="0" calcext:value-type="float">
            <text:p>+0</text:p>
          </table:table-cell>
          <table:table-cell table:style-name="ce77" table:formula="of:=IF([.$G61]+[.$I61]=0;&quot;(Vincente)&quot;;IF([.$G61]&gt;[.$I61];[.$B61];[.$C61]))" office:value-type="string" office:string-value="(Vincente)" calcext:value-type="string">
            <text:p>(Vincente)</text:p>
          </table:table-cell>
          <table:table-cell table:style-name="ce77" table:formula="of:=IF([.$G61]+[.$I61]=0;&quot;(Perdente)&quot;;IF([.$G61]&lt;[.$I61];[.$B61];[.$C6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]=&quot;&quot;;&quot;&quot;;HYPERLINK(VLOOKUP([.B6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" calcext:value-type="float" table:number-columns-spanned="1" table:number-rows-spanned="2">
            <text:p>2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3]=&quot;&quot;;&quot;&quot;;TEXT([.E6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3]=&quot;&quot;;&quot;(Squadra A)&quot;;[.$B63])" office:value-type="string" office:string-value="(Squadra A)" calcext:value-type="string">
            <text:p>(Squadra A)</text:p>
          </table:table-cell>
          <table:table-cell table:style-name="ce54" table:formula="of:=IF([.$G63]+[.$I63]=0;;IF([.$G63]&gt;[.$I63];1;0))" office:value-type="float" office:value="0" calcext:value-type="float">
            <text:p>0</text:p>
          </table:table-cell>
          <table:table-cell table:style-name="ce77" table:formula="of:=IF([.$G63]+[.$I63]=0;;IF([.$G63]&lt;[.$I63];IF([.$G63]&amp;&quot;-&quot;&amp;[.$I63]=&quot;0-20&quot;;1;0);0))" office:value-type="float" office:value="0" calcext:value-type="float">
            <text:p>0</text:p>
          </table:table-cell>
          <table:table-cell table:style-name="ce77" table:formula="of:=IF([.$G63]+[.$I63]=0;;IF([.$G63]&lt;[.$I63];IF([.$G63]&amp;&quot;-&quot;&amp;[.$I63]&lt;&gt;&quot;0-20&quot;;1;0);0))" office:value-type="float" office:value="0" calcext:value-type="float">
            <text:p>0</text:p>
          </table:table-cell>
          <table:table-cell table:style-name="ce54" table:formula="of:=IF([.$G63]+[.$I63]=0;;[.$G63])" office:value-type="float" office:value="0" calcext:value-type="float">
            <text:p>0</text:p>
          </table:table-cell>
          <table:table-cell table:style-name="ce54" table:formula="of:=IF([.$G63]+[.$I63]=0;;[.$I63])" office:value-type="float" office:value="0" calcext:value-type="float">
            <text:p>0</text:p>
          </table:table-cell>
          <table:table-cell table:style-name="ce70" table:formula="of:=IF([.$G63]+[.$I63]=0;;[.$G63]-[.$I63])" office:value-type="float" office:value="0" calcext:value-type="float">
            <text:p>+0</text:p>
          </table:table-cell>
          <table:table-cell table:style-name="ce63" table:formula="of:=IF([.$C63]=&quot;&quot;;&quot;(Squadra B)&quot;;[.$C63])" office:value-type="string" office:string-value="(Squadra B)" calcext:value-type="string">
            <text:p>(Squadra B)</text:p>
          </table:table-cell>
          <table:table-cell table:style-name="ce54" table:formula="of:=IF([.$G63]+[.$I63]=0;;IF([.$I63]&gt;[.$G63];1;0))" office:value-type="float" office:value="0" calcext:value-type="float">
            <text:p>0</text:p>
          </table:table-cell>
          <table:table-cell table:style-name="ce77" table:formula="of:=IF([.$G63]+[.$I63]=0;;IF([.$I63]&lt;[.$G63];IF([.$G63]&amp;&quot;-&quot;&amp;[.$I63]=&quot;20-0&quot;;1;0);0))" office:value-type="float" office:value="0" calcext:value-type="float">
            <text:p>0</text:p>
          </table:table-cell>
          <table:table-cell table:style-name="ce77" table:formula="of:=IF([.$G63]+[.$I63]=0;;IF([.$I63]&lt;[.$G63];IF([.$G63]&amp;&quot;-&quot;&amp;[.$I63]&lt;&gt;&quot;20-0&quot;;1;0);0))" office:value-type="float" office:value="0" calcext:value-type="float">
            <text:p>0</text:p>
          </table:table-cell>
          <table:table-cell table:style-name="ce54" table:formula="of:=IF([.$G63]+[.$I63]=0;;[.$I63])" office:value-type="float" office:value="0" calcext:value-type="float">
            <text:p>0</text:p>
          </table:table-cell>
          <table:table-cell table:style-name="ce54" table:formula="of:=IF([.$G63]+[.$I63]=0;;[.$G63])" office:value-type="float" office:value="0" calcext:value-type="float">
            <text:p>0</text:p>
          </table:table-cell>
          <table:table-cell table:style-name="ce70" table:formula="of:=IF([.$G63]+[.$I63]=0;;[.$I63]-[.$G63])" office:value-type="float" office:value="0" calcext:value-type="float">
            <text:p>+0</text:p>
          </table:table-cell>
          <table:table-cell table:style-name="ce77" table:formula="of:=IF([.$G63]+[.$I63]=0;&quot;(Vincente)&quot;;IF([.$G63]&gt;[.$I63];[.$B63];[.$C63]))" office:value-type="string" office:string-value="(Vincente)" calcext:value-type="string">
            <text:p>(Vincente)</text:p>
          </table:table-cell>
          <table:table-cell table:style-name="ce77" table:formula="of:=IF([.$G63]+[.$I63]=0;&quot;(Perdente)&quot;;IF([.$G63]&lt;[.$I63];[.$B63];[.$C6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]=&quot;&quot;;&quot;&quot;;HYPERLINK(VLOOKUP([.B6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" calcext:value-type="float" table:number-columns-spanned="1" table:number-rows-spanned="2">
            <text:p>2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5]=&quot;&quot;;&quot;&quot;;TEXT([.E6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5]=&quot;&quot;;&quot;(Squadra A)&quot;;[.$B65])" office:value-type="string" office:string-value="(Squadra A)" calcext:value-type="string">
            <text:p>(Squadra A)</text:p>
          </table:table-cell>
          <table:table-cell table:style-name="ce54" table:formula="of:=IF([.$G65]+[.$I65]=0;;IF([.$G65]&gt;[.$I65];1;0))" office:value-type="float" office:value="0" calcext:value-type="float">
            <text:p>0</text:p>
          </table:table-cell>
          <table:table-cell table:style-name="ce77" table:formula="of:=IF([.$G65]+[.$I65]=0;;IF([.$G65]&lt;[.$I65];IF([.$G65]&amp;&quot;-&quot;&amp;[.$I65]=&quot;0-20&quot;;1;0);0))" office:value-type="float" office:value="0" calcext:value-type="float">
            <text:p>0</text:p>
          </table:table-cell>
          <table:table-cell table:style-name="ce77" table:formula="of:=IF([.$G65]+[.$I65]=0;;IF([.$G65]&lt;[.$I65];IF([.$G65]&amp;&quot;-&quot;&amp;[.$I65]&lt;&gt;&quot;0-20&quot;;1;0);0))" office:value-type="float" office:value="0" calcext:value-type="float">
            <text:p>0</text:p>
          </table:table-cell>
          <table:table-cell table:style-name="ce54" table:formula="of:=IF([.$G65]+[.$I65]=0;;[.$G65])" office:value-type="float" office:value="0" calcext:value-type="float">
            <text:p>0</text:p>
          </table:table-cell>
          <table:table-cell table:style-name="ce54" table:formula="of:=IF([.$G65]+[.$I65]=0;;[.$I65])" office:value-type="float" office:value="0" calcext:value-type="float">
            <text:p>0</text:p>
          </table:table-cell>
          <table:table-cell table:style-name="ce70" table:formula="of:=IF([.$G65]+[.$I65]=0;;[.$G65]-[.$I65])" office:value-type="float" office:value="0" calcext:value-type="float">
            <text:p>+0</text:p>
          </table:table-cell>
          <table:table-cell table:style-name="ce63" table:formula="of:=IF([.$C65]=&quot;&quot;;&quot;(Squadra B)&quot;;[.$C65])" office:value-type="string" office:string-value="(Squadra B)" calcext:value-type="string">
            <text:p>(Squadra B)</text:p>
          </table:table-cell>
          <table:table-cell table:style-name="ce54" table:formula="of:=IF([.$G65]+[.$I65]=0;;IF([.$I65]&gt;[.$G65];1;0))" office:value-type="float" office:value="0" calcext:value-type="float">
            <text:p>0</text:p>
          </table:table-cell>
          <table:table-cell table:style-name="ce77" table:formula="of:=IF([.$G65]+[.$I65]=0;;IF([.$I65]&lt;[.$G65];IF([.$G65]&amp;&quot;-&quot;&amp;[.$I65]=&quot;20-0&quot;;1;0);0))" office:value-type="float" office:value="0" calcext:value-type="float">
            <text:p>0</text:p>
          </table:table-cell>
          <table:table-cell table:style-name="ce77" table:formula="of:=IF([.$G65]+[.$I65]=0;;IF([.$I65]&lt;[.$G65];IF([.$G65]&amp;&quot;-&quot;&amp;[.$I65]&lt;&gt;&quot;20-0&quot;;1;0);0))" office:value-type="float" office:value="0" calcext:value-type="float">
            <text:p>0</text:p>
          </table:table-cell>
          <table:table-cell table:style-name="ce54" table:formula="of:=IF([.$G65]+[.$I65]=0;;[.$I65])" office:value-type="float" office:value="0" calcext:value-type="float">
            <text:p>0</text:p>
          </table:table-cell>
          <table:table-cell table:style-name="ce54" table:formula="of:=IF([.$G65]+[.$I65]=0;;[.$G65])" office:value-type="float" office:value="0" calcext:value-type="float">
            <text:p>0</text:p>
          </table:table-cell>
          <table:table-cell table:style-name="ce70" table:formula="of:=IF([.$G65]+[.$I65]=0;;[.$I65]-[.$G65])" office:value-type="float" office:value="0" calcext:value-type="float">
            <text:p>+0</text:p>
          </table:table-cell>
          <table:table-cell table:style-name="ce77" table:formula="of:=IF([.$G65]+[.$I65]=0;&quot;(Vincente)&quot;;IF([.$G65]&gt;[.$I65];[.$B65];[.$C65]))" office:value-type="string" office:string-value="(Vincente)" calcext:value-type="string">
            <text:p>(Vincente)</text:p>
          </table:table-cell>
          <table:table-cell table:style-name="ce77" table:formula="of:=IF([.$G65]+[.$I65]=0;&quot;(Perdente)&quot;;IF([.$G65]&lt;[.$I65];[.$B65];[.$C6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]=&quot;&quot;;&quot;&quot;;HYPERLINK(VLOOKUP([.B6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" calcext:value-type="float" table:number-columns-spanned="1" table:number-rows-spanned="2">
            <text:p>2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]=&quot;&quot;;&quot;&quot;;TEXT([.E6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7]=&quot;&quot;;&quot;(Squadra A)&quot;;[.$B67])" office:value-type="string" office:string-value="(Squadra A)" calcext:value-type="string">
            <text:p>(Squadra A)</text:p>
          </table:table-cell>
          <table:table-cell table:style-name="ce54" table:formula="of:=IF([.$G67]+[.$I67]=0;;IF([.$G67]&gt;[.$I67];1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70" table:formula="of:=IF([.$G67]+[.$I67]=0;;[.$G67]-[.$I67])" office:value-type="float" office:value="0" calcext:value-type="float">
            <text:p>+0</text:p>
          </table:table-cell>
          <table:table-cell table:style-name="ce63" table:formula="of:=IF([.$C67]=&quot;&quot;;&quot;(Squadra B)&quot;;[.$C67])" office:value-type="string" office:string-value="(Squadra B)" calcext:value-type="string">
            <text:p>(Squadra B)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70" table:formula="of:=IF([.$G67]+[.$I67]=0;;[.$I67]-[.$G67])" office:value-type="float" office:value="0" calcext:value-type="float">
            <text:p>+0</text:p>
          </table:table-cell>
          <table:table-cell table:style-name="ce77" table:formula="of:=IF([.$G67]+[.$I67]=0;&quot;(Vincente)&quot;;IF([.$G67]&gt;[.$I67];[.$B67];[.$C67]))" office:value-type="string" office:string-value="(Vincente)" calcext:value-type="string">
            <text:p>(Vincente)</text:p>
          </table:table-cell>
          <table:table-cell table:style-name="ce77" table:formula="of:=IF([.$G67]+[.$I67]=0;&quot;(Perdente)&quot;;IF([.$G67]&lt;[.$I67];[.$B67];[.$C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87" table:formula="of:=IF(ISNUMBER([.A70]);ROMAN([.A70])&amp;&quot; GIORNATA&quot;;COM.MICROSOFT.SWITCH([.A70];&quot;1-2&quot;;&quot;FINALE 1°-2° POSTO&quot;;&quot;3-4&quot;;&quot;FINALE 3°-4° POSTO&quot;;&quot;1-4&quot;;&quot;SEMIFINALI 1°-4° POSTO&quot;;&quot;1-8&quot;;&quot;QUARTI DI FINALE 1°-8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" calcext:value-type="float" table:number-columns-spanned="1" table:number-rows-spanned="2">
            <text:p>2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2]=&quot;&quot;;&quot;&quot;;TEXT([.E7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2]=&quot;&quot;;&quot;(Squadra A)&quot;;[.$B72])" office:value-type="string" office:string-value="(Squadra A)" calcext:value-type="string">
            <text:p>(Squadra A)</text:p>
          </table:table-cell>
          <table:table-cell table:style-name="ce54" table:formula="of:=IF([.$G72]+[.$I72]=0;;IF([.$G72]&gt;[.$I72];1;0))" office:value-type="float" office:value="0" calcext:value-type="float">
            <text:p>0</text:p>
          </table:table-cell>
          <table:table-cell table:style-name="ce77" table:formula="of:=IF([.$G72]+[.$I72]=0;;IF([.$G72]&lt;[.$I72];IF([.$G72]&amp;&quot;-&quot;&amp;[.$I72]=&quot;0-20&quot;;1;0);0))" office:value-type="float" office:value="0" calcext:value-type="float">
            <text:p>0</text:p>
          </table:table-cell>
          <table:table-cell table:style-name="ce77" table:formula="of:=IF([.$G72]+[.$I72]=0;;IF([.$G72]&lt;[.$I72];IF([.$G72]&amp;&quot;-&quot;&amp;[.$I72]&lt;&gt;&quot;0-20&quot;;1;0);0))" office:value-type="float" office:value="0" calcext:value-type="float">
            <text:p>0</text:p>
          </table:table-cell>
          <table:table-cell table:style-name="ce54" table:formula="of:=IF([.$G72]+[.$I72]=0;;[.$G72])" office:value-type="float" office:value="0" calcext:value-type="float">
            <text:p>0</text:p>
          </table:table-cell>
          <table:table-cell table:style-name="ce54" table:formula="of:=IF([.$G72]+[.$I72]=0;;[.$I72])" office:value-type="float" office:value="0" calcext:value-type="float">
            <text:p>0</text:p>
          </table:table-cell>
          <table:table-cell table:style-name="ce70" table:formula="of:=IF([.$G72]+[.$I72]=0;;[.$G72]-[.$I72])" office:value-type="float" office:value="0" calcext:value-type="float">
            <text:p>+0</text:p>
          </table:table-cell>
          <table:table-cell table:style-name="ce63" table:formula="of:=IF([.$C72]=&quot;&quot;;&quot;(Squadra B)&quot;;[.$C72])" office:value-type="string" office:string-value="(Squadra B)" calcext:value-type="string">
            <text:p>(Squadra B)</text:p>
          </table:table-cell>
          <table:table-cell table:style-name="ce54" table:formula="of:=IF([.$G72]+[.$I72]=0;;IF([.$I72]&gt;[.$G72];1;0))" office:value-type="float" office:value="0" calcext:value-type="float">
            <text:p>0</text:p>
          </table:table-cell>
          <table:table-cell table:style-name="ce77" table:formula="of:=IF([.$G72]+[.$I72]=0;;IF([.$I72]&lt;[.$G72];IF([.$G72]&amp;&quot;-&quot;&amp;[.$I72]=&quot;20-0&quot;;1;0);0))" office:value-type="float" office:value="0" calcext:value-type="float">
            <text:p>0</text:p>
          </table:table-cell>
          <table:table-cell table:style-name="ce77" table:formula="of:=IF([.$G72]+[.$I72]=0;;IF([.$I72]&lt;[.$G72];IF([.$G72]&amp;&quot;-&quot;&amp;[.$I72]&lt;&gt;&quot;20-0&quot;;1;0);0))" office:value-type="float" office:value="0" calcext:value-type="float">
            <text:p>0</text:p>
          </table:table-cell>
          <table:table-cell table:style-name="ce54" table:formula="of:=IF([.$G72]+[.$I72]=0;;[.$I72])" office:value-type="float" office:value="0" calcext:value-type="float">
            <text:p>0</text:p>
          </table:table-cell>
          <table:table-cell table:style-name="ce54" table:formula="of:=IF([.$G72]+[.$I72]=0;;[.$G72])" office:value-type="float" office:value="0" calcext:value-type="float">
            <text:p>0</text:p>
          </table:table-cell>
          <table:table-cell table:style-name="ce70" table:formula="of:=IF([.$G72]+[.$I72]=0;;[.$I72]-[.$G72])" office:value-type="float" office:value="0" calcext:value-type="float">
            <text:p>+0</text:p>
          </table:table-cell>
          <table:table-cell table:style-name="ce77" table:formula="of:=IF([.$G72]+[.$I72]=0;&quot;(Vincente)&quot;;IF([.$G72]&gt;[.$I72];[.$B72];[.$C72]))" office:value-type="string" office:string-value="(Vincente)" calcext:value-type="string">
            <text:p>(Vincente)</text:p>
          </table:table-cell>
          <table:table-cell table:style-name="ce77" table:formula="of:=IF([.$G72]+[.$I72]=0;&quot;(Perdente)&quot;;IF([.$G72]&lt;[.$I72];[.$B72];[.$C7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3]=&quot;&quot;;&quot;&quot;;HYPERLINK(VLOOKUP([.B7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" calcext:value-type="float" table:number-columns-spanned="1" table:number-rows-spanned="2">
            <text:p>2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4]=&quot;&quot;;&quot;&quot;;TEXT([.E7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4]=&quot;&quot;;&quot;(Squadra A)&quot;;[.$B74])" office:value-type="string" office:string-value="(Squadra A)" calcext:value-type="string">
            <text:p>(Squadra A)</text:p>
          </table:table-cell>
          <table:table-cell table:style-name="ce54" table:formula="of:=IF([.$G74]+[.$I74]=0;;IF([.$G74]&gt;[.$I74];1;0))" office:value-type="float" office:value="0" calcext:value-type="float">
            <text:p>0</text:p>
          </table:table-cell>
          <table:table-cell table:style-name="ce77" table:formula="of:=IF([.$G74]+[.$I74]=0;;IF([.$G74]&lt;[.$I74];IF([.$G74]&amp;&quot;-&quot;&amp;[.$I74]=&quot;0-20&quot;;1;0);0))" office:value-type="float" office:value="0" calcext:value-type="float">
            <text:p>0</text:p>
          </table:table-cell>
          <table:table-cell table:style-name="ce77" table:formula="of:=IF([.$G74]+[.$I74]=0;;IF([.$G74]&lt;[.$I74];IF([.$G74]&amp;&quot;-&quot;&amp;[.$I74]&lt;&gt;&quot;0-20&quot;;1;0);0))" office:value-type="float" office:value="0" calcext:value-type="float">
            <text:p>0</text:p>
          </table:table-cell>
          <table:table-cell table:style-name="ce54" table:formula="of:=IF([.$G74]+[.$I74]=0;;[.$G74])" office:value-type="float" office:value="0" calcext:value-type="float">
            <text:p>0</text:p>
          </table:table-cell>
          <table:table-cell table:style-name="ce54" table:formula="of:=IF([.$G74]+[.$I74]=0;;[.$I74])" office:value-type="float" office:value="0" calcext:value-type="float">
            <text:p>0</text:p>
          </table:table-cell>
          <table:table-cell table:style-name="ce70" table:formula="of:=IF([.$G74]+[.$I74]=0;;[.$G74]-[.$I74])" office:value-type="float" office:value="0" calcext:value-type="float">
            <text:p>+0</text:p>
          </table:table-cell>
          <table:table-cell table:style-name="ce63" table:formula="of:=IF([.$C74]=&quot;&quot;;&quot;(Squadra B)&quot;;[.$C74])" office:value-type="string" office:string-value="(Squadra B)" calcext:value-type="string">
            <text:p>(Squadra B)</text:p>
          </table:table-cell>
          <table:table-cell table:style-name="ce54" table:formula="of:=IF([.$G74]+[.$I74]=0;;IF([.$I74]&gt;[.$G74];1;0))" office:value-type="float" office:value="0" calcext:value-type="float">
            <text:p>0</text:p>
          </table:table-cell>
          <table:table-cell table:style-name="ce77" table:formula="of:=IF([.$G74]+[.$I74]=0;;IF([.$I74]&lt;[.$G74];IF([.$G74]&amp;&quot;-&quot;&amp;[.$I74]=&quot;20-0&quot;;1;0);0))" office:value-type="float" office:value="0" calcext:value-type="float">
            <text:p>0</text:p>
          </table:table-cell>
          <table:table-cell table:style-name="ce77" table:formula="of:=IF([.$G74]+[.$I74]=0;;IF([.$I74]&lt;[.$G74];IF([.$G74]&amp;&quot;-&quot;&amp;[.$I74]&lt;&gt;&quot;20-0&quot;;1;0);0))" office:value-type="float" office:value="0" calcext:value-type="float">
            <text:p>0</text:p>
          </table:table-cell>
          <table:table-cell table:style-name="ce54" table:formula="of:=IF([.$G74]+[.$I74]=0;;[.$I74])" office:value-type="float" office:value="0" calcext:value-type="float">
            <text:p>0</text:p>
          </table:table-cell>
          <table:table-cell table:style-name="ce54" table:formula="of:=IF([.$G74]+[.$I74]=0;;[.$G74])" office:value-type="float" office:value="0" calcext:value-type="float">
            <text:p>0</text:p>
          </table:table-cell>
          <table:table-cell table:style-name="ce70" table:formula="of:=IF([.$G74]+[.$I74]=0;;[.$I74]-[.$G74])" office:value-type="float" office:value="0" calcext:value-type="float">
            <text:p>+0</text:p>
          </table:table-cell>
          <table:table-cell table:style-name="ce77" table:formula="of:=IF([.$G74]+[.$I74]=0;&quot;(Vincente)&quot;;IF([.$G74]&gt;[.$I74];[.$B74];[.$C74]))" office:value-type="string" office:string-value="(Vincente)" calcext:value-type="string">
            <text:p>(Vincente)</text:p>
          </table:table-cell>
          <table:table-cell table:style-name="ce77" table:formula="of:=IF([.$G74]+[.$I74]=0;&quot;(Perdente)&quot;;IF([.$G74]&lt;[.$I74];[.$B74];[.$C7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5]=&quot;&quot;;&quot;&quot;;HYPERLINK(VLOOKUP([.B7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" calcext:value-type="float" table:number-columns-spanned="1" table:number-rows-spanned="2">
            <text:p>3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6]=&quot;&quot;;&quot;&quot;;TEXT([.E7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6]=&quot;&quot;;&quot;(Squadra A)&quot;;[.$B76])" office:value-type="string" office:string-value="(Squadra A)" calcext:value-type="string">
            <text:p>(Squadra A)</text:p>
          </table:table-cell>
          <table:table-cell table:style-name="ce54" table:formula="of:=IF([.$G76]+[.$I76]=0;;IF([.$G76]&gt;[.$I76];1;0))" office:value-type="float" office:value="0" calcext:value-type="float">
            <text:p>0</text:p>
          </table:table-cell>
          <table:table-cell table:style-name="ce77" table:formula="of:=IF([.$G76]+[.$I76]=0;;IF([.$G76]&lt;[.$I76];IF([.$G76]&amp;&quot;-&quot;&amp;[.$I76]=&quot;0-20&quot;;1;0);0))" office:value-type="float" office:value="0" calcext:value-type="float">
            <text:p>0</text:p>
          </table:table-cell>
          <table:table-cell table:style-name="ce77" table:formula="of:=IF([.$G76]+[.$I76]=0;;IF([.$G76]&lt;[.$I76];IF([.$G76]&amp;&quot;-&quot;&amp;[.$I76]&lt;&gt;&quot;0-20&quot;;1;0);0))" office:value-type="float" office:value="0" calcext:value-type="float">
            <text:p>0</text:p>
          </table:table-cell>
          <table:table-cell table:style-name="ce54" table:formula="of:=IF([.$G76]+[.$I76]=0;;[.$G76])" office:value-type="float" office:value="0" calcext:value-type="float">
            <text:p>0</text:p>
          </table:table-cell>
          <table:table-cell table:style-name="ce54" table:formula="of:=IF([.$G76]+[.$I76]=0;;[.$I76])" office:value-type="float" office:value="0" calcext:value-type="float">
            <text:p>0</text:p>
          </table:table-cell>
          <table:table-cell table:style-name="ce70" table:formula="of:=IF([.$G76]+[.$I76]=0;;[.$G76]-[.$I76])" office:value-type="float" office:value="0" calcext:value-type="float">
            <text:p>+0</text:p>
          </table:table-cell>
          <table:table-cell table:style-name="ce63" table:formula="of:=IF([.$C76]=&quot;&quot;;&quot;(Squadra B)&quot;;[.$C76])" office:value-type="string" office:string-value="(Squadra B)" calcext:value-type="string">
            <text:p>(Squadra B)</text:p>
          </table:table-cell>
          <table:table-cell table:style-name="ce54" table:formula="of:=IF([.$G76]+[.$I76]=0;;IF([.$I76]&gt;[.$G76];1;0))" office:value-type="float" office:value="0" calcext:value-type="float">
            <text:p>0</text:p>
          </table:table-cell>
          <table:table-cell table:style-name="ce77" table:formula="of:=IF([.$G76]+[.$I76]=0;;IF([.$I76]&lt;[.$G76];IF([.$G76]&amp;&quot;-&quot;&amp;[.$I76]=&quot;20-0&quot;;1;0);0))" office:value-type="float" office:value="0" calcext:value-type="float">
            <text:p>0</text:p>
          </table:table-cell>
          <table:table-cell table:style-name="ce77" table:formula="of:=IF([.$G76]+[.$I76]=0;;IF([.$I76]&lt;[.$G76];IF([.$G76]&amp;&quot;-&quot;&amp;[.$I76]&lt;&gt;&quot;20-0&quot;;1;0);0))" office:value-type="float" office:value="0" calcext:value-type="float">
            <text:p>0</text:p>
          </table:table-cell>
          <table:table-cell table:style-name="ce54" table:formula="of:=IF([.$G76]+[.$I76]=0;;[.$I76])" office:value-type="float" office:value="0" calcext:value-type="float">
            <text:p>0</text:p>
          </table:table-cell>
          <table:table-cell table:style-name="ce54" table:formula="of:=IF([.$G76]+[.$I76]=0;;[.$G76])" office:value-type="float" office:value="0" calcext:value-type="float">
            <text:p>0</text:p>
          </table:table-cell>
          <table:table-cell table:style-name="ce70" table:formula="of:=IF([.$G76]+[.$I76]=0;;[.$I76]-[.$G76])" office:value-type="float" office:value="0" calcext:value-type="float">
            <text:p>+0</text:p>
          </table:table-cell>
          <table:table-cell table:style-name="ce77" table:formula="of:=IF([.$G76]+[.$I76]=0;&quot;(Vincente)&quot;;IF([.$G76]&gt;[.$I76];[.$B76];[.$C76]))" office:value-type="string" office:string-value="(Vincente)" calcext:value-type="string">
            <text:p>(Vincente)</text:p>
          </table:table-cell>
          <table:table-cell table:style-name="ce77" table:formula="of:=IF([.$G76]+[.$I76]=0;&quot;(Perdente)&quot;;IF([.$G76]&lt;[.$I76];[.$B76];[.$C7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7]=&quot;&quot;;&quot;&quot;;HYPERLINK(VLOOKUP([.B7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1" calcext:value-type="float" table:number-columns-spanned="1" table:number-rows-spanned="2">
            <text:p>3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8]=&quot;&quot;;&quot;&quot;;TEXT([.E7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8]=&quot;&quot;;&quot;(Squadra A)&quot;;[.$B78])" office:value-type="string" office:string-value="(Squadra A)" calcext:value-type="string">
            <text:p>(Squadra A)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70" table:formula="of:=IF([.$G78]+[.$I78]=0;;[.$G78]-[.$I78])" office:value-type="float" office:value="0" calcext:value-type="float">
            <text:p>+0</text:p>
          </table:table-cell>
          <table:table-cell table:style-name="ce63" table:formula="of:=IF([.$C78]=&quot;&quot;;&quot;(Squadra B)&quot;;[.$C78])" office:value-type="string" office:string-value="(Squadra B)" calcext:value-type="string">
            <text:p>(Squadra B)</text:p>
          </table:table-cell>
          <table:table-cell table:style-name="ce54" table:formula="of:=IF([.$G78]+[.$I78]=0;;IF([.$I78]&gt;[.$G78];1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70" table:formula="of:=IF([.$G78]+[.$I78]=0;;[.$I78]-[.$G78])" office:value-type="float" office:value="0" calcext:value-type="float">
            <text:p>+0</text:p>
          </table:table-cell>
          <table:table-cell table:style-name="ce77" table:formula="of:=IF([.$G78]+[.$I78]=0;&quot;(Vincente)&quot;;IF([.$G78]&gt;[.$I78];[.$B78];[.$C78]))" office:value-type="string" office:string-value="(Vincente)" calcext:value-type="string">
            <text:p>(Vincente)</text:p>
          </table:table-cell>
          <table:table-cell table:style-name="ce77" table:formula="of:=IF([.$G78]+[.$I78]=0;&quot;(Perdente)&quot;;IF([.$G78]&lt;[.$I78];[.$B78];[.$C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2" calcext:value-type="float" table:number-columns-spanned="1" table:number-rows-spanned="2">
            <text:p>3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80]=&quot;&quot;;&quot;&quot;;TEXT([.E8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80]=&quot;&quot;;&quot;(Squadra A)&quot;;[.$B80])" office:value-type="string" office:string-value="(Squadra A)" calcext:value-type="string">
            <text:p>(Squadra A)</text:p>
          </table:table-cell>
          <table:table-cell table:style-name="ce54" table:formula="of:=IF([.$G80]+[.$I80]=0;;IF([.$G80]&gt;[.$I80];1;0))" office:value-type="float" office:value="0" calcext:value-type="float">
            <text:p>0</text:p>
          </table:table-cell>
          <table:table-cell table:style-name="ce77" table:formula="of:=IF([.$G80]+[.$I80]=0;;IF([.$G80]&lt;[.$I80];IF([.$G80]&amp;&quot;-&quot;&amp;[.$I80]=&quot;0-20&quot;;1;0);0))" office:value-type="float" office:value="0" calcext:value-type="float">
            <text:p>0</text:p>
          </table:table-cell>
          <table:table-cell table:style-name="ce77" table:formula="of:=IF([.$G80]+[.$I80]=0;;IF([.$G80]&lt;[.$I80];IF([.$G80]&amp;&quot;-&quot;&amp;[.$I80]&lt;&gt;&quot;0-20&quot;;1;0);0))" office:value-type="float" office:value="0" calcext:value-type="float">
            <text:p>0</text:p>
          </table:table-cell>
          <table:table-cell table:style-name="ce54" table:formula="of:=IF([.$G80]+[.$I80]=0;;[.$G80])" office:value-type="float" office:value="0" calcext:value-type="float">
            <text:p>0</text:p>
          </table:table-cell>
          <table:table-cell table:style-name="ce54" table:formula="of:=IF([.$G80]+[.$I80]=0;;[.$I80])" office:value-type="float" office:value="0" calcext:value-type="float">
            <text:p>0</text:p>
          </table:table-cell>
          <table:table-cell table:style-name="ce70" table:formula="of:=IF([.$G80]+[.$I80]=0;;[.$G80]-[.$I80])" office:value-type="float" office:value="0" calcext:value-type="float">
            <text:p>+0</text:p>
          </table:table-cell>
          <table:table-cell table:style-name="ce63" table:formula="of:=IF([.$C80]=&quot;&quot;;&quot;(Squadra B)&quot;;[.$C80])" office:value-type="string" office:string-value="(Squadra B)" calcext:value-type="string">
            <text:p>(Squadra B)</text:p>
          </table:table-cell>
          <table:table-cell table:style-name="ce54" table:formula="of:=IF([.$G80]+[.$I80]=0;;IF([.$I80]&gt;[.$G80];1;0))" office:value-type="float" office:value="0" calcext:value-type="float">
            <text:p>0</text:p>
          </table:table-cell>
          <table:table-cell table:style-name="ce77" table:formula="of:=IF([.$G80]+[.$I80]=0;;IF([.$I80]&lt;[.$G80];IF([.$G80]&amp;&quot;-&quot;&amp;[.$I80]=&quot;20-0&quot;;1;0);0))" office:value-type="float" office:value="0" calcext:value-type="float">
            <text:p>0</text:p>
          </table:table-cell>
          <table:table-cell table:style-name="ce77" table:formula="of:=IF([.$G80]+[.$I80]=0;;IF([.$I80]&lt;[.$G80];IF([.$G80]&amp;&quot;-&quot;&amp;[.$I80]&lt;&gt;&quot;20-0&quot;;1;0);0))" office:value-type="float" office:value="0" calcext:value-type="float">
            <text:p>0</text:p>
          </table:table-cell>
          <table:table-cell table:style-name="ce54" table:formula="of:=IF([.$G80]+[.$I80]=0;;[.$I80])" office:value-type="float" office:value="0" calcext:value-type="float">
            <text:p>0</text:p>
          </table:table-cell>
          <table:table-cell table:style-name="ce54" table:formula="of:=IF([.$G80]+[.$I80]=0;;[.$G80])" office:value-type="float" office:value="0" calcext:value-type="float">
            <text:p>0</text:p>
          </table:table-cell>
          <table:table-cell table:style-name="ce70" table:formula="of:=IF([.$G80]+[.$I80]=0;;[.$I80]-[.$G80])" office:value-type="float" office:value="0" calcext:value-type="float">
            <text:p>+0</text:p>
          </table:table-cell>
          <table:table-cell table:style-name="ce77" table:formula="of:=IF([.$G80]+[.$I80]=0;&quot;(Vincente)&quot;;IF([.$G80]&gt;[.$I80];[.$B80];[.$C80]))" office:value-type="string" office:string-value="(Vincente)" calcext:value-type="string">
            <text:p>(Vincente)</text:p>
          </table:table-cell>
          <table:table-cell table:style-name="ce77" table:formula="of:=IF([.$G80]+[.$I80]=0;&quot;(Perdente)&quot;;IF([.$G80]&lt;[.$I80];[.$B80];[.$C8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1]=&quot;&quot;;&quot;&quot;;HYPERLINK(VLOOKUP([.B8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3" calcext:value-type="float" table:number-columns-spanned="1" table:number-rows-spanned="2">
            <text:p>3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82]=&quot;&quot;;&quot;&quot;;TEXT([.E8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82]=&quot;&quot;;&quot;(Squadra A)&quot;;[.$B82])" office:value-type="string" office:string-value="(Squadra A)" calcext:value-type="string">
            <text:p>(Squadra A)</text:p>
          </table:table-cell>
          <table:table-cell table:style-name="ce54" table:formula="of:=IF([.$G82]+[.$I82]=0;;IF([.$G82]&gt;[.$I82];1;0))" office:value-type="float" office:value="0" calcext:value-type="float">
            <text:p>0</text:p>
          </table:table-cell>
          <table:table-cell table:style-name="ce77" table:formula="of:=IF([.$G82]+[.$I82]=0;;IF([.$G82]&lt;[.$I82];IF([.$G82]&amp;&quot;-&quot;&amp;[.$I82]=&quot;0-20&quot;;1;0);0))" office:value-type="float" office:value="0" calcext:value-type="float">
            <text:p>0</text:p>
          </table:table-cell>
          <table:table-cell table:style-name="ce77" table:formula="of:=IF([.$G82]+[.$I82]=0;;IF([.$G82]&lt;[.$I82];IF([.$G82]&amp;&quot;-&quot;&amp;[.$I82]&lt;&gt;&quot;0-20&quot;;1;0);0))" office:value-type="float" office:value="0" calcext:value-type="float">
            <text:p>0</text:p>
          </table:table-cell>
          <table:table-cell table:style-name="ce54" table:formula="of:=IF([.$G82]+[.$I82]=0;;[.$G82])" office:value-type="float" office:value="0" calcext:value-type="float">
            <text:p>0</text:p>
          </table:table-cell>
          <table:table-cell table:style-name="ce54" table:formula="of:=IF([.$G82]+[.$I82]=0;;[.$I82])" office:value-type="float" office:value="0" calcext:value-type="float">
            <text:p>0</text:p>
          </table:table-cell>
          <table:table-cell table:style-name="ce70" table:formula="of:=IF([.$G82]+[.$I82]=0;;[.$G82]-[.$I82])" office:value-type="float" office:value="0" calcext:value-type="float">
            <text:p>+0</text:p>
          </table:table-cell>
          <table:table-cell table:style-name="ce63" table:formula="of:=IF([.$C82]=&quot;&quot;;&quot;(Squadra B)&quot;;[.$C82])" office:value-type="string" office:string-value="(Squadra B)" calcext:value-type="string">
            <text:p>(Squadra B)</text:p>
          </table:table-cell>
          <table:table-cell table:style-name="ce54" table:formula="of:=IF([.$G82]+[.$I82]=0;;IF([.$I82]&gt;[.$G82];1;0))" office:value-type="float" office:value="0" calcext:value-type="float">
            <text:p>0</text:p>
          </table:table-cell>
          <table:table-cell table:style-name="ce77" table:formula="of:=IF([.$G82]+[.$I82]=0;;IF([.$I82]&lt;[.$G82];IF([.$G82]&amp;&quot;-&quot;&amp;[.$I82]=&quot;20-0&quot;;1;0);0))" office:value-type="float" office:value="0" calcext:value-type="float">
            <text:p>0</text:p>
          </table:table-cell>
          <table:table-cell table:style-name="ce77" table:formula="of:=IF([.$G82]+[.$I82]=0;;IF([.$I82]&lt;[.$G82];IF([.$G82]&amp;&quot;-&quot;&amp;[.$I82]&lt;&gt;&quot;20-0&quot;;1;0);0))" office:value-type="float" office:value="0" calcext:value-type="float">
            <text:p>0</text:p>
          </table:table-cell>
          <table:table-cell table:style-name="ce54" table:formula="of:=IF([.$G82]+[.$I82]=0;;[.$I82])" office:value-type="float" office:value="0" calcext:value-type="float">
            <text:p>0</text:p>
          </table:table-cell>
          <table:table-cell table:style-name="ce54" table:formula="of:=IF([.$G82]+[.$I82]=0;;[.$G82])" office:value-type="float" office:value="0" calcext:value-type="float">
            <text:p>0</text:p>
          </table:table-cell>
          <table:table-cell table:style-name="ce70" table:formula="of:=IF([.$G82]+[.$I82]=0;;[.$I82]-[.$G82])" office:value-type="float" office:value="0" calcext:value-type="float">
            <text:p>+0</text:p>
          </table:table-cell>
          <table:table-cell table:style-name="ce77" table:formula="of:=IF([.$G82]+[.$I82]=0;&quot;(Vincente)&quot;;IF([.$G82]&gt;[.$I82];[.$B82];[.$C82]))" office:value-type="string" office:string-value="(Vincente)" calcext:value-type="string">
            <text:p>(Vincente)</text:p>
          </table:table-cell>
          <table:table-cell table:style-name="ce77" table:formula="of:=IF([.$G82]+[.$I82]=0;&quot;(Perdente)&quot;;IF([.$G82]&lt;[.$I82];[.$B82];[.$C8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3]=&quot;&quot;;&quot;&quot;;HYPERLINK(VLOOKUP([.B8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4" calcext:value-type="float" table:number-columns-spanned="1" table:number-rows-spanned="2">
            <text:p>3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84]=&quot;&quot;;&quot;&quot;;TEXT([.E8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84]=&quot;&quot;;&quot;(Squadra A)&quot;;[.$B84])" office:value-type="string" office:string-value="(Squadra A)" calcext:value-type="string">
            <text:p>(Squadra A)</text:p>
          </table:table-cell>
          <table:table-cell table:style-name="ce54" table:formula="of:=IF([.$G84]+[.$I84]=0;;IF([.$G84]&gt;[.$I84];1;0))" office:value-type="float" office:value="0" calcext:value-type="float">
            <text:p>0</text:p>
          </table:table-cell>
          <table:table-cell table:style-name="ce77" table:formula="of:=IF([.$G84]+[.$I84]=0;;IF([.$G84]&lt;[.$I84];IF([.$G84]&amp;&quot;-&quot;&amp;[.$I84]=&quot;0-20&quot;;1;0);0))" office:value-type="float" office:value="0" calcext:value-type="float">
            <text:p>0</text:p>
          </table:table-cell>
          <table:table-cell table:style-name="ce77" table:formula="of:=IF([.$G84]+[.$I84]=0;;IF([.$G84]&lt;[.$I84];IF([.$G84]&amp;&quot;-&quot;&amp;[.$I84]&lt;&gt;&quot;0-20&quot;;1;0);0))" office:value-type="float" office:value="0" calcext:value-type="float">
            <text:p>0</text:p>
          </table:table-cell>
          <table:table-cell table:style-name="ce54" table:formula="of:=IF([.$G84]+[.$I84]=0;;[.$G84])" office:value-type="float" office:value="0" calcext:value-type="float">
            <text:p>0</text:p>
          </table:table-cell>
          <table:table-cell table:style-name="ce54" table:formula="of:=IF([.$G84]+[.$I84]=0;;[.$I84])" office:value-type="float" office:value="0" calcext:value-type="float">
            <text:p>0</text:p>
          </table:table-cell>
          <table:table-cell table:style-name="ce70" table:formula="of:=IF([.$G84]+[.$I84]=0;;[.$G84]-[.$I84])" office:value-type="float" office:value="0" calcext:value-type="float">
            <text:p>+0</text:p>
          </table:table-cell>
          <table:table-cell table:style-name="ce63" table:formula="of:=IF([.$C84]=&quot;&quot;;&quot;(Squadra B)&quot;;[.$C84])" office:value-type="string" office:string-value="(Squadra B)" calcext:value-type="string">
            <text:p>(Squadra B)</text:p>
          </table:table-cell>
          <table:table-cell table:style-name="ce54" table:formula="of:=IF([.$G84]+[.$I84]=0;;IF([.$I84]&gt;[.$G84];1;0))" office:value-type="float" office:value="0" calcext:value-type="float">
            <text:p>0</text:p>
          </table:table-cell>
          <table:table-cell table:style-name="ce77" table:formula="of:=IF([.$G84]+[.$I84]=0;;IF([.$I84]&lt;[.$G84];IF([.$G84]&amp;&quot;-&quot;&amp;[.$I84]=&quot;20-0&quot;;1;0);0))" office:value-type="float" office:value="0" calcext:value-type="float">
            <text:p>0</text:p>
          </table:table-cell>
          <table:table-cell table:style-name="ce77" table:formula="of:=IF([.$G84]+[.$I84]=0;;IF([.$I84]&lt;[.$G84];IF([.$G84]&amp;&quot;-&quot;&amp;[.$I84]&lt;&gt;&quot;20-0&quot;;1;0);0))" office:value-type="float" office:value="0" calcext:value-type="float">
            <text:p>0</text:p>
          </table:table-cell>
          <table:table-cell table:style-name="ce54" table:formula="of:=IF([.$G84]+[.$I84]=0;;[.$I84])" office:value-type="float" office:value="0" calcext:value-type="float">
            <text:p>0</text:p>
          </table:table-cell>
          <table:table-cell table:style-name="ce54" table:formula="of:=IF([.$G84]+[.$I84]=0;;[.$G84])" office:value-type="float" office:value="0" calcext:value-type="float">
            <text:p>0</text:p>
          </table:table-cell>
          <table:table-cell table:style-name="ce70" table:formula="of:=IF([.$G84]+[.$I84]=0;;[.$I84]-[.$G84])" office:value-type="float" office:value="0" calcext:value-type="float">
            <text:p>+0</text:p>
          </table:table-cell>
          <table:table-cell table:style-name="ce77" table:formula="of:=IF([.$G84]+[.$I84]=0;&quot;(Vincente)&quot;;IF([.$G84]&gt;[.$I84];[.$B84];[.$C84]))" office:value-type="string" office:string-value="(Vincente)" calcext:value-type="string">
            <text:p>(Vincente)</text:p>
          </table:table-cell>
          <table:table-cell table:style-name="ce77" table:formula="of:=IF([.$G84]+[.$I84]=0;&quot;(Perdente)&quot;;IF([.$G84]&lt;[.$I84];[.$B84];[.$C8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5]=&quot;&quot;;&quot;&quot;;HYPERLINK(VLOOKUP([.B8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5" calcext:value-type="float" table:number-columns-spanned="1" table:number-rows-spanned="2">
            <text:p>3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86]=&quot;&quot;;&quot;&quot;;TEXT([.E8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86]=&quot;&quot;;&quot;(Squadra A)&quot;;[.$B86])" office:value-type="string" office:string-value="(Squadra A)" calcext:value-type="string">
            <text:p>(Squadra A)</text:p>
          </table:table-cell>
          <table:table-cell table:style-name="ce54" table:formula="of:=IF([.$G86]+[.$I86]=0;;IF([.$G86]&gt;[.$I86];1;0))" office:value-type="float" office:value="0" calcext:value-type="float">
            <text:p>0</text:p>
          </table:table-cell>
          <table:table-cell table:style-name="ce77" table:formula="of:=IF([.$G86]+[.$I86]=0;;IF([.$G86]&lt;[.$I86];IF([.$G86]&amp;&quot;-&quot;&amp;[.$I86]=&quot;0-20&quot;;1;0);0))" office:value-type="float" office:value="0" calcext:value-type="float">
            <text:p>0</text:p>
          </table:table-cell>
          <table:table-cell table:style-name="ce77" table:formula="of:=IF([.$G86]+[.$I86]=0;;IF([.$G86]&lt;[.$I86];IF([.$G86]&amp;&quot;-&quot;&amp;[.$I86]&lt;&gt;&quot;0-20&quot;;1;0);0))" office:value-type="float" office:value="0" calcext:value-type="float">
            <text:p>0</text:p>
          </table:table-cell>
          <table:table-cell table:style-name="ce54" table:formula="of:=IF([.$G86]+[.$I86]=0;;[.$G86])" office:value-type="float" office:value="0" calcext:value-type="float">
            <text:p>0</text:p>
          </table:table-cell>
          <table:table-cell table:style-name="ce54" table:formula="of:=IF([.$G86]+[.$I86]=0;;[.$I86])" office:value-type="float" office:value="0" calcext:value-type="float">
            <text:p>0</text:p>
          </table:table-cell>
          <table:table-cell table:style-name="ce70" table:formula="of:=IF([.$G86]+[.$I86]=0;;[.$G86]-[.$I86])" office:value-type="float" office:value="0" calcext:value-type="float">
            <text:p>+0</text:p>
          </table:table-cell>
          <table:table-cell table:style-name="ce63" table:formula="of:=IF([.$C86]=&quot;&quot;;&quot;(Squadra B)&quot;;[.$C86])" office:value-type="string" office:string-value="(Squadra B)" calcext:value-type="string">
            <text:p>(Squadra B)</text:p>
          </table:table-cell>
          <table:table-cell table:style-name="ce54" table:formula="of:=IF([.$G86]+[.$I86]=0;;IF([.$I86]&gt;[.$G86];1;0))" office:value-type="float" office:value="0" calcext:value-type="float">
            <text:p>0</text:p>
          </table:table-cell>
          <table:table-cell table:style-name="ce77" table:formula="of:=IF([.$G86]+[.$I86]=0;;IF([.$I86]&lt;[.$G86];IF([.$G86]&amp;&quot;-&quot;&amp;[.$I86]=&quot;20-0&quot;;1;0);0))" office:value-type="float" office:value="0" calcext:value-type="float">
            <text:p>0</text:p>
          </table:table-cell>
          <table:table-cell table:style-name="ce77" table:formula="of:=IF([.$G86]+[.$I86]=0;;IF([.$I86]&lt;[.$G86];IF([.$G86]&amp;&quot;-&quot;&amp;[.$I86]&lt;&gt;&quot;20-0&quot;;1;0);0))" office:value-type="float" office:value="0" calcext:value-type="float">
            <text:p>0</text:p>
          </table:table-cell>
          <table:table-cell table:style-name="ce54" table:formula="of:=IF([.$G86]+[.$I86]=0;;[.$I86])" office:value-type="float" office:value="0" calcext:value-type="float">
            <text:p>0</text:p>
          </table:table-cell>
          <table:table-cell table:style-name="ce54" table:formula="of:=IF([.$G86]+[.$I86]=0;;[.$G86])" office:value-type="float" office:value="0" calcext:value-type="float">
            <text:p>0</text:p>
          </table:table-cell>
          <table:table-cell table:style-name="ce70" table:formula="of:=IF([.$G86]+[.$I86]=0;;[.$I86]-[.$G86])" office:value-type="float" office:value="0" calcext:value-type="float">
            <text:p>+0</text:p>
          </table:table-cell>
          <table:table-cell table:style-name="ce77" table:formula="of:=IF([.$G86]+[.$I86]=0;&quot;(Vincente)&quot;;IF([.$G86]&gt;[.$I86];[.$B86];[.$C86]))" office:value-type="string" office:string-value="(Vincente)" calcext:value-type="string">
            <text:p>(Vincente)</text:p>
          </table:table-cell>
          <table:table-cell table:style-name="ce77" table:formula="of:=IF([.$G86]+[.$I86]=0;&quot;(Perdente)&quot;;IF([.$G86]&lt;[.$I86];[.$B86];[.$C8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7]=&quot;&quot;;&quot;&quot;;HYPERLINK(VLOOKUP([.B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6" calcext:value-type="float" table:number-columns-spanned="1" table:number-rows-spanned="2">
            <text:p>3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88]=&quot;&quot;;&quot;&quot;;TEXT([.E8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88]=&quot;&quot;;&quot;(Squadra A)&quot;;[.$B88])" office:value-type="string" office:string-value="(Squadra A)" calcext:value-type="string">
            <text:p>(Squadra A)</text:p>
          </table:table-cell>
          <table:table-cell table:style-name="ce54" table:formula="of:=IF([.$G88]+[.$I88]=0;;IF([.$G88]&gt;[.$I88];1;0))" office:value-type="float" office:value="0" calcext:value-type="float">
            <text:p>0</text:p>
          </table:table-cell>
          <table:table-cell table:style-name="ce77" table:formula="of:=IF([.$G88]+[.$I88]=0;;IF([.$G88]&lt;[.$I88];IF([.$G88]&amp;&quot;-&quot;&amp;[.$I88]=&quot;0-20&quot;;1;0);0))" office:value-type="float" office:value="0" calcext:value-type="float">
            <text:p>0</text:p>
          </table:table-cell>
          <table:table-cell table:style-name="ce77" table:formula="of:=IF([.$G88]+[.$I88]=0;;IF([.$G88]&lt;[.$I88];IF([.$G88]&amp;&quot;-&quot;&amp;[.$I88]&lt;&gt;&quot;0-20&quot;;1;0);0))" office:value-type="float" office:value="0" calcext:value-type="float">
            <text:p>0</text:p>
          </table:table-cell>
          <table:table-cell table:style-name="ce54" table:formula="of:=IF([.$G88]+[.$I88]=0;;[.$G88])" office:value-type="float" office:value="0" calcext:value-type="float">
            <text:p>0</text:p>
          </table:table-cell>
          <table:table-cell table:style-name="ce54" table:formula="of:=IF([.$G88]+[.$I88]=0;;[.$I88])" office:value-type="float" office:value="0" calcext:value-type="float">
            <text:p>0</text:p>
          </table:table-cell>
          <table:table-cell table:style-name="ce70" table:formula="of:=IF([.$G88]+[.$I88]=0;;[.$G88]-[.$I88])" office:value-type="float" office:value="0" calcext:value-type="float">
            <text:p>+0</text:p>
          </table:table-cell>
          <table:table-cell table:style-name="ce63" table:formula="of:=IF([.$C88]=&quot;&quot;;&quot;(Squadra B)&quot;;[.$C88])" office:value-type="string" office:string-value="(Squadra B)" calcext:value-type="string">
            <text:p>(Squadra B)</text:p>
          </table:table-cell>
          <table:table-cell table:style-name="ce54" table:formula="of:=IF([.$G88]+[.$I88]=0;;IF([.$I88]&gt;[.$G88];1;0))" office:value-type="float" office:value="0" calcext:value-type="float">
            <text:p>0</text:p>
          </table:table-cell>
          <table:table-cell table:style-name="ce77" table:formula="of:=IF([.$G88]+[.$I88]=0;;IF([.$I88]&lt;[.$G88];IF([.$G88]&amp;&quot;-&quot;&amp;[.$I88]=&quot;20-0&quot;;1;0);0))" office:value-type="float" office:value="0" calcext:value-type="float">
            <text:p>0</text:p>
          </table:table-cell>
          <table:table-cell table:style-name="ce77" table:formula="of:=IF([.$G88]+[.$I88]=0;;IF([.$I88]&lt;[.$G88];IF([.$G88]&amp;&quot;-&quot;&amp;[.$I88]&lt;&gt;&quot;20-0&quot;;1;0);0))" office:value-type="float" office:value="0" calcext:value-type="float">
            <text:p>0</text:p>
          </table:table-cell>
          <table:table-cell table:style-name="ce54" table:formula="of:=IF([.$G88]+[.$I88]=0;;[.$I88])" office:value-type="float" office:value="0" calcext:value-type="float">
            <text:p>0</text:p>
          </table:table-cell>
          <table:table-cell table:style-name="ce54" table:formula="of:=IF([.$G88]+[.$I88]=0;;[.$G88])" office:value-type="float" office:value="0" calcext:value-type="float">
            <text:p>0</text:p>
          </table:table-cell>
          <table:table-cell table:style-name="ce70" table:formula="of:=IF([.$G88]+[.$I88]=0;;[.$I88]-[.$G88])" office:value-type="float" office:value="0" calcext:value-type="float">
            <text:p>+0</text:p>
          </table:table-cell>
          <table:table-cell table:style-name="ce77" table:formula="of:=IF([.$G88]+[.$I88]=0;&quot;(Vincente)&quot;;IF([.$G88]&gt;[.$I88];[.$B88];[.$C88]))" office:value-type="string" office:string-value="(Vincente)" calcext:value-type="string">
            <text:p>(Vincente)</text:p>
          </table:table-cell>
          <table:table-cell table:style-name="ce77" table:formula="of:=IF([.$G88]+[.$I88]=0;&quot;(Perdente)&quot;;IF([.$G88]&lt;[.$I88];[.$B88];[.$C8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9]=&quot;&quot;;&quot;&quot;;HYPERLINK(VLOOKUP([.B8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87" table:formula="of:=IF(ISNUMBER([.A91]);ROMAN([.A91])&amp;&quot; GIORNATA&quot;;COM.MICROSOFT.SWITCH([.A91];&quot;1-2&quot;;&quot;FINALE 1°-2° POSTO&quot;;&quot;3-4&quot;;&quot;FINALE 3°-4° POSTO&quot;;&quot;1-4&quot;;&quot;SEMIFINALI 1°-4° POSTO&quot;;&quot;1-8&quot;;&quot;QUARTI DI FINALE 1°-8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7" calcext:value-type="float" table:number-columns-spanned="1" table:number-rows-spanned="2">
            <text:p>3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93]=&quot;&quot;;&quot;&quot;;TEXT([.E9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93]=&quot;&quot;;&quot;(Squadra A)&quot;;[.$B93])" office:value-type="string" office:string-value="(Squadra A)" calcext:value-type="string">
            <text:p>(Squadra A)</text:p>
          </table:table-cell>
          <table:table-cell table:style-name="ce54" table:formula="of:=IF([.$G93]+[.$I93]=0;;IF([.$G93]&gt;[.$I93];1;0))" office:value-type="float" office:value="0" calcext:value-type="float">
            <text:p>0</text:p>
          </table:table-cell>
          <table:table-cell table:style-name="ce77" table:formula="of:=IF([.$G93]+[.$I93]=0;;IF([.$G93]&lt;[.$I93];IF([.$G93]&amp;&quot;-&quot;&amp;[.$I93]=&quot;0-20&quot;;1;0);0))" office:value-type="float" office:value="0" calcext:value-type="float">
            <text:p>0</text:p>
          </table:table-cell>
          <table:table-cell table:style-name="ce77" table:formula="of:=IF([.$G93]+[.$I93]=0;;IF([.$G93]&lt;[.$I93];IF([.$G93]&amp;&quot;-&quot;&amp;[.$I93]&lt;&gt;&quot;0-20&quot;;1;0);0))" office:value-type="float" office:value="0" calcext:value-type="float">
            <text:p>0</text:p>
          </table:table-cell>
          <table:table-cell table:style-name="ce54" table:formula="of:=IF([.$G93]+[.$I93]=0;;[.$G93])" office:value-type="float" office:value="0" calcext:value-type="float">
            <text:p>0</text:p>
          </table:table-cell>
          <table:table-cell table:style-name="ce54" table:formula="of:=IF([.$G93]+[.$I93]=0;;[.$I93])" office:value-type="float" office:value="0" calcext:value-type="float">
            <text:p>0</text:p>
          </table:table-cell>
          <table:table-cell table:style-name="ce70" table:formula="of:=IF([.$G93]+[.$I93]=0;;[.$G93]-[.$I93])" office:value-type="float" office:value="0" calcext:value-type="float">
            <text:p>+0</text:p>
          </table:table-cell>
          <table:table-cell table:style-name="ce63" table:formula="of:=IF([.$C93]=&quot;&quot;;&quot;(Squadra B)&quot;;[.$C93])" office:value-type="string" office:string-value="(Squadra B)" calcext:value-type="string">
            <text:p>(Squadra B)</text:p>
          </table:table-cell>
          <table:table-cell table:style-name="ce54" table:formula="of:=IF([.$G93]+[.$I93]=0;;IF([.$I93]&gt;[.$G93];1;0))" office:value-type="float" office:value="0" calcext:value-type="float">
            <text:p>0</text:p>
          </table:table-cell>
          <table:table-cell table:style-name="ce77" table:formula="of:=IF([.$G93]+[.$I93]=0;;IF([.$I93]&lt;[.$G93];IF([.$G93]&amp;&quot;-&quot;&amp;[.$I93]=&quot;20-0&quot;;1;0);0))" office:value-type="float" office:value="0" calcext:value-type="float">
            <text:p>0</text:p>
          </table:table-cell>
          <table:table-cell table:style-name="ce77" table:formula="of:=IF([.$G93]+[.$I93]=0;;IF([.$I93]&lt;[.$G93];IF([.$G93]&amp;&quot;-&quot;&amp;[.$I93]&lt;&gt;&quot;20-0&quot;;1;0);0))" office:value-type="float" office:value="0" calcext:value-type="float">
            <text:p>0</text:p>
          </table:table-cell>
          <table:table-cell table:style-name="ce54" table:formula="of:=IF([.$G93]+[.$I93]=0;;[.$I93])" office:value-type="float" office:value="0" calcext:value-type="float">
            <text:p>0</text:p>
          </table:table-cell>
          <table:table-cell table:style-name="ce54" table:formula="of:=IF([.$G93]+[.$I93]=0;;[.$G93])" office:value-type="float" office:value="0" calcext:value-type="float">
            <text:p>0</text:p>
          </table:table-cell>
          <table:table-cell table:style-name="ce70" table:formula="of:=IF([.$G93]+[.$I93]=0;;[.$I93]-[.$G93])" office:value-type="float" office:value="0" calcext:value-type="float">
            <text:p>+0</text:p>
          </table:table-cell>
          <table:table-cell table:style-name="ce77" table:formula="of:=IF([.$G93]+[.$I93]=0;&quot;(Vincente)&quot;;IF([.$G93]&gt;[.$I93];[.$B93];[.$C93]))" office:value-type="string" office:string-value="(Vincente)" calcext:value-type="string">
            <text:p>(Vincente)</text:p>
          </table:table-cell>
          <table:table-cell table:style-name="ce77" table:formula="of:=IF([.$G93]+[.$I93]=0;&quot;(Perdente)&quot;;IF([.$G93]&lt;[.$I93];[.$B93];[.$C9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4]=&quot;&quot;;&quot;&quot;;HYPERLINK(VLOOKUP([.B9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8" calcext:value-type="float" table:number-columns-spanned="1" table:number-rows-spanned="2">
            <text:p>3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95]=&quot;&quot;;&quot;&quot;;TEXT([.E9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95]=&quot;&quot;;&quot;(Squadra A)&quot;;[.$B95])" office:value-type="string" office:string-value="(Squadra A)" calcext:value-type="string">
            <text:p>(Squadra A)</text:p>
          </table:table-cell>
          <table:table-cell table:style-name="ce54" table:formula="of:=IF([.$G95]+[.$I95]=0;;IF([.$G95]&gt;[.$I95];1;0))" office:value-type="float" office:value="0" calcext:value-type="float">
            <text:p>0</text:p>
          </table:table-cell>
          <table:table-cell table:style-name="ce77" table:formula="of:=IF([.$G95]+[.$I95]=0;;IF([.$G95]&lt;[.$I95];IF([.$G95]&amp;&quot;-&quot;&amp;[.$I95]=&quot;0-20&quot;;1;0);0))" office:value-type="float" office:value="0" calcext:value-type="float">
            <text:p>0</text:p>
          </table:table-cell>
          <table:table-cell table:style-name="ce77" table:formula="of:=IF([.$G95]+[.$I95]=0;;IF([.$G95]&lt;[.$I95];IF([.$G95]&amp;&quot;-&quot;&amp;[.$I95]&lt;&gt;&quot;0-20&quot;;1;0);0))" office:value-type="float" office:value="0" calcext:value-type="float">
            <text:p>0</text:p>
          </table:table-cell>
          <table:table-cell table:style-name="ce54" table:formula="of:=IF([.$G95]+[.$I95]=0;;[.$G95])" office:value-type="float" office:value="0" calcext:value-type="float">
            <text:p>0</text:p>
          </table:table-cell>
          <table:table-cell table:style-name="ce54" table:formula="of:=IF([.$G95]+[.$I95]=0;;[.$I95])" office:value-type="float" office:value="0" calcext:value-type="float">
            <text:p>0</text:p>
          </table:table-cell>
          <table:table-cell table:style-name="ce70" table:formula="of:=IF([.$G95]+[.$I95]=0;;[.$G95]-[.$I95])" office:value-type="float" office:value="0" calcext:value-type="float">
            <text:p>+0</text:p>
          </table:table-cell>
          <table:table-cell table:style-name="ce63" table:formula="of:=IF([.$C95]=&quot;&quot;;&quot;(Squadra B)&quot;;[.$C95])" office:value-type="string" office:string-value="(Squadra B)" calcext:value-type="string">
            <text:p>(Squadra B)</text:p>
          </table:table-cell>
          <table:table-cell table:style-name="ce54" table:formula="of:=IF([.$G95]+[.$I95]=0;;IF([.$I95]&gt;[.$G95];1;0))" office:value-type="float" office:value="0" calcext:value-type="float">
            <text:p>0</text:p>
          </table:table-cell>
          <table:table-cell table:style-name="ce77" table:formula="of:=IF([.$G95]+[.$I95]=0;;IF([.$I95]&lt;[.$G95];IF([.$G95]&amp;&quot;-&quot;&amp;[.$I95]=&quot;20-0&quot;;1;0);0))" office:value-type="float" office:value="0" calcext:value-type="float">
            <text:p>0</text:p>
          </table:table-cell>
          <table:table-cell table:style-name="ce77" table:formula="of:=IF([.$G95]+[.$I95]=0;;IF([.$I95]&lt;[.$G95];IF([.$G95]&amp;&quot;-&quot;&amp;[.$I95]&lt;&gt;&quot;20-0&quot;;1;0);0))" office:value-type="float" office:value="0" calcext:value-type="float">
            <text:p>0</text:p>
          </table:table-cell>
          <table:table-cell table:style-name="ce54" table:formula="of:=IF([.$G95]+[.$I95]=0;;[.$I95])" office:value-type="float" office:value="0" calcext:value-type="float">
            <text:p>0</text:p>
          </table:table-cell>
          <table:table-cell table:style-name="ce54" table:formula="of:=IF([.$G95]+[.$I95]=0;;[.$G95])" office:value-type="float" office:value="0" calcext:value-type="float">
            <text:p>0</text:p>
          </table:table-cell>
          <table:table-cell table:style-name="ce70" table:formula="of:=IF([.$G95]+[.$I95]=0;;[.$I95]-[.$G95])" office:value-type="float" office:value="0" calcext:value-type="float">
            <text:p>+0</text:p>
          </table:table-cell>
          <table:table-cell table:style-name="ce77" table:formula="of:=IF([.$G95]+[.$I95]=0;&quot;(Vincente)&quot;;IF([.$G95]&gt;[.$I95];[.$B95];[.$C95]))" office:value-type="string" office:string-value="(Vincente)" calcext:value-type="string">
            <text:p>(Vincente)</text:p>
          </table:table-cell>
          <table:table-cell table:style-name="ce77" table:formula="of:=IF([.$G95]+[.$I95]=0;&quot;(Perdente)&quot;;IF([.$G95]&lt;[.$I95];[.$B95];[.$C9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6]=&quot;&quot;;&quot;&quot;;HYPERLINK(VLOOKUP([.B9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9" calcext:value-type="float" table:number-columns-spanned="1" table:number-rows-spanned="2">
            <text:p>3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97]=&quot;&quot;;&quot;&quot;;TEXT([.E9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97]=&quot;&quot;;&quot;(Squadra A)&quot;;[.$B97])" office:value-type="string" office:string-value="(Squadra A)" calcext:value-type="string">
            <text:p>(Squadra A)</text:p>
          </table:table-cell>
          <table:table-cell table:style-name="ce54" table:formula="of:=IF([.$G97]+[.$I97]=0;;IF([.$G97]&gt;[.$I97];1;0))" office:value-type="float" office:value="0" calcext:value-type="float">
            <text:p>0</text:p>
          </table:table-cell>
          <table:table-cell table:style-name="ce77" table:formula="of:=IF([.$G97]+[.$I97]=0;;IF([.$G97]&lt;[.$I97];IF([.$G97]&amp;&quot;-&quot;&amp;[.$I97]=&quot;0-20&quot;;1;0);0))" office:value-type="float" office:value="0" calcext:value-type="float">
            <text:p>0</text:p>
          </table:table-cell>
          <table:table-cell table:style-name="ce77" table:formula="of:=IF([.$G97]+[.$I97]=0;;IF([.$G97]&lt;[.$I97];IF([.$G97]&amp;&quot;-&quot;&amp;[.$I97]&lt;&gt;&quot;0-20&quot;;1;0);0))" office:value-type="float" office:value="0" calcext:value-type="float">
            <text:p>0</text:p>
          </table:table-cell>
          <table:table-cell table:style-name="ce54" table:formula="of:=IF([.$G97]+[.$I97]=0;;[.$G97])" office:value-type="float" office:value="0" calcext:value-type="float">
            <text:p>0</text:p>
          </table:table-cell>
          <table:table-cell table:style-name="ce54" table:formula="of:=IF([.$G97]+[.$I97]=0;;[.$I97])" office:value-type="float" office:value="0" calcext:value-type="float">
            <text:p>0</text:p>
          </table:table-cell>
          <table:table-cell table:style-name="ce70" table:formula="of:=IF([.$G97]+[.$I97]=0;;[.$G97]-[.$I97])" office:value-type="float" office:value="0" calcext:value-type="float">
            <text:p>+0</text:p>
          </table:table-cell>
          <table:table-cell table:style-name="ce63" table:formula="of:=IF([.$C97]=&quot;&quot;;&quot;(Squadra B)&quot;;[.$C97])" office:value-type="string" office:string-value="(Squadra B)" calcext:value-type="string">
            <text:p>(Squadra B)</text:p>
          </table:table-cell>
          <table:table-cell table:style-name="ce54" table:formula="of:=IF([.$G97]+[.$I97]=0;;IF([.$I97]&gt;[.$G97];1;0))" office:value-type="float" office:value="0" calcext:value-type="float">
            <text:p>0</text:p>
          </table:table-cell>
          <table:table-cell table:style-name="ce77" table:formula="of:=IF([.$G97]+[.$I97]=0;;IF([.$I97]&lt;[.$G97];IF([.$G97]&amp;&quot;-&quot;&amp;[.$I97]=&quot;20-0&quot;;1;0);0))" office:value-type="float" office:value="0" calcext:value-type="float">
            <text:p>0</text:p>
          </table:table-cell>
          <table:table-cell table:style-name="ce77" table:formula="of:=IF([.$G97]+[.$I97]=0;;IF([.$I97]&lt;[.$G97];IF([.$G97]&amp;&quot;-&quot;&amp;[.$I97]&lt;&gt;&quot;20-0&quot;;1;0);0))" office:value-type="float" office:value="0" calcext:value-type="float">
            <text:p>0</text:p>
          </table:table-cell>
          <table:table-cell table:style-name="ce54" table:formula="of:=IF([.$G97]+[.$I97]=0;;[.$I97])" office:value-type="float" office:value="0" calcext:value-type="float">
            <text:p>0</text:p>
          </table:table-cell>
          <table:table-cell table:style-name="ce54" table:formula="of:=IF([.$G97]+[.$I97]=0;;[.$G97])" office:value-type="float" office:value="0" calcext:value-type="float">
            <text:p>0</text:p>
          </table:table-cell>
          <table:table-cell table:style-name="ce70" table:formula="of:=IF([.$G97]+[.$I97]=0;;[.$I97]-[.$G97])" office:value-type="float" office:value="0" calcext:value-type="float">
            <text:p>+0</text:p>
          </table:table-cell>
          <table:table-cell table:style-name="ce77" table:formula="of:=IF([.$G97]+[.$I97]=0;&quot;(Vincente)&quot;;IF([.$G97]&gt;[.$I97];[.$B97];[.$C97]))" office:value-type="string" office:string-value="(Vincente)" calcext:value-type="string">
            <text:p>(Vincente)</text:p>
          </table:table-cell>
          <table:table-cell table:style-name="ce77" table:formula="of:=IF([.$G97]+[.$I97]=0;&quot;(Perdente)&quot;;IF([.$G97]&lt;[.$I97];[.$B97];[.$C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8]=&quot;&quot;;&quot;&quot;;HYPERLINK(VLOOKUP([.B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0" calcext:value-type="float" table:number-columns-spanned="1" table:number-rows-spanned="2">
            <text:p>4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99]=&quot;&quot;;&quot;&quot;;TEXT([.E9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99]=&quot;&quot;;&quot;(Squadra A)&quot;;[.$B99])" office:value-type="string" office:string-value="(Squadra A)" calcext:value-type="string">
            <text:p>(Squadra A)</text:p>
          </table:table-cell>
          <table:table-cell table:style-name="ce54" table:formula="of:=IF([.$G99]+[.$I99]=0;;IF([.$G99]&gt;[.$I99];1;0))" office:value-type="float" office:value="0" calcext:value-type="float">
            <text:p>0</text:p>
          </table:table-cell>
          <table:table-cell table:style-name="ce77" table:formula="of:=IF([.$G99]+[.$I99]=0;;IF([.$G99]&lt;[.$I99];IF([.$G99]&amp;&quot;-&quot;&amp;[.$I99]=&quot;0-20&quot;;1;0);0))" office:value-type="float" office:value="0" calcext:value-type="float">
            <text:p>0</text:p>
          </table:table-cell>
          <table:table-cell table:style-name="ce77" table:formula="of:=IF([.$G99]+[.$I99]=0;;IF([.$G99]&lt;[.$I99];IF([.$G99]&amp;&quot;-&quot;&amp;[.$I99]&lt;&gt;&quot;0-20&quot;;1;0);0))" office:value-type="float" office:value="0" calcext:value-type="float">
            <text:p>0</text:p>
          </table:table-cell>
          <table:table-cell table:style-name="ce54" table:formula="of:=IF([.$G99]+[.$I99]=0;;[.$G99])" office:value-type="float" office:value="0" calcext:value-type="float">
            <text:p>0</text:p>
          </table:table-cell>
          <table:table-cell table:style-name="ce54" table:formula="of:=IF([.$G99]+[.$I99]=0;;[.$I99])" office:value-type="float" office:value="0" calcext:value-type="float">
            <text:p>0</text:p>
          </table:table-cell>
          <table:table-cell table:style-name="ce70" table:formula="of:=IF([.$G99]+[.$I99]=0;;[.$G99]-[.$I99])" office:value-type="float" office:value="0" calcext:value-type="float">
            <text:p>+0</text:p>
          </table:table-cell>
          <table:table-cell table:style-name="ce63" table:formula="of:=IF([.$C99]=&quot;&quot;;&quot;(Squadra B)&quot;;[.$C99])" office:value-type="string" office:string-value="(Squadra B)" calcext:value-type="string">
            <text:p>(Squadra B)</text:p>
          </table:table-cell>
          <table:table-cell table:style-name="ce54" table:formula="of:=IF([.$G99]+[.$I99]=0;;IF([.$I99]&gt;[.$G99];1;0))" office:value-type="float" office:value="0" calcext:value-type="float">
            <text:p>0</text:p>
          </table:table-cell>
          <table:table-cell table:style-name="ce77" table:formula="of:=IF([.$G99]+[.$I99]=0;;IF([.$I99]&lt;[.$G99];IF([.$G99]&amp;&quot;-&quot;&amp;[.$I99]=&quot;20-0&quot;;1;0);0))" office:value-type="float" office:value="0" calcext:value-type="float">
            <text:p>0</text:p>
          </table:table-cell>
          <table:table-cell table:style-name="ce77" table:formula="of:=IF([.$G99]+[.$I99]=0;;IF([.$I99]&lt;[.$G99];IF([.$G99]&amp;&quot;-&quot;&amp;[.$I99]&lt;&gt;&quot;20-0&quot;;1;0);0))" office:value-type="float" office:value="0" calcext:value-type="float">
            <text:p>0</text:p>
          </table:table-cell>
          <table:table-cell table:style-name="ce54" table:formula="of:=IF([.$G99]+[.$I99]=0;;[.$I99])" office:value-type="float" office:value="0" calcext:value-type="float">
            <text:p>0</text:p>
          </table:table-cell>
          <table:table-cell table:style-name="ce54" table:formula="of:=IF([.$G99]+[.$I99]=0;;[.$G99])" office:value-type="float" office:value="0" calcext:value-type="float">
            <text:p>0</text:p>
          </table:table-cell>
          <table:table-cell table:style-name="ce70" table:formula="of:=IF([.$G99]+[.$I99]=0;;[.$I99]-[.$G99])" office:value-type="float" office:value="0" calcext:value-type="float">
            <text:p>+0</text:p>
          </table:table-cell>
          <table:table-cell table:style-name="ce77" table:formula="of:=IF([.$G99]+[.$I99]=0;&quot;(Vincente)&quot;;IF([.$G99]&gt;[.$I99];[.$B99];[.$C99]))" office:value-type="string" office:string-value="(Vincente)" calcext:value-type="string">
            <text:p>(Vincente)</text:p>
          </table:table-cell>
          <table:table-cell table:style-name="ce77" table:formula="of:=IF([.$G99]+[.$I99]=0;&quot;(Perdente)&quot;;IF([.$G99]&lt;[.$I99];[.$B99];[.$C9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0]=&quot;&quot;;&quot;&quot;;HYPERLINK(VLOOKUP([.B10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1" calcext:value-type="float" table:number-columns-spanned="1" table:number-rows-spanned="2">
            <text:p>4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01]=&quot;&quot;;&quot;&quot;;TEXT([.E10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01]=&quot;&quot;;&quot;(Squadra A)&quot;;[.$B101])" office:value-type="string" office:string-value="(Squadra A)" calcext:value-type="string">
            <text:p>(Squadra A)</text:p>
          </table:table-cell>
          <table:table-cell table:style-name="ce54" table:formula="of:=IF([.$G101]+[.$I101]=0;;IF([.$G101]&gt;[.$I101];1;0))" office:value-type="float" office:value="0" calcext:value-type="float">
            <text:p>0</text:p>
          </table:table-cell>
          <table:table-cell table:style-name="ce77" table:formula="of:=IF([.$G101]+[.$I101]=0;;IF([.$G101]&lt;[.$I101];IF([.$G101]&amp;&quot;-&quot;&amp;[.$I101]=&quot;0-20&quot;;1;0);0))" office:value-type="float" office:value="0" calcext:value-type="float">
            <text:p>0</text:p>
          </table:table-cell>
          <table:table-cell table:style-name="ce77" table:formula="of:=IF([.$G101]+[.$I101]=0;;IF([.$G101]&lt;[.$I101];IF([.$G101]&amp;&quot;-&quot;&amp;[.$I101]&lt;&gt;&quot;0-20&quot;;1;0);0))" office:value-type="float" office:value="0" calcext:value-type="float">
            <text:p>0</text:p>
          </table:table-cell>
          <table:table-cell table:style-name="ce54" table:formula="of:=IF([.$G101]+[.$I101]=0;;[.$G101])" office:value-type="float" office:value="0" calcext:value-type="float">
            <text:p>0</text:p>
          </table:table-cell>
          <table:table-cell table:style-name="ce54" table:formula="of:=IF([.$G101]+[.$I101]=0;;[.$I101])" office:value-type="float" office:value="0" calcext:value-type="float">
            <text:p>0</text:p>
          </table:table-cell>
          <table:table-cell table:style-name="ce70" table:formula="of:=IF([.$G101]+[.$I101]=0;;[.$G101]-[.$I101])" office:value-type="float" office:value="0" calcext:value-type="float">
            <text:p>+0</text:p>
          </table:table-cell>
          <table:table-cell table:style-name="ce63" table:formula="of:=IF([.$C101]=&quot;&quot;;&quot;(Squadra B)&quot;;[.$C101])" office:value-type="string" office:string-value="(Squadra B)" calcext:value-type="string">
            <text:p>(Squadra B)</text:p>
          </table:table-cell>
          <table:table-cell table:style-name="ce54" table:formula="of:=IF([.$G101]+[.$I101]=0;;IF([.$I101]&gt;[.$G101];1;0))" office:value-type="float" office:value="0" calcext:value-type="float">
            <text:p>0</text:p>
          </table:table-cell>
          <table:table-cell table:style-name="ce77" table:formula="of:=IF([.$G101]+[.$I101]=0;;IF([.$I101]&lt;[.$G101];IF([.$G101]&amp;&quot;-&quot;&amp;[.$I101]=&quot;20-0&quot;;1;0);0))" office:value-type="float" office:value="0" calcext:value-type="float">
            <text:p>0</text:p>
          </table:table-cell>
          <table:table-cell table:style-name="ce77" table:formula="of:=IF([.$G101]+[.$I101]=0;;IF([.$I101]&lt;[.$G101];IF([.$G101]&amp;&quot;-&quot;&amp;[.$I101]&lt;&gt;&quot;20-0&quot;;1;0);0))" office:value-type="float" office:value="0" calcext:value-type="float">
            <text:p>0</text:p>
          </table:table-cell>
          <table:table-cell table:style-name="ce54" table:formula="of:=IF([.$G101]+[.$I101]=0;;[.$I101])" office:value-type="float" office:value="0" calcext:value-type="float">
            <text:p>0</text:p>
          </table:table-cell>
          <table:table-cell table:style-name="ce54" table:formula="of:=IF([.$G101]+[.$I101]=0;;[.$G101])" office:value-type="float" office:value="0" calcext:value-type="float">
            <text:p>0</text:p>
          </table:table-cell>
          <table:table-cell table:style-name="ce70" table:formula="of:=IF([.$G101]+[.$I101]=0;;[.$I101]-[.$G101])" office:value-type="float" office:value="0" calcext:value-type="float">
            <text:p>+0</text:p>
          </table:table-cell>
          <table:table-cell table:style-name="ce77" table:formula="of:=IF([.$G101]+[.$I101]=0;&quot;(Vincente)&quot;;IF([.$G101]&gt;[.$I101];[.$B101];[.$C101]))" office:value-type="string" office:string-value="(Vincente)" calcext:value-type="string">
            <text:p>(Vincente)</text:p>
          </table:table-cell>
          <table:table-cell table:style-name="ce77" table:formula="of:=IF([.$G101]+[.$I101]=0;&quot;(Perdente)&quot;;IF([.$G101]&lt;[.$I101];[.$B101];[.$C10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2]=&quot;&quot;;&quot;&quot;;HYPERLINK(VLOOKUP([.B10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2" calcext:value-type="float" table:number-columns-spanned="1" table:number-rows-spanned="2">
            <text:p>4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03]=&quot;&quot;;&quot;&quot;;TEXT([.E10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03]=&quot;&quot;;&quot;(Squadra A)&quot;;[.$B103])" office:value-type="string" office:string-value="(Squadra A)" calcext:value-type="string">
            <text:p>(Squadra A)</text:p>
          </table:table-cell>
          <table:table-cell table:style-name="ce54" table:formula="of:=IF([.$G103]+[.$I103]=0;;IF([.$G103]&gt;[.$I103];1;0))" office:value-type="float" office:value="0" calcext:value-type="float">
            <text:p>0</text:p>
          </table:table-cell>
          <table:table-cell table:style-name="ce77" table:formula="of:=IF([.$G103]+[.$I103]=0;;IF([.$G103]&lt;[.$I103];IF([.$G103]&amp;&quot;-&quot;&amp;[.$I103]=&quot;0-20&quot;;1;0);0))" office:value-type="float" office:value="0" calcext:value-type="float">
            <text:p>0</text:p>
          </table:table-cell>
          <table:table-cell table:style-name="ce77" table:formula="of:=IF([.$G103]+[.$I103]=0;;IF([.$G103]&lt;[.$I103];IF([.$G103]&amp;&quot;-&quot;&amp;[.$I103]&lt;&gt;&quot;0-20&quot;;1;0);0))" office:value-type="float" office:value="0" calcext:value-type="float">
            <text:p>0</text:p>
          </table:table-cell>
          <table:table-cell table:style-name="ce54" table:formula="of:=IF([.$G103]+[.$I103]=0;;[.$G103])" office:value-type="float" office:value="0" calcext:value-type="float">
            <text:p>0</text:p>
          </table:table-cell>
          <table:table-cell table:style-name="ce54" table:formula="of:=IF([.$G103]+[.$I103]=0;;[.$I103])" office:value-type="float" office:value="0" calcext:value-type="float">
            <text:p>0</text:p>
          </table:table-cell>
          <table:table-cell table:style-name="ce70" table:formula="of:=IF([.$G103]+[.$I103]=0;;[.$G103]-[.$I103])" office:value-type="float" office:value="0" calcext:value-type="float">
            <text:p>+0</text:p>
          </table:table-cell>
          <table:table-cell table:style-name="ce63" table:formula="of:=IF([.$C103]=&quot;&quot;;&quot;(Squadra B)&quot;;[.$C103])" office:value-type="string" office:string-value="(Squadra B)" calcext:value-type="string">
            <text:p>(Squadra B)</text:p>
          </table:table-cell>
          <table:table-cell table:style-name="ce54" table:formula="of:=IF([.$G103]+[.$I103]=0;;IF([.$I103]&gt;[.$G103];1;0))" office:value-type="float" office:value="0" calcext:value-type="float">
            <text:p>0</text:p>
          </table:table-cell>
          <table:table-cell table:style-name="ce77" table:formula="of:=IF([.$G103]+[.$I103]=0;;IF([.$I103]&lt;[.$G103];IF([.$G103]&amp;&quot;-&quot;&amp;[.$I103]=&quot;20-0&quot;;1;0);0))" office:value-type="float" office:value="0" calcext:value-type="float">
            <text:p>0</text:p>
          </table:table-cell>
          <table:table-cell table:style-name="ce77" table:formula="of:=IF([.$G103]+[.$I103]=0;;IF([.$I103]&lt;[.$G103];IF([.$G103]&amp;&quot;-&quot;&amp;[.$I103]&lt;&gt;&quot;20-0&quot;;1;0);0))" office:value-type="float" office:value="0" calcext:value-type="float">
            <text:p>0</text:p>
          </table:table-cell>
          <table:table-cell table:style-name="ce54" table:formula="of:=IF([.$G103]+[.$I103]=0;;[.$I103])" office:value-type="float" office:value="0" calcext:value-type="float">
            <text:p>0</text:p>
          </table:table-cell>
          <table:table-cell table:style-name="ce54" table:formula="of:=IF([.$G103]+[.$I103]=0;;[.$G103])" office:value-type="float" office:value="0" calcext:value-type="float">
            <text:p>0</text:p>
          </table:table-cell>
          <table:table-cell table:style-name="ce70" table:formula="of:=IF([.$G103]+[.$I103]=0;;[.$I103]-[.$G103])" office:value-type="float" office:value="0" calcext:value-type="float">
            <text:p>+0</text:p>
          </table:table-cell>
          <table:table-cell table:style-name="ce77" table:formula="of:=IF([.$G103]+[.$I103]=0;&quot;(Vincente)&quot;;IF([.$G103]&gt;[.$I103];[.$B103];[.$C103]))" office:value-type="string" office:string-value="(Vincente)" calcext:value-type="string">
            <text:p>(Vincente)</text:p>
          </table:table-cell>
          <table:table-cell table:style-name="ce77" table:formula="of:=IF([.$G103]+[.$I103]=0;&quot;(Perdente)&quot;;IF([.$G103]&lt;[.$I103];[.$B103];[.$C1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4]=&quot;&quot;;&quot;&quot;;HYPERLINK(VLOOKUP([.B1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3" calcext:value-type="float" table:number-columns-spanned="1" table:number-rows-spanned="2">
            <text:p>4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05]=&quot;&quot;;&quot;&quot;;TEXT([.E10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05]=&quot;&quot;;&quot;(Squadra A)&quot;;[.$B105])" office:value-type="string" office:string-value="(Squadra A)" calcext:value-type="string">
            <text:p>(Squadra A)</text:p>
          </table:table-cell>
          <table:table-cell table:style-name="ce54" table:formula="of:=IF([.$G105]+[.$I105]=0;;IF([.$G105]&gt;[.$I105];1;0))" office:value-type="float" office:value="0" calcext:value-type="float">
            <text:p>0</text:p>
          </table:table-cell>
          <table:table-cell table:style-name="ce77" table:formula="of:=IF([.$G105]+[.$I105]=0;;IF([.$G105]&lt;[.$I105];IF([.$G105]&amp;&quot;-&quot;&amp;[.$I105]=&quot;0-20&quot;;1;0);0))" office:value-type="float" office:value="0" calcext:value-type="float">
            <text:p>0</text:p>
          </table:table-cell>
          <table:table-cell table:style-name="ce77" table:formula="of:=IF([.$G105]+[.$I105]=0;;IF([.$G105]&lt;[.$I105];IF([.$G105]&amp;&quot;-&quot;&amp;[.$I105]&lt;&gt;&quot;0-20&quot;;1;0);0))" office:value-type="float" office:value="0" calcext:value-type="float">
            <text:p>0</text:p>
          </table:table-cell>
          <table:table-cell table:style-name="ce54" table:formula="of:=IF([.$G105]+[.$I105]=0;;[.$G105])" office:value-type="float" office:value="0" calcext:value-type="float">
            <text:p>0</text:p>
          </table:table-cell>
          <table:table-cell table:style-name="ce54" table:formula="of:=IF([.$G105]+[.$I105]=0;;[.$I105])" office:value-type="float" office:value="0" calcext:value-type="float">
            <text:p>0</text:p>
          </table:table-cell>
          <table:table-cell table:style-name="ce70" table:formula="of:=IF([.$G105]+[.$I105]=0;;[.$G105]-[.$I105])" office:value-type="float" office:value="0" calcext:value-type="float">
            <text:p>+0</text:p>
          </table:table-cell>
          <table:table-cell table:style-name="ce63" table:formula="of:=IF([.$C105]=&quot;&quot;;&quot;(Squadra B)&quot;;[.$C105])" office:value-type="string" office:string-value="(Squadra B)" calcext:value-type="string">
            <text:p>(Squadra B)</text:p>
          </table:table-cell>
          <table:table-cell table:style-name="ce54" table:formula="of:=IF([.$G105]+[.$I105]=0;;IF([.$I105]&gt;[.$G105];1;0))" office:value-type="float" office:value="0" calcext:value-type="float">
            <text:p>0</text:p>
          </table:table-cell>
          <table:table-cell table:style-name="ce77" table:formula="of:=IF([.$G105]+[.$I105]=0;;IF([.$I105]&lt;[.$G105];IF([.$G105]&amp;&quot;-&quot;&amp;[.$I105]=&quot;20-0&quot;;1;0);0))" office:value-type="float" office:value="0" calcext:value-type="float">
            <text:p>0</text:p>
          </table:table-cell>
          <table:table-cell table:style-name="ce77" table:formula="of:=IF([.$G105]+[.$I105]=0;;IF([.$I105]&lt;[.$G105];IF([.$G105]&amp;&quot;-&quot;&amp;[.$I105]&lt;&gt;&quot;20-0&quot;;1;0);0))" office:value-type="float" office:value="0" calcext:value-type="float">
            <text:p>0</text:p>
          </table:table-cell>
          <table:table-cell table:style-name="ce54" table:formula="of:=IF([.$G105]+[.$I105]=0;;[.$I105])" office:value-type="float" office:value="0" calcext:value-type="float">
            <text:p>0</text:p>
          </table:table-cell>
          <table:table-cell table:style-name="ce54" table:formula="of:=IF([.$G105]+[.$I105]=0;;[.$G105])" office:value-type="float" office:value="0" calcext:value-type="float">
            <text:p>0</text:p>
          </table:table-cell>
          <table:table-cell table:style-name="ce70" table:formula="of:=IF([.$G105]+[.$I105]=0;;[.$I105]-[.$G105])" office:value-type="float" office:value="0" calcext:value-type="float">
            <text:p>+0</text:p>
          </table:table-cell>
          <table:table-cell table:style-name="ce77" table:formula="of:=IF([.$G105]+[.$I105]=0;&quot;(Vincente)&quot;;IF([.$G105]&gt;[.$I105];[.$B105];[.$C105]))" office:value-type="string" office:string-value="(Vincente)" calcext:value-type="string">
            <text:p>(Vincente)</text:p>
          </table:table-cell>
          <table:table-cell table:style-name="ce77" table:formula="of:=IF([.$G105]+[.$I105]=0;&quot;(Perdente)&quot;;IF([.$G105]&lt;[.$I105];[.$B105];[.$C10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6]=&quot;&quot;;&quot;&quot;;HYPERLINK(VLOOKUP([.B10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4" calcext:value-type="float" table:number-columns-spanned="1" table:number-rows-spanned="2">
            <text:p>4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07]=&quot;&quot;;&quot;&quot;;TEXT([.E10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07]=&quot;&quot;;&quot;(Squadra A)&quot;;[.$B107])" office:value-type="string" office:string-value="(Squadra A)" calcext:value-type="string">
            <text:p>(Squadra A)</text:p>
          </table:table-cell>
          <table:table-cell table:style-name="ce54" table:formula="of:=IF([.$G107]+[.$I107]=0;;IF([.$G107]&gt;[.$I107];1;0))" office:value-type="float" office:value="0" calcext:value-type="float">
            <text:p>0</text:p>
          </table:table-cell>
          <table:table-cell table:style-name="ce77" table:formula="of:=IF([.$G107]+[.$I107]=0;;IF([.$G107]&lt;[.$I107];IF([.$G107]&amp;&quot;-&quot;&amp;[.$I107]=&quot;0-20&quot;;1;0);0))" office:value-type="float" office:value="0" calcext:value-type="float">
            <text:p>0</text:p>
          </table:table-cell>
          <table:table-cell table:style-name="ce77" table:formula="of:=IF([.$G107]+[.$I107]=0;;IF([.$G107]&lt;[.$I107];IF([.$G107]&amp;&quot;-&quot;&amp;[.$I107]&lt;&gt;&quot;0-20&quot;;1;0);0))" office:value-type="float" office:value="0" calcext:value-type="float">
            <text:p>0</text:p>
          </table:table-cell>
          <table:table-cell table:style-name="ce54" table:formula="of:=IF([.$G107]+[.$I107]=0;;[.$G107])" office:value-type="float" office:value="0" calcext:value-type="float">
            <text:p>0</text:p>
          </table:table-cell>
          <table:table-cell table:style-name="ce54" table:formula="of:=IF([.$G107]+[.$I107]=0;;[.$I107])" office:value-type="float" office:value="0" calcext:value-type="float">
            <text:p>0</text:p>
          </table:table-cell>
          <table:table-cell table:style-name="ce70" table:formula="of:=IF([.$G107]+[.$I107]=0;;[.$G107]-[.$I107])" office:value-type="float" office:value="0" calcext:value-type="float">
            <text:p>+0</text:p>
          </table:table-cell>
          <table:table-cell table:style-name="ce63" table:formula="of:=IF([.$C107]=&quot;&quot;;&quot;(Squadra B)&quot;;[.$C107])" office:value-type="string" office:string-value="(Squadra B)" calcext:value-type="string">
            <text:p>(Squadra B)</text:p>
          </table:table-cell>
          <table:table-cell table:style-name="ce54" table:formula="of:=IF([.$G107]+[.$I107]=0;;IF([.$I107]&gt;[.$G107];1;0))" office:value-type="float" office:value="0" calcext:value-type="float">
            <text:p>0</text:p>
          </table:table-cell>
          <table:table-cell table:style-name="ce77" table:formula="of:=IF([.$G107]+[.$I107]=0;;IF([.$I107]&lt;[.$G107];IF([.$G107]&amp;&quot;-&quot;&amp;[.$I107]=&quot;20-0&quot;;1;0);0))" office:value-type="float" office:value="0" calcext:value-type="float">
            <text:p>0</text:p>
          </table:table-cell>
          <table:table-cell table:style-name="ce77" table:formula="of:=IF([.$G107]+[.$I107]=0;;IF([.$I107]&lt;[.$G107];IF([.$G107]&amp;&quot;-&quot;&amp;[.$I107]&lt;&gt;&quot;20-0&quot;;1;0);0))" office:value-type="float" office:value="0" calcext:value-type="float">
            <text:p>0</text:p>
          </table:table-cell>
          <table:table-cell table:style-name="ce54" table:formula="of:=IF([.$G107]+[.$I107]=0;;[.$I107])" office:value-type="float" office:value="0" calcext:value-type="float">
            <text:p>0</text:p>
          </table:table-cell>
          <table:table-cell table:style-name="ce54" table:formula="of:=IF([.$G107]+[.$I107]=0;;[.$G107])" office:value-type="float" office:value="0" calcext:value-type="float">
            <text:p>0</text:p>
          </table:table-cell>
          <table:table-cell table:style-name="ce70" table:formula="of:=IF([.$G107]+[.$I107]=0;;[.$I107]-[.$G107])" office:value-type="float" office:value="0" calcext:value-type="float">
            <text:p>+0</text:p>
          </table:table-cell>
          <table:table-cell table:style-name="ce77" table:formula="of:=IF([.$G107]+[.$I107]=0;&quot;(Vincente)&quot;;IF([.$G107]&gt;[.$I107];[.$B107];[.$C107]))" office:value-type="string" office:string-value="(Vincente)" calcext:value-type="string">
            <text:p>(Vincente)</text:p>
          </table:table-cell>
          <table:table-cell table:style-name="ce77" table:formula="of:=IF([.$G107]+[.$I107]=0;&quot;(Perdente)&quot;;IF([.$G107]&lt;[.$I107];[.$B107];[.$C10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8]=&quot;&quot;;&quot;&quot;;HYPERLINK(VLOOKUP([.B10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5" calcext:value-type="float" table:number-columns-spanned="1" table:number-rows-spanned="2">
            <text:p>4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09]=&quot;&quot;;&quot;&quot;;TEXT([.E10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09]=&quot;&quot;;&quot;(Squadra A)&quot;;[.$B109])" office:value-type="string" office:string-value="(Squadra A)" calcext:value-type="string">
            <text:p>(Squadra A)</text:p>
          </table:table-cell>
          <table:table-cell table:style-name="ce54" table:formula="of:=IF([.$G109]+[.$I109]=0;;IF([.$G109]&gt;[.$I109];1;0))" office:value-type="float" office:value="0" calcext:value-type="float">
            <text:p>0</text:p>
          </table:table-cell>
          <table:table-cell table:style-name="ce77" table:formula="of:=IF([.$G109]+[.$I109]=0;;IF([.$G109]&lt;[.$I109];IF([.$G109]&amp;&quot;-&quot;&amp;[.$I109]=&quot;0-20&quot;;1;0);0))" office:value-type="float" office:value="0" calcext:value-type="float">
            <text:p>0</text:p>
          </table:table-cell>
          <table:table-cell table:style-name="ce77" table:formula="of:=IF([.$G109]+[.$I109]=0;;IF([.$G109]&lt;[.$I109];IF([.$G109]&amp;&quot;-&quot;&amp;[.$I109]&lt;&gt;&quot;0-20&quot;;1;0);0))" office:value-type="float" office:value="0" calcext:value-type="float">
            <text:p>0</text:p>
          </table:table-cell>
          <table:table-cell table:style-name="ce54" table:formula="of:=IF([.$G109]+[.$I109]=0;;[.$G109])" office:value-type="float" office:value="0" calcext:value-type="float">
            <text:p>0</text:p>
          </table:table-cell>
          <table:table-cell table:style-name="ce54" table:formula="of:=IF([.$G109]+[.$I109]=0;;[.$I109])" office:value-type="float" office:value="0" calcext:value-type="float">
            <text:p>0</text:p>
          </table:table-cell>
          <table:table-cell table:style-name="ce70" table:formula="of:=IF([.$G109]+[.$I109]=0;;[.$G109]-[.$I109])" office:value-type="float" office:value="0" calcext:value-type="float">
            <text:p>+0</text:p>
          </table:table-cell>
          <table:table-cell table:style-name="ce63" table:formula="of:=IF([.$C109]=&quot;&quot;;&quot;(Squadra B)&quot;;[.$C109])" office:value-type="string" office:string-value="(Squadra B)" calcext:value-type="string">
            <text:p>(Squadra B)</text:p>
          </table:table-cell>
          <table:table-cell table:style-name="ce54" table:formula="of:=IF([.$G109]+[.$I109]=0;;IF([.$I109]&gt;[.$G109];1;0))" office:value-type="float" office:value="0" calcext:value-type="float">
            <text:p>0</text:p>
          </table:table-cell>
          <table:table-cell table:style-name="ce77" table:formula="of:=IF([.$G109]+[.$I109]=0;;IF([.$I109]&lt;[.$G109];IF([.$G109]&amp;&quot;-&quot;&amp;[.$I109]=&quot;20-0&quot;;1;0);0))" office:value-type="float" office:value="0" calcext:value-type="float">
            <text:p>0</text:p>
          </table:table-cell>
          <table:table-cell table:style-name="ce77" table:formula="of:=IF([.$G109]+[.$I109]=0;;IF([.$I109]&lt;[.$G109];IF([.$G109]&amp;&quot;-&quot;&amp;[.$I109]&lt;&gt;&quot;20-0&quot;;1;0);0))" office:value-type="float" office:value="0" calcext:value-type="float">
            <text:p>0</text:p>
          </table:table-cell>
          <table:table-cell table:style-name="ce54" table:formula="of:=IF([.$G109]+[.$I109]=0;;[.$I109])" office:value-type="float" office:value="0" calcext:value-type="float">
            <text:p>0</text:p>
          </table:table-cell>
          <table:table-cell table:style-name="ce54" table:formula="of:=IF([.$G109]+[.$I109]=0;;[.$G109])" office:value-type="float" office:value="0" calcext:value-type="float">
            <text:p>0</text:p>
          </table:table-cell>
          <table:table-cell table:style-name="ce70" table:formula="of:=IF([.$G109]+[.$I109]=0;;[.$I109]-[.$G109])" office:value-type="float" office:value="0" calcext:value-type="float">
            <text:p>+0</text:p>
          </table:table-cell>
          <table:table-cell table:style-name="ce77" table:formula="of:=IF([.$G109]+[.$I109]=0;&quot;(Vincente)&quot;;IF([.$G109]&gt;[.$I109];[.$B109];[.$C109]))" office:value-type="string" office:string-value="(Vincente)" calcext:value-type="string">
            <text:p>(Vincente)</text:p>
          </table:table-cell>
          <table:table-cell table:style-name="ce77" table:formula="of:=IF([.$G109]+[.$I109]=0;&quot;(Perdente)&quot;;IF([.$G109]&lt;[.$I109];[.$B109];[.$C10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0]=&quot;&quot;;&quot;&quot;;HYPERLINK(VLOOKUP([.B1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87" table:formula="of:=IF(ISNUMBER([.A112]);ROMAN([.A112])&amp;&quot; GIORNATA&quot;;COM.MICROSOFT.SWITCH([.A112];&quot;1-2&quot;;&quot;FINALE 1°-2° POSTO&quot;;&quot;3-4&quot;;&quot;FINALE 3°-4° POSTO&quot;;&quot;1-4&quot;;&quot;SEMIFINALI 1°-4° POSTO&quot;;&quot;1-8&quot;;&quot;QUARTI DI FINALE 1°-8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6" calcext:value-type="float" table:number-columns-spanned="1" table:number-rows-spanned="2">
            <text:p>4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14]=&quot;&quot;;&quot;&quot;;TEXT([.E11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14]=&quot;&quot;;&quot;(Squadra A)&quot;;[.$B114])" office:value-type="string" office:string-value="(Squadra A)" calcext:value-type="string">
            <text:p>(Squadra A)</text:p>
          </table:table-cell>
          <table:table-cell table:style-name="ce54" table:formula="of:=IF([.$G114]+[.$I114]=0;;IF([.$G114]&gt;[.$I114];1;0))" office:value-type="float" office:value="0" calcext:value-type="float">
            <text:p>0</text:p>
          </table:table-cell>
          <table:table-cell table:style-name="ce77" table:formula="of:=IF([.$G114]+[.$I114]=0;;IF([.$G114]&lt;[.$I114];IF([.$G114]&amp;&quot;-&quot;&amp;[.$I114]=&quot;0-20&quot;;1;0);0))" office:value-type="float" office:value="0" calcext:value-type="float">
            <text:p>0</text:p>
          </table:table-cell>
          <table:table-cell table:style-name="ce77" table:formula="of:=IF([.$G114]+[.$I114]=0;;IF([.$G114]&lt;[.$I114];IF([.$G114]&amp;&quot;-&quot;&amp;[.$I114]&lt;&gt;&quot;0-20&quot;;1;0);0))" office:value-type="float" office:value="0" calcext:value-type="float">
            <text:p>0</text:p>
          </table:table-cell>
          <table:table-cell table:style-name="ce54" table:formula="of:=IF([.$G114]+[.$I114]=0;;[.$G114])" office:value-type="float" office:value="0" calcext:value-type="float">
            <text:p>0</text:p>
          </table:table-cell>
          <table:table-cell table:style-name="ce54" table:formula="of:=IF([.$G114]+[.$I114]=0;;[.$I114])" office:value-type="float" office:value="0" calcext:value-type="float">
            <text:p>0</text:p>
          </table:table-cell>
          <table:table-cell table:style-name="ce70" table:formula="of:=IF([.$G114]+[.$I114]=0;;[.$G114]-[.$I114])" office:value-type="float" office:value="0" calcext:value-type="float">
            <text:p>+0</text:p>
          </table:table-cell>
          <table:table-cell table:style-name="ce63" table:formula="of:=IF([.$C114]=&quot;&quot;;&quot;(Squadra B)&quot;;[.$C114])" office:value-type="string" office:string-value="(Squadra B)" calcext:value-type="string">
            <text:p>(Squadra B)</text:p>
          </table:table-cell>
          <table:table-cell table:style-name="ce54" table:formula="of:=IF([.$G114]+[.$I114]=0;;IF([.$I114]&gt;[.$G114];1;0))" office:value-type="float" office:value="0" calcext:value-type="float">
            <text:p>0</text:p>
          </table:table-cell>
          <table:table-cell table:style-name="ce77" table:formula="of:=IF([.$G114]+[.$I114]=0;;IF([.$I114]&lt;[.$G114];IF([.$G114]&amp;&quot;-&quot;&amp;[.$I114]=&quot;20-0&quot;;1;0);0))" office:value-type="float" office:value="0" calcext:value-type="float">
            <text:p>0</text:p>
          </table:table-cell>
          <table:table-cell table:style-name="ce77" table:formula="of:=IF([.$G114]+[.$I114]=0;;IF([.$I114]&lt;[.$G114];IF([.$G114]&amp;&quot;-&quot;&amp;[.$I114]&lt;&gt;&quot;20-0&quot;;1;0);0))" office:value-type="float" office:value="0" calcext:value-type="float">
            <text:p>0</text:p>
          </table:table-cell>
          <table:table-cell table:style-name="ce54" table:formula="of:=IF([.$G114]+[.$I114]=0;;[.$I114])" office:value-type="float" office:value="0" calcext:value-type="float">
            <text:p>0</text:p>
          </table:table-cell>
          <table:table-cell table:style-name="ce54" table:formula="of:=IF([.$G114]+[.$I114]=0;;[.$G114])" office:value-type="float" office:value="0" calcext:value-type="float">
            <text:p>0</text:p>
          </table:table-cell>
          <table:table-cell table:style-name="ce70" table:formula="of:=IF([.$G114]+[.$I114]=0;;[.$I114]-[.$G114])" office:value-type="float" office:value="0" calcext:value-type="float">
            <text:p>+0</text:p>
          </table:table-cell>
          <table:table-cell table:style-name="ce77" table:formula="of:=IF([.$G114]+[.$I114]=0;&quot;(Vincente)&quot;;IF([.$G114]&gt;[.$I114];[.$B114];[.$C114]))" office:value-type="string" office:string-value="(Vincente)" calcext:value-type="string">
            <text:p>(Vincente)</text:p>
          </table:table-cell>
          <table:table-cell table:style-name="ce77" table:formula="of:=IF([.$G114]+[.$I114]=0;&quot;(Perdente)&quot;;IF([.$G114]&lt;[.$I114];[.$B114];[.$C1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5]=&quot;&quot;;&quot;&quot;;HYPERLINK(VLOOKUP([.B1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7" calcext:value-type="float" table:number-columns-spanned="1" table:number-rows-spanned="2">
            <text:p>4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16]=&quot;&quot;;&quot;&quot;;TEXT([.E11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16]=&quot;&quot;;&quot;(Squadra A)&quot;;[.$B116])" office:value-type="string" office:string-value="(Squadra A)" calcext:value-type="string">
            <text:p>(Squadra A)</text:p>
          </table:table-cell>
          <table:table-cell table:style-name="ce54" table:formula="of:=IF([.$G116]+[.$I116]=0;;IF([.$G116]&gt;[.$I116];1;0))" office:value-type="float" office:value="0" calcext:value-type="float">
            <text:p>0</text:p>
          </table:table-cell>
          <table:table-cell table:style-name="ce77" table:formula="of:=IF([.$G116]+[.$I116]=0;;IF([.$G116]&lt;[.$I116];IF([.$G116]&amp;&quot;-&quot;&amp;[.$I116]=&quot;0-20&quot;;1;0);0))" office:value-type="float" office:value="0" calcext:value-type="float">
            <text:p>0</text:p>
          </table:table-cell>
          <table:table-cell table:style-name="ce77" table:formula="of:=IF([.$G116]+[.$I116]=0;;IF([.$G116]&lt;[.$I116];IF([.$G116]&amp;&quot;-&quot;&amp;[.$I116]&lt;&gt;&quot;0-20&quot;;1;0);0))" office:value-type="float" office:value="0" calcext:value-type="float">
            <text:p>0</text:p>
          </table:table-cell>
          <table:table-cell table:style-name="ce54" table:formula="of:=IF([.$G116]+[.$I116]=0;;[.$G116])" office:value-type="float" office:value="0" calcext:value-type="float">
            <text:p>0</text:p>
          </table:table-cell>
          <table:table-cell table:style-name="ce54" table:formula="of:=IF([.$G116]+[.$I116]=0;;[.$I116])" office:value-type="float" office:value="0" calcext:value-type="float">
            <text:p>0</text:p>
          </table:table-cell>
          <table:table-cell table:style-name="ce70" table:formula="of:=IF([.$G116]+[.$I116]=0;;[.$G116]-[.$I116])" office:value-type="float" office:value="0" calcext:value-type="float">
            <text:p>+0</text:p>
          </table:table-cell>
          <table:table-cell table:style-name="ce63" table:formula="of:=IF([.$C116]=&quot;&quot;;&quot;(Squadra B)&quot;;[.$C116])" office:value-type="string" office:string-value="(Squadra B)" calcext:value-type="string">
            <text:p>(Squadra B)</text:p>
          </table:table-cell>
          <table:table-cell table:style-name="ce54" table:formula="of:=IF([.$G116]+[.$I116]=0;;IF([.$I116]&gt;[.$G116];1;0))" office:value-type="float" office:value="0" calcext:value-type="float">
            <text:p>0</text:p>
          </table:table-cell>
          <table:table-cell table:style-name="ce77" table:formula="of:=IF([.$G116]+[.$I116]=0;;IF([.$I116]&lt;[.$G116];IF([.$G116]&amp;&quot;-&quot;&amp;[.$I116]=&quot;20-0&quot;;1;0);0))" office:value-type="float" office:value="0" calcext:value-type="float">
            <text:p>0</text:p>
          </table:table-cell>
          <table:table-cell table:style-name="ce77" table:formula="of:=IF([.$G116]+[.$I116]=0;;IF([.$I116]&lt;[.$G116];IF([.$G116]&amp;&quot;-&quot;&amp;[.$I116]&lt;&gt;&quot;20-0&quot;;1;0);0))" office:value-type="float" office:value="0" calcext:value-type="float">
            <text:p>0</text:p>
          </table:table-cell>
          <table:table-cell table:style-name="ce54" table:formula="of:=IF([.$G116]+[.$I116]=0;;[.$I116])" office:value-type="float" office:value="0" calcext:value-type="float">
            <text:p>0</text:p>
          </table:table-cell>
          <table:table-cell table:style-name="ce54" table:formula="of:=IF([.$G116]+[.$I116]=0;;[.$G116])" office:value-type="float" office:value="0" calcext:value-type="float">
            <text:p>0</text:p>
          </table:table-cell>
          <table:table-cell table:style-name="ce70" table:formula="of:=IF([.$G116]+[.$I116]=0;;[.$I116]-[.$G116])" office:value-type="float" office:value="0" calcext:value-type="float">
            <text:p>+0</text:p>
          </table:table-cell>
          <table:table-cell table:style-name="ce77" table:formula="of:=IF([.$G116]+[.$I116]=0;&quot;(Vincente)&quot;;IF([.$G116]&gt;[.$I116];[.$B116];[.$C116]))" office:value-type="string" office:string-value="(Vincente)" calcext:value-type="string">
            <text:p>(Vincente)</text:p>
          </table:table-cell>
          <table:table-cell table:style-name="ce77" table:formula="of:=IF([.$G116]+[.$I116]=0;&quot;(Perdente)&quot;;IF([.$G116]&lt;[.$I116];[.$B116];[.$C11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7]=&quot;&quot;;&quot;&quot;;HYPERLINK(VLOOKUP([.B11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8" calcext:value-type="float" table:number-columns-spanned="1" table:number-rows-spanned="2">
            <text:p>4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18]=&quot;&quot;;&quot;&quot;;TEXT([.E11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18]=&quot;&quot;;&quot;(Squadra A)&quot;;[.$B118])" office:value-type="string" office:string-value="(Squadra A)" calcext:value-type="string">
            <text:p>(Squadra A)</text:p>
          </table:table-cell>
          <table:table-cell table:style-name="ce54" table:formula="of:=IF([.$G118]+[.$I118]=0;;IF([.$G118]&gt;[.$I118];1;0))" office:value-type="float" office:value="0" calcext:value-type="float">
            <text:p>0</text:p>
          </table:table-cell>
          <table:table-cell table:style-name="ce77" table:formula="of:=IF([.$G118]+[.$I118]=0;;IF([.$G118]&lt;[.$I118];IF([.$G118]&amp;&quot;-&quot;&amp;[.$I118]=&quot;0-20&quot;;1;0);0))" office:value-type="float" office:value="0" calcext:value-type="float">
            <text:p>0</text:p>
          </table:table-cell>
          <table:table-cell table:style-name="ce77" table:formula="of:=IF([.$G118]+[.$I118]=0;;IF([.$G118]&lt;[.$I118];IF([.$G118]&amp;&quot;-&quot;&amp;[.$I118]&lt;&gt;&quot;0-20&quot;;1;0);0))" office:value-type="float" office:value="0" calcext:value-type="float">
            <text:p>0</text:p>
          </table:table-cell>
          <table:table-cell table:style-name="ce54" table:formula="of:=IF([.$G118]+[.$I118]=0;;[.$G118])" office:value-type="float" office:value="0" calcext:value-type="float">
            <text:p>0</text:p>
          </table:table-cell>
          <table:table-cell table:style-name="ce54" table:formula="of:=IF([.$G118]+[.$I118]=0;;[.$I118])" office:value-type="float" office:value="0" calcext:value-type="float">
            <text:p>0</text:p>
          </table:table-cell>
          <table:table-cell table:style-name="ce70" table:formula="of:=IF([.$G118]+[.$I118]=0;;[.$G118]-[.$I118])" office:value-type="float" office:value="0" calcext:value-type="float">
            <text:p>+0</text:p>
          </table:table-cell>
          <table:table-cell table:style-name="ce63" table:formula="of:=IF([.$C118]=&quot;&quot;;&quot;(Squadra B)&quot;;[.$C118])" office:value-type="string" office:string-value="(Squadra B)" calcext:value-type="string">
            <text:p>(Squadra B)</text:p>
          </table:table-cell>
          <table:table-cell table:style-name="ce54" table:formula="of:=IF([.$G118]+[.$I118]=0;;IF([.$I118]&gt;[.$G118];1;0))" office:value-type="float" office:value="0" calcext:value-type="float">
            <text:p>0</text:p>
          </table:table-cell>
          <table:table-cell table:style-name="ce77" table:formula="of:=IF([.$G118]+[.$I118]=0;;IF([.$I118]&lt;[.$G118];IF([.$G118]&amp;&quot;-&quot;&amp;[.$I118]=&quot;20-0&quot;;1;0);0))" office:value-type="float" office:value="0" calcext:value-type="float">
            <text:p>0</text:p>
          </table:table-cell>
          <table:table-cell table:style-name="ce77" table:formula="of:=IF([.$G118]+[.$I118]=0;;IF([.$I118]&lt;[.$G118];IF([.$G118]&amp;&quot;-&quot;&amp;[.$I118]&lt;&gt;&quot;20-0&quot;;1;0);0))" office:value-type="float" office:value="0" calcext:value-type="float">
            <text:p>0</text:p>
          </table:table-cell>
          <table:table-cell table:style-name="ce54" table:formula="of:=IF([.$G118]+[.$I118]=0;;[.$I118])" office:value-type="float" office:value="0" calcext:value-type="float">
            <text:p>0</text:p>
          </table:table-cell>
          <table:table-cell table:style-name="ce54" table:formula="of:=IF([.$G118]+[.$I118]=0;;[.$G118])" office:value-type="float" office:value="0" calcext:value-type="float">
            <text:p>0</text:p>
          </table:table-cell>
          <table:table-cell table:style-name="ce70" table:formula="of:=IF([.$G118]+[.$I118]=0;;[.$I118]-[.$G118])" office:value-type="float" office:value="0" calcext:value-type="float">
            <text:p>+0</text:p>
          </table:table-cell>
          <table:table-cell table:style-name="ce77" table:formula="of:=IF([.$G118]+[.$I118]=0;&quot;(Vincente)&quot;;IF([.$G118]&gt;[.$I118];[.$B118];[.$C118]))" office:value-type="string" office:string-value="(Vincente)" calcext:value-type="string">
            <text:p>(Vincente)</text:p>
          </table:table-cell>
          <table:table-cell table:style-name="ce77" table:formula="of:=IF([.$G118]+[.$I118]=0;&quot;(Perdente)&quot;;IF([.$G118]&lt;[.$I118];[.$B118];[.$C11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9]=&quot;&quot;;&quot;&quot;;HYPERLINK(VLOOKUP([.B11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9" calcext:value-type="float" table:number-columns-spanned="1" table:number-rows-spanned="2">
            <text:p>4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20]=&quot;&quot;;&quot;&quot;;TEXT([.E12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20]=&quot;&quot;;&quot;(Squadra A)&quot;;[.$B120])" office:value-type="string" office:string-value="(Squadra A)" calcext:value-type="string">
            <text:p>(Squadra A)</text:p>
          </table:table-cell>
          <table:table-cell table:style-name="ce54" table:formula="of:=IF([.$G120]+[.$I120]=0;;IF([.$G120]&gt;[.$I120];1;0))" office:value-type="float" office:value="0" calcext:value-type="float">
            <text:p>0</text:p>
          </table:table-cell>
          <table:table-cell table:style-name="ce77" table:formula="of:=IF([.$G120]+[.$I120]=0;;IF([.$G120]&lt;[.$I120];IF([.$G120]&amp;&quot;-&quot;&amp;[.$I120]=&quot;0-20&quot;;1;0);0))" office:value-type="float" office:value="0" calcext:value-type="float">
            <text:p>0</text:p>
          </table:table-cell>
          <table:table-cell table:style-name="ce77" table:formula="of:=IF([.$G120]+[.$I120]=0;;IF([.$G120]&lt;[.$I120];IF([.$G120]&amp;&quot;-&quot;&amp;[.$I120]&lt;&gt;&quot;0-20&quot;;1;0);0))" office:value-type="float" office:value="0" calcext:value-type="float">
            <text:p>0</text:p>
          </table:table-cell>
          <table:table-cell table:style-name="ce54" table:formula="of:=IF([.$G120]+[.$I120]=0;;[.$G120])" office:value-type="float" office:value="0" calcext:value-type="float">
            <text:p>0</text:p>
          </table:table-cell>
          <table:table-cell table:style-name="ce54" table:formula="of:=IF([.$G120]+[.$I120]=0;;[.$I120])" office:value-type="float" office:value="0" calcext:value-type="float">
            <text:p>0</text:p>
          </table:table-cell>
          <table:table-cell table:style-name="ce70" table:formula="of:=IF([.$G120]+[.$I120]=0;;[.$G120]-[.$I120])" office:value-type="float" office:value="0" calcext:value-type="float">
            <text:p>+0</text:p>
          </table:table-cell>
          <table:table-cell table:style-name="ce63" table:formula="of:=IF([.$C120]=&quot;&quot;;&quot;(Squadra B)&quot;;[.$C120])" office:value-type="string" office:string-value="(Squadra B)" calcext:value-type="string">
            <text:p>(Squadra B)</text:p>
          </table:table-cell>
          <table:table-cell table:style-name="ce54" table:formula="of:=IF([.$G120]+[.$I120]=0;;IF([.$I120]&gt;[.$G120];1;0))" office:value-type="float" office:value="0" calcext:value-type="float">
            <text:p>0</text:p>
          </table:table-cell>
          <table:table-cell table:style-name="ce77" table:formula="of:=IF([.$G120]+[.$I120]=0;;IF([.$I120]&lt;[.$G120];IF([.$G120]&amp;&quot;-&quot;&amp;[.$I120]=&quot;20-0&quot;;1;0);0))" office:value-type="float" office:value="0" calcext:value-type="float">
            <text:p>0</text:p>
          </table:table-cell>
          <table:table-cell table:style-name="ce77" table:formula="of:=IF([.$G120]+[.$I120]=0;;IF([.$I120]&lt;[.$G120];IF([.$G120]&amp;&quot;-&quot;&amp;[.$I120]&lt;&gt;&quot;20-0&quot;;1;0);0))" office:value-type="float" office:value="0" calcext:value-type="float">
            <text:p>0</text:p>
          </table:table-cell>
          <table:table-cell table:style-name="ce54" table:formula="of:=IF([.$G120]+[.$I120]=0;;[.$I120])" office:value-type="float" office:value="0" calcext:value-type="float">
            <text:p>0</text:p>
          </table:table-cell>
          <table:table-cell table:style-name="ce54" table:formula="of:=IF([.$G120]+[.$I120]=0;;[.$G120])" office:value-type="float" office:value="0" calcext:value-type="float">
            <text:p>0</text:p>
          </table:table-cell>
          <table:table-cell table:style-name="ce70" table:formula="of:=IF([.$G120]+[.$I120]=0;;[.$I120]-[.$G120])" office:value-type="float" office:value="0" calcext:value-type="float">
            <text:p>+0</text:p>
          </table:table-cell>
          <table:table-cell table:style-name="ce77" table:formula="of:=IF([.$G120]+[.$I120]=0;&quot;(Vincente)&quot;;IF([.$G120]&gt;[.$I120];[.$B120];[.$C120]))" office:value-type="string" office:string-value="(Vincente)" calcext:value-type="string">
            <text:p>(Vincente)</text:p>
          </table:table-cell>
          <table:table-cell table:style-name="ce77" table:formula="of:=IF([.$G120]+[.$I120]=0;&quot;(Perdente)&quot;;IF([.$G120]&lt;[.$I120];[.$B120];[.$C1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1]=&quot;&quot;;&quot;&quot;;HYPERLINK(VLOOKUP([.B1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0" calcext:value-type="float" table:number-columns-spanned="1" table:number-rows-spanned="2">
            <text:p>5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22]=&quot;&quot;;&quot;&quot;;TEXT([.E12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22]=&quot;&quot;;&quot;(Squadra A)&quot;;[.$B122])" office:value-type="string" office:string-value="(Squadra A)" calcext:value-type="string">
            <text:p>(Squadra A)</text:p>
          </table:table-cell>
          <table:table-cell table:style-name="ce54" table:formula="of:=IF([.$G122]+[.$I122]=0;;IF([.$G122]&gt;[.$I122];1;0))" office:value-type="float" office:value="0" calcext:value-type="float">
            <text:p>0</text:p>
          </table:table-cell>
          <table:table-cell table:style-name="ce77" table:formula="of:=IF([.$G122]+[.$I122]=0;;IF([.$G122]&lt;[.$I122];IF([.$G122]&amp;&quot;-&quot;&amp;[.$I122]=&quot;0-20&quot;;1;0);0))" office:value-type="float" office:value="0" calcext:value-type="float">
            <text:p>0</text:p>
          </table:table-cell>
          <table:table-cell table:style-name="ce77" table:formula="of:=IF([.$G122]+[.$I122]=0;;IF([.$G122]&lt;[.$I122];IF([.$G122]&amp;&quot;-&quot;&amp;[.$I122]&lt;&gt;&quot;0-20&quot;;1;0);0))" office:value-type="float" office:value="0" calcext:value-type="float">
            <text:p>0</text:p>
          </table:table-cell>
          <table:table-cell table:style-name="ce54" table:formula="of:=IF([.$G122]+[.$I122]=0;;[.$G122])" office:value-type="float" office:value="0" calcext:value-type="float">
            <text:p>0</text:p>
          </table:table-cell>
          <table:table-cell table:style-name="ce54" table:formula="of:=IF([.$G122]+[.$I122]=0;;[.$I122])" office:value-type="float" office:value="0" calcext:value-type="float">
            <text:p>0</text:p>
          </table:table-cell>
          <table:table-cell table:style-name="ce70" table:formula="of:=IF([.$G122]+[.$I122]=0;;[.$G122]-[.$I122])" office:value-type="float" office:value="0" calcext:value-type="float">
            <text:p>+0</text:p>
          </table:table-cell>
          <table:table-cell table:style-name="ce63" table:formula="of:=IF([.$C122]=&quot;&quot;;&quot;(Squadra B)&quot;;[.$C122])" office:value-type="string" office:string-value="(Squadra B)" calcext:value-type="string">
            <text:p>(Squadra B)</text:p>
          </table:table-cell>
          <table:table-cell table:style-name="ce54" table:formula="of:=IF([.$G122]+[.$I122]=0;;IF([.$I122]&gt;[.$G122];1;0))" office:value-type="float" office:value="0" calcext:value-type="float">
            <text:p>0</text:p>
          </table:table-cell>
          <table:table-cell table:style-name="ce77" table:formula="of:=IF([.$G122]+[.$I122]=0;;IF([.$I122]&lt;[.$G122];IF([.$G122]&amp;&quot;-&quot;&amp;[.$I122]=&quot;20-0&quot;;1;0);0))" office:value-type="float" office:value="0" calcext:value-type="float">
            <text:p>0</text:p>
          </table:table-cell>
          <table:table-cell table:style-name="ce77" table:formula="of:=IF([.$G122]+[.$I122]=0;;IF([.$I122]&lt;[.$G122];IF([.$G122]&amp;&quot;-&quot;&amp;[.$I122]&lt;&gt;&quot;20-0&quot;;1;0);0))" office:value-type="float" office:value="0" calcext:value-type="float">
            <text:p>0</text:p>
          </table:table-cell>
          <table:table-cell table:style-name="ce54" table:formula="of:=IF([.$G122]+[.$I122]=0;;[.$I122])" office:value-type="float" office:value="0" calcext:value-type="float">
            <text:p>0</text:p>
          </table:table-cell>
          <table:table-cell table:style-name="ce54" table:formula="of:=IF([.$G122]+[.$I122]=0;;[.$G122])" office:value-type="float" office:value="0" calcext:value-type="float">
            <text:p>0</text:p>
          </table:table-cell>
          <table:table-cell table:style-name="ce70" table:formula="of:=IF([.$G122]+[.$I122]=0;;[.$I122]-[.$G122])" office:value-type="float" office:value="0" calcext:value-type="float">
            <text:p>+0</text:p>
          </table:table-cell>
          <table:table-cell table:style-name="ce77" table:formula="of:=IF([.$G122]+[.$I122]=0;&quot;(Vincente)&quot;;IF([.$G122]&gt;[.$I122];[.$B122];[.$C122]))" office:value-type="string" office:string-value="(Vincente)" calcext:value-type="string">
            <text:p>(Vincente)</text:p>
          </table:table-cell>
          <table:table-cell table:style-name="ce77" table:formula="of:=IF([.$G122]+[.$I122]=0;&quot;(Perdente)&quot;;IF([.$G122]&lt;[.$I122];[.$B122];[.$C1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3]=&quot;&quot;;&quot;&quot;;HYPERLINK(VLOOKUP([.B1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1" calcext:value-type="float" table:number-columns-spanned="1" table:number-rows-spanned="2">
            <text:p>5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24]=&quot;&quot;;&quot;&quot;;TEXT([.E12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24]=&quot;&quot;;&quot;(Squadra A)&quot;;[.$B124])" office:value-type="string" office:string-value="(Squadra A)" calcext:value-type="string">
            <text:p>(Squadra A)</text:p>
          </table:table-cell>
          <table:table-cell table:style-name="ce54" table:formula="of:=IF([.$G124]+[.$I124]=0;;IF([.$G124]&gt;[.$I124];1;0))" office:value-type="float" office:value="0" calcext:value-type="float">
            <text:p>0</text:p>
          </table:table-cell>
          <table:table-cell table:style-name="ce77" table:formula="of:=IF([.$G124]+[.$I124]=0;;IF([.$G124]&lt;[.$I124];IF([.$G124]&amp;&quot;-&quot;&amp;[.$I124]=&quot;0-20&quot;;1;0);0))" office:value-type="float" office:value="0" calcext:value-type="float">
            <text:p>0</text:p>
          </table:table-cell>
          <table:table-cell table:style-name="ce77" table:formula="of:=IF([.$G124]+[.$I124]=0;;IF([.$G124]&lt;[.$I124];IF([.$G124]&amp;&quot;-&quot;&amp;[.$I124]&lt;&gt;&quot;0-20&quot;;1;0);0))" office:value-type="float" office:value="0" calcext:value-type="float">
            <text:p>0</text:p>
          </table:table-cell>
          <table:table-cell table:style-name="ce54" table:formula="of:=IF([.$G124]+[.$I124]=0;;[.$G124])" office:value-type="float" office:value="0" calcext:value-type="float">
            <text:p>0</text:p>
          </table:table-cell>
          <table:table-cell table:style-name="ce54" table:formula="of:=IF([.$G124]+[.$I124]=0;;[.$I124])" office:value-type="float" office:value="0" calcext:value-type="float">
            <text:p>0</text:p>
          </table:table-cell>
          <table:table-cell table:style-name="ce70" table:formula="of:=IF([.$G124]+[.$I124]=0;;[.$G124]-[.$I124])" office:value-type="float" office:value="0" calcext:value-type="float">
            <text:p>+0</text:p>
          </table:table-cell>
          <table:table-cell table:style-name="ce63" table:formula="of:=IF([.$C124]=&quot;&quot;;&quot;(Squadra B)&quot;;[.$C124])" office:value-type="string" office:string-value="(Squadra B)" calcext:value-type="string">
            <text:p>(Squadra B)</text:p>
          </table:table-cell>
          <table:table-cell table:style-name="ce54" table:formula="of:=IF([.$G124]+[.$I124]=0;;IF([.$I124]&gt;[.$G124];1;0))" office:value-type="float" office:value="0" calcext:value-type="float">
            <text:p>0</text:p>
          </table:table-cell>
          <table:table-cell table:style-name="ce77" table:formula="of:=IF([.$G124]+[.$I124]=0;;IF([.$I124]&lt;[.$G124];IF([.$G124]&amp;&quot;-&quot;&amp;[.$I124]=&quot;20-0&quot;;1;0);0))" office:value-type="float" office:value="0" calcext:value-type="float">
            <text:p>0</text:p>
          </table:table-cell>
          <table:table-cell table:style-name="ce77" table:formula="of:=IF([.$G124]+[.$I124]=0;;IF([.$I124]&lt;[.$G124];IF([.$G124]&amp;&quot;-&quot;&amp;[.$I124]&lt;&gt;&quot;20-0&quot;;1;0);0))" office:value-type="float" office:value="0" calcext:value-type="float">
            <text:p>0</text:p>
          </table:table-cell>
          <table:table-cell table:style-name="ce54" table:formula="of:=IF([.$G124]+[.$I124]=0;;[.$I124])" office:value-type="float" office:value="0" calcext:value-type="float">
            <text:p>0</text:p>
          </table:table-cell>
          <table:table-cell table:style-name="ce54" table:formula="of:=IF([.$G124]+[.$I124]=0;;[.$G124])" office:value-type="float" office:value="0" calcext:value-type="float">
            <text:p>0</text:p>
          </table:table-cell>
          <table:table-cell table:style-name="ce70" table:formula="of:=IF([.$G124]+[.$I124]=0;;[.$I124]-[.$G124])" office:value-type="float" office:value="0" calcext:value-type="float">
            <text:p>+0</text:p>
          </table:table-cell>
          <table:table-cell table:style-name="ce77" table:formula="of:=IF([.$G124]+[.$I124]=0;&quot;(Vincente)&quot;;IF([.$G124]&gt;[.$I124];[.$B124];[.$C124]))" office:value-type="string" office:string-value="(Vincente)" calcext:value-type="string">
            <text:p>(Vincente)</text:p>
          </table:table-cell>
          <table:table-cell table:style-name="ce77" table:formula="of:=IF([.$G124]+[.$I124]=0;&quot;(Perdente)&quot;;IF([.$G124]&lt;[.$I124];[.$B124];[.$C12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5]=&quot;&quot;;&quot;&quot;;HYPERLINK(VLOOKUP([.B12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2" calcext:value-type="float" table:number-columns-spanned="1" table:number-rows-spanned="2">
            <text:p>5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26]=&quot;&quot;;&quot;&quot;;TEXT([.E12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26]=&quot;&quot;;&quot;(Squadra A)&quot;;[.$B126])" office:value-type="string" office:string-value="(Squadra A)" calcext:value-type="string">
            <text:p>(Squadra A)</text:p>
          </table:table-cell>
          <table:table-cell table:style-name="ce54" table:formula="of:=IF([.$G126]+[.$I126]=0;;IF([.$G126]&gt;[.$I126];1;0))" office:value-type="float" office:value="0" calcext:value-type="float">
            <text:p>0</text:p>
          </table:table-cell>
          <table:table-cell table:style-name="ce77" table:formula="of:=IF([.$G126]+[.$I126]=0;;IF([.$G126]&lt;[.$I126];IF([.$G126]&amp;&quot;-&quot;&amp;[.$I126]=&quot;0-20&quot;;1;0);0))" office:value-type="float" office:value="0" calcext:value-type="float">
            <text:p>0</text:p>
          </table:table-cell>
          <table:table-cell table:style-name="ce77" table:formula="of:=IF([.$G126]+[.$I126]=0;;IF([.$G126]&lt;[.$I126];IF([.$G126]&amp;&quot;-&quot;&amp;[.$I126]&lt;&gt;&quot;0-20&quot;;1;0);0))" office:value-type="float" office:value="0" calcext:value-type="float">
            <text:p>0</text:p>
          </table:table-cell>
          <table:table-cell table:style-name="ce54" table:formula="of:=IF([.$G126]+[.$I126]=0;;[.$G126])" office:value-type="float" office:value="0" calcext:value-type="float">
            <text:p>0</text:p>
          </table:table-cell>
          <table:table-cell table:style-name="ce54" table:formula="of:=IF([.$G126]+[.$I126]=0;;[.$I126])" office:value-type="float" office:value="0" calcext:value-type="float">
            <text:p>0</text:p>
          </table:table-cell>
          <table:table-cell table:style-name="ce70" table:formula="of:=IF([.$G126]+[.$I126]=0;;[.$G126]-[.$I126])" office:value-type="float" office:value="0" calcext:value-type="float">
            <text:p>+0</text:p>
          </table:table-cell>
          <table:table-cell table:style-name="ce63" table:formula="of:=IF([.$C126]=&quot;&quot;;&quot;(Squadra B)&quot;;[.$C126])" office:value-type="string" office:string-value="(Squadra B)" calcext:value-type="string">
            <text:p>(Squadra B)</text:p>
          </table:table-cell>
          <table:table-cell table:style-name="ce54" table:formula="of:=IF([.$G126]+[.$I126]=0;;IF([.$I126]&gt;[.$G126];1;0))" office:value-type="float" office:value="0" calcext:value-type="float">
            <text:p>0</text:p>
          </table:table-cell>
          <table:table-cell table:style-name="ce77" table:formula="of:=IF([.$G126]+[.$I126]=0;;IF([.$I126]&lt;[.$G126];IF([.$G126]&amp;&quot;-&quot;&amp;[.$I126]=&quot;20-0&quot;;1;0);0))" office:value-type="float" office:value="0" calcext:value-type="float">
            <text:p>0</text:p>
          </table:table-cell>
          <table:table-cell table:style-name="ce77" table:formula="of:=IF([.$G126]+[.$I126]=0;;IF([.$I126]&lt;[.$G126];IF([.$G126]&amp;&quot;-&quot;&amp;[.$I126]&lt;&gt;&quot;20-0&quot;;1;0);0))" office:value-type="float" office:value="0" calcext:value-type="float">
            <text:p>0</text:p>
          </table:table-cell>
          <table:table-cell table:style-name="ce54" table:formula="of:=IF([.$G126]+[.$I126]=0;;[.$I126])" office:value-type="float" office:value="0" calcext:value-type="float">
            <text:p>0</text:p>
          </table:table-cell>
          <table:table-cell table:style-name="ce54" table:formula="of:=IF([.$G126]+[.$I126]=0;;[.$G126])" office:value-type="float" office:value="0" calcext:value-type="float">
            <text:p>0</text:p>
          </table:table-cell>
          <table:table-cell table:style-name="ce70" table:formula="of:=IF([.$G126]+[.$I126]=0;;[.$I126]-[.$G126])" office:value-type="float" office:value="0" calcext:value-type="float">
            <text:p>+0</text:p>
          </table:table-cell>
          <table:table-cell table:style-name="ce77" table:formula="of:=IF([.$G126]+[.$I126]=0;&quot;(Vincente)&quot;;IF([.$G126]&gt;[.$I126];[.$B126];[.$C126]))" office:value-type="string" office:string-value="(Vincente)" calcext:value-type="string">
            <text:p>(Vincente)</text:p>
          </table:table-cell>
          <table:table-cell table:style-name="ce77" table:formula="of:=IF([.$G126]+[.$I126]=0;&quot;(Perdente)&quot;;IF([.$G126]&lt;[.$I126];[.$B126];[.$C1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7]=&quot;&quot;;&quot;&quot;;HYPERLINK(VLOOKUP([.B1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3" calcext:value-type="float" table:number-columns-spanned="1" table:number-rows-spanned="2">
            <text:p>5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28]=&quot;&quot;;&quot;&quot;;TEXT([.E12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28]=&quot;&quot;;&quot;(Squadra A)&quot;;[.$B128])" office:value-type="string" office:string-value="(Squadra A)" calcext:value-type="string">
            <text:p>(Squadra A)</text:p>
          </table:table-cell>
          <table:table-cell table:style-name="ce54" table:formula="of:=IF([.$G128]+[.$I128]=0;;IF([.$G128]&gt;[.$I128];1;0))" office:value-type="float" office:value="0" calcext:value-type="float">
            <text:p>0</text:p>
          </table:table-cell>
          <table:table-cell table:style-name="ce77" table:formula="of:=IF([.$G128]+[.$I128]=0;;IF([.$G128]&lt;[.$I128];IF([.$G128]&amp;&quot;-&quot;&amp;[.$I128]=&quot;0-20&quot;;1;0);0))" office:value-type="float" office:value="0" calcext:value-type="float">
            <text:p>0</text:p>
          </table:table-cell>
          <table:table-cell table:style-name="ce77" table:formula="of:=IF([.$G128]+[.$I128]=0;;IF([.$G128]&lt;[.$I128];IF([.$G128]&amp;&quot;-&quot;&amp;[.$I128]&lt;&gt;&quot;0-20&quot;;1;0);0))" office:value-type="float" office:value="0" calcext:value-type="float">
            <text:p>0</text:p>
          </table:table-cell>
          <table:table-cell table:style-name="ce54" table:formula="of:=IF([.$G128]+[.$I128]=0;;[.$G128])" office:value-type="float" office:value="0" calcext:value-type="float">
            <text:p>0</text:p>
          </table:table-cell>
          <table:table-cell table:style-name="ce54" table:formula="of:=IF([.$G128]+[.$I128]=0;;[.$I128])" office:value-type="float" office:value="0" calcext:value-type="float">
            <text:p>0</text:p>
          </table:table-cell>
          <table:table-cell table:style-name="ce70" table:formula="of:=IF([.$G128]+[.$I128]=0;;[.$G128]-[.$I128])" office:value-type="float" office:value="0" calcext:value-type="float">
            <text:p>+0</text:p>
          </table:table-cell>
          <table:table-cell table:style-name="ce63" table:formula="of:=IF([.$C128]=&quot;&quot;;&quot;(Squadra B)&quot;;[.$C128])" office:value-type="string" office:string-value="(Squadra B)" calcext:value-type="string">
            <text:p>(Squadra B)</text:p>
          </table:table-cell>
          <table:table-cell table:style-name="ce54" table:formula="of:=IF([.$G128]+[.$I128]=0;;IF([.$I128]&gt;[.$G128];1;0))" office:value-type="float" office:value="0" calcext:value-type="float">
            <text:p>0</text:p>
          </table:table-cell>
          <table:table-cell table:style-name="ce77" table:formula="of:=IF([.$G128]+[.$I128]=0;;IF([.$I128]&lt;[.$G128];IF([.$G128]&amp;&quot;-&quot;&amp;[.$I128]=&quot;20-0&quot;;1;0);0))" office:value-type="float" office:value="0" calcext:value-type="float">
            <text:p>0</text:p>
          </table:table-cell>
          <table:table-cell table:style-name="ce77" table:formula="of:=IF([.$G128]+[.$I128]=0;;IF([.$I128]&lt;[.$G128];IF([.$G128]&amp;&quot;-&quot;&amp;[.$I128]&lt;&gt;&quot;20-0&quot;;1;0);0))" office:value-type="float" office:value="0" calcext:value-type="float">
            <text:p>0</text:p>
          </table:table-cell>
          <table:table-cell table:style-name="ce54" table:formula="of:=IF([.$G128]+[.$I128]=0;;[.$I128])" office:value-type="float" office:value="0" calcext:value-type="float">
            <text:p>0</text:p>
          </table:table-cell>
          <table:table-cell table:style-name="ce54" table:formula="of:=IF([.$G128]+[.$I128]=0;;[.$G128])" office:value-type="float" office:value="0" calcext:value-type="float">
            <text:p>0</text:p>
          </table:table-cell>
          <table:table-cell table:style-name="ce70" table:formula="of:=IF([.$G128]+[.$I128]=0;;[.$I128]-[.$G128])" office:value-type="float" office:value="0" calcext:value-type="float">
            <text:p>+0</text:p>
          </table:table-cell>
          <table:table-cell table:style-name="ce77" table:formula="of:=IF([.$G128]+[.$I128]=0;&quot;(Vincente)&quot;;IF([.$G128]&gt;[.$I128];[.$B128];[.$C128]))" office:value-type="string" office:string-value="(Vincente)" calcext:value-type="string">
            <text:p>(Vincente)</text:p>
          </table:table-cell>
          <table:table-cell table:style-name="ce77" table:formula="of:=IF([.$G128]+[.$I128]=0;&quot;(Perdente)&quot;;IF([.$G128]&lt;[.$I128];[.$B128];[.$C12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9]=&quot;&quot;;&quot;&quot;;HYPERLINK(VLOOKUP([.B12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4" calcext:value-type="float" table:number-columns-spanned="1" table:number-rows-spanned="2">
            <text:p>5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30]=&quot;&quot;;&quot;&quot;;TEXT([.E13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30]=&quot;&quot;;&quot;(Squadra A)&quot;;[.$B130])" office:value-type="string" office:string-value="(Squadra A)" calcext:value-type="string">
            <text:p>(Squadra A)</text:p>
          </table:table-cell>
          <table:table-cell table:style-name="ce54" table:formula="of:=IF([.$G130]+[.$I130]=0;;IF([.$G130]&gt;[.$I130];1;0))" office:value-type="float" office:value="0" calcext:value-type="float">
            <text:p>0</text:p>
          </table:table-cell>
          <table:table-cell table:style-name="ce77" table:formula="of:=IF([.$G130]+[.$I130]=0;;IF([.$G130]&lt;[.$I130];IF([.$G130]&amp;&quot;-&quot;&amp;[.$I130]=&quot;0-20&quot;;1;0);0))" office:value-type="float" office:value="0" calcext:value-type="float">
            <text:p>0</text:p>
          </table:table-cell>
          <table:table-cell table:style-name="ce77" table:formula="of:=IF([.$G130]+[.$I130]=0;;IF([.$G130]&lt;[.$I130];IF([.$G130]&amp;&quot;-&quot;&amp;[.$I130]&lt;&gt;&quot;0-20&quot;;1;0);0))" office:value-type="float" office:value="0" calcext:value-type="float">
            <text:p>0</text:p>
          </table:table-cell>
          <table:table-cell table:style-name="ce54" table:formula="of:=IF([.$G130]+[.$I130]=0;;[.$G130])" office:value-type="float" office:value="0" calcext:value-type="float">
            <text:p>0</text:p>
          </table:table-cell>
          <table:table-cell table:style-name="ce54" table:formula="of:=IF([.$G130]+[.$I130]=0;;[.$I130])" office:value-type="float" office:value="0" calcext:value-type="float">
            <text:p>0</text:p>
          </table:table-cell>
          <table:table-cell table:style-name="ce70" table:formula="of:=IF([.$G130]+[.$I130]=0;;[.$G130]-[.$I130])" office:value-type="float" office:value="0" calcext:value-type="float">
            <text:p>+0</text:p>
          </table:table-cell>
          <table:table-cell table:style-name="ce63" table:formula="of:=IF([.$C130]=&quot;&quot;;&quot;(Squadra B)&quot;;[.$C130])" office:value-type="string" office:string-value="(Squadra B)" calcext:value-type="string">
            <text:p>(Squadra B)</text:p>
          </table:table-cell>
          <table:table-cell table:style-name="ce54" table:formula="of:=IF([.$G130]+[.$I130]=0;;IF([.$I130]&gt;[.$G130];1;0))" office:value-type="float" office:value="0" calcext:value-type="float">
            <text:p>0</text:p>
          </table:table-cell>
          <table:table-cell table:style-name="ce77" table:formula="of:=IF([.$G130]+[.$I130]=0;;IF([.$I130]&lt;[.$G130];IF([.$G130]&amp;&quot;-&quot;&amp;[.$I130]=&quot;20-0&quot;;1;0);0))" office:value-type="float" office:value="0" calcext:value-type="float">
            <text:p>0</text:p>
          </table:table-cell>
          <table:table-cell table:style-name="ce77" table:formula="of:=IF([.$G130]+[.$I130]=0;;IF([.$I130]&lt;[.$G130];IF([.$G130]&amp;&quot;-&quot;&amp;[.$I130]&lt;&gt;&quot;20-0&quot;;1;0);0))" office:value-type="float" office:value="0" calcext:value-type="float">
            <text:p>0</text:p>
          </table:table-cell>
          <table:table-cell table:style-name="ce54" table:formula="of:=IF([.$G130]+[.$I130]=0;;[.$I130])" office:value-type="float" office:value="0" calcext:value-type="float">
            <text:p>0</text:p>
          </table:table-cell>
          <table:table-cell table:style-name="ce54" table:formula="of:=IF([.$G130]+[.$I130]=0;;[.$G130])" office:value-type="float" office:value="0" calcext:value-type="float">
            <text:p>0</text:p>
          </table:table-cell>
          <table:table-cell table:style-name="ce70" table:formula="of:=IF([.$G130]+[.$I130]=0;;[.$I130]-[.$G130])" office:value-type="float" office:value="0" calcext:value-type="float">
            <text:p>+0</text:p>
          </table:table-cell>
          <table:table-cell table:style-name="ce77" table:formula="of:=IF([.$G130]+[.$I130]=0;&quot;(Vincente)&quot;;IF([.$G130]&gt;[.$I130];[.$B130];[.$C130]))" office:value-type="string" office:string-value="(Vincente)" calcext:value-type="string">
            <text:p>(Vincente)</text:p>
          </table:table-cell>
          <table:table-cell table:style-name="ce77" table:formula="of:=IF([.$G130]+[.$I130]=0;&quot;(Perdente)&quot;;IF([.$G130]&lt;[.$I130];[.$B130];[.$C1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1]=&quot;&quot;;&quot;&quot;;HYPERLINK(VLOOKUP([.B1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7" calcext:value-type="float">
            <text:p>7</text:p>
          </table:table-cell>
          <table:table-cell table:style-name="ce87" table:formula="of:=IF(ISNUMBER([.A133]);ROMAN([.A133])&amp;&quot; GIORNATA&quot;;COM.MICROSOFT.SWITCH([.A133];&quot;1-2&quot;;&quot;FINALE 1°-2° POSTO&quot;;&quot;3-4&quot;;&quot;FINALE 3°-4° POSTO&quot;;&quot;1-4&quot;;&quot;SEMIFINALI 1°-4° POSTO&quot;;&quot;1-8&quot;;&quot;QUARTI DI FINALE 1°-8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5" calcext:value-type="float" table:number-columns-spanned="1" table:number-rows-spanned="2">
            <text:p>5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35]=&quot;&quot;;&quot;&quot;;TEXT([.E13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35]=&quot;&quot;;&quot;(Squadra A)&quot;;[.$B135])" office:value-type="string" office:string-value="(Squadra A)" calcext:value-type="string">
            <text:p>(Squadra A)</text:p>
          </table:table-cell>
          <table:table-cell table:style-name="ce54" table:formula="of:=IF([.$G135]+[.$I135]=0;;IF([.$G135]&gt;[.$I135];1;0))" office:value-type="float" office:value="0" calcext:value-type="float">
            <text:p>0</text:p>
          </table:table-cell>
          <table:table-cell table:style-name="ce77" table:formula="of:=IF([.$G135]+[.$I135]=0;;IF([.$G135]&lt;[.$I135];IF([.$G135]&amp;&quot;-&quot;&amp;[.$I135]=&quot;0-20&quot;;1;0);0))" office:value-type="float" office:value="0" calcext:value-type="float">
            <text:p>0</text:p>
          </table:table-cell>
          <table:table-cell table:style-name="ce77" table:formula="of:=IF([.$G135]+[.$I135]=0;;IF([.$G135]&lt;[.$I135];IF([.$G135]&amp;&quot;-&quot;&amp;[.$I135]&lt;&gt;&quot;0-20&quot;;1;0);0))" office:value-type="float" office:value="0" calcext:value-type="float">
            <text:p>0</text:p>
          </table:table-cell>
          <table:table-cell table:style-name="ce54" table:formula="of:=IF([.$G135]+[.$I135]=0;;[.$G135])" office:value-type="float" office:value="0" calcext:value-type="float">
            <text:p>0</text:p>
          </table:table-cell>
          <table:table-cell table:style-name="ce54" table:formula="of:=IF([.$G135]+[.$I135]=0;;[.$I135])" office:value-type="float" office:value="0" calcext:value-type="float">
            <text:p>0</text:p>
          </table:table-cell>
          <table:table-cell table:style-name="ce70" table:formula="of:=IF([.$G135]+[.$I135]=0;;[.$G135]-[.$I135])" office:value-type="float" office:value="0" calcext:value-type="float">
            <text:p>+0</text:p>
          </table:table-cell>
          <table:table-cell table:style-name="ce63" table:formula="of:=IF([.$C135]=&quot;&quot;;&quot;(Squadra B)&quot;;[.$C135])" office:value-type="string" office:string-value="(Squadra B)" calcext:value-type="string">
            <text:p>(Squadra B)</text:p>
          </table:table-cell>
          <table:table-cell table:style-name="ce54" table:formula="of:=IF([.$G135]+[.$I135]=0;;IF([.$I135]&gt;[.$G135];1;0))" office:value-type="float" office:value="0" calcext:value-type="float">
            <text:p>0</text:p>
          </table:table-cell>
          <table:table-cell table:style-name="ce77" table:formula="of:=IF([.$G135]+[.$I135]=0;;IF([.$I135]&lt;[.$G135];IF([.$G135]&amp;&quot;-&quot;&amp;[.$I135]=&quot;20-0&quot;;1;0);0))" office:value-type="float" office:value="0" calcext:value-type="float">
            <text:p>0</text:p>
          </table:table-cell>
          <table:table-cell table:style-name="ce77" table:formula="of:=IF([.$G135]+[.$I135]=0;;IF([.$I135]&lt;[.$G135];IF([.$G135]&amp;&quot;-&quot;&amp;[.$I135]&lt;&gt;&quot;20-0&quot;;1;0);0))" office:value-type="float" office:value="0" calcext:value-type="float">
            <text:p>0</text:p>
          </table:table-cell>
          <table:table-cell table:style-name="ce54" table:formula="of:=IF([.$G135]+[.$I135]=0;;[.$I135])" office:value-type="float" office:value="0" calcext:value-type="float">
            <text:p>0</text:p>
          </table:table-cell>
          <table:table-cell table:style-name="ce54" table:formula="of:=IF([.$G135]+[.$I135]=0;;[.$G135])" office:value-type="float" office:value="0" calcext:value-type="float">
            <text:p>0</text:p>
          </table:table-cell>
          <table:table-cell table:style-name="ce70" table:formula="of:=IF([.$G135]+[.$I135]=0;;[.$I135]-[.$G135])" office:value-type="float" office:value="0" calcext:value-type="float">
            <text:p>+0</text:p>
          </table:table-cell>
          <table:table-cell table:style-name="ce77" table:formula="of:=IF([.$G135]+[.$I135]=0;&quot;(Vincente)&quot;;IF([.$G135]&gt;[.$I135];[.$B135];[.$C135]))" office:value-type="string" office:string-value="(Vincente)" calcext:value-type="string">
            <text:p>(Vincente)</text:p>
          </table:table-cell>
          <table:table-cell table:style-name="ce77" table:formula="of:=IF([.$G135]+[.$I135]=0;&quot;(Perdente)&quot;;IF([.$G135]&lt;[.$I135];[.$B135];[.$C13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6]=&quot;&quot;;&quot;&quot;;HYPERLINK(VLOOKUP([.B13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6" calcext:value-type="float" table:number-columns-spanned="1" table:number-rows-spanned="2">
            <text:p>5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37]=&quot;&quot;;&quot;&quot;;TEXT([.E13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37]=&quot;&quot;;&quot;(Squadra A)&quot;;[.$B137])" office:value-type="string" office:string-value="(Squadra A)" calcext:value-type="string">
            <text:p>(Squadra A)</text:p>
          </table:table-cell>
          <table:table-cell table:style-name="ce54" table:formula="of:=IF([.$G137]+[.$I137]=0;;IF([.$G137]&gt;[.$I137];1;0))" office:value-type="float" office:value="0" calcext:value-type="float">
            <text:p>0</text:p>
          </table:table-cell>
          <table:table-cell table:style-name="ce77" table:formula="of:=IF([.$G137]+[.$I137]=0;;IF([.$G137]&lt;[.$I137];IF([.$G137]&amp;&quot;-&quot;&amp;[.$I137]=&quot;0-20&quot;;1;0);0))" office:value-type="float" office:value="0" calcext:value-type="float">
            <text:p>0</text:p>
          </table:table-cell>
          <table:table-cell table:style-name="ce77" table:formula="of:=IF([.$G137]+[.$I137]=0;;IF([.$G137]&lt;[.$I137];IF([.$G137]&amp;&quot;-&quot;&amp;[.$I137]&lt;&gt;&quot;0-20&quot;;1;0);0))" office:value-type="float" office:value="0" calcext:value-type="float">
            <text:p>0</text:p>
          </table:table-cell>
          <table:table-cell table:style-name="ce54" table:formula="of:=IF([.$G137]+[.$I137]=0;;[.$G137])" office:value-type="float" office:value="0" calcext:value-type="float">
            <text:p>0</text:p>
          </table:table-cell>
          <table:table-cell table:style-name="ce54" table:formula="of:=IF([.$G137]+[.$I137]=0;;[.$I137])" office:value-type="float" office:value="0" calcext:value-type="float">
            <text:p>0</text:p>
          </table:table-cell>
          <table:table-cell table:style-name="ce70" table:formula="of:=IF([.$G137]+[.$I137]=0;;[.$G137]-[.$I137])" office:value-type="float" office:value="0" calcext:value-type="float">
            <text:p>+0</text:p>
          </table:table-cell>
          <table:table-cell table:style-name="ce63" table:formula="of:=IF([.$C137]=&quot;&quot;;&quot;(Squadra B)&quot;;[.$C137])" office:value-type="string" office:string-value="(Squadra B)" calcext:value-type="string">
            <text:p>(Squadra B)</text:p>
          </table:table-cell>
          <table:table-cell table:style-name="ce54" table:formula="of:=IF([.$G137]+[.$I137]=0;;IF([.$I137]&gt;[.$G137];1;0))" office:value-type="float" office:value="0" calcext:value-type="float">
            <text:p>0</text:p>
          </table:table-cell>
          <table:table-cell table:style-name="ce77" table:formula="of:=IF([.$G137]+[.$I137]=0;;IF([.$I137]&lt;[.$G137];IF([.$G137]&amp;&quot;-&quot;&amp;[.$I137]=&quot;20-0&quot;;1;0);0))" office:value-type="float" office:value="0" calcext:value-type="float">
            <text:p>0</text:p>
          </table:table-cell>
          <table:table-cell table:style-name="ce77" table:formula="of:=IF([.$G137]+[.$I137]=0;;IF([.$I137]&lt;[.$G137];IF([.$G137]&amp;&quot;-&quot;&amp;[.$I137]&lt;&gt;&quot;20-0&quot;;1;0);0))" office:value-type="float" office:value="0" calcext:value-type="float">
            <text:p>0</text:p>
          </table:table-cell>
          <table:table-cell table:style-name="ce54" table:formula="of:=IF([.$G137]+[.$I137]=0;;[.$I137])" office:value-type="float" office:value="0" calcext:value-type="float">
            <text:p>0</text:p>
          </table:table-cell>
          <table:table-cell table:style-name="ce54" table:formula="of:=IF([.$G137]+[.$I137]=0;;[.$G137])" office:value-type="float" office:value="0" calcext:value-type="float">
            <text:p>0</text:p>
          </table:table-cell>
          <table:table-cell table:style-name="ce70" table:formula="of:=IF([.$G137]+[.$I137]=0;;[.$I137]-[.$G137])" office:value-type="float" office:value="0" calcext:value-type="float">
            <text:p>+0</text:p>
          </table:table-cell>
          <table:table-cell table:style-name="ce77" table:formula="of:=IF([.$G137]+[.$I137]=0;&quot;(Vincente)&quot;;IF([.$G137]&gt;[.$I137];[.$B137];[.$C137]))" office:value-type="string" office:string-value="(Vincente)" calcext:value-type="string">
            <text:p>(Vincente)</text:p>
          </table:table-cell>
          <table:table-cell table:style-name="ce77" table:formula="of:=IF([.$G137]+[.$I137]=0;&quot;(Perdente)&quot;;IF([.$G137]&lt;[.$I137];[.$B137];[.$C13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8]=&quot;&quot;;&quot;&quot;;HYPERLINK(VLOOKUP([.B13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7" calcext:value-type="float" table:number-columns-spanned="1" table:number-rows-spanned="2">
            <text:p>5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39]=&quot;&quot;;&quot;&quot;;TEXT([.E13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39]=&quot;&quot;;&quot;(Squadra A)&quot;;[.$B139])" office:value-type="string" office:string-value="(Squadra A)" calcext:value-type="string">
            <text:p>(Squadra A)</text:p>
          </table:table-cell>
          <table:table-cell table:style-name="ce54" table:formula="of:=IF([.$G139]+[.$I139]=0;;IF([.$G139]&gt;[.$I139];1;0))" office:value-type="float" office:value="0" calcext:value-type="float">
            <text:p>0</text:p>
          </table:table-cell>
          <table:table-cell table:style-name="ce77" table:formula="of:=IF([.$G139]+[.$I139]=0;;IF([.$G139]&lt;[.$I139];IF([.$G139]&amp;&quot;-&quot;&amp;[.$I139]=&quot;0-20&quot;;1;0);0))" office:value-type="float" office:value="0" calcext:value-type="float">
            <text:p>0</text:p>
          </table:table-cell>
          <table:table-cell table:style-name="ce77" table:formula="of:=IF([.$G139]+[.$I139]=0;;IF([.$G139]&lt;[.$I139];IF([.$G139]&amp;&quot;-&quot;&amp;[.$I139]&lt;&gt;&quot;0-20&quot;;1;0);0))" office:value-type="float" office:value="0" calcext:value-type="float">
            <text:p>0</text:p>
          </table:table-cell>
          <table:table-cell table:style-name="ce54" table:formula="of:=IF([.$G139]+[.$I139]=0;;[.$G139])" office:value-type="float" office:value="0" calcext:value-type="float">
            <text:p>0</text:p>
          </table:table-cell>
          <table:table-cell table:style-name="ce54" table:formula="of:=IF([.$G139]+[.$I139]=0;;[.$I139])" office:value-type="float" office:value="0" calcext:value-type="float">
            <text:p>0</text:p>
          </table:table-cell>
          <table:table-cell table:style-name="ce70" table:formula="of:=IF([.$G139]+[.$I139]=0;;[.$G139]-[.$I139])" office:value-type="float" office:value="0" calcext:value-type="float">
            <text:p>+0</text:p>
          </table:table-cell>
          <table:table-cell table:style-name="ce63" table:formula="of:=IF([.$C139]=&quot;&quot;;&quot;(Squadra B)&quot;;[.$C139])" office:value-type="string" office:string-value="(Squadra B)" calcext:value-type="string">
            <text:p>(Squadra B)</text:p>
          </table:table-cell>
          <table:table-cell table:style-name="ce54" table:formula="of:=IF([.$G139]+[.$I139]=0;;IF([.$I139]&gt;[.$G139];1;0))" office:value-type="float" office:value="0" calcext:value-type="float">
            <text:p>0</text:p>
          </table:table-cell>
          <table:table-cell table:style-name="ce77" table:formula="of:=IF([.$G139]+[.$I139]=0;;IF([.$I139]&lt;[.$G139];IF([.$G139]&amp;&quot;-&quot;&amp;[.$I139]=&quot;20-0&quot;;1;0);0))" office:value-type="float" office:value="0" calcext:value-type="float">
            <text:p>0</text:p>
          </table:table-cell>
          <table:table-cell table:style-name="ce77" table:formula="of:=IF([.$G139]+[.$I139]=0;;IF([.$I139]&lt;[.$G139];IF([.$G139]&amp;&quot;-&quot;&amp;[.$I139]&lt;&gt;&quot;20-0&quot;;1;0);0))" office:value-type="float" office:value="0" calcext:value-type="float">
            <text:p>0</text:p>
          </table:table-cell>
          <table:table-cell table:style-name="ce54" table:formula="of:=IF([.$G139]+[.$I139]=0;;[.$I139])" office:value-type="float" office:value="0" calcext:value-type="float">
            <text:p>0</text:p>
          </table:table-cell>
          <table:table-cell table:style-name="ce54" table:formula="of:=IF([.$G139]+[.$I139]=0;;[.$G139])" office:value-type="float" office:value="0" calcext:value-type="float">
            <text:p>0</text:p>
          </table:table-cell>
          <table:table-cell table:style-name="ce70" table:formula="of:=IF([.$G139]+[.$I139]=0;;[.$I139]-[.$G139])" office:value-type="float" office:value="0" calcext:value-type="float">
            <text:p>+0</text:p>
          </table:table-cell>
          <table:table-cell table:style-name="ce77" table:formula="of:=IF([.$G139]+[.$I139]=0;&quot;(Vincente)&quot;;IF([.$G139]&gt;[.$I139];[.$B139];[.$C139]))" office:value-type="string" office:string-value="(Vincente)" calcext:value-type="string">
            <text:p>(Vincente)</text:p>
          </table:table-cell>
          <table:table-cell table:style-name="ce77" table:formula="of:=IF([.$G139]+[.$I139]=0;&quot;(Perdente)&quot;;IF([.$G139]&lt;[.$I139];[.$B139];[.$C13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0]=&quot;&quot;;&quot;&quot;;HYPERLINK(VLOOKUP([.B14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8" calcext:value-type="float" table:number-columns-spanned="1" table:number-rows-spanned="2">
            <text:p>5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41]=&quot;&quot;;&quot;&quot;;TEXT([.E14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41]=&quot;&quot;;&quot;(Squadra A)&quot;;[.$B141])" office:value-type="string" office:string-value="(Squadra A)" calcext:value-type="string">
            <text:p>(Squadra A)</text:p>
          </table:table-cell>
          <table:table-cell table:style-name="ce54" table:formula="of:=IF([.$G141]+[.$I141]=0;;IF([.$G141]&gt;[.$I141];1;0))" office:value-type="float" office:value="0" calcext:value-type="float">
            <text:p>0</text:p>
          </table:table-cell>
          <table:table-cell table:style-name="ce77" table:formula="of:=IF([.$G141]+[.$I141]=0;;IF([.$G141]&lt;[.$I141];IF([.$G141]&amp;&quot;-&quot;&amp;[.$I141]=&quot;0-20&quot;;1;0);0))" office:value-type="float" office:value="0" calcext:value-type="float">
            <text:p>0</text:p>
          </table:table-cell>
          <table:table-cell table:style-name="ce77" table:formula="of:=IF([.$G141]+[.$I141]=0;;IF([.$G141]&lt;[.$I141];IF([.$G141]&amp;&quot;-&quot;&amp;[.$I141]&lt;&gt;&quot;0-20&quot;;1;0);0))" office:value-type="float" office:value="0" calcext:value-type="float">
            <text:p>0</text:p>
          </table:table-cell>
          <table:table-cell table:style-name="ce54" table:formula="of:=IF([.$G141]+[.$I141]=0;;[.$G141])" office:value-type="float" office:value="0" calcext:value-type="float">
            <text:p>0</text:p>
          </table:table-cell>
          <table:table-cell table:style-name="ce54" table:formula="of:=IF([.$G141]+[.$I141]=0;;[.$I141])" office:value-type="float" office:value="0" calcext:value-type="float">
            <text:p>0</text:p>
          </table:table-cell>
          <table:table-cell table:style-name="ce70" table:formula="of:=IF([.$G141]+[.$I141]=0;;[.$G141]-[.$I141])" office:value-type="float" office:value="0" calcext:value-type="float">
            <text:p>+0</text:p>
          </table:table-cell>
          <table:table-cell table:style-name="ce63" table:formula="of:=IF([.$C141]=&quot;&quot;;&quot;(Squadra B)&quot;;[.$C141])" office:value-type="string" office:string-value="(Squadra B)" calcext:value-type="string">
            <text:p>(Squadra B)</text:p>
          </table:table-cell>
          <table:table-cell table:style-name="ce54" table:formula="of:=IF([.$G141]+[.$I141]=0;;IF([.$I141]&gt;[.$G141];1;0))" office:value-type="float" office:value="0" calcext:value-type="float">
            <text:p>0</text:p>
          </table:table-cell>
          <table:table-cell table:style-name="ce77" table:formula="of:=IF([.$G141]+[.$I141]=0;;IF([.$I141]&lt;[.$G141];IF([.$G141]&amp;&quot;-&quot;&amp;[.$I141]=&quot;20-0&quot;;1;0);0))" office:value-type="float" office:value="0" calcext:value-type="float">
            <text:p>0</text:p>
          </table:table-cell>
          <table:table-cell table:style-name="ce77" table:formula="of:=IF([.$G141]+[.$I141]=0;;IF([.$I141]&lt;[.$G141];IF([.$G141]&amp;&quot;-&quot;&amp;[.$I141]&lt;&gt;&quot;20-0&quot;;1;0);0))" office:value-type="float" office:value="0" calcext:value-type="float">
            <text:p>0</text:p>
          </table:table-cell>
          <table:table-cell table:style-name="ce54" table:formula="of:=IF([.$G141]+[.$I141]=0;;[.$I141])" office:value-type="float" office:value="0" calcext:value-type="float">
            <text:p>0</text:p>
          </table:table-cell>
          <table:table-cell table:style-name="ce54" table:formula="of:=IF([.$G141]+[.$I141]=0;;[.$G141])" office:value-type="float" office:value="0" calcext:value-type="float">
            <text:p>0</text:p>
          </table:table-cell>
          <table:table-cell table:style-name="ce70" table:formula="of:=IF([.$G141]+[.$I141]=0;;[.$I141]-[.$G141])" office:value-type="float" office:value="0" calcext:value-type="float">
            <text:p>+0</text:p>
          </table:table-cell>
          <table:table-cell table:style-name="ce77" table:formula="of:=IF([.$G141]+[.$I141]=0;&quot;(Vincente)&quot;;IF([.$G141]&gt;[.$I141];[.$B141];[.$C141]))" office:value-type="string" office:string-value="(Vincente)" calcext:value-type="string">
            <text:p>(Vincente)</text:p>
          </table:table-cell>
          <table:table-cell table:style-name="ce77" table:formula="of:=IF([.$G141]+[.$I141]=0;&quot;(Perdente)&quot;;IF([.$G141]&lt;[.$I141];[.$B141];[.$C14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2]=&quot;&quot;;&quot;&quot;;HYPERLINK(VLOOKUP([.B14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9" calcext:value-type="float" table:number-columns-spanned="1" table:number-rows-spanned="2">
            <text:p>5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43]=&quot;&quot;;&quot;&quot;;TEXT([.E14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43]=&quot;&quot;;&quot;(Squadra A)&quot;;[.$B143])" office:value-type="string" office:string-value="(Squadra A)" calcext:value-type="string">
            <text:p>(Squadra A)</text:p>
          </table:table-cell>
          <table:table-cell table:style-name="ce54" table:formula="of:=IF([.$G143]+[.$I143]=0;;IF([.$G143]&gt;[.$I143];1;0))" office:value-type="float" office:value="0" calcext:value-type="float">
            <text:p>0</text:p>
          </table:table-cell>
          <table:table-cell table:style-name="ce77" table:formula="of:=IF([.$G143]+[.$I143]=0;;IF([.$G143]&lt;[.$I143];IF([.$G143]&amp;&quot;-&quot;&amp;[.$I143]=&quot;0-20&quot;;1;0);0))" office:value-type="float" office:value="0" calcext:value-type="float">
            <text:p>0</text:p>
          </table:table-cell>
          <table:table-cell table:style-name="ce77" table:formula="of:=IF([.$G143]+[.$I143]=0;;IF([.$G143]&lt;[.$I143];IF([.$G143]&amp;&quot;-&quot;&amp;[.$I143]&lt;&gt;&quot;0-20&quot;;1;0);0))" office:value-type="float" office:value="0" calcext:value-type="float">
            <text:p>0</text:p>
          </table:table-cell>
          <table:table-cell table:style-name="ce54" table:formula="of:=IF([.$G143]+[.$I143]=0;;[.$G143])" office:value-type="float" office:value="0" calcext:value-type="float">
            <text:p>0</text:p>
          </table:table-cell>
          <table:table-cell table:style-name="ce54" table:formula="of:=IF([.$G143]+[.$I143]=0;;[.$I143])" office:value-type="float" office:value="0" calcext:value-type="float">
            <text:p>0</text:p>
          </table:table-cell>
          <table:table-cell table:style-name="ce70" table:formula="of:=IF([.$G143]+[.$I143]=0;;[.$G143]-[.$I143])" office:value-type="float" office:value="0" calcext:value-type="float">
            <text:p>+0</text:p>
          </table:table-cell>
          <table:table-cell table:style-name="ce63" table:formula="of:=IF([.$C143]=&quot;&quot;;&quot;(Squadra B)&quot;;[.$C143])" office:value-type="string" office:string-value="(Squadra B)" calcext:value-type="string">
            <text:p>(Squadra B)</text:p>
          </table:table-cell>
          <table:table-cell table:style-name="ce54" table:formula="of:=IF([.$G143]+[.$I143]=0;;IF([.$I143]&gt;[.$G143];1;0))" office:value-type="float" office:value="0" calcext:value-type="float">
            <text:p>0</text:p>
          </table:table-cell>
          <table:table-cell table:style-name="ce77" table:formula="of:=IF([.$G143]+[.$I143]=0;;IF([.$I143]&lt;[.$G143];IF([.$G143]&amp;&quot;-&quot;&amp;[.$I143]=&quot;20-0&quot;;1;0);0))" office:value-type="float" office:value="0" calcext:value-type="float">
            <text:p>0</text:p>
          </table:table-cell>
          <table:table-cell table:style-name="ce77" table:formula="of:=IF([.$G143]+[.$I143]=0;;IF([.$I143]&lt;[.$G143];IF([.$G143]&amp;&quot;-&quot;&amp;[.$I143]&lt;&gt;&quot;20-0&quot;;1;0);0))" office:value-type="float" office:value="0" calcext:value-type="float">
            <text:p>0</text:p>
          </table:table-cell>
          <table:table-cell table:style-name="ce54" table:formula="of:=IF([.$G143]+[.$I143]=0;;[.$I143])" office:value-type="float" office:value="0" calcext:value-type="float">
            <text:p>0</text:p>
          </table:table-cell>
          <table:table-cell table:style-name="ce54" table:formula="of:=IF([.$G143]+[.$I143]=0;;[.$G143])" office:value-type="float" office:value="0" calcext:value-type="float">
            <text:p>0</text:p>
          </table:table-cell>
          <table:table-cell table:style-name="ce70" table:formula="of:=IF([.$G143]+[.$I143]=0;;[.$I143]-[.$G143])" office:value-type="float" office:value="0" calcext:value-type="float">
            <text:p>+0</text:p>
          </table:table-cell>
          <table:table-cell table:style-name="ce77" table:formula="of:=IF([.$G143]+[.$I143]=0;&quot;(Vincente)&quot;;IF([.$G143]&gt;[.$I143];[.$B143];[.$C143]))" office:value-type="string" office:string-value="(Vincente)" calcext:value-type="string">
            <text:p>(Vincente)</text:p>
          </table:table-cell>
          <table:table-cell table:style-name="ce77" table:formula="of:=IF([.$G143]+[.$I143]=0;&quot;(Perdente)&quot;;IF([.$G143]&lt;[.$I143];[.$B143];[.$C14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4]=&quot;&quot;;&quot;&quot;;HYPERLINK(VLOOKUP([.B14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0" calcext:value-type="float" table:number-columns-spanned="1" table:number-rows-spanned="2">
            <text:p>6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45]=&quot;&quot;;&quot;&quot;;TEXT([.E14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45]=&quot;&quot;;&quot;(Squadra A)&quot;;[.$B145])" office:value-type="string" office:string-value="(Squadra A)" calcext:value-type="string">
            <text:p>(Squadra A)</text:p>
          </table:table-cell>
          <table:table-cell table:style-name="ce54" table:formula="of:=IF([.$G145]+[.$I145]=0;;IF([.$G145]&gt;[.$I145];1;0))" office:value-type="float" office:value="0" calcext:value-type="float">
            <text:p>0</text:p>
          </table:table-cell>
          <table:table-cell table:style-name="ce77" table:formula="of:=IF([.$G145]+[.$I145]=0;;IF([.$G145]&lt;[.$I145];IF([.$G145]&amp;&quot;-&quot;&amp;[.$I145]=&quot;0-20&quot;;1;0);0))" office:value-type="float" office:value="0" calcext:value-type="float">
            <text:p>0</text:p>
          </table:table-cell>
          <table:table-cell table:style-name="ce77" table:formula="of:=IF([.$G145]+[.$I145]=0;;IF([.$G145]&lt;[.$I145];IF([.$G145]&amp;&quot;-&quot;&amp;[.$I145]&lt;&gt;&quot;0-20&quot;;1;0);0))" office:value-type="float" office:value="0" calcext:value-type="float">
            <text:p>0</text:p>
          </table:table-cell>
          <table:table-cell table:style-name="ce54" table:formula="of:=IF([.$G145]+[.$I145]=0;;[.$G145])" office:value-type="float" office:value="0" calcext:value-type="float">
            <text:p>0</text:p>
          </table:table-cell>
          <table:table-cell table:style-name="ce54" table:formula="of:=IF([.$G145]+[.$I145]=0;;[.$I145])" office:value-type="float" office:value="0" calcext:value-type="float">
            <text:p>0</text:p>
          </table:table-cell>
          <table:table-cell table:style-name="ce70" table:formula="of:=IF([.$G145]+[.$I145]=0;;[.$G145]-[.$I145])" office:value-type="float" office:value="0" calcext:value-type="float">
            <text:p>+0</text:p>
          </table:table-cell>
          <table:table-cell table:style-name="ce63" table:formula="of:=IF([.$C145]=&quot;&quot;;&quot;(Squadra B)&quot;;[.$C145])" office:value-type="string" office:string-value="(Squadra B)" calcext:value-type="string">
            <text:p>(Squadra B)</text:p>
          </table:table-cell>
          <table:table-cell table:style-name="ce54" table:formula="of:=IF([.$G145]+[.$I145]=0;;IF([.$I145]&gt;[.$G145];1;0))" office:value-type="float" office:value="0" calcext:value-type="float">
            <text:p>0</text:p>
          </table:table-cell>
          <table:table-cell table:style-name="ce77" table:formula="of:=IF([.$G145]+[.$I145]=0;;IF([.$I145]&lt;[.$G145];IF([.$G145]&amp;&quot;-&quot;&amp;[.$I145]=&quot;20-0&quot;;1;0);0))" office:value-type="float" office:value="0" calcext:value-type="float">
            <text:p>0</text:p>
          </table:table-cell>
          <table:table-cell table:style-name="ce77" table:formula="of:=IF([.$G145]+[.$I145]=0;;IF([.$I145]&lt;[.$G145];IF([.$G145]&amp;&quot;-&quot;&amp;[.$I145]&lt;&gt;&quot;20-0&quot;;1;0);0))" office:value-type="float" office:value="0" calcext:value-type="float">
            <text:p>0</text:p>
          </table:table-cell>
          <table:table-cell table:style-name="ce54" table:formula="of:=IF([.$G145]+[.$I145]=0;;[.$I145])" office:value-type="float" office:value="0" calcext:value-type="float">
            <text:p>0</text:p>
          </table:table-cell>
          <table:table-cell table:style-name="ce54" table:formula="of:=IF([.$G145]+[.$I145]=0;;[.$G145])" office:value-type="float" office:value="0" calcext:value-type="float">
            <text:p>0</text:p>
          </table:table-cell>
          <table:table-cell table:style-name="ce70" table:formula="of:=IF([.$G145]+[.$I145]=0;;[.$I145]-[.$G145])" office:value-type="float" office:value="0" calcext:value-type="float">
            <text:p>+0</text:p>
          </table:table-cell>
          <table:table-cell table:style-name="ce77" table:formula="of:=IF([.$G145]+[.$I145]=0;&quot;(Vincente)&quot;;IF([.$G145]&gt;[.$I145];[.$B145];[.$C145]))" office:value-type="string" office:string-value="(Vincente)" calcext:value-type="string">
            <text:p>(Vincente)</text:p>
          </table:table-cell>
          <table:table-cell table:style-name="ce77" table:formula="of:=IF([.$G145]+[.$I145]=0;&quot;(Perdente)&quot;;IF([.$G145]&lt;[.$I145];[.$B145];[.$C1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6]=&quot;&quot;;&quot;&quot;;HYPERLINK(VLOOKUP([.B1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1" calcext:value-type="float" table:number-columns-spanned="1" table:number-rows-spanned="2">
            <text:p>6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47]=&quot;&quot;;&quot;&quot;;TEXT([.E14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47]=&quot;&quot;;&quot;(Squadra A)&quot;;[.$B147])" office:value-type="string" office:string-value="(Squadra A)" calcext:value-type="string">
            <text:p>(Squadra A)</text:p>
          </table:table-cell>
          <table:table-cell table:style-name="ce54" table:formula="of:=IF([.$G147]+[.$I147]=0;;IF([.$G147]&gt;[.$I147];1;0))" office:value-type="float" office:value="0" calcext:value-type="float">
            <text:p>0</text:p>
          </table:table-cell>
          <table:table-cell table:style-name="ce77" table:formula="of:=IF([.$G147]+[.$I147]=0;;IF([.$G147]&lt;[.$I147];IF([.$G147]&amp;&quot;-&quot;&amp;[.$I147]=&quot;0-20&quot;;1;0);0))" office:value-type="float" office:value="0" calcext:value-type="float">
            <text:p>0</text:p>
          </table:table-cell>
          <table:table-cell table:style-name="ce77" table:formula="of:=IF([.$G147]+[.$I147]=0;;IF([.$G147]&lt;[.$I147];IF([.$G147]&amp;&quot;-&quot;&amp;[.$I147]&lt;&gt;&quot;0-20&quot;;1;0);0))" office:value-type="float" office:value="0" calcext:value-type="float">
            <text:p>0</text:p>
          </table:table-cell>
          <table:table-cell table:style-name="ce54" table:formula="of:=IF([.$G147]+[.$I147]=0;;[.$G147])" office:value-type="float" office:value="0" calcext:value-type="float">
            <text:p>0</text:p>
          </table:table-cell>
          <table:table-cell table:style-name="ce54" table:formula="of:=IF([.$G147]+[.$I147]=0;;[.$I147])" office:value-type="float" office:value="0" calcext:value-type="float">
            <text:p>0</text:p>
          </table:table-cell>
          <table:table-cell table:style-name="ce70" table:formula="of:=IF([.$G147]+[.$I147]=0;;[.$G147]-[.$I147])" office:value-type="float" office:value="0" calcext:value-type="float">
            <text:p>+0</text:p>
          </table:table-cell>
          <table:table-cell table:style-name="ce63" table:formula="of:=IF([.$C147]=&quot;&quot;;&quot;(Squadra B)&quot;;[.$C147])" office:value-type="string" office:string-value="(Squadra B)" calcext:value-type="string">
            <text:p>(Squadra B)</text:p>
          </table:table-cell>
          <table:table-cell table:style-name="ce54" table:formula="of:=IF([.$G147]+[.$I147]=0;;IF([.$I147]&gt;[.$G147];1;0))" office:value-type="float" office:value="0" calcext:value-type="float">
            <text:p>0</text:p>
          </table:table-cell>
          <table:table-cell table:style-name="ce77" table:formula="of:=IF([.$G147]+[.$I147]=0;;IF([.$I147]&lt;[.$G147];IF([.$G147]&amp;&quot;-&quot;&amp;[.$I147]=&quot;20-0&quot;;1;0);0))" office:value-type="float" office:value="0" calcext:value-type="float">
            <text:p>0</text:p>
          </table:table-cell>
          <table:table-cell table:style-name="ce77" table:formula="of:=IF([.$G147]+[.$I147]=0;;IF([.$I147]&lt;[.$G147];IF([.$G147]&amp;&quot;-&quot;&amp;[.$I147]&lt;&gt;&quot;20-0&quot;;1;0);0))" office:value-type="float" office:value="0" calcext:value-type="float">
            <text:p>0</text:p>
          </table:table-cell>
          <table:table-cell table:style-name="ce54" table:formula="of:=IF([.$G147]+[.$I147]=0;;[.$I147])" office:value-type="float" office:value="0" calcext:value-type="float">
            <text:p>0</text:p>
          </table:table-cell>
          <table:table-cell table:style-name="ce54" table:formula="of:=IF([.$G147]+[.$I147]=0;;[.$G147])" office:value-type="float" office:value="0" calcext:value-type="float">
            <text:p>0</text:p>
          </table:table-cell>
          <table:table-cell table:style-name="ce70" table:formula="of:=IF([.$G147]+[.$I147]=0;;[.$I147]-[.$G147])" office:value-type="float" office:value="0" calcext:value-type="float">
            <text:p>+0</text:p>
          </table:table-cell>
          <table:table-cell table:style-name="ce77" table:formula="of:=IF([.$G147]+[.$I147]=0;&quot;(Vincente)&quot;;IF([.$G147]&gt;[.$I147];[.$B147];[.$C147]))" office:value-type="string" office:string-value="(Vincente)" calcext:value-type="string">
            <text:p>(Vincente)</text:p>
          </table:table-cell>
          <table:table-cell table:style-name="ce77" table:formula="of:=IF([.$G147]+[.$I147]=0;&quot;(Perdente)&quot;;IF([.$G147]&lt;[.$I147];[.$B147];[.$C14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8]=&quot;&quot;;&quot;&quot;;HYPERLINK(VLOOKUP([.B14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2" calcext:value-type="float" table:number-columns-spanned="1" table:number-rows-spanned="2">
            <text:p>6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49]=&quot;&quot;;&quot;&quot;;TEXT([.E14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49]=&quot;&quot;;&quot;(Squadra A)&quot;;[.$B149])" office:value-type="string" office:string-value="(Squadra A)" calcext:value-type="string">
            <text:p>(Squadra A)</text:p>
          </table:table-cell>
          <table:table-cell table:style-name="ce54" table:formula="of:=IF([.$G149]+[.$I149]=0;;IF([.$G149]&gt;[.$I149];1;0))" office:value-type="float" office:value="0" calcext:value-type="float">
            <text:p>0</text:p>
          </table:table-cell>
          <table:table-cell table:style-name="ce77" table:formula="of:=IF([.$G149]+[.$I149]=0;;IF([.$G149]&lt;[.$I149];IF([.$G149]&amp;&quot;-&quot;&amp;[.$I149]=&quot;0-20&quot;;1;0);0))" office:value-type="float" office:value="0" calcext:value-type="float">
            <text:p>0</text:p>
          </table:table-cell>
          <table:table-cell table:style-name="ce77" table:formula="of:=IF([.$G149]+[.$I149]=0;;IF([.$G149]&lt;[.$I149];IF([.$G149]&amp;&quot;-&quot;&amp;[.$I149]&lt;&gt;&quot;0-20&quot;;1;0);0))" office:value-type="float" office:value="0" calcext:value-type="float">
            <text:p>0</text:p>
          </table:table-cell>
          <table:table-cell table:style-name="ce54" table:formula="of:=IF([.$G149]+[.$I149]=0;;[.$G149])" office:value-type="float" office:value="0" calcext:value-type="float">
            <text:p>0</text:p>
          </table:table-cell>
          <table:table-cell table:style-name="ce54" table:formula="of:=IF([.$G149]+[.$I149]=0;;[.$I149])" office:value-type="float" office:value="0" calcext:value-type="float">
            <text:p>0</text:p>
          </table:table-cell>
          <table:table-cell table:style-name="ce70" table:formula="of:=IF([.$G149]+[.$I149]=0;;[.$G149]-[.$I149])" office:value-type="float" office:value="0" calcext:value-type="float">
            <text:p>+0</text:p>
          </table:table-cell>
          <table:table-cell table:style-name="ce63" table:formula="of:=IF([.$C149]=&quot;&quot;;&quot;(Squadra B)&quot;;[.$C149])" office:value-type="string" office:string-value="(Squadra B)" calcext:value-type="string">
            <text:p>(Squadra B)</text:p>
          </table:table-cell>
          <table:table-cell table:style-name="ce54" table:formula="of:=IF([.$G149]+[.$I149]=0;;IF([.$I149]&gt;[.$G149];1;0))" office:value-type="float" office:value="0" calcext:value-type="float">
            <text:p>0</text:p>
          </table:table-cell>
          <table:table-cell table:style-name="ce77" table:formula="of:=IF([.$G149]+[.$I149]=0;;IF([.$I149]&lt;[.$G149];IF([.$G149]&amp;&quot;-&quot;&amp;[.$I149]=&quot;20-0&quot;;1;0);0))" office:value-type="float" office:value="0" calcext:value-type="float">
            <text:p>0</text:p>
          </table:table-cell>
          <table:table-cell table:style-name="ce77" table:formula="of:=IF([.$G149]+[.$I149]=0;;IF([.$I149]&lt;[.$G149];IF([.$G149]&amp;&quot;-&quot;&amp;[.$I149]&lt;&gt;&quot;20-0&quot;;1;0);0))" office:value-type="float" office:value="0" calcext:value-type="float">
            <text:p>0</text:p>
          </table:table-cell>
          <table:table-cell table:style-name="ce54" table:formula="of:=IF([.$G149]+[.$I149]=0;;[.$I149])" office:value-type="float" office:value="0" calcext:value-type="float">
            <text:p>0</text:p>
          </table:table-cell>
          <table:table-cell table:style-name="ce54" table:formula="of:=IF([.$G149]+[.$I149]=0;;[.$G149])" office:value-type="float" office:value="0" calcext:value-type="float">
            <text:p>0</text:p>
          </table:table-cell>
          <table:table-cell table:style-name="ce70" table:formula="of:=IF([.$G149]+[.$I149]=0;;[.$I149]-[.$G149])" office:value-type="float" office:value="0" calcext:value-type="float">
            <text:p>+0</text:p>
          </table:table-cell>
          <table:table-cell table:style-name="ce77" table:formula="of:=IF([.$G149]+[.$I149]=0;&quot;(Vincente)&quot;;IF([.$G149]&gt;[.$I149];[.$B149];[.$C149]))" office:value-type="string" office:string-value="(Vincente)" calcext:value-type="string">
            <text:p>(Vincente)</text:p>
          </table:table-cell>
          <table:table-cell table:style-name="ce77" table:formula="of:=IF([.$G149]+[.$I149]=0;&quot;(Perdente)&quot;;IF([.$G149]&lt;[.$I149];[.$B149];[.$C14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0]=&quot;&quot;;&quot;&quot;;HYPERLINK(VLOOKUP([.B15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3" calcext:value-type="float" table:number-columns-spanned="1" table:number-rows-spanned="2">
            <text:p>6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51]=&quot;&quot;;&quot;&quot;;TEXT([.E15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51]=&quot;&quot;;&quot;(Squadra A)&quot;;[.$B151])" office:value-type="string" office:string-value="(Squadra A)" calcext:value-type="string">
            <text:p>(Squadra A)</text:p>
          </table:table-cell>
          <table:table-cell table:style-name="ce54" table:formula="of:=IF([.$G151]+[.$I151]=0;;IF([.$G151]&gt;[.$I151];1;0))" office:value-type="float" office:value="0" calcext:value-type="float">
            <text:p>0</text:p>
          </table:table-cell>
          <table:table-cell table:style-name="ce77" table:formula="of:=IF([.$G151]+[.$I151]=0;;IF([.$G151]&lt;[.$I151];IF([.$G151]&amp;&quot;-&quot;&amp;[.$I151]=&quot;0-20&quot;;1;0);0))" office:value-type="float" office:value="0" calcext:value-type="float">
            <text:p>0</text:p>
          </table:table-cell>
          <table:table-cell table:style-name="ce77" table:formula="of:=IF([.$G151]+[.$I151]=0;;IF([.$G151]&lt;[.$I151];IF([.$G151]&amp;&quot;-&quot;&amp;[.$I151]&lt;&gt;&quot;0-20&quot;;1;0);0))" office:value-type="float" office:value="0" calcext:value-type="float">
            <text:p>0</text:p>
          </table:table-cell>
          <table:table-cell table:style-name="ce54" table:formula="of:=IF([.$G151]+[.$I151]=0;;[.$G151])" office:value-type="float" office:value="0" calcext:value-type="float">
            <text:p>0</text:p>
          </table:table-cell>
          <table:table-cell table:style-name="ce54" table:formula="of:=IF([.$G151]+[.$I151]=0;;[.$I151])" office:value-type="float" office:value="0" calcext:value-type="float">
            <text:p>0</text:p>
          </table:table-cell>
          <table:table-cell table:style-name="ce70" table:formula="of:=IF([.$G151]+[.$I151]=0;;[.$G151]-[.$I151])" office:value-type="float" office:value="0" calcext:value-type="float">
            <text:p>+0</text:p>
          </table:table-cell>
          <table:table-cell table:style-name="ce63" table:formula="of:=IF([.$C151]=&quot;&quot;;&quot;(Squadra B)&quot;;[.$C151])" office:value-type="string" office:string-value="(Squadra B)" calcext:value-type="string">
            <text:p>(Squadra B)</text:p>
          </table:table-cell>
          <table:table-cell table:style-name="ce54" table:formula="of:=IF([.$G151]+[.$I151]=0;;IF([.$I151]&gt;[.$G151];1;0))" office:value-type="float" office:value="0" calcext:value-type="float">
            <text:p>0</text:p>
          </table:table-cell>
          <table:table-cell table:style-name="ce77" table:formula="of:=IF([.$G151]+[.$I151]=0;;IF([.$I151]&lt;[.$G151];IF([.$G151]&amp;&quot;-&quot;&amp;[.$I151]=&quot;20-0&quot;;1;0);0))" office:value-type="float" office:value="0" calcext:value-type="float">
            <text:p>0</text:p>
          </table:table-cell>
          <table:table-cell table:style-name="ce77" table:formula="of:=IF([.$G151]+[.$I151]=0;;IF([.$I151]&lt;[.$G151];IF([.$G151]&amp;&quot;-&quot;&amp;[.$I151]&lt;&gt;&quot;20-0&quot;;1;0);0))" office:value-type="float" office:value="0" calcext:value-type="float">
            <text:p>0</text:p>
          </table:table-cell>
          <table:table-cell table:style-name="ce54" table:formula="of:=IF([.$G151]+[.$I151]=0;;[.$I151])" office:value-type="float" office:value="0" calcext:value-type="float">
            <text:p>0</text:p>
          </table:table-cell>
          <table:table-cell table:style-name="ce54" table:formula="of:=IF([.$G151]+[.$I151]=0;;[.$G151])" office:value-type="float" office:value="0" calcext:value-type="float">
            <text:p>0</text:p>
          </table:table-cell>
          <table:table-cell table:style-name="ce70" table:formula="of:=IF([.$G151]+[.$I151]=0;;[.$I151]-[.$G151])" office:value-type="float" office:value="0" calcext:value-type="float">
            <text:p>+0</text:p>
          </table:table-cell>
          <table:table-cell table:style-name="ce77" table:formula="of:=IF([.$G151]+[.$I151]=0;&quot;(Vincente)&quot;;IF([.$G151]&gt;[.$I151];[.$B151];[.$C151]))" office:value-type="string" office:string-value="(Vincente)" calcext:value-type="string">
            <text:p>(Vincente)</text:p>
          </table:table-cell>
          <table:table-cell table:style-name="ce77" table:formula="of:=IF([.$G151]+[.$I151]=0;&quot;(Perdente)&quot;;IF([.$G151]&lt;[.$I151];[.$B151];[.$C15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2]=&quot;&quot;;&quot;&quot;;HYPERLINK(VLOOKUP([.B15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87" table:formula="of:=IF(ISNUMBER([.A154]);ROMAN([.A154])&amp;&quot; GIORNATA&quot;;COM.MICROSOFT.SWITCH([.A154];&quot;1-2&quot;;&quot;FINALE 1°-2° POSTO&quot;;&quot;3-4&quot;;&quot;FINALE 3°-4° POSTO&quot;;&quot;1-4&quot;;&quot;SEMIFINALI 1°-4° POSTO&quot;;&quot;1-8&quot;;&quot;QUARTI DI FINALE 1°-8° POSTO&quot;;&quot;&quot;))" office:value-type="string" office:string-value="VIII GIORNATA" calcext:value-type="string" table:number-columns-spanned="8" table:number-rows-spanned="1">
            <text:p>V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4" calcext:value-type="float" table:number-columns-spanned="1" table:number-rows-spanned="2">
            <text:p>6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56]=&quot;&quot;;&quot;&quot;;TEXT([.E15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56]=&quot;&quot;;&quot;(Squadra A)&quot;;[.$B156])" office:value-type="string" office:string-value="(Squadra A)" calcext:value-type="string">
            <text:p>(Squadra A)</text:p>
          </table:table-cell>
          <table:table-cell table:style-name="ce54" table:formula="of:=IF([.$G156]+[.$I156]=0;;IF([.$G156]&gt;[.$I156];1;0))" office:value-type="float" office:value="0" calcext:value-type="float">
            <text:p>0</text:p>
          </table:table-cell>
          <table:table-cell table:style-name="ce77" table:formula="of:=IF([.$G156]+[.$I156]=0;;IF([.$G156]&lt;[.$I156];IF([.$G156]&amp;&quot;-&quot;&amp;[.$I156]=&quot;0-20&quot;;1;0);0))" office:value-type="float" office:value="0" calcext:value-type="float">
            <text:p>0</text:p>
          </table:table-cell>
          <table:table-cell table:style-name="ce77" table:formula="of:=IF([.$G156]+[.$I156]=0;;IF([.$G156]&lt;[.$I156];IF([.$G156]&amp;&quot;-&quot;&amp;[.$I156]&lt;&gt;&quot;0-20&quot;;1;0);0))" office:value-type="float" office:value="0" calcext:value-type="float">
            <text:p>0</text:p>
          </table:table-cell>
          <table:table-cell table:style-name="ce54" table:formula="of:=IF([.$G156]+[.$I156]=0;;[.$G156])" office:value-type="float" office:value="0" calcext:value-type="float">
            <text:p>0</text:p>
          </table:table-cell>
          <table:table-cell table:style-name="ce54" table:formula="of:=IF([.$G156]+[.$I156]=0;;[.$I156])" office:value-type="float" office:value="0" calcext:value-type="float">
            <text:p>0</text:p>
          </table:table-cell>
          <table:table-cell table:style-name="ce70" table:formula="of:=IF([.$G156]+[.$I156]=0;;[.$G156]-[.$I156])" office:value-type="float" office:value="0" calcext:value-type="float">
            <text:p>+0</text:p>
          </table:table-cell>
          <table:table-cell table:style-name="ce63" table:formula="of:=IF([.$C156]=&quot;&quot;;&quot;(Squadra B)&quot;;[.$C156])" office:value-type="string" office:string-value="(Squadra B)" calcext:value-type="string">
            <text:p>(Squadra B)</text:p>
          </table:table-cell>
          <table:table-cell table:style-name="ce54" table:formula="of:=IF([.$G156]+[.$I156]=0;;IF([.$I156]&gt;[.$G156];1;0))" office:value-type="float" office:value="0" calcext:value-type="float">
            <text:p>0</text:p>
          </table:table-cell>
          <table:table-cell table:style-name="ce77" table:formula="of:=IF([.$G156]+[.$I156]=0;;IF([.$I156]&lt;[.$G156];IF([.$G156]&amp;&quot;-&quot;&amp;[.$I156]=&quot;20-0&quot;;1;0);0))" office:value-type="float" office:value="0" calcext:value-type="float">
            <text:p>0</text:p>
          </table:table-cell>
          <table:table-cell table:style-name="ce77" table:formula="of:=IF([.$G156]+[.$I156]=0;;IF([.$I156]&lt;[.$G156];IF([.$G156]&amp;&quot;-&quot;&amp;[.$I156]&lt;&gt;&quot;20-0&quot;;1;0);0))" office:value-type="float" office:value="0" calcext:value-type="float">
            <text:p>0</text:p>
          </table:table-cell>
          <table:table-cell table:style-name="ce54" table:formula="of:=IF([.$G156]+[.$I156]=0;;[.$I156])" office:value-type="float" office:value="0" calcext:value-type="float">
            <text:p>0</text:p>
          </table:table-cell>
          <table:table-cell table:style-name="ce54" table:formula="of:=IF([.$G156]+[.$I156]=0;;[.$G156])" office:value-type="float" office:value="0" calcext:value-type="float">
            <text:p>0</text:p>
          </table:table-cell>
          <table:table-cell table:style-name="ce70" table:formula="of:=IF([.$G156]+[.$I156]=0;;[.$I156]-[.$G156])" office:value-type="float" office:value="0" calcext:value-type="float">
            <text:p>+0</text:p>
          </table:table-cell>
          <table:table-cell table:style-name="ce77" table:formula="of:=IF([.$G156]+[.$I156]=0;&quot;(Vincente)&quot;;IF([.$G156]&gt;[.$I156];[.$B156];[.$C156]))" office:value-type="string" office:string-value="(Vincente)" calcext:value-type="string">
            <text:p>(Vincente)</text:p>
          </table:table-cell>
          <table:table-cell table:style-name="ce77" table:formula="of:=IF([.$G156]+[.$I156]=0;&quot;(Perdente)&quot;;IF([.$G156]&lt;[.$I156];[.$B156];[.$C1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7]=&quot;&quot;;&quot;&quot;;HYPERLINK(VLOOKUP([.B1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5" calcext:value-type="float" table:number-columns-spanned="1" table:number-rows-spanned="2">
            <text:p>6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58]=&quot;&quot;;&quot;&quot;;TEXT([.E15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58]=&quot;&quot;;&quot;(Squadra A)&quot;;[.$B158])" office:value-type="string" office:string-value="(Squadra A)" calcext:value-type="string">
            <text:p>(Squadra A)</text:p>
          </table:table-cell>
          <table:table-cell table:style-name="ce54" table:formula="of:=IF([.$G158]+[.$I158]=0;;IF([.$G158]&gt;[.$I158];1;0))" office:value-type="float" office:value="0" calcext:value-type="float">
            <text:p>0</text:p>
          </table:table-cell>
          <table:table-cell table:style-name="ce77" table:formula="of:=IF([.$G158]+[.$I158]=0;;IF([.$G158]&lt;[.$I158];IF([.$G158]&amp;&quot;-&quot;&amp;[.$I158]=&quot;0-20&quot;;1;0);0))" office:value-type="float" office:value="0" calcext:value-type="float">
            <text:p>0</text:p>
          </table:table-cell>
          <table:table-cell table:style-name="ce77" table:formula="of:=IF([.$G158]+[.$I158]=0;;IF([.$G158]&lt;[.$I158];IF([.$G158]&amp;&quot;-&quot;&amp;[.$I158]&lt;&gt;&quot;0-20&quot;;1;0);0))" office:value-type="float" office:value="0" calcext:value-type="float">
            <text:p>0</text:p>
          </table:table-cell>
          <table:table-cell table:style-name="ce54" table:formula="of:=IF([.$G158]+[.$I158]=0;;[.$G158])" office:value-type="float" office:value="0" calcext:value-type="float">
            <text:p>0</text:p>
          </table:table-cell>
          <table:table-cell table:style-name="ce54" table:formula="of:=IF([.$G158]+[.$I158]=0;;[.$I158])" office:value-type="float" office:value="0" calcext:value-type="float">
            <text:p>0</text:p>
          </table:table-cell>
          <table:table-cell table:style-name="ce70" table:formula="of:=IF([.$G158]+[.$I158]=0;;[.$G158]-[.$I158])" office:value-type="float" office:value="0" calcext:value-type="float">
            <text:p>+0</text:p>
          </table:table-cell>
          <table:table-cell table:style-name="ce63" table:formula="of:=IF([.$C158]=&quot;&quot;;&quot;(Squadra B)&quot;;[.$C158])" office:value-type="string" office:string-value="(Squadra B)" calcext:value-type="string">
            <text:p>(Squadra B)</text:p>
          </table:table-cell>
          <table:table-cell table:style-name="ce54" table:formula="of:=IF([.$G158]+[.$I158]=0;;IF([.$I158]&gt;[.$G158];1;0))" office:value-type="float" office:value="0" calcext:value-type="float">
            <text:p>0</text:p>
          </table:table-cell>
          <table:table-cell table:style-name="ce77" table:formula="of:=IF([.$G158]+[.$I158]=0;;IF([.$I158]&lt;[.$G158];IF([.$G158]&amp;&quot;-&quot;&amp;[.$I158]=&quot;20-0&quot;;1;0);0))" office:value-type="float" office:value="0" calcext:value-type="float">
            <text:p>0</text:p>
          </table:table-cell>
          <table:table-cell table:style-name="ce77" table:formula="of:=IF([.$G158]+[.$I158]=0;;IF([.$I158]&lt;[.$G158];IF([.$G158]&amp;&quot;-&quot;&amp;[.$I158]&lt;&gt;&quot;20-0&quot;;1;0);0))" office:value-type="float" office:value="0" calcext:value-type="float">
            <text:p>0</text:p>
          </table:table-cell>
          <table:table-cell table:style-name="ce54" table:formula="of:=IF([.$G158]+[.$I158]=0;;[.$I158])" office:value-type="float" office:value="0" calcext:value-type="float">
            <text:p>0</text:p>
          </table:table-cell>
          <table:table-cell table:style-name="ce54" table:formula="of:=IF([.$G158]+[.$I158]=0;;[.$G158])" office:value-type="float" office:value="0" calcext:value-type="float">
            <text:p>0</text:p>
          </table:table-cell>
          <table:table-cell table:style-name="ce70" table:formula="of:=IF([.$G158]+[.$I158]=0;;[.$I158]-[.$G158])" office:value-type="float" office:value="0" calcext:value-type="float">
            <text:p>+0</text:p>
          </table:table-cell>
          <table:table-cell table:style-name="ce77" table:formula="of:=IF([.$G158]+[.$I158]=0;&quot;(Vincente)&quot;;IF([.$G158]&gt;[.$I158];[.$B158];[.$C158]))" office:value-type="string" office:string-value="(Vincente)" calcext:value-type="string">
            <text:p>(Vincente)</text:p>
          </table:table-cell>
          <table:table-cell table:style-name="ce77" table:formula="of:=IF([.$G158]+[.$I158]=0;&quot;(Perdente)&quot;;IF([.$G158]&lt;[.$I158];[.$B158];[.$C15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9]=&quot;&quot;;&quot;&quot;;HYPERLINK(VLOOKUP([.B15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6" calcext:value-type="float" table:number-columns-spanned="1" table:number-rows-spanned="2">
            <text:p>6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60]=&quot;&quot;;&quot;&quot;;TEXT([.E16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60]=&quot;&quot;;&quot;(Squadra A)&quot;;[.$B160])" office:value-type="string" office:string-value="(Squadra A)" calcext:value-type="string">
            <text:p>(Squadra A)</text:p>
          </table:table-cell>
          <table:table-cell table:style-name="ce54" table:formula="of:=IF([.$G160]+[.$I160]=0;;IF([.$G160]&gt;[.$I160];1;0))" office:value-type="float" office:value="0" calcext:value-type="float">
            <text:p>0</text:p>
          </table:table-cell>
          <table:table-cell table:style-name="ce77" table:formula="of:=IF([.$G160]+[.$I160]=0;;IF([.$G160]&lt;[.$I160];IF([.$G160]&amp;&quot;-&quot;&amp;[.$I160]=&quot;0-20&quot;;1;0);0))" office:value-type="float" office:value="0" calcext:value-type="float">
            <text:p>0</text:p>
          </table:table-cell>
          <table:table-cell table:style-name="ce77" table:formula="of:=IF([.$G160]+[.$I160]=0;;IF([.$G160]&lt;[.$I160];IF([.$G160]&amp;&quot;-&quot;&amp;[.$I160]&lt;&gt;&quot;0-20&quot;;1;0);0))" office:value-type="float" office:value="0" calcext:value-type="float">
            <text:p>0</text:p>
          </table:table-cell>
          <table:table-cell table:style-name="ce54" table:formula="of:=IF([.$G160]+[.$I160]=0;;[.$G160])" office:value-type="float" office:value="0" calcext:value-type="float">
            <text:p>0</text:p>
          </table:table-cell>
          <table:table-cell table:style-name="ce54" table:formula="of:=IF([.$G160]+[.$I160]=0;;[.$I160])" office:value-type="float" office:value="0" calcext:value-type="float">
            <text:p>0</text:p>
          </table:table-cell>
          <table:table-cell table:style-name="ce70" table:formula="of:=IF([.$G160]+[.$I160]=0;;[.$G160]-[.$I160])" office:value-type="float" office:value="0" calcext:value-type="float">
            <text:p>+0</text:p>
          </table:table-cell>
          <table:table-cell table:style-name="ce63" table:formula="of:=IF([.$C160]=&quot;&quot;;&quot;(Squadra B)&quot;;[.$C160])" office:value-type="string" office:string-value="(Squadra B)" calcext:value-type="string">
            <text:p>(Squadra B)</text:p>
          </table:table-cell>
          <table:table-cell table:style-name="ce54" table:formula="of:=IF([.$G160]+[.$I160]=0;;IF([.$I160]&gt;[.$G160];1;0))" office:value-type="float" office:value="0" calcext:value-type="float">
            <text:p>0</text:p>
          </table:table-cell>
          <table:table-cell table:style-name="ce77" table:formula="of:=IF([.$G160]+[.$I160]=0;;IF([.$I160]&lt;[.$G160];IF([.$G160]&amp;&quot;-&quot;&amp;[.$I160]=&quot;20-0&quot;;1;0);0))" office:value-type="float" office:value="0" calcext:value-type="float">
            <text:p>0</text:p>
          </table:table-cell>
          <table:table-cell table:style-name="ce77" table:formula="of:=IF([.$G160]+[.$I160]=0;;IF([.$I160]&lt;[.$G160];IF([.$G160]&amp;&quot;-&quot;&amp;[.$I160]&lt;&gt;&quot;20-0&quot;;1;0);0))" office:value-type="float" office:value="0" calcext:value-type="float">
            <text:p>0</text:p>
          </table:table-cell>
          <table:table-cell table:style-name="ce54" table:formula="of:=IF([.$G160]+[.$I160]=0;;[.$I160])" office:value-type="float" office:value="0" calcext:value-type="float">
            <text:p>0</text:p>
          </table:table-cell>
          <table:table-cell table:style-name="ce54" table:formula="of:=IF([.$G160]+[.$I160]=0;;[.$G160])" office:value-type="float" office:value="0" calcext:value-type="float">
            <text:p>0</text:p>
          </table:table-cell>
          <table:table-cell table:style-name="ce70" table:formula="of:=IF([.$G160]+[.$I160]=0;;[.$I160]-[.$G160])" office:value-type="float" office:value="0" calcext:value-type="float">
            <text:p>+0</text:p>
          </table:table-cell>
          <table:table-cell table:style-name="ce77" table:formula="of:=IF([.$G160]+[.$I160]=0;&quot;(Vincente)&quot;;IF([.$G160]&gt;[.$I160];[.$B160];[.$C160]))" office:value-type="string" office:string-value="(Vincente)" calcext:value-type="string">
            <text:p>(Vincente)</text:p>
          </table:table-cell>
          <table:table-cell table:style-name="ce77" table:formula="of:=IF([.$G160]+[.$I160]=0;&quot;(Perdente)&quot;;IF([.$G160]&lt;[.$I160];[.$B160];[.$C16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1]=&quot;&quot;;&quot;&quot;;HYPERLINK(VLOOKUP([.B16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7" calcext:value-type="float" table:number-columns-spanned="1" table:number-rows-spanned="2">
            <text:p>6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62]=&quot;&quot;;&quot;&quot;;TEXT([.E16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62]=&quot;&quot;;&quot;(Squadra A)&quot;;[.$B162])" office:value-type="string" office:string-value="(Squadra A)" calcext:value-type="string">
            <text:p>(Squadra A)</text:p>
          </table:table-cell>
          <table:table-cell table:style-name="ce54" table:formula="of:=IF([.$G162]+[.$I162]=0;;IF([.$G162]&gt;[.$I162];1;0))" office:value-type="float" office:value="0" calcext:value-type="float">
            <text:p>0</text:p>
          </table:table-cell>
          <table:table-cell table:style-name="ce77" table:formula="of:=IF([.$G162]+[.$I162]=0;;IF([.$G162]&lt;[.$I162];IF([.$G162]&amp;&quot;-&quot;&amp;[.$I162]=&quot;0-20&quot;;1;0);0))" office:value-type="float" office:value="0" calcext:value-type="float">
            <text:p>0</text:p>
          </table:table-cell>
          <table:table-cell table:style-name="ce77" table:formula="of:=IF([.$G162]+[.$I162]=0;;IF([.$G162]&lt;[.$I162];IF([.$G162]&amp;&quot;-&quot;&amp;[.$I162]&lt;&gt;&quot;0-20&quot;;1;0);0))" office:value-type="float" office:value="0" calcext:value-type="float">
            <text:p>0</text:p>
          </table:table-cell>
          <table:table-cell table:style-name="ce54" table:formula="of:=IF([.$G162]+[.$I162]=0;;[.$G162])" office:value-type="float" office:value="0" calcext:value-type="float">
            <text:p>0</text:p>
          </table:table-cell>
          <table:table-cell table:style-name="ce54" table:formula="of:=IF([.$G162]+[.$I162]=0;;[.$I162])" office:value-type="float" office:value="0" calcext:value-type="float">
            <text:p>0</text:p>
          </table:table-cell>
          <table:table-cell table:style-name="ce70" table:formula="of:=IF([.$G162]+[.$I162]=0;;[.$G162]-[.$I162])" office:value-type="float" office:value="0" calcext:value-type="float">
            <text:p>+0</text:p>
          </table:table-cell>
          <table:table-cell table:style-name="ce63" table:formula="of:=IF([.$C162]=&quot;&quot;;&quot;(Squadra B)&quot;;[.$C162])" office:value-type="string" office:string-value="(Squadra B)" calcext:value-type="string">
            <text:p>(Squadra B)</text:p>
          </table:table-cell>
          <table:table-cell table:style-name="ce54" table:formula="of:=IF([.$G162]+[.$I162]=0;;IF([.$I162]&gt;[.$G162];1;0))" office:value-type="float" office:value="0" calcext:value-type="float">
            <text:p>0</text:p>
          </table:table-cell>
          <table:table-cell table:style-name="ce77" table:formula="of:=IF([.$G162]+[.$I162]=0;;IF([.$I162]&lt;[.$G162];IF([.$G162]&amp;&quot;-&quot;&amp;[.$I162]=&quot;20-0&quot;;1;0);0))" office:value-type="float" office:value="0" calcext:value-type="float">
            <text:p>0</text:p>
          </table:table-cell>
          <table:table-cell table:style-name="ce77" table:formula="of:=IF([.$G162]+[.$I162]=0;;IF([.$I162]&lt;[.$G162];IF([.$G162]&amp;&quot;-&quot;&amp;[.$I162]&lt;&gt;&quot;20-0&quot;;1;0);0))" office:value-type="float" office:value="0" calcext:value-type="float">
            <text:p>0</text:p>
          </table:table-cell>
          <table:table-cell table:style-name="ce54" table:formula="of:=IF([.$G162]+[.$I162]=0;;[.$I162])" office:value-type="float" office:value="0" calcext:value-type="float">
            <text:p>0</text:p>
          </table:table-cell>
          <table:table-cell table:style-name="ce54" table:formula="of:=IF([.$G162]+[.$I162]=0;;[.$G162])" office:value-type="float" office:value="0" calcext:value-type="float">
            <text:p>0</text:p>
          </table:table-cell>
          <table:table-cell table:style-name="ce70" table:formula="of:=IF([.$G162]+[.$I162]=0;;[.$I162]-[.$G162])" office:value-type="float" office:value="0" calcext:value-type="float">
            <text:p>+0</text:p>
          </table:table-cell>
          <table:table-cell table:style-name="ce77" table:formula="of:=IF([.$G162]+[.$I162]=0;&quot;(Vincente)&quot;;IF([.$G162]&gt;[.$I162];[.$B162];[.$C162]))" office:value-type="string" office:string-value="(Vincente)" calcext:value-type="string">
            <text:p>(Vincente)</text:p>
          </table:table-cell>
          <table:table-cell table:style-name="ce77" table:formula="of:=IF([.$G162]+[.$I162]=0;&quot;(Perdente)&quot;;IF([.$G162]&lt;[.$I162];[.$B162];[.$C16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3]=&quot;&quot;;&quot;&quot;;HYPERLINK(VLOOKUP([.B16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8" calcext:value-type="float" table:number-columns-spanned="1" table:number-rows-spanned="2">
            <text:p>6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64]=&quot;&quot;;&quot;&quot;;TEXT([.E16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64]=&quot;&quot;;&quot;(Squadra A)&quot;;[.$B164])" office:value-type="string" office:string-value="(Squadra A)" calcext:value-type="string">
            <text:p>(Squadra A)</text:p>
          </table:table-cell>
          <table:table-cell table:style-name="ce54" table:formula="of:=IF([.$G164]+[.$I164]=0;;IF([.$G164]&gt;[.$I164];1;0))" office:value-type="float" office:value="0" calcext:value-type="float">
            <text:p>0</text:p>
          </table:table-cell>
          <table:table-cell table:style-name="ce77" table:formula="of:=IF([.$G164]+[.$I164]=0;;IF([.$G164]&lt;[.$I164];IF([.$G164]&amp;&quot;-&quot;&amp;[.$I164]=&quot;0-20&quot;;1;0);0))" office:value-type="float" office:value="0" calcext:value-type="float">
            <text:p>0</text:p>
          </table:table-cell>
          <table:table-cell table:style-name="ce77" table:formula="of:=IF([.$G164]+[.$I164]=0;;IF([.$G164]&lt;[.$I164];IF([.$G164]&amp;&quot;-&quot;&amp;[.$I164]&lt;&gt;&quot;0-20&quot;;1;0);0))" office:value-type="float" office:value="0" calcext:value-type="float">
            <text:p>0</text:p>
          </table:table-cell>
          <table:table-cell table:style-name="ce54" table:formula="of:=IF([.$G164]+[.$I164]=0;;[.$G164])" office:value-type="float" office:value="0" calcext:value-type="float">
            <text:p>0</text:p>
          </table:table-cell>
          <table:table-cell table:style-name="ce54" table:formula="of:=IF([.$G164]+[.$I164]=0;;[.$I164])" office:value-type="float" office:value="0" calcext:value-type="float">
            <text:p>0</text:p>
          </table:table-cell>
          <table:table-cell table:style-name="ce70" table:formula="of:=IF([.$G164]+[.$I164]=0;;[.$G164]-[.$I164])" office:value-type="float" office:value="0" calcext:value-type="float">
            <text:p>+0</text:p>
          </table:table-cell>
          <table:table-cell table:style-name="ce63" table:formula="of:=IF([.$C164]=&quot;&quot;;&quot;(Squadra B)&quot;;[.$C164])" office:value-type="string" office:string-value="(Squadra B)" calcext:value-type="string">
            <text:p>(Squadra B)</text:p>
          </table:table-cell>
          <table:table-cell table:style-name="ce54" table:formula="of:=IF([.$G164]+[.$I164]=0;;IF([.$I164]&gt;[.$G164];1;0))" office:value-type="float" office:value="0" calcext:value-type="float">
            <text:p>0</text:p>
          </table:table-cell>
          <table:table-cell table:style-name="ce77" table:formula="of:=IF([.$G164]+[.$I164]=0;;IF([.$I164]&lt;[.$G164];IF([.$G164]&amp;&quot;-&quot;&amp;[.$I164]=&quot;20-0&quot;;1;0);0))" office:value-type="float" office:value="0" calcext:value-type="float">
            <text:p>0</text:p>
          </table:table-cell>
          <table:table-cell table:style-name="ce77" table:formula="of:=IF([.$G164]+[.$I164]=0;;IF([.$I164]&lt;[.$G164];IF([.$G164]&amp;&quot;-&quot;&amp;[.$I164]&lt;&gt;&quot;20-0&quot;;1;0);0))" office:value-type="float" office:value="0" calcext:value-type="float">
            <text:p>0</text:p>
          </table:table-cell>
          <table:table-cell table:style-name="ce54" table:formula="of:=IF([.$G164]+[.$I164]=0;;[.$I164])" office:value-type="float" office:value="0" calcext:value-type="float">
            <text:p>0</text:p>
          </table:table-cell>
          <table:table-cell table:style-name="ce54" table:formula="of:=IF([.$G164]+[.$I164]=0;;[.$G164])" office:value-type="float" office:value="0" calcext:value-type="float">
            <text:p>0</text:p>
          </table:table-cell>
          <table:table-cell table:style-name="ce70" table:formula="of:=IF([.$G164]+[.$I164]=0;;[.$I164]-[.$G164])" office:value-type="float" office:value="0" calcext:value-type="float">
            <text:p>+0</text:p>
          </table:table-cell>
          <table:table-cell table:style-name="ce77" table:formula="of:=IF([.$G164]+[.$I164]=0;&quot;(Vincente)&quot;;IF([.$G164]&gt;[.$I164];[.$B164];[.$C164]))" office:value-type="string" office:string-value="(Vincente)" calcext:value-type="string">
            <text:p>(Vincente)</text:p>
          </table:table-cell>
          <table:table-cell table:style-name="ce77" table:formula="of:=IF([.$G164]+[.$I164]=0;&quot;(Perdente)&quot;;IF([.$G164]&lt;[.$I164];[.$B164];[.$C1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5]=&quot;&quot;;&quot;&quot;;HYPERLINK(VLOOKUP([.B1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9" calcext:value-type="float" table:number-columns-spanned="1" table:number-rows-spanned="2">
            <text:p>6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66]=&quot;&quot;;&quot;&quot;;TEXT([.E16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66]=&quot;&quot;;&quot;(Squadra A)&quot;;[.$B166])" office:value-type="string" office:string-value="(Squadra A)" calcext:value-type="string">
            <text:p>(Squadra A)</text:p>
          </table:table-cell>
          <table:table-cell table:style-name="ce54" table:formula="of:=IF([.$G166]+[.$I166]=0;;IF([.$G166]&gt;[.$I166];1;0))" office:value-type="float" office:value="0" calcext:value-type="float">
            <text:p>0</text:p>
          </table:table-cell>
          <table:table-cell table:style-name="ce77" table:formula="of:=IF([.$G166]+[.$I166]=0;;IF([.$G166]&lt;[.$I166];IF([.$G166]&amp;&quot;-&quot;&amp;[.$I166]=&quot;0-20&quot;;1;0);0))" office:value-type="float" office:value="0" calcext:value-type="float">
            <text:p>0</text:p>
          </table:table-cell>
          <table:table-cell table:style-name="ce77" table:formula="of:=IF([.$G166]+[.$I166]=0;;IF([.$G166]&lt;[.$I166];IF([.$G166]&amp;&quot;-&quot;&amp;[.$I166]&lt;&gt;&quot;0-20&quot;;1;0);0))" office:value-type="float" office:value="0" calcext:value-type="float">
            <text:p>0</text:p>
          </table:table-cell>
          <table:table-cell table:style-name="ce54" table:formula="of:=IF([.$G166]+[.$I166]=0;;[.$G166])" office:value-type="float" office:value="0" calcext:value-type="float">
            <text:p>0</text:p>
          </table:table-cell>
          <table:table-cell table:style-name="ce54" table:formula="of:=IF([.$G166]+[.$I166]=0;;[.$I166])" office:value-type="float" office:value="0" calcext:value-type="float">
            <text:p>0</text:p>
          </table:table-cell>
          <table:table-cell table:style-name="ce70" table:formula="of:=IF([.$G166]+[.$I166]=0;;[.$G166]-[.$I166])" office:value-type="float" office:value="0" calcext:value-type="float">
            <text:p>+0</text:p>
          </table:table-cell>
          <table:table-cell table:style-name="ce63" table:formula="of:=IF([.$C166]=&quot;&quot;;&quot;(Squadra B)&quot;;[.$C166])" office:value-type="string" office:string-value="(Squadra B)" calcext:value-type="string">
            <text:p>(Squadra B)</text:p>
          </table:table-cell>
          <table:table-cell table:style-name="ce54" table:formula="of:=IF([.$G166]+[.$I166]=0;;IF([.$I166]&gt;[.$G166];1;0))" office:value-type="float" office:value="0" calcext:value-type="float">
            <text:p>0</text:p>
          </table:table-cell>
          <table:table-cell table:style-name="ce77" table:formula="of:=IF([.$G166]+[.$I166]=0;;IF([.$I166]&lt;[.$G166];IF([.$G166]&amp;&quot;-&quot;&amp;[.$I166]=&quot;20-0&quot;;1;0);0))" office:value-type="float" office:value="0" calcext:value-type="float">
            <text:p>0</text:p>
          </table:table-cell>
          <table:table-cell table:style-name="ce77" table:formula="of:=IF([.$G166]+[.$I166]=0;;IF([.$I166]&lt;[.$G166];IF([.$G166]&amp;&quot;-&quot;&amp;[.$I166]&lt;&gt;&quot;20-0&quot;;1;0);0))" office:value-type="float" office:value="0" calcext:value-type="float">
            <text:p>0</text:p>
          </table:table-cell>
          <table:table-cell table:style-name="ce54" table:formula="of:=IF([.$G166]+[.$I166]=0;;[.$I166])" office:value-type="float" office:value="0" calcext:value-type="float">
            <text:p>0</text:p>
          </table:table-cell>
          <table:table-cell table:style-name="ce54" table:formula="of:=IF([.$G166]+[.$I166]=0;;[.$G166])" office:value-type="float" office:value="0" calcext:value-type="float">
            <text:p>0</text:p>
          </table:table-cell>
          <table:table-cell table:style-name="ce70" table:formula="of:=IF([.$G166]+[.$I166]=0;;[.$I166]-[.$G166])" office:value-type="float" office:value="0" calcext:value-type="float">
            <text:p>+0</text:p>
          </table:table-cell>
          <table:table-cell table:style-name="ce77" table:formula="of:=IF([.$G166]+[.$I166]=0;&quot;(Vincente)&quot;;IF([.$G166]&gt;[.$I166];[.$B166];[.$C166]))" office:value-type="string" office:string-value="(Vincente)" calcext:value-type="string">
            <text:p>(Vincente)</text:p>
          </table:table-cell>
          <table:table-cell table:style-name="ce77" table:formula="of:=IF([.$G166]+[.$I166]=0;&quot;(Perdente)&quot;;IF([.$G166]&lt;[.$I166];[.$B166];[.$C16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7]=&quot;&quot;;&quot;&quot;;HYPERLINK(VLOOKUP([.B16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0" calcext:value-type="float" table:number-columns-spanned="1" table:number-rows-spanned="2">
            <text:p>7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68]=&quot;&quot;;&quot;&quot;;TEXT([.E16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68]=&quot;&quot;;&quot;(Squadra A)&quot;;[.$B168])" office:value-type="string" office:string-value="(Squadra A)" calcext:value-type="string">
            <text:p>(Squadra A)</text:p>
          </table:table-cell>
          <table:table-cell table:style-name="ce54" table:formula="of:=IF([.$G168]+[.$I168]=0;;IF([.$G168]&gt;[.$I168];1;0))" office:value-type="float" office:value="0" calcext:value-type="float">
            <text:p>0</text:p>
          </table:table-cell>
          <table:table-cell table:style-name="ce77" table:formula="of:=IF([.$G168]+[.$I168]=0;;IF([.$G168]&lt;[.$I168];IF([.$G168]&amp;&quot;-&quot;&amp;[.$I168]=&quot;0-20&quot;;1;0);0))" office:value-type="float" office:value="0" calcext:value-type="float">
            <text:p>0</text:p>
          </table:table-cell>
          <table:table-cell table:style-name="ce77" table:formula="of:=IF([.$G168]+[.$I168]=0;;IF([.$G168]&lt;[.$I168];IF([.$G168]&amp;&quot;-&quot;&amp;[.$I168]&lt;&gt;&quot;0-20&quot;;1;0);0))" office:value-type="float" office:value="0" calcext:value-type="float">
            <text:p>0</text:p>
          </table:table-cell>
          <table:table-cell table:style-name="ce54" table:formula="of:=IF([.$G168]+[.$I168]=0;;[.$G168])" office:value-type="float" office:value="0" calcext:value-type="float">
            <text:p>0</text:p>
          </table:table-cell>
          <table:table-cell table:style-name="ce54" table:formula="of:=IF([.$G168]+[.$I168]=0;;[.$I168])" office:value-type="float" office:value="0" calcext:value-type="float">
            <text:p>0</text:p>
          </table:table-cell>
          <table:table-cell table:style-name="ce70" table:formula="of:=IF([.$G168]+[.$I168]=0;;[.$G168]-[.$I168])" office:value-type="float" office:value="0" calcext:value-type="float">
            <text:p>+0</text:p>
          </table:table-cell>
          <table:table-cell table:style-name="ce63" table:formula="of:=IF([.$C168]=&quot;&quot;;&quot;(Squadra B)&quot;;[.$C168])" office:value-type="string" office:string-value="(Squadra B)" calcext:value-type="string">
            <text:p>(Squadra B)</text:p>
          </table:table-cell>
          <table:table-cell table:style-name="ce54" table:formula="of:=IF([.$G168]+[.$I168]=0;;IF([.$I168]&gt;[.$G168];1;0))" office:value-type="float" office:value="0" calcext:value-type="float">
            <text:p>0</text:p>
          </table:table-cell>
          <table:table-cell table:style-name="ce77" table:formula="of:=IF([.$G168]+[.$I168]=0;;IF([.$I168]&lt;[.$G168];IF([.$G168]&amp;&quot;-&quot;&amp;[.$I168]=&quot;20-0&quot;;1;0);0))" office:value-type="float" office:value="0" calcext:value-type="float">
            <text:p>0</text:p>
          </table:table-cell>
          <table:table-cell table:style-name="ce77" table:formula="of:=IF([.$G168]+[.$I168]=0;;IF([.$I168]&lt;[.$G168];IF([.$G168]&amp;&quot;-&quot;&amp;[.$I168]&lt;&gt;&quot;20-0&quot;;1;0);0))" office:value-type="float" office:value="0" calcext:value-type="float">
            <text:p>0</text:p>
          </table:table-cell>
          <table:table-cell table:style-name="ce54" table:formula="of:=IF([.$G168]+[.$I168]=0;;[.$I168])" office:value-type="float" office:value="0" calcext:value-type="float">
            <text:p>0</text:p>
          </table:table-cell>
          <table:table-cell table:style-name="ce54" table:formula="of:=IF([.$G168]+[.$I168]=0;;[.$G168])" office:value-type="float" office:value="0" calcext:value-type="float">
            <text:p>0</text:p>
          </table:table-cell>
          <table:table-cell table:style-name="ce70" table:formula="of:=IF([.$G168]+[.$I168]=0;;[.$I168]-[.$G168])" office:value-type="float" office:value="0" calcext:value-type="float">
            <text:p>+0</text:p>
          </table:table-cell>
          <table:table-cell table:style-name="ce77" table:formula="of:=IF([.$G168]+[.$I168]=0;&quot;(Vincente)&quot;;IF([.$G168]&gt;[.$I168];[.$B168];[.$C168]))" office:value-type="string" office:string-value="(Vincente)" calcext:value-type="string">
            <text:p>(Vincente)</text:p>
          </table:table-cell>
          <table:table-cell table:style-name="ce77" table:formula="of:=IF([.$G168]+[.$I168]=0;&quot;(Perdente)&quot;;IF([.$G168]&lt;[.$I168];[.$B168];[.$C16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9]=&quot;&quot;;&quot;&quot;;HYPERLINK(VLOOKUP([.B16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1" calcext:value-type="float" table:number-columns-spanned="1" table:number-rows-spanned="2">
            <text:p>7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70]=&quot;&quot;;&quot;&quot;;TEXT([.E17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70]=&quot;&quot;;&quot;(Squadra A)&quot;;[.$B170])" office:value-type="string" office:string-value="(Squadra A)" calcext:value-type="string">
            <text:p>(Squadra A)</text:p>
          </table:table-cell>
          <table:table-cell table:style-name="ce54" table:formula="of:=IF([.$G170]+[.$I170]=0;;IF([.$G170]&gt;[.$I170];1;0))" office:value-type="float" office:value="0" calcext:value-type="float">
            <text:p>0</text:p>
          </table:table-cell>
          <table:table-cell table:style-name="ce77" table:formula="of:=IF([.$G170]+[.$I170]=0;;IF([.$G170]&lt;[.$I170];IF([.$G170]&amp;&quot;-&quot;&amp;[.$I170]=&quot;0-20&quot;;1;0);0))" office:value-type="float" office:value="0" calcext:value-type="float">
            <text:p>0</text:p>
          </table:table-cell>
          <table:table-cell table:style-name="ce77" table:formula="of:=IF([.$G170]+[.$I170]=0;;IF([.$G170]&lt;[.$I170];IF([.$G170]&amp;&quot;-&quot;&amp;[.$I170]&lt;&gt;&quot;0-20&quot;;1;0);0))" office:value-type="float" office:value="0" calcext:value-type="float">
            <text:p>0</text:p>
          </table:table-cell>
          <table:table-cell table:style-name="ce54" table:formula="of:=IF([.$G170]+[.$I170]=0;;[.$G170])" office:value-type="float" office:value="0" calcext:value-type="float">
            <text:p>0</text:p>
          </table:table-cell>
          <table:table-cell table:style-name="ce54" table:formula="of:=IF([.$G170]+[.$I170]=0;;[.$I170])" office:value-type="float" office:value="0" calcext:value-type="float">
            <text:p>0</text:p>
          </table:table-cell>
          <table:table-cell table:style-name="ce70" table:formula="of:=IF([.$G170]+[.$I170]=0;;[.$G170]-[.$I170])" office:value-type="float" office:value="0" calcext:value-type="float">
            <text:p>+0</text:p>
          </table:table-cell>
          <table:table-cell table:style-name="ce63" table:formula="of:=IF([.$C170]=&quot;&quot;;&quot;(Squadra B)&quot;;[.$C170])" office:value-type="string" office:string-value="(Squadra B)" calcext:value-type="string">
            <text:p>(Squadra B)</text:p>
          </table:table-cell>
          <table:table-cell table:style-name="ce54" table:formula="of:=IF([.$G170]+[.$I170]=0;;IF([.$I170]&gt;[.$G170];1;0))" office:value-type="float" office:value="0" calcext:value-type="float">
            <text:p>0</text:p>
          </table:table-cell>
          <table:table-cell table:style-name="ce77" table:formula="of:=IF([.$G170]+[.$I170]=0;;IF([.$I170]&lt;[.$G170];IF([.$G170]&amp;&quot;-&quot;&amp;[.$I170]=&quot;20-0&quot;;1;0);0))" office:value-type="float" office:value="0" calcext:value-type="float">
            <text:p>0</text:p>
          </table:table-cell>
          <table:table-cell table:style-name="ce77" table:formula="of:=IF([.$G170]+[.$I170]=0;;IF([.$I170]&lt;[.$G170];IF([.$G170]&amp;&quot;-&quot;&amp;[.$I170]&lt;&gt;&quot;20-0&quot;;1;0);0))" office:value-type="float" office:value="0" calcext:value-type="float">
            <text:p>0</text:p>
          </table:table-cell>
          <table:table-cell table:style-name="ce54" table:formula="of:=IF([.$G170]+[.$I170]=0;;[.$I170])" office:value-type="float" office:value="0" calcext:value-type="float">
            <text:p>0</text:p>
          </table:table-cell>
          <table:table-cell table:style-name="ce54" table:formula="of:=IF([.$G170]+[.$I170]=0;;[.$G170])" office:value-type="float" office:value="0" calcext:value-type="float">
            <text:p>0</text:p>
          </table:table-cell>
          <table:table-cell table:style-name="ce70" table:formula="of:=IF([.$G170]+[.$I170]=0;;[.$I170]-[.$G170])" office:value-type="float" office:value="0" calcext:value-type="float">
            <text:p>+0</text:p>
          </table:table-cell>
          <table:table-cell table:style-name="ce77" table:formula="of:=IF([.$G170]+[.$I170]=0;&quot;(Vincente)&quot;;IF([.$G170]&gt;[.$I170];[.$B170];[.$C170]))" office:value-type="string" office:string-value="(Vincente)" calcext:value-type="string">
            <text:p>(Vincente)</text:p>
          </table:table-cell>
          <table:table-cell table:style-name="ce77" table:formula="of:=IF([.$G170]+[.$I170]=0;&quot;(Perdente)&quot;;IF([.$G170]&lt;[.$I170];[.$B170];[.$C1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71]=&quot;&quot;;&quot;&quot;;HYPERLINK(VLOOKUP([.B1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2" calcext:value-type="float" table:number-columns-spanned="1" table:number-rows-spanned="2">
            <text:p>7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72]=&quot;&quot;;&quot;&quot;;TEXT([.E17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72]=&quot;&quot;;&quot;(Squadra A)&quot;;[.$B172])" office:value-type="string" office:string-value="(Squadra A)" calcext:value-type="string">
            <text:p>(Squadra A)</text:p>
          </table:table-cell>
          <table:table-cell table:style-name="ce54" table:formula="of:=IF([.$G172]+[.$I172]=0;;IF([.$G172]&gt;[.$I172];1;0))" office:value-type="float" office:value="0" calcext:value-type="float">
            <text:p>0</text:p>
          </table:table-cell>
          <table:table-cell table:style-name="ce77" table:formula="of:=IF([.$G172]+[.$I172]=0;;IF([.$G172]&lt;[.$I172];IF([.$G172]&amp;&quot;-&quot;&amp;[.$I172]=&quot;0-20&quot;;1;0);0))" office:value-type="float" office:value="0" calcext:value-type="float">
            <text:p>0</text:p>
          </table:table-cell>
          <table:table-cell table:style-name="ce77" table:formula="of:=IF([.$G172]+[.$I172]=0;;IF([.$G172]&lt;[.$I172];IF([.$G172]&amp;&quot;-&quot;&amp;[.$I172]&lt;&gt;&quot;0-20&quot;;1;0);0))" office:value-type="float" office:value="0" calcext:value-type="float">
            <text:p>0</text:p>
          </table:table-cell>
          <table:table-cell table:style-name="ce54" table:formula="of:=IF([.$G172]+[.$I172]=0;;[.$G172])" office:value-type="float" office:value="0" calcext:value-type="float">
            <text:p>0</text:p>
          </table:table-cell>
          <table:table-cell table:style-name="ce54" table:formula="of:=IF([.$G172]+[.$I172]=0;;[.$I172])" office:value-type="float" office:value="0" calcext:value-type="float">
            <text:p>0</text:p>
          </table:table-cell>
          <table:table-cell table:style-name="ce70" table:formula="of:=IF([.$G172]+[.$I172]=0;;[.$G172]-[.$I172])" office:value-type="float" office:value="0" calcext:value-type="float">
            <text:p>+0</text:p>
          </table:table-cell>
          <table:table-cell table:style-name="ce63" table:formula="of:=IF([.$C172]=&quot;&quot;;&quot;(Squadra B)&quot;;[.$C172])" office:value-type="string" office:string-value="(Squadra B)" calcext:value-type="string">
            <text:p>(Squadra B)</text:p>
          </table:table-cell>
          <table:table-cell table:style-name="ce54" table:formula="of:=IF([.$G172]+[.$I172]=0;;IF([.$I172]&gt;[.$G172];1;0))" office:value-type="float" office:value="0" calcext:value-type="float">
            <text:p>0</text:p>
          </table:table-cell>
          <table:table-cell table:style-name="ce77" table:formula="of:=IF([.$G172]+[.$I172]=0;;IF([.$I172]&lt;[.$G172];IF([.$G172]&amp;&quot;-&quot;&amp;[.$I172]=&quot;20-0&quot;;1;0);0))" office:value-type="float" office:value="0" calcext:value-type="float">
            <text:p>0</text:p>
          </table:table-cell>
          <table:table-cell table:style-name="ce77" table:formula="of:=IF([.$G172]+[.$I172]=0;;IF([.$I172]&lt;[.$G172];IF([.$G172]&amp;&quot;-&quot;&amp;[.$I172]&lt;&gt;&quot;20-0&quot;;1;0);0))" office:value-type="float" office:value="0" calcext:value-type="float">
            <text:p>0</text:p>
          </table:table-cell>
          <table:table-cell table:style-name="ce54" table:formula="of:=IF([.$G172]+[.$I172]=0;;[.$I172])" office:value-type="float" office:value="0" calcext:value-type="float">
            <text:p>0</text:p>
          </table:table-cell>
          <table:table-cell table:style-name="ce54" table:formula="of:=IF([.$G172]+[.$I172]=0;;[.$G172])" office:value-type="float" office:value="0" calcext:value-type="float">
            <text:p>0</text:p>
          </table:table-cell>
          <table:table-cell table:style-name="ce70" table:formula="of:=IF([.$G172]+[.$I172]=0;;[.$I172]-[.$G172])" office:value-type="float" office:value="0" calcext:value-type="float">
            <text:p>+0</text:p>
          </table:table-cell>
          <table:table-cell table:style-name="ce77" table:formula="of:=IF([.$G172]+[.$I172]=0;&quot;(Vincente)&quot;;IF([.$G172]&gt;[.$I172];[.$B172];[.$C172]))" office:value-type="string" office:string-value="(Vincente)" calcext:value-type="string">
            <text:p>(Vincente)</text:p>
          </table:table-cell>
          <table:table-cell table:style-name="ce77" table:formula="of:=IF([.$G172]+[.$I172]=0;&quot;(Perdente)&quot;;IF([.$G172]&lt;[.$I172];[.$B172];[.$C17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73]=&quot;&quot;;&quot;&quot;;HYPERLINK(VLOOKUP([.B17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9" calcext:value-type="float">
            <text:p>9</text:p>
          </table:table-cell>
          <table:table-cell table:style-name="ce87" table:formula="of:=IF(ISNUMBER([.A175]);ROMAN([.A175])&amp;&quot; GIORNATA&quot;;COM.MICROSOFT.SWITCH([.A175];&quot;1-2&quot;;&quot;FINALE 1°-2° POSTO&quot;;&quot;3-4&quot;;&quot;FINALE 3°-4° POSTO&quot;;&quot;1-4&quot;;&quot;SEMIFINALI 1°-4° POSTO&quot;;&quot;1-8&quot;;&quot;QUARTI DI FINALE 1°-8° POSTO&quot;;&quot;&quot;))" office:value-type="string" office:string-value="IX GIORNATA" calcext:value-type="string" table:number-columns-spanned="8" table:number-rows-spanned="1">
            <text:p>I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3" calcext:value-type="float" table:number-columns-spanned="1" table:number-rows-spanned="2">
            <text:p>7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77]=&quot;&quot;;&quot;&quot;;TEXT([.E17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77]=&quot;&quot;;&quot;(Squadra A)&quot;;[.$B177])" office:value-type="string" office:string-value="(Squadra A)" calcext:value-type="string">
            <text:p>(Squadra A)</text:p>
          </table:table-cell>
          <table:table-cell table:style-name="ce54" table:formula="of:=IF([.$G177]+[.$I177]=0;;IF([.$G177]&gt;[.$I177];1;0))" office:value-type="float" office:value="0" calcext:value-type="float">
            <text:p>0</text:p>
          </table:table-cell>
          <table:table-cell table:style-name="ce77" table:formula="of:=IF([.$G177]+[.$I177]=0;;IF([.$G177]&lt;[.$I177];IF([.$G177]&amp;&quot;-&quot;&amp;[.$I177]=&quot;0-20&quot;;1;0);0))" office:value-type="float" office:value="0" calcext:value-type="float">
            <text:p>0</text:p>
          </table:table-cell>
          <table:table-cell table:style-name="ce77" table:formula="of:=IF([.$G177]+[.$I177]=0;;IF([.$G177]&lt;[.$I177];IF([.$G177]&amp;&quot;-&quot;&amp;[.$I177]&lt;&gt;&quot;0-20&quot;;1;0);0))" office:value-type="float" office:value="0" calcext:value-type="float">
            <text:p>0</text:p>
          </table:table-cell>
          <table:table-cell table:style-name="ce54" table:formula="of:=IF([.$G177]+[.$I177]=0;;[.$G177])" office:value-type="float" office:value="0" calcext:value-type="float">
            <text:p>0</text:p>
          </table:table-cell>
          <table:table-cell table:style-name="ce54" table:formula="of:=IF([.$G177]+[.$I177]=0;;[.$I177])" office:value-type="float" office:value="0" calcext:value-type="float">
            <text:p>0</text:p>
          </table:table-cell>
          <table:table-cell table:style-name="ce70" table:formula="of:=IF([.$G177]+[.$I177]=0;;[.$G177]-[.$I177])" office:value-type="float" office:value="0" calcext:value-type="float">
            <text:p>+0</text:p>
          </table:table-cell>
          <table:table-cell table:style-name="ce63" table:formula="of:=IF([.$C177]=&quot;&quot;;&quot;(Squadra B)&quot;;[.$C177])" office:value-type="string" office:string-value="(Squadra B)" calcext:value-type="string">
            <text:p>(Squadra B)</text:p>
          </table:table-cell>
          <table:table-cell table:style-name="ce54" table:formula="of:=IF([.$G177]+[.$I177]=0;;IF([.$I177]&gt;[.$G177];1;0))" office:value-type="float" office:value="0" calcext:value-type="float">
            <text:p>0</text:p>
          </table:table-cell>
          <table:table-cell table:style-name="ce77" table:formula="of:=IF([.$G177]+[.$I177]=0;;IF([.$I177]&lt;[.$G177];IF([.$G177]&amp;&quot;-&quot;&amp;[.$I177]=&quot;20-0&quot;;1;0);0))" office:value-type="float" office:value="0" calcext:value-type="float">
            <text:p>0</text:p>
          </table:table-cell>
          <table:table-cell table:style-name="ce77" table:formula="of:=IF([.$G177]+[.$I177]=0;;IF([.$I177]&lt;[.$G177];IF([.$G177]&amp;&quot;-&quot;&amp;[.$I177]&lt;&gt;&quot;20-0&quot;;1;0);0))" office:value-type="float" office:value="0" calcext:value-type="float">
            <text:p>0</text:p>
          </table:table-cell>
          <table:table-cell table:style-name="ce54" table:formula="of:=IF([.$G177]+[.$I177]=0;;[.$I177])" office:value-type="float" office:value="0" calcext:value-type="float">
            <text:p>0</text:p>
          </table:table-cell>
          <table:table-cell table:style-name="ce54" table:formula="of:=IF([.$G177]+[.$I177]=0;;[.$G177])" office:value-type="float" office:value="0" calcext:value-type="float">
            <text:p>0</text:p>
          </table:table-cell>
          <table:table-cell table:style-name="ce70" table:formula="of:=IF([.$G177]+[.$I177]=0;;[.$I177]-[.$G177])" office:value-type="float" office:value="0" calcext:value-type="float">
            <text:p>+0</text:p>
          </table:table-cell>
          <table:table-cell table:style-name="ce77" table:formula="of:=IF([.$G177]+[.$I177]=0;&quot;(Vincente)&quot;;IF([.$G177]&gt;[.$I177];[.$B177];[.$C177]))" office:value-type="string" office:string-value="(Vincente)" calcext:value-type="string">
            <text:p>(Vincente)</text:p>
          </table:table-cell>
          <table:table-cell table:style-name="ce77" table:formula="of:=IF([.$G177]+[.$I177]=0;&quot;(Perdente)&quot;;IF([.$G177]&lt;[.$I177];[.$B177];[.$C17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78]=&quot;&quot;;&quot;&quot;;HYPERLINK(VLOOKUP([.B17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4" calcext:value-type="float" table:number-columns-spanned="1" table:number-rows-spanned="2">
            <text:p>7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79]=&quot;&quot;;&quot;&quot;;TEXT([.E17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79]=&quot;&quot;;&quot;(Squadra A)&quot;;[.$B179])" office:value-type="string" office:string-value="(Squadra A)" calcext:value-type="string">
            <text:p>(Squadra A)</text:p>
          </table:table-cell>
          <table:table-cell table:style-name="ce54" table:formula="of:=IF([.$G179]+[.$I179]=0;;IF([.$G179]&gt;[.$I179];1;0))" office:value-type="float" office:value="0" calcext:value-type="float">
            <text:p>0</text:p>
          </table:table-cell>
          <table:table-cell table:style-name="ce77" table:formula="of:=IF([.$G179]+[.$I179]=0;;IF([.$G179]&lt;[.$I179];IF([.$G179]&amp;&quot;-&quot;&amp;[.$I179]=&quot;0-20&quot;;1;0);0))" office:value-type="float" office:value="0" calcext:value-type="float">
            <text:p>0</text:p>
          </table:table-cell>
          <table:table-cell table:style-name="ce77" table:formula="of:=IF([.$G179]+[.$I179]=0;;IF([.$G179]&lt;[.$I179];IF([.$G179]&amp;&quot;-&quot;&amp;[.$I179]&lt;&gt;&quot;0-20&quot;;1;0);0))" office:value-type="float" office:value="0" calcext:value-type="float">
            <text:p>0</text:p>
          </table:table-cell>
          <table:table-cell table:style-name="ce54" table:formula="of:=IF([.$G179]+[.$I179]=0;;[.$G179])" office:value-type="float" office:value="0" calcext:value-type="float">
            <text:p>0</text:p>
          </table:table-cell>
          <table:table-cell table:style-name="ce54" table:formula="of:=IF([.$G179]+[.$I179]=0;;[.$I179])" office:value-type="float" office:value="0" calcext:value-type="float">
            <text:p>0</text:p>
          </table:table-cell>
          <table:table-cell table:style-name="ce70" table:formula="of:=IF([.$G179]+[.$I179]=0;;[.$G179]-[.$I179])" office:value-type="float" office:value="0" calcext:value-type="float">
            <text:p>+0</text:p>
          </table:table-cell>
          <table:table-cell table:style-name="ce63" table:formula="of:=IF([.$C179]=&quot;&quot;;&quot;(Squadra B)&quot;;[.$C179])" office:value-type="string" office:string-value="(Squadra B)" calcext:value-type="string">
            <text:p>(Squadra B)</text:p>
          </table:table-cell>
          <table:table-cell table:style-name="ce54" table:formula="of:=IF([.$G179]+[.$I179]=0;;IF([.$I179]&gt;[.$G179];1;0))" office:value-type="float" office:value="0" calcext:value-type="float">
            <text:p>0</text:p>
          </table:table-cell>
          <table:table-cell table:style-name="ce77" table:formula="of:=IF([.$G179]+[.$I179]=0;;IF([.$I179]&lt;[.$G179];IF([.$G179]&amp;&quot;-&quot;&amp;[.$I179]=&quot;20-0&quot;;1;0);0))" office:value-type="float" office:value="0" calcext:value-type="float">
            <text:p>0</text:p>
          </table:table-cell>
          <table:table-cell table:style-name="ce77" table:formula="of:=IF([.$G179]+[.$I179]=0;;IF([.$I179]&lt;[.$G179];IF([.$G179]&amp;&quot;-&quot;&amp;[.$I179]&lt;&gt;&quot;20-0&quot;;1;0);0))" office:value-type="float" office:value="0" calcext:value-type="float">
            <text:p>0</text:p>
          </table:table-cell>
          <table:table-cell table:style-name="ce54" table:formula="of:=IF([.$G179]+[.$I179]=0;;[.$I179])" office:value-type="float" office:value="0" calcext:value-type="float">
            <text:p>0</text:p>
          </table:table-cell>
          <table:table-cell table:style-name="ce54" table:formula="of:=IF([.$G179]+[.$I179]=0;;[.$G179])" office:value-type="float" office:value="0" calcext:value-type="float">
            <text:p>0</text:p>
          </table:table-cell>
          <table:table-cell table:style-name="ce70" table:formula="of:=IF([.$G179]+[.$I179]=0;;[.$I179]-[.$G179])" office:value-type="float" office:value="0" calcext:value-type="float">
            <text:p>+0</text:p>
          </table:table-cell>
          <table:table-cell table:style-name="ce77" table:formula="of:=IF([.$G179]+[.$I179]=0;&quot;(Vincente)&quot;;IF([.$G179]&gt;[.$I179];[.$B179];[.$C179]))" office:value-type="string" office:string-value="(Vincente)" calcext:value-type="string">
            <text:p>(Vincente)</text:p>
          </table:table-cell>
          <table:table-cell table:style-name="ce77" table:formula="of:=IF([.$G179]+[.$I179]=0;&quot;(Perdente)&quot;;IF([.$G179]&lt;[.$I179];[.$B179];[.$C17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0]=&quot;&quot;;&quot;&quot;;HYPERLINK(VLOOKUP([.B18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5" calcext:value-type="float" table:number-columns-spanned="1" table:number-rows-spanned="2">
            <text:p>7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81]=&quot;&quot;;&quot;&quot;;TEXT([.E18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81]=&quot;&quot;;&quot;(Squadra A)&quot;;[.$B181])" office:value-type="string" office:string-value="(Squadra A)" calcext:value-type="string">
            <text:p>(Squadra A)</text:p>
          </table:table-cell>
          <table:table-cell table:style-name="ce54" table:formula="of:=IF([.$G181]+[.$I181]=0;;IF([.$G181]&gt;[.$I181];1;0))" office:value-type="float" office:value="0" calcext:value-type="float">
            <text:p>0</text:p>
          </table:table-cell>
          <table:table-cell table:style-name="ce77" table:formula="of:=IF([.$G181]+[.$I181]=0;;IF([.$G181]&lt;[.$I181];IF([.$G181]&amp;&quot;-&quot;&amp;[.$I181]=&quot;0-20&quot;;1;0);0))" office:value-type="float" office:value="0" calcext:value-type="float">
            <text:p>0</text:p>
          </table:table-cell>
          <table:table-cell table:style-name="ce77" table:formula="of:=IF([.$G181]+[.$I181]=0;;IF([.$G181]&lt;[.$I181];IF([.$G181]&amp;&quot;-&quot;&amp;[.$I181]&lt;&gt;&quot;0-20&quot;;1;0);0))" office:value-type="float" office:value="0" calcext:value-type="float">
            <text:p>0</text:p>
          </table:table-cell>
          <table:table-cell table:style-name="ce54" table:formula="of:=IF([.$G181]+[.$I181]=0;;[.$G181])" office:value-type="float" office:value="0" calcext:value-type="float">
            <text:p>0</text:p>
          </table:table-cell>
          <table:table-cell table:style-name="ce54" table:formula="of:=IF([.$G181]+[.$I181]=0;;[.$I181])" office:value-type="float" office:value="0" calcext:value-type="float">
            <text:p>0</text:p>
          </table:table-cell>
          <table:table-cell table:style-name="ce70" table:formula="of:=IF([.$G181]+[.$I181]=0;;[.$G181]-[.$I181])" office:value-type="float" office:value="0" calcext:value-type="float">
            <text:p>+0</text:p>
          </table:table-cell>
          <table:table-cell table:style-name="ce63" table:formula="of:=IF([.$C181]=&quot;&quot;;&quot;(Squadra B)&quot;;[.$C181])" office:value-type="string" office:string-value="(Squadra B)" calcext:value-type="string">
            <text:p>(Squadra B)</text:p>
          </table:table-cell>
          <table:table-cell table:style-name="ce54" table:formula="of:=IF([.$G181]+[.$I181]=0;;IF([.$I181]&gt;[.$G181];1;0))" office:value-type="float" office:value="0" calcext:value-type="float">
            <text:p>0</text:p>
          </table:table-cell>
          <table:table-cell table:style-name="ce77" table:formula="of:=IF([.$G181]+[.$I181]=0;;IF([.$I181]&lt;[.$G181];IF([.$G181]&amp;&quot;-&quot;&amp;[.$I181]=&quot;20-0&quot;;1;0);0))" office:value-type="float" office:value="0" calcext:value-type="float">
            <text:p>0</text:p>
          </table:table-cell>
          <table:table-cell table:style-name="ce77" table:formula="of:=IF([.$G181]+[.$I181]=0;;IF([.$I181]&lt;[.$G181];IF([.$G181]&amp;&quot;-&quot;&amp;[.$I181]&lt;&gt;&quot;20-0&quot;;1;0);0))" office:value-type="float" office:value="0" calcext:value-type="float">
            <text:p>0</text:p>
          </table:table-cell>
          <table:table-cell table:style-name="ce54" table:formula="of:=IF([.$G181]+[.$I181]=0;;[.$I181])" office:value-type="float" office:value="0" calcext:value-type="float">
            <text:p>0</text:p>
          </table:table-cell>
          <table:table-cell table:style-name="ce54" table:formula="of:=IF([.$G181]+[.$I181]=0;;[.$G181])" office:value-type="float" office:value="0" calcext:value-type="float">
            <text:p>0</text:p>
          </table:table-cell>
          <table:table-cell table:style-name="ce70" table:formula="of:=IF([.$G181]+[.$I181]=0;;[.$I181]-[.$G181])" office:value-type="float" office:value="0" calcext:value-type="float">
            <text:p>+0</text:p>
          </table:table-cell>
          <table:table-cell table:style-name="ce77" table:formula="of:=IF([.$G181]+[.$I181]=0;&quot;(Vincente)&quot;;IF([.$G181]&gt;[.$I181];[.$B181];[.$C181]))" office:value-type="string" office:string-value="(Vincente)" calcext:value-type="string">
            <text:p>(Vincente)</text:p>
          </table:table-cell>
          <table:table-cell table:style-name="ce77" table:formula="of:=IF([.$G181]+[.$I181]=0;&quot;(Perdente)&quot;;IF([.$G181]&lt;[.$I181];[.$B181];[.$C18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2]=&quot;&quot;;&quot;&quot;;HYPERLINK(VLOOKUP([.B18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6" calcext:value-type="float" table:number-columns-spanned="1" table:number-rows-spanned="2">
            <text:p>7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83]=&quot;&quot;;&quot;&quot;;TEXT([.E18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83]=&quot;&quot;;&quot;(Squadra A)&quot;;[.$B183])" office:value-type="string" office:string-value="(Squadra A)" calcext:value-type="string">
            <text:p>(Squadra A)</text:p>
          </table:table-cell>
          <table:table-cell table:style-name="ce54" table:formula="of:=IF([.$G183]+[.$I183]=0;;IF([.$G183]&gt;[.$I183];1;0))" office:value-type="float" office:value="0" calcext:value-type="float">
            <text:p>0</text:p>
          </table:table-cell>
          <table:table-cell table:style-name="ce77" table:formula="of:=IF([.$G183]+[.$I183]=0;;IF([.$G183]&lt;[.$I183];IF([.$G183]&amp;&quot;-&quot;&amp;[.$I183]=&quot;0-20&quot;;1;0);0))" office:value-type="float" office:value="0" calcext:value-type="float">
            <text:p>0</text:p>
          </table:table-cell>
          <table:table-cell table:style-name="ce77" table:formula="of:=IF([.$G183]+[.$I183]=0;;IF([.$G183]&lt;[.$I183];IF([.$G183]&amp;&quot;-&quot;&amp;[.$I183]&lt;&gt;&quot;0-20&quot;;1;0);0))" office:value-type="float" office:value="0" calcext:value-type="float">
            <text:p>0</text:p>
          </table:table-cell>
          <table:table-cell table:style-name="ce54" table:formula="of:=IF([.$G183]+[.$I183]=0;;[.$G183])" office:value-type="float" office:value="0" calcext:value-type="float">
            <text:p>0</text:p>
          </table:table-cell>
          <table:table-cell table:style-name="ce54" table:formula="of:=IF([.$G183]+[.$I183]=0;;[.$I183])" office:value-type="float" office:value="0" calcext:value-type="float">
            <text:p>0</text:p>
          </table:table-cell>
          <table:table-cell table:style-name="ce70" table:formula="of:=IF([.$G183]+[.$I183]=0;;[.$G183]-[.$I183])" office:value-type="float" office:value="0" calcext:value-type="float">
            <text:p>+0</text:p>
          </table:table-cell>
          <table:table-cell table:style-name="ce63" table:formula="of:=IF([.$C183]=&quot;&quot;;&quot;(Squadra B)&quot;;[.$C183])" office:value-type="string" office:string-value="(Squadra B)" calcext:value-type="string">
            <text:p>(Squadra B)</text:p>
          </table:table-cell>
          <table:table-cell table:style-name="ce54" table:formula="of:=IF([.$G183]+[.$I183]=0;;IF([.$I183]&gt;[.$G183];1;0))" office:value-type="float" office:value="0" calcext:value-type="float">
            <text:p>0</text:p>
          </table:table-cell>
          <table:table-cell table:style-name="ce77" table:formula="of:=IF([.$G183]+[.$I183]=0;;IF([.$I183]&lt;[.$G183];IF([.$G183]&amp;&quot;-&quot;&amp;[.$I183]=&quot;20-0&quot;;1;0);0))" office:value-type="float" office:value="0" calcext:value-type="float">
            <text:p>0</text:p>
          </table:table-cell>
          <table:table-cell table:style-name="ce77" table:formula="of:=IF([.$G183]+[.$I183]=0;;IF([.$I183]&lt;[.$G183];IF([.$G183]&amp;&quot;-&quot;&amp;[.$I183]&lt;&gt;&quot;20-0&quot;;1;0);0))" office:value-type="float" office:value="0" calcext:value-type="float">
            <text:p>0</text:p>
          </table:table-cell>
          <table:table-cell table:style-name="ce54" table:formula="of:=IF([.$G183]+[.$I183]=0;;[.$I183])" office:value-type="float" office:value="0" calcext:value-type="float">
            <text:p>0</text:p>
          </table:table-cell>
          <table:table-cell table:style-name="ce54" table:formula="of:=IF([.$G183]+[.$I183]=0;;[.$G183])" office:value-type="float" office:value="0" calcext:value-type="float">
            <text:p>0</text:p>
          </table:table-cell>
          <table:table-cell table:style-name="ce70" table:formula="of:=IF([.$G183]+[.$I183]=0;;[.$I183]-[.$G183])" office:value-type="float" office:value="0" calcext:value-type="float">
            <text:p>+0</text:p>
          </table:table-cell>
          <table:table-cell table:style-name="ce77" table:formula="of:=IF([.$G183]+[.$I183]=0;&quot;(Vincente)&quot;;IF([.$G183]&gt;[.$I183];[.$B183];[.$C183]))" office:value-type="string" office:string-value="(Vincente)" calcext:value-type="string">
            <text:p>(Vincente)</text:p>
          </table:table-cell>
          <table:table-cell table:style-name="ce77" table:formula="of:=IF([.$G183]+[.$I183]=0;&quot;(Perdente)&quot;;IF([.$G183]&lt;[.$I183];[.$B183];[.$C18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4]=&quot;&quot;;&quot;&quot;;HYPERLINK(VLOOKUP([.B18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7" calcext:value-type="float" table:number-columns-spanned="1" table:number-rows-spanned="2">
            <text:p>7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85]=&quot;&quot;;&quot;&quot;;TEXT([.E18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85]=&quot;&quot;;&quot;(Squadra A)&quot;;[.$B185])" office:value-type="string" office:string-value="(Squadra A)" calcext:value-type="string">
            <text:p>(Squadra A)</text:p>
          </table:table-cell>
          <table:table-cell table:style-name="ce54" table:formula="of:=IF([.$G185]+[.$I185]=0;;IF([.$G185]&gt;[.$I185];1;0))" office:value-type="float" office:value="0" calcext:value-type="float">
            <text:p>0</text:p>
          </table:table-cell>
          <table:table-cell table:style-name="ce77" table:formula="of:=IF([.$G185]+[.$I185]=0;;IF([.$G185]&lt;[.$I185];IF([.$G185]&amp;&quot;-&quot;&amp;[.$I185]=&quot;0-20&quot;;1;0);0))" office:value-type="float" office:value="0" calcext:value-type="float">
            <text:p>0</text:p>
          </table:table-cell>
          <table:table-cell table:style-name="ce77" table:formula="of:=IF([.$G185]+[.$I185]=0;;IF([.$G185]&lt;[.$I185];IF([.$G185]&amp;&quot;-&quot;&amp;[.$I185]&lt;&gt;&quot;0-20&quot;;1;0);0))" office:value-type="float" office:value="0" calcext:value-type="float">
            <text:p>0</text:p>
          </table:table-cell>
          <table:table-cell table:style-name="ce54" table:formula="of:=IF([.$G185]+[.$I185]=0;;[.$G185])" office:value-type="float" office:value="0" calcext:value-type="float">
            <text:p>0</text:p>
          </table:table-cell>
          <table:table-cell table:style-name="ce54" table:formula="of:=IF([.$G185]+[.$I185]=0;;[.$I185])" office:value-type="float" office:value="0" calcext:value-type="float">
            <text:p>0</text:p>
          </table:table-cell>
          <table:table-cell table:style-name="ce70" table:formula="of:=IF([.$G185]+[.$I185]=0;;[.$G185]-[.$I185])" office:value-type="float" office:value="0" calcext:value-type="float">
            <text:p>+0</text:p>
          </table:table-cell>
          <table:table-cell table:style-name="ce63" table:formula="of:=IF([.$C185]=&quot;&quot;;&quot;(Squadra B)&quot;;[.$C185])" office:value-type="string" office:string-value="(Squadra B)" calcext:value-type="string">
            <text:p>(Squadra B)</text:p>
          </table:table-cell>
          <table:table-cell table:style-name="ce54" table:formula="of:=IF([.$G185]+[.$I185]=0;;IF([.$I185]&gt;[.$G185];1;0))" office:value-type="float" office:value="0" calcext:value-type="float">
            <text:p>0</text:p>
          </table:table-cell>
          <table:table-cell table:style-name="ce77" table:formula="of:=IF([.$G185]+[.$I185]=0;;IF([.$I185]&lt;[.$G185];IF([.$G185]&amp;&quot;-&quot;&amp;[.$I185]=&quot;20-0&quot;;1;0);0))" office:value-type="float" office:value="0" calcext:value-type="float">
            <text:p>0</text:p>
          </table:table-cell>
          <table:table-cell table:style-name="ce77" table:formula="of:=IF([.$G185]+[.$I185]=0;;IF([.$I185]&lt;[.$G185];IF([.$G185]&amp;&quot;-&quot;&amp;[.$I185]&lt;&gt;&quot;20-0&quot;;1;0);0))" office:value-type="float" office:value="0" calcext:value-type="float">
            <text:p>0</text:p>
          </table:table-cell>
          <table:table-cell table:style-name="ce54" table:formula="of:=IF([.$G185]+[.$I185]=0;;[.$I185])" office:value-type="float" office:value="0" calcext:value-type="float">
            <text:p>0</text:p>
          </table:table-cell>
          <table:table-cell table:style-name="ce54" table:formula="of:=IF([.$G185]+[.$I185]=0;;[.$G185])" office:value-type="float" office:value="0" calcext:value-type="float">
            <text:p>0</text:p>
          </table:table-cell>
          <table:table-cell table:style-name="ce70" table:formula="of:=IF([.$G185]+[.$I185]=0;;[.$I185]-[.$G185])" office:value-type="float" office:value="0" calcext:value-type="float">
            <text:p>+0</text:p>
          </table:table-cell>
          <table:table-cell table:style-name="ce77" table:formula="of:=IF([.$G185]+[.$I185]=0;&quot;(Vincente)&quot;;IF([.$G185]&gt;[.$I185];[.$B185];[.$C185]))" office:value-type="string" office:string-value="(Vincente)" calcext:value-type="string">
            <text:p>(Vincente)</text:p>
          </table:table-cell>
          <table:table-cell table:style-name="ce77" table:formula="of:=IF([.$G185]+[.$I185]=0;&quot;(Perdente)&quot;;IF([.$G185]&lt;[.$I185];[.$B185];[.$C18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6]=&quot;&quot;;&quot;&quot;;HYPERLINK(VLOOKUP([.B18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8" calcext:value-type="float" table:number-columns-spanned="1" table:number-rows-spanned="2">
            <text:p>7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87]=&quot;&quot;;&quot;&quot;;TEXT([.E18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87]=&quot;&quot;;&quot;(Squadra A)&quot;;[.$B187])" office:value-type="string" office:string-value="(Squadra A)" calcext:value-type="string">
            <text:p>(Squadra A)</text:p>
          </table:table-cell>
          <table:table-cell table:style-name="ce54" table:formula="of:=IF([.$G187]+[.$I187]=0;;IF([.$G187]&gt;[.$I187];1;0))" office:value-type="float" office:value="0" calcext:value-type="float">
            <text:p>0</text:p>
          </table:table-cell>
          <table:table-cell table:style-name="ce77" table:formula="of:=IF([.$G187]+[.$I187]=0;;IF([.$G187]&lt;[.$I187];IF([.$G187]&amp;&quot;-&quot;&amp;[.$I187]=&quot;0-20&quot;;1;0);0))" office:value-type="float" office:value="0" calcext:value-type="float">
            <text:p>0</text:p>
          </table:table-cell>
          <table:table-cell table:style-name="ce77" table:formula="of:=IF([.$G187]+[.$I187]=0;;IF([.$G187]&lt;[.$I187];IF([.$G187]&amp;&quot;-&quot;&amp;[.$I187]&lt;&gt;&quot;0-20&quot;;1;0);0))" office:value-type="float" office:value="0" calcext:value-type="float">
            <text:p>0</text:p>
          </table:table-cell>
          <table:table-cell table:style-name="ce54" table:formula="of:=IF([.$G187]+[.$I187]=0;;[.$G187])" office:value-type="float" office:value="0" calcext:value-type="float">
            <text:p>0</text:p>
          </table:table-cell>
          <table:table-cell table:style-name="ce54" table:formula="of:=IF([.$G187]+[.$I187]=0;;[.$I187])" office:value-type="float" office:value="0" calcext:value-type="float">
            <text:p>0</text:p>
          </table:table-cell>
          <table:table-cell table:style-name="ce70" table:formula="of:=IF([.$G187]+[.$I187]=0;;[.$G187]-[.$I187])" office:value-type="float" office:value="0" calcext:value-type="float">
            <text:p>+0</text:p>
          </table:table-cell>
          <table:table-cell table:style-name="ce63" table:formula="of:=IF([.$C187]=&quot;&quot;;&quot;(Squadra B)&quot;;[.$C187])" office:value-type="string" office:string-value="(Squadra B)" calcext:value-type="string">
            <text:p>(Squadra B)</text:p>
          </table:table-cell>
          <table:table-cell table:style-name="ce54" table:formula="of:=IF([.$G187]+[.$I187]=0;;IF([.$I187]&gt;[.$G187];1;0))" office:value-type="float" office:value="0" calcext:value-type="float">
            <text:p>0</text:p>
          </table:table-cell>
          <table:table-cell table:style-name="ce77" table:formula="of:=IF([.$G187]+[.$I187]=0;;IF([.$I187]&lt;[.$G187];IF([.$G187]&amp;&quot;-&quot;&amp;[.$I187]=&quot;20-0&quot;;1;0);0))" office:value-type="float" office:value="0" calcext:value-type="float">
            <text:p>0</text:p>
          </table:table-cell>
          <table:table-cell table:style-name="ce77" table:formula="of:=IF([.$G187]+[.$I187]=0;;IF([.$I187]&lt;[.$G187];IF([.$G187]&amp;&quot;-&quot;&amp;[.$I187]&lt;&gt;&quot;20-0&quot;;1;0);0))" office:value-type="float" office:value="0" calcext:value-type="float">
            <text:p>0</text:p>
          </table:table-cell>
          <table:table-cell table:style-name="ce54" table:formula="of:=IF([.$G187]+[.$I187]=0;;[.$I187])" office:value-type="float" office:value="0" calcext:value-type="float">
            <text:p>0</text:p>
          </table:table-cell>
          <table:table-cell table:style-name="ce54" table:formula="of:=IF([.$G187]+[.$I187]=0;;[.$G187])" office:value-type="float" office:value="0" calcext:value-type="float">
            <text:p>0</text:p>
          </table:table-cell>
          <table:table-cell table:style-name="ce70" table:formula="of:=IF([.$G187]+[.$I187]=0;;[.$I187]-[.$G187])" office:value-type="float" office:value="0" calcext:value-type="float">
            <text:p>+0</text:p>
          </table:table-cell>
          <table:table-cell table:style-name="ce77" table:formula="of:=IF([.$G187]+[.$I187]=0;&quot;(Vincente)&quot;;IF([.$G187]&gt;[.$I187];[.$B187];[.$C187]))" office:value-type="string" office:string-value="(Vincente)" calcext:value-type="string">
            <text:p>(Vincente)</text:p>
          </table:table-cell>
          <table:table-cell table:style-name="ce77" table:formula="of:=IF([.$G187]+[.$I187]=0;&quot;(Perdente)&quot;;IF([.$G187]&lt;[.$I187];[.$B187];[.$C18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8]=&quot;&quot;;&quot;&quot;;HYPERLINK(VLOOKUP([.B18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9" calcext:value-type="float" table:number-columns-spanned="1" table:number-rows-spanned="2">
            <text:p>7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89]=&quot;&quot;;&quot;&quot;;TEXT([.E18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89]=&quot;&quot;;&quot;(Squadra A)&quot;;[.$B189])" office:value-type="string" office:string-value="(Squadra A)" calcext:value-type="string">
            <text:p>(Squadra A)</text:p>
          </table:table-cell>
          <table:table-cell table:style-name="ce54" table:formula="of:=IF([.$G189]+[.$I189]=0;;IF([.$G189]&gt;[.$I189];1;0))" office:value-type="float" office:value="0" calcext:value-type="float">
            <text:p>0</text:p>
          </table:table-cell>
          <table:table-cell table:style-name="ce77" table:formula="of:=IF([.$G189]+[.$I189]=0;;IF([.$G189]&lt;[.$I189];IF([.$G189]&amp;&quot;-&quot;&amp;[.$I189]=&quot;0-20&quot;;1;0);0))" office:value-type="float" office:value="0" calcext:value-type="float">
            <text:p>0</text:p>
          </table:table-cell>
          <table:table-cell table:style-name="ce77" table:formula="of:=IF([.$G189]+[.$I189]=0;;IF([.$G189]&lt;[.$I189];IF([.$G189]&amp;&quot;-&quot;&amp;[.$I189]&lt;&gt;&quot;0-20&quot;;1;0);0))" office:value-type="float" office:value="0" calcext:value-type="float">
            <text:p>0</text:p>
          </table:table-cell>
          <table:table-cell table:style-name="ce54" table:formula="of:=IF([.$G189]+[.$I189]=0;;[.$G189])" office:value-type="float" office:value="0" calcext:value-type="float">
            <text:p>0</text:p>
          </table:table-cell>
          <table:table-cell table:style-name="ce54" table:formula="of:=IF([.$G189]+[.$I189]=0;;[.$I189])" office:value-type="float" office:value="0" calcext:value-type="float">
            <text:p>0</text:p>
          </table:table-cell>
          <table:table-cell table:style-name="ce70" table:formula="of:=IF([.$G189]+[.$I189]=0;;[.$G189]-[.$I189])" office:value-type="float" office:value="0" calcext:value-type="float">
            <text:p>+0</text:p>
          </table:table-cell>
          <table:table-cell table:style-name="ce63" table:formula="of:=IF([.$C189]=&quot;&quot;;&quot;(Squadra B)&quot;;[.$C189])" office:value-type="string" office:string-value="(Squadra B)" calcext:value-type="string">
            <text:p>(Squadra B)</text:p>
          </table:table-cell>
          <table:table-cell table:style-name="ce54" table:formula="of:=IF([.$G189]+[.$I189]=0;;IF([.$I189]&gt;[.$G189];1;0))" office:value-type="float" office:value="0" calcext:value-type="float">
            <text:p>0</text:p>
          </table:table-cell>
          <table:table-cell table:style-name="ce77" table:formula="of:=IF([.$G189]+[.$I189]=0;;IF([.$I189]&lt;[.$G189];IF([.$G189]&amp;&quot;-&quot;&amp;[.$I189]=&quot;20-0&quot;;1;0);0))" office:value-type="float" office:value="0" calcext:value-type="float">
            <text:p>0</text:p>
          </table:table-cell>
          <table:table-cell table:style-name="ce77" table:formula="of:=IF([.$G189]+[.$I189]=0;;IF([.$I189]&lt;[.$G189];IF([.$G189]&amp;&quot;-&quot;&amp;[.$I189]&lt;&gt;&quot;20-0&quot;;1;0);0))" office:value-type="float" office:value="0" calcext:value-type="float">
            <text:p>0</text:p>
          </table:table-cell>
          <table:table-cell table:style-name="ce54" table:formula="of:=IF([.$G189]+[.$I189]=0;;[.$I189])" office:value-type="float" office:value="0" calcext:value-type="float">
            <text:p>0</text:p>
          </table:table-cell>
          <table:table-cell table:style-name="ce54" table:formula="of:=IF([.$G189]+[.$I189]=0;;[.$G189])" office:value-type="float" office:value="0" calcext:value-type="float">
            <text:p>0</text:p>
          </table:table-cell>
          <table:table-cell table:style-name="ce70" table:formula="of:=IF([.$G189]+[.$I189]=0;;[.$I189]-[.$G189])" office:value-type="float" office:value="0" calcext:value-type="float">
            <text:p>+0</text:p>
          </table:table-cell>
          <table:table-cell table:style-name="ce77" table:formula="of:=IF([.$G189]+[.$I189]=0;&quot;(Vincente)&quot;;IF([.$G189]&gt;[.$I189];[.$B189];[.$C189]))" office:value-type="string" office:string-value="(Vincente)" calcext:value-type="string">
            <text:p>(Vincente)</text:p>
          </table:table-cell>
          <table:table-cell table:style-name="ce77" table:formula="of:=IF([.$G189]+[.$I189]=0;&quot;(Perdente)&quot;;IF([.$G189]&lt;[.$I189];[.$B189];[.$C1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90]=&quot;&quot;;&quot;&quot;;HYPERLINK(VLOOKUP([.B1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0" calcext:value-type="float" table:number-columns-spanned="1" table:number-rows-spanned="2">
            <text:p>8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91]=&quot;&quot;;&quot;&quot;;TEXT([.E19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91]=&quot;&quot;;&quot;(Squadra A)&quot;;[.$B191])" office:value-type="string" office:string-value="(Squadra A)" calcext:value-type="string">
            <text:p>(Squadra A)</text:p>
          </table:table-cell>
          <table:table-cell table:style-name="ce54" table:formula="of:=IF([.$G191]+[.$I191]=0;;IF([.$G191]&gt;[.$I191];1;0))" office:value-type="float" office:value="0" calcext:value-type="float">
            <text:p>0</text:p>
          </table:table-cell>
          <table:table-cell table:style-name="ce77" table:formula="of:=IF([.$G191]+[.$I191]=0;;IF([.$G191]&lt;[.$I191];IF([.$G191]&amp;&quot;-&quot;&amp;[.$I191]=&quot;0-20&quot;;1;0);0))" office:value-type="float" office:value="0" calcext:value-type="float">
            <text:p>0</text:p>
          </table:table-cell>
          <table:table-cell table:style-name="ce77" table:formula="of:=IF([.$G191]+[.$I191]=0;;IF([.$G191]&lt;[.$I191];IF([.$G191]&amp;&quot;-&quot;&amp;[.$I191]&lt;&gt;&quot;0-20&quot;;1;0);0))" office:value-type="float" office:value="0" calcext:value-type="float">
            <text:p>0</text:p>
          </table:table-cell>
          <table:table-cell table:style-name="ce54" table:formula="of:=IF([.$G191]+[.$I191]=0;;[.$G191])" office:value-type="float" office:value="0" calcext:value-type="float">
            <text:p>0</text:p>
          </table:table-cell>
          <table:table-cell table:style-name="ce54" table:formula="of:=IF([.$G191]+[.$I191]=0;;[.$I191])" office:value-type="float" office:value="0" calcext:value-type="float">
            <text:p>0</text:p>
          </table:table-cell>
          <table:table-cell table:style-name="ce70" table:formula="of:=IF([.$G191]+[.$I191]=0;;[.$G191]-[.$I191])" office:value-type="float" office:value="0" calcext:value-type="float">
            <text:p>+0</text:p>
          </table:table-cell>
          <table:table-cell table:style-name="ce63" table:formula="of:=IF([.$C191]=&quot;&quot;;&quot;(Squadra B)&quot;;[.$C191])" office:value-type="string" office:string-value="(Squadra B)" calcext:value-type="string">
            <text:p>(Squadra B)</text:p>
          </table:table-cell>
          <table:table-cell table:style-name="ce54" table:formula="of:=IF([.$G191]+[.$I191]=0;;IF([.$I191]&gt;[.$G191];1;0))" office:value-type="float" office:value="0" calcext:value-type="float">
            <text:p>0</text:p>
          </table:table-cell>
          <table:table-cell table:style-name="ce77" table:formula="of:=IF([.$G191]+[.$I191]=0;;IF([.$I191]&lt;[.$G191];IF([.$G191]&amp;&quot;-&quot;&amp;[.$I191]=&quot;20-0&quot;;1;0);0))" office:value-type="float" office:value="0" calcext:value-type="float">
            <text:p>0</text:p>
          </table:table-cell>
          <table:table-cell table:style-name="ce77" table:formula="of:=IF([.$G191]+[.$I191]=0;;IF([.$I191]&lt;[.$G191];IF([.$G191]&amp;&quot;-&quot;&amp;[.$I191]&lt;&gt;&quot;20-0&quot;;1;0);0))" office:value-type="float" office:value="0" calcext:value-type="float">
            <text:p>0</text:p>
          </table:table-cell>
          <table:table-cell table:style-name="ce54" table:formula="of:=IF([.$G191]+[.$I191]=0;;[.$I191])" office:value-type="float" office:value="0" calcext:value-type="float">
            <text:p>0</text:p>
          </table:table-cell>
          <table:table-cell table:style-name="ce54" table:formula="of:=IF([.$G191]+[.$I191]=0;;[.$G191])" office:value-type="float" office:value="0" calcext:value-type="float">
            <text:p>0</text:p>
          </table:table-cell>
          <table:table-cell table:style-name="ce70" table:formula="of:=IF([.$G191]+[.$I191]=0;;[.$I191]-[.$G191])" office:value-type="float" office:value="0" calcext:value-type="float">
            <text:p>+0</text:p>
          </table:table-cell>
          <table:table-cell table:style-name="ce77" table:formula="of:=IF([.$G191]+[.$I191]=0;&quot;(Vincente)&quot;;IF([.$G191]&gt;[.$I191];[.$B191];[.$C191]))" office:value-type="string" office:string-value="(Vincente)" calcext:value-type="string">
            <text:p>(Vincente)</text:p>
          </table:table-cell>
          <table:table-cell table:style-name="ce77" table:formula="of:=IF([.$G191]+[.$I191]=0;&quot;(Perdente)&quot;;IF([.$G191]&lt;[.$I191];[.$B191];[.$C19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92]=&quot;&quot;;&quot;&quot;;HYPERLINK(VLOOKUP([.B19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1" calcext:value-type="float" table:number-columns-spanned="1" table:number-rows-spanned="2">
            <text:p>8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93]=&quot;&quot;;&quot;&quot;;TEXT([.E19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93]=&quot;&quot;;&quot;(Squadra A)&quot;;[.$B193])" office:value-type="string" office:string-value="(Squadra A)" calcext:value-type="string">
            <text:p>(Squadra A)</text:p>
          </table:table-cell>
          <table:table-cell table:style-name="ce54" table:formula="of:=IF([.$G193]+[.$I193]=0;;IF([.$G193]&gt;[.$I193];1;0))" office:value-type="float" office:value="0" calcext:value-type="float">
            <text:p>0</text:p>
          </table:table-cell>
          <table:table-cell table:style-name="ce77" table:formula="of:=IF([.$G193]+[.$I193]=0;;IF([.$G193]&lt;[.$I193];IF([.$G193]&amp;&quot;-&quot;&amp;[.$I193]=&quot;0-20&quot;;1;0);0))" office:value-type="float" office:value="0" calcext:value-type="float">
            <text:p>0</text:p>
          </table:table-cell>
          <table:table-cell table:style-name="ce77" table:formula="of:=IF([.$G193]+[.$I193]=0;;IF([.$G193]&lt;[.$I193];IF([.$G193]&amp;&quot;-&quot;&amp;[.$I193]&lt;&gt;&quot;0-20&quot;;1;0);0))" office:value-type="float" office:value="0" calcext:value-type="float">
            <text:p>0</text:p>
          </table:table-cell>
          <table:table-cell table:style-name="ce54" table:formula="of:=IF([.$G193]+[.$I193]=0;;[.$G193])" office:value-type="float" office:value="0" calcext:value-type="float">
            <text:p>0</text:p>
          </table:table-cell>
          <table:table-cell table:style-name="ce54" table:formula="of:=IF([.$G193]+[.$I193]=0;;[.$I193])" office:value-type="float" office:value="0" calcext:value-type="float">
            <text:p>0</text:p>
          </table:table-cell>
          <table:table-cell table:style-name="ce70" table:formula="of:=IF([.$G193]+[.$I193]=0;;[.$G193]-[.$I193])" office:value-type="float" office:value="0" calcext:value-type="float">
            <text:p>+0</text:p>
          </table:table-cell>
          <table:table-cell table:style-name="ce63" table:formula="of:=IF([.$C193]=&quot;&quot;;&quot;(Squadra B)&quot;;[.$C193])" office:value-type="string" office:string-value="(Squadra B)" calcext:value-type="string">
            <text:p>(Squadra B)</text:p>
          </table:table-cell>
          <table:table-cell table:style-name="ce54" table:formula="of:=IF([.$G193]+[.$I193]=0;;IF([.$I193]&gt;[.$G193];1;0))" office:value-type="float" office:value="0" calcext:value-type="float">
            <text:p>0</text:p>
          </table:table-cell>
          <table:table-cell table:style-name="ce77" table:formula="of:=IF([.$G193]+[.$I193]=0;;IF([.$I193]&lt;[.$G193];IF([.$G193]&amp;&quot;-&quot;&amp;[.$I193]=&quot;20-0&quot;;1;0);0))" office:value-type="float" office:value="0" calcext:value-type="float">
            <text:p>0</text:p>
          </table:table-cell>
          <table:table-cell table:style-name="ce77" table:formula="of:=IF([.$G193]+[.$I193]=0;;IF([.$I193]&lt;[.$G193];IF([.$G193]&amp;&quot;-&quot;&amp;[.$I193]&lt;&gt;&quot;20-0&quot;;1;0);0))" office:value-type="float" office:value="0" calcext:value-type="float">
            <text:p>0</text:p>
          </table:table-cell>
          <table:table-cell table:style-name="ce54" table:formula="of:=IF([.$G193]+[.$I193]=0;;[.$I193])" office:value-type="float" office:value="0" calcext:value-type="float">
            <text:p>0</text:p>
          </table:table-cell>
          <table:table-cell table:style-name="ce54" table:formula="of:=IF([.$G193]+[.$I193]=0;;[.$G193])" office:value-type="float" office:value="0" calcext:value-type="float">
            <text:p>0</text:p>
          </table:table-cell>
          <table:table-cell table:style-name="ce70" table:formula="of:=IF([.$G193]+[.$I193]=0;;[.$I193]-[.$G193])" office:value-type="float" office:value="0" calcext:value-type="float">
            <text:p>+0</text:p>
          </table:table-cell>
          <table:table-cell table:style-name="ce77" table:formula="of:=IF([.$G193]+[.$I193]=0;&quot;(Vincente)&quot;;IF([.$G193]&gt;[.$I193];[.$B193];[.$C193]))" office:value-type="string" office:string-value="(Vincente)" calcext:value-type="string">
            <text:p>(Vincente)</text:p>
          </table:table-cell>
          <table:table-cell table:style-name="ce77" table:formula="of:=IF([.$G193]+[.$I193]=0;&quot;(Perdente)&quot;;IF([.$G193]&lt;[.$I193];[.$B193];[.$C19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94]=&quot;&quot;;&quot;&quot;;HYPERLINK(VLOOKUP([.B19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87" table:formula="of:=IF(ISNUMBER([.A196]);ROMAN([.A196])&amp;&quot; GIORNATA&quot;;COM.MICROSOFT.SWITCH([.A196];&quot;1-2&quot;;&quot;FINALE 1°-2° POSTO&quot;;&quot;3-4&quot;;&quot;FINALE 3°-4° POSTO&quot;;&quot;1-4&quot;;&quot;SEMIFINALI 1°-4° POSTO&quot;;&quot;1-8&quot;;&quot;QUARTI DI FINALE 1°-8° POSTO&quot;;&quot;&quot;))" office:value-type="string" office:string-value="X GIORNATA" calcext:value-type="string" table:number-columns-spanned="8" table:number-rows-spanned="1">
            <text:p>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2" calcext:value-type="float" table:number-columns-spanned="1" table:number-rows-spanned="2">
            <text:p>8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198]=&quot;&quot;;&quot;&quot;;TEXT([.E19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198]=&quot;&quot;;&quot;(Squadra A)&quot;;[.$B198])" office:value-type="string" office:string-value="(Squadra A)" calcext:value-type="string">
            <text:p>(Squadra A)</text:p>
          </table:table-cell>
          <table:table-cell table:style-name="ce54" table:formula="of:=IF([.$G198]+[.$I198]=0;;IF([.$G198]&gt;[.$I198];1;0))" office:value-type="float" office:value="0" calcext:value-type="float">
            <text:p>0</text:p>
          </table:table-cell>
          <table:table-cell table:style-name="ce77" table:formula="of:=IF([.$G198]+[.$I198]=0;;IF([.$G198]&lt;[.$I198];IF([.$G198]&amp;&quot;-&quot;&amp;[.$I198]=&quot;0-20&quot;;1;0);0))" office:value-type="float" office:value="0" calcext:value-type="float">
            <text:p>0</text:p>
          </table:table-cell>
          <table:table-cell table:style-name="ce77" table:formula="of:=IF([.$G198]+[.$I198]=0;;IF([.$G198]&lt;[.$I198];IF([.$G198]&amp;&quot;-&quot;&amp;[.$I198]&lt;&gt;&quot;0-20&quot;;1;0);0))" office:value-type="float" office:value="0" calcext:value-type="float">
            <text:p>0</text:p>
          </table:table-cell>
          <table:table-cell table:style-name="ce54" table:formula="of:=IF([.$G198]+[.$I198]=0;;[.$G198])" office:value-type="float" office:value="0" calcext:value-type="float">
            <text:p>0</text:p>
          </table:table-cell>
          <table:table-cell table:style-name="ce54" table:formula="of:=IF([.$G198]+[.$I198]=0;;[.$I198])" office:value-type="float" office:value="0" calcext:value-type="float">
            <text:p>0</text:p>
          </table:table-cell>
          <table:table-cell table:style-name="ce70" table:formula="of:=IF([.$G198]+[.$I198]=0;;[.$G198]-[.$I198])" office:value-type="float" office:value="0" calcext:value-type="float">
            <text:p>+0</text:p>
          </table:table-cell>
          <table:table-cell table:style-name="ce63" table:formula="of:=IF([.$C198]=&quot;&quot;;&quot;(Squadra B)&quot;;[.$C198])" office:value-type="string" office:string-value="(Squadra B)" calcext:value-type="string">
            <text:p>(Squadra B)</text:p>
          </table:table-cell>
          <table:table-cell table:style-name="ce54" table:formula="of:=IF([.$G198]+[.$I198]=0;;IF([.$I198]&gt;[.$G198];1;0))" office:value-type="float" office:value="0" calcext:value-type="float">
            <text:p>0</text:p>
          </table:table-cell>
          <table:table-cell table:style-name="ce77" table:formula="of:=IF([.$G198]+[.$I198]=0;;IF([.$I198]&lt;[.$G198];IF([.$G198]&amp;&quot;-&quot;&amp;[.$I198]=&quot;20-0&quot;;1;0);0))" office:value-type="float" office:value="0" calcext:value-type="float">
            <text:p>0</text:p>
          </table:table-cell>
          <table:table-cell table:style-name="ce77" table:formula="of:=IF([.$G198]+[.$I198]=0;;IF([.$I198]&lt;[.$G198];IF([.$G198]&amp;&quot;-&quot;&amp;[.$I198]&lt;&gt;&quot;20-0&quot;;1;0);0))" office:value-type="float" office:value="0" calcext:value-type="float">
            <text:p>0</text:p>
          </table:table-cell>
          <table:table-cell table:style-name="ce54" table:formula="of:=IF([.$G198]+[.$I198]=0;;[.$I198])" office:value-type="float" office:value="0" calcext:value-type="float">
            <text:p>0</text:p>
          </table:table-cell>
          <table:table-cell table:style-name="ce54" table:formula="of:=IF([.$G198]+[.$I198]=0;;[.$G198])" office:value-type="float" office:value="0" calcext:value-type="float">
            <text:p>0</text:p>
          </table:table-cell>
          <table:table-cell table:style-name="ce70" table:formula="of:=IF([.$G198]+[.$I198]=0;;[.$I198]-[.$G198])" office:value-type="float" office:value="0" calcext:value-type="float">
            <text:p>+0</text:p>
          </table:table-cell>
          <table:table-cell table:style-name="ce77" table:formula="of:=IF([.$G198]+[.$I198]=0;&quot;(Vincente)&quot;;IF([.$G198]&gt;[.$I198];[.$B198];[.$C198]))" office:value-type="string" office:string-value="(Vincente)" calcext:value-type="string">
            <text:p>(Vincente)</text:p>
          </table:table-cell>
          <table:table-cell table:style-name="ce77" table:formula="of:=IF([.$G198]+[.$I198]=0;&quot;(Perdente)&quot;;IF([.$G198]&lt;[.$I198];[.$B198];[.$C19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99]=&quot;&quot;;&quot;&quot;;HYPERLINK(VLOOKUP([.B19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3" calcext:value-type="float" table:number-columns-spanned="1" table:number-rows-spanned="2">
            <text:p>8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00]=&quot;&quot;;&quot;&quot;;TEXT([.E20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00]=&quot;&quot;;&quot;(Squadra A)&quot;;[.$B200])" office:value-type="string" office:string-value="(Squadra A)" calcext:value-type="string">
            <text:p>(Squadra A)</text:p>
          </table:table-cell>
          <table:table-cell table:style-name="ce54" table:formula="of:=IF([.$G200]+[.$I200]=0;;IF([.$G200]&gt;[.$I200];1;0))" office:value-type="float" office:value="0" calcext:value-type="float">
            <text:p>0</text:p>
          </table:table-cell>
          <table:table-cell table:style-name="ce77" table:formula="of:=IF([.$G200]+[.$I200]=0;;IF([.$G200]&lt;[.$I200];IF([.$G200]&amp;&quot;-&quot;&amp;[.$I200]=&quot;0-20&quot;;1;0);0))" office:value-type="float" office:value="0" calcext:value-type="float">
            <text:p>0</text:p>
          </table:table-cell>
          <table:table-cell table:style-name="ce77" table:formula="of:=IF([.$G200]+[.$I200]=0;;IF([.$G200]&lt;[.$I200];IF([.$G200]&amp;&quot;-&quot;&amp;[.$I200]&lt;&gt;&quot;0-20&quot;;1;0);0))" office:value-type="float" office:value="0" calcext:value-type="float">
            <text:p>0</text:p>
          </table:table-cell>
          <table:table-cell table:style-name="ce54" table:formula="of:=IF([.$G200]+[.$I200]=0;;[.$G200])" office:value-type="float" office:value="0" calcext:value-type="float">
            <text:p>0</text:p>
          </table:table-cell>
          <table:table-cell table:style-name="ce54" table:formula="of:=IF([.$G200]+[.$I200]=0;;[.$I200])" office:value-type="float" office:value="0" calcext:value-type="float">
            <text:p>0</text:p>
          </table:table-cell>
          <table:table-cell table:style-name="ce70" table:formula="of:=IF([.$G200]+[.$I200]=0;;[.$G200]-[.$I200])" office:value-type="float" office:value="0" calcext:value-type="float">
            <text:p>+0</text:p>
          </table:table-cell>
          <table:table-cell table:style-name="ce63" table:formula="of:=IF([.$C200]=&quot;&quot;;&quot;(Squadra B)&quot;;[.$C200])" office:value-type="string" office:string-value="(Squadra B)" calcext:value-type="string">
            <text:p>(Squadra B)</text:p>
          </table:table-cell>
          <table:table-cell table:style-name="ce54" table:formula="of:=IF([.$G200]+[.$I200]=0;;IF([.$I200]&gt;[.$G200];1;0))" office:value-type="float" office:value="0" calcext:value-type="float">
            <text:p>0</text:p>
          </table:table-cell>
          <table:table-cell table:style-name="ce77" table:formula="of:=IF([.$G200]+[.$I200]=0;;IF([.$I200]&lt;[.$G200];IF([.$G200]&amp;&quot;-&quot;&amp;[.$I200]=&quot;20-0&quot;;1;0);0))" office:value-type="float" office:value="0" calcext:value-type="float">
            <text:p>0</text:p>
          </table:table-cell>
          <table:table-cell table:style-name="ce77" table:formula="of:=IF([.$G200]+[.$I200]=0;;IF([.$I200]&lt;[.$G200];IF([.$G200]&amp;&quot;-&quot;&amp;[.$I200]&lt;&gt;&quot;20-0&quot;;1;0);0))" office:value-type="float" office:value="0" calcext:value-type="float">
            <text:p>0</text:p>
          </table:table-cell>
          <table:table-cell table:style-name="ce54" table:formula="of:=IF([.$G200]+[.$I200]=0;;[.$I200])" office:value-type="float" office:value="0" calcext:value-type="float">
            <text:p>0</text:p>
          </table:table-cell>
          <table:table-cell table:style-name="ce54" table:formula="of:=IF([.$G200]+[.$I200]=0;;[.$G200])" office:value-type="float" office:value="0" calcext:value-type="float">
            <text:p>0</text:p>
          </table:table-cell>
          <table:table-cell table:style-name="ce70" table:formula="of:=IF([.$G200]+[.$I200]=0;;[.$I200]-[.$G200])" office:value-type="float" office:value="0" calcext:value-type="float">
            <text:p>+0</text:p>
          </table:table-cell>
          <table:table-cell table:style-name="ce77" table:formula="of:=IF([.$G200]+[.$I200]=0;&quot;(Vincente)&quot;;IF([.$G200]&gt;[.$I200];[.$B200];[.$C200]))" office:value-type="string" office:string-value="(Vincente)" calcext:value-type="string">
            <text:p>(Vincente)</text:p>
          </table:table-cell>
          <table:table-cell table:style-name="ce77" table:formula="of:=IF([.$G200]+[.$I200]=0;&quot;(Perdente)&quot;;IF([.$G200]&lt;[.$I200];[.$B200];[.$C20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1]=&quot;&quot;;&quot;&quot;;HYPERLINK(VLOOKUP([.B20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4" calcext:value-type="float" table:number-columns-spanned="1" table:number-rows-spanned="2">
            <text:p>8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02]=&quot;&quot;;&quot;&quot;;TEXT([.E20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02]=&quot;&quot;;&quot;(Squadra A)&quot;;[.$B202])" office:value-type="string" office:string-value="(Squadra A)" calcext:value-type="string">
            <text:p>(Squadra A)</text:p>
          </table:table-cell>
          <table:table-cell table:style-name="ce54" table:formula="of:=IF([.$G202]+[.$I202]=0;;IF([.$G202]&gt;[.$I202];1;0))" office:value-type="float" office:value="0" calcext:value-type="float">
            <text:p>0</text:p>
          </table:table-cell>
          <table:table-cell table:style-name="ce77" table:formula="of:=IF([.$G202]+[.$I202]=0;;IF([.$G202]&lt;[.$I202];IF([.$G202]&amp;&quot;-&quot;&amp;[.$I202]=&quot;0-20&quot;;1;0);0))" office:value-type="float" office:value="0" calcext:value-type="float">
            <text:p>0</text:p>
          </table:table-cell>
          <table:table-cell table:style-name="ce77" table:formula="of:=IF([.$G202]+[.$I202]=0;;IF([.$G202]&lt;[.$I202];IF([.$G202]&amp;&quot;-&quot;&amp;[.$I202]&lt;&gt;&quot;0-20&quot;;1;0);0))" office:value-type="float" office:value="0" calcext:value-type="float">
            <text:p>0</text:p>
          </table:table-cell>
          <table:table-cell table:style-name="ce54" table:formula="of:=IF([.$G202]+[.$I202]=0;;[.$G202])" office:value-type="float" office:value="0" calcext:value-type="float">
            <text:p>0</text:p>
          </table:table-cell>
          <table:table-cell table:style-name="ce54" table:formula="of:=IF([.$G202]+[.$I202]=0;;[.$I202])" office:value-type="float" office:value="0" calcext:value-type="float">
            <text:p>0</text:p>
          </table:table-cell>
          <table:table-cell table:style-name="ce70" table:formula="of:=IF([.$G202]+[.$I202]=0;;[.$G202]-[.$I202])" office:value-type="float" office:value="0" calcext:value-type="float">
            <text:p>+0</text:p>
          </table:table-cell>
          <table:table-cell table:style-name="ce63" table:formula="of:=IF([.$C202]=&quot;&quot;;&quot;(Squadra B)&quot;;[.$C202])" office:value-type="string" office:string-value="(Squadra B)" calcext:value-type="string">
            <text:p>(Squadra B)</text:p>
          </table:table-cell>
          <table:table-cell table:style-name="ce54" table:formula="of:=IF([.$G202]+[.$I202]=0;;IF([.$I202]&gt;[.$G202];1;0))" office:value-type="float" office:value="0" calcext:value-type="float">
            <text:p>0</text:p>
          </table:table-cell>
          <table:table-cell table:style-name="ce77" table:formula="of:=IF([.$G202]+[.$I202]=0;;IF([.$I202]&lt;[.$G202];IF([.$G202]&amp;&quot;-&quot;&amp;[.$I202]=&quot;20-0&quot;;1;0);0))" office:value-type="float" office:value="0" calcext:value-type="float">
            <text:p>0</text:p>
          </table:table-cell>
          <table:table-cell table:style-name="ce77" table:formula="of:=IF([.$G202]+[.$I202]=0;;IF([.$I202]&lt;[.$G202];IF([.$G202]&amp;&quot;-&quot;&amp;[.$I202]&lt;&gt;&quot;20-0&quot;;1;0);0))" office:value-type="float" office:value="0" calcext:value-type="float">
            <text:p>0</text:p>
          </table:table-cell>
          <table:table-cell table:style-name="ce54" table:formula="of:=IF([.$G202]+[.$I202]=0;;[.$I202])" office:value-type="float" office:value="0" calcext:value-type="float">
            <text:p>0</text:p>
          </table:table-cell>
          <table:table-cell table:style-name="ce54" table:formula="of:=IF([.$G202]+[.$I202]=0;;[.$G202])" office:value-type="float" office:value="0" calcext:value-type="float">
            <text:p>0</text:p>
          </table:table-cell>
          <table:table-cell table:style-name="ce70" table:formula="of:=IF([.$G202]+[.$I202]=0;;[.$I202]-[.$G202])" office:value-type="float" office:value="0" calcext:value-type="float">
            <text:p>+0</text:p>
          </table:table-cell>
          <table:table-cell table:style-name="ce77" table:formula="of:=IF([.$G202]+[.$I202]=0;&quot;(Vincente)&quot;;IF([.$G202]&gt;[.$I202];[.$B202];[.$C202]))" office:value-type="string" office:string-value="(Vincente)" calcext:value-type="string">
            <text:p>(Vincente)</text:p>
          </table:table-cell>
          <table:table-cell table:style-name="ce77" table:formula="of:=IF([.$G202]+[.$I202]=0;&quot;(Perdente)&quot;;IF([.$G202]&lt;[.$I202];[.$B202];[.$C20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3]=&quot;&quot;;&quot;&quot;;HYPERLINK(VLOOKUP([.B20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5" calcext:value-type="float" table:number-columns-spanned="1" table:number-rows-spanned="2">
            <text:p>8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04]=&quot;&quot;;&quot;&quot;;TEXT([.E20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04]=&quot;&quot;;&quot;(Squadra A)&quot;;[.$B204])" office:value-type="string" office:string-value="(Squadra A)" calcext:value-type="string">
            <text:p>(Squadra A)</text:p>
          </table:table-cell>
          <table:table-cell table:style-name="ce54" table:formula="of:=IF([.$G204]+[.$I204]=0;;IF([.$G204]&gt;[.$I204];1;0))" office:value-type="float" office:value="0" calcext:value-type="float">
            <text:p>0</text:p>
          </table:table-cell>
          <table:table-cell table:style-name="ce77" table:formula="of:=IF([.$G204]+[.$I204]=0;;IF([.$G204]&lt;[.$I204];IF([.$G204]&amp;&quot;-&quot;&amp;[.$I204]=&quot;0-20&quot;;1;0);0))" office:value-type="float" office:value="0" calcext:value-type="float">
            <text:p>0</text:p>
          </table:table-cell>
          <table:table-cell table:style-name="ce77" table:formula="of:=IF([.$G204]+[.$I204]=0;;IF([.$G204]&lt;[.$I204];IF([.$G204]&amp;&quot;-&quot;&amp;[.$I204]&lt;&gt;&quot;0-20&quot;;1;0);0))" office:value-type="float" office:value="0" calcext:value-type="float">
            <text:p>0</text:p>
          </table:table-cell>
          <table:table-cell table:style-name="ce54" table:formula="of:=IF([.$G204]+[.$I204]=0;;[.$G204])" office:value-type="float" office:value="0" calcext:value-type="float">
            <text:p>0</text:p>
          </table:table-cell>
          <table:table-cell table:style-name="ce54" table:formula="of:=IF([.$G204]+[.$I204]=0;;[.$I204])" office:value-type="float" office:value="0" calcext:value-type="float">
            <text:p>0</text:p>
          </table:table-cell>
          <table:table-cell table:style-name="ce70" table:formula="of:=IF([.$G204]+[.$I204]=0;;[.$G204]-[.$I204])" office:value-type="float" office:value="0" calcext:value-type="float">
            <text:p>+0</text:p>
          </table:table-cell>
          <table:table-cell table:style-name="ce63" table:formula="of:=IF([.$C204]=&quot;&quot;;&quot;(Squadra B)&quot;;[.$C204])" office:value-type="string" office:string-value="(Squadra B)" calcext:value-type="string">
            <text:p>(Squadra B)</text:p>
          </table:table-cell>
          <table:table-cell table:style-name="ce54" table:formula="of:=IF([.$G204]+[.$I204]=0;;IF([.$I204]&gt;[.$G204];1;0))" office:value-type="float" office:value="0" calcext:value-type="float">
            <text:p>0</text:p>
          </table:table-cell>
          <table:table-cell table:style-name="ce77" table:formula="of:=IF([.$G204]+[.$I204]=0;;IF([.$I204]&lt;[.$G204];IF([.$G204]&amp;&quot;-&quot;&amp;[.$I204]=&quot;20-0&quot;;1;0);0))" office:value-type="float" office:value="0" calcext:value-type="float">
            <text:p>0</text:p>
          </table:table-cell>
          <table:table-cell table:style-name="ce77" table:formula="of:=IF([.$G204]+[.$I204]=0;;IF([.$I204]&lt;[.$G204];IF([.$G204]&amp;&quot;-&quot;&amp;[.$I204]&lt;&gt;&quot;20-0&quot;;1;0);0))" office:value-type="float" office:value="0" calcext:value-type="float">
            <text:p>0</text:p>
          </table:table-cell>
          <table:table-cell table:style-name="ce54" table:formula="of:=IF([.$G204]+[.$I204]=0;;[.$I204])" office:value-type="float" office:value="0" calcext:value-type="float">
            <text:p>0</text:p>
          </table:table-cell>
          <table:table-cell table:style-name="ce54" table:formula="of:=IF([.$G204]+[.$I204]=0;;[.$G204])" office:value-type="float" office:value="0" calcext:value-type="float">
            <text:p>0</text:p>
          </table:table-cell>
          <table:table-cell table:style-name="ce70" table:formula="of:=IF([.$G204]+[.$I204]=0;;[.$I204]-[.$G204])" office:value-type="float" office:value="0" calcext:value-type="float">
            <text:p>+0</text:p>
          </table:table-cell>
          <table:table-cell table:style-name="ce77" table:formula="of:=IF([.$G204]+[.$I204]=0;&quot;(Vincente)&quot;;IF([.$G204]&gt;[.$I204];[.$B204];[.$C204]))" office:value-type="string" office:string-value="(Vincente)" calcext:value-type="string">
            <text:p>(Vincente)</text:p>
          </table:table-cell>
          <table:table-cell table:style-name="ce77" table:formula="of:=IF([.$G204]+[.$I204]=0;&quot;(Perdente)&quot;;IF([.$G204]&lt;[.$I204];[.$B204];[.$C20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5]=&quot;&quot;;&quot;&quot;;HYPERLINK(VLOOKUP([.B20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6" calcext:value-type="float" table:number-columns-spanned="1" table:number-rows-spanned="2">
            <text:p>8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06]=&quot;&quot;;&quot;&quot;;TEXT([.E20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06]=&quot;&quot;;&quot;(Squadra A)&quot;;[.$B206])" office:value-type="string" office:string-value="(Squadra A)" calcext:value-type="string">
            <text:p>(Squadra A)</text:p>
          </table:table-cell>
          <table:table-cell table:style-name="ce54" table:formula="of:=IF([.$G206]+[.$I206]=0;;IF([.$G206]&gt;[.$I206];1;0))" office:value-type="float" office:value="0" calcext:value-type="float">
            <text:p>0</text:p>
          </table:table-cell>
          <table:table-cell table:style-name="ce77" table:formula="of:=IF([.$G206]+[.$I206]=0;;IF([.$G206]&lt;[.$I206];IF([.$G206]&amp;&quot;-&quot;&amp;[.$I206]=&quot;0-20&quot;;1;0);0))" office:value-type="float" office:value="0" calcext:value-type="float">
            <text:p>0</text:p>
          </table:table-cell>
          <table:table-cell table:style-name="ce77" table:formula="of:=IF([.$G206]+[.$I206]=0;;IF([.$G206]&lt;[.$I206];IF([.$G206]&amp;&quot;-&quot;&amp;[.$I206]&lt;&gt;&quot;0-20&quot;;1;0);0))" office:value-type="float" office:value="0" calcext:value-type="float">
            <text:p>0</text:p>
          </table:table-cell>
          <table:table-cell table:style-name="ce54" table:formula="of:=IF([.$G206]+[.$I206]=0;;[.$G206])" office:value-type="float" office:value="0" calcext:value-type="float">
            <text:p>0</text:p>
          </table:table-cell>
          <table:table-cell table:style-name="ce54" table:formula="of:=IF([.$G206]+[.$I206]=0;;[.$I206])" office:value-type="float" office:value="0" calcext:value-type="float">
            <text:p>0</text:p>
          </table:table-cell>
          <table:table-cell table:style-name="ce70" table:formula="of:=IF([.$G206]+[.$I206]=0;;[.$G206]-[.$I206])" office:value-type="float" office:value="0" calcext:value-type="float">
            <text:p>+0</text:p>
          </table:table-cell>
          <table:table-cell table:style-name="ce63" table:formula="of:=IF([.$C206]=&quot;&quot;;&quot;(Squadra B)&quot;;[.$C206])" office:value-type="string" office:string-value="(Squadra B)" calcext:value-type="string">
            <text:p>(Squadra B)</text:p>
          </table:table-cell>
          <table:table-cell table:style-name="ce54" table:formula="of:=IF([.$G206]+[.$I206]=0;;IF([.$I206]&gt;[.$G206];1;0))" office:value-type="float" office:value="0" calcext:value-type="float">
            <text:p>0</text:p>
          </table:table-cell>
          <table:table-cell table:style-name="ce77" table:formula="of:=IF([.$G206]+[.$I206]=0;;IF([.$I206]&lt;[.$G206];IF([.$G206]&amp;&quot;-&quot;&amp;[.$I206]=&quot;20-0&quot;;1;0);0))" office:value-type="float" office:value="0" calcext:value-type="float">
            <text:p>0</text:p>
          </table:table-cell>
          <table:table-cell table:style-name="ce77" table:formula="of:=IF([.$G206]+[.$I206]=0;;IF([.$I206]&lt;[.$G206];IF([.$G206]&amp;&quot;-&quot;&amp;[.$I206]&lt;&gt;&quot;20-0&quot;;1;0);0))" office:value-type="float" office:value="0" calcext:value-type="float">
            <text:p>0</text:p>
          </table:table-cell>
          <table:table-cell table:style-name="ce54" table:formula="of:=IF([.$G206]+[.$I206]=0;;[.$I206])" office:value-type="float" office:value="0" calcext:value-type="float">
            <text:p>0</text:p>
          </table:table-cell>
          <table:table-cell table:style-name="ce54" table:formula="of:=IF([.$G206]+[.$I206]=0;;[.$G206])" office:value-type="float" office:value="0" calcext:value-type="float">
            <text:p>0</text:p>
          </table:table-cell>
          <table:table-cell table:style-name="ce70" table:formula="of:=IF([.$G206]+[.$I206]=0;;[.$I206]-[.$G206])" office:value-type="float" office:value="0" calcext:value-type="float">
            <text:p>+0</text:p>
          </table:table-cell>
          <table:table-cell table:style-name="ce77" table:formula="of:=IF([.$G206]+[.$I206]=0;&quot;(Vincente)&quot;;IF([.$G206]&gt;[.$I206];[.$B206];[.$C206]))" office:value-type="string" office:string-value="(Vincente)" calcext:value-type="string">
            <text:p>(Vincente)</text:p>
          </table:table-cell>
          <table:table-cell table:style-name="ce77" table:formula="of:=IF([.$G206]+[.$I206]=0;&quot;(Perdente)&quot;;IF([.$G206]&lt;[.$I206];[.$B206];[.$C20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7]=&quot;&quot;;&quot;&quot;;HYPERLINK(VLOOKUP([.B20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7" calcext:value-type="float" table:number-columns-spanned="1" table:number-rows-spanned="2">
            <text:p>8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08]=&quot;&quot;;&quot;&quot;;TEXT([.E20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08]=&quot;&quot;;&quot;(Squadra A)&quot;;[.$B208])" office:value-type="string" office:string-value="(Squadra A)" calcext:value-type="string">
            <text:p>(Squadra A)</text:p>
          </table:table-cell>
          <table:table-cell table:style-name="ce54" table:formula="of:=IF([.$G208]+[.$I208]=0;;IF([.$G208]&gt;[.$I208];1;0))" office:value-type="float" office:value="0" calcext:value-type="float">
            <text:p>0</text:p>
          </table:table-cell>
          <table:table-cell table:style-name="ce77" table:formula="of:=IF([.$G208]+[.$I208]=0;;IF([.$G208]&lt;[.$I208];IF([.$G208]&amp;&quot;-&quot;&amp;[.$I208]=&quot;0-20&quot;;1;0);0))" office:value-type="float" office:value="0" calcext:value-type="float">
            <text:p>0</text:p>
          </table:table-cell>
          <table:table-cell table:style-name="ce77" table:formula="of:=IF([.$G208]+[.$I208]=0;;IF([.$G208]&lt;[.$I208];IF([.$G208]&amp;&quot;-&quot;&amp;[.$I208]&lt;&gt;&quot;0-20&quot;;1;0);0))" office:value-type="float" office:value="0" calcext:value-type="float">
            <text:p>0</text:p>
          </table:table-cell>
          <table:table-cell table:style-name="ce54" table:formula="of:=IF([.$G208]+[.$I208]=0;;[.$G208])" office:value-type="float" office:value="0" calcext:value-type="float">
            <text:p>0</text:p>
          </table:table-cell>
          <table:table-cell table:style-name="ce54" table:formula="of:=IF([.$G208]+[.$I208]=0;;[.$I208])" office:value-type="float" office:value="0" calcext:value-type="float">
            <text:p>0</text:p>
          </table:table-cell>
          <table:table-cell table:style-name="ce70" table:formula="of:=IF([.$G208]+[.$I208]=0;;[.$G208]-[.$I208])" office:value-type="float" office:value="0" calcext:value-type="float">
            <text:p>+0</text:p>
          </table:table-cell>
          <table:table-cell table:style-name="ce63" table:formula="of:=IF([.$C208]=&quot;&quot;;&quot;(Squadra B)&quot;;[.$C208])" office:value-type="string" office:string-value="(Squadra B)" calcext:value-type="string">
            <text:p>(Squadra B)</text:p>
          </table:table-cell>
          <table:table-cell table:style-name="ce54" table:formula="of:=IF([.$G208]+[.$I208]=0;;IF([.$I208]&gt;[.$G208];1;0))" office:value-type="float" office:value="0" calcext:value-type="float">
            <text:p>0</text:p>
          </table:table-cell>
          <table:table-cell table:style-name="ce77" table:formula="of:=IF([.$G208]+[.$I208]=0;;IF([.$I208]&lt;[.$G208];IF([.$G208]&amp;&quot;-&quot;&amp;[.$I208]=&quot;20-0&quot;;1;0);0))" office:value-type="float" office:value="0" calcext:value-type="float">
            <text:p>0</text:p>
          </table:table-cell>
          <table:table-cell table:style-name="ce77" table:formula="of:=IF([.$G208]+[.$I208]=0;;IF([.$I208]&lt;[.$G208];IF([.$G208]&amp;&quot;-&quot;&amp;[.$I208]&lt;&gt;&quot;20-0&quot;;1;0);0))" office:value-type="float" office:value="0" calcext:value-type="float">
            <text:p>0</text:p>
          </table:table-cell>
          <table:table-cell table:style-name="ce54" table:formula="of:=IF([.$G208]+[.$I208]=0;;[.$I208])" office:value-type="float" office:value="0" calcext:value-type="float">
            <text:p>0</text:p>
          </table:table-cell>
          <table:table-cell table:style-name="ce54" table:formula="of:=IF([.$G208]+[.$I208]=0;;[.$G208])" office:value-type="float" office:value="0" calcext:value-type="float">
            <text:p>0</text:p>
          </table:table-cell>
          <table:table-cell table:style-name="ce70" table:formula="of:=IF([.$G208]+[.$I208]=0;;[.$I208]-[.$G208])" office:value-type="float" office:value="0" calcext:value-type="float">
            <text:p>+0</text:p>
          </table:table-cell>
          <table:table-cell table:style-name="ce77" table:formula="of:=IF([.$G208]+[.$I208]=0;&quot;(Vincente)&quot;;IF([.$G208]&gt;[.$I208];[.$B208];[.$C208]))" office:value-type="string" office:string-value="(Vincente)" calcext:value-type="string">
            <text:p>(Vincente)</text:p>
          </table:table-cell>
          <table:table-cell table:style-name="ce77" table:formula="of:=IF([.$G208]+[.$I208]=0;&quot;(Perdente)&quot;;IF([.$G208]&lt;[.$I208];[.$B208];[.$C2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9]=&quot;&quot;;&quot;&quot;;HYPERLINK(VLOOKUP([.B2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8" calcext:value-type="float" table:number-columns-spanned="1" table:number-rows-spanned="2">
            <text:p>8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10]=&quot;&quot;;&quot;&quot;;TEXT([.E21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10]=&quot;&quot;;&quot;(Squadra A)&quot;;[.$B210])" office:value-type="string" office:string-value="(Squadra A)" calcext:value-type="string">
            <text:p>(Squadra A)</text:p>
          </table:table-cell>
          <table:table-cell table:style-name="ce54" table:formula="of:=IF([.$G210]+[.$I210]=0;;IF([.$G210]&gt;[.$I210];1;0))" office:value-type="float" office:value="0" calcext:value-type="float">
            <text:p>0</text:p>
          </table:table-cell>
          <table:table-cell table:style-name="ce77" table:formula="of:=IF([.$G210]+[.$I210]=0;;IF([.$G210]&lt;[.$I210];IF([.$G210]&amp;&quot;-&quot;&amp;[.$I210]=&quot;0-20&quot;;1;0);0))" office:value-type="float" office:value="0" calcext:value-type="float">
            <text:p>0</text:p>
          </table:table-cell>
          <table:table-cell table:style-name="ce77" table:formula="of:=IF([.$G210]+[.$I210]=0;;IF([.$G210]&lt;[.$I210];IF([.$G210]&amp;&quot;-&quot;&amp;[.$I210]&lt;&gt;&quot;0-20&quot;;1;0);0))" office:value-type="float" office:value="0" calcext:value-type="float">
            <text:p>0</text:p>
          </table:table-cell>
          <table:table-cell table:style-name="ce54" table:formula="of:=IF([.$G210]+[.$I210]=0;;[.$G210])" office:value-type="float" office:value="0" calcext:value-type="float">
            <text:p>0</text:p>
          </table:table-cell>
          <table:table-cell table:style-name="ce54" table:formula="of:=IF([.$G210]+[.$I210]=0;;[.$I210])" office:value-type="float" office:value="0" calcext:value-type="float">
            <text:p>0</text:p>
          </table:table-cell>
          <table:table-cell table:style-name="ce70" table:formula="of:=IF([.$G210]+[.$I210]=0;;[.$G210]-[.$I210])" office:value-type="float" office:value="0" calcext:value-type="float">
            <text:p>+0</text:p>
          </table:table-cell>
          <table:table-cell table:style-name="ce63" table:formula="of:=IF([.$C210]=&quot;&quot;;&quot;(Squadra B)&quot;;[.$C210])" office:value-type="string" office:string-value="(Squadra B)" calcext:value-type="string">
            <text:p>(Squadra B)</text:p>
          </table:table-cell>
          <table:table-cell table:style-name="ce54" table:formula="of:=IF([.$G210]+[.$I210]=0;;IF([.$I210]&gt;[.$G210];1;0))" office:value-type="float" office:value="0" calcext:value-type="float">
            <text:p>0</text:p>
          </table:table-cell>
          <table:table-cell table:style-name="ce77" table:formula="of:=IF([.$G210]+[.$I210]=0;;IF([.$I210]&lt;[.$G210];IF([.$G210]&amp;&quot;-&quot;&amp;[.$I210]=&quot;20-0&quot;;1;0);0))" office:value-type="float" office:value="0" calcext:value-type="float">
            <text:p>0</text:p>
          </table:table-cell>
          <table:table-cell table:style-name="ce77" table:formula="of:=IF([.$G210]+[.$I210]=0;;IF([.$I210]&lt;[.$G210];IF([.$G210]&amp;&quot;-&quot;&amp;[.$I210]&lt;&gt;&quot;20-0&quot;;1;0);0))" office:value-type="float" office:value="0" calcext:value-type="float">
            <text:p>0</text:p>
          </table:table-cell>
          <table:table-cell table:style-name="ce54" table:formula="of:=IF([.$G210]+[.$I210]=0;;[.$I210])" office:value-type="float" office:value="0" calcext:value-type="float">
            <text:p>0</text:p>
          </table:table-cell>
          <table:table-cell table:style-name="ce54" table:formula="of:=IF([.$G210]+[.$I210]=0;;[.$G210])" office:value-type="float" office:value="0" calcext:value-type="float">
            <text:p>0</text:p>
          </table:table-cell>
          <table:table-cell table:style-name="ce70" table:formula="of:=IF([.$G210]+[.$I210]=0;;[.$I210]-[.$G210])" office:value-type="float" office:value="0" calcext:value-type="float">
            <text:p>+0</text:p>
          </table:table-cell>
          <table:table-cell table:style-name="ce77" table:formula="of:=IF([.$G210]+[.$I210]=0;&quot;(Vincente)&quot;;IF([.$G210]&gt;[.$I210];[.$B210];[.$C210]))" office:value-type="string" office:string-value="(Vincente)" calcext:value-type="string">
            <text:p>(Vincente)</text:p>
          </table:table-cell>
          <table:table-cell table:style-name="ce77" table:formula="of:=IF([.$G210]+[.$I210]=0;&quot;(Perdente)&quot;;IF([.$G210]&lt;[.$I210];[.$B210];[.$C21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1]=&quot;&quot;;&quot;&quot;;HYPERLINK(VLOOKUP([.B21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9" calcext:value-type="float" table:number-columns-spanned="1" table:number-rows-spanned="2">
            <text:p>8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12]=&quot;&quot;;&quot;&quot;;TEXT([.E21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12]=&quot;&quot;;&quot;(Squadra A)&quot;;[.$B212])" office:value-type="string" office:string-value="(Squadra A)" calcext:value-type="string">
            <text:p>(Squadra A)</text:p>
          </table:table-cell>
          <table:table-cell table:style-name="ce54" table:formula="of:=IF([.$G212]+[.$I212]=0;;IF([.$G212]&gt;[.$I212];1;0))" office:value-type="float" office:value="0" calcext:value-type="float">
            <text:p>0</text:p>
          </table:table-cell>
          <table:table-cell table:style-name="ce77" table:formula="of:=IF([.$G212]+[.$I212]=0;;IF([.$G212]&lt;[.$I212];IF([.$G212]&amp;&quot;-&quot;&amp;[.$I212]=&quot;0-20&quot;;1;0);0))" office:value-type="float" office:value="0" calcext:value-type="float">
            <text:p>0</text:p>
          </table:table-cell>
          <table:table-cell table:style-name="ce77" table:formula="of:=IF([.$G212]+[.$I212]=0;;IF([.$G212]&lt;[.$I212];IF([.$G212]&amp;&quot;-&quot;&amp;[.$I212]&lt;&gt;&quot;0-20&quot;;1;0);0))" office:value-type="float" office:value="0" calcext:value-type="float">
            <text:p>0</text:p>
          </table:table-cell>
          <table:table-cell table:style-name="ce54" table:formula="of:=IF([.$G212]+[.$I212]=0;;[.$G212])" office:value-type="float" office:value="0" calcext:value-type="float">
            <text:p>0</text:p>
          </table:table-cell>
          <table:table-cell table:style-name="ce54" table:formula="of:=IF([.$G212]+[.$I212]=0;;[.$I212])" office:value-type="float" office:value="0" calcext:value-type="float">
            <text:p>0</text:p>
          </table:table-cell>
          <table:table-cell table:style-name="ce70" table:formula="of:=IF([.$G212]+[.$I212]=0;;[.$G212]-[.$I212])" office:value-type="float" office:value="0" calcext:value-type="float">
            <text:p>+0</text:p>
          </table:table-cell>
          <table:table-cell table:style-name="ce63" table:formula="of:=IF([.$C212]=&quot;&quot;;&quot;(Squadra B)&quot;;[.$C212])" office:value-type="string" office:string-value="(Squadra B)" calcext:value-type="string">
            <text:p>(Squadra B)</text:p>
          </table:table-cell>
          <table:table-cell table:style-name="ce54" table:formula="of:=IF([.$G212]+[.$I212]=0;;IF([.$I212]&gt;[.$G212];1;0))" office:value-type="float" office:value="0" calcext:value-type="float">
            <text:p>0</text:p>
          </table:table-cell>
          <table:table-cell table:style-name="ce77" table:formula="of:=IF([.$G212]+[.$I212]=0;;IF([.$I212]&lt;[.$G212];IF([.$G212]&amp;&quot;-&quot;&amp;[.$I212]=&quot;20-0&quot;;1;0);0))" office:value-type="float" office:value="0" calcext:value-type="float">
            <text:p>0</text:p>
          </table:table-cell>
          <table:table-cell table:style-name="ce77" table:formula="of:=IF([.$G212]+[.$I212]=0;;IF([.$I212]&lt;[.$G212];IF([.$G212]&amp;&quot;-&quot;&amp;[.$I212]&lt;&gt;&quot;20-0&quot;;1;0);0))" office:value-type="float" office:value="0" calcext:value-type="float">
            <text:p>0</text:p>
          </table:table-cell>
          <table:table-cell table:style-name="ce54" table:formula="of:=IF([.$G212]+[.$I212]=0;;[.$I212])" office:value-type="float" office:value="0" calcext:value-type="float">
            <text:p>0</text:p>
          </table:table-cell>
          <table:table-cell table:style-name="ce54" table:formula="of:=IF([.$G212]+[.$I212]=0;;[.$G212])" office:value-type="float" office:value="0" calcext:value-type="float">
            <text:p>0</text:p>
          </table:table-cell>
          <table:table-cell table:style-name="ce70" table:formula="of:=IF([.$G212]+[.$I212]=0;;[.$I212]-[.$G212])" office:value-type="float" office:value="0" calcext:value-type="float">
            <text:p>+0</text:p>
          </table:table-cell>
          <table:table-cell table:style-name="ce77" table:formula="of:=IF([.$G212]+[.$I212]=0;&quot;(Vincente)&quot;;IF([.$G212]&gt;[.$I212];[.$B212];[.$C212]))" office:value-type="string" office:string-value="(Vincente)" calcext:value-type="string">
            <text:p>(Vincente)</text:p>
          </table:table-cell>
          <table:table-cell table:style-name="ce77" table:formula="of:=IF([.$G212]+[.$I212]=0;&quot;(Perdente)&quot;;IF([.$G212]&lt;[.$I212];[.$B212];[.$C2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3]=&quot;&quot;;&quot;&quot;;HYPERLINK(VLOOKUP([.B2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0" calcext:value-type="float" table:number-columns-spanned="1" table:number-rows-spanned="2">
            <text:p>9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14]=&quot;&quot;;&quot;&quot;;TEXT([.E21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14]=&quot;&quot;;&quot;(Squadra A)&quot;;[.$B214])" office:value-type="string" office:string-value="(Squadra A)" calcext:value-type="string">
            <text:p>(Squadra A)</text:p>
          </table:table-cell>
          <table:table-cell table:style-name="ce54" table:formula="of:=IF([.$G214]+[.$I214]=0;;IF([.$G214]&gt;[.$I214];1;0))" office:value-type="float" office:value="0" calcext:value-type="float">
            <text:p>0</text:p>
          </table:table-cell>
          <table:table-cell table:style-name="ce77" table:formula="of:=IF([.$G214]+[.$I214]=0;;IF([.$G214]&lt;[.$I214];IF([.$G214]&amp;&quot;-&quot;&amp;[.$I214]=&quot;0-20&quot;;1;0);0))" office:value-type="float" office:value="0" calcext:value-type="float">
            <text:p>0</text:p>
          </table:table-cell>
          <table:table-cell table:style-name="ce77" table:formula="of:=IF([.$G214]+[.$I214]=0;;IF([.$G214]&lt;[.$I214];IF([.$G214]&amp;&quot;-&quot;&amp;[.$I214]&lt;&gt;&quot;0-20&quot;;1;0);0))" office:value-type="float" office:value="0" calcext:value-type="float">
            <text:p>0</text:p>
          </table:table-cell>
          <table:table-cell table:style-name="ce54" table:formula="of:=IF([.$G214]+[.$I214]=0;;[.$G214])" office:value-type="float" office:value="0" calcext:value-type="float">
            <text:p>0</text:p>
          </table:table-cell>
          <table:table-cell table:style-name="ce54" table:formula="of:=IF([.$G214]+[.$I214]=0;;[.$I214])" office:value-type="float" office:value="0" calcext:value-type="float">
            <text:p>0</text:p>
          </table:table-cell>
          <table:table-cell table:style-name="ce70" table:formula="of:=IF([.$G214]+[.$I214]=0;;[.$G214]-[.$I214])" office:value-type="float" office:value="0" calcext:value-type="float">
            <text:p>+0</text:p>
          </table:table-cell>
          <table:table-cell table:style-name="ce63" table:formula="of:=IF([.$C214]=&quot;&quot;;&quot;(Squadra B)&quot;;[.$C214])" office:value-type="string" office:string-value="(Squadra B)" calcext:value-type="string">
            <text:p>(Squadra B)</text:p>
          </table:table-cell>
          <table:table-cell table:style-name="ce54" table:formula="of:=IF([.$G214]+[.$I214]=0;;IF([.$I214]&gt;[.$G214];1;0))" office:value-type="float" office:value="0" calcext:value-type="float">
            <text:p>0</text:p>
          </table:table-cell>
          <table:table-cell table:style-name="ce77" table:formula="of:=IF([.$G214]+[.$I214]=0;;IF([.$I214]&lt;[.$G214];IF([.$G214]&amp;&quot;-&quot;&amp;[.$I214]=&quot;20-0&quot;;1;0);0))" office:value-type="float" office:value="0" calcext:value-type="float">
            <text:p>0</text:p>
          </table:table-cell>
          <table:table-cell table:style-name="ce77" table:formula="of:=IF([.$G214]+[.$I214]=0;;IF([.$I214]&lt;[.$G214];IF([.$G214]&amp;&quot;-&quot;&amp;[.$I214]&lt;&gt;&quot;20-0&quot;;1;0);0))" office:value-type="float" office:value="0" calcext:value-type="float">
            <text:p>0</text:p>
          </table:table-cell>
          <table:table-cell table:style-name="ce54" table:formula="of:=IF([.$G214]+[.$I214]=0;;[.$I214])" office:value-type="float" office:value="0" calcext:value-type="float">
            <text:p>0</text:p>
          </table:table-cell>
          <table:table-cell table:style-name="ce54" table:formula="of:=IF([.$G214]+[.$I214]=0;;[.$G214])" office:value-type="float" office:value="0" calcext:value-type="float">
            <text:p>0</text:p>
          </table:table-cell>
          <table:table-cell table:style-name="ce70" table:formula="of:=IF([.$G214]+[.$I214]=0;;[.$I214]-[.$G214])" office:value-type="float" office:value="0" calcext:value-type="float">
            <text:p>+0</text:p>
          </table:table-cell>
          <table:table-cell table:style-name="ce77" table:formula="of:=IF([.$G214]+[.$I214]=0;&quot;(Vincente)&quot;;IF([.$G214]&gt;[.$I214];[.$B214];[.$C214]))" office:value-type="string" office:string-value="(Vincente)" calcext:value-type="string">
            <text:p>(Vincente)</text:p>
          </table:table-cell>
          <table:table-cell table:style-name="ce77" table:formula="of:=IF([.$G214]+[.$I214]=0;&quot;(Perdente)&quot;;IF([.$G214]&lt;[.$I214];[.$B214];[.$C2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5]=&quot;&quot;;&quot;&quot;;HYPERLINK(VLOOKUP([.B2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1" calcext:value-type="float">
            <text:p>11</text:p>
          </table:table-cell>
          <table:table-cell table:style-name="ce87" table:formula="of:=IF(ISNUMBER([.A217]);ROMAN([.A217])&amp;&quot; GIORNATA&quot;;COM.MICROSOFT.SWITCH([.A217];&quot;1-2&quot;;&quot;FINALE 1°-2° POSTO&quot;;&quot;3-4&quot;;&quot;FINALE 3°-4° POSTO&quot;;&quot;1-4&quot;;&quot;SEMIFINALI 1°-4° POSTO&quot;;&quot;1-8&quot;;&quot;QUARTI DI FINALE 1°-8° POSTO&quot;;&quot;&quot;))" office:value-type="string" office:string-value="XI GIORNATA" calcext:value-type="string" table:number-columns-spanned="8" table:number-rows-spanned="1">
            <text:p>X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1" calcext:value-type="float" table:number-columns-spanned="1" table:number-rows-spanned="2">
            <text:p>9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19]=&quot;&quot;;&quot;&quot;;TEXT([.E21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19]=&quot;&quot;;&quot;(Squadra A)&quot;;[.$B219])" office:value-type="string" office:string-value="(Squadra A)" calcext:value-type="string">
            <text:p>(Squadra A)</text:p>
          </table:table-cell>
          <table:table-cell table:style-name="ce54" table:formula="of:=IF([.$G219]+[.$I219]=0;;IF([.$G219]&gt;[.$I219];1;0))" office:value-type="float" office:value="0" calcext:value-type="float">
            <text:p>0</text:p>
          </table:table-cell>
          <table:table-cell table:style-name="ce77" table:formula="of:=IF([.$G219]+[.$I219]=0;;IF([.$G219]&lt;[.$I219];IF([.$G219]&amp;&quot;-&quot;&amp;[.$I219]=&quot;0-20&quot;;1;0);0))" office:value-type="float" office:value="0" calcext:value-type="float">
            <text:p>0</text:p>
          </table:table-cell>
          <table:table-cell table:style-name="ce77" table:formula="of:=IF([.$G219]+[.$I219]=0;;IF([.$G219]&lt;[.$I219];IF([.$G219]&amp;&quot;-&quot;&amp;[.$I219]&lt;&gt;&quot;0-20&quot;;1;0);0))" office:value-type="float" office:value="0" calcext:value-type="float">
            <text:p>0</text:p>
          </table:table-cell>
          <table:table-cell table:style-name="ce54" table:formula="of:=IF([.$G219]+[.$I219]=0;;[.$G219])" office:value-type="float" office:value="0" calcext:value-type="float">
            <text:p>0</text:p>
          </table:table-cell>
          <table:table-cell table:style-name="ce54" table:formula="of:=IF([.$G219]+[.$I219]=0;;[.$I219])" office:value-type="float" office:value="0" calcext:value-type="float">
            <text:p>0</text:p>
          </table:table-cell>
          <table:table-cell table:style-name="ce70" table:formula="of:=IF([.$G219]+[.$I219]=0;;[.$G219]-[.$I219])" office:value-type="float" office:value="0" calcext:value-type="float">
            <text:p>+0</text:p>
          </table:table-cell>
          <table:table-cell table:style-name="ce63" table:formula="of:=IF([.$C219]=&quot;&quot;;&quot;(Squadra B)&quot;;[.$C219])" office:value-type="string" office:string-value="(Squadra B)" calcext:value-type="string">
            <text:p>(Squadra B)</text:p>
          </table:table-cell>
          <table:table-cell table:style-name="ce54" table:formula="of:=IF([.$G219]+[.$I219]=0;;IF([.$I219]&gt;[.$G219];1;0))" office:value-type="float" office:value="0" calcext:value-type="float">
            <text:p>0</text:p>
          </table:table-cell>
          <table:table-cell table:style-name="ce77" table:formula="of:=IF([.$G219]+[.$I219]=0;;IF([.$I219]&lt;[.$G219];IF([.$G219]&amp;&quot;-&quot;&amp;[.$I219]=&quot;20-0&quot;;1;0);0))" office:value-type="float" office:value="0" calcext:value-type="float">
            <text:p>0</text:p>
          </table:table-cell>
          <table:table-cell table:style-name="ce77" table:formula="of:=IF([.$G219]+[.$I219]=0;;IF([.$I219]&lt;[.$G219];IF([.$G219]&amp;&quot;-&quot;&amp;[.$I219]&lt;&gt;&quot;20-0&quot;;1;0);0))" office:value-type="float" office:value="0" calcext:value-type="float">
            <text:p>0</text:p>
          </table:table-cell>
          <table:table-cell table:style-name="ce54" table:formula="of:=IF([.$G219]+[.$I219]=0;;[.$I219])" office:value-type="float" office:value="0" calcext:value-type="float">
            <text:p>0</text:p>
          </table:table-cell>
          <table:table-cell table:style-name="ce54" table:formula="of:=IF([.$G219]+[.$I219]=0;;[.$G219])" office:value-type="float" office:value="0" calcext:value-type="float">
            <text:p>0</text:p>
          </table:table-cell>
          <table:table-cell table:style-name="ce70" table:formula="of:=IF([.$G219]+[.$I219]=0;;[.$I219]-[.$G219])" office:value-type="float" office:value="0" calcext:value-type="float">
            <text:p>+0</text:p>
          </table:table-cell>
          <table:table-cell table:style-name="ce77" table:formula="of:=IF([.$G219]+[.$I219]=0;&quot;(Vincente)&quot;;IF([.$G219]&gt;[.$I219];[.$B219];[.$C219]))" office:value-type="string" office:string-value="(Vincente)" calcext:value-type="string">
            <text:p>(Vincente)</text:p>
          </table:table-cell>
          <table:table-cell table:style-name="ce77" table:formula="of:=IF([.$G219]+[.$I219]=0;&quot;(Perdente)&quot;;IF([.$G219]&lt;[.$I219];[.$B219];[.$C2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0]=&quot;&quot;;&quot;&quot;;HYPERLINK(VLOOKUP([.B2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2" calcext:value-type="float" table:number-columns-spanned="1" table:number-rows-spanned="2">
            <text:p>9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21]=&quot;&quot;;&quot;&quot;;TEXT([.E22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21]=&quot;&quot;;&quot;(Squadra A)&quot;;[.$B221])" office:value-type="string" office:string-value="(Squadra A)" calcext:value-type="string">
            <text:p>(Squadra A)</text:p>
          </table:table-cell>
          <table:table-cell table:style-name="ce54" table:formula="of:=IF([.$G221]+[.$I221]=0;;IF([.$G221]&gt;[.$I221];1;0))" office:value-type="float" office:value="0" calcext:value-type="float">
            <text:p>0</text:p>
          </table:table-cell>
          <table:table-cell table:style-name="ce77" table:formula="of:=IF([.$G221]+[.$I221]=0;;IF([.$G221]&lt;[.$I221];IF([.$G221]&amp;&quot;-&quot;&amp;[.$I221]=&quot;0-20&quot;;1;0);0))" office:value-type="float" office:value="0" calcext:value-type="float">
            <text:p>0</text:p>
          </table:table-cell>
          <table:table-cell table:style-name="ce77" table:formula="of:=IF([.$G221]+[.$I221]=0;;IF([.$G221]&lt;[.$I221];IF([.$G221]&amp;&quot;-&quot;&amp;[.$I221]&lt;&gt;&quot;0-20&quot;;1;0);0))" office:value-type="float" office:value="0" calcext:value-type="float">
            <text:p>0</text:p>
          </table:table-cell>
          <table:table-cell table:style-name="ce54" table:formula="of:=IF([.$G221]+[.$I221]=0;;[.$G221])" office:value-type="float" office:value="0" calcext:value-type="float">
            <text:p>0</text:p>
          </table:table-cell>
          <table:table-cell table:style-name="ce54" table:formula="of:=IF([.$G221]+[.$I221]=0;;[.$I221])" office:value-type="float" office:value="0" calcext:value-type="float">
            <text:p>0</text:p>
          </table:table-cell>
          <table:table-cell table:style-name="ce70" table:formula="of:=IF([.$G221]+[.$I221]=0;;[.$G221]-[.$I221])" office:value-type="float" office:value="0" calcext:value-type="float">
            <text:p>+0</text:p>
          </table:table-cell>
          <table:table-cell table:style-name="ce63" table:formula="of:=IF([.$C221]=&quot;&quot;;&quot;(Squadra B)&quot;;[.$C221])" office:value-type="string" office:string-value="(Squadra B)" calcext:value-type="string">
            <text:p>(Squadra B)</text:p>
          </table:table-cell>
          <table:table-cell table:style-name="ce54" table:formula="of:=IF([.$G221]+[.$I221]=0;;IF([.$I221]&gt;[.$G221];1;0))" office:value-type="float" office:value="0" calcext:value-type="float">
            <text:p>0</text:p>
          </table:table-cell>
          <table:table-cell table:style-name="ce77" table:formula="of:=IF([.$G221]+[.$I221]=0;;IF([.$I221]&lt;[.$G221];IF([.$G221]&amp;&quot;-&quot;&amp;[.$I221]=&quot;20-0&quot;;1;0);0))" office:value-type="float" office:value="0" calcext:value-type="float">
            <text:p>0</text:p>
          </table:table-cell>
          <table:table-cell table:style-name="ce77" table:formula="of:=IF([.$G221]+[.$I221]=0;;IF([.$I221]&lt;[.$G221];IF([.$G221]&amp;&quot;-&quot;&amp;[.$I221]&lt;&gt;&quot;20-0&quot;;1;0);0))" office:value-type="float" office:value="0" calcext:value-type="float">
            <text:p>0</text:p>
          </table:table-cell>
          <table:table-cell table:style-name="ce54" table:formula="of:=IF([.$G221]+[.$I221]=0;;[.$I221])" office:value-type="float" office:value="0" calcext:value-type="float">
            <text:p>0</text:p>
          </table:table-cell>
          <table:table-cell table:style-name="ce54" table:formula="of:=IF([.$G221]+[.$I221]=0;;[.$G221])" office:value-type="float" office:value="0" calcext:value-type="float">
            <text:p>0</text:p>
          </table:table-cell>
          <table:table-cell table:style-name="ce70" table:formula="of:=IF([.$G221]+[.$I221]=0;;[.$I221]-[.$G221])" office:value-type="float" office:value="0" calcext:value-type="float">
            <text:p>+0</text:p>
          </table:table-cell>
          <table:table-cell table:style-name="ce77" table:formula="of:=IF([.$G221]+[.$I221]=0;&quot;(Vincente)&quot;;IF([.$G221]&gt;[.$I221];[.$B221];[.$C221]))" office:value-type="string" office:string-value="(Vincente)" calcext:value-type="string">
            <text:p>(Vincente)</text:p>
          </table:table-cell>
          <table:table-cell table:style-name="ce77" table:formula="of:=IF([.$G221]+[.$I221]=0;&quot;(Perdente)&quot;;IF([.$G221]&lt;[.$I221];[.$B221];[.$C22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2]=&quot;&quot;;&quot;&quot;;HYPERLINK(VLOOKUP([.B22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3" calcext:value-type="float" table:number-columns-spanned="1" table:number-rows-spanned="2">
            <text:p>9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23]=&quot;&quot;;&quot;&quot;;TEXT([.E22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23]=&quot;&quot;;&quot;(Squadra A)&quot;;[.$B223])" office:value-type="string" office:string-value="(Squadra A)" calcext:value-type="string">
            <text:p>(Squadra A)</text:p>
          </table:table-cell>
          <table:table-cell table:style-name="ce54" table:formula="of:=IF([.$G223]+[.$I223]=0;;IF([.$G223]&gt;[.$I223];1;0))" office:value-type="float" office:value="0" calcext:value-type="float">
            <text:p>0</text:p>
          </table:table-cell>
          <table:table-cell table:style-name="ce77" table:formula="of:=IF([.$G223]+[.$I223]=0;;IF([.$G223]&lt;[.$I223];IF([.$G223]&amp;&quot;-&quot;&amp;[.$I223]=&quot;0-20&quot;;1;0);0))" office:value-type="float" office:value="0" calcext:value-type="float">
            <text:p>0</text:p>
          </table:table-cell>
          <table:table-cell table:style-name="ce77" table:formula="of:=IF([.$G223]+[.$I223]=0;;IF([.$G223]&lt;[.$I223];IF([.$G223]&amp;&quot;-&quot;&amp;[.$I223]&lt;&gt;&quot;0-20&quot;;1;0);0))" office:value-type="float" office:value="0" calcext:value-type="float">
            <text:p>0</text:p>
          </table:table-cell>
          <table:table-cell table:style-name="ce54" table:formula="of:=IF([.$G223]+[.$I223]=0;;[.$G223])" office:value-type="float" office:value="0" calcext:value-type="float">
            <text:p>0</text:p>
          </table:table-cell>
          <table:table-cell table:style-name="ce54" table:formula="of:=IF([.$G223]+[.$I223]=0;;[.$I223])" office:value-type="float" office:value="0" calcext:value-type="float">
            <text:p>0</text:p>
          </table:table-cell>
          <table:table-cell table:style-name="ce70" table:formula="of:=IF([.$G223]+[.$I223]=0;;[.$G223]-[.$I223])" office:value-type="float" office:value="0" calcext:value-type="float">
            <text:p>+0</text:p>
          </table:table-cell>
          <table:table-cell table:style-name="ce63" table:formula="of:=IF([.$C223]=&quot;&quot;;&quot;(Squadra B)&quot;;[.$C223])" office:value-type="string" office:string-value="(Squadra B)" calcext:value-type="string">
            <text:p>(Squadra B)</text:p>
          </table:table-cell>
          <table:table-cell table:style-name="ce54" table:formula="of:=IF([.$G223]+[.$I223]=0;;IF([.$I223]&gt;[.$G223];1;0))" office:value-type="float" office:value="0" calcext:value-type="float">
            <text:p>0</text:p>
          </table:table-cell>
          <table:table-cell table:style-name="ce77" table:formula="of:=IF([.$G223]+[.$I223]=0;;IF([.$I223]&lt;[.$G223];IF([.$G223]&amp;&quot;-&quot;&amp;[.$I223]=&quot;20-0&quot;;1;0);0))" office:value-type="float" office:value="0" calcext:value-type="float">
            <text:p>0</text:p>
          </table:table-cell>
          <table:table-cell table:style-name="ce77" table:formula="of:=IF([.$G223]+[.$I223]=0;;IF([.$I223]&lt;[.$G223];IF([.$G223]&amp;&quot;-&quot;&amp;[.$I223]&lt;&gt;&quot;20-0&quot;;1;0);0))" office:value-type="float" office:value="0" calcext:value-type="float">
            <text:p>0</text:p>
          </table:table-cell>
          <table:table-cell table:style-name="ce54" table:formula="of:=IF([.$G223]+[.$I223]=0;;[.$I223])" office:value-type="float" office:value="0" calcext:value-type="float">
            <text:p>0</text:p>
          </table:table-cell>
          <table:table-cell table:style-name="ce54" table:formula="of:=IF([.$G223]+[.$I223]=0;;[.$G223])" office:value-type="float" office:value="0" calcext:value-type="float">
            <text:p>0</text:p>
          </table:table-cell>
          <table:table-cell table:style-name="ce70" table:formula="of:=IF([.$G223]+[.$I223]=0;;[.$I223]-[.$G223])" office:value-type="float" office:value="0" calcext:value-type="float">
            <text:p>+0</text:p>
          </table:table-cell>
          <table:table-cell table:style-name="ce77" table:formula="of:=IF([.$G223]+[.$I223]=0;&quot;(Vincente)&quot;;IF([.$G223]&gt;[.$I223];[.$B223];[.$C223]))" office:value-type="string" office:string-value="(Vincente)" calcext:value-type="string">
            <text:p>(Vincente)</text:p>
          </table:table-cell>
          <table:table-cell table:style-name="ce77" table:formula="of:=IF([.$G223]+[.$I223]=0;&quot;(Perdente)&quot;;IF([.$G223]&lt;[.$I223];[.$B223];[.$C22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4]=&quot;&quot;;&quot;&quot;;HYPERLINK(VLOOKUP([.B22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4" calcext:value-type="float" table:number-columns-spanned="1" table:number-rows-spanned="2">
            <text:p>9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25]=&quot;&quot;;&quot;&quot;;TEXT([.E22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25]=&quot;&quot;;&quot;(Squadra A)&quot;;[.$B225])" office:value-type="string" office:string-value="(Squadra A)" calcext:value-type="string">
            <text:p>(Squadra A)</text:p>
          </table:table-cell>
          <table:table-cell table:style-name="ce54" table:formula="of:=IF([.$G225]+[.$I225]=0;;IF([.$G225]&gt;[.$I225];1;0))" office:value-type="float" office:value="0" calcext:value-type="float">
            <text:p>0</text:p>
          </table:table-cell>
          <table:table-cell table:style-name="ce77" table:formula="of:=IF([.$G225]+[.$I225]=0;;IF([.$G225]&lt;[.$I225];IF([.$G225]&amp;&quot;-&quot;&amp;[.$I225]=&quot;0-20&quot;;1;0);0))" office:value-type="float" office:value="0" calcext:value-type="float">
            <text:p>0</text:p>
          </table:table-cell>
          <table:table-cell table:style-name="ce77" table:formula="of:=IF([.$G225]+[.$I225]=0;;IF([.$G225]&lt;[.$I225];IF([.$G225]&amp;&quot;-&quot;&amp;[.$I225]&lt;&gt;&quot;0-20&quot;;1;0);0))" office:value-type="float" office:value="0" calcext:value-type="float">
            <text:p>0</text:p>
          </table:table-cell>
          <table:table-cell table:style-name="ce54" table:formula="of:=IF([.$G225]+[.$I225]=0;;[.$G225])" office:value-type="float" office:value="0" calcext:value-type="float">
            <text:p>0</text:p>
          </table:table-cell>
          <table:table-cell table:style-name="ce54" table:formula="of:=IF([.$G225]+[.$I225]=0;;[.$I225])" office:value-type="float" office:value="0" calcext:value-type="float">
            <text:p>0</text:p>
          </table:table-cell>
          <table:table-cell table:style-name="ce70" table:formula="of:=IF([.$G225]+[.$I225]=0;;[.$G225]-[.$I225])" office:value-type="float" office:value="0" calcext:value-type="float">
            <text:p>+0</text:p>
          </table:table-cell>
          <table:table-cell table:style-name="ce63" table:formula="of:=IF([.$C225]=&quot;&quot;;&quot;(Squadra B)&quot;;[.$C225])" office:value-type="string" office:string-value="(Squadra B)" calcext:value-type="string">
            <text:p>(Squadra B)</text:p>
          </table:table-cell>
          <table:table-cell table:style-name="ce54" table:formula="of:=IF([.$G225]+[.$I225]=0;;IF([.$I225]&gt;[.$G225];1;0))" office:value-type="float" office:value="0" calcext:value-type="float">
            <text:p>0</text:p>
          </table:table-cell>
          <table:table-cell table:style-name="ce77" table:formula="of:=IF([.$G225]+[.$I225]=0;;IF([.$I225]&lt;[.$G225];IF([.$G225]&amp;&quot;-&quot;&amp;[.$I225]=&quot;20-0&quot;;1;0);0))" office:value-type="float" office:value="0" calcext:value-type="float">
            <text:p>0</text:p>
          </table:table-cell>
          <table:table-cell table:style-name="ce77" table:formula="of:=IF([.$G225]+[.$I225]=0;;IF([.$I225]&lt;[.$G225];IF([.$G225]&amp;&quot;-&quot;&amp;[.$I225]&lt;&gt;&quot;20-0&quot;;1;0);0))" office:value-type="float" office:value="0" calcext:value-type="float">
            <text:p>0</text:p>
          </table:table-cell>
          <table:table-cell table:style-name="ce54" table:formula="of:=IF([.$G225]+[.$I225]=0;;[.$I225])" office:value-type="float" office:value="0" calcext:value-type="float">
            <text:p>0</text:p>
          </table:table-cell>
          <table:table-cell table:style-name="ce54" table:formula="of:=IF([.$G225]+[.$I225]=0;;[.$G225])" office:value-type="float" office:value="0" calcext:value-type="float">
            <text:p>0</text:p>
          </table:table-cell>
          <table:table-cell table:style-name="ce70" table:formula="of:=IF([.$G225]+[.$I225]=0;;[.$I225]-[.$G225])" office:value-type="float" office:value="0" calcext:value-type="float">
            <text:p>+0</text:p>
          </table:table-cell>
          <table:table-cell table:style-name="ce77" table:formula="of:=IF([.$G225]+[.$I225]=0;&quot;(Vincente)&quot;;IF([.$G225]&gt;[.$I225];[.$B225];[.$C225]))" office:value-type="string" office:string-value="(Vincente)" calcext:value-type="string">
            <text:p>(Vincente)</text:p>
          </table:table-cell>
          <table:table-cell table:style-name="ce77" table:formula="of:=IF([.$G225]+[.$I225]=0;&quot;(Perdente)&quot;;IF([.$G225]&lt;[.$I225];[.$B225];[.$C22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6]=&quot;&quot;;&quot;&quot;;HYPERLINK(VLOOKUP([.B22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5" calcext:value-type="float" table:number-columns-spanned="1" table:number-rows-spanned="2">
            <text:p>9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27]=&quot;&quot;;&quot;&quot;;TEXT([.E22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27]=&quot;&quot;;&quot;(Squadra A)&quot;;[.$B227])" office:value-type="string" office:string-value="(Squadra A)" calcext:value-type="string">
            <text:p>(Squadra A)</text:p>
          </table:table-cell>
          <table:table-cell table:style-name="ce54" table:formula="of:=IF([.$G227]+[.$I227]=0;;IF([.$G227]&gt;[.$I227];1;0))" office:value-type="float" office:value="0" calcext:value-type="float">
            <text:p>0</text:p>
          </table:table-cell>
          <table:table-cell table:style-name="ce77" table:formula="of:=IF([.$G227]+[.$I227]=0;;IF([.$G227]&lt;[.$I227];IF([.$G227]&amp;&quot;-&quot;&amp;[.$I227]=&quot;0-20&quot;;1;0);0))" office:value-type="float" office:value="0" calcext:value-type="float">
            <text:p>0</text:p>
          </table:table-cell>
          <table:table-cell table:style-name="ce77" table:formula="of:=IF([.$G227]+[.$I227]=0;;IF([.$G227]&lt;[.$I227];IF([.$G227]&amp;&quot;-&quot;&amp;[.$I227]&lt;&gt;&quot;0-20&quot;;1;0);0))" office:value-type="float" office:value="0" calcext:value-type="float">
            <text:p>0</text:p>
          </table:table-cell>
          <table:table-cell table:style-name="ce54" table:formula="of:=IF([.$G227]+[.$I227]=0;;[.$G227])" office:value-type="float" office:value="0" calcext:value-type="float">
            <text:p>0</text:p>
          </table:table-cell>
          <table:table-cell table:style-name="ce54" table:formula="of:=IF([.$G227]+[.$I227]=0;;[.$I227])" office:value-type="float" office:value="0" calcext:value-type="float">
            <text:p>0</text:p>
          </table:table-cell>
          <table:table-cell table:style-name="ce70" table:formula="of:=IF([.$G227]+[.$I227]=0;;[.$G227]-[.$I227])" office:value-type="float" office:value="0" calcext:value-type="float">
            <text:p>+0</text:p>
          </table:table-cell>
          <table:table-cell table:style-name="ce63" table:formula="of:=IF([.$C227]=&quot;&quot;;&quot;(Squadra B)&quot;;[.$C227])" office:value-type="string" office:string-value="(Squadra B)" calcext:value-type="string">
            <text:p>(Squadra B)</text:p>
          </table:table-cell>
          <table:table-cell table:style-name="ce54" table:formula="of:=IF([.$G227]+[.$I227]=0;;IF([.$I227]&gt;[.$G227];1;0))" office:value-type="float" office:value="0" calcext:value-type="float">
            <text:p>0</text:p>
          </table:table-cell>
          <table:table-cell table:style-name="ce77" table:formula="of:=IF([.$G227]+[.$I227]=0;;IF([.$I227]&lt;[.$G227];IF([.$G227]&amp;&quot;-&quot;&amp;[.$I227]=&quot;20-0&quot;;1;0);0))" office:value-type="float" office:value="0" calcext:value-type="float">
            <text:p>0</text:p>
          </table:table-cell>
          <table:table-cell table:style-name="ce77" table:formula="of:=IF([.$G227]+[.$I227]=0;;IF([.$I227]&lt;[.$G227];IF([.$G227]&amp;&quot;-&quot;&amp;[.$I227]&lt;&gt;&quot;20-0&quot;;1;0);0))" office:value-type="float" office:value="0" calcext:value-type="float">
            <text:p>0</text:p>
          </table:table-cell>
          <table:table-cell table:style-name="ce54" table:formula="of:=IF([.$G227]+[.$I227]=0;;[.$I227])" office:value-type="float" office:value="0" calcext:value-type="float">
            <text:p>0</text:p>
          </table:table-cell>
          <table:table-cell table:style-name="ce54" table:formula="of:=IF([.$G227]+[.$I227]=0;;[.$G227])" office:value-type="float" office:value="0" calcext:value-type="float">
            <text:p>0</text:p>
          </table:table-cell>
          <table:table-cell table:style-name="ce70" table:formula="of:=IF([.$G227]+[.$I227]=0;;[.$I227]-[.$G227])" office:value-type="float" office:value="0" calcext:value-type="float">
            <text:p>+0</text:p>
          </table:table-cell>
          <table:table-cell table:style-name="ce77" table:formula="of:=IF([.$G227]+[.$I227]=0;&quot;(Vincente)&quot;;IF([.$G227]&gt;[.$I227];[.$B227];[.$C227]))" office:value-type="string" office:string-value="(Vincente)" calcext:value-type="string">
            <text:p>(Vincente)</text:p>
          </table:table-cell>
          <table:table-cell table:style-name="ce77" table:formula="of:=IF([.$G227]+[.$I227]=0;&quot;(Perdente)&quot;;IF([.$G227]&lt;[.$I227];[.$B227];[.$C22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8]=&quot;&quot;;&quot;&quot;;HYPERLINK(VLOOKUP([.B22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6" calcext:value-type="float" table:number-columns-spanned="1" table:number-rows-spanned="2">
            <text:p>9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29]=&quot;&quot;;&quot;&quot;;TEXT([.E22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29]=&quot;&quot;;&quot;(Squadra A)&quot;;[.$B229])" office:value-type="string" office:string-value="(Squadra A)" calcext:value-type="string">
            <text:p>(Squadra A)</text:p>
          </table:table-cell>
          <table:table-cell table:style-name="ce54" table:formula="of:=IF([.$G229]+[.$I229]=0;;IF([.$G229]&gt;[.$I229];1;0))" office:value-type="float" office:value="0" calcext:value-type="float">
            <text:p>0</text:p>
          </table:table-cell>
          <table:table-cell table:style-name="ce77" table:formula="of:=IF([.$G229]+[.$I229]=0;;IF([.$G229]&lt;[.$I229];IF([.$G229]&amp;&quot;-&quot;&amp;[.$I229]=&quot;0-20&quot;;1;0);0))" office:value-type="float" office:value="0" calcext:value-type="float">
            <text:p>0</text:p>
          </table:table-cell>
          <table:table-cell table:style-name="ce77" table:formula="of:=IF([.$G229]+[.$I229]=0;;IF([.$G229]&lt;[.$I229];IF([.$G229]&amp;&quot;-&quot;&amp;[.$I229]&lt;&gt;&quot;0-20&quot;;1;0);0))" office:value-type="float" office:value="0" calcext:value-type="float">
            <text:p>0</text:p>
          </table:table-cell>
          <table:table-cell table:style-name="ce54" table:formula="of:=IF([.$G229]+[.$I229]=0;;[.$G229])" office:value-type="float" office:value="0" calcext:value-type="float">
            <text:p>0</text:p>
          </table:table-cell>
          <table:table-cell table:style-name="ce54" table:formula="of:=IF([.$G229]+[.$I229]=0;;[.$I229])" office:value-type="float" office:value="0" calcext:value-type="float">
            <text:p>0</text:p>
          </table:table-cell>
          <table:table-cell table:style-name="ce70" table:formula="of:=IF([.$G229]+[.$I229]=0;;[.$G229]-[.$I229])" office:value-type="float" office:value="0" calcext:value-type="float">
            <text:p>+0</text:p>
          </table:table-cell>
          <table:table-cell table:style-name="ce63" table:formula="of:=IF([.$C229]=&quot;&quot;;&quot;(Squadra B)&quot;;[.$C229])" office:value-type="string" office:string-value="(Squadra B)" calcext:value-type="string">
            <text:p>(Squadra B)</text:p>
          </table:table-cell>
          <table:table-cell table:style-name="ce54" table:formula="of:=IF([.$G229]+[.$I229]=0;;IF([.$I229]&gt;[.$G229];1;0))" office:value-type="float" office:value="0" calcext:value-type="float">
            <text:p>0</text:p>
          </table:table-cell>
          <table:table-cell table:style-name="ce77" table:formula="of:=IF([.$G229]+[.$I229]=0;;IF([.$I229]&lt;[.$G229];IF([.$G229]&amp;&quot;-&quot;&amp;[.$I229]=&quot;20-0&quot;;1;0);0))" office:value-type="float" office:value="0" calcext:value-type="float">
            <text:p>0</text:p>
          </table:table-cell>
          <table:table-cell table:style-name="ce77" table:formula="of:=IF([.$G229]+[.$I229]=0;;IF([.$I229]&lt;[.$G229];IF([.$G229]&amp;&quot;-&quot;&amp;[.$I229]&lt;&gt;&quot;20-0&quot;;1;0);0))" office:value-type="float" office:value="0" calcext:value-type="float">
            <text:p>0</text:p>
          </table:table-cell>
          <table:table-cell table:style-name="ce54" table:formula="of:=IF([.$G229]+[.$I229]=0;;[.$I229])" office:value-type="float" office:value="0" calcext:value-type="float">
            <text:p>0</text:p>
          </table:table-cell>
          <table:table-cell table:style-name="ce54" table:formula="of:=IF([.$G229]+[.$I229]=0;;[.$G229])" office:value-type="float" office:value="0" calcext:value-type="float">
            <text:p>0</text:p>
          </table:table-cell>
          <table:table-cell table:style-name="ce70" table:formula="of:=IF([.$G229]+[.$I229]=0;;[.$I229]-[.$G229])" office:value-type="float" office:value="0" calcext:value-type="float">
            <text:p>+0</text:p>
          </table:table-cell>
          <table:table-cell table:style-name="ce77" table:formula="of:=IF([.$G229]+[.$I229]=0;&quot;(Vincente)&quot;;IF([.$G229]&gt;[.$I229];[.$B229];[.$C229]))" office:value-type="string" office:string-value="(Vincente)" calcext:value-type="string">
            <text:p>(Vincente)</text:p>
          </table:table-cell>
          <table:table-cell table:style-name="ce77" table:formula="of:=IF([.$G229]+[.$I229]=0;&quot;(Perdente)&quot;;IF([.$G229]&lt;[.$I229];[.$B229];[.$C22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30]=&quot;&quot;;&quot;&quot;;HYPERLINK(VLOOKUP([.B23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7" calcext:value-type="float" table:number-columns-spanned="1" table:number-rows-spanned="2">
            <text:p>9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31]=&quot;&quot;;&quot;&quot;;TEXT([.E23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31]=&quot;&quot;;&quot;(Squadra A)&quot;;[.$B231])" office:value-type="string" office:string-value="(Squadra A)" calcext:value-type="string">
            <text:p>(Squadra A)</text:p>
          </table:table-cell>
          <table:table-cell table:style-name="ce54" table:formula="of:=IF([.$G231]+[.$I231]=0;;IF([.$G231]&gt;[.$I231];1;0))" office:value-type="float" office:value="0" calcext:value-type="float">
            <text:p>0</text:p>
          </table:table-cell>
          <table:table-cell table:style-name="ce77" table:formula="of:=IF([.$G231]+[.$I231]=0;;IF([.$G231]&lt;[.$I231];IF([.$G231]&amp;&quot;-&quot;&amp;[.$I231]=&quot;0-20&quot;;1;0);0))" office:value-type="float" office:value="0" calcext:value-type="float">
            <text:p>0</text:p>
          </table:table-cell>
          <table:table-cell table:style-name="ce77" table:formula="of:=IF([.$G231]+[.$I231]=0;;IF([.$G231]&lt;[.$I231];IF([.$G231]&amp;&quot;-&quot;&amp;[.$I231]&lt;&gt;&quot;0-20&quot;;1;0);0))" office:value-type="float" office:value="0" calcext:value-type="float">
            <text:p>0</text:p>
          </table:table-cell>
          <table:table-cell table:style-name="ce54" table:formula="of:=IF([.$G231]+[.$I231]=0;;[.$G231])" office:value-type="float" office:value="0" calcext:value-type="float">
            <text:p>0</text:p>
          </table:table-cell>
          <table:table-cell table:style-name="ce54" table:formula="of:=IF([.$G231]+[.$I231]=0;;[.$I231])" office:value-type="float" office:value="0" calcext:value-type="float">
            <text:p>0</text:p>
          </table:table-cell>
          <table:table-cell table:style-name="ce70" table:formula="of:=IF([.$G231]+[.$I231]=0;;[.$G231]-[.$I231])" office:value-type="float" office:value="0" calcext:value-type="float">
            <text:p>+0</text:p>
          </table:table-cell>
          <table:table-cell table:style-name="ce63" table:formula="of:=IF([.$C231]=&quot;&quot;;&quot;(Squadra B)&quot;;[.$C231])" office:value-type="string" office:string-value="(Squadra B)" calcext:value-type="string">
            <text:p>(Squadra B)</text:p>
          </table:table-cell>
          <table:table-cell table:style-name="ce54" table:formula="of:=IF([.$G231]+[.$I231]=0;;IF([.$I231]&gt;[.$G231];1;0))" office:value-type="float" office:value="0" calcext:value-type="float">
            <text:p>0</text:p>
          </table:table-cell>
          <table:table-cell table:style-name="ce77" table:formula="of:=IF([.$G231]+[.$I231]=0;;IF([.$I231]&lt;[.$G231];IF([.$G231]&amp;&quot;-&quot;&amp;[.$I231]=&quot;20-0&quot;;1;0);0))" office:value-type="float" office:value="0" calcext:value-type="float">
            <text:p>0</text:p>
          </table:table-cell>
          <table:table-cell table:style-name="ce77" table:formula="of:=IF([.$G231]+[.$I231]=0;;IF([.$I231]&lt;[.$G231];IF([.$G231]&amp;&quot;-&quot;&amp;[.$I231]&lt;&gt;&quot;20-0&quot;;1;0);0))" office:value-type="float" office:value="0" calcext:value-type="float">
            <text:p>0</text:p>
          </table:table-cell>
          <table:table-cell table:style-name="ce54" table:formula="of:=IF([.$G231]+[.$I231]=0;;[.$I231])" office:value-type="float" office:value="0" calcext:value-type="float">
            <text:p>0</text:p>
          </table:table-cell>
          <table:table-cell table:style-name="ce54" table:formula="of:=IF([.$G231]+[.$I231]=0;;[.$G231])" office:value-type="float" office:value="0" calcext:value-type="float">
            <text:p>0</text:p>
          </table:table-cell>
          <table:table-cell table:style-name="ce70" table:formula="of:=IF([.$G231]+[.$I231]=0;;[.$I231]-[.$G231])" office:value-type="float" office:value="0" calcext:value-type="float">
            <text:p>+0</text:p>
          </table:table-cell>
          <table:table-cell table:style-name="ce77" table:formula="of:=IF([.$G231]+[.$I231]=0;&quot;(Vincente)&quot;;IF([.$G231]&gt;[.$I231];[.$B231];[.$C231]))" office:value-type="string" office:string-value="(Vincente)" calcext:value-type="string">
            <text:p>(Vincente)</text:p>
          </table:table-cell>
          <table:table-cell table:style-name="ce77" table:formula="of:=IF([.$G231]+[.$I231]=0;&quot;(Perdente)&quot;;IF([.$G231]&lt;[.$I231];[.$B231];[.$C2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32]=&quot;&quot;;&quot;&quot;;HYPERLINK(VLOOKUP([.B2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8" calcext:value-type="float" table:number-columns-spanned="1" table:number-rows-spanned="2">
            <text:p>9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33]=&quot;&quot;;&quot;&quot;;TEXT([.E23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33]=&quot;&quot;;&quot;(Squadra A)&quot;;[.$B233])" office:value-type="string" office:string-value="(Squadra A)" calcext:value-type="string">
            <text:p>(Squadra A)</text:p>
          </table:table-cell>
          <table:table-cell table:style-name="ce54" table:formula="of:=IF([.$G233]+[.$I233]=0;;IF([.$G233]&gt;[.$I233];1;0))" office:value-type="float" office:value="0" calcext:value-type="float">
            <text:p>0</text:p>
          </table:table-cell>
          <table:table-cell table:style-name="ce77" table:formula="of:=IF([.$G233]+[.$I233]=0;;IF([.$G233]&lt;[.$I233];IF([.$G233]&amp;&quot;-&quot;&amp;[.$I233]=&quot;0-20&quot;;1;0);0))" office:value-type="float" office:value="0" calcext:value-type="float">
            <text:p>0</text:p>
          </table:table-cell>
          <table:table-cell table:style-name="ce77" table:formula="of:=IF([.$G233]+[.$I233]=0;;IF([.$G233]&lt;[.$I233];IF([.$G233]&amp;&quot;-&quot;&amp;[.$I233]&lt;&gt;&quot;0-20&quot;;1;0);0))" office:value-type="float" office:value="0" calcext:value-type="float">
            <text:p>0</text:p>
          </table:table-cell>
          <table:table-cell table:style-name="ce54" table:formula="of:=IF([.$G233]+[.$I233]=0;;[.$G233])" office:value-type="float" office:value="0" calcext:value-type="float">
            <text:p>0</text:p>
          </table:table-cell>
          <table:table-cell table:style-name="ce54" table:formula="of:=IF([.$G233]+[.$I233]=0;;[.$I233])" office:value-type="float" office:value="0" calcext:value-type="float">
            <text:p>0</text:p>
          </table:table-cell>
          <table:table-cell table:style-name="ce70" table:formula="of:=IF([.$G233]+[.$I233]=0;;[.$G233]-[.$I233])" office:value-type="float" office:value="0" calcext:value-type="float">
            <text:p>+0</text:p>
          </table:table-cell>
          <table:table-cell table:style-name="ce63" table:formula="of:=IF([.$C233]=&quot;&quot;;&quot;(Squadra B)&quot;;[.$C233])" office:value-type="string" office:string-value="(Squadra B)" calcext:value-type="string">
            <text:p>(Squadra B)</text:p>
          </table:table-cell>
          <table:table-cell table:style-name="ce54" table:formula="of:=IF([.$G233]+[.$I233]=0;;IF([.$I233]&gt;[.$G233];1;0))" office:value-type="float" office:value="0" calcext:value-type="float">
            <text:p>0</text:p>
          </table:table-cell>
          <table:table-cell table:style-name="ce77" table:formula="of:=IF([.$G233]+[.$I233]=0;;IF([.$I233]&lt;[.$G233];IF([.$G233]&amp;&quot;-&quot;&amp;[.$I233]=&quot;20-0&quot;;1;0);0))" office:value-type="float" office:value="0" calcext:value-type="float">
            <text:p>0</text:p>
          </table:table-cell>
          <table:table-cell table:style-name="ce77" table:formula="of:=IF([.$G233]+[.$I233]=0;;IF([.$I233]&lt;[.$G233];IF([.$G233]&amp;&quot;-&quot;&amp;[.$I233]&lt;&gt;&quot;20-0&quot;;1;0);0))" office:value-type="float" office:value="0" calcext:value-type="float">
            <text:p>0</text:p>
          </table:table-cell>
          <table:table-cell table:style-name="ce54" table:formula="of:=IF([.$G233]+[.$I233]=0;;[.$I233])" office:value-type="float" office:value="0" calcext:value-type="float">
            <text:p>0</text:p>
          </table:table-cell>
          <table:table-cell table:style-name="ce54" table:formula="of:=IF([.$G233]+[.$I233]=0;;[.$G233])" office:value-type="float" office:value="0" calcext:value-type="float">
            <text:p>0</text:p>
          </table:table-cell>
          <table:table-cell table:style-name="ce70" table:formula="of:=IF([.$G233]+[.$I233]=0;;[.$I233]-[.$G233])" office:value-type="float" office:value="0" calcext:value-type="float">
            <text:p>+0</text:p>
          </table:table-cell>
          <table:table-cell table:style-name="ce77" table:formula="of:=IF([.$G233]+[.$I233]=0;&quot;(Vincente)&quot;;IF([.$G233]&gt;[.$I233];[.$B233];[.$C233]))" office:value-type="string" office:string-value="(Vincente)" calcext:value-type="string">
            <text:p>(Vincente)</text:p>
          </table:table-cell>
          <table:table-cell table:style-name="ce77" table:formula="of:=IF([.$G233]+[.$I233]=0;&quot;(Perdente)&quot;;IF([.$G233]&lt;[.$I233];[.$B233];[.$C23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34]=&quot;&quot;;&quot;&quot;;HYPERLINK(VLOOKUP([.B23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9" calcext:value-type="float" table:number-columns-spanned="1" table:number-rows-spanned="2">
            <text:p>9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35]=&quot;&quot;;&quot;&quot;;TEXT([.E23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35]=&quot;&quot;;&quot;(Squadra A)&quot;;[.$B235])" office:value-type="string" office:string-value="(Squadra A)" calcext:value-type="string">
            <text:p>(Squadra A)</text:p>
          </table:table-cell>
          <table:table-cell table:style-name="ce54" table:formula="of:=IF([.$G235]+[.$I235]=0;;IF([.$G235]&gt;[.$I235];1;0))" office:value-type="float" office:value="0" calcext:value-type="float">
            <text:p>0</text:p>
          </table:table-cell>
          <table:table-cell table:style-name="ce77" table:formula="of:=IF([.$G235]+[.$I235]=0;;IF([.$G235]&lt;[.$I235];IF([.$G235]&amp;&quot;-&quot;&amp;[.$I235]=&quot;0-20&quot;;1;0);0))" office:value-type="float" office:value="0" calcext:value-type="float">
            <text:p>0</text:p>
          </table:table-cell>
          <table:table-cell table:style-name="ce77" table:formula="of:=IF([.$G235]+[.$I235]=0;;IF([.$G235]&lt;[.$I235];IF([.$G235]&amp;&quot;-&quot;&amp;[.$I235]&lt;&gt;&quot;0-20&quot;;1;0);0))" office:value-type="float" office:value="0" calcext:value-type="float">
            <text:p>0</text:p>
          </table:table-cell>
          <table:table-cell table:style-name="ce54" table:formula="of:=IF([.$G235]+[.$I235]=0;;[.$G235])" office:value-type="float" office:value="0" calcext:value-type="float">
            <text:p>0</text:p>
          </table:table-cell>
          <table:table-cell table:style-name="ce54" table:formula="of:=IF([.$G235]+[.$I235]=0;;[.$I235])" office:value-type="float" office:value="0" calcext:value-type="float">
            <text:p>0</text:p>
          </table:table-cell>
          <table:table-cell table:style-name="ce70" table:formula="of:=IF([.$G235]+[.$I235]=0;;[.$G235]-[.$I235])" office:value-type="float" office:value="0" calcext:value-type="float">
            <text:p>+0</text:p>
          </table:table-cell>
          <table:table-cell table:style-name="ce63" table:formula="of:=IF([.$C235]=&quot;&quot;;&quot;(Squadra B)&quot;;[.$C235])" office:value-type="string" office:string-value="(Squadra B)" calcext:value-type="string">
            <text:p>(Squadra B)</text:p>
          </table:table-cell>
          <table:table-cell table:style-name="ce54" table:formula="of:=IF([.$G235]+[.$I235]=0;;IF([.$I235]&gt;[.$G235];1;0))" office:value-type="float" office:value="0" calcext:value-type="float">
            <text:p>0</text:p>
          </table:table-cell>
          <table:table-cell table:style-name="ce77" table:formula="of:=IF([.$G235]+[.$I235]=0;;IF([.$I235]&lt;[.$G235];IF([.$G235]&amp;&quot;-&quot;&amp;[.$I235]=&quot;20-0&quot;;1;0);0))" office:value-type="float" office:value="0" calcext:value-type="float">
            <text:p>0</text:p>
          </table:table-cell>
          <table:table-cell table:style-name="ce77" table:formula="of:=IF([.$G235]+[.$I235]=0;;IF([.$I235]&lt;[.$G235];IF([.$G235]&amp;&quot;-&quot;&amp;[.$I235]&lt;&gt;&quot;20-0&quot;;1;0);0))" office:value-type="float" office:value="0" calcext:value-type="float">
            <text:p>0</text:p>
          </table:table-cell>
          <table:table-cell table:style-name="ce54" table:formula="of:=IF([.$G235]+[.$I235]=0;;[.$I235])" office:value-type="float" office:value="0" calcext:value-type="float">
            <text:p>0</text:p>
          </table:table-cell>
          <table:table-cell table:style-name="ce54" table:formula="of:=IF([.$G235]+[.$I235]=0;;[.$G235])" office:value-type="float" office:value="0" calcext:value-type="float">
            <text:p>0</text:p>
          </table:table-cell>
          <table:table-cell table:style-name="ce70" table:formula="of:=IF([.$G235]+[.$I235]=0;;[.$I235]-[.$G235])" office:value-type="float" office:value="0" calcext:value-type="float">
            <text:p>+0</text:p>
          </table:table-cell>
          <table:table-cell table:style-name="ce77" table:formula="of:=IF([.$G235]+[.$I235]=0;&quot;(Vincente)&quot;;IF([.$G235]&gt;[.$I235];[.$B235];[.$C235]))" office:value-type="string" office:string-value="(Vincente)" calcext:value-type="string">
            <text:p>(Vincente)</text:p>
          </table:table-cell>
          <table:table-cell table:style-name="ce77" table:formula="of:=IF([.$G235]+[.$I235]=0;&quot;(Perdente)&quot;;IF([.$G235]&lt;[.$I235];[.$B235];[.$C23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36]=&quot;&quot;;&quot;&quot;;HYPERLINK(VLOOKUP([.B23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2" calcext:value-type="float">
            <text:p>12</text:p>
          </table:table-cell>
          <table:table-cell table:style-name="ce87" table:formula="of:=IF(ISNUMBER([.A238]);ROMAN([.A238])&amp;&quot; GIORNATA&quot;;COM.MICROSOFT.SWITCH([.A238];&quot;1-2&quot;;&quot;FINALE 1°-2° POSTO&quot;;&quot;3-4&quot;;&quot;FINALE 3°-4° POSTO&quot;;&quot;1-4&quot;;&quot;SEMIFINALI 1°-4° POSTO&quot;;&quot;1-8&quot;;&quot;QUARTI DI FINALE 1°-8° POSTO&quot;;&quot;&quot;))" office:value-type="string" office:string-value="XII GIORNATA" calcext:value-type="string" table:number-columns-spanned="8" table:number-rows-spanned="1">
            <text:p>X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0" calcext:value-type="float" table:number-columns-spanned="1" table:number-rows-spanned="2">
            <text:p>10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40]=&quot;&quot;;&quot;&quot;;TEXT([.E24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40]=&quot;&quot;;&quot;(Squadra A)&quot;;[.$B240])" office:value-type="string" office:string-value="(Squadra A)" calcext:value-type="string">
            <text:p>(Squadra A)</text:p>
          </table:table-cell>
          <table:table-cell table:style-name="ce54" table:formula="of:=IF([.$G240]+[.$I240]=0;;IF([.$G240]&gt;[.$I240];1;0))" office:value-type="float" office:value="0" calcext:value-type="float">
            <text:p>0</text:p>
          </table:table-cell>
          <table:table-cell table:style-name="ce77" table:formula="of:=IF([.$G240]+[.$I240]=0;;IF([.$G240]&lt;[.$I240];IF([.$G240]&amp;&quot;-&quot;&amp;[.$I240]=&quot;0-20&quot;;1;0);0))" office:value-type="float" office:value="0" calcext:value-type="float">
            <text:p>0</text:p>
          </table:table-cell>
          <table:table-cell table:style-name="ce77" table:formula="of:=IF([.$G240]+[.$I240]=0;;IF([.$G240]&lt;[.$I240];IF([.$G240]&amp;&quot;-&quot;&amp;[.$I240]&lt;&gt;&quot;0-20&quot;;1;0);0))" office:value-type="float" office:value="0" calcext:value-type="float">
            <text:p>0</text:p>
          </table:table-cell>
          <table:table-cell table:style-name="ce54" table:formula="of:=IF([.$G240]+[.$I240]=0;;[.$G240])" office:value-type="float" office:value="0" calcext:value-type="float">
            <text:p>0</text:p>
          </table:table-cell>
          <table:table-cell table:style-name="ce54" table:formula="of:=IF([.$G240]+[.$I240]=0;;[.$I240])" office:value-type="float" office:value="0" calcext:value-type="float">
            <text:p>0</text:p>
          </table:table-cell>
          <table:table-cell table:style-name="ce70" table:formula="of:=IF([.$G240]+[.$I240]=0;;[.$G240]-[.$I240])" office:value-type="float" office:value="0" calcext:value-type="float">
            <text:p>+0</text:p>
          </table:table-cell>
          <table:table-cell table:style-name="ce63" table:formula="of:=IF([.$C240]=&quot;&quot;;&quot;(Squadra B)&quot;;[.$C240])" office:value-type="string" office:string-value="(Squadra B)" calcext:value-type="string">
            <text:p>(Squadra B)</text:p>
          </table:table-cell>
          <table:table-cell table:style-name="ce54" table:formula="of:=IF([.$G240]+[.$I240]=0;;IF([.$I240]&gt;[.$G240];1;0))" office:value-type="float" office:value="0" calcext:value-type="float">
            <text:p>0</text:p>
          </table:table-cell>
          <table:table-cell table:style-name="ce77" table:formula="of:=IF([.$G240]+[.$I240]=0;;IF([.$I240]&lt;[.$G240];IF([.$G240]&amp;&quot;-&quot;&amp;[.$I240]=&quot;20-0&quot;;1;0);0))" office:value-type="float" office:value="0" calcext:value-type="float">
            <text:p>0</text:p>
          </table:table-cell>
          <table:table-cell table:style-name="ce77" table:formula="of:=IF([.$G240]+[.$I240]=0;;IF([.$I240]&lt;[.$G240];IF([.$G240]&amp;&quot;-&quot;&amp;[.$I240]&lt;&gt;&quot;20-0&quot;;1;0);0))" office:value-type="float" office:value="0" calcext:value-type="float">
            <text:p>0</text:p>
          </table:table-cell>
          <table:table-cell table:style-name="ce54" table:formula="of:=IF([.$G240]+[.$I240]=0;;[.$I240])" office:value-type="float" office:value="0" calcext:value-type="float">
            <text:p>0</text:p>
          </table:table-cell>
          <table:table-cell table:style-name="ce54" table:formula="of:=IF([.$G240]+[.$I240]=0;;[.$G240])" office:value-type="float" office:value="0" calcext:value-type="float">
            <text:p>0</text:p>
          </table:table-cell>
          <table:table-cell table:style-name="ce70" table:formula="of:=IF([.$G240]+[.$I240]=0;;[.$I240]-[.$G240])" office:value-type="float" office:value="0" calcext:value-type="float">
            <text:p>+0</text:p>
          </table:table-cell>
          <table:table-cell table:style-name="ce77" table:formula="of:=IF([.$G240]+[.$I240]=0;&quot;(Vincente)&quot;;IF([.$G240]&gt;[.$I240];[.$B240];[.$C240]))" office:value-type="string" office:string-value="(Vincente)" calcext:value-type="string">
            <text:p>(Vincente)</text:p>
          </table:table-cell>
          <table:table-cell table:style-name="ce77" table:formula="of:=IF([.$G240]+[.$I240]=0;&quot;(Perdente)&quot;;IF([.$G240]&lt;[.$I240];[.$B240];[.$C24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1]=&quot;&quot;;&quot;&quot;;HYPERLINK(VLOOKUP([.B24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1" calcext:value-type="float" table:number-columns-spanned="1" table:number-rows-spanned="2">
            <text:p>10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42]=&quot;&quot;;&quot;&quot;;TEXT([.E24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42]=&quot;&quot;;&quot;(Squadra A)&quot;;[.$B242])" office:value-type="string" office:string-value="(Squadra A)" calcext:value-type="string">
            <text:p>(Squadra A)</text:p>
          </table:table-cell>
          <table:table-cell table:style-name="ce54" table:formula="of:=IF([.$G242]+[.$I242]=0;;IF([.$G242]&gt;[.$I242];1;0))" office:value-type="float" office:value="0" calcext:value-type="float">
            <text:p>0</text:p>
          </table:table-cell>
          <table:table-cell table:style-name="ce77" table:formula="of:=IF([.$G242]+[.$I242]=0;;IF([.$G242]&lt;[.$I242];IF([.$G242]&amp;&quot;-&quot;&amp;[.$I242]=&quot;0-20&quot;;1;0);0))" office:value-type="float" office:value="0" calcext:value-type="float">
            <text:p>0</text:p>
          </table:table-cell>
          <table:table-cell table:style-name="ce77" table:formula="of:=IF([.$G242]+[.$I242]=0;;IF([.$G242]&lt;[.$I242];IF([.$G242]&amp;&quot;-&quot;&amp;[.$I242]&lt;&gt;&quot;0-20&quot;;1;0);0))" office:value-type="float" office:value="0" calcext:value-type="float">
            <text:p>0</text:p>
          </table:table-cell>
          <table:table-cell table:style-name="ce54" table:formula="of:=IF([.$G242]+[.$I242]=0;;[.$G242])" office:value-type="float" office:value="0" calcext:value-type="float">
            <text:p>0</text:p>
          </table:table-cell>
          <table:table-cell table:style-name="ce54" table:formula="of:=IF([.$G242]+[.$I242]=0;;[.$I242])" office:value-type="float" office:value="0" calcext:value-type="float">
            <text:p>0</text:p>
          </table:table-cell>
          <table:table-cell table:style-name="ce70" table:formula="of:=IF([.$G242]+[.$I242]=0;;[.$G242]-[.$I242])" office:value-type="float" office:value="0" calcext:value-type="float">
            <text:p>+0</text:p>
          </table:table-cell>
          <table:table-cell table:style-name="ce63" table:formula="of:=IF([.$C242]=&quot;&quot;;&quot;(Squadra B)&quot;;[.$C242])" office:value-type="string" office:string-value="(Squadra B)" calcext:value-type="string">
            <text:p>(Squadra B)</text:p>
          </table:table-cell>
          <table:table-cell table:style-name="ce54" table:formula="of:=IF([.$G242]+[.$I242]=0;;IF([.$I242]&gt;[.$G242];1;0))" office:value-type="float" office:value="0" calcext:value-type="float">
            <text:p>0</text:p>
          </table:table-cell>
          <table:table-cell table:style-name="ce77" table:formula="of:=IF([.$G242]+[.$I242]=0;;IF([.$I242]&lt;[.$G242];IF([.$G242]&amp;&quot;-&quot;&amp;[.$I242]=&quot;20-0&quot;;1;0);0))" office:value-type="float" office:value="0" calcext:value-type="float">
            <text:p>0</text:p>
          </table:table-cell>
          <table:table-cell table:style-name="ce77" table:formula="of:=IF([.$G242]+[.$I242]=0;;IF([.$I242]&lt;[.$G242];IF([.$G242]&amp;&quot;-&quot;&amp;[.$I242]&lt;&gt;&quot;20-0&quot;;1;0);0))" office:value-type="float" office:value="0" calcext:value-type="float">
            <text:p>0</text:p>
          </table:table-cell>
          <table:table-cell table:style-name="ce54" table:formula="of:=IF([.$G242]+[.$I242]=0;;[.$I242])" office:value-type="float" office:value="0" calcext:value-type="float">
            <text:p>0</text:p>
          </table:table-cell>
          <table:table-cell table:style-name="ce54" table:formula="of:=IF([.$G242]+[.$I242]=0;;[.$G242])" office:value-type="float" office:value="0" calcext:value-type="float">
            <text:p>0</text:p>
          </table:table-cell>
          <table:table-cell table:style-name="ce70" table:formula="of:=IF([.$G242]+[.$I242]=0;;[.$I242]-[.$G242])" office:value-type="float" office:value="0" calcext:value-type="float">
            <text:p>+0</text:p>
          </table:table-cell>
          <table:table-cell table:style-name="ce77" table:formula="of:=IF([.$G242]+[.$I242]=0;&quot;(Vincente)&quot;;IF([.$G242]&gt;[.$I242];[.$B242];[.$C242]))" office:value-type="string" office:string-value="(Vincente)" calcext:value-type="string">
            <text:p>(Vincente)</text:p>
          </table:table-cell>
          <table:table-cell table:style-name="ce77" table:formula="of:=IF([.$G242]+[.$I242]=0;&quot;(Perdente)&quot;;IF([.$G242]&lt;[.$I242];[.$B242];[.$C2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3]=&quot;&quot;;&quot;&quot;;HYPERLINK(VLOOKUP([.B2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2" calcext:value-type="float" table:number-columns-spanned="1" table:number-rows-spanned="2">
            <text:p>10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44]=&quot;&quot;;&quot;&quot;;TEXT([.E24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44]=&quot;&quot;;&quot;(Squadra A)&quot;;[.$B244])" office:value-type="string" office:string-value="(Squadra A)" calcext:value-type="string">
            <text:p>(Squadra A)</text:p>
          </table:table-cell>
          <table:table-cell table:style-name="ce54" table:formula="of:=IF([.$G244]+[.$I244]=0;;IF([.$G244]&gt;[.$I244];1;0))" office:value-type="float" office:value="0" calcext:value-type="float">
            <text:p>0</text:p>
          </table:table-cell>
          <table:table-cell table:style-name="ce77" table:formula="of:=IF([.$G244]+[.$I244]=0;;IF([.$G244]&lt;[.$I244];IF([.$G244]&amp;&quot;-&quot;&amp;[.$I244]=&quot;0-20&quot;;1;0);0))" office:value-type="float" office:value="0" calcext:value-type="float">
            <text:p>0</text:p>
          </table:table-cell>
          <table:table-cell table:style-name="ce77" table:formula="of:=IF([.$G244]+[.$I244]=0;;IF([.$G244]&lt;[.$I244];IF([.$G244]&amp;&quot;-&quot;&amp;[.$I244]&lt;&gt;&quot;0-20&quot;;1;0);0))" office:value-type="float" office:value="0" calcext:value-type="float">
            <text:p>0</text:p>
          </table:table-cell>
          <table:table-cell table:style-name="ce54" table:formula="of:=IF([.$G244]+[.$I244]=0;;[.$G244])" office:value-type="float" office:value="0" calcext:value-type="float">
            <text:p>0</text:p>
          </table:table-cell>
          <table:table-cell table:style-name="ce54" table:formula="of:=IF([.$G244]+[.$I244]=0;;[.$I244])" office:value-type="float" office:value="0" calcext:value-type="float">
            <text:p>0</text:p>
          </table:table-cell>
          <table:table-cell table:style-name="ce70" table:formula="of:=IF([.$G244]+[.$I244]=0;;[.$G244]-[.$I244])" office:value-type="float" office:value="0" calcext:value-type="float">
            <text:p>+0</text:p>
          </table:table-cell>
          <table:table-cell table:style-name="ce63" table:formula="of:=IF([.$C244]=&quot;&quot;;&quot;(Squadra B)&quot;;[.$C244])" office:value-type="string" office:string-value="(Squadra B)" calcext:value-type="string">
            <text:p>(Squadra B)</text:p>
          </table:table-cell>
          <table:table-cell table:style-name="ce54" table:formula="of:=IF([.$G244]+[.$I244]=0;;IF([.$I244]&gt;[.$G244];1;0))" office:value-type="float" office:value="0" calcext:value-type="float">
            <text:p>0</text:p>
          </table:table-cell>
          <table:table-cell table:style-name="ce77" table:formula="of:=IF([.$G244]+[.$I244]=0;;IF([.$I244]&lt;[.$G244];IF([.$G244]&amp;&quot;-&quot;&amp;[.$I244]=&quot;20-0&quot;;1;0);0))" office:value-type="float" office:value="0" calcext:value-type="float">
            <text:p>0</text:p>
          </table:table-cell>
          <table:table-cell table:style-name="ce77" table:formula="of:=IF([.$G244]+[.$I244]=0;;IF([.$I244]&lt;[.$G244];IF([.$G244]&amp;&quot;-&quot;&amp;[.$I244]&lt;&gt;&quot;20-0&quot;;1;0);0))" office:value-type="float" office:value="0" calcext:value-type="float">
            <text:p>0</text:p>
          </table:table-cell>
          <table:table-cell table:style-name="ce54" table:formula="of:=IF([.$G244]+[.$I244]=0;;[.$I244])" office:value-type="float" office:value="0" calcext:value-type="float">
            <text:p>0</text:p>
          </table:table-cell>
          <table:table-cell table:style-name="ce54" table:formula="of:=IF([.$G244]+[.$I244]=0;;[.$G244])" office:value-type="float" office:value="0" calcext:value-type="float">
            <text:p>0</text:p>
          </table:table-cell>
          <table:table-cell table:style-name="ce70" table:formula="of:=IF([.$G244]+[.$I244]=0;;[.$I244]-[.$G244])" office:value-type="float" office:value="0" calcext:value-type="float">
            <text:p>+0</text:p>
          </table:table-cell>
          <table:table-cell table:style-name="ce77" table:formula="of:=IF([.$G244]+[.$I244]=0;&quot;(Vincente)&quot;;IF([.$G244]&gt;[.$I244];[.$B244];[.$C244]))" office:value-type="string" office:string-value="(Vincente)" calcext:value-type="string">
            <text:p>(Vincente)</text:p>
          </table:table-cell>
          <table:table-cell table:style-name="ce77" table:formula="of:=IF([.$G244]+[.$I244]=0;&quot;(Perdente)&quot;;IF([.$G244]&lt;[.$I244];[.$B244];[.$C24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5]=&quot;&quot;;&quot;&quot;;HYPERLINK(VLOOKUP([.B24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3" calcext:value-type="float" table:number-columns-spanned="1" table:number-rows-spanned="2">
            <text:p>10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46]=&quot;&quot;;&quot;&quot;;TEXT([.E24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46]=&quot;&quot;;&quot;(Squadra A)&quot;;[.$B246])" office:value-type="string" office:string-value="(Squadra A)" calcext:value-type="string">
            <text:p>(Squadra A)</text:p>
          </table:table-cell>
          <table:table-cell table:style-name="ce54" table:formula="of:=IF([.$G246]+[.$I246]=0;;IF([.$G246]&gt;[.$I246];1;0))" office:value-type="float" office:value="0" calcext:value-type="float">
            <text:p>0</text:p>
          </table:table-cell>
          <table:table-cell table:style-name="ce77" table:formula="of:=IF([.$G246]+[.$I246]=0;;IF([.$G246]&lt;[.$I246];IF([.$G246]&amp;&quot;-&quot;&amp;[.$I246]=&quot;0-20&quot;;1;0);0))" office:value-type="float" office:value="0" calcext:value-type="float">
            <text:p>0</text:p>
          </table:table-cell>
          <table:table-cell table:style-name="ce77" table:formula="of:=IF([.$G246]+[.$I246]=0;;IF([.$G246]&lt;[.$I246];IF([.$G246]&amp;&quot;-&quot;&amp;[.$I246]&lt;&gt;&quot;0-20&quot;;1;0);0))" office:value-type="float" office:value="0" calcext:value-type="float">
            <text:p>0</text:p>
          </table:table-cell>
          <table:table-cell table:style-name="ce54" table:formula="of:=IF([.$G246]+[.$I246]=0;;[.$G246])" office:value-type="float" office:value="0" calcext:value-type="float">
            <text:p>0</text:p>
          </table:table-cell>
          <table:table-cell table:style-name="ce54" table:formula="of:=IF([.$G246]+[.$I246]=0;;[.$I246])" office:value-type="float" office:value="0" calcext:value-type="float">
            <text:p>0</text:p>
          </table:table-cell>
          <table:table-cell table:style-name="ce70" table:formula="of:=IF([.$G246]+[.$I246]=0;;[.$G246]-[.$I246])" office:value-type="float" office:value="0" calcext:value-type="float">
            <text:p>+0</text:p>
          </table:table-cell>
          <table:table-cell table:style-name="ce63" table:formula="of:=IF([.$C246]=&quot;&quot;;&quot;(Squadra B)&quot;;[.$C246])" office:value-type="string" office:string-value="(Squadra B)" calcext:value-type="string">
            <text:p>(Squadra B)</text:p>
          </table:table-cell>
          <table:table-cell table:style-name="ce54" table:formula="of:=IF([.$G246]+[.$I246]=0;;IF([.$I246]&gt;[.$G246];1;0))" office:value-type="float" office:value="0" calcext:value-type="float">
            <text:p>0</text:p>
          </table:table-cell>
          <table:table-cell table:style-name="ce77" table:formula="of:=IF([.$G246]+[.$I246]=0;;IF([.$I246]&lt;[.$G246];IF([.$G246]&amp;&quot;-&quot;&amp;[.$I246]=&quot;20-0&quot;;1;0);0))" office:value-type="float" office:value="0" calcext:value-type="float">
            <text:p>0</text:p>
          </table:table-cell>
          <table:table-cell table:style-name="ce77" table:formula="of:=IF([.$G246]+[.$I246]=0;;IF([.$I246]&lt;[.$G246];IF([.$G246]&amp;&quot;-&quot;&amp;[.$I246]&lt;&gt;&quot;20-0&quot;;1;0);0))" office:value-type="float" office:value="0" calcext:value-type="float">
            <text:p>0</text:p>
          </table:table-cell>
          <table:table-cell table:style-name="ce54" table:formula="of:=IF([.$G246]+[.$I246]=0;;[.$I246])" office:value-type="float" office:value="0" calcext:value-type="float">
            <text:p>0</text:p>
          </table:table-cell>
          <table:table-cell table:style-name="ce54" table:formula="of:=IF([.$G246]+[.$I246]=0;;[.$G246])" office:value-type="float" office:value="0" calcext:value-type="float">
            <text:p>0</text:p>
          </table:table-cell>
          <table:table-cell table:style-name="ce70" table:formula="of:=IF([.$G246]+[.$I246]=0;;[.$I246]-[.$G246])" office:value-type="float" office:value="0" calcext:value-type="float">
            <text:p>+0</text:p>
          </table:table-cell>
          <table:table-cell table:style-name="ce77" table:formula="of:=IF([.$G246]+[.$I246]=0;&quot;(Vincente)&quot;;IF([.$G246]&gt;[.$I246];[.$B246];[.$C246]))" office:value-type="string" office:string-value="(Vincente)" calcext:value-type="string">
            <text:p>(Vincente)</text:p>
          </table:table-cell>
          <table:table-cell table:style-name="ce77" table:formula="of:=IF([.$G246]+[.$I246]=0;&quot;(Perdente)&quot;;IF([.$G246]&lt;[.$I246];[.$B246];[.$C24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7]=&quot;&quot;;&quot;&quot;;HYPERLINK(VLOOKUP([.B24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4" calcext:value-type="float" table:number-columns-spanned="1" table:number-rows-spanned="2">
            <text:p>10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48]=&quot;&quot;;&quot;&quot;;TEXT([.E24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48]=&quot;&quot;;&quot;(Squadra A)&quot;;[.$B248])" office:value-type="string" office:string-value="(Squadra A)" calcext:value-type="string">
            <text:p>(Squadra A)</text:p>
          </table:table-cell>
          <table:table-cell table:style-name="ce54" table:formula="of:=IF([.$G248]+[.$I248]=0;;IF([.$G248]&gt;[.$I248];1;0))" office:value-type="float" office:value="0" calcext:value-type="float">
            <text:p>0</text:p>
          </table:table-cell>
          <table:table-cell table:style-name="ce77" table:formula="of:=IF([.$G248]+[.$I248]=0;;IF([.$G248]&lt;[.$I248];IF([.$G248]&amp;&quot;-&quot;&amp;[.$I248]=&quot;0-20&quot;;1;0);0))" office:value-type="float" office:value="0" calcext:value-type="float">
            <text:p>0</text:p>
          </table:table-cell>
          <table:table-cell table:style-name="ce77" table:formula="of:=IF([.$G248]+[.$I248]=0;;IF([.$G248]&lt;[.$I248];IF([.$G248]&amp;&quot;-&quot;&amp;[.$I248]&lt;&gt;&quot;0-20&quot;;1;0);0))" office:value-type="float" office:value="0" calcext:value-type="float">
            <text:p>0</text:p>
          </table:table-cell>
          <table:table-cell table:style-name="ce54" table:formula="of:=IF([.$G248]+[.$I248]=0;;[.$G248])" office:value-type="float" office:value="0" calcext:value-type="float">
            <text:p>0</text:p>
          </table:table-cell>
          <table:table-cell table:style-name="ce54" table:formula="of:=IF([.$G248]+[.$I248]=0;;[.$I248])" office:value-type="float" office:value="0" calcext:value-type="float">
            <text:p>0</text:p>
          </table:table-cell>
          <table:table-cell table:style-name="ce70" table:formula="of:=IF([.$G248]+[.$I248]=0;;[.$G248]-[.$I248])" office:value-type="float" office:value="0" calcext:value-type="float">
            <text:p>+0</text:p>
          </table:table-cell>
          <table:table-cell table:style-name="ce63" table:formula="of:=IF([.$C248]=&quot;&quot;;&quot;(Squadra B)&quot;;[.$C248])" office:value-type="string" office:string-value="(Squadra B)" calcext:value-type="string">
            <text:p>(Squadra B)</text:p>
          </table:table-cell>
          <table:table-cell table:style-name="ce54" table:formula="of:=IF([.$G248]+[.$I248]=0;;IF([.$I248]&gt;[.$G248];1;0))" office:value-type="float" office:value="0" calcext:value-type="float">
            <text:p>0</text:p>
          </table:table-cell>
          <table:table-cell table:style-name="ce77" table:formula="of:=IF([.$G248]+[.$I248]=0;;IF([.$I248]&lt;[.$G248];IF([.$G248]&amp;&quot;-&quot;&amp;[.$I248]=&quot;20-0&quot;;1;0);0))" office:value-type="float" office:value="0" calcext:value-type="float">
            <text:p>0</text:p>
          </table:table-cell>
          <table:table-cell table:style-name="ce77" table:formula="of:=IF([.$G248]+[.$I248]=0;;IF([.$I248]&lt;[.$G248];IF([.$G248]&amp;&quot;-&quot;&amp;[.$I248]&lt;&gt;&quot;20-0&quot;;1;0);0))" office:value-type="float" office:value="0" calcext:value-type="float">
            <text:p>0</text:p>
          </table:table-cell>
          <table:table-cell table:style-name="ce54" table:formula="of:=IF([.$G248]+[.$I248]=0;;[.$I248])" office:value-type="float" office:value="0" calcext:value-type="float">
            <text:p>0</text:p>
          </table:table-cell>
          <table:table-cell table:style-name="ce54" table:formula="of:=IF([.$G248]+[.$I248]=0;;[.$G248])" office:value-type="float" office:value="0" calcext:value-type="float">
            <text:p>0</text:p>
          </table:table-cell>
          <table:table-cell table:style-name="ce70" table:formula="of:=IF([.$G248]+[.$I248]=0;;[.$I248]-[.$G248])" office:value-type="float" office:value="0" calcext:value-type="float">
            <text:p>+0</text:p>
          </table:table-cell>
          <table:table-cell table:style-name="ce77" table:formula="of:=IF([.$G248]+[.$I248]=0;&quot;(Vincente)&quot;;IF([.$G248]&gt;[.$I248];[.$B248];[.$C248]))" office:value-type="string" office:string-value="(Vincente)" calcext:value-type="string">
            <text:p>(Vincente)</text:p>
          </table:table-cell>
          <table:table-cell table:style-name="ce77" table:formula="of:=IF([.$G248]+[.$I248]=0;&quot;(Perdente)&quot;;IF([.$G248]&lt;[.$I248];[.$B248];[.$C24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9]=&quot;&quot;;&quot;&quot;;HYPERLINK(VLOOKUP([.B24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5" calcext:value-type="float" table:number-columns-spanned="1" table:number-rows-spanned="2">
            <text:p>10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50]=&quot;&quot;;&quot;&quot;;TEXT([.E25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50]=&quot;&quot;;&quot;(Squadra A)&quot;;[.$B250])" office:value-type="string" office:string-value="(Squadra A)" calcext:value-type="string">
            <text:p>(Squadra A)</text:p>
          </table:table-cell>
          <table:table-cell table:style-name="ce54" table:formula="of:=IF([.$G250]+[.$I250]=0;;IF([.$G250]&gt;[.$I250];1;0))" office:value-type="float" office:value="0" calcext:value-type="float">
            <text:p>0</text:p>
          </table:table-cell>
          <table:table-cell table:style-name="ce77" table:formula="of:=IF([.$G250]+[.$I250]=0;;IF([.$G250]&lt;[.$I250];IF([.$G250]&amp;&quot;-&quot;&amp;[.$I250]=&quot;0-20&quot;;1;0);0))" office:value-type="float" office:value="0" calcext:value-type="float">
            <text:p>0</text:p>
          </table:table-cell>
          <table:table-cell table:style-name="ce77" table:formula="of:=IF([.$G250]+[.$I250]=0;;IF([.$G250]&lt;[.$I250];IF([.$G250]&amp;&quot;-&quot;&amp;[.$I250]&lt;&gt;&quot;0-20&quot;;1;0);0))" office:value-type="float" office:value="0" calcext:value-type="float">
            <text:p>0</text:p>
          </table:table-cell>
          <table:table-cell table:style-name="ce54" table:formula="of:=IF([.$G250]+[.$I250]=0;;[.$G250])" office:value-type="float" office:value="0" calcext:value-type="float">
            <text:p>0</text:p>
          </table:table-cell>
          <table:table-cell table:style-name="ce54" table:formula="of:=IF([.$G250]+[.$I250]=0;;[.$I250])" office:value-type="float" office:value="0" calcext:value-type="float">
            <text:p>0</text:p>
          </table:table-cell>
          <table:table-cell table:style-name="ce70" table:formula="of:=IF([.$G250]+[.$I250]=0;;[.$G250]-[.$I250])" office:value-type="float" office:value="0" calcext:value-type="float">
            <text:p>+0</text:p>
          </table:table-cell>
          <table:table-cell table:style-name="ce63" table:formula="of:=IF([.$C250]=&quot;&quot;;&quot;(Squadra B)&quot;;[.$C250])" office:value-type="string" office:string-value="(Squadra B)" calcext:value-type="string">
            <text:p>(Squadra B)</text:p>
          </table:table-cell>
          <table:table-cell table:style-name="ce54" table:formula="of:=IF([.$G250]+[.$I250]=0;;IF([.$I250]&gt;[.$G250];1;0))" office:value-type="float" office:value="0" calcext:value-type="float">
            <text:p>0</text:p>
          </table:table-cell>
          <table:table-cell table:style-name="ce77" table:formula="of:=IF([.$G250]+[.$I250]=0;;IF([.$I250]&lt;[.$G250];IF([.$G250]&amp;&quot;-&quot;&amp;[.$I250]=&quot;20-0&quot;;1;0);0))" office:value-type="float" office:value="0" calcext:value-type="float">
            <text:p>0</text:p>
          </table:table-cell>
          <table:table-cell table:style-name="ce77" table:formula="of:=IF([.$G250]+[.$I250]=0;;IF([.$I250]&lt;[.$G250];IF([.$G250]&amp;&quot;-&quot;&amp;[.$I250]&lt;&gt;&quot;20-0&quot;;1;0);0))" office:value-type="float" office:value="0" calcext:value-type="float">
            <text:p>0</text:p>
          </table:table-cell>
          <table:table-cell table:style-name="ce54" table:formula="of:=IF([.$G250]+[.$I250]=0;;[.$I250])" office:value-type="float" office:value="0" calcext:value-type="float">
            <text:p>0</text:p>
          </table:table-cell>
          <table:table-cell table:style-name="ce54" table:formula="of:=IF([.$G250]+[.$I250]=0;;[.$G250])" office:value-type="float" office:value="0" calcext:value-type="float">
            <text:p>0</text:p>
          </table:table-cell>
          <table:table-cell table:style-name="ce70" table:formula="of:=IF([.$G250]+[.$I250]=0;;[.$I250]-[.$G250])" office:value-type="float" office:value="0" calcext:value-type="float">
            <text:p>+0</text:p>
          </table:table-cell>
          <table:table-cell table:style-name="ce77" table:formula="of:=IF([.$G250]+[.$I250]=0;&quot;(Vincente)&quot;;IF([.$G250]&gt;[.$I250];[.$B250];[.$C250]))" office:value-type="string" office:string-value="(Vincente)" calcext:value-type="string">
            <text:p>(Vincente)</text:p>
          </table:table-cell>
          <table:table-cell table:style-name="ce77" table:formula="of:=IF([.$G250]+[.$I250]=0;&quot;(Perdente)&quot;;IF([.$G250]&lt;[.$I250];[.$B250];[.$C25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51]=&quot;&quot;;&quot;&quot;;HYPERLINK(VLOOKUP([.B25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6" calcext:value-type="float" table:number-columns-spanned="1" table:number-rows-spanned="2">
            <text:p>10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52]=&quot;&quot;;&quot;&quot;;TEXT([.E25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52]=&quot;&quot;;&quot;(Squadra A)&quot;;[.$B252])" office:value-type="string" office:string-value="(Squadra A)" calcext:value-type="string">
            <text:p>(Squadra A)</text:p>
          </table:table-cell>
          <table:table-cell table:style-name="ce54" table:formula="of:=IF([.$G252]+[.$I252]=0;;IF([.$G252]&gt;[.$I252];1;0))" office:value-type="float" office:value="0" calcext:value-type="float">
            <text:p>0</text:p>
          </table:table-cell>
          <table:table-cell table:style-name="ce77" table:formula="of:=IF([.$G252]+[.$I252]=0;;IF([.$G252]&lt;[.$I252];IF([.$G252]&amp;&quot;-&quot;&amp;[.$I252]=&quot;0-20&quot;;1;0);0))" office:value-type="float" office:value="0" calcext:value-type="float">
            <text:p>0</text:p>
          </table:table-cell>
          <table:table-cell table:style-name="ce77" table:formula="of:=IF([.$G252]+[.$I252]=0;;IF([.$G252]&lt;[.$I252];IF([.$G252]&amp;&quot;-&quot;&amp;[.$I252]&lt;&gt;&quot;0-20&quot;;1;0);0))" office:value-type="float" office:value="0" calcext:value-type="float">
            <text:p>0</text:p>
          </table:table-cell>
          <table:table-cell table:style-name="ce54" table:formula="of:=IF([.$G252]+[.$I252]=0;;[.$G252])" office:value-type="float" office:value="0" calcext:value-type="float">
            <text:p>0</text:p>
          </table:table-cell>
          <table:table-cell table:style-name="ce54" table:formula="of:=IF([.$G252]+[.$I252]=0;;[.$I252])" office:value-type="float" office:value="0" calcext:value-type="float">
            <text:p>0</text:p>
          </table:table-cell>
          <table:table-cell table:style-name="ce70" table:formula="of:=IF([.$G252]+[.$I252]=0;;[.$G252]-[.$I252])" office:value-type="float" office:value="0" calcext:value-type="float">
            <text:p>+0</text:p>
          </table:table-cell>
          <table:table-cell table:style-name="ce63" table:formula="of:=IF([.$C252]=&quot;&quot;;&quot;(Squadra B)&quot;;[.$C252])" office:value-type="string" office:string-value="(Squadra B)" calcext:value-type="string">
            <text:p>(Squadra B)</text:p>
          </table:table-cell>
          <table:table-cell table:style-name="ce54" table:formula="of:=IF([.$G252]+[.$I252]=0;;IF([.$I252]&gt;[.$G252];1;0))" office:value-type="float" office:value="0" calcext:value-type="float">
            <text:p>0</text:p>
          </table:table-cell>
          <table:table-cell table:style-name="ce77" table:formula="of:=IF([.$G252]+[.$I252]=0;;IF([.$I252]&lt;[.$G252];IF([.$G252]&amp;&quot;-&quot;&amp;[.$I252]=&quot;20-0&quot;;1;0);0))" office:value-type="float" office:value="0" calcext:value-type="float">
            <text:p>0</text:p>
          </table:table-cell>
          <table:table-cell table:style-name="ce77" table:formula="of:=IF([.$G252]+[.$I252]=0;;IF([.$I252]&lt;[.$G252];IF([.$G252]&amp;&quot;-&quot;&amp;[.$I252]&lt;&gt;&quot;20-0&quot;;1;0);0))" office:value-type="float" office:value="0" calcext:value-type="float">
            <text:p>0</text:p>
          </table:table-cell>
          <table:table-cell table:style-name="ce54" table:formula="of:=IF([.$G252]+[.$I252]=0;;[.$I252])" office:value-type="float" office:value="0" calcext:value-type="float">
            <text:p>0</text:p>
          </table:table-cell>
          <table:table-cell table:style-name="ce54" table:formula="of:=IF([.$G252]+[.$I252]=0;;[.$G252])" office:value-type="float" office:value="0" calcext:value-type="float">
            <text:p>0</text:p>
          </table:table-cell>
          <table:table-cell table:style-name="ce70" table:formula="of:=IF([.$G252]+[.$I252]=0;;[.$I252]-[.$G252])" office:value-type="float" office:value="0" calcext:value-type="float">
            <text:p>+0</text:p>
          </table:table-cell>
          <table:table-cell table:style-name="ce77" table:formula="of:=IF([.$G252]+[.$I252]=0;&quot;(Vincente)&quot;;IF([.$G252]&gt;[.$I252];[.$B252];[.$C252]))" office:value-type="string" office:string-value="(Vincente)" calcext:value-type="string">
            <text:p>(Vincente)</text:p>
          </table:table-cell>
          <table:table-cell table:style-name="ce77" table:formula="of:=IF([.$G252]+[.$I252]=0;&quot;(Perdente)&quot;;IF([.$G252]&lt;[.$I252];[.$B252];[.$C25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53]=&quot;&quot;;&quot;&quot;;HYPERLINK(VLOOKUP([.B25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7" calcext:value-type="float" table:number-columns-spanned="1" table:number-rows-spanned="2">
            <text:p>10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54]=&quot;&quot;;&quot;&quot;;TEXT([.E25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54]=&quot;&quot;;&quot;(Squadra A)&quot;;[.$B254])" office:value-type="string" office:string-value="(Squadra A)" calcext:value-type="string">
            <text:p>(Squadra A)</text:p>
          </table:table-cell>
          <table:table-cell table:style-name="ce54" table:formula="of:=IF([.$G254]+[.$I254]=0;;IF([.$G254]&gt;[.$I254];1;0))" office:value-type="float" office:value="0" calcext:value-type="float">
            <text:p>0</text:p>
          </table:table-cell>
          <table:table-cell table:style-name="ce77" table:formula="of:=IF([.$G254]+[.$I254]=0;;IF([.$G254]&lt;[.$I254];IF([.$G254]&amp;&quot;-&quot;&amp;[.$I254]=&quot;0-20&quot;;1;0);0))" office:value-type="float" office:value="0" calcext:value-type="float">
            <text:p>0</text:p>
          </table:table-cell>
          <table:table-cell table:style-name="ce77" table:formula="of:=IF([.$G254]+[.$I254]=0;;IF([.$G254]&lt;[.$I254];IF([.$G254]&amp;&quot;-&quot;&amp;[.$I254]&lt;&gt;&quot;0-20&quot;;1;0);0))" office:value-type="float" office:value="0" calcext:value-type="float">
            <text:p>0</text:p>
          </table:table-cell>
          <table:table-cell table:style-name="ce54" table:formula="of:=IF([.$G254]+[.$I254]=0;;[.$G254])" office:value-type="float" office:value="0" calcext:value-type="float">
            <text:p>0</text:p>
          </table:table-cell>
          <table:table-cell table:style-name="ce54" table:formula="of:=IF([.$G254]+[.$I254]=0;;[.$I254])" office:value-type="float" office:value="0" calcext:value-type="float">
            <text:p>0</text:p>
          </table:table-cell>
          <table:table-cell table:style-name="ce70" table:formula="of:=IF([.$G254]+[.$I254]=0;;[.$G254]-[.$I254])" office:value-type="float" office:value="0" calcext:value-type="float">
            <text:p>+0</text:p>
          </table:table-cell>
          <table:table-cell table:style-name="ce63" table:formula="of:=IF([.$C254]=&quot;&quot;;&quot;(Squadra B)&quot;;[.$C254])" office:value-type="string" office:string-value="(Squadra B)" calcext:value-type="string">
            <text:p>(Squadra B)</text:p>
          </table:table-cell>
          <table:table-cell table:style-name="ce54" table:formula="of:=IF([.$G254]+[.$I254]=0;;IF([.$I254]&gt;[.$G254];1;0))" office:value-type="float" office:value="0" calcext:value-type="float">
            <text:p>0</text:p>
          </table:table-cell>
          <table:table-cell table:style-name="ce77" table:formula="of:=IF([.$G254]+[.$I254]=0;;IF([.$I254]&lt;[.$G254];IF([.$G254]&amp;&quot;-&quot;&amp;[.$I254]=&quot;20-0&quot;;1;0);0))" office:value-type="float" office:value="0" calcext:value-type="float">
            <text:p>0</text:p>
          </table:table-cell>
          <table:table-cell table:style-name="ce77" table:formula="of:=IF([.$G254]+[.$I254]=0;;IF([.$I254]&lt;[.$G254];IF([.$G254]&amp;&quot;-&quot;&amp;[.$I254]&lt;&gt;&quot;20-0&quot;;1;0);0))" office:value-type="float" office:value="0" calcext:value-type="float">
            <text:p>0</text:p>
          </table:table-cell>
          <table:table-cell table:style-name="ce54" table:formula="of:=IF([.$G254]+[.$I254]=0;;[.$I254])" office:value-type="float" office:value="0" calcext:value-type="float">
            <text:p>0</text:p>
          </table:table-cell>
          <table:table-cell table:style-name="ce54" table:formula="of:=IF([.$G254]+[.$I254]=0;;[.$G254])" office:value-type="float" office:value="0" calcext:value-type="float">
            <text:p>0</text:p>
          </table:table-cell>
          <table:table-cell table:style-name="ce70" table:formula="of:=IF([.$G254]+[.$I254]=0;;[.$I254]-[.$G254])" office:value-type="float" office:value="0" calcext:value-type="float">
            <text:p>+0</text:p>
          </table:table-cell>
          <table:table-cell table:style-name="ce77" table:formula="of:=IF([.$G254]+[.$I254]=0;&quot;(Vincente)&quot;;IF([.$G254]&gt;[.$I254];[.$B254];[.$C254]))" office:value-type="string" office:string-value="(Vincente)" calcext:value-type="string">
            <text:p>(Vincente)</text:p>
          </table:table-cell>
          <table:table-cell table:style-name="ce77" table:formula="of:=IF([.$G254]+[.$I254]=0;&quot;(Perdente)&quot;;IF([.$G254]&lt;[.$I254];[.$B254];[.$C25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55]=&quot;&quot;;&quot;&quot;;HYPERLINK(VLOOKUP([.B25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8" calcext:value-type="float" table:number-columns-spanned="1" table:number-rows-spanned="2">
            <text:p>10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56]=&quot;&quot;;&quot;&quot;;TEXT([.E25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56]=&quot;&quot;;&quot;(Squadra A)&quot;;[.$B256])" office:value-type="string" office:string-value="(Squadra A)" calcext:value-type="string">
            <text:p>(Squadra A)</text:p>
          </table:table-cell>
          <table:table-cell table:style-name="ce54" table:formula="of:=IF([.$G256]+[.$I256]=0;;IF([.$G256]&gt;[.$I256];1;0))" office:value-type="float" office:value="0" calcext:value-type="float">
            <text:p>0</text:p>
          </table:table-cell>
          <table:table-cell table:style-name="ce77" table:formula="of:=IF([.$G256]+[.$I256]=0;;IF([.$G256]&lt;[.$I256];IF([.$G256]&amp;&quot;-&quot;&amp;[.$I256]=&quot;0-20&quot;;1;0);0))" office:value-type="float" office:value="0" calcext:value-type="float">
            <text:p>0</text:p>
          </table:table-cell>
          <table:table-cell table:style-name="ce77" table:formula="of:=IF([.$G256]+[.$I256]=0;;IF([.$G256]&lt;[.$I256];IF([.$G256]&amp;&quot;-&quot;&amp;[.$I256]&lt;&gt;&quot;0-20&quot;;1;0);0))" office:value-type="float" office:value="0" calcext:value-type="float">
            <text:p>0</text:p>
          </table:table-cell>
          <table:table-cell table:style-name="ce54" table:formula="of:=IF([.$G256]+[.$I256]=0;;[.$G256])" office:value-type="float" office:value="0" calcext:value-type="float">
            <text:p>0</text:p>
          </table:table-cell>
          <table:table-cell table:style-name="ce54" table:formula="of:=IF([.$G256]+[.$I256]=0;;[.$I256])" office:value-type="float" office:value="0" calcext:value-type="float">
            <text:p>0</text:p>
          </table:table-cell>
          <table:table-cell table:style-name="ce70" table:formula="of:=IF([.$G256]+[.$I256]=0;;[.$G256]-[.$I256])" office:value-type="float" office:value="0" calcext:value-type="float">
            <text:p>+0</text:p>
          </table:table-cell>
          <table:table-cell table:style-name="ce63" table:formula="of:=IF([.$C256]=&quot;&quot;;&quot;(Squadra B)&quot;;[.$C256])" office:value-type="string" office:string-value="(Squadra B)" calcext:value-type="string">
            <text:p>(Squadra B)</text:p>
          </table:table-cell>
          <table:table-cell table:style-name="ce54" table:formula="of:=IF([.$G256]+[.$I256]=0;;IF([.$I256]&gt;[.$G256];1;0))" office:value-type="float" office:value="0" calcext:value-type="float">
            <text:p>0</text:p>
          </table:table-cell>
          <table:table-cell table:style-name="ce77" table:formula="of:=IF([.$G256]+[.$I256]=0;;IF([.$I256]&lt;[.$G256];IF([.$G256]&amp;&quot;-&quot;&amp;[.$I256]=&quot;20-0&quot;;1;0);0))" office:value-type="float" office:value="0" calcext:value-type="float">
            <text:p>0</text:p>
          </table:table-cell>
          <table:table-cell table:style-name="ce77" table:formula="of:=IF([.$G256]+[.$I256]=0;;IF([.$I256]&lt;[.$G256];IF([.$G256]&amp;&quot;-&quot;&amp;[.$I256]&lt;&gt;&quot;20-0&quot;;1;0);0))" office:value-type="float" office:value="0" calcext:value-type="float">
            <text:p>0</text:p>
          </table:table-cell>
          <table:table-cell table:style-name="ce54" table:formula="of:=IF([.$G256]+[.$I256]=0;;[.$I256])" office:value-type="float" office:value="0" calcext:value-type="float">
            <text:p>0</text:p>
          </table:table-cell>
          <table:table-cell table:style-name="ce54" table:formula="of:=IF([.$G256]+[.$I256]=0;;[.$G256])" office:value-type="float" office:value="0" calcext:value-type="float">
            <text:p>0</text:p>
          </table:table-cell>
          <table:table-cell table:style-name="ce70" table:formula="of:=IF([.$G256]+[.$I256]=0;;[.$I256]-[.$G256])" office:value-type="float" office:value="0" calcext:value-type="float">
            <text:p>+0</text:p>
          </table:table-cell>
          <table:table-cell table:style-name="ce77" table:formula="of:=IF([.$G256]+[.$I256]=0;&quot;(Vincente)&quot;;IF([.$G256]&gt;[.$I256];[.$B256];[.$C256]))" office:value-type="string" office:string-value="(Vincente)" calcext:value-type="string">
            <text:p>(Vincente)</text:p>
          </table:table-cell>
          <table:table-cell table:style-name="ce77" table:formula="of:=IF([.$G256]+[.$I256]=0;&quot;(Perdente)&quot;;IF([.$G256]&lt;[.$I256];[.$B256];[.$C2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57]=&quot;&quot;;&quot;&quot;;HYPERLINK(VLOOKUP([.B2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3" calcext:value-type="float">
            <text:p>13</text:p>
          </table:table-cell>
          <table:table-cell table:style-name="ce87" table:formula="of:=IF(ISNUMBER([.A259]);ROMAN([.A259])&amp;&quot; GIORNATA&quot;;COM.MICROSOFT.SWITCH([.A259];&quot;1-2&quot;;&quot;FINALE 1°-2° POSTO&quot;;&quot;3-4&quot;;&quot;FINALE 3°-4° POSTO&quot;;&quot;1-4&quot;;&quot;SEMIFINALI 1°-4° POSTO&quot;;&quot;1-8&quot;;&quot;QUARTI DI FINALE 1°-8° POSTO&quot;;&quot;&quot;))" office:value-type="string" office:string-value="XIII GIORNATA" calcext:value-type="string" table:number-columns-spanned="8" table:number-rows-spanned="1">
            <text:p>X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9" calcext:value-type="float" table:number-columns-spanned="1" table:number-rows-spanned="2">
            <text:p>10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61]=&quot;&quot;;&quot;&quot;;TEXT([.E26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61]=&quot;&quot;;&quot;(Squadra A)&quot;;[.$B261])" office:value-type="string" office:string-value="(Squadra A)" calcext:value-type="string">
            <text:p>(Squadra A)</text:p>
          </table:table-cell>
          <table:table-cell table:style-name="ce54" table:formula="of:=IF([.$G261]+[.$I261]=0;;IF([.$G261]&gt;[.$I261];1;0))" office:value-type="float" office:value="0" calcext:value-type="float">
            <text:p>0</text:p>
          </table:table-cell>
          <table:table-cell table:style-name="ce77" table:formula="of:=IF([.$G261]+[.$I261]=0;;IF([.$G261]&lt;[.$I261];IF([.$G261]&amp;&quot;-&quot;&amp;[.$I261]=&quot;0-20&quot;;1;0);0))" office:value-type="float" office:value="0" calcext:value-type="float">
            <text:p>0</text:p>
          </table:table-cell>
          <table:table-cell table:style-name="ce77" table:formula="of:=IF([.$G261]+[.$I261]=0;;IF([.$G261]&lt;[.$I261];IF([.$G261]&amp;&quot;-&quot;&amp;[.$I261]&lt;&gt;&quot;0-20&quot;;1;0);0))" office:value-type="float" office:value="0" calcext:value-type="float">
            <text:p>0</text:p>
          </table:table-cell>
          <table:table-cell table:style-name="ce54" table:formula="of:=IF([.$G261]+[.$I261]=0;;[.$G261])" office:value-type="float" office:value="0" calcext:value-type="float">
            <text:p>0</text:p>
          </table:table-cell>
          <table:table-cell table:style-name="ce54" table:formula="of:=IF([.$G261]+[.$I261]=0;;[.$I261])" office:value-type="float" office:value="0" calcext:value-type="float">
            <text:p>0</text:p>
          </table:table-cell>
          <table:table-cell table:style-name="ce70" table:formula="of:=IF([.$G261]+[.$I261]=0;;[.$G261]-[.$I261])" office:value-type="float" office:value="0" calcext:value-type="float">
            <text:p>+0</text:p>
          </table:table-cell>
          <table:table-cell table:style-name="ce63" table:formula="of:=IF([.$C261]=&quot;&quot;;&quot;(Squadra B)&quot;;[.$C261])" office:value-type="string" office:string-value="(Squadra B)" calcext:value-type="string">
            <text:p>(Squadra B)</text:p>
          </table:table-cell>
          <table:table-cell table:style-name="ce54" table:formula="of:=IF([.$G261]+[.$I261]=0;;IF([.$I261]&gt;[.$G261];1;0))" office:value-type="float" office:value="0" calcext:value-type="float">
            <text:p>0</text:p>
          </table:table-cell>
          <table:table-cell table:style-name="ce77" table:formula="of:=IF([.$G261]+[.$I261]=0;;IF([.$I261]&lt;[.$G261];IF([.$G261]&amp;&quot;-&quot;&amp;[.$I261]=&quot;20-0&quot;;1;0);0))" office:value-type="float" office:value="0" calcext:value-type="float">
            <text:p>0</text:p>
          </table:table-cell>
          <table:table-cell table:style-name="ce77" table:formula="of:=IF([.$G261]+[.$I261]=0;;IF([.$I261]&lt;[.$G261];IF([.$G261]&amp;&quot;-&quot;&amp;[.$I261]&lt;&gt;&quot;20-0&quot;;1;0);0))" office:value-type="float" office:value="0" calcext:value-type="float">
            <text:p>0</text:p>
          </table:table-cell>
          <table:table-cell table:style-name="ce54" table:formula="of:=IF([.$G261]+[.$I261]=0;;[.$I261])" office:value-type="float" office:value="0" calcext:value-type="float">
            <text:p>0</text:p>
          </table:table-cell>
          <table:table-cell table:style-name="ce54" table:formula="of:=IF([.$G261]+[.$I261]=0;;[.$G261])" office:value-type="float" office:value="0" calcext:value-type="float">
            <text:p>0</text:p>
          </table:table-cell>
          <table:table-cell table:style-name="ce70" table:formula="of:=IF([.$G261]+[.$I261]=0;;[.$I261]-[.$G261])" office:value-type="float" office:value="0" calcext:value-type="float">
            <text:p>+0</text:p>
          </table:table-cell>
          <table:table-cell table:style-name="ce77" table:formula="of:=IF([.$G261]+[.$I261]=0;&quot;(Vincente)&quot;;IF([.$G261]&gt;[.$I261];[.$B261];[.$C261]))" office:value-type="string" office:string-value="(Vincente)" calcext:value-type="string">
            <text:p>(Vincente)</text:p>
          </table:table-cell>
          <table:table-cell table:style-name="ce77" table:formula="of:=IF([.$G261]+[.$I261]=0;&quot;(Perdente)&quot;;IF([.$G261]&lt;[.$I261];[.$B261];[.$C26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62]=&quot;&quot;;&quot;&quot;;HYPERLINK(VLOOKUP([.B26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0" calcext:value-type="float" table:number-columns-spanned="1" table:number-rows-spanned="2">
            <text:p>11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63]=&quot;&quot;;&quot;&quot;;TEXT([.E26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63]=&quot;&quot;;&quot;(Squadra A)&quot;;[.$B263])" office:value-type="string" office:string-value="(Squadra A)" calcext:value-type="string">
            <text:p>(Squadra A)</text:p>
          </table:table-cell>
          <table:table-cell table:style-name="ce54" table:formula="of:=IF([.$G263]+[.$I263]=0;;IF([.$G263]&gt;[.$I263];1;0))" office:value-type="float" office:value="0" calcext:value-type="float">
            <text:p>0</text:p>
          </table:table-cell>
          <table:table-cell table:style-name="ce77" table:formula="of:=IF([.$G263]+[.$I263]=0;;IF([.$G263]&lt;[.$I263];IF([.$G263]&amp;&quot;-&quot;&amp;[.$I263]=&quot;0-20&quot;;1;0);0))" office:value-type="float" office:value="0" calcext:value-type="float">
            <text:p>0</text:p>
          </table:table-cell>
          <table:table-cell table:style-name="ce77" table:formula="of:=IF([.$G263]+[.$I263]=0;;IF([.$G263]&lt;[.$I263];IF([.$G263]&amp;&quot;-&quot;&amp;[.$I263]&lt;&gt;&quot;0-20&quot;;1;0);0))" office:value-type="float" office:value="0" calcext:value-type="float">
            <text:p>0</text:p>
          </table:table-cell>
          <table:table-cell table:style-name="ce54" table:formula="of:=IF([.$G263]+[.$I263]=0;;[.$G263])" office:value-type="float" office:value="0" calcext:value-type="float">
            <text:p>0</text:p>
          </table:table-cell>
          <table:table-cell table:style-name="ce54" table:formula="of:=IF([.$G263]+[.$I263]=0;;[.$I263])" office:value-type="float" office:value="0" calcext:value-type="float">
            <text:p>0</text:p>
          </table:table-cell>
          <table:table-cell table:style-name="ce70" table:formula="of:=IF([.$G263]+[.$I263]=0;;[.$G263]-[.$I263])" office:value-type="float" office:value="0" calcext:value-type="float">
            <text:p>+0</text:p>
          </table:table-cell>
          <table:table-cell table:style-name="ce63" table:formula="of:=IF([.$C263]=&quot;&quot;;&quot;(Squadra B)&quot;;[.$C263])" office:value-type="string" office:string-value="(Squadra B)" calcext:value-type="string">
            <text:p>(Squadra B)</text:p>
          </table:table-cell>
          <table:table-cell table:style-name="ce54" table:formula="of:=IF([.$G263]+[.$I263]=0;;IF([.$I263]&gt;[.$G263];1;0))" office:value-type="float" office:value="0" calcext:value-type="float">
            <text:p>0</text:p>
          </table:table-cell>
          <table:table-cell table:style-name="ce77" table:formula="of:=IF([.$G263]+[.$I263]=0;;IF([.$I263]&lt;[.$G263];IF([.$G263]&amp;&quot;-&quot;&amp;[.$I263]=&quot;20-0&quot;;1;0);0))" office:value-type="float" office:value="0" calcext:value-type="float">
            <text:p>0</text:p>
          </table:table-cell>
          <table:table-cell table:style-name="ce77" table:formula="of:=IF([.$G263]+[.$I263]=0;;IF([.$I263]&lt;[.$G263];IF([.$G263]&amp;&quot;-&quot;&amp;[.$I263]&lt;&gt;&quot;20-0&quot;;1;0);0))" office:value-type="float" office:value="0" calcext:value-type="float">
            <text:p>0</text:p>
          </table:table-cell>
          <table:table-cell table:style-name="ce54" table:formula="of:=IF([.$G263]+[.$I263]=0;;[.$I263])" office:value-type="float" office:value="0" calcext:value-type="float">
            <text:p>0</text:p>
          </table:table-cell>
          <table:table-cell table:style-name="ce54" table:formula="of:=IF([.$G263]+[.$I263]=0;;[.$G263])" office:value-type="float" office:value="0" calcext:value-type="float">
            <text:p>0</text:p>
          </table:table-cell>
          <table:table-cell table:style-name="ce70" table:formula="of:=IF([.$G263]+[.$I263]=0;;[.$I263]-[.$G263])" office:value-type="float" office:value="0" calcext:value-type="float">
            <text:p>+0</text:p>
          </table:table-cell>
          <table:table-cell table:style-name="ce77" table:formula="of:=IF([.$G263]+[.$I263]=0;&quot;(Vincente)&quot;;IF([.$G263]&gt;[.$I263];[.$B263];[.$C263]))" office:value-type="string" office:string-value="(Vincente)" calcext:value-type="string">
            <text:p>(Vincente)</text:p>
          </table:table-cell>
          <table:table-cell table:style-name="ce77" table:formula="of:=IF([.$G263]+[.$I263]=0;&quot;(Perdente)&quot;;IF([.$G263]&lt;[.$I263];[.$B263];[.$C26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64]=&quot;&quot;;&quot;&quot;;HYPERLINK(VLOOKUP([.B26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1" calcext:value-type="float" table:number-columns-spanned="1" table:number-rows-spanned="2">
            <text:p>11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65]=&quot;&quot;;&quot;&quot;;TEXT([.E26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65]=&quot;&quot;;&quot;(Squadra A)&quot;;[.$B265])" office:value-type="string" office:string-value="(Squadra A)" calcext:value-type="string">
            <text:p>(Squadra A)</text:p>
          </table:table-cell>
          <table:table-cell table:style-name="ce54" table:formula="of:=IF([.$G265]+[.$I265]=0;;IF([.$G265]&gt;[.$I265];1;0))" office:value-type="float" office:value="0" calcext:value-type="float">
            <text:p>0</text:p>
          </table:table-cell>
          <table:table-cell table:style-name="ce77" table:formula="of:=IF([.$G265]+[.$I265]=0;;IF([.$G265]&lt;[.$I265];IF([.$G265]&amp;&quot;-&quot;&amp;[.$I265]=&quot;0-20&quot;;1;0);0))" office:value-type="float" office:value="0" calcext:value-type="float">
            <text:p>0</text:p>
          </table:table-cell>
          <table:table-cell table:style-name="ce77" table:formula="of:=IF([.$G265]+[.$I265]=0;;IF([.$G265]&lt;[.$I265];IF([.$G265]&amp;&quot;-&quot;&amp;[.$I265]&lt;&gt;&quot;0-20&quot;;1;0);0))" office:value-type="float" office:value="0" calcext:value-type="float">
            <text:p>0</text:p>
          </table:table-cell>
          <table:table-cell table:style-name="ce54" table:formula="of:=IF([.$G265]+[.$I265]=0;;[.$G265])" office:value-type="float" office:value="0" calcext:value-type="float">
            <text:p>0</text:p>
          </table:table-cell>
          <table:table-cell table:style-name="ce54" table:formula="of:=IF([.$G265]+[.$I265]=0;;[.$I265])" office:value-type="float" office:value="0" calcext:value-type="float">
            <text:p>0</text:p>
          </table:table-cell>
          <table:table-cell table:style-name="ce70" table:formula="of:=IF([.$G265]+[.$I265]=0;;[.$G265]-[.$I265])" office:value-type="float" office:value="0" calcext:value-type="float">
            <text:p>+0</text:p>
          </table:table-cell>
          <table:table-cell table:style-name="ce63" table:formula="of:=IF([.$C265]=&quot;&quot;;&quot;(Squadra B)&quot;;[.$C265])" office:value-type="string" office:string-value="(Squadra B)" calcext:value-type="string">
            <text:p>(Squadra B)</text:p>
          </table:table-cell>
          <table:table-cell table:style-name="ce54" table:formula="of:=IF([.$G265]+[.$I265]=0;;IF([.$I265]&gt;[.$G265];1;0))" office:value-type="float" office:value="0" calcext:value-type="float">
            <text:p>0</text:p>
          </table:table-cell>
          <table:table-cell table:style-name="ce77" table:formula="of:=IF([.$G265]+[.$I265]=0;;IF([.$I265]&lt;[.$G265];IF([.$G265]&amp;&quot;-&quot;&amp;[.$I265]=&quot;20-0&quot;;1;0);0))" office:value-type="float" office:value="0" calcext:value-type="float">
            <text:p>0</text:p>
          </table:table-cell>
          <table:table-cell table:style-name="ce77" table:formula="of:=IF([.$G265]+[.$I265]=0;;IF([.$I265]&lt;[.$G265];IF([.$G265]&amp;&quot;-&quot;&amp;[.$I265]&lt;&gt;&quot;20-0&quot;;1;0);0))" office:value-type="float" office:value="0" calcext:value-type="float">
            <text:p>0</text:p>
          </table:table-cell>
          <table:table-cell table:style-name="ce54" table:formula="of:=IF([.$G265]+[.$I265]=0;;[.$I265])" office:value-type="float" office:value="0" calcext:value-type="float">
            <text:p>0</text:p>
          </table:table-cell>
          <table:table-cell table:style-name="ce54" table:formula="of:=IF([.$G265]+[.$I265]=0;;[.$G265])" office:value-type="float" office:value="0" calcext:value-type="float">
            <text:p>0</text:p>
          </table:table-cell>
          <table:table-cell table:style-name="ce70" table:formula="of:=IF([.$G265]+[.$I265]=0;;[.$I265]-[.$G265])" office:value-type="float" office:value="0" calcext:value-type="float">
            <text:p>+0</text:p>
          </table:table-cell>
          <table:table-cell table:style-name="ce77" table:formula="of:=IF([.$G265]+[.$I265]=0;&quot;(Vincente)&quot;;IF([.$G265]&gt;[.$I265];[.$B265];[.$C265]))" office:value-type="string" office:string-value="(Vincente)" calcext:value-type="string">
            <text:p>(Vincente)</text:p>
          </table:table-cell>
          <table:table-cell table:style-name="ce77" table:formula="of:=IF([.$G265]+[.$I265]=0;&quot;(Perdente)&quot;;IF([.$G265]&lt;[.$I265];[.$B265];[.$C26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66]=&quot;&quot;;&quot;&quot;;HYPERLINK(VLOOKUP([.B26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2" calcext:value-type="float" table:number-columns-spanned="1" table:number-rows-spanned="2">
            <text:p>11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67]=&quot;&quot;;&quot;&quot;;TEXT([.E26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67]=&quot;&quot;;&quot;(Squadra A)&quot;;[.$B267])" office:value-type="string" office:string-value="(Squadra A)" calcext:value-type="string">
            <text:p>(Squadra A)</text:p>
          </table:table-cell>
          <table:table-cell table:style-name="ce54" table:formula="of:=IF([.$G267]+[.$I267]=0;;IF([.$G267]&gt;[.$I267];1;0))" office:value-type="float" office:value="0" calcext:value-type="float">
            <text:p>0</text:p>
          </table:table-cell>
          <table:table-cell table:style-name="ce77" table:formula="of:=IF([.$G267]+[.$I267]=0;;IF([.$G267]&lt;[.$I267];IF([.$G267]&amp;&quot;-&quot;&amp;[.$I267]=&quot;0-20&quot;;1;0);0))" office:value-type="float" office:value="0" calcext:value-type="float">
            <text:p>0</text:p>
          </table:table-cell>
          <table:table-cell table:style-name="ce77" table:formula="of:=IF([.$G267]+[.$I267]=0;;IF([.$G267]&lt;[.$I267];IF([.$G267]&amp;&quot;-&quot;&amp;[.$I267]&lt;&gt;&quot;0-20&quot;;1;0);0))" office:value-type="float" office:value="0" calcext:value-type="float">
            <text:p>0</text:p>
          </table:table-cell>
          <table:table-cell table:style-name="ce54" table:formula="of:=IF([.$G267]+[.$I267]=0;;[.$G267])" office:value-type="float" office:value="0" calcext:value-type="float">
            <text:p>0</text:p>
          </table:table-cell>
          <table:table-cell table:style-name="ce54" table:formula="of:=IF([.$G267]+[.$I267]=0;;[.$I267])" office:value-type="float" office:value="0" calcext:value-type="float">
            <text:p>0</text:p>
          </table:table-cell>
          <table:table-cell table:style-name="ce70" table:formula="of:=IF([.$G267]+[.$I267]=0;;[.$G267]-[.$I267])" office:value-type="float" office:value="0" calcext:value-type="float">
            <text:p>+0</text:p>
          </table:table-cell>
          <table:table-cell table:style-name="ce63" table:formula="of:=IF([.$C267]=&quot;&quot;;&quot;(Squadra B)&quot;;[.$C267])" office:value-type="string" office:string-value="(Squadra B)" calcext:value-type="string">
            <text:p>(Squadra B)</text:p>
          </table:table-cell>
          <table:table-cell table:style-name="ce54" table:formula="of:=IF([.$G267]+[.$I267]=0;;IF([.$I267]&gt;[.$G267];1;0))" office:value-type="float" office:value="0" calcext:value-type="float">
            <text:p>0</text:p>
          </table:table-cell>
          <table:table-cell table:style-name="ce77" table:formula="of:=IF([.$G267]+[.$I267]=0;;IF([.$I267]&lt;[.$G267];IF([.$G267]&amp;&quot;-&quot;&amp;[.$I267]=&quot;20-0&quot;;1;0);0))" office:value-type="float" office:value="0" calcext:value-type="float">
            <text:p>0</text:p>
          </table:table-cell>
          <table:table-cell table:style-name="ce77" table:formula="of:=IF([.$G267]+[.$I267]=0;;IF([.$I267]&lt;[.$G267];IF([.$G267]&amp;&quot;-&quot;&amp;[.$I267]&lt;&gt;&quot;20-0&quot;;1;0);0))" office:value-type="float" office:value="0" calcext:value-type="float">
            <text:p>0</text:p>
          </table:table-cell>
          <table:table-cell table:style-name="ce54" table:formula="of:=IF([.$G267]+[.$I267]=0;;[.$I267])" office:value-type="float" office:value="0" calcext:value-type="float">
            <text:p>0</text:p>
          </table:table-cell>
          <table:table-cell table:style-name="ce54" table:formula="of:=IF([.$G267]+[.$I267]=0;;[.$G267])" office:value-type="float" office:value="0" calcext:value-type="float">
            <text:p>0</text:p>
          </table:table-cell>
          <table:table-cell table:style-name="ce70" table:formula="of:=IF([.$G267]+[.$I267]=0;;[.$I267]-[.$G267])" office:value-type="float" office:value="0" calcext:value-type="float">
            <text:p>+0</text:p>
          </table:table-cell>
          <table:table-cell table:style-name="ce77" table:formula="of:=IF([.$G267]+[.$I267]=0;&quot;(Vincente)&quot;;IF([.$G267]&gt;[.$I267];[.$B267];[.$C267]))" office:value-type="string" office:string-value="(Vincente)" calcext:value-type="string">
            <text:p>(Vincente)</text:p>
          </table:table-cell>
          <table:table-cell table:style-name="ce77" table:formula="of:=IF([.$G267]+[.$I267]=0;&quot;(Perdente)&quot;;IF([.$G267]&lt;[.$I267];[.$B267];[.$C2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68]=&quot;&quot;;&quot;&quot;;HYPERLINK(VLOOKUP([.B2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3" calcext:value-type="float" table:number-columns-spanned="1" table:number-rows-spanned="2">
            <text:p>11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69]=&quot;&quot;;&quot;&quot;;TEXT([.E26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69]=&quot;&quot;;&quot;(Squadra A)&quot;;[.$B269])" office:value-type="string" office:string-value="(Squadra A)" calcext:value-type="string">
            <text:p>(Squadra A)</text:p>
          </table:table-cell>
          <table:table-cell table:style-name="ce54" table:formula="of:=IF([.$G269]+[.$I269]=0;;IF([.$G269]&gt;[.$I269];1;0))" office:value-type="float" office:value="0" calcext:value-type="float">
            <text:p>0</text:p>
          </table:table-cell>
          <table:table-cell table:style-name="ce77" table:formula="of:=IF([.$G269]+[.$I269]=0;;IF([.$G269]&lt;[.$I269];IF([.$G269]&amp;&quot;-&quot;&amp;[.$I269]=&quot;0-20&quot;;1;0);0))" office:value-type="float" office:value="0" calcext:value-type="float">
            <text:p>0</text:p>
          </table:table-cell>
          <table:table-cell table:style-name="ce77" table:formula="of:=IF([.$G269]+[.$I269]=0;;IF([.$G269]&lt;[.$I269];IF([.$G269]&amp;&quot;-&quot;&amp;[.$I269]&lt;&gt;&quot;0-20&quot;;1;0);0))" office:value-type="float" office:value="0" calcext:value-type="float">
            <text:p>0</text:p>
          </table:table-cell>
          <table:table-cell table:style-name="ce54" table:formula="of:=IF([.$G269]+[.$I269]=0;;[.$G269])" office:value-type="float" office:value="0" calcext:value-type="float">
            <text:p>0</text:p>
          </table:table-cell>
          <table:table-cell table:style-name="ce54" table:formula="of:=IF([.$G269]+[.$I269]=0;;[.$I269])" office:value-type="float" office:value="0" calcext:value-type="float">
            <text:p>0</text:p>
          </table:table-cell>
          <table:table-cell table:style-name="ce70" table:formula="of:=IF([.$G269]+[.$I269]=0;;[.$G269]-[.$I269])" office:value-type="float" office:value="0" calcext:value-type="float">
            <text:p>+0</text:p>
          </table:table-cell>
          <table:table-cell table:style-name="ce63" table:formula="of:=IF([.$C269]=&quot;&quot;;&quot;(Squadra B)&quot;;[.$C269])" office:value-type="string" office:string-value="(Squadra B)" calcext:value-type="string">
            <text:p>(Squadra B)</text:p>
          </table:table-cell>
          <table:table-cell table:style-name="ce54" table:formula="of:=IF([.$G269]+[.$I269]=0;;IF([.$I269]&gt;[.$G269];1;0))" office:value-type="float" office:value="0" calcext:value-type="float">
            <text:p>0</text:p>
          </table:table-cell>
          <table:table-cell table:style-name="ce77" table:formula="of:=IF([.$G269]+[.$I269]=0;;IF([.$I269]&lt;[.$G269];IF([.$G269]&amp;&quot;-&quot;&amp;[.$I269]=&quot;20-0&quot;;1;0);0))" office:value-type="float" office:value="0" calcext:value-type="float">
            <text:p>0</text:p>
          </table:table-cell>
          <table:table-cell table:style-name="ce77" table:formula="of:=IF([.$G269]+[.$I269]=0;;IF([.$I269]&lt;[.$G269];IF([.$G269]&amp;&quot;-&quot;&amp;[.$I269]&lt;&gt;&quot;20-0&quot;;1;0);0))" office:value-type="float" office:value="0" calcext:value-type="float">
            <text:p>0</text:p>
          </table:table-cell>
          <table:table-cell table:style-name="ce54" table:formula="of:=IF([.$G269]+[.$I269]=0;;[.$I269])" office:value-type="float" office:value="0" calcext:value-type="float">
            <text:p>0</text:p>
          </table:table-cell>
          <table:table-cell table:style-name="ce54" table:formula="of:=IF([.$G269]+[.$I269]=0;;[.$G269])" office:value-type="float" office:value="0" calcext:value-type="float">
            <text:p>0</text:p>
          </table:table-cell>
          <table:table-cell table:style-name="ce70" table:formula="of:=IF([.$G269]+[.$I269]=0;;[.$I269]-[.$G269])" office:value-type="float" office:value="0" calcext:value-type="float">
            <text:p>+0</text:p>
          </table:table-cell>
          <table:table-cell table:style-name="ce77" table:formula="of:=IF([.$G269]+[.$I269]=0;&quot;(Vincente)&quot;;IF([.$G269]&gt;[.$I269];[.$B269];[.$C269]))" office:value-type="string" office:string-value="(Vincente)" calcext:value-type="string">
            <text:p>(Vincente)</text:p>
          </table:table-cell>
          <table:table-cell table:style-name="ce77" table:formula="of:=IF([.$G269]+[.$I269]=0;&quot;(Perdente)&quot;;IF([.$G269]&lt;[.$I269];[.$B269];[.$C26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0]=&quot;&quot;;&quot;&quot;;HYPERLINK(VLOOKUP([.B27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4" calcext:value-type="float" table:number-columns-spanned="1" table:number-rows-spanned="2">
            <text:p>11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71]=&quot;&quot;;&quot;&quot;;TEXT([.E27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71]=&quot;&quot;;&quot;(Squadra A)&quot;;[.$B271])" office:value-type="string" office:string-value="(Squadra A)" calcext:value-type="string">
            <text:p>(Squadra A)</text:p>
          </table:table-cell>
          <table:table-cell table:style-name="ce54" table:formula="of:=IF([.$G271]+[.$I271]=0;;IF([.$G271]&gt;[.$I271];1;0))" office:value-type="float" office:value="0" calcext:value-type="float">
            <text:p>0</text:p>
          </table:table-cell>
          <table:table-cell table:style-name="ce77" table:formula="of:=IF([.$G271]+[.$I271]=0;;IF([.$G271]&lt;[.$I271];IF([.$G271]&amp;&quot;-&quot;&amp;[.$I271]=&quot;0-20&quot;;1;0);0))" office:value-type="float" office:value="0" calcext:value-type="float">
            <text:p>0</text:p>
          </table:table-cell>
          <table:table-cell table:style-name="ce77" table:formula="of:=IF([.$G271]+[.$I271]=0;;IF([.$G271]&lt;[.$I271];IF([.$G271]&amp;&quot;-&quot;&amp;[.$I271]&lt;&gt;&quot;0-20&quot;;1;0);0))" office:value-type="float" office:value="0" calcext:value-type="float">
            <text:p>0</text:p>
          </table:table-cell>
          <table:table-cell table:style-name="ce54" table:formula="of:=IF([.$G271]+[.$I271]=0;;[.$G271])" office:value-type="float" office:value="0" calcext:value-type="float">
            <text:p>0</text:p>
          </table:table-cell>
          <table:table-cell table:style-name="ce54" table:formula="of:=IF([.$G271]+[.$I271]=0;;[.$I271])" office:value-type="float" office:value="0" calcext:value-type="float">
            <text:p>0</text:p>
          </table:table-cell>
          <table:table-cell table:style-name="ce70" table:formula="of:=IF([.$G271]+[.$I271]=0;;[.$G271]-[.$I271])" office:value-type="float" office:value="0" calcext:value-type="float">
            <text:p>+0</text:p>
          </table:table-cell>
          <table:table-cell table:style-name="ce63" table:formula="of:=IF([.$C271]=&quot;&quot;;&quot;(Squadra B)&quot;;[.$C271])" office:value-type="string" office:string-value="(Squadra B)" calcext:value-type="string">
            <text:p>(Squadra B)</text:p>
          </table:table-cell>
          <table:table-cell table:style-name="ce54" table:formula="of:=IF([.$G271]+[.$I271]=0;;IF([.$I271]&gt;[.$G271];1;0))" office:value-type="float" office:value="0" calcext:value-type="float">
            <text:p>0</text:p>
          </table:table-cell>
          <table:table-cell table:style-name="ce77" table:formula="of:=IF([.$G271]+[.$I271]=0;;IF([.$I271]&lt;[.$G271];IF([.$G271]&amp;&quot;-&quot;&amp;[.$I271]=&quot;20-0&quot;;1;0);0))" office:value-type="float" office:value="0" calcext:value-type="float">
            <text:p>0</text:p>
          </table:table-cell>
          <table:table-cell table:style-name="ce77" table:formula="of:=IF([.$G271]+[.$I271]=0;;IF([.$I271]&lt;[.$G271];IF([.$G271]&amp;&quot;-&quot;&amp;[.$I271]&lt;&gt;&quot;20-0&quot;;1;0);0))" office:value-type="float" office:value="0" calcext:value-type="float">
            <text:p>0</text:p>
          </table:table-cell>
          <table:table-cell table:style-name="ce54" table:formula="of:=IF([.$G271]+[.$I271]=0;;[.$I271])" office:value-type="float" office:value="0" calcext:value-type="float">
            <text:p>0</text:p>
          </table:table-cell>
          <table:table-cell table:style-name="ce54" table:formula="of:=IF([.$G271]+[.$I271]=0;;[.$G271])" office:value-type="float" office:value="0" calcext:value-type="float">
            <text:p>0</text:p>
          </table:table-cell>
          <table:table-cell table:style-name="ce70" table:formula="of:=IF([.$G271]+[.$I271]=0;;[.$I271]-[.$G271])" office:value-type="float" office:value="0" calcext:value-type="float">
            <text:p>+0</text:p>
          </table:table-cell>
          <table:table-cell table:style-name="ce77" table:formula="of:=IF([.$G271]+[.$I271]=0;&quot;(Vincente)&quot;;IF([.$G271]&gt;[.$I271];[.$B271];[.$C271]))" office:value-type="string" office:string-value="(Vincente)" calcext:value-type="string">
            <text:p>(Vincente)</text:p>
          </table:table-cell>
          <table:table-cell table:style-name="ce77" table:formula="of:=IF([.$G271]+[.$I271]=0;&quot;(Perdente)&quot;;IF([.$G271]&lt;[.$I271];[.$B271];[.$C27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2]=&quot;&quot;;&quot;&quot;;HYPERLINK(VLOOKUP([.B27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5" calcext:value-type="float" table:number-columns-spanned="1" table:number-rows-spanned="2">
            <text:p>11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73]=&quot;&quot;;&quot;&quot;;TEXT([.E27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73]=&quot;&quot;;&quot;(Squadra A)&quot;;[.$B273])" office:value-type="string" office:string-value="(Squadra A)" calcext:value-type="string">
            <text:p>(Squadra A)</text:p>
          </table:table-cell>
          <table:table-cell table:style-name="ce54" table:formula="of:=IF([.$G273]+[.$I273]=0;;IF([.$G273]&gt;[.$I273];1;0))" office:value-type="float" office:value="0" calcext:value-type="float">
            <text:p>0</text:p>
          </table:table-cell>
          <table:table-cell table:style-name="ce77" table:formula="of:=IF([.$G273]+[.$I273]=0;;IF([.$G273]&lt;[.$I273];IF([.$G273]&amp;&quot;-&quot;&amp;[.$I273]=&quot;0-20&quot;;1;0);0))" office:value-type="float" office:value="0" calcext:value-type="float">
            <text:p>0</text:p>
          </table:table-cell>
          <table:table-cell table:style-name="ce77" table:formula="of:=IF([.$G273]+[.$I273]=0;;IF([.$G273]&lt;[.$I273];IF([.$G273]&amp;&quot;-&quot;&amp;[.$I273]&lt;&gt;&quot;0-20&quot;;1;0);0))" office:value-type="float" office:value="0" calcext:value-type="float">
            <text:p>0</text:p>
          </table:table-cell>
          <table:table-cell table:style-name="ce54" table:formula="of:=IF([.$G273]+[.$I273]=0;;[.$G273])" office:value-type="float" office:value="0" calcext:value-type="float">
            <text:p>0</text:p>
          </table:table-cell>
          <table:table-cell table:style-name="ce54" table:formula="of:=IF([.$G273]+[.$I273]=0;;[.$I273])" office:value-type="float" office:value="0" calcext:value-type="float">
            <text:p>0</text:p>
          </table:table-cell>
          <table:table-cell table:style-name="ce70" table:formula="of:=IF([.$G273]+[.$I273]=0;;[.$G273]-[.$I273])" office:value-type="float" office:value="0" calcext:value-type="float">
            <text:p>+0</text:p>
          </table:table-cell>
          <table:table-cell table:style-name="ce63" table:formula="of:=IF([.$C273]=&quot;&quot;;&quot;(Squadra B)&quot;;[.$C273])" office:value-type="string" office:string-value="(Squadra B)" calcext:value-type="string">
            <text:p>(Squadra B)</text:p>
          </table:table-cell>
          <table:table-cell table:style-name="ce54" table:formula="of:=IF([.$G273]+[.$I273]=0;;IF([.$I273]&gt;[.$G273];1;0))" office:value-type="float" office:value="0" calcext:value-type="float">
            <text:p>0</text:p>
          </table:table-cell>
          <table:table-cell table:style-name="ce77" table:formula="of:=IF([.$G273]+[.$I273]=0;;IF([.$I273]&lt;[.$G273];IF([.$G273]&amp;&quot;-&quot;&amp;[.$I273]=&quot;20-0&quot;;1;0);0))" office:value-type="float" office:value="0" calcext:value-type="float">
            <text:p>0</text:p>
          </table:table-cell>
          <table:table-cell table:style-name="ce77" table:formula="of:=IF([.$G273]+[.$I273]=0;;IF([.$I273]&lt;[.$G273];IF([.$G273]&amp;&quot;-&quot;&amp;[.$I273]&lt;&gt;&quot;20-0&quot;;1;0);0))" office:value-type="float" office:value="0" calcext:value-type="float">
            <text:p>0</text:p>
          </table:table-cell>
          <table:table-cell table:style-name="ce54" table:formula="of:=IF([.$G273]+[.$I273]=0;;[.$I273])" office:value-type="float" office:value="0" calcext:value-type="float">
            <text:p>0</text:p>
          </table:table-cell>
          <table:table-cell table:style-name="ce54" table:formula="of:=IF([.$G273]+[.$I273]=0;;[.$G273])" office:value-type="float" office:value="0" calcext:value-type="float">
            <text:p>0</text:p>
          </table:table-cell>
          <table:table-cell table:style-name="ce70" table:formula="of:=IF([.$G273]+[.$I273]=0;;[.$I273]-[.$G273])" office:value-type="float" office:value="0" calcext:value-type="float">
            <text:p>+0</text:p>
          </table:table-cell>
          <table:table-cell table:style-name="ce77" table:formula="of:=IF([.$G273]+[.$I273]=0;&quot;(Vincente)&quot;;IF([.$G273]&gt;[.$I273];[.$B273];[.$C273]))" office:value-type="string" office:string-value="(Vincente)" calcext:value-type="string">
            <text:p>(Vincente)</text:p>
          </table:table-cell>
          <table:table-cell table:style-name="ce77" table:formula="of:=IF([.$G273]+[.$I273]=0;&quot;(Perdente)&quot;;IF([.$G273]&lt;[.$I273];[.$B273];[.$C27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4]=&quot;&quot;;&quot;&quot;;HYPERLINK(VLOOKUP([.B27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6" calcext:value-type="float" table:number-columns-spanned="1" table:number-rows-spanned="2">
            <text:p>11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75]=&quot;&quot;;&quot;&quot;;TEXT([.E27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75]=&quot;&quot;;&quot;(Squadra A)&quot;;[.$B275])" office:value-type="string" office:string-value="(Squadra A)" calcext:value-type="string">
            <text:p>(Squadra A)</text:p>
          </table:table-cell>
          <table:table-cell table:style-name="ce54" table:formula="of:=IF([.$G275]+[.$I275]=0;;IF([.$G275]&gt;[.$I275];1;0))" office:value-type="float" office:value="0" calcext:value-type="float">
            <text:p>0</text:p>
          </table:table-cell>
          <table:table-cell table:style-name="ce77" table:formula="of:=IF([.$G275]+[.$I275]=0;;IF([.$G275]&lt;[.$I275];IF([.$G275]&amp;&quot;-&quot;&amp;[.$I275]=&quot;0-20&quot;;1;0);0))" office:value-type="float" office:value="0" calcext:value-type="float">
            <text:p>0</text:p>
          </table:table-cell>
          <table:table-cell table:style-name="ce77" table:formula="of:=IF([.$G275]+[.$I275]=0;;IF([.$G275]&lt;[.$I275];IF([.$G275]&amp;&quot;-&quot;&amp;[.$I275]&lt;&gt;&quot;0-20&quot;;1;0);0))" office:value-type="float" office:value="0" calcext:value-type="float">
            <text:p>0</text:p>
          </table:table-cell>
          <table:table-cell table:style-name="ce54" table:formula="of:=IF([.$G275]+[.$I275]=0;;[.$G275])" office:value-type="float" office:value="0" calcext:value-type="float">
            <text:p>0</text:p>
          </table:table-cell>
          <table:table-cell table:style-name="ce54" table:formula="of:=IF([.$G275]+[.$I275]=0;;[.$I275])" office:value-type="float" office:value="0" calcext:value-type="float">
            <text:p>0</text:p>
          </table:table-cell>
          <table:table-cell table:style-name="ce70" table:formula="of:=IF([.$G275]+[.$I275]=0;;[.$G275]-[.$I275])" office:value-type="float" office:value="0" calcext:value-type="float">
            <text:p>+0</text:p>
          </table:table-cell>
          <table:table-cell table:style-name="ce63" table:formula="of:=IF([.$C275]=&quot;&quot;;&quot;(Squadra B)&quot;;[.$C275])" office:value-type="string" office:string-value="(Squadra B)" calcext:value-type="string">
            <text:p>(Squadra B)</text:p>
          </table:table-cell>
          <table:table-cell table:style-name="ce54" table:formula="of:=IF([.$G275]+[.$I275]=0;;IF([.$I275]&gt;[.$G275];1;0))" office:value-type="float" office:value="0" calcext:value-type="float">
            <text:p>0</text:p>
          </table:table-cell>
          <table:table-cell table:style-name="ce77" table:formula="of:=IF([.$G275]+[.$I275]=0;;IF([.$I275]&lt;[.$G275];IF([.$G275]&amp;&quot;-&quot;&amp;[.$I275]=&quot;20-0&quot;;1;0);0))" office:value-type="float" office:value="0" calcext:value-type="float">
            <text:p>0</text:p>
          </table:table-cell>
          <table:table-cell table:style-name="ce77" table:formula="of:=IF([.$G275]+[.$I275]=0;;IF([.$I275]&lt;[.$G275];IF([.$G275]&amp;&quot;-&quot;&amp;[.$I275]&lt;&gt;&quot;20-0&quot;;1;0);0))" office:value-type="float" office:value="0" calcext:value-type="float">
            <text:p>0</text:p>
          </table:table-cell>
          <table:table-cell table:style-name="ce54" table:formula="of:=IF([.$G275]+[.$I275]=0;;[.$I275])" office:value-type="float" office:value="0" calcext:value-type="float">
            <text:p>0</text:p>
          </table:table-cell>
          <table:table-cell table:style-name="ce54" table:formula="of:=IF([.$G275]+[.$I275]=0;;[.$G275])" office:value-type="float" office:value="0" calcext:value-type="float">
            <text:p>0</text:p>
          </table:table-cell>
          <table:table-cell table:style-name="ce70" table:formula="of:=IF([.$G275]+[.$I275]=0;;[.$I275]-[.$G275])" office:value-type="float" office:value="0" calcext:value-type="float">
            <text:p>+0</text:p>
          </table:table-cell>
          <table:table-cell table:style-name="ce77" table:formula="of:=IF([.$G275]+[.$I275]=0;&quot;(Vincente)&quot;;IF([.$G275]&gt;[.$I275];[.$B275];[.$C275]))" office:value-type="string" office:string-value="(Vincente)" calcext:value-type="string">
            <text:p>(Vincente)</text:p>
          </table:table-cell>
          <table:table-cell table:style-name="ce77" table:formula="of:=IF([.$G275]+[.$I275]=0;&quot;(Perdente)&quot;;IF([.$G275]&lt;[.$I275];[.$B275];[.$C27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6]=&quot;&quot;;&quot;&quot;;HYPERLINK(VLOOKUP([.B27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7" calcext:value-type="float" table:number-columns-spanned="1" table:number-rows-spanned="2">
            <text:p>11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77]=&quot;&quot;;&quot;&quot;;TEXT([.E27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77]=&quot;&quot;;&quot;(Squadra A)&quot;;[.$B277])" office:value-type="string" office:string-value="(Squadra A)" calcext:value-type="string">
            <text:p>(Squadra A)</text:p>
          </table:table-cell>
          <table:table-cell table:style-name="ce54" table:formula="of:=IF([.$G277]+[.$I277]=0;;IF([.$G277]&gt;[.$I277];1;0))" office:value-type="float" office:value="0" calcext:value-type="float">
            <text:p>0</text:p>
          </table:table-cell>
          <table:table-cell table:style-name="ce77" table:formula="of:=IF([.$G277]+[.$I277]=0;;IF([.$G277]&lt;[.$I277];IF([.$G277]&amp;&quot;-&quot;&amp;[.$I277]=&quot;0-20&quot;;1;0);0))" office:value-type="float" office:value="0" calcext:value-type="float">
            <text:p>0</text:p>
          </table:table-cell>
          <table:table-cell table:style-name="ce77" table:formula="of:=IF([.$G277]+[.$I277]=0;;IF([.$G277]&lt;[.$I277];IF([.$G277]&amp;&quot;-&quot;&amp;[.$I277]&lt;&gt;&quot;0-20&quot;;1;0);0))" office:value-type="float" office:value="0" calcext:value-type="float">
            <text:p>0</text:p>
          </table:table-cell>
          <table:table-cell table:style-name="ce54" table:formula="of:=IF([.$G277]+[.$I277]=0;;[.$G277])" office:value-type="float" office:value="0" calcext:value-type="float">
            <text:p>0</text:p>
          </table:table-cell>
          <table:table-cell table:style-name="ce54" table:formula="of:=IF([.$G277]+[.$I277]=0;;[.$I277])" office:value-type="float" office:value="0" calcext:value-type="float">
            <text:p>0</text:p>
          </table:table-cell>
          <table:table-cell table:style-name="ce70" table:formula="of:=IF([.$G277]+[.$I277]=0;;[.$G277]-[.$I277])" office:value-type="float" office:value="0" calcext:value-type="float">
            <text:p>+0</text:p>
          </table:table-cell>
          <table:table-cell table:style-name="ce63" table:formula="of:=IF([.$C277]=&quot;&quot;;&quot;(Squadra B)&quot;;[.$C277])" office:value-type="string" office:string-value="(Squadra B)" calcext:value-type="string">
            <text:p>(Squadra B)</text:p>
          </table:table-cell>
          <table:table-cell table:style-name="ce54" table:formula="of:=IF([.$G277]+[.$I277]=0;;IF([.$I277]&gt;[.$G277];1;0))" office:value-type="float" office:value="0" calcext:value-type="float">
            <text:p>0</text:p>
          </table:table-cell>
          <table:table-cell table:style-name="ce77" table:formula="of:=IF([.$G277]+[.$I277]=0;;IF([.$I277]&lt;[.$G277];IF([.$G277]&amp;&quot;-&quot;&amp;[.$I277]=&quot;20-0&quot;;1;0);0))" office:value-type="float" office:value="0" calcext:value-type="float">
            <text:p>0</text:p>
          </table:table-cell>
          <table:table-cell table:style-name="ce77" table:formula="of:=IF([.$G277]+[.$I277]=0;;IF([.$I277]&lt;[.$G277];IF([.$G277]&amp;&quot;-&quot;&amp;[.$I277]&lt;&gt;&quot;20-0&quot;;1;0);0))" office:value-type="float" office:value="0" calcext:value-type="float">
            <text:p>0</text:p>
          </table:table-cell>
          <table:table-cell table:style-name="ce54" table:formula="of:=IF([.$G277]+[.$I277]=0;;[.$I277])" office:value-type="float" office:value="0" calcext:value-type="float">
            <text:p>0</text:p>
          </table:table-cell>
          <table:table-cell table:style-name="ce54" table:formula="of:=IF([.$G277]+[.$I277]=0;;[.$G277])" office:value-type="float" office:value="0" calcext:value-type="float">
            <text:p>0</text:p>
          </table:table-cell>
          <table:table-cell table:style-name="ce70" table:formula="of:=IF([.$G277]+[.$I277]=0;;[.$I277]-[.$G277])" office:value-type="float" office:value="0" calcext:value-type="float">
            <text:p>+0</text:p>
          </table:table-cell>
          <table:table-cell table:style-name="ce77" table:formula="of:=IF([.$G277]+[.$I277]=0;&quot;(Vincente)&quot;;IF([.$G277]&gt;[.$I277];[.$B277];[.$C277]))" office:value-type="string" office:string-value="(Vincente)" calcext:value-type="string">
            <text:p>(Vincente)</text:p>
          </table:table-cell>
          <table:table-cell table:style-name="ce77" table:formula="of:=IF([.$G277]+[.$I277]=0;&quot;(Perdente)&quot;;IF([.$G277]&lt;[.$I277];[.$B277];[.$C27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8]=&quot;&quot;;&quot;&quot;;HYPERLINK(VLOOKUP([.B27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4" calcext:value-type="float">
            <text:p>14</text:p>
          </table:table-cell>
          <table:table-cell table:style-name="ce87" table:formula="of:=IF(ISNUMBER([.A280]);ROMAN([.A280])&amp;&quot; GIORNATA&quot;;COM.MICROSOFT.SWITCH([.A280];&quot;1-2&quot;;&quot;FINALE 1°-2° POSTO&quot;;&quot;3-4&quot;;&quot;FINALE 3°-4° POSTO&quot;;&quot;1-4&quot;;&quot;SEMIFINALI 1°-4° POSTO&quot;;&quot;1-8&quot;;&quot;QUARTI DI FINALE 1°-8° POSTO&quot;;&quot;&quot;))" office:value-type="string" office:string-value="XIV GIORNATA" calcext:value-type="string" table:number-columns-spanned="8" table:number-rows-spanned="1">
            <text:p>X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8" calcext:value-type="float" table:number-columns-spanned="1" table:number-rows-spanned="2">
            <text:p>11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82]=&quot;&quot;;&quot;&quot;;TEXT([.E28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82]=&quot;&quot;;&quot;(Squadra A)&quot;;[.$B282])" office:value-type="string" office:string-value="(Squadra A)" calcext:value-type="string">
            <text:p>(Squadra A)</text:p>
          </table:table-cell>
          <table:table-cell table:style-name="ce54" table:formula="of:=IF([.$G282]+[.$I282]=0;;IF([.$G282]&gt;[.$I282];1;0))" office:value-type="float" office:value="0" calcext:value-type="float">
            <text:p>0</text:p>
          </table:table-cell>
          <table:table-cell table:style-name="ce77" table:formula="of:=IF([.$G282]+[.$I282]=0;;IF([.$G282]&lt;[.$I282];IF([.$G282]&amp;&quot;-&quot;&amp;[.$I282]=&quot;0-20&quot;;1;0);0))" office:value-type="float" office:value="0" calcext:value-type="float">
            <text:p>0</text:p>
          </table:table-cell>
          <table:table-cell table:style-name="ce77" table:formula="of:=IF([.$G282]+[.$I282]=0;;IF([.$G282]&lt;[.$I282];IF([.$G282]&amp;&quot;-&quot;&amp;[.$I282]&lt;&gt;&quot;0-20&quot;;1;0);0))" office:value-type="float" office:value="0" calcext:value-type="float">
            <text:p>0</text:p>
          </table:table-cell>
          <table:table-cell table:style-name="ce54" table:formula="of:=IF([.$G282]+[.$I282]=0;;[.$G282])" office:value-type="float" office:value="0" calcext:value-type="float">
            <text:p>0</text:p>
          </table:table-cell>
          <table:table-cell table:style-name="ce54" table:formula="of:=IF([.$G282]+[.$I282]=0;;[.$I282])" office:value-type="float" office:value="0" calcext:value-type="float">
            <text:p>0</text:p>
          </table:table-cell>
          <table:table-cell table:style-name="ce70" table:formula="of:=IF([.$G282]+[.$I282]=0;;[.$G282]-[.$I282])" office:value-type="float" office:value="0" calcext:value-type="float">
            <text:p>+0</text:p>
          </table:table-cell>
          <table:table-cell table:style-name="ce63" table:formula="of:=IF([.$C282]=&quot;&quot;;&quot;(Squadra B)&quot;;[.$C282])" office:value-type="string" office:string-value="(Squadra B)" calcext:value-type="string">
            <text:p>(Squadra B)</text:p>
          </table:table-cell>
          <table:table-cell table:style-name="ce54" table:formula="of:=IF([.$G282]+[.$I282]=0;;IF([.$I282]&gt;[.$G282];1;0))" office:value-type="float" office:value="0" calcext:value-type="float">
            <text:p>0</text:p>
          </table:table-cell>
          <table:table-cell table:style-name="ce77" table:formula="of:=IF([.$G282]+[.$I282]=0;;IF([.$I282]&lt;[.$G282];IF([.$G282]&amp;&quot;-&quot;&amp;[.$I282]=&quot;20-0&quot;;1;0);0))" office:value-type="float" office:value="0" calcext:value-type="float">
            <text:p>0</text:p>
          </table:table-cell>
          <table:table-cell table:style-name="ce77" table:formula="of:=IF([.$G282]+[.$I282]=0;;IF([.$I282]&lt;[.$G282];IF([.$G282]&amp;&quot;-&quot;&amp;[.$I282]&lt;&gt;&quot;20-0&quot;;1;0);0))" office:value-type="float" office:value="0" calcext:value-type="float">
            <text:p>0</text:p>
          </table:table-cell>
          <table:table-cell table:style-name="ce54" table:formula="of:=IF([.$G282]+[.$I282]=0;;[.$I282])" office:value-type="float" office:value="0" calcext:value-type="float">
            <text:p>0</text:p>
          </table:table-cell>
          <table:table-cell table:style-name="ce54" table:formula="of:=IF([.$G282]+[.$I282]=0;;[.$G282])" office:value-type="float" office:value="0" calcext:value-type="float">
            <text:p>0</text:p>
          </table:table-cell>
          <table:table-cell table:style-name="ce70" table:formula="of:=IF([.$G282]+[.$I282]=0;;[.$I282]-[.$G282])" office:value-type="float" office:value="0" calcext:value-type="float">
            <text:p>+0</text:p>
          </table:table-cell>
          <table:table-cell table:style-name="ce77" table:formula="of:=IF([.$G282]+[.$I282]=0;&quot;(Vincente)&quot;;IF([.$G282]&gt;[.$I282];[.$B282];[.$C282]))" office:value-type="string" office:string-value="(Vincente)" calcext:value-type="string">
            <text:p>(Vincente)</text:p>
          </table:table-cell>
          <table:table-cell table:style-name="ce77" table:formula="of:=IF([.$G282]+[.$I282]=0;&quot;(Perdente)&quot;;IF([.$G282]&lt;[.$I282];[.$B282];[.$C28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83]=&quot;&quot;;&quot;&quot;;HYPERLINK(VLOOKUP([.B28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9" calcext:value-type="float" table:number-columns-spanned="1" table:number-rows-spanned="2">
            <text:p>11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84]=&quot;&quot;;&quot;&quot;;TEXT([.E28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84]=&quot;&quot;;&quot;(Squadra A)&quot;;[.$B284])" office:value-type="string" office:string-value="(Squadra A)" calcext:value-type="string">
            <text:p>(Squadra A)</text:p>
          </table:table-cell>
          <table:table-cell table:style-name="ce54" table:formula="of:=IF([.$G284]+[.$I284]=0;;IF([.$G284]&gt;[.$I284];1;0))" office:value-type="float" office:value="0" calcext:value-type="float">
            <text:p>0</text:p>
          </table:table-cell>
          <table:table-cell table:style-name="ce77" table:formula="of:=IF([.$G284]+[.$I284]=0;;IF([.$G284]&lt;[.$I284];IF([.$G284]&amp;&quot;-&quot;&amp;[.$I284]=&quot;0-20&quot;;1;0);0))" office:value-type="float" office:value="0" calcext:value-type="float">
            <text:p>0</text:p>
          </table:table-cell>
          <table:table-cell table:style-name="ce77" table:formula="of:=IF([.$G284]+[.$I284]=0;;IF([.$G284]&lt;[.$I284];IF([.$G284]&amp;&quot;-&quot;&amp;[.$I284]&lt;&gt;&quot;0-20&quot;;1;0);0))" office:value-type="float" office:value="0" calcext:value-type="float">
            <text:p>0</text:p>
          </table:table-cell>
          <table:table-cell table:style-name="ce54" table:formula="of:=IF([.$G284]+[.$I284]=0;;[.$G284])" office:value-type="float" office:value="0" calcext:value-type="float">
            <text:p>0</text:p>
          </table:table-cell>
          <table:table-cell table:style-name="ce54" table:formula="of:=IF([.$G284]+[.$I284]=0;;[.$I284])" office:value-type="float" office:value="0" calcext:value-type="float">
            <text:p>0</text:p>
          </table:table-cell>
          <table:table-cell table:style-name="ce70" table:formula="of:=IF([.$G284]+[.$I284]=0;;[.$G284]-[.$I284])" office:value-type="float" office:value="0" calcext:value-type="float">
            <text:p>+0</text:p>
          </table:table-cell>
          <table:table-cell table:style-name="ce63" table:formula="of:=IF([.$C284]=&quot;&quot;;&quot;(Squadra B)&quot;;[.$C284])" office:value-type="string" office:string-value="(Squadra B)" calcext:value-type="string">
            <text:p>(Squadra B)</text:p>
          </table:table-cell>
          <table:table-cell table:style-name="ce54" table:formula="of:=IF([.$G284]+[.$I284]=0;;IF([.$I284]&gt;[.$G284];1;0))" office:value-type="float" office:value="0" calcext:value-type="float">
            <text:p>0</text:p>
          </table:table-cell>
          <table:table-cell table:style-name="ce77" table:formula="of:=IF([.$G284]+[.$I284]=0;;IF([.$I284]&lt;[.$G284];IF([.$G284]&amp;&quot;-&quot;&amp;[.$I284]=&quot;20-0&quot;;1;0);0))" office:value-type="float" office:value="0" calcext:value-type="float">
            <text:p>0</text:p>
          </table:table-cell>
          <table:table-cell table:style-name="ce77" table:formula="of:=IF([.$G284]+[.$I284]=0;;IF([.$I284]&lt;[.$G284];IF([.$G284]&amp;&quot;-&quot;&amp;[.$I284]&lt;&gt;&quot;20-0&quot;;1;0);0))" office:value-type="float" office:value="0" calcext:value-type="float">
            <text:p>0</text:p>
          </table:table-cell>
          <table:table-cell table:style-name="ce54" table:formula="of:=IF([.$G284]+[.$I284]=0;;[.$I284])" office:value-type="float" office:value="0" calcext:value-type="float">
            <text:p>0</text:p>
          </table:table-cell>
          <table:table-cell table:style-name="ce54" table:formula="of:=IF([.$G284]+[.$I284]=0;;[.$G284])" office:value-type="float" office:value="0" calcext:value-type="float">
            <text:p>0</text:p>
          </table:table-cell>
          <table:table-cell table:style-name="ce70" table:formula="of:=IF([.$G284]+[.$I284]=0;;[.$I284]-[.$G284])" office:value-type="float" office:value="0" calcext:value-type="float">
            <text:p>+0</text:p>
          </table:table-cell>
          <table:table-cell table:style-name="ce77" table:formula="of:=IF([.$G284]+[.$I284]=0;&quot;(Vincente)&quot;;IF([.$G284]&gt;[.$I284];[.$B284];[.$C284]))" office:value-type="string" office:string-value="(Vincente)" calcext:value-type="string">
            <text:p>(Vincente)</text:p>
          </table:table-cell>
          <table:table-cell table:style-name="ce77" table:formula="of:=IF([.$G284]+[.$I284]=0;&quot;(Perdente)&quot;;IF([.$G284]&lt;[.$I284];[.$B284];[.$C28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85]=&quot;&quot;;&quot;&quot;;HYPERLINK(VLOOKUP([.B28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0" calcext:value-type="float" table:number-columns-spanned="1" table:number-rows-spanned="2">
            <text:p>12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86]=&quot;&quot;;&quot;&quot;;TEXT([.E28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86]=&quot;&quot;;&quot;(Squadra A)&quot;;[.$B286])" office:value-type="string" office:string-value="(Squadra A)" calcext:value-type="string">
            <text:p>(Squadra A)</text:p>
          </table:table-cell>
          <table:table-cell table:style-name="ce54" table:formula="of:=IF([.$G286]+[.$I286]=0;;IF([.$G286]&gt;[.$I286];1;0))" office:value-type="float" office:value="0" calcext:value-type="float">
            <text:p>0</text:p>
          </table:table-cell>
          <table:table-cell table:style-name="ce77" table:formula="of:=IF([.$G286]+[.$I286]=0;;IF([.$G286]&lt;[.$I286];IF([.$G286]&amp;&quot;-&quot;&amp;[.$I286]=&quot;0-20&quot;;1;0);0))" office:value-type="float" office:value="0" calcext:value-type="float">
            <text:p>0</text:p>
          </table:table-cell>
          <table:table-cell table:style-name="ce77" table:formula="of:=IF([.$G286]+[.$I286]=0;;IF([.$G286]&lt;[.$I286];IF([.$G286]&amp;&quot;-&quot;&amp;[.$I286]&lt;&gt;&quot;0-20&quot;;1;0);0))" office:value-type="float" office:value="0" calcext:value-type="float">
            <text:p>0</text:p>
          </table:table-cell>
          <table:table-cell table:style-name="ce54" table:formula="of:=IF([.$G286]+[.$I286]=0;;[.$G286])" office:value-type="float" office:value="0" calcext:value-type="float">
            <text:p>0</text:p>
          </table:table-cell>
          <table:table-cell table:style-name="ce54" table:formula="of:=IF([.$G286]+[.$I286]=0;;[.$I286])" office:value-type="float" office:value="0" calcext:value-type="float">
            <text:p>0</text:p>
          </table:table-cell>
          <table:table-cell table:style-name="ce70" table:formula="of:=IF([.$G286]+[.$I286]=0;;[.$G286]-[.$I286])" office:value-type="float" office:value="0" calcext:value-type="float">
            <text:p>+0</text:p>
          </table:table-cell>
          <table:table-cell table:style-name="ce63" table:formula="of:=IF([.$C286]=&quot;&quot;;&quot;(Squadra B)&quot;;[.$C286])" office:value-type="string" office:string-value="(Squadra B)" calcext:value-type="string">
            <text:p>(Squadra B)</text:p>
          </table:table-cell>
          <table:table-cell table:style-name="ce54" table:formula="of:=IF([.$G286]+[.$I286]=0;;IF([.$I286]&gt;[.$G286];1;0))" office:value-type="float" office:value="0" calcext:value-type="float">
            <text:p>0</text:p>
          </table:table-cell>
          <table:table-cell table:style-name="ce77" table:formula="of:=IF([.$G286]+[.$I286]=0;;IF([.$I286]&lt;[.$G286];IF([.$G286]&amp;&quot;-&quot;&amp;[.$I286]=&quot;20-0&quot;;1;0);0))" office:value-type="float" office:value="0" calcext:value-type="float">
            <text:p>0</text:p>
          </table:table-cell>
          <table:table-cell table:style-name="ce77" table:formula="of:=IF([.$G286]+[.$I286]=0;;IF([.$I286]&lt;[.$G286];IF([.$G286]&amp;&quot;-&quot;&amp;[.$I286]&lt;&gt;&quot;20-0&quot;;1;0);0))" office:value-type="float" office:value="0" calcext:value-type="float">
            <text:p>0</text:p>
          </table:table-cell>
          <table:table-cell table:style-name="ce54" table:formula="of:=IF([.$G286]+[.$I286]=0;;[.$I286])" office:value-type="float" office:value="0" calcext:value-type="float">
            <text:p>0</text:p>
          </table:table-cell>
          <table:table-cell table:style-name="ce54" table:formula="of:=IF([.$G286]+[.$I286]=0;;[.$G286])" office:value-type="float" office:value="0" calcext:value-type="float">
            <text:p>0</text:p>
          </table:table-cell>
          <table:table-cell table:style-name="ce70" table:formula="of:=IF([.$G286]+[.$I286]=0;;[.$I286]-[.$G286])" office:value-type="float" office:value="0" calcext:value-type="float">
            <text:p>+0</text:p>
          </table:table-cell>
          <table:table-cell table:style-name="ce77" table:formula="of:=IF([.$G286]+[.$I286]=0;&quot;(Vincente)&quot;;IF([.$G286]&gt;[.$I286];[.$B286];[.$C286]))" office:value-type="string" office:string-value="(Vincente)" calcext:value-type="string">
            <text:p>(Vincente)</text:p>
          </table:table-cell>
          <table:table-cell table:style-name="ce77" table:formula="of:=IF([.$G286]+[.$I286]=0;&quot;(Perdente)&quot;;IF([.$G286]&lt;[.$I286];[.$B286];[.$C28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87]=&quot;&quot;;&quot;&quot;;HYPERLINK(VLOOKUP([.B2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1" calcext:value-type="float" table:number-columns-spanned="1" table:number-rows-spanned="2">
            <text:p>12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88]=&quot;&quot;;&quot;&quot;;TEXT([.E28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88]=&quot;&quot;;&quot;(Squadra A)&quot;;[.$B288])" office:value-type="string" office:string-value="(Squadra A)" calcext:value-type="string">
            <text:p>(Squadra A)</text:p>
          </table:table-cell>
          <table:table-cell table:style-name="ce54" table:formula="of:=IF([.$G288]+[.$I288]=0;;IF([.$G288]&gt;[.$I288];1;0))" office:value-type="float" office:value="0" calcext:value-type="float">
            <text:p>0</text:p>
          </table:table-cell>
          <table:table-cell table:style-name="ce77" table:formula="of:=IF([.$G288]+[.$I288]=0;;IF([.$G288]&lt;[.$I288];IF([.$G288]&amp;&quot;-&quot;&amp;[.$I288]=&quot;0-20&quot;;1;0);0))" office:value-type="float" office:value="0" calcext:value-type="float">
            <text:p>0</text:p>
          </table:table-cell>
          <table:table-cell table:style-name="ce77" table:formula="of:=IF([.$G288]+[.$I288]=0;;IF([.$G288]&lt;[.$I288];IF([.$G288]&amp;&quot;-&quot;&amp;[.$I288]&lt;&gt;&quot;0-20&quot;;1;0);0))" office:value-type="float" office:value="0" calcext:value-type="float">
            <text:p>0</text:p>
          </table:table-cell>
          <table:table-cell table:style-name="ce54" table:formula="of:=IF([.$G288]+[.$I288]=0;;[.$G288])" office:value-type="float" office:value="0" calcext:value-type="float">
            <text:p>0</text:p>
          </table:table-cell>
          <table:table-cell table:style-name="ce54" table:formula="of:=IF([.$G288]+[.$I288]=0;;[.$I288])" office:value-type="float" office:value="0" calcext:value-type="float">
            <text:p>0</text:p>
          </table:table-cell>
          <table:table-cell table:style-name="ce70" table:formula="of:=IF([.$G288]+[.$I288]=0;;[.$G288]-[.$I288])" office:value-type="float" office:value="0" calcext:value-type="float">
            <text:p>+0</text:p>
          </table:table-cell>
          <table:table-cell table:style-name="ce63" table:formula="of:=IF([.$C288]=&quot;&quot;;&quot;(Squadra B)&quot;;[.$C288])" office:value-type="string" office:string-value="(Squadra B)" calcext:value-type="string">
            <text:p>(Squadra B)</text:p>
          </table:table-cell>
          <table:table-cell table:style-name="ce54" table:formula="of:=IF([.$G288]+[.$I288]=0;;IF([.$I288]&gt;[.$G288];1;0))" office:value-type="float" office:value="0" calcext:value-type="float">
            <text:p>0</text:p>
          </table:table-cell>
          <table:table-cell table:style-name="ce77" table:formula="of:=IF([.$G288]+[.$I288]=0;;IF([.$I288]&lt;[.$G288];IF([.$G288]&amp;&quot;-&quot;&amp;[.$I288]=&quot;20-0&quot;;1;0);0))" office:value-type="float" office:value="0" calcext:value-type="float">
            <text:p>0</text:p>
          </table:table-cell>
          <table:table-cell table:style-name="ce77" table:formula="of:=IF([.$G288]+[.$I288]=0;;IF([.$I288]&lt;[.$G288];IF([.$G288]&amp;&quot;-&quot;&amp;[.$I288]&lt;&gt;&quot;20-0&quot;;1;0);0))" office:value-type="float" office:value="0" calcext:value-type="float">
            <text:p>0</text:p>
          </table:table-cell>
          <table:table-cell table:style-name="ce54" table:formula="of:=IF([.$G288]+[.$I288]=0;;[.$I288])" office:value-type="float" office:value="0" calcext:value-type="float">
            <text:p>0</text:p>
          </table:table-cell>
          <table:table-cell table:style-name="ce54" table:formula="of:=IF([.$G288]+[.$I288]=0;;[.$G288])" office:value-type="float" office:value="0" calcext:value-type="float">
            <text:p>0</text:p>
          </table:table-cell>
          <table:table-cell table:style-name="ce70" table:formula="of:=IF([.$G288]+[.$I288]=0;;[.$I288]-[.$G288])" office:value-type="float" office:value="0" calcext:value-type="float">
            <text:p>+0</text:p>
          </table:table-cell>
          <table:table-cell table:style-name="ce77" table:formula="of:=IF([.$G288]+[.$I288]=0;&quot;(Vincente)&quot;;IF([.$G288]&gt;[.$I288];[.$B288];[.$C288]))" office:value-type="string" office:string-value="(Vincente)" calcext:value-type="string">
            <text:p>(Vincente)</text:p>
          </table:table-cell>
          <table:table-cell table:style-name="ce77" table:formula="of:=IF([.$G288]+[.$I288]=0;&quot;(Perdente)&quot;;IF([.$G288]&lt;[.$I288];[.$B288];[.$C28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89]=&quot;&quot;;&quot;&quot;;HYPERLINK(VLOOKUP([.B28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2" calcext:value-type="float" table:number-columns-spanned="1" table:number-rows-spanned="2">
            <text:p>12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90]=&quot;&quot;;&quot;&quot;;TEXT([.E29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90]=&quot;&quot;;&quot;(Squadra A)&quot;;[.$B290])" office:value-type="string" office:string-value="(Squadra A)" calcext:value-type="string">
            <text:p>(Squadra A)</text:p>
          </table:table-cell>
          <table:table-cell table:style-name="ce54" table:formula="of:=IF([.$G290]+[.$I290]=0;;IF([.$G290]&gt;[.$I290];1;0))" office:value-type="float" office:value="0" calcext:value-type="float">
            <text:p>0</text:p>
          </table:table-cell>
          <table:table-cell table:style-name="ce77" table:formula="of:=IF([.$G290]+[.$I290]=0;;IF([.$G290]&lt;[.$I290];IF([.$G290]&amp;&quot;-&quot;&amp;[.$I290]=&quot;0-20&quot;;1;0);0))" office:value-type="float" office:value="0" calcext:value-type="float">
            <text:p>0</text:p>
          </table:table-cell>
          <table:table-cell table:style-name="ce77" table:formula="of:=IF([.$G290]+[.$I290]=0;;IF([.$G290]&lt;[.$I290];IF([.$G290]&amp;&quot;-&quot;&amp;[.$I290]&lt;&gt;&quot;0-20&quot;;1;0);0))" office:value-type="float" office:value="0" calcext:value-type="float">
            <text:p>0</text:p>
          </table:table-cell>
          <table:table-cell table:style-name="ce54" table:formula="of:=IF([.$G290]+[.$I290]=0;;[.$G290])" office:value-type="float" office:value="0" calcext:value-type="float">
            <text:p>0</text:p>
          </table:table-cell>
          <table:table-cell table:style-name="ce54" table:formula="of:=IF([.$G290]+[.$I290]=0;;[.$I290])" office:value-type="float" office:value="0" calcext:value-type="float">
            <text:p>0</text:p>
          </table:table-cell>
          <table:table-cell table:style-name="ce70" table:formula="of:=IF([.$G290]+[.$I290]=0;;[.$G290]-[.$I290])" office:value-type="float" office:value="0" calcext:value-type="float">
            <text:p>+0</text:p>
          </table:table-cell>
          <table:table-cell table:style-name="ce63" table:formula="of:=IF([.$C290]=&quot;&quot;;&quot;(Squadra B)&quot;;[.$C290])" office:value-type="string" office:string-value="(Squadra B)" calcext:value-type="string">
            <text:p>(Squadra B)</text:p>
          </table:table-cell>
          <table:table-cell table:style-name="ce54" table:formula="of:=IF([.$G290]+[.$I290]=0;;IF([.$I290]&gt;[.$G290];1;0))" office:value-type="float" office:value="0" calcext:value-type="float">
            <text:p>0</text:p>
          </table:table-cell>
          <table:table-cell table:style-name="ce77" table:formula="of:=IF([.$G290]+[.$I290]=0;;IF([.$I290]&lt;[.$G290];IF([.$G290]&amp;&quot;-&quot;&amp;[.$I290]=&quot;20-0&quot;;1;0);0))" office:value-type="float" office:value="0" calcext:value-type="float">
            <text:p>0</text:p>
          </table:table-cell>
          <table:table-cell table:style-name="ce77" table:formula="of:=IF([.$G290]+[.$I290]=0;;IF([.$I290]&lt;[.$G290];IF([.$G290]&amp;&quot;-&quot;&amp;[.$I290]&lt;&gt;&quot;20-0&quot;;1;0);0))" office:value-type="float" office:value="0" calcext:value-type="float">
            <text:p>0</text:p>
          </table:table-cell>
          <table:table-cell table:style-name="ce54" table:formula="of:=IF([.$G290]+[.$I290]=0;;[.$I290])" office:value-type="float" office:value="0" calcext:value-type="float">
            <text:p>0</text:p>
          </table:table-cell>
          <table:table-cell table:style-name="ce54" table:formula="of:=IF([.$G290]+[.$I290]=0;;[.$G290])" office:value-type="float" office:value="0" calcext:value-type="float">
            <text:p>0</text:p>
          </table:table-cell>
          <table:table-cell table:style-name="ce70" table:formula="of:=IF([.$G290]+[.$I290]=0;;[.$I290]-[.$G290])" office:value-type="float" office:value="0" calcext:value-type="float">
            <text:p>+0</text:p>
          </table:table-cell>
          <table:table-cell table:style-name="ce77" table:formula="of:=IF([.$G290]+[.$I290]=0;&quot;(Vincente)&quot;;IF([.$G290]&gt;[.$I290];[.$B290];[.$C290]))" office:value-type="string" office:string-value="(Vincente)" calcext:value-type="string">
            <text:p>(Vincente)</text:p>
          </table:table-cell>
          <table:table-cell table:style-name="ce77" table:formula="of:=IF([.$G290]+[.$I290]=0;&quot;(Perdente)&quot;;IF([.$G290]&lt;[.$I290];[.$B290];[.$C29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1]=&quot;&quot;;&quot;&quot;;HYPERLINK(VLOOKUP([.B29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3" calcext:value-type="float" table:number-columns-spanned="1" table:number-rows-spanned="2">
            <text:p>12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92]=&quot;&quot;;&quot;&quot;;TEXT([.E29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92]=&quot;&quot;;&quot;(Squadra A)&quot;;[.$B292])" office:value-type="string" office:string-value="(Squadra A)" calcext:value-type="string">
            <text:p>(Squadra A)</text:p>
          </table:table-cell>
          <table:table-cell table:style-name="ce54" table:formula="of:=IF([.$G292]+[.$I292]=0;;IF([.$G292]&gt;[.$I292];1;0))" office:value-type="float" office:value="0" calcext:value-type="float">
            <text:p>0</text:p>
          </table:table-cell>
          <table:table-cell table:style-name="ce77" table:formula="of:=IF([.$G292]+[.$I292]=0;;IF([.$G292]&lt;[.$I292];IF([.$G292]&amp;&quot;-&quot;&amp;[.$I292]=&quot;0-20&quot;;1;0);0))" office:value-type="float" office:value="0" calcext:value-type="float">
            <text:p>0</text:p>
          </table:table-cell>
          <table:table-cell table:style-name="ce77" table:formula="of:=IF([.$G292]+[.$I292]=0;;IF([.$G292]&lt;[.$I292];IF([.$G292]&amp;&quot;-&quot;&amp;[.$I292]&lt;&gt;&quot;0-20&quot;;1;0);0))" office:value-type="float" office:value="0" calcext:value-type="float">
            <text:p>0</text:p>
          </table:table-cell>
          <table:table-cell table:style-name="ce54" table:formula="of:=IF([.$G292]+[.$I292]=0;;[.$G292])" office:value-type="float" office:value="0" calcext:value-type="float">
            <text:p>0</text:p>
          </table:table-cell>
          <table:table-cell table:style-name="ce54" table:formula="of:=IF([.$G292]+[.$I292]=0;;[.$I292])" office:value-type="float" office:value="0" calcext:value-type="float">
            <text:p>0</text:p>
          </table:table-cell>
          <table:table-cell table:style-name="ce70" table:formula="of:=IF([.$G292]+[.$I292]=0;;[.$G292]-[.$I292])" office:value-type="float" office:value="0" calcext:value-type="float">
            <text:p>+0</text:p>
          </table:table-cell>
          <table:table-cell table:style-name="ce63" table:formula="of:=IF([.$C292]=&quot;&quot;;&quot;(Squadra B)&quot;;[.$C292])" office:value-type="string" office:string-value="(Squadra B)" calcext:value-type="string">
            <text:p>(Squadra B)</text:p>
          </table:table-cell>
          <table:table-cell table:style-name="ce54" table:formula="of:=IF([.$G292]+[.$I292]=0;;IF([.$I292]&gt;[.$G292];1;0))" office:value-type="float" office:value="0" calcext:value-type="float">
            <text:p>0</text:p>
          </table:table-cell>
          <table:table-cell table:style-name="ce77" table:formula="of:=IF([.$G292]+[.$I292]=0;;IF([.$I292]&lt;[.$G292];IF([.$G292]&amp;&quot;-&quot;&amp;[.$I292]=&quot;20-0&quot;;1;0);0))" office:value-type="float" office:value="0" calcext:value-type="float">
            <text:p>0</text:p>
          </table:table-cell>
          <table:table-cell table:style-name="ce77" table:formula="of:=IF([.$G292]+[.$I292]=0;;IF([.$I292]&lt;[.$G292];IF([.$G292]&amp;&quot;-&quot;&amp;[.$I292]&lt;&gt;&quot;20-0&quot;;1;0);0))" office:value-type="float" office:value="0" calcext:value-type="float">
            <text:p>0</text:p>
          </table:table-cell>
          <table:table-cell table:style-name="ce54" table:formula="of:=IF([.$G292]+[.$I292]=0;;[.$I292])" office:value-type="float" office:value="0" calcext:value-type="float">
            <text:p>0</text:p>
          </table:table-cell>
          <table:table-cell table:style-name="ce54" table:formula="of:=IF([.$G292]+[.$I292]=0;;[.$G292])" office:value-type="float" office:value="0" calcext:value-type="float">
            <text:p>0</text:p>
          </table:table-cell>
          <table:table-cell table:style-name="ce70" table:formula="of:=IF([.$G292]+[.$I292]=0;;[.$I292]-[.$G292])" office:value-type="float" office:value="0" calcext:value-type="float">
            <text:p>+0</text:p>
          </table:table-cell>
          <table:table-cell table:style-name="ce77" table:formula="of:=IF([.$G292]+[.$I292]=0;&quot;(Vincente)&quot;;IF([.$G292]&gt;[.$I292];[.$B292];[.$C292]))" office:value-type="string" office:string-value="(Vincente)" calcext:value-type="string">
            <text:p>(Vincente)</text:p>
          </table:table-cell>
          <table:table-cell table:style-name="ce77" table:formula="of:=IF([.$G292]+[.$I292]=0;&quot;(Perdente)&quot;;IF([.$G292]&lt;[.$I292];[.$B292];[.$C29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3]=&quot;&quot;;&quot;&quot;;HYPERLINK(VLOOKUP([.B29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4" calcext:value-type="float" table:number-columns-spanned="1" table:number-rows-spanned="2">
            <text:p>12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94]=&quot;&quot;;&quot;&quot;;TEXT([.E29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94]=&quot;&quot;;&quot;(Squadra A)&quot;;[.$B294])" office:value-type="string" office:string-value="(Squadra A)" calcext:value-type="string">
            <text:p>(Squadra A)</text:p>
          </table:table-cell>
          <table:table-cell table:style-name="ce54" table:formula="of:=IF([.$G294]+[.$I294]=0;;IF([.$G294]&gt;[.$I294];1;0))" office:value-type="float" office:value="0" calcext:value-type="float">
            <text:p>0</text:p>
          </table:table-cell>
          <table:table-cell table:style-name="ce77" table:formula="of:=IF([.$G294]+[.$I294]=0;;IF([.$G294]&lt;[.$I294];IF([.$G294]&amp;&quot;-&quot;&amp;[.$I294]=&quot;0-20&quot;;1;0);0))" office:value-type="float" office:value="0" calcext:value-type="float">
            <text:p>0</text:p>
          </table:table-cell>
          <table:table-cell table:style-name="ce77" table:formula="of:=IF([.$G294]+[.$I294]=0;;IF([.$G294]&lt;[.$I294];IF([.$G294]&amp;&quot;-&quot;&amp;[.$I294]&lt;&gt;&quot;0-20&quot;;1;0);0))" office:value-type="float" office:value="0" calcext:value-type="float">
            <text:p>0</text:p>
          </table:table-cell>
          <table:table-cell table:style-name="ce54" table:formula="of:=IF([.$G294]+[.$I294]=0;;[.$G294])" office:value-type="float" office:value="0" calcext:value-type="float">
            <text:p>0</text:p>
          </table:table-cell>
          <table:table-cell table:style-name="ce54" table:formula="of:=IF([.$G294]+[.$I294]=0;;[.$I294])" office:value-type="float" office:value="0" calcext:value-type="float">
            <text:p>0</text:p>
          </table:table-cell>
          <table:table-cell table:style-name="ce70" table:formula="of:=IF([.$G294]+[.$I294]=0;;[.$G294]-[.$I294])" office:value-type="float" office:value="0" calcext:value-type="float">
            <text:p>+0</text:p>
          </table:table-cell>
          <table:table-cell table:style-name="ce63" table:formula="of:=IF([.$C294]=&quot;&quot;;&quot;(Squadra B)&quot;;[.$C294])" office:value-type="string" office:string-value="(Squadra B)" calcext:value-type="string">
            <text:p>(Squadra B)</text:p>
          </table:table-cell>
          <table:table-cell table:style-name="ce54" table:formula="of:=IF([.$G294]+[.$I294]=0;;IF([.$I294]&gt;[.$G294];1;0))" office:value-type="float" office:value="0" calcext:value-type="float">
            <text:p>0</text:p>
          </table:table-cell>
          <table:table-cell table:style-name="ce77" table:formula="of:=IF([.$G294]+[.$I294]=0;;IF([.$I294]&lt;[.$G294];IF([.$G294]&amp;&quot;-&quot;&amp;[.$I294]=&quot;20-0&quot;;1;0);0))" office:value-type="float" office:value="0" calcext:value-type="float">
            <text:p>0</text:p>
          </table:table-cell>
          <table:table-cell table:style-name="ce77" table:formula="of:=IF([.$G294]+[.$I294]=0;;IF([.$I294]&lt;[.$G294];IF([.$G294]&amp;&quot;-&quot;&amp;[.$I294]&lt;&gt;&quot;20-0&quot;;1;0);0))" office:value-type="float" office:value="0" calcext:value-type="float">
            <text:p>0</text:p>
          </table:table-cell>
          <table:table-cell table:style-name="ce54" table:formula="of:=IF([.$G294]+[.$I294]=0;;[.$I294])" office:value-type="float" office:value="0" calcext:value-type="float">
            <text:p>0</text:p>
          </table:table-cell>
          <table:table-cell table:style-name="ce54" table:formula="of:=IF([.$G294]+[.$I294]=0;;[.$G294])" office:value-type="float" office:value="0" calcext:value-type="float">
            <text:p>0</text:p>
          </table:table-cell>
          <table:table-cell table:style-name="ce70" table:formula="of:=IF([.$G294]+[.$I294]=0;;[.$I294]-[.$G294])" office:value-type="float" office:value="0" calcext:value-type="float">
            <text:p>+0</text:p>
          </table:table-cell>
          <table:table-cell table:style-name="ce77" table:formula="of:=IF([.$G294]+[.$I294]=0;&quot;(Vincente)&quot;;IF([.$G294]&gt;[.$I294];[.$B294];[.$C294]))" office:value-type="string" office:string-value="(Vincente)" calcext:value-type="string">
            <text:p>(Vincente)</text:p>
          </table:table-cell>
          <table:table-cell table:style-name="ce77" table:formula="of:=IF([.$G294]+[.$I294]=0;&quot;(Perdente)&quot;;IF([.$G294]&lt;[.$I294];[.$B294];[.$C29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5]=&quot;&quot;;&quot;&quot;;HYPERLINK(VLOOKUP([.B29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5" calcext:value-type="float" table:number-columns-spanned="1" table:number-rows-spanned="2">
            <text:p>12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96]=&quot;&quot;;&quot;&quot;;TEXT([.E29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96]=&quot;&quot;;&quot;(Squadra A)&quot;;[.$B296])" office:value-type="string" office:string-value="(Squadra A)" calcext:value-type="string">
            <text:p>(Squadra A)</text:p>
          </table:table-cell>
          <table:table-cell table:style-name="ce54" table:formula="of:=IF([.$G296]+[.$I296]=0;;IF([.$G296]&gt;[.$I296];1;0))" office:value-type="float" office:value="0" calcext:value-type="float">
            <text:p>0</text:p>
          </table:table-cell>
          <table:table-cell table:style-name="ce77" table:formula="of:=IF([.$G296]+[.$I296]=0;;IF([.$G296]&lt;[.$I296];IF([.$G296]&amp;&quot;-&quot;&amp;[.$I296]=&quot;0-20&quot;;1;0);0))" office:value-type="float" office:value="0" calcext:value-type="float">
            <text:p>0</text:p>
          </table:table-cell>
          <table:table-cell table:style-name="ce77" table:formula="of:=IF([.$G296]+[.$I296]=0;;IF([.$G296]&lt;[.$I296];IF([.$G296]&amp;&quot;-&quot;&amp;[.$I296]&lt;&gt;&quot;0-20&quot;;1;0);0))" office:value-type="float" office:value="0" calcext:value-type="float">
            <text:p>0</text:p>
          </table:table-cell>
          <table:table-cell table:style-name="ce54" table:formula="of:=IF([.$G296]+[.$I296]=0;;[.$G296])" office:value-type="float" office:value="0" calcext:value-type="float">
            <text:p>0</text:p>
          </table:table-cell>
          <table:table-cell table:style-name="ce54" table:formula="of:=IF([.$G296]+[.$I296]=0;;[.$I296])" office:value-type="float" office:value="0" calcext:value-type="float">
            <text:p>0</text:p>
          </table:table-cell>
          <table:table-cell table:style-name="ce70" table:formula="of:=IF([.$G296]+[.$I296]=0;;[.$G296]-[.$I296])" office:value-type="float" office:value="0" calcext:value-type="float">
            <text:p>+0</text:p>
          </table:table-cell>
          <table:table-cell table:style-name="ce63" table:formula="of:=IF([.$C296]=&quot;&quot;;&quot;(Squadra B)&quot;;[.$C296])" office:value-type="string" office:string-value="(Squadra B)" calcext:value-type="string">
            <text:p>(Squadra B)</text:p>
          </table:table-cell>
          <table:table-cell table:style-name="ce54" table:formula="of:=IF([.$G296]+[.$I296]=0;;IF([.$I296]&gt;[.$G296];1;0))" office:value-type="float" office:value="0" calcext:value-type="float">
            <text:p>0</text:p>
          </table:table-cell>
          <table:table-cell table:style-name="ce77" table:formula="of:=IF([.$G296]+[.$I296]=0;;IF([.$I296]&lt;[.$G296];IF([.$G296]&amp;&quot;-&quot;&amp;[.$I296]=&quot;20-0&quot;;1;0);0))" office:value-type="float" office:value="0" calcext:value-type="float">
            <text:p>0</text:p>
          </table:table-cell>
          <table:table-cell table:style-name="ce77" table:formula="of:=IF([.$G296]+[.$I296]=0;;IF([.$I296]&lt;[.$G296];IF([.$G296]&amp;&quot;-&quot;&amp;[.$I296]&lt;&gt;&quot;20-0&quot;;1;0);0))" office:value-type="float" office:value="0" calcext:value-type="float">
            <text:p>0</text:p>
          </table:table-cell>
          <table:table-cell table:style-name="ce54" table:formula="of:=IF([.$G296]+[.$I296]=0;;[.$I296])" office:value-type="float" office:value="0" calcext:value-type="float">
            <text:p>0</text:p>
          </table:table-cell>
          <table:table-cell table:style-name="ce54" table:formula="of:=IF([.$G296]+[.$I296]=0;;[.$G296])" office:value-type="float" office:value="0" calcext:value-type="float">
            <text:p>0</text:p>
          </table:table-cell>
          <table:table-cell table:style-name="ce70" table:formula="of:=IF([.$G296]+[.$I296]=0;;[.$I296]-[.$G296])" office:value-type="float" office:value="0" calcext:value-type="float">
            <text:p>+0</text:p>
          </table:table-cell>
          <table:table-cell table:style-name="ce77" table:formula="of:=IF([.$G296]+[.$I296]=0;&quot;(Vincente)&quot;;IF([.$G296]&gt;[.$I296];[.$B296];[.$C296]))" office:value-type="string" office:string-value="(Vincente)" calcext:value-type="string">
            <text:p>(Vincente)</text:p>
          </table:table-cell>
          <table:table-cell table:style-name="ce77" table:formula="of:=IF([.$G296]+[.$I296]=0;&quot;(Perdente)&quot;;IF([.$G296]&lt;[.$I296];[.$B296];[.$C29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7]=&quot;&quot;;&quot;&quot;;HYPERLINK(VLOOKUP([.B29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6" calcext:value-type="float" table:number-columns-spanned="1" table:number-rows-spanned="2">
            <text:p>12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298]=&quot;&quot;;&quot;&quot;;TEXT([.E29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298]=&quot;&quot;;&quot;(Squadra A)&quot;;[.$B298])" office:value-type="string" office:string-value="(Squadra A)" calcext:value-type="string">
            <text:p>(Squadra A)</text:p>
          </table:table-cell>
          <table:table-cell table:style-name="ce54" table:formula="of:=IF([.$G298]+[.$I298]=0;;IF([.$G298]&gt;[.$I298];1;0))" office:value-type="float" office:value="0" calcext:value-type="float">
            <text:p>0</text:p>
          </table:table-cell>
          <table:table-cell table:style-name="ce77" table:formula="of:=IF([.$G298]+[.$I298]=0;;IF([.$G298]&lt;[.$I298];IF([.$G298]&amp;&quot;-&quot;&amp;[.$I298]=&quot;0-20&quot;;1;0);0))" office:value-type="float" office:value="0" calcext:value-type="float">
            <text:p>0</text:p>
          </table:table-cell>
          <table:table-cell table:style-name="ce77" table:formula="of:=IF([.$G298]+[.$I298]=0;;IF([.$G298]&lt;[.$I298];IF([.$G298]&amp;&quot;-&quot;&amp;[.$I298]&lt;&gt;&quot;0-20&quot;;1;0);0))" office:value-type="float" office:value="0" calcext:value-type="float">
            <text:p>0</text:p>
          </table:table-cell>
          <table:table-cell table:style-name="ce54" table:formula="of:=IF([.$G298]+[.$I298]=0;;[.$G298])" office:value-type="float" office:value="0" calcext:value-type="float">
            <text:p>0</text:p>
          </table:table-cell>
          <table:table-cell table:style-name="ce54" table:formula="of:=IF([.$G298]+[.$I298]=0;;[.$I298])" office:value-type="float" office:value="0" calcext:value-type="float">
            <text:p>0</text:p>
          </table:table-cell>
          <table:table-cell table:style-name="ce70" table:formula="of:=IF([.$G298]+[.$I298]=0;;[.$G298]-[.$I298])" office:value-type="float" office:value="0" calcext:value-type="float">
            <text:p>+0</text:p>
          </table:table-cell>
          <table:table-cell table:style-name="ce63" table:formula="of:=IF([.$C298]=&quot;&quot;;&quot;(Squadra B)&quot;;[.$C298])" office:value-type="string" office:string-value="(Squadra B)" calcext:value-type="string">
            <text:p>(Squadra B)</text:p>
          </table:table-cell>
          <table:table-cell table:style-name="ce54" table:formula="of:=IF([.$G298]+[.$I298]=0;;IF([.$I298]&gt;[.$G298];1;0))" office:value-type="float" office:value="0" calcext:value-type="float">
            <text:p>0</text:p>
          </table:table-cell>
          <table:table-cell table:style-name="ce77" table:formula="of:=IF([.$G298]+[.$I298]=0;;IF([.$I298]&lt;[.$G298];IF([.$G298]&amp;&quot;-&quot;&amp;[.$I298]=&quot;20-0&quot;;1;0);0))" office:value-type="float" office:value="0" calcext:value-type="float">
            <text:p>0</text:p>
          </table:table-cell>
          <table:table-cell table:style-name="ce77" table:formula="of:=IF([.$G298]+[.$I298]=0;;IF([.$I298]&lt;[.$G298];IF([.$G298]&amp;&quot;-&quot;&amp;[.$I298]&lt;&gt;&quot;20-0&quot;;1;0);0))" office:value-type="float" office:value="0" calcext:value-type="float">
            <text:p>0</text:p>
          </table:table-cell>
          <table:table-cell table:style-name="ce54" table:formula="of:=IF([.$G298]+[.$I298]=0;;[.$I298])" office:value-type="float" office:value="0" calcext:value-type="float">
            <text:p>0</text:p>
          </table:table-cell>
          <table:table-cell table:style-name="ce54" table:formula="of:=IF([.$G298]+[.$I298]=0;;[.$G298])" office:value-type="float" office:value="0" calcext:value-type="float">
            <text:p>0</text:p>
          </table:table-cell>
          <table:table-cell table:style-name="ce70" table:formula="of:=IF([.$G298]+[.$I298]=0;;[.$I298]-[.$G298])" office:value-type="float" office:value="0" calcext:value-type="float">
            <text:p>+0</text:p>
          </table:table-cell>
          <table:table-cell table:style-name="ce77" table:formula="of:=IF([.$G298]+[.$I298]=0;&quot;(Vincente)&quot;;IF([.$G298]&gt;[.$I298];[.$B298];[.$C298]))" office:value-type="string" office:string-value="(Vincente)" calcext:value-type="string">
            <text:p>(Vincente)</text:p>
          </table:table-cell>
          <table:table-cell table:style-name="ce77" table:formula="of:=IF([.$G298]+[.$I298]=0;&quot;(Perdente)&quot;;IF([.$G298]&lt;[.$I298];[.$B298];[.$C29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9]=&quot;&quot;;&quot;&quot;;HYPERLINK(VLOOKUP([.B29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5" calcext:value-type="float">
            <text:p>15</text:p>
          </table:table-cell>
          <table:table-cell table:style-name="ce87" table:formula="of:=IF(ISNUMBER([.A301]);ROMAN([.A301])&amp;&quot; GIORNATA&quot;;COM.MICROSOFT.SWITCH([.A301];&quot;1-2&quot;;&quot;FINALE 1°-2° POSTO&quot;;&quot;3-4&quot;;&quot;FINALE 3°-4° POSTO&quot;;&quot;1-4&quot;;&quot;SEMIFINALI 1°-4° POSTO&quot;;&quot;1-8&quot;;&quot;QUARTI DI FINALE 1°-8° POSTO&quot;;&quot;&quot;))" office:value-type="string" office:string-value="XV GIORNATA" calcext:value-type="string" table:number-columns-spanned="8" table:number-rows-spanned="1">
            <text:p>X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7" calcext:value-type="float" table:number-columns-spanned="1" table:number-rows-spanned="2">
            <text:p>12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03]=&quot;&quot;;&quot;&quot;;TEXT([.E30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03]=&quot;&quot;;&quot;(Squadra A)&quot;;[.$B303])" office:value-type="string" office:string-value="(Squadra A)" calcext:value-type="string">
            <text:p>(Squadra A)</text:p>
          </table:table-cell>
          <table:table-cell table:style-name="ce54" table:formula="of:=IF([.$G303]+[.$I303]=0;;IF([.$G303]&gt;[.$I303];1;0))" office:value-type="float" office:value="0" calcext:value-type="float">
            <text:p>0</text:p>
          </table:table-cell>
          <table:table-cell table:style-name="ce77" table:formula="of:=IF([.$G303]+[.$I303]=0;;IF([.$G303]&lt;[.$I303];IF([.$G303]&amp;&quot;-&quot;&amp;[.$I303]=&quot;0-20&quot;;1;0);0))" office:value-type="float" office:value="0" calcext:value-type="float">
            <text:p>0</text:p>
          </table:table-cell>
          <table:table-cell table:style-name="ce77" table:formula="of:=IF([.$G303]+[.$I303]=0;;IF([.$G303]&lt;[.$I303];IF([.$G303]&amp;&quot;-&quot;&amp;[.$I303]&lt;&gt;&quot;0-20&quot;;1;0);0))" office:value-type="float" office:value="0" calcext:value-type="float">
            <text:p>0</text:p>
          </table:table-cell>
          <table:table-cell table:style-name="ce54" table:formula="of:=IF([.$G303]+[.$I303]=0;;[.$G303])" office:value-type="float" office:value="0" calcext:value-type="float">
            <text:p>0</text:p>
          </table:table-cell>
          <table:table-cell table:style-name="ce54" table:formula="of:=IF([.$G303]+[.$I303]=0;;[.$I303])" office:value-type="float" office:value="0" calcext:value-type="float">
            <text:p>0</text:p>
          </table:table-cell>
          <table:table-cell table:style-name="ce70" table:formula="of:=IF([.$G303]+[.$I303]=0;;[.$G303]-[.$I303])" office:value-type="float" office:value="0" calcext:value-type="float">
            <text:p>+0</text:p>
          </table:table-cell>
          <table:table-cell table:style-name="ce63" table:formula="of:=IF([.$C303]=&quot;&quot;;&quot;(Squadra B)&quot;;[.$C303])" office:value-type="string" office:string-value="(Squadra B)" calcext:value-type="string">
            <text:p>(Squadra B)</text:p>
          </table:table-cell>
          <table:table-cell table:style-name="ce54" table:formula="of:=IF([.$G303]+[.$I303]=0;;IF([.$I303]&gt;[.$G303];1;0))" office:value-type="float" office:value="0" calcext:value-type="float">
            <text:p>0</text:p>
          </table:table-cell>
          <table:table-cell table:style-name="ce77" table:formula="of:=IF([.$G303]+[.$I303]=0;;IF([.$I303]&lt;[.$G303];IF([.$G303]&amp;&quot;-&quot;&amp;[.$I303]=&quot;20-0&quot;;1;0);0))" office:value-type="float" office:value="0" calcext:value-type="float">
            <text:p>0</text:p>
          </table:table-cell>
          <table:table-cell table:style-name="ce77" table:formula="of:=IF([.$G303]+[.$I303]=0;;IF([.$I303]&lt;[.$G303];IF([.$G303]&amp;&quot;-&quot;&amp;[.$I303]&lt;&gt;&quot;20-0&quot;;1;0);0))" office:value-type="float" office:value="0" calcext:value-type="float">
            <text:p>0</text:p>
          </table:table-cell>
          <table:table-cell table:style-name="ce54" table:formula="of:=IF([.$G303]+[.$I303]=0;;[.$I303])" office:value-type="float" office:value="0" calcext:value-type="float">
            <text:p>0</text:p>
          </table:table-cell>
          <table:table-cell table:style-name="ce54" table:formula="of:=IF([.$G303]+[.$I303]=0;;[.$G303])" office:value-type="float" office:value="0" calcext:value-type="float">
            <text:p>0</text:p>
          </table:table-cell>
          <table:table-cell table:style-name="ce70" table:formula="of:=IF([.$G303]+[.$I303]=0;;[.$I303]-[.$G303])" office:value-type="float" office:value="0" calcext:value-type="float">
            <text:p>+0</text:p>
          </table:table-cell>
          <table:table-cell table:style-name="ce77" table:formula="of:=IF([.$G303]+[.$I303]=0;&quot;(Vincente)&quot;;IF([.$G303]&gt;[.$I303];[.$B303];[.$C303]))" office:value-type="string" office:string-value="(Vincente)" calcext:value-type="string">
            <text:p>(Vincente)</text:p>
          </table:table-cell>
          <table:table-cell table:style-name="ce77" table:formula="of:=IF([.$G303]+[.$I303]=0;&quot;(Perdente)&quot;;IF([.$G303]&lt;[.$I303];[.$B303];[.$C3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04]=&quot;&quot;;&quot;&quot;;HYPERLINK(VLOOKUP([.B3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8" calcext:value-type="float" table:number-columns-spanned="1" table:number-rows-spanned="2">
            <text:p>12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05]=&quot;&quot;;&quot;&quot;;TEXT([.E30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05]=&quot;&quot;;&quot;(Squadra A)&quot;;[.$B305])" office:value-type="string" office:string-value="(Squadra A)" calcext:value-type="string">
            <text:p>(Squadra A)</text:p>
          </table:table-cell>
          <table:table-cell table:style-name="ce54" table:formula="of:=IF([.$G305]+[.$I305]=0;;IF([.$G305]&gt;[.$I305];1;0))" office:value-type="float" office:value="0" calcext:value-type="float">
            <text:p>0</text:p>
          </table:table-cell>
          <table:table-cell table:style-name="ce77" table:formula="of:=IF([.$G305]+[.$I305]=0;;IF([.$G305]&lt;[.$I305];IF([.$G305]&amp;&quot;-&quot;&amp;[.$I305]=&quot;0-20&quot;;1;0);0))" office:value-type="float" office:value="0" calcext:value-type="float">
            <text:p>0</text:p>
          </table:table-cell>
          <table:table-cell table:style-name="ce77" table:formula="of:=IF([.$G305]+[.$I305]=0;;IF([.$G305]&lt;[.$I305];IF([.$G305]&amp;&quot;-&quot;&amp;[.$I305]&lt;&gt;&quot;0-20&quot;;1;0);0))" office:value-type="float" office:value="0" calcext:value-type="float">
            <text:p>0</text:p>
          </table:table-cell>
          <table:table-cell table:style-name="ce54" table:formula="of:=IF([.$G305]+[.$I305]=0;;[.$G305])" office:value-type="float" office:value="0" calcext:value-type="float">
            <text:p>0</text:p>
          </table:table-cell>
          <table:table-cell table:style-name="ce54" table:formula="of:=IF([.$G305]+[.$I305]=0;;[.$I305])" office:value-type="float" office:value="0" calcext:value-type="float">
            <text:p>0</text:p>
          </table:table-cell>
          <table:table-cell table:style-name="ce70" table:formula="of:=IF([.$G305]+[.$I305]=0;;[.$G305]-[.$I305])" office:value-type="float" office:value="0" calcext:value-type="float">
            <text:p>+0</text:p>
          </table:table-cell>
          <table:table-cell table:style-name="ce63" table:formula="of:=IF([.$C305]=&quot;&quot;;&quot;(Squadra B)&quot;;[.$C305])" office:value-type="string" office:string-value="(Squadra B)" calcext:value-type="string">
            <text:p>(Squadra B)</text:p>
          </table:table-cell>
          <table:table-cell table:style-name="ce54" table:formula="of:=IF([.$G305]+[.$I305]=0;;IF([.$I305]&gt;[.$G305];1;0))" office:value-type="float" office:value="0" calcext:value-type="float">
            <text:p>0</text:p>
          </table:table-cell>
          <table:table-cell table:style-name="ce77" table:formula="of:=IF([.$G305]+[.$I305]=0;;IF([.$I305]&lt;[.$G305];IF([.$G305]&amp;&quot;-&quot;&amp;[.$I305]=&quot;20-0&quot;;1;0);0))" office:value-type="float" office:value="0" calcext:value-type="float">
            <text:p>0</text:p>
          </table:table-cell>
          <table:table-cell table:style-name="ce77" table:formula="of:=IF([.$G305]+[.$I305]=0;;IF([.$I305]&lt;[.$G305];IF([.$G305]&amp;&quot;-&quot;&amp;[.$I305]&lt;&gt;&quot;20-0&quot;;1;0);0))" office:value-type="float" office:value="0" calcext:value-type="float">
            <text:p>0</text:p>
          </table:table-cell>
          <table:table-cell table:style-name="ce54" table:formula="of:=IF([.$G305]+[.$I305]=0;;[.$I305])" office:value-type="float" office:value="0" calcext:value-type="float">
            <text:p>0</text:p>
          </table:table-cell>
          <table:table-cell table:style-name="ce54" table:formula="of:=IF([.$G305]+[.$I305]=0;;[.$G305])" office:value-type="float" office:value="0" calcext:value-type="float">
            <text:p>0</text:p>
          </table:table-cell>
          <table:table-cell table:style-name="ce70" table:formula="of:=IF([.$G305]+[.$I305]=0;;[.$I305]-[.$G305])" office:value-type="float" office:value="0" calcext:value-type="float">
            <text:p>+0</text:p>
          </table:table-cell>
          <table:table-cell table:style-name="ce77" table:formula="of:=IF([.$G305]+[.$I305]=0;&quot;(Vincente)&quot;;IF([.$G305]&gt;[.$I305];[.$B305];[.$C305]))" office:value-type="string" office:string-value="(Vincente)" calcext:value-type="string">
            <text:p>(Vincente)</text:p>
          </table:table-cell>
          <table:table-cell table:style-name="ce77" table:formula="of:=IF([.$G305]+[.$I305]=0;&quot;(Perdente)&quot;;IF([.$G305]&lt;[.$I305];[.$B305];[.$C30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06]=&quot;&quot;;&quot;&quot;;HYPERLINK(VLOOKUP([.B30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9" calcext:value-type="float" table:number-columns-spanned="1" table:number-rows-spanned="2">
            <text:p>12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07]=&quot;&quot;;&quot;&quot;;TEXT([.E30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07]=&quot;&quot;;&quot;(Squadra A)&quot;;[.$B307])" office:value-type="string" office:string-value="(Squadra A)" calcext:value-type="string">
            <text:p>(Squadra A)</text:p>
          </table:table-cell>
          <table:table-cell table:style-name="ce54" table:formula="of:=IF([.$G307]+[.$I307]=0;;IF([.$G307]&gt;[.$I307];1;0))" office:value-type="float" office:value="0" calcext:value-type="float">
            <text:p>0</text:p>
          </table:table-cell>
          <table:table-cell table:style-name="ce77" table:formula="of:=IF([.$G307]+[.$I307]=0;;IF([.$G307]&lt;[.$I307];IF([.$G307]&amp;&quot;-&quot;&amp;[.$I307]=&quot;0-20&quot;;1;0);0))" office:value-type="float" office:value="0" calcext:value-type="float">
            <text:p>0</text:p>
          </table:table-cell>
          <table:table-cell table:style-name="ce77" table:formula="of:=IF([.$G307]+[.$I307]=0;;IF([.$G307]&lt;[.$I307];IF([.$G307]&amp;&quot;-&quot;&amp;[.$I307]&lt;&gt;&quot;0-20&quot;;1;0);0))" office:value-type="float" office:value="0" calcext:value-type="float">
            <text:p>0</text:p>
          </table:table-cell>
          <table:table-cell table:style-name="ce54" table:formula="of:=IF([.$G307]+[.$I307]=0;;[.$G307])" office:value-type="float" office:value="0" calcext:value-type="float">
            <text:p>0</text:p>
          </table:table-cell>
          <table:table-cell table:style-name="ce54" table:formula="of:=IF([.$G307]+[.$I307]=0;;[.$I307])" office:value-type="float" office:value="0" calcext:value-type="float">
            <text:p>0</text:p>
          </table:table-cell>
          <table:table-cell table:style-name="ce70" table:formula="of:=IF([.$G307]+[.$I307]=0;;[.$G307]-[.$I307])" office:value-type="float" office:value="0" calcext:value-type="float">
            <text:p>+0</text:p>
          </table:table-cell>
          <table:table-cell table:style-name="ce63" table:formula="of:=IF([.$C307]=&quot;&quot;;&quot;(Squadra B)&quot;;[.$C307])" office:value-type="string" office:string-value="(Squadra B)" calcext:value-type="string">
            <text:p>(Squadra B)</text:p>
          </table:table-cell>
          <table:table-cell table:style-name="ce54" table:formula="of:=IF([.$G307]+[.$I307]=0;;IF([.$I307]&gt;[.$G307];1;0))" office:value-type="float" office:value="0" calcext:value-type="float">
            <text:p>0</text:p>
          </table:table-cell>
          <table:table-cell table:style-name="ce77" table:formula="of:=IF([.$G307]+[.$I307]=0;;IF([.$I307]&lt;[.$G307];IF([.$G307]&amp;&quot;-&quot;&amp;[.$I307]=&quot;20-0&quot;;1;0);0))" office:value-type="float" office:value="0" calcext:value-type="float">
            <text:p>0</text:p>
          </table:table-cell>
          <table:table-cell table:style-name="ce77" table:formula="of:=IF([.$G307]+[.$I307]=0;;IF([.$I307]&lt;[.$G307];IF([.$G307]&amp;&quot;-&quot;&amp;[.$I307]&lt;&gt;&quot;20-0&quot;;1;0);0))" office:value-type="float" office:value="0" calcext:value-type="float">
            <text:p>0</text:p>
          </table:table-cell>
          <table:table-cell table:style-name="ce54" table:formula="of:=IF([.$G307]+[.$I307]=0;;[.$I307])" office:value-type="float" office:value="0" calcext:value-type="float">
            <text:p>0</text:p>
          </table:table-cell>
          <table:table-cell table:style-name="ce54" table:formula="of:=IF([.$G307]+[.$I307]=0;;[.$G307])" office:value-type="float" office:value="0" calcext:value-type="float">
            <text:p>0</text:p>
          </table:table-cell>
          <table:table-cell table:style-name="ce70" table:formula="of:=IF([.$G307]+[.$I307]=0;;[.$I307]-[.$G307])" office:value-type="float" office:value="0" calcext:value-type="float">
            <text:p>+0</text:p>
          </table:table-cell>
          <table:table-cell table:style-name="ce77" table:formula="of:=IF([.$G307]+[.$I307]=0;&quot;(Vincente)&quot;;IF([.$G307]&gt;[.$I307];[.$B307];[.$C307]))" office:value-type="string" office:string-value="(Vincente)" calcext:value-type="string">
            <text:p>(Vincente)</text:p>
          </table:table-cell>
          <table:table-cell table:style-name="ce77" table:formula="of:=IF([.$G307]+[.$I307]=0;&quot;(Perdente)&quot;;IF([.$G307]&lt;[.$I307];[.$B307];[.$C30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08]=&quot;&quot;;&quot;&quot;;HYPERLINK(VLOOKUP([.B30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0" calcext:value-type="float" table:number-columns-spanned="1" table:number-rows-spanned="2">
            <text:p>13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09]=&quot;&quot;;&quot;&quot;;TEXT([.E30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09]=&quot;&quot;;&quot;(Squadra A)&quot;;[.$B309])" office:value-type="string" office:string-value="(Squadra A)" calcext:value-type="string">
            <text:p>(Squadra A)</text:p>
          </table:table-cell>
          <table:table-cell table:style-name="ce54" table:formula="of:=IF([.$G309]+[.$I309]=0;;IF([.$G309]&gt;[.$I309];1;0))" office:value-type="float" office:value="0" calcext:value-type="float">
            <text:p>0</text:p>
          </table:table-cell>
          <table:table-cell table:style-name="ce77" table:formula="of:=IF([.$G309]+[.$I309]=0;;IF([.$G309]&lt;[.$I309];IF([.$G309]&amp;&quot;-&quot;&amp;[.$I309]=&quot;0-20&quot;;1;0);0))" office:value-type="float" office:value="0" calcext:value-type="float">
            <text:p>0</text:p>
          </table:table-cell>
          <table:table-cell table:style-name="ce77" table:formula="of:=IF([.$G309]+[.$I309]=0;;IF([.$G309]&lt;[.$I309];IF([.$G309]&amp;&quot;-&quot;&amp;[.$I309]&lt;&gt;&quot;0-20&quot;;1;0);0))" office:value-type="float" office:value="0" calcext:value-type="float">
            <text:p>0</text:p>
          </table:table-cell>
          <table:table-cell table:style-name="ce54" table:formula="of:=IF([.$G309]+[.$I309]=0;;[.$G309])" office:value-type="float" office:value="0" calcext:value-type="float">
            <text:p>0</text:p>
          </table:table-cell>
          <table:table-cell table:style-name="ce54" table:formula="of:=IF([.$G309]+[.$I309]=0;;[.$I309])" office:value-type="float" office:value="0" calcext:value-type="float">
            <text:p>0</text:p>
          </table:table-cell>
          <table:table-cell table:style-name="ce70" table:formula="of:=IF([.$G309]+[.$I309]=0;;[.$G309]-[.$I309])" office:value-type="float" office:value="0" calcext:value-type="float">
            <text:p>+0</text:p>
          </table:table-cell>
          <table:table-cell table:style-name="ce63" table:formula="of:=IF([.$C309]=&quot;&quot;;&quot;(Squadra B)&quot;;[.$C309])" office:value-type="string" office:string-value="(Squadra B)" calcext:value-type="string">
            <text:p>(Squadra B)</text:p>
          </table:table-cell>
          <table:table-cell table:style-name="ce54" table:formula="of:=IF([.$G309]+[.$I309]=0;;IF([.$I309]&gt;[.$G309];1;0))" office:value-type="float" office:value="0" calcext:value-type="float">
            <text:p>0</text:p>
          </table:table-cell>
          <table:table-cell table:style-name="ce77" table:formula="of:=IF([.$G309]+[.$I309]=0;;IF([.$I309]&lt;[.$G309];IF([.$G309]&amp;&quot;-&quot;&amp;[.$I309]=&quot;20-0&quot;;1;0);0))" office:value-type="float" office:value="0" calcext:value-type="float">
            <text:p>0</text:p>
          </table:table-cell>
          <table:table-cell table:style-name="ce77" table:formula="of:=IF([.$G309]+[.$I309]=0;;IF([.$I309]&lt;[.$G309];IF([.$G309]&amp;&quot;-&quot;&amp;[.$I309]&lt;&gt;&quot;20-0&quot;;1;0);0))" office:value-type="float" office:value="0" calcext:value-type="float">
            <text:p>0</text:p>
          </table:table-cell>
          <table:table-cell table:style-name="ce54" table:formula="of:=IF([.$G309]+[.$I309]=0;;[.$I309])" office:value-type="float" office:value="0" calcext:value-type="float">
            <text:p>0</text:p>
          </table:table-cell>
          <table:table-cell table:style-name="ce54" table:formula="of:=IF([.$G309]+[.$I309]=0;;[.$G309])" office:value-type="float" office:value="0" calcext:value-type="float">
            <text:p>0</text:p>
          </table:table-cell>
          <table:table-cell table:style-name="ce70" table:formula="of:=IF([.$G309]+[.$I309]=0;;[.$I309]-[.$G309])" office:value-type="float" office:value="0" calcext:value-type="float">
            <text:p>+0</text:p>
          </table:table-cell>
          <table:table-cell table:style-name="ce77" table:formula="of:=IF([.$G309]+[.$I309]=0;&quot;(Vincente)&quot;;IF([.$G309]&gt;[.$I309];[.$B309];[.$C309]))" office:value-type="string" office:string-value="(Vincente)" calcext:value-type="string">
            <text:p>(Vincente)</text:p>
          </table:table-cell>
          <table:table-cell table:style-name="ce77" table:formula="of:=IF([.$G309]+[.$I309]=0;&quot;(Perdente)&quot;;IF([.$G309]&lt;[.$I309];[.$B309];[.$C30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0]=&quot;&quot;;&quot;&quot;;HYPERLINK(VLOOKUP([.B3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1" calcext:value-type="float" table:number-columns-spanned="1" table:number-rows-spanned="2">
            <text:p>13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11]=&quot;&quot;;&quot;&quot;;TEXT([.E31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11]=&quot;&quot;;&quot;(Squadra A)&quot;;[.$B311])" office:value-type="string" office:string-value="(Squadra A)" calcext:value-type="string">
            <text:p>(Squadra A)</text:p>
          </table:table-cell>
          <table:table-cell table:style-name="ce54" table:formula="of:=IF([.$G311]+[.$I311]=0;;IF([.$G311]&gt;[.$I311];1;0))" office:value-type="float" office:value="0" calcext:value-type="float">
            <text:p>0</text:p>
          </table:table-cell>
          <table:table-cell table:style-name="ce77" table:formula="of:=IF([.$G311]+[.$I311]=0;;IF([.$G311]&lt;[.$I311];IF([.$G311]&amp;&quot;-&quot;&amp;[.$I311]=&quot;0-20&quot;;1;0);0))" office:value-type="float" office:value="0" calcext:value-type="float">
            <text:p>0</text:p>
          </table:table-cell>
          <table:table-cell table:style-name="ce77" table:formula="of:=IF([.$G311]+[.$I311]=0;;IF([.$G311]&lt;[.$I311];IF([.$G311]&amp;&quot;-&quot;&amp;[.$I311]&lt;&gt;&quot;0-20&quot;;1;0);0))" office:value-type="float" office:value="0" calcext:value-type="float">
            <text:p>0</text:p>
          </table:table-cell>
          <table:table-cell table:style-name="ce54" table:formula="of:=IF([.$G311]+[.$I311]=0;;[.$G311])" office:value-type="float" office:value="0" calcext:value-type="float">
            <text:p>0</text:p>
          </table:table-cell>
          <table:table-cell table:style-name="ce54" table:formula="of:=IF([.$G311]+[.$I311]=0;;[.$I311])" office:value-type="float" office:value="0" calcext:value-type="float">
            <text:p>0</text:p>
          </table:table-cell>
          <table:table-cell table:style-name="ce70" table:formula="of:=IF([.$G311]+[.$I311]=0;;[.$G311]-[.$I311])" office:value-type="float" office:value="0" calcext:value-type="float">
            <text:p>+0</text:p>
          </table:table-cell>
          <table:table-cell table:style-name="ce63" table:formula="of:=IF([.$C311]=&quot;&quot;;&quot;(Squadra B)&quot;;[.$C311])" office:value-type="string" office:string-value="(Squadra B)" calcext:value-type="string">
            <text:p>(Squadra B)</text:p>
          </table:table-cell>
          <table:table-cell table:style-name="ce54" table:formula="of:=IF([.$G311]+[.$I311]=0;;IF([.$I311]&gt;[.$G311];1;0))" office:value-type="float" office:value="0" calcext:value-type="float">
            <text:p>0</text:p>
          </table:table-cell>
          <table:table-cell table:style-name="ce77" table:formula="of:=IF([.$G311]+[.$I311]=0;;IF([.$I311]&lt;[.$G311];IF([.$G311]&amp;&quot;-&quot;&amp;[.$I311]=&quot;20-0&quot;;1;0);0))" office:value-type="float" office:value="0" calcext:value-type="float">
            <text:p>0</text:p>
          </table:table-cell>
          <table:table-cell table:style-name="ce77" table:formula="of:=IF([.$G311]+[.$I311]=0;;IF([.$I311]&lt;[.$G311];IF([.$G311]&amp;&quot;-&quot;&amp;[.$I311]&lt;&gt;&quot;20-0&quot;;1;0);0))" office:value-type="float" office:value="0" calcext:value-type="float">
            <text:p>0</text:p>
          </table:table-cell>
          <table:table-cell table:style-name="ce54" table:formula="of:=IF([.$G311]+[.$I311]=0;;[.$I311])" office:value-type="float" office:value="0" calcext:value-type="float">
            <text:p>0</text:p>
          </table:table-cell>
          <table:table-cell table:style-name="ce54" table:formula="of:=IF([.$G311]+[.$I311]=0;;[.$G311])" office:value-type="float" office:value="0" calcext:value-type="float">
            <text:p>0</text:p>
          </table:table-cell>
          <table:table-cell table:style-name="ce70" table:formula="of:=IF([.$G311]+[.$I311]=0;;[.$I311]-[.$G311])" office:value-type="float" office:value="0" calcext:value-type="float">
            <text:p>+0</text:p>
          </table:table-cell>
          <table:table-cell table:style-name="ce77" table:formula="of:=IF([.$G311]+[.$I311]=0;&quot;(Vincente)&quot;;IF([.$G311]&gt;[.$I311];[.$B311];[.$C311]))" office:value-type="string" office:string-value="(Vincente)" calcext:value-type="string">
            <text:p>(Vincente)</text:p>
          </table:table-cell>
          <table:table-cell table:style-name="ce77" table:formula="of:=IF([.$G311]+[.$I311]=0;&quot;(Perdente)&quot;;IF([.$G311]&lt;[.$I311];[.$B311];[.$C3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2]=&quot;&quot;;&quot;&quot;;HYPERLINK(VLOOKUP([.B3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2" calcext:value-type="float" table:number-columns-spanned="1" table:number-rows-spanned="2">
            <text:p>13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13]=&quot;&quot;;&quot;&quot;;TEXT([.E31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13]=&quot;&quot;;&quot;(Squadra A)&quot;;[.$B313])" office:value-type="string" office:string-value="(Squadra A)" calcext:value-type="string">
            <text:p>(Squadra A)</text:p>
          </table:table-cell>
          <table:table-cell table:style-name="ce54" table:formula="of:=IF([.$G313]+[.$I313]=0;;IF([.$G313]&gt;[.$I313];1;0))" office:value-type="float" office:value="0" calcext:value-type="float">
            <text:p>0</text:p>
          </table:table-cell>
          <table:table-cell table:style-name="ce77" table:formula="of:=IF([.$G313]+[.$I313]=0;;IF([.$G313]&lt;[.$I313];IF([.$G313]&amp;&quot;-&quot;&amp;[.$I313]=&quot;0-20&quot;;1;0);0))" office:value-type="float" office:value="0" calcext:value-type="float">
            <text:p>0</text:p>
          </table:table-cell>
          <table:table-cell table:style-name="ce77" table:formula="of:=IF([.$G313]+[.$I313]=0;;IF([.$G313]&lt;[.$I313];IF([.$G313]&amp;&quot;-&quot;&amp;[.$I313]&lt;&gt;&quot;0-20&quot;;1;0);0))" office:value-type="float" office:value="0" calcext:value-type="float">
            <text:p>0</text:p>
          </table:table-cell>
          <table:table-cell table:style-name="ce54" table:formula="of:=IF([.$G313]+[.$I313]=0;;[.$G313])" office:value-type="float" office:value="0" calcext:value-type="float">
            <text:p>0</text:p>
          </table:table-cell>
          <table:table-cell table:style-name="ce54" table:formula="of:=IF([.$G313]+[.$I313]=0;;[.$I313])" office:value-type="float" office:value="0" calcext:value-type="float">
            <text:p>0</text:p>
          </table:table-cell>
          <table:table-cell table:style-name="ce70" table:formula="of:=IF([.$G313]+[.$I313]=0;;[.$G313]-[.$I313])" office:value-type="float" office:value="0" calcext:value-type="float">
            <text:p>+0</text:p>
          </table:table-cell>
          <table:table-cell table:style-name="ce63" table:formula="of:=IF([.$C313]=&quot;&quot;;&quot;(Squadra B)&quot;;[.$C313])" office:value-type="string" office:string-value="(Squadra B)" calcext:value-type="string">
            <text:p>(Squadra B)</text:p>
          </table:table-cell>
          <table:table-cell table:style-name="ce54" table:formula="of:=IF([.$G313]+[.$I313]=0;;IF([.$I313]&gt;[.$G313];1;0))" office:value-type="float" office:value="0" calcext:value-type="float">
            <text:p>0</text:p>
          </table:table-cell>
          <table:table-cell table:style-name="ce77" table:formula="of:=IF([.$G313]+[.$I313]=0;;IF([.$I313]&lt;[.$G313];IF([.$G313]&amp;&quot;-&quot;&amp;[.$I313]=&quot;20-0&quot;;1;0);0))" office:value-type="float" office:value="0" calcext:value-type="float">
            <text:p>0</text:p>
          </table:table-cell>
          <table:table-cell table:style-name="ce77" table:formula="of:=IF([.$G313]+[.$I313]=0;;IF([.$I313]&lt;[.$G313];IF([.$G313]&amp;&quot;-&quot;&amp;[.$I313]&lt;&gt;&quot;20-0&quot;;1;0);0))" office:value-type="float" office:value="0" calcext:value-type="float">
            <text:p>0</text:p>
          </table:table-cell>
          <table:table-cell table:style-name="ce54" table:formula="of:=IF([.$G313]+[.$I313]=0;;[.$I313])" office:value-type="float" office:value="0" calcext:value-type="float">
            <text:p>0</text:p>
          </table:table-cell>
          <table:table-cell table:style-name="ce54" table:formula="of:=IF([.$G313]+[.$I313]=0;;[.$G313])" office:value-type="float" office:value="0" calcext:value-type="float">
            <text:p>0</text:p>
          </table:table-cell>
          <table:table-cell table:style-name="ce70" table:formula="of:=IF([.$G313]+[.$I313]=0;;[.$I313]-[.$G313])" office:value-type="float" office:value="0" calcext:value-type="float">
            <text:p>+0</text:p>
          </table:table-cell>
          <table:table-cell table:style-name="ce77" table:formula="of:=IF([.$G313]+[.$I313]=0;&quot;(Vincente)&quot;;IF([.$G313]&gt;[.$I313];[.$B313];[.$C313]))" office:value-type="string" office:string-value="(Vincente)" calcext:value-type="string">
            <text:p>(Vincente)</text:p>
          </table:table-cell>
          <table:table-cell table:style-name="ce77" table:formula="of:=IF([.$G313]+[.$I313]=0;&quot;(Perdente)&quot;;IF([.$G313]&lt;[.$I313];[.$B313];[.$C31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4]=&quot;&quot;;&quot;&quot;;HYPERLINK(VLOOKUP([.B31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3" calcext:value-type="float" table:number-columns-spanned="1" table:number-rows-spanned="2">
            <text:p>13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15]=&quot;&quot;;&quot;&quot;;TEXT([.E31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15]=&quot;&quot;;&quot;(Squadra A)&quot;;[.$B315])" office:value-type="string" office:string-value="(Squadra A)" calcext:value-type="string">
            <text:p>(Squadra A)</text:p>
          </table:table-cell>
          <table:table-cell table:style-name="ce54" table:formula="of:=IF([.$G315]+[.$I315]=0;;IF([.$G315]&gt;[.$I315];1;0))" office:value-type="float" office:value="0" calcext:value-type="float">
            <text:p>0</text:p>
          </table:table-cell>
          <table:table-cell table:style-name="ce77" table:formula="of:=IF([.$G315]+[.$I315]=0;;IF([.$G315]&lt;[.$I315];IF([.$G315]&amp;&quot;-&quot;&amp;[.$I315]=&quot;0-20&quot;;1;0);0))" office:value-type="float" office:value="0" calcext:value-type="float">
            <text:p>0</text:p>
          </table:table-cell>
          <table:table-cell table:style-name="ce77" table:formula="of:=IF([.$G315]+[.$I315]=0;;IF([.$G315]&lt;[.$I315];IF([.$G315]&amp;&quot;-&quot;&amp;[.$I315]&lt;&gt;&quot;0-20&quot;;1;0);0))" office:value-type="float" office:value="0" calcext:value-type="float">
            <text:p>0</text:p>
          </table:table-cell>
          <table:table-cell table:style-name="ce54" table:formula="of:=IF([.$G315]+[.$I315]=0;;[.$G315])" office:value-type="float" office:value="0" calcext:value-type="float">
            <text:p>0</text:p>
          </table:table-cell>
          <table:table-cell table:style-name="ce54" table:formula="of:=IF([.$G315]+[.$I315]=0;;[.$I315])" office:value-type="float" office:value="0" calcext:value-type="float">
            <text:p>0</text:p>
          </table:table-cell>
          <table:table-cell table:style-name="ce70" table:formula="of:=IF([.$G315]+[.$I315]=0;;[.$G315]-[.$I315])" office:value-type="float" office:value="0" calcext:value-type="float">
            <text:p>+0</text:p>
          </table:table-cell>
          <table:table-cell table:style-name="ce63" table:formula="of:=IF([.$C315]=&quot;&quot;;&quot;(Squadra B)&quot;;[.$C315])" office:value-type="string" office:string-value="(Squadra B)" calcext:value-type="string">
            <text:p>(Squadra B)</text:p>
          </table:table-cell>
          <table:table-cell table:style-name="ce54" table:formula="of:=IF([.$G315]+[.$I315]=0;;IF([.$I315]&gt;[.$G315];1;0))" office:value-type="float" office:value="0" calcext:value-type="float">
            <text:p>0</text:p>
          </table:table-cell>
          <table:table-cell table:style-name="ce77" table:formula="of:=IF([.$G315]+[.$I315]=0;;IF([.$I315]&lt;[.$G315];IF([.$G315]&amp;&quot;-&quot;&amp;[.$I315]=&quot;20-0&quot;;1;0);0))" office:value-type="float" office:value="0" calcext:value-type="float">
            <text:p>0</text:p>
          </table:table-cell>
          <table:table-cell table:style-name="ce77" table:formula="of:=IF([.$G315]+[.$I315]=0;;IF([.$I315]&lt;[.$G315];IF([.$G315]&amp;&quot;-&quot;&amp;[.$I315]&lt;&gt;&quot;20-0&quot;;1;0);0))" office:value-type="float" office:value="0" calcext:value-type="float">
            <text:p>0</text:p>
          </table:table-cell>
          <table:table-cell table:style-name="ce54" table:formula="of:=IF([.$G315]+[.$I315]=0;;[.$I315])" office:value-type="float" office:value="0" calcext:value-type="float">
            <text:p>0</text:p>
          </table:table-cell>
          <table:table-cell table:style-name="ce54" table:formula="of:=IF([.$G315]+[.$I315]=0;;[.$G315])" office:value-type="float" office:value="0" calcext:value-type="float">
            <text:p>0</text:p>
          </table:table-cell>
          <table:table-cell table:style-name="ce70" table:formula="of:=IF([.$G315]+[.$I315]=0;;[.$I315]-[.$G315])" office:value-type="float" office:value="0" calcext:value-type="float">
            <text:p>+0</text:p>
          </table:table-cell>
          <table:table-cell table:style-name="ce77" table:formula="of:=IF([.$G315]+[.$I315]=0;&quot;(Vincente)&quot;;IF([.$G315]&gt;[.$I315];[.$B315];[.$C315]))" office:value-type="string" office:string-value="(Vincente)" calcext:value-type="string">
            <text:p>(Vincente)</text:p>
          </table:table-cell>
          <table:table-cell table:style-name="ce77" table:formula="of:=IF([.$G315]+[.$I315]=0;&quot;(Perdente)&quot;;IF([.$G315]&lt;[.$I315];[.$B315];[.$C3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6]=&quot;&quot;;&quot;&quot;;HYPERLINK(VLOOKUP([.B3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4" calcext:value-type="float" table:number-columns-spanned="1" table:number-rows-spanned="2">
            <text:p>13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17]=&quot;&quot;;&quot;&quot;;TEXT([.E31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17]=&quot;&quot;;&quot;(Squadra A)&quot;;[.$B317])" office:value-type="string" office:string-value="(Squadra A)" calcext:value-type="string">
            <text:p>(Squadra A)</text:p>
          </table:table-cell>
          <table:table-cell table:style-name="ce54" table:formula="of:=IF([.$G317]+[.$I317]=0;;IF([.$G317]&gt;[.$I317];1;0))" office:value-type="float" office:value="0" calcext:value-type="float">
            <text:p>0</text:p>
          </table:table-cell>
          <table:table-cell table:style-name="ce77" table:formula="of:=IF([.$G317]+[.$I317]=0;;IF([.$G317]&lt;[.$I317];IF([.$G317]&amp;&quot;-&quot;&amp;[.$I317]=&quot;0-20&quot;;1;0);0))" office:value-type="float" office:value="0" calcext:value-type="float">
            <text:p>0</text:p>
          </table:table-cell>
          <table:table-cell table:style-name="ce77" table:formula="of:=IF([.$G317]+[.$I317]=0;;IF([.$G317]&lt;[.$I317];IF([.$G317]&amp;&quot;-&quot;&amp;[.$I317]&lt;&gt;&quot;0-20&quot;;1;0);0))" office:value-type="float" office:value="0" calcext:value-type="float">
            <text:p>0</text:p>
          </table:table-cell>
          <table:table-cell table:style-name="ce54" table:formula="of:=IF([.$G317]+[.$I317]=0;;[.$G317])" office:value-type="float" office:value="0" calcext:value-type="float">
            <text:p>0</text:p>
          </table:table-cell>
          <table:table-cell table:style-name="ce54" table:formula="of:=IF([.$G317]+[.$I317]=0;;[.$I317])" office:value-type="float" office:value="0" calcext:value-type="float">
            <text:p>0</text:p>
          </table:table-cell>
          <table:table-cell table:style-name="ce70" table:formula="of:=IF([.$G317]+[.$I317]=0;;[.$G317]-[.$I317])" office:value-type="float" office:value="0" calcext:value-type="float">
            <text:p>+0</text:p>
          </table:table-cell>
          <table:table-cell table:style-name="ce63" table:formula="of:=IF([.$C317]=&quot;&quot;;&quot;(Squadra B)&quot;;[.$C317])" office:value-type="string" office:string-value="(Squadra B)" calcext:value-type="string">
            <text:p>(Squadra B)</text:p>
          </table:table-cell>
          <table:table-cell table:style-name="ce54" table:formula="of:=IF([.$G317]+[.$I317]=0;;IF([.$I317]&gt;[.$G317];1;0))" office:value-type="float" office:value="0" calcext:value-type="float">
            <text:p>0</text:p>
          </table:table-cell>
          <table:table-cell table:style-name="ce77" table:formula="of:=IF([.$G317]+[.$I317]=0;;IF([.$I317]&lt;[.$G317];IF([.$G317]&amp;&quot;-&quot;&amp;[.$I317]=&quot;20-0&quot;;1;0);0))" office:value-type="float" office:value="0" calcext:value-type="float">
            <text:p>0</text:p>
          </table:table-cell>
          <table:table-cell table:style-name="ce77" table:formula="of:=IF([.$G317]+[.$I317]=0;;IF([.$I317]&lt;[.$G317];IF([.$G317]&amp;&quot;-&quot;&amp;[.$I317]&lt;&gt;&quot;20-0&quot;;1;0);0))" office:value-type="float" office:value="0" calcext:value-type="float">
            <text:p>0</text:p>
          </table:table-cell>
          <table:table-cell table:style-name="ce54" table:formula="of:=IF([.$G317]+[.$I317]=0;;[.$I317])" office:value-type="float" office:value="0" calcext:value-type="float">
            <text:p>0</text:p>
          </table:table-cell>
          <table:table-cell table:style-name="ce54" table:formula="of:=IF([.$G317]+[.$I317]=0;;[.$G317])" office:value-type="float" office:value="0" calcext:value-type="float">
            <text:p>0</text:p>
          </table:table-cell>
          <table:table-cell table:style-name="ce70" table:formula="of:=IF([.$G317]+[.$I317]=0;;[.$I317]-[.$G317])" office:value-type="float" office:value="0" calcext:value-type="float">
            <text:p>+0</text:p>
          </table:table-cell>
          <table:table-cell table:style-name="ce77" table:formula="of:=IF([.$G317]+[.$I317]=0;&quot;(Vincente)&quot;;IF([.$G317]&gt;[.$I317];[.$B317];[.$C317]))" office:value-type="string" office:string-value="(Vincente)" calcext:value-type="string">
            <text:p>(Vincente)</text:p>
          </table:table-cell>
          <table:table-cell table:style-name="ce77" table:formula="of:=IF([.$G317]+[.$I317]=0;&quot;(Perdente)&quot;;IF([.$G317]&lt;[.$I317];[.$B317];[.$C31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8]=&quot;&quot;;&quot;&quot;;HYPERLINK(VLOOKUP([.B31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5" calcext:value-type="float" table:number-columns-spanned="1" table:number-rows-spanned="2">
            <text:p>13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19]=&quot;&quot;;&quot;&quot;;TEXT([.E31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19]=&quot;&quot;;&quot;(Squadra A)&quot;;[.$B319])" office:value-type="string" office:string-value="(Squadra A)" calcext:value-type="string">
            <text:p>(Squadra A)</text:p>
          </table:table-cell>
          <table:table-cell table:style-name="ce54" table:formula="of:=IF([.$G319]+[.$I319]=0;;IF([.$G319]&gt;[.$I319];1;0))" office:value-type="float" office:value="0" calcext:value-type="float">
            <text:p>0</text:p>
          </table:table-cell>
          <table:table-cell table:style-name="ce77" table:formula="of:=IF([.$G319]+[.$I319]=0;;IF([.$G319]&lt;[.$I319];IF([.$G319]&amp;&quot;-&quot;&amp;[.$I319]=&quot;0-20&quot;;1;0);0))" office:value-type="float" office:value="0" calcext:value-type="float">
            <text:p>0</text:p>
          </table:table-cell>
          <table:table-cell table:style-name="ce77" table:formula="of:=IF([.$G319]+[.$I319]=0;;IF([.$G319]&lt;[.$I319];IF([.$G319]&amp;&quot;-&quot;&amp;[.$I319]&lt;&gt;&quot;0-20&quot;;1;0);0))" office:value-type="float" office:value="0" calcext:value-type="float">
            <text:p>0</text:p>
          </table:table-cell>
          <table:table-cell table:style-name="ce54" table:formula="of:=IF([.$G319]+[.$I319]=0;;[.$G319])" office:value-type="float" office:value="0" calcext:value-type="float">
            <text:p>0</text:p>
          </table:table-cell>
          <table:table-cell table:style-name="ce54" table:formula="of:=IF([.$G319]+[.$I319]=0;;[.$I319])" office:value-type="float" office:value="0" calcext:value-type="float">
            <text:p>0</text:p>
          </table:table-cell>
          <table:table-cell table:style-name="ce70" table:formula="of:=IF([.$G319]+[.$I319]=0;;[.$G319]-[.$I319])" office:value-type="float" office:value="0" calcext:value-type="float">
            <text:p>+0</text:p>
          </table:table-cell>
          <table:table-cell table:style-name="ce63" table:formula="of:=IF([.$C319]=&quot;&quot;;&quot;(Squadra B)&quot;;[.$C319])" office:value-type="string" office:string-value="(Squadra B)" calcext:value-type="string">
            <text:p>(Squadra B)</text:p>
          </table:table-cell>
          <table:table-cell table:style-name="ce54" table:formula="of:=IF([.$G319]+[.$I319]=0;;IF([.$I319]&gt;[.$G319];1;0))" office:value-type="float" office:value="0" calcext:value-type="float">
            <text:p>0</text:p>
          </table:table-cell>
          <table:table-cell table:style-name="ce77" table:formula="of:=IF([.$G319]+[.$I319]=0;;IF([.$I319]&lt;[.$G319];IF([.$G319]&amp;&quot;-&quot;&amp;[.$I319]=&quot;20-0&quot;;1;0);0))" office:value-type="float" office:value="0" calcext:value-type="float">
            <text:p>0</text:p>
          </table:table-cell>
          <table:table-cell table:style-name="ce77" table:formula="of:=IF([.$G319]+[.$I319]=0;;IF([.$I319]&lt;[.$G319];IF([.$G319]&amp;&quot;-&quot;&amp;[.$I319]&lt;&gt;&quot;20-0&quot;;1;0);0))" office:value-type="float" office:value="0" calcext:value-type="float">
            <text:p>0</text:p>
          </table:table-cell>
          <table:table-cell table:style-name="ce54" table:formula="of:=IF([.$G319]+[.$I319]=0;;[.$I319])" office:value-type="float" office:value="0" calcext:value-type="float">
            <text:p>0</text:p>
          </table:table-cell>
          <table:table-cell table:style-name="ce54" table:formula="of:=IF([.$G319]+[.$I319]=0;;[.$G319])" office:value-type="float" office:value="0" calcext:value-type="float">
            <text:p>0</text:p>
          </table:table-cell>
          <table:table-cell table:style-name="ce70" table:formula="of:=IF([.$G319]+[.$I319]=0;;[.$I319]-[.$G319])" office:value-type="float" office:value="0" calcext:value-type="float">
            <text:p>+0</text:p>
          </table:table-cell>
          <table:table-cell table:style-name="ce77" table:formula="of:=IF([.$G319]+[.$I319]=0;&quot;(Vincente)&quot;;IF([.$G319]&gt;[.$I319];[.$B319];[.$C319]))" office:value-type="string" office:string-value="(Vincente)" calcext:value-type="string">
            <text:p>(Vincente)</text:p>
          </table:table-cell>
          <table:table-cell table:style-name="ce77" table:formula="of:=IF([.$G319]+[.$I319]=0;&quot;(Perdente)&quot;;IF([.$G319]&lt;[.$I319];[.$B319];[.$C3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0]=&quot;&quot;;&quot;&quot;;HYPERLINK(VLOOKUP([.B3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table:style-name="ce87" table:formula="of:=IF(ISNUMBER([.A322]);ROMAN([.A322])&amp;&quot; GIORNATA&quot;;COM.MICROSOFT.SWITCH([.A322];&quot;1-2&quot;;&quot;FINALE 1°-2° POSTO&quot;;&quot;3-4&quot;;&quot;FINALE 3°-4° POSTO&quot;;&quot;1-4&quot;;&quot;SEMIFINALI 1°-4° POSTO&quot;;&quot;1-8&quot;;&quot;QUARTI DI FINALE 1°-8° POSTO&quot;;&quot;&quot;))" office:value-type="string" office:string-value="XVI GIORNATA" calcext:value-type="string" table:number-columns-spanned="8" table:number-rows-spanned="1">
            <text:p>X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6" calcext:value-type="float" table:number-columns-spanned="1" table:number-rows-spanned="2">
            <text:p>13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24]=&quot;&quot;;&quot;&quot;;TEXT([.E32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24]=&quot;&quot;;&quot;(Squadra A)&quot;;[.$B324])" office:value-type="string" office:string-value="(Squadra A)" calcext:value-type="string">
            <text:p>(Squadra A)</text:p>
          </table:table-cell>
          <table:table-cell table:style-name="ce54" table:formula="of:=IF([.$G324]+[.$I324]=0;;IF([.$G324]&gt;[.$I324];1;0))" office:value-type="float" office:value="0" calcext:value-type="float">
            <text:p>0</text:p>
          </table:table-cell>
          <table:table-cell table:style-name="ce77" table:formula="of:=IF([.$G324]+[.$I324]=0;;IF([.$G324]&lt;[.$I324];IF([.$G324]&amp;&quot;-&quot;&amp;[.$I324]=&quot;0-20&quot;;1;0);0))" office:value-type="float" office:value="0" calcext:value-type="float">
            <text:p>0</text:p>
          </table:table-cell>
          <table:table-cell table:style-name="ce77" table:formula="of:=IF([.$G324]+[.$I324]=0;;IF([.$G324]&lt;[.$I324];IF([.$G324]&amp;&quot;-&quot;&amp;[.$I324]&lt;&gt;&quot;0-20&quot;;1;0);0))" office:value-type="float" office:value="0" calcext:value-type="float">
            <text:p>0</text:p>
          </table:table-cell>
          <table:table-cell table:style-name="ce54" table:formula="of:=IF([.$G324]+[.$I324]=0;;[.$G324])" office:value-type="float" office:value="0" calcext:value-type="float">
            <text:p>0</text:p>
          </table:table-cell>
          <table:table-cell table:style-name="ce54" table:formula="of:=IF([.$G324]+[.$I324]=0;;[.$I324])" office:value-type="float" office:value="0" calcext:value-type="float">
            <text:p>0</text:p>
          </table:table-cell>
          <table:table-cell table:style-name="ce70" table:formula="of:=IF([.$G324]+[.$I324]=0;;[.$G324]-[.$I324])" office:value-type="float" office:value="0" calcext:value-type="float">
            <text:p>+0</text:p>
          </table:table-cell>
          <table:table-cell table:style-name="ce63" table:formula="of:=IF([.$C324]=&quot;&quot;;&quot;(Squadra B)&quot;;[.$C324])" office:value-type="string" office:string-value="(Squadra B)" calcext:value-type="string">
            <text:p>(Squadra B)</text:p>
          </table:table-cell>
          <table:table-cell table:style-name="ce54" table:formula="of:=IF([.$G324]+[.$I324]=0;;IF([.$I324]&gt;[.$G324];1;0))" office:value-type="float" office:value="0" calcext:value-type="float">
            <text:p>0</text:p>
          </table:table-cell>
          <table:table-cell table:style-name="ce77" table:formula="of:=IF([.$G324]+[.$I324]=0;;IF([.$I324]&lt;[.$G324];IF([.$G324]&amp;&quot;-&quot;&amp;[.$I324]=&quot;20-0&quot;;1;0);0))" office:value-type="float" office:value="0" calcext:value-type="float">
            <text:p>0</text:p>
          </table:table-cell>
          <table:table-cell table:style-name="ce77" table:formula="of:=IF([.$G324]+[.$I324]=0;;IF([.$I324]&lt;[.$G324];IF([.$G324]&amp;&quot;-&quot;&amp;[.$I324]&lt;&gt;&quot;20-0&quot;;1;0);0))" office:value-type="float" office:value="0" calcext:value-type="float">
            <text:p>0</text:p>
          </table:table-cell>
          <table:table-cell table:style-name="ce54" table:formula="of:=IF([.$G324]+[.$I324]=0;;[.$I324])" office:value-type="float" office:value="0" calcext:value-type="float">
            <text:p>0</text:p>
          </table:table-cell>
          <table:table-cell table:style-name="ce54" table:formula="of:=IF([.$G324]+[.$I324]=0;;[.$G324])" office:value-type="float" office:value="0" calcext:value-type="float">
            <text:p>0</text:p>
          </table:table-cell>
          <table:table-cell table:style-name="ce70" table:formula="of:=IF([.$G324]+[.$I324]=0;;[.$I324]-[.$G324])" office:value-type="float" office:value="0" calcext:value-type="float">
            <text:p>+0</text:p>
          </table:table-cell>
          <table:table-cell table:style-name="ce77" table:formula="of:=IF([.$G324]+[.$I324]=0;&quot;(Vincente)&quot;;IF([.$G324]&gt;[.$I324];[.$B324];[.$C324]))" office:value-type="string" office:string-value="(Vincente)" calcext:value-type="string">
            <text:p>(Vincente)</text:p>
          </table:table-cell>
          <table:table-cell table:style-name="ce77" table:formula="of:=IF([.$G324]+[.$I324]=0;&quot;(Perdente)&quot;;IF([.$G324]&lt;[.$I324];[.$B324];[.$C32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5]=&quot;&quot;;&quot;&quot;;HYPERLINK(VLOOKUP([.B32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7" calcext:value-type="float" table:number-columns-spanned="1" table:number-rows-spanned="2">
            <text:p>13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26]=&quot;&quot;;&quot;&quot;;TEXT([.E32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26]=&quot;&quot;;&quot;(Squadra A)&quot;;[.$B326])" office:value-type="string" office:string-value="(Squadra A)" calcext:value-type="string">
            <text:p>(Squadra A)</text:p>
          </table:table-cell>
          <table:table-cell table:style-name="ce54" table:formula="of:=IF([.$G326]+[.$I326]=0;;IF([.$G326]&gt;[.$I326];1;0))" office:value-type="float" office:value="0" calcext:value-type="float">
            <text:p>0</text:p>
          </table:table-cell>
          <table:table-cell table:style-name="ce77" table:formula="of:=IF([.$G326]+[.$I326]=0;;IF([.$G326]&lt;[.$I326];IF([.$G326]&amp;&quot;-&quot;&amp;[.$I326]=&quot;0-20&quot;;1;0);0))" office:value-type="float" office:value="0" calcext:value-type="float">
            <text:p>0</text:p>
          </table:table-cell>
          <table:table-cell table:style-name="ce77" table:formula="of:=IF([.$G326]+[.$I326]=0;;IF([.$G326]&lt;[.$I326];IF([.$G326]&amp;&quot;-&quot;&amp;[.$I326]&lt;&gt;&quot;0-20&quot;;1;0);0))" office:value-type="float" office:value="0" calcext:value-type="float">
            <text:p>0</text:p>
          </table:table-cell>
          <table:table-cell table:style-name="ce54" table:formula="of:=IF([.$G326]+[.$I326]=0;;[.$G326])" office:value-type="float" office:value="0" calcext:value-type="float">
            <text:p>0</text:p>
          </table:table-cell>
          <table:table-cell table:style-name="ce54" table:formula="of:=IF([.$G326]+[.$I326]=0;;[.$I326])" office:value-type="float" office:value="0" calcext:value-type="float">
            <text:p>0</text:p>
          </table:table-cell>
          <table:table-cell table:style-name="ce70" table:formula="of:=IF([.$G326]+[.$I326]=0;;[.$G326]-[.$I326])" office:value-type="float" office:value="0" calcext:value-type="float">
            <text:p>+0</text:p>
          </table:table-cell>
          <table:table-cell table:style-name="ce63" table:formula="of:=IF([.$C326]=&quot;&quot;;&quot;(Squadra B)&quot;;[.$C326])" office:value-type="string" office:string-value="(Squadra B)" calcext:value-type="string">
            <text:p>(Squadra B)</text:p>
          </table:table-cell>
          <table:table-cell table:style-name="ce54" table:formula="of:=IF([.$G326]+[.$I326]=0;;IF([.$I326]&gt;[.$G326];1;0))" office:value-type="float" office:value="0" calcext:value-type="float">
            <text:p>0</text:p>
          </table:table-cell>
          <table:table-cell table:style-name="ce77" table:formula="of:=IF([.$G326]+[.$I326]=0;;IF([.$I326]&lt;[.$G326];IF([.$G326]&amp;&quot;-&quot;&amp;[.$I326]=&quot;20-0&quot;;1;0);0))" office:value-type="float" office:value="0" calcext:value-type="float">
            <text:p>0</text:p>
          </table:table-cell>
          <table:table-cell table:style-name="ce77" table:formula="of:=IF([.$G326]+[.$I326]=0;;IF([.$I326]&lt;[.$G326];IF([.$G326]&amp;&quot;-&quot;&amp;[.$I326]&lt;&gt;&quot;20-0&quot;;1;0);0))" office:value-type="float" office:value="0" calcext:value-type="float">
            <text:p>0</text:p>
          </table:table-cell>
          <table:table-cell table:style-name="ce54" table:formula="of:=IF([.$G326]+[.$I326]=0;;[.$I326])" office:value-type="float" office:value="0" calcext:value-type="float">
            <text:p>0</text:p>
          </table:table-cell>
          <table:table-cell table:style-name="ce54" table:formula="of:=IF([.$G326]+[.$I326]=0;;[.$G326])" office:value-type="float" office:value="0" calcext:value-type="float">
            <text:p>0</text:p>
          </table:table-cell>
          <table:table-cell table:style-name="ce70" table:formula="of:=IF([.$G326]+[.$I326]=0;;[.$I326]-[.$G326])" office:value-type="float" office:value="0" calcext:value-type="float">
            <text:p>+0</text:p>
          </table:table-cell>
          <table:table-cell table:style-name="ce77" table:formula="of:=IF([.$G326]+[.$I326]=0;&quot;(Vincente)&quot;;IF([.$G326]&gt;[.$I326];[.$B326];[.$C326]))" office:value-type="string" office:string-value="(Vincente)" calcext:value-type="string">
            <text:p>(Vincente)</text:p>
          </table:table-cell>
          <table:table-cell table:style-name="ce77" table:formula="of:=IF([.$G326]+[.$I326]=0;&quot;(Perdente)&quot;;IF([.$G326]&lt;[.$I326];[.$B326];[.$C3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7]=&quot;&quot;;&quot;&quot;;HYPERLINK(VLOOKUP([.B3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8" calcext:value-type="float" table:number-columns-spanned="1" table:number-rows-spanned="2">
            <text:p>13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28]=&quot;&quot;;&quot;&quot;;TEXT([.E32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28]=&quot;&quot;;&quot;(Squadra A)&quot;;[.$B328])" office:value-type="string" office:string-value="(Squadra A)" calcext:value-type="string">
            <text:p>(Squadra A)</text:p>
          </table:table-cell>
          <table:table-cell table:style-name="ce54" table:formula="of:=IF([.$G328]+[.$I328]=0;;IF([.$G328]&gt;[.$I328];1;0))" office:value-type="float" office:value="0" calcext:value-type="float">
            <text:p>0</text:p>
          </table:table-cell>
          <table:table-cell table:style-name="ce77" table:formula="of:=IF([.$G328]+[.$I328]=0;;IF([.$G328]&lt;[.$I328];IF([.$G328]&amp;&quot;-&quot;&amp;[.$I328]=&quot;0-20&quot;;1;0);0))" office:value-type="float" office:value="0" calcext:value-type="float">
            <text:p>0</text:p>
          </table:table-cell>
          <table:table-cell table:style-name="ce77" table:formula="of:=IF([.$G328]+[.$I328]=0;;IF([.$G328]&lt;[.$I328];IF([.$G328]&amp;&quot;-&quot;&amp;[.$I328]&lt;&gt;&quot;0-20&quot;;1;0);0))" office:value-type="float" office:value="0" calcext:value-type="float">
            <text:p>0</text:p>
          </table:table-cell>
          <table:table-cell table:style-name="ce54" table:formula="of:=IF([.$G328]+[.$I328]=0;;[.$G328])" office:value-type="float" office:value="0" calcext:value-type="float">
            <text:p>0</text:p>
          </table:table-cell>
          <table:table-cell table:style-name="ce54" table:formula="of:=IF([.$G328]+[.$I328]=0;;[.$I328])" office:value-type="float" office:value="0" calcext:value-type="float">
            <text:p>0</text:p>
          </table:table-cell>
          <table:table-cell table:style-name="ce70" table:formula="of:=IF([.$G328]+[.$I328]=0;;[.$G328]-[.$I328])" office:value-type="float" office:value="0" calcext:value-type="float">
            <text:p>+0</text:p>
          </table:table-cell>
          <table:table-cell table:style-name="ce63" table:formula="of:=IF([.$C328]=&quot;&quot;;&quot;(Squadra B)&quot;;[.$C328])" office:value-type="string" office:string-value="(Squadra B)" calcext:value-type="string">
            <text:p>(Squadra B)</text:p>
          </table:table-cell>
          <table:table-cell table:style-name="ce54" table:formula="of:=IF([.$G328]+[.$I328]=0;;IF([.$I328]&gt;[.$G328];1;0))" office:value-type="float" office:value="0" calcext:value-type="float">
            <text:p>0</text:p>
          </table:table-cell>
          <table:table-cell table:style-name="ce77" table:formula="of:=IF([.$G328]+[.$I328]=0;;IF([.$I328]&lt;[.$G328];IF([.$G328]&amp;&quot;-&quot;&amp;[.$I328]=&quot;20-0&quot;;1;0);0))" office:value-type="float" office:value="0" calcext:value-type="float">
            <text:p>0</text:p>
          </table:table-cell>
          <table:table-cell table:style-name="ce77" table:formula="of:=IF([.$G328]+[.$I328]=0;;IF([.$I328]&lt;[.$G328];IF([.$G328]&amp;&quot;-&quot;&amp;[.$I328]&lt;&gt;&quot;20-0&quot;;1;0);0))" office:value-type="float" office:value="0" calcext:value-type="float">
            <text:p>0</text:p>
          </table:table-cell>
          <table:table-cell table:style-name="ce54" table:formula="of:=IF([.$G328]+[.$I328]=0;;[.$I328])" office:value-type="float" office:value="0" calcext:value-type="float">
            <text:p>0</text:p>
          </table:table-cell>
          <table:table-cell table:style-name="ce54" table:formula="of:=IF([.$G328]+[.$I328]=0;;[.$G328])" office:value-type="float" office:value="0" calcext:value-type="float">
            <text:p>0</text:p>
          </table:table-cell>
          <table:table-cell table:style-name="ce70" table:formula="of:=IF([.$G328]+[.$I328]=0;;[.$I328]-[.$G328])" office:value-type="float" office:value="0" calcext:value-type="float">
            <text:p>+0</text:p>
          </table:table-cell>
          <table:table-cell table:style-name="ce77" table:formula="of:=IF([.$G328]+[.$I328]=0;&quot;(Vincente)&quot;;IF([.$G328]&gt;[.$I328];[.$B328];[.$C328]))" office:value-type="string" office:string-value="(Vincente)" calcext:value-type="string">
            <text:p>(Vincente)</text:p>
          </table:table-cell>
          <table:table-cell table:style-name="ce77" table:formula="of:=IF([.$G328]+[.$I328]=0;&quot;(Perdente)&quot;;IF([.$G328]&lt;[.$I328];[.$B328];[.$C32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9]=&quot;&quot;;&quot;&quot;;HYPERLINK(VLOOKUP([.B32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9" calcext:value-type="float" table:number-columns-spanned="1" table:number-rows-spanned="2">
            <text:p>13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30]=&quot;&quot;;&quot;&quot;;TEXT([.E33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30]=&quot;&quot;;&quot;(Squadra A)&quot;;[.$B330])" office:value-type="string" office:string-value="(Squadra A)" calcext:value-type="string">
            <text:p>(Squadra A)</text:p>
          </table:table-cell>
          <table:table-cell table:style-name="ce54" table:formula="of:=IF([.$G330]+[.$I330]=0;;IF([.$G330]&gt;[.$I330];1;0))" office:value-type="float" office:value="0" calcext:value-type="float">
            <text:p>0</text:p>
          </table:table-cell>
          <table:table-cell table:style-name="ce77" table:formula="of:=IF([.$G330]+[.$I330]=0;;IF([.$G330]&lt;[.$I330];IF([.$G330]&amp;&quot;-&quot;&amp;[.$I330]=&quot;0-20&quot;;1;0);0))" office:value-type="float" office:value="0" calcext:value-type="float">
            <text:p>0</text:p>
          </table:table-cell>
          <table:table-cell table:style-name="ce77" table:formula="of:=IF([.$G330]+[.$I330]=0;;IF([.$G330]&lt;[.$I330];IF([.$G330]&amp;&quot;-&quot;&amp;[.$I330]&lt;&gt;&quot;0-20&quot;;1;0);0))" office:value-type="float" office:value="0" calcext:value-type="float">
            <text:p>0</text:p>
          </table:table-cell>
          <table:table-cell table:style-name="ce54" table:formula="of:=IF([.$G330]+[.$I330]=0;;[.$G330])" office:value-type="float" office:value="0" calcext:value-type="float">
            <text:p>0</text:p>
          </table:table-cell>
          <table:table-cell table:style-name="ce54" table:formula="of:=IF([.$G330]+[.$I330]=0;;[.$I330])" office:value-type="float" office:value="0" calcext:value-type="float">
            <text:p>0</text:p>
          </table:table-cell>
          <table:table-cell table:style-name="ce70" table:formula="of:=IF([.$G330]+[.$I330]=0;;[.$G330]-[.$I330])" office:value-type="float" office:value="0" calcext:value-type="float">
            <text:p>+0</text:p>
          </table:table-cell>
          <table:table-cell table:style-name="ce63" table:formula="of:=IF([.$C330]=&quot;&quot;;&quot;(Squadra B)&quot;;[.$C330])" office:value-type="string" office:string-value="(Squadra B)" calcext:value-type="string">
            <text:p>(Squadra B)</text:p>
          </table:table-cell>
          <table:table-cell table:style-name="ce54" table:formula="of:=IF([.$G330]+[.$I330]=0;;IF([.$I330]&gt;[.$G330];1;0))" office:value-type="float" office:value="0" calcext:value-type="float">
            <text:p>0</text:p>
          </table:table-cell>
          <table:table-cell table:style-name="ce77" table:formula="of:=IF([.$G330]+[.$I330]=0;;IF([.$I330]&lt;[.$G330];IF([.$G330]&amp;&quot;-&quot;&amp;[.$I330]=&quot;20-0&quot;;1;0);0))" office:value-type="float" office:value="0" calcext:value-type="float">
            <text:p>0</text:p>
          </table:table-cell>
          <table:table-cell table:style-name="ce77" table:formula="of:=IF([.$G330]+[.$I330]=0;;IF([.$I330]&lt;[.$G330];IF([.$G330]&amp;&quot;-&quot;&amp;[.$I330]&lt;&gt;&quot;20-0&quot;;1;0);0))" office:value-type="float" office:value="0" calcext:value-type="float">
            <text:p>0</text:p>
          </table:table-cell>
          <table:table-cell table:style-name="ce54" table:formula="of:=IF([.$G330]+[.$I330]=0;;[.$I330])" office:value-type="float" office:value="0" calcext:value-type="float">
            <text:p>0</text:p>
          </table:table-cell>
          <table:table-cell table:style-name="ce54" table:formula="of:=IF([.$G330]+[.$I330]=0;;[.$G330])" office:value-type="float" office:value="0" calcext:value-type="float">
            <text:p>0</text:p>
          </table:table-cell>
          <table:table-cell table:style-name="ce70" table:formula="of:=IF([.$G330]+[.$I330]=0;;[.$I330]-[.$G330])" office:value-type="float" office:value="0" calcext:value-type="float">
            <text:p>+0</text:p>
          </table:table-cell>
          <table:table-cell table:style-name="ce77" table:formula="of:=IF([.$G330]+[.$I330]=0;&quot;(Vincente)&quot;;IF([.$G330]&gt;[.$I330];[.$B330];[.$C330]))" office:value-type="string" office:string-value="(Vincente)" calcext:value-type="string">
            <text:p>(Vincente)</text:p>
          </table:table-cell>
          <table:table-cell table:style-name="ce77" table:formula="of:=IF([.$G330]+[.$I330]=0;&quot;(Perdente)&quot;;IF([.$G330]&lt;[.$I330];[.$B330];[.$C3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1]=&quot;&quot;;&quot;&quot;;HYPERLINK(VLOOKUP([.B3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0" calcext:value-type="float" table:number-columns-spanned="1" table:number-rows-spanned="2">
            <text:p>14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32]=&quot;&quot;;&quot;&quot;;TEXT([.E33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32]=&quot;&quot;;&quot;(Squadra A)&quot;;[.$B332])" office:value-type="string" office:string-value="(Squadra A)" calcext:value-type="string">
            <text:p>(Squadra A)</text:p>
          </table:table-cell>
          <table:table-cell table:style-name="ce54" table:formula="of:=IF([.$G332]+[.$I332]=0;;IF([.$G332]&gt;[.$I332];1;0))" office:value-type="float" office:value="0" calcext:value-type="float">
            <text:p>0</text:p>
          </table:table-cell>
          <table:table-cell table:style-name="ce77" table:formula="of:=IF([.$G332]+[.$I332]=0;;IF([.$G332]&lt;[.$I332];IF([.$G332]&amp;&quot;-&quot;&amp;[.$I332]=&quot;0-20&quot;;1;0);0))" office:value-type="float" office:value="0" calcext:value-type="float">
            <text:p>0</text:p>
          </table:table-cell>
          <table:table-cell table:style-name="ce77" table:formula="of:=IF([.$G332]+[.$I332]=0;;IF([.$G332]&lt;[.$I332];IF([.$G332]&amp;&quot;-&quot;&amp;[.$I332]&lt;&gt;&quot;0-20&quot;;1;0);0))" office:value-type="float" office:value="0" calcext:value-type="float">
            <text:p>0</text:p>
          </table:table-cell>
          <table:table-cell table:style-name="ce54" table:formula="of:=IF([.$G332]+[.$I332]=0;;[.$G332])" office:value-type="float" office:value="0" calcext:value-type="float">
            <text:p>0</text:p>
          </table:table-cell>
          <table:table-cell table:style-name="ce54" table:formula="of:=IF([.$G332]+[.$I332]=0;;[.$I332])" office:value-type="float" office:value="0" calcext:value-type="float">
            <text:p>0</text:p>
          </table:table-cell>
          <table:table-cell table:style-name="ce70" table:formula="of:=IF([.$G332]+[.$I332]=0;;[.$G332]-[.$I332])" office:value-type="float" office:value="0" calcext:value-type="float">
            <text:p>+0</text:p>
          </table:table-cell>
          <table:table-cell table:style-name="ce63" table:formula="of:=IF([.$C332]=&quot;&quot;;&quot;(Squadra B)&quot;;[.$C332])" office:value-type="string" office:string-value="(Squadra B)" calcext:value-type="string">
            <text:p>(Squadra B)</text:p>
          </table:table-cell>
          <table:table-cell table:style-name="ce54" table:formula="of:=IF([.$G332]+[.$I332]=0;;IF([.$I332]&gt;[.$G332];1;0))" office:value-type="float" office:value="0" calcext:value-type="float">
            <text:p>0</text:p>
          </table:table-cell>
          <table:table-cell table:style-name="ce77" table:formula="of:=IF([.$G332]+[.$I332]=0;;IF([.$I332]&lt;[.$G332];IF([.$G332]&amp;&quot;-&quot;&amp;[.$I332]=&quot;20-0&quot;;1;0);0))" office:value-type="float" office:value="0" calcext:value-type="float">
            <text:p>0</text:p>
          </table:table-cell>
          <table:table-cell table:style-name="ce77" table:formula="of:=IF([.$G332]+[.$I332]=0;;IF([.$I332]&lt;[.$G332];IF([.$G332]&amp;&quot;-&quot;&amp;[.$I332]&lt;&gt;&quot;20-0&quot;;1;0);0))" office:value-type="float" office:value="0" calcext:value-type="float">
            <text:p>0</text:p>
          </table:table-cell>
          <table:table-cell table:style-name="ce54" table:formula="of:=IF([.$G332]+[.$I332]=0;;[.$I332])" office:value-type="float" office:value="0" calcext:value-type="float">
            <text:p>0</text:p>
          </table:table-cell>
          <table:table-cell table:style-name="ce54" table:formula="of:=IF([.$G332]+[.$I332]=0;;[.$G332])" office:value-type="float" office:value="0" calcext:value-type="float">
            <text:p>0</text:p>
          </table:table-cell>
          <table:table-cell table:style-name="ce70" table:formula="of:=IF([.$G332]+[.$I332]=0;;[.$I332]-[.$G332])" office:value-type="float" office:value="0" calcext:value-type="float">
            <text:p>+0</text:p>
          </table:table-cell>
          <table:table-cell table:style-name="ce77" table:formula="of:=IF([.$G332]+[.$I332]=0;&quot;(Vincente)&quot;;IF([.$G332]&gt;[.$I332];[.$B332];[.$C332]))" office:value-type="string" office:string-value="(Vincente)" calcext:value-type="string">
            <text:p>(Vincente)</text:p>
          </table:table-cell>
          <table:table-cell table:style-name="ce77" table:formula="of:=IF([.$G332]+[.$I332]=0;&quot;(Perdente)&quot;;IF([.$G332]&lt;[.$I332];[.$B332];[.$C33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3]=&quot;&quot;;&quot;&quot;;HYPERLINK(VLOOKUP([.B33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1" calcext:value-type="float" table:number-columns-spanned="1" table:number-rows-spanned="2">
            <text:p>14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34]=&quot;&quot;;&quot;&quot;;TEXT([.E33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34]=&quot;&quot;;&quot;(Squadra A)&quot;;[.$B334])" office:value-type="string" office:string-value="(Squadra A)" calcext:value-type="string">
            <text:p>(Squadra A)</text:p>
          </table:table-cell>
          <table:table-cell table:style-name="ce54" table:formula="of:=IF([.$G334]+[.$I334]=0;;IF([.$G334]&gt;[.$I334];1;0))" office:value-type="float" office:value="0" calcext:value-type="float">
            <text:p>0</text:p>
          </table:table-cell>
          <table:table-cell table:style-name="ce77" table:formula="of:=IF([.$G334]+[.$I334]=0;;IF([.$G334]&lt;[.$I334];IF([.$G334]&amp;&quot;-&quot;&amp;[.$I334]=&quot;0-20&quot;;1;0);0))" office:value-type="float" office:value="0" calcext:value-type="float">
            <text:p>0</text:p>
          </table:table-cell>
          <table:table-cell table:style-name="ce77" table:formula="of:=IF([.$G334]+[.$I334]=0;;IF([.$G334]&lt;[.$I334];IF([.$G334]&amp;&quot;-&quot;&amp;[.$I334]&lt;&gt;&quot;0-20&quot;;1;0);0))" office:value-type="float" office:value="0" calcext:value-type="float">
            <text:p>0</text:p>
          </table:table-cell>
          <table:table-cell table:style-name="ce54" table:formula="of:=IF([.$G334]+[.$I334]=0;;[.$G334])" office:value-type="float" office:value="0" calcext:value-type="float">
            <text:p>0</text:p>
          </table:table-cell>
          <table:table-cell table:style-name="ce54" table:formula="of:=IF([.$G334]+[.$I334]=0;;[.$I334])" office:value-type="float" office:value="0" calcext:value-type="float">
            <text:p>0</text:p>
          </table:table-cell>
          <table:table-cell table:style-name="ce70" table:formula="of:=IF([.$G334]+[.$I334]=0;;[.$G334]-[.$I334])" office:value-type="float" office:value="0" calcext:value-type="float">
            <text:p>+0</text:p>
          </table:table-cell>
          <table:table-cell table:style-name="ce63" table:formula="of:=IF([.$C334]=&quot;&quot;;&quot;(Squadra B)&quot;;[.$C334])" office:value-type="string" office:string-value="(Squadra B)" calcext:value-type="string">
            <text:p>(Squadra B)</text:p>
          </table:table-cell>
          <table:table-cell table:style-name="ce54" table:formula="of:=IF([.$G334]+[.$I334]=0;;IF([.$I334]&gt;[.$G334];1;0))" office:value-type="float" office:value="0" calcext:value-type="float">
            <text:p>0</text:p>
          </table:table-cell>
          <table:table-cell table:style-name="ce77" table:formula="of:=IF([.$G334]+[.$I334]=0;;IF([.$I334]&lt;[.$G334];IF([.$G334]&amp;&quot;-&quot;&amp;[.$I334]=&quot;20-0&quot;;1;0);0))" office:value-type="float" office:value="0" calcext:value-type="float">
            <text:p>0</text:p>
          </table:table-cell>
          <table:table-cell table:style-name="ce77" table:formula="of:=IF([.$G334]+[.$I334]=0;;IF([.$I334]&lt;[.$G334];IF([.$G334]&amp;&quot;-&quot;&amp;[.$I334]&lt;&gt;&quot;20-0&quot;;1;0);0))" office:value-type="float" office:value="0" calcext:value-type="float">
            <text:p>0</text:p>
          </table:table-cell>
          <table:table-cell table:style-name="ce54" table:formula="of:=IF([.$G334]+[.$I334]=0;;[.$I334])" office:value-type="float" office:value="0" calcext:value-type="float">
            <text:p>0</text:p>
          </table:table-cell>
          <table:table-cell table:style-name="ce54" table:formula="of:=IF([.$G334]+[.$I334]=0;;[.$G334])" office:value-type="float" office:value="0" calcext:value-type="float">
            <text:p>0</text:p>
          </table:table-cell>
          <table:table-cell table:style-name="ce70" table:formula="of:=IF([.$G334]+[.$I334]=0;;[.$I334]-[.$G334])" office:value-type="float" office:value="0" calcext:value-type="float">
            <text:p>+0</text:p>
          </table:table-cell>
          <table:table-cell table:style-name="ce77" table:formula="of:=IF([.$G334]+[.$I334]=0;&quot;(Vincente)&quot;;IF([.$G334]&gt;[.$I334];[.$B334];[.$C334]))" office:value-type="string" office:string-value="(Vincente)" calcext:value-type="string">
            <text:p>(Vincente)</text:p>
          </table:table-cell>
          <table:table-cell table:style-name="ce77" table:formula="of:=IF([.$G334]+[.$I334]=0;&quot;(Perdente)&quot;;IF([.$G334]&lt;[.$I334];[.$B334];[.$C3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5]=&quot;&quot;;&quot;&quot;;HYPERLINK(VLOOKUP([.B3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2" calcext:value-type="float" table:number-columns-spanned="1" table:number-rows-spanned="2">
            <text:p>14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36]=&quot;&quot;;&quot;&quot;;TEXT([.E33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36]=&quot;&quot;;&quot;(Squadra A)&quot;;[.$B336])" office:value-type="string" office:string-value="(Squadra A)" calcext:value-type="string">
            <text:p>(Squadra A)</text:p>
          </table:table-cell>
          <table:table-cell table:style-name="ce54" table:formula="of:=IF([.$G336]+[.$I336]=0;;IF([.$G336]&gt;[.$I336];1;0))" office:value-type="float" office:value="0" calcext:value-type="float">
            <text:p>0</text:p>
          </table:table-cell>
          <table:table-cell table:style-name="ce77" table:formula="of:=IF([.$G336]+[.$I336]=0;;IF([.$G336]&lt;[.$I336];IF([.$G336]&amp;&quot;-&quot;&amp;[.$I336]=&quot;0-20&quot;;1;0);0))" office:value-type="float" office:value="0" calcext:value-type="float">
            <text:p>0</text:p>
          </table:table-cell>
          <table:table-cell table:style-name="ce77" table:formula="of:=IF([.$G336]+[.$I336]=0;;IF([.$G336]&lt;[.$I336];IF([.$G336]&amp;&quot;-&quot;&amp;[.$I336]&lt;&gt;&quot;0-20&quot;;1;0);0))" office:value-type="float" office:value="0" calcext:value-type="float">
            <text:p>0</text:p>
          </table:table-cell>
          <table:table-cell table:style-name="ce54" table:formula="of:=IF([.$G336]+[.$I336]=0;;[.$G336])" office:value-type="float" office:value="0" calcext:value-type="float">
            <text:p>0</text:p>
          </table:table-cell>
          <table:table-cell table:style-name="ce54" table:formula="of:=IF([.$G336]+[.$I336]=0;;[.$I336])" office:value-type="float" office:value="0" calcext:value-type="float">
            <text:p>0</text:p>
          </table:table-cell>
          <table:table-cell table:style-name="ce70" table:formula="of:=IF([.$G336]+[.$I336]=0;;[.$G336]-[.$I336])" office:value-type="float" office:value="0" calcext:value-type="float">
            <text:p>+0</text:p>
          </table:table-cell>
          <table:table-cell table:style-name="ce63" table:formula="of:=IF([.$C336]=&quot;&quot;;&quot;(Squadra B)&quot;;[.$C336])" office:value-type="string" office:string-value="(Squadra B)" calcext:value-type="string">
            <text:p>(Squadra B)</text:p>
          </table:table-cell>
          <table:table-cell table:style-name="ce54" table:formula="of:=IF([.$G336]+[.$I336]=0;;IF([.$I336]&gt;[.$G336];1;0))" office:value-type="float" office:value="0" calcext:value-type="float">
            <text:p>0</text:p>
          </table:table-cell>
          <table:table-cell table:style-name="ce77" table:formula="of:=IF([.$G336]+[.$I336]=0;;IF([.$I336]&lt;[.$G336];IF([.$G336]&amp;&quot;-&quot;&amp;[.$I336]=&quot;20-0&quot;;1;0);0))" office:value-type="float" office:value="0" calcext:value-type="float">
            <text:p>0</text:p>
          </table:table-cell>
          <table:table-cell table:style-name="ce77" table:formula="of:=IF([.$G336]+[.$I336]=0;;IF([.$I336]&lt;[.$G336];IF([.$G336]&amp;&quot;-&quot;&amp;[.$I336]&lt;&gt;&quot;20-0&quot;;1;0);0))" office:value-type="float" office:value="0" calcext:value-type="float">
            <text:p>0</text:p>
          </table:table-cell>
          <table:table-cell table:style-name="ce54" table:formula="of:=IF([.$G336]+[.$I336]=0;;[.$I336])" office:value-type="float" office:value="0" calcext:value-type="float">
            <text:p>0</text:p>
          </table:table-cell>
          <table:table-cell table:style-name="ce54" table:formula="of:=IF([.$G336]+[.$I336]=0;;[.$G336])" office:value-type="float" office:value="0" calcext:value-type="float">
            <text:p>0</text:p>
          </table:table-cell>
          <table:table-cell table:style-name="ce70" table:formula="of:=IF([.$G336]+[.$I336]=0;;[.$I336]-[.$G336])" office:value-type="float" office:value="0" calcext:value-type="float">
            <text:p>+0</text:p>
          </table:table-cell>
          <table:table-cell table:style-name="ce77" table:formula="of:=IF([.$G336]+[.$I336]=0;&quot;(Vincente)&quot;;IF([.$G336]&gt;[.$I336];[.$B336];[.$C336]))" office:value-type="string" office:string-value="(Vincente)" calcext:value-type="string">
            <text:p>(Vincente)</text:p>
          </table:table-cell>
          <table:table-cell table:style-name="ce77" table:formula="of:=IF([.$G336]+[.$I336]=0;&quot;(Perdente)&quot;;IF([.$G336]&lt;[.$I336];[.$B336];[.$C3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7]=&quot;&quot;;&quot;&quot;;HYPERLINK(VLOOKUP([.B3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3" calcext:value-type="float" table:number-columns-spanned="1" table:number-rows-spanned="2">
            <text:p>14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38]=&quot;&quot;;&quot;&quot;;TEXT([.E33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38]=&quot;&quot;;&quot;(Squadra A)&quot;;[.$B338])" office:value-type="string" office:string-value="(Squadra A)" calcext:value-type="string">
            <text:p>(Squadra A)</text:p>
          </table:table-cell>
          <table:table-cell table:style-name="ce54" table:formula="of:=IF([.$G338]+[.$I338]=0;;IF([.$G338]&gt;[.$I338];1;0))" office:value-type="float" office:value="0" calcext:value-type="float">
            <text:p>0</text:p>
          </table:table-cell>
          <table:table-cell table:style-name="ce77" table:formula="of:=IF([.$G338]+[.$I338]=0;;IF([.$G338]&lt;[.$I338];IF([.$G338]&amp;&quot;-&quot;&amp;[.$I338]=&quot;0-20&quot;;1;0);0))" office:value-type="float" office:value="0" calcext:value-type="float">
            <text:p>0</text:p>
          </table:table-cell>
          <table:table-cell table:style-name="ce77" table:formula="of:=IF([.$G338]+[.$I338]=0;;IF([.$G338]&lt;[.$I338];IF([.$G338]&amp;&quot;-&quot;&amp;[.$I338]&lt;&gt;&quot;0-20&quot;;1;0);0))" office:value-type="float" office:value="0" calcext:value-type="float">
            <text:p>0</text:p>
          </table:table-cell>
          <table:table-cell table:style-name="ce54" table:formula="of:=IF([.$G338]+[.$I338]=0;;[.$G338])" office:value-type="float" office:value="0" calcext:value-type="float">
            <text:p>0</text:p>
          </table:table-cell>
          <table:table-cell table:style-name="ce54" table:formula="of:=IF([.$G338]+[.$I338]=0;;[.$I338])" office:value-type="float" office:value="0" calcext:value-type="float">
            <text:p>0</text:p>
          </table:table-cell>
          <table:table-cell table:style-name="ce70" table:formula="of:=IF([.$G338]+[.$I338]=0;;[.$G338]-[.$I338])" office:value-type="float" office:value="0" calcext:value-type="float">
            <text:p>+0</text:p>
          </table:table-cell>
          <table:table-cell table:style-name="ce63" table:formula="of:=IF([.$C338]=&quot;&quot;;&quot;(Squadra B)&quot;;[.$C338])" office:value-type="string" office:string-value="(Squadra B)" calcext:value-type="string">
            <text:p>(Squadra B)</text:p>
          </table:table-cell>
          <table:table-cell table:style-name="ce54" table:formula="of:=IF([.$G338]+[.$I338]=0;;IF([.$I338]&gt;[.$G338];1;0))" office:value-type="float" office:value="0" calcext:value-type="float">
            <text:p>0</text:p>
          </table:table-cell>
          <table:table-cell table:style-name="ce77" table:formula="of:=IF([.$G338]+[.$I338]=0;;IF([.$I338]&lt;[.$G338];IF([.$G338]&amp;&quot;-&quot;&amp;[.$I338]=&quot;20-0&quot;;1;0);0))" office:value-type="float" office:value="0" calcext:value-type="float">
            <text:p>0</text:p>
          </table:table-cell>
          <table:table-cell table:style-name="ce77" table:formula="of:=IF([.$G338]+[.$I338]=0;;IF([.$I338]&lt;[.$G338];IF([.$G338]&amp;&quot;-&quot;&amp;[.$I338]&lt;&gt;&quot;20-0&quot;;1;0);0))" office:value-type="float" office:value="0" calcext:value-type="float">
            <text:p>0</text:p>
          </table:table-cell>
          <table:table-cell table:style-name="ce54" table:formula="of:=IF([.$G338]+[.$I338]=0;;[.$I338])" office:value-type="float" office:value="0" calcext:value-type="float">
            <text:p>0</text:p>
          </table:table-cell>
          <table:table-cell table:style-name="ce54" table:formula="of:=IF([.$G338]+[.$I338]=0;;[.$G338])" office:value-type="float" office:value="0" calcext:value-type="float">
            <text:p>0</text:p>
          </table:table-cell>
          <table:table-cell table:style-name="ce70" table:formula="of:=IF([.$G338]+[.$I338]=0;;[.$I338]-[.$G338])" office:value-type="float" office:value="0" calcext:value-type="float">
            <text:p>+0</text:p>
          </table:table-cell>
          <table:table-cell table:style-name="ce77" table:formula="of:=IF([.$G338]+[.$I338]=0;&quot;(Vincente)&quot;;IF([.$G338]&gt;[.$I338];[.$B338];[.$C338]))" office:value-type="string" office:string-value="(Vincente)" calcext:value-type="string">
            <text:p>(Vincente)</text:p>
          </table:table-cell>
          <table:table-cell table:style-name="ce77" table:formula="of:=IF([.$G338]+[.$I338]=0;&quot;(Perdente)&quot;;IF([.$G338]&lt;[.$I338];[.$B338];[.$C33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9]=&quot;&quot;;&quot;&quot;;HYPERLINK(VLOOKUP([.B33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4" calcext:value-type="float" table:number-columns-spanned="1" table:number-rows-spanned="2">
            <text:p>14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40]=&quot;&quot;;&quot;&quot;;TEXT([.E34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40]=&quot;&quot;;&quot;(Squadra A)&quot;;[.$B340])" office:value-type="string" office:string-value="(Squadra A)" calcext:value-type="string">
            <text:p>(Squadra A)</text:p>
          </table:table-cell>
          <table:table-cell table:style-name="ce54" table:formula="of:=IF([.$G340]+[.$I340]=0;;IF([.$G340]&gt;[.$I340];1;0))" office:value-type="float" office:value="0" calcext:value-type="float">
            <text:p>0</text:p>
          </table:table-cell>
          <table:table-cell table:style-name="ce77" table:formula="of:=IF([.$G340]+[.$I340]=0;;IF([.$G340]&lt;[.$I340];IF([.$G340]&amp;&quot;-&quot;&amp;[.$I340]=&quot;0-20&quot;;1;0);0))" office:value-type="float" office:value="0" calcext:value-type="float">
            <text:p>0</text:p>
          </table:table-cell>
          <table:table-cell table:style-name="ce77" table:formula="of:=IF([.$G340]+[.$I340]=0;;IF([.$G340]&lt;[.$I340];IF([.$G340]&amp;&quot;-&quot;&amp;[.$I340]&lt;&gt;&quot;0-20&quot;;1;0);0))" office:value-type="float" office:value="0" calcext:value-type="float">
            <text:p>0</text:p>
          </table:table-cell>
          <table:table-cell table:style-name="ce54" table:formula="of:=IF([.$G340]+[.$I340]=0;;[.$G340])" office:value-type="float" office:value="0" calcext:value-type="float">
            <text:p>0</text:p>
          </table:table-cell>
          <table:table-cell table:style-name="ce54" table:formula="of:=IF([.$G340]+[.$I340]=0;;[.$I340])" office:value-type="float" office:value="0" calcext:value-type="float">
            <text:p>0</text:p>
          </table:table-cell>
          <table:table-cell table:style-name="ce70" table:formula="of:=IF([.$G340]+[.$I340]=0;;[.$G340]-[.$I340])" office:value-type="float" office:value="0" calcext:value-type="float">
            <text:p>+0</text:p>
          </table:table-cell>
          <table:table-cell table:style-name="ce63" table:formula="of:=IF([.$C340]=&quot;&quot;;&quot;(Squadra B)&quot;;[.$C340])" office:value-type="string" office:string-value="(Squadra B)" calcext:value-type="string">
            <text:p>(Squadra B)</text:p>
          </table:table-cell>
          <table:table-cell table:style-name="ce54" table:formula="of:=IF([.$G340]+[.$I340]=0;;IF([.$I340]&gt;[.$G340];1;0))" office:value-type="float" office:value="0" calcext:value-type="float">
            <text:p>0</text:p>
          </table:table-cell>
          <table:table-cell table:style-name="ce77" table:formula="of:=IF([.$G340]+[.$I340]=0;;IF([.$I340]&lt;[.$G340];IF([.$G340]&amp;&quot;-&quot;&amp;[.$I340]=&quot;20-0&quot;;1;0);0))" office:value-type="float" office:value="0" calcext:value-type="float">
            <text:p>0</text:p>
          </table:table-cell>
          <table:table-cell table:style-name="ce77" table:formula="of:=IF([.$G340]+[.$I340]=0;;IF([.$I340]&lt;[.$G340];IF([.$G340]&amp;&quot;-&quot;&amp;[.$I340]&lt;&gt;&quot;20-0&quot;;1;0);0))" office:value-type="float" office:value="0" calcext:value-type="float">
            <text:p>0</text:p>
          </table:table-cell>
          <table:table-cell table:style-name="ce54" table:formula="of:=IF([.$G340]+[.$I340]=0;;[.$I340])" office:value-type="float" office:value="0" calcext:value-type="float">
            <text:p>0</text:p>
          </table:table-cell>
          <table:table-cell table:style-name="ce54" table:formula="of:=IF([.$G340]+[.$I340]=0;;[.$G340])" office:value-type="float" office:value="0" calcext:value-type="float">
            <text:p>0</text:p>
          </table:table-cell>
          <table:table-cell table:style-name="ce70" table:formula="of:=IF([.$G340]+[.$I340]=0;;[.$I340]-[.$G340])" office:value-type="float" office:value="0" calcext:value-type="float">
            <text:p>+0</text:p>
          </table:table-cell>
          <table:table-cell table:style-name="ce77" table:formula="of:=IF([.$G340]+[.$I340]=0;&quot;(Vincente)&quot;;IF([.$G340]&gt;[.$I340];[.$B340];[.$C340]))" office:value-type="string" office:string-value="(Vincente)" calcext:value-type="string">
            <text:p>(Vincente)</text:p>
          </table:table-cell>
          <table:table-cell table:style-name="ce77" table:formula="of:=IF([.$G340]+[.$I340]=0;&quot;(Perdente)&quot;;IF([.$G340]&lt;[.$I340];[.$B340];[.$C34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41]=&quot;&quot;;&quot;&quot;;HYPERLINK(VLOOKUP([.B34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7" calcext:value-type="float">
            <text:p>17</text:p>
          </table:table-cell>
          <table:table-cell table:style-name="ce87" table:formula="of:=IF(ISNUMBER([.A343]);ROMAN([.A343])&amp;&quot; GIORNATA&quot;;COM.MICROSOFT.SWITCH([.A343];&quot;1-2&quot;;&quot;FINALE 1°-2° POSTO&quot;;&quot;3-4&quot;;&quot;FINALE 3°-4° POSTO&quot;;&quot;1-4&quot;;&quot;SEMIFINALI 1°-4° POSTO&quot;;&quot;1-8&quot;;&quot;QUARTI DI FINALE 1°-8° POSTO&quot;;&quot;&quot;))" office:value-type="string" office:string-value="XVII GIORNATA" calcext:value-type="string" table:number-columns-spanned="8" table:number-rows-spanned="1">
            <text:p>X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5" calcext:value-type="float" table:number-columns-spanned="1" table:number-rows-spanned="2">
            <text:p>14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45]=&quot;&quot;;&quot;&quot;;TEXT([.E34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45]=&quot;&quot;;&quot;(Squadra A)&quot;;[.$B345])" office:value-type="string" office:string-value="(Squadra A)" calcext:value-type="string">
            <text:p>(Squadra A)</text:p>
          </table:table-cell>
          <table:table-cell table:style-name="ce54" table:formula="of:=IF([.$G345]+[.$I345]=0;;IF([.$G345]&gt;[.$I345];1;0))" office:value-type="float" office:value="0" calcext:value-type="float">
            <text:p>0</text:p>
          </table:table-cell>
          <table:table-cell table:style-name="ce77" table:formula="of:=IF([.$G345]+[.$I345]=0;;IF([.$G345]&lt;[.$I345];IF([.$G345]&amp;&quot;-&quot;&amp;[.$I345]=&quot;0-20&quot;;1;0);0))" office:value-type="float" office:value="0" calcext:value-type="float">
            <text:p>0</text:p>
          </table:table-cell>
          <table:table-cell table:style-name="ce77" table:formula="of:=IF([.$G345]+[.$I345]=0;;IF([.$G345]&lt;[.$I345];IF([.$G345]&amp;&quot;-&quot;&amp;[.$I345]&lt;&gt;&quot;0-20&quot;;1;0);0))" office:value-type="float" office:value="0" calcext:value-type="float">
            <text:p>0</text:p>
          </table:table-cell>
          <table:table-cell table:style-name="ce54" table:formula="of:=IF([.$G345]+[.$I345]=0;;[.$G345])" office:value-type="float" office:value="0" calcext:value-type="float">
            <text:p>0</text:p>
          </table:table-cell>
          <table:table-cell table:style-name="ce54" table:formula="of:=IF([.$G345]+[.$I345]=0;;[.$I345])" office:value-type="float" office:value="0" calcext:value-type="float">
            <text:p>0</text:p>
          </table:table-cell>
          <table:table-cell table:style-name="ce70" table:formula="of:=IF([.$G345]+[.$I345]=0;;[.$G345]-[.$I345])" office:value-type="float" office:value="0" calcext:value-type="float">
            <text:p>+0</text:p>
          </table:table-cell>
          <table:table-cell table:style-name="ce63" table:formula="of:=IF([.$C345]=&quot;&quot;;&quot;(Squadra B)&quot;;[.$C345])" office:value-type="string" office:string-value="(Squadra B)" calcext:value-type="string">
            <text:p>(Squadra B)</text:p>
          </table:table-cell>
          <table:table-cell table:style-name="ce54" table:formula="of:=IF([.$G345]+[.$I345]=0;;IF([.$I345]&gt;[.$G345];1;0))" office:value-type="float" office:value="0" calcext:value-type="float">
            <text:p>0</text:p>
          </table:table-cell>
          <table:table-cell table:style-name="ce77" table:formula="of:=IF([.$G345]+[.$I345]=0;;IF([.$I345]&lt;[.$G345];IF([.$G345]&amp;&quot;-&quot;&amp;[.$I345]=&quot;20-0&quot;;1;0);0))" office:value-type="float" office:value="0" calcext:value-type="float">
            <text:p>0</text:p>
          </table:table-cell>
          <table:table-cell table:style-name="ce77" table:formula="of:=IF([.$G345]+[.$I345]=0;;IF([.$I345]&lt;[.$G345];IF([.$G345]&amp;&quot;-&quot;&amp;[.$I345]&lt;&gt;&quot;20-0&quot;;1;0);0))" office:value-type="float" office:value="0" calcext:value-type="float">
            <text:p>0</text:p>
          </table:table-cell>
          <table:table-cell table:style-name="ce54" table:formula="of:=IF([.$G345]+[.$I345]=0;;[.$I345])" office:value-type="float" office:value="0" calcext:value-type="float">
            <text:p>0</text:p>
          </table:table-cell>
          <table:table-cell table:style-name="ce54" table:formula="of:=IF([.$G345]+[.$I345]=0;;[.$G345])" office:value-type="float" office:value="0" calcext:value-type="float">
            <text:p>0</text:p>
          </table:table-cell>
          <table:table-cell table:style-name="ce70" table:formula="of:=IF([.$G345]+[.$I345]=0;;[.$I345]-[.$G345])" office:value-type="float" office:value="0" calcext:value-type="float">
            <text:p>+0</text:p>
          </table:table-cell>
          <table:table-cell table:style-name="ce77" table:formula="of:=IF([.$G345]+[.$I345]=0;&quot;(Vincente)&quot;;IF([.$G345]&gt;[.$I345];[.$B345];[.$C345]))" office:value-type="string" office:string-value="(Vincente)" calcext:value-type="string">
            <text:p>(Vincente)</text:p>
          </table:table-cell>
          <table:table-cell table:style-name="ce77" table:formula="of:=IF([.$G345]+[.$I345]=0;&quot;(Perdente)&quot;;IF([.$G345]&lt;[.$I345];[.$B345];[.$C3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46]=&quot;&quot;;&quot;&quot;;HYPERLINK(VLOOKUP([.B3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6" calcext:value-type="float" table:number-columns-spanned="1" table:number-rows-spanned="2">
            <text:p>14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47]=&quot;&quot;;&quot;&quot;;TEXT([.E34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47]=&quot;&quot;;&quot;(Squadra A)&quot;;[.$B347])" office:value-type="string" office:string-value="(Squadra A)" calcext:value-type="string">
            <text:p>(Squadra A)</text:p>
          </table:table-cell>
          <table:table-cell table:style-name="ce54" table:formula="of:=IF([.$G347]+[.$I347]=0;;IF([.$G347]&gt;[.$I347];1;0))" office:value-type="float" office:value="0" calcext:value-type="float">
            <text:p>0</text:p>
          </table:table-cell>
          <table:table-cell table:style-name="ce77" table:formula="of:=IF([.$G347]+[.$I347]=0;;IF([.$G347]&lt;[.$I347];IF([.$G347]&amp;&quot;-&quot;&amp;[.$I347]=&quot;0-20&quot;;1;0);0))" office:value-type="float" office:value="0" calcext:value-type="float">
            <text:p>0</text:p>
          </table:table-cell>
          <table:table-cell table:style-name="ce77" table:formula="of:=IF([.$G347]+[.$I347]=0;;IF([.$G347]&lt;[.$I347];IF([.$G347]&amp;&quot;-&quot;&amp;[.$I347]&lt;&gt;&quot;0-20&quot;;1;0);0))" office:value-type="float" office:value="0" calcext:value-type="float">
            <text:p>0</text:p>
          </table:table-cell>
          <table:table-cell table:style-name="ce54" table:formula="of:=IF([.$G347]+[.$I347]=0;;[.$G347])" office:value-type="float" office:value="0" calcext:value-type="float">
            <text:p>0</text:p>
          </table:table-cell>
          <table:table-cell table:style-name="ce54" table:formula="of:=IF([.$G347]+[.$I347]=0;;[.$I347])" office:value-type="float" office:value="0" calcext:value-type="float">
            <text:p>0</text:p>
          </table:table-cell>
          <table:table-cell table:style-name="ce70" table:formula="of:=IF([.$G347]+[.$I347]=0;;[.$G347]-[.$I347])" office:value-type="float" office:value="0" calcext:value-type="float">
            <text:p>+0</text:p>
          </table:table-cell>
          <table:table-cell table:style-name="ce63" table:formula="of:=IF([.$C347]=&quot;&quot;;&quot;(Squadra B)&quot;;[.$C347])" office:value-type="string" office:string-value="(Squadra B)" calcext:value-type="string">
            <text:p>(Squadra B)</text:p>
          </table:table-cell>
          <table:table-cell table:style-name="ce54" table:formula="of:=IF([.$G347]+[.$I347]=0;;IF([.$I347]&gt;[.$G347];1;0))" office:value-type="float" office:value="0" calcext:value-type="float">
            <text:p>0</text:p>
          </table:table-cell>
          <table:table-cell table:style-name="ce77" table:formula="of:=IF([.$G347]+[.$I347]=0;;IF([.$I347]&lt;[.$G347];IF([.$G347]&amp;&quot;-&quot;&amp;[.$I347]=&quot;20-0&quot;;1;0);0))" office:value-type="float" office:value="0" calcext:value-type="float">
            <text:p>0</text:p>
          </table:table-cell>
          <table:table-cell table:style-name="ce77" table:formula="of:=IF([.$G347]+[.$I347]=0;;IF([.$I347]&lt;[.$G347];IF([.$G347]&amp;&quot;-&quot;&amp;[.$I347]&lt;&gt;&quot;20-0&quot;;1;0);0))" office:value-type="float" office:value="0" calcext:value-type="float">
            <text:p>0</text:p>
          </table:table-cell>
          <table:table-cell table:style-name="ce54" table:formula="of:=IF([.$G347]+[.$I347]=0;;[.$I347])" office:value-type="float" office:value="0" calcext:value-type="float">
            <text:p>0</text:p>
          </table:table-cell>
          <table:table-cell table:style-name="ce54" table:formula="of:=IF([.$G347]+[.$I347]=0;;[.$G347])" office:value-type="float" office:value="0" calcext:value-type="float">
            <text:p>0</text:p>
          </table:table-cell>
          <table:table-cell table:style-name="ce70" table:formula="of:=IF([.$G347]+[.$I347]=0;;[.$I347]-[.$G347])" office:value-type="float" office:value="0" calcext:value-type="float">
            <text:p>+0</text:p>
          </table:table-cell>
          <table:table-cell table:style-name="ce77" table:formula="of:=IF([.$G347]+[.$I347]=0;&quot;(Vincente)&quot;;IF([.$G347]&gt;[.$I347];[.$B347];[.$C347]))" office:value-type="string" office:string-value="(Vincente)" calcext:value-type="string">
            <text:p>(Vincente)</text:p>
          </table:table-cell>
          <table:table-cell table:style-name="ce77" table:formula="of:=IF([.$G347]+[.$I347]=0;&quot;(Perdente)&quot;;IF([.$G347]&lt;[.$I347];[.$B347];[.$C34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48]=&quot;&quot;;&quot;&quot;;HYPERLINK(VLOOKUP([.B34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7" calcext:value-type="float" table:number-columns-spanned="1" table:number-rows-spanned="2">
            <text:p>14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49]=&quot;&quot;;&quot;&quot;;TEXT([.E34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49]=&quot;&quot;;&quot;(Squadra A)&quot;;[.$B349])" office:value-type="string" office:string-value="(Squadra A)" calcext:value-type="string">
            <text:p>(Squadra A)</text:p>
          </table:table-cell>
          <table:table-cell table:style-name="ce54" table:formula="of:=IF([.$G349]+[.$I349]=0;;IF([.$G349]&gt;[.$I349];1;0))" office:value-type="float" office:value="0" calcext:value-type="float">
            <text:p>0</text:p>
          </table:table-cell>
          <table:table-cell table:style-name="ce77" table:formula="of:=IF([.$G349]+[.$I349]=0;;IF([.$G349]&lt;[.$I349];IF([.$G349]&amp;&quot;-&quot;&amp;[.$I349]=&quot;0-20&quot;;1;0);0))" office:value-type="float" office:value="0" calcext:value-type="float">
            <text:p>0</text:p>
          </table:table-cell>
          <table:table-cell table:style-name="ce77" table:formula="of:=IF([.$G349]+[.$I349]=0;;IF([.$G349]&lt;[.$I349];IF([.$G349]&amp;&quot;-&quot;&amp;[.$I349]&lt;&gt;&quot;0-20&quot;;1;0);0))" office:value-type="float" office:value="0" calcext:value-type="float">
            <text:p>0</text:p>
          </table:table-cell>
          <table:table-cell table:style-name="ce54" table:formula="of:=IF([.$G349]+[.$I349]=0;;[.$G349])" office:value-type="float" office:value="0" calcext:value-type="float">
            <text:p>0</text:p>
          </table:table-cell>
          <table:table-cell table:style-name="ce54" table:formula="of:=IF([.$G349]+[.$I349]=0;;[.$I349])" office:value-type="float" office:value="0" calcext:value-type="float">
            <text:p>0</text:p>
          </table:table-cell>
          <table:table-cell table:style-name="ce70" table:formula="of:=IF([.$G349]+[.$I349]=0;;[.$G349]-[.$I349])" office:value-type="float" office:value="0" calcext:value-type="float">
            <text:p>+0</text:p>
          </table:table-cell>
          <table:table-cell table:style-name="ce63" table:formula="of:=IF([.$C349]=&quot;&quot;;&quot;(Squadra B)&quot;;[.$C349])" office:value-type="string" office:string-value="(Squadra B)" calcext:value-type="string">
            <text:p>(Squadra B)</text:p>
          </table:table-cell>
          <table:table-cell table:style-name="ce54" table:formula="of:=IF([.$G349]+[.$I349]=0;;IF([.$I349]&gt;[.$G349];1;0))" office:value-type="float" office:value="0" calcext:value-type="float">
            <text:p>0</text:p>
          </table:table-cell>
          <table:table-cell table:style-name="ce77" table:formula="of:=IF([.$G349]+[.$I349]=0;;IF([.$I349]&lt;[.$G349];IF([.$G349]&amp;&quot;-&quot;&amp;[.$I349]=&quot;20-0&quot;;1;0);0))" office:value-type="float" office:value="0" calcext:value-type="float">
            <text:p>0</text:p>
          </table:table-cell>
          <table:table-cell table:style-name="ce77" table:formula="of:=IF([.$G349]+[.$I349]=0;;IF([.$I349]&lt;[.$G349];IF([.$G349]&amp;&quot;-&quot;&amp;[.$I349]&lt;&gt;&quot;20-0&quot;;1;0);0))" office:value-type="float" office:value="0" calcext:value-type="float">
            <text:p>0</text:p>
          </table:table-cell>
          <table:table-cell table:style-name="ce54" table:formula="of:=IF([.$G349]+[.$I349]=0;;[.$I349])" office:value-type="float" office:value="0" calcext:value-type="float">
            <text:p>0</text:p>
          </table:table-cell>
          <table:table-cell table:style-name="ce54" table:formula="of:=IF([.$G349]+[.$I349]=0;;[.$G349])" office:value-type="float" office:value="0" calcext:value-type="float">
            <text:p>0</text:p>
          </table:table-cell>
          <table:table-cell table:style-name="ce70" table:formula="of:=IF([.$G349]+[.$I349]=0;;[.$I349]-[.$G349])" office:value-type="float" office:value="0" calcext:value-type="float">
            <text:p>+0</text:p>
          </table:table-cell>
          <table:table-cell table:style-name="ce77" table:formula="of:=IF([.$G349]+[.$I349]=0;&quot;(Vincente)&quot;;IF([.$G349]&gt;[.$I349];[.$B349];[.$C349]))" office:value-type="string" office:string-value="(Vincente)" calcext:value-type="string">
            <text:p>(Vincente)</text:p>
          </table:table-cell>
          <table:table-cell table:style-name="ce77" table:formula="of:=IF([.$G349]+[.$I349]=0;&quot;(Perdente)&quot;;IF([.$G349]&lt;[.$I349];[.$B349];[.$C34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0]=&quot;&quot;;&quot;&quot;;HYPERLINK(VLOOKUP([.B35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8" calcext:value-type="float" table:number-columns-spanned="1" table:number-rows-spanned="2">
            <text:p>14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51]=&quot;&quot;;&quot;&quot;;TEXT([.E35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51]=&quot;&quot;;&quot;(Squadra A)&quot;;[.$B351])" office:value-type="string" office:string-value="(Squadra A)" calcext:value-type="string">
            <text:p>(Squadra A)</text:p>
          </table:table-cell>
          <table:table-cell table:style-name="ce54" table:formula="of:=IF([.$G351]+[.$I351]=0;;IF([.$G351]&gt;[.$I351];1;0))" office:value-type="float" office:value="0" calcext:value-type="float">
            <text:p>0</text:p>
          </table:table-cell>
          <table:table-cell table:style-name="ce77" table:formula="of:=IF([.$G351]+[.$I351]=0;;IF([.$G351]&lt;[.$I351];IF([.$G351]&amp;&quot;-&quot;&amp;[.$I351]=&quot;0-20&quot;;1;0);0))" office:value-type="float" office:value="0" calcext:value-type="float">
            <text:p>0</text:p>
          </table:table-cell>
          <table:table-cell table:style-name="ce77" table:formula="of:=IF([.$G351]+[.$I351]=0;;IF([.$G351]&lt;[.$I351];IF([.$G351]&amp;&quot;-&quot;&amp;[.$I351]&lt;&gt;&quot;0-20&quot;;1;0);0))" office:value-type="float" office:value="0" calcext:value-type="float">
            <text:p>0</text:p>
          </table:table-cell>
          <table:table-cell table:style-name="ce54" table:formula="of:=IF([.$G351]+[.$I351]=0;;[.$G351])" office:value-type="float" office:value="0" calcext:value-type="float">
            <text:p>0</text:p>
          </table:table-cell>
          <table:table-cell table:style-name="ce54" table:formula="of:=IF([.$G351]+[.$I351]=0;;[.$I351])" office:value-type="float" office:value="0" calcext:value-type="float">
            <text:p>0</text:p>
          </table:table-cell>
          <table:table-cell table:style-name="ce70" table:formula="of:=IF([.$G351]+[.$I351]=0;;[.$G351]-[.$I351])" office:value-type="float" office:value="0" calcext:value-type="float">
            <text:p>+0</text:p>
          </table:table-cell>
          <table:table-cell table:style-name="ce63" table:formula="of:=IF([.$C351]=&quot;&quot;;&quot;(Squadra B)&quot;;[.$C351])" office:value-type="string" office:string-value="(Squadra B)" calcext:value-type="string">
            <text:p>(Squadra B)</text:p>
          </table:table-cell>
          <table:table-cell table:style-name="ce54" table:formula="of:=IF([.$G351]+[.$I351]=0;;IF([.$I351]&gt;[.$G351];1;0))" office:value-type="float" office:value="0" calcext:value-type="float">
            <text:p>0</text:p>
          </table:table-cell>
          <table:table-cell table:style-name="ce77" table:formula="of:=IF([.$G351]+[.$I351]=0;;IF([.$I351]&lt;[.$G351];IF([.$G351]&amp;&quot;-&quot;&amp;[.$I351]=&quot;20-0&quot;;1;0);0))" office:value-type="float" office:value="0" calcext:value-type="float">
            <text:p>0</text:p>
          </table:table-cell>
          <table:table-cell table:style-name="ce77" table:formula="of:=IF([.$G351]+[.$I351]=0;;IF([.$I351]&lt;[.$G351];IF([.$G351]&amp;&quot;-&quot;&amp;[.$I351]&lt;&gt;&quot;20-0&quot;;1;0);0))" office:value-type="float" office:value="0" calcext:value-type="float">
            <text:p>0</text:p>
          </table:table-cell>
          <table:table-cell table:style-name="ce54" table:formula="of:=IF([.$G351]+[.$I351]=0;;[.$I351])" office:value-type="float" office:value="0" calcext:value-type="float">
            <text:p>0</text:p>
          </table:table-cell>
          <table:table-cell table:style-name="ce54" table:formula="of:=IF([.$G351]+[.$I351]=0;;[.$G351])" office:value-type="float" office:value="0" calcext:value-type="float">
            <text:p>0</text:p>
          </table:table-cell>
          <table:table-cell table:style-name="ce70" table:formula="of:=IF([.$G351]+[.$I351]=0;;[.$I351]-[.$G351])" office:value-type="float" office:value="0" calcext:value-type="float">
            <text:p>+0</text:p>
          </table:table-cell>
          <table:table-cell table:style-name="ce77" table:formula="of:=IF([.$G351]+[.$I351]=0;&quot;(Vincente)&quot;;IF([.$G351]&gt;[.$I351];[.$B351];[.$C351]))" office:value-type="string" office:string-value="(Vincente)" calcext:value-type="string">
            <text:p>(Vincente)</text:p>
          </table:table-cell>
          <table:table-cell table:style-name="ce77" table:formula="of:=IF([.$G351]+[.$I351]=0;&quot;(Perdente)&quot;;IF([.$G351]&lt;[.$I351];[.$B351];[.$C35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2]=&quot;&quot;;&quot;&quot;;HYPERLINK(VLOOKUP([.B35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9" calcext:value-type="float" table:number-columns-spanned="1" table:number-rows-spanned="2">
            <text:p>14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53]=&quot;&quot;;&quot;&quot;;TEXT([.E35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53]=&quot;&quot;;&quot;(Squadra A)&quot;;[.$B353])" office:value-type="string" office:string-value="(Squadra A)" calcext:value-type="string">
            <text:p>(Squadra A)</text:p>
          </table:table-cell>
          <table:table-cell table:style-name="ce54" table:formula="of:=IF([.$G353]+[.$I353]=0;;IF([.$G353]&gt;[.$I353];1;0))" office:value-type="float" office:value="0" calcext:value-type="float">
            <text:p>0</text:p>
          </table:table-cell>
          <table:table-cell table:style-name="ce77" table:formula="of:=IF([.$G353]+[.$I353]=0;;IF([.$G353]&lt;[.$I353];IF([.$G353]&amp;&quot;-&quot;&amp;[.$I353]=&quot;0-20&quot;;1;0);0))" office:value-type="float" office:value="0" calcext:value-type="float">
            <text:p>0</text:p>
          </table:table-cell>
          <table:table-cell table:style-name="ce77" table:formula="of:=IF([.$G353]+[.$I353]=0;;IF([.$G353]&lt;[.$I353];IF([.$G353]&amp;&quot;-&quot;&amp;[.$I353]&lt;&gt;&quot;0-20&quot;;1;0);0))" office:value-type="float" office:value="0" calcext:value-type="float">
            <text:p>0</text:p>
          </table:table-cell>
          <table:table-cell table:style-name="ce54" table:formula="of:=IF([.$G353]+[.$I353]=0;;[.$G353])" office:value-type="float" office:value="0" calcext:value-type="float">
            <text:p>0</text:p>
          </table:table-cell>
          <table:table-cell table:style-name="ce54" table:formula="of:=IF([.$G353]+[.$I353]=0;;[.$I353])" office:value-type="float" office:value="0" calcext:value-type="float">
            <text:p>0</text:p>
          </table:table-cell>
          <table:table-cell table:style-name="ce70" table:formula="of:=IF([.$G353]+[.$I353]=0;;[.$G353]-[.$I353])" office:value-type="float" office:value="0" calcext:value-type="float">
            <text:p>+0</text:p>
          </table:table-cell>
          <table:table-cell table:style-name="ce63" table:formula="of:=IF([.$C353]=&quot;&quot;;&quot;(Squadra B)&quot;;[.$C353])" office:value-type="string" office:string-value="(Squadra B)" calcext:value-type="string">
            <text:p>(Squadra B)</text:p>
          </table:table-cell>
          <table:table-cell table:style-name="ce54" table:formula="of:=IF([.$G353]+[.$I353]=0;;IF([.$I353]&gt;[.$G353];1;0))" office:value-type="float" office:value="0" calcext:value-type="float">
            <text:p>0</text:p>
          </table:table-cell>
          <table:table-cell table:style-name="ce77" table:formula="of:=IF([.$G353]+[.$I353]=0;;IF([.$I353]&lt;[.$G353];IF([.$G353]&amp;&quot;-&quot;&amp;[.$I353]=&quot;20-0&quot;;1;0);0))" office:value-type="float" office:value="0" calcext:value-type="float">
            <text:p>0</text:p>
          </table:table-cell>
          <table:table-cell table:style-name="ce77" table:formula="of:=IF([.$G353]+[.$I353]=0;;IF([.$I353]&lt;[.$G353];IF([.$G353]&amp;&quot;-&quot;&amp;[.$I353]&lt;&gt;&quot;20-0&quot;;1;0);0))" office:value-type="float" office:value="0" calcext:value-type="float">
            <text:p>0</text:p>
          </table:table-cell>
          <table:table-cell table:style-name="ce54" table:formula="of:=IF([.$G353]+[.$I353]=0;;[.$I353])" office:value-type="float" office:value="0" calcext:value-type="float">
            <text:p>0</text:p>
          </table:table-cell>
          <table:table-cell table:style-name="ce54" table:formula="of:=IF([.$G353]+[.$I353]=0;;[.$G353])" office:value-type="float" office:value="0" calcext:value-type="float">
            <text:p>0</text:p>
          </table:table-cell>
          <table:table-cell table:style-name="ce70" table:formula="of:=IF([.$G353]+[.$I353]=0;;[.$I353]-[.$G353])" office:value-type="float" office:value="0" calcext:value-type="float">
            <text:p>+0</text:p>
          </table:table-cell>
          <table:table-cell table:style-name="ce77" table:formula="of:=IF([.$G353]+[.$I353]=0;&quot;(Vincente)&quot;;IF([.$G353]&gt;[.$I353];[.$B353];[.$C353]))" office:value-type="string" office:string-value="(Vincente)" calcext:value-type="string">
            <text:p>(Vincente)</text:p>
          </table:table-cell>
          <table:table-cell table:style-name="ce77" table:formula="of:=IF([.$G353]+[.$I353]=0;&quot;(Perdente)&quot;;IF([.$G353]&lt;[.$I353];[.$B353];[.$C3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4]=&quot;&quot;;&quot;&quot;;HYPERLINK(VLOOKUP([.B3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0" calcext:value-type="float" table:number-columns-spanned="1" table:number-rows-spanned="2">
            <text:p>15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55]=&quot;&quot;;&quot;&quot;;TEXT([.E35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55]=&quot;&quot;;&quot;(Squadra A)&quot;;[.$B355])" office:value-type="string" office:string-value="(Squadra A)" calcext:value-type="string">
            <text:p>(Squadra A)</text:p>
          </table:table-cell>
          <table:table-cell table:style-name="ce54" table:formula="of:=IF([.$G355]+[.$I355]=0;;IF([.$G355]&gt;[.$I355];1;0))" office:value-type="float" office:value="0" calcext:value-type="float">
            <text:p>0</text:p>
          </table:table-cell>
          <table:table-cell table:style-name="ce77" table:formula="of:=IF([.$G355]+[.$I355]=0;;IF([.$G355]&lt;[.$I355];IF([.$G355]&amp;&quot;-&quot;&amp;[.$I355]=&quot;0-20&quot;;1;0);0))" office:value-type="float" office:value="0" calcext:value-type="float">
            <text:p>0</text:p>
          </table:table-cell>
          <table:table-cell table:style-name="ce77" table:formula="of:=IF([.$G355]+[.$I355]=0;;IF([.$G355]&lt;[.$I355];IF([.$G355]&amp;&quot;-&quot;&amp;[.$I355]&lt;&gt;&quot;0-20&quot;;1;0);0))" office:value-type="float" office:value="0" calcext:value-type="float">
            <text:p>0</text:p>
          </table:table-cell>
          <table:table-cell table:style-name="ce54" table:formula="of:=IF([.$G355]+[.$I355]=0;;[.$G355])" office:value-type="float" office:value="0" calcext:value-type="float">
            <text:p>0</text:p>
          </table:table-cell>
          <table:table-cell table:style-name="ce54" table:formula="of:=IF([.$G355]+[.$I355]=0;;[.$I355])" office:value-type="float" office:value="0" calcext:value-type="float">
            <text:p>0</text:p>
          </table:table-cell>
          <table:table-cell table:style-name="ce70" table:formula="of:=IF([.$G355]+[.$I355]=0;;[.$G355]-[.$I355])" office:value-type="float" office:value="0" calcext:value-type="float">
            <text:p>+0</text:p>
          </table:table-cell>
          <table:table-cell table:style-name="ce63" table:formula="of:=IF([.$C355]=&quot;&quot;;&quot;(Squadra B)&quot;;[.$C355])" office:value-type="string" office:string-value="(Squadra B)" calcext:value-type="string">
            <text:p>(Squadra B)</text:p>
          </table:table-cell>
          <table:table-cell table:style-name="ce54" table:formula="of:=IF([.$G355]+[.$I355]=0;;IF([.$I355]&gt;[.$G355];1;0))" office:value-type="float" office:value="0" calcext:value-type="float">
            <text:p>0</text:p>
          </table:table-cell>
          <table:table-cell table:style-name="ce77" table:formula="of:=IF([.$G355]+[.$I355]=0;;IF([.$I355]&lt;[.$G355];IF([.$G355]&amp;&quot;-&quot;&amp;[.$I355]=&quot;20-0&quot;;1;0);0))" office:value-type="float" office:value="0" calcext:value-type="float">
            <text:p>0</text:p>
          </table:table-cell>
          <table:table-cell table:style-name="ce77" table:formula="of:=IF([.$G355]+[.$I355]=0;;IF([.$I355]&lt;[.$G355];IF([.$G355]&amp;&quot;-&quot;&amp;[.$I355]&lt;&gt;&quot;20-0&quot;;1;0);0))" office:value-type="float" office:value="0" calcext:value-type="float">
            <text:p>0</text:p>
          </table:table-cell>
          <table:table-cell table:style-name="ce54" table:formula="of:=IF([.$G355]+[.$I355]=0;;[.$I355])" office:value-type="float" office:value="0" calcext:value-type="float">
            <text:p>0</text:p>
          </table:table-cell>
          <table:table-cell table:style-name="ce54" table:formula="of:=IF([.$G355]+[.$I355]=0;;[.$G355])" office:value-type="float" office:value="0" calcext:value-type="float">
            <text:p>0</text:p>
          </table:table-cell>
          <table:table-cell table:style-name="ce70" table:formula="of:=IF([.$G355]+[.$I355]=0;;[.$I355]-[.$G355])" office:value-type="float" office:value="0" calcext:value-type="float">
            <text:p>+0</text:p>
          </table:table-cell>
          <table:table-cell table:style-name="ce77" table:formula="of:=IF([.$G355]+[.$I355]=0;&quot;(Vincente)&quot;;IF([.$G355]&gt;[.$I355];[.$B355];[.$C355]))" office:value-type="string" office:string-value="(Vincente)" calcext:value-type="string">
            <text:p>(Vincente)</text:p>
          </table:table-cell>
          <table:table-cell table:style-name="ce77" table:formula="of:=IF([.$G355]+[.$I355]=0;&quot;(Perdente)&quot;;IF([.$G355]&lt;[.$I355];[.$B355];[.$C35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6]=&quot;&quot;;&quot;&quot;;HYPERLINK(VLOOKUP([.B35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1" calcext:value-type="float" table:number-columns-spanned="1" table:number-rows-spanned="2">
            <text:p>15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57]=&quot;&quot;;&quot;&quot;;TEXT([.E35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57]=&quot;&quot;;&quot;(Squadra A)&quot;;[.$B357])" office:value-type="string" office:string-value="(Squadra A)" calcext:value-type="string">
            <text:p>(Squadra A)</text:p>
          </table:table-cell>
          <table:table-cell table:style-name="ce54" table:formula="of:=IF([.$G357]+[.$I357]=0;;IF([.$G357]&gt;[.$I357];1;0))" office:value-type="float" office:value="0" calcext:value-type="float">
            <text:p>0</text:p>
          </table:table-cell>
          <table:table-cell table:style-name="ce77" table:formula="of:=IF([.$G357]+[.$I357]=0;;IF([.$G357]&lt;[.$I357];IF([.$G357]&amp;&quot;-&quot;&amp;[.$I357]=&quot;0-20&quot;;1;0);0))" office:value-type="float" office:value="0" calcext:value-type="float">
            <text:p>0</text:p>
          </table:table-cell>
          <table:table-cell table:style-name="ce77" table:formula="of:=IF([.$G357]+[.$I357]=0;;IF([.$G357]&lt;[.$I357];IF([.$G357]&amp;&quot;-&quot;&amp;[.$I357]&lt;&gt;&quot;0-20&quot;;1;0);0))" office:value-type="float" office:value="0" calcext:value-type="float">
            <text:p>0</text:p>
          </table:table-cell>
          <table:table-cell table:style-name="ce54" table:formula="of:=IF([.$G357]+[.$I357]=0;;[.$G357])" office:value-type="float" office:value="0" calcext:value-type="float">
            <text:p>0</text:p>
          </table:table-cell>
          <table:table-cell table:style-name="ce54" table:formula="of:=IF([.$G357]+[.$I357]=0;;[.$I357])" office:value-type="float" office:value="0" calcext:value-type="float">
            <text:p>0</text:p>
          </table:table-cell>
          <table:table-cell table:style-name="ce70" table:formula="of:=IF([.$G357]+[.$I357]=0;;[.$G357]-[.$I357])" office:value-type="float" office:value="0" calcext:value-type="float">
            <text:p>+0</text:p>
          </table:table-cell>
          <table:table-cell table:style-name="ce63" table:formula="of:=IF([.$C357]=&quot;&quot;;&quot;(Squadra B)&quot;;[.$C357])" office:value-type="string" office:string-value="(Squadra B)" calcext:value-type="string">
            <text:p>(Squadra B)</text:p>
          </table:table-cell>
          <table:table-cell table:style-name="ce54" table:formula="of:=IF([.$G357]+[.$I357]=0;;IF([.$I357]&gt;[.$G357];1;0))" office:value-type="float" office:value="0" calcext:value-type="float">
            <text:p>0</text:p>
          </table:table-cell>
          <table:table-cell table:style-name="ce77" table:formula="of:=IF([.$G357]+[.$I357]=0;;IF([.$I357]&lt;[.$G357];IF([.$G357]&amp;&quot;-&quot;&amp;[.$I357]=&quot;20-0&quot;;1;0);0))" office:value-type="float" office:value="0" calcext:value-type="float">
            <text:p>0</text:p>
          </table:table-cell>
          <table:table-cell table:style-name="ce77" table:formula="of:=IF([.$G357]+[.$I357]=0;;IF([.$I357]&lt;[.$G357];IF([.$G357]&amp;&quot;-&quot;&amp;[.$I357]&lt;&gt;&quot;20-0&quot;;1;0);0))" office:value-type="float" office:value="0" calcext:value-type="float">
            <text:p>0</text:p>
          </table:table-cell>
          <table:table-cell table:style-name="ce54" table:formula="of:=IF([.$G357]+[.$I357]=0;;[.$I357])" office:value-type="float" office:value="0" calcext:value-type="float">
            <text:p>0</text:p>
          </table:table-cell>
          <table:table-cell table:style-name="ce54" table:formula="of:=IF([.$G357]+[.$I357]=0;;[.$G357])" office:value-type="float" office:value="0" calcext:value-type="float">
            <text:p>0</text:p>
          </table:table-cell>
          <table:table-cell table:style-name="ce70" table:formula="of:=IF([.$G357]+[.$I357]=0;;[.$I357]-[.$G357])" office:value-type="float" office:value="0" calcext:value-type="float">
            <text:p>+0</text:p>
          </table:table-cell>
          <table:table-cell table:style-name="ce77" table:formula="of:=IF([.$G357]+[.$I357]=0;&quot;(Vincente)&quot;;IF([.$G357]&gt;[.$I357];[.$B357];[.$C357]))" office:value-type="string" office:string-value="(Vincente)" calcext:value-type="string">
            <text:p>(Vincente)</text:p>
          </table:table-cell>
          <table:table-cell table:style-name="ce77" table:formula="of:=IF([.$G357]+[.$I357]=0;&quot;(Perdente)&quot;;IF([.$G357]&lt;[.$I357];[.$B357];[.$C35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8]=&quot;&quot;;&quot;&quot;;HYPERLINK(VLOOKUP([.B35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2" calcext:value-type="float" table:number-columns-spanned="1" table:number-rows-spanned="2">
            <text:p>15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59]=&quot;&quot;;&quot;&quot;;TEXT([.E35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59]=&quot;&quot;;&quot;(Squadra A)&quot;;[.$B359])" office:value-type="string" office:string-value="(Squadra A)" calcext:value-type="string">
            <text:p>(Squadra A)</text:p>
          </table:table-cell>
          <table:table-cell table:style-name="ce54" table:formula="of:=IF([.$G359]+[.$I359]=0;;IF([.$G359]&gt;[.$I359];1;0))" office:value-type="float" office:value="0" calcext:value-type="float">
            <text:p>0</text:p>
          </table:table-cell>
          <table:table-cell table:style-name="ce77" table:formula="of:=IF([.$G359]+[.$I359]=0;;IF([.$G359]&lt;[.$I359];IF([.$G359]&amp;&quot;-&quot;&amp;[.$I359]=&quot;0-20&quot;;1;0);0))" office:value-type="float" office:value="0" calcext:value-type="float">
            <text:p>0</text:p>
          </table:table-cell>
          <table:table-cell table:style-name="ce77" table:formula="of:=IF([.$G359]+[.$I359]=0;;IF([.$G359]&lt;[.$I359];IF([.$G359]&amp;&quot;-&quot;&amp;[.$I359]&lt;&gt;&quot;0-20&quot;;1;0);0))" office:value-type="float" office:value="0" calcext:value-type="float">
            <text:p>0</text:p>
          </table:table-cell>
          <table:table-cell table:style-name="ce54" table:formula="of:=IF([.$G359]+[.$I359]=0;;[.$G359])" office:value-type="float" office:value="0" calcext:value-type="float">
            <text:p>0</text:p>
          </table:table-cell>
          <table:table-cell table:style-name="ce54" table:formula="of:=IF([.$G359]+[.$I359]=0;;[.$I359])" office:value-type="float" office:value="0" calcext:value-type="float">
            <text:p>0</text:p>
          </table:table-cell>
          <table:table-cell table:style-name="ce70" table:formula="of:=IF([.$G359]+[.$I359]=0;;[.$G359]-[.$I359])" office:value-type="float" office:value="0" calcext:value-type="float">
            <text:p>+0</text:p>
          </table:table-cell>
          <table:table-cell table:style-name="ce63" table:formula="of:=IF([.$C359]=&quot;&quot;;&quot;(Squadra B)&quot;;[.$C359])" office:value-type="string" office:string-value="(Squadra B)" calcext:value-type="string">
            <text:p>(Squadra B)</text:p>
          </table:table-cell>
          <table:table-cell table:style-name="ce54" table:formula="of:=IF([.$G359]+[.$I359]=0;;IF([.$I359]&gt;[.$G359];1;0))" office:value-type="float" office:value="0" calcext:value-type="float">
            <text:p>0</text:p>
          </table:table-cell>
          <table:table-cell table:style-name="ce77" table:formula="of:=IF([.$G359]+[.$I359]=0;;IF([.$I359]&lt;[.$G359];IF([.$G359]&amp;&quot;-&quot;&amp;[.$I359]=&quot;20-0&quot;;1;0);0))" office:value-type="float" office:value="0" calcext:value-type="float">
            <text:p>0</text:p>
          </table:table-cell>
          <table:table-cell table:style-name="ce77" table:formula="of:=IF([.$G359]+[.$I359]=0;;IF([.$I359]&lt;[.$G359];IF([.$G359]&amp;&quot;-&quot;&amp;[.$I359]&lt;&gt;&quot;20-0&quot;;1;0);0))" office:value-type="float" office:value="0" calcext:value-type="float">
            <text:p>0</text:p>
          </table:table-cell>
          <table:table-cell table:style-name="ce54" table:formula="of:=IF([.$G359]+[.$I359]=0;;[.$I359])" office:value-type="float" office:value="0" calcext:value-type="float">
            <text:p>0</text:p>
          </table:table-cell>
          <table:table-cell table:style-name="ce54" table:formula="of:=IF([.$G359]+[.$I359]=0;;[.$G359])" office:value-type="float" office:value="0" calcext:value-type="float">
            <text:p>0</text:p>
          </table:table-cell>
          <table:table-cell table:style-name="ce70" table:formula="of:=IF([.$G359]+[.$I359]=0;;[.$I359]-[.$G359])" office:value-type="float" office:value="0" calcext:value-type="float">
            <text:p>+0</text:p>
          </table:table-cell>
          <table:table-cell table:style-name="ce77" table:formula="of:=IF([.$G359]+[.$I359]=0;&quot;(Vincente)&quot;;IF([.$G359]&gt;[.$I359];[.$B359];[.$C359]))" office:value-type="string" office:string-value="(Vincente)" calcext:value-type="string">
            <text:p>(Vincente)</text:p>
          </table:table-cell>
          <table:table-cell table:style-name="ce77" table:formula="of:=IF([.$G359]+[.$I359]=0;&quot;(Perdente)&quot;;IF([.$G359]&lt;[.$I359];[.$B359];[.$C3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60]=&quot;&quot;;&quot;&quot;;HYPERLINK(VLOOKUP([.B3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3" calcext:value-type="float" table:number-columns-spanned="1" table:number-rows-spanned="2">
            <text:p>15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61]=&quot;&quot;;&quot;&quot;;TEXT([.E36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61]=&quot;&quot;;&quot;(Squadra A)&quot;;[.$B361])" office:value-type="string" office:string-value="(Squadra A)" calcext:value-type="string">
            <text:p>(Squadra A)</text:p>
          </table:table-cell>
          <table:table-cell table:style-name="ce54" table:formula="of:=IF([.$G361]+[.$I361]=0;;IF([.$G361]&gt;[.$I361];1;0))" office:value-type="float" office:value="0" calcext:value-type="float">
            <text:p>0</text:p>
          </table:table-cell>
          <table:table-cell table:style-name="ce77" table:formula="of:=IF([.$G361]+[.$I361]=0;;IF([.$G361]&lt;[.$I361];IF([.$G361]&amp;&quot;-&quot;&amp;[.$I361]=&quot;0-20&quot;;1;0);0))" office:value-type="float" office:value="0" calcext:value-type="float">
            <text:p>0</text:p>
          </table:table-cell>
          <table:table-cell table:style-name="ce77" table:formula="of:=IF([.$G361]+[.$I361]=0;;IF([.$G361]&lt;[.$I361];IF([.$G361]&amp;&quot;-&quot;&amp;[.$I361]&lt;&gt;&quot;0-20&quot;;1;0);0))" office:value-type="float" office:value="0" calcext:value-type="float">
            <text:p>0</text:p>
          </table:table-cell>
          <table:table-cell table:style-name="ce54" table:formula="of:=IF([.$G361]+[.$I361]=0;;[.$G361])" office:value-type="float" office:value="0" calcext:value-type="float">
            <text:p>0</text:p>
          </table:table-cell>
          <table:table-cell table:style-name="ce54" table:formula="of:=IF([.$G361]+[.$I361]=0;;[.$I361])" office:value-type="float" office:value="0" calcext:value-type="float">
            <text:p>0</text:p>
          </table:table-cell>
          <table:table-cell table:style-name="ce70" table:formula="of:=IF([.$G361]+[.$I361]=0;;[.$G361]-[.$I361])" office:value-type="float" office:value="0" calcext:value-type="float">
            <text:p>+0</text:p>
          </table:table-cell>
          <table:table-cell table:style-name="ce63" table:formula="of:=IF([.$C361]=&quot;&quot;;&quot;(Squadra B)&quot;;[.$C361])" office:value-type="string" office:string-value="(Squadra B)" calcext:value-type="string">
            <text:p>(Squadra B)</text:p>
          </table:table-cell>
          <table:table-cell table:style-name="ce54" table:formula="of:=IF([.$G361]+[.$I361]=0;;IF([.$I361]&gt;[.$G361];1;0))" office:value-type="float" office:value="0" calcext:value-type="float">
            <text:p>0</text:p>
          </table:table-cell>
          <table:table-cell table:style-name="ce77" table:formula="of:=IF([.$G361]+[.$I361]=0;;IF([.$I361]&lt;[.$G361];IF([.$G361]&amp;&quot;-&quot;&amp;[.$I361]=&quot;20-0&quot;;1;0);0))" office:value-type="float" office:value="0" calcext:value-type="float">
            <text:p>0</text:p>
          </table:table-cell>
          <table:table-cell table:style-name="ce77" table:formula="of:=IF([.$G361]+[.$I361]=0;;IF([.$I361]&lt;[.$G361];IF([.$G361]&amp;&quot;-&quot;&amp;[.$I361]&lt;&gt;&quot;20-0&quot;;1;0);0))" office:value-type="float" office:value="0" calcext:value-type="float">
            <text:p>0</text:p>
          </table:table-cell>
          <table:table-cell table:style-name="ce54" table:formula="of:=IF([.$G361]+[.$I361]=0;;[.$I361])" office:value-type="float" office:value="0" calcext:value-type="float">
            <text:p>0</text:p>
          </table:table-cell>
          <table:table-cell table:style-name="ce54" table:formula="of:=IF([.$G361]+[.$I361]=0;;[.$G361])" office:value-type="float" office:value="0" calcext:value-type="float">
            <text:p>0</text:p>
          </table:table-cell>
          <table:table-cell table:style-name="ce70" table:formula="of:=IF([.$G361]+[.$I361]=0;;[.$I361]-[.$G361])" office:value-type="float" office:value="0" calcext:value-type="float">
            <text:p>+0</text:p>
          </table:table-cell>
          <table:table-cell table:style-name="ce77" table:formula="of:=IF([.$G361]+[.$I361]=0;&quot;(Vincente)&quot;;IF([.$G361]&gt;[.$I361];[.$B361];[.$C361]))" office:value-type="string" office:string-value="(Vincente)" calcext:value-type="string">
            <text:p>(Vincente)</text:p>
          </table:table-cell>
          <table:table-cell table:style-name="ce77" table:formula="of:=IF([.$G361]+[.$I361]=0;&quot;(Perdente)&quot;;IF([.$G361]&lt;[.$I361];[.$B361];[.$C36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62]=&quot;&quot;;&quot;&quot;;HYPERLINK(VLOOKUP([.B36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82" office:value-type="string" calcext:value-type="string" table:number-columns-spanned="9" table:number-rows-spanned="1">
            <text:p>GIRONE DI RITORNO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87" table:formula="of:=IF(ISNUMBER([.A366]);ROMAN([.A366])&amp;&quot; GIORNATA&quot;;COM.MICROSOFT.SWITCH([.A366];&quot;1-2&quot;;&quot;FINALE 1°-2° POSTO&quot;;&quot;3-4&quot;;&quot;FINALE 3°-4° POSTO&quot;;&quot;1-4&quot;;&quot;SEMIFINALI 1°-4° POSTO&quot;;&quot;1-8&quot;;&quot;QUARTI DI FINALE 1°-8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68]=&quot;&quot;;&quot;&quot;;TEXT([.E36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68]=&quot;&quot;;&quot;(Squadra A)&quot;;[.$B368])" office:value-type="string" office:string-value="(Squadra A)" calcext:value-type="string">
            <text:p>(Squadra A)</text:p>
          </table:table-cell>
          <table:table-cell table:style-name="ce54" table:formula="of:=IF([.$G368]+[.$I368]=0;;IF([.$G368]&gt;[.$I368];1;0))" office:value-type="float" office:value="0" calcext:value-type="float">
            <text:p>0</text:p>
          </table:table-cell>
          <table:table-cell table:style-name="ce77" table:formula="of:=IF([.$G368]+[.$I368]=0;;IF([.$G368]&lt;[.$I368];IF([.$G368]&amp;&quot;-&quot;&amp;[.$I368]=&quot;0-20&quot;;1;0);0))" office:value-type="float" office:value="0" calcext:value-type="float">
            <text:p>0</text:p>
          </table:table-cell>
          <table:table-cell table:style-name="ce77" table:formula="of:=IF([.$G368]+[.$I368]=0;;IF([.$G368]&lt;[.$I368];IF([.$G368]&amp;&quot;-&quot;&amp;[.$I368]&lt;&gt;&quot;0-20&quot;;1;0);0))" office:value-type="float" office:value="0" calcext:value-type="float">
            <text:p>0</text:p>
          </table:table-cell>
          <table:table-cell table:style-name="ce54" table:formula="of:=IF([.$G368]+[.$I368]=0;;[.$G368])" office:value-type="float" office:value="0" calcext:value-type="float">
            <text:p>0</text:p>
          </table:table-cell>
          <table:table-cell table:style-name="ce54" table:formula="of:=IF([.$G368]+[.$I368]=0;;[.$I368])" office:value-type="float" office:value="0" calcext:value-type="float">
            <text:p>0</text:p>
          </table:table-cell>
          <table:table-cell table:style-name="ce70" table:formula="of:=IF([.$G368]+[.$I368]=0;;[.$G368]-[.$I368])" office:value-type="float" office:value="0" calcext:value-type="float">
            <text:p>+0</text:p>
          </table:table-cell>
          <table:table-cell table:style-name="ce63" table:formula="of:=IF([.$C368]=&quot;&quot;;&quot;(Squadra B)&quot;;[.$C368])" office:value-type="string" office:string-value="(Squadra B)" calcext:value-type="string">
            <text:p>(Squadra B)</text:p>
          </table:table-cell>
          <table:table-cell table:style-name="ce54" table:formula="of:=IF([.$G368]+[.$I368]=0;;IF([.$I368]&gt;[.$G368];1;0))" office:value-type="float" office:value="0" calcext:value-type="float">
            <text:p>0</text:p>
          </table:table-cell>
          <table:table-cell table:style-name="ce77" table:formula="of:=IF([.$G368]+[.$I368]=0;;IF([.$I368]&lt;[.$G368];IF([.$G368]&amp;&quot;-&quot;&amp;[.$I368]=&quot;20-0&quot;;1;0);0))" office:value-type="float" office:value="0" calcext:value-type="float">
            <text:p>0</text:p>
          </table:table-cell>
          <table:table-cell table:style-name="ce77" table:formula="of:=IF([.$G368]+[.$I368]=0;;IF([.$I368]&lt;[.$G368];IF([.$G368]&amp;&quot;-&quot;&amp;[.$I368]&lt;&gt;&quot;20-0&quot;;1;0);0))" office:value-type="float" office:value="0" calcext:value-type="float">
            <text:p>0</text:p>
          </table:table-cell>
          <table:table-cell table:style-name="ce54" table:formula="of:=IF([.$G368]+[.$I368]=0;;[.$I368])" office:value-type="float" office:value="0" calcext:value-type="float">
            <text:p>0</text:p>
          </table:table-cell>
          <table:table-cell table:style-name="ce54" table:formula="of:=IF([.$G368]+[.$I368]=0;;[.$G368])" office:value-type="float" office:value="0" calcext:value-type="float">
            <text:p>0</text:p>
          </table:table-cell>
          <table:table-cell table:style-name="ce70" table:formula="of:=IF([.$G368]+[.$I368]=0;;[.$I368]-[.$G368])" office:value-type="float" office:value="0" calcext:value-type="float">
            <text:p>+0</text:p>
          </table:table-cell>
          <table:table-cell table:style-name="ce77" table:formula="of:=IF([.$G368]+[.$I368]=0;&quot;(Vincente)&quot;;IF([.$G368]&gt;[.$I368];[.$B368];[.$C368]))" office:value-type="string" office:string-value="(Vincente)" calcext:value-type="string">
            <text:p>(Vincente)</text:p>
          </table:table-cell>
          <table:table-cell table:style-name="ce77" table:formula="of:=IF([.$G368]+[.$I368]=0;&quot;(Perdente)&quot;;IF([.$G368]&lt;[.$I368];[.$B368];[.$C36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69]=&quot;&quot;;&quot;&quot;;HYPERLINK(VLOOKUP([.B36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0]=&quot;&quot;;&quot;&quot;;TEXT([.E37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70]=&quot;&quot;;&quot;(Squadra A)&quot;;[.$B370])" office:value-type="string" office:string-value="(Squadra A)" calcext:value-type="string">
            <text:p>(Squadra A)</text:p>
          </table:table-cell>
          <table:table-cell table:style-name="ce54" table:formula="of:=IF([.$G370]+[.$I370]=0;;IF([.$G370]&gt;[.$I370];1;0))" office:value-type="float" office:value="0" calcext:value-type="float">
            <text:p>0</text:p>
          </table:table-cell>
          <table:table-cell table:style-name="ce77" table:formula="of:=IF([.$G370]+[.$I370]=0;;IF([.$G370]&lt;[.$I370];IF([.$G370]&amp;&quot;-&quot;&amp;[.$I370]=&quot;0-20&quot;;1;0);0))" office:value-type="float" office:value="0" calcext:value-type="float">
            <text:p>0</text:p>
          </table:table-cell>
          <table:table-cell table:style-name="ce77" table:formula="of:=IF([.$G370]+[.$I370]=0;;IF([.$G370]&lt;[.$I370];IF([.$G370]&amp;&quot;-&quot;&amp;[.$I370]&lt;&gt;&quot;0-20&quot;;1;0);0))" office:value-type="float" office:value="0" calcext:value-type="float">
            <text:p>0</text:p>
          </table:table-cell>
          <table:table-cell table:style-name="ce54" table:formula="of:=IF([.$G370]+[.$I370]=0;;[.$G370])" office:value-type="float" office:value="0" calcext:value-type="float">
            <text:p>0</text:p>
          </table:table-cell>
          <table:table-cell table:style-name="ce54" table:formula="of:=IF([.$G370]+[.$I370]=0;;[.$I370])" office:value-type="float" office:value="0" calcext:value-type="float">
            <text:p>0</text:p>
          </table:table-cell>
          <table:table-cell table:style-name="ce70" table:formula="of:=IF([.$G370]+[.$I370]=0;;[.$G370]-[.$I370])" office:value-type="float" office:value="0" calcext:value-type="float">
            <text:p>+0</text:p>
          </table:table-cell>
          <table:table-cell table:style-name="ce63" table:formula="of:=IF([.$C370]=&quot;&quot;;&quot;(Squadra B)&quot;;[.$C370])" office:value-type="string" office:string-value="(Squadra B)" calcext:value-type="string">
            <text:p>(Squadra B)</text:p>
          </table:table-cell>
          <table:table-cell table:style-name="ce54" table:formula="of:=IF([.$G370]+[.$I370]=0;;IF([.$I370]&gt;[.$G370];1;0))" office:value-type="float" office:value="0" calcext:value-type="float">
            <text:p>0</text:p>
          </table:table-cell>
          <table:table-cell table:style-name="ce77" table:formula="of:=IF([.$G370]+[.$I370]=0;;IF([.$I370]&lt;[.$G370];IF([.$G370]&amp;&quot;-&quot;&amp;[.$I370]=&quot;20-0&quot;;1;0);0))" office:value-type="float" office:value="0" calcext:value-type="float">
            <text:p>0</text:p>
          </table:table-cell>
          <table:table-cell table:style-name="ce77" table:formula="of:=IF([.$G370]+[.$I370]=0;;IF([.$I370]&lt;[.$G370];IF([.$G370]&amp;&quot;-&quot;&amp;[.$I370]&lt;&gt;&quot;20-0&quot;;1;0);0))" office:value-type="float" office:value="0" calcext:value-type="float">
            <text:p>0</text:p>
          </table:table-cell>
          <table:table-cell table:style-name="ce54" table:formula="of:=IF([.$G370]+[.$I370]=0;;[.$I370])" office:value-type="float" office:value="0" calcext:value-type="float">
            <text:p>0</text:p>
          </table:table-cell>
          <table:table-cell table:style-name="ce54" table:formula="of:=IF([.$G370]+[.$I370]=0;;[.$G370])" office:value-type="float" office:value="0" calcext:value-type="float">
            <text:p>0</text:p>
          </table:table-cell>
          <table:table-cell table:style-name="ce70" table:formula="of:=IF([.$G370]+[.$I370]=0;;[.$I370]-[.$G370])" office:value-type="float" office:value="0" calcext:value-type="float">
            <text:p>+0</text:p>
          </table:table-cell>
          <table:table-cell table:style-name="ce77" table:formula="of:=IF([.$G370]+[.$I370]=0;&quot;(Vincente)&quot;;IF([.$G370]&gt;[.$I370];[.$B370];[.$C370]))" office:value-type="string" office:string-value="(Vincente)" calcext:value-type="string">
            <text:p>(Vincente)</text:p>
          </table:table-cell>
          <table:table-cell table:style-name="ce77" table:formula="of:=IF([.$G370]+[.$I370]=0;&quot;(Perdente)&quot;;IF([.$G370]&lt;[.$I370];[.$B370];[.$C3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1]=&quot;&quot;;&quot;&quot;;HYPERLINK(VLOOKUP([.B3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2]=&quot;&quot;;&quot;&quot;;TEXT([.E37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72]=&quot;&quot;;&quot;(Squadra A)&quot;;[.$B372])" office:value-type="string" office:string-value="(Squadra A)" calcext:value-type="string">
            <text:p>(Squadra A)</text:p>
          </table:table-cell>
          <table:table-cell table:style-name="ce54" table:formula="of:=IF([.$G372]+[.$I372]=0;;IF([.$G372]&gt;[.$I372];1;0))" office:value-type="float" office:value="0" calcext:value-type="float">
            <text:p>0</text:p>
          </table:table-cell>
          <table:table-cell table:style-name="ce77" table:formula="of:=IF([.$G372]+[.$I372]=0;;IF([.$G372]&lt;[.$I372];IF([.$G372]&amp;&quot;-&quot;&amp;[.$I372]=&quot;0-20&quot;;1;0);0))" office:value-type="float" office:value="0" calcext:value-type="float">
            <text:p>0</text:p>
          </table:table-cell>
          <table:table-cell table:style-name="ce77" table:formula="of:=IF([.$G372]+[.$I372]=0;;IF([.$G372]&lt;[.$I372];IF([.$G372]&amp;&quot;-&quot;&amp;[.$I372]&lt;&gt;&quot;0-20&quot;;1;0);0))" office:value-type="float" office:value="0" calcext:value-type="float">
            <text:p>0</text:p>
          </table:table-cell>
          <table:table-cell table:style-name="ce54" table:formula="of:=IF([.$G372]+[.$I372]=0;;[.$G372])" office:value-type="float" office:value="0" calcext:value-type="float">
            <text:p>0</text:p>
          </table:table-cell>
          <table:table-cell table:style-name="ce54" table:formula="of:=IF([.$G372]+[.$I372]=0;;[.$I372])" office:value-type="float" office:value="0" calcext:value-type="float">
            <text:p>0</text:p>
          </table:table-cell>
          <table:table-cell table:style-name="ce70" table:formula="of:=IF([.$G372]+[.$I372]=0;;[.$G372]-[.$I372])" office:value-type="float" office:value="0" calcext:value-type="float">
            <text:p>+0</text:p>
          </table:table-cell>
          <table:table-cell table:style-name="ce63" table:formula="of:=IF([.$C372]=&quot;&quot;;&quot;(Squadra B)&quot;;[.$C372])" office:value-type="string" office:string-value="(Squadra B)" calcext:value-type="string">
            <text:p>(Squadra B)</text:p>
          </table:table-cell>
          <table:table-cell table:style-name="ce54" table:formula="of:=IF([.$G372]+[.$I372]=0;;IF([.$I372]&gt;[.$G372];1;0))" office:value-type="float" office:value="0" calcext:value-type="float">
            <text:p>0</text:p>
          </table:table-cell>
          <table:table-cell table:style-name="ce77" table:formula="of:=IF([.$G372]+[.$I372]=0;;IF([.$I372]&lt;[.$G372];IF([.$G372]&amp;&quot;-&quot;&amp;[.$I372]=&quot;20-0&quot;;1;0);0))" office:value-type="float" office:value="0" calcext:value-type="float">
            <text:p>0</text:p>
          </table:table-cell>
          <table:table-cell table:style-name="ce77" table:formula="of:=IF([.$G372]+[.$I372]=0;;IF([.$I372]&lt;[.$G372];IF([.$G372]&amp;&quot;-&quot;&amp;[.$I372]&lt;&gt;&quot;20-0&quot;;1;0);0))" office:value-type="float" office:value="0" calcext:value-type="float">
            <text:p>0</text:p>
          </table:table-cell>
          <table:table-cell table:style-name="ce54" table:formula="of:=IF([.$G372]+[.$I372]=0;;[.$I372])" office:value-type="float" office:value="0" calcext:value-type="float">
            <text:p>0</text:p>
          </table:table-cell>
          <table:table-cell table:style-name="ce54" table:formula="of:=IF([.$G372]+[.$I372]=0;;[.$G372])" office:value-type="float" office:value="0" calcext:value-type="float">
            <text:p>0</text:p>
          </table:table-cell>
          <table:table-cell table:style-name="ce70" table:formula="of:=IF([.$G372]+[.$I372]=0;;[.$I372]-[.$G372])" office:value-type="float" office:value="0" calcext:value-type="float">
            <text:p>+0</text:p>
          </table:table-cell>
          <table:table-cell table:style-name="ce77" table:formula="of:=IF([.$G372]+[.$I372]=0;&quot;(Vincente)&quot;;IF([.$G372]&gt;[.$I372];[.$B372];[.$C372]))" office:value-type="string" office:string-value="(Vincente)" calcext:value-type="string">
            <text:p>(Vincente)</text:p>
          </table:table-cell>
          <table:table-cell table:style-name="ce77" table:formula="of:=IF([.$G372]+[.$I372]=0;&quot;(Perdente)&quot;;IF([.$G372]&lt;[.$I372];[.$B372];[.$C37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3]=&quot;&quot;;&quot;&quot;;HYPERLINK(VLOOKUP([.B37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4]=&quot;&quot;;&quot;&quot;;TEXT([.E37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74]=&quot;&quot;;&quot;(Squadra A)&quot;;[.$B374])" office:value-type="string" office:string-value="(Squadra A)" calcext:value-type="string">
            <text:p>(Squadra A)</text:p>
          </table:table-cell>
          <table:table-cell table:style-name="ce54" table:formula="of:=IF([.$G374]+[.$I374]=0;;IF([.$G374]&gt;[.$I374];1;0))" office:value-type="float" office:value="0" calcext:value-type="float">
            <text:p>0</text:p>
          </table:table-cell>
          <table:table-cell table:style-name="ce77" table:formula="of:=IF([.$G374]+[.$I374]=0;;IF([.$G374]&lt;[.$I374];IF([.$G374]&amp;&quot;-&quot;&amp;[.$I374]=&quot;0-20&quot;;1;0);0))" office:value-type="float" office:value="0" calcext:value-type="float">
            <text:p>0</text:p>
          </table:table-cell>
          <table:table-cell table:style-name="ce77" table:formula="of:=IF([.$G374]+[.$I374]=0;;IF([.$G374]&lt;[.$I374];IF([.$G374]&amp;&quot;-&quot;&amp;[.$I374]&lt;&gt;&quot;0-20&quot;;1;0);0))" office:value-type="float" office:value="0" calcext:value-type="float">
            <text:p>0</text:p>
          </table:table-cell>
          <table:table-cell table:style-name="ce54" table:formula="of:=IF([.$G374]+[.$I374]=0;;[.$G374])" office:value-type="float" office:value="0" calcext:value-type="float">
            <text:p>0</text:p>
          </table:table-cell>
          <table:table-cell table:style-name="ce54" table:formula="of:=IF([.$G374]+[.$I374]=0;;[.$I374])" office:value-type="float" office:value="0" calcext:value-type="float">
            <text:p>0</text:p>
          </table:table-cell>
          <table:table-cell table:style-name="ce70" table:formula="of:=IF([.$G374]+[.$I374]=0;;[.$G374]-[.$I374])" office:value-type="float" office:value="0" calcext:value-type="float">
            <text:p>+0</text:p>
          </table:table-cell>
          <table:table-cell table:style-name="ce63" table:formula="of:=IF([.$C374]=&quot;&quot;;&quot;(Squadra B)&quot;;[.$C374])" office:value-type="string" office:string-value="(Squadra B)" calcext:value-type="string">
            <text:p>(Squadra B)</text:p>
          </table:table-cell>
          <table:table-cell table:style-name="ce54" table:formula="of:=IF([.$G374]+[.$I374]=0;;IF([.$I374]&gt;[.$G374];1;0))" office:value-type="float" office:value="0" calcext:value-type="float">
            <text:p>0</text:p>
          </table:table-cell>
          <table:table-cell table:style-name="ce77" table:formula="of:=IF([.$G374]+[.$I374]=0;;IF([.$I374]&lt;[.$G374];IF([.$G374]&amp;&quot;-&quot;&amp;[.$I374]=&quot;20-0&quot;;1;0);0))" office:value-type="float" office:value="0" calcext:value-type="float">
            <text:p>0</text:p>
          </table:table-cell>
          <table:table-cell table:style-name="ce77" table:formula="of:=IF([.$G374]+[.$I374]=0;;IF([.$I374]&lt;[.$G374];IF([.$G374]&amp;&quot;-&quot;&amp;[.$I374]&lt;&gt;&quot;20-0&quot;;1;0);0))" office:value-type="float" office:value="0" calcext:value-type="float">
            <text:p>0</text:p>
          </table:table-cell>
          <table:table-cell table:style-name="ce54" table:formula="of:=IF([.$G374]+[.$I374]=0;;[.$I374])" office:value-type="float" office:value="0" calcext:value-type="float">
            <text:p>0</text:p>
          </table:table-cell>
          <table:table-cell table:style-name="ce54" table:formula="of:=IF([.$G374]+[.$I374]=0;;[.$G374])" office:value-type="float" office:value="0" calcext:value-type="float">
            <text:p>0</text:p>
          </table:table-cell>
          <table:table-cell table:style-name="ce70" table:formula="of:=IF([.$G374]+[.$I374]=0;;[.$I374]-[.$G374])" office:value-type="float" office:value="0" calcext:value-type="float">
            <text:p>+0</text:p>
          </table:table-cell>
          <table:table-cell table:style-name="ce77" table:formula="of:=IF([.$G374]+[.$I374]=0;&quot;(Vincente)&quot;;IF([.$G374]&gt;[.$I374];[.$B374];[.$C374]))" office:value-type="string" office:string-value="(Vincente)" calcext:value-type="string">
            <text:p>(Vincente)</text:p>
          </table:table-cell>
          <table:table-cell table:style-name="ce77" table:formula="of:=IF([.$G374]+[.$I374]=0;&quot;(Perdente)&quot;;IF([.$G374]&lt;[.$I374];[.$B374];[.$C37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5]=&quot;&quot;;&quot;&quot;;HYPERLINK(VLOOKUP([.B37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6]=&quot;&quot;;&quot;&quot;;TEXT([.E37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76]=&quot;&quot;;&quot;(Squadra A)&quot;;[.$B376])" office:value-type="string" office:string-value="(Squadra A)" calcext:value-type="string">
            <text:p>(Squadra A)</text:p>
          </table:table-cell>
          <table:table-cell table:style-name="ce54" table:formula="of:=IF([.$G376]+[.$I376]=0;;IF([.$G376]&gt;[.$I376];1;0))" office:value-type="float" office:value="0" calcext:value-type="float">
            <text:p>0</text:p>
          </table:table-cell>
          <table:table-cell table:style-name="ce77" table:formula="of:=IF([.$G376]+[.$I376]=0;;IF([.$G376]&lt;[.$I376];IF([.$G376]&amp;&quot;-&quot;&amp;[.$I376]=&quot;0-20&quot;;1;0);0))" office:value-type="float" office:value="0" calcext:value-type="float">
            <text:p>0</text:p>
          </table:table-cell>
          <table:table-cell table:style-name="ce77" table:formula="of:=IF([.$G376]+[.$I376]=0;;IF([.$G376]&lt;[.$I376];IF([.$G376]&amp;&quot;-&quot;&amp;[.$I376]&lt;&gt;&quot;0-20&quot;;1;0);0))" office:value-type="float" office:value="0" calcext:value-type="float">
            <text:p>0</text:p>
          </table:table-cell>
          <table:table-cell table:style-name="ce54" table:formula="of:=IF([.$G376]+[.$I376]=0;;[.$G376])" office:value-type="float" office:value="0" calcext:value-type="float">
            <text:p>0</text:p>
          </table:table-cell>
          <table:table-cell table:style-name="ce54" table:formula="of:=IF([.$G376]+[.$I376]=0;;[.$I376])" office:value-type="float" office:value="0" calcext:value-type="float">
            <text:p>0</text:p>
          </table:table-cell>
          <table:table-cell table:style-name="ce70" table:formula="of:=IF([.$G376]+[.$I376]=0;;[.$G376]-[.$I376])" office:value-type="float" office:value="0" calcext:value-type="float">
            <text:p>+0</text:p>
          </table:table-cell>
          <table:table-cell table:style-name="ce63" table:formula="of:=IF([.$C376]=&quot;&quot;;&quot;(Squadra B)&quot;;[.$C376])" office:value-type="string" office:string-value="(Squadra B)" calcext:value-type="string">
            <text:p>(Squadra B)</text:p>
          </table:table-cell>
          <table:table-cell table:style-name="ce54" table:formula="of:=IF([.$G376]+[.$I376]=0;;IF([.$I376]&gt;[.$G376];1;0))" office:value-type="float" office:value="0" calcext:value-type="float">
            <text:p>0</text:p>
          </table:table-cell>
          <table:table-cell table:style-name="ce77" table:formula="of:=IF([.$G376]+[.$I376]=0;;IF([.$I376]&lt;[.$G376];IF([.$G376]&amp;&quot;-&quot;&amp;[.$I376]=&quot;20-0&quot;;1;0);0))" office:value-type="float" office:value="0" calcext:value-type="float">
            <text:p>0</text:p>
          </table:table-cell>
          <table:table-cell table:style-name="ce77" table:formula="of:=IF([.$G376]+[.$I376]=0;;IF([.$I376]&lt;[.$G376];IF([.$G376]&amp;&quot;-&quot;&amp;[.$I376]&lt;&gt;&quot;20-0&quot;;1;0);0))" office:value-type="float" office:value="0" calcext:value-type="float">
            <text:p>0</text:p>
          </table:table-cell>
          <table:table-cell table:style-name="ce54" table:formula="of:=IF([.$G376]+[.$I376]=0;;[.$I376])" office:value-type="float" office:value="0" calcext:value-type="float">
            <text:p>0</text:p>
          </table:table-cell>
          <table:table-cell table:style-name="ce54" table:formula="of:=IF([.$G376]+[.$I376]=0;;[.$G376])" office:value-type="float" office:value="0" calcext:value-type="float">
            <text:p>0</text:p>
          </table:table-cell>
          <table:table-cell table:style-name="ce70" table:formula="of:=IF([.$G376]+[.$I376]=0;;[.$I376]-[.$G376])" office:value-type="float" office:value="0" calcext:value-type="float">
            <text:p>+0</text:p>
          </table:table-cell>
          <table:table-cell table:style-name="ce77" table:formula="of:=IF([.$G376]+[.$I376]=0;&quot;(Vincente)&quot;;IF([.$G376]&gt;[.$I376];[.$B376];[.$C376]))" office:value-type="string" office:string-value="(Vincente)" calcext:value-type="string">
            <text:p>(Vincente)</text:p>
          </table:table-cell>
          <table:table-cell table:style-name="ce77" table:formula="of:=IF([.$G376]+[.$I376]=0;&quot;(Perdente)&quot;;IF([.$G376]&lt;[.$I376];[.$B376];[.$C37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7]=&quot;&quot;;&quot;&quot;;HYPERLINK(VLOOKUP([.B37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8]=&quot;&quot;;&quot;&quot;;TEXT([.E37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78]=&quot;&quot;;&quot;(Squadra A)&quot;;[.$B378])" office:value-type="string" office:string-value="(Squadra A)" calcext:value-type="string">
            <text:p>(Squadra A)</text:p>
          </table:table-cell>
          <table:table-cell table:style-name="ce54" table:formula="of:=IF([.$G378]+[.$I378]=0;;IF([.$G378]&gt;[.$I378];1;0))" office:value-type="float" office:value="0" calcext:value-type="float">
            <text:p>0</text:p>
          </table:table-cell>
          <table:table-cell table:style-name="ce77" table:formula="of:=IF([.$G378]+[.$I378]=0;;IF([.$G378]&lt;[.$I378];IF([.$G378]&amp;&quot;-&quot;&amp;[.$I378]=&quot;0-20&quot;;1;0);0))" office:value-type="float" office:value="0" calcext:value-type="float">
            <text:p>0</text:p>
          </table:table-cell>
          <table:table-cell table:style-name="ce77" table:formula="of:=IF([.$G378]+[.$I378]=0;;IF([.$G378]&lt;[.$I378];IF([.$G378]&amp;&quot;-&quot;&amp;[.$I378]&lt;&gt;&quot;0-20&quot;;1;0);0))" office:value-type="float" office:value="0" calcext:value-type="float">
            <text:p>0</text:p>
          </table:table-cell>
          <table:table-cell table:style-name="ce54" table:formula="of:=IF([.$G378]+[.$I378]=0;;[.$G378])" office:value-type="float" office:value="0" calcext:value-type="float">
            <text:p>0</text:p>
          </table:table-cell>
          <table:table-cell table:style-name="ce54" table:formula="of:=IF([.$G378]+[.$I378]=0;;[.$I378])" office:value-type="float" office:value="0" calcext:value-type="float">
            <text:p>0</text:p>
          </table:table-cell>
          <table:table-cell table:style-name="ce70" table:formula="of:=IF([.$G378]+[.$I378]=0;;[.$G378]-[.$I378])" office:value-type="float" office:value="0" calcext:value-type="float">
            <text:p>+0</text:p>
          </table:table-cell>
          <table:table-cell table:style-name="ce63" table:formula="of:=IF([.$C378]=&quot;&quot;;&quot;(Squadra B)&quot;;[.$C378])" office:value-type="string" office:string-value="(Squadra B)" calcext:value-type="string">
            <text:p>(Squadra B)</text:p>
          </table:table-cell>
          <table:table-cell table:style-name="ce54" table:formula="of:=IF([.$G378]+[.$I378]=0;;IF([.$I378]&gt;[.$G378];1;0))" office:value-type="float" office:value="0" calcext:value-type="float">
            <text:p>0</text:p>
          </table:table-cell>
          <table:table-cell table:style-name="ce77" table:formula="of:=IF([.$G378]+[.$I378]=0;;IF([.$I378]&lt;[.$G378];IF([.$G378]&amp;&quot;-&quot;&amp;[.$I378]=&quot;20-0&quot;;1;0);0))" office:value-type="float" office:value="0" calcext:value-type="float">
            <text:p>0</text:p>
          </table:table-cell>
          <table:table-cell table:style-name="ce77" table:formula="of:=IF([.$G378]+[.$I378]=0;;IF([.$I378]&lt;[.$G378];IF([.$G378]&amp;&quot;-&quot;&amp;[.$I378]&lt;&gt;&quot;20-0&quot;;1;0);0))" office:value-type="float" office:value="0" calcext:value-type="float">
            <text:p>0</text:p>
          </table:table-cell>
          <table:table-cell table:style-name="ce54" table:formula="of:=IF([.$G378]+[.$I378]=0;;[.$I378])" office:value-type="float" office:value="0" calcext:value-type="float">
            <text:p>0</text:p>
          </table:table-cell>
          <table:table-cell table:style-name="ce54" table:formula="of:=IF([.$G378]+[.$I378]=0;;[.$G378])" office:value-type="float" office:value="0" calcext:value-type="float">
            <text:p>0</text:p>
          </table:table-cell>
          <table:table-cell table:style-name="ce70" table:formula="of:=IF([.$G378]+[.$I378]=0;;[.$I378]-[.$G378])" office:value-type="float" office:value="0" calcext:value-type="float">
            <text:p>+0</text:p>
          </table:table-cell>
          <table:table-cell table:style-name="ce77" table:formula="of:=IF([.$G378]+[.$I378]=0;&quot;(Vincente)&quot;;IF([.$G378]&gt;[.$I378];[.$B378];[.$C378]))" office:value-type="string" office:string-value="(Vincente)" calcext:value-type="string">
            <text:p>(Vincente)</text:p>
          </table:table-cell>
          <table:table-cell table:style-name="ce77" table:formula="of:=IF([.$G378]+[.$I378]=0;&quot;(Perdente)&quot;;IF([.$G378]&lt;[.$I378];[.$B378];[.$C3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9]=&quot;&quot;;&quot;&quot;;HYPERLINK(VLOOKUP([.B3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80]=&quot;&quot;;&quot;&quot;;TEXT([.E38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80]=&quot;&quot;;&quot;(Squadra A)&quot;;[.$B380])" office:value-type="string" office:string-value="(Squadra A)" calcext:value-type="string">
            <text:p>(Squadra A)</text:p>
          </table:table-cell>
          <table:table-cell table:style-name="ce54" table:formula="of:=IF([.$G380]+[.$I380]=0;;IF([.$G380]&gt;[.$I380];1;0))" office:value-type="float" office:value="0" calcext:value-type="float">
            <text:p>0</text:p>
          </table:table-cell>
          <table:table-cell table:style-name="ce77" table:formula="of:=IF([.$G380]+[.$I380]=0;;IF([.$G380]&lt;[.$I380];IF([.$G380]&amp;&quot;-&quot;&amp;[.$I380]=&quot;0-20&quot;;1;0);0))" office:value-type="float" office:value="0" calcext:value-type="float">
            <text:p>0</text:p>
          </table:table-cell>
          <table:table-cell table:style-name="ce77" table:formula="of:=IF([.$G380]+[.$I380]=0;;IF([.$G380]&lt;[.$I380];IF([.$G380]&amp;&quot;-&quot;&amp;[.$I380]&lt;&gt;&quot;0-20&quot;;1;0);0))" office:value-type="float" office:value="0" calcext:value-type="float">
            <text:p>0</text:p>
          </table:table-cell>
          <table:table-cell table:style-name="ce54" table:formula="of:=IF([.$G380]+[.$I380]=0;;[.$G380])" office:value-type="float" office:value="0" calcext:value-type="float">
            <text:p>0</text:p>
          </table:table-cell>
          <table:table-cell table:style-name="ce54" table:formula="of:=IF([.$G380]+[.$I380]=0;;[.$I380])" office:value-type="float" office:value="0" calcext:value-type="float">
            <text:p>0</text:p>
          </table:table-cell>
          <table:table-cell table:style-name="ce70" table:formula="of:=IF([.$G380]+[.$I380]=0;;[.$G380]-[.$I380])" office:value-type="float" office:value="0" calcext:value-type="float">
            <text:p>+0</text:p>
          </table:table-cell>
          <table:table-cell table:style-name="ce63" table:formula="of:=IF([.$C380]=&quot;&quot;;&quot;(Squadra B)&quot;;[.$C380])" office:value-type="string" office:string-value="(Squadra B)" calcext:value-type="string">
            <text:p>(Squadra B)</text:p>
          </table:table-cell>
          <table:table-cell table:style-name="ce54" table:formula="of:=IF([.$G380]+[.$I380]=0;;IF([.$I380]&gt;[.$G380];1;0))" office:value-type="float" office:value="0" calcext:value-type="float">
            <text:p>0</text:p>
          </table:table-cell>
          <table:table-cell table:style-name="ce77" table:formula="of:=IF([.$G380]+[.$I380]=0;;IF([.$I380]&lt;[.$G380];IF([.$G380]&amp;&quot;-&quot;&amp;[.$I380]=&quot;20-0&quot;;1;0);0))" office:value-type="float" office:value="0" calcext:value-type="float">
            <text:p>0</text:p>
          </table:table-cell>
          <table:table-cell table:style-name="ce77" table:formula="of:=IF([.$G380]+[.$I380]=0;;IF([.$I380]&lt;[.$G380];IF([.$G380]&amp;&quot;-&quot;&amp;[.$I380]&lt;&gt;&quot;20-0&quot;;1;0);0))" office:value-type="float" office:value="0" calcext:value-type="float">
            <text:p>0</text:p>
          </table:table-cell>
          <table:table-cell table:style-name="ce54" table:formula="of:=IF([.$G380]+[.$I380]=0;;[.$I380])" office:value-type="float" office:value="0" calcext:value-type="float">
            <text:p>0</text:p>
          </table:table-cell>
          <table:table-cell table:style-name="ce54" table:formula="of:=IF([.$G380]+[.$I380]=0;;[.$G380])" office:value-type="float" office:value="0" calcext:value-type="float">
            <text:p>0</text:p>
          </table:table-cell>
          <table:table-cell table:style-name="ce70" table:formula="of:=IF([.$G380]+[.$I380]=0;;[.$I380]-[.$G380])" office:value-type="float" office:value="0" calcext:value-type="float">
            <text:p>+0</text:p>
          </table:table-cell>
          <table:table-cell table:style-name="ce77" table:formula="of:=IF([.$G380]+[.$I380]=0;&quot;(Vincente)&quot;;IF([.$G380]&gt;[.$I380];[.$B380];[.$C380]))" office:value-type="string" office:string-value="(Vincente)" calcext:value-type="string">
            <text:p>(Vincente)</text:p>
          </table:table-cell>
          <table:table-cell table:style-name="ce77" table:formula="of:=IF([.$G380]+[.$I380]=0;&quot;(Perdente)&quot;;IF([.$G380]&lt;[.$I380];[.$B380];[.$C38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1]=&quot;&quot;;&quot;&quot;;HYPERLINK(VLOOKUP([.B38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82]=&quot;&quot;;&quot;&quot;;TEXT([.E38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82]=&quot;&quot;;&quot;(Squadra A)&quot;;[.$B382])" office:value-type="string" office:string-value="(Squadra A)" calcext:value-type="string">
            <text:p>(Squadra A)</text:p>
          </table:table-cell>
          <table:table-cell table:style-name="ce54" table:formula="of:=IF([.$G382]+[.$I382]=0;;IF([.$G382]&gt;[.$I382];1;0))" office:value-type="float" office:value="0" calcext:value-type="float">
            <text:p>0</text:p>
          </table:table-cell>
          <table:table-cell table:style-name="ce77" table:formula="of:=IF([.$G382]+[.$I382]=0;;IF([.$G382]&lt;[.$I382];IF([.$G382]&amp;&quot;-&quot;&amp;[.$I382]=&quot;0-20&quot;;1;0);0))" office:value-type="float" office:value="0" calcext:value-type="float">
            <text:p>0</text:p>
          </table:table-cell>
          <table:table-cell table:style-name="ce77" table:formula="of:=IF([.$G382]+[.$I382]=0;;IF([.$G382]&lt;[.$I382];IF([.$G382]&amp;&quot;-&quot;&amp;[.$I382]&lt;&gt;&quot;0-20&quot;;1;0);0))" office:value-type="float" office:value="0" calcext:value-type="float">
            <text:p>0</text:p>
          </table:table-cell>
          <table:table-cell table:style-name="ce54" table:formula="of:=IF([.$G382]+[.$I382]=0;;[.$G382])" office:value-type="float" office:value="0" calcext:value-type="float">
            <text:p>0</text:p>
          </table:table-cell>
          <table:table-cell table:style-name="ce54" table:formula="of:=IF([.$G382]+[.$I382]=0;;[.$I382])" office:value-type="float" office:value="0" calcext:value-type="float">
            <text:p>0</text:p>
          </table:table-cell>
          <table:table-cell table:style-name="ce70" table:formula="of:=IF([.$G382]+[.$I382]=0;;[.$G382]-[.$I382])" office:value-type="float" office:value="0" calcext:value-type="float">
            <text:p>+0</text:p>
          </table:table-cell>
          <table:table-cell table:style-name="ce63" table:formula="of:=IF([.$C382]=&quot;&quot;;&quot;(Squadra B)&quot;;[.$C382])" office:value-type="string" office:string-value="(Squadra B)" calcext:value-type="string">
            <text:p>(Squadra B)</text:p>
          </table:table-cell>
          <table:table-cell table:style-name="ce54" table:formula="of:=IF([.$G382]+[.$I382]=0;;IF([.$I382]&gt;[.$G382];1;0))" office:value-type="float" office:value="0" calcext:value-type="float">
            <text:p>0</text:p>
          </table:table-cell>
          <table:table-cell table:style-name="ce77" table:formula="of:=IF([.$G382]+[.$I382]=0;;IF([.$I382]&lt;[.$G382];IF([.$G382]&amp;&quot;-&quot;&amp;[.$I382]=&quot;20-0&quot;;1;0);0))" office:value-type="float" office:value="0" calcext:value-type="float">
            <text:p>0</text:p>
          </table:table-cell>
          <table:table-cell table:style-name="ce77" table:formula="of:=IF([.$G382]+[.$I382]=0;;IF([.$I382]&lt;[.$G382];IF([.$G382]&amp;&quot;-&quot;&amp;[.$I382]&lt;&gt;&quot;20-0&quot;;1;0);0))" office:value-type="float" office:value="0" calcext:value-type="float">
            <text:p>0</text:p>
          </table:table-cell>
          <table:table-cell table:style-name="ce54" table:formula="of:=IF([.$G382]+[.$I382]=0;;[.$I382])" office:value-type="float" office:value="0" calcext:value-type="float">
            <text:p>0</text:p>
          </table:table-cell>
          <table:table-cell table:style-name="ce54" table:formula="of:=IF([.$G382]+[.$I382]=0;;[.$G382])" office:value-type="float" office:value="0" calcext:value-type="float">
            <text:p>0</text:p>
          </table:table-cell>
          <table:table-cell table:style-name="ce70" table:formula="of:=IF([.$G382]+[.$I382]=0;;[.$I382]-[.$G382])" office:value-type="float" office:value="0" calcext:value-type="float">
            <text:p>+0</text:p>
          </table:table-cell>
          <table:table-cell table:style-name="ce77" table:formula="of:=IF([.$G382]+[.$I382]=0;&quot;(Vincente)&quot;;IF([.$G382]&gt;[.$I382];[.$B382];[.$C382]))" office:value-type="string" office:string-value="(Vincente)" calcext:value-type="string">
            <text:p>(Vincente)</text:p>
          </table:table-cell>
          <table:table-cell table:style-name="ce77" table:formula="of:=IF([.$G382]+[.$I382]=0;&quot;(Perdente)&quot;;IF([.$G382]&lt;[.$I382];[.$B382];[.$C38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3]=&quot;&quot;;&quot;&quot;;HYPERLINK(VLOOKUP([.B38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84]=&quot;&quot;;&quot;&quot;;TEXT([.E38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84]=&quot;&quot;;&quot;(Squadra A)&quot;;[.$B384])" office:value-type="string" office:string-value="(Squadra A)" calcext:value-type="string">
            <text:p>(Squadra A)</text:p>
          </table:table-cell>
          <table:table-cell table:style-name="ce54" table:formula="of:=IF([.$G384]+[.$I384]=0;;IF([.$G384]&gt;[.$I384];1;0))" office:value-type="float" office:value="0" calcext:value-type="float">
            <text:p>0</text:p>
          </table:table-cell>
          <table:table-cell table:style-name="ce77" table:formula="of:=IF([.$G384]+[.$I384]=0;;IF([.$G384]&lt;[.$I384];IF([.$G384]&amp;&quot;-&quot;&amp;[.$I384]=&quot;0-20&quot;;1;0);0))" office:value-type="float" office:value="0" calcext:value-type="float">
            <text:p>0</text:p>
          </table:table-cell>
          <table:table-cell table:style-name="ce77" table:formula="of:=IF([.$G384]+[.$I384]=0;;IF([.$G384]&lt;[.$I384];IF([.$G384]&amp;&quot;-&quot;&amp;[.$I384]&lt;&gt;&quot;0-20&quot;;1;0);0))" office:value-type="float" office:value="0" calcext:value-type="float">
            <text:p>0</text:p>
          </table:table-cell>
          <table:table-cell table:style-name="ce54" table:formula="of:=IF([.$G384]+[.$I384]=0;;[.$G384])" office:value-type="float" office:value="0" calcext:value-type="float">
            <text:p>0</text:p>
          </table:table-cell>
          <table:table-cell table:style-name="ce54" table:formula="of:=IF([.$G384]+[.$I384]=0;;[.$I384])" office:value-type="float" office:value="0" calcext:value-type="float">
            <text:p>0</text:p>
          </table:table-cell>
          <table:table-cell table:style-name="ce70" table:formula="of:=IF([.$G384]+[.$I384]=0;;[.$G384]-[.$I384])" office:value-type="float" office:value="0" calcext:value-type="float">
            <text:p>+0</text:p>
          </table:table-cell>
          <table:table-cell table:style-name="ce63" table:formula="of:=IF([.$C384]=&quot;&quot;;&quot;(Squadra B)&quot;;[.$C384])" office:value-type="string" office:string-value="(Squadra B)" calcext:value-type="string">
            <text:p>(Squadra B)</text:p>
          </table:table-cell>
          <table:table-cell table:style-name="ce54" table:formula="of:=IF([.$G384]+[.$I384]=0;;IF([.$I384]&gt;[.$G384];1;0))" office:value-type="float" office:value="0" calcext:value-type="float">
            <text:p>0</text:p>
          </table:table-cell>
          <table:table-cell table:style-name="ce77" table:formula="of:=IF([.$G384]+[.$I384]=0;;IF([.$I384]&lt;[.$G384];IF([.$G384]&amp;&quot;-&quot;&amp;[.$I384]=&quot;20-0&quot;;1;0);0))" office:value-type="float" office:value="0" calcext:value-type="float">
            <text:p>0</text:p>
          </table:table-cell>
          <table:table-cell table:style-name="ce77" table:formula="of:=IF([.$G384]+[.$I384]=0;;IF([.$I384]&lt;[.$G384];IF([.$G384]&amp;&quot;-&quot;&amp;[.$I384]&lt;&gt;&quot;20-0&quot;;1;0);0))" office:value-type="float" office:value="0" calcext:value-type="float">
            <text:p>0</text:p>
          </table:table-cell>
          <table:table-cell table:style-name="ce54" table:formula="of:=IF([.$G384]+[.$I384]=0;;[.$I384])" office:value-type="float" office:value="0" calcext:value-type="float">
            <text:p>0</text:p>
          </table:table-cell>
          <table:table-cell table:style-name="ce54" table:formula="of:=IF([.$G384]+[.$I384]=0;;[.$G384])" office:value-type="float" office:value="0" calcext:value-type="float">
            <text:p>0</text:p>
          </table:table-cell>
          <table:table-cell table:style-name="ce70" table:formula="of:=IF([.$G384]+[.$I384]=0;;[.$I384]-[.$G384])" office:value-type="float" office:value="0" calcext:value-type="float">
            <text:p>+0</text:p>
          </table:table-cell>
          <table:table-cell table:style-name="ce77" table:formula="of:=IF([.$G384]+[.$I384]=0;&quot;(Vincente)&quot;;IF([.$G384]&gt;[.$I384];[.$B384];[.$C384]))" office:value-type="string" office:string-value="(Vincente)" calcext:value-type="string">
            <text:p>(Vincente)</text:p>
          </table:table-cell>
          <table:table-cell table:style-name="ce77" table:formula="of:=IF([.$G384]+[.$I384]=0;&quot;(Perdente)&quot;;IF([.$G384]&lt;[.$I384];[.$B384];[.$C38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5]=&quot;&quot;;&quot;&quot;;HYPERLINK(VLOOKUP([.B38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2" calcext:value-type="float">
            <text:p>2</text:p>
          </table:table-cell>
          <table:table-cell table:style-name="ce87" table:formula="of:=IF(ISNUMBER([.A387]);ROMAN([.A387])&amp;&quot; GIORNATA&quot;;COM.MICROSOFT.SWITCH([.A387];&quot;1-2&quot;;&quot;FINALE 1°-2° POSTO&quot;;&quot;3-4&quot;;&quot;FINALE 3°-4° POSTO&quot;;&quot;1-4&quot;;&quot;SEMIFINALI 1°-4° POSTO&quot;;&quot;1-8&quot;;&quot;QUARTI DI FINALE 1°-8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89]=&quot;&quot;;&quot;&quot;;TEXT([.E38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89]=&quot;&quot;;&quot;(Squadra A)&quot;;[.$B389])" office:value-type="string" office:string-value="(Squadra A)" calcext:value-type="string">
            <text:p>(Squadra A)</text:p>
          </table:table-cell>
          <table:table-cell table:style-name="ce54" table:formula="of:=IF([.$G389]+[.$I389]=0;;IF([.$G389]&gt;[.$I389];1;0))" office:value-type="float" office:value="0" calcext:value-type="float">
            <text:p>0</text:p>
          </table:table-cell>
          <table:table-cell table:style-name="ce77" table:formula="of:=IF([.$G389]+[.$I389]=0;;IF([.$G389]&lt;[.$I389];IF([.$G389]&amp;&quot;-&quot;&amp;[.$I389]=&quot;0-20&quot;;1;0);0))" office:value-type="float" office:value="0" calcext:value-type="float">
            <text:p>0</text:p>
          </table:table-cell>
          <table:table-cell table:style-name="ce77" table:formula="of:=IF([.$G389]+[.$I389]=0;;IF([.$G389]&lt;[.$I389];IF([.$G389]&amp;&quot;-&quot;&amp;[.$I389]&lt;&gt;&quot;0-20&quot;;1;0);0))" office:value-type="float" office:value="0" calcext:value-type="float">
            <text:p>0</text:p>
          </table:table-cell>
          <table:table-cell table:style-name="ce54" table:formula="of:=IF([.$G389]+[.$I389]=0;;[.$G389])" office:value-type="float" office:value="0" calcext:value-type="float">
            <text:p>0</text:p>
          </table:table-cell>
          <table:table-cell table:style-name="ce54" table:formula="of:=IF([.$G389]+[.$I389]=0;;[.$I389])" office:value-type="float" office:value="0" calcext:value-type="float">
            <text:p>0</text:p>
          </table:table-cell>
          <table:table-cell table:style-name="ce70" table:formula="of:=IF([.$G389]+[.$I389]=0;;[.$G389]-[.$I389])" office:value-type="float" office:value="0" calcext:value-type="float">
            <text:p>+0</text:p>
          </table:table-cell>
          <table:table-cell table:style-name="ce63" table:formula="of:=IF([.$C389]=&quot;&quot;;&quot;(Squadra B)&quot;;[.$C389])" office:value-type="string" office:string-value="(Squadra B)" calcext:value-type="string">
            <text:p>(Squadra B)</text:p>
          </table:table-cell>
          <table:table-cell table:style-name="ce54" table:formula="of:=IF([.$G389]+[.$I389]=0;;IF([.$I389]&gt;[.$G389];1;0))" office:value-type="float" office:value="0" calcext:value-type="float">
            <text:p>0</text:p>
          </table:table-cell>
          <table:table-cell table:style-name="ce77" table:formula="of:=IF([.$G389]+[.$I389]=0;;IF([.$I389]&lt;[.$G389];IF([.$G389]&amp;&quot;-&quot;&amp;[.$I389]=&quot;20-0&quot;;1;0);0))" office:value-type="float" office:value="0" calcext:value-type="float">
            <text:p>0</text:p>
          </table:table-cell>
          <table:table-cell table:style-name="ce77" table:formula="of:=IF([.$G389]+[.$I389]=0;;IF([.$I389]&lt;[.$G389];IF([.$G389]&amp;&quot;-&quot;&amp;[.$I389]&lt;&gt;&quot;20-0&quot;;1;0);0))" office:value-type="float" office:value="0" calcext:value-type="float">
            <text:p>0</text:p>
          </table:table-cell>
          <table:table-cell table:style-name="ce54" table:formula="of:=IF([.$G389]+[.$I389]=0;;[.$I389])" office:value-type="float" office:value="0" calcext:value-type="float">
            <text:p>0</text:p>
          </table:table-cell>
          <table:table-cell table:style-name="ce54" table:formula="of:=IF([.$G389]+[.$I389]=0;;[.$G389])" office:value-type="float" office:value="0" calcext:value-type="float">
            <text:p>0</text:p>
          </table:table-cell>
          <table:table-cell table:style-name="ce70" table:formula="of:=IF([.$G389]+[.$I389]=0;;[.$I389]-[.$G389])" office:value-type="float" office:value="0" calcext:value-type="float">
            <text:p>+0</text:p>
          </table:table-cell>
          <table:table-cell table:style-name="ce77" table:formula="of:=IF([.$G389]+[.$I389]=0;&quot;(Vincente)&quot;;IF([.$G389]&gt;[.$I389];[.$B389];[.$C389]))" office:value-type="string" office:string-value="(Vincente)" calcext:value-type="string">
            <text:p>(Vincente)</text:p>
          </table:table-cell>
          <table:table-cell table:style-name="ce77" table:formula="of:=IF([.$G389]+[.$I389]=0;&quot;(Perdente)&quot;;IF([.$G389]&lt;[.$I389];[.$B389];[.$C3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0]=&quot;&quot;;&quot;&quot;;HYPERLINK(VLOOKUP([.B3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1]=&quot;&quot;;&quot;&quot;;TEXT([.E39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91]=&quot;&quot;;&quot;(Squadra A)&quot;;[.$B391])" office:value-type="string" office:string-value="(Squadra A)" calcext:value-type="string">
            <text:p>(Squadra A)</text:p>
          </table:table-cell>
          <table:table-cell table:style-name="ce54" table:formula="of:=IF([.$G391]+[.$I391]=0;;IF([.$G391]&gt;[.$I391];1;0))" office:value-type="float" office:value="0" calcext:value-type="float">
            <text:p>0</text:p>
          </table:table-cell>
          <table:table-cell table:style-name="ce77" table:formula="of:=IF([.$G391]+[.$I391]=0;;IF([.$G391]&lt;[.$I391];IF([.$G391]&amp;&quot;-&quot;&amp;[.$I391]=&quot;0-20&quot;;1;0);0))" office:value-type="float" office:value="0" calcext:value-type="float">
            <text:p>0</text:p>
          </table:table-cell>
          <table:table-cell table:style-name="ce77" table:formula="of:=IF([.$G391]+[.$I391]=0;;IF([.$G391]&lt;[.$I391];IF([.$G391]&amp;&quot;-&quot;&amp;[.$I391]&lt;&gt;&quot;0-20&quot;;1;0);0))" office:value-type="float" office:value="0" calcext:value-type="float">
            <text:p>0</text:p>
          </table:table-cell>
          <table:table-cell table:style-name="ce54" table:formula="of:=IF([.$G391]+[.$I391]=0;;[.$G391])" office:value-type="float" office:value="0" calcext:value-type="float">
            <text:p>0</text:p>
          </table:table-cell>
          <table:table-cell table:style-name="ce54" table:formula="of:=IF([.$G391]+[.$I391]=0;;[.$I391])" office:value-type="float" office:value="0" calcext:value-type="float">
            <text:p>0</text:p>
          </table:table-cell>
          <table:table-cell table:style-name="ce70" table:formula="of:=IF([.$G391]+[.$I391]=0;;[.$G391]-[.$I391])" office:value-type="float" office:value="0" calcext:value-type="float">
            <text:p>+0</text:p>
          </table:table-cell>
          <table:table-cell table:style-name="ce63" table:formula="of:=IF([.$C391]=&quot;&quot;;&quot;(Squadra B)&quot;;[.$C391])" office:value-type="string" office:string-value="(Squadra B)" calcext:value-type="string">
            <text:p>(Squadra B)</text:p>
          </table:table-cell>
          <table:table-cell table:style-name="ce54" table:formula="of:=IF([.$G391]+[.$I391]=0;;IF([.$I391]&gt;[.$G391];1;0))" office:value-type="float" office:value="0" calcext:value-type="float">
            <text:p>0</text:p>
          </table:table-cell>
          <table:table-cell table:style-name="ce77" table:formula="of:=IF([.$G391]+[.$I391]=0;;IF([.$I391]&lt;[.$G391];IF([.$G391]&amp;&quot;-&quot;&amp;[.$I391]=&quot;20-0&quot;;1;0);0))" office:value-type="float" office:value="0" calcext:value-type="float">
            <text:p>0</text:p>
          </table:table-cell>
          <table:table-cell table:style-name="ce77" table:formula="of:=IF([.$G391]+[.$I391]=0;;IF([.$I391]&lt;[.$G391];IF([.$G391]&amp;&quot;-&quot;&amp;[.$I391]&lt;&gt;&quot;20-0&quot;;1;0);0))" office:value-type="float" office:value="0" calcext:value-type="float">
            <text:p>0</text:p>
          </table:table-cell>
          <table:table-cell table:style-name="ce54" table:formula="of:=IF([.$G391]+[.$I391]=0;;[.$I391])" office:value-type="float" office:value="0" calcext:value-type="float">
            <text:p>0</text:p>
          </table:table-cell>
          <table:table-cell table:style-name="ce54" table:formula="of:=IF([.$G391]+[.$I391]=0;;[.$G391])" office:value-type="float" office:value="0" calcext:value-type="float">
            <text:p>0</text:p>
          </table:table-cell>
          <table:table-cell table:style-name="ce70" table:formula="of:=IF([.$G391]+[.$I391]=0;;[.$I391]-[.$G391])" office:value-type="float" office:value="0" calcext:value-type="float">
            <text:p>+0</text:p>
          </table:table-cell>
          <table:table-cell table:style-name="ce77" table:formula="of:=IF([.$G391]+[.$I391]=0;&quot;(Vincente)&quot;;IF([.$G391]&gt;[.$I391];[.$B391];[.$C391]))" office:value-type="string" office:string-value="(Vincente)" calcext:value-type="string">
            <text:p>(Vincente)</text:p>
          </table:table-cell>
          <table:table-cell table:style-name="ce77" table:formula="of:=IF([.$G391]+[.$I391]=0;&quot;(Perdente)&quot;;IF([.$G391]&lt;[.$I391];[.$B391];[.$C39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2]=&quot;&quot;;&quot;&quot;;HYPERLINK(VLOOKUP([.B39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3]=&quot;&quot;;&quot;&quot;;TEXT([.E39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93]=&quot;&quot;;&quot;(Squadra A)&quot;;[.$B393])" office:value-type="string" office:string-value="(Squadra A)" calcext:value-type="string">
            <text:p>(Squadra A)</text:p>
          </table:table-cell>
          <table:table-cell table:style-name="ce54" table:formula="of:=IF([.$G393]+[.$I393]=0;;IF([.$G393]&gt;[.$I393];1;0))" office:value-type="float" office:value="0" calcext:value-type="float">
            <text:p>0</text:p>
          </table:table-cell>
          <table:table-cell table:style-name="ce77" table:formula="of:=IF([.$G393]+[.$I393]=0;;IF([.$G393]&lt;[.$I393];IF([.$G393]&amp;&quot;-&quot;&amp;[.$I393]=&quot;0-20&quot;;1;0);0))" office:value-type="float" office:value="0" calcext:value-type="float">
            <text:p>0</text:p>
          </table:table-cell>
          <table:table-cell table:style-name="ce77" table:formula="of:=IF([.$G393]+[.$I393]=0;;IF([.$G393]&lt;[.$I393];IF([.$G393]&amp;&quot;-&quot;&amp;[.$I393]&lt;&gt;&quot;0-20&quot;;1;0);0))" office:value-type="float" office:value="0" calcext:value-type="float">
            <text:p>0</text:p>
          </table:table-cell>
          <table:table-cell table:style-name="ce54" table:formula="of:=IF([.$G393]+[.$I393]=0;;[.$G393])" office:value-type="float" office:value="0" calcext:value-type="float">
            <text:p>0</text:p>
          </table:table-cell>
          <table:table-cell table:style-name="ce54" table:formula="of:=IF([.$G393]+[.$I393]=0;;[.$I393])" office:value-type="float" office:value="0" calcext:value-type="float">
            <text:p>0</text:p>
          </table:table-cell>
          <table:table-cell table:style-name="ce70" table:formula="of:=IF([.$G393]+[.$I393]=0;;[.$G393]-[.$I393])" office:value-type="float" office:value="0" calcext:value-type="float">
            <text:p>+0</text:p>
          </table:table-cell>
          <table:table-cell table:style-name="ce63" table:formula="of:=IF([.$C393]=&quot;&quot;;&quot;(Squadra B)&quot;;[.$C393])" office:value-type="string" office:string-value="(Squadra B)" calcext:value-type="string">
            <text:p>(Squadra B)</text:p>
          </table:table-cell>
          <table:table-cell table:style-name="ce54" table:formula="of:=IF([.$G393]+[.$I393]=0;;IF([.$I393]&gt;[.$G393];1;0))" office:value-type="float" office:value="0" calcext:value-type="float">
            <text:p>0</text:p>
          </table:table-cell>
          <table:table-cell table:style-name="ce77" table:formula="of:=IF([.$G393]+[.$I393]=0;;IF([.$I393]&lt;[.$G393];IF([.$G393]&amp;&quot;-&quot;&amp;[.$I393]=&quot;20-0&quot;;1;0);0))" office:value-type="float" office:value="0" calcext:value-type="float">
            <text:p>0</text:p>
          </table:table-cell>
          <table:table-cell table:style-name="ce77" table:formula="of:=IF([.$G393]+[.$I393]=0;;IF([.$I393]&lt;[.$G393];IF([.$G393]&amp;&quot;-&quot;&amp;[.$I393]&lt;&gt;&quot;20-0&quot;;1;0);0))" office:value-type="float" office:value="0" calcext:value-type="float">
            <text:p>0</text:p>
          </table:table-cell>
          <table:table-cell table:style-name="ce54" table:formula="of:=IF([.$G393]+[.$I393]=0;;[.$I393])" office:value-type="float" office:value="0" calcext:value-type="float">
            <text:p>0</text:p>
          </table:table-cell>
          <table:table-cell table:style-name="ce54" table:formula="of:=IF([.$G393]+[.$I393]=0;;[.$G393])" office:value-type="float" office:value="0" calcext:value-type="float">
            <text:p>0</text:p>
          </table:table-cell>
          <table:table-cell table:style-name="ce70" table:formula="of:=IF([.$G393]+[.$I393]=0;;[.$I393]-[.$G393])" office:value-type="float" office:value="0" calcext:value-type="float">
            <text:p>+0</text:p>
          </table:table-cell>
          <table:table-cell table:style-name="ce77" table:formula="of:=IF([.$G393]+[.$I393]=0;&quot;(Vincente)&quot;;IF([.$G393]&gt;[.$I393];[.$B393];[.$C393]))" office:value-type="string" office:string-value="(Vincente)" calcext:value-type="string">
            <text:p>(Vincente)</text:p>
          </table:table-cell>
          <table:table-cell table:style-name="ce77" table:formula="of:=IF([.$G393]+[.$I393]=0;&quot;(Perdente)&quot;;IF([.$G393]&lt;[.$I393];[.$B393];[.$C39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4]=&quot;&quot;;&quot;&quot;;HYPERLINK(VLOOKUP([.B39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5]=&quot;&quot;;&quot;&quot;;TEXT([.E39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95]=&quot;&quot;;&quot;(Squadra A)&quot;;[.$B395])" office:value-type="string" office:string-value="(Squadra A)" calcext:value-type="string">
            <text:p>(Squadra A)</text:p>
          </table:table-cell>
          <table:table-cell table:style-name="ce54" table:formula="of:=IF([.$G395]+[.$I395]=0;;IF([.$G395]&gt;[.$I395];1;0))" office:value-type="float" office:value="0" calcext:value-type="float">
            <text:p>0</text:p>
          </table:table-cell>
          <table:table-cell table:style-name="ce77" table:formula="of:=IF([.$G395]+[.$I395]=0;;IF([.$G395]&lt;[.$I395];IF([.$G395]&amp;&quot;-&quot;&amp;[.$I395]=&quot;0-20&quot;;1;0);0))" office:value-type="float" office:value="0" calcext:value-type="float">
            <text:p>0</text:p>
          </table:table-cell>
          <table:table-cell table:style-name="ce77" table:formula="of:=IF([.$G395]+[.$I395]=0;;IF([.$G395]&lt;[.$I395];IF([.$G395]&amp;&quot;-&quot;&amp;[.$I395]&lt;&gt;&quot;0-20&quot;;1;0);0))" office:value-type="float" office:value="0" calcext:value-type="float">
            <text:p>0</text:p>
          </table:table-cell>
          <table:table-cell table:style-name="ce54" table:formula="of:=IF([.$G395]+[.$I395]=0;;[.$G395])" office:value-type="float" office:value="0" calcext:value-type="float">
            <text:p>0</text:p>
          </table:table-cell>
          <table:table-cell table:style-name="ce54" table:formula="of:=IF([.$G395]+[.$I395]=0;;[.$I395])" office:value-type="float" office:value="0" calcext:value-type="float">
            <text:p>0</text:p>
          </table:table-cell>
          <table:table-cell table:style-name="ce70" table:formula="of:=IF([.$G395]+[.$I395]=0;;[.$G395]-[.$I395])" office:value-type="float" office:value="0" calcext:value-type="float">
            <text:p>+0</text:p>
          </table:table-cell>
          <table:table-cell table:style-name="ce63" table:formula="of:=IF([.$C395]=&quot;&quot;;&quot;(Squadra B)&quot;;[.$C395])" office:value-type="string" office:string-value="(Squadra B)" calcext:value-type="string">
            <text:p>(Squadra B)</text:p>
          </table:table-cell>
          <table:table-cell table:style-name="ce54" table:formula="of:=IF([.$G395]+[.$I395]=0;;IF([.$I395]&gt;[.$G395];1;0))" office:value-type="float" office:value="0" calcext:value-type="float">
            <text:p>0</text:p>
          </table:table-cell>
          <table:table-cell table:style-name="ce77" table:formula="of:=IF([.$G395]+[.$I395]=0;;IF([.$I395]&lt;[.$G395];IF([.$G395]&amp;&quot;-&quot;&amp;[.$I395]=&quot;20-0&quot;;1;0);0))" office:value-type="float" office:value="0" calcext:value-type="float">
            <text:p>0</text:p>
          </table:table-cell>
          <table:table-cell table:style-name="ce77" table:formula="of:=IF([.$G395]+[.$I395]=0;;IF([.$I395]&lt;[.$G395];IF([.$G395]&amp;&quot;-&quot;&amp;[.$I395]&lt;&gt;&quot;20-0&quot;;1;0);0))" office:value-type="float" office:value="0" calcext:value-type="float">
            <text:p>0</text:p>
          </table:table-cell>
          <table:table-cell table:style-name="ce54" table:formula="of:=IF([.$G395]+[.$I395]=0;;[.$I395])" office:value-type="float" office:value="0" calcext:value-type="float">
            <text:p>0</text:p>
          </table:table-cell>
          <table:table-cell table:style-name="ce54" table:formula="of:=IF([.$G395]+[.$I395]=0;;[.$G395])" office:value-type="float" office:value="0" calcext:value-type="float">
            <text:p>0</text:p>
          </table:table-cell>
          <table:table-cell table:style-name="ce70" table:formula="of:=IF([.$G395]+[.$I395]=0;;[.$I395]-[.$G395])" office:value-type="float" office:value="0" calcext:value-type="float">
            <text:p>+0</text:p>
          </table:table-cell>
          <table:table-cell table:style-name="ce77" table:formula="of:=IF([.$G395]+[.$I395]=0;&quot;(Vincente)&quot;;IF([.$G395]&gt;[.$I395];[.$B395];[.$C395]))" office:value-type="string" office:string-value="(Vincente)" calcext:value-type="string">
            <text:p>(Vincente)</text:p>
          </table:table-cell>
          <table:table-cell table:style-name="ce77" table:formula="of:=IF([.$G395]+[.$I395]=0;&quot;(Perdente)&quot;;IF([.$G395]&lt;[.$I395];[.$B395];[.$C39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6]=&quot;&quot;;&quot;&quot;;HYPERLINK(VLOOKUP([.B39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7]=&quot;&quot;;&quot;&quot;;TEXT([.E39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97]=&quot;&quot;;&quot;(Squadra A)&quot;;[.$B397])" office:value-type="string" office:string-value="(Squadra A)" calcext:value-type="string">
            <text:p>(Squadra A)</text:p>
          </table:table-cell>
          <table:table-cell table:style-name="ce54" table:formula="of:=IF([.$G397]+[.$I397]=0;;IF([.$G397]&gt;[.$I397];1;0))" office:value-type="float" office:value="0" calcext:value-type="float">
            <text:p>0</text:p>
          </table:table-cell>
          <table:table-cell table:style-name="ce77" table:formula="of:=IF([.$G397]+[.$I397]=0;;IF([.$G397]&lt;[.$I397];IF([.$G397]&amp;&quot;-&quot;&amp;[.$I397]=&quot;0-20&quot;;1;0);0))" office:value-type="float" office:value="0" calcext:value-type="float">
            <text:p>0</text:p>
          </table:table-cell>
          <table:table-cell table:style-name="ce77" table:formula="of:=IF([.$G397]+[.$I397]=0;;IF([.$G397]&lt;[.$I397];IF([.$G397]&amp;&quot;-&quot;&amp;[.$I397]&lt;&gt;&quot;0-20&quot;;1;0);0))" office:value-type="float" office:value="0" calcext:value-type="float">
            <text:p>0</text:p>
          </table:table-cell>
          <table:table-cell table:style-name="ce54" table:formula="of:=IF([.$G397]+[.$I397]=0;;[.$G397])" office:value-type="float" office:value="0" calcext:value-type="float">
            <text:p>0</text:p>
          </table:table-cell>
          <table:table-cell table:style-name="ce54" table:formula="of:=IF([.$G397]+[.$I397]=0;;[.$I397])" office:value-type="float" office:value="0" calcext:value-type="float">
            <text:p>0</text:p>
          </table:table-cell>
          <table:table-cell table:style-name="ce70" table:formula="of:=IF([.$G397]+[.$I397]=0;;[.$G397]-[.$I397])" office:value-type="float" office:value="0" calcext:value-type="float">
            <text:p>+0</text:p>
          </table:table-cell>
          <table:table-cell table:style-name="ce63" table:formula="of:=IF([.$C397]=&quot;&quot;;&quot;(Squadra B)&quot;;[.$C397])" office:value-type="string" office:string-value="(Squadra B)" calcext:value-type="string">
            <text:p>(Squadra B)</text:p>
          </table:table-cell>
          <table:table-cell table:style-name="ce54" table:formula="of:=IF([.$G397]+[.$I397]=0;;IF([.$I397]&gt;[.$G397];1;0))" office:value-type="float" office:value="0" calcext:value-type="float">
            <text:p>0</text:p>
          </table:table-cell>
          <table:table-cell table:style-name="ce77" table:formula="of:=IF([.$G397]+[.$I397]=0;;IF([.$I397]&lt;[.$G397];IF([.$G397]&amp;&quot;-&quot;&amp;[.$I397]=&quot;20-0&quot;;1;0);0))" office:value-type="float" office:value="0" calcext:value-type="float">
            <text:p>0</text:p>
          </table:table-cell>
          <table:table-cell table:style-name="ce77" table:formula="of:=IF([.$G397]+[.$I397]=0;;IF([.$I397]&lt;[.$G397];IF([.$G397]&amp;&quot;-&quot;&amp;[.$I397]&lt;&gt;&quot;20-0&quot;;1;0);0))" office:value-type="float" office:value="0" calcext:value-type="float">
            <text:p>0</text:p>
          </table:table-cell>
          <table:table-cell table:style-name="ce54" table:formula="of:=IF([.$G397]+[.$I397]=0;;[.$I397])" office:value-type="float" office:value="0" calcext:value-type="float">
            <text:p>0</text:p>
          </table:table-cell>
          <table:table-cell table:style-name="ce54" table:formula="of:=IF([.$G397]+[.$I397]=0;;[.$G397])" office:value-type="float" office:value="0" calcext:value-type="float">
            <text:p>0</text:p>
          </table:table-cell>
          <table:table-cell table:style-name="ce70" table:formula="of:=IF([.$G397]+[.$I397]=0;;[.$I397]-[.$G397])" office:value-type="float" office:value="0" calcext:value-type="float">
            <text:p>+0</text:p>
          </table:table-cell>
          <table:table-cell table:style-name="ce77" table:formula="of:=IF([.$G397]+[.$I397]=0;&quot;(Vincente)&quot;;IF([.$G397]&gt;[.$I397];[.$B397];[.$C397]))" office:value-type="string" office:string-value="(Vincente)" calcext:value-type="string">
            <text:p>(Vincente)</text:p>
          </table:table-cell>
          <table:table-cell table:style-name="ce77" table:formula="of:=IF([.$G397]+[.$I397]=0;&quot;(Perdente)&quot;;IF([.$G397]&lt;[.$I397];[.$B397];[.$C3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8]=&quot;&quot;;&quot;&quot;;HYPERLINK(VLOOKUP([.B3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9]=&quot;&quot;;&quot;&quot;;TEXT([.E39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399]=&quot;&quot;;&quot;(Squadra A)&quot;;[.$B399])" office:value-type="string" office:string-value="(Squadra A)" calcext:value-type="string">
            <text:p>(Squadra A)</text:p>
          </table:table-cell>
          <table:table-cell table:style-name="ce54" table:formula="of:=IF([.$G399]+[.$I399]=0;;IF([.$G399]&gt;[.$I399];1;0))" office:value-type="float" office:value="0" calcext:value-type="float">
            <text:p>0</text:p>
          </table:table-cell>
          <table:table-cell table:style-name="ce77" table:formula="of:=IF([.$G399]+[.$I399]=0;;IF([.$G399]&lt;[.$I399];IF([.$G399]&amp;&quot;-&quot;&amp;[.$I399]=&quot;0-20&quot;;1;0);0))" office:value-type="float" office:value="0" calcext:value-type="float">
            <text:p>0</text:p>
          </table:table-cell>
          <table:table-cell table:style-name="ce77" table:formula="of:=IF([.$G399]+[.$I399]=0;;IF([.$G399]&lt;[.$I399];IF([.$G399]&amp;&quot;-&quot;&amp;[.$I399]&lt;&gt;&quot;0-20&quot;;1;0);0))" office:value-type="float" office:value="0" calcext:value-type="float">
            <text:p>0</text:p>
          </table:table-cell>
          <table:table-cell table:style-name="ce54" table:formula="of:=IF([.$G399]+[.$I399]=0;;[.$G399])" office:value-type="float" office:value="0" calcext:value-type="float">
            <text:p>0</text:p>
          </table:table-cell>
          <table:table-cell table:style-name="ce54" table:formula="of:=IF([.$G399]+[.$I399]=0;;[.$I399])" office:value-type="float" office:value="0" calcext:value-type="float">
            <text:p>0</text:p>
          </table:table-cell>
          <table:table-cell table:style-name="ce70" table:formula="of:=IF([.$G399]+[.$I399]=0;;[.$G399]-[.$I399])" office:value-type="float" office:value="0" calcext:value-type="float">
            <text:p>+0</text:p>
          </table:table-cell>
          <table:table-cell table:style-name="ce63" table:formula="of:=IF([.$C399]=&quot;&quot;;&quot;(Squadra B)&quot;;[.$C399])" office:value-type="string" office:string-value="(Squadra B)" calcext:value-type="string">
            <text:p>(Squadra B)</text:p>
          </table:table-cell>
          <table:table-cell table:style-name="ce54" table:formula="of:=IF([.$G399]+[.$I399]=0;;IF([.$I399]&gt;[.$G399];1;0))" office:value-type="float" office:value="0" calcext:value-type="float">
            <text:p>0</text:p>
          </table:table-cell>
          <table:table-cell table:style-name="ce77" table:formula="of:=IF([.$G399]+[.$I399]=0;;IF([.$I399]&lt;[.$G399];IF([.$G399]&amp;&quot;-&quot;&amp;[.$I399]=&quot;20-0&quot;;1;0);0))" office:value-type="float" office:value="0" calcext:value-type="float">
            <text:p>0</text:p>
          </table:table-cell>
          <table:table-cell table:style-name="ce77" table:formula="of:=IF([.$G399]+[.$I399]=0;;IF([.$I399]&lt;[.$G399];IF([.$G399]&amp;&quot;-&quot;&amp;[.$I399]&lt;&gt;&quot;20-0&quot;;1;0);0))" office:value-type="float" office:value="0" calcext:value-type="float">
            <text:p>0</text:p>
          </table:table-cell>
          <table:table-cell table:style-name="ce54" table:formula="of:=IF([.$G399]+[.$I399]=0;;[.$I399])" office:value-type="float" office:value="0" calcext:value-type="float">
            <text:p>0</text:p>
          </table:table-cell>
          <table:table-cell table:style-name="ce54" table:formula="of:=IF([.$G399]+[.$I399]=0;;[.$G399])" office:value-type="float" office:value="0" calcext:value-type="float">
            <text:p>0</text:p>
          </table:table-cell>
          <table:table-cell table:style-name="ce70" table:formula="of:=IF([.$G399]+[.$I399]=0;;[.$I399]-[.$G399])" office:value-type="float" office:value="0" calcext:value-type="float">
            <text:p>+0</text:p>
          </table:table-cell>
          <table:table-cell table:style-name="ce77" table:formula="of:=IF([.$G399]+[.$I399]=0;&quot;(Vincente)&quot;;IF([.$G399]&gt;[.$I399];[.$B399];[.$C399]))" office:value-type="string" office:string-value="(Vincente)" calcext:value-type="string">
            <text:p>(Vincente)</text:p>
          </table:table-cell>
          <table:table-cell table:style-name="ce77" table:formula="of:=IF([.$G399]+[.$I399]=0;&quot;(Perdente)&quot;;IF([.$G399]&lt;[.$I399];[.$B399];[.$C39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00]=&quot;&quot;;&quot;&quot;;HYPERLINK(VLOOKUP([.B40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01]=&quot;&quot;;&quot;&quot;;TEXT([.E40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01]=&quot;&quot;;&quot;(Squadra A)&quot;;[.$B401])" office:value-type="string" office:string-value="(Squadra A)" calcext:value-type="string">
            <text:p>(Squadra A)</text:p>
          </table:table-cell>
          <table:table-cell table:style-name="ce54" table:formula="of:=IF([.$G401]+[.$I401]=0;;IF([.$G401]&gt;[.$I401];1;0))" office:value-type="float" office:value="0" calcext:value-type="float">
            <text:p>0</text:p>
          </table:table-cell>
          <table:table-cell table:style-name="ce77" table:formula="of:=IF([.$G401]+[.$I401]=0;;IF([.$G401]&lt;[.$I401];IF([.$G401]&amp;&quot;-&quot;&amp;[.$I401]=&quot;0-20&quot;;1;0);0))" office:value-type="float" office:value="0" calcext:value-type="float">
            <text:p>0</text:p>
          </table:table-cell>
          <table:table-cell table:style-name="ce77" table:formula="of:=IF([.$G401]+[.$I401]=0;;IF([.$G401]&lt;[.$I401];IF([.$G401]&amp;&quot;-&quot;&amp;[.$I401]&lt;&gt;&quot;0-20&quot;;1;0);0))" office:value-type="float" office:value="0" calcext:value-type="float">
            <text:p>0</text:p>
          </table:table-cell>
          <table:table-cell table:style-name="ce54" table:formula="of:=IF([.$G401]+[.$I401]=0;;[.$G401])" office:value-type="float" office:value="0" calcext:value-type="float">
            <text:p>0</text:p>
          </table:table-cell>
          <table:table-cell table:style-name="ce54" table:formula="of:=IF([.$G401]+[.$I401]=0;;[.$I401])" office:value-type="float" office:value="0" calcext:value-type="float">
            <text:p>0</text:p>
          </table:table-cell>
          <table:table-cell table:style-name="ce70" table:formula="of:=IF([.$G401]+[.$I401]=0;;[.$G401]-[.$I401])" office:value-type="float" office:value="0" calcext:value-type="float">
            <text:p>+0</text:p>
          </table:table-cell>
          <table:table-cell table:style-name="ce63" table:formula="of:=IF([.$C401]=&quot;&quot;;&quot;(Squadra B)&quot;;[.$C401])" office:value-type="string" office:string-value="(Squadra B)" calcext:value-type="string">
            <text:p>(Squadra B)</text:p>
          </table:table-cell>
          <table:table-cell table:style-name="ce54" table:formula="of:=IF([.$G401]+[.$I401]=0;;IF([.$I401]&gt;[.$G401];1;0))" office:value-type="float" office:value="0" calcext:value-type="float">
            <text:p>0</text:p>
          </table:table-cell>
          <table:table-cell table:style-name="ce77" table:formula="of:=IF([.$G401]+[.$I401]=0;;IF([.$I401]&lt;[.$G401];IF([.$G401]&amp;&quot;-&quot;&amp;[.$I401]=&quot;20-0&quot;;1;0);0))" office:value-type="float" office:value="0" calcext:value-type="float">
            <text:p>0</text:p>
          </table:table-cell>
          <table:table-cell table:style-name="ce77" table:formula="of:=IF([.$G401]+[.$I401]=0;;IF([.$I401]&lt;[.$G401];IF([.$G401]&amp;&quot;-&quot;&amp;[.$I401]&lt;&gt;&quot;20-0&quot;;1;0);0))" office:value-type="float" office:value="0" calcext:value-type="float">
            <text:p>0</text:p>
          </table:table-cell>
          <table:table-cell table:style-name="ce54" table:formula="of:=IF([.$G401]+[.$I401]=0;;[.$I401])" office:value-type="float" office:value="0" calcext:value-type="float">
            <text:p>0</text:p>
          </table:table-cell>
          <table:table-cell table:style-name="ce54" table:formula="of:=IF([.$G401]+[.$I401]=0;;[.$G401])" office:value-type="float" office:value="0" calcext:value-type="float">
            <text:p>0</text:p>
          </table:table-cell>
          <table:table-cell table:style-name="ce70" table:formula="of:=IF([.$G401]+[.$I401]=0;;[.$I401]-[.$G401])" office:value-type="float" office:value="0" calcext:value-type="float">
            <text:p>+0</text:p>
          </table:table-cell>
          <table:table-cell table:style-name="ce77" table:formula="of:=IF([.$G401]+[.$I401]=0;&quot;(Vincente)&quot;;IF([.$G401]&gt;[.$I401];[.$B401];[.$C401]))" office:value-type="string" office:string-value="(Vincente)" calcext:value-type="string">
            <text:p>(Vincente)</text:p>
          </table:table-cell>
          <table:table-cell table:style-name="ce77" table:formula="of:=IF([.$G401]+[.$I401]=0;&quot;(Perdente)&quot;;IF([.$G401]&lt;[.$I401];[.$B401];[.$C40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02]=&quot;&quot;;&quot;&quot;;HYPERLINK(VLOOKUP([.B40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03]=&quot;&quot;;&quot;&quot;;TEXT([.E40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03]=&quot;&quot;;&quot;(Squadra A)&quot;;[.$B403])" office:value-type="string" office:string-value="(Squadra A)" calcext:value-type="string">
            <text:p>(Squadra A)</text:p>
          </table:table-cell>
          <table:table-cell table:style-name="ce54" table:formula="of:=IF([.$G403]+[.$I403]=0;;IF([.$G403]&gt;[.$I403];1;0))" office:value-type="float" office:value="0" calcext:value-type="float">
            <text:p>0</text:p>
          </table:table-cell>
          <table:table-cell table:style-name="ce77" table:formula="of:=IF([.$G403]+[.$I403]=0;;IF([.$G403]&lt;[.$I403];IF([.$G403]&amp;&quot;-&quot;&amp;[.$I403]=&quot;0-20&quot;;1;0);0))" office:value-type="float" office:value="0" calcext:value-type="float">
            <text:p>0</text:p>
          </table:table-cell>
          <table:table-cell table:style-name="ce77" table:formula="of:=IF([.$G403]+[.$I403]=0;;IF([.$G403]&lt;[.$I403];IF([.$G403]&amp;&quot;-&quot;&amp;[.$I403]&lt;&gt;&quot;0-20&quot;;1;0);0))" office:value-type="float" office:value="0" calcext:value-type="float">
            <text:p>0</text:p>
          </table:table-cell>
          <table:table-cell table:style-name="ce54" table:formula="of:=IF([.$G403]+[.$I403]=0;;[.$G403])" office:value-type="float" office:value="0" calcext:value-type="float">
            <text:p>0</text:p>
          </table:table-cell>
          <table:table-cell table:style-name="ce54" table:formula="of:=IF([.$G403]+[.$I403]=0;;[.$I403])" office:value-type="float" office:value="0" calcext:value-type="float">
            <text:p>0</text:p>
          </table:table-cell>
          <table:table-cell table:style-name="ce70" table:formula="of:=IF([.$G403]+[.$I403]=0;;[.$G403]-[.$I403])" office:value-type="float" office:value="0" calcext:value-type="float">
            <text:p>+0</text:p>
          </table:table-cell>
          <table:table-cell table:style-name="ce63" table:formula="of:=IF([.$C403]=&quot;&quot;;&quot;(Squadra B)&quot;;[.$C403])" office:value-type="string" office:string-value="(Squadra B)" calcext:value-type="string">
            <text:p>(Squadra B)</text:p>
          </table:table-cell>
          <table:table-cell table:style-name="ce54" table:formula="of:=IF([.$G403]+[.$I403]=0;;IF([.$I403]&gt;[.$G403];1;0))" office:value-type="float" office:value="0" calcext:value-type="float">
            <text:p>0</text:p>
          </table:table-cell>
          <table:table-cell table:style-name="ce77" table:formula="of:=IF([.$G403]+[.$I403]=0;;IF([.$I403]&lt;[.$G403];IF([.$G403]&amp;&quot;-&quot;&amp;[.$I403]=&quot;20-0&quot;;1;0);0))" office:value-type="float" office:value="0" calcext:value-type="float">
            <text:p>0</text:p>
          </table:table-cell>
          <table:table-cell table:style-name="ce77" table:formula="of:=IF([.$G403]+[.$I403]=0;;IF([.$I403]&lt;[.$G403];IF([.$G403]&amp;&quot;-&quot;&amp;[.$I403]&lt;&gt;&quot;20-0&quot;;1;0);0))" office:value-type="float" office:value="0" calcext:value-type="float">
            <text:p>0</text:p>
          </table:table-cell>
          <table:table-cell table:style-name="ce54" table:formula="of:=IF([.$G403]+[.$I403]=0;;[.$I403])" office:value-type="float" office:value="0" calcext:value-type="float">
            <text:p>0</text:p>
          </table:table-cell>
          <table:table-cell table:style-name="ce54" table:formula="of:=IF([.$G403]+[.$I403]=0;;[.$G403])" office:value-type="float" office:value="0" calcext:value-type="float">
            <text:p>0</text:p>
          </table:table-cell>
          <table:table-cell table:style-name="ce70" table:formula="of:=IF([.$G403]+[.$I403]=0;;[.$I403]-[.$G403])" office:value-type="float" office:value="0" calcext:value-type="float">
            <text:p>+0</text:p>
          </table:table-cell>
          <table:table-cell table:style-name="ce77" table:formula="of:=IF([.$G403]+[.$I403]=0;&quot;(Vincente)&quot;;IF([.$G403]&gt;[.$I403];[.$B403];[.$C403]))" office:value-type="string" office:string-value="(Vincente)" calcext:value-type="string">
            <text:p>(Vincente)</text:p>
          </table:table-cell>
          <table:table-cell table:style-name="ce77" table:formula="of:=IF([.$G403]+[.$I403]=0;&quot;(Perdente)&quot;;IF([.$G403]&lt;[.$I403];[.$B403];[.$C4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04]=&quot;&quot;;&quot;&quot;;HYPERLINK(VLOOKUP([.B4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05]=&quot;&quot;;&quot;&quot;;TEXT([.E40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05]=&quot;&quot;;&quot;(Squadra A)&quot;;[.$B405])" office:value-type="string" office:string-value="(Squadra A)" calcext:value-type="string">
            <text:p>(Squadra A)</text:p>
          </table:table-cell>
          <table:table-cell table:style-name="ce54" table:formula="of:=IF([.$G405]+[.$I405]=0;;IF([.$G405]&gt;[.$I405];1;0))" office:value-type="float" office:value="0" calcext:value-type="float">
            <text:p>0</text:p>
          </table:table-cell>
          <table:table-cell table:style-name="ce77" table:formula="of:=IF([.$G405]+[.$I405]=0;;IF([.$G405]&lt;[.$I405];IF([.$G405]&amp;&quot;-&quot;&amp;[.$I405]=&quot;0-20&quot;;1;0);0))" office:value-type="float" office:value="0" calcext:value-type="float">
            <text:p>0</text:p>
          </table:table-cell>
          <table:table-cell table:style-name="ce77" table:formula="of:=IF([.$G405]+[.$I405]=0;;IF([.$G405]&lt;[.$I405];IF([.$G405]&amp;&quot;-&quot;&amp;[.$I405]&lt;&gt;&quot;0-20&quot;;1;0);0))" office:value-type="float" office:value="0" calcext:value-type="float">
            <text:p>0</text:p>
          </table:table-cell>
          <table:table-cell table:style-name="ce54" table:formula="of:=IF([.$G405]+[.$I405]=0;;[.$G405])" office:value-type="float" office:value="0" calcext:value-type="float">
            <text:p>0</text:p>
          </table:table-cell>
          <table:table-cell table:style-name="ce54" table:formula="of:=IF([.$G405]+[.$I405]=0;;[.$I405])" office:value-type="float" office:value="0" calcext:value-type="float">
            <text:p>0</text:p>
          </table:table-cell>
          <table:table-cell table:style-name="ce70" table:formula="of:=IF([.$G405]+[.$I405]=0;;[.$G405]-[.$I405])" office:value-type="float" office:value="0" calcext:value-type="float">
            <text:p>+0</text:p>
          </table:table-cell>
          <table:table-cell table:style-name="ce63" table:formula="of:=IF([.$C405]=&quot;&quot;;&quot;(Squadra B)&quot;;[.$C405])" office:value-type="string" office:string-value="(Squadra B)" calcext:value-type="string">
            <text:p>(Squadra B)</text:p>
          </table:table-cell>
          <table:table-cell table:style-name="ce54" table:formula="of:=IF([.$G405]+[.$I405]=0;;IF([.$I405]&gt;[.$G405];1;0))" office:value-type="float" office:value="0" calcext:value-type="float">
            <text:p>0</text:p>
          </table:table-cell>
          <table:table-cell table:style-name="ce77" table:formula="of:=IF([.$G405]+[.$I405]=0;;IF([.$I405]&lt;[.$G405];IF([.$G405]&amp;&quot;-&quot;&amp;[.$I405]=&quot;20-0&quot;;1;0);0))" office:value-type="float" office:value="0" calcext:value-type="float">
            <text:p>0</text:p>
          </table:table-cell>
          <table:table-cell table:style-name="ce77" table:formula="of:=IF([.$G405]+[.$I405]=0;;IF([.$I405]&lt;[.$G405];IF([.$G405]&amp;&quot;-&quot;&amp;[.$I405]&lt;&gt;&quot;20-0&quot;;1;0);0))" office:value-type="float" office:value="0" calcext:value-type="float">
            <text:p>0</text:p>
          </table:table-cell>
          <table:table-cell table:style-name="ce54" table:formula="of:=IF([.$G405]+[.$I405]=0;;[.$I405])" office:value-type="float" office:value="0" calcext:value-type="float">
            <text:p>0</text:p>
          </table:table-cell>
          <table:table-cell table:style-name="ce54" table:formula="of:=IF([.$G405]+[.$I405]=0;;[.$G405])" office:value-type="float" office:value="0" calcext:value-type="float">
            <text:p>0</text:p>
          </table:table-cell>
          <table:table-cell table:style-name="ce70" table:formula="of:=IF([.$G405]+[.$I405]=0;;[.$I405]-[.$G405])" office:value-type="float" office:value="0" calcext:value-type="float">
            <text:p>+0</text:p>
          </table:table-cell>
          <table:table-cell table:style-name="ce77" table:formula="of:=IF([.$G405]+[.$I405]=0;&quot;(Vincente)&quot;;IF([.$G405]&gt;[.$I405];[.$B405];[.$C405]))" office:value-type="string" office:string-value="(Vincente)" calcext:value-type="string">
            <text:p>(Vincente)</text:p>
          </table:table-cell>
          <table:table-cell table:style-name="ce77" table:formula="of:=IF([.$G405]+[.$I405]=0;&quot;(Perdente)&quot;;IF([.$G405]&lt;[.$I405];[.$B405];[.$C40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06]=&quot;&quot;;&quot;&quot;;HYPERLINK(VLOOKUP([.B40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87" table:formula="of:=IF(ISNUMBER([.A408]);ROMAN([.A408])&amp;&quot; GIORNATA&quot;;COM.MICROSOFT.SWITCH([.A408];&quot;1-2&quot;;&quot;FINALE 1°-2° POSTO&quot;;&quot;3-4&quot;;&quot;FINALE 3°-4° POSTO&quot;;&quot;1-4&quot;;&quot;SEMIFINALI 1°-4° POSTO&quot;;&quot;1-8&quot;;&quot;QUARTI DI FINALE 1°-8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0]=&quot;&quot;;&quot;&quot;;TEXT([.E41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10]=&quot;&quot;;&quot;(Squadra A)&quot;;[.$B410])" office:value-type="string" office:string-value="(Squadra A)" calcext:value-type="string">
            <text:p>(Squadra A)</text:p>
          </table:table-cell>
          <table:table-cell table:style-name="ce54" table:formula="of:=IF([.$G410]+[.$I410]=0;;IF([.$G410]&gt;[.$I410];1;0))" office:value-type="float" office:value="0" calcext:value-type="float">
            <text:p>0</text:p>
          </table:table-cell>
          <table:table-cell table:style-name="ce77" table:formula="of:=IF([.$G410]+[.$I410]=0;;IF([.$G410]&lt;[.$I410];IF([.$G410]&amp;&quot;-&quot;&amp;[.$I410]=&quot;0-20&quot;;1;0);0))" office:value-type="float" office:value="0" calcext:value-type="float">
            <text:p>0</text:p>
          </table:table-cell>
          <table:table-cell table:style-name="ce77" table:formula="of:=IF([.$G410]+[.$I410]=0;;IF([.$G410]&lt;[.$I410];IF([.$G410]&amp;&quot;-&quot;&amp;[.$I410]&lt;&gt;&quot;0-20&quot;;1;0);0))" office:value-type="float" office:value="0" calcext:value-type="float">
            <text:p>0</text:p>
          </table:table-cell>
          <table:table-cell table:style-name="ce54" table:formula="of:=IF([.$G410]+[.$I410]=0;;[.$G410])" office:value-type="float" office:value="0" calcext:value-type="float">
            <text:p>0</text:p>
          </table:table-cell>
          <table:table-cell table:style-name="ce54" table:formula="of:=IF([.$G410]+[.$I410]=0;;[.$I410])" office:value-type="float" office:value="0" calcext:value-type="float">
            <text:p>0</text:p>
          </table:table-cell>
          <table:table-cell table:style-name="ce70" table:formula="of:=IF([.$G410]+[.$I410]=0;;[.$G410]-[.$I410])" office:value-type="float" office:value="0" calcext:value-type="float">
            <text:p>+0</text:p>
          </table:table-cell>
          <table:table-cell table:style-name="ce63" table:formula="of:=IF([.$C410]=&quot;&quot;;&quot;(Squadra B)&quot;;[.$C410])" office:value-type="string" office:string-value="(Squadra B)" calcext:value-type="string">
            <text:p>(Squadra B)</text:p>
          </table:table-cell>
          <table:table-cell table:style-name="ce54" table:formula="of:=IF([.$G410]+[.$I410]=0;;IF([.$I410]&gt;[.$G410];1;0))" office:value-type="float" office:value="0" calcext:value-type="float">
            <text:p>0</text:p>
          </table:table-cell>
          <table:table-cell table:style-name="ce77" table:formula="of:=IF([.$G410]+[.$I410]=0;;IF([.$I410]&lt;[.$G410];IF([.$G410]&amp;&quot;-&quot;&amp;[.$I410]=&quot;20-0&quot;;1;0);0))" office:value-type="float" office:value="0" calcext:value-type="float">
            <text:p>0</text:p>
          </table:table-cell>
          <table:table-cell table:style-name="ce77" table:formula="of:=IF([.$G410]+[.$I410]=0;;IF([.$I410]&lt;[.$G410];IF([.$G410]&amp;&quot;-&quot;&amp;[.$I410]&lt;&gt;&quot;20-0&quot;;1;0);0))" office:value-type="float" office:value="0" calcext:value-type="float">
            <text:p>0</text:p>
          </table:table-cell>
          <table:table-cell table:style-name="ce54" table:formula="of:=IF([.$G410]+[.$I410]=0;;[.$I410])" office:value-type="float" office:value="0" calcext:value-type="float">
            <text:p>0</text:p>
          </table:table-cell>
          <table:table-cell table:style-name="ce54" table:formula="of:=IF([.$G410]+[.$I410]=0;;[.$G410])" office:value-type="float" office:value="0" calcext:value-type="float">
            <text:p>0</text:p>
          </table:table-cell>
          <table:table-cell table:style-name="ce70" table:formula="of:=IF([.$G410]+[.$I410]=0;;[.$I410]-[.$G410])" office:value-type="float" office:value="0" calcext:value-type="float">
            <text:p>+0</text:p>
          </table:table-cell>
          <table:table-cell table:style-name="ce77" table:formula="of:=IF([.$G410]+[.$I410]=0;&quot;(Vincente)&quot;;IF([.$G410]&gt;[.$I410];[.$B410];[.$C410]))" office:value-type="string" office:string-value="(Vincente)" calcext:value-type="string">
            <text:p>(Vincente)</text:p>
          </table:table-cell>
          <table:table-cell table:style-name="ce77" table:formula="of:=IF([.$G410]+[.$I410]=0;&quot;(Perdente)&quot;;IF([.$G410]&lt;[.$I410];[.$B410];[.$C41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1]=&quot;&quot;;&quot;&quot;;HYPERLINK(VLOOKUP([.B41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2]=&quot;&quot;;&quot;&quot;;TEXT([.E41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12]=&quot;&quot;;&quot;(Squadra A)&quot;;[.$B412])" office:value-type="string" office:string-value="(Squadra A)" calcext:value-type="string">
            <text:p>(Squadra A)</text:p>
          </table:table-cell>
          <table:table-cell table:style-name="ce54" table:formula="of:=IF([.$G412]+[.$I412]=0;;IF([.$G412]&gt;[.$I412];1;0))" office:value-type="float" office:value="0" calcext:value-type="float">
            <text:p>0</text:p>
          </table:table-cell>
          <table:table-cell table:style-name="ce77" table:formula="of:=IF([.$G412]+[.$I412]=0;;IF([.$G412]&lt;[.$I412];IF([.$G412]&amp;&quot;-&quot;&amp;[.$I412]=&quot;0-20&quot;;1;0);0))" office:value-type="float" office:value="0" calcext:value-type="float">
            <text:p>0</text:p>
          </table:table-cell>
          <table:table-cell table:style-name="ce77" table:formula="of:=IF([.$G412]+[.$I412]=0;;IF([.$G412]&lt;[.$I412];IF([.$G412]&amp;&quot;-&quot;&amp;[.$I412]&lt;&gt;&quot;0-20&quot;;1;0);0))" office:value-type="float" office:value="0" calcext:value-type="float">
            <text:p>0</text:p>
          </table:table-cell>
          <table:table-cell table:style-name="ce54" table:formula="of:=IF([.$G412]+[.$I412]=0;;[.$G412])" office:value-type="float" office:value="0" calcext:value-type="float">
            <text:p>0</text:p>
          </table:table-cell>
          <table:table-cell table:style-name="ce54" table:formula="of:=IF([.$G412]+[.$I412]=0;;[.$I412])" office:value-type="float" office:value="0" calcext:value-type="float">
            <text:p>0</text:p>
          </table:table-cell>
          <table:table-cell table:style-name="ce70" table:formula="of:=IF([.$G412]+[.$I412]=0;;[.$G412]-[.$I412])" office:value-type="float" office:value="0" calcext:value-type="float">
            <text:p>+0</text:p>
          </table:table-cell>
          <table:table-cell table:style-name="ce63" table:formula="of:=IF([.$C412]=&quot;&quot;;&quot;(Squadra B)&quot;;[.$C412])" office:value-type="string" office:string-value="(Squadra B)" calcext:value-type="string">
            <text:p>(Squadra B)</text:p>
          </table:table-cell>
          <table:table-cell table:style-name="ce54" table:formula="of:=IF([.$G412]+[.$I412]=0;;IF([.$I412]&gt;[.$G412];1;0))" office:value-type="float" office:value="0" calcext:value-type="float">
            <text:p>0</text:p>
          </table:table-cell>
          <table:table-cell table:style-name="ce77" table:formula="of:=IF([.$G412]+[.$I412]=0;;IF([.$I412]&lt;[.$G412];IF([.$G412]&amp;&quot;-&quot;&amp;[.$I412]=&quot;20-0&quot;;1;0);0))" office:value-type="float" office:value="0" calcext:value-type="float">
            <text:p>0</text:p>
          </table:table-cell>
          <table:table-cell table:style-name="ce77" table:formula="of:=IF([.$G412]+[.$I412]=0;;IF([.$I412]&lt;[.$G412];IF([.$G412]&amp;&quot;-&quot;&amp;[.$I412]&lt;&gt;&quot;20-0&quot;;1;0);0))" office:value-type="float" office:value="0" calcext:value-type="float">
            <text:p>0</text:p>
          </table:table-cell>
          <table:table-cell table:style-name="ce54" table:formula="of:=IF([.$G412]+[.$I412]=0;;[.$I412])" office:value-type="float" office:value="0" calcext:value-type="float">
            <text:p>0</text:p>
          </table:table-cell>
          <table:table-cell table:style-name="ce54" table:formula="of:=IF([.$G412]+[.$I412]=0;;[.$G412])" office:value-type="float" office:value="0" calcext:value-type="float">
            <text:p>0</text:p>
          </table:table-cell>
          <table:table-cell table:style-name="ce70" table:formula="of:=IF([.$G412]+[.$I412]=0;;[.$I412]-[.$G412])" office:value-type="float" office:value="0" calcext:value-type="float">
            <text:p>+0</text:p>
          </table:table-cell>
          <table:table-cell table:style-name="ce77" table:formula="of:=IF([.$G412]+[.$I412]=0;&quot;(Vincente)&quot;;IF([.$G412]&gt;[.$I412];[.$B412];[.$C412]))" office:value-type="string" office:string-value="(Vincente)" calcext:value-type="string">
            <text:p>(Vincente)</text:p>
          </table:table-cell>
          <table:table-cell table:style-name="ce77" table:formula="of:=IF([.$G412]+[.$I412]=0;&quot;(Perdente)&quot;;IF([.$G412]&lt;[.$I412];[.$B412];[.$C4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3]=&quot;&quot;;&quot;&quot;;HYPERLINK(VLOOKUP([.B4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4]=&quot;&quot;;&quot;&quot;;TEXT([.E41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14]=&quot;&quot;;&quot;(Squadra A)&quot;;[.$B414])" office:value-type="string" office:string-value="(Squadra A)" calcext:value-type="string">
            <text:p>(Squadra A)</text:p>
          </table:table-cell>
          <table:table-cell table:style-name="ce54" table:formula="of:=IF([.$G414]+[.$I414]=0;;IF([.$G414]&gt;[.$I414];1;0))" office:value-type="float" office:value="0" calcext:value-type="float">
            <text:p>0</text:p>
          </table:table-cell>
          <table:table-cell table:style-name="ce77" table:formula="of:=IF([.$G414]+[.$I414]=0;;IF([.$G414]&lt;[.$I414];IF([.$G414]&amp;&quot;-&quot;&amp;[.$I414]=&quot;0-20&quot;;1;0);0))" office:value-type="float" office:value="0" calcext:value-type="float">
            <text:p>0</text:p>
          </table:table-cell>
          <table:table-cell table:style-name="ce77" table:formula="of:=IF([.$G414]+[.$I414]=0;;IF([.$G414]&lt;[.$I414];IF([.$G414]&amp;&quot;-&quot;&amp;[.$I414]&lt;&gt;&quot;0-20&quot;;1;0);0))" office:value-type="float" office:value="0" calcext:value-type="float">
            <text:p>0</text:p>
          </table:table-cell>
          <table:table-cell table:style-name="ce54" table:formula="of:=IF([.$G414]+[.$I414]=0;;[.$G414])" office:value-type="float" office:value="0" calcext:value-type="float">
            <text:p>0</text:p>
          </table:table-cell>
          <table:table-cell table:style-name="ce54" table:formula="of:=IF([.$G414]+[.$I414]=0;;[.$I414])" office:value-type="float" office:value="0" calcext:value-type="float">
            <text:p>0</text:p>
          </table:table-cell>
          <table:table-cell table:style-name="ce70" table:formula="of:=IF([.$G414]+[.$I414]=0;;[.$G414]-[.$I414])" office:value-type="float" office:value="0" calcext:value-type="float">
            <text:p>+0</text:p>
          </table:table-cell>
          <table:table-cell table:style-name="ce63" table:formula="of:=IF([.$C414]=&quot;&quot;;&quot;(Squadra B)&quot;;[.$C414])" office:value-type="string" office:string-value="(Squadra B)" calcext:value-type="string">
            <text:p>(Squadra B)</text:p>
          </table:table-cell>
          <table:table-cell table:style-name="ce54" table:formula="of:=IF([.$G414]+[.$I414]=0;;IF([.$I414]&gt;[.$G414];1;0))" office:value-type="float" office:value="0" calcext:value-type="float">
            <text:p>0</text:p>
          </table:table-cell>
          <table:table-cell table:style-name="ce77" table:formula="of:=IF([.$G414]+[.$I414]=0;;IF([.$I414]&lt;[.$G414];IF([.$G414]&amp;&quot;-&quot;&amp;[.$I414]=&quot;20-0&quot;;1;0);0))" office:value-type="float" office:value="0" calcext:value-type="float">
            <text:p>0</text:p>
          </table:table-cell>
          <table:table-cell table:style-name="ce77" table:formula="of:=IF([.$G414]+[.$I414]=0;;IF([.$I414]&lt;[.$G414];IF([.$G414]&amp;&quot;-&quot;&amp;[.$I414]&lt;&gt;&quot;20-0&quot;;1;0);0))" office:value-type="float" office:value="0" calcext:value-type="float">
            <text:p>0</text:p>
          </table:table-cell>
          <table:table-cell table:style-name="ce54" table:formula="of:=IF([.$G414]+[.$I414]=0;;[.$I414])" office:value-type="float" office:value="0" calcext:value-type="float">
            <text:p>0</text:p>
          </table:table-cell>
          <table:table-cell table:style-name="ce54" table:formula="of:=IF([.$G414]+[.$I414]=0;;[.$G414])" office:value-type="float" office:value="0" calcext:value-type="float">
            <text:p>0</text:p>
          </table:table-cell>
          <table:table-cell table:style-name="ce70" table:formula="of:=IF([.$G414]+[.$I414]=0;;[.$I414]-[.$G414])" office:value-type="float" office:value="0" calcext:value-type="float">
            <text:p>+0</text:p>
          </table:table-cell>
          <table:table-cell table:style-name="ce77" table:formula="of:=IF([.$G414]+[.$I414]=0;&quot;(Vincente)&quot;;IF([.$G414]&gt;[.$I414];[.$B414];[.$C414]))" office:value-type="string" office:string-value="(Vincente)" calcext:value-type="string">
            <text:p>(Vincente)</text:p>
          </table:table-cell>
          <table:table-cell table:style-name="ce77" table:formula="of:=IF([.$G414]+[.$I414]=0;&quot;(Perdente)&quot;;IF([.$G414]&lt;[.$I414];[.$B414];[.$C4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5]=&quot;&quot;;&quot;&quot;;HYPERLINK(VLOOKUP([.B4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6]=&quot;&quot;;&quot;&quot;;TEXT([.E41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16]=&quot;&quot;;&quot;(Squadra A)&quot;;[.$B416])" office:value-type="string" office:string-value="(Squadra A)" calcext:value-type="string">
            <text:p>(Squadra A)</text:p>
          </table:table-cell>
          <table:table-cell table:style-name="ce54" table:formula="of:=IF([.$G416]+[.$I416]=0;;IF([.$G416]&gt;[.$I416];1;0))" office:value-type="float" office:value="0" calcext:value-type="float">
            <text:p>0</text:p>
          </table:table-cell>
          <table:table-cell table:style-name="ce77" table:formula="of:=IF([.$G416]+[.$I416]=0;;IF([.$G416]&lt;[.$I416];IF([.$G416]&amp;&quot;-&quot;&amp;[.$I416]=&quot;0-20&quot;;1;0);0))" office:value-type="float" office:value="0" calcext:value-type="float">
            <text:p>0</text:p>
          </table:table-cell>
          <table:table-cell table:style-name="ce77" table:formula="of:=IF([.$G416]+[.$I416]=0;;IF([.$G416]&lt;[.$I416];IF([.$G416]&amp;&quot;-&quot;&amp;[.$I416]&lt;&gt;&quot;0-20&quot;;1;0);0))" office:value-type="float" office:value="0" calcext:value-type="float">
            <text:p>0</text:p>
          </table:table-cell>
          <table:table-cell table:style-name="ce54" table:formula="of:=IF([.$G416]+[.$I416]=0;;[.$G416])" office:value-type="float" office:value="0" calcext:value-type="float">
            <text:p>0</text:p>
          </table:table-cell>
          <table:table-cell table:style-name="ce54" table:formula="of:=IF([.$G416]+[.$I416]=0;;[.$I416])" office:value-type="float" office:value="0" calcext:value-type="float">
            <text:p>0</text:p>
          </table:table-cell>
          <table:table-cell table:style-name="ce70" table:formula="of:=IF([.$G416]+[.$I416]=0;;[.$G416]-[.$I416])" office:value-type="float" office:value="0" calcext:value-type="float">
            <text:p>+0</text:p>
          </table:table-cell>
          <table:table-cell table:style-name="ce63" table:formula="of:=IF([.$C416]=&quot;&quot;;&quot;(Squadra B)&quot;;[.$C416])" office:value-type="string" office:string-value="(Squadra B)" calcext:value-type="string">
            <text:p>(Squadra B)</text:p>
          </table:table-cell>
          <table:table-cell table:style-name="ce54" table:formula="of:=IF([.$G416]+[.$I416]=0;;IF([.$I416]&gt;[.$G416];1;0))" office:value-type="float" office:value="0" calcext:value-type="float">
            <text:p>0</text:p>
          </table:table-cell>
          <table:table-cell table:style-name="ce77" table:formula="of:=IF([.$G416]+[.$I416]=0;;IF([.$I416]&lt;[.$G416];IF([.$G416]&amp;&quot;-&quot;&amp;[.$I416]=&quot;20-0&quot;;1;0);0))" office:value-type="float" office:value="0" calcext:value-type="float">
            <text:p>0</text:p>
          </table:table-cell>
          <table:table-cell table:style-name="ce77" table:formula="of:=IF([.$G416]+[.$I416]=0;;IF([.$I416]&lt;[.$G416];IF([.$G416]&amp;&quot;-&quot;&amp;[.$I416]&lt;&gt;&quot;20-0&quot;;1;0);0))" office:value-type="float" office:value="0" calcext:value-type="float">
            <text:p>0</text:p>
          </table:table-cell>
          <table:table-cell table:style-name="ce54" table:formula="of:=IF([.$G416]+[.$I416]=0;;[.$I416])" office:value-type="float" office:value="0" calcext:value-type="float">
            <text:p>0</text:p>
          </table:table-cell>
          <table:table-cell table:style-name="ce54" table:formula="of:=IF([.$G416]+[.$I416]=0;;[.$G416])" office:value-type="float" office:value="0" calcext:value-type="float">
            <text:p>0</text:p>
          </table:table-cell>
          <table:table-cell table:style-name="ce70" table:formula="of:=IF([.$G416]+[.$I416]=0;;[.$I416]-[.$G416])" office:value-type="float" office:value="0" calcext:value-type="float">
            <text:p>+0</text:p>
          </table:table-cell>
          <table:table-cell table:style-name="ce77" table:formula="of:=IF([.$G416]+[.$I416]=0;&quot;(Vincente)&quot;;IF([.$G416]&gt;[.$I416];[.$B416];[.$C416]))" office:value-type="string" office:string-value="(Vincente)" calcext:value-type="string">
            <text:p>(Vincente)</text:p>
          </table:table-cell>
          <table:table-cell table:style-name="ce77" table:formula="of:=IF([.$G416]+[.$I416]=0;&quot;(Perdente)&quot;;IF([.$G416]&lt;[.$I416];[.$B416];[.$C41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7]=&quot;&quot;;&quot;&quot;;HYPERLINK(VLOOKUP([.B41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8]=&quot;&quot;;&quot;&quot;;TEXT([.E41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18]=&quot;&quot;;&quot;(Squadra A)&quot;;[.$B418])" office:value-type="string" office:string-value="(Squadra A)" calcext:value-type="string">
            <text:p>(Squadra A)</text:p>
          </table:table-cell>
          <table:table-cell table:style-name="ce54" table:formula="of:=IF([.$G418]+[.$I418]=0;;IF([.$G418]&gt;[.$I418];1;0))" office:value-type="float" office:value="0" calcext:value-type="float">
            <text:p>0</text:p>
          </table:table-cell>
          <table:table-cell table:style-name="ce77" table:formula="of:=IF([.$G418]+[.$I418]=0;;IF([.$G418]&lt;[.$I418];IF([.$G418]&amp;&quot;-&quot;&amp;[.$I418]=&quot;0-20&quot;;1;0);0))" office:value-type="float" office:value="0" calcext:value-type="float">
            <text:p>0</text:p>
          </table:table-cell>
          <table:table-cell table:style-name="ce77" table:formula="of:=IF([.$G418]+[.$I418]=0;;IF([.$G418]&lt;[.$I418];IF([.$G418]&amp;&quot;-&quot;&amp;[.$I418]&lt;&gt;&quot;0-20&quot;;1;0);0))" office:value-type="float" office:value="0" calcext:value-type="float">
            <text:p>0</text:p>
          </table:table-cell>
          <table:table-cell table:style-name="ce54" table:formula="of:=IF([.$G418]+[.$I418]=0;;[.$G418])" office:value-type="float" office:value="0" calcext:value-type="float">
            <text:p>0</text:p>
          </table:table-cell>
          <table:table-cell table:style-name="ce54" table:formula="of:=IF([.$G418]+[.$I418]=0;;[.$I418])" office:value-type="float" office:value="0" calcext:value-type="float">
            <text:p>0</text:p>
          </table:table-cell>
          <table:table-cell table:style-name="ce70" table:formula="of:=IF([.$G418]+[.$I418]=0;;[.$G418]-[.$I418])" office:value-type="float" office:value="0" calcext:value-type="float">
            <text:p>+0</text:p>
          </table:table-cell>
          <table:table-cell table:style-name="ce63" table:formula="of:=IF([.$C418]=&quot;&quot;;&quot;(Squadra B)&quot;;[.$C418])" office:value-type="string" office:string-value="(Squadra B)" calcext:value-type="string">
            <text:p>(Squadra B)</text:p>
          </table:table-cell>
          <table:table-cell table:style-name="ce54" table:formula="of:=IF([.$G418]+[.$I418]=0;;IF([.$I418]&gt;[.$G418];1;0))" office:value-type="float" office:value="0" calcext:value-type="float">
            <text:p>0</text:p>
          </table:table-cell>
          <table:table-cell table:style-name="ce77" table:formula="of:=IF([.$G418]+[.$I418]=0;;IF([.$I418]&lt;[.$G418];IF([.$G418]&amp;&quot;-&quot;&amp;[.$I418]=&quot;20-0&quot;;1;0);0))" office:value-type="float" office:value="0" calcext:value-type="float">
            <text:p>0</text:p>
          </table:table-cell>
          <table:table-cell table:style-name="ce77" table:formula="of:=IF([.$G418]+[.$I418]=0;;IF([.$I418]&lt;[.$G418];IF([.$G418]&amp;&quot;-&quot;&amp;[.$I418]&lt;&gt;&quot;20-0&quot;;1;0);0))" office:value-type="float" office:value="0" calcext:value-type="float">
            <text:p>0</text:p>
          </table:table-cell>
          <table:table-cell table:style-name="ce54" table:formula="of:=IF([.$G418]+[.$I418]=0;;[.$I418])" office:value-type="float" office:value="0" calcext:value-type="float">
            <text:p>0</text:p>
          </table:table-cell>
          <table:table-cell table:style-name="ce54" table:formula="of:=IF([.$G418]+[.$I418]=0;;[.$G418])" office:value-type="float" office:value="0" calcext:value-type="float">
            <text:p>0</text:p>
          </table:table-cell>
          <table:table-cell table:style-name="ce70" table:formula="of:=IF([.$G418]+[.$I418]=0;;[.$I418]-[.$G418])" office:value-type="float" office:value="0" calcext:value-type="float">
            <text:p>+0</text:p>
          </table:table-cell>
          <table:table-cell table:style-name="ce77" table:formula="of:=IF([.$G418]+[.$I418]=0;&quot;(Vincente)&quot;;IF([.$G418]&gt;[.$I418];[.$B418];[.$C418]))" office:value-type="string" office:string-value="(Vincente)" calcext:value-type="string">
            <text:p>(Vincente)</text:p>
          </table:table-cell>
          <table:table-cell table:style-name="ce77" table:formula="of:=IF([.$G418]+[.$I418]=0;&quot;(Perdente)&quot;;IF([.$G418]&lt;[.$I418];[.$B418];[.$C41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9]=&quot;&quot;;&quot;&quot;;HYPERLINK(VLOOKUP([.B41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" calcext:value-type="float" table:number-columns-spanned="1" table:number-rows-spanned="2">
            <text:p>2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20]=&quot;&quot;;&quot;&quot;;TEXT([.E42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20]=&quot;&quot;;&quot;(Squadra A)&quot;;[.$B420])" office:value-type="string" office:string-value="(Squadra A)" calcext:value-type="string">
            <text:p>(Squadra A)</text:p>
          </table:table-cell>
          <table:table-cell table:style-name="ce54" table:formula="of:=IF([.$G420]+[.$I420]=0;;IF([.$G420]&gt;[.$I420];1;0))" office:value-type="float" office:value="0" calcext:value-type="float">
            <text:p>0</text:p>
          </table:table-cell>
          <table:table-cell table:style-name="ce77" table:formula="of:=IF([.$G420]+[.$I420]=0;;IF([.$G420]&lt;[.$I420];IF([.$G420]&amp;&quot;-&quot;&amp;[.$I420]=&quot;0-20&quot;;1;0);0))" office:value-type="float" office:value="0" calcext:value-type="float">
            <text:p>0</text:p>
          </table:table-cell>
          <table:table-cell table:style-name="ce77" table:formula="of:=IF([.$G420]+[.$I420]=0;;IF([.$G420]&lt;[.$I420];IF([.$G420]&amp;&quot;-&quot;&amp;[.$I420]&lt;&gt;&quot;0-20&quot;;1;0);0))" office:value-type="float" office:value="0" calcext:value-type="float">
            <text:p>0</text:p>
          </table:table-cell>
          <table:table-cell table:style-name="ce54" table:formula="of:=IF([.$G420]+[.$I420]=0;;[.$G420])" office:value-type="float" office:value="0" calcext:value-type="float">
            <text:p>0</text:p>
          </table:table-cell>
          <table:table-cell table:style-name="ce54" table:formula="of:=IF([.$G420]+[.$I420]=0;;[.$I420])" office:value-type="float" office:value="0" calcext:value-type="float">
            <text:p>0</text:p>
          </table:table-cell>
          <table:table-cell table:style-name="ce70" table:formula="of:=IF([.$G420]+[.$I420]=0;;[.$G420]-[.$I420])" office:value-type="float" office:value="0" calcext:value-type="float">
            <text:p>+0</text:p>
          </table:table-cell>
          <table:table-cell table:style-name="ce63" table:formula="of:=IF([.$C420]=&quot;&quot;;&quot;(Squadra B)&quot;;[.$C420])" office:value-type="string" office:string-value="(Squadra B)" calcext:value-type="string">
            <text:p>(Squadra B)</text:p>
          </table:table-cell>
          <table:table-cell table:style-name="ce54" table:formula="of:=IF([.$G420]+[.$I420]=0;;IF([.$I420]&gt;[.$G420];1;0))" office:value-type="float" office:value="0" calcext:value-type="float">
            <text:p>0</text:p>
          </table:table-cell>
          <table:table-cell table:style-name="ce77" table:formula="of:=IF([.$G420]+[.$I420]=0;;IF([.$I420]&lt;[.$G420];IF([.$G420]&amp;&quot;-&quot;&amp;[.$I420]=&quot;20-0&quot;;1;0);0))" office:value-type="float" office:value="0" calcext:value-type="float">
            <text:p>0</text:p>
          </table:table-cell>
          <table:table-cell table:style-name="ce77" table:formula="of:=IF([.$G420]+[.$I420]=0;;IF([.$I420]&lt;[.$G420];IF([.$G420]&amp;&quot;-&quot;&amp;[.$I420]&lt;&gt;&quot;20-0&quot;;1;0);0))" office:value-type="float" office:value="0" calcext:value-type="float">
            <text:p>0</text:p>
          </table:table-cell>
          <table:table-cell table:style-name="ce54" table:formula="of:=IF([.$G420]+[.$I420]=0;;[.$I420])" office:value-type="float" office:value="0" calcext:value-type="float">
            <text:p>0</text:p>
          </table:table-cell>
          <table:table-cell table:style-name="ce54" table:formula="of:=IF([.$G420]+[.$I420]=0;;[.$G420])" office:value-type="float" office:value="0" calcext:value-type="float">
            <text:p>0</text:p>
          </table:table-cell>
          <table:table-cell table:style-name="ce70" table:formula="of:=IF([.$G420]+[.$I420]=0;;[.$I420]-[.$G420])" office:value-type="float" office:value="0" calcext:value-type="float">
            <text:p>+0</text:p>
          </table:table-cell>
          <table:table-cell table:style-name="ce77" table:formula="of:=IF([.$G420]+[.$I420]=0;&quot;(Vincente)&quot;;IF([.$G420]&gt;[.$I420];[.$B420];[.$C420]))" office:value-type="string" office:string-value="(Vincente)" calcext:value-type="string">
            <text:p>(Vincente)</text:p>
          </table:table-cell>
          <table:table-cell table:style-name="ce77" table:formula="of:=IF([.$G420]+[.$I420]=0;&quot;(Perdente)&quot;;IF([.$G420]&lt;[.$I420];[.$B420];[.$C4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21]=&quot;&quot;;&quot;&quot;;HYPERLINK(VLOOKUP([.B4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" calcext:value-type="float" table:number-columns-spanned="1" table:number-rows-spanned="2">
            <text:p>2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22]=&quot;&quot;;&quot;&quot;;TEXT([.E42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22]=&quot;&quot;;&quot;(Squadra A)&quot;;[.$B422])" office:value-type="string" office:string-value="(Squadra A)" calcext:value-type="string">
            <text:p>(Squadra A)</text:p>
          </table:table-cell>
          <table:table-cell table:style-name="ce54" table:formula="of:=IF([.$G422]+[.$I422]=0;;IF([.$G422]&gt;[.$I422];1;0))" office:value-type="float" office:value="0" calcext:value-type="float">
            <text:p>0</text:p>
          </table:table-cell>
          <table:table-cell table:style-name="ce77" table:formula="of:=IF([.$G422]+[.$I422]=0;;IF([.$G422]&lt;[.$I422];IF([.$G422]&amp;&quot;-&quot;&amp;[.$I422]=&quot;0-20&quot;;1;0);0))" office:value-type="float" office:value="0" calcext:value-type="float">
            <text:p>0</text:p>
          </table:table-cell>
          <table:table-cell table:style-name="ce77" table:formula="of:=IF([.$G422]+[.$I422]=0;;IF([.$G422]&lt;[.$I422];IF([.$G422]&amp;&quot;-&quot;&amp;[.$I422]&lt;&gt;&quot;0-20&quot;;1;0);0))" office:value-type="float" office:value="0" calcext:value-type="float">
            <text:p>0</text:p>
          </table:table-cell>
          <table:table-cell table:style-name="ce54" table:formula="of:=IF([.$G422]+[.$I422]=0;;[.$G422])" office:value-type="float" office:value="0" calcext:value-type="float">
            <text:p>0</text:p>
          </table:table-cell>
          <table:table-cell table:style-name="ce54" table:formula="of:=IF([.$G422]+[.$I422]=0;;[.$I422])" office:value-type="float" office:value="0" calcext:value-type="float">
            <text:p>0</text:p>
          </table:table-cell>
          <table:table-cell table:style-name="ce70" table:formula="of:=IF([.$G422]+[.$I422]=0;;[.$G422]-[.$I422])" office:value-type="float" office:value="0" calcext:value-type="float">
            <text:p>+0</text:p>
          </table:table-cell>
          <table:table-cell table:style-name="ce63" table:formula="of:=IF([.$C422]=&quot;&quot;;&quot;(Squadra B)&quot;;[.$C422])" office:value-type="string" office:string-value="(Squadra B)" calcext:value-type="string">
            <text:p>(Squadra B)</text:p>
          </table:table-cell>
          <table:table-cell table:style-name="ce54" table:formula="of:=IF([.$G422]+[.$I422]=0;;IF([.$I422]&gt;[.$G422];1;0))" office:value-type="float" office:value="0" calcext:value-type="float">
            <text:p>0</text:p>
          </table:table-cell>
          <table:table-cell table:style-name="ce77" table:formula="of:=IF([.$G422]+[.$I422]=0;;IF([.$I422]&lt;[.$G422];IF([.$G422]&amp;&quot;-&quot;&amp;[.$I422]=&quot;20-0&quot;;1;0);0))" office:value-type="float" office:value="0" calcext:value-type="float">
            <text:p>0</text:p>
          </table:table-cell>
          <table:table-cell table:style-name="ce77" table:formula="of:=IF([.$G422]+[.$I422]=0;;IF([.$I422]&lt;[.$G422];IF([.$G422]&amp;&quot;-&quot;&amp;[.$I422]&lt;&gt;&quot;20-0&quot;;1;0);0))" office:value-type="float" office:value="0" calcext:value-type="float">
            <text:p>0</text:p>
          </table:table-cell>
          <table:table-cell table:style-name="ce54" table:formula="of:=IF([.$G422]+[.$I422]=0;;[.$I422])" office:value-type="float" office:value="0" calcext:value-type="float">
            <text:p>0</text:p>
          </table:table-cell>
          <table:table-cell table:style-name="ce54" table:formula="of:=IF([.$G422]+[.$I422]=0;;[.$G422])" office:value-type="float" office:value="0" calcext:value-type="float">
            <text:p>0</text:p>
          </table:table-cell>
          <table:table-cell table:style-name="ce70" table:formula="of:=IF([.$G422]+[.$I422]=0;;[.$I422]-[.$G422])" office:value-type="float" office:value="0" calcext:value-type="float">
            <text:p>+0</text:p>
          </table:table-cell>
          <table:table-cell table:style-name="ce77" table:formula="of:=IF([.$G422]+[.$I422]=0;&quot;(Vincente)&quot;;IF([.$G422]&gt;[.$I422];[.$B422];[.$C422]))" office:value-type="string" office:string-value="(Vincente)" calcext:value-type="string">
            <text:p>(Vincente)</text:p>
          </table:table-cell>
          <table:table-cell table:style-name="ce77" table:formula="of:=IF([.$G422]+[.$I422]=0;&quot;(Perdente)&quot;;IF([.$G422]&lt;[.$I422];[.$B422];[.$C4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23]=&quot;&quot;;&quot;&quot;;HYPERLINK(VLOOKUP([.B4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" calcext:value-type="float" table:number-columns-spanned="1" table:number-rows-spanned="2">
            <text:p>2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24]=&quot;&quot;;&quot;&quot;;TEXT([.E42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24]=&quot;&quot;;&quot;(Squadra A)&quot;;[.$B424])" office:value-type="string" office:string-value="(Squadra A)" calcext:value-type="string">
            <text:p>(Squadra A)</text:p>
          </table:table-cell>
          <table:table-cell table:style-name="ce54" table:formula="of:=IF([.$G424]+[.$I424]=0;;IF([.$G424]&gt;[.$I424];1;0))" office:value-type="float" office:value="0" calcext:value-type="float">
            <text:p>0</text:p>
          </table:table-cell>
          <table:table-cell table:style-name="ce77" table:formula="of:=IF([.$G424]+[.$I424]=0;;IF([.$G424]&lt;[.$I424];IF([.$G424]&amp;&quot;-&quot;&amp;[.$I424]=&quot;0-20&quot;;1;0);0))" office:value-type="float" office:value="0" calcext:value-type="float">
            <text:p>0</text:p>
          </table:table-cell>
          <table:table-cell table:style-name="ce77" table:formula="of:=IF([.$G424]+[.$I424]=0;;IF([.$G424]&lt;[.$I424];IF([.$G424]&amp;&quot;-&quot;&amp;[.$I424]&lt;&gt;&quot;0-20&quot;;1;0);0))" office:value-type="float" office:value="0" calcext:value-type="float">
            <text:p>0</text:p>
          </table:table-cell>
          <table:table-cell table:style-name="ce54" table:formula="of:=IF([.$G424]+[.$I424]=0;;[.$G424])" office:value-type="float" office:value="0" calcext:value-type="float">
            <text:p>0</text:p>
          </table:table-cell>
          <table:table-cell table:style-name="ce54" table:formula="of:=IF([.$G424]+[.$I424]=0;;[.$I424])" office:value-type="float" office:value="0" calcext:value-type="float">
            <text:p>0</text:p>
          </table:table-cell>
          <table:table-cell table:style-name="ce70" table:formula="of:=IF([.$G424]+[.$I424]=0;;[.$G424]-[.$I424])" office:value-type="float" office:value="0" calcext:value-type="float">
            <text:p>+0</text:p>
          </table:table-cell>
          <table:table-cell table:style-name="ce63" table:formula="of:=IF([.$C424]=&quot;&quot;;&quot;(Squadra B)&quot;;[.$C424])" office:value-type="string" office:string-value="(Squadra B)" calcext:value-type="string">
            <text:p>(Squadra B)</text:p>
          </table:table-cell>
          <table:table-cell table:style-name="ce54" table:formula="of:=IF([.$G424]+[.$I424]=0;;IF([.$I424]&gt;[.$G424];1;0))" office:value-type="float" office:value="0" calcext:value-type="float">
            <text:p>0</text:p>
          </table:table-cell>
          <table:table-cell table:style-name="ce77" table:formula="of:=IF([.$G424]+[.$I424]=0;;IF([.$I424]&lt;[.$G424];IF([.$G424]&amp;&quot;-&quot;&amp;[.$I424]=&quot;20-0&quot;;1;0);0))" office:value-type="float" office:value="0" calcext:value-type="float">
            <text:p>0</text:p>
          </table:table-cell>
          <table:table-cell table:style-name="ce77" table:formula="of:=IF([.$G424]+[.$I424]=0;;IF([.$I424]&lt;[.$G424];IF([.$G424]&amp;&quot;-&quot;&amp;[.$I424]&lt;&gt;&quot;20-0&quot;;1;0);0))" office:value-type="float" office:value="0" calcext:value-type="float">
            <text:p>0</text:p>
          </table:table-cell>
          <table:table-cell table:style-name="ce54" table:formula="of:=IF([.$G424]+[.$I424]=0;;[.$I424])" office:value-type="float" office:value="0" calcext:value-type="float">
            <text:p>0</text:p>
          </table:table-cell>
          <table:table-cell table:style-name="ce54" table:formula="of:=IF([.$G424]+[.$I424]=0;;[.$G424])" office:value-type="float" office:value="0" calcext:value-type="float">
            <text:p>0</text:p>
          </table:table-cell>
          <table:table-cell table:style-name="ce70" table:formula="of:=IF([.$G424]+[.$I424]=0;;[.$I424]-[.$G424])" office:value-type="float" office:value="0" calcext:value-type="float">
            <text:p>+0</text:p>
          </table:table-cell>
          <table:table-cell table:style-name="ce77" table:formula="of:=IF([.$G424]+[.$I424]=0;&quot;(Vincente)&quot;;IF([.$G424]&gt;[.$I424];[.$B424];[.$C424]))" office:value-type="string" office:string-value="(Vincente)" calcext:value-type="string">
            <text:p>(Vincente)</text:p>
          </table:table-cell>
          <table:table-cell table:style-name="ce77" table:formula="of:=IF([.$G424]+[.$I424]=0;&quot;(Perdente)&quot;;IF([.$G424]&lt;[.$I424];[.$B424];[.$C42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25]=&quot;&quot;;&quot;&quot;;HYPERLINK(VLOOKUP([.B42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" calcext:value-type="float" table:number-columns-spanned="1" table:number-rows-spanned="2">
            <text:p>2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26]=&quot;&quot;;&quot;&quot;;TEXT([.E42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26]=&quot;&quot;;&quot;(Squadra A)&quot;;[.$B426])" office:value-type="string" office:string-value="(Squadra A)" calcext:value-type="string">
            <text:p>(Squadra A)</text:p>
          </table:table-cell>
          <table:table-cell table:style-name="ce54" table:formula="of:=IF([.$G426]+[.$I426]=0;;IF([.$G426]&gt;[.$I426];1;0))" office:value-type="float" office:value="0" calcext:value-type="float">
            <text:p>0</text:p>
          </table:table-cell>
          <table:table-cell table:style-name="ce77" table:formula="of:=IF([.$G426]+[.$I426]=0;;IF([.$G426]&lt;[.$I426];IF([.$G426]&amp;&quot;-&quot;&amp;[.$I426]=&quot;0-20&quot;;1;0);0))" office:value-type="float" office:value="0" calcext:value-type="float">
            <text:p>0</text:p>
          </table:table-cell>
          <table:table-cell table:style-name="ce77" table:formula="of:=IF([.$G426]+[.$I426]=0;;IF([.$G426]&lt;[.$I426];IF([.$G426]&amp;&quot;-&quot;&amp;[.$I426]&lt;&gt;&quot;0-20&quot;;1;0);0))" office:value-type="float" office:value="0" calcext:value-type="float">
            <text:p>0</text:p>
          </table:table-cell>
          <table:table-cell table:style-name="ce54" table:formula="of:=IF([.$G426]+[.$I426]=0;;[.$G426])" office:value-type="float" office:value="0" calcext:value-type="float">
            <text:p>0</text:p>
          </table:table-cell>
          <table:table-cell table:style-name="ce54" table:formula="of:=IF([.$G426]+[.$I426]=0;;[.$I426])" office:value-type="float" office:value="0" calcext:value-type="float">
            <text:p>0</text:p>
          </table:table-cell>
          <table:table-cell table:style-name="ce70" table:formula="of:=IF([.$G426]+[.$I426]=0;;[.$G426]-[.$I426])" office:value-type="float" office:value="0" calcext:value-type="float">
            <text:p>+0</text:p>
          </table:table-cell>
          <table:table-cell table:style-name="ce63" table:formula="of:=IF([.$C426]=&quot;&quot;;&quot;(Squadra B)&quot;;[.$C426])" office:value-type="string" office:string-value="(Squadra B)" calcext:value-type="string">
            <text:p>(Squadra B)</text:p>
          </table:table-cell>
          <table:table-cell table:style-name="ce54" table:formula="of:=IF([.$G426]+[.$I426]=0;;IF([.$I426]&gt;[.$G426];1;0))" office:value-type="float" office:value="0" calcext:value-type="float">
            <text:p>0</text:p>
          </table:table-cell>
          <table:table-cell table:style-name="ce77" table:formula="of:=IF([.$G426]+[.$I426]=0;;IF([.$I426]&lt;[.$G426];IF([.$G426]&amp;&quot;-&quot;&amp;[.$I426]=&quot;20-0&quot;;1;0);0))" office:value-type="float" office:value="0" calcext:value-type="float">
            <text:p>0</text:p>
          </table:table-cell>
          <table:table-cell table:style-name="ce77" table:formula="of:=IF([.$G426]+[.$I426]=0;;IF([.$I426]&lt;[.$G426];IF([.$G426]&amp;&quot;-&quot;&amp;[.$I426]&lt;&gt;&quot;20-0&quot;;1;0);0))" office:value-type="float" office:value="0" calcext:value-type="float">
            <text:p>0</text:p>
          </table:table-cell>
          <table:table-cell table:style-name="ce54" table:formula="of:=IF([.$G426]+[.$I426]=0;;[.$I426])" office:value-type="float" office:value="0" calcext:value-type="float">
            <text:p>0</text:p>
          </table:table-cell>
          <table:table-cell table:style-name="ce54" table:formula="of:=IF([.$G426]+[.$I426]=0;;[.$G426])" office:value-type="float" office:value="0" calcext:value-type="float">
            <text:p>0</text:p>
          </table:table-cell>
          <table:table-cell table:style-name="ce70" table:formula="of:=IF([.$G426]+[.$I426]=0;;[.$I426]-[.$G426])" office:value-type="float" office:value="0" calcext:value-type="float">
            <text:p>+0</text:p>
          </table:table-cell>
          <table:table-cell table:style-name="ce77" table:formula="of:=IF([.$G426]+[.$I426]=0;&quot;(Vincente)&quot;;IF([.$G426]&gt;[.$I426];[.$B426];[.$C426]))" office:value-type="string" office:string-value="(Vincente)" calcext:value-type="string">
            <text:p>(Vincente)</text:p>
          </table:table-cell>
          <table:table-cell table:style-name="ce77" table:formula="of:=IF([.$G426]+[.$I426]=0;&quot;(Perdente)&quot;;IF([.$G426]&lt;[.$I426];[.$B426];[.$C4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27]=&quot;&quot;;&quot;&quot;;HYPERLINK(VLOOKUP([.B4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4" calcext:value-type="float">
            <text:p>4</text:p>
          </table:table-cell>
          <table:table-cell table:style-name="ce87" table:formula="of:=IF(ISNUMBER([.A429]);ROMAN([.A429])&amp;&quot; GIORNATA&quot;;COM.MICROSOFT.SWITCH([.A429];&quot;1-2&quot;;&quot;FINALE 1°-2° POSTO&quot;;&quot;3-4&quot;;&quot;FINALE 3°-4° POSTO&quot;;&quot;1-4&quot;;&quot;SEMIFINALI 1°-4° POSTO&quot;;&quot;1-8&quot;;&quot;QUARTI DI FINALE 1°-8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" calcext:value-type="float" table:number-columns-spanned="1" table:number-rows-spanned="2">
            <text:p>2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1]=&quot;&quot;;&quot;&quot;;TEXT([.E43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31]=&quot;&quot;;&quot;(Squadra A)&quot;;[.$B431])" office:value-type="string" office:string-value="(Squadra A)" calcext:value-type="string">
            <text:p>(Squadra A)</text:p>
          </table:table-cell>
          <table:table-cell table:style-name="ce54" table:formula="of:=IF([.$G431]+[.$I431]=0;;IF([.$G431]&gt;[.$I431];1;0))" office:value-type="float" office:value="0" calcext:value-type="float">
            <text:p>0</text:p>
          </table:table-cell>
          <table:table-cell table:style-name="ce77" table:formula="of:=IF([.$G431]+[.$I431]=0;;IF([.$G431]&lt;[.$I431];IF([.$G431]&amp;&quot;-&quot;&amp;[.$I431]=&quot;0-20&quot;;1;0);0))" office:value-type="float" office:value="0" calcext:value-type="float">
            <text:p>0</text:p>
          </table:table-cell>
          <table:table-cell table:style-name="ce77" table:formula="of:=IF([.$G431]+[.$I431]=0;;IF([.$G431]&lt;[.$I431];IF([.$G431]&amp;&quot;-&quot;&amp;[.$I431]&lt;&gt;&quot;0-20&quot;;1;0);0))" office:value-type="float" office:value="0" calcext:value-type="float">
            <text:p>0</text:p>
          </table:table-cell>
          <table:table-cell table:style-name="ce54" table:formula="of:=IF([.$G431]+[.$I431]=0;;[.$G431])" office:value-type="float" office:value="0" calcext:value-type="float">
            <text:p>0</text:p>
          </table:table-cell>
          <table:table-cell table:style-name="ce54" table:formula="of:=IF([.$G431]+[.$I431]=0;;[.$I431])" office:value-type="float" office:value="0" calcext:value-type="float">
            <text:p>0</text:p>
          </table:table-cell>
          <table:table-cell table:style-name="ce70" table:formula="of:=IF([.$G431]+[.$I431]=0;;[.$G431]-[.$I431])" office:value-type="float" office:value="0" calcext:value-type="float">
            <text:p>+0</text:p>
          </table:table-cell>
          <table:table-cell table:style-name="ce63" table:formula="of:=IF([.$C431]=&quot;&quot;;&quot;(Squadra B)&quot;;[.$C431])" office:value-type="string" office:string-value="(Squadra B)" calcext:value-type="string">
            <text:p>(Squadra B)</text:p>
          </table:table-cell>
          <table:table-cell table:style-name="ce54" table:formula="of:=IF([.$G431]+[.$I431]=0;;IF([.$I431]&gt;[.$G431];1;0))" office:value-type="float" office:value="0" calcext:value-type="float">
            <text:p>0</text:p>
          </table:table-cell>
          <table:table-cell table:style-name="ce77" table:formula="of:=IF([.$G431]+[.$I431]=0;;IF([.$I431]&lt;[.$G431];IF([.$G431]&amp;&quot;-&quot;&amp;[.$I431]=&quot;20-0&quot;;1;0);0))" office:value-type="float" office:value="0" calcext:value-type="float">
            <text:p>0</text:p>
          </table:table-cell>
          <table:table-cell table:style-name="ce77" table:formula="of:=IF([.$G431]+[.$I431]=0;;IF([.$I431]&lt;[.$G431];IF([.$G431]&amp;&quot;-&quot;&amp;[.$I431]&lt;&gt;&quot;20-0&quot;;1;0);0))" office:value-type="float" office:value="0" calcext:value-type="float">
            <text:p>0</text:p>
          </table:table-cell>
          <table:table-cell table:style-name="ce54" table:formula="of:=IF([.$G431]+[.$I431]=0;;[.$I431])" office:value-type="float" office:value="0" calcext:value-type="float">
            <text:p>0</text:p>
          </table:table-cell>
          <table:table-cell table:style-name="ce54" table:formula="of:=IF([.$G431]+[.$I431]=0;;[.$G431])" office:value-type="float" office:value="0" calcext:value-type="float">
            <text:p>0</text:p>
          </table:table-cell>
          <table:table-cell table:style-name="ce70" table:formula="of:=IF([.$G431]+[.$I431]=0;;[.$I431]-[.$G431])" office:value-type="float" office:value="0" calcext:value-type="float">
            <text:p>+0</text:p>
          </table:table-cell>
          <table:table-cell table:style-name="ce77" table:formula="of:=IF([.$G431]+[.$I431]=0;&quot;(Vincente)&quot;;IF([.$G431]&gt;[.$I431];[.$B431];[.$C431]))" office:value-type="string" office:string-value="(Vincente)" calcext:value-type="string">
            <text:p>(Vincente)</text:p>
          </table:table-cell>
          <table:table-cell table:style-name="ce77" table:formula="of:=IF([.$G431]+[.$I431]=0;&quot;(Perdente)&quot;;IF([.$G431]&lt;[.$I431];[.$B431];[.$C4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2]=&quot;&quot;;&quot;&quot;;HYPERLINK(VLOOKUP([.B4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" calcext:value-type="float" table:number-columns-spanned="1" table:number-rows-spanned="2">
            <text:p>2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3]=&quot;&quot;;&quot;&quot;;TEXT([.E43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33]=&quot;&quot;;&quot;(Squadra A)&quot;;[.$B433])" office:value-type="string" office:string-value="(Squadra A)" calcext:value-type="string">
            <text:p>(Squadra A)</text:p>
          </table:table-cell>
          <table:table-cell table:style-name="ce54" table:formula="of:=IF([.$G433]+[.$I433]=0;;IF([.$G433]&gt;[.$I433];1;0))" office:value-type="float" office:value="0" calcext:value-type="float">
            <text:p>0</text:p>
          </table:table-cell>
          <table:table-cell table:style-name="ce77" table:formula="of:=IF([.$G433]+[.$I433]=0;;IF([.$G433]&lt;[.$I433];IF([.$G433]&amp;&quot;-&quot;&amp;[.$I433]=&quot;0-20&quot;;1;0);0))" office:value-type="float" office:value="0" calcext:value-type="float">
            <text:p>0</text:p>
          </table:table-cell>
          <table:table-cell table:style-name="ce77" table:formula="of:=IF([.$G433]+[.$I433]=0;;IF([.$G433]&lt;[.$I433];IF([.$G433]&amp;&quot;-&quot;&amp;[.$I433]&lt;&gt;&quot;0-20&quot;;1;0);0))" office:value-type="float" office:value="0" calcext:value-type="float">
            <text:p>0</text:p>
          </table:table-cell>
          <table:table-cell table:style-name="ce54" table:formula="of:=IF([.$G433]+[.$I433]=0;;[.$G433])" office:value-type="float" office:value="0" calcext:value-type="float">
            <text:p>0</text:p>
          </table:table-cell>
          <table:table-cell table:style-name="ce54" table:formula="of:=IF([.$G433]+[.$I433]=0;;[.$I433])" office:value-type="float" office:value="0" calcext:value-type="float">
            <text:p>0</text:p>
          </table:table-cell>
          <table:table-cell table:style-name="ce70" table:formula="of:=IF([.$G433]+[.$I433]=0;;[.$G433]-[.$I433])" office:value-type="float" office:value="0" calcext:value-type="float">
            <text:p>+0</text:p>
          </table:table-cell>
          <table:table-cell table:style-name="ce63" table:formula="of:=IF([.$C433]=&quot;&quot;;&quot;(Squadra B)&quot;;[.$C433])" office:value-type="string" office:string-value="(Squadra B)" calcext:value-type="string">
            <text:p>(Squadra B)</text:p>
          </table:table-cell>
          <table:table-cell table:style-name="ce54" table:formula="of:=IF([.$G433]+[.$I433]=0;;IF([.$I433]&gt;[.$G433];1;0))" office:value-type="float" office:value="0" calcext:value-type="float">
            <text:p>0</text:p>
          </table:table-cell>
          <table:table-cell table:style-name="ce77" table:formula="of:=IF([.$G433]+[.$I433]=0;;IF([.$I433]&lt;[.$G433];IF([.$G433]&amp;&quot;-&quot;&amp;[.$I433]=&quot;20-0&quot;;1;0);0))" office:value-type="float" office:value="0" calcext:value-type="float">
            <text:p>0</text:p>
          </table:table-cell>
          <table:table-cell table:style-name="ce77" table:formula="of:=IF([.$G433]+[.$I433]=0;;IF([.$I433]&lt;[.$G433];IF([.$G433]&amp;&quot;-&quot;&amp;[.$I433]&lt;&gt;&quot;20-0&quot;;1;0);0))" office:value-type="float" office:value="0" calcext:value-type="float">
            <text:p>0</text:p>
          </table:table-cell>
          <table:table-cell table:style-name="ce54" table:formula="of:=IF([.$G433]+[.$I433]=0;;[.$I433])" office:value-type="float" office:value="0" calcext:value-type="float">
            <text:p>0</text:p>
          </table:table-cell>
          <table:table-cell table:style-name="ce54" table:formula="of:=IF([.$G433]+[.$I433]=0;;[.$G433])" office:value-type="float" office:value="0" calcext:value-type="float">
            <text:p>0</text:p>
          </table:table-cell>
          <table:table-cell table:style-name="ce70" table:formula="of:=IF([.$G433]+[.$I433]=0;;[.$I433]-[.$G433])" office:value-type="float" office:value="0" calcext:value-type="float">
            <text:p>+0</text:p>
          </table:table-cell>
          <table:table-cell table:style-name="ce77" table:formula="of:=IF([.$G433]+[.$I433]=0;&quot;(Vincente)&quot;;IF([.$G433]&gt;[.$I433];[.$B433];[.$C433]))" office:value-type="string" office:string-value="(Vincente)" calcext:value-type="string">
            <text:p>(Vincente)</text:p>
          </table:table-cell>
          <table:table-cell table:style-name="ce77" table:formula="of:=IF([.$G433]+[.$I433]=0;&quot;(Perdente)&quot;;IF([.$G433]&lt;[.$I433];[.$B433];[.$C43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4]=&quot;&quot;;&quot;&quot;;HYPERLINK(VLOOKUP([.B43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" calcext:value-type="float" table:number-columns-spanned="1" table:number-rows-spanned="2">
            <text:p>3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5]=&quot;&quot;;&quot;&quot;;TEXT([.E43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35]=&quot;&quot;;&quot;(Squadra A)&quot;;[.$B435])" office:value-type="string" office:string-value="(Squadra A)" calcext:value-type="string">
            <text:p>(Squadra A)</text:p>
          </table:table-cell>
          <table:table-cell table:style-name="ce54" table:formula="of:=IF([.$G435]+[.$I435]=0;;IF([.$G435]&gt;[.$I435];1;0))" office:value-type="float" office:value="0" calcext:value-type="float">
            <text:p>0</text:p>
          </table:table-cell>
          <table:table-cell table:style-name="ce77" table:formula="of:=IF([.$G435]+[.$I435]=0;;IF([.$G435]&lt;[.$I435];IF([.$G435]&amp;&quot;-&quot;&amp;[.$I435]=&quot;0-20&quot;;1;0);0))" office:value-type="float" office:value="0" calcext:value-type="float">
            <text:p>0</text:p>
          </table:table-cell>
          <table:table-cell table:style-name="ce77" table:formula="of:=IF([.$G435]+[.$I435]=0;;IF([.$G435]&lt;[.$I435];IF([.$G435]&amp;&quot;-&quot;&amp;[.$I435]&lt;&gt;&quot;0-20&quot;;1;0);0))" office:value-type="float" office:value="0" calcext:value-type="float">
            <text:p>0</text:p>
          </table:table-cell>
          <table:table-cell table:style-name="ce54" table:formula="of:=IF([.$G435]+[.$I435]=0;;[.$G435])" office:value-type="float" office:value="0" calcext:value-type="float">
            <text:p>0</text:p>
          </table:table-cell>
          <table:table-cell table:style-name="ce54" table:formula="of:=IF([.$G435]+[.$I435]=0;;[.$I435])" office:value-type="float" office:value="0" calcext:value-type="float">
            <text:p>0</text:p>
          </table:table-cell>
          <table:table-cell table:style-name="ce70" table:formula="of:=IF([.$G435]+[.$I435]=0;;[.$G435]-[.$I435])" office:value-type="float" office:value="0" calcext:value-type="float">
            <text:p>+0</text:p>
          </table:table-cell>
          <table:table-cell table:style-name="ce63" table:formula="of:=IF([.$C435]=&quot;&quot;;&quot;(Squadra B)&quot;;[.$C435])" office:value-type="string" office:string-value="(Squadra B)" calcext:value-type="string">
            <text:p>(Squadra B)</text:p>
          </table:table-cell>
          <table:table-cell table:style-name="ce54" table:formula="of:=IF([.$G435]+[.$I435]=0;;IF([.$I435]&gt;[.$G435];1;0))" office:value-type="float" office:value="0" calcext:value-type="float">
            <text:p>0</text:p>
          </table:table-cell>
          <table:table-cell table:style-name="ce77" table:formula="of:=IF([.$G435]+[.$I435]=0;;IF([.$I435]&lt;[.$G435];IF([.$G435]&amp;&quot;-&quot;&amp;[.$I435]=&quot;20-0&quot;;1;0);0))" office:value-type="float" office:value="0" calcext:value-type="float">
            <text:p>0</text:p>
          </table:table-cell>
          <table:table-cell table:style-name="ce77" table:formula="of:=IF([.$G435]+[.$I435]=0;;IF([.$I435]&lt;[.$G435];IF([.$G435]&amp;&quot;-&quot;&amp;[.$I435]&lt;&gt;&quot;20-0&quot;;1;0);0))" office:value-type="float" office:value="0" calcext:value-type="float">
            <text:p>0</text:p>
          </table:table-cell>
          <table:table-cell table:style-name="ce54" table:formula="of:=IF([.$G435]+[.$I435]=0;;[.$I435])" office:value-type="float" office:value="0" calcext:value-type="float">
            <text:p>0</text:p>
          </table:table-cell>
          <table:table-cell table:style-name="ce54" table:formula="of:=IF([.$G435]+[.$I435]=0;;[.$G435])" office:value-type="float" office:value="0" calcext:value-type="float">
            <text:p>0</text:p>
          </table:table-cell>
          <table:table-cell table:style-name="ce70" table:formula="of:=IF([.$G435]+[.$I435]=0;;[.$I435]-[.$G435])" office:value-type="float" office:value="0" calcext:value-type="float">
            <text:p>+0</text:p>
          </table:table-cell>
          <table:table-cell table:style-name="ce77" table:formula="of:=IF([.$G435]+[.$I435]=0;&quot;(Vincente)&quot;;IF([.$G435]&gt;[.$I435];[.$B435];[.$C435]))" office:value-type="string" office:string-value="(Vincente)" calcext:value-type="string">
            <text:p>(Vincente)</text:p>
          </table:table-cell>
          <table:table-cell table:style-name="ce77" table:formula="of:=IF([.$G435]+[.$I435]=0;&quot;(Perdente)&quot;;IF([.$G435]&lt;[.$I435];[.$B435];[.$C43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6]=&quot;&quot;;&quot;&quot;;HYPERLINK(VLOOKUP([.B43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1" calcext:value-type="float" table:number-columns-spanned="1" table:number-rows-spanned="2">
            <text:p>3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7]=&quot;&quot;;&quot;&quot;;TEXT([.E43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37]=&quot;&quot;;&quot;(Squadra A)&quot;;[.$B437])" office:value-type="string" office:string-value="(Squadra A)" calcext:value-type="string">
            <text:p>(Squadra A)</text:p>
          </table:table-cell>
          <table:table-cell table:style-name="ce54" table:formula="of:=IF([.$G437]+[.$I437]=0;;IF([.$G437]&gt;[.$I437];1;0))" office:value-type="float" office:value="0" calcext:value-type="float">
            <text:p>0</text:p>
          </table:table-cell>
          <table:table-cell table:style-name="ce77" table:formula="of:=IF([.$G437]+[.$I437]=0;;IF([.$G437]&lt;[.$I437];IF([.$G437]&amp;&quot;-&quot;&amp;[.$I437]=&quot;0-20&quot;;1;0);0))" office:value-type="float" office:value="0" calcext:value-type="float">
            <text:p>0</text:p>
          </table:table-cell>
          <table:table-cell table:style-name="ce77" table:formula="of:=IF([.$G437]+[.$I437]=0;;IF([.$G437]&lt;[.$I437];IF([.$G437]&amp;&quot;-&quot;&amp;[.$I437]&lt;&gt;&quot;0-20&quot;;1;0);0))" office:value-type="float" office:value="0" calcext:value-type="float">
            <text:p>0</text:p>
          </table:table-cell>
          <table:table-cell table:style-name="ce54" table:formula="of:=IF([.$G437]+[.$I437]=0;;[.$G437])" office:value-type="float" office:value="0" calcext:value-type="float">
            <text:p>0</text:p>
          </table:table-cell>
          <table:table-cell table:style-name="ce54" table:formula="of:=IF([.$G437]+[.$I437]=0;;[.$I437])" office:value-type="float" office:value="0" calcext:value-type="float">
            <text:p>0</text:p>
          </table:table-cell>
          <table:table-cell table:style-name="ce70" table:formula="of:=IF([.$G437]+[.$I437]=0;;[.$G437]-[.$I437])" office:value-type="float" office:value="0" calcext:value-type="float">
            <text:p>+0</text:p>
          </table:table-cell>
          <table:table-cell table:style-name="ce63" table:formula="of:=IF([.$C437]=&quot;&quot;;&quot;(Squadra B)&quot;;[.$C437])" office:value-type="string" office:string-value="(Squadra B)" calcext:value-type="string">
            <text:p>(Squadra B)</text:p>
          </table:table-cell>
          <table:table-cell table:style-name="ce54" table:formula="of:=IF([.$G437]+[.$I437]=0;;IF([.$I437]&gt;[.$G437];1;0))" office:value-type="float" office:value="0" calcext:value-type="float">
            <text:p>0</text:p>
          </table:table-cell>
          <table:table-cell table:style-name="ce77" table:formula="of:=IF([.$G437]+[.$I437]=0;;IF([.$I437]&lt;[.$G437];IF([.$G437]&amp;&quot;-&quot;&amp;[.$I437]=&quot;20-0&quot;;1;0);0))" office:value-type="float" office:value="0" calcext:value-type="float">
            <text:p>0</text:p>
          </table:table-cell>
          <table:table-cell table:style-name="ce77" table:formula="of:=IF([.$G437]+[.$I437]=0;;IF([.$I437]&lt;[.$G437];IF([.$G437]&amp;&quot;-&quot;&amp;[.$I437]&lt;&gt;&quot;20-0&quot;;1;0);0))" office:value-type="float" office:value="0" calcext:value-type="float">
            <text:p>0</text:p>
          </table:table-cell>
          <table:table-cell table:style-name="ce54" table:formula="of:=IF([.$G437]+[.$I437]=0;;[.$I437])" office:value-type="float" office:value="0" calcext:value-type="float">
            <text:p>0</text:p>
          </table:table-cell>
          <table:table-cell table:style-name="ce54" table:formula="of:=IF([.$G437]+[.$I437]=0;;[.$G437])" office:value-type="float" office:value="0" calcext:value-type="float">
            <text:p>0</text:p>
          </table:table-cell>
          <table:table-cell table:style-name="ce70" table:formula="of:=IF([.$G437]+[.$I437]=0;;[.$I437]-[.$G437])" office:value-type="float" office:value="0" calcext:value-type="float">
            <text:p>+0</text:p>
          </table:table-cell>
          <table:table-cell table:style-name="ce77" table:formula="of:=IF([.$G437]+[.$I437]=0;&quot;(Vincente)&quot;;IF([.$G437]&gt;[.$I437];[.$B437];[.$C437]))" office:value-type="string" office:string-value="(Vincente)" calcext:value-type="string">
            <text:p>(Vincente)</text:p>
          </table:table-cell>
          <table:table-cell table:style-name="ce77" table:formula="of:=IF([.$G437]+[.$I437]=0;&quot;(Perdente)&quot;;IF([.$G437]&lt;[.$I437];[.$B437];[.$C43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8]=&quot;&quot;;&quot;&quot;;HYPERLINK(VLOOKUP([.B43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2" calcext:value-type="float" table:number-columns-spanned="1" table:number-rows-spanned="2">
            <text:p>3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9]=&quot;&quot;;&quot;&quot;;TEXT([.E43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39]=&quot;&quot;;&quot;(Squadra A)&quot;;[.$B439])" office:value-type="string" office:string-value="(Squadra A)" calcext:value-type="string">
            <text:p>(Squadra A)</text:p>
          </table:table-cell>
          <table:table-cell table:style-name="ce54" table:formula="of:=IF([.$G439]+[.$I439]=0;;IF([.$G439]&gt;[.$I439];1;0))" office:value-type="float" office:value="0" calcext:value-type="float">
            <text:p>0</text:p>
          </table:table-cell>
          <table:table-cell table:style-name="ce77" table:formula="of:=IF([.$G439]+[.$I439]=0;;IF([.$G439]&lt;[.$I439];IF([.$G439]&amp;&quot;-&quot;&amp;[.$I439]=&quot;0-20&quot;;1;0);0))" office:value-type="float" office:value="0" calcext:value-type="float">
            <text:p>0</text:p>
          </table:table-cell>
          <table:table-cell table:style-name="ce77" table:formula="of:=IF([.$G439]+[.$I439]=0;;IF([.$G439]&lt;[.$I439];IF([.$G439]&amp;&quot;-&quot;&amp;[.$I439]&lt;&gt;&quot;0-20&quot;;1;0);0))" office:value-type="float" office:value="0" calcext:value-type="float">
            <text:p>0</text:p>
          </table:table-cell>
          <table:table-cell table:style-name="ce54" table:formula="of:=IF([.$G439]+[.$I439]=0;;[.$G439])" office:value-type="float" office:value="0" calcext:value-type="float">
            <text:p>0</text:p>
          </table:table-cell>
          <table:table-cell table:style-name="ce54" table:formula="of:=IF([.$G439]+[.$I439]=0;;[.$I439])" office:value-type="float" office:value="0" calcext:value-type="float">
            <text:p>0</text:p>
          </table:table-cell>
          <table:table-cell table:style-name="ce70" table:formula="of:=IF([.$G439]+[.$I439]=0;;[.$G439]-[.$I439])" office:value-type="float" office:value="0" calcext:value-type="float">
            <text:p>+0</text:p>
          </table:table-cell>
          <table:table-cell table:style-name="ce63" table:formula="of:=IF([.$C439]=&quot;&quot;;&quot;(Squadra B)&quot;;[.$C439])" office:value-type="string" office:string-value="(Squadra B)" calcext:value-type="string">
            <text:p>(Squadra B)</text:p>
          </table:table-cell>
          <table:table-cell table:style-name="ce54" table:formula="of:=IF([.$G439]+[.$I439]=0;;IF([.$I439]&gt;[.$G439];1;0))" office:value-type="float" office:value="0" calcext:value-type="float">
            <text:p>0</text:p>
          </table:table-cell>
          <table:table-cell table:style-name="ce77" table:formula="of:=IF([.$G439]+[.$I439]=0;;IF([.$I439]&lt;[.$G439];IF([.$G439]&amp;&quot;-&quot;&amp;[.$I439]=&quot;20-0&quot;;1;0);0))" office:value-type="float" office:value="0" calcext:value-type="float">
            <text:p>0</text:p>
          </table:table-cell>
          <table:table-cell table:style-name="ce77" table:formula="of:=IF([.$G439]+[.$I439]=0;;IF([.$I439]&lt;[.$G439];IF([.$G439]&amp;&quot;-&quot;&amp;[.$I439]&lt;&gt;&quot;20-0&quot;;1;0);0))" office:value-type="float" office:value="0" calcext:value-type="float">
            <text:p>0</text:p>
          </table:table-cell>
          <table:table-cell table:style-name="ce54" table:formula="of:=IF([.$G439]+[.$I439]=0;;[.$I439])" office:value-type="float" office:value="0" calcext:value-type="float">
            <text:p>0</text:p>
          </table:table-cell>
          <table:table-cell table:style-name="ce54" table:formula="of:=IF([.$G439]+[.$I439]=0;;[.$G439])" office:value-type="float" office:value="0" calcext:value-type="float">
            <text:p>0</text:p>
          </table:table-cell>
          <table:table-cell table:style-name="ce70" table:formula="of:=IF([.$G439]+[.$I439]=0;;[.$I439]-[.$G439])" office:value-type="float" office:value="0" calcext:value-type="float">
            <text:p>+0</text:p>
          </table:table-cell>
          <table:table-cell table:style-name="ce77" table:formula="of:=IF([.$G439]+[.$I439]=0;&quot;(Vincente)&quot;;IF([.$G439]&gt;[.$I439];[.$B439];[.$C439]))" office:value-type="string" office:string-value="(Vincente)" calcext:value-type="string">
            <text:p>(Vincente)</text:p>
          </table:table-cell>
          <table:table-cell table:style-name="ce77" table:formula="of:=IF([.$G439]+[.$I439]=0;&quot;(Perdente)&quot;;IF([.$G439]&lt;[.$I439];[.$B439];[.$C43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0]=&quot;&quot;;&quot;&quot;;HYPERLINK(VLOOKUP([.B44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3" calcext:value-type="float" table:number-columns-spanned="1" table:number-rows-spanned="2">
            <text:p>3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41]=&quot;&quot;;&quot;&quot;;TEXT([.E44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41]=&quot;&quot;;&quot;(Squadra A)&quot;;[.$B441])" office:value-type="string" office:string-value="(Squadra A)" calcext:value-type="string">
            <text:p>(Squadra A)</text:p>
          </table:table-cell>
          <table:table-cell table:style-name="ce54" table:formula="of:=IF([.$G441]+[.$I441]=0;;IF([.$G441]&gt;[.$I441];1;0))" office:value-type="float" office:value="0" calcext:value-type="float">
            <text:p>0</text:p>
          </table:table-cell>
          <table:table-cell table:style-name="ce77" table:formula="of:=IF([.$G441]+[.$I441]=0;;IF([.$G441]&lt;[.$I441];IF([.$G441]&amp;&quot;-&quot;&amp;[.$I441]=&quot;0-20&quot;;1;0);0))" office:value-type="float" office:value="0" calcext:value-type="float">
            <text:p>0</text:p>
          </table:table-cell>
          <table:table-cell table:style-name="ce77" table:formula="of:=IF([.$G441]+[.$I441]=0;;IF([.$G441]&lt;[.$I441];IF([.$G441]&amp;&quot;-&quot;&amp;[.$I441]&lt;&gt;&quot;0-20&quot;;1;0);0))" office:value-type="float" office:value="0" calcext:value-type="float">
            <text:p>0</text:p>
          </table:table-cell>
          <table:table-cell table:style-name="ce54" table:formula="of:=IF([.$G441]+[.$I441]=0;;[.$G441])" office:value-type="float" office:value="0" calcext:value-type="float">
            <text:p>0</text:p>
          </table:table-cell>
          <table:table-cell table:style-name="ce54" table:formula="of:=IF([.$G441]+[.$I441]=0;;[.$I441])" office:value-type="float" office:value="0" calcext:value-type="float">
            <text:p>0</text:p>
          </table:table-cell>
          <table:table-cell table:style-name="ce70" table:formula="of:=IF([.$G441]+[.$I441]=0;;[.$G441]-[.$I441])" office:value-type="float" office:value="0" calcext:value-type="float">
            <text:p>+0</text:p>
          </table:table-cell>
          <table:table-cell table:style-name="ce63" table:formula="of:=IF([.$C441]=&quot;&quot;;&quot;(Squadra B)&quot;;[.$C441])" office:value-type="string" office:string-value="(Squadra B)" calcext:value-type="string">
            <text:p>(Squadra B)</text:p>
          </table:table-cell>
          <table:table-cell table:style-name="ce54" table:formula="of:=IF([.$G441]+[.$I441]=0;;IF([.$I441]&gt;[.$G441];1;0))" office:value-type="float" office:value="0" calcext:value-type="float">
            <text:p>0</text:p>
          </table:table-cell>
          <table:table-cell table:style-name="ce77" table:formula="of:=IF([.$G441]+[.$I441]=0;;IF([.$I441]&lt;[.$G441];IF([.$G441]&amp;&quot;-&quot;&amp;[.$I441]=&quot;20-0&quot;;1;0);0))" office:value-type="float" office:value="0" calcext:value-type="float">
            <text:p>0</text:p>
          </table:table-cell>
          <table:table-cell table:style-name="ce77" table:formula="of:=IF([.$G441]+[.$I441]=0;;IF([.$I441]&lt;[.$G441];IF([.$G441]&amp;&quot;-&quot;&amp;[.$I441]&lt;&gt;&quot;20-0&quot;;1;0);0))" office:value-type="float" office:value="0" calcext:value-type="float">
            <text:p>0</text:p>
          </table:table-cell>
          <table:table-cell table:style-name="ce54" table:formula="of:=IF([.$G441]+[.$I441]=0;;[.$I441])" office:value-type="float" office:value="0" calcext:value-type="float">
            <text:p>0</text:p>
          </table:table-cell>
          <table:table-cell table:style-name="ce54" table:formula="of:=IF([.$G441]+[.$I441]=0;;[.$G441])" office:value-type="float" office:value="0" calcext:value-type="float">
            <text:p>0</text:p>
          </table:table-cell>
          <table:table-cell table:style-name="ce70" table:formula="of:=IF([.$G441]+[.$I441]=0;;[.$I441]-[.$G441])" office:value-type="float" office:value="0" calcext:value-type="float">
            <text:p>+0</text:p>
          </table:table-cell>
          <table:table-cell table:style-name="ce77" table:formula="of:=IF([.$G441]+[.$I441]=0;&quot;(Vincente)&quot;;IF([.$G441]&gt;[.$I441];[.$B441];[.$C441]))" office:value-type="string" office:string-value="(Vincente)" calcext:value-type="string">
            <text:p>(Vincente)</text:p>
          </table:table-cell>
          <table:table-cell table:style-name="ce77" table:formula="of:=IF([.$G441]+[.$I441]=0;&quot;(Perdente)&quot;;IF([.$G441]&lt;[.$I441];[.$B441];[.$C44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2]=&quot;&quot;;&quot;&quot;;HYPERLINK(VLOOKUP([.B44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4" calcext:value-type="float" table:number-columns-spanned="1" table:number-rows-spanned="2">
            <text:p>3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43]=&quot;&quot;;&quot;&quot;;TEXT([.E44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43]=&quot;&quot;;&quot;(Squadra A)&quot;;[.$B443])" office:value-type="string" office:string-value="(Squadra A)" calcext:value-type="string">
            <text:p>(Squadra A)</text:p>
          </table:table-cell>
          <table:table-cell table:style-name="ce54" table:formula="of:=IF([.$G443]+[.$I443]=0;;IF([.$G443]&gt;[.$I443];1;0))" office:value-type="float" office:value="0" calcext:value-type="float">
            <text:p>0</text:p>
          </table:table-cell>
          <table:table-cell table:style-name="ce77" table:formula="of:=IF([.$G443]+[.$I443]=0;;IF([.$G443]&lt;[.$I443];IF([.$G443]&amp;&quot;-&quot;&amp;[.$I443]=&quot;0-20&quot;;1;0);0))" office:value-type="float" office:value="0" calcext:value-type="float">
            <text:p>0</text:p>
          </table:table-cell>
          <table:table-cell table:style-name="ce77" table:formula="of:=IF([.$G443]+[.$I443]=0;;IF([.$G443]&lt;[.$I443];IF([.$G443]&amp;&quot;-&quot;&amp;[.$I443]&lt;&gt;&quot;0-20&quot;;1;0);0))" office:value-type="float" office:value="0" calcext:value-type="float">
            <text:p>0</text:p>
          </table:table-cell>
          <table:table-cell table:style-name="ce54" table:formula="of:=IF([.$G443]+[.$I443]=0;;[.$G443])" office:value-type="float" office:value="0" calcext:value-type="float">
            <text:p>0</text:p>
          </table:table-cell>
          <table:table-cell table:style-name="ce54" table:formula="of:=IF([.$G443]+[.$I443]=0;;[.$I443])" office:value-type="float" office:value="0" calcext:value-type="float">
            <text:p>0</text:p>
          </table:table-cell>
          <table:table-cell table:style-name="ce70" table:formula="of:=IF([.$G443]+[.$I443]=0;;[.$G443]-[.$I443])" office:value-type="float" office:value="0" calcext:value-type="float">
            <text:p>+0</text:p>
          </table:table-cell>
          <table:table-cell table:style-name="ce63" table:formula="of:=IF([.$C443]=&quot;&quot;;&quot;(Squadra B)&quot;;[.$C443])" office:value-type="string" office:string-value="(Squadra B)" calcext:value-type="string">
            <text:p>(Squadra B)</text:p>
          </table:table-cell>
          <table:table-cell table:style-name="ce54" table:formula="of:=IF([.$G443]+[.$I443]=0;;IF([.$I443]&gt;[.$G443];1;0))" office:value-type="float" office:value="0" calcext:value-type="float">
            <text:p>0</text:p>
          </table:table-cell>
          <table:table-cell table:style-name="ce77" table:formula="of:=IF([.$G443]+[.$I443]=0;;IF([.$I443]&lt;[.$G443];IF([.$G443]&amp;&quot;-&quot;&amp;[.$I443]=&quot;20-0&quot;;1;0);0))" office:value-type="float" office:value="0" calcext:value-type="float">
            <text:p>0</text:p>
          </table:table-cell>
          <table:table-cell table:style-name="ce77" table:formula="of:=IF([.$G443]+[.$I443]=0;;IF([.$I443]&lt;[.$G443];IF([.$G443]&amp;&quot;-&quot;&amp;[.$I443]&lt;&gt;&quot;20-0&quot;;1;0);0))" office:value-type="float" office:value="0" calcext:value-type="float">
            <text:p>0</text:p>
          </table:table-cell>
          <table:table-cell table:style-name="ce54" table:formula="of:=IF([.$G443]+[.$I443]=0;;[.$I443])" office:value-type="float" office:value="0" calcext:value-type="float">
            <text:p>0</text:p>
          </table:table-cell>
          <table:table-cell table:style-name="ce54" table:formula="of:=IF([.$G443]+[.$I443]=0;;[.$G443])" office:value-type="float" office:value="0" calcext:value-type="float">
            <text:p>0</text:p>
          </table:table-cell>
          <table:table-cell table:style-name="ce70" table:formula="of:=IF([.$G443]+[.$I443]=0;;[.$I443]-[.$G443])" office:value-type="float" office:value="0" calcext:value-type="float">
            <text:p>+0</text:p>
          </table:table-cell>
          <table:table-cell table:style-name="ce77" table:formula="of:=IF([.$G443]+[.$I443]=0;&quot;(Vincente)&quot;;IF([.$G443]&gt;[.$I443];[.$B443];[.$C443]))" office:value-type="string" office:string-value="(Vincente)" calcext:value-type="string">
            <text:p>(Vincente)</text:p>
          </table:table-cell>
          <table:table-cell table:style-name="ce77" table:formula="of:=IF([.$G443]+[.$I443]=0;&quot;(Perdente)&quot;;IF([.$G443]&lt;[.$I443];[.$B443];[.$C44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4]=&quot;&quot;;&quot;&quot;;HYPERLINK(VLOOKUP([.B44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5" calcext:value-type="float" table:number-columns-spanned="1" table:number-rows-spanned="2">
            <text:p>3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45]=&quot;&quot;;&quot;&quot;;TEXT([.E44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45]=&quot;&quot;;&quot;(Squadra A)&quot;;[.$B445])" office:value-type="string" office:string-value="(Squadra A)" calcext:value-type="string">
            <text:p>(Squadra A)</text:p>
          </table:table-cell>
          <table:table-cell table:style-name="ce54" table:formula="of:=IF([.$G445]+[.$I445]=0;;IF([.$G445]&gt;[.$I445];1;0))" office:value-type="float" office:value="0" calcext:value-type="float">
            <text:p>0</text:p>
          </table:table-cell>
          <table:table-cell table:style-name="ce77" table:formula="of:=IF([.$G445]+[.$I445]=0;;IF([.$G445]&lt;[.$I445];IF([.$G445]&amp;&quot;-&quot;&amp;[.$I445]=&quot;0-20&quot;;1;0);0))" office:value-type="float" office:value="0" calcext:value-type="float">
            <text:p>0</text:p>
          </table:table-cell>
          <table:table-cell table:style-name="ce77" table:formula="of:=IF([.$G445]+[.$I445]=0;;IF([.$G445]&lt;[.$I445];IF([.$G445]&amp;&quot;-&quot;&amp;[.$I445]&lt;&gt;&quot;0-20&quot;;1;0);0))" office:value-type="float" office:value="0" calcext:value-type="float">
            <text:p>0</text:p>
          </table:table-cell>
          <table:table-cell table:style-name="ce54" table:formula="of:=IF([.$G445]+[.$I445]=0;;[.$G445])" office:value-type="float" office:value="0" calcext:value-type="float">
            <text:p>0</text:p>
          </table:table-cell>
          <table:table-cell table:style-name="ce54" table:formula="of:=IF([.$G445]+[.$I445]=0;;[.$I445])" office:value-type="float" office:value="0" calcext:value-type="float">
            <text:p>0</text:p>
          </table:table-cell>
          <table:table-cell table:style-name="ce70" table:formula="of:=IF([.$G445]+[.$I445]=0;;[.$G445]-[.$I445])" office:value-type="float" office:value="0" calcext:value-type="float">
            <text:p>+0</text:p>
          </table:table-cell>
          <table:table-cell table:style-name="ce63" table:formula="of:=IF([.$C445]=&quot;&quot;;&quot;(Squadra B)&quot;;[.$C445])" office:value-type="string" office:string-value="(Squadra B)" calcext:value-type="string">
            <text:p>(Squadra B)</text:p>
          </table:table-cell>
          <table:table-cell table:style-name="ce54" table:formula="of:=IF([.$G445]+[.$I445]=0;;IF([.$I445]&gt;[.$G445];1;0))" office:value-type="float" office:value="0" calcext:value-type="float">
            <text:p>0</text:p>
          </table:table-cell>
          <table:table-cell table:style-name="ce77" table:formula="of:=IF([.$G445]+[.$I445]=0;;IF([.$I445]&lt;[.$G445];IF([.$G445]&amp;&quot;-&quot;&amp;[.$I445]=&quot;20-0&quot;;1;0);0))" office:value-type="float" office:value="0" calcext:value-type="float">
            <text:p>0</text:p>
          </table:table-cell>
          <table:table-cell table:style-name="ce77" table:formula="of:=IF([.$G445]+[.$I445]=0;;IF([.$I445]&lt;[.$G445];IF([.$G445]&amp;&quot;-&quot;&amp;[.$I445]&lt;&gt;&quot;20-0&quot;;1;0);0))" office:value-type="float" office:value="0" calcext:value-type="float">
            <text:p>0</text:p>
          </table:table-cell>
          <table:table-cell table:style-name="ce54" table:formula="of:=IF([.$G445]+[.$I445]=0;;[.$I445])" office:value-type="float" office:value="0" calcext:value-type="float">
            <text:p>0</text:p>
          </table:table-cell>
          <table:table-cell table:style-name="ce54" table:formula="of:=IF([.$G445]+[.$I445]=0;;[.$G445])" office:value-type="float" office:value="0" calcext:value-type="float">
            <text:p>0</text:p>
          </table:table-cell>
          <table:table-cell table:style-name="ce70" table:formula="of:=IF([.$G445]+[.$I445]=0;;[.$I445]-[.$G445])" office:value-type="float" office:value="0" calcext:value-type="float">
            <text:p>+0</text:p>
          </table:table-cell>
          <table:table-cell table:style-name="ce77" table:formula="of:=IF([.$G445]+[.$I445]=0;&quot;(Vincente)&quot;;IF([.$G445]&gt;[.$I445];[.$B445];[.$C445]))" office:value-type="string" office:string-value="(Vincente)" calcext:value-type="string">
            <text:p>(Vincente)</text:p>
          </table:table-cell>
          <table:table-cell table:style-name="ce77" table:formula="of:=IF([.$G445]+[.$I445]=0;&quot;(Perdente)&quot;;IF([.$G445]&lt;[.$I445];[.$B445];[.$C4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6]=&quot;&quot;;&quot;&quot;;HYPERLINK(VLOOKUP([.B4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6" calcext:value-type="float" table:number-columns-spanned="1" table:number-rows-spanned="2">
            <text:p>3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47]=&quot;&quot;;&quot;&quot;;TEXT([.E44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47]=&quot;&quot;;&quot;(Squadra A)&quot;;[.$B447])" office:value-type="string" office:string-value="(Squadra A)" calcext:value-type="string">
            <text:p>(Squadra A)</text:p>
          </table:table-cell>
          <table:table-cell table:style-name="ce54" table:formula="of:=IF([.$G447]+[.$I447]=0;;IF([.$G447]&gt;[.$I447];1;0))" office:value-type="float" office:value="0" calcext:value-type="float">
            <text:p>0</text:p>
          </table:table-cell>
          <table:table-cell table:style-name="ce77" table:formula="of:=IF([.$G447]+[.$I447]=0;;IF([.$G447]&lt;[.$I447];IF([.$G447]&amp;&quot;-&quot;&amp;[.$I447]=&quot;0-20&quot;;1;0);0))" office:value-type="float" office:value="0" calcext:value-type="float">
            <text:p>0</text:p>
          </table:table-cell>
          <table:table-cell table:style-name="ce77" table:formula="of:=IF([.$G447]+[.$I447]=0;;IF([.$G447]&lt;[.$I447];IF([.$G447]&amp;&quot;-&quot;&amp;[.$I447]&lt;&gt;&quot;0-20&quot;;1;0);0))" office:value-type="float" office:value="0" calcext:value-type="float">
            <text:p>0</text:p>
          </table:table-cell>
          <table:table-cell table:style-name="ce54" table:formula="of:=IF([.$G447]+[.$I447]=0;;[.$G447])" office:value-type="float" office:value="0" calcext:value-type="float">
            <text:p>0</text:p>
          </table:table-cell>
          <table:table-cell table:style-name="ce54" table:formula="of:=IF([.$G447]+[.$I447]=0;;[.$I447])" office:value-type="float" office:value="0" calcext:value-type="float">
            <text:p>0</text:p>
          </table:table-cell>
          <table:table-cell table:style-name="ce70" table:formula="of:=IF([.$G447]+[.$I447]=0;;[.$G447]-[.$I447])" office:value-type="float" office:value="0" calcext:value-type="float">
            <text:p>+0</text:p>
          </table:table-cell>
          <table:table-cell table:style-name="ce63" table:formula="of:=IF([.$C447]=&quot;&quot;;&quot;(Squadra B)&quot;;[.$C447])" office:value-type="string" office:string-value="(Squadra B)" calcext:value-type="string">
            <text:p>(Squadra B)</text:p>
          </table:table-cell>
          <table:table-cell table:style-name="ce54" table:formula="of:=IF([.$G447]+[.$I447]=0;;IF([.$I447]&gt;[.$G447];1;0))" office:value-type="float" office:value="0" calcext:value-type="float">
            <text:p>0</text:p>
          </table:table-cell>
          <table:table-cell table:style-name="ce77" table:formula="of:=IF([.$G447]+[.$I447]=0;;IF([.$I447]&lt;[.$G447];IF([.$G447]&amp;&quot;-&quot;&amp;[.$I447]=&quot;20-0&quot;;1;0);0))" office:value-type="float" office:value="0" calcext:value-type="float">
            <text:p>0</text:p>
          </table:table-cell>
          <table:table-cell table:style-name="ce77" table:formula="of:=IF([.$G447]+[.$I447]=0;;IF([.$I447]&lt;[.$G447];IF([.$G447]&amp;&quot;-&quot;&amp;[.$I447]&lt;&gt;&quot;20-0&quot;;1;0);0))" office:value-type="float" office:value="0" calcext:value-type="float">
            <text:p>0</text:p>
          </table:table-cell>
          <table:table-cell table:style-name="ce54" table:formula="of:=IF([.$G447]+[.$I447]=0;;[.$I447])" office:value-type="float" office:value="0" calcext:value-type="float">
            <text:p>0</text:p>
          </table:table-cell>
          <table:table-cell table:style-name="ce54" table:formula="of:=IF([.$G447]+[.$I447]=0;;[.$G447])" office:value-type="float" office:value="0" calcext:value-type="float">
            <text:p>0</text:p>
          </table:table-cell>
          <table:table-cell table:style-name="ce70" table:formula="of:=IF([.$G447]+[.$I447]=0;;[.$I447]-[.$G447])" office:value-type="float" office:value="0" calcext:value-type="float">
            <text:p>+0</text:p>
          </table:table-cell>
          <table:table-cell table:style-name="ce77" table:formula="of:=IF([.$G447]+[.$I447]=0;&quot;(Vincente)&quot;;IF([.$G447]&gt;[.$I447];[.$B447];[.$C447]))" office:value-type="string" office:string-value="(Vincente)" calcext:value-type="string">
            <text:p>(Vincente)</text:p>
          </table:table-cell>
          <table:table-cell table:style-name="ce77" table:formula="of:=IF([.$G447]+[.$I447]=0;&quot;(Perdente)&quot;;IF([.$G447]&lt;[.$I447];[.$B447];[.$C44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8]=&quot;&quot;;&quot;&quot;;HYPERLINK(VLOOKUP([.B44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5" calcext:value-type="float">
            <text:p>5</text:p>
          </table:table-cell>
          <table:table-cell table:style-name="ce87" table:formula="of:=IF(ISNUMBER([.A450]);ROMAN([.A450])&amp;&quot; GIORNATA&quot;;COM.MICROSOFT.SWITCH([.A450];&quot;1-2&quot;;&quot;FINALE 1°-2° POSTO&quot;;&quot;3-4&quot;;&quot;FINALE 3°-4° POSTO&quot;;&quot;1-4&quot;;&quot;SEMIFINALI 1°-4° POSTO&quot;;&quot;1-8&quot;;&quot;QUARTI DI FINALE 1°-8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7" calcext:value-type="float" table:number-columns-spanned="1" table:number-rows-spanned="2">
            <text:p>3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52]=&quot;&quot;;&quot;&quot;;TEXT([.E45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52]=&quot;&quot;;&quot;(Squadra A)&quot;;[.$B452])" office:value-type="string" office:string-value="(Squadra A)" calcext:value-type="string">
            <text:p>(Squadra A)</text:p>
          </table:table-cell>
          <table:table-cell table:style-name="ce54" table:formula="of:=IF([.$G452]+[.$I452]=0;;IF([.$G452]&gt;[.$I452];1;0))" office:value-type="float" office:value="0" calcext:value-type="float">
            <text:p>0</text:p>
          </table:table-cell>
          <table:table-cell table:style-name="ce77" table:formula="of:=IF([.$G452]+[.$I452]=0;;IF([.$G452]&lt;[.$I452];IF([.$G452]&amp;&quot;-&quot;&amp;[.$I452]=&quot;0-20&quot;;1;0);0))" office:value-type="float" office:value="0" calcext:value-type="float">
            <text:p>0</text:p>
          </table:table-cell>
          <table:table-cell table:style-name="ce77" table:formula="of:=IF([.$G452]+[.$I452]=0;;IF([.$G452]&lt;[.$I452];IF([.$G452]&amp;&quot;-&quot;&amp;[.$I452]&lt;&gt;&quot;0-20&quot;;1;0);0))" office:value-type="float" office:value="0" calcext:value-type="float">
            <text:p>0</text:p>
          </table:table-cell>
          <table:table-cell table:style-name="ce54" table:formula="of:=IF([.$G452]+[.$I452]=0;;[.$G452])" office:value-type="float" office:value="0" calcext:value-type="float">
            <text:p>0</text:p>
          </table:table-cell>
          <table:table-cell table:style-name="ce54" table:formula="of:=IF([.$G452]+[.$I452]=0;;[.$I452])" office:value-type="float" office:value="0" calcext:value-type="float">
            <text:p>0</text:p>
          </table:table-cell>
          <table:table-cell table:style-name="ce70" table:formula="of:=IF([.$G452]+[.$I452]=0;;[.$G452]-[.$I452])" office:value-type="float" office:value="0" calcext:value-type="float">
            <text:p>+0</text:p>
          </table:table-cell>
          <table:table-cell table:style-name="ce63" table:formula="of:=IF([.$C452]=&quot;&quot;;&quot;(Squadra B)&quot;;[.$C452])" office:value-type="string" office:string-value="(Squadra B)" calcext:value-type="string">
            <text:p>(Squadra B)</text:p>
          </table:table-cell>
          <table:table-cell table:style-name="ce54" table:formula="of:=IF([.$G452]+[.$I452]=0;;IF([.$I452]&gt;[.$G452];1;0))" office:value-type="float" office:value="0" calcext:value-type="float">
            <text:p>0</text:p>
          </table:table-cell>
          <table:table-cell table:style-name="ce77" table:formula="of:=IF([.$G452]+[.$I452]=0;;IF([.$I452]&lt;[.$G452];IF([.$G452]&amp;&quot;-&quot;&amp;[.$I452]=&quot;20-0&quot;;1;0);0))" office:value-type="float" office:value="0" calcext:value-type="float">
            <text:p>0</text:p>
          </table:table-cell>
          <table:table-cell table:style-name="ce77" table:formula="of:=IF([.$G452]+[.$I452]=0;;IF([.$I452]&lt;[.$G452];IF([.$G452]&amp;&quot;-&quot;&amp;[.$I452]&lt;&gt;&quot;20-0&quot;;1;0);0))" office:value-type="float" office:value="0" calcext:value-type="float">
            <text:p>0</text:p>
          </table:table-cell>
          <table:table-cell table:style-name="ce54" table:formula="of:=IF([.$G452]+[.$I452]=0;;[.$I452])" office:value-type="float" office:value="0" calcext:value-type="float">
            <text:p>0</text:p>
          </table:table-cell>
          <table:table-cell table:style-name="ce54" table:formula="of:=IF([.$G452]+[.$I452]=0;;[.$G452])" office:value-type="float" office:value="0" calcext:value-type="float">
            <text:p>0</text:p>
          </table:table-cell>
          <table:table-cell table:style-name="ce70" table:formula="of:=IF([.$G452]+[.$I452]=0;;[.$I452]-[.$G452])" office:value-type="float" office:value="0" calcext:value-type="float">
            <text:p>+0</text:p>
          </table:table-cell>
          <table:table-cell table:style-name="ce77" table:formula="of:=IF([.$G452]+[.$I452]=0;&quot;(Vincente)&quot;;IF([.$G452]&gt;[.$I452];[.$B452];[.$C452]))" office:value-type="string" office:string-value="(Vincente)" calcext:value-type="string">
            <text:p>(Vincente)</text:p>
          </table:table-cell>
          <table:table-cell table:style-name="ce77" table:formula="of:=IF([.$G452]+[.$I452]=0;&quot;(Perdente)&quot;;IF([.$G452]&lt;[.$I452];[.$B452];[.$C45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3]=&quot;&quot;;&quot;&quot;;HYPERLINK(VLOOKUP([.B45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8" calcext:value-type="float" table:number-columns-spanned="1" table:number-rows-spanned="2">
            <text:p>3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54]=&quot;&quot;;&quot;&quot;;TEXT([.E45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54]=&quot;&quot;;&quot;(Squadra A)&quot;;[.$B454])" office:value-type="string" office:string-value="(Squadra A)" calcext:value-type="string">
            <text:p>(Squadra A)</text:p>
          </table:table-cell>
          <table:table-cell table:style-name="ce54" table:formula="of:=IF([.$G454]+[.$I454]=0;;IF([.$G454]&gt;[.$I454];1;0))" office:value-type="float" office:value="0" calcext:value-type="float">
            <text:p>0</text:p>
          </table:table-cell>
          <table:table-cell table:style-name="ce77" table:formula="of:=IF([.$G454]+[.$I454]=0;;IF([.$G454]&lt;[.$I454];IF([.$G454]&amp;&quot;-&quot;&amp;[.$I454]=&quot;0-20&quot;;1;0);0))" office:value-type="float" office:value="0" calcext:value-type="float">
            <text:p>0</text:p>
          </table:table-cell>
          <table:table-cell table:style-name="ce77" table:formula="of:=IF([.$G454]+[.$I454]=0;;IF([.$G454]&lt;[.$I454];IF([.$G454]&amp;&quot;-&quot;&amp;[.$I454]&lt;&gt;&quot;0-20&quot;;1;0);0))" office:value-type="float" office:value="0" calcext:value-type="float">
            <text:p>0</text:p>
          </table:table-cell>
          <table:table-cell table:style-name="ce54" table:formula="of:=IF([.$G454]+[.$I454]=0;;[.$G454])" office:value-type="float" office:value="0" calcext:value-type="float">
            <text:p>0</text:p>
          </table:table-cell>
          <table:table-cell table:style-name="ce54" table:formula="of:=IF([.$G454]+[.$I454]=0;;[.$I454])" office:value-type="float" office:value="0" calcext:value-type="float">
            <text:p>0</text:p>
          </table:table-cell>
          <table:table-cell table:style-name="ce70" table:formula="of:=IF([.$G454]+[.$I454]=0;;[.$G454]-[.$I454])" office:value-type="float" office:value="0" calcext:value-type="float">
            <text:p>+0</text:p>
          </table:table-cell>
          <table:table-cell table:style-name="ce63" table:formula="of:=IF([.$C454]=&quot;&quot;;&quot;(Squadra B)&quot;;[.$C454])" office:value-type="string" office:string-value="(Squadra B)" calcext:value-type="string">
            <text:p>(Squadra B)</text:p>
          </table:table-cell>
          <table:table-cell table:style-name="ce54" table:formula="of:=IF([.$G454]+[.$I454]=0;;IF([.$I454]&gt;[.$G454];1;0))" office:value-type="float" office:value="0" calcext:value-type="float">
            <text:p>0</text:p>
          </table:table-cell>
          <table:table-cell table:style-name="ce77" table:formula="of:=IF([.$G454]+[.$I454]=0;;IF([.$I454]&lt;[.$G454];IF([.$G454]&amp;&quot;-&quot;&amp;[.$I454]=&quot;20-0&quot;;1;0);0))" office:value-type="float" office:value="0" calcext:value-type="float">
            <text:p>0</text:p>
          </table:table-cell>
          <table:table-cell table:style-name="ce77" table:formula="of:=IF([.$G454]+[.$I454]=0;;IF([.$I454]&lt;[.$G454];IF([.$G454]&amp;&quot;-&quot;&amp;[.$I454]&lt;&gt;&quot;20-0&quot;;1;0);0))" office:value-type="float" office:value="0" calcext:value-type="float">
            <text:p>0</text:p>
          </table:table-cell>
          <table:table-cell table:style-name="ce54" table:formula="of:=IF([.$G454]+[.$I454]=0;;[.$I454])" office:value-type="float" office:value="0" calcext:value-type="float">
            <text:p>0</text:p>
          </table:table-cell>
          <table:table-cell table:style-name="ce54" table:formula="of:=IF([.$G454]+[.$I454]=0;;[.$G454])" office:value-type="float" office:value="0" calcext:value-type="float">
            <text:p>0</text:p>
          </table:table-cell>
          <table:table-cell table:style-name="ce70" table:formula="of:=IF([.$G454]+[.$I454]=0;;[.$I454]-[.$G454])" office:value-type="float" office:value="0" calcext:value-type="float">
            <text:p>+0</text:p>
          </table:table-cell>
          <table:table-cell table:style-name="ce77" table:formula="of:=IF([.$G454]+[.$I454]=0;&quot;(Vincente)&quot;;IF([.$G454]&gt;[.$I454];[.$B454];[.$C454]))" office:value-type="string" office:string-value="(Vincente)" calcext:value-type="string">
            <text:p>(Vincente)</text:p>
          </table:table-cell>
          <table:table-cell table:style-name="ce77" table:formula="of:=IF([.$G454]+[.$I454]=0;&quot;(Perdente)&quot;;IF([.$G454]&lt;[.$I454];[.$B454];[.$C45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5]=&quot;&quot;;&quot;&quot;;HYPERLINK(VLOOKUP([.B45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9" calcext:value-type="float" table:number-columns-spanned="1" table:number-rows-spanned="2">
            <text:p>3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56]=&quot;&quot;;&quot;&quot;;TEXT([.E45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56]=&quot;&quot;;&quot;(Squadra A)&quot;;[.$B456])" office:value-type="string" office:string-value="(Squadra A)" calcext:value-type="string">
            <text:p>(Squadra A)</text:p>
          </table:table-cell>
          <table:table-cell table:style-name="ce54" table:formula="of:=IF([.$G456]+[.$I456]=0;;IF([.$G456]&gt;[.$I456];1;0))" office:value-type="float" office:value="0" calcext:value-type="float">
            <text:p>0</text:p>
          </table:table-cell>
          <table:table-cell table:style-name="ce77" table:formula="of:=IF([.$G456]+[.$I456]=0;;IF([.$G456]&lt;[.$I456];IF([.$G456]&amp;&quot;-&quot;&amp;[.$I456]=&quot;0-20&quot;;1;0);0))" office:value-type="float" office:value="0" calcext:value-type="float">
            <text:p>0</text:p>
          </table:table-cell>
          <table:table-cell table:style-name="ce77" table:formula="of:=IF([.$G456]+[.$I456]=0;;IF([.$G456]&lt;[.$I456];IF([.$G456]&amp;&quot;-&quot;&amp;[.$I456]&lt;&gt;&quot;0-20&quot;;1;0);0))" office:value-type="float" office:value="0" calcext:value-type="float">
            <text:p>0</text:p>
          </table:table-cell>
          <table:table-cell table:style-name="ce54" table:formula="of:=IF([.$G456]+[.$I456]=0;;[.$G456])" office:value-type="float" office:value="0" calcext:value-type="float">
            <text:p>0</text:p>
          </table:table-cell>
          <table:table-cell table:style-name="ce54" table:formula="of:=IF([.$G456]+[.$I456]=0;;[.$I456])" office:value-type="float" office:value="0" calcext:value-type="float">
            <text:p>0</text:p>
          </table:table-cell>
          <table:table-cell table:style-name="ce70" table:formula="of:=IF([.$G456]+[.$I456]=0;;[.$G456]-[.$I456])" office:value-type="float" office:value="0" calcext:value-type="float">
            <text:p>+0</text:p>
          </table:table-cell>
          <table:table-cell table:style-name="ce63" table:formula="of:=IF([.$C456]=&quot;&quot;;&quot;(Squadra B)&quot;;[.$C456])" office:value-type="string" office:string-value="(Squadra B)" calcext:value-type="string">
            <text:p>(Squadra B)</text:p>
          </table:table-cell>
          <table:table-cell table:style-name="ce54" table:formula="of:=IF([.$G456]+[.$I456]=0;;IF([.$I456]&gt;[.$G456];1;0))" office:value-type="float" office:value="0" calcext:value-type="float">
            <text:p>0</text:p>
          </table:table-cell>
          <table:table-cell table:style-name="ce77" table:formula="of:=IF([.$G456]+[.$I456]=0;;IF([.$I456]&lt;[.$G456];IF([.$G456]&amp;&quot;-&quot;&amp;[.$I456]=&quot;20-0&quot;;1;0);0))" office:value-type="float" office:value="0" calcext:value-type="float">
            <text:p>0</text:p>
          </table:table-cell>
          <table:table-cell table:style-name="ce77" table:formula="of:=IF([.$G456]+[.$I456]=0;;IF([.$I456]&lt;[.$G456];IF([.$G456]&amp;&quot;-&quot;&amp;[.$I456]&lt;&gt;&quot;20-0&quot;;1;0);0))" office:value-type="float" office:value="0" calcext:value-type="float">
            <text:p>0</text:p>
          </table:table-cell>
          <table:table-cell table:style-name="ce54" table:formula="of:=IF([.$G456]+[.$I456]=0;;[.$I456])" office:value-type="float" office:value="0" calcext:value-type="float">
            <text:p>0</text:p>
          </table:table-cell>
          <table:table-cell table:style-name="ce54" table:formula="of:=IF([.$G456]+[.$I456]=0;;[.$G456])" office:value-type="float" office:value="0" calcext:value-type="float">
            <text:p>0</text:p>
          </table:table-cell>
          <table:table-cell table:style-name="ce70" table:formula="of:=IF([.$G456]+[.$I456]=0;;[.$I456]-[.$G456])" office:value-type="float" office:value="0" calcext:value-type="float">
            <text:p>+0</text:p>
          </table:table-cell>
          <table:table-cell table:style-name="ce77" table:formula="of:=IF([.$G456]+[.$I456]=0;&quot;(Vincente)&quot;;IF([.$G456]&gt;[.$I456];[.$B456];[.$C456]))" office:value-type="string" office:string-value="(Vincente)" calcext:value-type="string">
            <text:p>(Vincente)</text:p>
          </table:table-cell>
          <table:table-cell table:style-name="ce77" table:formula="of:=IF([.$G456]+[.$I456]=0;&quot;(Perdente)&quot;;IF([.$G456]&lt;[.$I456];[.$B456];[.$C4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7]=&quot;&quot;;&quot;&quot;;HYPERLINK(VLOOKUP([.B4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0" calcext:value-type="float" table:number-columns-spanned="1" table:number-rows-spanned="2">
            <text:p>4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58]=&quot;&quot;;&quot;&quot;;TEXT([.E45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58]=&quot;&quot;;&quot;(Squadra A)&quot;;[.$B458])" office:value-type="string" office:string-value="(Squadra A)" calcext:value-type="string">
            <text:p>(Squadra A)</text:p>
          </table:table-cell>
          <table:table-cell table:style-name="ce54" table:formula="of:=IF([.$G458]+[.$I458]=0;;IF([.$G458]&gt;[.$I458];1;0))" office:value-type="float" office:value="0" calcext:value-type="float">
            <text:p>0</text:p>
          </table:table-cell>
          <table:table-cell table:style-name="ce77" table:formula="of:=IF([.$G458]+[.$I458]=0;;IF([.$G458]&lt;[.$I458];IF([.$G458]&amp;&quot;-&quot;&amp;[.$I458]=&quot;0-20&quot;;1;0);0))" office:value-type="float" office:value="0" calcext:value-type="float">
            <text:p>0</text:p>
          </table:table-cell>
          <table:table-cell table:style-name="ce77" table:formula="of:=IF([.$G458]+[.$I458]=0;;IF([.$G458]&lt;[.$I458];IF([.$G458]&amp;&quot;-&quot;&amp;[.$I458]&lt;&gt;&quot;0-20&quot;;1;0);0))" office:value-type="float" office:value="0" calcext:value-type="float">
            <text:p>0</text:p>
          </table:table-cell>
          <table:table-cell table:style-name="ce54" table:formula="of:=IF([.$G458]+[.$I458]=0;;[.$G458])" office:value-type="float" office:value="0" calcext:value-type="float">
            <text:p>0</text:p>
          </table:table-cell>
          <table:table-cell table:style-name="ce54" table:formula="of:=IF([.$G458]+[.$I458]=0;;[.$I458])" office:value-type="float" office:value="0" calcext:value-type="float">
            <text:p>0</text:p>
          </table:table-cell>
          <table:table-cell table:style-name="ce70" table:formula="of:=IF([.$G458]+[.$I458]=0;;[.$G458]-[.$I458])" office:value-type="float" office:value="0" calcext:value-type="float">
            <text:p>+0</text:p>
          </table:table-cell>
          <table:table-cell table:style-name="ce63" table:formula="of:=IF([.$C458]=&quot;&quot;;&quot;(Squadra B)&quot;;[.$C458])" office:value-type="string" office:string-value="(Squadra B)" calcext:value-type="string">
            <text:p>(Squadra B)</text:p>
          </table:table-cell>
          <table:table-cell table:style-name="ce54" table:formula="of:=IF([.$G458]+[.$I458]=0;;IF([.$I458]&gt;[.$G458];1;0))" office:value-type="float" office:value="0" calcext:value-type="float">
            <text:p>0</text:p>
          </table:table-cell>
          <table:table-cell table:style-name="ce77" table:formula="of:=IF([.$G458]+[.$I458]=0;;IF([.$I458]&lt;[.$G458];IF([.$G458]&amp;&quot;-&quot;&amp;[.$I458]=&quot;20-0&quot;;1;0);0))" office:value-type="float" office:value="0" calcext:value-type="float">
            <text:p>0</text:p>
          </table:table-cell>
          <table:table-cell table:style-name="ce77" table:formula="of:=IF([.$G458]+[.$I458]=0;;IF([.$I458]&lt;[.$G458];IF([.$G458]&amp;&quot;-&quot;&amp;[.$I458]&lt;&gt;&quot;20-0&quot;;1;0);0))" office:value-type="float" office:value="0" calcext:value-type="float">
            <text:p>0</text:p>
          </table:table-cell>
          <table:table-cell table:style-name="ce54" table:formula="of:=IF([.$G458]+[.$I458]=0;;[.$I458])" office:value-type="float" office:value="0" calcext:value-type="float">
            <text:p>0</text:p>
          </table:table-cell>
          <table:table-cell table:style-name="ce54" table:formula="of:=IF([.$G458]+[.$I458]=0;;[.$G458])" office:value-type="float" office:value="0" calcext:value-type="float">
            <text:p>0</text:p>
          </table:table-cell>
          <table:table-cell table:style-name="ce70" table:formula="of:=IF([.$G458]+[.$I458]=0;;[.$I458]-[.$G458])" office:value-type="float" office:value="0" calcext:value-type="float">
            <text:p>+0</text:p>
          </table:table-cell>
          <table:table-cell table:style-name="ce77" table:formula="of:=IF([.$G458]+[.$I458]=0;&quot;(Vincente)&quot;;IF([.$G458]&gt;[.$I458];[.$B458];[.$C458]))" office:value-type="string" office:string-value="(Vincente)" calcext:value-type="string">
            <text:p>(Vincente)</text:p>
          </table:table-cell>
          <table:table-cell table:style-name="ce77" table:formula="of:=IF([.$G458]+[.$I458]=0;&quot;(Perdente)&quot;;IF([.$G458]&lt;[.$I458];[.$B458];[.$C45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9]=&quot;&quot;;&quot;&quot;;HYPERLINK(VLOOKUP([.B45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1" calcext:value-type="float" table:number-columns-spanned="1" table:number-rows-spanned="2">
            <text:p>4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0]=&quot;&quot;;&quot;&quot;;TEXT([.E46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60]=&quot;&quot;;&quot;(Squadra A)&quot;;[.$B460])" office:value-type="string" office:string-value="(Squadra A)" calcext:value-type="string">
            <text:p>(Squadra A)</text:p>
          </table:table-cell>
          <table:table-cell table:style-name="ce54" table:formula="of:=IF([.$G460]+[.$I460]=0;;IF([.$G460]&gt;[.$I460];1;0))" office:value-type="float" office:value="0" calcext:value-type="float">
            <text:p>0</text:p>
          </table:table-cell>
          <table:table-cell table:style-name="ce77" table:formula="of:=IF([.$G460]+[.$I460]=0;;IF([.$G460]&lt;[.$I460];IF([.$G460]&amp;&quot;-&quot;&amp;[.$I460]=&quot;0-20&quot;;1;0);0))" office:value-type="float" office:value="0" calcext:value-type="float">
            <text:p>0</text:p>
          </table:table-cell>
          <table:table-cell table:style-name="ce77" table:formula="of:=IF([.$G460]+[.$I460]=0;;IF([.$G460]&lt;[.$I460];IF([.$G460]&amp;&quot;-&quot;&amp;[.$I460]&lt;&gt;&quot;0-20&quot;;1;0);0))" office:value-type="float" office:value="0" calcext:value-type="float">
            <text:p>0</text:p>
          </table:table-cell>
          <table:table-cell table:style-name="ce54" table:formula="of:=IF([.$G460]+[.$I460]=0;;[.$G460])" office:value-type="float" office:value="0" calcext:value-type="float">
            <text:p>0</text:p>
          </table:table-cell>
          <table:table-cell table:style-name="ce54" table:formula="of:=IF([.$G460]+[.$I460]=0;;[.$I460])" office:value-type="float" office:value="0" calcext:value-type="float">
            <text:p>0</text:p>
          </table:table-cell>
          <table:table-cell table:style-name="ce70" table:formula="of:=IF([.$G460]+[.$I460]=0;;[.$G460]-[.$I460])" office:value-type="float" office:value="0" calcext:value-type="float">
            <text:p>+0</text:p>
          </table:table-cell>
          <table:table-cell table:style-name="ce63" table:formula="of:=IF([.$C460]=&quot;&quot;;&quot;(Squadra B)&quot;;[.$C460])" office:value-type="string" office:string-value="(Squadra B)" calcext:value-type="string">
            <text:p>(Squadra B)</text:p>
          </table:table-cell>
          <table:table-cell table:style-name="ce54" table:formula="of:=IF([.$G460]+[.$I460]=0;;IF([.$I460]&gt;[.$G460];1;0))" office:value-type="float" office:value="0" calcext:value-type="float">
            <text:p>0</text:p>
          </table:table-cell>
          <table:table-cell table:style-name="ce77" table:formula="of:=IF([.$G460]+[.$I460]=0;;IF([.$I460]&lt;[.$G460];IF([.$G460]&amp;&quot;-&quot;&amp;[.$I460]=&quot;20-0&quot;;1;0);0))" office:value-type="float" office:value="0" calcext:value-type="float">
            <text:p>0</text:p>
          </table:table-cell>
          <table:table-cell table:style-name="ce77" table:formula="of:=IF([.$G460]+[.$I460]=0;;IF([.$I460]&lt;[.$G460];IF([.$G460]&amp;&quot;-&quot;&amp;[.$I460]&lt;&gt;&quot;20-0&quot;;1;0);0))" office:value-type="float" office:value="0" calcext:value-type="float">
            <text:p>0</text:p>
          </table:table-cell>
          <table:table-cell table:style-name="ce54" table:formula="of:=IF([.$G460]+[.$I460]=0;;[.$I460])" office:value-type="float" office:value="0" calcext:value-type="float">
            <text:p>0</text:p>
          </table:table-cell>
          <table:table-cell table:style-name="ce54" table:formula="of:=IF([.$G460]+[.$I460]=0;;[.$G460])" office:value-type="float" office:value="0" calcext:value-type="float">
            <text:p>0</text:p>
          </table:table-cell>
          <table:table-cell table:style-name="ce70" table:formula="of:=IF([.$G460]+[.$I460]=0;;[.$I460]-[.$G460])" office:value-type="float" office:value="0" calcext:value-type="float">
            <text:p>+0</text:p>
          </table:table-cell>
          <table:table-cell table:style-name="ce77" table:formula="of:=IF([.$G460]+[.$I460]=0;&quot;(Vincente)&quot;;IF([.$G460]&gt;[.$I460];[.$B460];[.$C460]))" office:value-type="string" office:string-value="(Vincente)" calcext:value-type="string">
            <text:p>(Vincente)</text:p>
          </table:table-cell>
          <table:table-cell table:style-name="ce77" table:formula="of:=IF([.$G460]+[.$I460]=0;&quot;(Perdente)&quot;;IF([.$G460]&lt;[.$I460];[.$B460];[.$C46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1]=&quot;&quot;;&quot;&quot;;HYPERLINK(VLOOKUP([.B46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2" calcext:value-type="float" table:number-columns-spanned="1" table:number-rows-spanned="2">
            <text:p>4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2]=&quot;&quot;;&quot;&quot;;TEXT([.E46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62]=&quot;&quot;;&quot;(Squadra A)&quot;;[.$B462])" office:value-type="string" office:string-value="(Squadra A)" calcext:value-type="string">
            <text:p>(Squadra A)</text:p>
          </table:table-cell>
          <table:table-cell table:style-name="ce54" table:formula="of:=IF([.$G462]+[.$I462]=0;;IF([.$G462]&gt;[.$I462];1;0))" office:value-type="float" office:value="0" calcext:value-type="float">
            <text:p>0</text:p>
          </table:table-cell>
          <table:table-cell table:style-name="ce77" table:formula="of:=IF([.$G462]+[.$I462]=0;;IF([.$G462]&lt;[.$I462];IF([.$G462]&amp;&quot;-&quot;&amp;[.$I462]=&quot;0-20&quot;;1;0);0))" office:value-type="float" office:value="0" calcext:value-type="float">
            <text:p>0</text:p>
          </table:table-cell>
          <table:table-cell table:style-name="ce77" table:formula="of:=IF([.$G462]+[.$I462]=0;;IF([.$G462]&lt;[.$I462];IF([.$G462]&amp;&quot;-&quot;&amp;[.$I462]&lt;&gt;&quot;0-20&quot;;1;0);0))" office:value-type="float" office:value="0" calcext:value-type="float">
            <text:p>0</text:p>
          </table:table-cell>
          <table:table-cell table:style-name="ce54" table:formula="of:=IF([.$G462]+[.$I462]=0;;[.$G462])" office:value-type="float" office:value="0" calcext:value-type="float">
            <text:p>0</text:p>
          </table:table-cell>
          <table:table-cell table:style-name="ce54" table:formula="of:=IF([.$G462]+[.$I462]=0;;[.$I462])" office:value-type="float" office:value="0" calcext:value-type="float">
            <text:p>0</text:p>
          </table:table-cell>
          <table:table-cell table:style-name="ce70" table:formula="of:=IF([.$G462]+[.$I462]=0;;[.$G462]-[.$I462])" office:value-type="float" office:value="0" calcext:value-type="float">
            <text:p>+0</text:p>
          </table:table-cell>
          <table:table-cell table:style-name="ce63" table:formula="of:=IF([.$C462]=&quot;&quot;;&quot;(Squadra B)&quot;;[.$C462])" office:value-type="string" office:string-value="(Squadra B)" calcext:value-type="string">
            <text:p>(Squadra B)</text:p>
          </table:table-cell>
          <table:table-cell table:style-name="ce54" table:formula="of:=IF([.$G462]+[.$I462]=0;;IF([.$I462]&gt;[.$G462];1;0))" office:value-type="float" office:value="0" calcext:value-type="float">
            <text:p>0</text:p>
          </table:table-cell>
          <table:table-cell table:style-name="ce77" table:formula="of:=IF([.$G462]+[.$I462]=0;;IF([.$I462]&lt;[.$G462];IF([.$G462]&amp;&quot;-&quot;&amp;[.$I462]=&quot;20-0&quot;;1;0);0))" office:value-type="float" office:value="0" calcext:value-type="float">
            <text:p>0</text:p>
          </table:table-cell>
          <table:table-cell table:style-name="ce77" table:formula="of:=IF([.$G462]+[.$I462]=0;;IF([.$I462]&lt;[.$G462];IF([.$G462]&amp;&quot;-&quot;&amp;[.$I462]&lt;&gt;&quot;20-0&quot;;1;0);0))" office:value-type="float" office:value="0" calcext:value-type="float">
            <text:p>0</text:p>
          </table:table-cell>
          <table:table-cell table:style-name="ce54" table:formula="of:=IF([.$G462]+[.$I462]=0;;[.$I462])" office:value-type="float" office:value="0" calcext:value-type="float">
            <text:p>0</text:p>
          </table:table-cell>
          <table:table-cell table:style-name="ce54" table:formula="of:=IF([.$G462]+[.$I462]=0;;[.$G462])" office:value-type="float" office:value="0" calcext:value-type="float">
            <text:p>0</text:p>
          </table:table-cell>
          <table:table-cell table:style-name="ce70" table:formula="of:=IF([.$G462]+[.$I462]=0;;[.$I462]-[.$G462])" office:value-type="float" office:value="0" calcext:value-type="float">
            <text:p>+0</text:p>
          </table:table-cell>
          <table:table-cell table:style-name="ce77" table:formula="of:=IF([.$G462]+[.$I462]=0;&quot;(Vincente)&quot;;IF([.$G462]&gt;[.$I462];[.$B462];[.$C462]))" office:value-type="string" office:string-value="(Vincente)" calcext:value-type="string">
            <text:p>(Vincente)</text:p>
          </table:table-cell>
          <table:table-cell table:style-name="ce77" table:formula="of:=IF([.$G462]+[.$I462]=0;&quot;(Perdente)&quot;;IF([.$G462]&lt;[.$I462];[.$B462];[.$C46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3]=&quot;&quot;;&quot;&quot;;HYPERLINK(VLOOKUP([.B46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3" calcext:value-type="float" table:number-columns-spanned="1" table:number-rows-spanned="2">
            <text:p>4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4]=&quot;&quot;;&quot;&quot;;TEXT([.E46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64]=&quot;&quot;;&quot;(Squadra A)&quot;;[.$B464])" office:value-type="string" office:string-value="(Squadra A)" calcext:value-type="string">
            <text:p>(Squadra A)</text:p>
          </table:table-cell>
          <table:table-cell table:style-name="ce54" table:formula="of:=IF([.$G464]+[.$I464]=0;;IF([.$G464]&gt;[.$I464];1;0))" office:value-type="float" office:value="0" calcext:value-type="float">
            <text:p>0</text:p>
          </table:table-cell>
          <table:table-cell table:style-name="ce77" table:formula="of:=IF([.$G464]+[.$I464]=0;;IF([.$G464]&lt;[.$I464];IF([.$G464]&amp;&quot;-&quot;&amp;[.$I464]=&quot;0-20&quot;;1;0);0))" office:value-type="float" office:value="0" calcext:value-type="float">
            <text:p>0</text:p>
          </table:table-cell>
          <table:table-cell table:style-name="ce77" table:formula="of:=IF([.$G464]+[.$I464]=0;;IF([.$G464]&lt;[.$I464];IF([.$G464]&amp;&quot;-&quot;&amp;[.$I464]&lt;&gt;&quot;0-20&quot;;1;0);0))" office:value-type="float" office:value="0" calcext:value-type="float">
            <text:p>0</text:p>
          </table:table-cell>
          <table:table-cell table:style-name="ce54" table:formula="of:=IF([.$G464]+[.$I464]=0;;[.$G464])" office:value-type="float" office:value="0" calcext:value-type="float">
            <text:p>0</text:p>
          </table:table-cell>
          <table:table-cell table:style-name="ce54" table:formula="of:=IF([.$G464]+[.$I464]=0;;[.$I464])" office:value-type="float" office:value="0" calcext:value-type="float">
            <text:p>0</text:p>
          </table:table-cell>
          <table:table-cell table:style-name="ce70" table:formula="of:=IF([.$G464]+[.$I464]=0;;[.$G464]-[.$I464])" office:value-type="float" office:value="0" calcext:value-type="float">
            <text:p>+0</text:p>
          </table:table-cell>
          <table:table-cell table:style-name="ce63" table:formula="of:=IF([.$C464]=&quot;&quot;;&quot;(Squadra B)&quot;;[.$C464])" office:value-type="string" office:string-value="(Squadra B)" calcext:value-type="string">
            <text:p>(Squadra B)</text:p>
          </table:table-cell>
          <table:table-cell table:style-name="ce54" table:formula="of:=IF([.$G464]+[.$I464]=0;;IF([.$I464]&gt;[.$G464];1;0))" office:value-type="float" office:value="0" calcext:value-type="float">
            <text:p>0</text:p>
          </table:table-cell>
          <table:table-cell table:style-name="ce77" table:formula="of:=IF([.$G464]+[.$I464]=0;;IF([.$I464]&lt;[.$G464];IF([.$G464]&amp;&quot;-&quot;&amp;[.$I464]=&quot;20-0&quot;;1;0);0))" office:value-type="float" office:value="0" calcext:value-type="float">
            <text:p>0</text:p>
          </table:table-cell>
          <table:table-cell table:style-name="ce77" table:formula="of:=IF([.$G464]+[.$I464]=0;;IF([.$I464]&lt;[.$G464];IF([.$G464]&amp;&quot;-&quot;&amp;[.$I464]&lt;&gt;&quot;20-0&quot;;1;0);0))" office:value-type="float" office:value="0" calcext:value-type="float">
            <text:p>0</text:p>
          </table:table-cell>
          <table:table-cell table:style-name="ce54" table:formula="of:=IF([.$G464]+[.$I464]=0;;[.$I464])" office:value-type="float" office:value="0" calcext:value-type="float">
            <text:p>0</text:p>
          </table:table-cell>
          <table:table-cell table:style-name="ce54" table:formula="of:=IF([.$G464]+[.$I464]=0;;[.$G464])" office:value-type="float" office:value="0" calcext:value-type="float">
            <text:p>0</text:p>
          </table:table-cell>
          <table:table-cell table:style-name="ce70" table:formula="of:=IF([.$G464]+[.$I464]=0;;[.$I464]-[.$G464])" office:value-type="float" office:value="0" calcext:value-type="float">
            <text:p>+0</text:p>
          </table:table-cell>
          <table:table-cell table:style-name="ce77" table:formula="of:=IF([.$G464]+[.$I464]=0;&quot;(Vincente)&quot;;IF([.$G464]&gt;[.$I464];[.$B464];[.$C464]))" office:value-type="string" office:string-value="(Vincente)" calcext:value-type="string">
            <text:p>(Vincente)</text:p>
          </table:table-cell>
          <table:table-cell table:style-name="ce77" table:formula="of:=IF([.$G464]+[.$I464]=0;&quot;(Perdente)&quot;;IF([.$G464]&lt;[.$I464];[.$B464];[.$C4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5]=&quot;&quot;;&quot;&quot;;HYPERLINK(VLOOKUP([.B4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4" calcext:value-type="float" table:number-columns-spanned="1" table:number-rows-spanned="2">
            <text:p>4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6]=&quot;&quot;;&quot;&quot;;TEXT([.E46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66]=&quot;&quot;;&quot;(Squadra A)&quot;;[.$B466])" office:value-type="string" office:string-value="(Squadra A)" calcext:value-type="string">
            <text:p>(Squadra A)</text:p>
          </table:table-cell>
          <table:table-cell table:style-name="ce54" table:formula="of:=IF([.$G466]+[.$I466]=0;;IF([.$G466]&gt;[.$I466];1;0))" office:value-type="float" office:value="0" calcext:value-type="float">
            <text:p>0</text:p>
          </table:table-cell>
          <table:table-cell table:style-name="ce77" table:formula="of:=IF([.$G466]+[.$I466]=0;;IF([.$G466]&lt;[.$I466];IF([.$G466]&amp;&quot;-&quot;&amp;[.$I466]=&quot;0-20&quot;;1;0);0))" office:value-type="float" office:value="0" calcext:value-type="float">
            <text:p>0</text:p>
          </table:table-cell>
          <table:table-cell table:style-name="ce77" table:formula="of:=IF([.$G466]+[.$I466]=0;;IF([.$G466]&lt;[.$I466];IF([.$G466]&amp;&quot;-&quot;&amp;[.$I466]&lt;&gt;&quot;0-20&quot;;1;0);0))" office:value-type="float" office:value="0" calcext:value-type="float">
            <text:p>0</text:p>
          </table:table-cell>
          <table:table-cell table:style-name="ce54" table:formula="of:=IF([.$G466]+[.$I466]=0;;[.$G466])" office:value-type="float" office:value="0" calcext:value-type="float">
            <text:p>0</text:p>
          </table:table-cell>
          <table:table-cell table:style-name="ce54" table:formula="of:=IF([.$G466]+[.$I466]=0;;[.$I466])" office:value-type="float" office:value="0" calcext:value-type="float">
            <text:p>0</text:p>
          </table:table-cell>
          <table:table-cell table:style-name="ce70" table:formula="of:=IF([.$G466]+[.$I466]=0;;[.$G466]-[.$I466])" office:value-type="float" office:value="0" calcext:value-type="float">
            <text:p>+0</text:p>
          </table:table-cell>
          <table:table-cell table:style-name="ce63" table:formula="of:=IF([.$C466]=&quot;&quot;;&quot;(Squadra B)&quot;;[.$C466])" office:value-type="string" office:string-value="(Squadra B)" calcext:value-type="string">
            <text:p>(Squadra B)</text:p>
          </table:table-cell>
          <table:table-cell table:style-name="ce54" table:formula="of:=IF([.$G466]+[.$I466]=0;;IF([.$I466]&gt;[.$G466];1;0))" office:value-type="float" office:value="0" calcext:value-type="float">
            <text:p>0</text:p>
          </table:table-cell>
          <table:table-cell table:style-name="ce77" table:formula="of:=IF([.$G466]+[.$I466]=0;;IF([.$I466]&lt;[.$G466];IF([.$G466]&amp;&quot;-&quot;&amp;[.$I466]=&quot;20-0&quot;;1;0);0))" office:value-type="float" office:value="0" calcext:value-type="float">
            <text:p>0</text:p>
          </table:table-cell>
          <table:table-cell table:style-name="ce77" table:formula="of:=IF([.$G466]+[.$I466]=0;;IF([.$I466]&lt;[.$G466];IF([.$G466]&amp;&quot;-&quot;&amp;[.$I466]&lt;&gt;&quot;20-0&quot;;1;0);0))" office:value-type="float" office:value="0" calcext:value-type="float">
            <text:p>0</text:p>
          </table:table-cell>
          <table:table-cell table:style-name="ce54" table:formula="of:=IF([.$G466]+[.$I466]=0;;[.$I466])" office:value-type="float" office:value="0" calcext:value-type="float">
            <text:p>0</text:p>
          </table:table-cell>
          <table:table-cell table:style-name="ce54" table:formula="of:=IF([.$G466]+[.$I466]=0;;[.$G466])" office:value-type="float" office:value="0" calcext:value-type="float">
            <text:p>0</text:p>
          </table:table-cell>
          <table:table-cell table:style-name="ce70" table:formula="of:=IF([.$G466]+[.$I466]=0;;[.$I466]-[.$G466])" office:value-type="float" office:value="0" calcext:value-type="float">
            <text:p>+0</text:p>
          </table:table-cell>
          <table:table-cell table:style-name="ce77" table:formula="of:=IF([.$G466]+[.$I466]=0;&quot;(Vincente)&quot;;IF([.$G466]&gt;[.$I466];[.$B466];[.$C466]))" office:value-type="string" office:string-value="(Vincente)" calcext:value-type="string">
            <text:p>(Vincente)</text:p>
          </table:table-cell>
          <table:table-cell table:style-name="ce77" table:formula="of:=IF([.$G466]+[.$I466]=0;&quot;(Perdente)&quot;;IF([.$G466]&lt;[.$I466];[.$B466];[.$C46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7]=&quot;&quot;;&quot;&quot;;HYPERLINK(VLOOKUP([.B46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5" calcext:value-type="float" table:number-columns-spanned="1" table:number-rows-spanned="2">
            <text:p>4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8]=&quot;&quot;;&quot;&quot;;TEXT([.E46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68]=&quot;&quot;;&quot;(Squadra A)&quot;;[.$B468])" office:value-type="string" office:string-value="(Squadra A)" calcext:value-type="string">
            <text:p>(Squadra A)</text:p>
          </table:table-cell>
          <table:table-cell table:style-name="ce54" table:formula="of:=IF([.$G468]+[.$I468]=0;;IF([.$G468]&gt;[.$I468];1;0))" office:value-type="float" office:value="0" calcext:value-type="float">
            <text:p>0</text:p>
          </table:table-cell>
          <table:table-cell table:style-name="ce77" table:formula="of:=IF([.$G468]+[.$I468]=0;;IF([.$G468]&lt;[.$I468];IF([.$G468]&amp;&quot;-&quot;&amp;[.$I468]=&quot;0-20&quot;;1;0);0))" office:value-type="float" office:value="0" calcext:value-type="float">
            <text:p>0</text:p>
          </table:table-cell>
          <table:table-cell table:style-name="ce77" table:formula="of:=IF([.$G468]+[.$I468]=0;;IF([.$G468]&lt;[.$I468];IF([.$G468]&amp;&quot;-&quot;&amp;[.$I468]&lt;&gt;&quot;0-20&quot;;1;0);0))" office:value-type="float" office:value="0" calcext:value-type="float">
            <text:p>0</text:p>
          </table:table-cell>
          <table:table-cell table:style-name="ce54" table:formula="of:=IF([.$G468]+[.$I468]=0;;[.$G468])" office:value-type="float" office:value="0" calcext:value-type="float">
            <text:p>0</text:p>
          </table:table-cell>
          <table:table-cell table:style-name="ce54" table:formula="of:=IF([.$G468]+[.$I468]=0;;[.$I468])" office:value-type="float" office:value="0" calcext:value-type="float">
            <text:p>0</text:p>
          </table:table-cell>
          <table:table-cell table:style-name="ce70" table:formula="of:=IF([.$G468]+[.$I468]=0;;[.$G468]-[.$I468])" office:value-type="float" office:value="0" calcext:value-type="float">
            <text:p>+0</text:p>
          </table:table-cell>
          <table:table-cell table:style-name="ce63" table:formula="of:=IF([.$C468]=&quot;&quot;;&quot;(Squadra B)&quot;;[.$C468])" office:value-type="string" office:string-value="(Squadra B)" calcext:value-type="string">
            <text:p>(Squadra B)</text:p>
          </table:table-cell>
          <table:table-cell table:style-name="ce54" table:formula="of:=IF([.$G468]+[.$I468]=0;;IF([.$I468]&gt;[.$G468];1;0))" office:value-type="float" office:value="0" calcext:value-type="float">
            <text:p>0</text:p>
          </table:table-cell>
          <table:table-cell table:style-name="ce77" table:formula="of:=IF([.$G468]+[.$I468]=0;;IF([.$I468]&lt;[.$G468];IF([.$G468]&amp;&quot;-&quot;&amp;[.$I468]=&quot;20-0&quot;;1;0);0))" office:value-type="float" office:value="0" calcext:value-type="float">
            <text:p>0</text:p>
          </table:table-cell>
          <table:table-cell table:style-name="ce77" table:formula="of:=IF([.$G468]+[.$I468]=0;;IF([.$I468]&lt;[.$G468];IF([.$G468]&amp;&quot;-&quot;&amp;[.$I468]&lt;&gt;&quot;20-0&quot;;1;0);0))" office:value-type="float" office:value="0" calcext:value-type="float">
            <text:p>0</text:p>
          </table:table-cell>
          <table:table-cell table:style-name="ce54" table:formula="of:=IF([.$G468]+[.$I468]=0;;[.$I468])" office:value-type="float" office:value="0" calcext:value-type="float">
            <text:p>0</text:p>
          </table:table-cell>
          <table:table-cell table:style-name="ce54" table:formula="of:=IF([.$G468]+[.$I468]=0;;[.$G468])" office:value-type="float" office:value="0" calcext:value-type="float">
            <text:p>0</text:p>
          </table:table-cell>
          <table:table-cell table:style-name="ce70" table:formula="of:=IF([.$G468]+[.$I468]=0;;[.$I468]-[.$G468])" office:value-type="float" office:value="0" calcext:value-type="float">
            <text:p>+0</text:p>
          </table:table-cell>
          <table:table-cell table:style-name="ce77" table:formula="of:=IF([.$G468]+[.$I468]=0;&quot;(Vincente)&quot;;IF([.$G468]&gt;[.$I468];[.$B468];[.$C468]))" office:value-type="string" office:string-value="(Vincente)" calcext:value-type="string">
            <text:p>(Vincente)</text:p>
          </table:table-cell>
          <table:table-cell table:style-name="ce77" table:formula="of:=IF([.$G468]+[.$I468]=0;&quot;(Perdente)&quot;;IF([.$G468]&lt;[.$I468];[.$B468];[.$C46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9]=&quot;&quot;;&quot;&quot;;HYPERLINK(VLOOKUP([.B46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6" calcext:value-type="float">
            <text:p>6</text:p>
          </table:table-cell>
          <table:table-cell table:style-name="ce87" table:formula="of:=IF(ISNUMBER([.A471]);ROMAN([.A471])&amp;&quot; GIORNATA&quot;;COM.MICROSOFT.SWITCH([.A471];&quot;1-2&quot;;&quot;FINALE 1°-2° POSTO&quot;;&quot;3-4&quot;;&quot;FINALE 3°-4° POSTO&quot;;&quot;1-4&quot;;&quot;SEMIFINALI 1°-4° POSTO&quot;;&quot;1-8&quot;;&quot;QUARTI DI FINALE 1°-8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6" calcext:value-type="float" table:number-columns-spanned="1" table:number-rows-spanned="2">
            <text:p>4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73]=&quot;&quot;;&quot;&quot;;TEXT([.E47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73]=&quot;&quot;;&quot;(Squadra A)&quot;;[.$B473])" office:value-type="string" office:string-value="(Squadra A)" calcext:value-type="string">
            <text:p>(Squadra A)</text:p>
          </table:table-cell>
          <table:table-cell table:style-name="ce54" table:formula="of:=IF([.$G473]+[.$I473]=0;;IF([.$G473]&gt;[.$I473];1;0))" office:value-type="float" office:value="0" calcext:value-type="float">
            <text:p>0</text:p>
          </table:table-cell>
          <table:table-cell table:style-name="ce77" table:formula="of:=IF([.$G473]+[.$I473]=0;;IF([.$G473]&lt;[.$I473];IF([.$G473]&amp;&quot;-&quot;&amp;[.$I473]=&quot;0-20&quot;;1;0);0))" office:value-type="float" office:value="0" calcext:value-type="float">
            <text:p>0</text:p>
          </table:table-cell>
          <table:table-cell table:style-name="ce77" table:formula="of:=IF([.$G473]+[.$I473]=0;;IF([.$G473]&lt;[.$I473];IF([.$G473]&amp;&quot;-&quot;&amp;[.$I473]&lt;&gt;&quot;0-20&quot;;1;0);0))" office:value-type="float" office:value="0" calcext:value-type="float">
            <text:p>0</text:p>
          </table:table-cell>
          <table:table-cell table:style-name="ce54" table:formula="of:=IF([.$G473]+[.$I473]=0;;[.$G473])" office:value-type="float" office:value="0" calcext:value-type="float">
            <text:p>0</text:p>
          </table:table-cell>
          <table:table-cell table:style-name="ce54" table:formula="of:=IF([.$G473]+[.$I473]=0;;[.$I473])" office:value-type="float" office:value="0" calcext:value-type="float">
            <text:p>0</text:p>
          </table:table-cell>
          <table:table-cell table:style-name="ce70" table:formula="of:=IF([.$G473]+[.$I473]=0;;[.$G473]-[.$I473])" office:value-type="float" office:value="0" calcext:value-type="float">
            <text:p>+0</text:p>
          </table:table-cell>
          <table:table-cell table:style-name="ce63" table:formula="of:=IF([.$C473]=&quot;&quot;;&quot;(Squadra B)&quot;;[.$C473])" office:value-type="string" office:string-value="(Squadra B)" calcext:value-type="string">
            <text:p>(Squadra B)</text:p>
          </table:table-cell>
          <table:table-cell table:style-name="ce54" table:formula="of:=IF([.$G473]+[.$I473]=0;;IF([.$I473]&gt;[.$G473];1;0))" office:value-type="float" office:value="0" calcext:value-type="float">
            <text:p>0</text:p>
          </table:table-cell>
          <table:table-cell table:style-name="ce77" table:formula="of:=IF([.$G473]+[.$I473]=0;;IF([.$I473]&lt;[.$G473];IF([.$G473]&amp;&quot;-&quot;&amp;[.$I473]=&quot;20-0&quot;;1;0);0))" office:value-type="float" office:value="0" calcext:value-type="float">
            <text:p>0</text:p>
          </table:table-cell>
          <table:table-cell table:style-name="ce77" table:formula="of:=IF([.$G473]+[.$I473]=0;;IF([.$I473]&lt;[.$G473];IF([.$G473]&amp;&quot;-&quot;&amp;[.$I473]&lt;&gt;&quot;20-0&quot;;1;0);0))" office:value-type="float" office:value="0" calcext:value-type="float">
            <text:p>0</text:p>
          </table:table-cell>
          <table:table-cell table:style-name="ce54" table:formula="of:=IF([.$G473]+[.$I473]=0;;[.$I473])" office:value-type="float" office:value="0" calcext:value-type="float">
            <text:p>0</text:p>
          </table:table-cell>
          <table:table-cell table:style-name="ce54" table:formula="of:=IF([.$G473]+[.$I473]=0;;[.$G473])" office:value-type="float" office:value="0" calcext:value-type="float">
            <text:p>0</text:p>
          </table:table-cell>
          <table:table-cell table:style-name="ce70" table:formula="of:=IF([.$G473]+[.$I473]=0;;[.$I473]-[.$G473])" office:value-type="float" office:value="0" calcext:value-type="float">
            <text:p>+0</text:p>
          </table:table-cell>
          <table:table-cell table:style-name="ce77" table:formula="of:=IF([.$G473]+[.$I473]=0;&quot;(Vincente)&quot;;IF([.$G473]&gt;[.$I473];[.$B473];[.$C473]))" office:value-type="string" office:string-value="(Vincente)" calcext:value-type="string">
            <text:p>(Vincente)</text:p>
          </table:table-cell>
          <table:table-cell table:style-name="ce77" table:formula="of:=IF([.$G473]+[.$I473]=0;&quot;(Perdente)&quot;;IF([.$G473]&lt;[.$I473];[.$B473];[.$C47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74]=&quot;&quot;;&quot;&quot;;HYPERLINK(VLOOKUP([.B47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7" calcext:value-type="float" table:number-columns-spanned="1" table:number-rows-spanned="2">
            <text:p>4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75]=&quot;&quot;;&quot;&quot;;TEXT([.E47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75]=&quot;&quot;;&quot;(Squadra A)&quot;;[.$B475])" office:value-type="string" office:string-value="(Squadra A)" calcext:value-type="string">
            <text:p>(Squadra A)</text:p>
          </table:table-cell>
          <table:table-cell table:style-name="ce54" table:formula="of:=IF([.$G475]+[.$I475]=0;;IF([.$G475]&gt;[.$I475];1;0))" office:value-type="float" office:value="0" calcext:value-type="float">
            <text:p>0</text:p>
          </table:table-cell>
          <table:table-cell table:style-name="ce77" table:formula="of:=IF([.$G475]+[.$I475]=0;;IF([.$G475]&lt;[.$I475];IF([.$G475]&amp;&quot;-&quot;&amp;[.$I475]=&quot;0-20&quot;;1;0);0))" office:value-type="float" office:value="0" calcext:value-type="float">
            <text:p>0</text:p>
          </table:table-cell>
          <table:table-cell table:style-name="ce77" table:formula="of:=IF([.$G475]+[.$I475]=0;;IF([.$G475]&lt;[.$I475];IF([.$G475]&amp;&quot;-&quot;&amp;[.$I475]&lt;&gt;&quot;0-20&quot;;1;0);0))" office:value-type="float" office:value="0" calcext:value-type="float">
            <text:p>0</text:p>
          </table:table-cell>
          <table:table-cell table:style-name="ce54" table:formula="of:=IF([.$G475]+[.$I475]=0;;[.$G475])" office:value-type="float" office:value="0" calcext:value-type="float">
            <text:p>0</text:p>
          </table:table-cell>
          <table:table-cell table:style-name="ce54" table:formula="of:=IF([.$G475]+[.$I475]=0;;[.$I475])" office:value-type="float" office:value="0" calcext:value-type="float">
            <text:p>0</text:p>
          </table:table-cell>
          <table:table-cell table:style-name="ce70" table:formula="of:=IF([.$G475]+[.$I475]=0;;[.$G475]-[.$I475])" office:value-type="float" office:value="0" calcext:value-type="float">
            <text:p>+0</text:p>
          </table:table-cell>
          <table:table-cell table:style-name="ce63" table:formula="of:=IF([.$C475]=&quot;&quot;;&quot;(Squadra B)&quot;;[.$C475])" office:value-type="string" office:string-value="(Squadra B)" calcext:value-type="string">
            <text:p>(Squadra B)</text:p>
          </table:table-cell>
          <table:table-cell table:style-name="ce54" table:formula="of:=IF([.$G475]+[.$I475]=0;;IF([.$I475]&gt;[.$G475];1;0))" office:value-type="float" office:value="0" calcext:value-type="float">
            <text:p>0</text:p>
          </table:table-cell>
          <table:table-cell table:style-name="ce77" table:formula="of:=IF([.$G475]+[.$I475]=0;;IF([.$I475]&lt;[.$G475];IF([.$G475]&amp;&quot;-&quot;&amp;[.$I475]=&quot;20-0&quot;;1;0);0))" office:value-type="float" office:value="0" calcext:value-type="float">
            <text:p>0</text:p>
          </table:table-cell>
          <table:table-cell table:style-name="ce77" table:formula="of:=IF([.$G475]+[.$I475]=0;;IF([.$I475]&lt;[.$G475];IF([.$G475]&amp;&quot;-&quot;&amp;[.$I475]&lt;&gt;&quot;20-0&quot;;1;0);0))" office:value-type="float" office:value="0" calcext:value-type="float">
            <text:p>0</text:p>
          </table:table-cell>
          <table:table-cell table:style-name="ce54" table:formula="of:=IF([.$G475]+[.$I475]=0;;[.$I475])" office:value-type="float" office:value="0" calcext:value-type="float">
            <text:p>0</text:p>
          </table:table-cell>
          <table:table-cell table:style-name="ce54" table:formula="of:=IF([.$G475]+[.$I475]=0;;[.$G475])" office:value-type="float" office:value="0" calcext:value-type="float">
            <text:p>0</text:p>
          </table:table-cell>
          <table:table-cell table:style-name="ce70" table:formula="of:=IF([.$G475]+[.$I475]=0;;[.$I475]-[.$G475])" office:value-type="float" office:value="0" calcext:value-type="float">
            <text:p>+0</text:p>
          </table:table-cell>
          <table:table-cell table:style-name="ce77" table:formula="of:=IF([.$G475]+[.$I475]=0;&quot;(Vincente)&quot;;IF([.$G475]&gt;[.$I475];[.$B475];[.$C475]))" office:value-type="string" office:string-value="(Vincente)" calcext:value-type="string">
            <text:p>(Vincente)</text:p>
          </table:table-cell>
          <table:table-cell table:style-name="ce77" table:formula="of:=IF([.$G475]+[.$I475]=0;&quot;(Perdente)&quot;;IF([.$G475]&lt;[.$I475];[.$B475];[.$C47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76]=&quot;&quot;;&quot;&quot;;HYPERLINK(VLOOKUP([.B47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8" calcext:value-type="float" table:number-columns-spanned="1" table:number-rows-spanned="2">
            <text:p>4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77]=&quot;&quot;;&quot;&quot;;TEXT([.E47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77]=&quot;&quot;;&quot;(Squadra A)&quot;;[.$B477])" office:value-type="string" office:string-value="(Squadra A)" calcext:value-type="string">
            <text:p>(Squadra A)</text:p>
          </table:table-cell>
          <table:table-cell table:style-name="ce54" table:formula="of:=IF([.$G477]+[.$I477]=0;;IF([.$G477]&gt;[.$I477];1;0))" office:value-type="float" office:value="0" calcext:value-type="float">
            <text:p>0</text:p>
          </table:table-cell>
          <table:table-cell table:style-name="ce77" table:formula="of:=IF([.$G477]+[.$I477]=0;;IF([.$G477]&lt;[.$I477];IF([.$G477]&amp;&quot;-&quot;&amp;[.$I477]=&quot;0-20&quot;;1;0);0))" office:value-type="float" office:value="0" calcext:value-type="float">
            <text:p>0</text:p>
          </table:table-cell>
          <table:table-cell table:style-name="ce77" table:formula="of:=IF([.$G477]+[.$I477]=0;;IF([.$G477]&lt;[.$I477];IF([.$G477]&amp;&quot;-&quot;&amp;[.$I477]&lt;&gt;&quot;0-20&quot;;1;0);0))" office:value-type="float" office:value="0" calcext:value-type="float">
            <text:p>0</text:p>
          </table:table-cell>
          <table:table-cell table:style-name="ce54" table:formula="of:=IF([.$G477]+[.$I477]=0;;[.$G477])" office:value-type="float" office:value="0" calcext:value-type="float">
            <text:p>0</text:p>
          </table:table-cell>
          <table:table-cell table:style-name="ce54" table:formula="of:=IF([.$G477]+[.$I477]=0;;[.$I477])" office:value-type="float" office:value="0" calcext:value-type="float">
            <text:p>0</text:p>
          </table:table-cell>
          <table:table-cell table:style-name="ce70" table:formula="of:=IF([.$G477]+[.$I477]=0;;[.$G477]-[.$I477])" office:value-type="float" office:value="0" calcext:value-type="float">
            <text:p>+0</text:p>
          </table:table-cell>
          <table:table-cell table:style-name="ce63" table:formula="of:=IF([.$C477]=&quot;&quot;;&quot;(Squadra B)&quot;;[.$C477])" office:value-type="string" office:string-value="(Squadra B)" calcext:value-type="string">
            <text:p>(Squadra B)</text:p>
          </table:table-cell>
          <table:table-cell table:style-name="ce54" table:formula="of:=IF([.$G477]+[.$I477]=0;;IF([.$I477]&gt;[.$G477];1;0))" office:value-type="float" office:value="0" calcext:value-type="float">
            <text:p>0</text:p>
          </table:table-cell>
          <table:table-cell table:style-name="ce77" table:formula="of:=IF([.$G477]+[.$I477]=0;;IF([.$I477]&lt;[.$G477];IF([.$G477]&amp;&quot;-&quot;&amp;[.$I477]=&quot;20-0&quot;;1;0);0))" office:value-type="float" office:value="0" calcext:value-type="float">
            <text:p>0</text:p>
          </table:table-cell>
          <table:table-cell table:style-name="ce77" table:formula="of:=IF([.$G477]+[.$I477]=0;;IF([.$I477]&lt;[.$G477];IF([.$G477]&amp;&quot;-&quot;&amp;[.$I477]&lt;&gt;&quot;20-0&quot;;1;0);0))" office:value-type="float" office:value="0" calcext:value-type="float">
            <text:p>0</text:p>
          </table:table-cell>
          <table:table-cell table:style-name="ce54" table:formula="of:=IF([.$G477]+[.$I477]=0;;[.$I477])" office:value-type="float" office:value="0" calcext:value-type="float">
            <text:p>0</text:p>
          </table:table-cell>
          <table:table-cell table:style-name="ce54" table:formula="of:=IF([.$G477]+[.$I477]=0;;[.$G477])" office:value-type="float" office:value="0" calcext:value-type="float">
            <text:p>0</text:p>
          </table:table-cell>
          <table:table-cell table:style-name="ce70" table:formula="of:=IF([.$G477]+[.$I477]=0;;[.$I477]-[.$G477])" office:value-type="float" office:value="0" calcext:value-type="float">
            <text:p>+0</text:p>
          </table:table-cell>
          <table:table-cell table:style-name="ce77" table:formula="of:=IF([.$G477]+[.$I477]=0;&quot;(Vincente)&quot;;IF([.$G477]&gt;[.$I477];[.$B477];[.$C477]))" office:value-type="string" office:string-value="(Vincente)" calcext:value-type="string">
            <text:p>(Vincente)</text:p>
          </table:table-cell>
          <table:table-cell table:style-name="ce77" table:formula="of:=IF([.$G477]+[.$I477]=0;&quot;(Perdente)&quot;;IF([.$G477]&lt;[.$I477];[.$B477];[.$C47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78]=&quot;&quot;;&quot;&quot;;HYPERLINK(VLOOKUP([.B47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9" calcext:value-type="float" table:number-columns-spanned="1" table:number-rows-spanned="2">
            <text:p>4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79]=&quot;&quot;;&quot;&quot;;TEXT([.E47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79]=&quot;&quot;;&quot;(Squadra A)&quot;;[.$B479])" office:value-type="string" office:string-value="(Squadra A)" calcext:value-type="string">
            <text:p>(Squadra A)</text:p>
          </table:table-cell>
          <table:table-cell table:style-name="ce54" table:formula="of:=IF([.$G479]+[.$I479]=0;;IF([.$G479]&gt;[.$I479];1;0))" office:value-type="float" office:value="0" calcext:value-type="float">
            <text:p>0</text:p>
          </table:table-cell>
          <table:table-cell table:style-name="ce77" table:formula="of:=IF([.$G479]+[.$I479]=0;;IF([.$G479]&lt;[.$I479];IF([.$G479]&amp;&quot;-&quot;&amp;[.$I479]=&quot;0-20&quot;;1;0);0))" office:value-type="float" office:value="0" calcext:value-type="float">
            <text:p>0</text:p>
          </table:table-cell>
          <table:table-cell table:style-name="ce77" table:formula="of:=IF([.$G479]+[.$I479]=0;;IF([.$G479]&lt;[.$I479];IF([.$G479]&amp;&quot;-&quot;&amp;[.$I479]&lt;&gt;&quot;0-20&quot;;1;0);0))" office:value-type="float" office:value="0" calcext:value-type="float">
            <text:p>0</text:p>
          </table:table-cell>
          <table:table-cell table:style-name="ce54" table:formula="of:=IF([.$G479]+[.$I479]=0;;[.$G479])" office:value-type="float" office:value="0" calcext:value-type="float">
            <text:p>0</text:p>
          </table:table-cell>
          <table:table-cell table:style-name="ce54" table:formula="of:=IF([.$G479]+[.$I479]=0;;[.$I479])" office:value-type="float" office:value="0" calcext:value-type="float">
            <text:p>0</text:p>
          </table:table-cell>
          <table:table-cell table:style-name="ce70" table:formula="of:=IF([.$G479]+[.$I479]=0;;[.$G479]-[.$I479])" office:value-type="float" office:value="0" calcext:value-type="float">
            <text:p>+0</text:p>
          </table:table-cell>
          <table:table-cell table:style-name="ce63" table:formula="of:=IF([.$C479]=&quot;&quot;;&quot;(Squadra B)&quot;;[.$C479])" office:value-type="string" office:string-value="(Squadra B)" calcext:value-type="string">
            <text:p>(Squadra B)</text:p>
          </table:table-cell>
          <table:table-cell table:style-name="ce54" table:formula="of:=IF([.$G479]+[.$I479]=0;;IF([.$I479]&gt;[.$G479];1;0))" office:value-type="float" office:value="0" calcext:value-type="float">
            <text:p>0</text:p>
          </table:table-cell>
          <table:table-cell table:style-name="ce77" table:formula="of:=IF([.$G479]+[.$I479]=0;;IF([.$I479]&lt;[.$G479];IF([.$G479]&amp;&quot;-&quot;&amp;[.$I479]=&quot;20-0&quot;;1;0);0))" office:value-type="float" office:value="0" calcext:value-type="float">
            <text:p>0</text:p>
          </table:table-cell>
          <table:table-cell table:style-name="ce77" table:formula="of:=IF([.$G479]+[.$I479]=0;;IF([.$I479]&lt;[.$G479];IF([.$G479]&amp;&quot;-&quot;&amp;[.$I479]&lt;&gt;&quot;20-0&quot;;1;0);0))" office:value-type="float" office:value="0" calcext:value-type="float">
            <text:p>0</text:p>
          </table:table-cell>
          <table:table-cell table:style-name="ce54" table:formula="of:=IF([.$G479]+[.$I479]=0;;[.$I479])" office:value-type="float" office:value="0" calcext:value-type="float">
            <text:p>0</text:p>
          </table:table-cell>
          <table:table-cell table:style-name="ce54" table:formula="of:=IF([.$G479]+[.$I479]=0;;[.$G479])" office:value-type="float" office:value="0" calcext:value-type="float">
            <text:p>0</text:p>
          </table:table-cell>
          <table:table-cell table:style-name="ce70" table:formula="of:=IF([.$G479]+[.$I479]=0;;[.$I479]-[.$G479])" office:value-type="float" office:value="0" calcext:value-type="float">
            <text:p>+0</text:p>
          </table:table-cell>
          <table:table-cell table:style-name="ce77" table:formula="of:=IF([.$G479]+[.$I479]=0;&quot;(Vincente)&quot;;IF([.$G479]&gt;[.$I479];[.$B479];[.$C479]))" office:value-type="string" office:string-value="(Vincente)" calcext:value-type="string">
            <text:p>(Vincente)</text:p>
          </table:table-cell>
          <table:table-cell table:style-name="ce77" table:formula="of:=IF([.$G479]+[.$I479]=0;&quot;(Perdente)&quot;;IF([.$G479]&lt;[.$I479];[.$B479];[.$C47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0]=&quot;&quot;;&quot;&quot;;HYPERLINK(VLOOKUP([.B48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0" calcext:value-type="float" table:number-columns-spanned="1" table:number-rows-spanned="2">
            <text:p>5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1]=&quot;&quot;;&quot;&quot;;TEXT([.E48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81]=&quot;&quot;;&quot;(Squadra A)&quot;;[.$B481])" office:value-type="string" office:string-value="(Squadra A)" calcext:value-type="string">
            <text:p>(Squadra A)</text:p>
          </table:table-cell>
          <table:table-cell table:style-name="ce54" table:formula="of:=IF([.$G481]+[.$I481]=0;;IF([.$G481]&gt;[.$I481];1;0))" office:value-type="float" office:value="0" calcext:value-type="float">
            <text:p>0</text:p>
          </table:table-cell>
          <table:table-cell table:style-name="ce77" table:formula="of:=IF([.$G481]+[.$I481]=0;;IF([.$G481]&lt;[.$I481];IF([.$G481]&amp;&quot;-&quot;&amp;[.$I481]=&quot;0-20&quot;;1;0);0))" office:value-type="float" office:value="0" calcext:value-type="float">
            <text:p>0</text:p>
          </table:table-cell>
          <table:table-cell table:style-name="ce77" table:formula="of:=IF([.$G481]+[.$I481]=0;;IF([.$G481]&lt;[.$I481];IF([.$G481]&amp;&quot;-&quot;&amp;[.$I481]&lt;&gt;&quot;0-20&quot;;1;0);0))" office:value-type="float" office:value="0" calcext:value-type="float">
            <text:p>0</text:p>
          </table:table-cell>
          <table:table-cell table:style-name="ce54" table:formula="of:=IF([.$G481]+[.$I481]=0;;[.$G481])" office:value-type="float" office:value="0" calcext:value-type="float">
            <text:p>0</text:p>
          </table:table-cell>
          <table:table-cell table:style-name="ce54" table:formula="of:=IF([.$G481]+[.$I481]=0;;[.$I481])" office:value-type="float" office:value="0" calcext:value-type="float">
            <text:p>0</text:p>
          </table:table-cell>
          <table:table-cell table:style-name="ce70" table:formula="of:=IF([.$G481]+[.$I481]=0;;[.$G481]-[.$I481])" office:value-type="float" office:value="0" calcext:value-type="float">
            <text:p>+0</text:p>
          </table:table-cell>
          <table:table-cell table:style-name="ce63" table:formula="of:=IF([.$C481]=&quot;&quot;;&quot;(Squadra B)&quot;;[.$C481])" office:value-type="string" office:string-value="(Squadra B)" calcext:value-type="string">
            <text:p>(Squadra B)</text:p>
          </table:table-cell>
          <table:table-cell table:style-name="ce54" table:formula="of:=IF([.$G481]+[.$I481]=0;;IF([.$I481]&gt;[.$G481];1;0))" office:value-type="float" office:value="0" calcext:value-type="float">
            <text:p>0</text:p>
          </table:table-cell>
          <table:table-cell table:style-name="ce77" table:formula="of:=IF([.$G481]+[.$I481]=0;;IF([.$I481]&lt;[.$G481];IF([.$G481]&amp;&quot;-&quot;&amp;[.$I481]=&quot;20-0&quot;;1;0);0))" office:value-type="float" office:value="0" calcext:value-type="float">
            <text:p>0</text:p>
          </table:table-cell>
          <table:table-cell table:style-name="ce77" table:formula="of:=IF([.$G481]+[.$I481]=0;;IF([.$I481]&lt;[.$G481];IF([.$G481]&amp;&quot;-&quot;&amp;[.$I481]&lt;&gt;&quot;20-0&quot;;1;0);0))" office:value-type="float" office:value="0" calcext:value-type="float">
            <text:p>0</text:p>
          </table:table-cell>
          <table:table-cell table:style-name="ce54" table:formula="of:=IF([.$G481]+[.$I481]=0;;[.$I481])" office:value-type="float" office:value="0" calcext:value-type="float">
            <text:p>0</text:p>
          </table:table-cell>
          <table:table-cell table:style-name="ce54" table:formula="of:=IF([.$G481]+[.$I481]=0;;[.$G481])" office:value-type="float" office:value="0" calcext:value-type="float">
            <text:p>0</text:p>
          </table:table-cell>
          <table:table-cell table:style-name="ce70" table:formula="of:=IF([.$G481]+[.$I481]=0;;[.$I481]-[.$G481])" office:value-type="float" office:value="0" calcext:value-type="float">
            <text:p>+0</text:p>
          </table:table-cell>
          <table:table-cell table:style-name="ce77" table:formula="of:=IF([.$G481]+[.$I481]=0;&quot;(Vincente)&quot;;IF([.$G481]&gt;[.$I481];[.$B481];[.$C481]))" office:value-type="string" office:string-value="(Vincente)" calcext:value-type="string">
            <text:p>(Vincente)</text:p>
          </table:table-cell>
          <table:table-cell table:style-name="ce77" table:formula="of:=IF([.$G481]+[.$I481]=0;&quot;(Perdente)&quot;;IF([.$G481]&lt;[.$I481];[.$B481];[.$C48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2]=&quot;&quot;;&quot;&quot;;HYPERLINK(VLOOKUP([.B48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1" calcext:value-type="float" table:number-columns-spanned="1" table:number-rows-spanned="2">
            <text:p>5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3]=&quot;&quot;;&quot;&quot;;TEXT([.E48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83]=&quot;&quot;;&quot;(Squadra A)&quot;;[.$B483])" office:value-type="string" office:string-value="(Squadra A)" calcext:value-type="string">
            <text:p>(Squadra A)</text:p>
          </table:table-cell>
          <table:table-cell table:style-name="ce54" table:formula="of:=IF([.$G483]+[.$I483]=0;;IF([.$G483]&gt;[.$I483];1;0))" office:value-type="float" office:value="0" calcext:value-type="float">
            <text:p>0</text:p>
          </table:table-cell>
          <table:table-cell table:style-name="ce77" table:formula="of:=IF([.$G483]+[.$I483]=0;;IF([.$G483]&lt;[.$I483];IF([.$G483]&amp;&quot;-&quot;&amp;[.$I483]=&quot;0-20&quot;;1;0);0))" office:value-type="float" office:value="0" calcext:value-type="float">
            <text:p>0</text:p>
          </table:table-cell>
          <table:table-cell table:style-name="ce77" table:formula="of:=IF([.$G483]+[.$I483]=0;;IF([.$G483]&lt;[.$I483];IF([.$G483]&amp;&quot;-&quot;&amp;[.$I483]&lt;&gt;&quot;0-20&quot;;1;0);0))" office:value-type="float" office:value="0" calcext:value-type="float">
            <text:p>0</text:p>
          </table:table-cell>
          <table:table-cell table:style-name="ce54" table:formula="of:=IF([.$G483]+[.$I483]=0;;[.$G483])" office:value-type="float" office:value="0" calcext:value-type="float">
            <text:p>0</text:p>
          </table:table-cell>
          <table:table-cell table:style-name="ce54" table:formula="of:=IF([.$G483]+[.$I483]=0;;[.$I483])" office:value-type="float" office:value="0" calcext:value-type="float">
            <text:p>0</text:p>
          </table:table-cell>
          <table:table-cell table:style-name="ce70" table:formula="of:=IF([.$G483]+[.$I483]=0;;[.$G483]-[.$I483])" office:value-type="float" office:value="0" calcext:value-type="float">
            <text:p>+0</text:p>
          </table:table-cell>
          <table:table-cell table:style-name="ce63" table:formula="of:=IF([.$C483]=&quot;&quot;;&quot;(Squadra B)&quot;;[.$C483])" office:value-type="string" office:string-value="(Squadra B)" calcext:value-type="string">
            <text:p>(Squadra B)</text:p>
          </table:table-cell>
          <table:table-cell table:style-name="ce54" table:formula="of:=IF([.$G483]+[.$I483]=0;;IF([.$I483]&gt;[.$G483];1;0))" office:value-type="float" office:value="0" calcext:value-type="float">
            <text:p>0</text:p>
          </table:table-cell>
          <table:table-cell table:style-name="ce77" table:formula="of:=IF([.$G483]+[.$I483]=0;;IF([.$I483]&lt;[.$G483];IF([.$G483]&amp;&quot;-&quot;&amp;[.$I483]=&quot;20-0&quot;;1;0);0))" office:value-type="float" office:value="0" calcext:value-type="float">
            <text:p>0</text:p>
          </table:table-cell>
          <table:table-cell table:style-name="ce77" table:formula="of:=IF([.$G483]+[.$I483]=0;;IF([.$I483]&lt;[.$G483];IF([.$G483]&amp;&quot;-&quot;&amp;[.$I483]&lt;&gt;&quot;20-0&quot;;1;0);0))" office:value-type="float" office:value="0" calcext:value-type="float">
            <text:p>0</text:p>
          </table:table-cell>
          <table:table-cell table:style-name="ce54" table:formula="of:=IF([.$G483]+[.$I483]=0;;[.$I483])" office:value-type="float" office:value="0" calcext:value-type="float">
            <text:p>0</text:p>
          </table:table-cell>
          <table:table-cell table:style-name="ce54" table:formula="of:=IF([.$G483]+[.$I483]=0;;[.$G483])" office:value-type="float" office:value="0" calcext:value-type="float">
            <text:p>0</text:p>
          </table:table-cell>
          <table:table-cell table:style-name="ce70" table:formula="of:=IF([.$G483]+[.$I483]=0;;[.$I483]-[.$G483])" office:value-type="float" office:value="0" calcext:value-type="float">
            <text:p>+0</text:p>
          </table:table-cell>
          <table:table-cell table:style-name="ce77" table:formula="of:=IF([.$G483]+[.$I483]=0;&quot;(Vincente)&quot;;IF([.$G483]&gt;[.$I483];[.$B483];[.$C483]))" office:value-type="string" office:string-value="(Vincente)" calcext:value-type="string">
            <text:p>(Vincente)</text:p>
          </table:table-cell>
          <table:table-cell table:style-name="ce77" table:formula="of:=IF([.$G483]+[.$I483]=0;&quot;(Perdente)&quot;;IF([.$G483]&lt;[.$I483];[.$B483];[.$C48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4]=&quot;&quot;;&quot;&quot;;HYPERLINK(VLOOKUP([.B48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2" calcext:value-type="float" table:number-columns-spanned="1" table:number-rows-spanned="2">
            <text:p>5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5]=&quot;&quot;;&quot;&quot;;TEXT([.E48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85]=&quot;&quot;;&quot;(Squadra A)&quot;;[.$B485])" office:value-type="string" office:string-value="(Squadra A)" calcext:value-type="string">
            <text:p>(Squadra A)</text:p>
          </table:table-cell>
          <table:table-cell table:style-name="ce54" table:formula="of:=IF([.$G485]+[.$I485]=0;;IF([.$G485]&gt;[.$I485];1;0))" office:value-type="float" office:value="0" calcext:value-type="float">
            <text:p>0</text:p>
          </table:table-cell>
          <table:table-cell table:style-name="ce77" table:formula="of:=IF([.$G485]+[.$I485]=0;;IF([.$G485]&lt;[.$I485];IF([.$G485]&amp;&quot;-&quot;&amp;[.$I485]=&quot;0-20&quot;;1;0);0))" office:value-type="float" office:value="0" calcext:value-type="float">
            <text:p>0</text:p>
          </table:table-cell>
          <table:table-cell table:style-name="ce77" table:formula="of:=IF([.$G485]+[.$I485]=0;;IF([.$G485]&lt;[.$I485];IF([.$G485]&amp;&quot;-&quot;&amp;[.$I485]&lt;&gt;&quot;0-20&quot;;1;0);0))" office:value-type="float" office:value="0" calcext:value-type="float">
            <text:p>0</text:p>
          </table:table-cell>
          <table:table-cell table:style-name="ce54" table:formula="of:=IF([.$G485]+[.$I485]=0;;[.$G485])" office:value-type="float" office:value="0" calcext:value-type="float">
            <text:p>0</text:p>
          </table:table-cell>
          <table:table-cell table:style-name="ce54" table:formula="of:=IF([.$G485]+[.$I485]=0;;[.$I485])" office:value-type="float" office:value="0" calcext:value-type="float">
            <text:p>0</text:p>
          </table:table-cell>
          <table:table-cell table:style-name="ce70" table:formula="of:=IF([.$G485]+[.$I485]=0;;[.$G485]-[.$I485])" office:value-type="float" office:value="0" calcext:value-type="float">
            <text:p>+0</text:p>
          </table:table-cell>
          <table:table-cell table:style-name="ce63" table:formula="of:=IF([.$C485]=&quot;&quot;;&quot;(Squadra B)&quot;;[.$C485])" office:value-type="string" office:string-value="(Squadra B)" calcext:value-type="string">
            <text:p>(Squadra B)</text:p>
          </table:table-cell>
          <table:table-cell table:style-name="ce54" table:formula="of:=IF([.$G485]+[.$I485]=0;;IF([.$I485]&gt;[.$G485];1;0))" office:value-type="float" office:value="0" calcext:value-type="float">
            <text:p>0</text:p>
          </table:table-cell>
          <table:table-cell table:style-name="ce77" table:formula="of:=IF([.$G485]+[.$I485]=0;;IF([.$I485]&lt;[.$G485];IF([.$G485]&amp;&quot;-&quot;&amp;[.$I485]=&quot;20-0&quot;;1;0);0))" office:value-type="float" office:value="0" calcext:value-type="float">
            <text:p>0</text:p>
          </table:table-cell>
          <table:table-cell table:style-name="ce77" table:formula="of:=IF([.$G485]+[.$I485]=0;;IF([.$I485]&lt;[.$G485];IF([.$G485]&amp;&quot;-&quot;&amp;[.$I485]&lt;&gt;&quot;20-0&quot;;1;0);0))" office:value-type="float" office:value="0" calcext:value-type="float">
            <text:p>0</text:p>
          </table:table-cell>
          <table:table-cell table:style-name="ce54" table:formula="of:=IF([.$G485]+[.$I485]=0;;[.$I485])" office:value-type="float" office:value="0" calcext:value-type="float">
            <text:p>0</text:p>
          </table:table-cell>
          <table:table-cell table:style-name="ce54" table:formula="of:=IF([.$G485]+[.$I485]=0;;[.$G485])" office:value-type="float" office:value="0" calcext:value-type="float">
            <text:p>0</text:p>
          </table:table-cell>
          <table:table-cell table:style-name="ce70" table:formula="of:=IF([.$G485]+[.$I485]=0;;[.$I485]-[.$G485])" office:value-type="float" office:value="0" calcext:value-type="float">
            <text:p>+0</text:p>
          </table:table-cell>
          <table:table-cell table:style-name="ce77" table:formula="of:=IF([.$G485]+[.$I485]=0;&quot;(Vincente)&quot;;IF([.$G485]&gt;[.$I485];[.$B485];[.$C485]))" office:value-type="string" office:string-value="(Vincente)" calcext:value-type="string">
            <text:p>(Vincente)</text:p>
          </table:table-cell>
          <table:table-cell table:style-name="ce77" table:formula="of:=IF([.$G485]+[.$I485]=0;&quot;(Perdente)&quot;;IF([.$G485]&lt;[.$I485];[.$B485];[.$C48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6]=&quot;&quot;;&quot;&quot;;HYPERLINK(VLOOKUP([.B48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3" calcext:value-type="float" table:number-columns-spanned="1" table:number-rows-spanned="2">
            <text:p>5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7]=&quot;&quot;;&quot;&quot;;TEXT([.E48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87]=&quot;&quot;;&quot;(Squadra A)&quot;;[.$B487])" office:value-type="string" office:string-value="(Squadra A)" calcext:value-type="string">
            <text:p>(Squadra A)</text:p>
          </table:table-cell>
          <table:table-cell table:style-name="ce54" table:formula="of:=IF([.$G487]+[.$I487]=0;;IF([.$G487]&gt;[.$I487];1;0))" office:value-type="float" office:value="0" calcext:value-type="float">
            <text:p>0</text:p>
          </table:table-cell>
          <table:table-cell table:style-name="ce77" table:formula="of:=IF([.$G487]+[.$I487]=0;;IF([.$G487]&lt;[.$I487];IF([.$G487]&amp;&quot;-&quot;&amp;[.$I487]=&quot;0-20&quot;;1;0);0))" office:value-type="float" office:value="0" calcext:value-type="float">
            <text:p>0</text:p>
          </table:table-cell>
          <table:table-cell table:style-name="ce77" table:formula="of:=IF([.$G487]+[.$I487]=0;;IF([.$G487]&lt;[.$I487];IF([.$G487]&amp;&quot;-&quot;&amp;[.$I487]&lt;&gt;&quot;0-20&quot;;1;0);0))" office:value-type="float" office:value="0" calcext:value-type="float">
            <text:p>0</text:p>
          </table:table-cell>
          <table:table-cell table:style-name="ce54" table:formula="of:=IF([.$G487]+[.$I487]=0;;[.$G487])" office:value-type="float" office:value="0" calcext:value-type="float">
            <text:p>0</text:p>
          </table:table-cell>
          <table:table-cell table:style-name="ce54" table:formula="of:=IF([.$G487]+[.$I487]=0;;[.$I487])" office:value-type="float" office:value="0" calcext:value-type="float">
            <text:p>0</text:p>
          </table:table-cell>
          <table:table-cell table:style-name="ce70" table:formula="of:=IF([.$G487]+[.$I487]=0;;[.$G487]-[.$I487])" office:value-type="float" office:value="0" calcext:value-type="float">
            <text:p>+0</text:p>
          </table:table-cell>
          <table:table-cell table:style-name="ce63" table:formula="of:=IF([.$C487]=&quot;&quot;;&quot;(Squadra B)&quot;;[.$C487])" office:value-type="string" office:string-value="(Squadra B)" calcext:value-type="string">
            <text:p>(Squadra B)</text:p>
          </table:table-cell>
          <table:table-cell table:style-name="ce54" table:formula="of:=IF([.$G487]+[.$I487]=0;;IF([.$I487]&gt;[.$G487];1;0))" office:value-type="float" office:value="0" calcext:value-type="float">
            <text:p>0</text:p>
          </table:table-cell>
          <table:table-cell table:style-name="ce77" table:formula="of:=IF([.$G487]+[.$I487]=0;;IF([.$I487]&lt;[.$G487];IF([.$G487]&amp;&quot;-&quot;&amp;[.$I487]=&quot;20-0&quot;;1;0);0))" office:value-type="float" office:value="0" calcext:value-type="float">
            <text:p>0</text:p>
          </table:table-cell>
          <table:table-cell table:style-name="ce77" table:formula="of:=IF([.$G487]+[.$I487]=0;;IF([.$I487]&lt;[.$G487];IF([.$G487]&amp;&quot;-&quot;&amp;[.$I487]&lt;&gt;&quot;20-0&quot;;1;0);0))" office:value-type="float" office:value="0" calcext:value-type="float">
            <text:p>0</text:p>
          </table:table-cell>
          <table:table-cell table:style-name="ce54" table:formula="of:=IF([.$G487]+[.$I487]=0;;[.$I487])" office:value-type="float" office:value="0" calcext:value-type="float">
            <text:p>0</text:p>
          </table:table-cell>
          <table:table-cell table:style-name="ce54" table:formula="of:=IF([.$G487]+[.$I487]=0;;[.$G487])" office:value-type="float" office:value="0" calcext:value-type="float">
            <text:p>0</text:p>
          </table:table-cell>
          <table:table-cell table:style-name="ce70" table:formula="of:=IF([.$G487]+[.$I487]=0;;[.$I487]-[.$G487])" office:value-type="float" office:value="0" calcext:value-type="float">
            <text:p>+0</text:p>
          </table:table-cell>
          <table:table-cell table:style-name="ce77" table:formula="of:=IF([.$G487]+[.$I487]=0;&quot;(Vincente)&quot;;IF([.$G487]&gt;[.$I487];[.$B487];[.$C487]))" office:value-type="string" office:string-value="(Vincente)" calcext:value-type="string">
            <text:p>(Vincente)</text:p>
          </table:table-cell>
          <table:table-cell table:style-name="ce77" table:formula="of:=IF([.$G487]+[.$I487]=0;&quot;(Perdente)&quot;;IF([.$G487]&lt;[.$I487];[.$B487];[.$C48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8]=&quot;&quot;;&quot;&quot;;HYPERLINK(VLOOKUP([.B48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4" calcext:value-type="float" table:number-columns-spanned="1" table:number-rows-spanned="2">
            <text:p>5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9]=&quot;&quot;;&quot;&quot;;TEXT([.E48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89]=&quot;&quot;;&quot;(Squadra A)&quot;;[.$B489])" office:value-type="string" office:string-value="(Squadra A)" calcext:value-type="string">
            <text:p>(Squadra A)</text:p>
          </table:table-cell>
          <table:table-cell table:style-name="ce54" table:formula="of:=IF([.$G489]+[.$I489]=0;;IF([.$G489]&gt;[.$I489];1;0))" office:value-type="float" office:value="0" calcext:value-type="float">
            <text:p>0</text:p>
          </table:table-cell>
          <table:table-cell table:style-name="ce77" table:formula="of:=IF([.$G489]+[.$I489]=0;;IF([.$G489]&lt;[.$I489];IF([.$G489]&amp;&quot;-&quot;&amp;[.$I489]=&quot;0-20&quot;;1;0);0))" office:value-type="float" office:value="0" calcext:value-type="float">
            <text:p>0</text:p>
          </table:table-cell>
          <table:table-cell table:style-name="ce77" table:formula="of:=IF([.$G489]+[.$I489]=0;;IF([.$G489]&lt;[.$I489];IF([.$G489]&amp;&quot;-&quot;&amp;[.$I489]&lt;&gt;&quot;0-20&quot;;1;0);0))" office:value-type="float" office:value="0" calcext:value-type="float">
            <text:p>0</text:p>
          </table:table-cell>
          <table:table-cell table:style-name="ce54" table:formula="of:=IF([.$G489]+[.$I489]=0;;[.$G489])" office:value-type="float" office:value="0" calcext:value-type="float">
            <text:p>0</text:p>
          </table:table-cell>
          <table:table-cell table:style-name="ce54" table:formula="of:=IF([.$G489]+[.$I489]=0;;[.$I489])" office:value-type="float" office:value="0" calcext:value-type="float">
            <text:p>0</text:p>
          </table:table-cell>
          <table:table-cell table:style-name="ce70" table:formula="of:=IF([.$G489]+[.$I489]=0;;[.$G489]-[.$I489])" office:value-type="float" office:value="0" calcext:value-type="float">
            <text:p>+0</text:p>
          </table:table-cell>
          <table:table-cell table:style-name="ce63" table:formula="of:=IF([.$C489]=&quot;&quot;;&quot;(Squadra B)&quot;;[.$C489])" office:value-type="string" office:string-value="(Squadra B)" calcext:value-type="string">
            <text:p>(Squadra B)</text:p>
          </table:table-cell>
          <table:table-cell table:style-name="ce54" table:formula="of:=IF([.$G489]+[.$I489]=0;;IF([.$I489]&gt;[.$G489];1;0))" office:value-type="float" office:value="0" calcext:value-type="float">
            <text:p>0</text:p>
          </table:table-cell>
          <table:table-cell table:style-name="ce77" table:formula="of:=IF([.$G489]+[.$I489]=0;;IF([.$I489]&lt;[.$G489];IF([.$G489]&amp;&quot;-&quot;&amp;[.$I489]=&quot;20-0&quot;;1;0);0))" office:value-type="float" office:value="0" calcext:value-type="float">
            <text:p>0</text:p>
          </table:table-cell>
          <table:table-cell table:style-name="ce77" table:formula="of:=IF([.$G489]+[.$I489]=0;;IF([.$I489]&lt;[.$G489];IF([.$G489]&amp;&quot;-&quot;&amp;[.$I489]&lt;&gt;&quot;20-0&quot;;1;0);0))" office:value-type="float" office:value="0" calcext:value-type="float">
            <text:p>0</text:p>
          </table:table-cell>
          <table:table-cell table:style-name="ce54" table:formula="of:=IF([.$G489]+[.$I489]=0;;[.$I489])" office:value-type="float" office:value="0" calcext:value-type="float">
            <text:p>0</text:p>
          </table:table-cell>
          <table:table-cell table:style-name="ce54" table:formula="of:=IF([.$G489]+[.$I489]=0;;[.$G489])" office:value-type="float" office:value="0" calcext:value-type="float">
            <text:p>0</text:p>
          </table:table-cell>
          <table:table-cell table:style-name="ce70" table:formula="of:=IF([.$G489]+[.$I489]=0;;[.$I489]-[.$G489])" office:value-type="float" office:value="0" calcext:value-type="float">
            <text:p>+0</text:p>
          </table:table-cell>
          <table:table-cell table:style-name="ce77" table:formula="of:=IF([.$G489]+[.$I489]=0;&quot;(Vincente)&quot;;IF([.$G489]&gt;[.$I489];[.$B489];[.$C489]))" office:value-type="string" office:string-value="(Vincente)" calcext:value-type="string">
            <text:p>(Vincente)</text:p>
          </table:table-cell>
          <table:table-cell table:style-name="ce77" table:formula="of:=IF([.$G489]+[.$I489]=0;&quot;(Perdente)&quot;;IF([.$G489]&lt;[.$I489];[.$B489];[.$C4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0]=&quot;&quot;;&quot;&quot;;HYPERLINK(VLOOKUP([.B4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7" calcext:value-type="float">
            <text:p>7</text:p>
          </table:table-cell>
          <table:table-cell table:style-name="ce87" table:formula="of:=IF(ISNUMBER([.A492]);ROMAN([.A492])&amp;&quot; GIORNATA&quot;;COM.MICROSOFT.SWITCH([.A492];&quot;1-2&quot;;&quot;FINALE 1°-2° POSTO&quot;;&quot;3-4&quot;;&quot;FINALE 3°-4° POSTO&quot;;&quot;1-4&quot;;&quot;SEMIFINALI 1°-4° POSTO&quot;;&quot;1-8&quot;;&quot;QUARTI DI FINALE 1°-8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5" calcext:value-type="float" table:number-columns-spanned="1" table:number-rows-spanned="2">
            <text:p>5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94]=&quot;&quot;;&quot;&quot;;TEXT([.E49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94]=&quot;&quot;;&quot;(Squadra A)&quot;;[.$B494])" office:value-type="string" office:string-value="(Squadra A)" calcext:value-type="string">
            <text:p>(Squadra A)</text:p>
          </table:table-cell>
          <table:table-cell table:style-name="ce54" table:formula="of:=IF([.$G494]+[.$I494]=0;;IF([.$G494]&gt;[.$I494];1;0))" office:value-type="float" office:value="0" calcext:value-type="float">
            <text:p>0</text:p>
          </table:table-cell>
          <table:table-cell table:style-name="ce77" table:formula="of:=IF([.$G494]+[.$I494]=0;;IF([.$G494]&lt;[.$I494];IF([.$G494]&amp;&quot;-&quot;&amp;[.$I494]=&quot;0-20&quot;;1;0);0))" office:value-type="float" office:value="0" calcext:value-type="float">
            <text:p>0</text:p>
          </table:table-cell>
          <table:table-cell table:style-name="ce77" table:formula="of:=IF([.$G494]+[.$I494]=0;;IF([.$G494]&lt;[.$I494];IF([.$G494]&amp;&quot;-&quot;&amp;[.$I494]&lt;&gt;&quot;0-20&quot;;1;0);0))" office:value-type="float" office:value="0" calcext:value-type="float">
            <text:p>0</text:p>
          </table:table-cell>
          <table:table-cell table:style-name="ce54" table:formula="of:=IF([.$G494]+[.$I494]=0;;[.$G494])" office:value-type="float" office:value="0" calcext:value-type="float">
            <text:p>0</text:p>
          </table:table-cell>
          <table:table-cell table:style-name="ce54" table:formula="of:=IF([.$G494]+[.$I494]=0;;[.$I494])" office:value-type="float" office:value="0" calcext:value-type="float">
            <text:p>0</text:p>
          </table:table-cell>
          <table:table-cell table:style-name="ce70" table:formula="of:=IF([.$G494]+[.$I494]=0;;[.$G494]-[.$I494])" office:value-type="float" office:value="0" calcext:value-type="float">
            <text:p>+0</text:p>
          </table:table-cell>
          <table:table-cell table:style-name="ce63" table:formula="of:=IF([.$C494]=&quot;&quot;;&quot;(Squadra B)&quot;;[.$C494])" office:value-type="string" office:string-value="(Squadra B)" calcext:value-type="string">
            <text:p>(Squadra B)</text:p>
          </table:table-cell>
          <table:table-cell table:style-name="ce54" table:formula="of:=IF([.$G494]+[.$I494]=0;;IF([.$I494]&gt;[.$G494];1;0))" office:value-type="float" office:value="0" calcext:value-type="float">
            <text:p>0</text:p>
          </table:table-cell>
          <table:table-cell table:style-name="ce77" table:formula="of:=IF([.$G494]+[.$I494]=0;;IF([.$I494]&lt;[.$G494];IF([.$G494]&amp;&quot;-&quot;&amp;[.$I494]=&quot;20-0&quot;;1;0);0))" office:value-type="float" office:value="0" calcext:value-type="float">
            <text:p>0</text:p>
          </table:table-cell>
          <table:table-cell table:style-name="ce77" table:formula="of:=IF([.$G494]+[.$I494]=0;;IF([.$I494]&lt;[.$G494];IF([.$G494]&amp;&quot;-&quot;&amp;[.$I494]&lt;&gt;&quot;20-0&quot;;1;0);0))" office:value-type="float" office:value="0" calcext:value-type="float">
            <text:p>0</text:p>
          </table:table-cell>
          <table:table-cell table:style-name="ce54" table:formula="of:=IF([.$G494]+[.$I494]=0;;[.$I494])" office:value-type="float" office:value="0" calcext:value-type="float">
            <text:p>0</text:p>
          </table:table-cell>
          <table:table-cell table:style-name="ce54" table:formula="of:=IF([.$G494]+[.$I494]=0;;[.$G494])" office:value-type="float" office:value="0" calcext:value-type="float">
            <text:p>0</text:p>
          </table:table-cell>
          <table:table-cell table:style-name="ce70" table:formula="of:=IF([.$G494]+[.$I494]=0;;[.$I494]-[.$G494])" office:value-type="float" office:value="0" calcext:value-type="float">
            <text:p>+0</text:p>
          </table:table-cell>
          <table:table-cell table:style-name="ce77" table:formula="of:=IF([.$G494]+[.$I494]=0;&quot;(Vincente)&quot;;IF([.$G494]&gt;[.$I494];[.$B494];[.$C494]))" office:value-type="string" office:string-value="(Vincente)" calcext:value-type="string">
            <text:p>(Vincente)</text:p>
          </table:table-cell>
          <table:table-cell table:style-name="ce77" table:formula="of:=IF([.$G494]+[.$I494]=0;&quot;(Perdente)&quot;;IF([.$G494]&lt;[.$I494];[.$B494];[.$C49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5]=&quot;&quot;;&quot;&quot;;HYPERLINK(VLOOKUP([.B49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6" calcext:value-type="float" table:number-columns-spanned="1" table:number-rows-spanned="2">
            <text:p>5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96]=&quot;&quot;;&quot;&quot;;TEXT([.E49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96]=&quot;&quot;;&quot;(Squadra A)&quot;;[.$B496])" office:value-type="string" office:string-value="(Squadra A)" calcext:value-type="string">
            <text:p>(Squadra A)</text:p>
          </table:table-cell>
          <table:table-cell table:style-name="ce54" table:formula="of:=IF([.$G496]+[.$I496]=0;;IF([.$G496]&gt;[.$I496];1;0))" office:value-type="float" office:value="0" calcext:value-type="float">
            <text:p>0</text:p>
          </table:table-cell>
          <table:table-cell table:style-name="ce77" table:formula="of:=IF([.$G496]+[.$I496]=0;;IF([.$G496]&lt;[.$I496];IF([.$G496]&amp;&quot;-&quot;&amp;[.$I496]=&quot;0-20&quot;;1;0);0))" office:value-type="float" office:value="0" calcext:value-type="float">
            <text:p>0</text:p>
          </table:table-cell>
          <table:table-cell table:style-name="ce77" table:formula="of:=IF([.$G496]+[.$I496]=0;;IF([.$G496]&lt;[.$I496];IF([.$G496]&amp;&quot;-&quot;&amp;[.$I496]&lt;&gt;&quot;0-20&quot;;1;0);0))" office:value-type="float" office:value="0" calcext:value-type="float">
            <text:p>0</text:p>
          </table:table-cell>
          <table:table-cell table:style-name="ce54" table:formula="of:=IF([.$G496]+[.$I496]=0;;[.$G496])" office:value-type="float" office:value="0" calcext:value-type="float">
            <text:p>0</text:p>
          </table:table-cell>
          <table:table-cell table:style-name="ce54" table:formula="of:=IF([.$G496]+[.$I496]=0;;[.$I496])" office:value-type="float" office:value="0" calcext:value-type="float">
            <text:p>0</text:p>
          </table:table-cell>
          <table:table-cell table:style-name="ce70" table:formula="of:=IF([.$G496]+[.$I496]=0;;[.$G496]-[.$I496])" office:value-type="float" office:value="0" calcext:value-type="float">
            <text:p>+0</text:p>
          </table:table-cell>
          <table:table-cell table:style-name="ce63" table:formula="of:=IF([.$C496]=&quot;&quot;;&quot;(Squadra B)&quot;;[.$C496])" office:value-type="string" office:string-value="(Squadra B)" calcext:value-type="string">
            <text:p>(Squadra B)</text:p>
          </table:table-cell>
          <table:table-cell table:style-name="ce54" table:formula="of:=IF([.$G496]+[.$I496]=0;;IF([.$I496]&gt;[.$G496];1;0))" office:value-type="float" office:value="0" calcext:value-type="float">
            <text:p>0</text:p>
          </table:table-cell>
          <table:table-cell table:style-name="ce77" table:formula="of:=IF([.$G496]+[.$I496]=0;;IF([.$I496]&lt;[.$G496];IF([.$G496]&amp;&quot;-&quot;&amp;[.$I496]=&quot;20-0&quot;;1;0);0))" office:value-type="float" office:value="0" calcext:value-type="float">
            <text:p>0</text:p>
          </table:table-cell>
          <table:table-cell table:style-name="ce77" table:formula="of:=IF([.$G496]+[.$I496]=0;;IF([.$I496]&lt;[.$G496];IF([.$G496]&amp;&quot;-&quot;&amp;[.$I496]&lt;&gt;&quot;20-0&quot;;1;0);0))" office:value-type="float" office:value="0" calcext:value-type="float">
            <text:p>0</text:p>
          </table:table-cell>
          <table:table-cell table:style-name="ce54" table:formula="of:=IF([.$G496]+[.$I496]=0;;[.$I496])" office:value-type="float" office:value="0" calcext:value-type="float">
            <text:p>0</text:p>
          </table:table-cell>
          <table:table-cell table:style-name="ce54" table:formula="of:=IF([.$G496]+[.$I496]=0;;[.$G496])" office:value-type="float" office:value="0" calcext:value-type="float">
            <text:p>0</text:p>
          </table:table-cell>
          <table:table-cell table:style-name="ce70" table:formula="of:=IF([.$G496]+[.$I496]=0;;[.$I496]-[.$G496])" office:value-type="float" office:value="0" calcext:value-type="float">
            <text:p>+0</text:p>
          </table:table-cell>
          <table:table-cell table:style-name="ce77" table:formula="of:=IF([.$G496]+[.$I496]=0;&quot;(Vincente)&quot;;IF([.$G496]&gt;[.$I496];[.$B496];[.$C496]))" office:value-type="string" office:string-value="(Vincente)" calcext:value-type="string">
            <text:p>(Vincente)</text:p>
          </table:table-cell>
          <table:table-cell table:style-name="ce77" table:formula="of:=IF([.$G496]+[.$I496]=0;&quot;(Perdente)&quot;;IF([.$G496]&lt;[.$I496];[.$B496];[.$C49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7]=&quot;&quot;;&quot;&quot;;HYPERLINK(VLOOKUP([.B49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7" calcext:value-type="float" table:number-columns-spanned="1" table:number-rows-spanned="2">
            <text:p>5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98]=&quot;&quot;;&quot;&quot;;TEXT([.E49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498]=&quot;&quot;;&quot;(Squadra A)&quot;;[.$B498])" office:value-type="string" office:string-value="(Squadra A)" calcext:value-type="string">
            <text:p>(Squadra A)</text:p>
          </table:table-cell>
          <table:table-cell table:style-name="ce54" table:formula="of:=IF([.$G498]+[.$I498]=0;;IF([.$G498]&gt;[.$I498];1;0))" office:value-type="float" office:value="0" calcext:value-type="float">
            <text:p>0</text:p>
          </table:table-cell>
          <table:table-cell table:style-name="ce77" table:formula="of:=IF([.$G498]+[.$I498]=0;;IF([.$G498]&lt;[.$I498];IF([.$G498]&amp;&quot;-&quot;&amp;[.$I498]=&quot;0-20&quot;;1;0);0))" office:value-type="float" office:value="0" calcext:value-type="float">
            <text:p>0</text:p>
          </table:table-cell>
          <table:table-cell table:style-name="ce77" table:formula="of:=IF([.$G498]+[.$I498]=0;;IF([.$G498]&lt;[.$I498];IF([.$G498]&amp;&quot;-&quot;&amp;[.$I498]&lt;&gt;&quot;0-20&quot;;1;0);0))" office:value-type="float" office:value="0" calcext:value-type="float">
            <text:p>0</text:p>
          </table:table-cell>
          <table:table-cell table:style-name="ce54" table:formula="of:=IF([.$G498]+[.$I498]=0;;[.$G498])" office:value-type="float" office:value="0" calcext:value-type="float">
            <text:p>0</text:p>
          </table:table-cell>
          <table:table-cell table:style-name="ce54" table:formula="of:=IF([.$G498]+[.$I498]=0;;[.$I498])" office:value-type="float" office:value="0" calcext:value-type="float">
            <text:p>0</text:p>
          </table:table-cell>
          <table:table-cell table:style-name="ce70" table:formula="of:=IF([.$G498]+[.$I498]=0;;[.$G498]-[.$I498])" office:value-type="float" office:value="0" calcext:value-type="float">
            <text:p>+0</text:p>
          </table:table-cell>
          <table:table-cell table:style-name="ce63" table:formula="of:=IF([.$C498]=&quot;&quot;;&quot;(Squadra B)&quot;;[.$C498])" office:value-type="string" office:string-value="(Squadra B)" calcext:value-type="string">
            <text:p>(Squadra B)</text:p>
          </table:table-cell>
          <table:table-cell table:style-name="ce54" table:formula="of:=IF([.$G498]+[.$I498]=0;;IF([.$I498]&gt;[.$G498];1;0))" office:value-type="float" office:value="0" calcext:value-type="float">
            <text:p>0</text:p>
          </table:table-cell>
          <table:table-cell table:style-name="ce77" table:formula="of:=IF([.$G498]+[.$I498]=0;;IF([.$I498]&lt;[.$G498];IF([.$G498]&amp;&quot;-&quot;&amp;[.$I498]=&quot;20-0&quot;;1;0);0))" office:value-type="float" office:value="0" calcext:value-type="float">
            <text:p>0</text:p>
          </table:table-cell>
          <table:table-cell table:style-name="ce77" table:formula="of:=IF([.$G498]+[.$I498]=0;;IF([.$I498]&lt;[.$G498];IF([.$G498]&amp;&quot;-&quot;&amp;[.$I498]&lt;&gt;&quot;20-0&quot;;1;0);0))" office:value-type="float" office:value="0" calcext:value-type="float">
            <text:p>0</text:p>
          </table:table-cell>
          <table:table-cell table:style-name="ce54" table:formula="of:=IF([.$G498]+[.$I498]=0;;[.$I498])" office:value-type="float" office:value="0" calcext:value-type="float">
            <text:p>0</text:p>
          </table:table-cell>
          <table:table-cell table:style-name="ce54" table:formula="of:=IF([.$G498]+[.$I498]=0;;[.$G498])" office:value-type="float" office:value="0" calcext:value-type="float">
            <text:p>0</text:p>
          </table:table-cell>
          <table:table-cell table:style-name="ce70" table:formula="of:=IF([.$G498]+[.$I498]=0;;[.$I498]-[.$G498])" office:value-type="float" office:value="0" calcext:value-type="float">
            <text:p>+0</text:p>
          </table:table-cell>
          <table:table-cell table:style-name="ce77" table:formula="of:=IF([.$G498]+[.$I498]=0;&quot;(Vincente)&quot;;IF([.$G498]&gt;[.$I498];[.$B498];[.$C498]))" office:value-type="string" office:string-value="(Vincente)" calcext:value-type="string">
            <text:p>(Vincente)</text:p>
          </table:table-cell>
          <table:table-cell table:style-name="ce77" table:formula="of:=IF([.$G498]+[.$I498]=0;&quot;(Perdente)&quot;;IF([.$G498]&lt;[.$I498];[.$B498];[.$C49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9]=&quot;&quot;;&quot;&quot;;HYPERLINK(VLOOKUP([.B49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8" calcext:value-type="float" table:number-columns-spanned="1" table:number-rows-spanned="2">
            <text:p>5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0]=&quot;&quot;;&quot;&quot;;TEXT([.E50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00]=&quot;&quot;;&quot;(Squadra A)&quot;;[.$B500])" office:value-type="string" office:string-value="(Squadra A)" calcext:value-type="string">
            <text:p>(Squadra A)</text:p>
          </table:table-cell>
          <table:table-cell table:style-name="ce54" table:formula="of:=IF([.$G500]+[.$I500]=0;;IF([.$G500]&gt;[.$I500];1;0))" office:value-type="float" office:value="0" calcext:value-type="float">
            <text:p>0</text:p>
          </table:table-cell>
          <table:table-cell table:style-name="ce77" table:formula="of:=IF([.$G500]+[.$I500]=0;;IF([.$G500]&lt;[.$I500];IF([.$G500]&amp;&quot;-&quot;&amp;[.$I500]=&quot;0-20&quot;;1;0);0))" office:value-type="float" office:value="0" calcext:value-type="float">
            <text:p>0</text:p>
          </table:table-cell>
          <table:table-cell table:style-name="ce77" table:formula="of:=IF([.$G500]+[.$I500]=0;;IF([.$G500]&lt;[.$I500];IF([.$G500]&amp;&quot;-&quot;&amp;[.$I500]&lt;&gt;&quot;0-20&quot;;1;0);0))" office:value-type="float" office:value="0" calcext:value-type="float">
            <text:p>0</text:p>
          </table:table-cell>
          <table:table-cell table:style-name="ce54" table:formula="of:=IF([.$G500]+[.$I500]=0;;[.$G500])" office:value-type="float" office:value="0" calcext:value-type="float">
            <text:p>0</text:p>
          </table:table-cell>
          <table:table-cell table:style-name="ce54" table:formula="of:=IF([.$G500]+[.$I500]=0;;[.$I500])" office:value-type="float" office:value="0" calcext:value-type="float">
            <text:p>0</text:p>
          </table:table-cell>
          <table:table-cell table:style-name="ce70" table:formula="of:=IF([.$G500]+[.$I500]=0;;[.$G500]-[.$I500])" office:value-type="float" office:value="0" calcext:value-type="float">
            <text:p>+0</text:p>
          </table:table-cell>
          <table:table-cell table:style-name="ce63" table:formula="of:=IF([.$C500]=&quot;&quot;;&quot;(Squadra B)&quot;;[.$C500])" office:value-type="string" office:string-value="(Squadra B)" calcext:value-type="string">
            <text:p>(Squadra B)</text:p>
          </table:table-cell>
          <table:table-cell table:style-name="ce54" table:formula="of:=IF([.$G500]+[.$I500]=0;;IF([.$I500]&gt;[.$G500];1;0))" office:value-type="float" office:value="0" calcext:value-type="float">
            <text:p>0</text:p>
          </table:table-cell>
          <table:table-cell table:style-name="ce77" table:formula="of:=IF([.$G500]+[.$I500]=0;;IF([.$I500]&lt;[.$G500];IF([.$G500]&amp;&quot;-&quot;&amp;[.$I500]=&quot;20-0&quot;;1;0);0))" office:value-type="float" office:value="0" calcext:value-type="float">
            <text:p>0</text:p>
          </table:table-cell>
          <table:table-cell table:style-name="ce77" table:formula="of:=IF([.$G500]+[.$I500]=0;;IF([.$I500]&lt;[.$G500];IF([.$G500]&amp;&quot;-&quot;&amp;[.$I500]&lt;&gt;&quot;20-0&quot;;1;0);0))" office:value-type="float" office:value="0" calcext:value-type="float">
            <text:p>0</text:p>
          </table:table-cell>
          <table:table-cell table:style-name="ce54" table:formula="of:=IF([.$G500]+[.$I500]=0;;[.$I500])" office:value-type="float" office:value="0" calcext:value-type="float">
            <text:p>0</text:p>
          </table:table-cell>
          <table:table-cell table:style-name="ce54" table:formula="of:=IF([.$G500]+[.$I500]=0;;[.$G500])" office:value-type="float" office:value="0" calcext:value-type="float">
            <text:p>0</text:p>
          </table:table-cell>
          <table:table-cell table:style-name="ce70" table:formula="of:=IF([.$G500]+[.$I500]=0;;[.$I500]-[.$G500])" office:value-type="float" office:value="0" calcext:value-type="float">
            <text:p>+0</text:p>
          </table:table-cell>
          <table:table-cell table:style-name="ce77" table:formula="of:=IF([.$G500]+[.$I500]=0;&quot;(Vincente)&quot;;IF([.$G500]&gt;[.$I500];[.$B500];[.$C500]))" office:value-type="string" office:string-value="(Vincente)" calcext:value-type="string">
            <text:p>(Vincente)</text:p>
          </table:table-cell>
          <table:table-cell table:style-name="ce77" table:formula="of:=IF([.$G500]+[.$I500]=0;&quot;(Perdente)&quot;;IF([.$G500]&lt;[.$I500];[.$B500];[.$C50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1]=&quot;&quot;;&quot;&quot;;HYPERLINK(VLOOKUP([.B50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9" calcext:value-type="float" table:number-columns-spanned="1" table:number-rows-spanned="2">
            <text:p>5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2]=&quot;&quot;;&quot;&quot;;TEXT([.E50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02]=&quot;&quot;;&quot;(Squadra A)&quot;;[.$B502])" office:value-type="string" office:string-value="(Squadra A)" calcext:value-type="string">
            <text:p>(Squadra A)</text:p>
          </table:table-cell>
          <table:table-cell table:style-name="ce54" table:formula="of:=IF([.$G502]+[.$I502]=0;;IF([.$G502]&gt;[.$I502];1;0))" office:value-type="float" office:value="0" calcext:value-type="float">
            <text:p>0</text:p>
          </table:table-cell>
          <table:table-cell table:style-name="ce77" table:formula="of:=IF([.$G502]+[.$I502]=0;;IF([.$G502]&lt;[.$I502];IF([.$G502]&amp;&quot;-&quot;&amp;[.$I502]=&quot;0-20&quot;;1;0);0))" office:value-type="float" office:value="0" calcext:value-type="float">
            <text:p>0</text:p>
          </table:table-cell>
          <table:table-cell table:style-name="ce77" table:formula="of:=IF([.$G502]+[.$I502]=0;;IF([.$G502]&lt;[.$I502];IF([.$G502]&amp;&quot;-&quot;&amp;[.$I502]&lt;&gt;&quot;0-20&quot;;1;0);0))" office:value-type="float" office:value="0" calcext:value-type="float">
            <text:p>0</text:p>
          </table:table-cell>
          <table:table-cell table:style-name="ce54" table:formula="of:=IF([.$G502]+[.$I502]=0;;[.$G502])" office:value-type="float" office:value="0" calcext:value-type="float">
            <text:p>0</text:p>
          </table:table-cell>
          <table:table-cell table:style-name="ce54" table:formula="of:=IF([.$G502]+[.$I502]=0;;[.$I502])" office:value-type="float" office:value="0" calcext:value-type="float">
            <text:p>0</text:p>
          </table:table-cell>
          <table:table-cell table:style-name="ce70" table:formula="of:=IF([.$G502]+[.$I502]=0;;[.$G502]-[.$I502])" office:value-type="float" office:value="0" calcext:value-type="float">
            <text:p>+0</text:p>
          </table:table-cell>
          <table:table-cell table:style-name="ce63" table:formula="of:=IF([.$C502]=&quot;&quot;;&quot;(Squadra B)&quot;;[.$C502])" office:value-type="string" office:string-value="(Squadra B)" calcext:value-type="string">
            <text:p>(Squadra B)</text:p>
          </table:table-cell>
          <table:table-cell table:style-name="ce54" table:formula="of:=IF([.$G502]+[.$I502]=0;;IF([.$I502]&gt;[.$G502];1;0))" office:value-type="float" office:value="0" calcext:value-type="float">
            <text:p>0</text:p>
          </table:table-cell>
          <table:table-cell table:style-name="ce77" table:formula="of:=IF([.$G502]+[.$I502]=0;;IF([.$I502]&lt;[.$G502];IF([.$G502]&amp;&quot;-&quot;&amp;[.$I502]=&quot;20-0&quot;;1;0);0))" office:value-type="float" office:value="0" calcext:value-type="float">
            <text:p>0</text:p>
          </table:table-cell>
          <table:table-cell table:style-name="ce77" table:formula="of:=IF([.$G502]+[.$I502]=0;;IF([.$I502]&lt;[.$G502];IF([.$G502]&amp;&quot;-&quot;&amp;[.$I502]&lt;&gt;&quot;20-0&quot;;1;0);0))" office:value-type="float" office:value="0" calcext:value-type="float">
            <text:p>0</text:p>
          </table:table-cell>
          <table:table-cell table:style-name="ce54" table:formula="of:=IF([.$G502]+[.$I502]=0;;[.$I502])" office:value-type="float" office:value="0" calcext:value-type="float">
            <text:p>0</text:p>
          </table:table-cell>
          <table:table-cell table:style-name="ce54" table:formula="of:=IF([.$G502]+[.$I502]=0;;[.$G502])" office:value-type="float" office:value="0" calcext:value-type="float">
            <text:p>0</text:p>
          </table:table-cell>
          <table:table-cell table:style-name="ce70" table:formula="of:=IF([.$G502]+[.$I502]=0;;[.$I502]-[.$G502])" office:value-type="float" office:value="0" calcext:value-type="float">
            <text:p>+0</text:p>
          </table:table-cell>
          <table:table-cell table:style-name="ce77" table:formula="of:=IF([.$G502]+[.$I502]=0;&quot;(Vincente)&quot;;IF([.$G502]&gt;[.$I502];[.$B502];[.$C502]))" office:value-type="string" office:string-value="(Vincente)" calcext:value-type="string">
            <text:p>(Vincente)</text:p>
          </table:table-cell>
          <table:table-cell table:style-name="ce77" table:formula="of:=IF([.$G502]+[.$I502]=0;&quot;(Perdente)&quot;;IF([.$G502]&lt;[.$I502];[.$B502];[.$C50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3]=&quot;&quot;;&quot;&quot;;HYPERLINK(VLOOKUP([.B50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0" calcext:value-type="float" table:number-columns-spanned="1" table:number-rows-spanned="2">
            <text:p>6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4]=&quot;&quot;;&quot;&quot;;TEXT([.E50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04]=&quot;&quot;;&quot;(Squadra A)&quot;;[.$B504])" office:value-type="string" office:string-value="(Squadra A)" calcext:value-type="string">
            <text:p>(Squadra A)</text:p>
          </table:table-cell>
          <table:table-cell table:style-name="ce54" table:formula="of:=IF([.$G504]+[.$I504]=0;;IF([.$G504]&gt;[.$I504];1;0))" office:value-type="float" office:value="0" calcext:value-type="float">
            <text:p>0</text:p>
          </table:table-cell>
          <table:table-cell table:style-name="ce77" table:formula="of:=IF([.$G504]+[.$I504]=0;;IF([.$G504]&lt;[.$I504];IF([.$G504]&amp;&quot;-&quot;&amp;[.$I504]=&quot;0-20&quot;;1;0);0))" office:value-type="float" office:value="0" calcext:value-type="float">
            <text:p>0</text:p>
          </table:table-cell>
          <table:table-cell table:style-name="ce77" table:formula="of:=IF([.$G504]+[.$I504]=0;;IF([.$G504]&lt;[.$I504];IF([.$G504]&amp;&quot;-&quot;&amp;[.$I504]&lt;&gt;&quot;0-20&quot;;1;0);0))" office:value-type="float" office:value="0" calcext:value-type="float">
            <text:p>0</text:p>
          </table:table-cell>
          <table:table-cell table:style-name="ce54" table:formula="of:=IF([.$G504]+[.$I504]=0;;[.$G504])" office:value-type="float" office:value="0" calcext:value-type="float">
            <text:p>0</text:p>
          </table:table-cell>
          <table:table-cell table:style-name="ce54" table:formula="of:=IF([.$G504]+[.$I504]=0;;[.$I504])" office:value-type="float" office:value="0" calcext:value-type="float">
            <text:p>0</text:p>
          </table:table-cell>
          <table:table-cell table:style-name="ce70" table:formula="of:=IF([.$G504]+[.$I504]=0;;[.$G504]-[.$I504])" office:value-type="float" office:value="0" calcext:value-type="float">
            <text:p>+0</text:p>
          </table:table-cell>
          <table:table-cell table:style-name="ce63" table:formula="of:=IF([.$C504]=&quot;&quot;;&quot;(Squadra B)&quot;;[.$C504])" office:value-type="string" office:string-value="(Squadra B)" calcext:value-type="string">
            <text:p>(Squadra B)</text:p>
          </table:table-cell>
          <table:table-cell table:style-name="ce54" table:formula="of:=IF([.$G504]+[.$I504]=0;;IF([.$I504]&gt;[.$G504];1;0))" office:value-type="float" office:value="0" calcext:value-type="float">
            <text:p>0</text:p>
          </table:table-cell>
          <table:table-cell table:style-name="ce77" table:formula="of:=IF([.$G504]+[.$I504]=0;;IF([.$I504]&lt;[.$G504];IF([.$G504]&amp;&quot;-&quot;&amp;[.$I504]=&quot;20-0&quot;;1;0);0))" office:value-type="float" office:value="0" calcext:value-type="float">
            <text:p>0</text:p>
          </table:table-cell>
          <table:table-cell table:style-name="ce77" table:formula="of:=IF([.$G504]+[.$I504]=0;;IF([.$I504]&lt;[.$G504];IF([.$G504]&amp;&quot;-&quot;&amp;[.$I504]&lt;&gt;&quot;20-0&quot;;1;0);0))" office:value-type="float" office:value="0" calcext:value-type="float">
            <text:p>0</text:p>
          </table:table-cell>
          <table:table-cell table:style-name="ce54" table:formula="of:=IF([.$G504]+[.$I504]=0;;[.$I504])" office:value-type="float" office:value="0" calcext:value-type="float">
            <text:p>0</text:p>
          </table:table-cell>
          <table:table-cell table:style-name="ce54" table:formula="of:=IF([.$G504]+[.$I504]=0;;[.$G504])" office:value-type="float" office:value="0" calcext:value-type="float">
            <text:p>0</text:p>
          </table:table-cell>
          <table:table-cell table:style-name="ce70" table:formula="of:=IF([.$G504]+[.$I504]=0;;[.$I504]-[.$G504])" office:value-type="float" office:value="0" calcext:value-type="float">
            <text:p>+0</text:p>
          </table:table-cell>
          <table:table-cell table:style-name="ce77" table:formula="of:=IF([.$G504]+[.$I504]=0;&quot;(Vincente)&quot;;IF([.$G504]&gt;[.$I504];[.$B504];[.$C504]))" office:value-type="string" office:string-value="(Vincente)" calcext:value-type="string">
            <text:p>(Vincente)</text:p>
          </table:table-cell>
          <table:table-cell table:style-name="ce77" table:formula="of:=IF([.$G504]+[.$I504]=0;&quot;(Perdente)&quot;;IF([.$G504]&lt;[.$I504];[.$B504];[.$C50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5]=&quot;&quot;;&quot;&quot;;HYPERLINK(VLOOKUP([.B50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1" calcext:value-type="float" table:number-columns-spanned="1" table:number-rows-spanned="2">
            <text:p>6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6]=&quot;&quot;;&quot;&quot;;TEXT([.E50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06]=&quot;&quot;;&quot;(Squadra A)&quot;;[.$B506])" office:value-type="string" office:string-value="(Squadra A)" calcext:value-type="string">
            <text:p>(Squadra A)</text:p>
          </table:table-cell>
          <table:table-cell table:style-name="ce54" table:formula="of:=IF([.$G506]+[.$I506]=0;;IF([.$G506]&gt;[.$I506];1;0))" office:value-type="float" office:value="0" calcext:value-type="float">
            <text:p>0</text:p>
          </table:table-cell>
          <table:table-cell table:style-name="ce77" table:formula="of:=IF([.$G506]+[.$I506]=0;;IF([.$G506]&lt;[.$I506];IF([.$G506]&amp;&quot;-&quot;&amp;[.$I506]=&quot;0-20&quot;;1;0);0))" office:value-type="float" office:value="0" calcext:value-type="float">
            <text:p>0</text:p>
          </table:table-cell>
          <table:table-cell table:style-name="ce77" table:formula="of:=IF([.$G506]+[.$I506]=0;;IF([.$G506]&lt;[.$I506];IF([.$G506]&amp;&quot;-&quot;&amp;[.$I506]&lt;&gt;&quot;0-20&quot;;1;0);0))" office:value-type="float" office:value="0" calcext:value-type="float">
            <text:p>0</text:p>
          </table:table-cell>
          <table:table-cell table:style-name="ce54" table:formula="of:=IF([.$G506]+[.$I506]=0;;[.$G506])" office:value-type="float" office:value="0" calcext:value-type="float">
            <text:p>0</text:p>
          </table:table-cell>
          <table:table-cell table:style-name="ce54" table:formula="of:=IF([.$G506]+[.$I506]=0;;[.$I506])" office:value-type="float" office:value="0" calcext:value-type="float">
            <text:p>0</text:p>
          </table:table-cell>
          <table:table-cell table:style-name="ce70" table:formula="of:=IF([.$G506]+[.$I506]=0;;[.$G506]-[.$I506])" office:value-type="float" office:value="0" calcext:value-type="float">
            <text:p>+0</text:p>
          </table:table-cell>
          <table:table-cell table:style-name="ce63" table:formula="of:=IF([.$C506]=&quot;&quot;;&quot;(Squadra B)&quot;;[.$C506])" office:value-type="string" office:string-value="(Squadra B)" calcext:value-type="string">
            <text:p>(Squadra B)</text:p>
          </table:table-cell>
          <table:table-cell table:style-name="ce54" table:formula="of:=IF([.$G506]+[.$I506]=0;;IF([.$I506]&gt;[.$G506];1;0))" office:value-type="float" office:value="0" calcext:value-type="float">
            <text:p>0</text:p>
          </table:table-cell>
          <table:table-cell table:style-name="ce77" table:formula="of:=IF([.$G506]+[.$I506]=0;;IF([.$I506]&lt;[.$G506];IF([.$G506]&amp;&quot;-&quot;&amp;[.$I506]=&quot;20-0&quot;;1;0);0))" office:value-type="float" office:value="0" calcext:value-type="float">
            <text:p>0</text:p>
          </table:table-cell>
          <table:table-cell table:style-name="ce77" table:formula="of:=IF([.$G506]+[.$I506]=0;;IF([.$I506]&lt;[.$G506];IF([.$G506]&amp;&quot;-&quot;&amp;[.$I506]&lt;&gt;&quot;20-0&quot;;1;0);0))" office:value-type="float" office:value="0" calcext:value-type="float">
            <text:p>0</text:p>
          </table:table-cell>
          <table:table-cell table:style-name="ce54" table:formula="of:=IF([.$G506]+[.$I506]=0;;[.$I506])" office:value-type="float" office:value="0" calcext:value-type="float">
            <text:p>0</text:p>
          </table:table-cell>
          <table:table-cell table:style-name="ce54" table:formula="of:=IF([.$G506]+[.$I506]=0;;[.$G506])" office:value-type="float" office:value="0" calcext:value-type="float">
            <text:p>0</text:p>
          </table:table-cell>
          <table:table-cell table:style-name="ce70" table:formula="of:=IF([.$G506]+[.$I506]=0;;[.$I506]-[.$G506])" office:value-type="float" office:value="0" calcext:value-type="float">
            <text:p>+0</text:p>
          </table:table-cell>
          <table:table-cell table:style-name="ce77" table:formula="of:=IF([.$G506]+[.$I506]=0;&quot;(Vincente)&quot;;IF([.$G506]&gt;[.$I506];[.$B506];[.$C506]))" office:value-type="string" office:string-value="(Vincente)" calcext:value-type="string">
            <text:p>(Vincente)</text:p>
          </table:table-cell>
          <table:table-cell table:style-name="ce77" table:formula="of:=IF([.$G506]+[.$I506]=0;&quot;(Perdente)&quot;;IF([.$G506]&lt;[.$I506];[.$B506];[.$C50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7]=&quot;&quot;;&quot;&quot;;HYPERLINK(VLOOKUP([.B50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2" calcext:value-type="float" table:number-columns-spanned="1" table:number-rows-spanned="2">
            <text:p>6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8]=&quot;&quot;;&quot;&quot;;TEXT([.E50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08]=&quot;&quot;;&quot;(Squadra A)&quot;;[.$B508])" office:value-type="string" office:string-value="(Squadra A)" calcext:value-type="string">
            <text:p>(Squadra A)</text:p>
          </table:table-cell>
          <table:table-cell table:style-name="ce54" table:formula="of:=IF([.$G508]+[.$I508]=0;;IF([.$G508]&gt;[.$I508];1;0))" office:value-type="float" office:value="0" calcext:value-type="float">
            <text:p>0</text:p>
          </table:table-cell>
          <table:table-cell table:style-name="ce77" table:formula="of:=IF([.$G508]+[.$I508]=0;;IF([.$G508]&lt;[.$I508];IF([.$G508]&amp;&quot;-&quot;&amp;[.$I508]=&quot;0-20&quot;;1;0);0))" office:value-type="float" office:value="0" calcext:value-type="float">
            <text:p>0</text:p>
          </table:table-cell>
          <table:table-cell table:style-name="ce77" table:formula="of:=IF([.$G508]+[.$I508]=0;;IF([.$G508]&lt;[.$I508];IF([.$G508]&amp;&quot;-&quot;&amp;[.$I508]&lt;&gt;&quot;0-20&quot;;1;0);0))" office:value-type="float" office:value="0" calcext:value-type="float">
            <text:p>0</text:p>
          </table:table-cell>
          <table:table-cell table:style-name="ce54" table:formula="of:=IF([.$G508]+[.$I508]=0;;[.$G508])" office:value-type="float" office:value="0" calcext:value-type="float">
            <text:p>0</text:p>
          </table:table-cell>
          <table:table-cell table:style-name="ce54" table:formula="of:=IF([.$G508]+[.$I508]=0;;[.$I508])" office:value-type="float" office:value="0" calcext:value-type="float">
            <text:p>0</text:p>
          </table:table-cell>
          <table:table-cell table:style-name="ce70" table:formula="of:=IF([.$G508]+[.$I508]=0;;[.$G508]-[.$I508])" office:value-type="float" office:value="0" calcext:value-type="float">
            <text:p>+0</text:p>
          </table:table-cell>
          <table:table-cell table:style-name="ce63" table:formula="of:=IF([.$C508]=&quot;&quot;;&quot;(Squadra B)&quot;;[.$C508])" office:value-type="string" office:string-value="(Squadra B)" calcext:value-type="string">
            <text:p>(Squadra B)</text:p>
          </table:table-cell>
          <table:table-cell table:style-name="ce54" table:formula="of:=IF([.$G508]+[.$I508]=0;;IF([.$I508]&gt;[.$G508];1;0))" office:value-type="float" office:value="0" calcext:value-type="float">
            <text:p>0</text:p>
          </table:table-cell>
          <table:table-cell table:style-name="ce77" table:formula="of:=IF([.$G508]+[.$I508]=0;;IF([.$I508]&lt;[.$G508];IF([.$G508]&amp;&quot;-&quot;&amp;[.$I508]=&quot;20-0&quot;;1;0);0))" office:value-type="float" office:value="0" calcext:value-type="float">
            <text:p>0</text:p>
          </table:table-cell>
          <table:table-cell table:style-name="ce77" table:formula="of:=IF([.$G508]+[.$I508]=0;;IF([.$I508]&lt;[.$G508];IF([.$G508]&amp;&quot;-&quot;&amp;[.$I508]&lt;&gt;&quot;20-0&quot;;1;0);0))" office:value-type="float" office:value="0" calcext:value-type="float">
            <text:p>0</text:p>
          </table:table-cell>
          <table:table-cell table:style-name="ce54" table:formula="of:=IF([.$G508]+[.$I508]=0;;[.$I508])" office:value-type="float" office:value="0" calcext:value-type="float">
            <text:p>0</text:p>
          </table:table-cell>
          <table:table-cell table:style-name="ce54" table:formula="of:=IF([.$G508]+[.$I508]=0;;[.$G508])" office:value-type="float" office:value="0" calcext:value-type="float">
            <text:p>0</text:p>
          </table:table-cell>
          <table:table-cell table:style-name="ce70" table:formula="of:=IF([.$G508]+[.$I508]=0;;[.$I508]-[.$G508])" office:value-type="float" office:value="0" calcext:value-type="float">
            <text:p>+0</text:p>
          </table:table-cell>
          <table:table-cell table:style-name="ce77" table:formula="of:=IF([.$G508]+[.$I508]=0;&quot;(Vincente)&quot;;IF([.$G508]&gt;[.$I508];[.$B508];[.$C508]))" office:value-type="string" office:string-value="(Vincente)" calcext:value-type="string">
            <text:p>(Vincente)</text:p>
          </table:table-cell>
          <table:table-cell table:style-name="ce77" table:formula="of:=IF([.$G508]+[.$I508]=0;&quot;(Perdente)&quot;;IF([.$G508]&lt;[.$I508];[.$B508];[.$C5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9]=&quot;&quot;;&quot;&quot;;HYPERLINK(VLOOKUP([.B5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3" calcext:value-type="float" table:number-columns-spanned="1" table:number-rows-spanned="2">
            <text:p>6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10]=&quot;&quot;;&quot;&quot;;TEXT([.E51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10]=&quot;&quot;;&quot;(Squadra A)&quot;;[.$B510])" office:value-type="string" office:string-value="(Squadra A)" calcext:value-type="string">
            <text:p>(Squadra A)</text:p>
          </table:table-cell>
          <table:table-cell table:style-name="ce54" table:formula="of:=IF([.$G510]+[.$I510]=0;;IF([.$G510]&gt;[.$I510];1;0))" office:value-type="float" office:value="0" calcext:value-type="float">
            <text:p>0</text:p>
          </table:table-cell>
          <table:table-cell table:style-name="ce77" table:formula="of:=IF([.$G510]+[.$I510]=0;;IF([.$G510]&lt;[.$I510];IF([.$G510]&amp;&quot;-&quot;&amp;[.$I510]=&quot;0-20&quot;;1;0);0))" office:value-type="float" office:value="0" calcext:value-type="float">
            <text:p>0</text:p>
          </table:table-cell>
          <table:table-cell table:style-name="ce77" table:formula="of:=IF([.$G510]+[.$I510]=0;;IF([.$G510]&lt;[.$I510];IF([.$G510]&amp;&quot;-&quot;&amp;[.$I510]&lt;&gt;&quot;0-20&quot;;1;0);0))" office:value-type="float" office:value="0" calcext:value-type="float">
            <text:p>0</text:p>
          </table:table-cell>
          <table:table-cell table:style-name="ce54" table:formula="of:=IF([.$G510]+[.$I510]=0;;[.$G510])" office:value-type="float" office:value="0" calcext:value-type="float">
            <text:p>0</text:p>
          </table:table-cell>
          <table:table-cell table:style-name="ce54" table:formula="of:=IF([.$G510]+[.$I510]=0;;[.$I510])" office:value-type="float" office:value="0" calcext:value-type="float">
            <text:p>0</text:p>
          </table:table-cell>
          <table:table-cell table:style-name="ce70" table:formula="of:=IF([.$G510]+[.$I510]=0;;[.$G510]-[.$I510])" office:value-type="float" office:value="0" calcext:value-type="float">
            <text:p>+0</text:p>
          </table:table-cell>
          <table:table-cell table:style-name="ce63" table:formula="of:=IF([.$C510]=&quot;&quot;;&quot;(Squadra B)&quot;;[.$C510])" office:value-type="string" office:string-value="(Squadra B)" calcext:value-type="string">
            <text:p>(Squadra B)</text:p>
          </table:table-cell>
          <table:table-cell table:style-name="ce54" table:formula="of:=IF([.$G510]+[.$I510]=0;;IF([.$I510]&gt;[.$G510];1;0))" office:value-type="float" office:value="0" calcext:value-type="float">
            <text:p>0</text:p>
          </table:table-cell>
          <table:table-cell table:style-name="ce77" table:formula="of:=IF([.$G510]+[.$I510]=0;;IF([.$I510]&lt;[.$G510];IF([.$G510]&amp;&quot;-&quot;&amp;[.$I510]=&quot;20-0&quot;;1;0);0))" office:value-type="float" office:value="0" calcext:value-type="float">
            <text:p>0</text:p>
          </table:table-cell>
          <table:table-cell table:style-name="ce77" table:formula="of:=IF([.$G510]+[.$I510]=0;;IF([.$I510]&lt;[.$G510];IF([.$G510]&amp;&quot;-&quot;&amp;[.$I510]&lt;&gt;&quot;20-0&quot;;1;0);0))" office:value-type="float" office:value="0" calcext:value-type="float">
            <text:p>0</text:p>
          </table:table-cell>
          <table:table-cell table:style-name="ce54" table:formula="of:=IF([.$G510]+[.$I510]=0;;[.$I510])" office:value-type="float" office:value="0" calcext:value-type="float">
            <text:p>0</text:p>
          </table:table-cell>
          <table:table-cell table:style-name="ce54" table:formula="of:=IF([.$G510]+[.$I510]=0;;[.$G510])" office:value-type="float" office:value="0" calcext:value-type="float">
            <text:p>0</text:p>
          </table:table-cell>
          <table:table-cell table:style-name="ce70" table:formula="of:=IF([.$G510]+[.$I510]=0;;[.$I510]-[.$G510])" office:value-type="float" office:value="0" calcext:value-type="float">
            <text:p>+0</text:p>
          </table:table-cell>
          <table:table-cell table:style-name="ce77" table:formula="of:=IF([.$G510]+[.$I510]=0;&quot;(Vincente)&quot;;IF([.$G510]&gt;[.$I510];[.$B510];[.$C510]))" office:value-type="string" office:string-value="(Vincente)" calcext:value-type="string">
            <text:p>(Vincente)</text:p>
          </table:table-cell>
          <table:table-cell table:style-name="ce77" table:formula="of:=IF([.$G510]+[.$I510]=0;&quot;(Perdente)&quot;;IF([.$G510]&lt;[.$I510];[.$B510];[.$C51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11]=&quot;&quot;;&quot;&quot;;HYPERLINK(VLOOKUP([.B51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8" calcext:value-type="float">
            <text:p>8</text:p>
          </table:table-cell>
          <table:table-cell table:style-name="ce87" table:formula="of:=IF(ISNUMBER([.A513]);ROMAN([.A513])&amp;&quot; GIORNATA&quot;;COM.MICROSOFT.SWITCH([.A513];&quot;1-2&quot;;&quot;FINALE 1°-2° POSTO&quot;;&quot;3-4&quot;;&quot;FINALE 3°-4° POSTO&quot;;&quot;1-4&quot;;&quot;SEMIFINALI 1°-4° POSTO&quot;;&quot;1-8&quot;;&quot;QUARTI DI FINALE 1°-8° POSTO&quot;;&quot;&quot;))" office:value-type="string" office:string-value="VIII GIORNATA" calcext:value-type="string" table:number-columns-spanned="8" table:number-rows-spanned="1">
            <text:p>V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4" calcext:value-type="float" table:number-columns-spanned="1" table:number-rows-spanned="2">
            <text:p>6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15]=&quot;&quot;;&quot;&quot;;TEXT([.E51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15]=&quot;&quot;;&quot;(Squadra A)&quot;;[.$B515])" office:value-type="string" office:string-value="(Squadra A)" calcext:value-type="string">
            <text:p>(Squadra A)</text:p>
          </table:table-cell>
          <table:table-cell table:style-name="ce54" table:formula="of:=IF([.$G515]+[.$I515]=0;;IF([.$G515]&gt;[.$I515];1;0))" office:value-type="float" office:value="0" calcext:value-type="float">
            <text:p>0</text:p>
          </table:table-cell>
          <table:table-cell table:style-name="ce77" table:formula="of:=IF([.$G515]+[.$I515]=0;;IF([.$G515]&lt;[.$I515];IF([.$G515]&amp;&quot;-&quot;&amp;[.$I515]=&quot;0-20&quot;;1;0);0))" office:value-type="float" office:value="0" calcext:value-type="float">
            <text:p>0</text:p>
          </table:table-cell>
          <table:table-cell table:style-name="ce77" table:formula="of:=IF([.$G515]+[.$I515]=0;;IF([.$G515]&lt;[.$I515];IF([.$G515]&amp;&quot;-&quot;&amp;[.$I515]&lt;&gt;&quot;0-20&quot;;1;0);0))" office:value-type="float" office:value="0" calcext:value-type="float">
            <text:p>0</text:p>
          </table:table-cell>
          <table:table-cell table:style-name="ce54" table:formula="of:=IF([.$G515]+[.$I515]=0;;[.$G515])" office:value-type="float" office:value="0" calcext:value-type="float">
            <text:p>0</text:p>
          </table:table-cell>
          <table:table-cell table:style-name="ce54" table:formula="of:=IF([.$G515]+[.$I515]=0;;[.$I515])" office:value-type="float" office:value="0" calcext:value-type="float">
            <text:p>0</text:p>
          </table:table-cell>
          <table:table-cell table:style-name="ce70" table:formula="of:=IF([.$G515]+[.$I515]=0;;[.$G515]-[.$I515])" office:value-type="float" office:value="0" calcext:value-type="float">
            <text:p>+0</text:p>
          </table:table-cell>
          <table:table-cell table:style-name="ce63" table:formula="of:=IF([.$C515]=&quot;&quot;;&quot;(Squadra B)&quot;;[.$C515])" office:value-type="string" office:string-value="(Squadra B)" calcext:value-type="string">
            <text:p>(Squadra B)</text:p>
          </table:table-cell>
          <table:table-cell table:style-name="ce54" table:formula="of:=IF([.$G515]+[.$I515]=0;;IF([.$I515]&gt;[.$G515];1;0))" office:value-type="float" office:value="0" calcext:value-type="float">
            <text:p>0</text:p>
          </table:table-cell>
          <table:table-cell table:style-name="ce77" table:formula="of:=IF([.$G515]+[.$I515]=0;;IF([.$I515]&lt;[.$G515];IF([.$G515]&amp;&quot;-&quot;&amp;[.$I515]=&quot;20-0&quot;;1;0);0))" office:value-type="float" office:value="0" calcext:value-type="float">
            <text:p>0</text:p>
          </table:table-cell>
          <table:table-cell table:style-name="ce77" table:formula="of:=IF([.$G515]+[.$I515]=0;;IF([.$I515]&lt;[.$G515];IF([.$G515]&amp;&quot;-&quot;&amp;[.$I515]&lt;&gt;&quot;20-0&quot;;1;0);0))" office:value-type="float" office:value="0" calcext:value-type="float">
            <text:p>0</text:p>
          </table:table-cell>
          <table:table-cell table:style-name="ce54" table:formula="of:=IF([.$G515]+[.$I515]=0;;[.$I515])" office:value-type="float" office:value="0" calcext:value-type="float">
            <text:p>0</text:p>
          </table:table-cell>
          <table:table-cell table:style-name="ce54" table:formula="of:=IF([.$G515]+[.$I515]=0;;[.$G515])" office:value-type="float" office:value="0" calcext:value-type="float">
            <text:p>0</text:p>
          </table:table-cell>
          <table:table-cell table:style-name="ce70" table:formula="of:=IF([.$G515]+[.$I515]=0;;[.$I515]-[.$G515])" office:value-type="float" office:value="0" calcext:value-type="float">
            <text:p>+0</text:p>
          </table:table-cell>
          <table:table-cell table:style-name="ce77" table:formula="of:=IF([.$G515]+[.$I515]=0;&quot;(Vincente)&quot;;IF([.$G515]&gt;[.$I515];[.$B515];[.$C515]))" office:value-type="string" office:string-value="(Vincente)" calcext:value-type="string">
            <text:p>(Vincente)</text:p>
          </table:table-cell>
          <table:table-cell table:style-name="ce77" table:formula="of:=IF([.$G515]+[.$I515]=0;&quot;(Perdente)&quot;;IF([.$G515]&lt;[.$I515];[.$B515];[.$C5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16]=&quot;&quot;;&quot;&quot;;HYPERLINK(VLOOKUP([.B5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5" calcext:value-type="float" table:number-columns-spanned="1" table:number-rows-spanned="2">
            <text:p>6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17]=&quot;&quot;;&quot;&quot;;TEXT([.E51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17]=&quot;&quot;;&quot;(Squadra A)&quot;;[.$B517])" office:value-type="string" office:string-value="(Squadra A)" calcext:value-type="string">
            <text:p>(Squadra A)</text:p>
          </table:table-cell>
          <table:table-cell table:style-name="ce54" table:formula="of:=IF([.$G517]+[.$I517]=0;;IF([.$G517]&gt;[.$I517];1;0))" office:value-type="float" office:value="0" calcext:value-type="float">
            <text:p>0</text:p>
          </table:table-cell>
          <table:table-cell table:style-name="ce77" table:formula="of:=IF([.$G517]+[.$I517]=0;;IF([.$G517]&lt;[.$I517];IF([.$G517]&amp;&quot;-&quot;&amp;[.$I517]=&quot;0-20&quot;;1;0);0))" office:value-type="float" office:value="0" calcext:value-type="float">
            <text:p>0</text:p>
          </table:table-cell>
          <table:table-cell table:style-name="ce77" table:formula="of:=IF([.$G517]+[.$I517]=0;;IF([.$G517]&lt;[.$I517];IF([.$G517]&amp;&quot;-&quot;&amp;[.$I517]&lt;&gt;&quot;0-20&quot;;1;0);0))" office:value-type="float" office:value="0" calcext:value-type="float">
            <text:p>0</text:p>
          </table:table-cell>
          <table:table-cell table:style-name="ce54" table:formula="of:=IF([.$G517]+[.$I517]=0;;[.$G517])" office:value-type="float" office:value="0" calcext:value-type="float">
            <text:p>0</text:p>
          </table:table-cell>
          <table:table-cell table:style-name="ce54" table:formula="of:=IF([.$G517]+[.$I517]=0;;[.$I517])" office:value-type="float" office:value="0" calcext:value-type="float">
            <text:p>0</text:p>
          </table:table-cell>
          <table:table-cell table:style-name="ce70" table:formula="of:=IF([.$G517]+[.$I517]=0;;[.$G517]-[.$I517])" office:value-type="float" office:value="0" calcext:value-type="float">
            <text:p>+0</text:p>
          </table:table-cell>
          <table:table-cell table:style-name="ce63" table:formula="of:=IF([.$C517]=&quot;&quot;;&quot;(Squadra B)&quot;;[.$C517])" office:value-type="string" office:string-value="(Squadra B)" calcext:value-type="string">
            <text:p>(Squadra B)</text:p>
          </table:table-cell>
          <table:table-cell table:style-name="ce54" table:formula="of:=IF([.$G517]+[.$I517]=0;;IF([.$I517]&gt;[.$G517];1;0))" office:value-type="float" office:value="0" calcext:value-type="float">
            <text:p>0</text:p>
          </table:table-cell>
          <table:table-cell table:style-name="ce77" table:formula="of:=IF([.$G517]+[.$I517]=0;;IF([.$I517]&lt;[.$G517];IF([.$G517]&amp;&quot;-&quot;&amp;[.$I517]=&quot;20-0&quot;;1;0);0))" office:value-type="float" office:value="0" calcext:value-type="float">
            <text:p>0</text:p>
          </table:table-cell>
          <table:table-cell table:style-name="ce77" table:formula="of:=IF([.$G517]+[.$I517]=0;;IF([.$I517]&lt;[.$G517];IF([.$G517]&amp;&quot;-&quot;&amp;[.$I517]&lt;&gt;&quot;20-0&quot;;1;0);0))" office:value-type="float" office:value="0" calcext:value-type="float">
            <text:p>0</text:p>
          </table:table-cell>
          <table:table-cell table:style-name="ce54" table:formula="of:=IF([.$G517]+[.$I517]=0;;[.$I517])" office:value-type="float" office:value="0" calcext:value-type="float">
            <text:p>0</text:p>
          </table:table-cell>
          <table:table-cell table:style-name="ce54" table:formula="of:=IF([.$G517]+[.$I517]=0;;[.$G517])" office:value-type="float" office:value="0" calcext:value-type="float">
            <text:p>0</text:p>
          </table:table-cell>
          <table:table-cell table:style-name="ce70" table:formula="of:=IF([.$G517]+[.$I517]=0;;[.$I517]-[.$G517])" office:value-type="float" office:value="0" calcext:value-type="float">
            <text:p>+0</text:p>
          </table:table-cell>
          <table:table-cell table:style-name="ce77" table:formula="of:=IF([.$G517]+[.$I517]=0;&quot;(Vincente)&quot;;IF([.$G517]&gt;[.$I517];[.$B517];[.$C517]))" office:value-type="string" office:string-value="(Vincente)" calcext:value-type="string">
            <text:p>(Vincente)</text:p>
          </table:table-cell>
          <table:table-cell table:style-name="ce77" table:formula="of:=IF([.$G517]+[.$I517]=0;&quot;(Perdente)&quot;;IF([.$G517]&lt;[.$I517];[.$B517];[.$C51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18]=&quot;&quot;;&quot;&quot;;HYPERLINK(VLOOKUP([.B51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6" calcext:value-type="float" table:number-columns-spanned="1" table:number-rows-spanned="2">
            <text:p>6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19]=&quot;&quot;;&quot;&quot;;TEXT([.E51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19]=&quot;&quot;;&quot;(Squadra A)&quot;;[.$B519])" office:value-type="string" office:string-value="(Squadra A)" calcext:value-type="string">
            <text:p>(Squadra A)</text:p>
          </table:table-cell>
          <table:table-cell table:style-name="ce54" table:formula="of:=IF([.$G519]+[.$I519]=0;;IF([.$G519]&gt;[.$I519];1;0))" office:value-type="float" office:value="0" calcext:value-type="float">
            <text:p>0</text:p>
          </table:table-cell>
          <table:table-cell table:style-name="ce77" table:formula="of:=IF([.$G519]+[.$I519]=0;;IF([.$G519]&lt;[.$I519];IF([.$G519]&amp;&quot;-&quot;&amp;[.$I519]=&quot;0-20&quot;;1;0);0))" office:value-type="float" office:value="0" calcext:value-type="float">
            <text:p>0</text:p>
          </table:table-cell>
          <table:table-cell table:style-name="ce77" table:formula="of:=IF([.$G519]+[.$I519]=0;;IF([.$G519]&lt;[.$I519];IF([.$G519]&amp;&quot;-&quot;&amp;[.$I519]&lt;&gt;&quot;0-20&quot;;1;0);0))" office:value-type="float" office:value="0" calcext:value-type="float">
            <text:p>0</text:p>
          </table:table-cell>
          <table:table-cell table:style-name="ce54" table:formula="of:=IF([.$G519]+[.$I519]=0;;[.$G519])" office:value-type="float" office:value="0" calcext:value-type="float">
            <text:p>0</text:p>
          </table:table-cell>
          <table:table-cell table:style-name="ce54" table:formula="of:=IF([.$G519]+[.$I519]=0;;[.$I519])" office:value-type="float" office:value="0" calcext:value-type="float">
            <text:p>0</text:p>
          </table:table-cell>
          <table:table-cell table:style-name="ce70" table:formula="of:=IF([.$G519]+[.$I519]=0;;[.$G519]-[.$I519])" office:value-type="float" office:value="0" calcext:value-type="float">
            <text:p>+0</text:p>
          </table:table-cell>
          <table:table-cell table:style-name="ce63" table:formula="of:=IF([.$C519]=&quot;&quot;;&quot;(Squadra B)&quot;;[.$C519])" office:value-type="string" office:string-value="(Squadra B)" calcext:value-type="string">
            <text:p>(Squadra B)</text:p>
          </table:table-cell>
          <table:table-cell table:style-name="ce54" table:formula="of:=IF([.$G519]+[.$I519]=0;;IF([.$I519]&gt;[.$G519];1;0))" office:value-type="float" office:value="0" calcext:value-type="float">
            <text:p>0</text:p>
          </table:table-cell>
          <table:table-cell table:style-name="ce77" table:formula="of:=IF([.$G519]+[.$I519]=0;;IF([.$I519]&lt;[.$G519];IF([.$G519]&amp;&quot;-&quot;&amp;[.$I519]=&quot;20-0&quot;;1;0);0))" office:value-type="float" office:value="0" calcext:value-type="float">
            <text:p>0</text:p>
          </table:table-cell>
          <table:table-cell table:style-name="ce77" table:formula="of:=IF([.$G519]+[.$I519]=0;;IF([.$I519]&lt;[.$G519];IF([.$G519]&amp;&quot;-&quot;&amp;[.$I519]&lt;&gt;&quot;20-0&quot;;1;0);0))" office:value-type="float" office:value="0" calcext:value-type="float">
            <text:p>0</text:p>
          </table:table-cell>
          <table:table-cell table:style-name="ce54" table:formula="of:=IF([.$G519]+[.$I519]=0;;[.$I519])" office:value-type="float" office:value="0" calcext:value-type="float">
            <text:p>0</text:p>
          </table:table-cell>
          <table:table-cell table:style-name="ce54" table:formula="of:=IF([.$G519]+[.$I519]=0;;[.$G519])" office:value-type="float" office:value="0" calcext:value-type="float">
            <text:p>0</text:p>
          </table:table-cell>
          <table:table-cell table:style-name="ce70" table:formula="of:=IF([.$G519]+[.$I519]=0;;[.$I519]-[.$G519])" office:value-type="float" office:value="0" calcext:value-type="float">
            <text:p>+0</text:p>
          </table:table-cell>
          <table:table-cell table:style-name="ce77" table:formula="of:=IF([.$G519]+[.$I519]=0;&quot;(Vincente)&quot;;IF([.$G519]&gt;[.$I519];[.$B519];[.$C519]))" office:value-type="string" office:string-value="(Vincente)" calcext:value-type="string">
            <text:p>(Vincente)</text:p>
          </table:table-cell>
          <table:table-cell table:style-name="ce77" table:formula="of:=IF([.$G519]+[.$I519]=0;&quot;(Perdente)&quot;;IF([.$G519]&lt;[.$I519];[.$B519];[.$C5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0]=&quot;&quot;;&quot;&quot;;HYPERLINK(VLOOKUP([.B5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7" calcext:value-type="float" table:number-columns-spanned="1" table:number-rows-spanned="2">
            <text:p>6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1]=&quot;&quot;;&quot;&quot;;TEXT([.E52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21]=&quot;&quot;;&quot;(Squadra A)&quot;;[.$B521])" office:value-type="string" office:string-value="(Squadra A)" calcext:value-type="string">
            <text:p>(Squadra A)</text:p>
          </table:table-cell>
          <table:table-cell table:style-name="ce54" table:formula="of:=IF([.$G521]+[.$I521]=0;;IF([.$G521]&gt;[.$I521];1;0))" office:value-type="float" office:value="0" calcext:value-type="float">
            <text:p>0</text:p>
          </table:table-cell>
          <table:table-cell table:style-name="ce77" table:formula="of:=IF([.$G521]+[.$I521]=0;;IF([.$G521]&lt;[.$I521];IF([.$G521]&amp;&quot;-&quot;&amp;[.$I521]=&quot;0-20&quot;;1;0);0))" office:value-type="float" office:value="0" calcext:value-type="float">
            <text:p>0</text:p>
          </table:table-cell>
          <table:table-cell table:style-name="ce77" table:formula="of:=IF([.$G521]+[.$I521]=0;;IF([.$G521]&lt;[.$I521];IF([.$G521]&amp;&quot;-&quot;&amp;[.$I521]&lt;&gt;&quot;0-20&quot;;1;0);0))" office:value-type="float" office:value="0" calcext:value-type="float">
            <text:p>0</text:p>
          </table:table-cell>
          <table:table-cell table:style-name="ce54" table:formula="of:=IF([.$G521]+[.$I521]=0;;[.$G521])" office:value-type="float" office:value="0" calcext:value-type="float">
            <text:p>0</text:p>
          </table:table-cell>
          <table:table-cell table:style-name="ce54" table:formula="of:=IF([.$G521]+[.$I521]=0;;[.$I521])" office:value-type="float" office:value="0" calcext:value-type="float">
            <text:p>0</text:p>
          </table:table-cell>
          <table:table-cell table:style-name="ce70" table:formula="of:=IF([.$G521]+[.$I521]=0;;[.$G521]-[.$I521])" office:value-type="float" office:value="0" calcext:value-type="float">
            <text:p>+0</text:p>
          </table:table-cell>
          <table:table-cell table:style-name="ce63" table:formula="of:=IF([.$C521]=&quot;&quot;;&quot;(Squadra B)&quot;;[.$C521])" office:value-type="string" office:string-value="(Squadra B)" calcext:value-type="string">
            <text:p>(Squadra B)</text:p>
          </table:table-cell>
          <table:table-cell table:style-name="ce54" table:formula="of:=IF([.$G521]+[.$I521]=0;;IF([.$I521]&gt;[.$G521];1;0))" office:value-type="float" office:value="0" calcext:value-type="float">
            <text:p>0</text:p>
          </table:table-cell>
          <table:table-cell table:style-name="ce77" table:formula="of:=IF([.$G521]+[.$I521]=0;;IF([.$I521]&lt;[.$G521];IF([.$G521]&amp;&quot;-&quot;&amp;[.$I521]=&quot;20-0&quot;;1;0);0))" office:value-type="float" office:value="0" calcext:value-type="float">
            <text:p>0</text:p>
          </table:table-cell>
          <table:table-cell table:style-name="ce77" table:formula="of:=IF([.$G521]+[.$I521]=0;;IF([.$I521]&lt;[.$G521];IF([.$G521]&amp;&quot;-&quot;&amp;[.$I521]&lt;&gt;&quot;20-0&quot;;1;0);0))" office:value-type="float" office:value="0" calcext:value-type="float">
            <text:p>0</text:p>
          </table:table-cell>
          <table:table-cell table:style-name="ce54" table:formula="of:=IF([.$G521]+[.$I521]=0;;[.$I521])" office:value-type="float" office:value="0" calcext:value-type="float">
            <text:p>0</text:p>
          </table:table-cell>
          <table:table-cell table:style-name="ce54" table:formula="of:=IF([.$G521]+[.$I521]=0;;[.$G521])" office:value-type="float" office:value="0" calcext:value-type="float">
            <text:p>0</text:p>
          </table:table-cell>
          <table:table-cell table:style-name="ce70" table:formula="of:=IF([.$G521]+[.$I521]=0;;[.$I521]-[.$G521])" office:value-type="float" office:value="0" calcext:value-type="float">
            <text:p>+0</text:p>
          </table:table-cell>
          <table:table-cell table:style-name="ce77" table:formula="of:=IF([.$G521]+[.$I521]=0;&quot;(Vincente)&quot;;IF([.$G521]&gt;[.$I521];[.$B521];[.$C521]))" office:value-type="string" office:string-value="(Vincente)" calcext:value-type="string">
            <text:p>(Vincente)</text:p>
          </table:table-cell>
          <table:table-cell table:style-name="ce77" table:formula="of:=IF([.$G521]+[.$I521]=0;&quot;(Perdente)&quot;;IF([.$G521]&lt;[.$I521];[.$B521];[.$C52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2]=&quot;&quot;;&quot;&quot;;HYPERLINK(VLOOKUP([.B52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8" calcext:value-type="float" table:number-columns-spanned="1" table:number-rows-spanned="2">
            <text:p>6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3]=&quot;&quot;;&quot;&quot;;TEXT([.E52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23]=&quot;&quot;;&quot;(Squadra A)&quot;;[.$B523])" office:value-type="string" office:string-value="(Squadra A)" calcext:value-type="string">
            <text:p>(Squadra A)</text:p>
          </table:table-cell>
          <table:table-cell table:style-name="ce54" table:formula="of:=IF([.$G523]+[.$I523]=0;;IF([.$G523]&gt;[.$I523];1;0))" office:value-type="float" office:value="0" calcext:value-type="float">
            <text:p>0</text:p>
          </table:table-cell>
          <table:table-cell table:style-name="ce77" table:formula="of:=IF([.$G523]+[.$I523]=0;;IF([.$G523]&lt;[.$I523];IF([.$G523]&amp;&quot;-&quot;&amp;[.$I523]=&quot;0-20&quot;;1;0);0))" office:value-type="float" office:value="0" calcext:value-type="float">
            <text:p>0</text:p>
          </table:table-cell>
          <table:table-cell table:style-name="ce77" table:formula="of:=IF([.$G523]+[.$I523]=0;;IF([.$G523]&lt;[.$I523];IF([.$G523]&amp;&quot;-&quot;&amp;[.$I523]&lt;&gt;&quot;0-20&quot;;1;0);0))" office:value-type="float" office:value="0" calcext:value-type="float">
            <text:p>0</text:p>
          </table:table-cell>
          <table:table-cell table:style-name="ce54" table:formula="of:=IF([.$G523]+[.$I523]=0;;[.$G523])" office:value-type="float" office:value="0" calcext:value-type="float">
            <text:p>0</text:p>
          </table:table-cell>
          <table:table-cell table:style-name="ce54" table:formula="of:=IF([.$G523]+[.$I523]=0;;[.$I523])" office:value-type="float" office:value="0" calcext:value-type="float">
            <text:p>0</text:p>
          </table:table-cell>
          <table:table-cell table:style-name="ce70" table:formula="of:=IF([.$G523]+[.$I523]=0;;[.$G523]-[.$I523])" office:value-type="float" office:value="0" calcext:value-type="float">
            <text:p>+0</text:p>
          </table:table-cell>
          <table:table-cell table:style-name="ce63" table:formula="of:=IF([.$C523]=&quot;&quot;;&quot;(Squadra B)&quot;;[.$C523])" office:value-type="string" office:string-value="(Squadra B)" calcext:value-type="string">
            <text:p>(Squadra B)</text:p>
          </table:table-cell>
          <table:table-cell table:style-name="ce54" table:formula="of:=IF([.$G523]+[.$I523]=0;;IF([.$I523]&gt;[.$G523];1;0))" office:value-type="float" office:value="0" calcext:value-type="float">
            <text:p>0</text:p>
          </table:table-cell>
          <table:table-cell table:style-name="ce77" table:formula="of:=IF([.$G523]+[.$I523]=0;;IF([.$I523]&lt;[.$G523];IF([.$G523]&amp;&quot;-&quot;&amp;[.$I523]=&quot;20-0&quot;;1;0);0))" office:value-type="float" office:value="0" calcext:value-type="float">
            <text:p>0</text:p>
          </table:table-cell>
          <table:table-cell table:style-name="ce77" table:formula="of:=IF([.$G523]+[.$I523]=0;;IF([.$I523]&lt;[.$G523];IF([.$G523]&amp;&quot;-&quot;&amp;[.$I523]&lt;&gt;&quot;20-0&quot;;1;0);0))" office:value-type="float" office:value="0" calcext:value-type="float">
            <text:p>0</text:p>
          </table:table-cell>
          <table:table-cell table:style-name="ce54" table:formula="of:=IF([.$G523]+[.$I523]=0;;[.$I523])" office:value-type="float" office:value="0" calcext:value-type="float">
            <text:p>0</text:p>
          </table:table-cell>
          <table:table-cell table:style-name="ce54" table:formula="of:=IF([.$G523]+[.$I523]=0;;[.$G523])" office:value-type="float" office:value="0" calcext:value-type="float">
            <text:p>0</text:p>
          </table:table-cell>
          <table:table-cell table:style-name="ce70" table:formula="of:=IF([.$G523]+[.$I523]=0;;[.$I523]-[.$G523])" office:value-type="float" office:value="0" calcext:value-type="float">
            <text:p>+0</text:p>
          </table:table-cell>
          <table:table-cell table:style-name="ce77" table:formula="of:=IF([.$G523]+[.$I523]=0;&quot;(Vincente)&quot;;IF([.$G523]&gt;[.$I523];[.$B523];[.$C523]))" office:value-type="string" office:string-value="(Vincente)" calcext:value-type="string">
            <text:p>(Vincente)</text:p>
          </table:table-cell>
          <table:table-cell table:style-name="ce77" table:formula="of:=IF([.$G523]+[.$I523]=0;&quot;(Perdente)&quot;;IF([.$G523]&lt;[.$I523];[.$B523];[.$C52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4]=&quot;&quot;;&quot;&quot;;HYPERLINK(VLOOKUP([.B52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9" calcext:value-type="float" table:number-columns-spanned="1" table:number-rows-spanned="2">
            <text:p>6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5]=&quot;&quot;;&quot;&quot;;TEXT([.E52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25]=&quot;&quot;;&quot;(Squadra A)&quot;;[.$B525])" office:value-type="string" office:string-value="(Squadra A)" calcext:value-type="string">
            <text:p>(Squadra A)</text:p>
          </table:table-cell>
          <table:table-cell table:style-name="ce54" table:formula="of:=IF([.$G525]+[.$I525]=0;;IF([.$G525]&gt;[.$I525];1;0))" office:value-type="float" office:value="0" calcext:value-type="float">
            <text:p>0</text:p>
          </table:table-cell>
          <table:table-cell table:style-name="ce77" table:formula="of:=IF([.$G525]+[.$I525]=0;;IF([.$G525]&lt;[.$I525];IF([.$G525]&amp;&quot;-&quot;&amp;[.$I525]=&quot;0-20&quot;;1;0);0))" office:value-type="float" office:value="0" calcext:value-type="float">
            <text:p>0</text:p>
          </table:table-cell>
          <table:table-cell table:style-name="ce77" table:formula="of:=IF([.$G525]+[.$I525]=0;;IF([.$G525]&lt;[.$I525];IF([.$G525]&amp;&quot;-&quot;&amp;[.$I525]&lt;&gt;&quot;0-20&quot;;1;0);0))" office:value-type="float" office:value="0" calcext:value-type="float">
            <text:p>0</text:p>
          </table:table-cell>
          <table:table-cell table:style-name="ce54" table:formula="of:=IF([.$G525]+[.$I525]=0;;[.$G525])" office:value-type="float" office:value="0" calcext:value-type="float">
            <text:p>0</text:p>
          </table:table-cell>
          <table:table-cell table:style-name="ce54" table:formula="of:=IF([.$G525]+[.$I525]=0;;[.$I525])" office:value-type="float" office:value="0" calcext:value-type="float">
            <text:p>0</text:p>
          </table:table-cell>
          <table:table-cell table:style-name="ce70" table:formula="of:=IF([.$G525]+[.$I525]=0;;[.$G525]-[.$I525])" office:value-type="float" office:value="0" calcext:value-type="float">
            <text:p>+0</text:p>
          </table:table-cell>
          <table:table-cell table:style-name="ce63" table:formula="of:=IF([.$C525]=&quot;&quot;;&quot;(Squadra B)&quot;;[.$C525])" office:value-type="string" office:string-value="(Squadra B)" calcext:value-type="string">
            <text:p>(Squadra B)</text:p>
          </table:table-cell>
          <table:table-cell table:style-name="ce54" table:formula="of:=IF([.$G525]+[.$I525]=0;;IF([.$I525]&gt;[.$G525];1;0))" office:value-type="float" office:value="0" calcext:value-type="float">
            <text:p>0</text:p>
          </table:table-cell>
          <table:table-cell table:style-name="ce77" table:formula="of:=IF([.$G525]+[.$I525]=0;;IF([.$I525]&lt;[.$G525];IF([.$G525]&amp;&quot;-&quot;&amp;[.$I525]=&quot;20-0&quot;;1;0);0))" office:value-type="float" office:value="0" calcext:value-type="float">
            <text:p>0</text:p>
          </table:table-cell>
          <table:table-cell table:style-name="ce77" table:formula="of:=IF([.$G525]+[.$I525]=0;;IF([.$I525]&lt;[.$G525];IF([.$G525]&amp;&quot;-&quot;&amp;[.$I525]&lt;&gt;&quot;20-0&quot;;1;0);0))" office:value-type="float" office:value="0" calcext:value-type="float">
            <text:p>0</text:p>
          </table:table-cell>
          <table:table-cell table:style-name="ce54" table:formula="of:=IF([.$G525]+[.$I525]=0;;[.$I525])" office:value-type="float" office:value="0" calcext:value-type="float">
            <text:p>0</text:p>
          </table:table-cell>
          <table:table-cell table:style-name="ce54" table:formula="of:=IF([.$G525]+[.$I525]=0;;[.$G525])" office:value-type="float" office:value="0" calcext:value-type="float">
            <text:p>0</text:p>
          </table:table-cell>
          <table:table-cell table:style-name="ce70" table:formula="of:=IF([.$G525]+[.$I525]=0;;[.$I525]-[.$G525])" office:value-type="float" office:value="0" calcext:value-type="float">
            <text:p>+0</text:p>
          </table:table-cell>
          <table:table-cell table:style-name="ce77" table:formula="of:=IF([.$G525]+[.$I525]=0;&quot;(Vincente)&quot;;IF([.$G525]&gt;[.$I525];[.$B525];[.$C525]))" office:value-type="string" office:string-value="(Vincente)" calcext:value-type="string">
            <text:p>(Vincente)</text:p>
          </table:table-cell>
          <table:table-cell table:style-name="ce77" table:formula="of:=IF([.$G525]+[.$I525]=0;&quot;(Perdente)&quot;;IF([.$G525]&lt;[.$I525];[.$B525];[.$C52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6]=&quot;&quot;;&quot;&quot;;HYPERLINK(VLOOKUP([.B52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0" calcext:value-type="float" table:number-columns-spanned="1" table:number-rows-spanned="2">
            <text:p>7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7]=&quot;&quot;;&quot;&quot;;TEXT([.E52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27]=&quot;&quot;;&quot;(Squadra A)&quot;;[.$B527])" office:value-type="string" office:string-value="(Squadra A)" calcext:value-type="string">
            <text:p>(Squadra A)</text:p>
          </table:table-cell>
          <table:table-cell table:style-name="ce54" table:formula="of:=IF([.$G527]+[.$I527]=0;;IF([.$G527]&gt;[.$I527];1;0))" office:value-type="float" office:value="0" calcext:value-type="float">
            <text:p>0</text:p>
          </table:table-cell>
          <table:table-cell table:style-name="ce77" table:formula="of:=IF([.$G527]+[.$I527]=0;;IF([.$G527]&lt;[.$I527];IF([.$G527]&amp;&quot;-&quot;&amp;[.$I527]=&quot;0-20&quot;;1;0);0))" office:value-type="float" office:value="0" calcext:value-type="float">
            <text:p>0</text:p>
          </table:table-cell>
          <table:table-cell table:style-name="ce77" table:formula="of:=IF([.$G527]+[.$I527]=0;;IF([.$G527]&lt;[.$I527];IF([.$G527]&amp;&quot;-&quot;&amp;[.$I527]&lt;&gt;&quot;0-20&quot;;1;0);0))" office:value-type="float" office:value="0" calcext:value-type="float">
            <text:p>0</text:p>
          </table:table-cell>
          <table:table-cell table:style-name="ce54" table:formula="of:=IF([.$G527]+[.$I527]=0;;[.$G527])" office:value-type="float" office:value="0" calcext:value-type="float">
            <text:p>0</text:p>
          </table:table-cell>
          <table:table-cell table:style-name="ce54" table:formula="of:=IF([.$G527]+[.$I527]=0;;[.$I527])" office:value-type="float" office:value="0" calcext:value-type="float">
            <text:p>0</text:p>
          </table:table-cell>
          <table:table-cell table:style-name="ce70" table:formula="of:=IF([.$G527]+[.$I527]=0;;[.$G527]-[.$I527])" office:value-type="float" office:value="0" calcext:value-type="float">
            <text:p>+0</text:p>
          </table:table-cell>
          <table:table-cell table:style-name="ce63" table:formula="of:=IF([.$C527]=&quot;&quot;;&quot;(Squadra B)&quot;;[.$C527])" office:value-type="string" office:string-value="(Squadra B)" calcext:value-type="string">
            <text:p>(Squadra B)</text:p>
          </table:table-cell>
          <table:table-cell table:style-name="ce54" table:formula="of:=IF([.$G527]+[.$I527]=0;;IF([.$I527]&gt;[.$G527];1;0))" office:value-type="float" office:value="0" calcext:value-type="float">
            <text:p>0</text:p>
          </table:table-cell>
          <table:table-cell table:style-name="ce77" table:formula="of:=IF([.$G527]+[.$I527]=0;;IF([.$I527]&lt;[.$G527];IF([.$G527]&amp;&quot;-&quot;&amp;[.$I527]=&quot;20-0&quot;;1;0);0))" office:value-type="float" office:value="0" calcext:value-type="float">
            <text:p>0</text:p>
          </table:table-cell>
          <table:table-cell table:style-name="ce77" table:formula="of:=IF([.$G527]+[.$I527]=0;;IF([.$I527]&lt;[.$G527];IF([.$G527]&amp;&quot;-&quot;&amp;[.$I527]&lt;&gt;&quot;20-0&quot;;1;0);0))" office:value-type="float" office:value="0" calcext:value-type="float">
            <text:p>0</text:p>
          </table:table-cell>
          <table:table-cell table:style-name="ce54" table:formula="of:=IF([.$G527]+[.$I527]=0;;[.$I527])" office:value-type="float" office:value="0" calcext:value-type="float">
            <text:p>0</text:p>
          </table:table-cell>
          <table:table-cell table:style-name="ce54" table:formula="of:=IF([.$G527]+[.$I527]=0;;[.$G527])" office:value-type="float" office:value="0" calcext:value-type="float">
            <text:p>0</text:p>
          </table:table-cell>
          <table:table-cell table:style-name="ce70" table:formula="of:=IF([.$G527]+[.$I527]=0;;[.$I527]-[.$G527])" office:value-type="float" office:value="0" calcext:value-type="float">
            <text:p>+0</text:p>
          </table:table-cell>
          <table:table-cell table:style-name="ce77" table:formula="of:=IF([.$G527]+[.$I527]=0;&quot;(Vincente)&quot;;IF([.$G527]&gt;[.$I527];[.$B527];[.$C527]))" office:value-type="string" office:string-value="(Vincente)" calcext:value-type="string">
            <text:p>(Vincente)</text:p>
          </table:table-cell>
          <table:table-cell table:style-name="ce77" table:formula="of:=IF([.$G527]+[.$I527]=0;&quot;(Perdente)&quot;;IF([.$G527]&lt;[.$I527];[.$B527];[.$C52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8]=&quot;&quot;;&quot;&quot;;HYPERLINK(VLOOKUP([.B52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1" calcext:value-type="float" table:number-columns-spanned="1" table:number-rows-spanned="2">
            <text:p>7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9]=&quot;&quot;;&quot;&quot;;TEXT([.E52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29]=&quot;&quot;;&quot;(Squadra A)&quot;;[.$B529])" office:value-type="string" office:string-value="(Squadra A)" calcext:value-type="string">
            <text:p>(Squadra A)</text:p>
          </table:table-cell>
          <table:table-cell table:style-name="ce54" table:formula="of:=IF([.$G529]+[.$I529]=0;;IF([.$G529]&gt;[.$I529];1;0))" office:value-type="float" office:value="0" calcext:value-type="float">
            <text:p>0</text:p>
          </table:table-cell>
          <table:table-cell table:style-name="ce77" table:formula="of:=IF([.$G529]+[.$I529]=0;;IF([.$G529]&lt;[.$I529];IF([.$G529]&amp;&quot;-&quot;&amp;[.$I529]=&quot;0-20&quot;;1;0);0))" office:value-type="float" office:value="0" calcext:value-type="float">
            <text:p>0</text:p>
          </table:table-cell>
          <table:table-cell table:style-name="ce77" table:formula="of:=IF([.$G529]+[.$I529]=0;;IF([.$G529]&lt;[.$I529];IF([.$G529]&amp;&quot;-&quot;&amp;[.$I529]&lt;&gt;&quot;0-20&quot;;1;0);0))" office:value-type="float" office:value="0" calcext:value-type="float">
            <text:p>0</text:p>
          </table:table-cell>
          <table:table-cell table:style-name="ce54" table:formula="of:=IF([.$G529]+[.$I529]=0;;[.$G529])" office:value-type="float" office:value="0" calcext:value-type="float">
            <text:p>0</text:p>
          </table:table-cell>
          <table:table-cell table:style-name="ce54" table:formula="of:=IF([.$G529]+[.$I529]=0;;[.$I529])" office:value-type="float" office:value="0" calcext:value-type="float">
            <text:p>0</text:p>
          </table:table-cell>
          <table:table-cell table:style-name="ce70" table:formula="of:=IF([.$G529]+[.$I529]=0;;[.$G529]-[.$I529])" office:value-type="float" office:value="0" calcext:value-type="float">
            <text:p>+0</text:p>
          </table:table-cell>
          <table:table-cell table:style-name="ce63" table:formula="of:=IF([.$C529]=&quot;&quot;;&quot;(Squadra B)&quot;;[.$C529])" office:value-type="string" office:string-value="(Squadra B)" calcext:value-type="string">
            <text:p>(Squadra B)</text:p>
          </table:table-cell>
          <table:table-cell table:style-name="ce54" table:formula="of:=IF([.$G529]+[.$I529]=0;;IF([.$I529]&gt;[.$G529];1;0))" office:value-type="float" office:value="0" calcext:value-type="float">
            <text:p>0</text:p>
          </table:table-cell>
          <table:table-cell table:style-name="ce77" table:formula="of:=IF([.$G529]+[.$I529]=0;;IF([.$I529]&lt;[.$G529];IF([.$G529]&amp;&quot;-&quot;&amp;[.$I529]=&quot;20-0&quot;;1;0);0))" office:value-type="float" office:value="0" calcext:value-type="float">
            <text:p>0</text:p>
          </table:table-cell>
          <table:table-cell table:style-name="ce77" table:formula="of:=IF([.$G529]+[.$I529]=0;;IF([.$I529]&lt;[.$G529];IF([.$G529]&amp;&quot;-&quot;&amp;[.$I529]&lt;&gt;&quot;20-0&quot;;1;0);0))" office:value-type="float" office:value="0" calcext:value-type="float">
            <text:p>0</text:p>
          </table:table-cell>
          <table:table-cell table:style-name="ce54" table:formula="of:=IF([.$G529]+[.$I529]=0;;[.$I529])" office:value-type="float" office:value="0" calcext:value-type="float">
            <text:p>0</text:p>
          </table:table-cell>
          <table:table-cell table:style-name="ce54" table:formula="of:=IF([.$G529]+[.$I529]=0;;[.$G529])" office:value-type="float" office:value="0" calcext:value-type="float">
            <text:p>0</text:p>
          </table:table-cell>
          <table:table-cell table:style-name="ce70" table:formula="of:=IF([.$G529]+[.$I529]=0;;[.$I529]-[.$G529])" office:value-type="float" office:value="0" calcext:value-type="float">
            <text:p>+0</text:p>
          </table:table-cell>
          <table:table-cell table:style-name="ce77" table:formula="of:=IF([.$G529]+[.$I529]=0;&quot;(Vincente)&quot;;IF([.$G529]&gt;[.$I529];[.$B529];[.$C529]))" office:value-type="string" office:string-value="(Vincente)" calcext:value-type="string">
            <text:p>(Vincente)</text:p>
          </table:table-cell>
          <table:table-cell table:style-name="ce77" table:formula="of:=IF([.$G529]+[.$I529]=0;&quot;(Perdente)&quot;;IF([.$G529]&lt;[.$I529];[.$B529];[.$C52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30]=&quot;&quot;;&quot;&quot;;HYPERLINK(VLOOKUP([.B53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2" calcext:value-type="float" table:number-columns-spanned="1" table:number-rows-spanned="2">
            <text:p>7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31]=&quot;&quot;;&quot;&quot;;TEXT([.E53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31]=&quot;&quot;;&quot;(Squadra A)&quot;;[.$B531])" office:value-type="string" office:string-value="(Squadra A)" calcext:value-type="string">
            <text:p>(Squadra A)</text:p>
          </table:table-cell>
          <table:table-cell table:style-name="ce54" table:formula="of:=IF([.$G531]+[.$I531]=0;;IF([.$G531]&gt;[.$I531];1;0))" office:value-type="float" office:value="0" calcext:value-type="float">
            <text:p>0</text:p>
          </table:table-cell>
          <table:table-cell table:style-name="ce77" table:formula="of:=IF([.$G531]+[.$I531]=0;;IF([.$G531]&lt;[.$I531];IF([.$G531]&amp;&quot;-&quot;&amp;[.$I531]=&quot;0-20&quot;;1;0);0))" office:value-type="float" office:value="0" calcext:value-type="float">
            <text:p>0</text:p>
          </table:table-cell>
          <table:table-cell table:style-name="ce77" table:formula="of:=IF([.$G531]+[.$I531]=0;;IF([.$G531]&lt;[.$I531];IF([.$G531]&amp;&quot;-&quot;&amp;[.$I531]&lt;&gt;&quot;0-20&quot;;1;0);0))" office:value-type="float" office:value="0" calcext:value-type="float">
            <text:p>0</text:p>
          </table:table-cell>
          <table:table-cell table:style-name="ce54" table:formula="of:=IF([.$G531]+[.$I531]=0;;[.$G531])" office:value-type="float" office:value="0" calcext:value-type="float">
            <text:p>0</text:p>
          </table:table-cell>
          <table:table-cell table:style-name="ce54" table:formula="of:=IF([.$G531]+[.$I531]=0;;[.$I531])" office:value-type="float" office:value="0" calcext:value-type="float">
            <text:p>0</text:p>
          </table:table-cell>
          <table:table-cell table:style-name="ce70" table:formula="of:=IF([.$G531]+[.$I531]=0;;[.$G531]-[.$I531])" office:value-type="float" office:value="0" calcext:value-type="float">
            <text:p>+0</text:p>
          </table:table-cell>
          <table:table-cell table:style-name="ce63" table:formula="of:=IF([.$C531]=&quot;&quot;;&quot;(Squadra B)&quot;;[.$C531])" office:value-type="string" office:string-value="(Squadra B)" calcext:value-type="string">
            <text:p>(Squadra B)</text:p>
          </table:table-cell>
          <table:table-cell table:style-name="ce54" table:formula="of:=IF([.$G531]+[.$I531]=0;;IF([.$I531]&gt;[.$G531];1;0))" office:value-type="float" office:value="0" calcext:value-type="float">
            <text:p>0</text:p>
          </table:table-cell>
          <table:table-cell table:style-name="ce77" table:formula="of:=IF([.$G531]+[.$I531]=0;;IF([.$I531]&lt;[.$G531];IF([.$G531]&amp;&quot;-&quot;&amp;[.$I531]=&quot;20-0&quot;;1;0);0))" office:value-type="float" office:value="0" calcext:value-type="float">
            <text:p>0</text:p>
          </table:table-cell>
          <table:table-cell table:style-name="ce77" table:formula="of:=IF([.$G531]+[.$I531]=0;;IF([.$I531]&lt;[.$G531];IF([.$G531]&amp;&quot;-&quot;&amp;[.$I531]&lt;&gt;&quot;20-0&quot;;1;0);0))" office:value-type="float" office:value="0" calcext:value-type="float">
            <text:p>0</text:p>
          </table:table-cell>
          <table:table-cell table:style-name="ce54" table:formula="of:=IF([.$G531]+[.$I531]=0;;[.$I531])" office:value-type="float" office:value="0" calcext:value-type="float">
            <text:p>0</text:p>
          </table:table-cell>
          <table:table-cell table:style-name="ce54" table:formula="of:=IF([.$G531]+[.$I531]=0;;[.$G531])" office:value-type="float" office:value="0" calcext:value-type="float">
            <text:p>0</text:p>
          </table:table-cell>
          <table:table-cell table:style-name="ce70" table:formula="of:=IF([.$G531]+[.$I531]=0;;[.$I531]-[.$G531])" office:value-type="float" office:value="0" calcext:value-type="float">
            <text:p>+0</text:p>
          </table:table-cell>
          <table:table-cell table:style-name="ce77" table:formula="of:=IF([.$G531]+[.$I531]=0;&quot;(Vincente)&quot;;IF([.$G531]&gt;[.$I531];[.$B531];[.$C531]))" office:value-type="string" office:string-value="(Vincente)" calcext:value-type="string">
            <text:p>(Vincente)</text:p>
          </table:table-cell>
          <table:table-cell table:style-name="ce77" table:formula="of:=IF([.$G531]+[.$I531]=0;&quot;(Perdente)&quot;;IF([.$G531]&lt;[.$I531];[.$B531];[.$C5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32]=&quot;&quot;;&quot;&quot;;HYPERLINK(VLOOKUP([.B5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9" calcext:value-type="float">
            <text:p>9</text:p>
          </table:table-cell>
          <table:table-cell table:style-name="ce87" table:formula="of:=IF(ISNUMBER([.A534]);ROMAN([.A534])&amp;&quot; GIORNATA&quot;;COM.MICROSOFT.SWITCH([.A534];&quot;1-2&quot;;&quot;FINALE 1°-2° POSTO&quot;;&quot;3-4&quot;;&quot;FINALE 3°-4° POSTO&quot;;&quot;1-4&quot;;&quot;SEMIFINALI 1°-4° POSTO&quot;;&quot;1-8&quot;;&quot;QUARTI DI FINALE 1°-8° POSTO&quot;;&quot;&quot;))" office:value-type="string" office:string-value="IX GIORNATA" calcext:value-type="string" table:number-columns-spanned="8" table:number-rows-spanned="1">
            <text:p>I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3" calcext:value-type="float" table:number-columns-spanned="1" table:number-rows-spanned="2">
            <text:p>7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36]=&quot;&quot;;&quot;&quot;;TEXT([.E53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36]=&quot;&quot;;&quot;(Squadra A)&quot;;[.$B536])" office:value-type="string" office:string-value="(Squadra A)" calcext:value-type="string">
            <text:p>(Squadra A)</text:p>
          </table:table-cell>
          <table:table-cell table:style-name="ce54" table:formula="of:=IF([.$G536]+[.$I536]=0;;IF([.$G536]&gt;[.$I536];1;0))" office:value-type="float" office:value="0" calcext:value-type="float">
            <text:p>0</text:p>
          </table:table-cell>
          <table:table-cell table:style-name="ce77" table:formula="of:=IF([.$G536]+[.$I536]=0;;IF([.$G536]&lt;[.$I536];IF([.$G536]&amp;&quot;-&quot;&amp;[.$I536]=&quot;0-20&quot;;1;0);0))" office:value-type="float" office:value="0" calcext:value-type="float">
            <text:p>0</text:p>
          </table:table-cell>
          <table:table-cell table:style-name="ce77" table:formula="of:=IF([.$G536]+[.$I536]=0;;IF([.$G536]&lt;[.$I536];IF([.$G536]&amp;&quot;-&quot;&amp;[.$I536]&lt;&gt;&quot;0-20&quot;;1;0);0))" office:value-type="float" office:value="0" calcext:value-type="float">
            <text:p>0</text:p>
          </table:table-cell>
          <table:table-cell table:style-name="ce54" table:formula="of:=IF([.$G536]+[.$I536]=0;;[.$G536])" office:value-type="float" office:value="0" calcext:value-type="float">
            <text:p>0</text:p>
          </table:table-cell>
          <table:table-cell table:style-name="ce54" table:formula="of:=IF([.$G536]+[.$I536]=0;;[.$I536])" office:value-type="float" office:value="0" calcext:value-type="float">
            <text:p>0</text:p>
          </table:table-cell>
          <table:table-cell table:style-name="ce70" table:formula="of:=IF([.$G536]+[.$I536]=0;;[.$G536]-[.$I536])" office:value-type="float" office:value="0" calcext:value-type="float">
            <text:p>+0</text:p>
          </table:table-cell>
          <table:table-cell table:style-name="ce63" table:formula="of:=IF([.$C536]=&quot;&quot;;&quot;(Squadra B)&quot;;[.$C536])" office:value-type="string" office:string-value="(Squadra B)" calcext:value-type="string">
            <text:p>(Squadra B)</text:p>
          </table:table-cell>
          <table:table-cell table:style-name="ce54" table:formula="of:=IF([.$G536]+[.$I536]=0;;IF([.$I536]&gt;[.$G536];1;0))" office:value-type="float" office:value="0" calcext:value-type="float">
            <text:p>0</text:p>
          </table:table-cell>
          <table:table-cell table:style-name="ce77" table:formula="of:=IF([.$G536]+[.$I536]=0;;IF([.$I536]&lt;[.$G536];IF([.$G536]&amp;&quot;-&quot;&amp;[.$I536]=&quot;20-0&quot;;1;0);0))" office:value-type="float" office:value="0" calcext:value-type="float">
            <text:p>0</text:p>
          </table:table-cell>
          <table:table-cell table:style-name="ce77" table:formula="of:=IF([.$G536]+[.$I536]=0;;IF([.$I536]&lt;[.$G536];IF([.$G536]&amp;&quot;-&quot;&amp;[.$I536]&lt;&gt;&quot;20-0&quot;;1;0);0))" office:value-type="float" office:value="0" calcext:value-type="float">
            <text:p>0</text:p>
          </table:table-cell>
          <table:table-cell table:style-name="ce54" table:formula="of:=IF([.$G536]+[.$I536]=0;;[.$I536])" office:value-type="float" office:value="0" calcext:value-type="float">
            <text:p>0</text:p>
          </table:table-cell>
          <table:table-cell table:style-name="ce54" table:formula="of:=IF([.$G536]+[.$I536]=0;;[.$G536])" office:value-type="float" office:value="0" calcext:value-type="float">
            <text:p>0</text:p>
          </table:table-cell>
          <table:table-cell table:style-name="ce70" table:formula="of:=IF([.$G536]+[.$I536]=0;;[.$I536]-[.$G536])" office:value-type="float" office:value="0" calcext:value-type="float">
            <text:p>+0</text:p>
          </table:table-cell>
          <table:table-cell table:style-name="ce77" table:formula="of:=IF([.$G536]+[.$I536]=0;&quot;(Vincente)&quot;;IF([.$G536]&gt;[.$I536];[.$B536];[.$C536]))" office:value-type="string" office:string-value="(Vincente)" calcext:value-type="string">
            <text:p>(Vincente)</text:p>
          </table:table-cell>
          <table:table-cell table:style-name="ce77" table:formula="of:=IF([.$G536]+[.$I536]=0;&quot;(Perdente)&quot;;IF([.$G536]&lt;[.$I536];[.$B536];[.$C5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37]=&quot;&quot;;&quot;&quot;;HYPERLINK(VLOOKUP([.B5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4" calcext:value-type="float" table:number-columns-spanned="1" table:number-rows-spanned="2">
            <text:p>7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38]=&quot;&quot;;&quot;&quot;;TEXT([.E53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38]=&quot;&quot;;&quot;(Squadra A)&quot;;[.$B538])" office:value-type="string" office:string-value="(Squadra A)" calcext:value-type="string">
            <text:p>(Squadra A)</text:p>
          </table:table-cell>
          <table:table-cell table:style-name="ce54" table:formula="of:=IF([.$G538]+[.$I538]=0;;IF([.$G538]&gt;[.$I538];1;0))" office:value-type="float" office:value="0" calcext:value-type="float">
            <text:p>0</text:p>
          </table:table-cell>
          <table:table-cell table:style-name="ce77" table:formula="of:=IF([.$G538]+[.$I538]=0;;IF([.$G538]&lt;[.$I538];IF([.$G538]&amp;&quot;-&quot;&amp;[.$I538]=&quot;0-20&quot;;1;0);0))" office:value-type="float" office:value="0" calcext:value-type="float">
            <text:p>0</text:p>
          </table:table-cell>
          <table:table-cell table:style-name="ce77" table:formula="of:=IF([.$G538]+[.$I538]=0;;IF([.$G538]&lt;[.$I538];IF([.$G538]&amp;&quot;-&quot;&amp;[.$I538]&lt;&gt;&quot;0-20&quot;;1;0);0))" office:value-type="float" office:value="0" calcext:value-type="float">
            <text:p>0</text:p>
          </table:table-cell>
          <table:table-cell table:style-name="ce54" table:formula="of:=IF([.$G538]+[.$I538]=0;;[.$G538])" office:value-type="float" office:value="0" calcext:value-type="float">
            <text:p>0</text:p>
          </table:table-cell>
          <table:table-cell table:style-name="ce54" table:formula="of:=IF([.$G538]+[.$I538]=0;;[.$I538])" office:value-type="float" office:value="0" calcext:value-type="float">
            <text:p>0</text:p>
          </table:table-cell>
          <table:table-cell table:style-name="ce70" table:formula="of:=IF([.$G538]+[.$I538]=0;;[.$G538]-[.$I538])" office:value-type="float" office:value="0" calcext:value-type="float">
            <text:p>+0</text:p>
          </table:table-cell>
          <table:table-cell table:style-name="ce63" table:formula="of:=IF([.$C538]=&quot;&quot;;&quot;(Squadra B)&quot;;[.$C538])" office:value-type="string" office:string-value="(Squadra B)" calcext:value-type="string">
            <text:p>(Squadra B)</text:p>
          </table:table-cell>
          <table:table-cell table:style-name="ce54" table:formula="of:=IF([.$G538]+[.$I538]=0;;IF([.$I538]&gt;[.$G538];1;0))" office:value-type="float" office:value="0" calcext:value-type="float">
            <text:p>0</text:p>
          </table:table-cell>
          <table:table-cell table:style-name="ce77" table:formula="of:=IF([.$G538]+[.$I538]=0;;IF([.$I538]&lt;[.$G538];IF([.$G538]&amp;&quot;-&quot;&amp;[.$I538]=&quot;20-0&quot;;1;0);0))" office:value-type="float" office:value="0" calcext:value-type="float">
            <text:p>0</text:p>
          </table:table-cell>
          <table:table-cell table:style-name="ce77" table:formula="of:=IF([.$G538]+[.$I538]=0;;IF([.$I538]&lt;[.$G538];IF([.$G538]&amp;&quot;-&quot;&amp;[.$I538]&lt;&gt;&quot;20-0&quot;;1;0);0))" office:value-type="float" office:value="0" calcext:value-type="float">
            <text:p>0</text:p>
          </table:table-cell>
          <table:table-cell table:style-name="ce54" table:formula="of:=IF([.$G538]+[.$I538]=0;;[.$I538])" office:value-type="float" office:value="0" calcext:value-type="float">
            <text:p>0</text:p>
          </table:table-cell>
          <table:table-cell table:style-name="ce54" table:formula="of:=IF([.$G538]+[.$I538]=0;;[.$G538])" office:value-type="float" office:value="0" calcext:value-type="float">
            <text:p>0</text:p>
          </table:table-cell>
          <table:table-cell table:style-name="ce70" table:formula="of:=IF([.$G538]+[.$I538]=0;;[.$I538]-[.$G538])" office:value-type="float" office:value="0" calcext:value-type="float">
            <text:p>+0</text:p>
          </table:table-cell>
          <table:table-cell table:style-name="ce77" table:formula="of:=IF([.$G538]+[.$I538]=0;&quot;(Vincente)&quot;;IF([.$G538]&gt;[.$I538];[.$B538];[.$C538]))" office:value-type="string" office:string-value="(Vincente)" calcext:value-type="string">
            <text:p>(Vincente)</text:p>
          </table:table-cell>
          <table:table-cell table:style-name="ce77" table:formula="of:=IF([.$G538]+[.$I538]=0;&quot;(Perdente)&quot;;IF([.$G538]&lt;[.$I538];[.$B538];[.$C53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39]=&quot;&quot;;&quot;&quot;;HYPERLINK(VLOOKUP([.B53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5" calcext:value-type="float" table:number-columns-spanned="1" table:number-rows-spanned="2">
            <text:p>7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0]=&quot;&quot;;&quot;&quot;;TEXT([.E54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40]=&quot;&quot;;&quot;(Squadra A)&quot;;[.$B540])" office:value-type="string" office:string-value="(Squadra A)" calcext:value-type="string">
            <text:p>(Squadra A)</text:p>
          </table:table-cell>
          <table:table-cell table:style-name="ce54" table:formula="of:=IF([.$G540]+[.$I540]=0;;IF([.$G540]&gt;[.$I540];1;0))" office:value-type="float" office:value="0" calcext:value-type="float">
            <text:p>0</text:p>
          </table:table-cell>
          <table:table-cell table:style-name="ce77" table:formula="of:=IF([.$G540]+[.$I540]=0;;IF([.$G540]&lt;[.$I540];IF([.$G540]&amp;&quot;-&quot;&amp;[.$I540]=&quot;0-20&quot;;1;0);0))" office:value-type="float" office:value="0" calcext:value-type="float">
            <text:p>0</text:p>
          </table:table-cell>
          <table:table-cell table:style-name="ce77" table:formula="of:=IF([.$G540]+[.$I540]=0;;IF([.$G540]&lt;[.$I540];IF([.$G540]&amp;&quot;-&quot;&amp;[.$I540]&lt;&gt;&quot;0-20&quot;;1;0);0))" office:value-type="float" office:value="0" calcext:value-type="float">
            <text:p>0</text:p>
          </table:table-cell>
          <table:table-cell table:style-name="ce54" table:formula="of:=IF([.$G540]+[.$I540]=0;;[.$G540])" office:value-type="float" office:value="0" calcext:value-type="float">
            <text:p>0</text:p>
          </table:table-cell>
          <table:table-cell table:style-name="ce54" table:formula="of:=IF([.$G540]+[.$I540]=0;;[.$I540])" office:value-type="float" office:value="0" calcext:value-type="float">
            <text:p>0</text:p>
          </table:table-cell>
          <table:table-cell table:style-name="ce70" table:formula="of:=IF([.$G540]+[.$I540]=0;;[.$G540]-[.$I540])" office:value-type="float" office:value="0" calcext:value-type="float">
            <text:p>+0</text:p>
          </table:table-cell>
          <table:table-cell table:style-name="ce63" table:formula="of:=IF([.$C540]=&quot;&quot;;&quot;(Squadra B)&quot;;[.$C540])" office:value-type="string" office:string-value="(Squadra B)" calcext:value-type="string">
            <text:p>(Squadra B)</text:p>
          </table:table-cell>
          <table:table-cell table:style-name="ce54" table:formula="of:=IF([.$G540]+[.$I540]=0;;IF([.$I540]&gt;[.$G540];1;0))" office:value-type="float" office:value="0" calcext:value-type="float">
            <text:p>0</text:p>
          </table:table-cell>
          <table:table-cell table:style-name="ce77" table:formula="of:=IF([.$G540]+[.$I540]=0;;IF([.$I540]&lt;[.$G540];IF([.$G540]&amp;&quot;-&quot;&amp;[.$I540]=&quot;20-0&quot;;1;0);0))" office:value-type="float" office:value="0" calcext:value-type="float">
            <text:p>0</text:p>
          </table:table-cell>
          <table:table-cell table:style-name="ce77" table:formula="of:=IF([.$G540]+[.$I540]=0;;IF([.$I540]&lt;[.$G540];IF([.$G540]&amp;&quot;-&quot;&amp;[.$I540]&lt;&gt;&quot;20-0&quot;;1;0);0))" office:value-type="float" office:value="0" calcext:value-type="float">
            <text:p>0</text:p>
          </table:table-cell>
          <table:table-cell table:style-name="ce54" table:formula="of:=IF([.$G540]+[.$I540]=0;;[.$I540])" office:value-type="float" office:value="0" calcext:value-type="float">
            <text:p>0</text:p>
          </table:table-cell>
          <table:table-cell table:style-name="ce54" table:formula="of:=IF([.$G540]+[.$I540]=0;;[.$G540])" office:value-type="float" office:value="0" calcext:value-type="float">
            <text:p>0</text:p>
          </table:table-cell>
          <table:table-cell table:style-name="ce70" table:formula="of:=IF([.$G540]+[.$I540]=0;;[.$I540]-[.$G540])" office:value-type="float" office:value="0" calcext:value-type="float">
            <text:p>+0</text:p>
          </table:table-cell>
          <table:table-cell table:style-name="ce77" table:formula="of:=IF([.$G540]+[.$I540]=0;&quot;(Vincente)&quot;;IF([.$G540]&gt;[.$I540];[.$B540];[.$C540]))" office:value-type="string" office:string-value="(Vincente)" calcext:value-type="string">
            <text:p>(Vincente)</text:p>
          </table:table-cell>
          <table:table-cell table:style-name="ce77" table:formula="of:=IF([.$G540]+[.$I540]=0;&quot;(Perdente)&quot;;IF([.$G540]&lt;[.$I540];[.$B540];[.$C54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1]=&quot;&quot;;&quot;&quot;;HYPERLINK(VLOOKUP([.B54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6" calcext:value-type="float" table:number-columns-spanned="1" table:number-rows-spanned="2">
            <text:p>7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2]=&quot;&quot;;&quot;&quot;;TEXT([.E54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42]=&quot;&quot;;&quot;(Squadra A)&quot;;[.$B542])" office:value-type="string" office:string-value="(Squadra A)" calcext:value-type="string">
            <text:p>(Squadra A)</text:p>
          </table:table-cell>
          <table:table-cell table:style-name="ce54" table:formula="of:=IF([.$G542]+[.$I542]=0;;IF([.$G542]&gt;[.$I542];1;0))" office:value-type="float" office:value="0" calcext:value-type="float">
            <text:p>0</text:p>
          </table:table-cell>
          <table:table-cell table:style-name="ce77" table:formula="of:=IF([.$G542]+[.$I542]=0;;IF([.$G542]&lt;[.$I542];IF([.$G542]&amp;&quot;-&quot;&amp;[.$I542]=&quot;0-20&quot;;1;0);0))" office:value-type="float" office:value="0" calcext:value-type="float">
            <text:p>0</text:p>
          </table:table-cell>
          <table:table-cell table:style-name="ce77" table:formula="of:=IF([.$G542]+[.$I542]=0;;IF([.$G542]&lt;[.$I542];IF([.$G542]&amp;&quot;-&quot;&amp;[.$I542]&lt;&gt;&quot;0-20&quot;;1;0);0))" office:value-type="float" office:value="0" calcext:value-type="float">
            <text:p>0</text:p>
          </table:table-cell>
          <table:table-cell table:style-name="ce54" table:formula="of:=IF([.$G542]+[.$I542]=0;;[.$G542])" office:value-type="float" office:value="0" calcext:value-type="float">
            <text:p>0</text:p>
          </table:table-cell>
          <table:table-cell table:style-name="ce54" table:formula="of:=IF([.$G542]+[.$I542]=0;;[.$I542])" office:value-type="float" office:value="0" calcext:value-type="float">
            <text:p>0</text:p>
          </table:table-cell>
          <table:table-cell table:style-name="ce70" table:formula="of:=IF([.$G542]+[.$I542]=0;;[.$G542]-[.$I542])" office:value-type="float" office:value="0" calcext:value-type="float">
            <text:p>+0</text:p>
          </table:table-cell>
          <table:table-cell table:style-name="ce63" table:formula="of:=IF([.$C542]=&quot;&quot;;&quot;(Squadra B)&quot;;[.$C542])" office:value-type="string" office:string-value="(Squadra B)" calcext:value-type="string">
            <text:p>(Squadra B)</text:p>
          </table:table-cell>
          <table:table-cell table:style-name="ce54" table:formula="of:=IF([.$G542]+[.$I542]=0;;IF([.$I542]&gt;[.$G542];1;0))" office:value-type="float" office:value="0" calcext:value-type="float">
            <text:p>0</text:p>
          </table:table-cell>
          <table:table-cell table:style-name="ce77" table:formula="of:=IF([.$G542]+[.$I542]=0;;IF([.$I542]&lt;[.$G542];IF([.$G542]&amp;&quot;-&quot;&amp;[.$I542]=&quot;20-0&quot;;1;0);0))" office:value-type="float" office:value="0" calcext:value-type="float">
            <text:p>0</text:p>
          </table:table-cell>
          <table:table-cell table:style-name="ce77" table:formula="of:=IF([.$G542]+[.$I542]=0;;IF([.$I542]&lt;[.$G542];IF([.$G542]&amp;&quot;-&quot;&amp;[.$I542]&lt;&gt;&quot;20-0&quot;;1;0);0))" office:value-type="float" office:value="0" calcext:value-type="float">
            <text:p>0</text:p>
          </table:table-cell>
          <table:table-cell table:style-name="ce54" table:formula="of:=IF([.$G542]+[.$I542]=0;;[.$I542])" office:value-type="float" office:value="0" calcext:value-type="float">
            <text:p>0</text:p>
          </table:table-cell>
          <table:table-cell table:style-name="ce54" table:formula="of:=IF([.$G542]+[.$I542]=0;;[.$G542])" office:value-type="float" office:value="0" calcext:value-type="float">
            <text:p>0</text:p>
          </table:table-cell>
          <table:table-cell table:style-name="ce70" table:formula="of:=IF([.$G542]+[.$I542]=0;;[.$I542]-[.$G542])" office:value-type="float" office:value="0" calcext:value-type="float">
            <text:p>+0</text:p>
          </table:table-cell>
          <table:table-cell table:style-name="ce77" table:formula="of:=IF([.$G542]+[.$I542]=0;&quot;(Vincente)&quot;;IF([.$G542]&gt;[.$I542];[.$B542];[.$C542]))" office:value-type="string" office:string-value="(Vincente)" calcext:value-type="string">
            <text:p>(Vincente)</text:p>
          </table:table-cell>
          <table:table-cell table:style-name="ce77" table:formula="of:=IF([.$G542]+[.$I542]=0;&quot;(Perdente)&quot;;IF([.$G542]&lt;[.$I542];[.$B542];[.$C5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3]=&quot;&quot;;&quot;&quot;;HYPERLINK(VLOOKUP([.B5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7" calcext:value-type="float" table:number-columns-spanned="1" table:number-rows-spanned="2">
            <text:p>7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4]=&quot;&quot;;&quot;&quot;;TEXT([.E54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44]=&quot;&quot;;&quot;(Squadra A)&quot;;[.$B544])" office:value-type="string" office:string-value="(Squadra A)" calcext:value-type="string">
            <text:p>(Squadra A)</text:p>
          </table:table-cell>
          <table:table-cell table:style-name="ce54" table:formula="of:=IF([.$G544]+[.$I544]=0;;IF([.$G544]&gt;[.$I544];1;0))" office:value-type="float" office:value="0" calcext:value-type="float">
            <text:p>0</text:p>
          </table:table-cell>
          <table:table-cell table:style-name="ce77" table:formula="of:=IF([.$G544]+[.$I544]=0;;IF([.$G544]&lt;[.$I544];IF([.$G544]&amp;&quot;-&quot;&amp;[.$I544]=&quot;0-20&quot;;1;0);0))" office:value-type="float" office:value="0" calcext:value-type="float">
            <text:p>0</text:p>
          </table:table-cell>
          <table:table-cell table:style-name="ce77" table:formula="of:=IF([.$G544]+[.$I544]=0;;IF([.$G544]&lt;[.$I544];IF([.$G544]&amp;&quot;-&quot;&amp;[.$I544]&lt;&gt;&quot;0-20&quot;;1;0);0))" office:value-type="float" office:value="0" calcext:value-type="float">
            <text:p>0</text:p>
          </table:table-cell>
          <table:table-cell table:style-name="ce54" table:formula="of:=IF([.$G544]+[.$I544]=0;;[.$G544])" office:value-type="float" office:value="0" calcext:value-type="float">
            <text:p>0</text:p>
          </table:table-cell>
          <table:table-cell table:style-name="ce54" table:formula="of:=IF([.$G544]+[.$I544]=0;;[.$I544])" office:value-type="float" office:value="0" calcext:value-type="float">
            <text:p>0</text:p>
          </table:table-cell>
          <table:table-cell table:style-name="ce70" table:formula="of:=IF([.$G544]+[.$I544]=0;;[.$G544]-[.$I544])" office:value-type="float" office:value="0" calcext:value-type="float">
            <text:p>+0</text:p>
          </table:table-cell>
          <table:table-cell table:style-name="ce63" table:formula="of:=IF([.$C544]=&quot;&quot;;&quot;(Squadra B)&quot;;[.$C544])" office:value-type="string" office:string-value="(Squadra B)" calcext:value-type="string">
            <text:p>(Squadra B)</text:p>
          </table:table-cell>
          <table:table-cell table:style-name="ce54" table:formula="of:=IF([.$G544]+[.$I544]=0;;IF([.$I544]&gt;[.$G544];1;0))" office:value-type="float" office:value="0" calcext:value-type="float">
            <text:p>0</text:p>
          </table:table-cell>
          <table:table-cell table:style-name="ce77" table:formula="of:=IF([.$G544]+[.$I544]=0;;IF([.$I544]&lt;[.$G544];IF([.$G544]&amp;&quot;-&quot;&amp;[.$I544]=&quot;20-0&quot;;1;0);0))" office:value-type="float" office:value="0" calcext:value-type="float">
            <text:p>0</text:p>
          </table:table-cell>
          <table:table-cell table:style-name="ce77" table:formula="of:=IF([.$G544]+[.$I544]=0;;IF([.$I544]&lt;[.$G544];IF([.$G544]&amp;&quot;-&quot;&amp;[.$I544]&lt;&gt;&quot;20-0&quot;;1;0);0))" office:value-type="float" office:value="0" calcext:value-type="float">
            <text:p>0</text:p>
          </table:table-cell>
          <table:table-cell table:style-name="ce54" table:formula="of:=IF([.$G544]+[.$I544]=0;;[.$I544])" office:value-type="float" office:value="0" calcext:value-type="float">
            <text:p>0</text:p>
          </table:table-cell>
          <table:table-cell table:style-name="ce54" table:formula="of:=IF([.$G544]+[.$I544]=0;;[.$G544])" office:value-type="float" office:value="0" calcext:value-type="float">
            <text:p>0</text:p>
          </table:table-cell>
          <table:table-cell table:style-name="ce70" table:formula="of:=IF([.$G544]+[.$I544]=0;;[.$I544]-[.$G544])" office:value-type="float" office:value="0" calcext:value-type="float">
            <text:p>+0</text:p>
          </table:table-cell>
          <table:table-cell table:style-name="ce77" table:formula="of:=IF([.$G544]+[.$I544]=0;&quot;(Vincente)&quot;;IF([.$G544]&gt;[.$I544];[.$B544];[.$C544]))" office:value-type="string" office:string-value="(Vincente)" calcext:value-type="string">
            <text:p>(Vincente)</text:p>
          </table:table-cell>
          <table:table-cell table:style-name="ce77" table:formula="of:=IF([.$G544]+[.$I544]=0;&quot;(Perdente)&quot;;IF([.$G544]&lt;[.$I544];[.$B544];[.$C54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5]=&quot;&quot;;&quot;&quot;;HYPERLINK(VLOOKUP([.B54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8" calcext:value-type="float" table:number-columns-spanned="1" table:number-rows-spanned="2">
            <text:p>7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6]=&quot;&quot;;&quot;&quot;;TEXT([.E54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46]=&quot;&quot;;&quot;(Squadra A)&quot;;[.$B546])" office:value-type="string" office:string-value="(Squadra A)" calcext:value-type="string">
            <text:p>(Squadra A)</text:p>
          </table:table-cell>
          <table:table-cell table:style-name="ce54" table:formula="of:=IF([.$G546]+[.$I546]=0;;IF([.$G546]&gt;[.$I546];1;0))" office:value-type="float" office:value="0" calcext:value-type="float">
            <text:p>0</text:p>
          </table:table-cell>
          <table:table-cell table:style-name="ce77" table:formula="of:=IF([.$G546]+[.$I546]=0;;IF([.$G546]&lt;[.$I546];IF([.$G546]&amp;&quot;-&quot;&amp;[.$I546]=&quot;0-20&quot;;1;0);0))" office:value-type="float" office:value="0" calcext:value-type="float">
            <text:p>0</text:p>
          </table:table-cell>
          <table:table-cell table:style-name="ce77" table:formula="of:=IF([.$G546]+[.$I546]=0;;IF([.$G546]&lt;[.$I546];IF([.$G546]&amp;&quot;-&quot;&amp;[.$I546]&lt;&gt;&quot;0-20&quot;;1;0);0))" office:value-type="float" office:value="0" calcext:value-type="float">
            <text:p>0</text:p>
          </table:table-cell>
          <table:table-cell table:style-name="ce54" table:formula="of:=IF([.$G546]+[.$I546]=0;;[.$G546])" office:value-type="float" office:value="0" calcext:value-type="float">
            <text:p>0</text:p>
          </table:table-cell>
          <table:table-cell table:style-name="ce54" table:formula="of:=IF([.$G546]+[.$I546]=0;;[.$I546])" office:value-type="float" office:value="0" calcext:value-type="float">
            <text:p>0</text:p>
          </table:table-cell>
          <table:table-cell table:style-name="ce70" table:formula="of:=IF([.$G546]+[.$I546]=0;;[.$G546]-[.$I546])" office:value-type="float" office:value="0" calcext:value-type="float">
            <text:p>+0</text:p>
          </table:table-cell>
          <table:table-cell table:style-name="ce63" table:formula="of:=IF([.$C546]=&quot;&quot;;&quot;(Squadra B)&quot;;[.$C546])" office:value-type="string" office:string-value="(Squadra B)" calcext:value-type="string">
            <text:p>(Squadra B)</text:p>
          </table:table-cell>
          <table:table-cell table:style-name="ce54" table:formula="of:=IF([.$G546]+[.$I546]=0;;IF([.$I546]&gt;[.$G546];1;0))" office:value-type="float" office:value="0" calcext:value-type="float">
            <text:p>0</text:p>
          </table:table-cell>
          <table:table-cell table:style-name="ce77" table:formula="of:=IF([.$G546]+[.$I546]=0;;IF([.$I546]&lt;[.$G546];IF([.$G546]&amp;&quot;-&quot;&amp;[.$I546]=&quot;20-0&quot;;1;0);0))" office:value-type="float" office:value="0" calcext:value-type="float">
            <text:p>0</text:p>
          </table:table-cell>
          <table:table-cell table:style-name="ce77" table:formula="of:=IF([.$G546]+[.$I546]=0;;IF([.$I546]&lt;[.$G546];IF([.$G546]&amp;&quot;-&quot;&amp;[.$I546]&lt;&gt;&quot;20-0&quot;;1;0);0))" office:value-type="float" office:value="0" calcext:value-type="float">
            <text:p>0</text:p>
          </table:table-cell>
          <table:table-cell table:style-name="ce54" table:formula="of:=IF([.$G546]+[.$I546]=0;;[.$I546])" office:value-type="float" office:value="0" calcext:value-type="float">
            <text:p>0</text:p>
          </table:table-cell>
          <table:table-cell table:style-name="ce54" table:formula="of:=IF([.$G546]+[.$I546]=0;;[.$G546])" office:value-type="float" office:value="0" calcext:value-type="float">
            <text:p>0</text:p>
          </table:table-cell>
          <table:table-cell table:style-name="ce70" table:formula="of:=IF([.$G546]+[.$I546]=0;;[.$I546]-[.$G546])" office:value-type="float" office:value="0" calcext:value-type="float">
            <text:p>+0</text:p>
          </table:table-cell>
          <table:table-cell table:style-name="ce77" table:formula="of:=IF([.$G546]+[.$I546]=0;&quot;(Vincente)&quot;;IF([.$G546]&gt;[.$I546];[.$B546];[.$C546]))" office:value-type="string" office:string-value="(Vincente)" calcext:value-type="string">
            <text:p>(Vincente)</text:p>
          </table:table-cell>
          <table:table-cell table:style-name="ce77" table:formula="of:=IF([.$G546]+[.$I546]=0;&quot;(Perdente)&quot;;IF([.$G546]&lt;[.$I546];[.$B546];[.$C54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7]=&quot;&quot;;&quot;&quot;;HYPERLINK(VLOOKUP([.B54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9" calcext:value-type="float" table:number-columns-spanned="1" table:number-rows-spanned="2">
            <text:p>7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8]=&quot;&quot;;&quot;&quot;;TEXT([.E54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48]=&quot;&quot;;&quot;(Squadra A)&quot;;[.$B548])" office:value-type="string" office:string-value="(Squadra A)" calcext:value-type="string">
            <text:p>(Squadra A)</text:p>
          </table:table-cell>
          <table:table-cell table:style-name="ce54" table:formula="of:=IF([.$G548]+[.$I548]=0;;IF([.$G548]&gt;[.$I548];1;0))" office:value-type="float" office:value="0" calcext:value-type="float">
            <text:p>0</text:p>
          </table:table-cell>
          <table:table-cell table:style-name="ce77" table:formula="of:=IF([.$G548]+[.$I548]=0;;IF([.$G548]&lt;[.$I548];IF([.$G548]&amp;&quot;-&quot;&amp;[.$I548]=&quot;0-20&quot;;1;0);0))" office:value-type="float" office:value="0" calcext:value-type="float">
            <text:p>0</text:p>
          </table:table-cell>
          <table:table-cell table:style-name="ce77" table:formula="of:=IF([.$G548]+[.$I548]=0;;IF([.$G548]&lt;[.$I548];IF([.$G548]&amp;&quot;-&quot;&amp;[.$I548]&lt;&gt;&quot;0-20&quot;;1;0);0))" office:value-type="float" office:value="0" calcext:value-type="float">
            <text:p>0</text:p>
          </table:table-cell>
          <table:table-cell table:style-name="ce54" table:formula="of:=IF([.$G548]+[.$I548]=0;;[.$G548])" office:value-type="float" office:value="0" calcext:value-type="float">
            <text:p>0</text:p>
          </table:table-cell>
          <table:table-cell table:style-name="ce54" table:formula="of:=IF([.$G548]+[.$I548]=0;;[.$I548])" office:value-type="float" office:value="0" calcext:value-type="float">
            <text:p>0</text:p>
          </table:table-cell>
          <table:table-cell table:style-name="ce70" table:formula="of:=IF([.$G548]+[.$I548]=0;;[.$G548]-[.$I548])" office:value-type="float" office:value="0" calcext:value-type="float">
            <text:p>+0</text:p>
          </table:table-cell>
          <table:table-cell table:style-name="ce63" table:formula="of:=IF([.$C548]=&quot;&quot;;&quot;(Squadra B)&quot;;[.$C548])" office:value-type="string" office:string-value="(Squadra B)" calcext:value-type="string">
            <text:p>(Squadra B)</text:p>
          </table:table-cell>
          <table:table-cell table:style-name="ce54" table:formula="of:=IF([.$G548]+[.$I548]=0;;IF([.$I548]&gt;[.$G548];1;0))" office:value-type="float" office:value="0" calcext:value-type="float">
            <text:p>0</text:p>
          </table:table-cell>
          <table:table-cell table:style-name="ce77" table:formula="of:=IF([.$G548]+[.$I548]=0;;IF([.$I548]&lt;[.$G548];IF([.$G548]&amp;&quot;-&quot;&amp;[.$I548]=&quot;20-0&quot;;1;0);0))" office:value-type="float" office:value="0" calcext:value-type="float">
            <text:p>0</text:p>
          </table:table-cell>
          <table:table-cell table:style-name="ce77" table:formula="of:=IF([.$G548]+[.$I548]=0;;IF([.$I548]&lt;[.$G548];IF([.$G548]&amp;&quot;-&quot;&amp;[.$I548]&lt;&gt;&quot;20-0&quot;;1;0);0))" office:value-type="float" office:value="0" calcext:value-type="float">
            <text:p>0</text:p>
          </table:table-cell>
          <table:table-cell table:style-name="ce54" table:formula="of:=IF([.$G548]+[.$I548]=0;;[.$I548])" office:value-type="float" office:value="0" calcext:value-type="float">
            <text:p>0</text:p>
          </table:table-cell>
          <table:table-cell table:style-name="ce54" table:formula="of:=IF([.$G548]+[.$I548]=0;;[.$G548])" office:value-type="float" office:value="0" calcext:value-type="float">
            <text:p>0</text:p>
          </table:table-cell>
          <table:table-cell table:style-name="ce70" table:formula="of:=IF([.$G548]+[.$I548]=0;;[.$I548]-[.$G548])" office:value-type="float" office:value="0" calcext:value-type="float">
            <text:p>+0</text:p>
          </table:table-cell>
          <table:table-cell table:style-name="ce77" table:formula="of:=IF([.$G548]+[.$I548]=0;&quot;(Vincente)&quot;;IF([.$G548]&gt;[.$I548];[.$B548];[.$C548]))" office:value-type="string" office:string-value="(Vincente)" calcext:value-type="string">
            <text:p>(Vincente)</text:p>
          </table:table-cell>
          <table:table-cell table:style-name="ce77" table:formula="of:=IF([.$G548]+[.$I548]=0;&quot;(Perdente)&quot;;IF([.$G548]&lt;[.$I548];[.$B548];[.$C54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9]=&quot;&quot;;&quot;&quot;;HYPERLINK(VLOOKUP([.B54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0" calcext:value-type="float" table:number-columns-spanned="1" table:number-rows-spanned="2">
            <text:p>8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50]=&quot;&quot;;&quot;&quot;;TEXT([.E55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50]=&quot;&quot;;&quot;(Squadra A)&quot;;[.$B550])" office:value-type="string" office:string-value="(Squadra A)" calcext:value-type="string">
            <text:p>(Squadra A)</text:p>
          </table:table-cell>
          <table:table-cell table:style-name="ce54" table:formula="of:=IF([.$G550]+[.$I550]=0;;IF([.$G550]&gt;[.$I550];1;0))" office:value-type="float" office:value="0" calcext:value-type="float">
            <text:p>0</text:p>
          </table:table-cell>
          <table:table-cell table:style-name="ce77" table:formula="of:=IF([.$G550]+[.$I550]=0;;IF([.$G550]&lt;[.$I550];IF([.$G550]&amp;&quot;-&quot;&amp;[.$I550]=&quot;0-20&quot;;1;0);0))" office:value-type="float" office:value="0" calcext:value-type="float">
            <text:p>0</text:p>
          </table:table-cell>
          <table:table-cell table:style-name="ce77" table:formula="of:=IF([.$G550]+[.$I550]=0;;IF([.$G550]&lt;[.$I550];IF([.$G550]&amp;&quot;-&quot;&amp;[.$I550]&lt;&gt;&quot;0-20&quot;;1;0);0))" office:value-type="float" office:value="0" calcext:value-type="float">
            <text:p>0</text:p>
          </table:table-cell>
          <table:table-cell table:style-name="ce54" table:formula="of:=IF([.$G550]+[.$I550]=0;;[.$G550])" office:value-type="float" office:value="0" calcext:value-type="float">
            <text:p>0</text:p>
          </table:table-cell>
          <table:table-cell table:style-name="ce54" table:formula="of:=IF([.$G550]+[.$I550]=0;;[.$I550])" office:value-type="float" office:value="0" calcext:value-type="float">
            <text:p>0</text:p>
          </table:table-cell>
          <table:table-cell table:style-name="ce70" table:formula="of:=IF([.$G550]+[.$I550]=0;;[.$G550]-[.$I550])" office:value-type="float" office:value="0" calcext:value-type="float">
            <text:p>+0</text:p>
          </table:table-cell>
          <table:table-cell table:style-name="ce63" table:formula="of:=IF([.$C550]=&quot;&quot;;&quot;(Squadra B)&quot;;[.$C550])" office:value-type="string" office:string-value="(Squadra B)" calcext:value-type="string">
            <text:p>(Squadra B)</text:p>
          </table:table-cell>
          <table:table-cell table:style-name="ce54" table:formula="of:=IF([.$G550]+[.$I550]=0;;IF([.$I550]&gt;[.$G550];1;0))" office:value-type="float" office:value="0" calcext:value-type="float">
            <text:p>0</text:p>
          </table:table-cell>
          <table:table-cell table:style-name="ce77" table:formula="of:=IF([.$G550]+[.$I550]=0;;IF([.$I550]&lt;[.$G550];IF([.$G550]&amp;&quot;-&quot;&amp;[.$I550]=&quot;20-0&quot;;1;0);0))" office:value-type="float" office:value="0" calcext:value-type="float">
            <text:p>0</text:p>
          </table:table-cell>
          <table:table-cell table:style-name="ce77" table:formula="of:=IF([.$G550]+[.$I550]=0;;IF([.$I550]&lt;[.$G550];IF([.$G550]&amp;&quot;-&quot;&amp;[.$I550]&lt;&gt;&quot;20-0&quot;;1;0);0))" office:value-type="float" office:value="0" calcext:value-type="float">
            <text:p>0</text:p>
          </table:table-cell>
          <table:table-cell table:style-name="ce54" table:formula="of:=IF([.$G550]+[.$I550]=0;;[.$I550])" office:value-type="float" office:value="0" calcext:value-type="float">
            <text:p>0</text:p>
          </table:table-cell>
          <table:table-cell table:style-name="ce54" table:formula="of:=IF([.$G550]+[.$I550]=0;;[.$G550])" office:value-type="float" office:value="0" calcext:value-type="float">
            <text:p>0</text:p>
          </table:table-cell>
          <table:table-cell table:style-name="ce70" table:formula="of:=IF([.$G550]+[.$I550]=0;;[.$I550]-[.$G550])" office:value-type="float" office:value="0" calcext:value-type="float">
            <text:p>+0</text:p>
          </table:table-cell>
          <table:table-cell table:style-name="ce77" table:formula="of:=IF([.$G550]+[.$I550]=0;&quot;(Vincente)&quot;;IF([.$G550]&gt;[.$I550];[.$B550];[.$C550]))" office:value-type="string" office:string-value="(Vincente)" calcext:value-type="string">
            <text:p>(Vincente)</text:p>
          </table:table-cell>
          <table:table-cell table:style-name="ce77" table:formula="of:=IF([.$G550]+[.$I550]=0;&quot;(Perdente)&quot;;IF([.$G550]&lt;[.$I550];[.$B550];[.$C55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51]=&quot;&quot;;&quot;&quot;;HYPERLINK(VLOOKUP([.B55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1" calcext:value-type="float" table:number-columns-spanned="1" table:number-rows-spanned="2">
            <text:p>8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52]=&quot;&quot;;&quot;&quot;;TEXT([.E55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52]=&quot;&quot;;&quot;(Squadra A)&quot;;[.$B552])" office:value-type="string" office:string-value="(Squadra A)" calcext:value-type="string">
            <text:p>(Squadra A)</text:p>
          </table:table-cell>
          <table:table-cell table:style-name="ce54" table:formula="of:=IF([.$G552]+[.$I552]=0;;IF([.$G552]&gt;[.$I552];1;0))" office:value-type="float" office:value="0" calcext:value-type="float">
            <text:p>0</text:p>
          </table:table-cell>
          <table:table-cell table:style-name="ce77" table:formula="of:=IF([.$G552]+[.$I552]=0;;IF([.$G552]&lt;[.$I552];IF([.$G552]&amp;&quot;-&quot;&amp;[.$I552]=&quot;0-20&quot;;1;0);0))" office:value-type="float" office:value="0" calcext:value-type="float">
            <text:p>0</text:p>
          </table:table-cell>
          <table:table-cell table:style-name="ce77" table:formula="of:=IF([.$G552]+[.$I552]=0;;IF([.$G552]&lt;[.$I552];IF([.$G552]&amp;&quot;-&quot;&amp;[.$I552]&lt;&gt;&quot;0-20&quot;;1;0);0))" office:value-type="float" office:value="0" calcext:value-type="float">
            <text:p>0</text:p>
          </table:table-cell>
          <table:table-cell table:style-name="ce54" table:formula="of:=IF([.$G552]+[.$I552]=0;;[.$G552])" office:value-type="float" office:value="0" calcext:value-type="float">
            <text:p>0</text:p>
          </table:table-cell>
          <table:table-cell table:style-name="ce54" table:formula="of:=IF([.$G552]+[.$I552]=0;;[.$I552])" office:value-type="float" office:value="0" calcext:value-type="float">
            <text:p>0</text:p>
          </table:table-cell>
          <table:table-cell table:style-name="ce70" table:formula="of:=IF([.$G552]+[.$I552]=0;;[.$G552]-[.$I552])" office:value-type="float" office:value="0" calcext:value-type="float">
            <text:p>+0</text:p>
          </table:table-cell>
          <table:table-cell table:style-name="ce63" table:formula="of:=IF([.$C552]=&quot;&quot;;&quot;(Squadra B)&quot;;[.$C552])" office:value-type="string" office:string-value="(Squadra B)" calcext:value-type="string">
            <text:p>(Squadra B)</text:p>
          </table:table-cell>
          <table:table-cell table:style-name="ce54" table:formula="of:=IF([.$G552]+[.$I552]=0;;IF([.$I552]&gt;[.$G552];1;0))" office:value-type="float" office:value="0" calcext:value-type="float">
            <text:p>0</text:p>
          </table:table-cell>
          <table:table-cell table:style-name="ce77" table:formula="of:=IF([.$G552]+[.$I552]=0;;IF([.$I552]&lt;[.$G552];IF([.$G552]&amp;&quot;-&quot;&amp;[.$I552]=&quot;20-0&quot;;1;0);0))" office:value-type="float" office:value="0" calcext:value-type="float">
            <text:p>0</text:p>
          </table:table-cell>
          <table:table-cell table:style-name="ce77" table:formula="of:=IF([.$G552]+[.$I552]=0;;IF([.$I552]&lt;[.$G552];IF([.$G552]&amp;&quot;-&quot;&amp;[.$I552]&lt;&gt;&quot;20-0&quot;;1;0);0))" office:value-type="float" office:value="0" calcext:value-type="float">
            <text:p>0</text:p>
          </table:table-cell>
          <table:table-cell table:style-name="ce54" table:formula="of:=IF([.$G552]+[.$I552]=0;;[.$I552])" office:value-type="float" office:value="0" calcext:value-type="float">
            <text:p>0</text:p>
          </table:table-cell>
          <table:table-cell table:style-name="ce54" table:formula="of:=IF([.$G552]+[.$I552]=0;;[.$G552])" office:value-type="float" office:value="0" calcext:value-type="float">
            <text:p>0</text:p>
          </table:table-cell>
          <table:table-cell table:style-name="ce70" table:formula="of:=IF([.$G552]+[.$I552]=0;;[.$I552]-[.$G552])" office:value-type="float" office:value="0" calcext:value-type="float">
            <text:p>+0</text:p>
          </table:table-cell>
          <table:table-cell table:style-name="ce77" table:formula="of:=IF([.$G552]+[.$I552]=0;&quot;(Vincente)&quot;;IF([.$G552]&gt;[.$I552];[.$B552];[.$C552]))" office:value-type="string" office:string-value="(Vincente)" calcext:value-type="string">
            <text:p>(Vincente)</text:p>
          </table:table-cell>
          <table:table-cell table:style-name="ce77" table:formula="of:=IF([.$G552]+[.$I552]=0;&quot;(Perdente)&quot;;IF([.$G552]&lt;[.$I552];[.$B552];[.$C55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53]=&quot;&quot;;&quot;&quot;;HYPERLINK(VLOOKUP([.B55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0" calcext:value-type="float">
            <text:p>10</text:p>
          </table:table-cell>
          <table:table-cell table:style-name="ce87" table:formula="of:=IF(ISNUMBER([.A555]);ROMAN([.A555])&amp;&quot; GIORNATA&quot;;COM.MICROSOFT.SWITCH([.A555];&quot;1-2&quot;;&quot;FINALE 1°-2° POSTO&quot;;&quot;3-4&quot;;&quot;FINALE 3°-4° POSTO&quot;;&quot;1-4&quot;;&quot;SEMIFINALI 1°-4° POSTO&quot;;&quot;1-8&quot;;&quot;QUARTI DI FINALE 1°-8° POSTO&quot;;&quot;&quot;))" office:value-type="string" office:string-value="X GIORNATA" calcext:value-type="string" table:number-columns-spanned="8" table:number-rows-spanned="1">
            <text:p>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2" calcext:value-type="float" table:number-columns-spanned="1" table:number-rows-spanned="2">
            <text:p>8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57]=&quot;&quot;;&quot;&quot;;TEXT([.E55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57]=&quot;&quot;;&quot;(Squadra A)&quot;;[.$B557])" office:value-type="string" office:string-value="(Squadra A)" calcext:value-type="string">
            <text:p>(Squadra A)</text:p>
          </table:table-cell>
          <table:table-cell table:style-name="ce54" table:formula="of:=IF([.$G557]+[.$I557]=0;;IF([.$G557]&gt;[.$I557];1;0))" office:value-type="float" office:value="0" calcext:value-type="float">
            <text:p>0</text:p>
          </table:table-cell>
          <table:table-cell table:style-name="ce77" table:formula="of:=IF([.$G557]+[.$I557]=0;;IF([.$G557]&lt;[.$I557];IF([.$G557]&amp;&quot;-&quot;&amp;[.$I557]=&quot;0-20&quot;;1;0);0))" office:value-type="float" office:value="0" calcext:value-type="float">
            <text:p>0</text:p>
          </table:table-cell>
          <table:table-cell table:style-name="ce77" table:formula="of:=IF([.$G557]+[.$I557]=0;;IF([.$G557]&lt;[.$I557];IF([.$G557]&amp;&quot;-&quot;&amp;[.$I557]&lt;&gt;&quot;0-20&quot;;1;0);0))" office:value-type="float" office:value="0" calcext:value-type="float">
            <text:p>0</text:p>
          </table:table-cell>
          <table:table-cell table:style-name="ce54" table:formula="of:=IF([.$G557]+[.$I557]=0;;[.$G557])" office:value-type="float" office:value="0" calcext:value-type="float">
            <text:p>0</text:p>
          </table:table-cell>
          <table:table-cell table:style-name="ce54" table:formula="of:=IF([.$G557]+[.$I557]=0;;[.$I557])" office:value-type="float" office:value="0" calcext:value-type="float">
            <text:p>0</text:p>
          </table:table-cell>
          <table:table-cell table:style-name="ce70" table:formula="of:=IF([.$G557]+[.$I557]=0;;[.$G557]-[.$I557])" office:value-type="float" office:value="0" calcext:value-type="float">
            <text:p>+0</text:p>
          </table:table-cell>
          <table:table-cell table:style-name="ce63" table:formula="of:=IF([.$C557]=&quot;&quot;;&quot;(Squadra B)&quot;;[.$C557])" office:value-type="string" office:string-value="(Squadra B)" calcext:value-type="string">
            <text:p>(Squadra B)</text:p>
          </table:table-cell>
          <table:table-cell table:style-name="ce54" table:formula="of:=IF([.$G557]+[.$I557]=0;;IF([.$I557]&gt;[.$G557];1;0))" office:value-type="float" office:value="0" calcext:value-type="float">
            <text:p>0</text:p>
          </table:table-cell>
          <table:table-cell table:style-name="ce77" table:formula="of:=IF([.$G557]+[.$I557]=0;;IF([.$I557]&lt;[.$G557];IF([.$G557]&amp;&quot;-&quot;&amp;[.$I557]=&quot;20-0&quot;;1;0);0))" office:value-type="float" office:value="0" calcext:value-type="float">
            <text:p>0</text:p>
          </table:table-cell>
          <table:table-cell table:style-name="ce77" table:formula="of:=IF([.$G557]+[.$I557]=0;;IF([.$I557]&lt;[.$G557];IF([.$G557]&amp;&quot;-&quot;&amp;[.$I557]&lt;&gt;&quot;20-0&quot;;1;0);0))" office:value-type="float" office:value="0" calcext:value-type="float">
            <text:p>0</text:p>
          </table:table-cell>
          <table:table-cell table:style-name="ce54" table:formula="of:=IF([.$G557]+[.$I557]=0;;[.$I557])" office:value-type="float" office:value="0" calcext:value-type="float">
            <text:p>0</text:p>
          </table:table-cell>
          <table:table-cell table:style-name="ce54" table:formula="of:=IF([.$G557]+[.$I557]=0;;[.$G557])" office:value-type="float" office:value="0" calcext:value-type="float">
            <text:p>0</text:p>
          </table:table-cell>
          <table:table-cell table:style-name="ce70" table:formula="of:=IF([.$G557]+[.$I557]=0;;[.$I557]-[.$G557])" office:value-type="float" office:value="0" calcext:value-type="float">
            <text:p>+0</text:p>
          </table:table-cell>
          <table:table-cell table:style-name="ce77" table:formula="of:=IF([.$G557]+[.$I557]=0;&quot;(Vincente)&quot;;IF([.$G557]&gt;[.$I557];[.$B557];[.$C557]))" office:value-type="string" office:string-value="(Vincente)" calcext:value-type="string">
            <text:p>(Vincente)</text:p>
          </table:table-cell>
          <table:table-cell table:style-name="ce77" table:formula="of:=IF([.$G557]+[.$I557]=0;&quot;(Perdente)&quot;;IF([.$G557]&lt;[.$I557];[.$B557];[.$C55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58]=&quot;&quot;;&quot;&quot;;HYPERLINK(VLOOKUP([.B55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3" calcext:value-type="float" table:number-columns-spanned="1" table:number-rows-spanned="2">
            <text:p>8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59]=&quot;&quot;;&quot;&quot;;TEXT([.E55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59]=&quot;&quot;;&quot;(Squadra A)&quot;;[.$B559])" office:value-type="string" office:string-value="(Squadra A)" calcext:value-type="string">
            <text:p>(Squadra A)</text:p>
          </table:table-cell>
          <table:table-cell table:style-name="ce54" table:formula="of:=IF([.$G559]+[.$I559]=0;;IF([.$G559]&gt;[.$I559];1;0))" office:value-type="float" office:value="0" calcext:value-type="float">
            <text:p>0</text:p>
          </table:table-cell>
          <table:table-cell table:style-name="ce77" table:formula="of:=IF([.$G559]+[.$I559]=0;;IF([.$G559]&lt;[.$I559];IF([.$G559]&amp;&quot;-&quot;&amp;[.$I559]=&quot;0-20&quot;;1;0);0))" office:value-type="float" office:value="0" calcext:value-type="float">
            <text:p>0</text:p>
          </table:table-cell>
          <table:table-cell table:style-name="ce77" table:formula="of:=IF([.$G559]+[.$I559]=0;;IF([.$G559]&lt;[.$I559];IF([.$G559]&amp;&quot;-&quot;&amp;[.$I559]&lt;&gt;&quot;0-20&quot;;1;0);0))" office:value-type="float" office:value="0" calcext:value-type="float">
            <text:p>0</text:p>
          </table:table-cell>
          <table:table-cell table:style-name="ce54" table:formula="of:=IF([.$G559]+[.$I559]=0;;[.$G559])" office:value-type="float" office:value="0" calcext:value-type="float">
            <text:p>0</text:p>
          </table:table-cell>
          <table:table-cell table:style-name="ce54" table:formula="of:=IF([.$G559]+[.$I559]=0;;[.$I559])" office:value-type="float" office:value="0" calcext:value-type="float">
            <text:p>0</text:p>
          </table:table-cell>
          <table:table-cell table:style-name="ce70" table:formula="of:=IF([.$G559]+[.$I559]=0;;[.$G559]-[.$I559])" office:value-type="float" office:value="0" calcext:value-type="float">
            <text:p>+0</text:p>
          </table:table-cell>
          <table:table-cell table:style-name="ce63" table:formula="of:=IF([.$C559]=&quot;&quot;;&quot;(Squadra B)&quot;;[.$C559])" office:value-type="string" office:string-value="(Squadra B)" calcext:value-type="string">
            <text:p>(Squadra B)</text:p>
          </table:table-cell>
          <table:table-cell table:style-name="ce54" table:formula="of:=IF([.$G559]+[.$I559]=0;;IF([.$I559]&gt;[.$G559];1;0))" office:value-type="float" office:value="0" calcext:value-type="float">
            <text:p>0</text:p>
          </table:table-cell>
          <table:table-cell table:style-name="ce77" table:formula="of:=IF([.$G559]+[.$I559]=0;;IF([.$I559]&lt;[.$G559];IF([.$G559]&amp;&quot;-&quot;&amp;[.$I559]=&quot;20-0&quot;;1;0);0))" office:value-type="float" office:value="0" calcext:value-type="float">
            <text:p>0</text:p>
          </table:table-cell>
          <table:table-cell table:style-name="ce77" table:formula="of:=IF([.$G559]+[.$I559]=0;;IF([.$I559]&lt;[.$G559];IF([.$G559]&amp;&quot;-&quot;&amp;[.$I559]&lt;&gt;&quot;20-0&quot;;1;0);0))" office:value-type="float" office:value="0" calcext:value-type="float">
            <text:p>0</text:p>
          </table:table-cell>
          <table:table-cell table:style-name="ce54" table:formula="of:=IF([.$G559]+[.$I559]=0;;[.$I559])" office:value-type="float" office:value="0" calcext:value-type="float">
            <text:p>0</text:p>
          </table:table-cell>
          <table:table-cell table:style-name="ce54" table:formula="of:=IF([.$G559]+[.$I559]=0;;[.$G559])" office:value-type="float" office:value="0" calcext:value-type="float">
            <text:p>0</text:p>
          </table:table-cell>
          <table:table-cell table:style-name="ce70" table:formula="of:=IF([.$G559]+[.$I559]=0;;[.$I559]-[.$G559])" office:value-type="float" office:value="0" calcext:value-type="float">
            <text:p>+0</text:p>
          </table:table-cell>
          <table:table-cell table:style-name="ce77" table:formula="of:=IF([.$G559]+[.$I559]=0;&quot;(Vincente)&quot;;IF([.$G559]&gt;[.$I559];[.$B559];[.$C559]))" office:value-type="string" office:string-value="(Vincente)" calcext:value-type="string">
            <text:p>(Vincente)</text:p>
          </table:table-cell>
          <table:table-cell table:style-name="ce77" table:formula="of:=IF([.$G559]+[.$I559]=0;&quot;(Perdente)&quot;;IF([.$G559]&lt;[.$I559];[.$B559];[.$C5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0]=&quot;&quot;;&quot;&quot;;HYPERLINK(VLOOKUP([.B5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4" calcext:value-type="float" table:number-columns-spanned="1" table:number-rows-spanned="2">
            <text:p>8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1]=&quot;&quot;;&quot;&quot;;TEXT([.E56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61]=&quot;&quot;;&quot;(Squadra A)&quot;;[.$B561])" office:value-type="string" office:string-value="(Squadra A)" calcext:value-type="string">
            <text:p>(Squadra A)</text:p>
          </table:table-cell>
          <table:table-cell table:style-name="ce54" table:formula="of:=IF([.$G561]+[.$I561]=0;;IF([.$G561]&gt;[.$I561];1;0))" office:value-type="float" office:value="0" calcext:value-type="float">
            <text:p>0</text:p>
          </table:table-cell>
          <table:table-cell table:style-name="ce77" table:formula="of:=IF([.$G561]+[.$I561]=0;;IF([.$G561]&lt;[.$I561];IF([.$G561]&amp;&quot;-&quot;&amp;[.$I561]=&quot;0-20&quot;;1;0);0))" office:value-type="float" office:value="0" calcext:value-type="float">
            <text:p>0</text:p>
          </table:table-cell>
          <table:table-cell table:style-name="ce77" table:formula="of:=IF([.$G561]+[.$I561]=0;;IF([.$G561]&lt;[.$I561];IF([.$G561]&amp;&quot;-&quot;&amp;[.$I561]&lt;&gt;&quot;0-20&quot;;1;0);0))" office:value-type="float" office:value="0" calcext:value-type="float">
            <text:p>0</text:p>
          </table:table-cell>
          <table:table-cell table:style-name="ce54" table:formula="of:=IF([.$G561]+[.$I561]=0;;[.$G561])" office:value-type="float" office:value="0" calcext:value-type="float">
            <text:p>0</text:p>
          </table:table-cell>
          <table:table-cell table:style-name="ce54" table:formula="of:=IF([.$G561]+[.$I561]=0;;[.$I561])" office:value-type="float" office:value="0" calcext:value-type="float">
            <text:p>0</text:p>
          </table:table-cell>
          <table:table-cell table:style-name="ce70" table:formula="of:=IF([.$G561]+[.$I561]=0;;[.$G561]-[.$I561])" office:value-type="float" office:value="0" calcext:value-type="float">
            <text:p>+0</text:p>
          </table:table-cell>
          <table:table-cell table:style-name="ce63" table:formula="of:=IF([.$C561]=&quot;&quot;;&quot;(Squadra B)&quot;;[.$C561])" office:value-type="string" office:string-value="(Squadra B)" calcext:value-type="string">
            <text:p>(Squadra B)</text:p>
          </table:table-cell>
          <table:table-cell table:style-name="ce54" table:formula="of:=IF([.$G561]+[.$I561]=0;;IF([.$I561]&gt;[.$G561];1;0))" office:value-type="float" office:value="0" calcext:value-type="float">
            <text:p>0</text:p>
          </table:table-cell>
          <table:table-cell table:style-name="ce77" table:formula="of:=IF([.$G561]+[.$I561]=0;;IF([.$I561]&lt;[.$G561];IF([.$G561]&amp;&quot;-&quot;&amp;[.$I561]=&quot;20-0&quot;;1;0);0))" office:value-type="float" office:value="0" calcext:value-type="float">
            <text:p>0</text:p>
          </table:table-cell>
          <table:table-cell table:style-name="ce77" table:formula="of:=IF([.$G561]+[.$I561]=0;;IF([.$I561]&lt;[.$G561];IF([.$G561]&amp;&quot;-&quot;&amp;[.$I561]&lt;&gt;&quot;20-0&quot;;1;0);0))" office:value-type="float" office:value="0" calcext:value-type="float">
            <text:p>0</text:p>
          </table:table-cell>
          <table:table-cell table:style-name="ce54" table:formula="of:=IF([.$G561]+[.$I561]=0;;[.$I561])" office:value-type="float" office:value="0" calcext:value-type="float">
            <text:p>0</text:p>
          </table:table-cell>
          <table:table-cell table:style-name="ce54" table:formula="of:=IF([.$G561]+[.$I561]=0;;[.$G561])" office:value-type="float" office:value="0" calcext:value-type="float">
            <text:p>0</text:p>
          </table:table-cell>
          <table:table-cell table:style-name="ce70" table:formula="of:=IF([.$G561]+[.$I561]=0;;[.$I561]-[.$G561])" office:value-type="float" office:value="0" calcext:value-type="float">
            <text:p>+0</text:p>
          </table:table-cell>
          <table:table-cell table:style-name="ce77" table:formula="of:=IF([.$G561]+[.$I561]=0;&quot;(Vincente)&quot;;IF([.$G561]&gt;[.$I561];[.$B561];[.$C561]))" office:value-type="string" office:string-value="(Vincente)" calcext:value-type="string">
            <text:p>(Vincente)</text:p>
          </table:table-cell>
          <table:table-cell table:style-name="ce77" table:formula="of:=IF([.$G561]+[.$I561]=0;&quot;(Perdente)&quot;;IF([.$G561]&lt;[.$I561];[.$B561];[.$C56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2]=&quot;&quot;;&quot;&quot;;HYPERLINK(VLOOKUP([.B56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5" calcext:value-type="float" table:number-columns-spanned="1" table:number-rows-spanned="2">
            <text:p>8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3]=&quot;&quot;;&quot;&quot;;TEXT([.E56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63]=&quot;&quot;;&quot;(Squadra A)&quot;;[.$B563])" office:value-type="string" office:string-value="(Squadra A)" calcext:value-type="string">
            <text:p>(Squadra A)</text:p>
          </table:table-cell>
          <table:table-cell table:style-name="ce54" table:formula="of:=IF([.$G563]+[.$I563]=0;;IF([.$G563]&gt;[.$I563];1;0))" office:value-type="float" office:value="0" calcext:value-type="float">
            <text:p>0</text:p>
          </table:table-cell>
          <table:table-cell table:style-name="ce77" table:formula="of:=IF([.$G563]+[.$I563]=0;;IF([.$G563]&lt;[.$I563];IF([.$G563]&amp;&quot;-&quot;&amp;[.$I563]=&quot;0-20&quot;;1;0);0))" office:value-type="float" office:value="0" calcext:value-type="float">
            <text:p>0</text:p>
          </table:table-cell>
          <table:table-cell table:style-name="ce77" table:formula="of:=IF([.$G563]+[.$I563]=0;;IF([.$G563]&lt;[.$I563];IF([.$G563]&amp;&quot;-&quot;&amp;[.$I563]&lt;&gt;&quot;0-20&quot;;1;0);0))" office:value-type="float" office:value="0" calcext:value-type="float">
            <text:p>0</text:p>
          </table:table-cell>
          <table:table-cell table:style-name="ce54" table:formula="of:=IF([.$G563]+[.$I563]=0;;[.$G563])" office:value-type="float" office:value="0" calcext:value-type="float">
            <text:p>0</text:p>
          </table:table-cell>
          <table:table-cell table:style-name="ce54" table:formula="of:=IF([.$G563]+[.$I563]=0;;[.$I563])" office:value-type="float" office:value="0" calcext:value-type="float">
            <text:p>0</text:p>
          </table:table-cell>
          <table:table-cell table:style-name="ce70" table:formula="of:=IF([.$G563]+[.$I563]=0;;[.$G563]-[.$I563])" office:value-type="float" office:value="0" calcext:value-type="float">
            <text:p>+0</text:p>
          </table:table-cell>
          <table:table-cell table:style-name="ce63" table:formula="of:=IF([.$C563]=&quot;&quot;;&quot;(Squadra B)&quot;;[.$C563])" office:value-type="string" office:string-value="(Squadra B)" calcext:value-type="string">
            <text:p>(Squadra B)</text:p>
          </table:table-cell>
          <table:table-cell table:style-name="ce54" table:formula="of:=IF([.$G563]+[.$I563]=0;;IF([.$I563]&gt;[.$G563];1;0))" office:value-type="float" office:value="0" calcext:value-type="float">
            <text:p>0</text:p>
          </table:table-cell>
          <table:table-cell table:style-name="ce77" table:formula="of:=IF([.$G563]+[.$I563]=0;;IF([.$I563]&lt;[.$G563];IF([.$G563]&amp;&quot;-&quot;&amp;[.$I563]=&quot;20-0&quot;;1;0);0))" office:value-type="float" office:value="0" calcext:value-type="float">
            <text:p>0</text:p>
          </table:table-cell>
          <table:table-cell table:style-name="ce77" table:formula="of:=IF([.$G563]+[.$I563]=0;;IF([.$I563]&lt;[.$G563];IF([.$G563]&amp;&quot;-&quot;&amp;[.$I563]&lt;&gt;&quot;20-0&quot;;1;0);0))" office:value-type="float" office:value="0" calcext:value-type="float">
            <text:p>0</text:p>
          </table:table-cell>
          <table:table-cell table:style-name="ce54" table:formula="of:=IF([.$G563]+[.$I563]=0;;[.$I563])" office:value-type="float" office:value="0" calcext:value-type="float">
            <text:p>0</text:p>
          </table:table-cell>
          <table:table-cell table:style-name="ce54" table:formula="of:=IF([.$G563]+[.$I563]=0;;[.$G563])" office:value-type="float" office:value="0" calcext:value-type="float">
            <text:p>0</text:p>
          </table:table-cell>
          <table:table-cell table:style-name="ce70" table:formula="of:=IF([.$G563]+[.$I563]=0;;[.$I563]-[.$G563])" office:value-type="float" office:value="0" calcext:value-type="float">
            <text:p>+0</text:p>
          </table:table-cell>
          <table:table-cell table:style-name="ce77" table:formula="of:=IF([.$G563]+[.$I563]=0;&quot;(Vincente)&quot;;IF([.$G563]&gt;[.$I563];[.$B563];[.$C563]))" office:value-type="string" office:string-value="(Vincente)" calcext:value-type="string">
            <text:p>(Vincente)</text:p>
          </table:table-cell>
          <table:table-cell table:style-name="ce77" table:formula="of:=IF([.$G563]+[.$I563]=0;&quot;(Perdente)&quot;;IF([.$G563]&lt;[.$I563];[.$B563];[.$C56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4]=&quot;&quot;;&quot;&quot;;HYPERLINK(VLOOKUP([.B56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6" calcext:value-type="float" table:number-columns-spanned="1" table:number-rows-spanned="2">
            <text:p>8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5]=&quot;&quot;;&quot;&quot;;TEXT([.E56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65]=&quot;&quot;;&quot;(Squadra A)&quot;;[.$B565])" office:value-type="string" office:string-value="(Squadra A)" calcext:value-type="string">
            <text:p>(Squadra A)</text:p>
          </table:table-cell>
          <table:table-cell table:style-name="ce54" table:formula="of:=IF([.$G565]+[.$I565]=0;;IF([.$G565]&gt;[.$I565];1;0))" office:value-type="float" office:value="0" calcext:value-type="float">
            <text:p>0</text:p>
          </table:table-cell>
          <table:table-cell table:style-name="ce77" table:formula="of:=IF([.$G565]+[.$I565]=0;;IF([.$G565]&lt;[.$I565];IF([.$G565]&amp;&quot;-&quot;&amp;[.$I565]=&quot;0-20&quot;;1;0);0))" office:value-type="float" office:value="0" calcext:value-type="float">
            <text:p>0</text:p>
          </table:table-cell>
          <table:table-cell table:style-name="ce77" table:formula="of:=IF([.$G565]+[.$I565]=0;;IF([.$G565]&lt;[.$I565];IF([.$G565]&amp;&quot;-&quot;&amp;[.$I565]&lt;&gt;&quot;0-20&quot;;1;0);0))" office:value-type="float" office:value="0" calcext:value-type="float">
            <text:p>0</text:p>
          </table:table-cell>
          <table:table-cell table:style-name="ce54" table:formula="of:=IF([.$G565]+[.$I565]=0;;[.$G565])" office:value-type="float" office:value="0" calcext:value-type="float">
            <text:p>0</text:p>
          </table:table-cell>
          <table:table-cell table:style-name="ce54" table:formula="of:=IF([.$G565]+[.$I565]=0;;[.$I565])" office:value-type="float" office:value="0" calcext:value-type="float">
            <text:p>0</text:p>
          </table:table-cell>
          <table:table-cell table:style-name="ce70" table:formula="of:=IF([.$G565]+[.$I565]=0;;[.$G565]-[.$I565])" office:value-type="float" office:value="0" calcext:value-type="float">
            <text:p>+0</text:p>
          </table:table-cell>
          <table:table-cell table:style-name="ce63" table:formula="of:=IF([.$C565]=&quot;&quot;;&quot;(Squadra B)&quot;;[.$C565])" office:value-type="string" office:string-value="(Squadra B)" calcext:value-type="string">
            <text:p>(Squadra B)</text:p>
          </table:table-cell>
          <table:table-cell table:style-name="ce54" table:formula="of:=IF([.$G565]+[.$I565]=0;;IF([.$I565]&gt;[.$G565];1;0))" office:value-type="float" office:value="0" calcext:value-type="float">
            <text:p>0</text:p>
          </table:table-cell>
          <table:table-cell table:style-name="ce77" table:formula="of:=IF([.$G565]+[.$I565]=0;;IF([.$I565]&lt;[.$G565];IF([.$G565]&amp;&quot;-&quot;&amp;[.$I565]=&quot;20-0&quot;;1;0);0))" office:value-type="float" office:value="0" calcext:value-type="float">
            <text:p>0</text:p>
          </table:table-cell>
          <table:table-cell table:style-name="ce77" table:formula="of:=IF([.$G565]+[.$I565]=0;;IF([.$I565]&lt;[.$G565];IF([.$G565]&amp;&quot;-&quot;&amp;[.$I565]&lt;&gt;&quot;20-0&quot;;1;0);0))" office:value-type="float" office:value="0" calcext:value-type="float">
            <text:p>0</text:p>
          </table:table-cell>
          <table:table-cell table:style-name="ce54" table:formula="of:=IF([.$G565]+[.$I565]=0;;[.$I565])" office:value-type="float" office:value="0" calcext:value-type="float">
            <text:p>0</text:p>
          </table:table-cell>
          <table:table-cell table:style-name="ce54" table:formula="of:=IF([.$G565]+[.$I565]=0;;[.$G565])" office:value-type="float" office:value="0" calcext:value-type="float">
            <text:p>0</text:p>
          </table:table-cell>
          <table:table-cell table:style-name="ce70" table:formula="of:=IF([.$G565]+[.$I565]=0;;[.$I565]-[.$G565])" office:value-type="float" office:value="0" calcext:value-type="float">
            <text:p>+0</text:p>
          </table:table-cell>
          <table:table-cell table:style-name="ce77" table:formula="of:=IF([.$G565]+[.$I565]=0;&quot;(Vincente)&quot;;IF([.$G565]&gt;[.$I565];[.$B565];[.$C565]))" office:value-type="string" office:string-value="(Vincente)" calcext:value-type="string">
            <text:p>(Vincente)</text:p>
          </table:table-cell>
          <table:table-cell table:style-name="ce77" table:formula="of:=IF([.$G565]+[.$I565]=0;&quot;(Perdente)&quot;;IF([.$G565]&lt;[.$I565];[.$B565];[.$C56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6]=&quot;&quot;;&quot;&quot;;HYPERLINK(VLOOKUP([.B56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7" calcext:value-type="float" table:number-columns-spanned="1" table:number-rows-spanned="2">
            <text:p>8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7]=&quot;&quot;;&quot;&quot;;TEXT([.E56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67]=&quot;&quot;;&quot;(Squadra A)&quot;;[.$B567])" office:value-type="string" office:string-value="(Squadra A)" calcext:value-type="string">
            <text:p>(Squadra A)</text:p>
          </table:table-cell>
          <table:table-cell table:style-name="ce54" table:formula="of:=IF([.$G567]+[.$I567]=0;;IF([.$G567]&gt;[.$I567];1;0))" office:value-type="float" office:value="0" calcext:value-type="float">
            <text:p>0</text:p>
          </table:table-cell>
          <table:table-cell table:style-name="ce77" table:formula="of:=IF([.$G567]+[.$I567]=0;;IF([.$G567]&lt;[.$I567];IF([.$G567]&amp;&quot;-&quot;&amp;[.$I567]=&quot;0-20&quot;;1;0);0))" office:value-type="float" office:value="0" calcext:value-type="float">
            <text:p>0</text:p>
          </table:table-cell>
          <table:table-cell table:style-name="ce77" table:formula="of:=IF([.$G567]+[.$I567]=0;;IF([.$G567]&lt;[.$I567];IF([.$G567]&amp;&quot;-&quot;&amp;[.$I567]&lt;&gt;&quot;0-20&quot;;1;0);0))" office:value-type="float" office:value="0" calcext:value-type="float">
            <text:p>0</text:p>
          </table:table-cell>
          <table:table-cell table:style-name="ce54" table:formula="of:=IF([.$G567]+[.$I567]=0;;[.$G567])" office:value-type="float" office:value="0" calcext:value-type="float">
            <text:p>0</text:p>
          </table:table-cell>
          <table:table-cell table:style-name="ce54" table:formula="of:=IF([.$G567]+[.$I567]=0;;[.$I567])" office:value-type="float" office:value="0" calcext:value-type="float">
            <text:p>0</text:p>
          </table:table-cell>
          <table:table-cell table:style-name="ce70" table:formula="of:=IF([.$G567]+[.$I567]=0;;[.$G567]-[.$I567])" office:value-type="float" office:value="0" calcext:value-type="float">
            <text:p>+0</text:p>
          </table:table-cell>
          <table:table-cell table:style-name="ce63" table:formula="of:=IF([.$C567]=&quot;&quot;;&quot;(Squadra B)&quot;;[.$C567])" office:value-type="string" office:string-value="(Squadra B)" calcext:value-type="string">
            <text:p>(Squadra B)</text:p>
          </table:table-cell>
          <table:table-cell table:style-name="ce54" table:formula="of:=IF([.$G567]+[.$I567]=0;;IF([.$I567]&gt;[.$G567];1;0))" office:value-type="float" office:value="0" calcext:value-type="float">
            <text:p>0</text:p>
          </table:table-cell>
          <table:table-cell table:style-name="ce77" table:formula="of:=IF([.$G567]+[.$I567]=0;;IF([.$I567]&lt;[.$G567];IF([.$G567]&amp;&quot;-&quot;&amp;[.$I567]=&quot;20-0&quot;;1;0);0))" office:value-type="float" office:value="0" calcext:value-type="float">
            <text:p>0</text:p>
          </table:table-cell>
          <table:table-cell table:style-name="ce77" table:formula="of:=IF([.$G567]+[.$I567]=0;;IF([.$I567]&lt;[.$G567];IF([.$G567]&amp;&quot;-&quot;&amp;[.$I567]&lt;&gt;&quot;20-0&quot;;1;0);0))" office:value-type="float" office:value="0" calcext:value-type="float">
            <text:p>0</text:p>
          </table:table-cell>
          <table:table-cell table:style-name="ce54" table:formula="of:=IF([.$G567]+[.$I567]=0;;[.$I567])" office:value-type="float" office:value="0" calcext:value-type="float">
            <text:p>0</text:p>
          </table:table-cell>
          <table:table-cell table:style-name="ce54" table:formula="of:=IF([.$G567]+[.$I567]=0;;[.$G567])" office:value-type="float" office:value="0" calcext:value-type="float">
            <text:p>0</text:p>
          </table:table-cell>
          <table:table-cell table:style-name="ce70" table:formula="of:=IF([.$G567]+[.$I567]=0;;[.$I567]-[.$G567])" office:value-type="float" office:value="0" calcext:value-type="float">
            <text:p>+0</text:p>
          </table:table-cell>
          <table:table-cell table:style-name="ce77" table:formula="of:=IF([.$G567]+[.$I567]=0;&quot;(Vincente)&quot;;IF([.$G567]&gt;[.$I567];[.$B567];[.$C567]))" office:value-type="string" office:string-value="(Vincente)" calcext:value-type="string">
            <text:p>(Vincente)</text:p>
          </table:table-cell>
          <table:table-cell table:style-name="ce77" table:formula="of:=IF([.$G567]+[.$I567]=0;&quot;(Perdente)&quot;;IF([.$G567]&lt;[.$I567];[.$B567];[.$C5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8]=&quot;&quot;;&quot;&quot;;HYPERLINK(VLOOKUP([.B5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8" calcext:value-type="float" table:number-columns-spanned="1" table:number-rows-spanned="2">
            <text:p>8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9]=&quot;&quot;;&quot;&quot;;TEXT([.E56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69]=&quot;&quot;;&quot;(Squadra A)&quot;;[.$B569])" office:value-type="string" office:string-value="(Squadra A)" calcext:value-type="string">
            <text:p>(Squadra A)</text:p>
          </table:table-cell>
          <table:table-cell table:style-name="ce54" table:formula="of:=IF([.$G569]+[.$I569]=0;;IF([.$G569]&gt;[.$I569];1;0))" office:value-type="float" office:value="0" calcext:value-type="float">
            <text:p>0</text:p>
          </table:table-cell>
          <table:table-cell table:style-name="ce77" table:formula="of:=IF([.$G569]+[.$I569]=0;;IF([.$G569]&lt;[.$I569];IF([.$G569]&amp;&quot;-&quot;&amp;[.$I569]=&quot;0-20&quot;;1;0);0))" office:value-type="float" office:value="0" calcext:value-type="float">
            <text:p>0</text:p>
          </table:table-cell>
          <table:table-cell table:style-name="ce77" table:formula="of:=IF([.$G569]+[.$I569]=0;;IF([.$G569]&lt;[.$I569];IF([.$G569]&amp;&quot;-&quot;&amp;[.$I569]&lt;&gt;&quot;0-20&quot;;1;0);0))" office:value-type="float" office:value="0" calcext:value-type="float">
            <text:p>0</text:p>
          </table:table-cell>
          <table:table-cell table:style-name="ce54" table:formula="of:=IF([.$G569]+[.$I569]=0;;[.$G569])" office:value-type="float" office:value="0" calcext:value-type="float">
            <text:p>0</text:p>
          </table:table-cell>
          <table:table-cell table:style-name="ce54" table:formula="of:=IF([.$G569]+[.$I569]=0;;[.$I569])" office:value-type="float" office:value="0" calcext:value-type="float">
            <text:p>0</text:p>
          </table:table-cell>
          <table:table-cell table:style-name="ce70" table:formula="of:=IF([.$G569]+[.$I569]=0;;[.$G569]-[.$I569])" office:value-type="float" office:value="0" calcext:value-type="float">
            <text:p>+0</text:p>
          </table:table-cell>
          <table:table-cell table:style-name="ce63" table:formula="of:=IF([.$C569]=&quot;&quot;;&quot;(Squadra B)&quot;;[.$C569])" office:value-type="string" office:string-value="(Squadra B)" calcext:value-type="string">
            <text:p>(Squadra B)</text:p>
          </table:table-cell>
          <table:table-cell table:style-name="ce54" table:formula="of:=IF([.$G569]+[.$I569]=0;;IF([.$I569]&gt;[.$G569];1;0))" office:value-type="float" office:value="0" calcext:value-type="float">
            <text:p>0</text:p>
          </table:table-cell>
          <table:table-cell table:style-name="ce77" table:formula="of:=IF([.$G569]+[.$I569]=0;;IF([.$I569]&lt;[.$G569];IF([.$G569]&amp;&quot;-&quot;&amp;[.$I569]=&quot;20-0&quot;;1;0);0))" office:value-type="float" office:value="0" calcext:value-type="float">
            <text:p>0</text:p>
          </table:table-cell>
          <table:table-cell table:style-name="ce77" table:formula="of:=IF([.$G569]+[.$I569]=0;;IF([.$I569]&lt;[.$G569];IF([.$G569]&amp;&quot;-&quot;&amp;[.$I569]&lt;&gt;&quot;20-0&quot;;1;0);0))" office:value-type="float" office:value="0" calcext:value-type="float">
            <text:p>0</text:p>
          </table:table-cell>
          <table:table-cell table:style-name="ce54" table:formula="of:=IF([.$G569]+[.$I569]=0;;[.$I569])" office:value-type="float" office:value="0" calcext:value-type="float">
            <text:p>0</text:p>
          </table:table-cell>
          <table:table-cell table:style-name="ce54" table:formula="of:=IF([.$G569]+[.$I569]=0;;[.$G569])" office:value-type="float" office:value="0" calcext:value-type="float">
            <text:p>0</text:p>
          </table:table-cell>
          <table:table-cell table:style-name="ce70" table:formula="of:=IF([.$G569]+[.$I569]=0;;[.$I569]-[.$G569])" office:value-type="float" office:value="0" calcext:value-type="float">
            <text:p>+0</text:p>
          </table:table-cell>
          <table:table-cell table:style-name="ce77" table:formula="of:=IF([.$G569]+[.$I569]=0;&quot;(Vincente)&quot;;IF([.$G569]&gt;[.$I569];[.$B569];[.$C569]))" office:value-type="string" office:string-value="(Vincente)" calcext:value-type="string">
            <text:p>(Vincente)</text:p>
          </table:table-cell>
          <table:table-cell table:style-name="ce77" table:formula="of:=IF([.$G569]+[.$I569]=0;&quot;(Perdente)&quot;;IF([.$G569]&lt;[.$I569];[.$B569];[.$C56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0]=&quot;&quot;;&quot;&quot;;HYPERLINK(VLOOKUP([.B57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9" calcext:value-type="float" table:number-columns-spanned="1" table:number-rows-spanned="2">
            <text:p>8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71]=&quot;&quot;;&quot;&quot;;TEXT([.E57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71]=&quot;&quot;;&quot;(Squadra A)&quot;;[.$B571])" office:value-type="string" office:string-value="(Squadra A)" calcext:value-type="string">
            <text:p>(Squadra A)</text:p>
          </table:table-cell>
          <table:table-cell table:style-name="ce54" table:formula="of:=IF([.$G571]+[.$I571]=0;;IF([.$G571]&gt;[.$I571];1;0))" office:value-type="float" office:value="0" calcext:value-type="float">
            <text:p>0</text:p>
          </table:table-cell>
          <table:table-cell table:style-name="ce77" table:formula="of:=IF([.$G571]+[.$I571]=0;;IF([.$G571]&lt;[.$I571];IF([.$G571]&amp;&quot;-&quot;&amp;[.$I571]=&quot;0-20&quot;;1;0);0))" office:value-type="float" office:value="0" calcext:value-type="float">
            <text:p>0</text:p>
          </table:table-cell>
          <table:table-cell table:style-name="ce77" table:formula="of:=IF([.$G571]+[.$I571]=0;;IF([.$G571]&lt;[.$I571];IF([.$G571]&amp;&quot;-&quot;&amp;[.$I571]&lt;&gt;&quot;0-20&quot;;1;0);0))" office:value-type="float" office:value="0" calcext:value-type="float">
            <text:p>0</text:p>
          </table:table-cell>
          <table:table-cell table:style-name="ce54" table:formula="of:=IF([.$G571]+[.$I571]=0;;[.$G571])" office:value-type="float" office:value="0" calcext:value-type="float">
            <text:p>0</text:p>
          </table:table-cell>
          <table:table-cell table:style-name="ce54" table:formula="of:=IF([.$G571]+[.$I571]=0;;[.$I571])" office:value-type="float" office:value="0" calcext:value-type="float">
            <text:p>0</text:p>
          </table:table-cell>
          <table:table-cell table:style-name="ce70" table:formula="of:=IF([.$G571]+[.$I571]=0;;[.$G571]-[.$I571])" office:value-type="float" office:value="0" calcext:value-type="float">
            <text:p>+0</text:p>
          </table:table-cell>
          <table:table-cell table:style-name="ce63" table:formula="of:=IF([.$C571]=&quot;&quot;;&quot;(Squadra B)&quot;;[.$C571])" office:value-type="string" office:string-value="(Squadra B)" calcext:value-type="string">
            <text:p>(Squadra B)</text:p>
          </table:table-cell>
          <table:table-cell table:style-name="ce54" table:formula="of:=IF([.$G571]+[.$I571]=0;;IF([.$I571]&gt;[.$G571];1;0))" office:value-type="float" office:value="0" calcext:value-type="float">
            <text:p>0</text:p>
          </table:table-cell>
          <table:table-cell table:style-name="ce77" table:formula="of:=IF([.$G571]+[.$I571]=0;;IF([.$I571]&lt;[.$G571];IF([.$G571]&amp;&quot;-&quot;&amp;[.$I571]=&quot;20-0&quot;;1;0);0))" office:value-type="float" office:value="0" calcext:value-type="float">
            <text:p>0</text:p>
          </table:table-cell>
          <table:table-cell table:style-name="ce77" table:formula="of:=IF([.$G571]+[.$I571]=0;;IF([.$I571]&lt;[.$G571];IF([.$G571]&amp;&quot;-&quot;&amp;[.$I571]&lt;&gt;&quot;20-0&quot;;1;0);0))" office:value-type="float" office:value="0" calcext:value-type="float">
            <text:p>0</text:p>
          </table:table-cell>
          <table:table-cell table:style-name="ce54" table:formula="of:=IF([.$G571]+[.$I571]=0;;[.$I571])" office:value-type="float" office:value="0" calcext:value-type="float">
            <text:p>0</text:p>
          </table:table-cell>
          <table:table-cell table:style-name="ce54" table:formula="of:=IF([.$G571]+[.$I571]=0;;[.$G571])" office:value-type="float" office:value="0" calcext:value-type="float">
            <text:p>0</text:p>
          </table:table-cell>
          <table:table-cell table:style-name="ce70" table:formula="of:=IF([.$G571]+[.$I571]=0;;[.$I571]-[.$G571])" office:value-type="float" office:value="0" calcext:value-type="float">
            <text:p>+0</text:p>
          </table:table-cell>
          <table:table-cell table:style-name="ce77" table:formula="of:=IF([.$G571]+[.$I571]=0;&quot;(Vincente)&quot;;IF([.$G571]&gt;[.$I571];[.$B571];[.$C571]))" office:value-type="string" office:string-value="(Vincente)" calcext:value-type="string">
            <text:p>(Vincente)</text:p>
          </table:table-cell>
          <table:table-cell table:style-name="ce77" table:formula="of:=IF([.$G571]+[.$I571]=0;&quot;(Perdente)&quot;;IF([.$G571]&lt;[.$I571];[.$B571];[.$C57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2]=&quot;&quot;;&quot;&quot;;HYPERLINK(VLOOKUP([.B57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0" calcext:value-type="float" table:number-columns-spanned="1" table:number-rows-spanned="2">
            <text:p>9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73]=&quot;&quot;;&quot;&quot;;TEXT([.E57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73]=&quot;&quot;;&quot;(Squadra A)&quot;;[.$B573])" office:value-type="string" office:string-value="(Squadra A)" calcext:value-type="string">
            <text:p>(Squadra A)</text:p>
          </table:table-cell>
          <table:table-cell table:style-name="ce54" table:formula="of:=IF([.$G573]+[.$I573]=0;;IF([.$G573]&gt;[.$I573];1;0))" office:value-type="float" office:value="0" calcext:value-type="float">
            <text:p>0</text:p>
          </table:table-cell>
          <table:table-cell table:style-name="ce77" table:formula="of:=IF([.$G573]+[.$I573]=0;;IF([.$G573]&lt;[.$I573];IF([.$G573]&amp;&quot;-&quot;&amp;[.$I573]=&quot;0-20&quot;;1;0);0))" office:value-type="float" office:value="0" calcext:value-type="float">
            <text:p>0</text:p>
          </table:table-cell>
          <table:table-cell table:style-name="ce77" table:formula="of:=IF([.$G573]+[.$I573]=0;;IF([.$G573]&lt;[.$I573];IF([.$G573]&amp;&quot;-&quot;&amp;[.$I573]&lt;&gt;&quot;0-20&quot;;1;0);0))" office:value-type="float" office:value="0" calcext:value-type="float">
            <text:p>0</text:p>
          </table:table-cell>
          <table:table-cell table:style-name="ce54" table:formula="of:=IF([.$G573]+[.$I573]=0;;[.$G573])" office:value-type="float" office:value="0" calcext:value-type="float">
            <text:p>0</text:p>
          </table:table-cell>
          <table:table-cell table:style-name="ce54" table:formula="of:=IF([.$G573]+[.$I573]=0;;[.$I573])" office:value-type="float" office:value="0" calcext:value-type="float">
            <text:p>0</text:p>
          </table:table-cell>
          <table:table-cell table:style-name="ce70" table:formula="of:=IF([.$G573]+[.$I573]=0;;[.$G573]-[.$I573])" office:value-type="float" office:value="0" calcext:value-type="float">
            <text:p>+0</text:p>
          </table:table-cell>
          <table:table-cell table:style-name="ce63" table:formula="of:=IF([.$C573]=&quot;&quot;;&quot;(Squadra B)&quot;;[.$C573])" office:value-type="string" office:string-value="(Squadra B)" calcext:value-type="string">
            <text:p>(Squadra B)</text:p>
          </table:table-cell>
          <table:table-cell table:style-name="ce54" table:formula="of:=IF([.$G573]+[.$I573]=0;;IF([.$I573]&gt;[.$G573];1;0))" office:value-type="float" office:value="0" calcext:value-type="float">
            <text:p>0</text:p>
          </table:table-cell>
          <table:table-cell table:style-name="ce77" table:formula="of:=IF([.$G573]+[.$I573]=0;;IF([.$I573]&lt;[.$G573];IF([.$G573]&amp;&quot;-&quot;&amp;[.$I573]=&quot;20-0&quot;;1;0);0))" office:value-type="float" office:value="0" calcext:value-type="float">
            <text:p>0</text:p>
          </table:table-cell>
          <table:table-cell table:style-name="ce77" table:formula="of:=IF([.$G573]+[.$I573]=0;;IF([.$I573]&lt;[.$G573];IF([.$G573]&amp;&quot;-&quot;&amp;[.$I573]&lt;&gt;&quot;20-0&quot;;1;0);0))" office:value-type="float" office:value="0" calcext:value-type="float">
            <text:p>0</text:p>
          </table:table-cell>
          <table:table-cell table:style-name="ce54" table:formula="of:=IF([.$G573]+[.$I573]=0;;[.$I573])" office:value-type="float" office:value="0" calcext:value-type="float">
            <text:p>0</text:p>
          </table:table-cell>
          <table:table-cell table:style-name="ce54" table:formula="of:=IF([.$G573]+[.$I573]=0;;[.$G573])" office:value-type="float" office:value="0" calcext:value-type="float">
            <text:p>0</text:p>
          </table:table-cell>
          <table:table-cell table:style-name="ce70" table:formula="of:=IF([.$G573]+[.$I573]=0;;[.$I573]-[.$G573])" office:value-type="float" office:value="0" calcext:value-type="float">
            <text:p>+0</text:p>
          </table:table-cell>
          <table:table-cell table:style-name="ce77" table:formula="of:=IF([.$G573]+[.$I573]=0;&quot;(Vincente)&quot;;IF([.$G573]&gt;[.$I573];[.$B573];[.$C573]))" office:value-type="string" office:string-value="(Vincente)" calcext:value-type="string">
            <text:p>(Vincente)</text:p>
          </table:table-cell>
          <table:table-cell table:style-name="ce77" table:formula="of:=IF([.$G573]+[.$I573]=0;&quot;(Perdente)&quot;;IF([.$G573]&lt;[.$I573];[.$B573];[.$C57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4]=&quot;&quot;;&quot;&quot;;HYPERLINK(VLOOKUP([.B57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style-name="ce87" table:formula="of:=IF(ISNUMBER([.A576]);ROMAN([.A576])&amp;&quot; GIORNATA&quot;;COM.MICROSOFT.SWITCH([.A576];&quot;1-2&quot;;&quot;FINALE 1°-2° POSTO&quot;;&quot;3-4&quot;;&quot;FINALE 3°-4° POSTO&quot;;&quot;1-4&quot;;&quot;SEMIFINALI 1°-4° POSTO&quot;;&quot;1-8&quot;;&quot;QUARTI DI FINALE 1°-8° POSTO&quot;;&quot;&quot;))" office:value-type="string" office:string-value="XI GIORNATA" calcext:value-type="string" table:number-columns-spanned="8" table:number-rows-spanned="1">
            <text:p>X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1" calcext:value-type="float" table:number-columns-spanned="1" table:number-rows-spanned="2">
            <text:p>9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78]=&quot;&quot;;&quot;&quot;;TEXT([.E57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78]=&quot;&quot;;&quot;(Squadra A)&quot;;[.$B578])" office:value-type="string" office:string-value="(Squadra A)" calcext:value-type="string">
            <text:p>(Squadra A)</text:p>
          </table:table-cell>
          <table:table-cell table:style-name="ce54" table:formula="of:=IF([.$G578]+[.$I578]=0;;IF([.$G578]&gt;[.$I578];1;0))" office:value-type="float" office:value="0" calcext:value-type="float">
            <text:p>0</text:p>
          </table:table-cell>
          <table:table-cell table:style-name="ce77" table:formula="of:=IF([.$G578]+[.$I578]=0;;IF([.$G578]&lt;[.$I578];IF([.$G578]&amp;&quot;-&quot;&amp;[.$I578]=&quot;0-20&quot;;1;0);0))" office:value-type="float" office:value="0" calcext:value-type="float">
            <text:p>0</text:p>
          </table:table-cell>
          <table:table-cell table:style-name="ce77" table:formula="of:=IF([.$G578]+[.$I578]=0;;IF([.$G578]&lt;[.$I578];IF([.$G578]&amp;&quot;-&quot;&amp;[.$I578]&lt;&gt;&quot;0-20&quot;;1;0);0))" office:value-type="float" office:value="0" calcext:value-type="float">
            <text:p>0</text:p>
          </table:table-cell>
          <table:table-cell table:style-name="ce54" table:formula="of:=IF([.$G578]+[.$I578]=0;;[.$G578])" office:value-type="float" office:value="0" calcext:value-type="float">
            <text:p>0</text:p>
          </table:table-cell>
          <table:table-cell table:style-name="ce54" table:formula="of:=IF([.$G578]+[.$I578]=0;;[.$I578])" office:value-type="float" office:value="0" calcext:value-type="float">
            <text:p>0</text:p>
          </table:table-cell>
          <table:table-cell table:style-name="ce70" table:formula="of:=IF([.$G578]+[.$I578]=0;;[.$G578]-[.$I578])" office:value-type="float" office:value="0" calcext:value-type="float">
            <text:p>+0</text:p>
          </table:table-cell>
          <table:table-cell table:style-name="ce63" table:formula="of:=IF([.$C578]=&quot;&quot;;&quot;(Squadra B)&quot;;[.$C578])" office:value-type="string" office:string-value="(Squadra B)" calcext:value-type="string">
            <text:p>(Squadra B)</text:p>
          </table:table-cell>
          <table:table-cell table:style-name="ce54" table:formula="of:=IF([.$G578]+[.$I578]=0;;IF([.$I578]&gt;[.$G578];1;0))" office:value-type="float" office:value="0" calcext:value-type="float">
            <text:p>0</text:p>
          </table:table-cell>
          <table:table-cell table:style-name="ce77" table:formula="of:=IF([.$G578]+[.$I578]=0;;IF([.$I578]&lt;[.$G578];IF([.$G578]&amp;&quot;-&quot;&amp;[.$I578]=&quot;20-0&quot;;1;0);0))" office:value-type="float" office:value="0" calcext:value-type="float">
            <text:p>0</text:p>
          </table:table-cell>
          <table:table-cell table:style-name="ce77" table:formula="of:=IF([.$G578]+[.$I578]=0;;IF([.$I578]&lt;[.$G578];IF([.$G578]&amp;&quot;-&quot;&amp;[.$I578]&lt;&gt;&quot;20-0&quot;;1;0);0))" office:value-type="float" office:value="0" calcext:value-type="float">
            <text:p>0</text:p>
          </table:table-cell>
          <table:table-cell table:style-name="ce54" table:formula="of:=IF([.$G578]+[.$I578]=0;;[.$I578])" office:value-type="float" office:value="0" calcext:value-type="float">
            <text:p>0</text:p>
          </table:table-cell>
          <table:table-cell table:style-name="ce54" table:formula="of:=IF([.$G578]+[.$I578]=0;;[.$G578])" office:value-type="float" office:value="0" calcext:value-type="float">
            <text:p>0</text:p>
          </table:table-cell>
          <table:table-cell table:style-name="ce70" table:formula="of:=IF([.$G578]+[.$I578]=0;;[.$I578]-[.$G578])" office:value-type="float" office:value="0" calcext:value-type="float">
            <text:p>+0</text:p>
          </table:table-cell>
          <table:table-cell table:style-name="ce77" table:formula="of:=IF([.$G578]+[.$I578]=0;&quot;(Vincente)&quot;;IF([.$G578]&gt;[.$I578];[.$B578];[.$C578]))" office:value-type="string" office:string-value="(Vincente)" calcext:value-type="string">
            <text:p>(Vincente)</text:p>
          </table:table-cell>
          <table:table-cell table:style-name="ce77" table:formula="of:=IF([.$G578]+[.$I578]=0;&quot;(Perdente)&quot;;IF([.$G578]&lt;[.$I578];[.$B578];[.$C5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9]=&quot;&quot;;&quot;&quot;;HYPERLINK(VLOOKUP([.B5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2" calcext:value-type="float" table:number-columns-spanned="1" table:number-rows-spanned="2">
            <text:p>9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0]=&quot;&quot;;&quot;&quot;;TEXT([.E58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80]=&quot;&quot;;&quot;(Squadra A)&quot;;[.$B580])" office:value-type="string" office:string-value="(Squadra A)" calcext:value-type="string">
            <text:p>(Squadra A)</text:p>
          </table:table-cell>
          <table:table-cell table:style-name="ce54" table:formula="of:=IF([.$G580]+[.$I580]=0;;IF([.$G580]&gt;[.$I580];1;0))" office:value-type="float" office:value="0" calcext:value-type="float">
            <text:p>0</text:p>
          </table:table-cell>
          <table:table-cell table:style-name="ce77" table:formula="of:=IF([.$G580]+[.$I580]=0;;IF([.$G580]&lt;[.$I580];IF([.$G580]&amp;&quot;-&quot;&amp;[.$I580]=&quot;0-20&quot;;1;0);0))" office:value-type="float" office:value="0" calcext:value-type="float">
            <text:p>0</text:p>
          </table:table-cell>
          <table:table-cell table:style-name="ce77" table:formula="of:=IF([.$G580]+[.$I580]=0;;IF([.$G580]&lt;[.$I580];IF([.$G580]&amp;&quot;-&quot;&amp;[.$I580]&lt;&gt;&quot;0-20&quot;;1;0);0))" office:value-type="float" office:value="0" calcext:value-type="float">
            <text:p>0</text:p>
          </table:table-cell>
          <table:table-cell table:style-name="ce54" table:formula="of:=IF([.$G580]+[.$I580]=0;;[.$G580])" office:value-type="float" office:value="0" calcext:value-type="float">
            <text:p>0</text:p>
          </table:table-cell>
          <table:table-cell table:style-name="ce54" table:formula="of:=IF([.$G580]+[.$I580]=0;;[.$I580])" office:value-type="float" office:value="0" calcext:value-type="float">
            <text:p>0</text:p>
          </table:table-cell>
          <table:table-cell table:style-name="ce70" table:formula="of:=IF([.$G580]+[.$I580]=0;;[.$G580]-[.$I580])" office:value-type="float" office:value="0" calcext:value-type="float">
            <text:p>+0</text:p>
          </table:table-cell>
          <table:table-cell table:style-name="ce63" table:formula="of:=IF([.$C580]=&quot;&quot;;&quot;(Squadra B)&quot;;[.$C580])" office:value-type="string" office:string-value="(Squadra B)" calcext:value-type="string">
            <text:p>(Squadra B)</text:p>
          </table:table-cell>
          <table:table-cell table:style-name="ce54" table:formula="of:=IF([.$G580]+[.$I580]=0;;IF([.$I580]&gt;[.$G580];1;0))" office:value-type="float" office:value="0" calcext:value-type="float">
            <text:p>0</text:p>
          </table:table-cell>
          <table:table-cell table:style-name="ce77" table:formula="of:=IF([.$G580]+[.$I580]=0;;IF([.$I580]&lt;[.$G580];IF([.$G580]&amp;&quot;-&quot;&amp;[.$I580]=&quot;20-0&quot;;1;0);0))" office:value-type="float" office:value="0" calcext:value-type="float">
            <text:p>0</text:p>
          </table:table-cell>
          <table:table-cell table:style-name="ce77" table:formula="of:=IF([.$G580]+[.$I580]=0;;IF([.$I580]&lt;[.$G580];IF([.$G580]&amp;&quot;-&quot;&amp;[.$I580]&lt;&gt;&quot;20-0&quot;;1;0);0))" office:value-type="float" office:value="0" calcext:value-type="float">
            <text:p>0</text:p>
          </table:table-cell>
          <table:table-cell table:style-name="ce54" table:formula="of:=IF([.$G580]+[.$I580]=0;;[.$I580])" office:value-type="float" office:value="0" calcext:value-type="float">
            <text:p>0</text:p>
          </table:table-cell>
          <table:table-cell table:style-name="ce54" table:formula="of:=IF([.$G580]+[.$I580]=0;;[.$G580])" office:value-type="float" office:value="0" calcext:value-type="float">
            <text:p>0</text:p>
          </table:table-cell>
          <table:table-cell table:style-name="ce70" table:formula="of:=IF([.$G580]+[.$I580]=0;;[.$I580]-[.$G580])" office:value-type="float" office:value="0" calcext:value-type="float">
            <text:p>+0</text:p>
          </table:table-cell>
          <table:table-cell table:style-name="ce77" table:formula="of:=IF([.$G580]+[.$I580]=0;&quot;(Vincente)&quot;;IF([.$G580]&gt;[.$I580];[.$B580];[.$C580]))" office:value-type="string" office:string-value="(Vincente)" calcext:value-type="string">
            <text:p>(Vincente)</text:p>
          </table:table-cell>
          <table:table-cell table:style-name="ce77" table:formula="of:=IF([.$G580]+[.$I580]=0;&quot;(Perdente)&quot;;IF([.$G580]&lt;[.$I580];[.$B580];[.$C58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1]=&quot;&quot;;&quot;&quot;;HYPERLINK(VLOOKUP([.B58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3" calcext:value-type="float" table:number-columns-spanned="1" table:number-rows-spanned="2">
            <text:p>9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2]=&quot;&quot;;&quot;&quot;;TEXT([.E58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82]=&quot;&quot;;&quot;(Squadra A)&quot;;[.$B582])" office:value-type="string" office:string-value="(Squadra A)" calcext:value-type="string">
            <text:p>(Squadra A)</text:p>
          </table:table-cell>
          <table:table-cell table:style-name="ce54" table:formula="of:=IF([.$G582]+[.$I582]=0;;IF([.$G582]&gt;[.$I582];1;0))" office:value-type="float" office:value="0" calcext:value-type="float">
            <text:p>0</text:p>
          </table:table-cell>
          <table:table-cell table:style-name="ce77" table:formula="of:=IF([.$G582]+[.$I582]=0;;IF([.$G582]&lt;[.$I582];IF([.$G582]&amp;&quot;-&quot;&amp;[.$I582]=&quot;0-20&quot;;1;0);0))" office:value-type="float" office:value="0" calcext:value-type="float">
            <text:p>0</text:p>
          </table:table-cell>
          <table:table-cell table:style-name="ce77" table:formula="of:=IF([.$G582]+[.$I582]=0;;IF([.$G582]&lt;[.$I582];IF([.$G582]&amp;&quot;-&quot;&amp;[.$I582]&lt;&gt;&quot;0-20&quot;;1;0);0))" office:value-type="float" office:value="0" calcext:value-type="float">
            <text:p>0</text:p>
          </table:table-cell>
          <table:table-cell table:style-name="ce54" table:formula="of:=IF([.$G582]+[.$I582]=0;;[.$G582])" office:value-type="float" office:value="0" calcext:value-type="float">
            <text:p>0</text:p>
          </table:table-cell>
          <table:table-cell table:style-name="ce54" table:formula="of:=IF([.$G582]+[.$I582]=0;;[.$I582])" office:value-type="float" office:value="0" calcext:value-type="float">
            <text:p>0</text:p>
          </table:table-cell>
          <table:table-cell table:style-name="ce70" table:formula="of:=IF([.$G582]+[.$I582]=0;;[.$G582]-[.$I582])" office:value-type="float" office:value="0" calcext:value-type="float">
            <text:p>+0</text:p>
          </table:table-cell>
          <table:table-cell table:style-name="ce63" table:formula="of:=IF([.$C582]=&quot;&quot;;&quot;(Squadra B)&quot;;[.$C582])" office:value-type="string" office:string-value="(Squadra B)" calcext:value-type="string">
            <text:p>(Squadra B)</text:p>
          </table:table-cell>
          <table:table-cell table:style-name="ce54" table:formula="of:=IF([.$G582]+[.$I582]=0;;IF([.$I582]&gt;[.$G582];1;0))" office:value-type="float" office:value="0" calcext:value-type="float">
            <text:p>0</text:p>
          </table:table-cell>
          <table:table-cell table:style-name="ce77" table:formula="of:=IF([.$G582]+[.$I582]=0;;IF([.$I582]&lt;[.$G582];IF([.$G582]&amp;&quot;-&quot;&amp;[.$I582]=&quot;20-0&quot;;1;0);0))" office:value-type="float" office:value="0" calcext:value-type="float">
            <text:p>0</text:p>
          </table:table-cell>
          <table:table-cell table:style-name="ce77" table:formula="of:=IF([.$G582]+[.$I582]=0;;IF([.$I582]&lt;[.$G582];IF([.$G582]&amp;&quot;-&quot;&amp;[.$I582]&lt;&gt;&quot;20-0&quot;;1;0);0))" office:value-type="float" office:value="0" calcext:value-type="float">
            <text:p>0</text:p>
          </table:table-cell>
          <table:table-cell table:style-name="ce54" table:formula="of:=IF([.$G582]+[.$I582]=0;;[.$I582])" office:value-type="float" office:value="0" calcext:value-type="float">
            <text:p>0</text:p>
          </table:table-cell>
          <table:table-cell table:style-name="ce54" table:formula="of:=IF([.$G582]+[.$I582]=0;;[.$G582])" office:value-type="float" office:value="0" calcext:value-type="float">
            <text:p>0</text:p>
          </table:table-cell>
          <table:table-cell table:style-name="ce70" table:formula="of:=IF([.$G582]+[.$I582]=0;;[.$I582]-[.$G582])" office:value-type="float" office:value="0" calcext:value-type="float">
            <text:p>+0</text:p>
          </table:table-cell>
          <table:table-cell table:style-name="ce77" table:formula="of:=IF([.$G582]+[.$I582]=0;&quot;(Vincente)&quot;;IF([.$G582]&gt;[.$I582];[.$B582];[.$C582]))" office:value-type="string" office:string-value="(Vincente)" calcext:value-type="string">
            <text:p>(Vincente)</text:p>
          </table:table-cell>
          <table:table-cell table:style-name="ce77" table:formula="of:=IF([.$G582]+[.$I582]=0;&quot;(Perdente)&quot;;IF([.$G582]&lt;[.$I582];[.$B582];[.$C58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3]=&quot;&quot;;&quot;&quot;;HYPERLINK(VLOOKUP([.B58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4" calcext:value-type="float" table:number-columns-spanned="1" table:number-rows-spanned="2">
            <text:p>9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4]=&quot;&quot;;&quot;&quot;;TEXT([.E58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84]=&quot;&quot;;&quot;(Squadra A)&quot;;[.$B584])" office:value-type="string" office:string-value="(Squadra A)" calcext:value-type="string">
            <text:p>(Squadra A)</text:p>
          </table:table-cell>
          <table:table-cell table:style-name="ce54" table:formula="of:=IF([.$G584]+[.$I584]=0;;IF([.$G584]&gt;[.$I584];1;0))" office:value-type="float" office:value="0" calcext:value-type="float">
            <text:p>0</text:p>
          </table:table-cell>
          <table:table-cell table:style-name="ce77" table:formula="of:=IF([.$G584]+[.$I584]=0;;IF([.$G584]&lt;[.$I584];IF([.$G584]&amp;&quot;-&quot;&amp;[.$I584]=&quot;0-20&quot;;1;0);0))" office:value-type="float" office:value="0" calcext:value-type="float">
            <text:p>0</text:p>
          </table:table-cell>
          <table:table-cell table:style-name="ce77" table:formula="of:=IF([.$G584]+[.$I584]=0;;IF([.$G584]&lt;[.$I584];IF([.$G584]&amp;&quot;-&quot;&amp;[.$I584]&lt;&gt;&quot;0-20&quot;;1;0);0))" office:value-type="float" office:value="0" calcext:value-type="float">
            <text:p>0</text:p>
          </table:table-cell>
          <table:table-cell table:style-name="ce54" table:formula="of:=IF([.$G584]+[.$I584]=0;;[.$G584])" office:value-type="float" office:value="0" calcext:value-type="float">
            <text:p>0</text:p>
          </table:table-cell>
          <table:table-cell table:style-name="ce54" table:formula="of:=IF([.$G584]+[.$I584]=0;;[.$I584])" office:value-type="float" office:value="0" calcext:value-type="float">
            <text:p>0</text:p>
          </table:table-cell>
          <table:table-cell table:style-name="ce70" table:formula="of:=IF([.$G584]+[.$I584]=0;;[.$G584]-[.$I584])" office:value-type="float" office:value="0" calcext:value-type="float">
            <text:p>+0</text:p>
          </table:table-cell>
          <table:table-cell table:style-name="ce63" table:formula="of:=IF([.$C584]=&quot;&quot;;&quot;(Squadra B)&quot;;[.$C584])" office:value-type="string" office:string-value="(Squadra B)" calcext:value-type="string">
            <text:p>(Squadra B)</text:p>
          </table:table-cell>
          <table:table-cell table:style-name="ce54" table:formula="of:=IF([.$G584]+[.$I584]=0;;IF([.$I584]&gt;[.$G584];1;0))" office:value-type="float" office:value="0" calcext:value-type="float">
            <text:p>0</text:p>
          </table:table-cell>
          <table:table-cell table:style-name="ce77" table:formula="of:=IF([.$G584]+[.$I584]=0;;IF([.$I584]&lt;[.$G584];IF([.$G584]&amp;&quot;-&quot;&amp;[.$I584]=&quot;20-0&quot;;1;0);0))" office:value-type="float" office:value="0" calcext:value-type="float">
            <text:p>0</text:p>
          </table:table-cell>
          <table:table-cell table:style-name="ce77" table:formula="of:=IF([.$G584]+[.$I584]=0;;IF([.$I584]&lt;[.$G584];IF([.$G584]&amp;&quot;-&quot;&amp;[.$I584]&lt;&gt;&quot;20-0&quot;;1;0);0))" office:value-type="float" office:value="0" calcext:value-type="float">
            <text:p>0</text:p>
          </table:table-cell>
          <table:table-cell table:style-name="ce54" table:formula="of:=IF([.$G584]+[.$I584]=0;;[.$I584])" office:value-type="float" office:value="0" calcext:value-type="float">
            <text:p>0</text:p>
          </table:table-cell>
          <table:table-cell table:style-name="ce54" table:formula="of:=IF([.$G584]+[.$I584]=0;;[.$G584])" office:value-type="float" office:value="0" calcext:value-type="float">
            <text:p>0</text:p>
          </table:table-cell>
          <table:table-cell table:style-name="ce70" table:formula="of:=IF([.$G584]+[.$I584]=0;;[.$I584]-[.$G584])" office:value-type="float" office:value="0" calcext:value-type="float">
            <text:p>+0</text:p>
          </table:table-cell>
          <table:table-cell table:style-name="ce77" table:formula="of:=IF([.$G584]+[.$I584]=0;&quot;(Vincente)&quot;;IF([.$G584]&gt;[.$I584];[.$B584];[.$C584]))" office:value-type="string" office:string-value="(Vincente)" calcext:value-type="string">
            <text:p>(Vincente)</text:p>
          </table:table-cell>
          <table:table-cell table:style-name="ce77" table:formula="of:=IF([.$G584]+[.$I584]=0;&quot;(Perdente)&quot;;IF([.$G584]&lt;[.$I584];[.$B584];[.$C58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5]=&quot;&quot;;&quot;&quot;;HYPERLINK(VLOOKUP([.B58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5" calcext:value-type="float" table:number-columns-spanned="1" table:number-rows-spanned="2">
            <text:p>9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6]=&quot;&quot;;&quot;&quot;;TEXT([.E58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86]=&quot;&quot;;&quot;(Squadra A)&quot;;[.$B586])" office:value-type="string" office:string-value="(Squadra A)" calcext:value-type="string">
            <text:p>(Squadra A)</text:p>
          </table:table-cell>
          <table:table-cell table:style-name="ce54" table:formula="of:=IF([.$G586]+[.$I586]=0;;IF([.$G586]&gt;[.$I586];1;0))" office:value-type="float" office:value="0" calcext:value-type="float">
            <text:p>0</text:p>
          </table:table-cell>
          <table:table-cell table:style-name="ce77" table:formula="of:=IF([.$G586]+[.$I586]=0;;IF([.$G586]&lt;[.$I586];IF([.$G586]&amp;&quot;-&quot;&amp;[.$I586]=&quot;0-20&quot;;1;0);0))" office:value-type="float" office:value="0" calcext:value-type="float">
            <text:p>0</text:p>
          </table:table-cell>
          <table:table-cell table:style-name="ce77" table:formula="of:=IF([.$G586]+[.$I586]=0;;IF([.$G586]&lt;[.$I586];IF([.$G586]&amp;&quot;-&quot;&amp;[.$I586]&lt;&gt;&quot;0-20&quot;;1;0);0))" office:value-type="float" office:value="0" calcext:value-type="float">
            <text:p>0</text:p>
          </table:table-cell>
          <table:table-cell table:style-name="ce54" table:formula="of:=IF([.$G586]+[.$I586]=0;;[.$G586])" office:value-type="float" office:value="0" calcext:value-type="float">
            <text:p>0</text:p>
          </table:table-cell>
          <table:table-cell table:style-name="ce54" table:formula="of:=IF([.$G586]+[.$I586]=0;;[.$I586])" office:value-type="float" office:value="0" calcext:value-type="float">
            <text:p>0</text:p>
          </table:table-cell>
          <table:table-cell table:style-name="ce70" table:formula="of:=IF([.$G586]+[.$I586]=0;;[.$G586]-[.$I586])" office:value-type="float" office:value="0" calcext:value-type="float">
            <text:p>+0</text:p>
          </table:table-cell>
          <table:table-cell table:style-name="ce63" table:formula="of:=IF([.$C586]=&quot;&quot;;&quot;(Squadra B)&quot;;[.$C586])" office:value-type="string" office:string-value="(Squadra B)" calcext:value-type="string">
            <text:p>(Squadra B)</text:p>
          </table:table-cell>
          <table:table-cell table:style-name="ce54" table:formula="of:=IF([.$G586]+[.$I586]=0;;IF([.$I586]&gt;[.$G586];1;0))" office:value-type="float" office:value="0" calcext:value-type="float">
            <text:p>0</text:p>
          </table:table-cell>
          <table:table-cell table:style-name="ce77" table:formula="of:=IF([.$G586]+[.$I586]=0;;IF([.$I586]&lt;[.$G586];IF([.$G586]&amp;&quot;-&quot;&amp;[.$I586]=&quot;20-0&quot;;1;0);0))" office:value-type="float" office:value="0" calcext:value-type="float">
            <text:p>0</text:p>
          </table:table-cell>
          <table:table-cell table:style-name="ce77" table:formula="of:=IF([.$G586]+[.$I586]=0;;IF([.$I586]&lt;[.$G586];IF([.$G586]&amp;&quot;-&quot;&amp;[.$I586]&lt;&gt;&quot;20-0&quot;;1;0);0))" office:value-type="float" office:value="0" calcext:value-type="float">
            <text:p>0</text:p>
          </table:table-cell>
          <table:table-cell table:style-name="ce54" table:formula="of:=IF([.$G586]+[.$I586]=0;;[.$I586])" office:value-type="float" office:value="0" calcext:value-type="float">
            <text:p>0</text:p>
          </table:table-cell>
          <table:table-cell table:style-name="ce54" table:formula="of:=IF([.$G586]+[.$I586]=0;;[.$G586])" office:value-type="float" office:value="0" calcext:value-type="float">
            <text:p>0</text:p>
          </table:table-cell>
          <table:table-cell table:style-name="ce70" table:formula="of:=IF([.$G586]+[.$I586]=0;;[.$I586]-[.$G586])" office:value-type="float" office:value="0" calcext:value-type="float">
            <text:p>+0</text:p>
          </table:table-cell>
          <table:table-cell table:style-name="ce77" table:formula="of:=IF([.$G586]+[.$I586]=0;&quot;(Vincente)&quot;;IF([.$G586]&gt;[.$I586];[.$B586];[.$C586]))" office:value-type="string" office:string-value="(Vincente)" calcext:value-type="string">
            <text:p>(Vincente)</text:p>
          </table:table-cell>
          <table:table-cell table:style-name="ce77" table:formula="of:=IF([.$G586]+[.$I586]=0;&quot;(Perdente)&quot;;IF([.$G586]&lt;[.$I586];[.$B586];[.$C58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7]=&quot;&quot;;&quot;&quot;;HYPERLINK(VLOOKUP([.B5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6" calcext:value-type="float" table:number-columns-spanned="1" table:number-rows-spanned="2">
            <text:p>9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8]=&quot;&quot;;&quot;&quot;;TEXT([.E58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88]=&quot;&quot;;&quot;(Squadra A)&quot;;[.$B588])" office:value-type="string" office:string-value="(Squadra A)" calcext:value-type="string">
            <text:p>(Squadra A)</text:p>
          </table:table-cell>
          <table:table-cell table:style-name="ce54" table:formula="of:=IF([.$G588]+[.$I588]=0;;IF([.$G588]&gt;[.$I588];1;0))" office:value-type="float" office:value="0" calcext:value-type="float">
            <text:p>0</text:p>
          </table:table-cell>
          <table:table-cell table:style-name="ce77" table:formula="of:=IF([.$G588]+[.$I588]=0;;IF([.$G588]&lt;[.$I588];IF([.$G588]&amp;&quot;-&quot;&amp;[.$I588]=&quot;0-20&quot;;1;0);0))" office:value-type="float" office:value="0" calcext:value-type="float">
            <text:p>0</text:p>
          </table:table-cell>
          <table:table-cell table:style-name="ce77" table:formula="of:=IF([.$G588]+[.$I588]=0;;IF([.$G588]&lt;[.$I588];IF([.$G588]&amp;&quot;-&quot;&amp;[.$I588]&lt;&gt;&quot;0-20&quot;;1;0);0))" office:value-type="float" office:value="0" calcext:value-type="float">
            <text:p>0</text:p>
          </table:table-cell>
          <table:table-cell table:style-name="ce54" table:formula="of:=IF([.$G588]+[.$I588]=0;;[.$G588])" office:value-type="float" office:value="0" calcext:value-type="float">
            <text:p>0</text:p>
          </table:table-cell>
          <table:table-cell table:style-name="ce54" table:formula="of:=IF([.$G588]+[.$I588]=0;;[.$I588])" office:value-type="float" office:value="0" calcext:value-type="float">
            <text:p>0</text:p>
          </table:table-cell>
          <table:table-cell table:style-name="ce70" table:formula="of:=IF([.$G588]+[.$I588]=0;;[.$G588]-[.$I588])" office:value-type="float" office:value="0" calcext:value-type="float">
            <text:p>+0</text:p>
          </table:table-cell>
          <table:table-cell table:style-name="ce63" table:formula="of:=IF([.$C588]=&quot;&quot;;&quot;(Squadra B)&quot;;[.$C588])" office:value-type="string" office:string-value="(Squadra B)" calcext:value-type="string">
            <text:p>(Squadra B)</text:p>
          </table:table-cell>
          <table:table-cell table:style-name="ce54" table:formula="of:=IF([.$G588]+[.$I588]=0;;IF([.$I588]&gt;[.$G588];1;0))" office:value-type="float" office:value="0" calcext:value-type="float">
            <text:p>0</text:p>
          </table:table-cell>
          <table:table-cell table:style-name="ce77" table:formula="of:=IF([.$G588]+[.$I588]=0;;IF([.$I588]&lt;[.$G588];IF([.$G588]&amp;&quot;-&quot;&amp;[.$I588]=&quot;20-0&quot;;1;0);0))" office:value-type="float" office:value="0" calcext:value-type="float">
            <text:p>0</text:p>
          </table:table-cell>
          <table:table-cell table:style-name="ce77" table:formula="of:=IF([.$G588]+[.$I588]=0;;IF([.$I588]&lt;[.$G588];IF([.$G588]&amp;&quot;-&quot;&amp;[.$I588]&lt;&gt;&quot;20-0&quot;;1;0);0))" office:value-type="float" office:value="0" calcext:value-type="float">
            <text:p>0</text:p>
          </table:table-cell>
          <table:table-cell table:style-name="ce54" table:formula="of:=IF([.$G588]+[.$I588]=0;;[.$I588])" office:value-type="float" office:value="0" calcext:value-type="float">
            <text:p>0</text:p>
          </table:table-cell>
          <table:table-cell table:style-name="ce54" table:formula="of:=IF([.$G588]+[.$I588]=0;;[.$G588])" office:value-type="float" office:value="0" calcext:value-type="float">
            <text:p>0</text:p>
          </table:table-cell>
          <table:table-cell table:style-name="ce70" table:formula="of:=IF([.$G588]+[.$I588]=0;;[.$I588]-[.$G588])" office:value-type="float" office:value="0" calcext:value-type="float">
            <text:p>+0</text:p>
          </table:table-cell>
          <table:table-cell table:style-name="ce77" table:formula="of:=IF([.$G588]+[.$I588]=0;&quot;(Vincente)&quot;;IF([.$G588]&gt;[.$I588];[.$B588];[.$C588]))" office:value-type="string" office:string-value="(Vincente)" calcext:value-type="string">
            <text:p>(Vincente)</text:p>
          </table:table-cell>
          <table:table-cell table:style-name="ce77" table:formula="of:=IF([.$G588]+[.$I588]=0;&quot;(Perdente)&quot;;IF([.$G588]&lt;[.$I588];[.$B588];[.$C58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9]=&quot;&quot;;&quot;&quot;;HYPERLINK(VLOOKUP([.B58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7" calcext:value-type="float" table:number-columns-spanned="1" table:number-rows-spanned="2">
            <text:p>9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90]=&quot;&quot;;&quot;&quot;;TEXT([.E59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90]=&quot;&quot;;&quot;(Squadra A)&quot;;[.$B590])" office:value-type="string" office:string-value="(Squadra A)" calcext:value-type="string">
            <text:p>(Squadra A)</text:p>
          </table:table-cell>
          <table:table-cell table:style-name="ce54" table:formula="of:=IF([.$G590]+[.$I590]=0;;IF([.$G590]&gt;[.$I590];1;0))" office:value-type="float" office:value="0" calcext:value-type="float">
            <text:p>0</text:p>
          </table:table-cell>
          <table:table-cell table:style-name="ce77" table:formula="of:=IF([.$G590]+[.$I590]=0;;IF([.$G590]&lt;[.$I590];IF([.$G590]&amp;&quot;-&quot;&amp;[.$I590]=&quot;0-20&quot;;1;0);0))" office:value-type="float" office:value="0" calcext:value-type="float">
            <text:p>0</text:p>
          </table:table-cell>
          <table:table-cell table:style-name="ce77" table:formula="of:=IF([.$G590]+[.$I590]=0;;IF([.$G590]&lt;[.$I590];IF([.$G590]&amp;&quot;-&quot;&amp;[.$I590]&lt;&gt;&quot;0-20&quot;;1;0);0))" office:value-type="float" office:value="0" calcext:value-type="float">
            <text:p>0</text:p>
          </table:table-cell>
          <table:table-cell table:style-name="ce54" table:formula="of:=IF([.$G590]+[.$I590]=0;;[.$G590])" office:value-type="float" office:value="0" calcext:value-type="float">
            <text:p>0</text:p>
          </table:table-cell>
          <table:table-cell table:style-name="ce54" table:formula="of:=IF([.$G590]+[.$I590]=0;;[.$I590])" office:value-type="float" office:value="0" calcext:value-type="float">
            <text:p>0</text:p>
          </table:table-cell>
          <table:table-cell table:style-name="ce70" table:formula="of:=IF([.$G590]+[.$I590]=0;;[.$G590]-[.$I590])" office:value-type="float" office:value="0" calcext:value-type="float">
            <text:p>+0</text:p>
          </table:table-cell>
          <table:table-cell table:style-name="ce63" table:formula="of:=IF([.$C590]=&quot;&quot;;&quot;(Squadra B)&quot;;[.$C590])" office:value-type="string" office:string-value="(Squadra B)" calcext:value-type="string">
            <text:p>(Squadra B)</text:p>
          </table:table-cell>
          <table:table-cell table:style-name="ce54" table:formula="of:=IF([.$G590]+[.$I590]=0;;IF([.$I590]&gt;[.$G590];1;0))" office:value-type="float" office:value="0" calcext:value-type="float">
            <text:p>0</text:p>
          </table:table-cell>
          <table:table-cell table:style-name="ce77" table:formula="of:=IF([.$G590]+[.$I590]=0;;IF([.$I590]&lt;[.$G590];IF([.$G590]&amp;&quot;-&quot;&amp;[.$I590]=&quot;20-0&quot;;1;0);0))" office:value-type="float" office:value="0" calcext:value-type="float">
            <text:p>0</text:p>
          </table:table-cell>
          <table:table-cell table:style-name="ce77" table:formula="of:=IF([.$G590]+[.$I590]=0;;IF([.$I590]&lt;[.$G590];IF([.$G590]&amp;&quot;-&quot;&amp;[.$I590]&lt;&gt;&quot;20-0&quot;;1;0);0))" office:value-type="float" office:value="0" calcext:value-type="float">
            <text:p>0</text:p>
          </table:table-cell>
          <table:table-cell table:style-name="ce54" table:formula="of:=IF([.$G590]+[.$I590]=0;;[.$I590])" office:value-type="float" office:value="0" calcext:value-type="float">
            <text:p>0</text:p>
          </table:table-cell>
          <table:table-cell table:style-name="ce54" table:formula="of:=IF([.$G590]+[.$I590]=0;;[.$G590])" office:value-type="float" office:value="0" calcext:value-type="float">
            <text:p>0</text:p>
          </table:table-cell>
          <table:table-cell table:style-name="ce70" table:formula="of:=IF([.$G590]+[.$I590]=0;;[.$I590]-[.$G590])" office:value-type="float" office:value="0" calcext:value-type="float">
            <text:p>+0</text:p>
          </table:table-cell>
          <table:table-cell table:style-name="ce77" table:formula="of:=IF([.$G590]+[.$I590]=0;&quot;(Vincente)&quot;;IF([.$G590]&gt;[.$I590];[.$B590];[.$C590]))" office:value-type="string" office:string-value="(Vincente)" calcext:value-type="string">
            <text:p>(Vincente)</text:p>
          </table:table-cell>
          <table:table-cell table:style-name="ce77" table:formula="of:=IF([.$G590]+[.$I590]=0;&quot;(Perdente)&quot;;IF([.$G590]&lt;[.$I590];[.$B590];[.$C59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91]=&quot;&quot;;&quot;&quot;;HYPERLINK(VLOOKUP([.B59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8" calcext:value-type="float" table:number-columns-spanned="1" table:number-rows-spanned="2">
            <text:p>9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92]=&quot;&quot;;&quot;&quot;;TEXT([.E59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92]=&quot;&quot;;&quot;(Squadra A)&quot;;[.$B592])" office:value-type="string" office:string-value="(Squadra A)" calcext:value-type="string">
            <text:p>(Squadra A)</text:p>
          </table:table-cell>
          <table:table-cell table:style-name="ce54" table:formula="of:=IF([.$G592]+[.$I592]=0;;IF([.$G592]&gt;[.$I592];1;0))" office:value-type="float" office:value="0" calcext:value-type="float">
            <text:p>0</text:p>
          </table:table-cell>
          <table:table-cell table:style-name="ce77" table:formula="of:=IF([.$G592]+[.$I592]=0;;IF([.$G592]&lt;[.$I592];IF([.$G592]&amp;&quot;-&quot;&amp;[.$I592]=&quot;0-20&quot;;1;0);0))" office:value-type="float" office:value="0" calcext:value-type="float">
            <text:p>0</text:p>
          </table:table-cell>
          <table:table-cell table:style-name="ce77" table:formula="of:=IF([.$G592]+[.$I592]=0;;IF([.$G592]&lt;[.$I592];IF([.$G592]&amp;&quot;-&quot;&amp;[.$I592]&lt;&gt;&quot;0-20&quot;;1;0);0))" office:value-type="float" office:value="0" calcext:value-type="float">
            <text:p>0</text:p>
          </table:table-cell>
          <table:table-cell table:style-name="ce54" table:formula="of:=IF([.$G592]+[.$I592]=0;;[.$G592])" office:value-type="float" office:value="0" calcext:value-type="float">
            <text:p>0</text:p>
          </table:table-cell>
          <table:table-cell table:style-name="ce54" table:formula="of:=IF([.$G592]+[.$I592]=0;;[.$I592])" office:value-type="float" office:value="0" calcext:value-type="float">
            <text:p>0</text:p>
          </table:table-cell>
          <table:table-cell table:style-name="ce70" table:formula="of:=IF([.$G592]+[.$I592]=0;;[.$G592]-[.$I592])" office:value-type="float" office:value="0" calcext:value-type="float">
            <text:p>+0</text:p>
          </table:table-cell>
          <table:table-cell table:style-name="ce63" table:formula="of:=IF([.$C592]=&quot;&quot;;&quot;(Squadra B)&quot;;[.$C592])" office:value-type="string" office:string-value="(Squadra B)" calcext:value-type="string">
            <text:p>(Squadra B)</text:p>
          </table:table-cell>
          <table:table-cell table:style-name="ce54" table:formula="of:=IF([.$G592]+[.$I592]=0;;IF([.$I592]&gt;[.$G592];1;0))" office:value-type="float" office:value="0" calcext:value-type="float">
            <text:p>0</text:p>
          </table:table-cell>
          <table:table-cell table:style-name="ce77" table:formula="of:=IF([.$G592]+[.$I592]=0;;IF([.$I592]&lt;[.$G592];IF([.$G592]&amp;&quot;-&quot;&amp;[.$I592]=&quot;20-0&quot;;1;0);0))" office:value-type="float" office:value="0" calcext:value-type="float">
            <text:p>0</text:p>
          </table:table-cell>
          <table:table-cell table:style-name="ce77" table:formula="of:=IF([.$G592]+[.$I592]=0;;IF([.$I592]&lt;[.$G592];IF([.$G592]&amp;&quot;-&quot;&amp;[.$I592]&lt;&gt;&quot;20-0&quot;;1;0);0))" office:value-type="float" office:value="0" calcext:value-type="float">
            <text:p>0</text:p>
          </table:table-cell>
          <table:table-cell table:style-name="ce54" table:formula="of:=IF([.$G592]+[.$I592]=0;;[.$I592])" office:value-type="float" office:value="0" calcext:value-type="float">
            <text:p>0</text:p>
          </table:table-cell>
          <table:table-cell table:style-name="ce54" table:formula="of:=IF([.$G592]+[.$I592]=0;;[.$G592])" office:value-type="float" office:value="0" calcext:value-type="float">
            <text:p>0</text:p>
          </table:table-cell>
          <table:table-cell table:style-name="ce70" table:formula="of:=IF([.$G592]+[.$I592]=0;;[.$I592]-[.$G592])" office:value-type="float" office:value="0" calcext:value-type="float">
            <text:p>+0</text:p>
          </table:table-cell>
          <table:table-cell table:style-name="ce77" table:formula="of:=IF([.$G592]+[.$I592]=0;&quot;(Vincente)&quot;;IF([.$G592]&gt;[.$I592];[.$B592];[.$C592]))" office:value-type="string" office:string-value="(Vincente)" calcext:value-type="string">
            <text:p>(Vincente)</text:p>
          </table:table-cell>
          <table:table-cell table:style-name="ce77" table:formula="of:=IF([.$G592]+[.$I592]=0;&quot;(Perdente)&quot;;IF([.$G592]&lt;[.$I592];[.$B592];[.$C59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93]=&quot;&quot;;&quot;&quot;;HYPERLINK(VLOOKUP([.B59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9" calcext:value-type="float" table:number-columns-spanned="1" table:number-rows-spanned="2">
            <text:p>9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94]=&quot;&quot;;&quot;&quot;;TEXT([.E59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94]=&quot;&quot;;&quot;(Squadra A)&quot;;[.$B594])" office:value-type="string" office:string-value="(Squadra A)" calcext:value-type="string">
            <text:p>(Squadra A)</text:p>
          </table:table-cell>
          <table:table-cell table:style-name="ce54" table:formula="of:=IF([.$G594]+[.$I594]=0;;IF([.$G594]&gt;[.$I594];1;0))" office:value-type="float" office:value="0" calcext:value-type="float">
            <text:p>0</text:p>
          </table:table-cell>
          <table:table-cell table:style-name="ce77" table:formula="of:=IF([.$G594]+[.$I594]=0;;IF([.$G594]&lt;[.$I594];IF([.$G594]&amp;&quot;-&quot;&amp;[.$I594]=&quot;0-20&quot;;1;0);0))" office:value-type="float" office:value="0" calcext:value-type="float">
            <text:p>0</text:p>
          </table:table-cell>
          <table:table-cell table:style-name="ce77" table:formula="of:=IF([.$G594]+[.$I594]=0;;IF([.$G594]&lt;[.$I594];IF([.$G594]&amp;&quot;-&quot;&amp;[.$I594]&lt;&gt;&quot;0-20&quot;;1;0);0))" office:value-type="float" office:value="0" calcext:value-type="float">
            <text:p>0</text:p>
          </table:table-cell>
          <table:table-cell table:style-name="ce54" table:formula="of:=IF([.$G594]+[.$I594]=0;;[.$G594])" office:value-type="float" office:value="0" calcext:value-type="float">
            <text:p>0</text:p>
          </table:table-cell>
          <table:table-cell table:style-name="ce54" table:formula="of:=IF([.$G594]+[.$I594]=0;;[.$I594])" office:value-type="float" office:value="0" calcext:value-type="float">
            <text:p>0</text:p>
          </table:table-cell>
          <table:table-cell table:style-name="ce70" table:formula="of:=IF([.$G594]+[.$I594]=0;;[.$G594]-[.$I594])" office:value-type="float" office:value="0" calcext:value-type="float">
            <text:p>+0</text:p>
          </table:table-cell>
          <table:table-cell table:style-name="ce63" table:formula="of:=IF([.$C594]=&quot;&quot;;&quot;(Squadra B)&quot;;[.$C594])" office:value-type="string" office:string-value="(Squadra B)" calcext:value-type="string">
            <text:p>(Squadra B)</text:p>
          </table:table-cell>
          <table:table-cell table:style-name="ce54" table:formula="of:=IF([.$G594]+[.$I594]=0;;IF([.$I594]&gt;[.$G594];1;0))" office:value-type="float" office:value="0" calcext:value-type="float">
            <text:p>0</text:p>
          </table:table-cell>
          <table:table-cell table:style-name="ce77" table:formula="of:=IF([.$G594]+[.$I594]=0;;IF([.$I594]&lt;[.$G594];IF([.$G594]&amp;&quot;-&quot;&amp;[.$I594]=&quot;20-0&quot;;1;0);0))" office:value-type="float" office:value="0" calcext:value-type="float">
            <text:p>0</text:p>
          </table:table-cell>
          <table:table-cell table:style-name="ce77" table:formula="of:=IF([.$G594]+[.$I594]=0;;IF([.$I594]&lt;[.$G594];IF([.$G594]&amp;&quot;-&quot;&amp;[.$I594]&lt;&gt;&quot;20-0&quot;;1;0);0))" office:value-type="float" office:value="0" calcext:value-type="float">
            <text:p>0</text:p>
          </table:table-cell>
          <table:table-cell table:style-name="ce54" table:formula="of:=IF([.$G594]+[.$I594]=0;;[.$I594])" office:value-type="float" office:value="0" calcext:value-type="float">
            <text:p>0</text:p>
          </table:table-cell>
          <table:table-cell table:style-name="ce54" table:formula="of:=IF([.$G594]+[.$I594]=0;;[.$G594])" office:value-type="float" office:value="0" calcext:value-type="float">
            <text:p>0</text:p>
          </table:table-cell>
          <table:table-cell table:style-name="ce70" table:formula="of:=IF([.$G594]+[.$I594]=0;;[.$I594]-[.$G594])" office:value-type="float" office:value="0" calcext:value-type="float">
            <text:p>+0</text:p>
          </table:table-cell>
          <table:table-cell table:style-name="ce77" table:formula="of:=IF([.$G594]+[.$I594]=0;&quot;(Vincente)&quot;;IF([.$G594]&gt;[.$I594];[.$B594];[.$C594]))" office:value-type="string" office:string-value="(Vincente)" calcext:value-type="string">
            <text:p>(Vincente)</text:p>
          </table:table-cell>
          <table:table-cell table:style-name="ce77" table:formula="of:=IF([.$G594]+[.$I594]=0;&quot;(Perdente)&quot;;IF([.$G594]&lt;[.$I594];[.$B594];[.$C59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95]=&quot;&quot;;&quot;&quot;;HYPERLINK(VLOOKUP([.B59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2" calcext:value-type="float">
            <text:p>12</text:p>
          </table:table-cell>
          <table:table-cell table:style-name="ce87" table:formula="of:=IF(ISNUMBER([.A597]);ROMAN([.A597])&amp;&quot; GIORNATA&quot;;COM.MICROSOFT.SWITCH([.A597];&quot;1-2&quot;;&quot;FINALE 1°-2° POSTO&quot;;&quot;3-4&quot;;&quot;FINALE 3°-4° POSTO&quot;;&quot;1-4&quot;;&quot;SEMIFINALI 1°-4° POSTO&quot;;&quot;1-8&quot;;&quot;QUARTI DI FINALE 1°-8° POSTO&quot;;&quot;&quot;))" office:value-type="string" office:string-value="XII GIORNATA" calcext:value-type="string" table:number-columns-spanned="8" table:number-rows-spanned="1">
            <text:p>X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0" calcext:value-type="float" table:number-columns-spanned="1" table:number-rows-spanned="2">
            <text:p>10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99]=&quot;&quot;;&quot;&quot;;TEXT([.E59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599]=&quot;&quot;;&quot;(Squadra A)&quot;;[.$B599])" office:value-type="string" office:string-value="(Squadra A)" calcext:value-type="string">
            <text:p>(Squadra A)</text:p>
          </table:table-cell>
          <table:table-cell table:style-name="ce54" table:formula="of:=IF([.$G599]+[.$I599]=0;;IF([.$G599]&gt;[.$I599];1;0))" office:value-type="float" office:value="0" calcext:value-type="float">
            <text:p>0</text:p>
          </table:table-cell>
          <table:table-cell table:style-name="ce77" table:formula="of:=IF([.$G599]+[.$I599]=0;;IF([.$G599]&lt;[.$I599];IF([.$G599]&amp;&quot;-&quot;&amp;[.$I599]=&quot;0-20&quot;;1;0);0))" office:value-type="float" office:value="0" calcext:value-type="float">
            <text:p>0</text:p>
          </table:table-cell>
          <table:table-cell table:style-name="ce77" table:formula="of:=IF([.$G599]+[.$I599]=0;;IF([.$G599]&lt;[.$I599];IF([.$G599]&amp;&quot;-&quot;&amp;[.$I599]&lt;&gt;&quot;0-20&quot;;1;0);0))" office:value-type="float" office:value="0" calcext:value-type="float">
            <text:p>0</text:p>
          </table:table-cell>
          <table:table-cell table:style-name="ce54" table:formula="of:=IF([.$G599]+[.$I599]=0;;[.$G599])" office:value-type="float" office:value="0" calcext:value-type="float">
            <text:p>0</text:p>
          </table:table-cell>
          <table:table-cell table:style-name="ce54" table:formula="of:=IF([.$G599]+[.$I599]=0;;[.$I599])" office:value-type="float" office:value="0" calcext:value-type="float">
            <text:p>0</text:p>
          </table:table-cell>
          <table:table-cell table:style-name="ce70" table:formula="of:=IF([.$G599]+[.$I599]=0;;[.$G599]-[.$I599])" office:value-type="float" office:value="0" calcext:value-type="float">
            <text:p>+0</text:p>
          </table:table-cell>
          <table:table-cell table:style-name="ce63" table:formula="of:=IF([.$C599]=&quot;&quot;;&quot;(Squadra B)&quot;;[.$C599])" office:value-type="string" office:string-value="(Squadra B)" calcext:value-type="string">
            <text:p>(Squadra B)</text:p>
          </table:table-cell>
          <table:table-cell table:style-name="ce54" table:formula="of:=IF([.$G599]+[.$I599]=0;;IF([.$I599]&gt;[.$G599];1;0))" office:value-type="float" office:value="0" calcext:value-type="float">
            <text:p>0</text:p>
          </table:table-cell>
          <table:table-cell table:style-name="ce77" table:formula="of:=IF([.$G599]+[.$I599]=0;;IF([.$I599]&lt;[.$G599];IF([.$G599]&amp;&quot;-&quot;&amp;[.$I599]=&quot;20-0&quot;;1;0);0))" office:value-type="float" office:value="0" calcext:value-type="float">
            <text:p>0</text:p>
          </table:table-cell>
          <table:table-cell table:style-name="ce77" table:formula="of:=IF([.$G599]+[.$I599]=0;;IF([.$I599]&lt;[.$G599];IF([.$G599]&amp;&quot;-&quot;&amp;[.$I599]&lt;&gt;&quot;20-0&quot;;1;0);0))" office:value-type="float" office:value="0" calcext:value-type="float">
            <text:p>0</text:p>
          </table:table-cell>
          <table:table-cell table:style-name="ce54" table:formula="of:=IF([.$G599]+[.$I599]=0;;[.$I599])" office:value-type="float" office:value="0" calcext:value-type="float">
            <text:p>0</text:p>
          </table:table-cell>
          <table:table-cell table:style-name="ce54" table:formula="of:=IF([.$G599]+[.$I599]=0;;[.$G599])" office:value-type="float" office:value="0" calcext:value-type="float">
            <text:p>0</text:p>
          </table:table-cell>
          <table:table-cell table:style-name="ce70" table:formula="of:=IF([.$G599]+[.$I599]=0;;[.$I599]-[.$G599])" office:value-type="float" office:value="0" calcext:value-type="float">
            <text:p>+0</text:p>
          </table:table-cell>
          <table:table-cell table:style-name="ce77" table:formula="of:=IF([.$G599]+[.$I599]=0;&quot;(Vincente)&quot;;IF([.$G599]&gt;[.$I599];[.$B599];[.$C599]))" office:value-type="string" office:string-value="(Vincente)" calcext:value-type="string">
            <text:p>(Vincente)</text:p>
          </table:table-cell>
          <table:table-cell table:style-name="ce77" table:formula="of:=IF([.$G599]+[.$I599]=0;&quot;(Perdente)&quot;;IF([.$G599]&lt;[.$I599];[.$B599];[.$C59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0]=&quot;&quot;;&quot;&quot;;HYPERLINK(VLOOKUP([.B60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1" calcext:value-type="float" table:number-columns-spanned="1" table:number-rows-spanned="2">
            <text:p>10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1]=&quot;&quot;;&quot;&quot;;TEXT([.E60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01]=&quot;&quot;;&quot;(Squadra A)&quot;;[.$B601])" office:value-type="string" office:string-value="(Squadra A)" calcext:value-type="string">
            <text:p>(Squadra A)</text:p>
          </table:table-cell>
          <table:table-cell table:style-name="ce54" table:formula="of:=IF([.$G601]+[.$I601]=0;;IF([.$G601]&gt;[.$I601];1;0))" office:value-type="float" office:value="0" calcext:value-type="float">
            <text:p>0</text:p>
          </table:table-cell>
          <table:table-cell table:style-name="ce77" table:formula="of:=IF([.$G601]+[.$I601]=0;;IF([.$G601]&lt;[.$I601];IF([.$G601]&amp;&quot;-&quot;&amp;[.$I601]=&quot;0-20&quot;;1;0);0))" office:value-type="float" office:value="0" calcext:value-type="float">
            <text:p>0</text:p>
          </table:table-cell>
          <table:table-cell table:style-name="ce77" table:formula="of:=IF([.$G601]+[.$I601]=0;;IF([.$G601]&lt;[.$I601];IF([.$G601]&amp;&quot;-&quot;&amp;[.$I601]&lt;&gt;&quot;0-20&quot;;1;0);0))" office:value-type="float" office:value="0" calcext:value-type="float">
            <text:p>0</text:p>
          </table:table-cell>
          <table:table-cell table:style-name="ce54" table:formula="of:=IF([.$G601]+[.$I601]=0;;[.$G601])" office:value-type="float" office:value="0" calcext:value-type="float">
            <text:p>0</text:p>
          </table:table-cell>
          <table:table-cell table:style-name="ce54" table:formula="of:=IF([.$G601]+[.$I601]=0;;[.$I601])" office:value-type="float" office:value="0" calcext:value-type="float">
            <text:p>0</text:p>
          </table:table-cell>
          <table:table-cell table:style-name="ce70" table:formula="of:=IF([.$G601]+[.$I601]=0;;[.$G601]-[.$I601])" office:value-type="float" office:value="0" calcext:value-type="float">
            <text:p>+0</text:p>
          </table:table-cell>
          <table:table-cell table:style-name="ce63" table:formula="of:=IF([.$C601]=&quot;&quot;;&quot;(Squadra B)&quot;;[.$C601])" office:value-type="string" office:string-value="(Squadra B)" calcext:value-type="string">
            <text:p>(Squadra B)</text:p>
          </table:table-cell>
          <table:table-cell table:style-name="ce54" table:formula="of:=IF([.$G601]+[.$I601]=0;;IF([.$I601]&gt;[.$G601];1;0))" office:value-type="float" office:value="0" calcext:value-type="float">
            <text:p>0</text:p>
          </table:table-cell>
          <table:table-cell table:style-name="ce77" table:formula="of:=IF([.$G601]+[.$I601]=0;;IF([.$I601]&lt;[.$G601];IF([.$G601]&amp;&quot;-&quot;&amp;[.$I601]=&quot;20-0&quot;;1;0);0))" office:value-type="float" office:value="0" calcext:value-type="float">
            <text:p>0</text:p>
          </table:table-cell>
          <table:table-cell table:style-name="ce77" table:formula="of:=IF([.$G601]+[.$I601]=0;;IF([.$I601]&lt;[.$G601];IF([.$G601]&amp;&quot;-&quot;&amp;[.$I601]&lt;&gt;&quot;20-0&quot;;1;0);0))" office:value-type="float" office:value="0" calcext:value-type="float">
            <text:p>0</text:p>
          </table:table-cell>
          <table:table-cell table:style-name="ce54" table:formula="of:=IF([.$G601]+[.$I601]=0;;[.$I601])" office:value-type="float" office:value="0" calcext:value-type="float">
            <text:p>0</text:p>
          </table:table-cell>
          <table:table-cell table:style-name="ce54" table:formula="of:=IF([.$G601]+[.$I601]=0;;[.$G601])" office:value-type="float" office:value="0" calcext:value-type="float">
            <text:p>0</text:p>
          </table:table-cell>
          <table:table-cell table:style-name="ce70" table:formula="of:=IF([.$G601]+[.$I601]=0;;[.$I601]-[.$G601])" office:value-type="float" office:value="0" calcext:value-type="float">
            <text:p>+0</text:p>
          </table:table-cell>
          <table:table-cell table:style-name="ce77" table:formula="of:=IF([.$G601]+[.$I601]=0;&quot;(Vincente)&quot;;IF([.$G601]&gt;[.$I601];[.$B601];[.$C601]))" office:value-type="string" office:string-value="(Vincente)" calcext:value-type="string">
            <text:p>(Vincente)</text:p>
          </table:table-cell>
          <table:table-cell table:style-name="ce77" table:formula="of:=IF([.$G601]+[.$I601]=0;&quot;(Perdente)&quot;;IF([.$G601]&lt;[.$I601];[.$B601];[.$C60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2]=&quot;&quot;;&quot;&quot;;HYPERLINK(VLOOKUP([.B60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2" calcext:value-type="float" table:number-columns-spanned="1" table:number-rows-spanned="2">
            <text:p>10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3]=&quot;&quot;;&quot;&quot;;TEXT([.E60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03]=&quot;&quot;;&quot;(Squadra A)&quot;;[.$B603])" office:value-type="string" office:string-value="(Squadra A)" calcext:value-type="string">
            <text:p>(Squadra A)</text:p>
          </table:table-cell>
          <table:table-cell table:style-name="ce54" table:formula="of:=IF([.$G603]+[.$I603]=0;;IF([.$G603]&gt;[.$I603];1;0))" office:value-type="float" office:value="0" calcext:value-type="float">
            <text:p>0</text:p>
          </table:table-cell>
          <table:table-cell table:style-name="ce77" table:formula="of:=IF([.$G603]+[.$I603]=0;;IF([.$G603]&lt;[.$I603];IF([.$G603]&amp;&quot;-&quot;&amp;[.$I603]=&quot;0-20&quot;;1;0);0))" office:value-type="float" office:value="0" calcext:value-type="float">
            <text:p>0</text:p>
          </table:table-cell>
          <table:table-cell table:style-name="ce77" table:formula="of:=IF([.$G603]+[.$I603]=0;;IF([.$G603]&lt;[.$I603];IF([.$G603]&amp;&quot;-&quot;&amp;[.$I603]&lt;&gt;&quot;0-20&quot;;1;0);0))" office:value-type="float" office:value="0" calcext:value-type="float">
            <text:p>0</text:p>
          </table:table-cell>
          <table:table-cell table:style-name="ce54" table:formula="of:=IF([.$G603]+[.$I603]=0;;[.$G603])" office:value-type="float" office:value="0" calcext:value-type="float">
            <text:p>0</text:p>
          </table:table-cell>
          <table:table-cell table:style-name="ce54" table:formula="of:=IF([.$G603]+[.$I603]=0;;[.$I603])" office:value-type="float" office:value="0" calcext:value-type="float">
            <text:p>0</text:p>
          </table:table-cell>
          <table:table-cell table:style-name="ce70" table:formula="of:=IF([.$G603]+[.$I603]=0;;[.$G603]-[.$I603])" office:value-type="float" office:value="0" calcext:value-type="float">
            <text:p>+0</text:p>
          </table:table-cell>
          <table:table-cell table:style-name="ce63" table:formula="of:=IF([.$C603]=&quot;&quot;;&quot;(Squadra B)&quot;;[.$C603])" office:value-type="string" office:string-value="(Squadra B)" calcext:value-type="string">
            <text:p>(Squadra B)</text:p>
          </table:table-cell>
          <table:table-cell table:style-name="ce54" table:formula="of:=IF([.$G603]+[.$I603]=0;;IF([.$I603]&gt;[.$G603];1;0))" office:value-type="float" office:value="0" calcext:value-type="float">
            <text:p>0</text:p>
          </table:table-cell>
          <table:table-cell table:style-name="ce77" table:formula="of:=IF([.$G603]+[.$I603]=0;;IF([.$I603]&lt;[.$G603];IF([.$G603]&amp;&quot;-&quot;&amp;[.$I603]=&quot;20-0&quot;;1;0);0))" office:value-type="float" office:value="0" calcext:value-type="float">
            <text:p>0</text:p>
          </table:table-cell>
          <table:table-cell table:style-name="ce77" table:formula="of:=IF([.$G603]+[.$I603]=0;;IF([.$I603]&lt;[.$G603];IF([.$G603]&amp;&quot;-&quot;&amp;[.$I603]&lt;&gt;&quot;20-0&quot;;1;0);0))" office:value-type="float" office:value="0" calcext:value-type="float">
            <text:p>0</text:p>
          </table:table-cell>
          <table:table-cell table:style-name="ce54" table:formula="of:=IF([.$G603]+[.$I603]=0;;[.$I603])" office:value-type="float" office:value="0" calcext:value-type="float">
            <text:p>0</text:p>
          </table:table-cell>
          <table:table-cell table:style-name="ce54" table:formula="of:=IF([.$G603]+[.$I603]=0;;[.$G603])" office:value-type="float" office:value="0" calcext:value-type="float">
            <text:p>0</text:p>
          </table:table-cell>
          <table:table-cell table:style-name="ce70" table:formula="of:=IF([.$G603]+[.$I603]=0;;[.$I603]-[.$G603])" office:value-type="float" office:value="0" calcext:value-type="float">
            <text:p>+0</text:p>
          </table:table-cell>
          <table:table-cell table:style-name="ce77" table:formula="of:=IF([.$G603]+[.$I603]=0;&quot;(Vincente)&quot;;IF([.$G603]&gt;[.$I603];[.$B603];[.$C603]))" office:value-type="string" office:string-value="(Vincente)" calcext:value-type="string">
            <text:p>(Vincente)</text:p>
          </table:table-cell>
          <table:table-cell table:style-name="ce77" table:formula="of:=IF([.$G603]+[.$I603]=0;&quot;(Perdente)&quot;;IF([.$G603]&lt;[.$I603];[.$B603];[.$C6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4]=&quot;&quot;;&quot;&quot;;HYPERLINK(VLOOKUP([.B6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3" calcext:value-type="float" table:number-columns-spanned="1" table:number-rows-spanned="2">
            <text:p>10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5]=&quot;&quot;;&quot;&quot;;TEXT([.E60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05]=&quot;&quot;;&quot;(Squadra A)&quot;;[.$B605])" office:value-type="string" office:string-value="(Squadra A)" calcext:value-type="string">
            <text:p>(Squadra A)</text:p>
          </table:table-cell>
          <table:table-cell table:style-name="ce54" table:formula="of:=IF([.$G605]+[.$I605]=0;;IF([.$G605]&gt;[.$I605];1;0))" office:value-type="float" office:value="0" calcext:value-type="float">
            <text:p>0</text:p>
          </table:table-cell>
          <table:table-cell table:style-name="ce77" table:formula="of:=IF([.$G605]+[.$I605]=0;;IF([.$G605]&lt;[.$I605];IF([.$G605]&amp;&quot;-&quot;&amp;[.$I605]=&quot;0-20&quot;;1;0);0))" office:value-type="float" office:value="0" calcext:value-type="float">
            <text:p>0</text:p>
          </table:table-cell>
          <table:table-cell table:style-name="ce77" table:formula="of:=IF([.$G605]+[.$I605]=0;;IF([.$G605]&lt;[.$I605];IF([.$G605]&amp;&quot;-&quot;&amp;[.$I605]&lt;&gt;&quot;0-20&quot;;1;0);0))" office:value-type="float" office:value="0" calcext:value-type="float">
            <text:p>0</text:p>
          </table:table-cell>
          <table:table-cell table:style-name="ce54" table:formula="of:=IF([.$G605]+[.$I605]=0;;[.$G605])" office:value-type="float" office:value="0" calcext:value-type="float">
            <text:p>0</text:p>
          </table:table-cell>
          <table:table-cell table:style-name="ce54" table:formula="of:=IF([.$G605]+[.$I605]=0;;[.$I605])" office:value-type="float" office:value="0" calcext:value-type="float">
            <text:p>0</text:p>
          </table:table-cell>
          <table:table-cell table:style-name="ce70" table:formula="of:=IF([.$G605]+[.$I605]=0;;[.$G605]-[.$I605])" office:value-type="float" office:value="0" calcext:value-type="float">
            <text:p>+0</text:p>
          </table:table-cell>
          <table:table-cell table:style-name="ce63" table:formula="of:=IF([.$C605]=&quot;&quot;;&quot;(Squadra B)&quot;;[.$C605])" office:value-type="string" office:string-value="(Squadra B)" calcext:value-type="string">
            <text:p>(Squadra B)</text:p>
          </table:table-cell>
          <table:table-cell table:style-name="ce54" table:formula="of:=IF([.$G605]+[.$I605]=0;;IF([.$I605]&gt;[.$G605];1;0))" office:value-type="float" office:value="0" calcext:value-type="float">
            <text:p>0</text:p>
          </table:table-cell>
          <table:table-cell table:style-name="ce77" table:formula="of:=IF([.$G605]+[.$I605]=0;;IF([.$I605]&lt;[.$G605];IF([.$G605]&amp;&quot;-&quot;&amp;[.$I605]=&quot;20-0&quot;;1;0);0))" office:value-type="float" office:value="0" calcext:value-type="float">
            <text:p>0</text:p>
          </table:table-cell>
          <table:table-cell table:style-name="ce77" table:formula="of:=IF([.$G605]+[.$I605]=0;;IF([.$I605]&lt;[.$G605];IF([.$G605]&amp;&quot;-&quot;&amp;[.$I605]&lt;&gt;&quot;20-0&quot;;1;0);0))" office:value-type="float" office:value="0" calcext:value-type="float">
            <text:p>0</text:p>
          </table:table-cell>
          <table:table-cell table:style-name="ce54" table:formula="of:=IF([.$G605]+[.$I605]=0;;[.$I605])" office:value-type="float" office:value="0" calcext:value-type="float">
            <text:p>0</text:p>
          </table:table-cell>
          <table:table-cell table:style-name="ce54" table:formula="of:=IF([.$G605]+[.$I605]=0;;[.$G605])" office:value-type="float" office:value="0" calcext:value-type="float">
            <text:p>0</text:p>
          </table:table-cell>
          <table:table-cell table:style-name="ce70" table:formula="of:=IF([.$G605]+[.$I605]=0;;[.$I605]-[.$G605])" office:value-type="float" office:value="0" calcext:value-type="float">
            <text:p>+0</text:p>
          </table:table-cell>
          <table:table-cell table:style-name="ce77" table:formula="of:=IF([.$G605]+[.$I605]=0;&quot;(Vincente)&quot;;IF([.$G605]&gt;[.$I605];[.$B605];[.$C605]))" office:value-type="string" office:string-value="(Vincente)" calcext:value-type="string">
            <text:p>(Vincente)</text:p>
          </table:table-cell>
          <table:table-cell table:style-name="ce77" table:formula="of:=IF([.$G605]+[.$I605]=0;&quot;(Perdente)&quot;;IF([.$G605]&lt;[.$I605];[.$B605];[.$C60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6]=&quot;&quot;;&quot;&quot;;HYPERLINK(VLOOKUP([.B60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4" calcext:value-type="float" table:number-columns-spanned="1" table:number-rows-spanned="2">
            <text:p>10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7]=&quot;&quot;;&quot;&quot;;TEXT([.E60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07]=&quot;&quot;;&quot;(Squadra A)&quot;;[.$B607])" office:value-type="string" office:string-value="(Squadra A)" calcext:value-type="string">
            <text:p>(Squadra A)</text:p>
          </table:table-cell>
          <table:table-cell table:style-name="ce54" table:formula="of:=IF([.$G607]+[.$I607]=0;;IF([.$G607]&gt;[.$I607];1;0))" office:value-type="float" office:value="0" calcext:value-type="float">
            <text:p>0</text:p>
          </table:table-cell>
          <table:table-cell table:style-name="ce77" table:formula="of:=IF([.$G607]+[.$I607]=0;;IF([.$G607]&lt;[.$I607];IF([.$G607]&amp;&quot;-&quot;&amp;[.$I607]=&quot;0-20&quot;;1;0);0))" office:value-type="float" office:value="0" calcext:value-type="float">
            <text:p>0</text:p>
          </table:table-cell>
          <table:table-cell table:style-name="ce77" table:formula="of:=IF([.$G607]+[.$I607]=0;;IF([.$G607]&lt;[.$I607];IF([.$G607]&amp;&quot;-&quot;&amp;[.$I607]&lt;&gt;&quot;0-20&quot;;1;0);0))" office:value-type="float" office:value="0" calcext:value-type="float">
            <text:p>0</text:p>
          </table:table-cell>
          <table:table-cell table:style-name="ce54" table:formula="of:=IF([.$G607]+[.$I607]=0;;[.$G607])" office:value-type="float" office:value="0" calcext:value-type="float">
            <text:p>0</text:p>
          </table:table-cell>
          <table:table-cell table:style-name="ce54" table:formula="of:=IF([.$G607]+[.$I607]=0;;[.$I607])" office:value-type="float" office:value="0" calcext:value-type="float">
            <text:p>0</text:p>
          </table:table-cell>
          <table:table-cell table:style-name="ce70" table:formula="of:=IF([.$G607]+[.$I607]=0;;[.$G607]-[.$I607])" office:value-type="float" office:value="0" calcext:value-type="float">
            <text:p>+0</text:p>
          </table:table-cell>
          <table:table-cell table:style-name="ce63" table:formula="of:=IF([.$C607]=&quot;&quot;;&quot;(Squadra B)&quot;;[.$C607])" office:value-type="string" office:string-value="(Squadra B)" calcext:value-type="string">
            <text:p>(Squadra B)</text:p>
          </table:table-cell>
          <table:table-cell table:style-name="ce54" table:formula="of:=IF([.$G607]+[.$I607]=0;;IF([.$I607]&gt;[.$G607];1;0))" office:value-type="float" office:value="0" calcext:value-type="float">
            <text:p>0</text:p>
          </table:table-cell>
          <table:table-cell table:style-name="ce77" table:formula="of:=IF([.$G607]+[.$I607]=0;;IF([.$I607]&lt;[.$G607];IF([.$G607]&amp;&quot;-&quot;&amp;[.$I607]=&quot;20-0&quot;;1;0);0))" office:value-type="float" office:value="0" calcext:value-type="float">
            <text:p>0</text:p>
          </table:table-cell>
          <table:table-cell table:style-name="ce77" table:formula="of:=IF([.$G607]+[.$I607]=0;;IF([.$I607]&lt;[.$G607];IF([.$G607]&amp;&quot;-&quot;&amp;[.$I607]&lt;&gt;&quot;20-0&quot;;1;0);0))" office:value-type="float" office:value="0" calcext:value-type="float">
            <text:p>0</text:p>
          </table:table-cell>
          <table:table-cell table:style-name="ce54" table:formula="of:=IF([.$G607]+[.$I607]=0;;[.$I607])" office:value-type="float" office:value="0" calcext:value-type="float">
            <text:p>0</text:p>
          </table:table-cell>
          <table:table-cell table:style-name="ce54" table:formula="of:=IF([.$G607]+[.$I607]=0;;[.$G607])" office:value-type="float" office:value="0" calcext:value-type="float">
            <text:p>0</text:p>
          </table:table-cell>
          <table:table-cell table:style-name="ce70" table:formula="of:=IF([.$G607]+[.$I607]=0;;[.$I607]-[.$G607])" office:value-type="float" office:value="0" calcext:value-type="float">
            <text:p>+0</text:p>
          </table:table-cell>
          <table:table-cell table:style-name="ce77" table:formula="of:=IF([.$G607]+[.$I607]=0;&quot;(Vincente)&quot;;IF([.$G607]&gt;[.$I607];[.$B607];[.$C607]))" office:value-type="string" office:string-value="(Vincente)" calcext:value-type="string">
            <text:p>(Vincente)</text:p>
          </table:table-cell>
          <table:table-cell table:style-name="ce77" table:formula="of:=IF([.$G607]+[.$I607]=0;&quot;(Perdente)&quot;;IF([.$G607]&lt;[.$I607];[.$B607];[.$C60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8]=&quot;&quot;;&quot;&quot;;HYPERLINK(VLOOKUP([.B60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5" calcext:value-type="float" table:number-columns-spanned="1" table:number-rows-spanned="2">
            <text:p>10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9]=&quot;&quot;;&quot;&quot;;TEXT([.E60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09]=&quot;&quot;;&quot;(Squadra A)&quot;;[.$B609])" office:value-type="string" office:string-value="(Squadra A)" calcext:value-type="string">
            <text:p>(Squadra A)</text:p>
          </table:table-cell>
          <table:table-cell table:style-name="ce54" table:formula="of:=IF([.$G609]+[.$I609]=0;;IF([.$G609]&gt;[.$I609];1;0))" office:value-type="float" office:value="0" calcext:value-type="float">
            <text:p>0</text:p>
          </table:table-cell>
          <table:table-cell table:style-name="ce77" table:formula="of:=IF([.$G609]+[.$I609]=0;;IF([.$G609]&lt;[.$I609];IF([.$G609]&amp;&quot;-&quot;&amp;[.$I609]=&quot;0-20&quot;;1;0);0))" office:value-type="float" office:value="0" calcext:value-type="float">
            <text:p>0</text:p>
          </table:table-cell>
          <table:table-cell table:style-name="ce77" table:formula="of:=IF([.$G609]+[.$I609]=0;;IF([.$G609]&lt;[.$I609];IF([.$G609]&amp;&quot;-&quot;&amp;[.$I609]&lt;&gt;&quot;0-20&quot;;1;0);0))" office:value-type="float" office:value="0" calcext:value-type="float">
            <text:p>0</text:p>
          </table:table-cell>
          <table:table-cell table:style-name="ce54" table:formula="of:=IF([.$G609]+[.$I609]=0;;[.$G609])" office:value-type="float" office:value="0" calcext:value-type="float">
            <text:p>0</text:p>
          </table:table-cell>
          <table:table-cell table:style-name="ce54" table:formula="of:=IF([.$G609]+[.$I609]=0;;[.$I609])" office:value-type="float" office:value="0" calcext:value-type="float">
            <text:p>0</text:p>
          </table:table-cell>
          <table:table-cell table:style-name="ce70" table:formula="of:=IF([.$G609]+[.$I609]=0;;[.$G609]-[.$I609])" office:value-type="float" office:value="0" calcext:value-type="float">
            <text:p>+0</text:p>
          </table:table-cell>
          <table:table-cell table:style-name="ce63" table:formula="of:=IF([.$C609]=&quot;&quot;;&quot;(Squadra B)&quot;;[.$C609])" office:value-type="string" office:string-value="(Squadra B)" calcext:value-type="string">
            <text:p>(Squadra B)</text:p>
          </table:table-cell>
          <table:table-cell table:style-name="ce54" table:formula="of:=IF([.$G609]+[.$I609]=0;;IF([.$I609]&gt;[.$G609];1;0))" office:value-type="float" office:value="0" calcext:value-type="float">
            <text:p>0</text:p>
          </table:table-cell>
          <table:table-cell table:style-name="ce77" table:formula="of:=IF([.$G609]+[.$I609]=0;;IF([.$I609]&lt;[.$G609];IF([.$G609]&amp;&quot;-&quot;&amp;[.$I609]=&quot;20-0&quot;;1;0);0))" office:value-type="float" office:value="0" calcext:value-type="float">
            <text:p>0</text:p>
          </table:table-cell>
          <table:table-cell table:style-name="ce77" table:formula="of:=IF([.$G609]+[.$I609]=0;;IF([.$I609]&lt;[.$G609];IF([.$G609]&amp;&quot;-&quot;&amp;[.$I609]&lt;&gt;&quot;20-0&quot;;1;0);0))" office:value-type="float" office:value="0" calcext:value-type="float">
            <text:p>0</text:p>
          </table:table-cell>
          <table:table-cell table:style-name="ce54" table:formula="of:=IF([.$G609]+[.$I609]=0;;[.$I609])" office:value-type="float" office:value="0" calcext:value-type="float">
            <text:p>0</text:p>
          </table:table-cell>
          <table:table-cell table:style-name="ce54" table:formula="of:=IF([.$G609]+[.$I609]=0;;[.$G609])" office:value-type="float" office:value="0" calcext:value-type="float">
            <text:p>0</text:p>
          </table:table-cell>
          <table:table-cell table:style-name="ce70" table:formula="of:=IF([.$G609]+[.$I609]=0;;[.$I609]-[.$G609])" office:value-type="float" office:value="0" calcext:value-type="float">
            <text:p>+0</text:p>
          </table:table-cell>
          <table:table-cell table:style-name="ce77" table:formula="of:=IF([.$G609]+[.$I609]=0;&quot;(Vincente)&quot;;IF([.$G609]&gt;[.$I609];[.$B609];[.$C609]))" office:value-type="string" office:string-value="(Vincente)" calcext:value-type="string">
            <text:p>(Vincente)</text:p>
          </table:table-cell>
          <table:table-cell table:style-name="ce77" table:formula="of:=IF([.$G609]+[.$I609]=0;&quot;(Perdente)&quot;;IF([.$G609]&lt;[.$I609];[.$B609];[.$C60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10]=&quot;&quot;;&quot;&quot;;HYPERLINK(VLOOKUP([.B6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6" calcext:value-type="float" table:number-columns-spanned="1" table:number-rows-spanned="2">
            <text:p>10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11]=&quot;&quot;;&quot;&quot;;TEXT([.E61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11]=&quot;&quot;;&quot;(Squadra A)&quot;;[.$B611])" office:value-type="string" office:string-value="(Squadra A)" calcext:value-type="string">
            <text:p>(Squadra A)</text:p>
          </table:table-cell>
          <table:table-cell table:style-name="ce54" table:formula="of:=IF([.$G611]+[.$I611]=0;;IF([.$G611]&gt;[.$I611];1;0))" office:value-type="float" office:value="0" calcext:value-type="float">
            <text:p>0</text:p>
          </table:table-cell>
          <table:table-cell table:style-name="ce77" table:formula="of:=IF([.$G611]+[.$I611]=0;;IF([.$G611]&lt;[.$I611];IF([.$G611]&amp;&quot;-&quot;&amp;[.$I611]=&quot;0-20&quot;;1;0);0))" office:value-type="float" office:value="0" calcext:value-type="float">
            <text:p>0</text:p>
          </table:table-cell>
          <table:table-cell table:style-name="ce77" table:formula="of:=IF([.$G611]+[.$I611]=0;;IF([.$G611]&lt;[.$I611];IF([.$G611]&amp;&quot;-&quot;&amp;[.$I611]&lt;&gt;&quot;0-20&quot;;1;0);0))" office:value-type="float" office:value="0" calcext:value-type="float">
            <text:p>0</text:p>
          </table:table-cell>
          <table:table-cell table:style-name="ce54" table:formula="of:=IF([.$G611]+[.$I611]=0;;[.$G611])" office:value-type="float" office:value="0" calcext:value-type="float">
            <text:p>0</text:p>
          </table:table-cell>
          <table:table-cell table:style-name="ce54" table:formula="of:=IF([.$G611]+[.$I611]=0;;[.$I611])" office:value-type="float" office:value="0" calcext:value-type="float">
            <text:p>0</text:p>
          </table:table-cell>
          <table:table-cell table:style-name="ce70" table:formula="of:=IF([.$G611]+[.$I611]=0;;[.$G611]-[.$I611])" office:value-type="float" office:value="0" calcext:value-type="float">
            <text:p>+0</text:p>
          </table:table-cell>
          <table:table-cell table:style-name="ce63" table:formula="of:=IF([.$C611]=&quot;&quot;;&quot;(Squadra B)&quot;;[.$C611])" office:value-type="string" office:string-value="(Squadra B)" calcext:value-type="string">
            <text:p>(Squadra B)</text:p>
          </table:table-cell>
          <table:table-cell table:style-name="ce54" table:formula="of:=IF([.$G611]+[.$I611]=0;;IF([.$I611]&gt;[.$G611];1;0))" office:value-type="float" office:value="0" calcext:value-type="float">
            <text:p>0</text:p>
          </table:table-cell>
          <table:table-cell table:style-name="ce77" table:formula="of:=IF([.$G611]+[.$I611]=0;;IF([.$I611]&lt;[.$G611];IF([.$G611]&amp;&quot;-&quot;&amp;[.$I611]=&quot;20-0&quot;;1;0);0))" office:value-type="float" office:value="0" calcext:value-type="float">
            <text:p>0</text:p>
          </table:table-cell>
          <table:table-cell table:style-name="ce77" table:formula="of:=IF([.$G611]+[.$I611]=0;;IF([.$I611]&lt;[.$G611];IF([.$G611]&amp;&quot;-&quot;&amp;[.$I611]&lt;&gt;&quot;20-0&quot;;1;0);0))" office:value-type="float" office:value="0" calcext:value-type="float">
            <text:p>0</text:p>
          </table:table-cell>
          <table:table-cell table:style-name="ce54" table:formula="of:=IF([.$G611]+[.$I611]=0;;[.$I611])" office:value-type="float" office:value="0" calcext:value-type="float">
            <text:p>0</text:p>
          </table:table-cell>
          <table:table-cell table:style-name="ce54" table:formula="of:=IF([.$G611]+[.$I611]=0;;[.$G611])" office:value-type="float" office:value="0" calcext:value-type="float">
            <text:p>0</text:p>
          </table:table-cell>
          <table:table-cell table:style-name="ce70" table:formula="of:=IF([.$G611]+[.$I611]=0;;[.$I611]-[.$G611])" office:value-type="float" office:value="0" calcext:value-type="float">
            <text:p>+0</text:p>
          </table:table-cell>
          <table:table-cell table:style-name="ce77" table:formula="of:=IF([.$G611]+[.$I611]=0;&quot;(Vincente)&quot;;IF([.$G611]&gt;[.$I611];[.$B611];[.$C611]))" office:value-type="string" office:string-value="(Vincente)" calcext:value-type="string">
            <text:p>(Vincente)</text:p>
          </table:table-cell>
          <table:table-cell table:style-name="ce77" table:formula="of:=IF([.$G611]+[.$I611]=0;&quot;(Perdente)&quot;;IF([.$G611]&lt;[.$I611];[.$B611];[.$C6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12]=&quot;&quot;;&quot;&quot;;HYPERLINK(VLOOKUP([.B6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7" calcext:value-type="float" table:number-columns-spanned="1" table:number-rows-spanned="2">
            <text:p>10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13]=&quot;&quot;;&quot;&quot;;TEXT([.E61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13]=&quot;&quot;;&quot;(Squadra A)&quot;;[.$B613])" office:value-type="string" office:string-value="(Squadra A)" calcext:value-type="string">
            <text:p>(Squadra A)</text:p>
          </table:table-cell>
          <table:table-cell table:style-name="ce54" table:formula="of:=IF([.$G613]+[.$I613]=0;;IF([.$G613]&gt;[.$I613];1;0))" office:value-type="float" office:value="0" calcext:value-type="float">
            <text:p>0</text:p>
          </table:table-cell>
          <table:table-cell table:style-name="ce77" table:formula="of:=IF([.$G613]+[.$I613]=0;;IF([.$G613]&lt;[.$I613];IF([.$G613]&amp;&quot;-&quot;&amp;[.$I613]=&quot;0-20&quot;;1;0);0))" office:value-type="float" office:value="0" calcext:value-type="float">
            <text:p>0</text:p>
          </table:table-cell>
          <table:table-cell table:style-name="ce77" table:formula="of:=IF([.$G613]+[.$I613]=0;;IF([.$G613]&lt;[.$I613];IF([.$G613]&amp;&quot;-&quot;&amp;[.$I613]&lt;&gt;&quot;0-20&quot;;1;0);0))" office:value-type="float" office:value="0" calcext:value-type="float">
            <text:p>0</text:p>
          </table:table-cell>
          <table:table-cell table:style-name="ce54" table:formula="of:=IF([.$G613]+[.$I613]=0;;[.$G613])" office:value-type="float" office:value="0" calcext:value-type="float">
            <text:p>0</text:p>
          </table:table-cell>
          <table:table-cell table:style-name="ce54" table:formula="of:=IF([.$G613]+[.$I613]=0;;[.$I613])" office:value-type="float" office:value="0" calcext:value-type="float">
            <text:p>0</text:p>
          </table:table-cell>
          <table:table-cell table:style-name="ce70" table:formula="of:=IF([.$G613]+[.$I613]=0;;[.$G613]-[.$I613])" office:value-type="float" office:value="0" calcext:value-type="float">
            <text:p>+0</text:p>
          </table:table-cell>
          <table:table-cell table:style-name="ce63" table:formula="of:=IF([.$C613]=&quot;&quot;;&quot;(Squadra B)&quot;;[.$C613])" office:value-type="string" office:string-value="(Squadra B)" calcext:value-type="string">
            <text:p>(Squadra B)</text:p>
          </table:table-cell>
          <table:table-cell table:style-name="ce54" table:formula="of:=IF([.$G613]+[.$I613]=0;;IF([.$I613]&gt;[.$G613];1;0))" office:value-type="float" office:value="0" calcext:value-type="float">
            <text:p>0</text:p>
          </table:table-cell>
          <table:table-cell table:style-name="ce77" table:formula="of:=IF([.$G613]+[.$I613]=0;;IF([.$I613]&lt;[.$G613];IF([.$G613]&amp;&quot;-&quot;&amp;[.$I613]=&quot;20-0&quot;;1;0);0))" office:value-type="float" office:value="0" calcext:value-type="float">
            <text:p>0</text:p>
          </table:table-cell>
          <table:table-cell table:style-name="ce77" table:formula="of:=IF([.$G613]+[.$I613]=0;;IF([.$I613]&lt;[.$G613];IF([.$G613]&amp;&quot;-&quot;&amp;[.$I613]&lt;&gt;&quot;20-0&quot;;1;0);0))" office:value-type="float" office:value="0" calcext:value-type="float">
            <text:p>0</text:p>
          </table:table-cell>
          <table:table-cell table:style-name="ce54" table:formula="of:=IF([.$G613]+[.$I613]=0;;[.$I613])" office:value-type="float" office:value="0" calcext:value-type="float">
            <text:p>0</text:p>
          </table:table-cell>
          <table:table-cell table:style-name="ce54" table:formula="of:=IF([.$G613]+[.$I613]=0;;[.$G613])" office:value-type="float" office:value="0" calcext:value-type="float">
            <text:p>0</text:p>
          </table:table-cell>
          <table:table-cell table:style-name="ce70" table:formula="of:=IF([.$G613]+[.$I613]=0;;[.$I613]-[.$G613])" office:value-type="float" office:value="0" calcext:value-type="float">
            <text:p>+0</text:p>
          </table:table-cell>
          <table:table-cell table:style-name="ce77" table:formula="of:=IF([.$G613]+[.$I613]=0;&quot;(Vincente)&quot;;IF([.$G613]&gt;[.$I613];[.$B613];[.$C613]))" office:value-type="string" office:string-value="(Vincente)" calcext:value-type="string">
            <text:p>(Vincente)</text:p>
          </table:table-cell>
          <table:table-cell table:style-name="ce77" table:formula="of:=IF([.$G613]+[.$I613]=0;&quot;(Perdente)&quot;;IF([.$G613]&lt;[.$I613];[.$B613];[.$C61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14]=&quot;&quot;;&quot;&quot;;HYPERLINK(VLOOKUP([.B61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8" calcext:value-type="float" table:number-columns-spanned="1" table:number-rows-spanned="2">
            <text:p>10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15]=&quot;&quot;;&quot;&quot;;TEXT([.E61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15]=&quot;&quot;;&quot;(Squadra A)&quot;;[.$B615])" office:value-type="string" office:string-value="(Squadra A)" calcext:value-type="string">
            <text:p>(Squadra A)</text:p>
          </table:table-cell>
          <table:table-cell table:style-name="ce54" table:formula="of:=IF([.$G615]+[.$I615]=0;;IF([.$G615]&gt;[.$I615];1;0))" office:value-type="float" office:value="0" calcext:value-type="float">
            <text:p>0</text:p>
          </table:table-cell>
          <table:table-cell table:style-name="ce77" table:formula="of:=IF([.$G615]+[.$I615]=0;;IF([.$G615]&lt;[.$I615];IF([.$G615]&amp;&quot;-&quot;&amp;[.$I615]=&quot;0-20&quot;;1;0);0))" office:value-type="float" office:value="0" calcext:value-type="float">
            <text:p>0</text:p>
          </table:table-cell>
          <table:table-cell table:style-name="ce77" table:formula="of:=IF([.$G615]+[.$I615]=0;;IF([.$G615]&lt;[.$I615];IF([.$G615]&amp;&quot;-&quot;&amp;[.$I615]&lt;&gt;&quot;0-20&quot;;1;0);0))" office:value-type="float" office:value="0" calcext:value-type="float">
            <text:p>0</text:p>
          </table:table-cell>
          <table:table-cell table:style-name="ce54" table:formula="of:=IF([.$G615]+[.$I615]=0;;[.$G615])" office:value-type="float" office:value="0" calcext:value-type="float">
            <text:p>0</text:p>
          </table:table-cell>
          <table:table-cell table:style-name="ce54" table:formula="of:=IF([.$G615]+[.$I615]=0;;[.$I615])" office:value-type="float" office:value="0" calcext:value-type="float">
            <text:p>0</text:p>
          </table:table-cell>
          <table:table-cell table:style-name="ce70" table:formula="of:=IF([.$G615]+[.$I615]=0;;[.$G615]-[.$I615])" office:value-type="float" office:value="0" calcext:value-type="float">
            <text:p>+0</text:p>
          </table:table-cell>
          <table:table-cell table:style-name="ce63" table:formula="of:=IF([.$C615]=&quot;&quot;;&quot;(Squadra B)&quot;;[.$C615])" office:value-type="string" office:string-value="(Squadra B)" calcext:value-type="string">
            <text:p>(Squadra B)</text:p>
          </table:table-cell>
          <table:table-cell table:style-name="ce54" table:formula="of:=IF([.$G615]+[.$I615]=0;;IF([.$I615]&gt;[.$G615];1;0))" office:value-type="float" office:value="0" calcext:value-type="float">
            <text:p>0</text:p>
          </table:table-cell>
          <table:table-cell table:style-name="ce77" table:formula="of:=IF([.$G615]+[.$I615]=0;;IF([.$I615]&lt;[.$G615];IF([.$G615]&amp;&quot;-&quot;&amp;[.$I615]=&quot;20-0&quot;;1;0);0))" office:value-type="float" office:value="0" calcext:value-type="float">
            <text:p>0</text:p>
          </table:table-cell>
          <table:table-cell table:style-name="ce77" table:formula="of:=IF([.$G615]+[.$I615]=0;;IF([.$I615]&lt;[.$G615];IF([.$G615]&amp;&quot;-&quot;&amp;[.$I615]&lt;&gt;&quot;20-0&quot;;1;0);0))" office:value-type="float" office:value="0" calcext:value-type="float">
            <text:p>0</text:p>
          </table:table-cell>
          <table:table-cell table:style-name="ce54" table:formula="of:=IF([.$G615]+[.$I615]=0;;[.$I615])" office:value-type="float" office:value="0" calcext:value-type="float">
            <text:p>0</text:p>
          </table:table-cell>
          <table:table-cell table:style-name="ce54" table:formula="of:=IF([.$G615]+[.$I615]=0;;[.$G615])" office:value-type="float" office:value="0" calcext:value-type="float">
            <text:p>0</text:p>
          </table:table-cell>
          <table:table-cell table:style-name="ce70" table:formula="of:=IF([.$G615]+[.$I615]=0;;[.$I615]-[.$G615])" office:value-type="float" office:value="0" calcext:value-type="float">
            <text:p>+0</text:p>
          </table:table-cell>
          <table:table-cell table:style-name="ce77" table:formula="of:=IF([.$G615]+[.$I615]=0;&quot;(Vincente)&quot;;IF([.$G615]&gt;[.$I615];[.$B615];[.$C615]))" office:value-type="string" office:string-value="(Vincente)" calcext:value-type="string">
            <text:p>(Vincente)</text:p>
          </table:table-cell>
          <table:table-cell table:style-name="ce77" table:formula="of:=IF([.$G615]+[.$I615]=0;&quot;(Perdente)&quot;;IF([.$G615]&lt;[.$I615];[.$B615];[.$C6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16]=&quot;&quot;;&quot;&quot;;HYPERLINK(VLOOKUP([.B6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3" calcext:value-type="float">
            <text:p>13</text:p>
          </table:table-cell>
          <table:table-cell table:style-name="ce87" table:formula="of:=IF(ISNUMBER([.A618]);ROMAN([.A618])&amp;&quot; GIORNATA&quot;;COM.MICROSOFT.SWITCH([.A618];&quot;1-2&quot;;&quot;FINALE 1°-2° POSTO&quot;;&quot;3-4&quot;;&quot;FINALE 3°-4° POSTO&quot;;&quot;1-4&quot;;&quot;SEMIFINALI 1°-4° POSTO&quot;;&quot;1-8&quot;;&quot;QUARTI DI FINALE 1°-8° POSTO&quot;;&quot;&quot;))" office:value-type="string" office:string-value="XIII GIORNATA" calcext:value-type="string" table:number-columns-spanned="8" table:number-rows-spanned="1">
            <text:p>X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9" calcext:value-type="float" table:number-columns-spanned="1" table:number-rows-spanned="2">
            <text:p>10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0]=&quot;&quot;;&quot;&quot;;TEXT([.E62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20]=&quot;&quot;;&quot;(Squadra A)&quot;;[.$B620])" office:value-type="string" office:string-value="(Squadra A)" calcext:value-type="string">
            <text:p>(Squadra A)</text:p>
          </table:table-cell>
          <table:table-cell table:style-name="ce54" table:formula="of:=IF([.$G620]+[.$I620]=0;;IF([.$G620]&gt;[.$I620];1;0))" office:value-type="float" office:value="0" calcext:value-type="float">
            <text:p>0</text:p>
          </table:table-cell>
          <table:table-cell table:style-name="ce77" table:formula="of:=IF([.$G620]+[.$I620]=0;;IF([.$G620]&lt;[.$I620];IF([.$G620]&amp;&quot;-&quot;&amp;[.$I620]=&quot;0-20&quot;;1;0);0))" office:value-type="float" office:value="0" calcext:value-type="float">
            <text:p>0</text:p>
          </table:table-cell>
          <table:table-cell table:style-name="ce77" table:formula="of:=IF([.$G620]+[.$I620]=0;;IF([.$G620]&lt;[.$I620];IF([.$G620]&amp;&quot;-&quot;&amp;[.$I620]&lt;&gt;&quot;0-20&quot;;1;0);0))" office:value-type="float" office:value="0" calcext:value-type="float">
            <text:p>0</text:p>
          </table:table-cell>
          <table:table-cell table:style-name="ce54" table:formula="of:=IF([.$G620]+[.$I620]=0;;[.$G620])" office:value-type="float" office:value="0" calcext:value-type="float">
            <text:p>0</text:p>
          </table:table-cell>
          <table:table-cell table:style-name="ce54" table:formula="of:=IF([.$G620]+[.$I620]=0;;[.$I620])" office:value-type="float" office:value="0" calcext:value-type="float">
            <text:p>0</text:p>
          </table:table-cell>
          <table:table-cell table:style-name="ce70" table:formula="of:=IF([.$G620]+[.$I620]=0;;[.$G620]-[.$I620])" office:value-type="float" office:value="0" calcext:value-type="float">
            <text:p>+0</text:p>
          </table:table-cell>
          <table:table-cell table:style-name="ce63" table:formula="of:=IF([.$C620]=&quot;&quot;;&quot;(Squadra B)&quot;;[.$C620])" office:value-type="string" office:string-value="(Squadra B)" calcext:value-type="string">
            <text:p>(Squadra B)</text:p>
          </table:table-cell>
          <table:table-cell table:style-name="ce54" table:formula="of:=IF([.$G620]+[.$I620]=0;;IF([.$I620]&gt;[.$G620];1;0))" office:value-type="float" office:value="0" calcext:value-type="float">
            <text:p>0</text:p>
          </table:table-cell>
          <table:table-cell table:style-name="ce77" table:formula="of:=IF([.$G620]+[.$I620]=0;;IF([.$I620]&lt;[.$G620];IF([.$G620]&amp;&quot;-&quot;&amp;[.$I620]=&quot;20-0&quot;;1;0);0))" office:value-type="float" office:value="0" calcext:value-type="float">
            <text:p>0</text:p>
          </table:table-cell>
          <table:table-cell table:style-name="ce77" table:formula="of:=IF([.$G620]+[.$I620]=0;;IF([.$I620]&lt;[.$G620];IF([.$G620]&amp;&quot;-&quot;&amp;[.$I620]&lt;&gt;&quot;20-0&quot;;1;0);0))" office:value-type="float" office:value="0" calcext:value-type="float">
            <text:p>0</text:p>
          </table:table-cell>
          <table:table-cell table:style-name="ce54" table:formula="of:=IF([.$G620]+[.$I620]=0;;[.$I620])" office:value-type="float" office:value="0" calcext:value-type="float">
            <text:p>0</text:p>
          </table:table-cell>
          <table:table-cell table:style-name="ce54" table:formula="of:=IF([.$G620]+[.$I620]=0;;[.$G620])" office:value-type="float" office:value="0" calcext:value-type="float">
            <text:p>0</text:p>
          </table:table-cell>
          <table:table-cell table:style-name="ce70" table:formula="of:=IF([.$G620]+[.$I620]=0;;[.$I620]-[.$G620])" office:value-type="float" office:value="0" calcext:value-type="float">
            <text:p>+0</text:p>
          </table:table-cell>
          <table:table-cell table:style-name="ce77" table:formula="of:=IF([.$G620]+[.$I620]=0;&quot;(Vincente)&quot;;IF([.$G620]&gt;[.$I620];[.$B620];[.$C620]))" office:value-type="string" office:string-value="(Vincente)" calcext:value-type="string">
            <text:p>(Vincente)</text:p>
          </table:table-cell>
          <table:table-cell table:style-name="ce77" table:formula="of:=IF([.$G620]+[.$I620]=0;&quot;(Perdente)&quot;;IF([.$G620]&lt;[.$I620];[.$B620];[.$C6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1]=&quot;&quot;;&quot;&quot;;HYPERLINK(VLOOKUP([.B6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0" calcext:value-type="float" table:number-columns-spanned="1" table:number-rows-spanned="2">
            <text:p>11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2]=&quot;&quot;;&quot;&quot;;TEXT([.E62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22]=&quot;&quot;;&quot;(Squadra A)&quot;;[.$B622])" office:value-type="string" office:string-value="(Squadra A)" calcext:value-type="string">
            <text:p>(Squadra A)</text:p>
          </table:table-cell>
          <table:table-cell table:style-name="ce54" table:formula="of:=IF([.$G622]+[.$I622]=0;;IF([.$G622]&gt;[.$I622];1;0))" office:value-type="float" office:value="0" calcext:value-type="float">
            <text:p>0</text:p>
          </table:table-cell>
          <table:table-cell table:style-name="ce77" table:formula="of:=IF([.$G622]+[.$I622]=0;;IF([.$G622]&lt;[.$I622];IF([.$G622]&amp;&quot;-&quot;&amp;[.$I622]=&quot;0-20&quot;;1;0);0))" office:value-type="float" office:value="0" calcext:value-type="float">
            <text:p>0</text:p>
          </table:table-cell>
          <table:table-cell table:style-name="ce77" table:formula="of:=IF([.$G622]+[.$I622]=0;;IF([.$G622]&lt;[.$I622];IF([.$G622]&amp;&quot;-&quot;&amp;[.$I622]&lt;&gt;&quot;0-20&quot;;1;0);0))" office:value-type="float" office:value="0" calcext:value-type="float">
            <text:p>0</text:p>
          </table:table-cell>
          <table:table-cell table:style-name="ce54" table:formula="of:=IF([.$G622]+[.$I622]=0;;[.$G622])" office:value-type="float" office:value="0" calcext:value-type="float">
            <text:p>0</text:p>
          </table:table-cell>
          <table:table-cell table:style-name="ce54" table:formula="of:=IF([.$G622]+[.$I622]=0;;[.$I622])" office:value-type="float" office:value="0" calcext:value-type="float">
            <text:p>0</text:p>
          </table:table-cell>
          <table:table-cell table:style-name="ce70" table:formula="of:=IF([.$G622]+[.$I622]=0;;[.$G622]-[.$I622])" office:value-type="float" office:value="0" calcext:value-type="float">
            <text:p>+0</text:p>
          </table:table-cell>
          <table:table-cell table:style-name="ce63" table:formula="of:=IF([.$C622]=&quot;&quot;;&quot;(Squadra B)&quot;;[.$C622])" office:value-type="string" office:string-value="(Squadra B)" calcext:value-type="string">
            <text:p>(Squadra B)</text:p>
          </table:table-cell>
          <table:table-cell table:style-name="ce54" table:formula="of:=IF([.$G622]+[.$I622]=0;;IF([.$I622]&gt;[.$G622];1;0))" office:value-type="float" office:value="0" calcext:value-type="float">
            <text:p>0</text:p>
          </table:table-cell>
          <table:table-cell table:style-name="ce77" table:formula="of:=IF([.$G622]+[.$I622]=0;;IF([.$I622]&lt;[.$G622];IF([.$G622]&amp;&quot;-&quot;&amp;[.$I622]=&quot;20-0&quot;;1;0);0))" office:value-type="float" office:value="0" calcext:value-type="float">
            <text:p>0</text:p>
          </table:table-cell>
          <table:table-cell table:style-name="ce77" table:formula="of:=IF([.$G622]+[.$I622]=0;;IF([.$I622]&lt;[.$G622];IF([.$G622]&amp;&quot;-&quot;&amp;[.$I622]&lt;&gt;&quot;20-0&quot;;1;0);0))" office:value-type="float" office:value="0" calcext:value-type="float">
            <text:p>0</text:p>
          </table:table-cell>
          <table:table-cell table:style-name="ce54" table:formula="of:=IF([.$G622]+[.$I622]=0;;[.$I622])" office:value-type="float" office:value="0" calcext:value-type="float">
            <text:p>0</text:p>
          </table:table-cell>
          <table:table-cell table:style-name="ce54" table:formula="of:=IF([.$G622]+[.$I622]=0;;[.$G622])" office:value-type="float" office:value="0" calcext:value-type="float">
            <text:p>0</text:p>
          </table:table-cell>
          <table:table-cell table:style-name="ce70" table:formula="of:=IF([.$G622]+[.$I622]=0;;[.$I622]-[.$G622])" office:value-type="float" office:value="0" calcext:value-type="float">
            <text:p>+0</text:p>
          </table:table-cell>
          <table:table-cell table:style-name="ce77" table:formula="of:=IF([.$G622]+[.$I622]=0;&quot;(Vincente)&quot;;IF([.$G622]&gt;[.$I622];[.$B622];[.$C622]))" office:value-type="string" office:string-value="(Vincente)" calcext:value-type="string">
            <text:p>(Vincente)</text:p>
          </table:table-cell>
          <table:table-cell table:style-name="ce77" table:formula="of:=IF([.$G622]+[.$I622]=0;&quot;(Perdente)&quot;;IF([.$G622]&lt;[.$I622];[.$B622];[.$C6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3]=&quot;&quot;;&quot;&quot;;HYPERLINK(VLOOKUP([.B6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1" calcext:value-type="float" table:number-columns-spanned="1" table:number-rows-spanned="2">
            <text:p>11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4]=&quot;&quot;;&quot;&quot;;TEXT([.E62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24]=&quot;&quot;;&quot;(Squadra A)&quot;;[.$B624])" office:value-type="string" office:string-value="(Squadra A)" calcext:value-type="string">
            <text:p>(Squadra A)</text:p>
          </table:table-cell>
          <table:table-cell table:style-name="ce54" table:formula="of:=IF([.$G624]+[.$I624]=0;;IF([.$G624]&gt;[.$I624];1;0))" office:value-type="float" office:value="0" calcext:value-type="float">
            <text:p>0</text:p>
          </table:table-cell>
          <table:table-cell table:style-name="ce77" table:formula="of:=IF([.$G624]+[.$I624]=0;;IF([.$G624]&lt;[.$I624];IF([.$G624]&amp;&quot;-&quot;&amp;[.$I624]=&quot;0-20&quot;;1;0);0))" office:value-type="float" office:value="0" calcext:value-type="float">
            <text:p>0</text:p>
          </table:table-cell>
          <table:table-cell table:style-name="ce77" table:formula="of:=IF([.$G624]+[.$I624]=0;;IF([.$G624]&lt;[.$I624];IF([.$G624]&amp;&quot;-&quot;&amp;[.$I624]&lt;&gt;&quot;0-20&quot;;1;0);0))" office:value-type="float" office:value="0" calcext:value-type="float">
            <text:p>0</text:p>
          </table:table-cell>
          <table:table-cell table:style-name="ce54" table:formula="of:=IF([.$G624]+[.$I624]=0;;[.$G624])" office:value-type="float" office:value="0" calcext:value-type="float">
            <text:p>0</text:p>
          </table:table-cell>
          <table:table-cell table:style-name="ce54" table:formula="of:=IF([.$G624]+[.$I624]=0;;[.$I624])" office:value-type="float" office:value="0" calcext:value-type="float">
            <text:p>0</text:p>
          </table:table-cell>
          <table:table-cell table:style-name="ce70" table:formula="of:=IF([.$G624]+[.$I624]=0;;[.$G624]-[.$I624])" office:value-type="float" office:value="0" calcext:value-type="float">
            <text:p>+0</text:p>
          </table:table-cell>
          <table:table-cell table:style-name="ce63" table:formula="of:=IF([.$C624]=&quot;&quot;;&quot;(Squadra B)&quot;;[.$C624])" office:value-type="string" office:string-value="(Squadra B)" calcext:value-type="string">
            <text:p>(Squadra B)</text:p>
          </table:table-cell>
          <table:table-cell table:style-name="ce54" table:formula="of:=IF([.$G624]+[.$I624]=0;;IF([.$I624]&gt;[.$G624];1;0))" office:value-type="float" office:value="0" calcext:value-type="float">
            <text:p>0</text:p>
          </table:table-cell>
          <table:table-cell table:style-name="ce77" table:formula="of:=IF([.$G624]+[.$I624]=0;;IF([.$I624]&lt;[.$G624];IF([.$G624]&amp;&quot;-&quot;&amp;[.$I624]=&quot;20-0&quot;;1;0);0))" office:value-type="float" office:value="0" calcext:value-type="float">
            <text:p>0</text:p>
          </table:table-cell>
          <table:table-cell table:style-name="ce77" table:formula="of:=IF([.$G624]+[.$I624]=0;;IF([.$I624]&lt;[.$G624];IF([.$G624]&amp;&quot;-&quot;&amp;[.$I624]&lt;&gt;&quot;20-0&quot;;1;0);0))" office:value-type="float" office:value="0" calcext:value-type="float">
            <text:p>0</text:p>
          </table:table-cell>
          <table:table-cell table:style-name="ce54" table:formula="of:=IF([.$G624]+[.$I624]=0;;[.$I624])" office:value-type="float" office:value="0" calcext:value-type="float">
            <text:p>0</text:p>
          </table:table-cell>
          <table:table-cell table:style-name="ce54" table:formula="of:=IF([.$G624]+[.$I624]=0;;[.$G624])" office:value-type="float" office:value="0" calcext:value-type="float">
            <text:p>0</text:p>
          </table:table-cell>
          <table:table-cell table:style-name="ce70" table:formula="of:=IF([.$G624]+[.$I624]=0;;[.$I624]-[.$G624])" office:value-type="float" office:value="0" calcext:value-type="float">
            <text:p>+0</text:p>
          </table:table-cell>
          <table:table-cell table:style-name="ce77" table:formula="of:=IF([.$G624]+[.$I624]=0;&quot;(Vincente)&quot;;IF([.$G624]&gt;[.$I624];[.$B624];[.$C624]))" office:value-type="string" office:string-value="(Vincente)" calcext:value-type="string">
            <text:p>(Vincente)</text:p>
          </table:table-cell>
          <table:table-cell table:style-name="ce77" table:formula="of:=IF([.$G624]+[.$I624]=0;&quot;(Perdente)&quot;;IF([.$G624]&lt;[.$I624];[.$B624];[.$C62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5]=&quot;&quot;;&quot;&quot;;HYPERLINK(VLOOKUP([.B62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2" calcext:value-type="float" table:number-columns-spanned="1" table:number-rows-spanned="2">
            <text:p>11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6]=&quot;&quot;;&quot;&quot;;TEXT([.E62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26]=&quot;&quot;;&quot;(Squadra A)&quot;;[.$B626])" office:value-type="string" office:string-value="(Squadra A)" calcext:value-type="string">
            <text:p>(Squadra A)</text:p>
          </table:table-cell>
          <table:table-cell table:style-name="ce54" table:formula="of:=IF([.$G626]+[.$I626]=0;;IF([.$G626]&gt;[.$I626];1;0))" office:value-type="float" office:value="0" calcext:value-type="float">
            <text:p>0</text:p>
          </table:table-cell>
          <table:table-cell table:style-name="ce77" table:formula="of:=IF([.$G626]+[.$I626]=0;;IF([.$G626]&lt;[.$I626];IF([.$G626]&amp;&quot;-&quot;&amp;[.$I626]=&quot;0-20&quot;;1;0);0))" office:value-type="float" office:value="0" calcext:value-type="float">
            <text:p>0</text:p>
          </table:table-cell>
          <table:table-cell table:style-name="ce77" table:formula="of:=IF([.$G626]+[.$I626]=0;;IF([.$G626]&lt;[.$I626];IF([.$G626]&amp;&quot;-&quot;&amp;[.$I626]&lt;&gt;&quot;0-20&quot;;1;0);0))" office:value-type="float" office:value="0" calcext:value-type="float">
            <text:p>0</text:p>
          </table:table-cell>
          <table:table-cell table:style-name="ce54" table:formula="of:=IF([.$G626]+[.$I626]=0;;[.$G626])" office:value-type="float" office:value="0" calcext:value-type="float">
            <text:p>0</text:p>
          </table:table-cell>
          <table:table-cell table:style-name="ce54" table:formula="of:=IF([.$G626]+[.$I626]=0;;[.$I626])" office:value-type="float" office:value="0" calcext:value-type="float">
            <text:p>0</text:p>
          </table:table-cell>
          <table:table-cell table:style-name="ce70" table:formula="of:=IF([.$G626]+[.$I626]=0;;[.$G626]-[.$I626])" office:value-type="float" office:value="0" calcext:value-type="float">
            <text:p>+0</text:p>
          </table:table-cell>
          <table:table-cell table:style-name="ce63" table:formula="of:=IF([.$C626]=&quot;&quot;;&quot;(Squadra B)&quot;;[.$C626])" office:value-type="string" office:string-value="(Squadra B)" calcext:value-type="string">
            <text:p>(Squadra B)</text:p>
          </table:table-cell>
          <table:table-cell table:style-name="ce54" table:formula="of:=IF([.$G626]+[.$I626]=0;;IF([.$I626]&gt;[.$G626];1;0))" office:value-type="float" office:value="0" calcext:value-type="float">
            <text:p>0</text:p>
          </table:table-cell>
          <table:table-cell table:style-name="ce77" table:formula="of:=IF([.$G626]+[.$I626]=0;;IF([.$I626]&lt;[.$G626];IF([.$G626]&amp;&quot;-&quot;&amp;[.$I626]=&quot;20-0&quot;;1;0);0))" office:value-type="float" office:value="0" calcext:value-type="float">
            <text:p>0</text:p>
          </table:table-cell>
          <table:table-cell table:style-name="ce77" table:formula="of:=IF([.$G626]+[.$I626]=0;;IF([.$I626]&lt;[.$G626];IF([.$G626]&amp;&quot;-&quot;&amp;[.$I626]&lt;&gt;&quot;20-0&quot;;1;0);0))" office:value-type="float" office:value="0" calcext:value-type="float">
            <text:p>0</text:p>
          </table:table-cell>
          <table:table-cell table:style-name="ce54" table:formula="of:=IF([.$G626]+[.$I626]=0;;[.$I626])" office:value-type="float" office:value="0" calcext:value-type="float">
            <text:p>0</text:p>
          </table:table-cell>
          <table:table-cell table:style-name="ce54" table:formula="of:=IF([.$G626]+[.$I626]=0;;[.$G626])" office:value-type="float" office:value="0" calcext:value-type="float">
            <text:p>0</text:p>
          </table:table-cell>
          <table:table-cell table:style-name="ce70" table:formula="of:=IF([.$G626]+[.$I626]=0;;[.$I626]-[.$G626])" office:value-type="float" office:value="0" calcext:value-type="float">
            <text:p>+0</text:p>
          </table:table-cell>
          <table:table-cell table:style-name="ce77" table:formula="of:=IF([.$G626]+[.$I626]=0;&quot;(Vincente)&quot;;IF([.$G626]&gt;[.$I626];[.$B626];[.$C626]))" office:value-type="string" office:string-value="(Vincente)" calcext:value-type="string">
            <text:p>(Vincente)</text:p>
          </table:table-cell>
          <table:table-cell table:style-name="ce77" table:formula="of:=IF([.$G626]+[.$I626]=0;&quot;(Perdente)&quot;;IF([.$G626]&lt;[.$I626];[.$B626];[.$C6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7]=&quot;&quot;;&quot;&quot;;HYPERLINK(VLOOKUP([.B6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3" calcext:value-type="float" table:number-columns-spanned="1" table:number-rows-spanned="2">
            <text:p>11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8]=&quot;&quot;;&quot;&quot;;TEXT([.E62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28]=&quot;&quot;;&quot;(Squadra A)&quot;;[.$B628])" office:value-type="string" office:string-value="(Squadra A)" calcext:value-type="string">
            <text:p>(Squadra A)</text:p>
          </table:table-cell>
          <table:table-cell table:style-name="ce54" table:formula="of:=IF([.$G628]+[.$I628]=0;;IF([.$G628]&gt;[.$I628];1;0))" office:value-type="float" office:value="0" calcext:value-type="float">
            <text:p>0</text:p>
          </table:table-cell>
          <table:table-cell table:style-name="ce77" table:formula="of:=IF([.$G628]+[.$I628]=0;;IF([.$G628]&lt;[.$I628];IF([.$G628]&amp;&quot;-&quot;&amp;[.$I628]=&quot;0-20&quot;;1;0);0))" office:value-type="float" office:value="0" calcext:value-type="float">
            <text:p>0</text:p>
          </table:table-cell>
          <table:table-cell table:style-name="ce77" table:formula="of:=IF([.$G628]+[.$I628]=0;;IF([.$G628]&lt;[.$I628];IF([.$G628]&amp;&quot;-&quot;&amp;[.$I628]&lt;&gt;&quot;0-20&quot;;1;0);0))" office:value-type="float" office:value="0" calcext:value-type="float">
            <text:p>0</text:p>
          </table:table-cell>
          <table:table-cell table:style-name="ce54" table:formula="of:=IF([.$G628]+[.$I628]=0;;[.$G628])" office:value-type="float" office:value="0" calcext:value-type="float">
            <text:p>0</text:p>
          </table:table-cell>
          <table:table-cell table:style-name="ce54" table:formula="of:=IF([.$G628]+[.$I628]=0;;[.$I628])" office:value-type="float" office:value="0" calcext:value-type="float">
            <text:p>0</text:p>
          </table:table-cell>
          <table:table-cell table:style-name="ce70" table:formula="of:=IF([.$G628]+[.$I628]=0;;[.$G628]-[.$I628])" office:value-type="float" office:value="0" calcext:value-type="float">
            <text:p>+0</text:p>
          </table:table-cell>
          <table:table-cell table:style-name="ce63" table:formula="of:=IF([.$C628]=&quot;&quot;;&quot;(Squadra B)&quot;;[.$C628])" office:value-type="string" office:string-value="(Squadra B)" calcext:value-type="string">
            <text:p>(Squadra B)</text:p>
          </table:table-cell>
          <table:table-cell table:style-name="ce54" table:formula="of:=IF([.$G628]+[.$I628]=0;;IF([.$I628]&gt;[.$G628];1;0))" office:value-type="float" office:value="0" calcext:value-type="float">
            <text:p>0</text:p>
          </table:table-cell>
          <table:table-cell table:style-name="ce77" table:formula="of:=IF([.$G628]+[.$I628]=0;;IF([.$I628]&lt;[.$G628];IF([.$G628]&amp;&quot;-&quot;&amp;[.$I628]=&quot;20-0&quot;;1;0);0))" office:value-type="float" office:value="0" calcext:value-type="float">
            <text:p>0</text:p>
          </table:table-cell>
          <table:table-cell table:style-name="ce77" table:formula="of:=IF([.$G628]+[.$I628]=0;;IF([.$I628]&lt;[.$G628];IF([.$G628]&amp;&quot;-&quot;&amp;[.$I628]&lt;&gt;&quot;20-0&quot;;1;0);0))" office:value-type="float" office:value="0" calcext:value-type="float">
            <text:p>0</text:p>
          </table:table-cell>
          <table:table-cell table:style-name="ce54" table:formula="of:=IF([.$G628]+[.$I628]=0;;[.$I628])" office:value-type="float" office:value="0" calcext:value-type="float">
            <text:p>0</text:p>
          </table:table-cell>
          <table:table-cell table:style-name="ce54" table:formula="of:=IF([.$G628]+[.$I628]=0;;[.$G628])" office:value-type="float" office:value="0" calcext:value-type="float">
            <text:p>0</text:p>
          </table:table-cell>
          <table:table-cell table:style-name="ce70" table:formula="of:=IF([.$G628]+[.$I628]=0;;[.$I628]-[.$G628])" office:value-type="float" office:value="0" calcext:value-type="float">
            <text:p>+0</text:p>
          </table:table-cell>
          <table:table-cell table:style-name="ce77" table:formula="of:=IF([.$G628]+[.$I628]=0;&quot;(Vincente)&quot;;IF([.$G628]&gt;[.$I628];[.$B628];[.$C628]))" office:value-type="string" office:string-value="(Vincente)" calcext:value-type="string">
            <text:p>(Vincente)</text:p>
          </table:table-cell>
          <table:table-cell table:style-name="ce77" table:formula="of:=IF([.$G628]+[.$I628]=0;&quot;(Perdente)&quot;;IF([.$G628]&lt;[.$I628];[.$B628];[.$C62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9]=&quot;&quot;;&quot;&quot;;HYPERLINK(VLOOKUP([.B62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4" calcext:value-type="float" table:number-columns-spanned="1" table:number-rows-spanned="2">
            <text:p>11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30]=&quot;&quot;;&quot;&quot;;TEXT([.E63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30]=&quot;&quot;;&quot;(Squadra A)&quot;;[.$B630])" office:value-type="string" office:string-value="(Squadra A)" calcext:value-type="string">
            <text:p>(Squadra A)</text:p>
          </table:table-cell>
          <table:table-cell table:style-name="ce54" table:formula="of:=IF([.$G630]+[.$I630]=0;;IF([.$G630]&gt;[.$I630];1;0))" office:value-type="float" office:value="0" calcext:value-type="float">
            <text:p>0</text:p>
          </table:table-cell>
          <table:table-cell table:style-name="ce77" table:formula="of:=IF([.$G630]+[.$I630]=0;;IF([.$G630]&lt;[.$I630];IF([.$G630]&amp;&quot;-&quot;&amp;[.$I630]=&quot;0-20&quot;;1;0);0))" office:value-type="float" office:value="0" calcext:value-type="float">
            <text:p>0</text:p>
          </table:table-cell>
          <table:table-cell table:style-name="ce77" table:formula="of:=IF([.$G630]+[.$I630]=0;;IF([.$G630]&lt;[.$I630];IF([.$G630]&amp;&quot;-&quot;&amp;[.$I630]&lt;&gt;&quot;0-20&quot;;1;0);0))" office:value-type="float" office:value="0" calcext:value-type="float">
            <text:p>0</text:p>
          </table:table-cell>
          <table:table-cell table:style-name="ce54" table:formula="of:=IF([.$G630]+[.$I630]=0;;[.$G630])" office:value-type="float" office:value="0" calcext:value-type="float">
            <text:p>0</text:p>
          </table:table-cell>
          <table:table-cell table:style-name="ce54" table:formula="of:=IF([.$G630]+[.$I630]=0;;[.$I630])" office:value-type="float" office:value="0" calcext:value-type="float">
            <text:p>0</text:p>
          </table:table-cell>
          <table:table-cell table:style-name="ce70" table:formula="of:=IF([.$G630]+[.$I630]=0;;[.$G630]-[.$I630])" office:value-type="float" office:value="0" calcext:value-type="float">
            <text:p>+0</text:p>
          </table:table-cell>
          <table:table-cell table:style-name="ce63" table:formula="of:=IF([.$C630]=&quot;&quot;;&quot;(Squadra B)&quot;;[.$C630])" office:value-type="string" office:string-value="(Squadra B)" calcext:value-type="string">
            <text:p>(Squadra B)</text:p>
          </table:table-cell>
          <table:table-cell table:style-name="ce54" table:formula="of:=IF([.$G630]+[.$I630]=0;;IF([.$I630]&gt;[.$G630];1;0))" office:value-type="float" office:value="0" calcext:value-type="float">
            <text:p>0</text:p>
          </table:table-cell>
          <table:table-cell table:style-name="ce77" table:formula="of:=IF([.$G630]+[.$I630]=0;;IF([.$I630]&lt;[.$G630];IF([.$G630]&amp;&quot;-&quot;&amp;[.$I630]=&quot;20-0&quot;;1;0);0))" office:value-type="float" office:value="0" calcext:value-type="float">
            <text:p>0</text:p>
          </table:table-cell>
          <table:table-cell table:style-name="ce77" table:formula="of:=IF([.$G630]+[.$I630]=0;;IF([.$I630]&lt;[.$G630];IF([.$G630]&amp;&quot;-&quot;&amp;[.$I630]&lt;&gt;&quot;20-0&quot;;1;0);0))" office:value-type="float" office:value="0" calcext:value-type="float">
            <text:p>0</text:p>
          </table:table-cell>
          <table:table-cell table:style-name="ce54" table:formula="of:=IF([.$G630]+[.$I630]=0;;[.$I630])" office:value-type="float" office:value="0" calcext:value-type="float">
            <text:p>0</text:p>
          </table:table-cell>
          <table:table-cell table:style-name="ce54" table:formula="of:=IF([.$G630]+[.$I630]=0;;[.$G630])" office:value-type="float" office:value="0" calcext:value-type="float">
            <text:p>0</text:p>
          </table:table-cell>
          <table:table-cell table:style-name="ce70" table:formula="of:=IF([.$G630]+[.$I630]=0;;[.$I630]-[.$G630])" office:value-type="float" office:value="0" calcext:value-type="float">
            <text:p>+0</text:p>
          </table:table-cell>
          <table:table-cell table:style-name="ce77" table:formula="of:=IF([.$G630]+[.$I630]=0;&quot;(Vincente)&quot;;IF([.$G630]&gt;[.$I630];[.$B630];[.$C630]))" office:value-type="string" office:string-value="(Vincente)" calcext:value-type="string">
            <text:p>(Vincente)</text:p>
          </table:table-cell>
          <table:table-cell table:style-name="ce77" table:formula="of:=IF([.$G630]+[.$I630]=0;&quot;(Perdente)&quot;;IF([.$G630]&lt;[.$I630];[.$B630];[.$C6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31]=&quot;&quot;;&quot;&quot;;HYPERLINK(VLOOKUP([.B6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5" calcext:value-type="float" table:number-columns-spanned="1" table:number-rows-spanned="2">
            <text:p>11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32]=&quot;&quot;;&quot;&quot;;TEXT([.E63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32]=&quot;&quot;;&quot;(Squadra A)&quot;;[.$B632])" office:value-type="string" office:string-value="(Squadra A)" calcext:value-type="string">
            <text:p>(Squadra A)</text:p>
          </table:table-cell>
          <table:table-cell table:style-name="ce54" table:formula="of:=IF([.$G632]+[.$I632]=0;;IF([.$G632]&gt;[.$I632];1;0))" office:value-type="float" office:value="0" calcext:value-type="float">
            <text:p>0</text:p>
          </table:table-cell>
          <table:table-cell table:style-name="ce77" table:formula="of:=IF([.$G632]+[.$I632]=0;;IF([.$G632]&lt;[.$I632];IF([.$G632]&amp;&quot;-&quot;&amp;[.$I632]=&quot;0-20&quot;;1;0);0))" office:value-type="float" office:value="0" calcext:value-type="float">
            <text:p>0</text:p>
          </table:table-cell>
          <table:table-cell table:style-name="ce77" table:formula="of:=IF([.$G632]+[.$I632]=0;;IF([.$G632]&lt;[.$I632];IF([.$G632]&amp;&quot;-&quot;&amp;[.$I632]&lt;&gt;&quot;0-20&quot;;1;0);0))" office:value-type="float" office:value="0" calcext:value-type="float">
            <text:p>0</text:p>
          </table:table-cell>
          <table:table-cell table:style-name="ce54" table:formula="of:=IF([.$G632]+[.$I632]=0;;[.$G632])" office:value-type="float" office:value="0" calcext:value-type="float">
            <text:p>0</text:p>
          </table:table-cell>
          <table:table-cell table:style-name="ce54" table:formula="of:=IF([.$G632]+[.$I632]=0;;[.$I632])" office:value-type="float" office:value="0" calcext:value-type="float">
            <text:p>0</text:p>
          </table:table-cell>
          <table:table-cell table:style-name="ce70" table:formula="of:=IF([.$G632]+[.$I632]=0;;[.$G632]-[.$I632])" office:value-type="float" office:value="0" calcext:value-type="float">
            <text:p>+0</text:p>
          </table:table-cell>
          <table:table-cell table:style-name="ce63" table:formula="of:=IF([.$C632]=&quot;&quot;;&quot;(Squadra B)&quot;;[.$C632])" office:value-type="string" office:string-value="(Squadra B)" calcext:value-type="string">
            <text:p>(Squadra B)</text:p>
          </table:table-cell>
          <table:table-cell table:style-name="ce54" table:formula="of:=IF([.$G632]+[.$I632]=0;;IF([.$I632]&gt;[.$G632];1;0))" office:value-type="float" office:value="0" calcext:value-type="float">
            <text:p>0</text:p>
          </table:table-cell>
          <table:table-cell table:style-name="ce77" table:formula="of:=IF([.$G632]+[.$I632]=0;;IF([.$I632]&lt;[.$G632];IF([.$G632]&amp;&quot;-&quot;&amp;[.$I632]=&quot;20-0&quot;;1;0);0))" office:value-type="float" office:value="0" calcext:value-type="float">
            <text:p>0</text:p>
          </table:table-cell>
          <table:table-cell table:style-name="ce77" table:formula="of:=IF([.$G632]+[.$I632]=0;;IF([.$I632]&lt;[.$G632];IF([.$G632]&amp;&quot;-&quot;&amp;[.$I632]&lt;&gt;&quot;20-0&quot;;1;0);0))" office:value-type="float" office:value="0" calcext:value-type="float">
            <text:p>0</text:p>
          </table:table-cell>
          <table:table-cell table:style-name="ce54" table:formula="of:=IF([.$G632]+[.$I632]=0;;[.$I632])" office:value-type="float" office:value="0" calcext:value-type="float">
            <text:p>0</text:p>
          </table:table-cell>
          <table:table-cell table:style-name="ce54" table:formula="of:=IF([.$G632]+[.$I632]=0;;[.$G632])" office:value-type="float" office:value="0" calcext:value-type="float">
            <text:p>0</text:p>
          </table:table-cell>
          <table:table-cell table:style-name="ce70" table:formula="of:=IF([.$G632]+[.$I632]=0;;[.$I632]-[.$G632])" office:value-type="float" office:value="0" calcext:value-type="float">
            <text:p>+0</text:p>
          </table:table-cell>
          <table:table-cell table:style-name="ce77" table:formula="of:=IF([.$G632]+[.$I632]=0;&quot;(Vincente)&quot;;IF([.$G632]&gt;[.$I632];[.$B632];[.$C632]))" office:value-type="string" office:string-value="(Vincente)" calcext:value-type="string">
            <text:p>(Vincente)</text:p>
          </table:table-cell>
          <table:table-cell table:style-name="ce77" table:formula="of:=IF([.$G632]+[.$I632]=0;&quot;(Perdente)&quot;;IF([.$G632]&lt;[.$I632];[.$B632];[.$C63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33]=&quot;&quot;;&quot;&quot;;HYPERLINK(VLOOKUP([.B63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6" calcext:value-type="float" table:number-columns-spanned="1" table:number-rows-spanned="2">
            <text:p>11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34]=&quot;&quot;;&quot;&quot;;TEXT([.E63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34]=&quot;&quot;;&quot;(Squadra A)&quot;;[.$B634])" office:value-type="string" office:string-value="(Squadra A)" calcext:value-type="string">
            <text:p>(Squadra A)</text:p>
          </table:table-cell>
          <table:table-cell table:style-name="ce54" table:formula="of:=IF([.$G634]+[.$I634]=0;;IF([.$G634]&gt;[.$I634];1;0))" office:value-type="float" office:value="0" calcext:value-type="float">
            <text:p>0</text:p>
          </table:table-cell>
          <table:table-cell table:style-name="ce77" table:formula="of:=IF([.$G634]+[.$I634]=0;;IF([.$G634]&lt;[.$I634];IF([.$G634]&amp;&quot;-&quot;&amp;[.$I634]=&quot;0-20&quot;;1;0);0))" office:value-type="float" office:value="0" calcext:value-type="float">
            <text:p>0</text:p>
          </table:table-cell>
          <table:table-cell table:style-name="ce77" table:formula="of:=IF([.$G634]+[.$I634]=0;;IF([.$G634]&lt;[.$I634];IF([.$G634]&amp;&quot;-&quot;&amp;[.$I634]&lt;&gt;&quot;0-20&quot;;1;0);0))" office:value-type="float" office:value="0" calcext:value-type="float">
            <text:p>0</text:p>
          </table:table-cell>
          <table:table-cell table:style-name="ce54" table:formula="of:=IF([.$G634]+[.$I634]=0;;[.$G634])" office:value-type="float" office:value="0" calcext:value-type="float">
            <text:p>0</text:p>
          </table:table-cell>
          <table:table-cell table:style-name="ce54" table:formula="of:=IF([.$G634]+[.$I634]=0;;[.$I634])" office:value-type="float" office:value="0" calcext:value-type="float">
            <text:p>0</text:p>
          </table:table-cell>
          <table:table-cell table:style-name="ce70" table:formula="of:=IF([.$G634]+[.$I634]=0;;[.$G634]-[.$I634])" office:value-type="float" office:value="0" calcext:value-type="float">
            <text:p>+0</text:p>
          </table:table-cell>
          <table:table-cell table:style-name="ce63" table:formula="of:=IF([.$C634]=&quot;&quot;;&quot;(Squadra B)&quot;;[.$C634])" office:value-type="string" office:string-value="(Squadra B)" calcext:value-type="string">
            <text:p>(Squadra B)</text:p>
          </table:table-cell>
          <table:table-cell table:style-name="ce54" table:formula="of:=IF([.$G634]+[.$I634]=0;;IF([.$I634]&gt;[.$G634];1;0))" office:value-type="float" office:value="0" calcext:value-type="float">
            <text:p>0</text:p>
          </table:table-cell>
          <table:table-cell table:style-name="ce77" table:formula="of:=IF([.$G634]+[.$I634]=0;;IF([.$I634]&lt;[.$G634];IF([.$G634]&amp;&quot;-&quot;&amp;[.$I634]=&quot;20-0&quot;;1;0);0))" office:value-type="float" office:value="0" calcext:value-type="float">
            <text:p>0</text:p>
          </table:table-cell>
          <table:table-cell table:style-name="ce77" table:formula="of:=IF([.$G634]+[.$I634]=0;;IF([.$I634]&lt;[.$G634];IF([.$G634]&amp;&quot;-&quot;&amp;[.$I634]&lt;&gt;&quot;20-0&quot;;1;0);0))" office:value-type="float" office:value="0" calcext:value-type="float">
            <text:p>0</text:p>
          </table:table-cell>
          <table:table-cell table:style-name="ce54" table:formula="of:=IF([.$G634]+[.$I634]=0;;[.$I634])" office:value-type="float" office:value="0" calcext:value-type="float">
            <text:p>0</text:p>
          </table:table-cell>
          <table:table-cell table:style-name="ce54" table:formula="of:=IF([.$G634]+[.$I634]=0;;[.$G634])" office:value-type="float" office:value="0" calcext:value-type="float">
            <text:p>0</text:p>
          </table:table-cell>
          <table:table-cell table:style-name="ce70" table:formula="of:=IF([.$G634]+[.$I634]=0;;[.$I634]-[.$G634])" office:value-type="float" office:value="0" calcext:value-type="float">
            <text:p>+0</text:p>
          </table:table-cell>
          <table:table-cell table:style-name="ce77" table:formula="of:=IF([.$G634]+[.$I634]=0;&quot;(Vincente)&quot;;IF([.$G634]&gt;[.$I634];[.$B634];[.$C634]))" office:value-type="string" office:string-value="(Vincente)" calcext:value-type="string">
            <text:p>(Vincente)</text:p>
          </table:table-cell>
          <table:table-cell table:style-name="ce77" table:formula="of:=IF([.$G634]+[.$I634]=0;&quot;(Perdente)&quot;;IF([.$G634]&lt;[.$I634];[.$B634];[.$C6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35]=&quot;&quot;;&quot;&quot;;HYPERLINK(VLOOKUP([.B6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7" calcext:value-type="float" table:number-columns-spanned="1" table:number-rows-spanned="2">
            <text:p>11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36]=&quot;&quot;;&quot;&quot;;TEXT([.E63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36]=&quot;&quot;;&quot;(Squadra A)&quot;;[.$B636])" office:value-type="string" office:string-value="(Squadra A)" calcext:value-type="string">
            <text:p>(Squadra A)</text:p>
          </table:table-cell>
          <table:table-cell table:style-name="ce54" table:formula="of:=IF([.$G636]+[.$I636]=0;;IF([.$G636]&gt;[.$I636];1;0))" office:value-type="float" office:value="0" calcext:value-type="float">
            <text:p>0</text:p>
          </table:table-cell>
          <table:table-cell table:style-name="ce77" table:formula="of:=IF([.$G636]+[.$I636]=0;;IF([.$G636]&lt;[.$I636];IF([.$G636]&amp;&quot;-&quot;&amp;[.$I636]=&quot;0-20&quot;;1;0);0))" office:value-type="float" office:value="0" calcext:value-type="float">
            <text:p>0</text:p>
          </table:table-cell>
          <table:table-cell table:style-name="ce77" table:formula="of:=IF([.$G636]+[.$I636]=0;;IF([.$G636]&lt;[.$I636];IF([.$G636]&amp;&quot;-&quot;&amp;[.$I636]&lt;&gt;&quot;0-20&quot;;1;0);0))" office:value-type="float" office:value="0" calcext:value-type="float">
            <text:p>0</text:p>
          </table:table-cell>
          <table:table-cell table:style-name="ce54" table:formula="of:=IF([.$G636]+[.$I636]=0;;[.$G636])" office:value-type="float" office:value="0" calcext:value-type="float">
            <text:p>0</text:p>
          </table:table-cell>
          <table:table-cell table:style-name="ce54" table:formula="of:=IF([.$G636]+[.$I636]=0;;[.$I636])" office:value-type="float" office:value="0" calcext:value-type="float">
            <text:p>0</text:p>
          </table:table-cell>
          <table:table-cell table:style-name="ce70" table:formula="of:=IF([.$G636]+[.$I636]=0;;[.$G636]-[.$I636])" office:value-type="float" office:value="0" calcext:value-type="float">
            <text:p>+0</text:p>
          </table:table-cell>
          <table:table-cell table:style-name="ce63" table:formula="of:=IF([.$C636]=&quot;&quot;;&quot;(Squadra B)&quot;;[.$C636])" office:value-type="string" office:string-value="(Squadra B)" calcext:value-type="string">
            <text:p>(Squadra B)</text:p>
          </table:table-cell>
          <table:table-cell table:style-name="ce54" table:formula="of:=IF([.$G636]+[.$I636]=0;;IF([.$I636]&gt;[.$G636];1;0))" office:value-type="float" office:value="0" calcext:value-type="float">
            <text:p>0</text:p>
          </table:table-cell>
          <table:table-cell table:style-name="ce77" table:formula="of:=IF([.$G636]+[.$I636]=0;;IF([.$I636]&lt;[.$G636];IF([.$G636]&amp;&quot;-&quot;&amp;[.$I636]=&quot;20-0&quot;;1;0);0))" office:value-type="float" office:value="0" calcext:value-type="float">
            <text:p>0</text:p>
          </table:table-cell>
          <table:table-cell table:style-name="ce77" table:formula="of:=IF([.$G636]+[.$I636]=0;;IF([.$I636]&lt;[.$G636];IF([.$G636]&amp;&quot;-&quot;&amp;[.$I636]&lt;&gt;&quot;20-0&quot;;1;0);0))" office:value-type="float" office:value="0" calcext:value-type="float">
            <text:p>0</text:p>
          </table:table-cell>
          <table:table-cell table:style-name="ce54" table:formula="of:=IF([.$G636]+[.$I636]=0;;[.$I636])" office:value-type="float" office:value="0" calcext:value-type="float">
            <text:p>0</text:p>
          </table:table-cell>
          <table:table-cell table:style-name="ce54" table:formula="of:=IF([.$G636]+[.$I636]=0;;[.$G636])" office:value-type="float" office:value="0" calcext:value-type="float">
            <text:p>0</text:p>
          </table:table-cell>
          <table:table-cell table:style-name="ce70" table:formula="of:=IF([.$G636]+[.$I636]=0;;[.$I636]-[.$G636])" office:value-type="float" office:value="0" calcext:value-type="float">
            <text:p>+0</text:p>
          </table:table-cell>
          <table:table-cell table:style-name="ce77" table:formula="of:=IF([.$G636]+[.$I636]=0;&quot;(Vincente)&quot;;IF([.$G636]&gt;[.$I636];[.$B636];[.$C636]))" office:value-type="string" office:string-value="(Vincente)" calcext:value-type="string">
            <text:p>(Vincente)</text:p>
          </table:table-cell>
          <table:table-cell table:style-name="ce77" table:formula="of:=IF([.$G636]+[.$I636]=0;&quot;(Perdente)&quot;;IF([.$G636]&lt;[.$I636];[.$B636];[.$C6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37]=&quot;&quot;;&quot;&quot;;HYPERLINK(VLOOKUP([.B6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4" calcext:value-type="float">
            <text:p>14</text:p>
          </table:table-cell>
          <table:table-cell table:style-name="ce87" table:formula="of:=IF(ISNUMBER([.A639]);ROMAN([.A639])&amp;&quot; GIORNATA&quot;;COM.MICROSOFT.SWITCH([.A639];&quot;1-2&quot;;&quot;FINALE 1°-2° POSTO&quot;;&quot;3-4&quot;;&quot;FINALE 3°-4° POSTO&quot;;&quot;1-4&quot;;&quot;SEMIFINALI 1°-4° POSTO&quot;;&quot;1-8&quot;;&quot;QUARTI DI FINALE 1°-8° POSTO&quot;;&quot;&quot;))" office:value-type="string" office:string-value="XIV GIORNATA" calcext:value-type="string" table:number-columns-spanned="8" table:number-rows-spanned="1">
            <text:p>X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8" calcext:value-type="float" table:number-columns-spanned="1" table:number-rows-spanned="2">
            <text:p>11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1]=&quot;&quot;;&quot;&quot;;TEXT([.E64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41]=&quot;&quot;;&quot;(Squadra A)&quot;;[.$B641])" office:value-type="string" office:string-value="(Squadra A)" calcext:value-type="string">
            <text:p>(Squadra A)</text:p>
          </table:table-cell>
          <table:table-cell table:style-name="ce54" table:formula="of:=IF([.$G641]+[.$I641]=0;;IF([.$G641]&gt;[.$I641];1;0))" office:value-type="float" office:value="0" calcext:value-type="float">
            <text:p>0</text:p>
          </table:table-cell>
          <table:table-cell table:style-name="ce77" table:formula="of:=IF([.$G641]+[.$I641]=0;;IF([.$G641]&lt;[.$I641];IF([.$G641]&amp;&quot;-&quot;&amp;[.$I641]=&quot;0-20&quot;;1;0);0))" office:value-type="float" office:value="0" calcext:value-type="float">
            <text:p>0</text:p>
          </table:table-cell>
          <table:table-cell table:style-name="ce77" table:formula="of:=IF([.$G641]+[.$I641]=0;;IF([.$G641]&lt;[.$I641];IF([.$G641]&amp;&quot;-&quot;&amp;[.$I641]&lt;&gt;&quot;0-20&quot;;1;0);0))" office:value-type="float" office:value="0" calcext:value-type="float">
            <text:p>0</text:p>
          </table:table-cell>
          <table:table-cell table:style-name="ce54" table:formula="of:=IF([.$G641]+[.$I641]=0;;[.$G641])" office:value-type="float" office:value="0" calcext:value-type="float">
            <text:p>0</text:p>
          </table:table-cell>
          <table:table-cell table:style-name="ce54" table:formula="of:=IF([.$G641]+[.$I641]=0;;[.$I641])" office:value-type="float" office:value="0" calcext:value-type="float">
            <text:p>0</text:p>
          </table:table-cell>
          <table:table-cell table:style-name="ce70" table:formula="of:=IF([.$G641]+[.$I641]=0;;[.$G641]-[.$I641])" office:value-type="float" office:value="0" calcext:value-type="float">
            <text:p>+0</text:p>
          </table:table-cell>
          <table:table-cell table:style-name="ce63" table:formula="of:=IF([.$C641]=&quot;&quot;;&quot;(Squadra B)&quot;;[.$C641])" office:value-type="string" office:string-value="(Squadra B)" calcext:value-type="string">
            <text:p>(Squadra B)</text:p>
          </table:table-cell>
          <table:table-cell table:style-name="ce54" table:formula="of:=IF([.$G641]+[.$I641]=0;;IF([.$I641]&gt;[.$G641];1;0))" office:value-type="float" office:value="0" calcext:value-type="float">
            <text:p>0</text:p>
          </table:table-cell>
          <table:table-cell table:style-name="ce77" table:formula="of:=IF([.$G641]+[.$I641]=0;;IF([.$I641]&lt;[.$G641];IF([.$G641]&amp;&quot;-&quot;&amp;[.$I641]=&quot;20-0&quot;;1;0);0))" office:value-type="float" office:value="0" calcext:value-type="float">
            <text:p>0</text:p>
          </table:table-cell>
          <table:table-cell table:style-name="ce77" table:formula="of:=IF([.$G641]+[.$I641]=0;;IF([.$I641]&lt;[.$G641];IF([.$G641]&amp;&quot;-&quot;&amp;[.$I641]&lt;&gt;&quot;20-0&quot;;1;0);0))" office:value-type="float" office:value="0" calcext:value-type="float">
            <text:p>0</text:p>
          </table:table-cell>
          <table:table-cell table:style-name="ce54" table:formula="of:=IF([.$G641]+[.$I641]=0;;[.$I641])" office:value-type="float" office:value="0" calcext:value-type="float">
            <text:p>0</text:p>
          </table:table-cell>
          <table:table-cell table:style-name="ce54" table:formula="of:=IF([.$G641]+[.$I641]=0;;[.$G641])" office:value-type="float" office:value="0" calcext:value-type="float">
            <text:p>0</text:p>
          </table:table-cell>
          <table:table-cell table:style-name="ce70" table:formula="of:=IF([.$G641]+[.$I641]=0;;[.$I641]-[.$G641])" office:value-type="float" office:value="0" calcext:value-type="float">
            <text:p>+0</text:p>
          </table:table-cell>
          <table:table-cell table:style-name="ce77" table:formula="of:=IF([.$G641]+[.$I641]=0;&quot;(Vincente)&quot;;IF([.$G641]&gt;[.$I641];[.$B641];[.$C641]))" office:value-type="string" office:string-value="(Vincente)" calcext:value-type="string">
            <text:p>(Vincente)</text:p>
          </table:table-cell>
          <table:table-cell table:style-name="ce77" table:formula="of:=IF([.$G641]+[.$I641]=0;&quot;(Perdente)&quot;;IF([.$G641]&lt;[.$I641];[.$B641];[.$C64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2]=&quot;&quot;;&quot;&quot;;HYPERLINK(VLOOKUP([.B64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9" calcext:value-type="float" table:number-columns-spanned="1" table:number-rows-spanned="2">
            <text:p>11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3]=&quot;&quot;;&quot;&quot;;TEXT([.E64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43]=&quot;&quot;;&quot;(Squadra A)&quot;;[.$B643])" office:value-type="string" office:string-value="(Squadra A)" calcext:value-type="string">
            <text:p>(Squadra A)</text:p>
          </table:table-cell>
          <table:table-cell table:style-name="ce54" table:formula="of:=IF([.$G643]+[.$I643]=0;;IF([.$G643]&gt;[.$I643];1;0))" office:value-type="float" office:value="0" calcext:value-type="float">
            <text:p>0</text:p>
          </table:table-cell>
          <table:table-cell table:style-name="ce77" table:formula="of:=IF([.$G643]+[.$I643]=0;;IF([.$G643]&lt;[.$I643];IF([.$G643]&amp;&quot;-&quot;&amp;[.$I643]=&quot;0-20&quot;;1;0);0))" office:value-type="float" office:value="0" calcext:value-type="float">
            <text:p>0</text:p>
          </table:table-cell>
          <table:table-cell table:style-name="ce77" table:formula="of:=IF([.$G643]+[.$I643]=0;;IF([.$G643]&lt;[.$I643];IF([.$G643]&amp;&quot;-&quot;&amp;[.$I643]&lt;&gt;&quot;0-20&quot;;1;0);0))" office:value-type="float" office:value="0" calcext:value-type="float">
            <text:p>0</text:p>
          </table:table-cell>
          <table:table-cell table:style-name="ce54" table:formula="of:=IF([.$G643]+[.$I643]=0;;[.$G643])" office:value-type="float" office:value="0" calcext:value-type="float">
            <text:p>0</text:p>
          </table:table-cell>
          <table:table-cell table:style-name="ce54" table:formula="of:=IF([.$G643]+[.$I643]=0;;[.$I643])" office:value-type="float" office:value="0" calcext:value-type="float">
            <text:p>0</text:p>
          </table:table-cell>
          <table:table-cell table:style-name="ce70" table:formula="of:=IF([.$G643]+[.$I643]=0;;[.$G643]-[.$I643])" office:value-type="float" office:value="0" calcext:value-type="float">
            <text:p>+0</text:p>
          </table:table-cell>
          <table:table-cell table:style-name="ce63" table:formula="of:=IF([.$C643]=&quot;&quot;;&quot;(Squadra B)&quot;;[.$C643])" office:value-type="string" office:string-value="(Squadra B)" calcext:value-type="string">
            <text:p>(Squadra B)</text:p>
          </table:table-cell>
          <table:table-cell table:style-name="ce54" table:formula="of:=IF([.$G643]+[.$I643]=0;;IF([.$I643]&gt;[.$G643];1;0))" office:value-type="float" office:value="0" calcext:value-type="float">
            <text:p>0</text:p>
          </table:table-cell>
          <table:table-cell table:style-name="ce77" table:formula="of:=IF([.$G643]+[.$I643]=0;;IF([.$I643]&lt;[.$G643];IF([.$G643]&amp;&quot;-&quot;&amp;[.$I643]=&quot;20-0&quot;;1;0);0))" office:value-type="float" office:value="0" calcext:value-type="float">
            <text:p>0</text:p>
          </table:table-cell>
          <table:table-cell table:style-name="ce77" table:formula="of:=IF([.$G643]+[.$I643]=0;;IF([.$I643]&lt;[.$G643];IF([.$G643]&amp;&quot;-&quot;&amp;[.$I643]&lt;&gt;&quot;20-0&quot;;1;0);0))" office:value-type="float" office:value="0" calcext:value-type="float">
            <text:p>0</text:p>
          </table:table-cell>
          <table:table-cell table:style-name="ce54" table:formula="of:=IF([.$G643]+[.$I643]=0;;[.$I643])" office:value-type="float" office:value="0" calcext:value-type="float">
            <text:p>0</text:p>
          </table:table-cell>
          <table:table-cell table:style-name="ce54" table:formula="of:=IF([.$G643]+[.$I643]=0;;[.$G643])" office:value-type="float" office:value="0" calcext:value-type="float">
            <text:p>0</text:p>
          </table:table-cell>
          <table:table-cell table:style-name="ce70" table:formula="of:=IF([.$G643]+[.$I643]=0;;[.$I643]-[.$G643])" office:value-type="float" office:value="0" calcext:value-type="float">
            <text:p>+0</text:p>
          </table:table-cell>
          <table:table-cell table:style-name="ce77" table:formula="of:=IF([.$G643]+[.$I643]=0;&quot;(Vincente)&quot;;IF([.$G643]&gt;[.$I643];[.$B643];[.$C643]))" office:value-type="string" office:string-value="(Vincente)" calcext:value-type="string">
            <text:p>(Vincente)</text:p>
          </table:table-cell>
          <table:table-cell table:style-name="ce77" table:formula="of:=IF([.$G643]+[.$I643]=0;&quot;(Perdente)&quot;;IF([.$G643]&lt;[.$I643];[.$B643];[.$C64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4]=&quot;&quot;;&quot;&quot;;HYPERLINK(VLOOKUP([.B64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0" calcext:value-type="float" table:number-columns-spanned="1" table:number-rows-spanned="2">
            <text:p>12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5]=&quot;&quot;;&quot;&quot;;TEXT([.E64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45]=&quot;&quot;;&quot;(Squadra A)&quot;;[.$B645])" office:value-type="string" office:string-value="(Squadra A)" calcext:value-type="string">
            <text:p>(Squadra A)</text:p>
          </table:table-cell>
          <table:table-cell table:style-name="ce54" table:formula="of:=IF([.$G645]+[.$I645]=0;;IF([.$G645]&gt;[.$I645];1;0))" office:value-type="float" office:value="0" calcext:value-type="float">
            <text:p>0</text:p>
          </table:table-cell>
          <table:table-cell table:style-name="ce77" table:formula="of:=IF([.$G645]+[.$I645]=0;;IF([.$G645]&lt;[.$I645];IF([.$G645]&amp;&quot;-&quot;&amp;[.$I645]=&quot;0-20&quot;;1;0);0))" office:value-type="float" office:value="0" calcext:value-type="float">
            <text:p>0</text:p>
          </table:table-cell>
          <table:table-cell table:style-name="ce77" table:formula="of:=IF([.$G645]+[.$I645]=0;;IF([.$G645]&lt;[.$I645];IF([.$G645]&amp;&quot;-&quot;&amp;[.$I645]&lt;&gt;&quot;0-20&quot;;1;0);0))" office:value-type="float" office:value="0" calcext:value-type="float">
            <text:p>0</text:p>
          </table:table-cell>
          <table:table-cell table:style-name="ce54" table:formula="of:=IF([.$G645]+[.$I645]=0;;[.$G645])" office:value-type="float" office:value="0" calcext:value-type="float">
            <text:p>0</text:p>
          </table:table-cell>
          <table:table-cell table:style-name="ce54" table:formula="of:=IF([.$G645]+[.$I645]=0;;[.$I645])" office:value-type="float" office:value="0" calcext:value-type="float">
            <text:p>0</text:p>
          </table:table-cell>
          <table:table-cell table:style-name="ce70" table:formula="of:=IF([.$G645]+[.$I645]=0;;[.$G645]-[.$I645])" office:value-type="float" office:value="0" calcext:value-type="float">
            <text:p>+0</text:p>
          </table:table-cell>
          <table:table-cell table:style-name="ce63" table:formula="of:=IF([.$C645]=&quot;&quot;;&quot;(Squadra B)&quot;;[.$C645])" office:value-type="string" office:string-value="(Squadra B)" calcext:value-type="string">
            <text:p>(Squadra B)</text:p>
          </table:table-cell>
          <table:table-cell table:style-name="ce54" table:formula="of:=IF([.$G645]+[.$I645]=0;;IF([.$I645]&gt;[.$G645];1;0))" office:value-type="float" office:value="0" calcext:value-type="float">
            <text:p>0</text:p>
          </table:table-cell>
          <table:table-cell table:style-name="ce77" table:formula="of:=IF([.$G645]+[.$I645]=0;;IF([.$I645]&lt;[.$G645];IF([.$G645]&amp;&quot;-&quot;&amp;[.$I645]=&quot;20-0&quot;;1;0);0))" office:value-type="float" office:value="0" calcext:value-type="float">
            <text:p>0</text:p>
          </table:table-cell>
          <table:table-cell table:style-name="ce77" table:formula="of:=IF([.$G645]+[.$I645]=0;;IF([.$I645]&lt;[.$G645];IF([.$G645]&amp;&quot;-&quot;&amp;[.$I645]&lt;&gt;&quot;20-0&quot;;1;0);0))" office:value-type="float" office:value="0" calcext:value-type="float">
            <text:p>0</text:p>
          </table:table-cell>
          <table:table-cell table:style-name="ce54" table:formula="of:=IF([.$G645]+[.$I645]=0;;[.$I645])" office:value-type="float" office:value="0" calcext:value-type="float">
            <text:p>0</text:p>
          </table:table-cell>
          <table:table-cell table:style-name="ce54" table:formula="of:=IF([.$G645]+[.$I645]=0;;[.$G645])" office:value-type="float" office:value="0" calcext:value-type="float">
            <text:p>0</text:p>
          </table:table-cell>
          <table:table-cell table:style-name="ce70" table:formula="of:=IF([.$G645]+[.$I645]=0;;[.$I645]-[.$G645])" office:value-type="float" office:value="0" calcext:value-type="float">
            <text:p>+0</text:p>
          </table:table-cell>
          <table:table-cell table:style-name="ce77" table:formula="of:=IF([.$G645]+[.$I645]=0;&quot;(Vincente)&quot;;IF([.$G645]&gt;[.$I645];[.$B645];[.$C645]))" office:value-type="string" office:string-value="(Vincente)" calcext:value-type="string">
            <text:p>(Vincente)</text:p>
          </table:table-cell>
          <table:table-cell table:style-name="ce77" table:formula="of:=IF([.$G645]+[.$I645]=0;&quot;(Perdente)&quot;;IF([.$G645]&lt;[.$I645];[.$B645];[.$C6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6]=&quot;&quot;;&quot;&quot;;HYPERLINK(VLOOKUP([.B6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1" calcext:value-type="float" table:number-columns-spanned="1" table:number-rows-spanned="2">
            <text:p>12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7]=&quot;&quot;;&quot;&quot;;TEXT([.E64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47]=&quot;&quot;;&quot;(Squadra A)&quot;;[.$B647])" office:value-type="string" office:string-value="(Squadra A)" calcext:value-type="string">
            <text:p>(Squadra A)</text:p>
          </table:table-cell>
          <table:table-cell table:style-name="ce54" table:formula="of:=IF([.$G647]+[.$I647]=0;;IF([.$G647]&gt;[.$I647];1;0))" office:value-type="float" office:value="0" calcext:value-type="float">
            <text:p>0</text:p>
          </table:table-cell>
          <table:table-cell table:style-name="ce77" table:formula="of:=IF([.$G647]+[.$I647]=0;;IF([.$G647]&lt;[.$I647];IF([.$G647]&amp;&quot;-&quot;&amp;[.$I647]=&quot;0-20&quot;;1;0);0))" office:value-type="float" office:value="0" calcext:value-type="float">
            <text:p>0</text:p>
          </table:table-cell>
          <table:table-cell table:style-name="ce77" table:formula="of:=IF([.$G647]+[.$I647]=0;;IF([.$G647]&lt;[.$I647];IF([.$G647]&amp;&quot;-&quot;&amp;[.$I647]&lt;&gt;&quot;0-20&quot;;1;0);0))" office:value-type="float" office:value="0" calcext:value-type="float">
            <text:p>0</text:p>
          </table:table-cell>
          <table:table-cell table:style-name="ce54" table:formula="of:=IF([.$G647]+[.$I647]=0;;[.$G647])" office:value-type="float" office:value="0" calcext:value-type="float">
            <text:p>0</text:p>
          </table:table-cell>
          <table:table-cell table:style-name="ce54" table:formula="of:=IF([.$G647]+[.$I647]=0;;[.$I647])" office:value-type="float" office:value="0" calcext:value-type="float">
            <text:p>0</text:p>
          </table:table-cell>
          <table:table-cell table:style-name="ce70" table:formula="of:=IF([.$G647]+[.$I647]=0;;[.$G647]-[.$I647])" office:value-type="float" office:value="0" calcext:value-type="float">
            <text:p>+0</text:p>
          </table:table-cell>
          <table:table-cell table:style-name="ce63" table:formula="of:=IF([.$C647]=&quot;&quot;;&quot;(Squadra B)&quot;;[.$C647])" office:value-type="string" office:string-value="(Squadra B)" calcext:value-type="string">
            <text:p>(Squadra B)</text:p>
          </table:table-cell>
          <table:table-cell table:style-name="ce54" table:formula="of:=IF([.$G647]+[.$I647]=0;;IF([.$I647]&gt;[.$G647];1;0))" office:value-type="float" office:value="0" calcext:value-type="float">
            <text:p>0</text:p>
          </table:table-cell>
          <table:table-cell table:style-name="ce77" table:formula="of:=IF([.$G647]+[.$I647]=0;;IF([.$I647]&lt;[.$G647];IF([.$G647]&amp;&quot;-&quot;&amp;[.$I647]=&quot;20-0&quot;;1;0);0))" office:value-type="float" office:value="0" calcext:value-type="float">
            <text:p>0</text:p>
          </table:table-cell>
          <table:table-cell table:style-name="ce77" table:formula="of:=IF([.$G647]+[.$I647]=0;;IF([.$I647]&lt;[.$G647];IF([.$G647]&amp;&quot;-&quot;&amp;[.$I647]&lt;&gt;&quot;20-0&quot;;1;0);0))" office:value-type="float" office:value="0" calcext:value-type="float">
            <text:p>0</text:p>
          </table:table-cell>
          <table:table-cell table:style-name="ce54" table:formula="of:=IF([.$G647]+[.$I647]=0;;[.$I647])" office:value-type="float" office:value="0" calcext:value-type="float">
            <text:p>0</text:p>
          </table:table-cell>
          <table:table-cell table:style-name="ce54" table:formula="of:=IF([.$G647]+[.$I647]=0;;[.$G647])" office:value-type="float" office:value="0" calcext:value-type="float">
            <text:p>0</text:p>
          </table:table-cell>
          <table:table-cell table:style-name="ce70" table:formula="of:=IF([.$G647]+[.$I647]=0;;[.$I647]-[.$G647])" office:value-type="float" office:value="0" calcext:value-type="float">
            <text:p>+0</text:p>
          </table:table-cell>
          <table:table-cell table:style-name="ce77" table:formula="of:=IF([.$G647]+[.$I647]=0;&quot;(Vincente)&quot;;IF([.$G647]&gt;[.$I647];[.$B647];[.$C647]))" office:value-type="string" office:string-value="(Vincente)" calcext:value-type="string">
            <text:p>(Vincente)</text:p>
          </table:table-cell>
          <table:table-cell table:style-name="ce77" table:formula="of:=IF([.$G647]+[.$I647]=0;&quot;(Perdente)&quot;;IF([.$G647]&lt;[.$I647];[.$B647];[.$C64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8]=&quot;&quot;;&quot;&quot;;HYPERLINK(VLOOKUP([.B64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2" calcext:value-type="float" table:number-columns-spanned="1" table:number-rows-spanned="2">
            <text:p>12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9]=&quot;&quot;;&quot;&quot;;TEXT([.E64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49]=&quot;&quot;;&quot;(Squadra A)&quot;;[.$B649])" office:value-type="string" office:string-value="(Squadra A)" calcext:value-type="string">
            <text:p>(Squadra A)</text:p>
          </table:table-cell>
          <table:table-cell table:style-name="ce54" table:formula="of:=IF([.$G649]+[.$I649]=0;;IF([.$G649]&gt;[.$I649];1;0))" office:value-type="float" office:value="0" calcext:value-type="float">
            <text:p>0</text:p>
          </table:table-cell>
          <table:table-cell table:style-name="ce77" table:formula="of:=IF([.$G649]+[.$I649]=0;;IF([.$G649]&lt;[.$I649];IF([.$G649]&amp;&quot;-&quot;&amp;[.$I649]=&quot;0-20&quot;;1;0);0))" office:value-type="float" office:value="0" calcext:value-type="float">
            <text:p>0</text:p>
          </table:table-cell>
          <table:table-cell table:style-name="ce77" table:formula="of:=IF([.$G649]+[.$I649]=0;;IF([.$G649]&lt;[.$I649];IF([.$G649]&amp;&quot;-&quot;&amp;[.$I649]&lt;&gt;&quot;0-20&quot;;1;0);0))" office:value-type="float" office:value="0" calcext:value-type="float">
            <text:p>0</text:p>
          </table:table-cell>
          <table:table-cell table:style-name="ce54" table:formula="of:=IF([.$G649]+[.$I649]=0;;[.$G649])" office:value-type="float" office:value="0" calcext:value-type="float">
            <text:p>0</text:p>
          </table:table-cell>
          <table:table-cell table:style-name="ce54" table:formula="of:=IF([.$G649]+[.$I649]=0;;[.$I649])" office:value-type="float" office:value="0" calcext:value-type="float">
            <text:p>0</text:p>
          </table:table-cell>
          <table:table-cell table:style-name="ce70" table:formula="of:=IF([.$G649]+[.$I649]=0;;[.$G649]-[.$I649])" office:value-type="float" office:value="0" calcext:value-type="float">
            <text:p>+0</text:p>
          </table:table-cell>
          <table:table-cell table:style-name="ce63" table:formula="of:=IF([.$C649]=&quot;&quot;;&quot;(Squadra B)&quot;;[.$C649])" office:value-type="string" office:string-value="(Squadra B)" calcext:value-type="string">
            <text:p>(Squadra B)</text:p>
          </table:table-cell>
          <table:table-cell table:style-name="ce54" table:formula="of:=IF([.$G649]+[.$I649]=0;;IF([.$I649]&gt;[.$G649];1;0))" office:value-type="float" office:value="0" calcext:value-type="float">
            <text:p>0</text:p>
          </table:table-cell>
          <table:table-cell table:style-name="ce77" table:formula="of:=IF([.$G649]+[.$I649]=0;;IF([.$I649]&lt;[.$G649];IF([.$G649]&amp;&quot;-&quot;&amp;[.$I649]=&quot;20-0&quot;;1;0);0))" office:value-type="float" office:value="0" calcext:value-type="float">
            <text:p>0</text:p>
          </table:table-cell>
          <table:table-cell table:style-name="ce77" table:formula="of:=IF([.$G649]+[.$I649]=0;;IF([.$I649]&lt;[.$G649];IF([.$G649]&amp;&quot;-&quot;&amp;[.$I649]&lt;&gt;&quot;20-0&quot;;1;0);0))" office:value-type="float" office:value="0" calcext:value-type="float">
            <text:p>0</text:p>
          </table:table-cell>
          <table:table-cell table:style-name="ce54" table:formula="of:=IF([.$G649]+[.$I649]=0;;[.$I649])" office:value-type="float" office:value="0" calcext:value-type="float">
            <text:p>0</text:p>
          </table:table-cell>
          <table:table-cell table:style-name="ce54" table:formula="of:=IF([.$G649]+[.$I649]=0;;[.$G649])" office:value-type="float" office:value="0" calcext:value-type="float">
            <text:p>0</text:p>
          </table:table-cell>
          <table:table-cell table:style-name="ce70" table:formula="of:=IF([.$G649]+[.$I649]=0;;[.$I649]-[.$G649])" office:value-type="float" office:value="0" calcext:value-type="float">
            <text:p>+0</text:p>
          </table:table-cell>
          <table:table-cell table:style-name="ce77" table:formula="of:=IF([.$G649]+[.$I649]=0;&quot;(Vincente)&quot;;IF([.$G649]&gt;[.$I649];[.$B649];[.$C649]))" office:value-type="string" office:string-value="(Vincente)" calcext:value-type="string">
            <text:p>(Vincente)</text:p>
          </table:table-cell>
          <table:table-cell table:style-name="ce77" table:formula="of:=IF([.$G649]+[.$I649]=0;&quot;(Perdente)&quot;;IF([.$G649]&lt;[.$I649];[.$B649];[.$C64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0]=&quot;&quot;;&quot;&quot;;HYPERLINK(VLOOKUP([.B65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3" calcext:value-type="float" table:number-columns-spanned="1" table:number-rows-spanned="2">
            <text:p>12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51]=&quot;&quot;;&quot;&quot;;TEXT([.E65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51]=&quot;&quot;;&quot;(Squadra A)&quot;;[.$B651])" office:value-type="string" office:string-value="(Squadra A)" calcext:value-type="string">
            <text:p>(Squadra A)</text:p>
          </table:table-cell>
          <table:table-cell table:style-name="ce54" table:formula="of:=IF([.$G651]+[.$I651]=0;;IF([.$G651]&gt;[.$I651];1;0))" office:value-type="float" office:value="0" calcext:value-type="float">
            <text:p>0</text:p>
          </table:table-cell>
          <table:table-cell table:style-name="ce77" table:formula="of:=IF([.$G651]+[.$I651]=0;;IF([.$G651]&lt;[.$I651];IF([.$G651]&amp;&quot;-&quot;&amp;[.$I651]=&quot;0-20&quot;;1;0);0))" office:value-type="float" office:value="0" calcext:value-type="float">
            <text:p>0</text:p>
          </table:table-cell>
          <table:table-cell table:style-name="ce77" table:formula="of:=IF([.$G651]+[.$I651]=0;;IF([.$G651]&lt;[.$I651];IF([.$G651]&amp;&quot;-&quot;&amp;[.$I651]&lt;&gt;&quot;0-20&quot;;1;0);0))" office:value-type="float" office:value="0" calcext:value-type="float">
            <text:p>0</text:p>
          </table:table-cell>
          <table:table-cell table:style-name="ce54" table:formula="of:=IF([.$G651]+[.$I651]=0;;[.$G651])" office:value-type="float" office:value="0" calcext:value-type="float">
            <text:p>0</text:p>
          </table:table-cell>
          <table:table-cell table:style-name="ce54" table:formula="of:=IF([.$G651]+[.$I651]=0;;[.$I651])" office:value-type="float" office:value="0" calcext:value-type="float">
            <text:p>0</text:p>
          </table:table-cell>
          <table:table-cell table:style-name="ce70" table:formula="of:=IF([.$G651]+[.$I651]=0;;[.$G651]-[.$I651])" office:value-type="float" office:value="0" calcext:value-type="float">
            <text:p>+0</text:p>
          </table:table-cell>
          <table:table-cell table:style-name="ce63" table:formula="of:=IF([.$C651]=&quot;&quot;;&quot;(Squadra B)&quot;;[.$C651])" office:value-type="string" office:string-value="(Squadra B)" calcext:value-type="string">
            <text:p>(Squadra B)</text:p>
          </table:table-cell>
          <table:table-cell table:style-name="ce54" table:formula="of:=IF([.$G651]+[.$I651]=0;;IF([.$I651]&gt;[.$G651];1;0))" office:value-type="float" office:value="0" calcext:value-type="float">
            <text:p>0</text:p>
          </table:table-cell>
          <table:table-cell table:style-name="ce77" table:formula="of:=IF([.$G651]+[.$I651]=0;;IF([.$I651]&lt;[.$G651];IF([.$G651]&amp;&quot;-&quot;&amp;[.$I651]=&quot;20-0&quot;;1;0);0))" office:value-type="float" office:value="0" calcext:value-type="float">
            <text:p>0</text:p>
          </table:table-cell>
          <table:table-cell table:style-name="ce77" table:formula="of:=IF([.$G651]+[.$I651]=0;;IF([.$I651]&lt;[.$G651];IF([.$G651]&amp;&quot;-&quot;&amp;[.$I651]&lt;&gt;&quot;20-0&quot;;1;0);0))" office:value-type="float" office:value="0" calcext:value-type="float">
            <text:p>0</text:p>
          </table:table-cell>
          <table:table-cell table:style-name="ce54" table:formula="of:=IF([.$G651]+[.$I651]=0;;[.$I651])" office:value-type="float" office:value="0" calcext:value-type="float">
            <text:p>0</text:p>
          </table:table-cell>
          <table:table-cell table:style-name="ce54" table:formula="of:=IF([.$G651]+[.$I651]=0;;[.$G651])" office:value-type="float" office:value="0" calcext:value-type="float">
            <text:p>0</text:p>
          </table:table-cell>
          <table:table-cell table:style-name="ce70" table:formula="of:=IF([.$G651]+[.$I651]=0;;[.$I651]-[.$G651])" office:value-type="float" office:value="0" calcext:value-type="float">
            <text:p>+0</text:p>
          </table:table-cell>
          <table:table-cell table:style-name="ce77" table:formula="of:=IF([.$G651]+[.$I651]=0;&quot;(Vincente)&quot;;IF([.$G651]&gt;[.$I651];[.$B651];[.$C651]))" office:value-type="string" office:string-value="(Vincente)" calcext:value-type="string">
            <text:p>(Vincente)</text:p>
          </table:table-cell>
          <table:table-cell table:style-name="ce77" table:formula="of:=IF([.$G651]+[.$I651]=0;&quot;(Perdente)&quot;;IF([.$G651]&lt;[.$I651];[.$B651];[.$C65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2]=&quot;&quot;;&quot;&quot;;HYPERLINK(VLOOKUP([.B65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4" calcext:value-type="float" table:number-columns-spanned="1" table:number-rows-spanned="2">
            <text:p>12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53]=&quot;&quot;;&quot;&quot;;TEXT([.E65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53]=&quot;&quot;;&quot;(Squadra A)&quot;;[.$B653])" office:value-type="string" office:string-value="(Squadra A)" calcext:value-type="string">
            <text:p>(Squadra A)</text:p>
          </table:table-cell>
          <table:table-cell table:style-name="ce54" table:formula="of:=IF([.$G653]+[.$I653]=0;;IF([.$G653]&gt;[.$I653];1;0))" office:value-type="float" office:value="0" calcext:value-type="float">
            <text:p>0</text:p>
          </table:table-cell>
          <table:table-cell table:style-name="ce77" table:formula="of:=IF([.$G653]+[.$I653]=0;;IF([.$G653]&lt;[.$I653];IF([.$G653]&amp;&quot;-&quot;&amp;[.$I653]=&quot;0-20&quot;;1;0);0))" office:value-type="float" office:value="0" calcext:value-type="float">
            <text:p>0</text:p>
          </table:table-cell>
          <table:table-cell table:style-name="ce77" table:formula="of:=IF([.$G653]+[.$I653]=0;;IF([.$G653]&lt;[.$I653];IF([.$G653]&amp;&quot;-&quot;&amp;[.$I653]&lt;&gt;&quot;0-20&quot;;1;0);0))" office:value-type="float" office:value="0" calcext:value-type="float">
            <text:p>0</text:p>
          </table:table-cell>
          <table:table-cell table:style-name="ce54" table:formula="of:=IF([.$G653]+[.$I653]=0;;[.$G653])" office:value-type="float" office:value="0" calcext:value-type="float">
            <text:p>0</text:p>
          </table:table-cell>
          <table:table-cell table:style-name="ce54" table:formula="of:=IF([.$G653]+[.$I653]=0;;[.$I653])" office:value-type="float" office:value="0" calcext:value-type="float">
            <text:p>0</text:p>
          </table:table-cell>
          <table:table-cell table:style-name="ce70" table:formula="of:=IF([.$G653]+[.$I653]=0;;[.$G653]-[.$I653])" office:value-type="float" office:value="0" calcext:value-type="float">
            <text:p>+0</text:p>
          </table:table-cell>
          <table:table-cell table:style-name="ce63" table:formula="of:=IF([.$C653]=&quot;&quot;;&quot;(Squadra B)&quot;;[.$C653])" office:value-type="string" office:string-value="(Squadra B)" calcext:value-type="string">
            <text:p>(Squadra B)</text:p>
          </table:table-cell>
          <table:table-cell table:style-name="ce54" table:formula="of:=IF([.$G653]+[.$I653]=0;;IF([.$I653]&gt;[.$G653];1;0))" office:value-type="float" office:value="0" calcext:value-type="float">
            <text:p>0</text:p>
          </table:table-cell>
          <table:table-cell table:style-name="ce77" table:formula="of:=IF([.$G653]+[.$I653]=0;;IF([.$I653]&lt;[.$G653];IF([.$G653]&amp;&quot;-&quot;&amp;[.$I653]=&quot;20-0&quot;;1;0);0))" office:value-type="float" office:value="0" calcext:value-type="float">
            <text:p>0</text:p>
          </table:table-cell>
          <table:table-cell table:style-name="ce77" table:formula="of:=IF([.$G653]+[.$I653]=0;;IF([.$I653]&lt;[.$G653];IF([.$G653]&amp;&quot;-&quot;&amp;[.$I653]&lt;&gt;&quot;20-0&quot;;1;0);0))" office:value-type="float" office:value="0" calcext:value-type="float">
            <text:p>0</text:p>
          </table:table-cell>
          <table:table-cell table:style-name="ce54" table:formula="of:=IF([.$G653]+[.$I653]=0;;[.$I653])" office:value-type="float" office:value="0" calcext:value-type="float">
            <text:p>0</text:p>
          </table:table-cell>
          <table:table-cell table:style-name="ce54" table:formula="of:=IF([.$G653]+[.$I653]=0;;[.$G653])" office:value-type="float" office:value="0" calcext:value-type="float">
            <text:p>0</text:p>
          </table:table-cell>
          <table:table-cell table:style-name="ce70" table:formula="of:=IF([.$G653]+[.$I653]=0;;[.$I653]-[.$G653])" office:value-type="float" office:value="0" calcext:value-type="float">
            <text:p>+0</text:p>
          </table:table-cell>
          <table:table-cell table:style-name="ce77" table:formula="of:=IF([.$G653]+[.$I653]=0;&quot;(Vincente)&quot;;IF([.$G653]&gt;[.$I653];[.$B653];[.$C653]))" office:value-type="string" office:string-value="(Vincente)" calcext:value-type="string">
            <text:p>(Vincente)</text:p>
          </table:table-cell>
          <table:table-cell table:style-name="ce77" table:formula="of:=IF([.$G653]+[.$I653]=0;&quot;(Perdente)&quot;;IF([.$G653]&lt;[.$I653];[.$B653];[.$C6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4]=&quot;&quot;;&quot;&quot;;HYPERLINK(VLOOKUP([.B6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5" calcext:value-type="float" table:number-columns-spanned="1" table:number-rows-spanned="2">
            <text:p>12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55]=&quot;&quot;;&quot;&quot;;TEXT([.E65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55]=&quot;&quot;;&quot;(Squadra A)&quot;;[.$B655])" office:value-type="string" office:string-value="(Squadra A)" calcext:value-type="string">
            <text:p>(Squadra A)</text:p>
          </table:table-cell>
          <table:table-cell table:style-name="ce54" table:formula="of:=IF([.$G655]+[.$I655]=0;;IF([.$G655]&gt;[.$I655];1;0))" office:value-type="float" office:value="0" calcext:value-type="float">
            <text:p>0</text:p>
          </table:table-cell>
          <table:table-cell table:style-name="ce77" table:formula="of:=IF([.$G655]+[.$I655]=0;;IF([.$G655]&lt;[.$I655];IF([.$G655]&amp;&quot;-&quot;&amp;[.$I655]=&quot;0-20&quot;;1;0);0))" office:value-type="float" office:value="0" calcext:value-type="float">
            <text:p>0</text:p>
          </table:table-cell>
          <table:table-cell table:style-name="ce77" table:formula="of:=IF([.$G655]+[.$I655]=0;;IF([.$G655]&lt;[.$I655];IF([.$G655]&amp;&quot;-&quot;&amp;[.$I655]&lt;&gt;&quot;0-20&quot;;1;0);0))" office:value-type="float" office:value="0" calcext:value-type="float">
            <text:p>0</text:p>
          </table:table-cell>
          <table:table-cell table:style-name="ce54" table:formula="of:=IF([.$G655]+[.$I655]=0;;[.$G655])" office:value-type="float" office:value="0" calcext:value-type="float">
            <text:p>0</text:p>
          </table:table-cell>
          <table:table-cell table:style-name="ce54" table:formula="of:=IF([.$G655]+[.$I655]=0;;[.$I655])" office:value-type="float" office:value="0" calcext:value-type="float">
            <text:p>0</text:p>
          </table:table-cell>
          <table:table-cell table:style-name="ce70" table:formula="of:=IF([.$G655]+[.$I655]=0;;[.$G655]-[.$I655])" office:value-type="float" office:value="0" calcext:value-type="float">
            <text:p>+0</text:p>
          </table:table-cell>
          <table:table-cell table:style-name="ce63" table:formula="of:=IF([.$C655]=&quot;&quot;;&quot;(Squadra B)&quot;;[.$C655])" office:value-type="string" office:string-value="(Squadra B)" calcext:value-type="string">
            <text:p>(Squadra B)</text:p>
          </table:table-cell>
          <table:table-cell table:style-name="ce54" table:formula="of:=IF([.$G655]+[.$I655]=0;;IF([.$I655]&gt;[.$G655];1;0))" office:value-type="float" office:value="0" calcext:value-type="float">
            <text:p>0</text:p>
          </table:table-cell>
          <table:table-cell table:style-name="ce77" table:formula="of:=IF([.$G655]+[.$I655]=0;;IF([.$I655]&lt;[.$G655];IF([.$G655]&amp;&quot;-&quot;&amp;[.$I655]=&quot;20-0&quot;;1;0);0))" office:value-type="float" office:value="0" calcext:value-type="float">
            <text:p>0</text:p>
          </table:table-cell>
          <table:table-cell table:style-name="ce77" table:formula="of:=IF([.$G655]+[.$I655]=0;;IF([.$I655]&lt;[.$G655];IF([.$G655]&amp;&quot;-&quot;&amp;[.$I655]&lt;&gt;&quot;20-0&quot;;1;0);0))" office:value-type="float" office:value="0" calcext:value-type="float">
            <text:p>0</text:p>
          </table:table-cell>
          <table:table-cell table:style-name="ce54" table:formula="of:=IF([.$G655]+[.$I655]=0;;[.$I655])" office:value-type="float" office:value="0" calcext:value-type="float">
            <text:p>0</text:p>
          </table:table-cell>
          <table:table-cell table:style-name="ce54" table:formula="of:=IF([.$G655]+[.$I655]=0;;[.$G655])" office:value-type="float" office:value="0" calcext:value-type="float">
            <text:p>0</text:p>
          </table:table-cell>
          <table:table-cell table:style-name="ce70" table:formula="of:=IF([.$G655]+[.$I655]=0;;[.$I655]-[.$G655])" office:value-type="float" office:value="0" calcext:value-type="float">
            <text:p>+0</text:p>
          </table:table-cell>
          <table:table-cell table:style-name="ce77" table:formula="of:=IF([.$G655]+[.$I655]=0;&quot;(Vincente)&quot;;IF([.$G655]&gt;[.$I655];[.$B655];[.$C655]))" office:value-type="string" office:string-value="(Vincente)" calcext:value-type="string">
            <text:p>(Vincente)</text:p>
          </table:table-cell>
          <table:table-cell table:style-name="ce77" table:formula="of:=IF([.$G655]+[.$I655]=0;&quot;(Perdente)&quot;;IF([.$G655]&lt;[.$I655];[.$B655];[.$C65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6]=&quot;&quot;;&quot;&quot;;HYPERLINK(VLOOKUP([.B65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6" calcext:value-type="float" table:number-columns-spanned="1" table:number-rows-spanned="2">
            <text:p>12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57]=&quot;&quot;;&quot;&quot;;TEXT([.E65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57]=&quot;&quot;;&quot;(Squadra A)&quot;;[.$B657])" office:value-type="string" office:string-value="(Squadra A)" calcext:value-type="string">
            <text:p>(Squadra A)</text:p>
          </table:table-cell>
          <table:table-cell table:style-name="ce54" table:formula="of:=IF([.$G657]+[.$I657]=0;;IF([.$G657]&gt;[.$I657];1;0))" office:value-type="float" office:value="0" calcext:value-type="float">
            <text:p>0</text:p>
          </table:table-cell>
          <table:table-cell table:style-name="ce77" table:formula="of:=IF([.$G657]+[.$I657]=0;;IF([.$G657]&lt;[.$I657];IF([.$G657]&amp;&quot;-&quot;&amp;[.$I657]=&quot;0-20&quot;;1;0);0))" office:value-type="float" office:value="0" calcext:value-type="float">
            <text:p>0</text:p>
          </table:table-cell>
          <table:table-cell table:style-name="ce77" table:formula="of:=IF([.$G657]+[.$I657]=0;;IF([.$G657]&lt;[.$I657];IF([.$G657]&amp;&quot;-&quot;&amp;[.$I657]&lt;&gt;&quot;0-20&quot;;1;0);0))" office:value-type="float" office:value="0" calcext:value-type="float">
            <text:p>0</text:p>
          </table:table-cell>
          <table:table-cell table:style-name="ce54" table:formula="of:=IF([.$G657]+[.$I657]=0;;[.$G657])" office:value-type="float" office:value="0" calcext:value-type="float">
            <text:p>0</text:p>
          </table:table-cell>
          <table:table-cell table:style-name="ce54" table:formula="of:=IF([.$G657]+[.$I657]=0;;[.$I657])" office:value-type="float" office:value="0" calcext:value-type="float">
            <text:p>0</text:p>
          </table:table-cell>
          <table:table-cell table:style-name="ce70" table:formula="of:=IF([.$G657]+[.$I657]=0;;[.$G657]-[.$I657])" office:value-type="float" office:value="0" calcext:value-type="float">
            <text:p>+0</text:p>
          </table:table-cell>
          <table:table-cell table:style-name="ce63" table:formula="of:=IF([.$C657]=&quot;&quot;;&quot;(Squadra B)&quot;;[.$C657])" office:value-type="string" office:string-value="(Squadra B)" calcext:value-type="string">
            <text:p>(Squadra B)</text:p>
          </table:table-cell>
          <table:table-cell table:style-name="ce54" table:formula="of:=IF([.$G657]+[.$I657]=0;;IF([.$I657]&gt;[.$G657];1;0))" office:value-type="float" office:value="0" calcext:value-type="float">
            <text:p>0</text:p>
          </table:table-cell>
          <table:table-cell table:style-name="ce77" table:formula="of:=IF([.$G657]+[.$I657]=0;;IF([.$I657]&lt;[.$G657];IF([.$G657]&amp;&quot;-&quot;&amp;[.$I657]=&quot;20-0&quot;;1;0);0))" office:value-type="float" office:value="0" calcext:value-type="float">
            <text:p>0</text:p>
          </table:table-cell>
          <table:table-cell table:style-name="ce77" table:formula="of:=IF([.$G657]+[.$I657]=0;;IF([.$I657]&lt;[.$G657];IF([.$G657]&amp;&quot;-&quot;&amp;[.$I657]&lt;&gt;&quot;20-0&quot;;1;0);0))" office:value-type="float" office:value="0" calcext:value-type="float">
            <text:p>0</text:p>
          </table:table-cell>
          <table:table-cell table:style-name="ce54" table:formula="of:=IF([.$G657]+[.$I657]=0;;[.$I657])" office:value-type="float" office:value="0" calcext:value-type="float">
            <text:p>0</text:p>
          </table:table-cell>
          <table:table-cell table:style-name="ce54" table:formula="of:=IF([.$G657]+[.$I657]=0;;[.$G657])" office:value-type="float" office:value="0" calcext:value-type="float">
            <text:p>0</text:p>
          </table:table-cell>
          <table:table-cell table:style-name="ce70" table:formula="of:=IF([.$G657]+[.$I657]=0;;[.$I657]-[.$G657])" office:value-type="float" office:value="0" calcext:value-type="float">
            <text:p>+0</text:p>
          </table:table-cell>
          <table:table-cell table:style-name="ce77" table:formula="of:=IF([.$G657]+[.$I657]=0;&quot;(Vincente)&quot;;IF([.$G657]&gt;[.$I657];[.$B657];[.$C657]))" office:value-type="string" office:string-value="(Vincente)" calcext:value-type="string">
            <text:p>(Vincente)</text:p>
          </table:table-cell>
          <table:table-cell table:style-name="ce77" table:formula="of:=IF([.$G657]+[.$I657]=0;&quot;(Perdente)&quot;;IF([.$G657]&lt;[.$I657];[.$B657];[.$C65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8]=&quot;&quot;;&quot;&quot;;HYPERLINK(VLOOKUP([.B65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5" calcext:value-type="float">
            <text:p>15</text:p>
          </table:table-cell>
          <table:table-cell table:style-name="ce87" table:formula="of:=IF(ISNUMBER([.A660]);ROMAN([.A660])&amp;&quot; GIORNATA&quot;;COM.MICROSOFT.SWITCH([.A660];&quot;1-2&quot;;&quot;FINALE 1°-2° POSTO&quot;;&quot;3-4&quot;;&quot;FINALE 3°-4° POSTO&quot;;&quot;1-4&quot;;&quot;SEMIFINALI 1°-4° POSTO&quot;;&quot;1-8&quot;;&quot;QUARTI DI FINALE 1°-8° POSTO&quot;;&quot;&quot;))" office:value-type="string" office:string-value="XV GIORNATA" calcext:value-type="string" table:number-columns-spanned="8" table:number-rows-spanned="1">
            <text:p>X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7" calcext:value-type="float" table:number-columns-spanned="1" table:number-rows-spanned="2">
            <text:p>12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62]=&quot;&quot;;&quot;&quot;;TEXT([.E66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62]=&quot;&quot;;&quot;(Squadra A)&quot;;[.$B662])" office:value-type="string" office:string-value="(Squadra A)" calcext:value-type="string">
            <text:p>(Squadra A)</text:p>
          </table:table-cell>
          <table:table-cell table:style-name="ce54" table:formula="of:=IF([.$G662]+[.$I662]=0;;IF([.$G662]&gt;[.$I662];1;0))" office:value-type="float" office:value="0" calcext:value-type="float">
            <text:p>0</text:p>
          </table:table-cell>
          <table:table-cell table:style-name="ce77" table:formula="of:=IF([.$G662]+[.$I662]=0;;IF([.$G662]&lt;[.$I662];IF([.$G662]&amp;&quot;-&quot;&amp;[.$I662]=&quot;0-20&quot;;1;0);0))" office:value-type="float" office:value="0" calcext:value-type="float">
            <text:p>0</text:p>
          </table:table-cell>
          <table:table-cell table:style-name="ce77" table:formula="of:=IF([.$G662]+[.$I662]=0;;IF([.$G662]&lt;[.$I662];IF([.$G662]&amp;&quot;-&quot;&amp;[.$I662]&lt;&gt;&quot;0-20&quot;;1;0);0))" office:value-type="float" office:value="0" calcext:value-type="float">
            <text:p>0</text:p>
          </table:table-cell>
          <table:table-cell table:style-name="ce54" table:formula="of:=IF([.$G662]+[.$I662]=0;;[.$G662])" office:value-type="float" office:value="0" calcext:value-type="float">
            <text:p>0</text:p>
          </table:table-cell>
          <table:table-cell table:style-name="ce54" table:formula="of:=IF([.$G662]+[.$I662]=0;;[.$I662])" office:value-type="float" office:value="0" calcext:value-type="float">
            <text:p>0</text:p>
          </table:table-cell>
          <table:table-cell table:style-name="ce70" table:formula="of:=IF([.$G662]+[.$I662]=0;;[.$G662]-[.$I662])" office:value-type="float" office:value="0" calcext:value-type="float">
            <text:p>+0</text:p>
          </table:table-cell>
          <table:table-cell table:style-name="ce63" table:formula="of:=IF([.$C662]=&quot;&quot;;&quot;(Squadra B)&quot;;[.$C662])" office:value-type="string" office:string-value="(Squadra B)" calcext:value-type="string">
            <text:p>(Squadra B)</text:p>
          </table:table-cell>
          <table:table-cell table:style-name="ce54" table:formula="of:=IF([.$G662]+[.$I662]=0;;IF([.$I662]&gt;[.$G662];1;0))" office:value-type="float" office:value="0" calcext:value-type="float">
            <text:p>0</text:p>
          </table:table-cell>
          <table:table-cell table:style-name="ce77" table:formula="of:=IF([.$G662]+[.$I662]=0;;IF([.$I662]&lt;[.$G662];IF([.$G662]&amp;&quot;-&quot;&amp;[.$I662]=&quot;20-0&quot;;1;0);0))" office:value-type="float" office:value="0" calcext:value-type="float">
            <text:p>0</text:p>
          </table:table-cell>
          <table:table-cell table:style-name="ce77" table:formula="of:=IF([.$G662]+[.$I662]=0;;IF([.$I662]&lt;[.$G662];IF([.$G662]&amp;&quot;-&quot;&amp;[.$I662]&lt;&gt;&quot;20-0&quot;;1;0);0))" office:value-type="float" office:value="0" calcext:value-type="float">
            <text:p>0</text:p>
          </table:table-cell>
          <table:table-cell table:style-name="ce54" table:formula="of:=IF([.$G662]+[.$I662]=0;;[.$I662])" office:value-type="float" office:value="0" calcext:value-type="float">
            <text:p>0</text:p>
          </table:table-cell>
          <table:table-cell table:style-name="ce54" table:formula="of:=IF([.$G662]+[.$I662]=0;;[.$G662])" office:value-type="float" office:value="0" calcext:value-type="float">
            <text:p>0</text:p>
          </table:table-cell>
          <table:table-cell table:style-name="ce70" table:formula="of:=IF([.$G662]+[.$I662]=0;;[.$I662]-[.$G662])" office:value-type="float" office:value="0" calcext:value-type="float">
            <text:p>+0</text:p>
          </table:table-cell>
          <table:table-cell table:style-name="ce77" table:formula="of:=IF([.$G662]+[.$I662]=0;&quot;(Vincente)&quot;;IF([.$G662]&gt;[.$I662];[.$B662];[.$C662]))" office:value-type="string" office:string-value="(Vincente)" calcext:value-type="string">
            <text:p>(Vincente)</text:p>
          </table:table-cell>
          <table:table-cell table:style-name="ce77" table:formula="of:=IF([.$G662]+[.$I662]=0;&quot;(Perdente)&quot;;IF([.$G662]&lt;[.$I662];[.$B662];[.$C66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3]=&quot;&quot;;&quot;&quot;;HYPERLINK(VLOOKUP([.B66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8" calcext:value-type="float" table:number-columns-spanned="1" table:number-rows-spanned="2">
            <text:p>12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64]=&quot;&quot;;&quot;&quot;;TEXT([.E66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64]=&quot;&quot;;&quot;(Squadra A)&quot;;[.$B664])" office:value-type="string" office:string-value="(Squadra A)" calcext:value-type="string">
            <text:p>(Squadra A)</text:p>
          </table:table-cell>
          <table:table-cell table:style-name="ce54" table:formula="of:=IF([.$G664]+[.$I664]=0;;IF([.$G664]&gt;[.$I664];1;0))" office:value-type="float" office:value="0" calcext:value-type="float">
            <text:p>0</text:p>
          </table:table-cell>
          <table:table-cell table:style-name="ce77" table:formula="of:=IF([.$G664]+[.$I664]=0;;IF([.$G664]&lt;[.$I664];IF([.$G664]&amp;&quot;-&quot;&amp;[.$I664]=&quot;0-20&quot;;1;0);0))" office:value-type="float" office:value="0" calcext:value-type="float">
            <text:p>0</text:p>
          </table:table-cell>
          <table:table-cell table:style-name="ce77" table:formula="of:=IF([.$G664]+[.$I664]=0;;IF([.$G664]&lt;[.$I664];IF([.$G664]&amp;&quot;-&quot;&amp;[.$I664]&lt;&gt;&quot;0-20&quot;;1;0);0))" office:value-type="float" office:value="0" calcext:value-type="float">
            <text:p>0</text:p>
          </table:table-cell>
          <table:table-cell table:style-name="ce54" table:formula="of:=IF([.$G664]+[.$I664]=0;;[.$G664])" office:value-type="float" office:value="0" calcext:value-type="float">
            <text:p>0</text:p>
          </table:table-cell>
          <table:table-cell table:style-name="ce54" table:formula="of:=IF([.$G664]+[.$I664]=0;;[.$I664])" office:value-type="float" office:value="0" calcext:value-type="float">
            <text:p>0</text:p>
          </table:table-cell>
          <table:table-cell table:style-name="ce70" table:formula="of:=IF([.$G664]+[.$I664]=0;;[.$G664]-[.$I664])" office:value-type="float" office:value="0" calcext:value-type="float">
            <text:p>+0</text:p>
          </table:table-cell>
          <table:table-cell table:style-name="ce63" table:formula="of:=IF([.$C664]=&quot;&quot;;&quot;(Squadra B)&quot;;[.$C664])" office:value-type="string" office:string-value="(Squadra B)" calcext:value-type="string">
            <text:p>(Squadra B)</text:p>
          </table:table-cell>
          <table:table-cell table:style-name="ce54" table:formula="of:=IF([.$G664]+[.$I664]=0;;IF([.$I664]&gt;[.$G664];1;0))" office:value-type="float" office:value="0" calcext:value-type="float">
            <text:p>0</text:p>
          </table:table-cell>
          <table:table-cell table:style-name="ce77" table:formula="of:=IF([.$G664]+[.$I664]=0;;IF([.$I664]&lt;[.$G664];IF([.$G664]&amp;&quot;-&quot;&amp;[.$I664]=&quot;20-0&quot;;1;0);0))" office:value-type="float" office:value="0" calcext:value-type="float">
            <text:p>0</text:p>
          </table:table-cell>
          <table:table-cell table:style-name="ce77" table:formula="of:=IF([.$G664]+[.$I664]=0;;IF([.$I664]&lt;[.$G664];IF([.$G664]&amp;&quot;-&quot;&amp;[.$I664]&lt;&gt;&quot;20-0&quot;;1;0);0))" office:value-type="float" office:value="0" calcext:value-type="float">
            <text:p>0</text:p>
          </table:table-cell>
          <table:table-cell table:style-name="ce54" table:formula="of:=IF([.$G664]+[.$I664]=0;;[.$I664])" office:value-type="float" office:value="0" calcext:value-type="float">
            <text:p>0</text:p>
          </table:table-cell>
          <table:table-cell table:style-name="ce54" table:formula="of:=IF([.$G664]+[.$I664]=0;;[.$G664])" office:value-type="float" office:value="0" calcext:value-type="float">
            <text:p>0</text:p>
          </table:table-cell>
          <table:table-cell table:style-name="ce70" table:formula="of:=IF([.$G664]+[.$I664]=0;;[.$I664]-[.$G664])" office:value-type="float" office:value="0" calcext:value-type="float">
            <text:p>+0</text:p>
          </table:table-cell>
          <table:table-cell table:style-name="ce77" table:formula="of:=IF([.$G664]+[.$I664]=0;&quot;(Vincente)&quot;;IF([.$G664]&gt;[.$I664];[.$B664];[.$C664]))" office:value-type="string" office:string-value="(Vincente)" calcext:value-type="string">
            <text:p>(Vincente)</text:p>
          </table:table-cell>
          <table:table-cell table:style-name="ce77" table:formula="of:=IF([.$G664]+[.$I664]=0;&quot;(Perdente)&quot;;IF([.$G664]&lt;[.$I664];[.$B664];[.$C6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5]=&quot;&quot;;&quot;&quot;;HYPERLINK(VLOOKUP([.B6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9" calcext:value-type="float" table:number-columns-spanned="1" table:number-rows-spanned="2">
            <text:p>12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66]=&quot;&quot;;&quot;&quot;;TEXT([.E66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66]=&quot;&quot;;&quot;(Squadra A)&quot;;[.$B666])" office:value-type="string" office:string-value="(Squadra A)" calcext:value-type="string">
            <text:p>(Squadra A)</text:p>
          </table:table-cell>
          <table:table-cell table:style-name="ce54" table:formula="of:=IF([.$G666]+[.$I666]=0;;IF([.$G666]&gt;[.$I666];1;0))" office:value-type="float" office:value="0" calcext:value-type="float">
            <text:p>0</text:p>
          </table:table-cell>
          <table:table-cell table:style-name="ce77" table:formula="of:=IF([.$G666]+[.$I666]=0;;IF([.$G666]&lt;[.$I666];IF([.$G666]&amp;&quot;-&quot;&amp;[.$I666]=&quot;0-20&quot;;1;0);0))" office:value-type="float" office:value="0" calcext:value-type="float">
            <text:p>0</text:p>
          </table:table-cell>
          <table:table-cell table:style-name="ce77" table:formula="of:=IF([.$G666]+[.$I666]=0;;IF([.$G666]&lt;[.$I666];IF([.$G666]&amp;&quot;-&quot;&amp;[.$I666]&lt;&gt;&quot;0-20&quot;;1;0);0))" office:value-type="float" office:value="0" calcext:value-type="float">
            <text:p>0</text:p>
          </table:table-cell>
          <table:table-cell table:style-name="ce54" table:formula="of:=IF([.$G666]+[.$I666]=0;;[.$G666])" office:value-type="float" office:value="0" calcext:value-type="float">
            <text:p>0</text:p>
          </table:table-cell>
          <table:table-cell table:style-name="ce54" table:formula="of:=IF([.$G666]+[.$I666]=0;;[.$I666])" office:value-type="float" office:value="0" calcext:value-type="float">
            <text:p>0</text:p>
          </table:table-cell>
          <table:table-cell table:style-name="ce70" table:formula="of:=IF([.$G666]+[.$I666]=0;;[.$G666]-[.$I666])" office:value-type="float" office:value="0" calcext:value-type="float">
            <text:p>+0</text:p>
          </table:table-cell>
          <table:table-cell table:style-name="ce63" table:formula="of:=IF([.$C666]=&quot;&quot;;&quot;(Squadra B)&quot;;[.$C666])" office:value-type="string" office:string-value="(Squadra B)" calcext:value-type="string">
            <text:p>(Squadra B)</text:p>
          </table:table-cell>
          <table:table-cell table:style-name="ce54" table:formula="of:=IF([.$G666]+[.$I666]=0;;IF([.$I666]&gt;[.$G666];1;0))" office:value-type="float" office:value="0" calcext:value-type="float">
            <text:p>0</text:p>
          </table:table-cell>
          <table:table-cell table:style-name="ce77" table:formula="of:=IF([.$G666]+[.$I666]=0;;IF([.$I666]&lt;[.$G666];IF([.$G666]&amp;&quot;-&quot;&amp;[.$I666]=&quot;20-0&quot;;1;0);0))" office:value-type="float" office:value="0" calcext:value-type="float">
            <text:p>0</text:p>
          </table:table-cell>
          <table:table-cell table:style-name="ce77" table:formula="of:=IF([.$G666]+[.$I666]=0;;IF([.$I666]&lt;[.$G666];IF([.$G666]&amp;&quot;-&quot;&amp;[.$I666]&lt;&gt;&quot;20-0&quot;;1;0);0))" office:value-type="float" office:value="0" calcext:value-type="float">
            <text:p>0</text:p>
          </table:table-cell>
          <table:table-cell table:style-name="ce54" table:formula="of:=IF([.$G666]+[.$I666]=0;;[.$I666])" office:value-type="float" office:value="0" calcext:value-type="float">
            <text:p>0</text:p>
          </table:table-cell>
          <table:table-cell table:style-name="ce54" table:formula="of:=IF([.$G666]+[.$I666]=0;;[.$G666])" office:value-type="float" office:value="0" calcext:value-type="float">
            <text:p>0</text:p>
          </table:table-cell>
          <table:table-cell table:style-name="ce70" table:formula="of:=IF([.$G666]+[.$I666]=0;;[.$I666]-[.$G666])" office:value-type="float" office:value="0" calcext:value-type="float">
            <text:p>+0</text:p>
          </table:table-cell>
          <table:table-cell table:style-name="ce77" table:formula="of:=IF([.$G666]+[.$I666]=0;&quot;(Vincente)&quot;;IF([.$G666]&gt;[.$I666];[.$B666];[.$C666]))" office:value-type="string" office:string-value="(Vincente)" calcext:value-type="string">
            <text:p>(Vincente)</text:p>
          </table:table-cell>
          <table:table-cell table:style-name="ce77" table:formula="of:=IF([.$G666]+[.$I666]=0;&quot;(Perdente)&quot;;IF([.$G666]&lt;[.$I666];[.$B666];[.$C66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7]=&quot;&quot;;&quot;&quot;;HYPERLINK(VLOOKUP([.B66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0" calcext:value-type="float" table:number-columns-spanned="1" table:number-rows-spanned="2">
            <text:p>13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68]=&quot;&quot;;&quot;&quot;;TEXT([.E66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68]=&quot;&quot;;&quot;(Squadra A)&quot;;[.$B668])" office:value-type="string" office:string-value="(Squadra A)" calcext:value-type="string">
            <text:p>(Squadra A)</text:p>
          </table:table-cell>
          <table:table-cell table:style-name="ce54" table:formula="of:=IF([.$G668]+[.$I668]=0;;IF([.$G668]&gt;[.$I668];1;0))" office:value-type="float" office:value="0" calcext:value-type="float">
            <text:p>0</text:p>
          </table:table-cell>
          <table:table-cell table:style-name="ce77" table:formula="of:=IF([.$G668]+[.$I668]=0;;IF([.$G668]&lt;[.$I668];IF([.$G668]&amp;&quot;-&quot;&amp;[.$I668]=&quot;0-20&quot;;1;0);0))" office:value-type="float" office:value="0" calcext:value-type="float">
            <text:p>0</text:p>
          </table:table-cell>
          <table:table-cell table:style-name="ce77" table:formula="of:=IF([.$G668]+[.$I668]=0;;IF([.$G668]&lt;[.$I668];IF([.$G668]&amp;&quot;-&quot;&amp;[.$I668]&lt;&gt;&quot;0-20&quot;;1;0);0))" office:value-type="float" office:value="0" calcext:value-type="float">
            <text:p>0</text:p>
          </table:table-cell>
          <table:table-cell table:style-name="ce54" table:formula="of:=IF([.$G668]+[.$I668]=0;;[.$G668])" office:value-type="float" office:value="0" calcext:value-type="float">
            <text:p>0</text:p>
          </table:table-cell>
          <table:table-cell table:style-name="ce54" table:formula="of:=IF([.$G668]+[.$I668]=0;;[.$I668])" office:value-type="float" office:value="0" calcext:value-type="float">
            <text:p>0</text:p>
          </table:table-cell>
          <table:table-cell table:style-name="ce70" table:formula="of:=IF([.$G668]+[.$I668]=0;;[.$G668]-[.$I668])" office:value-type="float" office:value="0" calcext:value-type="float">
            <text:p>+0</text:p>
          </table:table-cell>
          <table:table-cell table:style-name="ce63" table:formula="of:=IF([.$C668]=&quot;&quot;;&quot;(Squadra B)&quot;;[.$C668])" office:value-type="string" office:string-value="(Squadra B)" calcext:value-type="string">
            <text:p>(Squadra B)</text:p>
          </table:table-cell>
          <table:table-cell table:style-name="ce54" table:formula="of:=IF([.$G668]+[.$I668]=0;;IF([.$I668]&gt;[.$G668];1;0))" office:value-type="float" office:value="0" calcext:value-type="float">
            <text:p>0</text:p>
          </table:table-cell>
          <table:table-cell table:style-name="ce77" table:formula="of:=IF([.$G668]+[.$I668]=0;;IF([.$I668]&lt;[.$G668];IF([.$G668]&amp;&quot;-&quot;&amp;[.$I668]=&quot;20-0&quot;;1;0);0))" office:value-type="float" office:value="0" calcext:value-type="float">
            <text:p>0</text:p>
          </table:table-cell>
          <table:table-cell table:style-name="ce77" table:formula="of:=IF([.$G668]+[.$I668]=0;;IF([.$I668]&lt;[.$G668];IF([.$G668]&amp;&quot;-&quot;&amp;[.$I668]&lt;&gt;&quot;20-0&quot;;1;0);0))" office:value-type="float" office:value="0" calcext:value-type="float">
            <text:p>0</text:p>
          </table:table-cell>
          <table:table-cell table:style-name="ce54" table:formula="of:=IF([.$G668]+[.$I668]=0;;[.$I668])" office:value-type="float" office:value="0" calcext:value-type="float">
            <text:p>0</text:p>
          </table:table-cell>
          <table:table-cell table:style-name="ce54" table:formula="of:=IF([.$G668]+[.$I668]=0;;[.$G668])" office:value-type="float" office:value="0" calcext:value-type="float">
            <text:p>0</text:p>
          </table:table-cell>
          <table:table-cell table:style-name="ce70" table:formula="of:=IF([.$G668]+[.$I668]=0;;[.$I668]-[.$G668])" office:value-type="float" office:value="0" calcext:value-type="float">
            <text:p>+0</text:p>
          </table:table-cell>
          <table:table-cell table:style-name="ce77" table:formula="of:=IF([.$G668]+[.$I668]=0;&quot;(Vincente)&quot;;IF([.$G668]&gt;[.$I668];[.$B668];[.$C668]))" office:value-type="string" office:string-value="(Vincente)" calcext:value-type="string">
            <text:p>(Vincente)</text:p>
          </table:table-cell>
          <table:table-cell table:style-name="ce77" table:formula="of:=IF([.$G668]+[.$I668]=0;&quot;(Perdente)&quot;;IF([.$G668]&lt;[.$I668];[.$B668];[.$C66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9]=&quot;&quot;;&quot;&quot;;HYPERLINK(VLOOKUP([.B66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1" calcext:value-type="float" table:number-columns-spanned="1" table:number-rows-spanned="2">
            <text:p>13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0]=&quot;&quot;;&quot;&quot;;TEXT([.E67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70]=&quot;&quot;;&quot;(Squadra A)&quot;;[.$B670])" office:value-type="string" office:string-value="(Squadra A)" calcext:value-type="string">
            <text:p>(Squadra A)</text:p>
          </table:table-cell>
          <table:table-cell table:style-name="ce54" table:formula="of:=IF([.$G670]+[.$I670]=0;;IF([.$G670]&gt;[.$I670];1;0))" office:value-type="float" office:value="0" calcext:value-type="float">
            <text:p>0</text:p>
          </table:table-cell>
          <table:table-cell table:style-name="ce77" table:formula="of:=IF([.$G670]+[.$I670]=0;;IF([.$G670]&lt;[.$I670];IF([.$G670]&amp;&quot;-&quot;&amp;[.$I670]=&quot;0-20&quot;;1;0);0))" office:value-type="float" office:value="0" calcext:value-type="float">
            <text:p>0</text:p>
          </table:table-cell>
          <table:table-cell table:style-name="ce77" table:formula="of:=IF([.$G670]+[.$I670]=0;;IF([.$G670]&lt;[.$I670];IF([.$G670]&amp;&quot;-&quot;&amp;[.$I670]&lt;&gt;&quot;0-20&quot;;1;0);0))" office:value-type="float" office:value="0" calcext:value-type="float">
            <text:p>0</text:p>
          </table:table-cell>
          <table:table-cell table:style-name="ce54" table:formula="of:=IF([.$G670]+[.$I670]=0;;[.$G670])" office:value-type="float" office:value="0" calcext:value-type="float">
            <text:p>0</text:p>
          </table:table-cell>
          <table:table-cell table:style-name="ce54" table:formula="of:=IF([.$G670]+[.$I670]=0;;[.$I670])" office:value-type="float" office:value="0" calcext:value-type="float">
            <text:p>0</text:p>
          </table:table-cell>
          <table:table-cell table:style-name="ce70" table:formula="of:=IF([.$G670]+[.$I670]=0;;[.$G670]-[.$I670])" office:value-type="float" office:value="0" calcext:value-type="float">
            <text:p>+0</text:p>
          </table:table-cell>
          <table:table-cell table:style-name="ce63" table:formula="of:=IF([.$C670]=&quot;&quot;;&quot;(Squadra B)&quot;;[.$C670])" office:value-type="string" office:string-value="(Squadra B)" calcext:value-type="string">
            <text:p>(Squadra B)</text:p>
          </table:table-cell>
          <table:table-cell table:style-name="ce54" table:formula="of:=IF([.$G670]+[.$I670]=0;;IF([.$I670]&gt;[.$G670];1;0))" office:value-type="float" office:value="0" calcext:value-type="float">
            <text:p>0</text:p>
          </table:table-cell>
          <table:table-cell table:style-name="ce77" table:formula="of:=IF([.$G670]+[.$I670]=0;;IF([.$I670]&lt;[.$G670];IF([.$G670]&amp;&quot;-&quot;&amp;[.$I670]=&quot;20-0&quot;;1;0);0))" office:value-type="float" office:value="0" calcext:value-type="float">
            <text:p>0</text:p>
          </table:table-cell>
          <table:table-cell table:style-name="ce77" table:formula="of:=IF([.$G670]+[.$I670]=0;;IF([.$I670]&lt;[.$G670];IF([.$G670]&amp;&quot;-&quot;&amp;[.$I670]&lt;&gt;&quot;20-0&quot;;1;0);0))" office:value-type="float" office:value="0" calcext:value-type="float">
            <text:p>0</text:p>
          </table:table-cell>
          <table:table-cell table:style-name="ce54" table:formula="of:=IF([.$G670]+[.$I670]=0;;[.$I670])" office:value-type="float" office:value="0" calcext:value-type="float">
            <text:p>0</text:p>
          </table:table-cell>
          <table:table-cell table:style-name="ce54" table:formula="of:=IF([.$G670]+[.$I670]=0;;[.$G670])" office:value-type="float" office:value="0" calcext:value-type="float">
            <text:p>0</text:p>
          </table:table-cell>
          <table:table-cell table:style-name="ce70" table:formula="of:=IF([.$G670]+[.$I670]=0;;[.$I670]-[.$G670])" office:value-type="float" office:value="0" calcext:value-type="float">
            <text:p>+0</text:p>
          </table:table-cell>
          <table:table-cell table:style-name="ce77" table:formula="of:=IF([.$G670]+[.$I670]=0;&quot;(Vincente)&quot;;IF([.$G670]&gt;[.$I670];[.$B670];[.$C670]))" office:value-type="string" office:string-value="(Vincente)" calcext:value-type="string">
            <text:p>(Vincente)</text:p>
          </table:table-cell>
          <table:table-cell table:style-name="ce77" table:formula="of:=IF([.$G670]+[.$I670]=0;&quot;(Perdente)&quot;;IF([.$G670]&lt;[.$I670];[.$B670];[.$C6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1]=&quot;&quot;;&quot;&quot;;HYPERLINK(VLOOKUP([.B6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2" calcext:value-type="float" table:number-columns-spanned="1" table:number-rows-spanned="2">
            <text:p>13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2]=&quot;&quot;;&quot;&quot;;TEXT([.E67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72]=&quot;&quot;;&quot;(Squadra A)&quot;;[.$B672])" office:value-type="string" office:string-value="(Squadra A)" calcext:value-type="string">
            <text:p>(Squadra A)</text:p>
          </table:table-cell>
          <table:table-cell table:style-name="ce54" table:formula="of:=IF([.$G672]+[.$I672]=0;;IF([.$G672]&gt;[.$I672];1;0))" office:value-type="float" office:value="0" calcext:value-type="float">
            <text:p>0</text:p>
          </table:table-cell>
          <table:table-cell table:style-name="ce77" table:formula="of:=IF([.$G672]+[.$I672]=0;;IF([.$G672]&lt;[.$I672];IF([.$G672]&amp;&quot;-&quot;&amp;[.$I672]=&quot;0-20&quot;;1;0);0))" office:value-type="float" office:value="0" calcext:value-type="float">
            <text:p>0</text:p>
          </table:table-cell>
          <table:table-cell table:style-name="ce77" table:formula="of:=IF([.$G672]+[.$I672]=0;;IF([.$G672]&lt;[.$I672];IF([.$G672]&amp;&quot;-&quot;&amp;[.$I672]&lt;&gt;&quot;0-20&quot;;1;0);0))" office:value-type="float" office:value="0" calcext:value-type="float">
            <text:p>0</text:p>
          </table:table-cell>
          <table:table-cell table:style-name="ce54" table:formula="of:=IF([.$G672]+[.$I672]=0;;[.$G672])" office:value-type="float" office:value="0" calcext:value-type="float">
            <text:p>0</text:p>
          </table:table-cell>
          <table:table-cell table:style-name="ce54" table:formula="of:=IF([.$G672]+[.$I672]=0;;[.$I672])" office:value-type="float" office:value="0" calcext:value-type="float">
            <text:p>0</text:p>
          </table:table-cell>
          <table:table-cell table:style-name="ce70" table:formula="of:=IF([.$G672]+[.$I672]=0;;[.$G672]-[.$I672])" office:value-type="float" office:value="0" calcext:value-type="float">
            <text:p>+0</text:p>
          </table:table-cell>
          <table:table-cell table:style-name="ce63" table:formula="of:=IF([.$C672]=&quot;&quot;;&quot;(Squadra B)&quot;;[.$C672])" office:value-type="string" office:string-value="(Squadra B)" calcext:value-type="string">
            <text:p>(Squadra B)</text:p>
          </table:table-cell>
          <table:table-cell table:style-name="ce54" table:formula="of:=IF([.$G672]+[.$I672]=0;;IF([.$I672]&gt;[.$G672];1;0))" office:value-type="float" office:value="0" calcext:value-type="float">
            <text:p>0</text:p>
          </table:table-cell>
          <table:table-cell table:style-name="ce77" table:formula="of:=IF([.$G672]+[.$I672]=0;;IF([.$I672]&lt;[.$G672];IF([.$G672]&amp;&quot;-&quot;&amp;[.$I672]=&quot;20-0&quot;;1;0);0))" office:value-type="float" office:value="0" calcext:value-type="float">
            <text:p>0</text:p>
          </table:table-cell>
          <table:table-cell table:style-name="ce77" table:formula="of:=IF([.$G672]+[.$I672]=0;;IF([.$I672]&lt;[.$G672];IF([.$G672]&amp;&quot;-&quot;&amp;[.$I672]&lt;&gt;&quot;20-0&quot;;1;0);0))" office:value-type="float" office:value="0" calcext:value-type="float">
            <text:p>0</text:p>
          </table:table-cell>
          <table:table-cell table:style-name="ce54" table:formula="of:=IF([.$G672]+[.$I672]=0;;[.$I672])" office:value-type="float" office:value="0" calcext:value-type="float">
            <text:p>0</text:p>
          </table:table-cell>
          <table:table-cell table:style-name="ce54" table:formula="of:=IF([.$G672]+[.$I672]=0;;[.$G672])" office:value-type="float" office:value="0" calcext:value-type="float">
            <text:p>0</text:p>
          </table:table-cell>
          <table:table-cell table:style-name="ce70" table:formula="of:=IF([.$G672]+[.$I672]=0;;[.$I672]-[.$G672])" office:value-type="float" office:value="0" calcext:value-type="float">
            <text:p>+0</text:p>
          </table:table-cell>
          <table:table-cell table:style-name="ce77" table:formula="of:=IF([.$G672]+[.$I672]=0;&quot;(Vincente)&quot;;IF([.$G672]&gt;[.$I672];[.$B672];[.$C672]))" office:value-type="string" office:string-value="(Vincente)" calcext:value-type="string">
            <text:p>(Vincente)</text:p>
          </table:table-cell>
          <table:table-cell table:style-name="ce77" table:formula="of:=IF([.$G672]+[.$I672]=0;&quot;(Perdente)&quot;;IF([.$G672]&lt;[.$I672];[.$B672];[.$C67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3]=&quot;&quot;;&quot;&quot;;HYPERLINK(VLOOKUP([.B67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3" calcext:value-type="float" table:number-columns-spanned="1" table:number-rows-spanned="2">
            <text:p>13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4]=&quot;&quot;;&quot;&quot;;TEXT([.E67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74]=&quot;&quot;;&quot;(Squadra A)&quot;;[.$B674])" office:value-type="string" office:string-value="(Squadra A)" calcext:value-type="string">
            <text:p>(Squadra A)</text:p>
          </table:table-cell>
          <table:table-cell table:style-name="ce54" table:formula="of:=IF([.$G674]+[.$I674]=0;;IF([.$G674]&gt;[.$I674];1;0))" office:value-type="float" office:value="0" calcext:value-type="float">
            <text:p>0</text:p>
          </table:table-cell>
          <table:table-cell table:style-name="ce77" table:formula="of:=IF([.$G674]+[.$I674]=0;;IF([.$G674]&lt;[.$I674];IF([.$G674]&amp;&quot;-&quot;&amp;[.$I674]=&quot;0-20&quot;;1;0);0))" office:value-type="float" office:value="0" calcext:value-type="float">
            <text:p>0</text:p>
          </table:table-cell>
          <table:table-cell table:style-name="ce77" table:formula="of:=IF([.$G674]+[.$I674]=0;;IF([.$G674]&lt;[.$I674];IF([.$G674]&amp;&quot;-&quot;&amp;[.$I674]&lt;&gt;&quot;0-20&quot;;1;0);0))" office:value-type="float" office:value="0" calcext:value-type="float">
            <text:p>0</text:p>
          </table:table-cell>
          <table:table-cell table:style-name="ce54" table:formula="of:=IF([.$G674]+[.$I674]=0;;[.$G674])" office:value-type="float" office:value="0" calcext:value-type="float">
            <text:p>0</text:p>
          </table:table-cell>
          <table:table-cell table:style-name="ce54" table:formula="of:=IF([.$G674]+[.$I674]=0;;[.$I674])" office:value-type="float" office:value="0" calcext:value-type="float">
            <text:p>0</text:p>
          </table:table-cell>
          <table:table-cell table:style-name="ce70" table:formula="of:=IF([.$G674]+[.$I674]=0;;[.$G674]-[.$I674])" office:value-type="float" office:value="0" calcext:value-type="float">
            <text:p>+0</text:p>
          </table:table-cell>
          <table:table-cell table:style-name="ce63" table:formula="of:=IF([.$C674]=&quot;&quot;;&quot;(Squadra B)&quot;;[.$C674])" office:value-type="string" office:string-value="(Squadra B)" calcext:value-type="string">
            <text:p>(Squadra B)</text:p>
          </table:table-cell>
          <table:table-cell table:style-name="ce54" table:formula="of:=IF([.$G674]+[.$I674]=0;;IF([.$I674]&gt;[.$G674];1;0))" office:value-type="float" office:value="0" calcext:value-type="float">
            <text:p>0</text:p>
          </table:table-cell>
          <table:table-cell table:style-name="ce77" table:formula="of:=IF([.$G674]+[.$I674]=0;;IF([.$I674]&lt;[.$G674];IF([.$G674]&amp;&quot;-&quot;&amp;[.$I674]=&quot;20-0&quot;;1;0);0))" office:value-type="float" office:value="0" calcext:value-type="float">
            <text:p>0</text:p>
          </table:table-cell>
          <table:table-cell table:style-name="ce77" table:formula="of:=IF([.$G674]+[.$I674]=0;;IF([.$I674]&lt;[.$G674];IF([.$G674]&amp;&quot;-&quot;&amp;[.$I674]&lt;&gt;&quot;20-0&quot;;1;0);0))" office:value-type="float" office:value="0" calcext:value-type="float">
            <text:p>0</text:p>
          </table:table-cell>
          <table:table-cell table:style-name="ce54" table:formula="of:=IF([.$G674]+[.$I674]=0;;[.$I674])" office:value-type="float" office:value="0" calcext:value-type="float">
            <text:p>0</text:p>
          </table:table-cell>
          <table:table-cell table:style-name="ce54" table:formula="of:=IF([.$G674]+[.$I674]=0;;[.$G674])" office:value-type="float" office:value="0" calcext:value-type="float">
            <text:p>0</text:p>
          </table:table-cell>
          <table:table-cell table:style-name="ce70" table:formula="of:=IF([.$G674]+[.$I674]=0;;[.$I674]-[.$G674])" office:value-type="float" office:value="0" calcext:value-type="float">
            <text:p>+0</text:p>
          </table:table-cell>
          <table:table-cell table:style-name="ce77" table:formula="of:=IF([.$G674]+[.$I674]=0;&quot;(Vincente)&quot;;IF([.$G674]&gt;[.$I674];[.$B674];[.$C674]))" office:value-type="string" office:string-value="(Vincente)" calcext:value-type="string">
            <text:p>(Vincente)</text:p>
          </table:table-cell>
          <table:table-cell table:style-name="ce77" table:formula="of:=IF([.$G674]+[.$I674]=0;&quot;(Perdente)&quot;;IF([.$G674]&lt;[.$I674];[.$B674];[.$C67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5]=&quot;&quot;;&quot;&quot;;HYPERLINK(VLOOKUP([.B67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4" calcext:value-type="float" table:number-columns-spanned="1" table:number-rows-spanned="2">
            <text:p>13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6]=&quot;&quot;;&quot;&quot;;TEXT([.E67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76]=&quot;&quot;;&quot;(Squadra A)&quot;;[.$B676])" office:value-type="string" office:string-value="(Squadra A)" calcext:value-type="string">
            <text:p>(Squadra A)</text:p>
          </table:table-cell>
          <table:table-cell table:style-name="ce54" table:formula="of:=IF([.$G676]+[.$I676]=0;;IF([.$G676]&gt;[.$I676];1;0))" office:value-type="float" office:value="0" calcext:value-type="float">
            <text:p>0</text:p>
          </table:table-cell>
          <table:table-cell table:style-name="ce77" table:formula="of:=IF([.$G676]+[.$I676]=0;;IF([.$G676]&lt;[.$I676];IF([.$G676]&amp;&quot;-&quot;&amp;[.$I676]=&quot;0-20&quot;;1;0);0))" office:value-type="float" office:value="0" calcext:value-type="float">
            <text:p>0</text:p>
          </table:table-cell>
          <table:table-cell table:style-name="ce77" table:formula="of:=IF([.$G676]+[.$I676]=0;;IF([.$G676]&lt;[.$I676];IF([.$G676]&amp;&quot;-&quot;&amp;[.$I676]&lt;&gt;&quot;0-20&quot;;1;0);0))" office:value-type="float" office:value="0" calcext:value-type="float">
            <text:p>0</text:p>
          </table:table-cell>
          <table:table-cell table:style-name="ce54" table:formula="of:=IF([.$G676]+[.$I676]=0;;[.$G676])" office:value-type="float" office:value="0" calcext:value-type="float">
            <text:p>0</text:p>
          </table:table-cell>
          <table:table-cell table:style-name="ce54" table:formula="of:=IF([.$G676]+[.$I676]=0;;[.$I676])" office:value-type="float" office:value="0" calcext:value-type="float">
            <text:p>0</text:p>
          </table:table-cell>
          <table:table-cell table:style-name="ce70" table:formula="of:=IF([.$G676]+[.$I676]=0;;[.$G676]-[.$I676])" office:value-type="float" office:value="0" calcext:value-type="float">
            <text:p>+0</text:p>
          </table:table-cell>
          <table:table-cell table:style-name="ce63" table:formula="of:=IF([.$C676]=&quot;&quot;;&quot;(Squadra B)&quot;;[.$C676])" office:value-type="string" office:string-value="(Squadra B)" calcext:value-type="string">
            <text:p>(Squadra B)</text:p>
          </table:table-cell>
          <table:table-cell table:style-name="ce54" table:formula="of:=IF([.$G676]+[.$I676]=0;;IF([.$I676]&gt;[.$G676];1;0))" office:value-type="float" office:value="0" calcext:value-type="float">
            <text:p>0</text:p>
          </table:table-cell>
          <table:table-cell table:style-name="ce77" table:formula="of:=IF([.$G676]+[.$I676]=0;;IF([.$I676]&lt;[.$G676];IF([.$G676]&amp;&quot;-&quot;&amp;[.$I676]=&quot;20-0&quot;;1;0);0))" office:value-type="float" office:value="0" calcext:value-type="float">
            <text:p>0</text:p>
          </table:table-cell>
          <table:table-cell table:style-name="ce77" table:formula="of:=IF([.$G676]+[.$I676]=0;;IF([.$I676]&lt;[.$G676];IF([.$G676]&amp;&quot;-&quot;&amp;[.$I676]&lt;&gt;&quot;20-0&quot;;1;0);0))" office:value-type="float" office:value="0" calcext:value-type="float">
            <text:p>0</text:p>
          </table:table-cell>
          <table:table-cell table:style-name="ce54" table:formula="of:=IF([.$G676]+[.$I676]=0;;[.$I676])" office:value-type="float" office:value="0" calcext:value-type="float">
            <text:p>0</text:p>
          </table:table-cell>
          <table:table-cell table:style-name="ce54" table:formula="of:=IF([.$G676]+[.$I676]=0;;[.$G676])" office:value-type="float" office:value="0" calcext:value-type="float">
            <text:p>0</text:p>
          </table:table-cell>
          <table:table-cell table:style-name="ce70" table:formula="of:=IF([.$G676]+[.$I676]=0;;[.$I676]-[.$G676])" office:value-type="float" office:value="0" calcext:value-type="float">
            <text:p>+0</text:p>
          </table:table-cell>
          <table:table-cell table:style-name="ce77" table:formula="of:=IF([.$G676]+[.$I676]=0;&quot;(Vincente)&quot;;IF([.$G676]&gt;[.$I676];[.$B676];[.$C676]))" office:value-type="string" office:string-value="(Vincente)" calcext:value-type="string">
            <text:p>(Vincente)</text:p>
          </table:table-cell>
          <table:table-cell table:style-name="ce77" table:formula="of:=IF([.$G676]+[.$I676]=0;&quot;(Perdente)&quot;;IF([.$G676]&lt;[.$I676];[.$B676];[.$C67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7]=&quot;&quot;;&quot;&quot;;HYPERLINK(VLOOKUP([.B67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5" calcext:value-type="float" table:number-columns-spanned="1" table:number-rows-spanned="2">
            <text:p>13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8]=&quot;&quot;;&quot;&quot;;TEXT([.E67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78]=&quot;&quot;;&quot;(Squadra A)&quot;;[.$B678])" office:value-type="string" office:string-value="(Squadra A)" calcext:value-type="string">
            <text:p>(Squadra A)</text:p>
          </table:table-cell>
          <table:table-cell table:style-name="ce54" table:formula="of:=IF([.$G678]+[.$I678]=0;;IF([.$G678]&gt;[.$I678];1;0))" office:value-type="float" office:value="0" calcext:value-type="float">
            <text:p>0</text:p>
          </table:table-cell>
          <table:table-cell table:style-name="ce77" table:formula="of:=IF([.$G678]+[.$I678]=0;;IF([.$G678]&lt;[.$I678];IF([.$G678]&amp;&quot;-&quot;&amp;[.$I678]=&quot;0-20&quot;;1;0);0))" office:value-type="float" office:value="0" calcext:value-type="float">
            <text:p>0</text:p>
          </table:table-cell>
          <table:table-cell table:style-name="ce77" table:formula="of:=IF([.$G678]+[.$I678]=0;;IF([.$G678]&lt;[.$I678];IF([.$G678]&amp;&quot;-&quot;&amp;[.$I678]&lt;&gt;&quot;0-20&quot;;1;0);0))" office:value-type="float" office:value="0" calcext:value-type="float">
            <text:p>0</text:p>
          </table:table-cell>
          <table:table-cell table:style-name="ce54" table:formula="of:=IF([.$G678]+[.$I678]=0;;[.$G678])" office:value-type="float" office:value="0" calcext:value-type="float">
            <text:p>0</text:p>
          </table:table-cell>
          <table:table-cell table:style-name="ce54" table:formula="of:=IF([.$G678]+[.$I678]=0;;[.$I678])" office:value-type="float" office:value="0" calcext:value-type="float">
            <text:p>0</text:p>
          </table:table-cell>
          <table:table-cell table:style-name="ce70" table:formula="of:=IF([.$G678]+[.$I678]=0;;[.$G678]-[.$I678])" office:value-type="float" office:value="0" calcext:value-type="float">
            <text:p>+0</text:p>
          </table:table-cell>
          <table:table-cell table:style-name="ce63" table:formula="of:=IF([.$C678]=&quot;&quot;;&quot;(Squadra B)&quot;;[.$C678])" office:value-type="string" office:string-value="(Squadra B)" calcext:value-type="string">
            <text:p>(Squadra B)</text:p>
          </table:table-cell>
          <table:table-cell table:style-name="ce54" table:formula="of:=IF([.$G678]+[.$I678]=0;;IF([.$I678]&gt;[.$G678];1;0))" office:value-type="float" office:value="0" calcext:value-type="float">
            <text:p>0</text:p>
          </table:table-cell>
          <table:table-cell table:style-name="ce77" table:formula="of:=IF([.$G678]+[.$I678]=0;;IF([.$I678]&lt;[.$G678];IF([.$G678]&amp;&quot;-&quot;&amp;[.$I678]=&quot;20-0&quot;;1;0);0))" office:value-type="float" office:value="0" calcext:value-type="float">
            <text:p>0</text:p>
          </table:table-cell>
          <table:table-cell table:style-name="ce77" table:formula="of:=IF([.$G678]+[.$I678]=0;;IF([.$I678]&lt;[.$G678];IF([.$G678]&amp;&quot;-&quot;&amp;[.$I678]&lt;&gt;&quot;20-0&quot;;1;0);0))" office:value-type="float" office:value="0" calcext:value-type="float">
            <text:p>0</text:p>
          </table:table-cell>
          <table:table-cell table:style-name="ce54" table:formula="of:=IF([.$G678]+[.$I678]=0;;[.$I678])" office:value-type="float" office:value="0" calcext:value-type="float">
            <text:p>0</text:p>
          </table:table-cell>
          <table:table-cell table:style-name="ce54" table:formula="of:=IF([.$G678]+[.$I678]=0;;[.$G678])" office:value-type="float" office:value="0" calcext:value-type="float">
            <text:p>0</text:p>
          </table:table-cell>
          <table:table-cell table:style-name="ce70" table:formula="of:=IF([.$G678]+[.$I678]=0;;[.$I678]-[.$G678])" office:value-type="float" office:value="0" calcext:value-type="float">
            <text:p>+0</text:p>
          </table:table-cell>
          <table:table-cell table:style-name="ce77" table:formula="of:=IF([.$G678]+[.$I678]=0;&quot;(Vincente)&quot;;IF([.$G678]&gt;[.$I678];[.$B678];[.$C678]))" office:value-type="string" office:string-value="(Vincente)" calcext:value-type="string">
            <text:p>(Vincente)</text:p>
          </table:table-cell>
          <table:table-cell table:style-name="ce77" table:formula="of:=IF([.$G678]+[.$I678]=0;&quot;(Perdente)&quot;;IF([.$G678]&lt;[.$I678];[.$B678];[.$C6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9]=&quot;&quot;;&quot;&quot;;HYPERLINK(VLOOKUP([.B6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6" calcext:value-type="float">
            <text:p>16</text:p>
          </table:table-cell>
          <table:table-cell table:style-name="ce87" table:formula="of:=IF(ISNUMBER([.A681]);ROMAN([.A681])&amp;&quot; GIORNATA&quot;;COM.MICROSOFT.SWITCH([.A681];&quot;1-2&quot;;&quot;FINALE 1°-2° POSTO&quot;;&quot;3-4&quot;;&quot;FINALE 3°-4° POSTO&quot;;&quot;1-4&quot;;&quot;SEMIFINALI 1°-4° POSTO&quot;;&quot;1-8&quot;;&quot;QUARTI DI FINALE 1°-8° POSTO&quot;;&quot;&quot;))" office:value-type="string" office:string-value="XVI GIORNATA" calcext:value-type="string" table:number-columns-spanned="8" table:number-rows-spanned="1">
            <text:p>X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6" calcext:value-type="float" table:number-columns-spanned="1" table:number-rows-spanned="2">
            <text:p>13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83]=&quot;&quot;;&quot;&quot;;TEXT([.E68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83]=&quot;&quot;;&quot;(Squadra A)&quot;;[.$B683])" office:value-type="string" office:string-value="(Squadra A)" calcext:value-type="string">
            <text:p>(Squadra A)</text:p>
          </table:table-cell>
          <table:table-cell table:style-name="ce54" table:formula="of:=IF([.$G683]+[.$I683]=0;;IF([.$G683]&gt;[.$I683];1;0))" office:value-type="float" office:value="0" calcext:value-type="float">
            <text:p>0</text:p>
          </table:table-cell>
          <table:table-cell table:style-name="ce77" table:formula="of:=IF([.$G683]+[.$I683]=0;;IF([.$G683]&lt;[.$I683];IF([.$G683]&amp;&quot;-&quot;&amp;[.$I683]=&quot;0-20&quot;;1;0);0))" office:value-type="float" office:value="0" calcext:value-type="float">
            <text:p>0</text:p>
          </table:table-cell>
          <table:table-cell table:style-name="ce77" table:formula="of:=IF([.$G683]+[.$I683]=0;;IF([.$G683]&lt;[.$I683];IF([.$G683]&amp;&quot;-&quot;&amp;[.$I683]&lt;&gt;&quot;0-20&quot;;1;0);0))" office:value-type="float" office:value="0" calcext:value-type="float">
            <text:p>0</text:p>
          </table:table-cell>
          <table:table-cell table:style-name="ce54" table:formula="of:=IF([.$G683]+[.$I683]=0;;[.$G683])" office:value-type="float" office:value="0" calcext:value-type="float">
            <text:p>0</text:p>
          </table:table-cell>
          <table:table-cell table:style-name="ce54" table:formula="of:=IF([.$G683]+[.$I683]=0;;[.$I683])" office:value-type="float" office:value="0" calcext:value-type="float">
            <text:p>0</text:p>
          </table:table-cell>
          <table:table-cell table:style-name="ce70" table:formula="of:=IF([.$G683]+[.$I683]=0;;[.$G683]-[.$I683])" office:value-type="float" office:value="0" calcext:value-type="float">
            <text:p>+0</text:p>
          </table:table-cell>
          <table:table-cell table:style-name="ce63" table:formula="of:=IF([.$C683]=&quot;&quot;;&quot;(Squadra B)&quot;;[.$C683])" office:value-type="string" office:string-value="(Squadra B)" calcext:value-type="string">
            <text:p>(Squadra B)</text:p>
          </table:table-cell>
          <table:table-cell table:style-name="ce54" table:formula="of:=IF([.$G683]+[.$I683]=0;;IF([.$I683]&gt;[.$G683];1;0))" office:value-type="float" office:value="0" calcext:value-type="float">
            <text:p>0</text:p>
          </table:table-cell>
          <table:table-cell table:style-name="ce77" table:formula="of:=IF([.$G683]+[.$I683]=0;;IF([.$I683]&lt;[.$G683];IF([.$G683]&amp;&quot;-&quot;&amp;[.$I683]=&quot;20-0&quot;;1;0);0))" office:value-type="float" office:value="0" calcext:value-type="float">
            <text:p>0</text:p>
          </table:table-cell>
          <table:table-cell table:style-name="ce77" table:formula="of:=IF([.$G683]+[.$I683]=0;;IF([.$I683]&lt;[.$G683];IF([.$G683]&amp;&quot;-&quot;&amp;[.$I683]&lt;&gt;&quot;20-0&quot;;1;0);0))" office:value-type="float" office:value="0" calcext:value-type="float">
            <text:p>0</text:p>
          </table:table-cell>
          <table:table-cell table:style-name="ce54" table:formula="of:=IF([.$G683]+[.$I683]=0;;[.$I683])" office:value-type="float" office:value="0" calcext:value-type="float">
            <text:p>0</text:p>
          </table:table-cell>
          <table:table-cell table:style-name="ce54" table:formula="of:=IF([.$G683]+[.$I683]=0;;[.$G683])" office:value-type="float" office:value="0" calcext:value-type="float">
            <text:p>0</text:p>
          </table:table-cell>
          <table:table-cell table:style-name="ce70" table:formula="of:=IF([.$G683]+[.$I683]=0;;[.$I683]-[.$G683])" office:value-type="float" office:value="0" calcext:value-type="float">
            <text:p>+0</text:p>
          </table:table-cell>
          <table:table-cell table:style-name="ce77" table:formula="of:=IF([.$G683]+[.$I683]=0;&quot;(Vincente)&quot;;IF([.$G683]&gt;[.$I683];[.$B683];[.$C683]))" office:value-type="string" office:string-value="(Vincente)" calcext:value-type="string">
            <text:p>(Vincente)</text:p>
          </table:table-cell>
          <table:table-cell table:style-name="ce77" table:formula="of:=IF([.$G683]+[.$I683]=0;&quot;(Perdente)&quot;;IF([.$G683]&lt;[.$I683];[.$B683];[.$C68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4]=&quot;&quot;;&quot;&quot;;HYPERLINK(VLOOKUP([.B68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7" calcext:value-type="float" table:number-columns-spanned="1" table:number-rows-spanned="2">
            <text:p>13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85]=&quot;&quot;;&quot;&quot;;TEXT([.E68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85]=&quot;&quot;;&quot;(Squadra A)&quot;;[.$B685])" office:value-type="string" office:string-value="(Squadra A)" calcext:value-type="string">
            <text:p>(Squadra A)</text:p>
          </table:table-cell>
          <table:table-cell table:style-name="ce54" table:formula="of:=IF([.$G685]+[.$I685]=0;;IF([.$G685]&gt;[.$I685];1;0))" office:value-type="float" office:value="0" calcext:value-type="float">
            <text:p>0</text:p>
          </table:table-cell>
          <table:table-cell table:style-name="ce77" table:formula="of:=IF([.$G685]+[.$I685]=0;;IF([.$G685]&lt;[.$I685];IF([.$G685]&amp;&quot;-&quot;&amp;[.$I685]=&quot;0-20&quot;;1;0);0))" office:value-type="float" office:value="0" calcext:value-type="float">
            <text:p>0</text:p>
          </table:table-cell>
          <table:table-cell table:style-name="ce77" table:formula="of:=IF([.$G685]+[.$I685]=0;;IF([.$G685]&lt;[.$I685];IF([.$G685]&amp;&quot;-&quot;&amp;[.$I685]&lt;&gt;&quot;0-20&quot;;1;0);0))" office:value-type="float" office:value="0" calcext:value-type="float">
            <text:p>0</text:p>
          </table:table-cell>
          <table:table-cell table:style-name="ce54" table:formula="of:=IF([.$G685]+[.$I685]=0;;[.$G685])" office:value-type="float" office:value="0" calcext:value-type="float">
            <text:p>0</text:p>
          </table:table-cell>
          <table:table-cell table:style-name="ce54" table:formula="of:=IF([.$G685]+[.$I685]=0;;[.$I685])" office:value-type="float" office:value="0" calcext:value-type="float">
            <text:p>0</text:p>
          </table:table-cell>
          <table:table-cell table:style-name="ce70" table:formula="of:=IF([.$G685]+[.$I685]=0;;[.$G685]-[.$I685])" office:value-type="float" office:value="0" calcext:value-type="float">
            <text:p>+0</text:p>
          </table:table-cell>
          <table:table-cell table:style-name="ce63" table:formula="of:=IF([.$C685]=&quot;&quot;;&quot;(Squadra B)&quot;;[.$C685])" office:value-type="string" office:string-value="(Squadra B)" calcext:value-type="string">
            <text:p>(Squadra B)</text:p>
          </table:table-cell>
          <table:table-cell table:style-name="ce54" table:formula="of:=IF([.$G685]+[.$I685]=0;;IF([.$I685]&gt;[.$G685];1;0))" office:value-type="float" office:value="0" calcext:value-type="float">
            <text:p>0</text:p>
          </table:table-cell>
          <table:table-cell table:style-name="ce77" table:formula="of:=IF([.$G685]+[.$I685]=0;;IF([.$I685]&lt;[.$G685];IF([.$G685]&amp;&quot;-&quot;&amp;[.$I685]=&quot;20-0&quot;;1;0);0))" office:value-type="float" office:value="0" calcext:value-type="float">
            <text:p>0</text:p>
          </table:table-cell>
          <table:table-cell table:style-name="ce77" table:formula="of:=IF([.$G685]+[.$I685]=0;;IF([.$I685]&lt;[.$G685];IF([.$G685]&amp;&quot;-&quot;&amp;[.$I685]&lt;&gt;&quot;20-0&quot;;1;0);0))" office:value-type="float" office:value="0" calcext:value-type="float">
            <text:p>0</text:p>
          </table:table-cell>
          <table:table-cell table:style-name="ce54" table:formula="of:=IF([.$G685]+[.$I685]=0;;[.$I685])" office:value-type="float" office:value="0" calcext:value-type="float">
            <text:p>0</text:p>
          </table:table-cell>
          <table:table-cell table:style-name="ce54" table:formula="of:=IF([.$G685]+[.$I685]=0;;[.$G685])" office:value-type="float" office:value="0" calcext:value-type="float">
            <text:p>0</text:p>
          </table:table-cell>
          <table:table-cell table:style-name="ce70" table:formula="of:=IF([.$G685]+[.$I685]=0;;[.$I685]-[.$G685])" office:value-type="float" office:value="0" calcext:value-type="float">
            <text:p>+0</text:p>
          </table:table-cell>
          <table:table-cell table:style-name="ce77" table:formula="of:=IF([.$G685]+[.$I685]=0;&quot;(Vincente)&quot;;IF([.$G685]&gt;[.$I685];[.$B685];[.$C685]))" office:value-type="string" office:string-value="(Vincente)" calcext:value-type="string">
            <text:p>(Vincente)</text:p>
          </table:table-cell>
          <table:table-cell table:style-name="ce77" table:formula="of:=IF([.$G685]+[.$I685]=0;&quot;(Perdente)&quot;;IF([.$G685]&lt;[.$I685];[.$B685];[.$C68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6]=&quot;&quot;;&quot;&quot;;HYPERLINK(VLOOKUP([.B68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8" calcext:value-type="float" table:number-columns-spanned="1" table:number-rows-spanned="2">
            <text:p>13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87]=&quot;&quot;;&quot;&quot;;TEXT([.E68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87]=&quot;&quot;;&quot;(Squadra A)&quot;;[.$B687])" office:value-type="string" office:string-value="(Squadra A)" calcext:value-type="string">
            <text:p>(Squadra A)</text:p>
          </table:table-cell>
          <table:table-cell table:style-name="ce54" table:formula="of:=IF([.$G687]+[.$I687]=0;;IF([.$G687]&gt;[.$I687];1;0))" office:value-type="float" office:value="0" calcext:value-type="float">
            <text:p>0</text:p>
          </table:table-cell>
          <table:table-cell table:style-name="ce77" table:formula="of:=IF([.$G687]+[.$I687]=0;;IF([.$G687]&lt;[.$I687];IF([.$G687]&amp;&quot;-&quot;&amp;[.$I687]=&quot;0-20&quot;;1;0);0))" office:value-type="float" office:value="0" calcext:value-type="float">
            <text:p>0</text:p>
          </table:table-cell>
          <table:table-cell table:style-name="ce77" table:formula="of:=IF([.$G687]+[.$I687]=0;;IF([.$G687]&lt;[.$I687];IF([.$G687]&amp;&quot;-&quot;&amp;[.$I687]&lt;&gt;&quot;0-20&quot;;1;0);0))" office:value-type="float" office:value="0" calcext:value-type="float">
            <text:p>0</text:p>
          </table:table-cell>
          <table:table-cell table:style-name="ce54" table:formula="of:=IF([.$G687]+[.$I687]=0;;[.$G687])" office:value-type="float" office:value="0" calcext:value-type="float">
            <text:p>0</text:p>
          </table:table-cell>
          <table:table-cell table:style-name="ce54" table:formula="of:=IF([.$G687]+[.$I687]=0;;[.$I687])" office:value-type="float" office:value="0" calcext:value-type="float">
            <text:p>0</text:p>
          </table:table-cell>
          <table:table-cell table:style-name="ce70" table:formula="of:=IF([.$G687]+[.$I687]=0;;[.$G687]-[.$I687])" office:value-type="float" office:value="0" calcext:value-type="float">
            <text:p>+0</text:p>
          </table:table-cell>
          <table:table-cell table:style-name="ce63" table:formula="of:=IF([.$C687]=&quot;&quot;;&quot;(Squadra B)&quot;;[.$C687])" office:value-type="string" office:string-value="(Squadra B)" calcext:value-type="string">
            <text:p>(Squadra B)</text:p>
          </table:table-cell>
          <table:table-cell table:style-name="ce54" table:formula="of:=IF([.$G687]+[.$I687]=0;;IF([.$I687]&gt;[.$G687];1;0))" office:value-type="float" office:value="0" calcext:value-type="float">
            <text:p>0</text:p>
          </table:table-cell>
          <table:table-cell table:style-name="ce77" table:formula="of:=IF([.$G687]+[.$I687]=0;;IF([.$I687]&lt;[.$G687];IF([.$G687]&amp;&quot;-&quot;&amp;[.$I687]=&quot;20-0&quot;;1;0);0))" office:value-type="float" office:value="0" calcext:value-type="float">
            <text:p>0</text:p>
          </table:table-cell>
          <table:table-cell table:style-name="ce77" table:formula="of:=IF([.$G687]+[.$I687]=0;;IF([.$I687]&lt;[.$G687];IF([.$G687]&amp;&quot;-&quot;&amp;[.$I687]&lt;&gt;&quot;20-0&quot;;1;0);0))" office:value-type="float" office:value="0" calcext:value-type="float">
            <text:p>0</text:p>
          </table:table-cell>
          <table:table-cell table:style-name="ce54" table:formula="of:=IF([.$G687]+[.$I687]=0;;[.$I687])" office:value-type="float" office:value="0" calcext:value-type="float">
            <text:p>0</text:p>
          </table:table-cell>
          <table:table-cell table:style-name="ce54" table:formula="of:=IF([.$G687]+[.$I687]=0;;[.$G687])" office:value-type="float" office:value="0" calcext:value-type="float">
            <text:p>0</text:p>
          </table:table-cell>
          <table:table-cell table:style-name="ce70" table:formula="of:=IF([.$G687]+[.$I687]=0;;[.$I687]-[.$G687])" office:value-type="float" office:value="0" calcext:value-type="float">
            <text:p>+0</text:p>
          </table:table-cell>
          <table:table-cell table:style-name="ce77" table:formula="of:=IF([.$G687]+[.$I687]=0;&quot;(Vincente)&quot;;IF([.$G687]&gt;[.$I687];[.$B687];[.$C687]))" office:value-type="string" office:string-value="(Vincente)" calcext:value-type="string">
            <text:p>(Vincente)</text:p>
          </table:table-cell>
          <table:table-cell table:style-name="ce77" table:formula="of:=IF([.$G687]+[.$I687]=0;&quot;(Perdente)&quot;;IF([.$G687]&lt;[.$I687];[.$B687];[.$C68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8]=&quot;&quot;;&quot;&quot;;HYPERLINK(VLOOKUP([.B68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9" calcext:value-type="float" table:number-columns-spanned="1" table:number-rows-spanned="2">
            <text:p>13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89]=&quot;&quot;;&quot;&quot;;TEXT([.E68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89]=&quot;&quot;;&quot;(Squadra A)&quot;;[.$B689])" office:value-type="string" office:string-value="(Squadra A)" calcext:value-type="string">
            <text:p>(Squadra A)</text:p>
          </table:table-cell>
          <table:table-cell table:style-name="ce54" table:formula="of:=IF([.$G689]+[.$I689]=0;;IF([.$G689]&gt;[.$I689];1;0))" office:value-type="float" office:value="0" calcext:value-type="float">
            <text:p>0</text:p>
          </table:table-cell>
          <table:table-cell table:style-name="ce77" table:formula="of:=IF([.$G689]+[.$I689]=0;;IF([.$G689]&lt;[.$I689];IF([.$G689]&amp;&quot;-&quot;&amp;[.$I689]=&quot;0-20&quot;;1;0);0))" office:value-type="float" office:value="0" calcext:value-type="float">
            <text:p>0</text:p>
          </table:table-cell>
          <table:table-cell table:style-name="ce77" table:formula="of:=IF([.$G689]+[.$I689]=0;;IF([.$G689]&lt;[.$I689];IF([.$G689]&amp;&quot;-&quot;&amp;[.$I689]&lt;&gt;&quot;0-20&quot;;1;0);0))" office:value-type="float" office:value="0" calcext:value-type="float">
            <text:p>0</text:p>
          </table:table-cell>
          <table:table-cell table:style-name="ce54" table:formula="of:=IF([.$G689]+[.$I689]=0;;[.$G689])" office:value-type="float" office:value="0" calcext:value-type="float">
            <text:p>0</text:p>
          </table:table-cell>
          <table:table-cell table:style-name="ce54" table:formula="of:=IF([.$G689]+[.$I689]=0;;[.$I689])" office:value-type="float" office:value="0" calcext:value-type="float">
            <text:p>0</text:p>
          </table:table-cell>
          <table:table-cell table:style-name="ce70" table:formula="of:=IF([.$G689]+[.$I689]=0;;[.$G689]-[.$I689])" office:value-type="float" office:value="0" calcext:value-type="float">
            <text:p>+0</text:p>
          </table:table-cell>
          <table:table-cell table:style-name="ce63" table:formula="of:=IF([.$C689]=&quot;&quot;;&quot;(Squadra B)&quot;;[.$C689])" office:value-type="string" office:string-value="(Squadra B)" calcext:value-type="string">
            <text:p>(Squadra B)</text:p>
          </table:table-cell>
          <table:table-cell table:style-name="ce54" table:formula="of:=IF([.$G689]+[.$I689]=0;;IF([.$I689]&gt;[.$G689];1;0))" office:value-type="float" office:value="0" calcext:value-type="float">
            <text:p>0</text:p>
          </table:table-cell>
          <table:table-cell table:style-name="ce77" table:formula="of:=IF([.$G689]+[.$I689]=0;;IF([.$I689]&lt;[.$G689];IF([.$G689]&amp;&quot;-&quot;&amp;[.$I689]=&quot;20-0&quot;;1;0);0))" office:value-type="float" office:value="0" calcext:value-type="float">
            <text:p>0</text:p>
          </table:table-cell>
          <table:table-cell table:style-name="ce77" table:formula="of:=IF([.$G689]+[.$I689]=0;;IF([.$I689]&lt;[.$G689];IF([.$G689]&amp;&quot;-&quot;&amp;[.$I689]&lt;&gt;&quot;20-0&quot;;1;0);0))" office:value-type="float" office:value="0" calcext:value-type="float">
            <text:p>0</text:p>
          </table:table-cell>
          <table:table-cell table:style-name="ce54" table:formula="of:=IF([.$G689]+[.$I689]=0;;[.$I689])" office:value-type="float" office:value="0" calcext:value-type="float">
            <text:p>0</text:p>
          </table:table-cell>
          <table:table-cell table:style-name="ce54" table:formula="of:=IF([.$G689]+[.$I689]=0;;[.$G689])" office:value-type="float" office:value="0" calcext:value-type="float">
            <text:p>0</text:p>
          </table:table-cell>
          <table:table-cell table:style-name="ce70" table:formula="of:=IF([.$G689]+[.$I689]=0;;[.$I689]-[.$G689])" office:value-type="float" office:value="0" calcext:value-type="float">
            <text:p>+0</text:p>
          </table:table-cell>
          <table:table-cell table:style-name="ce77" table:formula="of:=IF([.$G689]+[.$I689]=0;&quot;(Vincente)&quot;;IF([.$G689]&gt;[.$I689];[.$B689];[.$C689]))" office:value-type="string" office:string-value="(Vincente)" calcext:value-type="string">
            <text:p>(Vincente)</text:p>
          </table:table-cell>
          <table:table-cell table:style-name="ce77" table:formula="of:=IF([.$G689]+[.$I689]=0;&quot;(Perdente)&quot;;IF([.$G689]&lt;[.$I689];[.$B689];[.$C6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0]=&quot;&quot;;&quot;&quot;;HYPERLINK(VLOOKUP([.B6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0" calcext:value-type="float" table:number-columns-spanned="1" table:number-rows-spanned="2">
            <text:p>14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1]=&quot;&quot;;&quot;&quot;;TEXT([.E691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91]=&quot;&quot;;&quot;(Squadra A)&quot;;[.$B691])" office:value-type="string" office:string-value="(Squadra A)" calcext:value-type="string">
            <text:p>(Squadra A)</text:p>
          </table:table-cell>
          <table:table-cell table:style-name="ce54" table:formula="of:=IF([.$G691]+[.$I691]=0;;IF([.$G691]&gt;[.$I691];1;0))" office:value-type="float" office:value="0" calcext:value-type="float">
            <text:p>0</text:p>
          </table:table-cell>
          <table:table-cell table:style-name="ce77" table:formula="of:=IF([.$G691]+[.$I691]=0;;IF([.$G691]&lt;[.$I691];IF([.$G691]&amp;&quot;-&quot;&amp;[.$I691]=&quot;0-20&quot;;1;0);0))" office:value-type="float" office:value="0" calcext:value-type="float">
            <text:p>0</text:p>
          </table:table-cell>
          <table:table-cell table:style-name="ce77" table:formula="of:=IF([.$G691]+[.$I691]=0;;IF([.$G691]&lt;[.$I691];IF([.$G691]&amp;&quot;-&quot;&amp;[.$I691]&lt;&gt;&quot;0-20&quot;;1;0);0))" office:value-type="float" office:value="0" calcext:value-type="float">
            <text:p>0</text:p>
          </table:table-cell>
          <table:table-cell table:style-name="ce54" table:formula="of:=IF([.$G691]+[.$I691]=0;;[.$G691])" office:value-type="float" office:value="0" calcext:value-type="float">
            <text:p>0</text:p>
          </table:table-cell>
          <table:table-cell table:style-name="ce54" table:formula="of:=IF([.$G691]+[.$I691]=0;;[.$I691])" office:value-type="float" office:value="0" calcext:value-type="float">
            <text:p>0</text:p>
          </table:table-cell>
          <table:table-cell table:style-name="ce70" table:formula="of:=IF([.$G691]+[.$I691]=0;;[.$G691]-[.$I691])" office:value-type="float" office:value="0" calcext:value-type="float">
            <text:p>+0</text:p>
          </table:table-cell>
          <table:table-cell table:style-name="ce63" table:formula="of:=IF([.$C691]=&quot;&quot;;&quot;(Squadra B)&quot;;[.$C691])" office:value-type="string" office:string-value="(Squadra B)" calcext:value-type="string">
            <text:p>(Squadra B)</text:p>
          </table:table-cell>
          <table:table-cell table:style-name="ce54" table:formula="of:=IF([.$G691]+[.$I691]=0;;IF([.$I691]&gt;[.$G691];1;0))" office:value-type="float" office:value="0" calcext:value-type="float">
            <text:p>0</text:p>
          </table:table-cell>
          <table:table-cell table:style-name="ce77" table:formula="of:=IF([.$G691]+[.$I691]=0;;IF([.$I691]&lt;[.$G691];IF([.$G691]&amp;&quot;-&quot;&amp;[.$I691]=&quot;20-0&quot;;1;0);0))" office:value-type="float" office:value="0" calcext:value-type="float">
            <text:p>0</text:p>
          </table:table-cell>
          <table:table-cell table:style-name="ce77" table:formula="of:=IF([.$G691]+[.$I691]=0;;IF([.$I691]&lt;[.$G691];IF([.$G691]&amp;&quot;-&quot;&amp;[.$I691]&lt;&gt;&quot;20-0&quot;;1;0);0))" office:value-type="float" office:value="0" calcext:value-type="float">
            <text:p>0</text:p>
          </table:table-cell>
          <table:table-cell table:style-name="ce54" table:formula="of:=IF([.$G691]+[.$I691]=0;;[.$I691])" office:value-type="float" office:value="0" calcext:value-type="float">
            <text:p>0</text:p>
          </table:table-cell>
          <table:table-cell table:style-name="ce54" table:formula="of:=IF([.$G691]+[.$I691]=0;;[.$G691])" office:value-type="float" office:value="0" calcext:value-type="float">
            <text:p>0</text:p>
          </table:table-cell>
          <table:table-cell table:style-name="ce70" table:formula="of:=IF([.$G691]+[.$I691]=0;;[.$I691]-[.$G691])" office:value-type="float" office:value="0" calcext:value-type="float">
            <text:p>+0</text:p>
          </table:table-cell>
          <table:table-cell table:style-name="ce77" table:formula="of:=IF([.$G691]+[.$I691]=0;&quot;(Vincente)&quot;;IF([.$G691]&gt;[.$I691];[.$B691];[.$C691]))" office:value-type="string" office:string-value="(Vincente)" calcext:value-type="string">
            <text:p>(Vincente)</text:p>
          </table:table-cell>
          <table:table-cell table:style-name="ce77" table:formula="of:=IF([.$G691]+[.$I691]=0;&quot;(Perdente)&quot;;IF([.$G691]&lt;[.$I691];[.$B691];[.$C69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2]=&quot;&quot;;&quot;&quot;;HYPERLINK(VLOOKUP([.B69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1" calcext:value-type="float" table:number-columns-spanned="1" table:number-rows-spanned="2">
            <text:p>14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3]=&quot;&quot;;&quot;&quot;;TEXT([.E693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93]=&quot;&quot;;&quot;(Squadra A)&quot;;[.$B693])" office:value-type="string" office:string-value="(Squadra A)" calcext:value-type="string">
            <text:p>(Squadra A)</text:p>
          </table:table-cell>
          <table:table-cell table:style-name="ce54" table:formula="of:=IF([.$G693]+[.$I693]=0;;IF([.$G693]&gt;[.$I693];1;0))" office:value-type="float" office:value="0" calcext:value-type="float">
            <text:p>0</text:p>
          </table:table-cell>
          <table:table-cell table:style-name="ce77" table:formula="of:=IF([.$G693]+[.$I693]=0;;IF([.$G693]&lt;[.$I693];IF([.$G693]&amp;&quot;-&quot;&amp;[.$I693]=&quot;0-20&quot;;1;0);0))" office:value-type="float" office:value="0" calcext:value-type="float">
            <text:p>0</text:p>
          </table:table-cell>
          <table:table-cell table:style-name="ce77" table:formula="of:=IF([.$G693]+[.$I693]=0;;IF([.$G693]&lt;[.$I693];IF([.$G693]&amp;&quot;-&quot;&amp;[.$I693]&lt;&gt;&quot;0-20&quot;;1;0);0))" office:value-type="float" office:value="0" calcext:value-type="float">
            <text:p>0</text:p>
          </table:table-cell>
          <table:table-cell table:style-name="ce54" table:formula="of:=IF([.$G693]+[.$I693]=0;;[.$G693])" office:value-type="float" office:value="0" calcext:value-type="float">
            <text:p>0</text:p>
          </table:table-cell>
          <table:table-cell table:style-name="ce54" table:formula="of:=IF([.$G693]+[.$I693]=0;;[.$I693])" office:value-type="float" office:value="0" calcext:value-type="float">
            <text:p>0</text:p>
          </table:table-cell>
          <table:table-cell table:style-name="ce70" table:formula="of:=IF([.$G693]+[.$I693]=0;;[.$G693]-[.$I693])" office:value-type="float" office:value="0" calcext:value-type="float">
            <text:p>+0</text:p>
          </table:table-cell>
          <table:table-cell table:style-name="ce63" table:formula="of:=IF([.$C693]=&quot;&quot;;&quot;(Squadra B)&quot;;[.$C693])" office:value-type="string" office:string-value="(Squadra B)" calcext:value-type="string">
            <text:p>(Squadra B)</text:p>
          </table:table-cell>
          <table:table-cell table:style-name="ce54" table:formula="of:=IF([.$G693]+[.$I693]=0;;IF([.$I693]&gt;[.$G693];1;0))" office:value-type="float" office:value="0" calcext:value-type="float">
            <text:p>0</text:p>
          </table:table-cell>
          <table:table-cell table:style-name="ce77" table:formula="of:=IF([.$G693]+[.$I693]=0;;IF([.$I693]&lt;[.$G693];IF([.$G693]&amp;&quot;-&quot;&amp;[.$I693]=&quot;20-0&quot;;1;0);0))" office:value-type="float" office:value="0" calcext:value-type="float">
            <text:p>0</text:p>
          </table:table-cell>
          <table:table-cell table:style-name="ce77" table:formula="of:=IF([.$G693]+[.$I693]=0;;IF([.$I693]&lt;[.$G693];IF([.$G693]&amp;&quot;-&quot;&amp;[.$I693]&lt;&gt;&quot;20-0&quot;;1;0);0))" office:value-type="float" office:value="0" calcext:value-type="float">
            <text:p>0</text:p>
          </table:table-cell>
          <table:table-cell table:style-name="ce54" table:formula="of:=IF([.$G693]+[.$I693]=0;;[.$I693])" office:value-type="float" office:value="0" calcext:value-type="float">
            <text:p>0</text:p>
          </table:table-cell>
          <table:table-cell table:style-name="ce54" table:formula="of:=IF([.$G693]+[.$I693]=0;;[.$G693])" office:value-type="float" office:value="0" calcext:value-type="float">
            <text:p>0</text:p>
          </table:table-cell>
          <table:table-cell table:style-name="ce70" table:formula="of:=IF([.$G693]+[.$I693]=0;;[.$I693]-[.$G693])" office:value-type="float" office:value="0" calcext:value-type="float">
            <text:p>+0</text:p>
          </table:table-cell>
          <table:table-cell table:style-name="ce77" table:formula="of:=IF([.$G693]+[.$I693]=0;&quot;(Vincente)&quot;;IF([.$G693]&gt;[.$I693];[.$B693];[.$C693]))" office:value-type="string" office:string-value="(Vincente)" calcext:value-type="string">
            <text:p>(Vincente)</text:p>
          </table:table-cell>
          <table:table-cell table:style-name="ce77" table:formula="of:=IF([.$G693]+[.$I693]=0;&quot;(Perdente)&quot;;IF([.$G693]&lt;[.$I693];[.$B693];[.$C69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4]=&quot;&quot;;&quot;&quot;;HYPERLINK(VLOOKUP([.B69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2" calcext:value-type="float" table:number-columns-spanned="1" table:number-rows-spanned="2">
            <text:p>14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5]=&quot;&quot;;&quot;&quot;;TEXT([.E695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95]=&quot;&quot;;&quot;(Squadra A)&quot;;[.$B695])" office:value-type="string" office:string-value="(Squadra A)" calcext:value-type="string">
            <text:p>(Squadra A)</text:p>
          </table:table-cell>
          <table:table-cell table:style-name="ce54" table:formula="of:=IF([.$G695]+[.$I695]=0;;IF([.$G695]&gt;[.$I695];1;0))" office:value-type="float" office:value="0" calcext:value-type="float">
            <text:p>0</text:p>
          </table:table-cell>
          <table:table-cell table:style-name="ce77" table:formula="of:=IF([.$G695]+[.$I695]=0;;IF([.$G695]&lt;[.$I695];IF([.$G695]&amp;&quot;-&quot;&amp;[.$I695]=&quot;0-20&quot;;1;0);0))" office:value-type="float" office:value="0" calcext:value-type="float">
            <text:p>0</text:p>
          </table:table-cell>
          <table:table-cell table:style-name="ce77" table:formula="of:=IF([.$G695]+[.$I695]=0;;IF([.$G695]&lt;[.$I695];IF([.$G695]&amp;&quot;-&quot;&amp;[.$I695]&lt;&gt;&quot;0-20&quot;;1;0);0))" office:value-type="float" office:value="0" calcext:value-type="float">
            <text:p>0</text:p>
          </table:table-cell>
          <table:table-cell table:style-name="ce54" table:formula="of:=IF([.$G695]+[.$I695]=0;;[.$G695])" office:value-type="float" office:value="0" calcext:value-type="float">
            <text:p>0</text:p>
          </table:table-cell>
          <table:table-cell table:style-name="ce54" table:formula="of:=IF([.$G695]+[.$I695]=0;;[.$I695])" office:value-type="float" office:value="0" calcext:value-type="float">
            <text:p>0</text:p>
          </table:table-cell>
          <table:table-cell table:style-name="ce70" table:formula="of:=IF([.$G695]+[.$I695]=0;;[.$G695]-[.$I695])" office:value-type="float" office:value="0" calcext:value-type="float">
            <text:p>+0</text:p>
          </table:table-cell>
          <table:table-cell table:style-name="ce63" table:formula="of:=IF([.$C695]=&quot;&quot;;&quot;(Squadra B)&quot;;[.$C695])" office:value-type="string" office:string-value="(Squadra B)" calcext:value-type="string">
            <text:p>(Squadra B)</text:p>
          </table:table-cell>
          <table:table-cell table:style-name="ce54" table:formula="of:=IF([.$G695]+[.$I695]=0;;IF([.$I695]&gt;[.$G695];1;0))" office:value-type="float" office:value="0" calcext:value-type="float">
            <text:p>0</text:p>
          </table:table-cell>
          <table:table-cell table:style-name="ce77" table:formula="of:=IF([.$G695]+[.$I695]=0;;IF([.$I695]&lt;[.$G695];IF([.$G695]&amp;&quot;-&quot;&amp;[.$I695]=&quot;20-0&quot;;1;0);0))" office:value-type="float" office:value="0" calcext:value-type="float">
            <text:p>0</text:p>
          </table:table-cell>
          <table:table-cell table:style-name="ce77" table:formula="of:=IF([.$G695]+[.$I695]=0;;IF([.$I695]&lt;[.$G695];IF([.$G695]&amp;&quot;-&quot;&amp;[.$I695]&lt;&gt;&quot;20-0&quot;;1;0);0))" office:value-type="float" office:value="0" calcext:value-type="float">
            <text:p>0</text:p>
          </table:table-cell>
          <table:table-cell table:style-name="ce54" table:formula="of:=IF([.$G695]+[.$I695]=0;;[.$I695])" office:value-type="float" office:value="0" calcext:value-type="float">
            <text:p>0</text:p>
          </table:table-cell>
          <table:table-cell table:style-name="ce54" table:formula="of:=IF([.$G695]+[.$I695]=0;;[.$G695])" office:value-type="float" office:value="0" calcext:value-type="float">
            <text:p>0</text:p>
          </table:table-cell>
          <table:table-cell table:style-name="ce70" table:formula="of:=IF([.$G695]+[.$I695]=0;;[.$I695]-[.$G695])" office:value-type="float" office:value="0" calcext:value-type="float">
            <text:p>+0</text:p>
          </table:table-cell>
          <table:table-cell table:style-name="ce77" table:formula="of:=IF([.$G695]+[.$I695]=0;&quot;(Vincente)&quot;;IF([.$G695]&gt;[.$I695];[.$B695];[.$C695]))" office:value-type="string" office:string-value="(Vincente)" calcext:value-type="string">
            <text:p>(Vincente)</text:p>
          </table:table-cell>
          <table:table-cell table:style-name="ce77" table:formula="of:=IF([.$G695]+[.$I695]=0;&quot;(Perdente)&quot;;IF([.$G695]&lt;[.$I695];[.$B695];[.$C69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6]=&quot;&quot;;&quot;&quot;;HYPERLINK(VLOOKUP([.B69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3" calcext:value-type="float" table:number-columns-spanned="1" table:number-rows-spanned="2">
            <text:p>14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7]=&quot;&quot;;&quot;&quot;;TEXT([.E697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97]=&quot;&quot;;&quot;(Squadra A)&quot;;[.$B697])" office:value-type="string" office:string-value="(Squadra A)" calcext:value-type="string">
            <text:p>(Squadra A)</text:p>
          </table:table-cell>
          <table:table-cell table:style-name="ce54" table:formula="of:=IF([.$G697]+[.$I697]=0;;IF([.$G697]&gt;[.$I697];1;0))" office:value-type="float" office:value="0" calcext:value-type="float">
            <text:p>0</text:p>
          </table:table-cell>
          <table:table-cell table:style-name="ce77" table:formula="of:=IF([.$G697]+[.$I697]=0;;IF([.$G697]&lt;[.$I697];IF([.$G697]&amp;&quot;-&quot;&amp;[.$I697]=&quot;0-20&quot;;1;0);0))" office:value-type="float" office:value="0" calcext:value-type="float">
            <text:p>0</text:p>
          </table:table-cell>
          <table:table-cell table:style-name="ce77" table:formula="of:=IF([.$G697]+[.$I697]=0;;IF([.$G697]&lt;[.$I697];IF([.$G697]&amp;&quot;-&quot;&amp;[.$I697]&lt;&gt;&quot;0-20&quot;;1;0);0))" office:value-type="float" office:value="0" calcext:value-type="float">
            <text:p>0</text:p>
          </table:table-cell>
          <table:table-cell table:style-name="ce54" table:formula="of:=IF([.$G697]+[.$I697]=0;;[.$G697])" office:value-type="float" office:value="0" calcext:value-type="float">
            <text:p>0</text:p>
          </table:table-cell>
          <table:table-cell table:style-name="ce54" table:formula="of:=IF([.$G697]+[.$I697]=0;;[.$I697])" office:value-type="float" office:value="0" calcext:value-type="float">
            <text:p>0</text:p>
          </table:table-cell>
          <table:table-cell table:style-name="ce70" table:formula="of:=IF([.$G697]+[.$I697]=0;;[.$G697]-[.$I697])" office:value-type="float" office:value="0" calcext:value-type="float">
            <text:p>+0</text:p>
          </table:table-cell>
          <table:table-cell table:style-name="ce63" table:formula="of:=IF([.$C697]=&quot;&quot;;&quot;(Squadra B)&quot;;[.$C697])" office:value-type="string" office:string-value="(Squadra B)" calcext:value-type="string">
            <text:p>(Squadra B)</text:p>
          </table:table-cell>
          <table:table-cell table:style-name="ce54" table:formula="of:=IF([.$G697]+[.$I697]=0;;IF([.$I697]&gt;[.$G697];1;0))" office:value-type="float" office:value="0" calcext:value-type="float">
            <text:p>0</text:p>
          </table:table-cell>
          <table:table-cell table:style-name="ce77" table:formula="of:=IF([.$G697]+[.$I697]=0;;IF([.$I697]&lt;[.$G697];IF([.$G697]&amp;&quot;-&quot;&amp;[.$I697]=&quot;20-0&quot;;1;0);0))" office:value-type="float" office:value="0" calcext:value-type="float">
            <text:p>0</text:p>
          </table:table-cell>
          <table:table-cell table:style-name="ce77" table:formula="of:=IF([.$G697]+[.$I697]=0;;IF([.$I697]&lt;[.$G697];IF([.$G697]&amp;&quot;-&quot;&amp;[.$I697]&lt;&gt;&quot;20-0&quot;;1;0);0))" office:value-type="float" office:value="0" calcext:value-type="float">
            <text:p>0</text:p>
          </table:table-cell>
          <table:table-cell table:style-name="ce54" table:formula="of:=IF([.$G697]+[.$I697]=0;;[.$I697])" office:value-type="float" office:value="0" calcext:value-type="float">
            <text:p>0</text:p>
          </table:table-cell>
          <table:table-cell table:style-name="ce54" table:formula="of:=IF([.$G697]+[.$I697]=0;;[.$G697])" office:value-type="float" office:value="0" calcext:value-type="float">
            <text:p>0</text:p>
          </table:table-cell>
          <table:table-cell table:style-name="ce70" table:formula="of:=IF([.$G697]+[.$I697]=0;;[.$I697]-[.$G697])" office:value-type="float" office:value="0" calcext:value-type="float">
            <text:p>+0</text:p>
          </table:table-cell>
          <table:table-cell table:style-name="ce77" table:formula="of:=IF([.$G697]+[.$I697]=0;&quot;(Vincente)&quot;;IF([.$G697]&gt;[.$I697];[.$B697];[.$C697]))" office:value-type="string" office:string-value="(Vincente)" calcext:value-type="string">
            <text:p>(Vincente)</text:p>
          </table:table-cell>
          <table:table-cell table:style-name="ce77" table:formula="of:=IF([.$G697]+[.$I697]=0;&quot;(Perdente)&quot;;IF([.$G697]&lt;[.$I697];[.$B697];[.$C6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8]=&quot;&quot;;&quot;&quot;;HYPERLINK(VLOOKUP([.B6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4" calcext:value-type="float" table:number-columns-spanned="1" table:number-rows-spanned="2">
            <text:p>14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9]=&quot;&quot;;&quot;&quot;;TEXT([.E699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699]=&quot;&quot;;&quot;(Squadra A)&quot;;[.$B699])" office:value-type="string" office:string-value="(Squadra A)" calcext:value-type="string">
            <text:p>(Squadra A)</text:p>
          </table:table-cell>
          <table:table-cell table:style-name="ce54" table:formula="of:=IF([.$G699]+[.$I699]=0;;IF([.$G699]&gt;[.$I699];1;0))" office:value-type="float" office:value="0" calcext:value-type="float">
            <text:p>0</text:p>
          </table:table-cell>
          <table:table-cell table:style-name="ce77" table:formula="of:=IF([.$G699]+[.$I699]=0;;IF([.$G699]&lt;[.$I699];IF([.$G699]&amp;&quot;-&quot;&amp;[.$I699]=&quot;0-20&quot;;1;0);0))" office:value-type="float" office:value="0" calcext:value-type="float">
            <text:p>0</text:p>
          </table:table-cell>
          <table:table-cell table:style-name="ce77" table:formula="of:=IF([.$G699]+[.$I699]=0;;IF([.$G699]&lt;[.$I699];IF([.$G699]&amp;&quot;-&quot;&amp;[.$I699]&lt;&gt;&quot;0-20&quot;;1;0);0))" office:value-type="float" office:value="0" calcext:value-type="float">
            <text:p>0</text:p>
          </table:table-cell>
          <table:table-cell table:style-name="ce54" table:formula="of:=IF([.$G699]+[.$I699]=0;;[.$G699])" office:value-type="float" office:value="0" calcext:value-type="float">
            <text:p>0</text:p>
          </table:table-cell>
          <table:table-cell table:style-name="ce54" table:formula="of:=IF([.$G699]+[.$I699]=0;;[.$I699])" office:value-type="float" office:value="0" calcext:value-type="float">
            <text:p>0</text:p>
          </table:table-cell>
          <table:table-cell table:style-name="ce70" table:formula="of:=IF([.$G699]+[.$I699]=0;;[.$G699]-[.$I699])" office:value-type="float" office:value="0" calcext:value-type="float">
            <text:p>+0</text:p>
          </table:table-cell>
          <table:table-cell table:style-name="ce63" table:formula="of:=IF([.$C699]=&quot;&quot;;&quot;(Squadra B)&quot;;[.$C699])" office:value-type="string" office:string-value="(Squadra B)" calcext:value-type="string">
            <text:p>(Squadra B)</text:p>
          </table:table-cell>
          <table:table-cell table:style-name="ce54" table:formula="of:=IF([.$G699]+[.$I699]=0;;IF([.$I699]&gt;[.$G699];1;0))" office:value-type="float" office:value="0" calcext:value-type="float">
            <text:p>0</text:p>
          </table:table-cell>
          <table:table-cell table:style-name="ce77" table:formula="of:=IF([.$G699]+[.$I699]=0;;IF([.$I699]&lt;[.$G699];IF([.$G699]&amp;&quot;-&quot;&amp;[.$I699]=&quot;20-0&quot;;1;0);0))" office:value-type="float" office:value="0" calcext:value-type="float">
            <text:p>0</text:p>
          </table:table-cell>
          <table:table-cell table:style-name="ce77" table:formula="of:=IF([.$G699]+[.$I699]=0;;IF([.$I699]&lt;[.$G699];IF([.$G699]&amp;&quot;-&quot;&amp;[.$I699]&lt;&gt;&quot;20-0&quot;;1;0);0))" office:value-type="float" office:value="0" calcext:value-type="float">
            <text:p>0</text:p>
          </table:table-cell>
          <table:table-cell table:style-name="ce54" table:formula="of:=IF([.$G699]+[.$I699]=0;;[.$I699])" office:value-type="float" office:value="0" calcext:value-type="float">
            <text:p>0</text:p>
          </table:table-cell>
          <table:table-cell table:style-name="ce54" table:formula="of:=IF([.$G699]+[.$I699]=0;;[.$G699])" office:value-type="float" office:value="0" calcext:value-type="float">
            <text:p>0</text:p>
          </table:table-cell>
          <table:table-cell table:style-name="ce70" table:formula="of:=IF([.$G699]+[.$I699]=0;;[.$I699]-[.$G699])" office:value-type="float" office:value="0" calcext:value-type="float">
            <text:p>+0</text:p>
          </table:table-cell>
          <table:table-cell table:style-name="ce77" table:formula="of:=IF([.$G699]+[.$I699]=0;&quot;(Vincente)&quot;;IF([.$G699]&gt;[.$I699];[.$B699];[.$C699]))" office:value-type="string" office:string-value="(Vincente)" calcext:value-type="string">
            <text:p>(Vincente)</text:p>
          </table:table-cell>
          <table:table-cell table:style-name="ce77" table:formula="of:=IF([.$G699]+[.$I699]=0;&quot;(Perdente)&quot;;IF([.$G699]&lt;[.$I699];[.$B699];[.$C69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00]=&quot;&quot;;&quot;&quot;;HYPERLINK(VLOOKUP([.B70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7" calcext:value-type="float">
            <text:p>17</text:p>
          </table:table-cell>
          <table:table-cell table:style-name="ce87" table:formula="of:=IF(ISNUMBER([.A702]);ROMAN([.A702])&amp;&quot; GIORNATA&quot;;COM.MICROSOFT.SWITCH([.A702];&quot;1-2&quot;;&quot;FINALE 1°-2° POSTO&quot;;&quot;3-4&quot;;&quot;FINALE 3°-4° POSTO&quot;;&quot;1-4&quot;;&quot;SEMIFINALI 1°-4° POSTO&quot;;&quot;1-8&quot;;&quot;QUARTI DI FINALE 1°-8° POSTO&quot;;&quot;&quot;))" office:value-type="string" office:string-value="XVII GIORNATA" calcext:value-type="string" table:number-columns-spanned="8" table:number-rows-spanned="1">
            <text:p>X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5" calcext:value-type="float" table:number-columns-spanned="1" table:number-rows-spanned="2">
            <text:p>14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04]=&quot;&quot;;&quot;&quot;;TEXT([.E70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04]=&quot;&quot;;&quot;(Squadra A)&quot;;[.$B704])" office:value-type="string" office:string-value="(Squadra A)" calcext:value-type="string">
            <text:p>(Squadra A)</text:p>
          </table:table-cell>
          <table:table-cell table:style-name="ce54" table:formula="of:=IF([.$G704]+[.$I704]=0;;IF([.$G704]&gt;[.$I704];1;0))" office:value-type="float" office:value="0" calcext:value-type="float">
            <text:p>0</text:p>
          </table:table-cell>
          <table:table-cell table:style-name="ce77" table:formula="of:=IF([.$G704]+[.$I704]=0;;IF([.$G704]&lt;[.$I704];IF([.$G704]&amp;&quot;-&quot;&amp;[.$I704]=&quot;0-20&quot;;1;0);0))" office:value-type="float" office:value="0" calcext:value-type="float">
            <text:p>0</text:p>
          </table:table-cell>
          <table:table-cell table:style-name="ce77" table:formula="of:=IF([.$G704]+[.$I704]=0;;IF([.$G704]&lt;[.$I704];IF([.$G704]&amp;&quot;-&quot;&amp;[.$I704]&lt;&gt;&quot;0-20&quot;;1;0);0))" office:value-type="float" office:value="0" calcext:value-type="float">
            <text:p>0</text:p>
          </table:table-cell>
          <table:table-cell table:style-name="ce54" table:formula="of:=IF([.$G704]+[.$I704]=0;;[.$G704])" office:value-type="float" office:value="0" calcext:value-type="float">
            <text:p>0</text:p>
          </table:table-cell>
          <table:table-cell table:style-name="ce54" table:formula="of:=IF([.$G704]+[.$I704]=0;;[.$I704])" office:value-type="float" office:value="0" calcext:value-type="float">
            <text:p>0</text:p>
          </table:table-cell>
          <table:table-cell table:style-name="ce70" table:formula="of:=IF([.$G704]+[.$I704]=0;;[.$G704]-[.$I704])" office:value-type="float" office:value="0" calcext:value-type="float">
            <text:p>+0</text:p>
          </table:table-cell>
          <table:table-cell table:style-name="ce63" table:formula="of:=IF([.$C704]=&quot;&quot;;&quot;(Squadra B)&quot;;[.$C704])" office:value-type="string" office:string-value="(Squadra B)" calcext:value-type="string">
            <text:p>(Squadra B)</text:p>
          </table:table-cell>
          <table:table-cell table:style-name="ce54" table:formula="of:=IF([.$G704]+[.$I704]=0;;IF([.$I704]&gt;[.$G704];1;0))" office:value-type="float" office:value="0" calcext:value-type="float">
            <text:p>0</text:p>
          </table:table-cell>
          <table:table-cell table:style-name="ce77" table:formula="of:=IF([.$G704]+[.$I704]=0;;IF([.$I704]&lt;[.$G704];IF([.$G704]&amp;&quot;-&quot;&amp;[.$I704]=&quot;20-0&quot;;1;0);0))" office:value-type="float" office:value="0" calcext:value-type="float">
            <text:p>0</text:p>
          </table:table-cell>
          <table:table-cell table:style-name="ce77" table:formula="of:=IF([.$G704]+[.$I704]=0;;IF([.$I704]&lt;[.$G704];IF([.$G704]&amp;&quot;-&quot;&amp;[.$I704]&lt;&gt;&quot;20-0&quot;;1;0);0))" office:value-type="float" office:value="0" calcext:value-type="float">
            <text:p>0</text:p>
          </table:table-cell>
          <table:table-cell table:style-name="ce54" table:formula="of:=IF([.$G704]+[.$I704]=0;;[.$I704])" office:value-type="float" office:value="0" calcext:value-type="float">
            <text:p>0</text:p>
          </table:table-cell>
          <table:table-cell table:style-name="ce54" table:formula="of:=IF([.$G704]+[.$I704]=0;;[.$G704])" office:value-type="float" office:value="0" calcext:value-type="float">
            <text:p>0</text:p>
          </table:table-cell>
          <table:table-cell table:style-name="ce70" table:formula="of:=IF([.$G704]+[.$I704]=0;;[.$I704]-[.$G704])" office:value-type="float" office:value="0" calcext:value-type="float">
            <text:p>+0</text:p>
          </table:table-cell>
          <table:table-cell table:style-name="ce77" table:formula="of:=IF([.$G704]+[.$I704]=0;&quot;(Vincente)&quot;;IF([.$G704]&gt;[.$I704];[.$B704];[.$C704]))" office:value-type="string" office:string-value="(Vincente)" calcext:value-type="string">
            <text:p>(Vincente)</text:p>
          </table:table-cell>
          <table:table-cell table:style-name="ce77" table:formula="of:=IF([.$G704]+[.$I704]=0;&quot;(Perdente)&quot;;IF([.$G704]&lt;[.$I704];[.$B704];[.$C70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05]=&quot;&quot;;&quot;&quot;;HYPERLINK(VLOOKUP([.B70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6" calcext:value-type="float" table:number-columns-spanned="1" table:number-rows-spanned="2">
            <text:p>14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06]=&quot;&quot;;&quot;&quot;;TEXT([.E70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06]=&quot;&quot;;&quot;(Squadra A)&quot;;[.$B706])" office:value-type="string" office:string-value="(Squadra A)" calcext:value-type="string">
            <text:p>(Squadra A)</text:p>
          </table:table-cell>
          <table:table-cell table:style-name="ce54" table:formula="of:=IF([.$G706]+[.$I706]=0;;IF([.$G706]&gt;[.$I706];1;0))" office:value-type="float" office:value="0" calcext:value-type="float">
            <text:p>0</text:p>
          </table:table-cell>
          <table:table-cell table:style-name="ce77" table:formula="of:=IF([.$G706]+[.$I706]=0;;IF([.$G706]&lt;[.$I706];IF([.$G706]&amp;&quot;-&quot;&amp;[.$I706]=&quot;0-20&quot;;1;0);0))" office:value-type="float" office:value="0" calcext:value-type="float">
            <text:p>0</text:p>
          </table:table-cell>
          <table:table-cell table:style-name="ce77" table:formula="of:=IF([.$G706]+[.$I706]=0;;IF([.$G706]&lt;[.$I706];IF([.$G706]&amp;&quot;-&quot;&amp;[.$I706]&lt;&gt;&quot;0-20&quot;;1;0);0))" office:value-type="float" office:value="0" calcext:value-type="float">
            <text:p>0</text:p>
          </table:table-cell>
          <table:table-cell table:style-name="ce54" table:formula="of:=IF([.$G706]+[.$I706]=0;;[.$G706])" office:value-type="float" office:value="0" calcext:value-type="float">
            <text:p>0</text:p>
          </table:table-cell>
          <table:table-cell table:style-name="ce54" table:formula="of:=IF([.$G706]+[.$I706]=0;;[.$I706])" office:value-type="float" office:value="0" calcext:value-type="float">
            <text:p>0</text:p>
          </table:table-cell>
          <table:table-cell table:style-name="ce70" table:formula="of:=IF([.$G706]+[.$I706]=0;;[.$G706]-[.$I706])" office:value-type="float" office:value="0" calcext:value-type="float">
            <text:p>+0</text:p>
          </table:table-cell>
          <table:table-cell table:style-name="ce63" table:formula="of:=IF([.$C706]=&quot;&quot;;&quot;(Squadra B)&quot;;[.$C706])" office:value-type="string" office:string-value="(Squadra B)" calcext:value-type="string">
            <text:p>(Squadra B)</text:p>
          </table:table-cell>
          <table:table-cell table:style-name="ce54" table:formula="of:=IF([.$G706]+[.$I706]=0;;IF([.$I706]&gt;[.$G706];1;0))" office:value-type="float" office:value="0" calcext:value-type="float">
            <text:p>0</text:p>
          </table:table-cell>
          <table:table-cell table:style-name="ce77" table:formula="of:=IF([.$G706]+[.$I706]=0;;IF([.$I706]&lt;[.$G706];IF([.$G706]&amp;&quot;-&quot;&amp;[.$I706]=&quot;20-0&quot;;1;0);0))" office:value-type="float" office:value="0" calcext:value-type="float">
            <text:p>0</text:p>
          </table:table-cell>
          <table:table-cell table:style-name="ce77" table:formula="of:=IF([.$G706]+[.$I706]=0;;IF([.$I706]&lt;[.$G706];IF([.$G706]&amp;&quot;-&quot;&amp;[.$I706]&lt;&gt;&quot;20-0&quot;;1;0);0))" office:value-type="float" office:value="0" calcext:value-type="float">
            <text:p>0</text:p>
          </table:table-cell>
          <table:table-cell table:style-name="ce54" table:formula="of:=IF([.$G706]+[.$I706]=0;;[.$I706])" office:value-type="float" office:value="0" calcext:value-type="float">
            <text:p>0</text:p>
          </table:table-cell>
          <table:table-cell table:style-name="ce54" table:formula="of:=IF([.$G706]+[.$I706]=0;;[.$G706])" office:value-type="float" office:value="0" calcext:value-type="float">
            <text:p>0</text:p>
          </table:table-cell>
          <table:table-cell table:style-name="ce70" table:formula="of:=IF([.$G706]+[.$I706]=0;;[.$I706]-[.$G706])" office:value-type="float" office:value="0" calcext:value-type="float">
            <text:p>+0</text:p>
          </table:table-cell>
          <table:table-cell table:style-name="ce77" table:formula="of:=IF([.$G706]+[.$I706]=0;&quot;(Vincente)&quot;;IF([.$G706]&gt;[.$I706];[.$B706];[.$C706]))" office:value-type="string" office:string-value="(Vincente)" calcext:value-type="string">
            <text:p>(Vincente)</text:p>
          </table:table-cell>
          <table:table-cell table:style-name="ce77" table:formula="of:=IF([.$G706]+[.$I706]=0;&quot;(Perdente)&quot;;IF([.$G706]&lt;[.$I706];[.$B706];[.$C70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07]=&quot;&quot;;&quot;&quot;;HYPERLINK(VLOOKUP([.B70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7" calcext:value-type="float" table:number-columns-spanned="1" table:number-rows-spanned="2">
            <text:p>14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08]=&quot;&quot;;&quot;&quot;;TEXT([.E70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08]=&quot;&quot;;&quot;(Squadra A)&quot;;[.$B708])" office:value-type="string" office:string-value="(Squadra A)" calcext:value-type="string">
            <text:p>(Squadra A)</text:p>
          </table:table-cell>
          <table:table-cell table:style-name="ce54" table:formula="of:=IF([.$G708]+[.$I708]=0;;IF([.$G708]&gt;[.$I708];1;0))" office:value-type="float" office:value="0" calcext:value-type="float">
            <text:p>0</text:p>
          </table:table-cell>
          <table:table-cell table:style-name="ce77" table:formula="of:=IF([.$G708]+[.$I708]=0;;IF([.$G708]&lt;[.$I708];IF([.$G708]&amp;&quot;-&quot;&amp;[.$I708]=&quot;0-20&quot;;1;0);0))" office:value-type="float" office:value="0" calcext:value-type="float">
            <text:p>0</text:p>
          </table:table-cell>
          <table:table-cell table:style-name="ce77" table:formula="of:=IF([.$G708]+[.$I708]=0;;IF([.$G708]&lt;[.$I708];IF([.$G708]&amp;&quot;-&quot;&amp;[.$I708]&lt;&gt;&quot;0-20&quot;;1;0);0))" office:value-type="float" office:value="0" calcext:value-type="float">
            <text:p>0</text:p>
          </table:table-cell>
          <table:table-cell table:style-name="ce54" table:formula="of:=IF([.$G708]+[.$I708]=0;;[.$G708])" office:value-type="float" office:value="0" calcext:value-type="float">
            <text:p>0</text:p>
          </table:table-cell>
          <table:table-cell table:style-name="ce54" table:formula="of:=IF([.$G708]+[.$I708]=0;;[.$I708])" office:value-type="float" office:value="0" calcext:value-type="float">
            <text:p>0</text:p>
          </table:table-cell>
          <table:table-cell table:style-name="ce70" table:formula="of:=IF([.$G708]+[.$I708]=0;;[.$G708]-[.$I708])" office:value-type="float" office:value="0" calcext:value-type="float">
            <text:p>+0</text:p>
          </table:table-cell>
          <table:table-cell table:style-name="ce63" table:formula="of:=IF([.$C708]=&quot;&quot;;&quot;(Squadra B)&quot;;[.$C708])" office:value-type="string" office:string-value="(Squadra B)" calcext:value-type="string">
            <text:p>(Squadra B)</text:p>
          </table:table-cell>
          <table:table-cell table:style-name="ce54" table:formula="of:=IF([.$G708]+[.$I708]=0;;IF([.$I708]&gt;[.$G708];1;0))" office:value-type="float" office:value="0" calcext:value-type="float">
            <text:p>0</text:p>
          </table:table-cell>
          <table:table-cell table:style-name="ce77" table:formula="of:=IF([.$G708]+[.$I708]=0;;IF([.$I708]&lt;[.$G708];IF([.$G708]&amp;&quot;-&quot;&amp;[.$I708]=&quot;20-0&quot;;1;0);0))" office:value-type="float" office:value="0" calcext:value-type="float">
            <text:p>0</text:p>
          </table:table-cell>
          <table:table-cell table:style-name="ce77" table:formula="of:=IF([.$G708]+[.$I708]=0;;IF([.$I708]&lt;[.$G708];IF([.$G708]&amp;&quot;-&quot;&amp;[.$I708]&lt;&gt;&quot;20-0&quot;;1;0);0))" office:value-type="float" office:value="0" calcext:value-type="float">
            <text:p>0</text:p>
          </table:table-cell>
          <table:table-cell table:style-name="ce54" table:formula="of:=IF([.$G708]+[.$I708]=0;;[.$I708])" office:value-type="float" office:value="0" calcext:value-type="float">
            <text:p>0</text:p>
          </table:table-cell>
          <table:table-cell table:style-name="ce54" table:formula="of:=IF([.$G708]+[.$I708]=0;;[.$G708])" office:value-type="float" office:value="0" calcext:value-type="float">
            <text:p>0</text:p>
          </table:table-cell>
          <table:table-cell table:style-name="ce70" table:formula="of:=IF([.$G708]+[.$I708]=0;;[.$I708]-[.$G708])" office:value-type="float" office:value="0" calcext:value-type="float">
            <text:p>+0</text:p>
          </table:table-cell>
          <table:table-cell table:style-name="ce77" table:formula="of:=IF([.$G708]+[.$I708]=0;&quot;(Vincente)&quot;;IF([.$G708]&gt;[.$I708];[.$B708];[.$C708]))" office:value-type="string" office:string-value="(Vincente)" calcext:value-type="string">
            <text:p>(Vincente)</text:p>
          </table:table-cell>
          <table:table-cell table:style-name="ce77" table:formula="of:=IF([.$G708]+[.$I708]=0;&quot;(Perdente)&quot;;IF([.$G708]&lt;[.$I708];[.$B708];[.$C7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09]=&quot;&quot;;&quot;&quot;;HYPERLINK(VLOOKUP([.B7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8" calcext:value-type="float" table:number-columns-spanned="1" table:number-rows-spanned="2">
            <text:p>14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0]=&quot;&quot;;&quot;&quot;;TEXT([.E71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10]=&quot;&quot;;&quot;(Squadra A)&quot;;[.$B710])" office:value-type="string" office:string-value="(Squadra A)" calcext:value-type="string">
            <text:p>(Squadra A)</text:p>
          </table:table-cell>
          <table:table-cell table:style-name="ce54" table:formula="of:=IF([.$G710]+[.$I710]=0;;IF([.$G710]&gt;[.$I710];1;0))" office:value-type="float" office:value="0" calcext:value-type="float">
            <text:p>0</text:p>
          </table:table-cell>
          <table:table-cell table:style-name="ce77" table:formula="of:=IF([.$G710]+[.$I710]=0;;IF([.$G710]&lt;[.$I710];IF([.$G710]&amp;&quot;-&quot;&amp;[.$I710]=&quot;0-20&quot;;1;0);0))" office:value-type="float" office:value="0" calcext:value-type="float">
            <text:p>0</text:p>
          </table:table-cell>
          <table:table-cell table:style-name="ce77" table:formula="of:=IF([.$G710]+[.$I710]=0;;IF([.$G710]&lt;[.$I710];IF([.$G710]&amp;&quot;-&quot;&amp;[.$I710]&lt;&gt;&quot;0-20&quot;;1;0);0))" office:value-type="float" office:value="0" calcext:value-type="float">
            <text:p>0</text:p>
          </table:table-cell>
          <table:table-cell table:style-name="ce54" table:formula="of:=IF([.$G710]+[.$I710]=0;;[.$G710])" office:value-type="float" office:value="0" calcext:value-type="float">
            <text:p>0</text:p>
          </table:table-cell>
          <table:table-cell table:style-name="ce54" table:formula="of:=IF([.$G710]+[.$I710]=0;;[.$I710])" office:value-type="float" office:value="0" calcext:value-type="float">
            <text:p>0</text:p>
          </table:table-cell>
          <table:table-cell table:style-name="ce70" table:formula="of:=IF([.$G710]+[.$I710]=0;;[.$G710]-[.$I710])" office:value-type="float" office:value="0" calcext:value-type="float">
            <text:p>+0</text:p>
          </table:table-cell>
          <table:table-cell table:style-name="ce63" table:formula="of:=IF([.$C710]=&quot;&quot;;&quot;(Squadra B)&quot;;[.$C710])" office:value-type="string" office:string-value="(Squadra B)" calcext:value-type="string">
            <text:p>(Squadra B)</text:p>
          </table:table-cell>
          <table:table-cell table:style-name="ce54" table:formula="of:=IF([.$G710]+[.$I710]=0;;IF([.$I710]&gt;[.$G710];1;0))" office:value-type="float" office:value="0" calcext:value-type="float">
            <text:p>0</text:p>
          </table:table-cell>
          <table:table-cell table:style-name="ce77" table:formula="of:=IF([.$G710]+[.$I710]=0;;IF([.$I710]&lt;[.$G710];IF([.$G710]&amp;&quot;-&quot;&amp;[.$I710]=&quot;20-0&quot;;1;0);0))" office:value-type="float" office:value="0" calcext:value-type="float">
            <text:p>0</text:p>
          </table:table-cell>
          <table:table-cell table:style-name="ce77" table:formula="of:=IF([.$G710]+[.$I710]=0;;IF([.$I710]&lt;[.$G710];IF([.$G710]&amp;&quot;-&quot;&amp;[.$I710]&lt;&gt;&quot;20-0&quot;;1;0);0))" office:value-type="float" office:value="0" calcext:value-type="float">
            <text:p>0</text:p>
          </table:table-cell>
          <table:table-cell table:style-name="ce54" table:formula="of:=IF([.$G710]+[.$I710]=0;;[.$I710])" office:value-type="float" office:value="0" calcext:value-type="float">
            <text:p>0</text:p>
          </table:table-cell>
          <table:table-cell table:style-name="ce54" table:formula="of:=IF([.$G710]+[.$I710]=0;;[.$G710])" office:value-type="float" office:value="0" calcext:value-type="float">
            <text:p>0</text:p>
          </table:table-cell>
          <table:table-cell table:style-name="ce70" table:formula="of:=IF([.$G710]+[.$I710]=0;;[.$I710]-[.$G710])" office:value-type="float" office:value="0" calcext:value-type="float">
            <text:p>+0</text:p>
          </table:table-cell>
          <table:table-cell table:style-name="ce77" table:formula="of:=IF([.$G710]+[.$I710]=0;&quot;(Vincente)&quot;;IF([.$G710]&gt;[.$I710];[.$B710];[.$C710]))" office:value-type="string" office:string-value="(Vincente)" calcext:value-type="string">
            <text:p>(Vincente)</text:p>
          </table:table-cell>
          <table:table-cell table:style-name="ce77" table:formula="of:=IF([.$G710]+[.$I710]=0;&quot;(Perdente)&quot;;IF([.$G710]&lt;[.$I710];[.$B710];[.$C71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1]=&quot;&quot;;&quot;&quot;;HYPERLINK(VLOOKUP([.B71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9" calcext:value-type="float" table:number-columns-spanned="1" table:number-rows-spanned="2">
            <text:p>14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2]=&quot;&quot;;&quot;&quot;;TEXT([.E712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12]=&quot;&quot;;&quot;(Squadra A)&quot;;[.$B712])" office:value-type="string" office:string-value="(Squadra A)" calcext:value-type="string">
            <text:p>(Squadra A)</text:p>
          </table:table-cell>
          <table:table-cell table:style-name="ce54" table:formula="of:=IF([.$G712]+[.$I712]=0;;IF([.$G712]&gt;[.$I712];1;0))" office:value-type="float" office:value="0" calcext:value-type="float">
            <text:p>0</text:p>
          </table:table-cell>
          <table:table-cell table:style-name="ce77" table:formula="of:=IF([.$G712]+[.$I712]=0;;IF([.$G712]&lt;[.$I712];IF([.$G712]&amp;&quot;-&quot;&amp;[.$I712]=&quot;0-20&quot;;1;0);0))" office:value-type="float" office:value="0" calcext:value-type="float">
            <text:p>0</text:p>
          </table:table-cell>
          <table:table-cell table:style-name="ce77" table:formula="of:=IF([.$G712]+[.$I712]=0;;IF([.$G712]&lt;[.$I712];IF([.$G712]&amp;&quot;-&quot;&amp;[.$I712]&lt;&gt;&quot;0-20&quot;;1;0);0))" office:value-type="float" office:value="0" calcext:value-type="float">
            <text:p>0</text:p>
          </table:table-cell>
          <table:table-cell table:style-name="ce54" table:formula="of:=IF([.$G712]+[.$I712]=0;;[.$G712])" office:value-type="float" office:value="0" calcext:value-type="float">
            <text:p>0</text:p>
          </table:table-cell>
          <table:table-cell table:style-name="ce54" table:formula="of:=IF([.$G712]+[.$I712]=0;;[.$I712])" office:value-type="float" office:value="0" calcext:value-type="float">
            <text:p>0</text:p>
          </table:table-cell>
          <table:table-cell table:style-name="ce70" table:formula="of:=IF([.$G712]+[.$I712]=0;;[.$G712]-[.$I712])" office:value-type="float" office:value="0" calcext:value-type="float">
            <text:p>+0</text:p>
          </table:table-cell>
          <table:table-cell table:style-name="ce63" table:formula="of:=IF([.$C712]=&quot;&quot;;&quot;(Squadra B)&quot;;[.$C712])" office:value-type="string" office:string-value="(Squadra B)" calcext:value-type="string">
            <text:p>(Squadra B)</text:p>
          </table:table-cell>
          <table:table-cell table:style-name="ce54" table:formula="of:=IF([.$G712]+[.$I712]=0;;IF([.$I712]&gt;[.$G712];1;0))" office:value-type="float" office:value="0" calcext:value-type="float">
            <text:p>0</text:p>
          </table:table-cell>
          <table:table-cell table:style-name="ce77" table:formula="of:=IF([.$G712]+[.$I712]=0;;IF([.$I712]&lt;[.$G712];IF([.$G712]&amp;&quot;-&quot;&amp;[.$I712]=&quot;20-0&quot;;1;0);0))" office:value-type="float" office:value="0" calcext:value-type="float">
            <text:p>0</text:p>
          </table:table-cell>
          <table:table-cell table:style-name="ce77" table:formula="of:=IF([.$G712]+[.$I712]=0;;IF([.$I712]&lt;[.$G712];IF([.$G712]&amp;&quot;-&quot;&amp;[.$I712]&lt;&gt;&quot;20-0&quot;;1;0);0))" office:value-type="float" office:value="0" calcext:value-type="float">
            <text:p>0</text:p>
          </table:table-cell>
          <table:table-cell table:style-name="ce54" table:formula="of:=IF([.$G712]+[.$I712]=0;;[.$I712])" office:value-type="float" office:value="0" calcext:value-type="float">
            <text:p>0</text:p>
          </table:table-cell>
          <table:table-cell table:style-name="ce54" table:formula="of:=IF([.$G712]+[.$I712]=0;;[.$G712])" office:value-type="float" office:value="0" calcext:value-type="float">
            <text:p>0</text:p>
          </table:table-cell>
          <table:table-cell table:style-name="ce70" table:formula="of:=IF([.$G712]+[.$I712]=0;;[.$I712]-[.$G712])" office:value-type="float" office:value="0" calcext:value-type="float">
            <text:p>+0</text:p>
          </table:table-cell>
          <table:table-cell table:style-name="ce77" table:formula="of:=IF([.$G712]+[.$I712]=0;&quot;(Vincente)&quot;;IF([.$G712]&gt;[.$I712];[.$B712];[.$C712]))" office:value-type="string" office:string-value="(Vincente)" calcext:value-type="string">
            <text:p>(Vincente)</text:p>
          </table:table-cell>
          <table:table-cell table:style-name="ce77" table:formula="of:=IF([.$G712]+[.$I712]=0;&quot;(Perdente)&quot;;IF([.$G712]&lt;[.$I712];[.$B712];[.$C7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3]=&quot;&quot;;&quot;&quot;;HYPERLINK(VLOOKUP([.B7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0" calcext:value-type="float" table:number-columns-spanned="1" table:number-rows-spanned="2">
            <text:p>15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4]=&quot;&quot;;&quot;&quot;;TEXT([.E714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14]=&quot;&quot;;&quot;(Squadra A)&quot;;[.$B714])" office:value-type="string" office:string-value="(Squadra A)" calcext:value-type="string">
            <text:p>(Squadra A)</text:p>
          </table:table-cell>
          <table:table-cell table:style-name="ce54" table:formula="of:=IF([.$G714]+[.$I714]=0;;IF([.$G714]&gt;[.$I714];1;0))" office:value-type="float" office:value="0" calcext:value-type="float">
            <text:p>0</text:p>
          </table:table-cell>
          <table:table-cell table:style-name="ce77" table:formula="of:=IF([.$G714]+[.$I714]=0;;IF([.$G714]&lt;[.$I714];IF([.$G714]&amp;&quot;-&quot;&amp;[.$I714]=&quot;0-20&quot;;1;0);0))" office:value-type="float" office:value="0" calcext:value-type="float">
            <text:p>0</text:p>
          </table:table-cell>
          <table:table-cell table:style-name="ce77" table:formula="of:=IF([.$G714]+[.$I714]=0;;IF([.$G714]&lt;[.$I714];IF([.$G714]&amp;&quot;-&quot;&amp;[.$I714]&lt;&gt;&quot;0-20&quot;;1;0);0))" office:value-type="float" office:value="0" calcext:value-type="float">
            <text:p>0</text:p>
          </table:table-cell>
          <table:table-cell table:style-name="ce54" table:formula="of:=IF([.$G714]+[.$I714]=0;;[.$G714])" office:value-type="float" office:value="0" calcext:value-type="float">
            <text:p>0</text:p>
          </table:table-cell>
          <table:table-cell table:style-name="ce54" table:formula="of:=IF([.$G714]+[.$I714]=0;;[.$I714])" office:value-type="float" office:value="0" calcext:value-type="float">
            <text:p>0</text:p>
          </table:table-cell>
          <table:table-cell table:style-name="ce70" table:formula="of:=IF([.$G714]+[.$I714]=0;;[.$G714]-[.$I714])" office:value-type="float" office:value="0" calcext:value-type="float">
            <text:p>+0</text:p>
          </table:table-cell>
          <table:table-cell table:style-name="ce63" table:formula="of:=IF([.$C714]=&quot;&quot;;&quot;(Squadra B)&quot;;[.$C714])" office:value-type="string" office:string-value="(Squadra B)" calcext:value-type="string">
            <text:p>(Squadra B)</text:p>
          </table:table-cell>
          <table:table-cell table:style-name="ce54" table:formula="of:=IF([.$G714]+[.$I714]=0;;IF([.$I714]&gt;[.$G714];1;0))" office:value-type="float" office:value="0" calcext:value-type="float">
            <text:p>0</text:p>
          </table:table-cell>
          <table:table-cell table:style-name="ce77" table:formula="of:=IF([.$G714]+[.$I714]=0;;IF([.$I714]&lt;[.$G714];IF([.$G714]&amp;&quot;-&quot;&amp;[.$I714]=&quot;20-0&quot;;1;0);0))" office:value-type="float" office:value="0" calcext:value-type="float">
            <text:p>0</text:p>
          </table:table-cell>
          <table:table-cell table:style-name="ce77" table:formula="of:=IF([.$G714]+[.$I714]=0;;IF([.$I714]&lt;[.$G714];IF([.$G714]&amp;&quot;-&quot;&amp;[.$I714]&lt;&gt;&quot;20-0&quot;;1;0);0))" office:value-type="float" office:value="0" calcext:value-type="float">
            <text:p>0</text:p>
          </table:table-cell>
          <table:table-cell table:style-name="ce54" table:formula="of:=IF([.$G714]+[.$I714]=0;;[.$I714])" office:value-type="float" office:value="0" calcext:value-type="float">
            <text:p>0</text:p>
          </table:table-cell>
          <table:table-cell table:style-name="ce54" table:formula="of:=IF([.$G714]+[.$I714]=0;;[.$G714])" office:value-type="float" office:value="0" calcext:value-type="float">
            <text:p>0</text:p>
          </table:table-cell>
          <table:table-cell table:style-name="ce70" table:formula="of:=IF([.$G714]+[.$I714]=0;;[.$I714]-[.$G714])" office:value-type="float" office:value="0" calcext:value-type="float">
            <text:p>+0</text:p>
          </table:table-cell>
          <table:table-cell table:style-name="ce77" table:formula="of:=IF([.$G714]+[.$I714]=0;&quot;(Vincente)&quot;;IF([.$G714]&gt;[.$I714];[.$B714];[.$C714]))" office:value-type="string" office:string-value="(Vincente)" calcext:value-type="string">
            <text:p>(Vincente)</text:p>
          </table:table-cell>
          <table:table-cell table:style-name="ce77" table:formula="of:=IF([.$G714]+[.$I714]=0;&quot;(Perdente)&quot;;IF([.$G714]&lt;[.$I714];[.$B714];[.$C7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5]=&quot;&quot;;&quot;&quot;;HYPERLINK(VLOOKUP([.B7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1" calcext:value-type="float" table:number-columns-spanned="1" table:number-rows-spanned="2">
            <text:p>15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6]=&quot;&quot;;&quot;&quot;;TEXT([.E716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16]=&quot;&quot;;&quot;(Squadra A)&quot;;[.$B716])" office:value-type="string" office:string-value="(Squadra A)" calcext:value-type="string">
            <text:p>(Squadra A)</text:p>
          </table:table-cell>
          <table:table-cell table:style-name="ce54" table:formula="of:=IF([.$G716]+[.$I716]=0;;IF([.$G716]&gt;[.$I716];1;0))" office:value-type="float" office:value="0" calcext:value-type="float">
            <text:p>0</text:p>
          </table:table-cell>
          <table:table-cell table:style-name="ce77" table:formula="of:=IF([.$G716]+[.$I716]=0;;IF([.$G716]&lt;[.$I716];IF([.$G716]&amp;&quot;-&quot;&amp;[.$I716]=&quot;0-20&quot;;1;0);0))" office:value-type="float" office:value="0" calcext:value-type="float">
            <text:p>0</text:p>
          </table:table-cell>
          <table:table-cell table:style-name="ce77" table:formula="of:=IF([.$G716]+[.$I716]=0;;IF([.$G716]&lt;[.$I716];IF([.$G716]&amp;&quot;-&quot;&amp;[.$I716]&lt;&gt;&quot;0-20&quot;;1;0);0))" office:value-type="float" office:value="0" calcext:value-type="float">
            <text:p>0</text:p>
          </table:table-cell>
          <table:table-cell table:style-name="ce54" table:formula="of:=IF([.$G716]+[.$I716]=0;;[.$G716])" office:value-type="float" office:value="0" calcext:value-type="float">
            <text:p>0</text:p>
          </table:table-cell>
          <table:table-cell table:style-name="ce54" table:formula="of:=IF([.$G716]+[.$I716]=0;;[.$I716])" office:value-type="float" office:value="0" calcext:value-type="float">
            <text:p>0</text:p>
          </table:table-cell>
          <table:table-cell table:style-name="ce70" table:formula="of:=IF([.$G716]+[.$I716]=0;;[.$G716]-[.$I716])" office:value-type="float" office:value="0" calcext:value-type="float">
            <text:p>+0</text:p>
          </table:table-cell>
          <table:table-cell table:style-name="ce63" table:formula="of:=IF([.$C716]=&quot;&quot;;&quot;(Squadra B)&quot;;[.$C716])" office:value-type="string" office:string-value="(Squadra B)" calcext:value-type="string">
            <text:p>(Squadra B)</text:p>
          </table:table-cell>
          <table:table-cell table:style-name="ce54" table:formula="of:=IF([.$G716]+[.$I716]=0;;IF([.$I716]&gt;[.$G716];1;0))" office:value-type="float" office:value="0" calcext:value-type="float">
            <text:p>0</text:p>
          </table:table-cell>
          <table:table-cell table:style-name="ce77" table:formula="of:=IF([.$G716]+[.$I716]=0;;IF([.$I716]&lt;[.$G716];IF([.$G716]&amp;&quot;-&quot;&amp;[.$I716]=&quot;20-0&quot;;1;0);0))" office:value-type="float" office:value="0" calcext:value-type="float">
            <text:p>0</text:p>
          </table:table-cell>
          <table:table-cell table:style-name="ce77" table:formula="of:=IF([.$G716]+[.$I716]=0;;IF([.$I716]&lt;[.$G716];IF([.$G716]&amp;&quot;-&quot;&amp;[.$I716]&lt;&gt;&quot;20-0&quot;;1;0);0))" office:value-type="float" office:value="0" calcext:value-type="float">
            <text:p>0</text:p>
          </table:table-cell>
          <table:table-cell table:style-name="ce54" table:formula="of:=IF([.$G716]+[.$I716]=0;;[.$I716])" office:value-type="float" office:value="0" calcext:value-type="float">
            <text:p>0</text:p>
          </table:table-cell>
          <table:table-cell table:style-name="ce54" table:formula="of:=IF([.$G716]+[.$I716]=0;;[.$G716])" office:value-type="float" office:value="0" calcext:value-type="float">
            <text:p>0</text:p>
          </table:table-cell>
          <table:table-cell table:style-name="ce70" table:formula="of:=IF([.$G716]+[.$I716]=0;;[.$I716]-[.$G716])" office:value-type="float" office:value="0" calcext:value-type="float">
            <text:p>+0</text:p>
          </table:table-cell>
          <table:table-cell table:style-name="ce77" table:formula="of:=IF([.$G716]+[.$I716]=0;&quot;(Vincente)&quot;;IF([.$G716]&gt;[.$I716];[.$B716];[.$C716]))" office:value-type="string" office:string-value="(Vincente)" calcext:value-type="string">
            <text:p>(Vincente)</text:p>
          </table:table-cell>
          <table:table-cell table:style-name="ce77" table:formula="of:=IF([.$G716]+[.$I716]=0;&quot;(Perdente)&quot;;IF([.$G716]&lt;[.$I716];[.$B716];[.$C71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7]=&quot;&quot;;&quot;&quot;;HYPERLINK(VLOOKUP([.B71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2" calcext:value-type="float" table:number-columns-spanned="1" table:number-rows-spanned="2">
            <text:p>15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8]=&quot;&quot;;&quot;&quot;;TEXT([.E718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18]=&quot;&quot;;&quot;(Squadra A)&quot;;[.$B718])" office:value-type="string" office:string-value="(Squadra A)" calcext:value-type="string">
            <text:p>(Squadra A)</text:p>
          </table:table-cell>
          <table:table-cell table:style-name="ce54" table:formula="of:=IF([.$G718]+[.$I718]=0;;IF([.$G718]&gt;[.$I718];1;0))" office:value-type="float" office:value="0" calcext:value-type="float">
            <text:p>0</text:p>
          </table:table-cell>
          <table:table-cell table:style-name="ce77" table:formula="of:=IF([.$G718]+[.$I718]=0;;IF([.$G718]&lt;[.$I718];IF([.$G718]&amp;&quot;-&quot;&amp;[.$I718]=&quot;0-20&quot;;1;0);0))" office:value-type="float" office:value="0" calcext:value-type="float">
            <text:p>0</text:p>
          </table:table-cell>
          <table:table-cell table:style-name="ce77" table:formula="of:=IF([.$G718]+[.$I718]=0;;IF([.$G718]&lt;[.$I718];IF([.$G718]&amp;&quot;-&quot;&amp;[.$I718]&lt;&gt;&quot;0-20&quot;;1;0);0))" office:value-type="float" office:value="0" calcext:value-type="float">
            <text:p>0</text:p>
          </table:table-cell>
          <table:table-cell table:style-name="ce54" table:formula="of:=IF([.$G718]+[.$I718]=0;;[.$G718])" office:value-type="float" office:value="0" calcext:value-type="float">
            <text:p>0</text:p>
          </table:table-cell>
          <table:table-cell table:style-name="ce54" table:formula="of:=IF([.$G718]+[.$I718]=0;;[.$I718])" office:value-type="float" office:value="0" calcext:value-type="float">
            <text:p>0</text:p>
          </table:table-cell>
          <table:table-cell table:style-name="ce70" table:formula="of:=IF([.$G718]+[.$I718]=0;;[.$G718]-[.$I718])" office:value-type="float" office:value="0" calcext:value-type="float">
            <text:p>+0</text:p>
          </table:table-cell>
          <table:table-cell table:style-name="ce63" table:formula="of:=IF([.$C718]=&quot;&quot;;&quot;(Squadra B)&quot;;[.$C718])" office:value-type="string" office:string-value="(Squadra B)" calcext:value-type="string">
            <text:p>(Squadra B)</text:p>
          </table:table-cell>
          <table:table-cell table:style-name="ce54" table:formula="of:=IF([.$G718]+[.$I718]=0;;IF([.$I718]&gt;[.$G718];1;0))" office:value-type="float" office:value="0" calcext:value-type="float">
            <text:p>0</text:p>
          </table:table-cell>
          <table:table-cell table:style-name="ce77" table:formula="of:=IF([.$G718]+[.$I718]=0;;IF([.$I718]&lt;[.$G718];IF([.$G718]&amp;&quot;-&quot;&amp;[.$I718]=&quot;20-0&quot;;1;0);0))" office:value-type="float" office:value="0" calcext:value-type="float">
            <text:p>0</text:p>
          </table:table-cell>
          <table:table-cell table:style-name="ce77" table:formula="of:=IF([.$G718]+[.$I718]=0;;IF([.$I718]&lt;[.$G718];IF([.$G718]&amp;&quot;-&quot;&amp;[.$I718]&lt;&gt;&quot;20-0&quot;;1;0);0))" office:value-type="float" office:value="0" calcext:value-type="float">
            <text:p>0</text:p>
          </table:table-cell>
          <table:table-cell table:style-name="ce54" table:formula="of:=IF([.$G718]+[.$I718]=0;;[.$I718])" office:value-type="float" office:value="0" calcext:value-type="float">
            <text:p>0</text:p>
          </table:table-cell>
          <table:table-cell table:style-name="ce54" table:formula="of:=IF([.$G718]+[.$I718]=0;;[.$G718])" office:value-type="float" office:value="0" calcext:value-type="float">
            <text:p>0</text:p>
          </table:table-cell>
          <table:table-cell table:style-name="ce70" table:formula="of:=IF([.$G718]+[.$I718]=0;;[.$I718]-[.$G718])" office:value-type="float" office:value="0" calcext:value-type="float">
            <text:p>+0</text:p>
          </table:table-cell>
          <table:table-cell table:style-name="ce77" table:formula="of:=IF([.$G718]+[.$I718]=0;&quot;(Vincente)&quot;;IF([.$G718]&gt;[.$I718];[.$B718];[.$C718]))" office:value-type="string" office:string-value="(Vincente)" calcext:value-type="string">
            <text:p>(Vincente)</text:p>
          </table:table-cell>
          <table:table-cell table:style-name="ce77" table:formula="of:=IF([.$G718]+[.$I718]=0;&quot;(Perdente)&quot;;IF([.$G718]&lt;[.$I718];[.$B718];[.$C71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9]=&quot;&quot;;&quot;&quot;;HYPERLINK(VLOOKUP([.B71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3" calcext:value-type="float" table:number-columns-spanned="1" table:number-rows-spanned="2">
            <text:p>15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20]=&quot;&quot;;&quot;&quot;;TEXT([.E720];&quot;ggg&quot;))">
            <text:p/>
          </table:table-cell>
          <table:table-cell table:style-name="ce79" table:content-validation-name="val5"/>
          <table:table-cell table:style-name="ce80" table:content-validation-name="val6"/>
          <table:table-cell table:style-name="ce91" table:content-validation-name="val7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table:number-columns-spanned="1" table:number-rows-spanned="2"/>
          <table:table-cell table:style-name="ce63" table:formula="of:=IF([.$B720]=&quot;&quot;;&quot;(Squadra A)&quot;;[.$B720])" office:value-type="string" office:string-value="(Squadra A)" calcext:value-type="string">
            <text:p>(Squadra A)</text:p>
          </table:table-cell>
          <table:table-cell table:style-name="ce54" table:formula="of:=IF([.$G720]+[.$I720]=0;;IF([.$G720]&gt;[.$I720];1;0))" office:value-type="float" office:value="0" calcext:value-type="float">
            <text:p>0</text:p>
          </table:table-cell>
          <table:table-cell table:style-name="ce77" table:formula="of:=IF([.$G720]+[.$I720]=0;;IF([.$G720]&lt;[.$I720];IF([.$G720]&amp;&quot;-&quot;&amp;[.$I720]=&quot;0-20&quot;;1;0);0))" office:value-type="float" office:value="0" calcext:value-type="float">
            <text:p>0</text:p>
          </table:table-cell>
          <table:table-cell table:style-name="ce77" table:formula="of:=IF([.$G720]+[.$I720]=0;;IF([.$G720]&lt;[.$I720];IF([.$G720]&amp;&quot;-&quot;&amp;[.$I720]&lt;&gt;&quot;0-20&quot;;1;0);0))" office:value-type="float" office:value="0" calcext:value-type="float">
            <text:p>0</text:p>
          </table:table-cell>
          <table:table-cell table:style-name="ce54" table:formula="of:=IF([.$G720]+[.$I720]=0;;[.$G720])" office:value-type="float" office:value="0" calcext:value-type="float">
            <text:p>0</text:p>
          </table:table-cell>
          <table:table-cell table:style-name="ce54" table:formula="of:=IF([.$G720]+[.$I720]=0;;[.$I720])" office:value-type="float" office:value="0" calcext:value-type="float">
            <text:p>0</text:p>
          </table:table-cell>
          <table:table-cell table:style-name="ce70" table:formula="of:=IF([.$G720]+[.$I720]=0;;[.$G720]-[.$I720])" office:value-type="float" office:value="0" calcext:value-type="float">
            <text:p>+0</text:p>
          </table:table-cell>
          <table:table-cell table:style-name="ce63" table:formula="of:=IF([.$C720]=&quot;&quot;;&quot;(Squadra B)&quot;;[.$C720])" office:value-type="string" office:string-value="(Squadra B)" calcext:value-type="string">
            <text:p>(Squadra B)</text:p>
          </table:table-cell>
          <table:table-cell table:style-name="ce54" table:formula="of:=IF([.$G720]+[.$I720]=0;;IF([.$I720]&gt;[.$G720];1;0))" office:value-type="float" office:value="0" calcext:value-type="float">
            <text:p>0</text:p>
          </table:table-cell>
          <table:table-cell table:style-name="ce77" table:formula="of:=IF([.$G720]+[.$I720]=0;;IF([.$I720]&lt;[.$G720];IF([.$G720]&amp;&quot;-&quot;&amp;[.$I720]=&quot;20-0&quot;;1;0);0))" office:value-type="float" office:value="0" calcext:value-type="float">
            <text:p>0</text:p>
          </table:table-cell>
          <table:table-cell table:style-name="ce77" table:formula="of:=IF([.$G720]+[.$I720]=0;;IF([.$I720]&lt;[.$G720];IF([.$G720]&amp;&quot;-&quot;&amp;[.$I720]&lt;&gt;&quot;20-0&quot;;1;0);0))" office:value-type="float" office:value="0" calcext:value-type="float">
            <text:p>0</text:p>
          </table:table-cell>
          <table:table-cell table:style-name="ce54" table:formula="of:=IF([.$G720]+[.$I720]=0;;[.$I720])" office:value-type="float" office:value="0" calcext:value-type="float">
            <text:p>0</text:p>
          </table:table-cell>
          <table:table-cell table:style-name="ce54" table:formula="of:=IF([.$G720]+[.$I720]=0;;[.$G720])" office:value-type="float" office:value="0" calcext:value-type="float">
            <text:p>0</text:p>
          </table:table-cell>
          <table:table-cell table:style-name="ce70" table:formula="of:=IF([.$G720]+[.$I720]=0;;[.$I720]-[.$G720])" office:value-type="float" office:value="0" calcext:value-type="float">
            <text:p>+0</text:p>
          </table:table-cell>
          <table:table-cell table:style-name="ce77" table:formula="of:=IF([.$G720]+[.$I720]=0;&quot;(Vincente)&quot;;IF([.$G720]&gt;[.$I720];[.$B720];[.$C720]))" office:value-type="string" office:string-value="(Vincente)" calcext:value-type="string">
            <text:p>(Vincente)</text:p>
          </table:table-cell>
          <table:table-cell table:style-name="ce77" table:formula="of:=IF([.$G720]+[.$I720]=0;&quot;(Perdente)&quot;;IF([.$G720]&lt;[.$I720];[.$B720];[.$C7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21]=&quot;&quot;;&quot;&quot;;HYPERLINK(VLOOKUP([.B7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04785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9" table:default-cell-style-name="ce129"/>
        <table:table-column table:style-name="co17" table:default-cell-style-name="ce129"/>
        <table:table-column table:style-name="co30" table:default-cell-style-name="ce129"/>
        <table:table-column table:style-name="co31" table:number-columns-repeated="5" table:default-cell-style-name="ce129"/>
        <table:table-column table:style-name="co30" table:default-cell-style-name="ce129"/>
        <table:table-column table:style-name="co32" table:default-cell-style-name="ce140"/>
        <table:table-column table:style-name="co11" table:number-columns-repeated="2" table:default-cell-style-name="ce146"/>
        <table:table-column table:style-name="co10" table:default-cell-style-name="ce154"/>
        <table:table-row table:style-name="ro3">
          <table:table-cell table:style-name="ce156" table:formula="of:=constNomeCampionato&amp;&quot;&quot;" office:value-type="string" office:string-value="Campionato Italiano Basket" calcext:value-type="string" table:number-columns-spanned="13" table:number-rows-spanned="1">
            <text:p>Campionato Italiano Basket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style-name="ce176"/>
          <table:covered-table-cell table:style-name="ce162"/>
        </table:table-row>
        <table:table-row table:style-name="ro3">
          <table:table-cell table:style-name="ce156" table:formula="of:=constSezioneCampionato&amp;&quot;&quot;" office:value-type="string" office:string-value="Serie A1" calcext:value-type="string" table:number-columns-spanned="13" table:number-rows-spanned="1">
            <text:p>Serie A1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3">
          <table:table-cell table:style-name="ce156" table:formula="of:=constStagionaCampionato&amp;&quot;&quot;" office:value-type="string" office:string-value="Stagione 2000/2001" calcext:value-type="string" table:number-columns-spanned="13" table:number-rows-spanned="1">
            <text:p>Stagione 2000/2001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1">
          <table:table-cell table:number-columns-repeated="13"/>
        </table:table-row>
        <table:table-row table:style-name="ro1">
          <table:table-cell table:style-name="ce132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38"/>
          <table:covered-table-cell table:style-name="ce141"/>
          <table:covered-table-cell table:number-columns-repeated="2" table:style-name="ce148"/>
          <table:covered-table-cell table:style-name="ce155"/>
        </table:table-row>
        <table:table-row table:style-name="ro1">
          <table:table-cell table:number-columns-repeated="13"/>
        </table:table-row>
        <table:table-row table:style-name="ro1">
          <table:table-cell table:style-name="ce124" office:value-type="string" calcext:value-type="string" table:number-columns-spanned="1" table:number-rows-spanned="2">
            <text:p>P</text:p>
          </table:table-cell>
          <table:table-cell table:style-name="ce124" office:value-type="string" calcext:value-type="string" table:number-columns-spanned="1" table:number-rows-spanned="2">
            <text:p>Classifica</text:p>
          </table:table-cell>
          <table:table-cell table:style-name="ce124" office:value-type="string" calcext:value-type="string" table:number-columns-spanned="1" table:number-rows-spanned="2">
            <text:p>Pun</text:p>
          </table:table-cell>
          <table:table-cell table:style-name="ce124" office:value-type="string" calcext:value-type="string" table:number-columns-spanned="4" table:number-rows-spanned="1">
            <text:p>Partite</text:p>
          </table:table-cell>
          <table:covered-table-cell table:number-columns-repeated="3" table:style-name="ce125"/>
          <table:table-cell table:style-name="ce124" office:value-type="string" calcext:value-type="string" table:number-columns-spanned="3" table:number-rows-spanned="1">
            <text:p>Punti</text:p>
          </table:table-cell>
          <table:covered-table-cell table:style-name="ce125"/>
          <table:covered-table-cell table:style-name="ce134"/>
          <table:table-cell table:style-name="ce149" office:value-type="string" calcext:value-type="string" table:number-columns-spanned="3" table:number-rows-spanned="1">
            <text:p>Media</text:p>
          </table:table-cell>
          <table:covered-table-cell table:style-name="ce152"/>
          <table:covered-table-cell table:style-name="ce163"/>
        </table:table-row>
        <table:table-row table:style-name="ro1">
          <table:covered-table-cell table:number-columns-repeated="3" table:style-name="ce125"/>
          <table:table-cell table:style-name="ce125" office:value-type="string" calcext:value-type="string">
            <text:p>G</text:p>
          </table:table-cell>
          <table:table-cell table:style-name="ce125" office:value-type="string" calcext:value-type="string">
            <text:p>V</text:p>
          </table:table-cell>
          <table:table-cell table:style-name="ce125" office:value-type="string" calcext:value-type="string">
            <text:p>P</text:p>
          </table:table-cell>
          <table:table-cell table:style-name="ce125" office:value-type="string" calcext:value-type="string">
            <text:p>F</text:p>
          </table:table-cell>
          <table:table-cell table:style-name="ce125" office:value-type="string" calcext:value-type="string">
            <text:p>Fat</text:p>
          </table:table-cell>
          <table:table-cell table:style-name="ce125" office:value-type="string" calcext:value-type="string">
            <text:p>Sub</text:p>
          </table:table-cell>
          <table:table-cell table:style-name="ce134" office:value-type="string" calcext:value-type="string">
            <text:p>Dif</text:p>
          </table:table-cell>
          <table:table-cell table:style-name="ce152" office:value-type="string" calcext:value-type="string">
            <text:p>Fat</text:p>
          </table:table-cell>
          <table:table-cell table:style-name="ce152" office:value-type="string" calcext:value-type="string">
            <text:p>Sub</text:p>
          </table:table-cell>
          <table:table-cell table:style-name="ce163" office:value-type="string" calcext:value-type="string">
            <text:p>Dif</text:p>
          </table:table-cell>
        </table:table-row>
        <table:table-row table:style-name="ro1">
          <table:table-cell table:style-name="ce136" table:formula="of:=ROW()-8" office:value-type="float" office:value="1" calcext:value-type="float">
            <text:p>1</text:p>
          </table:table-cell>
          <table:table-cell table:style-name="ce136" table:formula="of:=VLOOKUP([.A9];areaCercaDatiPerPosizioneSquadre;2;0)" office:value-type="string" office:string-value="Kinder Virtus Bologna" calcext:value-type="string">
            <text:p>Kinder Virtus Bologna</text:p>
          </table:table-cell>
          <table:table-cell table:style-name="ce136" table:formula="of:=VLOOKUP([.A9];areaCercaDatiPerPosizioneSquadre;4;0)" office:value-type="float" office:value="2" calcext:value-type="float">
            <text:p>2</text:p>
          </table:table-cell>
          <table:table-cell table:style-name="ce136" table:formula="of:=VLOOKUP([.A9];areaCercaDatiPerPosizioneSquadre;5;0)" office:value-type="float" office:value="1" calcext:value-type="float">
            <text:p>1</text:p>
          </table:table-cell>
          <table:table-cell table:style-name="ce136" table:formula="of:=VLOOKUP([.A9];areaCercaDatiPerPosizioneSquadre;6;0)" office:value-type="float" office:value="1" calcext:value-type="float">
            <text:p>1</text:p>
          </table:table-cell>
          <table:table-cell table:style-name="ce136" table:formula="of:=VLOOKUP([.A9];areaCercaDatiPerPosizioneSquadre;7;0)" office:value-type="float" office:value="0" calcext:value-type="float">
            <text:p>0</text:p>
          </table:table-cell>
          <table:table-cell table:style-name="ce136" table:formula="of:=VLOOKUP([.A9];areaCercaDatiPerPosizioneSquadre;8;0)" office:value-type="float" office:value="0" calcext:value-type="float">
            <text:p>0</text:p>
          </table:table-cell>
          <table:table-cell table:style-name="ce136" table:formula="of:=VLOOKUP([.A9];areaCercaDatiPerPosizioneSquadre;9;0)" office:value-type="float" office:value="90" calcext:value-type="float">
            <text:p>90</text:p>
          </table:table-cell>
          <table:table-cell table:style-name="ce136" table:formula="of:=VLOOKUP([.A9];areaCercaDatiPerPosizioneSquadre;10;0)" office:value-type="float" office:value="51" calcext:value-type="float">
            <text:p>51</text:p>
          </table:table-cell>
          <table:table-cell table:style-name="ce143" table:formula="of:=VLOOKUP([.A9];areaCercaDatiPerPosizioneSquadre;11;0)" office:value-type="float" office:value="39" calcext:value-type="float">
            <text:p>+39</text:p>
          </table:table-cell>
          <table:table-cell table:style-name="ce151" table:formula="of:=VLOOKUP([.A9];areaCercaDatiPerPosizioneSquadre;12;0)" office:value-type="float" office:value="90" calcext:value-type="float">
            <text:p>90,00</text:p>
          </table:table-cell>
          <table:table-cell table:style-name="ce151" table:formula="of:=VLOOKUP([.A9];areaCercaDatiPerPosizioneSquadre;13;0)" office:value-type="float" office:value="51" calcext:value-type="float">
            <text:p>51,00</text:p>
          </table:table-cell>
          <table:table-cell table:style-name="ce158" table:formula="of:=VLOOKUP([.A9];areaCercaDatiPerPosizioneSquadre;14;0)" office:value-type="float" office:value="39" calcext:value-type="float">
            <text:p>+39,00</text:p>
          </table:table-cell>
        </table:table-row>
        <table:table-row table:style-name="ro1">
          <table:table-cell table:style-name="ce136" table:formula="of:=ROW()-8" office:value-type="float" office:value="2" calcext:value-type="float">
            <text:p>2</text:p>
          </table:table-cell>
          <table:table-cell table:style-name="ce136" table:formula="of:=VLOOKUP([.A10];areaCercaDatiPerPosizioneSquadre;2;0)" office:value-type="string" office:string-value="Scavolini Pesaro" calcext:value-type="string">
            <text:p>Scavolini Pesaro</text:p>
          </table:table-cell>
          <table:table-cell table:style-name="ce136" table:formula="of:=VLOOKUP([.A10];areaCercaDatiPerPosizioneSquadre;4;0)" office:value-type="float" office:value="2" calcext:value-type="float">
            <text:p>2</text:p>
          </table:table-cell>
          <table:table-cell table:style-name="ce136" table:formula="of:=VLOOKUP([.A10];areaCercaDatiPerPosizioneSquadre;5;0)" office:value-type="float" office:value="1" calcext:value-type="float">
            <text:p>1</text:p>
          </table:table-cell>
          <table:table-cell table:style-name="ce136" table:formula="of:=VLOOKUP([.A10];areaCercaDatiPerPosizioneSquadre;6;0)" office:value-type="float" office:value="1" calcext:value-type="float">
            <text:p>1</text:p>
          </table:table-cell>
          <table:table-cell table:style-name="ce136" table:formula="of:=VLOOKUP([.A10];areaCercaDatiPerPosizioneSquadre;7;0)" office:value-type="float" office:value="0" calcext:value-type="float">
            <text:p>0</text:p>
          </table:table-cell>
          <table:table-cell table:style-name="ce136" table:formula="of:=VLOOKUP([.A10];areaCercaDatiPerPosizioneSquadre;8;0)" office:value-type="float" office:value="0" calcext:value-type="float">
            <text:p>0</text:p>
          </table:table-cell>
          <table:table-cell table:style-name="ce136" table:formula="of:=VLOOKUP([.A10];areaCercaDatiPerPosizioneSquadre;9;0)" office:value-type="float" office:value="97" calcext:value-type="float">
            <text:p>97</text:p>
          </table:table-cell>
          <table:table-cell table:style-name="ce136" table:formula="of:=VLOOKUP([.A10];areaCercaDatiPerPosizioneSquadre;10;0)" office:value-type="float" office:value="62" calcext:value-type="float">
            <text:p>62</text:p>
          </table:table-cell>
          <table:table-cell table:style-name="ce143" table:formula="of:=VLOOKUP([.A10];areaCercaDatiPerPosizioneSquadre;11;0)" office:value-type="float" office:value="35" calcext:value-type="float">
            <text:p>+35</text:p>
          </table:table-cell>
          <table:table-cell table:style-name="ce151" table:formula="of:=VLOOKUP([.A10];areaCercaDatiPerPosizioneSquadre;12;0)" office:value-type="float" office:value="97" calcext:value-type="float">
            <text:p>97,00</text:p>
          </table:table-cell>
          <table:table-cell table:style-name="ce151" table:formula="of:=VLOOKUP([.A10];areaCercaDatiPerPosizioneSquadre;13;0)" office:value-type="float" office:value="62" calcext:value-type="float">
            <text:p>62,00</text:p>
          </table:table-cell>
          <table:table-cell table:style-name="ce158" table:formula="of:=VLOOKUP([.A10];areaCercaDatiPerPosizioneSquadre;14;0)" office:value-type="float" office:value="35" calcext:value-type="float">
            <text:p>+35,00</text:p>
          </table:table-cell>
        </table:table-row>
        <table:table-row table:style-name="ro1">
          <table:table-cell table:style-name="ce136" table:formula="of:=ROW()-8" office:value-type="float" office:value="3" calcext:value-type="float">
            <text:p>3</text:p>
          </table:table-cell>
          <table:table-cell table:style-name="ce136" table:formula="of:=VLOOKUP([.A11];areaCercaDatiPerPosizioneSquadre;2;0)" office:value-type="string" office:string-value="Benetton Treviso" calcext:value-type="string">
            <text:p>Benetton Treviso</text:p>
          </table:table-cell>
          <table:table-cell table:style-name="ce136" table:formula="of:=VLOOKUP([.A11];areaCercaDatiPerPosizioneSquadre;4;0)" office:value-type="float" office:value="2" calcext:value-type="float">
            <text:p>2</text:p>
          </table:table-cell>
          <table:table-cell table:style-name="ce136" table:formula="of:=VLOOKUP([.A11];areaCercaDatiPerPosizioneSquadre;5;0)" office:value-type="float" office:value="1" calcext:value-type="float">
            <text:p>1</text:p>
          </table:table-cell>
          <table:table-cell table:style-name="ce136" table:formula="of:=VLOOKUP([.A11];areaCercaDatiPerPosizioneSquadre;6;0)" office:value-type="float" office:value="1" calcext:value-type="float">
            <text:p>1</text:p>
          </table:table-cell>
          <table:table-cell table:style-name="ce136" table:formula="of:=VLOOKUP([.A11];areaCercaDatiPerPosizioneSquadre;7;0)" office:value-type="float" office:value="0" calcext:value-type="float">
            <text:p>0</text:p>
          </table:table-cell>
          <table:table-cell table:style-name="ce136" table:formula="of:=VLOOKUP([.A11];areaCercaDatiPerPosizioneSquadre;8;0)" office:value-type="float" office:value="0" calcext:value-type="float">
            <text:p>0</text:p>
          </table:table-cell>
          <table:table-cell table:style-name="ce136" table:formula="of:=VLOOKUP([.A11];areaCercaDatiPerPosizioneSquadre;9;0)" office:value-type="float" office:value="100" calcext:value-type="float">
            <text:p>100</text:p>
          </table:table-cell>
          <table:table-cell table:style-name="ce136" table:formula="of:=VLOOKUP([.A11];areaCercaDatiPerPosizioneSquadre;10;0)" office:value-type="float" office:value="71" calcext:value-type="float">
            <text:p>71</text:p>
          </table:table-cell>
          <table:table-cell table:style-name="ce143" table:formula="of:=VLOOKUP([.A11];areaCercaDatiPerPosizioneSquadre;11;0)" office:value-type="float" office:value="29" calcext:value-type="float">
            <text:p>+29</text:p>
          </table:table-cell>
          <table:table-cell table:style-name="ce151" table:formula="of:=VLOOKUP([.A11];areaCercaDatiPerPosizioneSquadre;12;0)" office:value-type="float" office:value="100" calcext:value-type="float">
            <text:p>100,00</text:p>
          </table:table-cell>
          <table:table-cell table:style-name="ce151" table:formula="of:=VLOOKUP([.A11];areaCercaDatiPerPosizioneSquadre;13;0)" office:value-type="float" office:value="71" calcext:value-type="float">
            <text:p>71,00</text:p>
          </table:table-cell>
          <table:table-cell table:style-name="ce158" table:formula="of:=VLOOKUP([.A11];areaCercaDatiPerPosizioneSquadre;14;0)" office:value-type="float" office:value="29" calcext:value-type="float">
            <text:p>+29,00</text:p>
          </table:table-cell>
        </table:table-row>
        <table:table-row table:style-name="ro1">
          <table:table-cell table:style-name="ce136" table:formula="of:=ROW()-8" office:value-type="float" office:value="4" calcext:value-type="float">
            <text:p>4</text:p>
          </table:table-cell>
          <table:table-cell table:style-name="ce136" table:formula="of:=VLOOKUP([.A12];areaCercaDatiPerPosizioneSquadre;2;0)" office:value-type="string" office:string-value="Cordivari Roseto" calcext:value-type="string">
            <text:p>Cordivari Roseto</text:p>
          </table:table-cell>
          <table:table-cell table:style-name="ce136" table:formula="of:=VLOOKUP([.A12];areaCercaDatiPerPosizioneSquadre;4;0)" office:value-type="float" office:value="2" calcext:value-type="float">
            <text:p>2</text:p>
          </table:table-cell>
          <table:table-cell table:style-name="ce136" table:formula="of:=VLOOKUP([.A12];areaCercaDatiPerPosizioneSquadre;5;0)" office:value-type="float" office:value="1" calcext:value-type="float">
            <text:p>1</text:p>
          </table:table-cell>
          <table:table-cell table:style-name="ce136" table:formula="of:=VLOOKUP([.A12];areaCercaDatiPerPosizioneSquadre;6;0)" office:value-type="float" office:value="1" calcext:value-type="float">
            <text:p>1</text:p>
          </table:table-cell>
          <table:table-cell table:style-name="ce136" table:formula="of:=VLOOKUP([.A12];areaCercaDatiPerPosizioneSquadre;7;0)" office:value-type="float" office:value="0" calcext:value-type="float">
            <text:p>0</text:p>
          </table:table-cell>
          <table:table-cell table:style-name="ce136" table:formula="of:=VLOOKUP([.A12];areaCercaDatiPerPosizioneSquadre;8;0)" office:value-type="float" office:value="0" calcext:value-type="float">
            <text:p>0</text:p>
          </table:table-cell>
          <table:table-cell table:style-name="ce136" table:formula="of:=VLOOKUP([.A12];areaCercaDatiPerPosizioneSquadre;9;0)" office:value-type="float" office:value="84" calcext:value-type="float">
            <text:p>84</text:p>
          </table:table-cell>
          <table:table-cell table:style-name="ce136" table:formula="of:=VLOOKUP([.A12];areaCercaDatiPerPosizioneSquadre;10;0)" office:value-type="float" office:value="61" calcext:value-type="float">
            <text:p>61</text:p>
          </table:table-cell>
          <table:table-cell table:style-name="ce143" table:formula="of:=VLOOKUP([.A12];areaCercaDatiPerPosizioneSquadre;11;0)" office:value-type="float" office:value="23" calcext:value-type="float">
            <text:p>+23</text:p>
          </table:table-cell>
          <table:table-cell table:style-name="ce151" table:formula="of:=VLOOKUP([.A12];areaCercaDatiPerPosizioneSquadre;12;0)" office:value-type="float" office:value="84" calcext:value-type="float">
            <text:p>84,00</text:p>
          </table:table-cell>
          <table:table-cell table:style-name="ce151" table:formula="of:=VLOOKUP([.A12];areaCercaDatiPerPosizioneSquadre;13;0)" office:value-type="float" office:value="61" calcext:value-type="float">
            <text:p>61,00</text:p>
          </table:table-cell>
          <table:table-cell table:style-name="ce158" table:formula="of:=VLOOKUP([.A12];areaCercaDatiPerPosizioneSquadre;14;0)" office:value-type="float" office:value="23" calcext:value-type="float">
            <text:p>+23,00</text:p>
          </table:table-cell>
        </table:table-row>
        <table:table-row table:style-name="ro1">
          <table:table-cell table:style-name="ce136" table:formula="of:=ROW()-8" office:value-type="float" office:value="5" calcext:value-type="float">
            <text:p>5</text:p>
          </table:table-cell>
          <table:table-cell table:style-name="ce136" table:formula="of:=VLOOKUP([.A13];areaCercaDatiPerPosizioneSquadre;2;0)" office:value-type="string" office:string-value="Paf Fortitudo Bologna" calcext:value-type="string">
            <text:p>Paf Fortitudo Bologna</text:p>
          </table:table-cell>
          <table:table-cell table:style-name="ce136" table:formula="of:=VLOOKUP([.A13];areaCercaDatiPerPosizioneSquadre;4;0)" office:value-type="float" office:value="2" calcext:value-type="float">
            <text:p>2</text:p>
          </table:table-cell>
          <table:table-cell table:style-name="ce136" table:formula="of:=VLOOKUP([.A13];areaCercaDatiPerPosizioneSquadre;5;0)" office:value-type="float" office:value="1" calcext:value-type="float">
            <text:p>1</text:p>
          </table:table-cell>
          <table:table-cell table:style-name="ce136" table:formula="of:=VLOOKUP([.A13];areaCercaDatiPerPosizioneSquadre;6;0)" office:value-type="float" office:value="1" calcext:value-type="float">
            <text:p>1</text:p>
          </table:table-cell>
          <table:table-cell table:style-name="ce136" table:formula="of:=VLOOKUP([.A13];areaCercaDatiPerPosizioneSquadre;7;0)" office:value-type="float" office:value="0" calcext:value-type="float">
            <text:p>0</text:p>
          </table:table-cell>
          <table:table-cell table:style-name="ce136" table:formula="of:=VLOOKUP([.A13];areaCercaDatiPerPosizioneSquadre;8;0)" office:value-type="float" office:value="0" calcext:value-type="float">
            <text:p>0</text:p>
          </table:table-cell>
          <table:table-cell table:style-name="ce136" table:formula="of:=VLOOKUP([.A13];areaCercaDatiPerPosizioneSquadre;9;0)" office:value-type="float" office:value="80" calcext:value-type="float">
            <text:p>80</text:p>
          </table:table-cell>
          <table:table-cell table:style-name="ce136" table:formula="of:=VLOOKUP([.A13];areaCercaDatiPerPosizioneSquadre;10;0)" office:value-type="float" office:value="62" calcext:value-type="float">
            <text:p>62</text:p>
          </table:table-cell>
          <table:table-cell table:style-name="ce143" table:formula="of:=VLOOKUP([.A13];areaCercaDatiPerPosizioneSquadre;11;0)" office:value-type="float" office:value="18" calcext:value-type="float">
            <text:p>+18</text:p>
          </table:table-cell>
          <table:table-cell table:style-name="ce151" table:formula="of:=VLOOKUP([.A13];areaCercaDatiPerPosizioneSquadre;12;0)" office:value-type="float" office:value="80" calcext:value-type="float">
            <text:p>80,00</text:p>
          </table:table-cell>
          <table:table-cell table:style-name="ce151" table:formula="of:=VLOOKUP([.A13];areaCercaDatiPerPosizioneSquadre;13;0)" office:value-type="float" office:value="62" calcext:value-type="float">
            <text:p>62,00</text:p>
          </table:table-cell>
          <table:table-cell table:style-name="ce158" table:formula="of:=VLOOKUP([.A13];areaCercaDatiPerPosizioneSquadre;14;0)" office:value-type="float" office:value="18" calcext:value-type="float">
            <text:p>+18,00</text:p>
          </table:table-cell>
        </table:table-row>
        <table:table-row table:style-name="ro1">
          <table:table-cell table:style-name="ce136" table:formula="of:=ROW()-8" office:value-type="float" office:value="6" calcext:value-type="float">
            <text:p>6</text:p>
          </table:table-cell>
          <table:table-cell table:style-name="ce136" table:formula="of:=VLOOKUP([.A14];areaCercaDatiPerPosizioneSquadre;2;0)" office:value-type="string" office:string-value="BingoSNAI Montecatini" calcext:value-type="string">
            <text:p>BingoSNAI Montecatini</text:p>
          </table:table-cell>
          <table:table-cell table:style-name="ce136" table:formula="of:=VLOOKUP([.A14];areaCercaDatiPerPosizioneSquadre;4;0)" office:value-type="float" office:value="2" calcext:value-type="float">
            <text:p>2</text:p>
          </table:table-cell>
          <table:table-cell table:style-name="ce136" table:formula="of:=VLOOKUP([.A14];areaCercaDatiPerPosizioneSquadre;5;0)" office:value-type="float" office:value="1" calcext:value-type="float">
            <text:p>1</text:p>
          </table:table-cell>
          <table:table-cell table:style-name="ce136" table:formula="of:=VLOOKUP([.A14];areaCercaDatiPerPosizioneSquadre;6;0)" office:value-type="float" office:value="1" calcext:value-type="float">
            <text:p>1</text:p>
          </table:table-cell>
          <table:table-cell table:style-name="ce136" table:formula="of:=VLOOKUP([.A14];areaCercaDatiPerPosizioneSquadre;7;0)" office:value-type="float" office:value="0" calcext:value-type="float">
            <text:p>0</text:p>
          </table:table-cell>
          <table:table-cell table:style-name="ce136" table:formula="of:=VLOOKUP([.A14];areaCercaDatiPerPosizioneSquadre;8;0)" office:value-type="float" office:value="0" calcext:value-type="float">
            <text:p>0</text:p>
          </table:table-cell>
          <table:table-cell table:style-name="ce136" table:formula="of:=VLOOKUP([.A14];areaCercaDatiPerPosizioneSquadre;9;0)" office:value-type="float" office:value="100" calcext:value-type="float">
            <text:p>100</text:p>
          </table:table-cell>
          <table:table-cell table:style-name="ce136" table:formula="of:=VLOOKUP([.A14];areaCercaDatiPerPosizioneSquadre;10;0)" office:value-type="float" office:value="86" calcext:value-type="float">
            <text:p>86</text:p>
          </table:table-cell>
          <table:table-cell table:style-name="ce143" table:formula="of:=VLOOKUP([.A14];areaCercaDatiPerPosizioneSquadre;11;0)" office:value-type="float" office:value="14" calcext:value-type="float">
            <text:p>+14</text:p>
          </table:table-cell>
          <table:table-cell table:style-name="ce151" table:formula="of:=VLOOKUP([.A14];areaCercaDatiPerPosizioneSquadre;12;0)" office:value-type="float" office:value="100" calcext:value-type="float">
            <text:p>100,00</text:p>
          </table:table-cell>
          <table:table-cell table:style-name="ce151" table:formula="of:=VLOOKUP([.A14];areaCercaDatiPerPosizioneSquadre;13;0)" office:value-type="float" office:value="86" calcext:value-type="float">
            <text:p>86,00</text:p>
          </table:table-cell>
          <table:table-cell table:style-name="ce158" table:formula="of:=VLOOKUP([.A14];areaCercaDatiPerPosizioneSquadre;14;0)" office:value-type="float" office:value="14" calcext:value-type="float">
            <text:p>+14,00</text:p>
          </table:table-cell>
        </table:table-row>
        <table:table-row table:style-name="ro1">
          <table:table-cell table:style-name="ce136" table:formula="of:=ROW()-8" office:value-type="float" office:value="7" calcext:value-type="float">
            <text:p>7</text:p>
          </table:table-cell>
          <table:table-cell table:style-name="ce136" table:formula="of:=VLOOKUP([.A15];areaCercaDatiPerPosizioneSquadre;2;0)" office:value-type="string" office:string-value="Muller Verona" calcext:value-type="string">
            <text:p>Muller Verona</text:p>
          </table:table-cell>
          <table:table-cell table:style-name="ce136" table:formula="of:=VLOOKUP([.A15];areaCercaDatiPerPosizioneSquadre;4;0)" office:value-type="float" office:value="2" calcext:value-type="float">
            <text:p>2</text:p>
          </table:table-cell>
          <table:table-cell table:style-name="ce136" table:formula="of:=VLOOKUP([.A15];areaCercaDatiPerPosizioneSquadre;5;0)" office:value-type="float" office:value="1" calcext:value-type="float">
            <text:p>1</text:p>
          </table:table-cell>
          <table:table-cell table:style-name="ce136" table:formula="of:=VLOOKUP([.A15];areaCercaDatiPerPosizioneSquadre;6;0)" office:value-type="float" office:value="1" calcext:value-type="float">
            <text:p>1</text:p>
          </table:table-cell>
          <table:table-cell table:style-name="ce136" table:formula="of:=VLOOKUP([.A15];areaCercaDatiPerPosizioneSquadre;7;0)" office:value-type="float" office:value="0" calcext:value-type="float">
            <text:p>0</text:p>
          </table:table-cell>
          <table:table-cell table:style-name="ce136" table:formula="of:=VLOOKUP([.A15];areaCercaDatiPerPosizioneSquadre;8;0)" office:value-type="float" office:value="0" calcext:value-type="float">
            <text:p>0</text:p>
          </table:table-cell>
          <table:table-cell table:style-name="ce136" table:formula="of:=VLOOKUP([.A15];areaCercaDatiPerPosizioneSquadre;9;0)" office:value-type="float" office:value="90" calcext:value-type="float">
            <text:p>90</text:p>
          </table:table-cell>
          <table:table-cell table:style-name="ce136" table:formula="of:=VLOOKUP([.A15];areaCercaDatiPerPosizioneSquadre;10;0)" office:value-type="float" office:value="79" calcext:value-type="float">
            <text:p>79</text:p>
          </table:table-cell>
          <table:table-cell table:style-name="ce143" table:formula="of:=VLOOKUP([.A15];areaCercaDatiPerPosizioneSquadre;11;0)" office:value-type="float" office:value="11" calcext:value-type="float">
            <text:p>+11</text:p>
          </table:table-cell>
          <table:table-cell table:style-name="ce151" table:formula="of:=VLOOKUP([.A15];areaCercaDatiPerPosizioneSquadre;12;0)" office:value-type="float" office:value="90" calcext:value-type="float">
            <text:p>90,00</text:p>
          </table:table-cell>
          <table:table-cell table:style-name="ce151" table:formula="of:=VLOOKUP([.A15];areaCercaDatiPerPosizioneSquadre;13;0)" office:value-type="float" office:value="79" calcext:value-type="float">
            <text:p>79,00</text:p>
          </table:table-cell>
          <table:table-cell table:style-name="ce158" table:formula="of:=VLOOKUP([.A15];areaCercaDatiPerPosizioneSquadre;14;0)" office:value-type="float" office:value="11" calcext:value-type="float">
            <text:p>+11,00</text:p>
          </table:table-cell>
        </table:table-row>
        <table:table-row table:style-name="ro1">
          <table:table-cell table:style-name="ce136" table:formula="of:=ROW()-8" office:value-type="float" office:value="8" calcext:value-type="float">
            <text:p>8</text:p>
          </table:table-cell>
          <table:table-cell table:style-name="ce136" table:formula="of:=VLOOKUP([.A16];areaCercaDatiPerPosizioneSquadre;2;0)" office:value-type="string" office:string-value="Viola Reggio Calabria" calcext:value-type="string">
            <text:p>Viola Reggio Calabria</text:p>
          </table:table-cell>
          <table:table-cell table:style-name="ce136" table:formula="of:=VLOOKUP([.A16];areaCercaDatiPerPosizioneSquadre;4;0)" office:value-type="float" office:value="2" calcext:value-type="float">
            <text:p>2</text:p>
          </table:table-cell>
          <table:table-cell table:style-name="ce136" table:formula="of:=VLOOKUP([.A16];areaCercaDatiPerPosizioneSquadre;5;0)" office:value-type="float" office:value="1" calcext:value-type="float">
            <text:p>1</text:p>
          </table:table-cell>
          <table:table-cell table:style-name="ce136" table:formula="of:=VLOOKUP([.A16];areaCercaDatiPerPosizioneSquadre;6;0)" office:value-type="float" office:value="1" calcext:value-type="float">
            <text:p>1</text:p>
          </table:table-cell>
          <table:table-cell table:style-name="ce136" table:formula="of:=VLOOKUP([.A16];areaCercaDatiPerPosizioneSquadre;7;0)" office:value-type="float" office:value="0" calcext:value-type="float">
            <text:p>0</text:p>
          </table:table-cell>
          <table:table-cell table:style-name="ce136" table:formula="of:=VLOOKUP([.A16];areaCercaDatiPerPosizioneSquadre;8;0)" office:value-type="float" office:value="0" calcext:value-type="float">
            <text:p>0</text:p>
          </table:table-cell>
          <table:table-cell table:style-name="ce136" table:formula="of:=VLOOKUP([.A16];areaCercaDatiPerPosizioneSquadre;9;0)" office:value-type="float" office:value="101" calcext:value-type="float">
            <text:p>101</text:p>
          </table:table-cell>
          <table:table-cell table:style-name="ce136" table:formula="of:=VLOOKUP([.A16];areaCercaDatiPerPosizioneSquadre;10;0)" office:value-type="float" office:value="96" calcext:value-type="float">
            <text:p>96</text:p>
          </table:table-cell>
          <table:table-cell table:style-name="ce143" table:formula="of:=VLOOKUP([.A16];areaCercaDatiPerPosizioneSquadre;11;0)" office:value-type="float" office:value="5" calcext:value-type="float">
            <text:p>+5</text:p>
          </table:table-cell>
          <table:table-cell table:style-name="ce151" table:formula="of:=VLOOKUP([.A16];areaCercaDatiPerPosizioneSquadre;12;0)" office:value-type="float" office:value="101" calcext:value-type="float">
            <text:p>101,00</text:p>
          </table:table-cell>
          <table:table-cell table:style-name="ce151" table:formula="of:=VLOOKUP([.A16];areaCercaDatiPerPosizioneSquadre;13;0)" office:value-type="float" office:value="96" calcext:value-type="float">
            <text:p>96,00</text:p>
          </table:table-cell>
          <table:table-cell table:style-name="ce158" table:formula="of:=VLOOKUP([.A16];areaCercaDatiPerPosizioneSquadre;14;0)" office:value-type="float" office:value="5" calcext:value-type="float">
            <text:p>+5,00</text:p>
          </table:table-cell>
        </table:table-row>
        <table:table-row table:style-name="ro1">
          <table:table-cell table:style-name="ce136" table:formula="of:=ROW()-8" office:value-type="float" office:value="9" calcext:value-type="float">
            <text:p>9</text:p>
          </table:table-cell>
          <table:table-cell table:style-name="ce136" table:formula="of:=VLOOKUP([.A17];areaCercaDatiPerPosizioneSquadre;2;0)" office:value-type="string" office:string-value="Vip Rimini" calcext:value-type="string">
            <text:p>Vip Rimini</text:p>
          </table:table-cell>
          <table:table-cell table:style-name="ce136" table:formula="of:=VLOOKUP([.A17];areaCercaDatiPerPosizioneSquadre;4;0)" office:value-type="float" office:value="2" calcext:value-type="float">
            <text:p>2</text:p>
          </table:table-cell>
          <table:table-cell table:style-name="ce136" table:formula="of:=VLOOKUP([.A17];areaCercaDatiPerPosizioneSquadre;5;0)" office:value-type="float" office:value="1" calcext:value-type="float">
            <text:p>1</text:p>
          </table:table-cell>
          <table:table-cell table:style-name="ce136" table:formula="of:=VLOOKUP([.A17];areaCercaDatiPerPosizioneSquadre;6;0)" office:value-type="float" office:value="1" calcext:value-type="float">
            <text:p>1</text:p>
          </table:table-cell>
          <table:table-cell table:style-name="ce136" table:formula="of:=VLOOKUP([.A17];areaCercaDatiPerPosizioneSquadre;7;0)" office:value-type="float" office:value="0" calcext:value-type="float">
            <text:p>0</text:p>
          </table:table-cell>
          <table:table-cell table:style-name="ce136" table:formula="of:=VLOOKUP([.A17];areaCercaDatiPerPosizioneSquadre;8;0)" office:value-type="float" office:value="0" calcext:value-type="float">
            <text:p>0</text:p>
          </table:table-cell>
          <table:table-cell table:style-name="ce136" table:formula="of:=VLOOKUP([.A17];areaCercaDatiPerPosizioneSquadre;9;0)" office:value-type="float" office:value="89" calcext:value-type="float">
            <text:p>89</text:p>
          </table:table-cell>
          <table:table-cell table:style-name="ce136" table:formula="of:=VLOOKUP([.A17];areaCercaDatiPerPosizioneSquadre;10;0)" office:value-type="float" office:value="86" calcext:value-type="float">
            <text:p>86</text:p>
          </table:table-cell>
          <table:table-cell table:style-name="ce143" table:formula="of:=VLOOKUP([.A17];areaCercaDatiPerPosizioneSquadre;11;0)" office:value-type="float" office:value="3" calcext:value-type="float">
            <text:p>+3</text:p>
          </table:table-cell>
          <table:table-cell table:style-name="ce151" table:formula="of:=VLOOKUP([.A17];areaCercaDatiPerPosizioneSquadre;12;0)" office:value-type="float" office:value="89" calcext:value-type="float">
            <text:p>89,00</text:p>
          </table:table-cell>
          <table:table-cell table:style-name="ce151" table:formula="of:=VLOOKUP([.A17];areaCercaDatiPerPosizioneSquadre;13;0)" office:value-type="float" office:value="86" calcext:value-type="float">
            <text:p>86,00</text:p>
          </table:table-cell>
          <table:table-cell table:style-name="ce158" table:formula="of:=VLOOKUP([.A17];areaCercaDatiPerPosizioneSquadre;14;0)" office:value-type="float" office:value="3" calcext:value-type="float">
            <text:p>+3,00</text:p>
          </table:table-cell>
        </table:table-row>
        <table:table-row table:style-name="ro1">
          <table:table-cell table:style-name="ce136" table:formula="of:=ROW()-8" office:value-type="float" office:value="10" calcext:value-type="float">
            <text:p>10</text:p>
          </table:table-cell>
          <table:table-cell table:style-name="ce136" table:formula="of:=VLOOKUP([.A18];areaCercaDatiPerPosizioneSquadre;2;0)" office:value-type="string" office:string-value="Snaidero Udine" calcext:value-type="string">
            <text:p>Snaidero Udine</text:p>
          </table:table-cell>
          <table:table-cell table:style-name="ce136" table:formula="of:=VLOOKUP([.A18];areaCercaDatiPerPosizioneSquadre;4;0)" office:value-type="float" office:value="0" calcext:value-type="float">
            <text:p>0</text:p>
          </table:table-cell>
          <table:table-cell table:style-name="ce136" table:formula="of:=VLOOKUP([.A18];areaCercaDatiPerPosizioneSquadre;5;0)" office:value-type="float" office:value="1" calcext:value-type="float">
            <text:p>1</text:p>
          </table:table-cell>
          <table:table-cell table:style-name="ce136" table:formula="of:=VLOOKUP([.A18];areaCercaDatiPerPosizioneSquadre;6;0)" office:value-type="float" office:value="0" calcext:value-type="float">
            <text:p>0</text:p>
          </table:table-cell>
          <table:table-cell table:style-name="ce136" table:formula="of:=VLOOKUP([.A18];areaCercaDatiPerPosizioneSquadre;7;0)" office:value-type="float" office:value="1" calcext:value-type="float">
            <text:p>1</text:p>
          </table:table-cell>
          <table:table-cell table:style-name="ce136" table:formula="of:=VLOOKUP([.A18];areaCercaDatiPerPosizioneSquadre;8;0)" office:value-type="float" office:value="0" calcext:value-type="float">
            <text:p>0</text:p>
          </table:table-cell>
          <table:table-cell table:style-name="ce136" table:formula="of:=VLOOKUP([.A18];areaCercaDatiPerPosizioneSquadre;9;0)" office:value-type="float" office:value="86" calcext:value-type="float">
            <text:p>86</text:p>
          </table:table-cell>
          <table:table-cell table:style-name="ce136" table:formula="of:=VLOOKUP([.A18];areaCercaDatiPerPosizioneSquadre;10;0)" office:value-type="float" office:value="89" calcext:value-type="float">
            <text:p>89</text:p>
          </table:table-cell>
          <table:table-cell table:style-name="ce143" table:formula="of:=VLOOKUP([.A18];areaCercaDatiPerPosizioneSquadre;11;0)" office:value-type="float" office:value="-3" calcext:value-type="float">
            <text:p>-3</text:p>
          </table:table-cell>
          <table:table-cell table:style-name="ce151" table:formula="of:=VLOOKUP([.A18];areaCercaDatiPerPosizioneSquadre;12;0)" office:value-type="float" office:value="86" calcext:value-type="float">
            <text:p>86,00</text:p>
          </table:table-cell>
          <table:table-cell table:style-name="ce151" table:formula="of:=VLOOKUP([.A18];areaCercaDatiPerPosizioneSquadre;13;0)" office:value-type="float" office:value="89" calcext:value-type="float">
            <text:p>89,00</text:p>
          </table:table-cell>
          <table:table-cell table:style-name="ce158" table:formula="of:=VLOOKUP([.A18];areaCercaDatiPerPosizioneSquadre;14;0)" office:value-type="float" office:value="-3" calcext:value-type="float">
            <text:p>-3,00</text:p>
          </table:table-cell>
        </table:table-row>
        <table:table-row table:style-name="ro1">
          <table:table-cell table:style-name="ce136" table:formula="of:=ROW()-8" office:value-type="float" office:value="11" calcext:value-type="float">
            <text:p>11</text:p>
          </table:table-cell>
          <table:table-cell table:style-name="ce136" table:formula="of:=VLOOKUP([.A19];areaCercaDatiPerPosizioneSquadre;2;0)" office:value-type="string" office:string-value="De Vizia Avellino" calcext:value-type="string">
            <text:p>De Vizia Avellino</text:p>
          </table:table-cell>
          <table:table-cell table:style-name="ce136" table:formula="of:=VLOOKUP([.A19];areaCercaDatiPerPosizioneSquadre;4;0)" office:value-type="float" office:value="0" calcext:value-type="float">
            <text:p>0</text:p>
          </table:table-cell>
          <table:table-cell table:style-name="ce136" table:formula="of:=VLOOKUP([.A19];areaCercaDatiPerPosizioneSquadre;5;0)" office:value-type="float" office:value="1" calcext:value-type="float">
            <text:p>1</text:p>
          </table:table-cell>
          <table:table-cell table:style-name="ce136" table:formula="of:=VLOOKUP([.A19];areaCercaDatiPerPosizioneSquadre;6;0)" office:value-type="float" office:value="0" calcext:value-type="float">
            <text:p>0</text:p>
          </table:table-cell>
          <table:table-cell table:style-name="ce136" table:formula="of:=VLOOKUP([.A19];areaCercaDatiPerPosizioneSquadre;7;0)" office:value-type="float" office:value="1" calcext:value-type="float">
            <text:p>1</text:p>
          </table:table-cell>
          <table:table-cell table:style-name="ce136" table:formula="of:=VLOOKUP([.A19];areaCercaDatiPerPosizioneSquadre;8;0)" office:value-type="float" office:value="0" calcext:value-type="float">
            <text:p>0</text:p>
          </table:table-cell>
          <table:table-cell table:style-name="ce136" table:formula="of:=VLOOKUP([.A19];areaCercaDatiPerPosizioneSquadre;9;0)" office:value-type="float" office:value="96" calcext:value-type="float">
            <text:p>96</text:p>
          </table:table-cell>
          <table:table-cell table:style-name="ce136" table:formula="of:=VLOOKUP([.A19];areaCercaDatiPerPosizioneSquadre;10;0)" office:value-type="float" office:value="101" calcext:value-type="float">
            <text:p>101</text:p>
          </table:table-cell>
          <table:table-cell table:style-name="ce143" table:formula="of:=VLOOKUP([.A19];areaCercaDatiPerPosizioneSquadre;11;0)" office:value-type="float" office:value="-5" calcext:value-type="float">
            <text:p>-5</text:p>
          </table:table-cell>
          <table:table-cell table:style-name="ce151" table:formula="of:=VLOOKUP([.A19];areaCercaDatiPerPosizioneSquadre;12;0)" office:value-type="float" office:value="96" calcext:value-type="float">
            <text:p>96,00</text:p>
          </table:table-cell>
          <table:table-cell table:style-name="ce151" table:formula="of:=VLOOKUP([.A19];areaCercaDatiPerPosizioneSquadre;13;0)" office:value-type="float" office:value="101" calcext:value-type="float">
            <text:p>101,00</text:p>
          </table:table-cell>
          <table:table-cell table:style-name="ce158" table:formula="of:=VLOOKUP([.A19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136" table:formula="of:=ROW()-8" office:value-type="float" office:value="12" calcext:value-type="float">
            <text:p>12</text:p>
          </table:table-cell>
          <table:table-cell table:style-name="ce136" table:formula="of:=VLOOKUP([.A20];areaCercaDatiPerPosizioneSquadre;2;0)" office:value-type="string" office:string-value="Telit Trieste" calcext:value-type="string">
            <text:p>Telit Trieste</text:p>
          </table:table-cell>
          <table:table-cell table:style-name="ce136" table:formula="of:=VLOOKUP([.A20];areaCercaDatiPerPosizioneSquadre;4;0)" office:value-type="float" office:value="0" calcext:value-type="float">
            <text:p>0</text:p>
          </table:table-cell>
          <table:table-cell table:style-name="ce136" table:formula="of:=VLOOKUP([.A20];areaCercaDatiPerPosizioneSquadre;5;0)" office:value-type="float" office:value="1" calcext:value-type="float">
            <text:p>1</text:p>
          </table:table-cell>
          <table:table-cell table:style-name="ce136" table:formula="of:=VLOOKUP([.A20];areaCercaDatiPerPosizioneSquadre;6;0)" office:value-type="float" office:value="0" calcext:value-type="float">
            <text:p>0</text:p>
          </table:table-cell>
          <table:table-cell table:style-name="ce136" table:formula="of:=VLOOKUP([.A20];areaCercaDatiPerPosizioneSquadre;7;0)" office:value-type="float" office:value="1" calcext:value-type="float">
            <text:p>1</text:p>
          </table:table-cell>
          <table:table-cell table:style-name="ce136" table:formula="of:=VLOOKUP([.A20];areaCercaDatiPerPosizioneSquadre;8;0)" office:value-type="float" office:value="0" calcext:value-type="float">
            <text:p>0</text:p>
          </table:table-cell>
          <table:table-cell table:style-name="ce136" table:formula="of:=VLOOKUP([.A20];areaCercaDatiPerPosizioneSquadre;9;0)" office:value-type="float" office:value="79" calcext:value-type="float">
            <text:p>79</text:p>
          </table:table-cell>
          <table:table-cell table:style-name="ce136" table:formula="of:=VLOOKUP([.A20];areaCercaDatiPerPosizioneSquadre;10;0)" office:value-type="float" office:value="90" calcext:value-type="float">
            <text:p>90</text:p>
          </table:table-cell>
          <table:table-cell table:style-name="ce143" table:formula="of:=VLOOKUP([.A20];areaCercaDatiPerPosizioneSquadre;11;0)" office:value-type="float" office:value="-11" calcext:value-type="float">
            <text:p>-11</text:p>
          </table:table-cell>
          <table:table-cell table:style-name="ce151" table:formula="of:=VLOOKUP([.A20];areaCercaDatiPerPosizioneSquadre;12;0)" office:value-type="float" office:value="79" calcext:value-type="float">
            <text:p>79,00</text:p>
          </table:table-cell>
          <table:table-cell table:style-name="ce151" table:formula="of:=VLOOKUP([.A20];areaCercaDatiPerPosizioneSquadre;13;0)" office:value-type="float" office:value="90" calcext:value-type="float">
            <text:p>90,00</text:p>
          </table:table-cell>
          <table:table-cell table:style-name="ce158" table:formula="of:=VLOOKUP([.A20];areaCercaDatiPerPosizioneSquadre;14;0)" office:value-type="float" office:value="-11" calcext:value-type="float">
            <text:p>-11,00</text:p>
          </table:table-cell>
        </table:table-row>
        <table:table-row table:style-name="ro1">
          <table:table-cell table:style-name="ce136" table:formula="of:=ROW()-8" office:value-type="float" office:value="13" calcext:value-type="float">
            <text:p>13</text:p>
          </table:table-cell>
          <table:table-cell table:style-name="ce136" table:formula="of:=VLOOKUP([.A21];areaCercaDatiPerPosizioneSquadre;2;0)" office:value-type="string" office:string-value="Lineltex Imola" calcext:value-type="string">
            <text:p>Lineltex Imola</text:p>
          </table:table-cell>
          <table:table-cell table:style-name="ce136" table:formula="of:=VLOOKUP([.A21];areaCercaDatiPerPosizioneSquadre;4;0)" office:value-type="float" office:value="0" calcext:value-type="float">
            <text:p>0</text:p>
          </table:table-cell>
          <table:table-cell table:style-name="ce136" table:formula="of:=VLOOKUP([.A21];areaCercaDatiPerPosizioneSquadre;5;0)" office:value-type="float" office:value="1" calcext:value-type="float">
            <text:p>1</text:p>
          </table:table-cell>
          <table:table-cell table:style-name="ce136" table:formula="of:=VLOOKUP([.A21];areaCercaDatiPerPosizioneSquadre;6;0)" office:value-type="float" office:value="0" calcext:value-type="float">
            <text:p>0</text:p>
          </table:table-cell>
          <table:table-cell table:style-name="ce136" table:formula="of:=VLOOKUP([.A21];areaCercaDatiPerPosizioneSquadre;7;0)" office:value-type="float" office:value="1" calcext:value-type="float">
            <text:p>1</text:p>
          </table:table-cell>
          <table:table-cell table:style-name="ce136" table:formula="of:=VLOOKUP([.A21];areaCercaDatiPerPosizioneSquadre;8;0)" office:value-type="float" office:value="0" calcext:value-type="float">
            <text:p>0</text:p>
          </table:table-cell>
          <table:table-cell table:style-name="ce136" table:formula="of:=VLOOKUP([.A21];areaCercaDatiPerPosizioneSquadre;9;0)" office:value-type="float" office:value="86" calcext:value-type="float">
            <text:p>86</text:p>
          </table:table-cell>
          <table:table-cell table:style-name="ce136" table:formula="of:=VLOOKUP([.A21];areaCercaDatiPerPosizioneSquadre;10;0)" office:value-type="float" office:value="100" calcext:value-type="float">
            <text:p>100</text:p>
          </table:table-cell>
          <table:table-cell table:style-name="ce143" table:formula="of:=VLOOKUP([.A21];areaCercaDatiPerPosizioneSquadre;11;0)" office:value-type="float" office:value="-14" calcext:value-type="float">
            <text:p>-14</text:p>
          </table:table-cell>
          <table:table-cell table:style-name="ce151" table:formula="of:=VLOOKUP([.A21];areaCercaDatiPerPosizioneSquadre;12;0)" office:value-type="float" office:value="86" calcext:value-type="float">
            <text:p>86,00</text:p>
          </table:table-cell>
          <table:table-cell table:style-name="ce151" table:formula="of:=VLOOKUP([.A21];areaCercaDatiPerPosizioneSquadre;13;0)" office:value-type="float" office:value="100" calcext:value-type="float">
            <text:p>100,00</text:p>
          </table:table-cell>
          <table:table-cell table:style-name="ce158" table:formula="of:=VLOOKUP([.A21];areaCercaDatiPerPosizioneSquadre;14;0)" office:value-type="float" office:value="-14" calcext:value-type="float">
            <text:p>-14,00</text:p>
          </table:table-cell>
        </table:table-row>
        <table:table-row table:style-name="ro1">
          <table:table-cell table:style-name="ce136" table:formula="of:=ROW()-8" office:value-type="float" office:value="14" calcext:value-type="float">
            <text:p>14</text:p>
          </table:table-cell>
          <table:table-cell table:style-name="ce136" table:formula="of:=VLOOKUP([.A22];areaCercaDatiPerPosizioneSquadre;2;0)" office:value-type="string" office:string-value="Roosters Varese" calcext:value-type="string">
            <text:p>Roosters Varese</text:p>
          </table:table-cell>
          <table:table-cell table:style-name="ce136" table:formula="of:=VLOOKUP([.A22];areaCercaDatiPerPosizioneSquadre;4;0)" office:value-type="float" office:value="0" calcext:value-type="float">
            <text:p>0</text:p>
          </table:table-cell>
          <table:table-cell table:style-name="ce136" table:formula="of:=VLOOKUP([.A22];areaCercaDatiPerPosizioneSquadre;5;0)" office:value-type="float" office:value="1" calcext:value-type="float">
            <text:p>1</text:p>
          </table:table-cell>
          <table:table-cell table:style-name="ce136" table:formula="of:=VLOOKUP([.A22];areaCercaDatiPerPosizioneSquadre;6;0)" office:value-type="float" office:value="0" calcext:value-type="float">
            <text:p>0</text:p>
          </table:table-cell>
          <table:table-cell table:style-name="ce136" table:formula="of:=VLOOKUP([.A22];areaCercaDatiPerPosizioneSquadre;7;0)" office:value-type="float" office:value="1" calcext:value-type="float">
            <text:p>1</text:p>
          </table:table-cell>
          <table:table-cell table:style-name="ce136" table:formula="of:=VLOOKUP([.A22];areaCercaDatiPerPosizioneSquadre;8;0)" office:value-type="float" office:value="0" calcext:value-type="float">
            <text:p>0</text:p>
          </table:table-cell>
          <table:table-cell table:style-name="ce136" table:formula="of:=VLOOKUP([.A22];areaCercaDatiPerPosizioneSquadre;9;0)" office:value-type="float" office:value="62" calcext:value-type="float">
            <text:p>62</text:p>
          </table:table-cell>
          <table:table-cell table:style-name="ce136" table:formula="of:=VLOOKUP([.A22];areaCercaDatiPerPosizioneSquadre;10;0)" office:value-type="float" office:value="80" calcext:value-type="float">
            <text:p>80</text:p>
          </table:table-cell>
          <table:table-cell table:style-name="ce143" table:formula="of:=VLOOKUP([.A22];areaCercaDatiPerPosizioneSquadre;11;0)" office:value-type="float" office:value="-18" calcext:value-type="float">
            <text:p>-18</text:p>
          </table:table-cell>
          <table:table-cell table:style-name="ce151" table:formula="of:=VLOOKUP([.A22];areaCercaDatiPerPosizioneSquadre;12;0)" office:value-type="float" office:value="62" calcext:value-type="float">
            <text:p>62,00</text:p>
          </table:table-cell>
          <table:table-cell table:style-name="ce151" table:formula="of:=VLOOKUP([.A22];areaCercaDatiPerPosizioneSquadre;13;0)" office:value-type="float" office:value="80" calcext:value-type="float">
            <text:p>80,00</text:p>
          </table:table-cell>
          <table:table-cell table:style-name="ce158" table:formula="of:=VLOOKUP([.A22];areaCercaDatiPerPosizioneSquadre;14;0)" office:value-type="float" office:value="-18" calcext:value-type="float">
            <text:p>-18,00</text:p>
          </table:table-cell>
        </table:table-row>
        <table:table-row table:style-name="ro1">
          <table:table-cell table:style-name="ce136" table:formula="of:=ROW()-8" office:value-type="float" office:value="15" calcext:value-type="float">
            <text:p>15</text:p>
          </table:table-cell>
          <table:table-cell table:style-name="ce136" table:formula="of:=VLOOKUP([.A23];areaCercaDatiPerPosizioneSquadre;2;0)" office:value-type="string" office:string-value="Adecco Milano" calcext:value-type="string">
            <text:p>Adecco Milano</text:p>
          </table:table-cell>
          <table:table-cell table:style-name="ce136" table:formula="of:=VLOOKUP([.A23];areaCercaDatiPerPosizioneSquadre;4;0)" office:value-type="float" office:value="0" calcext:value-type="float">
            <text:p>0</text:p>
          </table:table-cell>
          <table:table-cell table:style-name="ce136" table:formula="of:=VLOOKUP([.A23];areaCercaDatiPerPosizioneSquadre;5;0)" office:value-type="float" office:value="1" calcext:value-type="float">
            <text:p>1</text:p>
          </table:table-cell>
          <table:table-cell table:style-name="ce136" table:formula="of:=VLOOKUP([.A23];areaCercaDatiPerPosizioneSquadre;6;0)" office:value-type="float" office:value="0" calcext:value-type="float">
            <text:p>0</text:p>
          </table:table-cell>
          <table:table-cell table:style-name="ce136" table:formula="of:=VLOOKUP([.A23];areaCercaDatiPerPosizioneSquadre;7;0)" office:value-type="float" office:value="1" calcext:value-type="float">
            <text:p>1</text:p>
          </table:table-cell>
          <table:table-cell table:style-name="ce136" table:formula="of:=VLOOKUP([.A23];areaCercaDatiPerPosizioneSquadre;8;0)" office:value-type="float" office:value="0" calcext:value-type="float">
            <text:p>0</text:p>
          </table:table-cell>
          <table:table-cell table:style-name="ce136" table:formula="of:=VLOOKUP([.A23];areaCercaDatiPerPosizioneSquadre;9;0)" office:value-type="float" office:value="61" calcext:value-type="float">
            <text:p>61</text:p>
          </table:table-cell>
          <table:table-cell table:style-name="ce136" table:formula="of:=VLOOKUP([.A23];areaCercaDatiPerPosizioneSquadre;10;0)" office:value-type="float" office:value="84" calcext:value-type="float">
            <text:p>84</text:p>
          </table:table-cell>
          <table:table-cell table:style-name="ce143" table:formula="of:=VLOOKUP([.A23];areaCercaDatiPerPosizioneSquadre;11;0)" office:value-type="float" office:value="-23" calcext:value-type="float">
            <text:p>-23</text:p>
          </table:table-cell>
          <table:table-cell table:style-name="ce151" table:formula="of:=VLOOKUP([.A23];areaCercaDatiPerPosizioneSquadre;12;0)" office:value-type="float" office:value="61" calcext:value-type="float">
            <text:p>61,00</text:p>
          </table:table-cell>
          <table:table-cell table:style-name="ce151" table:formula="of:=VLOOKUP([.A23];areaCercaDatiPerPosizioneSquadre;13;0)" office:value-type="float" office:value="84" calcext:value-type="float">
            <text:p>84,00</text:p>
          </table:table-cell>
          <table:table-cell table:style-name="ce158" table:formula="of:=VLOOKUP([.A23];areaCercaDatiPerPosizioneSquadre;14;0)" office:value-type="float" office:value="-23" calcext:value-type="float">
            <text:p>-23,00</text:p>
          </table:table-cell>
        </table:table-row>
        <table:table-row table:style-name="ro1">
          <table:table-cell table:style-name="ce136" table:formula="of:=ROW()-8" office:value-type="float" office:value="16" calcext:value-type="float">
            <text:p>16</text:p>
          </table:table-cell>
          <table:table-cell table:style-name="ce136" table:formula="of:=VLOOKUP([.A24];areaCercaDatiPerPosizioneSquadre;2;0)" office:value-type="string" office:string-value="Poliform Cantù" calcext:value-type="string">
            <text:p>Poliform Cantù</text:p>
          </table:table-cell>
          <table:table-cell table:style-name="ce136" table:formula="of:=VLOOKUP([.A24];areaCercaDatiPerPosizioneSquadre;4;0)" office:value-type="float" office:value="0" calcext:value-type="float">
            <text:p>0</text:p>
          </table:table-cell>
          <table:table-cell table:style-name="ce136" table:formula="of:=VLOOKUP([.A24];areaCercaDatiPerPosizioneSquadre;5;0)" office:value-type="float" office:value="1" calcext:value-type="float">
            <text:p>1</text:p>
          </table:table-cell>
          <table:table-cell table:style-name="ce136" table:formula="of:=VLOOKUP([.A24];areaCercaDatiPerPosizioneSquadre;6;0)" office:value-type="float" office:value="0" calcext:value-type="float">
            <text:p>0</text:p>
          </table:table-cell>
          <table:table-cell table:style-name="ce136" table:formula="of:=VLOOKUP([.A24];areaCercaDatiPerPosizioneSquadre;7;0)" office:value-type="float" office:value="1" calcext:value-type="float">
            <text:p>1</text:p>
          </table:table-cell>
          <table:table-cell table:style-name="ce136" table:formula="of:=VLOOKUP([.A24];areaCercaDatiPerPosizioneSquadre;8;0)" office:value-type="float" office:value="0" calcext:value-type="float">
            <text:p>0</text:p>
          </table:table-cell>
          <table:table-cell table:style-name="ce136" table:formula="of:=VLOOKUP([.A24];areaCercaDatiPerPosizioneSquadre;9;0)" office:value-type="float" office:value="71" calcext:value-type="float">
            <text:p>71</text:p>
          </table:table-cell>
          <table:table-cell table:style-name="ce136" table:formula="of:=VLOOKUP([.A24];areaCercaDatiPerPosizioneSquadre;10;0)" office:value-type="float" office:value="100" calcext:value-type="float">
            <text:p>100</text:p>
          </table:table-cell>
          <table:table-cell table:style-name="ce143" table:formula="of:=VLOOKUP([.A24];areaCercaDatiPerPosizioneSquadre;11;0)" office:value-type="float" office:value="-29" calcext:value-type="float">
            <text:p>-29</text:p>
          </table:table-cell>
          <table:table-cell table:style-name="ce151" table:formula="of:=VLOOKUP([.A24];areaCercaDatiPerPosizioneSquadre;12;0)" office:value-type="float" office:value="71" calcext:value-type="float">
            <text:p>71,00</text:p>
          </table:table-cell>
          <table:table-cell table:style-name="ce151" table:formula="of:=VLOOKUP([.A24];areaCercaDatiPerPosizioneSquadre;13;0)" office:value-type="float" office:value="100" calcext:value-type="float">
            <text:p>100,00</text:p>
          </table:table-cell>
          <table:table-cell table:style-name="ce158" table:formula="of:=VLOOKUP([.A24];areaCercaDatiPerPosizioneSquadre;14;0)" office:value-type="float" office:value="-29" calcext:value-type="float">
            <text:p>-29,00</text:p>
          </table:table-cell>
        </table:table-row>
        <table:table-row table:style-name="ro1">
          <table:table-cell table:style-name="ce136" table:formula="of:=ROW()-8" office:value-type="float" office:value="17" calcext:value-type="float">
            <text:p>17</text:p>
          </table:table-cell>
          <table:table-cell table:style-name="ce136" table:formula="of:=VLOOKUP([.A25];areaCercaDatiPerPosizioneSquadre;2;0)" office:value-type="string" office:string-value="Adr Roma" calcext:value-type="string">
            <text:p>Adr Roma</text:p>
          </table:table-cell>
          <table:table-cell table:style-name="ce136" table:formula="of:=VLOOKUP([.A25];areaCercaDatiPerPosizioneSquadre;4;0)" office:value-type="float" office:value="0" calcext:value-type="float">
            <text:p>0</text:p>
          </table:table-cell>
          <table:table-cell table:style-name="ce136" table:formula="of:=VLOOKUP([.A25];areaCercaDatiPerPosizioneSquadre;5;0)" office:value-type="float" office:value="1" calcext:value-type="float">
            <text:p>1</text:p>
          </table:table-cell>
          <table:table-cell table:style-name="ce136" table:formula="of:=VLOOKUP([.A25];areaCercaDatiPerPosizioneSquadre;6;0)" office:value-type="float" office:value="0" calcext:value-type="float">
            <text:p>0</text:p>
          </table:table-cell>
          <table:table-cell table:style-name="ce136" table:formula="of:=VLOOKUP([.A25];areaCercaDatiPerPosizioneSquadre;7;0)" office:value-type="float" office:value="1" calcext:value-type="float">
            <text:p>1</text:p>
          </table:table-cell>
          <table:table-cell table:style-name="ce136" table:formula="of:=VLOOKUP([.A25];areaCercaDatiPerPosizioneSquadre;8;0)" office:value-type="float" office:value="0" calcext:value-type="float">
            <text:p>0</text:p>
          </table:table-cell>
          <table:table-cell table:style-name="ce136" table:formula="of:=VLOOKUP([.A25];areaCercaDatiPerPosizioneSquadre;9;0)" office:value-type="float" office:value="62" calcext:value-type="float">
            <text:p>62</text:p>
          </table:table-cell>
          <table:table-cell table:style-name="ce136" table:formula="of:=VLOOKUP([.A25];areaCercaDatiPerPosizioneSquadre;10;0)" office:value-type="float" office:value="97" calcext:value-type="float">
            <text:p>97</text:p>
          </table:table-cell>
          <table:table-cell table:style-name="ce143" table:formula="of:=VLOOKUP([.A25];areaCercaDatiPerPosizioneSquadre;11;0)" office:value-type="float" office:value="-35" calcext:value-type="float">
            <text:p>-35</text:p>
          </table:table-cell>
          <table:table-cell table:style-name="ce151" table:formula="of:=VLOOKUP([.A25];areaCercaDatiPerPosizioneSquadre;12;0)" office:value-type="float" office:value="62" calcext:value-type="float">
            <text:p>62,00</text:p>
          </table:table-cell>
          <table:table-cell table:style-name="ce151" table:formula="of:=VLOOKUP([.A25];areaCercaDatiPerPosizioneSquadre;13;0)" office:value-type="float" office:value="97" calcext:value-type="float">
            <text:p>97,00</text:p>
          </table:table-cell>
          <table:table-cell table:style-name="ce158" table:formula="of:=VLOOKUP([.A25];areaCercaDatiPerPosizioneSquadre;14;0)" office:value-type="float" office:value="-35" calcext:value-type="float">
            <text:p>-35,00</text:p>
          </table:table-cell>
        </table:table-row>
        <table:table-row table:style-name="ro1">
          <table:table-cell table:style-name="ce136" table:formula="of:=ROW()-8" office:value-type="float" office:value="18" calcext:value-type="float">
            <text:p>18</text:p>
          </table:table-cell>
          <table:table-cell table:style-name="ce136" table:formula="of:=VLOOKUP([.A26];areaCercaDatiPerPosizioneSquadre;2;0)" office:value-type="string" office:string-value="Monte Paschi Siena" calcext:value-type="string">
            <text:p>Monte Paschi Siena</text:p>
          </table:table-cell>
          <table:table-cell table:style-name="ce136" table:formula="of:=VLOOKUP([.A26];areaCercaDatiPerPosizioneSquadre;4;0)" office:value-type="float" office:value="0" calcext:value-type="float">
            <text:p>0</text:p>
          </table:table-cell>
          <table:table-cell table:style-name="ce136" table:formula="of:=VLOOKUP([.A26];areaCercaDatiPerPosizioneSquadre;5;0)" office:value-type="float" office:value="1" calcext:value-type="float">
            <text:p>1</text:p>
          </table:table-cell>
          <table:table-cell table:style-name="ce136" table:formula="of:=VLOOKUP([.A26];areaCercaDatiPerPosizioneSquadre;6;0)" office:value-type="float" office:value="0" calcext:value-type="float">
            <text:p>0</text:p>
          </table:table-cell>
          <table:table-cell table:style-name="ce136" table:formula="of:=VLOOKUP([.A26];areaCercaDatiPerPosizioneSquadre;7;0)" office:value-type="float" office:value="1" calcext:value-type="float">
            <text:p>1</text:p>
          </table:table-cell>
          <table:table-cell table:style-name="ce136" table:formula="of:=VLOOKUP([.A26];areaCercaDatiPerPosizioneSquadre;8;0)" office:value-type="float" office:value="0" calcext:value-type="float">
            <text:p>0</text:p>
          </table:table-cell>
          <table:table-cell table:style-name="ce136" table:formula="of:=VLOOKUP([.A26];areaCercaDatiPerPosizioneSquadre;9;0)" office:value-type="float" office:value="51" calcext:value-type="float">
            <text:p>51</text:p>
          </table:table-cell>
          <table:table-cell table:style-name="ce136" table:formula="of:=VLOOKUP([.A26];areaCercaDatiPerPosizioneSquadre;10;0)" office:value-type="float" office:value="90" calcext:value-type="float">
            <text:p>90</text:p>
          </table:table-cell>
          <table:table-cell table:style-name="ce143" table:formula="of:=VLOOKUP([.A26];areaCercaDatiPerPosizioneSquadre;11;0)" office:value-type="float" office:value="-39" calcext:value-type="float">
            <text:p>-39</text:p>
          </table:table-cell>
          <table:table-cell table:style-name="ce151" table:formula="of:=VLOOKUP([.A26];areaCercaDatiPerPosizioneSquadre;12;0)" office:value-type="float" office:value="51" calcext:value-type="float">
            <text:p>51,00</text:p>
          </table:table-cell>
          <table:table-cell table:style-name="ce151" table:formula="of:=VLOOKUP([.A26];areaCercaDatiPerPosizioneSquadre;13;0)" office:value-type="float" office:value="90" calcext:value-type="float">
            <text:p>90,00</text:p>
          </table:table-cell>
          <table:table-cell table:style-name="ce158" table:formula="of:=VLOOKUP([.A26];areaCercaDatiPerPosizioneSquadre;14;0)" office:value-type="float" office:value="-39" calcext:value-type="float">
            <text:p>-39,00</text:p>
          </table:table-cell>
        </table:table-row>
        <table:table-row table:style-name="ro1" table:number-rows-repeated="104854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table:table-column table:style-name="co33" table:default-cell-style-name="ce10"/>
        <table:table-column table:style-name="co34" table:number-columns-repeated="2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number-columns-repeated="2" table:default-cell-style-name="ce10"/>
        <table:table-column table:style-name="co38" table:default-cell-style-name="ce10"/>
        <table:table-column table:style-name="co37" table:default-cell-style-name="ce10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39" table:default-cell-style-name="ce109"/>
        <table:table-column table:style-name="co40" table:default-cell-style-name="ce109"/>
        <table:table-column table:style-name="co4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39" table:default-cell-style-name="ce109"/>
        <table:table-column table:style-name="co40" table:default-cell-style-name="ce109"/>
        <table:table-column table:style-name="co41" table:default-cell-style-name="ce109"/>
        <table:table-column table:style-name="co9" table:default-cell-style-name="ce109"/>
        <table:table-column table:style-name="co7" table:default-cell-style-name="ce109"/>
        <table:table-row table:style-name="ro3">
          <table:table-cell table:style-name="ce107" table:formula="of:=constNomeCampionato&amp;&quot;&quot;" office:value-type="string" office:string-value="Campionato Italiano Basket" calcext:value-type="string" table:number-columns-spanned="9" table:number-rows-spanned="1">
            <text:p>Campionato Italiano Basket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rie A1" calcext:value-type="string" table:number-columns-spanned="9" table:number-rows-spanned="1">
            <text:p>Serie A1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00/2001" calcext:value-type="string" table:number-columns-spanned="9" table:number-rows-spanned="1">
            <text:p>Stagione 2000/2001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8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88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8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88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8" table:formula="of:=VLOOKUP(1;areaCercaDatiPerPosizioneSquadre;2;0)" office:value-type="string" office:string-value="Kinder Virtus Bologna" calcext:value-type="string">
            <text:p>Kinder Virtus Bologna</text:p>
          </table:table-cell>
          <table:table-cell table:style-name="ce160" table:content-validation-name="val8" table:formula="of:=VLOOKUP(2;areaCercaDatiPerPosizioneSquadre;2;0)" office:value-type="string" office:string-value="Scavolini Pesaro" calcext:value-type="string">
            <text:p>Scavolini Pesaro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18-05-27" calcext:value-type="date">
            <text:p>27 mag 2018</text:p>
          </table:table-cell>
          <table:table-cell table:style-name="ce80" table:content-validation-name="val6" office:value-type="time" office:time-value="PT09H00M00S" calcext:value-type="time">
            <text:p>09:00</text:p>
          </table:table-cell>
          <table:table-cell table:style-name="ce91" table:content-validation-name="val7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49" calcext:value-type="float" table:number-columns-spanned="1" table:number-rows-spanned="2">
            <text:p>49</text:p>
          </table:table-cell>
          <table:table-cell table:style-name="ce63" table:formula="of:=IF([.$B9]=&quot;&quot;;&quot;(Squadra A)&quot;;[.$B9])" office:value-type="string" office:string-value="Kinder Virtus Bologna" calcext:value-type="string">
            <text:p>Kinder Virtus Bologna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70" table:formula="of:=IF([.$G9]+[.$I9]=0;;[.$G9]-[.$I9])" office:value-type="float" office:value="-4" calcext:value-type="float">
            <text:p>-4</text:p>
          </table:table-cell>
          <table:table-cell table:style-name="ce63" table:formula="of:=IF([.$C9]=&quot;&quot;;&quot;(Squadra B)&quot;;[.$C9])" office:value-type="string" office:string-value="Scavolini Pesaro" calcext:value-type="string">
            <text:p>Scavolini Pesaro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70" table:formula="of:=IF([.$G9]+[.$I9]=0;;[.$I9]-[.$G9])" office:value-type="float" office:value="4" calcext:value-type="float">
            <text:p>+4</text:p>
          </table:table-cell>
          <table:table-cell table:style-name="ce77" table:formula="of:=IF([.$G9]+[.$I9]=0;&quot;(Vincente)&quot;;IF([.$G9]&gt;[.$I9];[.$B9];[.$C9]))" office:value-type="string" office:string-value="Scavolini Pesaro" calcext:value-type="string">
            <text:p>Scavolini Pesaro</text:p>
          </table:table-cell>
          <table:table-cell table:style-name="ce77" table:formula="of:=IF([.$G9]+[.$I9]=0;&quot;(Perdente)&quot;;IF([.$G9]&lt;[.$I9];[.$B9];[.$C9]))" office:value-type="string" office:string-value="Kinder Virtus Bologna" calcext:value-type="string">
            <text:p>Kinder Virtus Bologna</text:p>
          </table:table-cell>
        </table:table-row>
        <table:table-row table:style-name="ro1">
          <table:covered-table-cell table:style-name="ce86"/>
          <table:table-cell table:style-name="ce68" table:content-validation-name="val4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" calcext:value-type="error">
            <text:p>#N/D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8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88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8" table:formula="of:=VLOOKUP(3;areaCercaDatiPerPosizioneSquadre;2;0)" office:value-type="string" office:string-value="Benetton Treviso" calcext:value-type="string">
            <text:p>Benetton Treviso</text:p>
          </table:table-cell>
          <table:table-cell table:style-name="ce160" table:content-validation-name="val8" table:formula="of:=VLOOKUP(4;areaCercaDatiPerPosizioneSquadre;2;0)" office:value-type="string" office:string-value="Cordivari Roseto" calcext:value-type="string">
            <text:p>Cordivari Roseto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79" table:content-validation-name="val5" office:value-type="date" office:date-value="2018-05-27" calcext:value-type="date">
            <text:p>27 mag 2018</text:p>
          </table:table-cell>
          <table:table-cell table:style-name="ce80" table:content-validation-name="val6" office:value-type="time" office:time-value="PT11H00M00S" calcext:value-type="time">
            <text:p>11:00</text:p>
          </table:table-cell>
          <table:table-cell table:style-name="ce91" table:content-validation-name="val7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7" office:value-type="float" office:value="63" calcext:value-type="float" table:number-columns-spanned="1" table:number-rows-spanned="2">
            <text:p>63</text:p>
          </table:table-cell>
          <table:table-cell table:style-name="ce63" table:formula="of:=IF([.$B14]=&quot;&quot;;&quot;(Squadra A)&quot;;[.$B14])" office:value-type="string" office:string-value="Benetton Treviso" calcext:value-type="string">
            <text:p>Benetton Treviso</text:p>
          </table:table-cell>
          <table:table-cell table:style-name="ce54" table:formula="of:=IF([.$G14]+[.$I14]=0;;IF([.$G14]&gt;[.$I14];1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=&quot;0-20&quot;;1;0)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&lt;&gt;&quot;0-20&quot;;1;0);0))" office:value-type="float" office:value="1" calcext:value-type="float">
            <text:p>1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70" table:formula="of:=IF([.$G14]+[.$I14]=0;;[.$G14]-[.$I14])" office:value-type="float" office:value="-11" calcext:value-type="float">
            <text:p>-11</text:p>
          </table:table-cell>
          <table:table-cell table:style-name="ce63" table:formula="of:=IF([.$C14]=&quot;&quot;;&quot;(Squadra B)&quot;;[.$C14])" office:value-type="string" office:string-value="Cordivari Roseto" calcext:value-type="string">
            <text:p>Cordivari Roseto</text:p>
          </table:table-cell>
          <table:table-cell table:style-name="ce54" table:formula="of:=IF([.$G14]+[.$I14]=0;;IF([.$I14]&gt;[.$G14];1;0))" office:value-type="float" office:value="1" calcext:value-type="float">
            <text:p>1</text:p>
          </table:table-cell>
          <table:table-cell table:style-name="ce77" table:formula="of:=IF([.$G14]+[.$I14]=0;;IF([.$I14]&lt;[.$G14];IF([.$G14]&amp;&quot;-&quot;&amp;[.$I14]=&quot;20-0&quot;;1;0)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&lt;&gt;&quot;20-0&quot;;1;0);0))" office:value-type="float" office:value="0" calcext:value-type="float">
            <text:p>0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70" table:formula="of:=IF([.$G14]+[.$I14]=0;;[.$I14]-[.$G14])" office:value-type="float" office:value="11" calcext:value-type="float">
            <text:p>+11</text:p>
          </table:table-cell>
          <table:table-cell table:style-name="ce77" table:formula="of:=IF([.$G14]+[.$I14]=0;&quot;(Vincente)&quot;;IF([.$G14]&gt;[.$I14];[.$B14];[.$C14]))" office:value-type="string" office:string-value="Cordivari Roseto" calcext:value-type="string">
            <text:p>Cordivari Roseto</text:p>
          </table:table-cell>
          <table:table-cell table:style-name="ce77" table:formula="of:=IF([.$G14]+[.$I14]=0;&quot;(Perdente)&quot;;IF([.$G14]&lt;[.$I14];[.$B14];[.$C14]))" office:value-type="string" office:string-value="Benetton Treviso" calcext:value-type="string">
            <text:p>Benetton Treviso</text:p>
          </table:table-cell>
        </table:table-row>
        <table:table-row table:style-name="ro1">
          <table:covered-table-cell table:style-name="ce86"/>
          <table:table-cell table:style-name="ce68" table:content-validation-name="val4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" calcext:value-type="error">
            <text:p>#N/D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5"/>
          <table:table-cell table:style-name="ce183"/>
          <table:table-cell table:number-columns-repeated="19"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E$1:.$R$1048576"/>
        <table:named-range table:name="areaCercaPuntiClassificaSquadre" table:base-cell-address="$Squadre.$G$1" table:cell-range-address="$Squadre.$F$1:.$H$1048576"/>
        <table:named-range table:name="areaCercaSquadraPerPosizioneSquadre" table:base-cell-address="$Squadre.$E$1" table:cell-range-address="$Squadre.$E$1:.$F$1048576"/>
        <table:named-range table:name="areaCoefficienteSquadre" table:base-cell-address="$Squadre.$F$1" table:cell-range-address="$Squadre.$G$1:.$G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C$2:.$D$12"/>
        <table:named-range table:name="areaNomiCampiSquadre" table:base-cell-address="$Squadre.$B$3" table:cell-range-address="$Squadre.$C$3:.$C$20"/>
        <table:named-range table:name="areaNomiSquadreSquadre" table:base-cell-address="$Squadre.$B$3" table:cell-range-address="$Squadre.$B$3:.$B$20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">
      <number:number number:decimal-places="20" number:min-decimal-places="20" number:min-integer-digits="1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6:00:39.16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8T17:32:04.321000000</dc:date>
    <meta:editing-duration>PT6H29M22S</meta:editing-duration>
    <meta:editing-cycles>66</meta:editing-cycles>
    <meta:generator>LibreOffice/7.1.2.2$Windows_X86_64 LibreOffice_project/8a45595d069ef5570103caea1b71cc9d82b2aae4</meta:generator>
    <meta:document-statistic meta:table-count="5" meta:cell-count="7887" meta:object-count="0"/>
  </office:meta>
</office:document-meta>
</file>